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ef52f" officeooo:paragraph-rsid="005ead5f"/>
    </style:style>
    <style:style style:name="P33" style:family="paragraph" style:parent-style-name="Standard">
      <style:text-properties officeooo:rsid="00af2ec2" officeooo:paragraph-rsid="0025b4bb"/>
    </style:style>
    <style:style style:name="P34" style:family="paragraph" style:parent-style-name="Standard">
      <style:text-properties officeooo:rsid="00af2ec2" officeooo:paragraph-rsid="004fc4f5"/>
    </style:style>
    <style:style style:name="P35" style:family="paragraph" style:parent-style-name="Standard">
      <style:text-properties officeooo:rsid="00b0a158" officeooo:paragraph-rsid="0025b4bb"/>
    </style:style>
    <style:style style:name="P36" style:family="paragraph" style:parent-style-name="Standard">
      <style:text-properties officeooo:rsid="00b0a158" officeooo:paragraph-rsid="004fc4f5"/>
    </style:style>
    <style:style style:name="P37" style:family="paragraph" style:parent-style-name="Standard">
      <style:text-properties officeooo:rsid="00b47930" officeooo:paragraph-rsid="0025b4bb"/>
    </style:style>
    <style:style style:name="P38" style:family="paragraph" style:parent-style-name="Standard">
      <style:text-properties officeooo:rsid="00b5f4ae" officeooo:paragraph-rsid="0025b4bb"/>
    </style:style>
    <style:style style:name="P39" style:family="paragraph" style:parent-style-name="Standard">
      <style:text-properties officeooo:rsid="00b66133" officeooo:paragraph-rsid="0025b4bb"/>
    </style:style>
    <style:style style:name="P40" style:family="paragraph" style:parent-style-name="Standard">
      <style:text-properties officeooo:rsid="00b6d477" officeooo:paragraph-rsid="0025b4bb"/>
    </style:style>
    <style:style style:name="P41" style:family="paragraph" style:parent-style-name="Standard">
      <style:text-properties officeooo:rsid="00256ac3" officeooo:paragraph-rsid="0025b4bb"/>
    </style:style>
    <style:style style:name="P42" style:family="paragraph" style:parent-style-name="Standard">
      <style:text-properties officeooo:rsid="00b7edd0" officeooo:paragraph-rsid="0025b4bb"/>
    </style:style>
    <style:style style:name="P43" style:family="paragraph" style:parent-style-name="Standard">
      <style:text-properties officeooo:rsid="00b898f0" officeooo:paragraph-rsid="0025b4bb"/>
    </style:style>
    <style:style style:name="P44" style:family="paragraph" style:parent-style-name="Standard">
      <style:text-properties officeooo:rsid="00b8e395" officeooo:paragraph-rsid="0025b4bb"/>
    </style:style>
    <style:style style:name="P45" style:family="paragraph" style:parent-style-name="Standard">
      <style:text-properties officeooo:rsid="00ba33fc" officeooo:paragraph-rsid="0025b4bb"/>
    </style:style>
    <style:style style:name="P46" style:family="paragraph" style:parent-style-name="Standard">
      <style:text-properties officeooo:rsid="00bbf414" officeooo:paragraph-rsid="0025b4bb"/>
    </style:style>
    <style:style style:name="P47" style:family="paragraph" style:parent-style-name="Standard">
      <style:text-properties officeooo:rsid="00bbf414" officeooo:paragraph-rsid="0072d913"/>
    </style:style>
    <style:style style:name="P48" style:family="paragraph" style:parent-style-name="Standard">
      <style:text-properties officeooo:rsid="00bd3075" officeooo:paragraph-rsid="0025b4bb"/>
    </style:style>
    <style:style style:name="P49" style:family="paragraph" style:parent-style-name="Standard">
      <style:text-properties fo:font-weight="bold" officeooo:rsid="008ddd3b" officeooo:paragraph-rsid="0026c722" style:font-weight-asian="bold" style:font-weight-complex="bold"/>
    </style:style>
    <style:style style:name="P50"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8a3c9" officeooo:paragraph-rsid="0065fa3f" style:font-style-asian="normal" style:font-weight-asian="normal" style:font-style-complex="normal" style:font-weight-complex="normal"/>
    </style:style>
    <style:style style:name="P170" style:family="paragraph" style:parent-style-name="Standard">
      <style:text-properties fo:font-style="normal" fo:font-weight="normal" officeooo:rsid="0088a3c9" officeooo:paragraph-rsid="00673bd9" style:font-style-asian="normal" style:font-weight-asian="normal" style:font-style-complex="normal" style:font-weight-complex="normal"/>
    </style:style>
    <style:style style:name="P171"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7"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8"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9"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200"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201"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202"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203"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204"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205"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6"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7"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8"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9"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10" style:family="paragraph" style:parent-style-name="Standard">
      <style:text-properties fo:font-style="normal" fo:font-weight="normal" officeooo:rsid="0065fa3f" officeooo:paragraph-rsid="00673bd9" style:font-style-asian="normal" style:font-weight-asian="normal" style:font-style-complex="normal" style:font-weight-complex="normal"/>
    </style:style>
    <style:style style:name="P211" style:family="paragraph" style:parent-style-name="Standard">
      <style:text-properties fo:font-style="normal" officeooo:rsid="0057b7ed" officeooo:paragraph-rsid="0026c722" style:font-style-asian="normal" style:font-style-complex="normal"/>
    </style:style>
    <style:style style:name="P212" style:family="paragraph" style:parent-style-name="Standard">
      <style:text-properties fo:font-style="normal" officeooo:rsid="0059abfc" officeooo:paragraph-rsid="0026c722" style:font-style-asian="normal" style:font-style-complex="normal"/>
    </style:style>
    <style:style style:name="P213" style:family="paragraph" style:parent-style-name="Standard">
      <style:text-properties fo:font-style="normal" officeooo:rsid="005ab397" officeooo:paragraph-rsid="0026c722" style:font-style-asian="normal" style:font-style-complex="normal"/>
    </style:style>
    <style:style style:name="P214" style:family="paragraph" style:parent-style-name="Standard">
      <style:text-properties fo:font-style="normal" officeooo:rsid="005aecfd" officeooo:paragraph-rsid="0026c722" style:font-style-asian="normal" style:font-style-complex="normal"/>
    </style:style>
    <style:style style:name="P215" style:family="paragraph" style:parent-style-name="Standard">
      <style:text-properties fo:font-style="normal" officeooo:rsid="005b8f12" officeooo:paragraph-rsid="0026c722" style:font-style-asian="normal" style:font-style-complex="normal"/>
    </style:style>
    <style:style style:name="P216" style:family="paragraph" style:parent-style-name="Standard">
      <style:text-properties fo:font-style="normal" officeooo:rsid="005be851" officeooo:paragraph-rsid="0026c722" style:font-style-asian="normal" style:font-style-complex="normal"/>
    </style:style>
    <style:style style:name="P217" style:family="paragraph" style:parent-style-name="Standard">
      <style:text-properties fo:font-style="normal" officeooo:rsid="005cf952" officeooo:paragraph-rsid="0026c722" style:font-style-asian="normal" style:font-style-complex="normal"/>
    </style:style>
    <style:style style:name="P218" style:family="paragraph" style:parent-style-name="Standard">
      <style:text-properties fo:font-style="normal" officeooo:rsid="005e27c5" officeooo:paragraph-rsid="0026c722" style:font-style-asian="normal" style:font-style-complex="normal"/>
    </style:style>
    <style:style style:name="P219" style:family="paragraph" style:parent-style-name="Standard">
      <style:text-properties fo:font-style="normal" officeooo:rsid="005ea01c" officeooo:paragraph-rsid="0026c722" style:font-style-asian="normal" style:font-style-complex="normal"/>
    </style:style>
    <style:style style:name="P220" style:family="paragraph" style:parent-style-name="Standard">
      <style:text-properties fo:font-style="normal" officeooo:rsid="005ff882" officeooo:paragraph-rsid="0026c722" style:font-style-asian="normal" style:font-style-complex="normal"/>
    </style:style>
    <style:style style:name="P221" style:family="paragraph" style:parent-style-name="Standard">
      <style:text-properties fo:font-style="normal" officeooo:rsid="006073ef" officeooo:paragraph-rsid="0026c722" style:font-style-asian="normal" style:font-style-complex="normal"/>
    </style:style>
    <style:style style:name="P222" style:family="paragraph" style:parent-style-name="Standard">
      <style:text-properties fo:font-style="normal" officeooo:rsid="0060aa98" officeooo:paragraph-rsid="0026c722" style:font-style-asian="normal" style:font-style-complex="normal"/>
    </style:style>
    <style:style style:name="P223" style:family="paragraph" style:parent-style-name="Standard">
      <style:text-properties fo:font-style="normal" officeooo:rsid="006123a7" officeooo:paragraph-rsid="0026c722" style:font-style-asian="normal" style:font-style-complex="normal"/>
    </style:style>
    <style:style style:name="P224" style:family="paragraph" style:parent-style-name="Standard">
      <style:text-properties fo:font-style="normal" officeooo:rsid="0061bedc" officeooo:paragraph-rsid="0026c722" style:font-style-asian="normal" style:font-style-complex="normal"/>
    </style:style>
    <style:style style:name="P225" style:family="paragraph" style:parent-style-name="Standard">
      <style:text-properties fo:font-style="normal" officeooo:rsid="00639e3e" officeooo:paragraph-rsid="0026c722" style:font-style-asian="normal" style:font-style-complex="normal"/>
    </style:style>
    <style:style style:name="P226" style:family="paragraph" style:parent-style-name="Standard">
      <style:text-properties fo:font-style="normal" officeooo:rsid="00652467" officeooo:paragraph-rsid="0026c722" style:font-style-asian="normal" style:font-style-complex="normal"/>
    </style:style>
    <style:style style:name="P227" style:family="paragraph" style:parent-style-name="Standard">
      <style:text-properties fo:font-style="normal" officeooo:rsid="00671a14" officeooo:paragraph-rsid="0026c722" style:font-style-asian="normal" style:font-style-complex="normal"/>
    </style:style>
    <style:style style:name="P228" style:family="paragraph" style:parent-style-name="Standard">
      <style:text-properties fo:font-style="normal" officeooo:rsid="006804c6" officeooo:paragraph-rsid="0026c722" style:font-style-asian="normal" style:font-style-complex="normal"/>
    </style:style>
    <style:style style:name="P229" style:family="paragraph" style:parent-style-name="Standard">
      <style:text-properties fo:font-style="normal" officeooo:rsid="0069febf" officeooo:paragraph-rsid="0026c722" style:font-style-asian="normal" style:font-style-complex="normal"/>
    </style:style>
    <style:style style:name="P230" style:family="paragraph" style:parent-style-name="Standard">
      <style:text-properties fo:font-style="normal" officeooo:rsid="006a8ef4" officeooo:paragraph-rsid="0026c722" style:font-style-asian="normal" style:font-style-complex="normal"/>
    </style:style>
    <style:style style:name="P231" style:family="paragraph" style:parent-style-name="Standard">
      <style:text-properties fo:font-style="normal" officeooo:rsid="006ae599" officeooo:paragraph-rsid="0026c722" style:font-style-asian="normal" style:font-style-complex="normal"/>
    </style:style>
    <style:style style:name="P232" style:family="paragraph" style:parent-style-name="Standard">
      <style:text-properties fo:font-style="normal" officeooo:rsid="006be6f1" officeooo:paragraph-rsid="0026c722" style:font-style-asian="normal" style:font-style-complex="normal"/>
    </style:style>
    <style:style style:name="P233" style:family="paragraph" style:parent-style-name="Standard">
      <style:text-properties fo:font-style="normal" officeooo:rsid="006ca858" officeooo:paragraph-rsid="0026c722" style:font-style-asian="normal" style:font-style-complex="normal"/>
    </style:style>
    <style:style style:name="P234" style:family="paragraph" style:parent-style-name="Standard">
      <style:text-properties fo:font-style="normal" officeooo:rsid="006ce295" officeooo:paragraph-rsid="0026c722" style:font-style-asian="normal" style:font-style-complex="normal"/>
    </style:style>
    <style:style style:name="P235" style:family="paragraph" style:parent-style-name="Standard">
      <style:text-properties fo:font-style="normal" officeooo:rsid="006d77ea" officeooo:paragraph-rsid="0026c722" style:font-style-asian="normal" style:font-style-complex="normal"/>
    </style:style>
    <style:style style:name="P236" style:family="paragraph" style:parent-style-name="Standard">
      <style:text-properties fo:font-style="normal" officeooo:rsid="006e7cab" officeooo:paragraph-rsid="0026c722" style:font-style-asian="normal" style:font-style-complex="normal"/>
    </style:style>
    <style:style style:name="P237" style:family="paragraph" style:parent-style-name="Standard">
      <style:text-properties fo:font-style="normal" officeooo:rsid="00700ad3" officeooo:paragraph-rsid="0026c722" style:font-style-asian="normal" style:font-style-complex="normal"/>
    </style:style>
    <style:style style:name="P238" style:family="paragraph" style:parent-style-name="Standard">
      <style:text-properties fo:font-style="normal" officeooo:rsid="00707c0e" officeooo:paragraph-rsid="0026c722" style:font-style-asian="normal" style:font-style-complex="normal"/>
    </style:style>
    <style:style style:name="P239" style:family="paragraph" style:parent-style-name="Standard">
      <style:text-properties fo:font-style="normal" officeooo:rsid="0071f224" officeooo:paragraph-rsid="0026c722" style:font-style-asian="normal" style:font-style-complex="normal"/>
    </style:style>
    <style:style style:name="P240" style:family="paragraph" style:parent-style-name="Standard">
      <style:text-properties fo:font-style="normal" officeooo:rsid="0071fc22" officeooo:paragraph-rsid="0026c722" style:font-style-asian="normal" style:font-style-complex="normal"/>
    </style:style>
    <style:style style:name="P241" style:family="paragraph" style:parent-style-name="Standard">
      <style:text-properties fo:font-style="normal" officeooo:rsid="0073a5e8" officeooo:paragraph-rsid="0026c722" style:font-style-asian="normal" style:font-style-complex="normal"/>
    </style:style>
    <style:style style:name="P242" style:family="paragraph" style:parent-style-name="Standard">
      <style:text-properties fo:font-style="normal" officeooo:rsid="00747cf8" officeooo:paragraph-rsid="0026c722" style:font-style-asian="normal" style:font-style-complex="normal"/>
    </style:style>
    <style:style style:name="P243" style:family="paragraph" style:parent-style-name="Standard">
      <style:text-properties fo:font-style="normal" officeooo:rsid="0074c011" officeooo:paragraph-rsid="0026c722" style:font-style-asian="normal" style:font-style-complex="normal"/>
    </style:style>
    <style:style style:name="P244" style:family="paragraph" style:parent-style-name="Standard">
      <style:text-properties fo:font-style="normal" officeooo:rsid="00758482" officeooo:paragraph-rsid="0026c722" style:font-style-asian="normal" style:font-style-complex="normal"/>
    </style:style>
    <style:style style:name="P245" style:family="paragraph" style:parent-style-name="Standard">
      <style:text-properties fo:font-style="normal" officeooo:rsid="00775d86" officeooo:paragraph-rsid="0026c722" style:font-style-asian="normal" style:font-style-complex="normal"/>
    </style:style>
    <style:style style:name="P246" style:family="paragraph" style:parent-style-name="Standard">
      <style:text-properties fo:font-style="normal" officeooo:rsid="0078009c" officeooo:paragraph-rsid="0026c722" style:font-style-asian="normal" style:font-style-complex="normal"/>
    </style:style>
    <style:style style:name="P247" style:family="paragraph" style:parent-style-name="Standard">
      <style:text-properties fo:font-style="normal" officeooo:rsid="0053c84b" officeooo:paragraph-rsid="0026c722" style:font-style-asian="normal" style:font-style-complex="normal"/>
    </style:style>
    <style:style style:name="P248" style:family="paragraph" style:parent-style-name="Standard">
      <style:text-properties fo:font-style="normal" officeooo:rsid="00368863" officeooo:paragraph-rsid="0026c722" style:font-style-asian="normal" style:font-style-complex="normal"/>
    </style:style>
    <style:style style:name="P249" style:family="paragraph" style:parent-style-name="Standard">
      <style:text-properties fo:font-style="normal" officeooo:rsid="0037d395" officeooo:paragraph-rsid="0026c722" style:font-style-asian="normal" style:font-style-complex="normal"/>
    </style:style>
    <style:style style:name="P250" style:family="paragraph" style:parent-style-name="Standard">
      <style:text-properties fo:font-style="normal" officeooo:rsid="00382147" officeooo:paragraph-rsid="0026c722" style:font-style-asian="normal" style:font-style-complex="normal"/>
    </style:style>
    <style:style style:name="P251" style:family="paragraph" style:parent-style-name="Standard">
      <style:text-properties fo:font-style="normal" officeooo:rsid="0039d1ea" officeooo:paragraph-rsid="0026c722" style:font-style-asian="normal" style:font-style-complex="normal"/>
    </style:style>
    <style:style style:name="P252" style:family="paragraph" style:parent-style-name="Standard">
      <style:text-properties fo:font-style="normal" officeooo:rsid="003d41c6" officeooo:paragraph-rsid="0026c722" style:font-style-asian="normal" style:font-style-complex="normal"/>
    </style:style>
    <style:style style:name="P253" style:family="paragraph" style:parent-style-name="Standard">
      <style:text-properties fo:font-style="normal" officeooo:rsid="003e232c" officeooo:paragraph-rsid="0026c722" style:font-style-asian="normal" style:font-style-complex="normal"/>
    </style:style>
    <style:style style:name="P254" style:family="paragraph" style:parent-style-name="Standard">
      <style:text-properties fo:font-style="normal" officeooo:rsid="00402259" officeooo:paragraph-rsid="0026c722" style:font-style-asian="normal" style:font-style-complex="normal"/>
    </style:style>
    <style:style style:name="P255" style:family="paragraph" style:parent-style-name="Standard">
      <style:text-properties fo:font-style="normal" officeooo:rsid="0042f1d0" officeooo:paragraph-rsid="0026c722" style:font-style-asian="normal" style:font-style-complex="normal"/>
    </style:style>
    <style:style style:name="P256" style:family="paragraph" style:parent-style-name="Standard">
      <style:text-properties fo:font-style="normal" officeooo:rsid="0043bc42" officeooo:paragraph-rsid="0026c722" style:font-style-asian="normal" style:font-style-complex="normal"/>
    </style:style>
    <style:style style:name="P257" style:family="paragraph" style:parent-style-name="Standard">
      <style:text-properties fo:font-style="normal" officeooo:rsid="0043e430" officeooo:paragraph-rsid="0026c722" style:font-style-asian="normal" style:font-style-complex="normal"/>
    </style:style>
    <style:style style:name="P258" style:family="paragraph" style:parent-style-name="Standard">
      <style:text-properties fo:font-style="normal" officeooo:rsid="00443034" officeooo:paragraph-rsid="0026c722" style:font-style-asian="normal" style:font-style-complex="normal"/>
    </style:style>
    <style:style style:name="P259" style:family="paragraph" style:parent-style-name="Standard">
      <style:text-properties fo:font-style="normal" officeooo:rsid="00443034" officeooo:paragraph-rsid="00747b2c" style:font-style-asian="normal" style:font-style-complex="normal"/>
    </style:style>
    <style:style style:name="P260" style:family="paragraph" style:parent-style-name="Standard">
      <style:text-properties fo:font-style="normal" officeooo:rsid="0045c324" officeooo:paragraph-rsid="0026c722" style:font-style-asian="normal" style:font-style-complex="normal"/>
    </style:style>
    <style:style style:name="P261" style:family="paragraph" style:parent-style-name="Standard">
      <style:text-properties fo:font-style="normal" officeooo:rsid="0046659b" officeooo:paragraph-rsid="0026c722" style:font-style-asian="normal" style:font-style-complex="normal"/>
    </style:style>
    <style:style style:name="P262" style:family="paragraph" style:parent-style-name="Standard">
      <style:text-properties fo:font-style="normal" officeooo:rsid="0046cf21" officeooo:paragraph-rsid="0026c722" style:font-style-asian="normal" style:font-style-complex="normal"/>
    </style:style>
    <style:style style:name="P263" style:family="paragraph" style:parent-style-name="Standard">
      <style:text-properties fo:font-style="normal" officeooo:rsid="00489aca" officeooo:paragraph-rsid="0026c722" style:font-style-asian="normal" style:font-style-complex="normal"/>
    </style:style>
    <style:style style:name="P264" style:family="paragraph" style:parent-style-name="Standard">
      <style:text-properties fo:font-style="normal" officeooo:rsid="0048d590" officeooo:paragraph-rsid="0026c722" style:font-style-asian="normal" style:font-style-complex="normal"/>
    </style:style>
    <style:style style:name="P265" style:family="paragraph" style:parent-style-name="Standard">
      <style:text-properties fo:font-style="normal" officeooo:rsid="004a5f44" officeooo:paragraph-rsid="0026c722" style:font-style-asian="normal" style:font-style-complex="normal"/>
    </style:style>
    <style:style style:name="P266" style:family="paragraph" style:parent-style-name="Standard">
      <style:text-properties fo:font-style="normal" officeooo:rsid="004b6877" officeooo:paragraph-rsid="0026c722" style:font-style-asian="normal" style:font-style-complex="normal"/>
    </style:style>
    <style:style style:name="P267" style:family="paragraph" style:parent-style-name="Standard">
      <style:text-properties fo:font-style="normal" officeooo:rsid="004d37a5" officeooo:paragraph-rsid="0026c722" style:font-style-asian="normal" style:font-style-complex="normal"/>
    </style:style>
    <style:style style:name="P268" style:family="paragraph" style:parent-style-name="Standard">
      <style:text-properties fo:font-style="normal" officeooo:rsid="004dee2e" officeooo:paragraph-rsid="0026c722" style:font-style-asian="normal" style:font-style-complex="normal"/>
    </style:style>
    <style:style style:name="P269" style:family="paragraph" style:parent-style-name="Standard">
      <style:text-properties fo:font-style="normal" officeooo:rsid="004f5bb0" officeooo:paragraph-rsid="0026c722" style:font-style-asian="normal" style:font-style-complex="normal"/>
    </style:style>
    <style:style style:name="P270" style:family="paragraph" style:parent-style-name="Standard">
      <style:text-properties fo:font-style="normal" officeooo:rsid="00511e41" officeooo:paragraph-rsid="0026c722" style:font-style-asian="normal" style:font-style-complex="normal"/>
    </style:style>
    <style:style style:name="P271" style:family="paragraph" style:parent-style-name="Standard">
      <style:text-properties fo:font-style="normal" officeooo:rsid="0052e6ca" officeooo:paragraph-rsid="0026c722" style:font-style-asian="normal" style:font-style-complex="normal"/>
    </style:style>
    <style:style style:name="P272" style:family="paragraph" style:parent-style-name="Standard">
      <style:text-properties fo:font-style="normal" officeooo:rsid="00540716" officeooo:paragraph-rsid="0026c722" style:font-style-asian="normal" style:font-style-complex="normal"/>
    </style:style>
    <style:style style:name="P273" style:family="paragraph" style:parent-style-name="Standard">
      <style:text-properties fo:font-style="normal" officeooo:rsid="0055a86a" officeooo:paragraph-rsid="0026c722" style:font-style-asian="normal" style:font-style-complex="normal"/>
    </style:style>
    <style:style style:name="P274" style:family="paragraph" style:parent-style-name="Standard">
      <style:paragraph-properties fo:text-align="start" style:justify-single-word="false"/>
      <style:text-properties fo:font-style="normal" officeooo:rsid="003de73f" officeooo:paragraph-rsid="0026c722" style:font-style-asian="normal" style:font-style-complex="normal"/>
    </style:style>
    <style:style style:name="P275" style:family="paragraph" style:parent-style-name="Standard">
      <style:text-properties fo:font-style="normal" officeooo:rsid="003de73f" officeooo:paragraph-rsid="0026c722" style:font-style-asian="normal" style:font-style-complex="normal"/>
    </style:style>
    <style:style style:name="P276" style:family="paragraph" style:parent-style-name="Standard">
      <style:text-properties fo:font-style="normal" officeooo:rsid="002a6519" officeooo:paragraph-rsid="0026c722" style:font-style-asian="normal" style:font-style-complex="normal"/>
    </style:style>
    <style:style style:name="P277" style:family="paragraph" style:parent-style-name="Standard">
      <style:text-properties fo:font-style="normal" officeooo:rsid="002fa2b7" officeooo:paragraph-rsid="0026c722" style:font-style-asian="normal" style:font-style-complex="normal"/>
    </style:style>
    <style:style style:name="P278" style:family="paragraph" style:parent-style-name="Standard">
      <style:text-properties fo:font-style="normal" officeooo:rsid="0030580b" officeooo:paragraph-rsid="0026c722" style:font-style-asian="normal" style:font-style-complex="normal"/>
    </style:style>
    <style:style style:name="P279" style:family="paragraph" style:parent-style-name="Standard">
      <style:text-properties fo:font-style="normal" officeooo:rsid="0030ed5f" officeooo:paragraph-rsid="0026c722" style:font-style-asian="normal" style:font-style-complex="normal"/>
    </style:style>
    <style:style style:name="P280" style:family="paragraph" style:parent-style-name="Standard">
      <style:text-properties fo:font-style="normal" officeooo:rsid="0031d31b" officeooo:paragraph-rsid="0026c722" style:font-style-asian="normal" style:font-style-complex="normal"/>
    </style:style>
    <style:style style:name="P281" style:family="paragraph" style:parent-style-name="Standard">
      <style:text-properties fo:font-style="normal" officeooo:rsid="003320d7" officeooo:paragraph-rsid="0026c722" style:font-style-asian="normal" style:font-style-complex="normal"/>
    </style:style>
    <style:style style:name="P282" style:family="paragraph" style:parent-style-name="Standard">
      <style:text-properties fo:font-style="normal" officeooo:rsid="00335a26" officeooo:paragraph-rsid="0026c722" style:font-style-asian="normal" style:font-style-complex="normal"/>
    </style:style>
    <style:style style:name="P283" style:family="paragraph" style:parent-style-name="Standard">
      <style:text-properties fo:font-style="normal" officeooo:rsid="0034a976" officeooo:paragraph-rsid="0026c722" style:font-style-asian="normal" style:font-style-complex="normal"/>
    </style:style>
    <style:style style:name="P284" style:family="paragraph" style:parent-style-name="Standard">
      <style:text-properties fo:font-style="normal" officeooo:rsid="00359aa8" officeooo:paragraph-rsid="0026c722" style:font-style-asian="normal" style:font-style-complex="normal"/>
    </style:style>
    <style:style style:name="P285" style:family="paragraph" style:parent-style-name="Standard">
      <style:text-properties fo:font-style="normal" officeooo:rsid="00360eb8" officeooo:paragraph-rsid="0026c722" style:font-style-asian="normal" style:font-style-complex="normal"/>
    </style:style>
    <style:style style:name="P286" style:family="paragraph" style:parent-style-name="Standard">
      <style:text-properties fo:font-style="normal" officeooo:rsid="003745d3" officeooo:paragraph-rsid="0026c722" style:font-style-asian="normal" style:font-style-complex="normal"/>
    </style:style>
    <style:style style:name="P287" style:family="paragraph" style:parent-style-name="Standard">
      <style:text-properties fo:font-style="normal" officeooo:rsid="0039186e" officeooo:paragraph-rsid="0026c722" style:font-style-asian="normal" style:font-style-complex="normal"/>
    </style:style>
    <style:style style:name="P288" style:family="paragraph" style:parent-style-name="Standard">
      <style:text-properties fo:font-style="normal" officeooo:rsid="004aa43e" officeooo:paragraph-rsid="0026c722" style:font-style-asian="normal" style:font-style-complex="normal"/>
    </style:style>
    <style:style style:name="P289" style:family="paragraph" style:parent-style-name="Standard">
      <style:text-properties fo:font-style="normal" officeooo:rsid="002bf1f9" officeooo:paragraph-rsid="0026c722" style:font-style-asian="normal" style:font-style-complex="normal"/>
    </style:style>
    <style:style style:name="P290" style:family="paragraph" style:parent-style-name="Standard">
      <style:text-properties fo:font-style="normal" officeooo:rsid="003d5531" officeooo:paragraph-rsid="0026c722" style:font-style-asian="normal" style:font-style-complex="normal"/>
    </style:style>
    <style:style style:name="P291" style:family="paragraph" style:parent-style-name="Standard">
      <style:text-properties fo:font-style="normal" officeooo:rsid="002c6c51" officeooo:paragraph-rsid="0026c722" style:font-style-asian="normal" style:font-style-complex="normal"/>
    </style:style>
    <style:style style:name="P292" style:family="paragraph" style:parent-style-name="Standard">
      <style:text-properties fo:font-style="normal" officeooo:rsid="002d153a" officeooo:paragraph-rsid="0026c722" style:font-style-asian="normal" style:font-style-complex="normal"/>
    </style:style>
    <style:style style:name="P293" style:family="paragraph" style:parent-style-name="Standard">
      <style:text-properties fo:font-style="normal" officeooo:rsid="002e7b43" officeooo:paragraph-rsid="0026c722" style:font-style-asian="normal" style:font-style-complex="normal"/>
    </style:style>
    <style:style style:name="P294" style:family="paragraph" style:parent-style-name="Standard">
      <style:text-properties fo:font-style="normal" officeooo:rsid="0040bc8e" officeooo:paragraph-rsid="0026c722" style:font-style-asian="normal" style:font-style-complex="normal"/>
    </style:style>
    <style:style style:name="P295" style:family="paragraph" style:parent-style-name="Standard">
      <style:text-properties fo:font-style="normal" officeooo:rsid="003deaf6" officeooo:paragraph-rsid="0026c722" style:font-style-asian="normal" style:font-style-complex="normal"/>
    </style:style>
    <style:style style:name="P296" style:family="paragraph" style:parent-style-name="Standard">
      <style:text-properties fo:font-style="normal" officeooo:rsid="003f6c6b" officeooo:paragraph-rsid="0026c722" style:font-style-asian="normal" style:font-style-complex="normal"/>
    </style:style>
    <style:style style:name="P297" style:family="paragraph" style:parent-style-name="Standard">
      <style:text-properties fo:font-style="normal" officeooo:rsid="0048c747" officeooo:paragraph-rsid="0026c722" style:font-style-asian="normal" style:font-style-complex="normal"/>
    </style:style>
    <style:style style:name="P298" style:family="paragraph" style:parent-style-name="Standard">
      <style:text-properties fo:font-style="normal" officeooo:rsid="0023eece" officeooo:paragraph-rsid="0026c722" style:font-style-asian="normal" style:font-style-complex="normal"/>
    </style:style>
    <style:style style:name="P299" style:family="paragraph" style:parent-style-name="Standard">
      <style:text-properties fo:font-style="normal" officeooo:rsid="00241b9f" officeooo:paragraph-rsid="0026c722" style:font-style-asian="normal" style:font-style-complex="normal"/>
    </style:style>
    <style:style style:name="P300" style:family="paragraph" style:parent-style-name="Standard">
      <style:text-properties fo:font-style="normal" officeooo:rsid="002536f9" officeooo:paragraph-rsid="0026c722" style:font-style-asian="normal" style:font-style-complex="normal"/>
    </style:style>
    <style:style style:name="P301" style:family="paragraph" style:parent-style-name="Standard">
      <style:text-properties fo:font-style="normal" officeooo:rsid="00302a32" officeooo:paragraph-rsid="0026c722" style:font-style-asian="normal" style:font-style-complex="normal"/>
    </style:style>
    <style:style style:name="P302" style:family="paragraph" style:parent-style-name="Standard">
      <style:text-properties fo:font-style="normal" officeooo:rsid="004001c2" officeooo:paragraph-rsid="0026c722" style:font-style-asian="normal" style:font-style-complex="normal"/>
    </style:style>
    <style:style style:name="P303" style:family="paragraph" style:parent-style-name="Standard">
      <style:text-properties fo:font-style="normal" officeooo:rsid="0026417e" officeooo:paragraph-rsid="0026c722" style:font-style-asian="normal" style:font-style-complex="normal"/>
    </style:style>
    <style:style style:name="P304" style:family="paragraph" style:parent-style-name="Standard">
      <style:text-properties fo:font-style="normal" officeooo:rsid="00275e0b" officeooo:paragraph-rsid="0026c722" style:font-style-asian="normal" style:font-style-complex="normal"/>
    </style:style>
    <style:style style:name="P305" style:family="paragraph" style:parent-style-name="Standard">
      <style:text-properties fo:font-style="normal" officeooo:rsid="00277664" officeooo:paragraph-rsid="0026c722" style:font-style-asian="normal" style:font-style-complex="normal"/>
    </style:style>
    <style:style style:name="P306" style:family="paragraph" style:parent-style-name="Standard">
      <style:text-properties fo:font-style="normal" officeooo:rsid="0028dd33" officeooo:paragraph-rsid="0026c722" style:font-style-asian="normal" style:font-style-complex="normal"/>
    </style:style>
    <style:style style:name="P307" style:family="paragraph" style:parent-style-name="Standard">
      <style:text-properties fo:font-style="normal" officeooo:rsid="002aa57d" officeooo:paragraph-rsid="0026c722" style:font-style-asian="normal" style:font-style-complex="normal"/>
    </style:style>
    <style:style style:name="P308" style:family="paragraph" style:parent-style-name="Standard">
      <style:text-properties fo:font-style="normal" officeooo:rsid="002ae15d" officeooo:paragraph-rsid="0026c722" style:font-style-asian="normal" style:font-style-complex="normal"/>
    </style:style>
    <style:style style:name="P309" style:family="paragraph" style:parent-style-name="Standard">
      <style:text-properties fo:font-style="normal" officeooo:rsid="002bef64" officeooo:paragraph-rsid="0026c722" style:font-style-asian="normal" style:font-style-complex="normal"/>
    </style:style>
    <style:style style:name="P310" style:family="paragraph" style:parent-style-name="Standard">
      <style:text-properties fo:font-style="normal" officeooo:rsid="002d54ac" officeooo:paragraph-rsid="0026c722" style:font-style-asian="normal" style:font-style-complex="normal"/>
    </style:style>
    <style:style style:name="P311" style:family="paragraph" style:parent-style-name="Standard">
      <style:text-properties fo:font-style="normal" officeooo:rsid="002d625b" officeooo:paragraph-rsid="0026c722" style:font-style-asian="normal" style:font-style-complex="normal"/>
    </style:style>
    <style:style style:name="P312" style:family="paragraph" style:parent-style-name="Standard">
      <style:text-properties fo:font-style="normal" officeooo:rsid="002f5529" officeooo:paragraph-rsid="0026c722" style:font-style-asian="normal" style:font-style-complex="normal"/>
    </style:style>
    <style:style style:name="P313" style:family="paragraph" style:parent-style-name="Standard">
      <style:text-properties fo:font-style="normal" officeooo:rsid="00304a8e" officeooo:paragraph-rsid="0026c722" style:font-style-asian="normal" style:font-style-complex="normal"/>
    </style:style>
    <style:style style:name="P314" style:family="paragraph" style:parent-style-name="Standard">
      <style:text-properties fo:font-style="normal" officeooo:rsid="00316b17" officeooo:paragraph-rsid="0026c722" style:font-style-asian="normal" style:font-style-complex="normal"/>
    </style:style>
    <style:style style:name="P315" style:family="paragraph" style:parent-style-name="Standard">
      <style:text-properties fo:font-style="normal" officeooo:rsid="00323b7e" officeooo:paragraph-rsid="0026c722" style:font-style-asian="normal" style:font-style-complex="normal"/>
    </style:style>
    <style:style style:name="P316" style:family="paragraph" style:parent-style-name="Standard">
      <style:text-properties fo:font-style="normal" officeooo:rsid="0032a3eb" officeooo:paragraph-rsid="0026c722" style:font-style-asian="normal" style:font-style-complex="normal"/>
    </style:style>
    <style:style style:name="P317" style:family="paragraph" style:parent-style-name="Standard">
      <style:text-properties fo:font-style="normal" officeooo:rsid="00346965" officeooo:paragraph-rsid="0026c722" style:font-style-asian="normal" style:font-style-complex="normal"/>
    </style:style>
    <style:style style:name="P318" style:family="paragraph" style:parent-style-name="Standard">
      <style:text-properties fo:font-style="normal" officeooo:rsid="00351282" officeooo:paragraph-rsid="0026c722" style:font-style-asian="normal" style:font-style-complex="normal"/>
    </style:style>
    <style:style style:name="P319" style:family="paragraph" style:parent-style-name="Standard">
      <style:text-properties fo:font-style="normal" officeooo:rsid="00357453" officeooo:paragraph-rsid="0026c722" style:font-style-asian="normal" style:font-style-complex="normal"/>
    </style:style>
    <style:style style:name="P320" style:family="paragraph" style:parent-style-name="Standard">
      <style:text-properties fo:font-style="normal" officeooo:rsid="0035af24" officeooo:paragraph-rsid="0026c722" style:font-style-asian="normal" style:font-style-complex="normal"/>
    </style:style>
    <style:style style:name="P321" style:family="paragraph" style:parent-style-name="Standard">
      <style:text-properties fo:font-style="normal" officeooo:rsid="0035caa5" officeooo:paragraph-rsid="0026c722" style:font-style-asian="normal" style:font-style-complex="normal"/>
    </style:style>
    <style:style style:name="P322" style:family="paragraph" style:parent-style-name="Standard">
      <style:text-properties fo:font-style="normal" officeooo:rsid="0035e96b" officeooo:paragraph-rsid="0026c722" style:font-style-asian="normal" style:font-style-complex="normal"/>
    </style:style>
    <style:style style:name="P323" style:family="paragraph" style:parent-style-name="Standard">
      <style:text-properties fo:font-style="normal" officeooo:rsid="0036e240" officeooo:paragraph-rsid="0026c722" style:font-style-asian="normal" style:font-style-complex="normal"/>
    </style:style>
    <style:style style:name="P324" style:family="paragraph" style:parent-style-name="Standard">
      <style:text-properties fo:font-style="normal" officeooo:rsid="00371614" officeooo:paragraph-rsid="0026c722" style:font-style-asian="normal" style:font-style-complex="normal"/>
    </style:style>
    <style:style style:name="P325" style:family="paragraph" style:parent-style-name="Standard">
      <style:text-properties fo:font-style="normal" officeooo:rsid="0037dd72" officeooo:paragraph-rsid="0026c722" style:font-style-asian="normal" style:font-style-complex="normal"/>
    </style:style>
    <style:style style:name="P326" style:family="paragraph" style:parent-style-name="Standard">
      <style:text-properties fo:font-style="normal" officeooo:rsid="0038683d" officeooo:paragraph-rsid="0026c722" style:font-style-asian="normal" style:font-style-complex="normal"/>
    </style:style>
    <style:style style:name="P327" style:family="paragraph" style:parent-style-name="Standard">
      <style:text-properties fo:font-style="normal" officeooo:rsid="0038cab9" officeooo:paragraph-rsid="0026c722" style:font-style-asian="normal" style:font-style-complex="normal"/>
    </style:style>
    <style:style style:name="P328" style:family="paragraph" style:parent-style-name="Standard">
      <style:text-properties fo:font-style="normal" officeooo:rsid="0039f06c" officeooo:paragraph-rsid="0026c722" style:font-style-asian="normal" style:font-style-complex="normal"/>
    </style:style>
    <style:style style:name="P329" style:family="paragraph" style:parent-style-name="Standard">
      <style:text-properties fo:font-style="normal" officeooo:rsid="003ba70f" officeooo:paragraph-rsid="0026c722" style:font-style-asian="normal" style:font-style-complex="normal"/>
    </style:style>
    <style:style style:name="P330" style:family="paragraph" style:parent-style-name="Standard">
      <style:text-properties fo:font-style="normal" officeooo:rsid="003ca921" officeooo:paragraph-rsid="0026c722" style:font-style-asian="normal" style:font-style-complex="normal"/>
    </style:style>
    <style:style style:name="P331" style:family="paragraph" style:parent-style-name="Standard">
      <style:text-properties fo:font-style="normal" officeooo:rsid="003e47fa" officeooo:paragraph-rsid="0026c722" style:font-style-asian="normal" style:font-style-complex="normal"/>
    </style:style>
    <style:style style:name="P332" style:family="paragraph" style:parent-style-name="Standard">
      <style:text-properties fo:font-style="normal" officeooo:rsid="00514e54" officeooo:paragraph-rsid="00514e54" style:font-style-asian="normal" style:font-style-complex="normal"/>
    </style:style>
    <style:style style:name="P333" style:family="paragraph" style:parent-style-name="Standard">
      <style:text-properties fo:font-style="normal" officeooo:rsid="0052fffe" officeooo:paragraph-rsid="0052fffe" style:font-style-asian="normal" style:font-style-complex="normal"/>
    </style:style>
    <style:style style:name="P334" style:family="paragraph" style:parent-style-name="Standard">
      <style:text-properties fo:font-style="normal" officeooo:rsid="00538400" officeooo:paragraph-rsid="00538400" style:font-style-asian="normal" style:font-style-complex="normal"/>
    </style:style>
    <style:style style:name="P335" style:family="paragraph" style:parent-style-name="Standard">
      <style:text-properties fo:font-variant="normal" fo:text-transform="none" fo:color="#252525" style:font-name="Liberation Serif" fo:font-size="12pt" fo:letter-spacing="normal" fo:font-style="normal" fo:font-weight="normal" officeooo:rsid="00754840" officeooo:paragraph-rsid="0026c722" style:font-size-asian="12pt" style:font-style-asian="normal" style:font-size-complex="12pt" style:font-style-complex="normal"/>
    </style:style>
    <style:style style:name="P336" style:family="paragraph" style:parent-style-name="Standard">
      <style:text-properties fo:font-variant="normal" fo:text-transform="none" fo:color="#252525" style:font-name="Liberation Serif" fo:font-size="12pt" fo:letter-spacing="normal" fo:font-style="normal" fo:font-weight="normal" officeooo:rsid="0048c747" officeooo:paragraph-rsid="0026c722" style:font-size-asian="12pt" style:font-style-asian="normal" style:font-size-complex="12pt" style:font-style-complex="normal"/>
    </style:style>
    <style:style style:name="P337" style:family="paragraph" style:parent-style-name="Standard">
      <style:text-properties fo:font-variant="normal" fo:text-transform="none" fo:color="#252525" style:font-name="Liberation Serif" fo:font-size="12pt" fo:letter-spacing="normal" fo:font-style="normal" fo:font-weight="normal" officeooo:rsid="0049244a" officeooo:paragraph-rsid="0026c722" style:font-size-asian="12pt" style:font-style-asian="normal" style:font-size-complex="12pt" style:font-style-complex="normal"/>
    </style:style>
    <style:style style:name="P338" style:family="paragraph" style:parent-style-name="Standard">
      <style:text-properties fo:font-variant="normal" fo:text-transform="none" fo:color="#252525" style:font-name="Liberation Serif" fo:font-size="12pt" fo:letter-spacing="normal" fo:font-style="normal" fo:font-weight="normal" officeooo:rsid="0049244a" officeooo:paragraph-rsid="0057b500" style:font-size-asian="12pt" style:font-style-asian="normal" style:font-size-complex="12pt" style:font-style-complex="normal"/>
    </style:style>
    <style:style style:name="P339" style:family="paragraph" style:parent-style-name="Standard">
      <style:text-properties fo:font-variant="normal" fo:text-transform="none" fo:color="#252525" style:font-name="Liberation Serif" fo:font-size="12pt" fo:letter-spacing="normal" fo:font-style="normal" fo:font-weight="normal" officeooo:rsid="004c29fe" officeooo:paragraph-rsid="0026c722" style:font-size-asian="12pt" style:font-style-asian="normal" style:font-size-complex="12pt" style:font-style-complex="normal"/>
    </style:style>
    <style:style style:name="P34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41" style:family="paragraph" style:parent-style-name="Standard">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42" style:family="paragraph" style:parent-style-name="Standard">
      <style:text-properties fo:font-variant="normal" fo:text-transform="none" fo:color="#252525" style:font-name="Liberation Serif" fo:font-size="12pt" fo:letter-spacing="normal" fo:font-style="normal" fo:font-weight="normal" officeooo:rsid="004d028b" officeooo:paragraph-rsid="0026c722" style:font-size-asian="12pt" style:font-style-asian="normal" style:font-size-complex="12pt" style:font-style-complex="normal"/>
    </style:style>
    <style:style style:name="P343" style:family="paragraph" style:parent-style-name="Standard">
      <style:text-properties fo:font-variant="normal" fo:text-transform="none" fo:color="#252525" style:font-name="Liberation Serif" fo:font-size="12pt" fo:letter-spacing="normal" fo:font-style="normal" fo:font-weight="normal" officeooo:rsid="004d6bb4" officeooo:paragraph-rsid="0026c722" style:font-size-asian="12pt" style:font-style-asian="normal" style:font-size-complex="12pt" style:font-style-complex="normal"/>
    </style:style>
    <style:style style:name="P344" style:family="paragraph" style:parent-style-name="Standard">
      <style:text-properties fo:font-variant="normal" fo:text-transform="none" fo:color="#252525" style:font-name="Liberation Serif" fo:font-size="12pt" fo:letter-spacing="normal" fo:font-style="normal" fo:font-weight="normal" officeooo:rsid="004dbda3" officeooo:paragraph-rsid="0026c722" style:font-size-asian="12pt" style:font-style-asian="normal" style:font-size-complex="12pt" style:font-style-complex="normal"/>
    </style:style>
    <style:style style:name="P345" style:family="paragraph" style:parent-style-name="Standard">
      <style:text-properties fo:font-variant="normal" fo:text-transform="none" fo:color="#252525" style:font-name="Liberation Serif" fo:font-size="12pt" fo:letter-spacing="normal" fo:font-style="normal" fo:font-weight="normal" officeooo:rsid="004eabf6" officeooo:paragraph-rsid="0026c722" style:font-size-asian="12pt" style:font-style-asian="normal" style:font-size-complex="12pt" style:font-style-complex="normal"/>
    </style:style>
    <style:style style:name="P346" style:family="paragraph" style:parent-style-name="Standard">
      <style:text-properties fo:font-variant="normal" fo:text-transform="none" fo:color="#252525" style:font-name="Liberation Serif" fo:font-size="12pt" fo:letter-spacing="normal" fo:font-style="normal" fo:font-weight="normal" officeooo:rsid="004ffab0" officeooo:paragraph-rsid="0026c722" style:font-size-asian="12pt" style:font-style-asian="normal" style:font-size-complex="12pt" style:font-style-complex="normal"/>
    </style:style>
    <style:style style:name="P347" style:family="paragraph" style:parent-style-name="Standard">
      <style:text-properties fo:font-variant="normal" fo:text-transform="none" fo:color="#252525" style:font-name="Liberation Serif" fo:font-size="12pt" fo:letter-spacing="normal" fo:font-style="normal" fo:font-weight="normal" officeooo:rsid="00516ef0" officeooo:paragraph-rsid="0026c722" style:font-size-asian="12pt" style:font-style-asian="normal" style:font-size-complex="12pt" style:font-style-complex="normal"/>
    </style:style>
    <style:style style:name="P348" style:family="paragraph" style:parent-style-name="Standard">
      <style:text-properties fo:font-variant="normal" fo:text-transform="none" fo:color="#252525" style:font-name="Liberation Serif" fo:font-size="12pt" fo:letter-spacing="normal" fo:font-style="normal" fo:font-weight="normal" officeooo:rsid="0052e88f" officeooo:paragraph-rsid="0026c722" style:font-size-asian="12pt" style:font-style-asian="normal" style:font-size-complex="12pt" style:font-style-complex="normal"/>
    </style:style>
    <style:style style:name="P349" style:family="paragraph" style:parent-style-name="Standard">
      <style:text-properties fo:font-variant="normal" fo:text-transform="none" fo:color="#252525" style:font-name="Liberation Serif" fo:font-size="12pt" fo:letter-spacing="normal" fo:font-style="normal" fo:font-weight="normal" officeooo:rsid="00544b81" officeooo:paragraph-rsid="0026c722" style:font-size-asian="12pt" style:font-style-asian="normal" style:font-size-complex="12pt" style:font-style-complex="normal"/>
    </style:style>
    <style:style style:name="P350" style:family="paragraph" style:parent-style-name="Standard">
      <style:text-properties fo:font-variant="normal" fo:text-transform="none" fo:color="#252525" style:font-name="Liberation Serif" fo:font-size="12pt" fo:letter-spacing="normal" fo:font-style="normal" fo:font-weight="normal" officeooo:rsid="00551f37" officeooo:paragraph-rsid="0026c722" style:font-size-asian="12pt" style:font-style-asian="normal" style:font-size-complex="12pt" style:font-style-complex="normal"/>
    </style:style>
    <style:style style:name="P351" style:family="paragraph" style:parent-style-name="Standard">
      <style:text-properties fo:font-variant="normal" fo:text-transform="none" fo:color="#252525" style:font-name="Liberation Serif" fo:font-size="12pt" fo:letter-spacing="normal" fo:font-style="normal" fo:font-weight="normal" officeooo:rsid="00563e71" officeooo:paragraph-rsid="0026c722" style:font-size-asian="12pt" style:font-style-asian="normal" style:font-size-complex="12pt" style:font-style-complex="normal"/>
    </style:style>
    <style:style style:name="P352" style:family="paragraph" style:parent-style-name="Standard">
      <style:text-properties fo:font-variant="normal" fo:text-transform="none" fo:color="#252525" style:font-name="Liberation Serif" fo:font-size="12pt" fo:letter-spacing="normal" fo:font-style="normal" fo:font-weight="normal" officeooo:rsid="0056f52c" officeooo:paragraph-rsid="0026c722" style:font-size-asian="12pt" style:font-style-asian="normal" style:font-size-complex="12pt" style:font-style-complex="normal"/>
    </style:style>
    <style:style style:name="P353" style:family="paragraph" style:parent-style-name="Standard">
      <style:text-properties fo:font-variant="normal" fo:text-transform="none" fo:color="#252525" style:font-name="Liberation Serif" fo:font-size="12pt" fo:letter-spacing="normal" fo:font-style="normal" fo:font-weight="normal" officeooo:rsid="005800e7" officeooo:paragraph-rsid="0026c722" style:font-size-asian="12pt" style:font-style-asian="normal" style:font-size-complex="12pt" style:font-style-complex="normal"/>
    </style:style>
    <style:style style:name="P354" style:family="paragraph" style:parent-style-name="Standard">
      <style:text-properties fo:font-variant="normal" fo:text-transform="none" fo:color="#252525" style:font-name="Liberation Serif" fo:font-size="12pt" fo:letter-spacing="normal" fo:font-style="normal" fo:font-weight="normal" officeooo:rsid="0058d58a" officeooo:paragraph-rsid="0026c722" style:font-size-asian="12pt" style:font-style-asian="normal" style:font-size-complex="12pt" style:font-style-complex="normal"/>
    </style:style>
    <style:style style:name="P355" style:family="paragraph" style:parent-style-name="Standard">
      <style:text-properties fo:font-variant="normal" fo:text-transform="none" fo:color="#252525" style:font-name="Liberation Serif" fo:font-size="12pt" fo:letter-spacing="normal" fo:font-style="normal" fo:font-weight="normal" officeooo:rsid="0059b464" officeooo:paragraph-rsid="0026c722" style:font-size-asian="12pt" style:font-style-asian="normal" style:font-size-complex="12pt" style:font-style-complex="normal"/>
    </style:style>
    <style:style style:name="P356" style:family="paragraph" style:parent-style-name="Standard">
      <style:text-properties fo:font-variant="normal" fo:text-transform="none" fo:color="#252525" style:font-name="Liberation Serif" fo:font-size="12pt" fo:letter-spacing="normal" fo:font-style="normal" fo:font-weight="normal" officeooo:rsid="005aff5a" officeooo:paragraph-rsid="0026c722" style:font-size-asian="12pt" style:font-style-asian="normal" style:font-size-complex="12pt" style:font-style-complex="normal"/>
    </style:style>
    <style:style style:name="P357" style:family="paragraph" style:parent-style-name="Standard">
      <style:text-properties fo:font-variant="normal" fo:text-transform="none" fo:color="#252525" style:font-name="Liberation Serif" fo:font-size="12pt" fo:letter-spacing="normal" fo:font-style="normal" fo:font-weight="normal" officeooo:rsid="005c97c8" officeooo:paragraph-rsid="0026c722" style:font-size-asian="12pt" style:font-style-asian="normal" style:font-size-complex="12pt" style:font-style-complex="normal"/>
    </style:style>
    <style:style style:name="P358" style:family="paragraph" style:parent-style-name="Standard">
      <style:text-properties fo:font-variant="normal" fo:text-transform="none" fo:color="#252525" style:font-name="Liberation Serif" fo:font-size="12pt" fo:letter-spacing="normal" fo:font-style="normal" fo:font-weight="normal" officeooo:rsid="005dcfa1" officeooo:paragraph-rsid="0026c722" style:font-size-asian="12pt" style:font-style-asian="normal" style:font-size-complex="12pt" style:font-style-complex="normal"/>
    </style:style>
    <style:style style:name="P359" style:family="paragraph" style:parent-style-name="Standard">
      <style:text-properties fo:font-variant="normal" fo:text-transform="none" fo:color="#252525" style:font-name="Liberation Serif" fo:font-size="12pt" fo:letter-spacing="normal" fo:font-style="normal" fo:font-weight="normal" officeooo:rsid="005ee32c" officeooo:paragraph-rsid="0026c722" style:font-size-asian="12pt" style:font-style-asian="normal" style:font-size-complex="12pt" style:font-style-complex="normal"/>
    </style:style>
    <style:style style:name="P360" style:family="paragraph" style:parent-style-name="Standard">
      <style:text-properties fo:font-variant="normal" fo:text-transform="none" fo:color="#252525" style:font-name="Liberation Serif" fo:font-size="12pt" fo:letter-spacing="normal" fo:font-style="normal" fo:font-weight="normal" officeooo:rsid="005fbebe" officeooo:paragraph-rsid="0026c722" style:font-size-asian="12pt" style:font-style-asian="normal" style:font-size-complex="12pt" style:font-style-complex="normal"/>
    </style:style>
    <style:style style:name="P361" style:family="paragraph" style:parent-style-name="Standard">
      <style:text-properties fo:font-variant="normal" fo:text-transform="none" fo:color="#252525" style:font-name="Liberation Serif" fo:font-size="12pt" fo:letter-spacing="normal" fo:font-style="normal" fo:font-weight="normal" officeooo:rsid="0061134a" officeooo:paragraph-rsid="0026c722" style:font-size-asian="12pt" style:font-style-asian="normal" style:font-size-complex="12pt" style:font-style-complex="normal"/>
    </style:style>
    <style:style style:name="P362" style:family="paragraph" style:parent-style-name="Standard">
      <style:text-properties fo:font-variant="normal" fo:text-transform="none" fo:color="#252525" style:font-name="Liberation Serif" fo:font-size="12pt" fo:letter-spacing="normal" fo:font-style="normal" fo:font-weight="normal" officeooo:rsid="0061afee" officeooo:paragraph-rsid="0026c722" style:font-size-asian="12pt" style:font-style-asian="normal" style:font-size-complex="12pt" style:font-style-complex="normal"/>
    </style:style>
    <style:style style:name="P363" style:family="paragraph" style:parent-style-name="Standard">
      <style:text-properties fo:font-variant="normal" fo:text-transform="none" fo:color="#252525" style:font-name="Liberation Serif" fo:font-size="12pt" fo:letter-spacing="normal" fo:font-style="normal" fo:font-weight="normal" officeooo:rsid="0062b3dc" officeooo:paragraph-rsid="0026c722" style:font-size-asian="12pt" style:font-style-asian="normal" style:font-size-complex="12pt" style:font-style-complex="normal"/>
    </style:style>
    <style:style style:name="P364" style:family="paragraph" style:parent-style-name="Standard">
      <style:text-properties fo:font-variant="normal" fo:text-transform="none" fo:color="#252525" style:font-name="Liberation Serif" fo:font-size="12pt" fo:letter-spacing="normal" fo:font-style="normal" fo:font-weight="normal" officeooo:rsid="006331b2" officeooo:paragraph-rsid="0026c722" style:font-size-asian="12pt" style:font-style-asian="normal" style:font-size-complex="12pt" style:font-style-complex="normal"/>
    </style:style>
    <style:style style:name="P365" style:family="paragraph" style:parent-style-name="Standard">
      <style:text-properties fo:font-variant="normal" fo:text-transform="none" fo:color="#252525" style:font-name="Liberation Serif" fo:font-size="12pt" fo:letter-spacing="normal" fo:font-style="normal" fo:font-weight="normal" officeooo:rsid="0064a7fe" officeooo:paragraph-rsid="0026c722" style:font-size-asian="12pt" style:font-style-asian="normal" style:font-size-complex="12pt" style:font-style-complex="normal"/>
    </style:style>
    <style:style style:name="P366" style:family="paragraph" style:parent-style-name="Standard">
      <style:text-properties fo:font-variant="normal" fo:text-transform="none" fo:color="#252525" style:font-name="Liberation Serif" fo:font-size="12pt" fo:letter-spacing="normal" fo:font-style="normal" fo:font-weight="normal" officeooo:rsid="00662dc9" officeooo:paragraph-rsid="0026c722" style:font-size-asian="12pt" style:font-style-asian="normal" style:font-size-complex="12pt" style:font-style-complex="normal"/>
    </style:style>
    <style:style style:name="P367" style:family="paragraph" style:parent-style-name="Standard">
      <style:text-properties fo:font-variant="normal" fo:text-transform="none" fo:color="#252525" style:font-name="Liberation Serif" fo:font-size="12pt" fo:letter-spacing="normal" fo:font-style="normal" fo:font-weight="normal" officeooo:rsid="0066c4c5" officeooo:paragraph-rsid="0026c722" style:font-size-asian="12pt" style:font-style-asian="normal" style:font-size-complex="12pt" style:font-style-complex="normal"/>
    </style:style>
    <style:style style:name="P368" style:family="paragraph" style:parent-style-name="Standard">
      <style:text-properties fo:font-variant="normal" fo:text-transform="none" fo:color="#252525" style:font-name="Liberation Serif" fo:font-size="12pt" fo:letter-spacing="normal" fo:font-style="normal" fo:font-weight="normal" officeooo:rsid="0068b8db" officeooo:paragraph-rsid="0026c722" style:font-size-asian="12pt" style:font-style-asian="normal" style:font-size-complex="12pt" style:font-style-complex="normal"/>
    </style:style>
    <style:style style:name="P369" style:family="paragraph" style:parent-style-name="Standard">
      <style:text-properties fo:font-variant="normal" fo:text-transform="none" fo:color="#252525" style:font-name="Liberation Serif" fo:font-size="12pt" fo:letter-spacing="normal" fo:font-style="normal" fo:font-weight="normal" officeooo:rsid="0069bb2f" officeooo:paragraph-rsid="0026c722" style:font-size-asian="12pt" style:font-style-asian="normal" style:font-size-complex="12pt" style:font-style-complex="normal"/>
    </style:style>
    <style:style style:name="P370" style:family="paragraph" style:parent-style-name="Standard">
      <style:text-properties fo:font-variant="normal" fo:text-transform="none" fo:color="#252525" style:font-name="Liberation Serif" fo:font-size="12pt" fo:letter-spacing="normal" fo:font-style="normal" fo:font-weight="normal" officeooo:rsid="006b21ea" officeooo:paragraph-rsid="0026c722" style:font-size-asian="12pt" style:font-style-asian="normal" style:font-size-complex="12pt" style:font-style-complex="normal"/>
    </style:style>
    <style:style style:name="P371" style:family="paragraph" style:parent-style-name="Standard">
      <style:text-properties fo:font-variant="normal" fo:text-transform="none" fo:color="#252525" style:font-name="Liberation Serif" fo:font-size="12pt" fo:letter-spacing="normal" fo:font-style="normal" fo:font-weight="normal" officeooo:rsid="006cccfe" officeooo:paragraph-rsid="0026c722" style:font-size-asian="12pt" style:font-style-asian="normal" style:font-size-complex="12pt" style:font-style-complex="normal"/>
    </style:style>
    <style:style style:name="P372" style:family="paragraph" style:parent-style-name="Standard">
      <style:text-properties fo:font-variant="normal" fo:text-transform="none" fo:color="#252525" style:font-name="Liberation Serif" fo:font-size="12pt" fo:letter-spacing="normal" fo:font-style="normal" fo:font-weight="normal" officeooo:rsid="006df73b" officeooo:paragraph-rsid="0026c722" style:font-size-asian="12pt" style:font-style-asian="normal" style:font-size-complex="12pt" style:font-style-complex="normal"/>
    </style:style>
    <style:style style:name="P373" style:family="paragraph" style:parent-style-name="Standard">
      <style:text-properties fo:font-variant="normal" fo:text-transform="none" fo:color="#252525" style:font-name="Liberation Serif" fo:font-size="12pt" fo:letter-spacing="normal" fo:font-style="normal" fo:font-weight="normal" officeooo:rsid="0072ecc1" officeooo:paragraph-rsid="0026c722" style:font-size-asian="12pt" style:font-style-asian="normal" style:font-size-complex="12pt" style:font-style-complex="normal"/>
    </style:style>
    <style:style style:name="P374" style:family="paragraph" style:parent-style-name="Standard">
      <style:text-properties fo:font-variant="normal" fo:text-transform="none" fo:color="#252525" style:font-name="Liberation Serif" fo:font-size="12pt" fo:letter-spacing="normal" fo:font-style="normal" fo:font-weight="normal" officeooo:rsid="00741402" officeooo:paragraph-rsid="0026c722" style:font-size-asian="12pt" style:font-style-asian="normal" style:font-size-complex="12pt" style:font-style-complex="normal"/>
    </style:style>
    <style:style style:name="P375" style:family="paragraph" style:parent-style-name="Standard">
      <style:text-properties fo:font-variant="normal" fo:text-transform="none" fo:color="#252525" style:font-name="Liberation Serif" fo:font-size="12pt" fo:letter-spacing="normal" fo:font-style="normal" fo:font-weight="normal" officeooo:rsid="0076abf1" officeooo:paragraph-rsid="0026c722" style:font-size-asian="12pt" style:font-style-asian="normal" style:font-size-complex="12pt" style:font-style-complex="normal"/>
    </style:style>
    <style:style style:name="P376" style:family="paragraph" style:parent-style-name="Standard">
      <style:text-properties fo:font-variant="normal" fo:text-transform="none" fo:color="#252525" style:font-name="Liberation Serif" fo:font-size="12pt" fo:letter-spacing="normal" fo:font-style="normal" fo:font-weight="normal" officeooo:rsid="00772ed1" officeooo:paragraph-rsid="0026c722" style:font-size-asian="12pt" style:font-style-asian="normal" style:font-size-complex="12pt" style:font-style-complex="normal"/>
    </style:style>
    <style:style style:name="P377" style:family="paragraph" style:parent-style-name="Standard">
      <style:text-properties fo:font-variant="normal" fo:text-transform="none" fo:color="#252525" style:font-name="Liberation Serif" fo:font-size="12pt" fo:letter-spacing="normal" fo:font-style="normal" fo:font-weight="normal" officeooo:rsid="0024e6cc" officeooo:paragraph-rsid="0026c722" style:font-size-asian="12pt" style:font-style-asian="normal" style:font-size-complex="12pt" style:font-style-complex="normal"/>
    </style:style>
    <style:style style:name="P378"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tyle-asian="normal" style:font-size-complex="12pt" style:font-style-complex="normal"/>
    </style:style>
    <style:style style:name="P379" style:family="paragraph" style:parent-style-name="Standard">
      <style:text-properties fo:font-variant="normal" fo:text-transform="none" fo:color="#252525" style:font-name="Liberation Serif" fo:font-size="12pt" fo:letter-spacing="normal" fo:font-style="normal" fo:font-weight="normal" officeooo:rsid="0023209d" officeooo:paragraph-rsid="0026c722" style:font-size-asian="12pt" style:font-style-asian="normal" style:font-size-complex="12pt" style:font-style-complex="normal"/>
    </style:style>
    <style:style style:name="P380"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tyle-asian="normal" style:font-size-complex="12pt" style:font-style-complex="normal"/>
    </style:style>
    <style:style style:name="P381" style:family="paragraph" style:parent-style-name="Standard">
      <style:text-properties fo:font-variant="normal" fo:text-transform="none" fo:color="#252525" style:font-name="Liberation Serif" fo:font-size="12pt" fo:letter-spacing="normal" fo:font-style="normal" fo:font-weight="normal" officeooo:rsid="0057b500" officeooo:paragraph-rsid="0057b500" style:font-size-asian="12pt" style:font-style-asian="normal" style:font-size-complex="12pt" style:font-style-complex="normal"/>
    </style:style>
    <style:style style:name="P382" style:family="paragraph" style:parent-style-name="Standard">
      <style:text-properties fo:font-variant="normal" fo:text-transform="none" fo:color="#252525" style:font-name="Liberation Serif" fo:font-size="12pt" fo:letter-spacing="normal" fo:font-style="normal" fo:font-weight="normal" officeooo:rsid="006a012c" officeooo:paragraph-rsid="006a012c" style:font-size-asian="12pt" style:font-style-asian="normal" style:font-size-complex="12pt" style:font-style-complex="normal"/>
    </style:style>
    <style:style style:name="P383"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84"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385"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38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c722" style:font-size-asian="12pt" style:font-size-complex="12pt"/>
    </style:style>
    <style:style style:name="P38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c722" style:font-size-asian="12pt" style:font-size-complex="12pt"/>
    </style:style>
    <style:style style:name="P38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c722" style:font-size-asian="12pt" style:font-size-complex="12pt"/>
    </style:style>
    <style:style style:name="P38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c722" style:font-size-asian="12pt" style:font-size-complex="12pt"/>
    </style:style>
    <style:style style:name="P390" style:family="paragraph" style:parent-style-name="Standard">
      <style:text-properties fo:font-variant="normal" fo:text-transform="none" fo:color="#252525" style:font-name="Liberation Serif" fo:font-size="12pt" fo:letter-spacing="normal" fo:font-style="normal" fo:font-weight="normal" officeooo:rsid="000adcc7" officeooo:paragraph-rsid="0026c722" style:font-size-asian="12pt" style:font-size-complex="12pt"/>
    </style:style>
    <style:style style:name="P391" style:family="paragraph" style:parent-style-name="Standard">
      <style:text-properties fo:font-variant="normal" fo:text-transform="none" fo:color="#252525" style:font-name="Liberation Serif" fo:font-size="12pt" fo:letter-spacing="normal" fo:font-style="normal" fo:font-weight="normal" officeooo:rsid="000d81d5" officeooo:paragraph-rsid="0026c722" style:font-size-asian="12pt" style:font-size-complex="12pt"/>
    </style:style>
    <style:style style:name="P392" style:family="paragraph" style:parent-style-name="Standard">
      <style:text-properties fo:font-variant="normal" fo:text-transform="none" fo:color="#252525" style:font-name="Liberation Serif" fo:font-size="12pt" fo:letter-spacing="normal" fo:font-style="normal" fo:font-weight="normal" officeooo:rsid="000d81d5" officeooo:paragraph-rsid="003d7719" style:font-size-asian="12pt" style:font-size-complex="12pt"/>
    </style:style>
    <style:style style:name="P393" style:family="paragraph" style:parent-style-name="Standard">
      <style:text-properties fo:font-variant="normal" fo:text-transform="none" fo:color="#252525" style:font-name="Liberation Serif" fo:font-size="12pt" fo:letter-spacing="normal" fo:font-style="normal" fo:font-weight="normal" officeooo:rsid="000ed180" officeooo:paragraph-rsid="0026c722" style:font-size-asian="12pt" style:font-size-complex="12pt"/>
    </style:style>
    <style:style style:name="P394" style:family="paragraph" style:parent-style-name="Standard">
      <style:text-properties fo:font-variant="normal" fo:text-transform="none" fo:color="#252525" style:font-name="Liberation Serif" fo:font-size="12pt" fo:letter-spacing="normal" fo:font-style="normal" fo:font-weight="normal" officeooo:rsid="00101b7d" officeooo:paragraph-rsid="0026c722" style:font-size-asian="12pt" style:font-size-complex="12pt"/>
    </style:style>
    <style:style style:name="P395" style:family="paragraph" style:parent-style-name="Standard">
      <style:text-properties fo:font-variant="normal" fo:text-transform="none" fo:color="#252525" style:font-name="Liberation Serif" fo:font-size="12pt" fo:letter-spacing="normal" fo:font-style="normal" fo:font-weight="normal" officeooo:rsid="00105369" officeooo:paragraph-rsid="0026c722" style:font-size-asian="12pt" style:font-size-complex="12pt"/>
    </style:style>
    <style:style style:name="P396" style:family="paragraph" style:parent-style-name="Standard">
      <style:text-properties fo:font-variant="normal" fo:text-transform="none" fo:color="#252525" style:font-name="Liberation Serif" fo:font-size="12pt" fo:letter-spacing="normal" fo:font-style="normal" fo:font-weight="normal" officeooo:rsid="0010e5f3" officeooo:paragraph-rsid="0026c722" style:font-size-asian="12pt" style:font-size-complex="12pt"/>
    </style:style>
    <style:style style:name="P397" style:family="paragraph" style:parent-style-name="Standard">
      <style:text-properties fo:font-variant="normal" fo:text-transform="none" fo:color="#252525" style:font-name="Liberation Serif" fo:font-size="12pt" fo:letter-spacing="normal" fo:font-style="normal" fo:font-weight="normal" officeooo:rsid="000842ac" officeooo:paragraph-rsid="0026c722" style:font-size-asian="12pt" style:font-size-complex="12pt"/>
    </style:style>
    <style:style style:name="P398" style:family="paragraph" style:parent-style-name="Standard">
      <style:text-properties fo:font-variant="normal" fo:text-transform="none" fo:color="#252525" style:font-name="Liberation Serif" fo:font-size="12pt" fo:letter-spacing="normal" fo:font-style="normal" fo:font-weight="normal" officeooo:rsid="001127d2" officeooo:paragraph-rsid="0026c722" style:font-size-asian="12pt" style:font-size-complex="12pt"/>
    </style:style>
    <style:style style:name="P399" style:family="paragraph" style:parent-style-name="Standard">
      <style:text-properties fo:font-variant="normal" fo:text-transform="none" fo:color="#252525" style:font-name="Liberation Serif" fo:font-size="12pt" fo:letter-spacing="normal" fo:font-style="normal" fo:font-weight="normal" officeooo:rsid="00118b8a" officeooo:paragraph-rsid="0026c722" style:font-size-asian="12pt" style:font-size-complex="12pt"/>
    </style:style>
    <style:style style:name="P400" style:family="paragraph" style:parent-style-name="Standard">
      <style:text-properties fo:font-variant="normal" fo:text-transform="none" fo:color="#252525" style:font-name="Liberation Serif" fo:font-size="12pt" fo:letter-spacing="normal" fo:font-style="normal" fo:font-weight="normal" officeooo:rsid="00120939" officeooo:paragraph-rsid="0026c722" style:font-size-asian="12pt" style:font-size-complex="12pt"/>
    </style:style>
    <style:style style:name="P401" style:family="paragraph" style:parent-style-name="Standard">
      <style:text-properties fo:font-variant="normal" fo:text-transform="none" fo:color="#252525" style:font-name="Liberation Serif" fo:font-size="12pt" fo:letter-spacing="normal" fo:font-style="normal" fo:font-weight="normal" officeooo:rsid="00129b21" officeooo:paragraph-rsid="0026c722" style:font-size-asian="12pt" style:font-size-complex="12pt"/>
    </style:style>
    <style:style style:name="P402" style:family="paragraph" style:parent-style-name="Standard">
      <style:text-properties fo:font-variant="normal" fo:text-transform="none" fo:color="#252525" style:font-name="Liberation Serif" fo:font-size="12pt" fo:letter-spacing="normal" fo:font-style="normal" fo:font-weight="normal" officeooo:rsid="001478c2" officeooo:paragraph-rsid="0026c722" style:font-size-asian="12pt" style:font-size-complex="12pt"/>
    </style:style>
    <style:style style:name="P403" style:family="paragraph" style:parent-style-name="Standard">
      <style:text-properties fo:font-variant="normal" fo:text-transform="none" fo:color="#252525" style:font-name="Liberation Serif" fo:font-size="12pt" fo:letter-spacing="normal" fo:font-style="normal" fo:font-weight="normal" officeooo:rsid="001657dd" officeooo:paragraph-rsid="0026c722" style:font-size-asian="12pt" style:font-size-complex="12pt"/>
    </style:style>
    <style:style style:name="P404" style:family="paragraph" style:parent-style-name="Standard">
      <style:text-properties fo:font-variant="normal" fo:text-transform="none" fo:color="#252525" style:font-name="Liberation Serif" fo:font-size="12pt" fo:letter-spacing="normal" fo:font-style="normal" fo:font-weight="normal" officeooo:rsid="0016e3eb" officeooo:paragraph-rsid="0026c722" style:font-size-asian="12pt" style:font-size-complex="12pt"/>
    </style:style>
    <style:style style:name="P405" style:family="paragraph" style:parent-style-name="Standard">
      <style:text-properties fo:font-variant="normal" fo:text-transform="none" fo:color="#252525" style:font-name="Liberation Serif" fo:font-size="12pt" fo:letter-spacing="normal" fo:font-style="normal" fo:font-weight="normal" officeooo:rsid="00170efc" officeooo:paragraph-rsid="0026c722" style:font-size-asian="12pt" style:font-size-complex="12pt"/>
    </style:style>
    <style:style style:name="P406" style:family="paragraph" style:parent-style-name="Standard">
      <style:text-properties fo:font-variant="normal" fo:text-transform="none" fo:color="#252525" style:font-name="Liberation Serif" fo:font-size="12pt" fo:letter-spacing="normal" fo:font-style="normal" fo:font-weight="normal" officeooo:rsid="0018ff00" officeooo:paragraph-rsid="0026c722" style:font-size-asian="12pt" style:font-size-complex="12pt"/>
    </style:style>
    <style:style style:name="P407" style:family="paragraph" style:parent-style-name="Standard">
      <style:text-properties fo:font-variant="normal" fo:text-transform="none" fo:color="#252525" style:font-name="Liberation Serif" fo:font-size="12pt" fo:letter-spacing="normal" fo:font-style="normal" fo:font-weight="normal" officeooo:rsid="001aa3ba" officeooo:paragraph-rsid="0026c722" style:font-size-asian="12pt" style:font-size-complex="12pt"/>
    </style:style>
    <style:style style:name="P408" style:family="paragraph" style:parent-style-name="Standard">
      <style:text-properties fo:font-variant="normal" fo:text-transform="none" fo:color="#252525" style:font-name="Liberation Serif" fo:font-size="12pt" fo:letter-spacing="normal" fo:font-style="normal" fo:font-weight="normal" officeooo:rsid="001aad87" officeooo:paragraph-rsid="0026c722" style:font-size-asian="12pt" style:font-size-complex="12pt"/>
    </style:style>
    <style:style style:name="P409" style:family="paragraph" style:parent-style-name="Standard">
      <style:text-properties fo:font-variant="normal" fo:text-transform="none" fo:color="#252525" style:font-name="Liberation Serif" fo:font-size="12pt" fo:letter-spacing="normal" fo:font-style="normal" fo:font-weight="normal" officeooo:rsid="001adf5e" officeooo:paragraph-rsid="0026c722" style:font-size-asian="12pt" style:font-size-complex="12pt"/>
    </style:style>
    <style:style style:name="P410" style:family="paragraph" style:parent-style-name="Standard">
      <style:text-properties fo:font-variant="normal" fo:text-transform="none" fo:color="#252525" style:font-name="Liberation Serif" fo:font-size="12pt" fo:letter-spacing="normal" fo:font-style="normal" fo:font-weight="normal" officeooo:rsid="001bbaa3" officeooo:paragraph-rsid="0026c722" style:font-size-asian="12pt" style:font-size-complex="12pt"/>
    </style:style>
    <style:style style:name="P411" style:family="paragraph" style:parent-style-name="Standard">
      <style:text-properties fo:font-variant="normal" fo:text-transform="none" fo:color="#252525" style:font-name="Liberation Serif" fo:font-size="12pt" fo:letter-spacing="normal" fo:font-style="normal" fo:font-weight="normal" officeooo:rsid="001cd4e6" officeooo:paragraph-rsid="0026c722" style:font-size-asian="12pt" style:font-size-complex="12pt"/>
    </style:style>
    <style:style style:name="P412" style:family="paragraph" style:parent-style-name="Standard">
      <style:text-properties fo:font-variant="normal" fo:text-transform="none" fo:color="#252525" style:font-name="Liberation Serif" fo:font-size="12pt" fo:letter-spacing="normal" fo:font-style="normal" fo:font-weight="normal" officeooo:rsid="001ec1c8" officeooo:paragraph-rsid="0026c722" style:font-size-asian="12pt" style:font-size-complex="12pt"/>
    </style:style>
    <style:style style:name="P413" style:family="paragraph" style:parent-style-name="Standard">
      <style:text-properties fo:font-variant="normal" fo:text-transform="none" fo:color="#252525" style:font-name="Liberation Serif" fo:font-size="12pt" fo:letter-spacing="normal" fo:font-style="normal" fo:font-weight="normal" officeooo:rsid="001ef34e" officeooo:paragraph-rsid="0026c722" style:font-size-asian="12pt" style:font-size-complex="12pt"/>
    </style:style>
    <style:style style:name="P414"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ize-complex="12pt"/>
    </style:style>
    <style:style style:name="P415" style:family="paragraph" style:parent-style-name="Standard">
      <style:text-properties fo:font-variant="normal" fo:text-transform="none" fo:color="#252525" style:font-name="Liberation Serif" fo:font-size="12pt" fo:letter-spacing="normal" fo:font-style="normal" fo:font-weight="normal" officeooo:rsid="002676e9" officeooo:paragraph-rsid="0026c722" style:font-size-asian="12pt" style:font-size-complex="12pt"/>
    </style:style>
    <style:style style:name="P416" style:family="paragraph" style:parent-style-name="Standard">
      <style:text-properties fo:font-variant="normal" fo:text-transform="none" fo:color="#252525" style:font-name="Liberation Serif" fo:font-size="12pt" fo:letter-spacing="normal" fo:font-style="normal" fo:font-weight="normal" officeooo:rsid="0022110d" officeooo:paragraph-rsid="0026c722" style:font-size-asian="12pt" style:font-size-complex="12pt"/>
    </style:style>
    <style:style style:name="P417"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ize-complex="12pt"/>
    </style:style>
    <style:style style:name="P418"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419" style:family="paragraph" style:parent-style-name="Standard">
      <style:text-properties fo:font-variant="normal" fo:text-transform="none" fo:color="#252525" style:font-name="Liberation Serif" fo:font-size="12pt" fo:letter-spacing="normal" fo:font-style="normal" fo:font-weight="normal" officeooo:rsid="0018472c" officeooo:paragraph-rsid="0026c722" style:font-size-asian="12pt" style:font-weight-asian="bold" style:font-size-complex="12pt" style:font-weight-complex="bold"/>
    </style:style>
    <style:style style:name="P420" style:family="paragraph" style:parent-style-name="Standard">
      <style:text-properties fo:font-variant="normal" fo:text-transform="none" fo:color="#252525" style:font-name="Liberation Serif" fo:font-size="12pt" fo:letter-spacing="normal" fo:font-style="normal" fo:font-weight="normal" officeooo:rsid="00194d40" officeooo:paragraph-rsid="0026c722" style:font-size-asian="12pt" style:font-weight-asian="bold" style:font-size-complex="12pt" style:font-weight-complex="bold"/>
    </style:style>
    <style:style style:name="P421" style:family="paragraph" style:parent-style-name="Standard">
      <style:text-properties fo:font-variant="normal" fo:text-transform="none" fo:color="#252525" style:font-name="Liberation Serif" fo:font-size="12pt" fo:letter-spacing="normal" fo:font-style="normal" fo:font-weight="normal" officeooo:rsid="00197f18" officeooo:paragraph-rsid="0026c722" style:font-size-asian="12pt" style:font-weight-asian="bold" style:font-size-complex="12pt" style:font-weight-complex="bold"/>
    </style:style>
    <style:style style:name="P422" style:family="paragraph" style:parent-style-name="Standard">
      <style:text-properties fo:font-variant="normal" fo:text-transform="none" fo:color="#252525" style:font-name="Liberation Serif" fo:font-size="12pt" fo:letter-spacing="normal" fo:font-style="normal" fo:font-weight="normal" officeooo:rsid="001aae8f" officeooo:paragraph-rsid="0026c722" style:font-size-asian="12pt" style:font-weight-asian="bold" style:font-size-complex="12pt" style:font-weight-complex="bold"/>
    </style:style>
    <style:style style:name="P423" style:family="paragraph" style:parent-style-name="Standard">
      <style:text-properties fo:font-variant="normal" fo:text-transform="none" fo:color="#252525" style:font-name="Liberation Serif" fo:font-size="12pt" fo:letter-spacing="normal" fo:font-style="normal" fo:font-weight="normal" officeooo:rsid="001b1ab0" officeooo:paragraph-rsid="0026c722" style:font-size-asian="12pt" style:font-weight-asian="bold" style:font-size-complex="12pt" style:font-weight-complex="bold"/>
    </style:style>
    <style:style style:name="P424" style:family="paragraph" style:parent-style-name="Standard">
      <style:text-properties fo:font-variant="normal" fo:text-transform="none" fo:color="#252525" style:font-name="Liberation Serif" fo:font-size="12pt" fo:letter-spacing="normal" fo:font-style="normal" fo:font-weight="normal" officeooo:rsid="001ba799" officeooo:paragraph-rsid="0026c722" style:font-size-asian="12pt" style:font-weight-asian="bold" style:font-size-complex="12pt" style:font-weight-complex="bold"/>
    </style:style>
    <style:style style:name="P425" style:family="paragraph" style:parent-style-name="Standard">
      <style:text-properties fo:font-variant="normal" fo:text-transform="none" fo:color="#252525" style:font-name="Liberation Serif" fo:font-size="12pt" fo:letter-spacing="normal" fo:font-style="normal" fo:font-weight="normal" officeooo:rsid="001dc6bb" officeooo:paragraph-rsid="0026c722" style:font-size-asian="12pt" style:font-weight-asian="bold" style:font-size-complex="12pt" style:font-weight-complex="bold"/>
    </style:style>
    <style:style style:name="P426" style:family="paragraph" style:parent-style-name="Standard">
      <style:text-properties fo:font-variant="normal" fo:text-transform="none" fo:color="#252525" style:font-name="Liberation Serif" fo:font-size="12pt" fo:letter-spacing="normal" fo:font-style="normal" fo:font-weight="normal" officeooo:rsid="001eced6" officeooo:paragraph-rsid="0026c722" style:font-size-asian="12pt" style:font-weight-asian="bold" style:font-size-complex="12pt" style:font-weight-complex="bold"/>
    </style:style>
    <style:style style:name="P427" style:family="paragraph" style:parent-style-name="Standard">
      <style:text-properties fo:font-variant="normal" fo:text-transform="none" fo:color="#252525" style:font-name="Liberation Serif" fo:font-size="12pt" fo:letter-spacing="normal" fo:font-style="normal" fo:font-weight="normal" officeooo:rsid="001f7e6d" officeooo:paragraph-rsid="0026c722" style:font-size-asian="12pt" style:font-weight-asian="bold" style:font-size-complex="12pt" style:font-weight-complex="bold"/>
    </style:style>
    <style:style style:name="P428" style:family="paragraph" style:parent-style-name="Standard">
      <style:text-properties fo:font-variant="normal" fo:text-transform="none" fo:color="#252525" style:font-name="Liberation Serif" fo:font-size="12pt" fo:letter-spacing="normal" fo:font-style="normal" fo:font-weight="normal" officeooo:rsid="00211897" officeooo:paragraph-rsid="0026c722" style:font-size-asian="12pt" style:font-weight-asian="bold" style:font-size-complex="12pt" style:font-weight-complex="bold"/>
    </style:style>
    <style:style style:name="P429" style:family="paragraph" style:parent-style-name="Standard">
      <style:text-properties fo:font-variant="normal" fo:text-transform="none" fo:color="#252525" style:font-name="Liberation Serif" fo:font-size="12pt" fo:letter-spacing="normal" fo:font-style="normal" fo:font-weight="normal" officeooo:rsid="0021874f" officeooo:paragraph-rsid="0026c722" style:font-size-asian="12pt" style:font-weight-asian="bold" style:font-size-complex="12pt" style:font-weight-complex="bold"/>
    </style:style>
    <style:style style:name="P430" style:family="paragraph" style:parent-style-name="Standard">
      <style:text-properties fo:font-variant="normal" fo:text-transform="none" fo:color="#252525" style:font-name="Liberation Serif" fo:font-size="12pt" fo:letter-spacing="normal" fo:font-style="normal" fo:font-weight="normal" officeooo:rsid="00224684" officeooo:paragraph-rsid="0026c722" style:font-size-asian="12pt" style:font-weight-asian="bold" style:font-size-complex="12pt" style:font-weight-complex="bold"/>
    </style:style>
    <style:style style:name="P431" style:family="paragraph" style:parent-style-name="Standard">
      <style:text-properties fo:font-variant="normal" fo:text-transform="none" fo:color="#252525" style:font-name="Liberation Serif" fo:font-size="12pt" fo:letter-spacing="normal" fo:font-style="normal" fo:font-weight="normal" officeooo:rsid="00228a8c" officeooo:paragraph-rsid="0026c722" style:font-size-asian="12pt" style:font-weight-asian="bold" style:font-size-complex="12pt" style:font-weight-complex="bold"/>
    </style:style>
    <style:style style:name="P432" style:family="paragraph" style:parent-style-name="Standard">
      <style:text-properties fo:font-variant="normal" fo:text-transform="none" fo:color="#252525" style:font-name="Liberation Serif" fo:font-size="12pt" fo:letter-spacing="normal" fo:font-style="normal" fo:font-weight="normal" officeooo:rsid="00231272" officeooo:paragraph-rsid="0026c722" style:font-size-asian="12pt" style:font-weight-asian="bold" style:font-size-complex="12pt" style:font-weight-complex="bold"/>
    </style:style>
    <style:style style:name="P433" style:family="paragraph" style:parent-style-name="Standard">
      <style:text-properties fo:font-variant="normal" fo:text-transform="none" fo:color="#252525" style:font-name="Liberation Serif" fo:font-size="12pt" fo:letter-spacing="normal" fo:font-style="normal" fo:font-weight="normal" officeooo:rsid="00235dd3" officeooo:paragraph-rsid="0026c722" style:font-size-asian="12pt" style:font-weight-asian="bold" style:font-size-complex="12pt" style:font-weight-complex="bold"/>
    </style:style>
    <style:style style:name="P434" style:family="paragraph" style:parent-style-name="Standard">
      <style:text-properties fo:font-variant="normal" fo:text-transform="none" fo:color="#252525" style:font-name="Liberation Serif" fo:font-size="12pt" fo:letter-spacing="normal" fo:font-style="normal" fo:font-weight="normal" officeooo:rsid="0024735e" officeooo:paragraph-rsid="0026c722" style:font-size-asian="12pt" style:font-weight-asian="bold" style:font-size-complex="12pt" style:font-weight-complex="bold"/>
    </style:style>
    <style:style style:name="P435" style:family="paragraph" style:parent-style-name="Standard">
      <style:text-properties fo:font-variant="normal" fo:text-transform="none" fo:color="#252525" style:font-name="Liberation Serif" fo:font-size="12pt" fo:letter-spacing="normal" fo:font-style="normal" fo:font-weight="normal" officeooo:rsid="00266b0b" officeooo:paragraph-rsid="0026c722" style:font-size-asian="12pt" style:font-weight-asian="bold" style:font-size-complex="12pt" style:font-weight-complex="bold"/>
    </style:style>
    <style:style style:name="P436" style:family="paragraph" style:parent-style-name="Standard">
      <style:text-properties fo:font-variant="normal" fo:text-transform="none" fo:color="#252525" style:font-name="Liberation Serif" fo:font-size="12pt" fo:letter-spacing="normal" fo:font-style="normal" fo:font-weight="normal" officeooo:rsid="0027913d" officeooo:paragraph-rsid="0026c722" style:font-size-asian="12pt" style:font-weight-asian="bold" style:font-size-complex="12pt" style:font-weight-complex="bold"/>
    </style:style>
    <style:style style:name="P437" style:family="paragraph" style:parent-style-name="Standard">
      <style:text-properties fo:font-variant="normal" fo:text-transform="none" fo:color="#252525" style:font-name="Liberation Serif" fo:font-size="12pt" fo:letter-spacing="normal" fo:font-style="normal" fo:font-weight="normal" officeooo:rsid="002861e7" officeooo:paragraph-rsid="0026c722" style:font-size-asian="12pt" style:font-weight-asian="bold" style:font-size-complex="12pt" style:font-weight-complex="bold"/>
    </style:style>
    <style:style style:name="P438" style:family="paragraph" style:parent-style-name="Standard">
      <style:text-properties fo:font-variant="normal" fo:text-transform="none" fo:color="#252525" style:font-name="Liberation Serif" fo:font-size="12pt" fo:letter-spacing="normal" fo:font-style="normal" fo:font-weight="normal" officeooo:rsid="00286525" officeooo:paragraph-rsid="0026c722" style:font-size-asian="12pt" style:font-weight-asian="bold" style:font-size-complex="12pt" style:font-weight-complex="bold"/>
    </style:style>
    <style:style style:name="P439" style:family="paragraph" style:parent-style-name="Standard">
      <style:text-properties fo:font-variant="normal" fo:text-transform="none" fo:color="#252525" style:font-name="Liberation Serif" fo:font-size="12pt" fo:letter-spacing="normal" fo:font-style="normal" fo:font-weight="normal" officeooo:rsid="002a09eb" officeooo:paragraph-rsid="0026c722" style:font-size-asian="12pt" style:font-weight-asian="bold" style:font-size-complex="12pt" style:font-weight-complex="bold"/>
    </style:style>
    <style:style style:name="P440" style:family="paragraph" style:parent-style-name="Standard">
      <style:text-properties fo:font-variant="normal" fo:text-transform="none" fo:color="#252525" style:font-name="Liberation Serif" fo:font-size="12pt" fo:letter-spacing="normal" fo:font-style="normal" fo:font-weight="normal" officeooo:rsid="002a8363" officeooo:paragraph-rsid="0026c722" style:font-size-asian="12pt" style:font-weight-asian="bold" style:font-size-complex="12pt" style:font-weight-complex="bold"/>
    </style:style>
    <style:style style:name="P441" style:family="paragraph" style:parent-style-name="Standard">
      <style:text-properties fo:font-variant="normal" fo:text-transform="none" fo:color="#252525" style:font-name="Liberation Serif" fo:font-size="12pt" fo:letter-spacing="normal" fo:font-style="normal" fo:font-weight="normal" officeooo:rsid="002b2ec6" officeooo:paragraph-rsid="0026c722" style:font-size-asian="12pt" style:font-weight-asian="bold" style:font-size-complex="12pt" style:font-weight-complex="bold"/>
    </style:style>
    <style:style style:name="P442" style:family="paragraph" style:parent-style-name="Standard">
      <style:text-properties fo:font-variant="normal" fo:text-transform="none" fo:color="#252525" style:font-name="Liberation Serif" fo:font-size="12pt" fo:letter-spacing="normal" fo:font-style="normal" fo:font-weight="normal" officeooo:rsid="002c4ad9" officeooo:paragraph-rsid="0026c722" style:font-size-asian="12pt" style:font-weight-asian="bold" style:font-size-complex="12pt" style:font-weight-complex="bold"/>
    </style:style>
    <style:style style:name="P443" style:family="paragraph" style:parent-style-name="Standard">
      <style:text-properties fo:font-variant="normal" fo:text-transform="none" fo:color="#252525" style:font-name="Liberation Serif" fo:font-size="12pt" fo:letter-spacing="normal" fo:font-style="normal" fo:font-weight="normal" officeooo:rsid="002d0dcb" officeooo:paragraph-rsid="0026c722" style:font-size-asian="12pt" style:font-weight-asian="bold" style:font-size-complex="12pt" style:font-weight-complex="bold"/>
    </style:style>
    <style:style style:name="P444" style:family="paragraph" style:parent-style-name="Standard">
      <style:text-properties fo:font-variant="normal" fo:text-transform="none" fo:color="#252525" style:font-name="Liberation Serif" fo:font-size="12pt" fo:letter-spacing="normal" fo:font-style="normal" fo:font-weight="normal" officeooo:rsid="002eea17" officeooo:paragraph-rsid="0026c722" style:font-size-asian="12pt" style:font-weight-asian="bold" style:font-size-complex="12pt" style:font-weight-complex="bold"/>
    </style:style>
    <style:style style:name="P445" style:family="paragraph" style:parent-style-name="Standard">
      <style:text-properties fo:font-variant="normal" fo:text-transform="none" fo:color="#252525" style:font-name="Liberation Serif" fo:font-size="12pt" fo:letter-spacing="normal" fo:font-style="normal" fo:font-weight="normal" officeooo:rsid="002f9ee3" officeooo:paragraph-rsid="0026c722" style:font-size-asian="12pt" style:font-weight-asian="bold" style:font-size-complex="12pt" style:font-weight-complex="bold"/>
    </style:style>
    <style:style style:name="P446" style:family="paragraph" style:parent-style-name="Standard">
      <style:text-properties fo:font-variant="normal" fo:text-transform="none" fo:color="#252525" style:font-name="Liberation Serif" fo:font-size="12pt" fo:letter-spacing="normal" fo:font-style="normal" fo:font-weight="normal" officeooo:rsid="002fbc86" officeooo:paragraph-rsid="0026c722" style:font-size-asian="12pt" style:font-weight-asian="bold" style:font-size-complex="12pt" style:font-weight-complex="bold"/>
    </style:style>
    <style:style style:name="P447" style:family="paragraph" style:parent-style-name="Standard">
      <style:text-properties fo:font-variant="normal" fo:text-transform="none" fo:color="#252525" style:font-name="Liberation Serif" fo:font-size="12pt" fo:letter-spacing="normal" fo:font-style="normal" fo:font-weight="normal" officeooo:rsid="00324590" officeooo:paragraph-rsid="0026c722" style:font-size-asian="12pt" style:font-weight-asian="bold" style:font-size-complex="12pt" style:font-weight-complex="bold"/>
    </style:style>
    <style:style style:name="P448" style:family="paragraph" style:parent-style-name="Standard">
      <style:text-properties fo:font-variant="normal" fo:text-transform="none" fo:color="#252525" style:font-name="Liberation Serif" fo:font-size="12pt" fo:letter-spacing="normal" fo:font-style="normal" fo:font-weight="normal" officeooo:rsid="00339103" officeooo:paragraph-rsid="0026c722" style:font-size-asian="12pt" style:font-weight-asian="bold" style:font-size-complex="12pt" style:font-weight-complex="bold"/>
    </style:style>
    <style:style style:name="P449" style:family="paragraph" style:parent-style-name="Standard">
      <style:text-properties fo:font-variant="normal" fo:text-transform="none" fo:color="#252525" style:font-name="Liberation Serif" fo:font-size="12pt" fo:letter-spacing="normal" fo:font-style="normal" fo:font-weight="normal" officeooo:rsid="0034e498" officeooo:paragraph-rsid="0026c722" style:font-size-asian="12pt" style:font-weight-asian="bold" style:font-size-complex="12pt" style:font-weight-complex="bold"/>
    </style:style>
    <style:style style:name="P450" style:family="paragraph" style:parent-style-name="Standard">
      <style:text-properties fo:font-variant="normal" fo:text-transform="none" fo:color="#252525" style:font-name="Liberation Serif" fo:font-size="12pt" fo:letter-spacing="normal" fo:font-style="normal" fo:font-weight="normal" officeooo:rsid="0035c0de" officeooo:paragraph-rsid="0026c722" style:font-size-asian="12pt" style:font-weight-asian="bold" style:font-size-complex="12pt" style:font-weight-complex="bold"/>
    </style:style>
    <style:style style:name="P451" style:family="paragraph" style:parent-style-name="Standard">
      <style:text-properties fo:font-variant="normal" fo:text-transform="none" fo:color="#252525" style:font-name="Liberation Serif" fo:font-size="12pt" fo:letter-spacing="normal" fo:font-style="normal" fo:font-weight="normal" officeooo:rsid="0036c186" officeooo:paragraph-rsid="0026c722" style:font-size-asian="12pt" style:font-weight-asian="bold" style:font-size-complex="12pt" style:font-weight-complex="bold"/>
    </style:style>
    <style:style style:name="P452" style:family="paragraph" style:parent-style-name="Standard">
      <style:text-properties fo:font-variant="normal" fo:text-transform="none" fo:color="#252525" style:font-name="Liberation Serif" fo:font-size="12pt" fo:letter-spacing="normal" fo:font-style="normal" fo:font-weight="normal" officeooo:rsid="00383fe9" officeooo:paragraph-rsid="0026c722" style:font-size-asian="12pt" style:font-weight-asian="bold" style:font-size-complex="12pt" style:font-weight-complex="bold"/>
    </style:style>
    <style:style style:name="P453" style:family="paragraph" style:parent-style-name="Standard">
      <style:text-properties fo:font-variant="normal" fo:text-transform="none" fo:color="#252525" style:font-name="Liberation Serif" fo:font-size="12pt" fo:letter-spacing="normal" fo:font-style="normal" fo:font-weight="normal" officeooo:rsid="0039b877" officeooo:paragraph-rsid="0026c722" style:font-size-asian="12pt" style:font-weight-asian="bold" style:font-size-complex="12pt" style:font-weight-complex="bold"/>
    </style:style>
    <style:style style:name="P454" style:family="paragraph" style:parent-style-name="Standard">
      <style:text-properties fo:font-variant="normal" fo:text-transform="none" fo:color="#252525" style:font-name="Liberation Serif" fo:font-size="12pt" fo:letter-spacing="normal" fo:font-style="normal" fo:font-weight="normal" officeooo:rsid="003bb5f6" officeooo:paragraph-rsid="0026c722" style:font-size-asian="12pt" style:font-weight-asian="bold" style:font-size-complex="12pt" style:font-weight-complex="bold"/>
    </style:style>
    <style:style style:name="P455" style:family="paragraph" style:parent-style-name="Standard">
      <style:text-properties fo:font-variant="normal" fo:text-transform="none" fo:color="#252525" style:font-name="Liberation Serif" fo:font-size="12pt" fo:letter-spacing="normal" fo:font-style="normal" fo:font-weight="normal" officeooo:rsid="003c7169" officeooo:paragraph-rsid="0026c722" style:font-size-asian="12pt" style:font-weight-asian="bold" style:font-size-complex="12pt" style:font-weight-complex="bold"/>
    </style:style>
    <style:style style:name="P456" style:family="paragraph" style:parent-style-name="Standard">
      <style:text-properties fo:font-variant="normal" fo:text-transform="none" fo:color="#252525" style:font-name="Liberation Serif" fo:font-size="12pt" fo:letter-spacing="normal" fo:font-style="normal" fo:font-weight="normal" officeooo:rsid="003d34eb" officeooo:paragraph-rsid="0026c722" style:font-size-asian="12pt" style:font-weight-asian="bold" style:font-size-complex="12pt" style:font-weight-complex="bold"/>
    </style:style>
    <style:style style:name="P457" style:family="paragraph" style:parent-style-name="Standard">
      <style:text-properties fo:font-variant="normal" fo:text-transform="none" fo:color="#252525" style:font-name="Liberation Serif" fo:font-size="12pt" fo:letter-spacing="normal" fo:font-style="normal" fo:font-weight="normal" officeooo:rsid="003ef6c7" officeooo:paragraph-rsid="0026c722" style:font-size-asian="12pt" style:font-weight-asian="bold" style:font-size-complex="12pt" style:font-weight-complex="bold"/>
    </style:style>
    <style:style style:name="P458" style:family="paragraph" style:parent-style-name="Standard">
      <style:text-properties fo:font-variant="normal" fo:text-transform="none" fo:color="#252525" style:font-name="Liberation Serif" fo:font-size="12pt" fo:letter-spacing="normal" fo:font-style="normal" fo:font-weight="normal" officeooo:rsid="0040e4ea" officeooo:paragraph-rsid="0026c722" style:font-size-asian="12pt" style:font-weight-asian="bold" style:font-size-complex="12pt" style:font-weight-complex="bold"/>
    </style:style>
    <style:style style:name="P459" style:family="paragraph" style:parent-style-name="Standard">
      <style:text-properties fo:font-variant="normal" fo:text-transform="none" fo:color="#252525" style:font-name="Liberation Serif" fo:font-size="12pt" fo:letter-spacing="normal" fo:font-style="normal" fo:font-weight="normal" officeooo:rsid="00417577" officeooo:paragraph-rsid="0026c722" style:font-size-asian="12pt" style:font-weight-asian="bold" style:font-size-complex="12pt" style:font-weight-complex="bold"/>
    </style:style>
    <style:style style:name="P460" style:family="paragraph" style:parent-style-name="Standard">
      <style:text-properties fo:font-variant="normal" fo:text-transform="none" fo:color="#252525" style:font-name="Liberation Serif" fo:font-size="12pt" fo:letter-spacing="normal" fo:font-style="normal" fo:font-weight="normal" officeooo:rsid="00424460" officeooo:paragraph-rsid="0026c722" style:font-size-asian="12pt" style:font-weight-asian="bold" style:font-size-complex="12pt" style:font-weight-complex="bold"/>
    </style:style>
    <style:style style:name="P461" style:family="paragraph" style:parent-style-name="Standard">
      <style:text-properties fo:font-variant="normal" fo:text-transform="none" fo:color="#252525" style:font-name="Liberation Serif" fo:font-size="12pt" fo:letter-spacing="normal" fo:font-style="normal" fo:font-weight="normal" officeooo:rsid="004403b2" officeooo:paragraph-rsid="0026c722" style:font-size-asian="12pt" style:font-weight-asian="bold" style:font-size-complex="12pt" style:font-weight-complex="bold"/>
    </style:style>
    <style:style style:name="P462" style:family="paragraph" style:parent-style-name="Standard">
      <style:text-properties fo:font-variant="normal" fo:text-transform="none" fo:color="#252525" style:font-name="Liberation Serif" fo:font-size="12pt" fo:letter-spacing="normal" fo:font-style="normal" fo:font-weight="normal" officeooo:rsid="00761864" officeooo:paragraph-rsid="00761864"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6c722" style:font-size-asian="12pt" style:font-style-asian="normal" style:font-size-complex="12pt" style:font-style-complex="normal"/>
    </style:style>
    <style:style style:name="P464"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465" style:family="paragraph" style:parent-style-name="Standard">
      <style:text-properties fo:font-variant="normal" fo:text-transform="none" fo:color="#252525" style:font-name="Liberation Serif" fo:font-size="12pt" fo:letter-spacing="normal" fo:font-style="italic" fo:font-weight="normal" officeooo:rsid="00544b81" officeooo:paragraph-rsid="0026c722" style:font-size-asian="12pt" style:font-style-asian="italic" style:font-size-complex="12pt" style:font-style-complex="italic"/>
    </style:style>
    <style:style style:name="P466" style:family="paragraph" style:parent-style-name="Standard">
      <style:text-properties fo:font-variant="normal" fo:text-transform="none" fo:color="#252525" style:font-name="Liberation Serif" fo:font-size="12pt" fo:letter-spacing="normal" fo:font-style="italic" fo:font-weight="normal" officeooo:rsid="00563e71" officeooo:paragraph-rsid="0026c722" style:font-size-asian="12pt" style:font-style-asian="italic" style:font-size-complex="12pt" style:font-style-complex="italic"/>
    </style:style>
    <style:style style:name="P467" style:family="paragraph" style:parent-style-name="Standard">
      <style:text-properties fo:font-variant="normal" fo:text-transform="none" fo:color="#252525" style:font-name="Liberation Serif" fo:font-size="12pt" fo:letter-spacing="normal" fo:font-style="italic" fo:font-weight="normal" officeooo:rsid="0062b3dc" officeooo:paragraph-rsid="0026c722" style:font-size-asian="12pt" style:font-style-asian="italic" style:font-size-complex="12pt" style:font-style-complex="italic"/>
    </style:style>
    <style:style style:name="P468" style:family="paragraph" style:parent-style-name="Standard">
      <style:text-properties fo:font-variant="normal" fo:text-transform="none" fo:color="#252525" style:font-name="Liberation Serif" fo:font-size="12pt" fo:letter-spacing="normal" fo:font-style="italic" fo:font-weight="normal" officeooo:rsid="0068b8db" officeooo:paragraph-rsid="0026c722" style:font-size-asian="12pt" style:font-style-asian="italic" style:font-size-complex="12pt" style:font-style-complex="italic"/>
    </style:style>
    <style:style style:name="P469" style:family="paragraph" style:parent-style-name="Standard">
      <style:text-properties fo:font-variant="normal" fo:text-transform="none" fo:color="#252525" style:font-name="Liberation Serif" fo:font-size="12pt" fo:letter-spacing="normal" fo:font-style="italic" fo:font-weight="normal" officeooo:rsid="006cccfe" officeooo:paragraph-rsid="0026c722" style:font-size-asian="12pt" style:font-style-asian="italic" style:font-size-complex="12pt" style:font-style-complex="italic"/>
    </style:style>
    <style:style style:name="P470" style:family="paragraph" style:parent-style-name="Standard">
      <style:text-properties fo:font-variant="normal" fo:text-transform="none" fo:color="#252525" style:font-name="Liberation Serif" fo:font-size="12pt" fo:letter-spacing="normal" fo:font-style="italic" fo:font-weight="normal" officeooo:rsid="002292ec" officeooo:paragraph-rsid="0026c722" style:font-size-asian="12pt" style:font-style-asian="italic" style:font-size-complex="12pt" style:font-style-complex="italic"/>
    </style:style>
    <style:style style:name="P471"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472"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473"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474"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475"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476"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477"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478"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479"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480"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481"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482"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483"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484"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485"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486"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487"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488"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489"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490"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491"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492"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493"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494"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495"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496"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497"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498"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499"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500"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501"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502"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503"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504"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505"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506"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507"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508"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509"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510"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511"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512"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513"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514" style:family="paragraph" style:parent-style-name="Standard">
      <style:text-properties fo:font-variant="normal" fo:text-transform="none" fo:color="#000000" style:font-name="Liberation Serif" fo:font-size="12pt" fo:letter-spacing="normal" fo:font-style="normal" fo:font-weight="normal" officeooo:rsid="00ad04ae" officeooo:paragraph-rsid="00465101" style:font-size-asian="12pt" style:font-weight-asian="normal" style:font-size-complex="12pt" style:font-weight-complex="normal"/>
    </style:style>
    <style:style style:name="P5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5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5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5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c722" style:font-size-asian="12pt" style:font-size-complex="12pt"/>
    </style:style>
    <style:style style:name="P519"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5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5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5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5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5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5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5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5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5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5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5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5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5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5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5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5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5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5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5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5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55c68d" style:font-size-asian="12pt" style:font-size-complex="12pt"/>
    </style:style>
    <style:style style:name="P5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5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5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5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6c722" style:font-size-asian="12pt" style:font-size-complex="12pt"/>
    </style:style>
    <style:style style:name="P5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5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5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5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5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5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5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5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5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5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5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5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5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5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5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5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5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c722" style:font-size-asian="12pt" style:font-size-complex="12pt"/>
    </style:style>
    <style:style style:name="P5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c722" style:font-size-asian="12pt" style:font-size-complex="12pt"/>
    </style:style>
    <style:style style:name="P5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c722" style:font-size-asian="12pt" style:font-size-complex="12pt"/>
    </style:style>
    <style:style style:name="P5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c722" style:font-size-asian="12pt" style:font-size-complex="12pt"/>
    </style:style>
    <style:style style:name="P5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c722" style:font-size-asian="12pt" style:font-size-complex="12pt"/>
    </style:style>
    <style:style style:name="P5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c722" style:font-size-asian="12pt" style:font-size-complex="12pt"/>
    </style:style>
    <style:style style:name="P5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c722" style:font-size-asian="12pt" style:font-size-complex="12pt"/>
    </style:style>
    <style:style style:name="P5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c722" style:font-size-asian="12pt" style:font-size-complex="12pt"/>
    </style:style>
    <style:style style:name="P5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c722" style:font-size-asian="12pt" style:font-size-complex="12pt"/>
    </style:style>
    <style:style style:name="P5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c722" style:font-size-asian="12pt" style:font-size-complex="12pt"/>
    </style:style>
    <style:style style:name="P5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c722" style:font-size-asian="12pt" style:font-size-complex="12pt"/>
    </style:style>
    <style:style style:name="P5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c722" style:font-size-asian="12pt" style:font-size-complex="12pt"/>
    </style:style>
    <style:style style:name="P5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c722" style:font-size-asian="12pt" style:font-size-complex="12pt"/>
    </style:style>
    <style:style style:name="P5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c722" style:font-size-asian="12pt" style:font-size-complex="12pt"/>
    </style:style>
    <style:style style:name="P5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c722" style:font-size-asian="12pt" style:font-size-complex="12pt"/>
    </style:style>
    <style:style style:name="P5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c722" style:font-size-asian="12pt" style:font-size-complex="12pt"/>
    </style:style>
    <style:style style:name="P5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c722" style:font-size-asian="12pt" style:font-size-complex="12pt"/>
    </style:style>
    <style:style style:name="P5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c722" style:font-size-asian="12pt" style:font-size-complex="12pt"/>
    </style:style>
    <style:style style:name="P5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c722" style:font-size-asian="12pt" style:font-size-complex="12pt"/>
    </style:style>
    <style:style style:name="P5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40aa89" style:font-size-asian="12pt" style:font-size-complex="12pt"/>
    </style:style>
    <style:style style:name="P5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c722" style:font-size-asian="12pt" style:font-size-complex="12pt"/>
    </style:style>
    <style:style style:name="P5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c722" style:font-size-asian="12pt" style:font-size-complex="12pt"/>
    </style:style>
    <style:style style:name="P5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c722" style:font-size-asian="12pt" style:font-size-complex="12pt"/>
    </style:style>
    <style:style style:name="P5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c722" style:font-size-asian="12pt" style:font-size-complex="12pt"/>
    </style:style>
    <style:style style:name="P5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c722" style:font-size-asian="12pt" style:font-size-complex="12pt"/>
    </style:style>
    <style:style style:name="P5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c722" style:font-size-asian="12pt" style:font-size-complex="12pt"/>
    </style:style>
    <style:style style:name="P5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c722" style:font-size-asian="12pt" style:font-size-complex="12pt"/>
    </style:style>
    <style:style style:name="P5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c722" style:font-size-asian="12pt" style:font-size-complex="12pt"/>
    </style:style>
    <style:style style:name="P5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c722" style:font-size-asian="12pt" style:font-size-complex="12pt"/>
    </style:style>
    <style:style style:name="P5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5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5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5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5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5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5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5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5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5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3d7719" style:font-size-asian="12pt" style:font-size-complex="12pt"/>
    </style:style>
    <style:style style:name="P6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3e1302" style:font-size-asian="12pt" style:font-size-complex="12pt"/>
    </style:style>
    <style:style style:name="P6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3f186c" style:font-size-asian="12pt" style:font-size-complex="12pt"/>
    </style:style>
    <style:style style:name="P6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61286f" style:font-size-asian="12pt" style:font-size-complex="12pt"/>
    </style:style>
    <style:style style:name="P6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7a38fd" style:font-size-asian="12pt" style:font-size-complex="12pt"/>
    </style:style>
    <style:style style:name="P60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60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60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c722" style:font-size-asian="12pt" style:font-style-asian="italic" style:font-size-complex="12pt" style:font-style-complex="italic"/>
    </style:style>
    <style:style style:name="P60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60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60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61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61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61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6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c722" style:font-size-asian="12pt" style:font-weight-asian="normal" style:font-size-complex="12pt" style:font-weight-complex="normal"/>
    </style:style>
    <style:style style:name="P6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c722" style:font-size-asian="12pt" style:font-weight-asian="normal" style:font-size-complex="12pt" style:font-weight-complex="normal"/>
    </style:style>
    <style:style style:name="P6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c722" style:font-size-asian="12pt" style:font-weight-asian="normal" style:font-size-complex="12pt" style:font-weight-complex="normal"/>
    </style:style>
    <style:style style:name="P61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c722" style:font-size-asian="12pt" style:font-weight-asian="normal" style:font-size-complex="12pt" style:font-weight-complex="normal"/>
    </style:style>
    <style:style style:name="P61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c722" style:font-size-asian="12pt" style:font-weight-asian="normal" style:font-size-complex="12pt" style:font-weight-complex="normal"/>
    </style:style>
    <style:style style:name="P61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c722" style:font-size-asian="12pt" style:font-weight-asian="normal" style:font-size-complex="12pt" style:font-weight-complex="normal"/>
    </style:style>
    <style:style style:name="P6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26c722" style:text-blinking="false" style:font-size-asian="12pt" style:font-size-complex="12pt"/>
    </style:style>
    <style:style style:name="P6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26c722" style:text-blinking="false" style:font-size-asian="12pt" style:font-size-complex="12pt"/>
    </style:style>
    <style:style style:name="P6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26c722" style:text-blinking="false" style:font-size-asian="12pt" style:font-size-complex="12pt"/>
    </style:style>
    <style:style style:name="P6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26c722" style:text-blinking="false" style:font-size-asian="12pt" style:font-size-complex="12pt"/>
    </style:style>
    <style:style style:name="P6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26c722" style:text-blinking="false" style:font-size-asian="12pt" style:font-size-complex="12pt"/>
    </style:style>
    <style:style style:name="P6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26c722" style:text-blinking="false" style:font-size-asian="12pt" style:font-size-complex="12pt"/>
    </style:style>
    <style:style style:name="P6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26c722" style:text-blinking="false" style:font-size-asian="12pt" style:font-size-complex="12pt"/>
    </style:style>
    <style:style style:name="P6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26c722" style:text-blinking="false" style:font-size-asian="12pt" style:font-size-complex="12pt"/>
    </style:style>
    <style:style style:name="P6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26c722" style:text-blinking="false" style:font-size-asian="12pt" style:font-size-complex="12pt"/>
    </style:style>
    <style:style style:name="P6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26c722" style:text-blinking="false" style:font-size-asian="12pt" style:font-size-complex="12pt"/>
    </style:style>
    <style:style style:name="P6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26c722" style:text-blinking="false" style:font-size-asian="12pt" style:font-size-complex="12pt"/>
    </style:style>
    <style:style style:name="P63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26c722" style:text-blinking="false" style:font-size-asian="12pt" style:font-size-complex="12pt"/>
    </style:style>
    <style:style style:name="P63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26c722" style:text-blinking="false" style:font-size-asian="12pt" style:font-size-complex="12pt"/>
    </style:style>
    <style:style style:name="P6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26c722" style:text-blinking="false" style:font-size-asian="12pt" style:font-size-complex="12pt"/>
    </style:style>
    <style:style style:name="P6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26c722" style:text-blinking="false" style:font-size-asian="12pt" style:font-size-complex="12pt"/>
    </style:style>
    <style:style style:name="P6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26c722" style:text-blinking="false" style:font-size-asian="12pt" style:font-size-complex="12pt"/>
    </style:style>
    <style:style style:name="P63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26c722" style:text-blinking="false" style:font-size-asian="12pt" style:font-size-complex="12pt"/>
    </style:style>
    <style:style style:name="P63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26c722" style:text-blinking="false" style:font-size-asian="12pt" style:font-size-complex="12pt"/>
    </style:style>
    <style:style style:name="P63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26c722" style:text-blinking="false"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26c722"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26c722"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26c722" style:text-blinking="false" style:font-size-asian="12pt" style:font-size-complex="12pt"/>
    </style:style>
    <style:style style:name="P64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26c722" style:text-blinking="false" style:font-size-asian="12pt" style:font-size-complex="12pt"/>
    </style:style>
    <style:style style:name="P64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26c722" style:text-blinking="false" style:font-size-asian="12pt" style:font-size-complex="12pt"/>
    </style:style>
    <style:style style:name="P64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26c722" style:text-blinking="false" style:font-size-asian="12pt" style:font-size-complex="12pt"/>
    </style:style>
    <style:style style:name="P64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26c722" style:text-blinking="false" style:font-size-asian="12pt" style:font-size-complex="12pt"/>
    </style:style>
    <style:style style:name="P64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26c722" style:text-blinking="false" style:font-size-asian="12pt" style:font-size-complex="12pt"/>
    </style:style>
    <style:style style:name="P64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26c722" style:text-blinking="false" style:font-size-asian="12pt" style:font-size-complex="12pt"/>
    </style:style>
    <style:style style:name="P64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26c722" style:text-blinking="false" style:font-size-asian="12pt" style:font-size-complex="12pt"/>
    </style:style>
    <style:style style:name="P64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26c722" style:text-blinking="false" style:font-size-asian="12pt" style:font-size-complex="12pt"/>
    </style:style>
    <style:style style:name="P64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26c722" style:text-blinking="false"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26c722"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26c72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26c722" style:text-blinking="false" style:font-size-asian="12pt" style:font-size-complex="12pt"/>
    </style:style>
    <style:style style:name="P6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26c722" style:text-blinking="false" style:font-size-asian="12pt" style:font-size-complex="12pt"/>
    </style:style>
    <style:style style:name="P6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26c722" style:text-blinking="false" style:font-size-asian="12pt" style:font-size-complex="12pt"/>
    </style:style>
    <style:style style:name="P6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26c722" style:text-blinking="false" style:font-size-asian="12pt" style:font-size-complex="12pt"/>
    </style:style>
    <style:style style:name="P6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26c722" style:text-blinking="false" style:font-size-asian="12pt" style:font-size-complex="12pt"/>
    </style:style>
    <style:style style:name="P6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26c722" style:text-blinking="false" style:font-size-asian="12pt" style:font-size-complex="12pt"/>
    </style:style>
    <style:style style:name="P6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26c722" style:text-blinking="false"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26c722"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26c72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26c722"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26c72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26c722"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26c722"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26c72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26c72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26c72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26c722"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26c72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26c722"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26c722" style:text-blinking="false" style:font-size-asian="12pt" style:font-size-complex="12pt"/>
    </style:style>
    <style:style style:name="P672" style:family="paragraph" style:parent-style-name="Standard">
      <style:text-properties fo:font-variant="normal" fo:text-transform="none" fo:color="#1c1c1c" style:font-name="Liberation Serif" fo:font-size="12pt" fo:letter-spacing="normal" fo:font-style="normal" fo:font-weight="normal" officeooo:rsid="0074a242" officeooo:paragraph-rsid="0026c722" style:font-size-asian="12pt" style:font-size-complex="12pt"/>
    </style:style>
    <style:style style:name="P673" style:family="paragraph" style:parent-style-name="Standard">
      <style:text-properties fo:font-variant="normal" fo:text-transform="none" fo:color="#1c1c1c" style:font-name="Liberation Serif" fo:font-size="12pt" fo:letter-spacing="normal" fo:font-style="normal" fo:font-weight="normal" officeooo:rsid="0076ce77" officeooo:paragraph-rsid="0026c722" style:font-size-asian="12pt" style:font-size-complex="12pt"/>
    </style:style>
    <style:style style:name="P674" style:family="paragraph" style:parent-style-name="Standard">
      <style:text-properties fo:font-variant="normal" fo:text-transform="none" fo:color="#1c1c1c" style:font-name="Liberation Serif" fo:font-size="12pt" fo:letter-spacing="normal" fo:font-style="normal" fo:font-weight="normal" officeooo:rsid="00785dec" officeooo:paragraph-rsid="0026c722" style:font-size-asian="12pt" style:font-size-complex="12pt"/>
    </style:style>
    <style:style style:name="P675" style:family="paragraph" style:parent-style-name="Standard">
      <style:text-properties fo:font-variant="normal" fo:text-transform="none" fo:color="#1c1c1c" style:font-name="Liberation Serif" fo:font-size="12pt" fo:letter-spacing="normal" fo:font-style="normal" fo:font-weight="normal" officeooo:rsid="00791c0b" officeooo:paragraph-rsid="0026c722" style:font-size-asian="12pt" style:font-size-complex="12pt"/>
    </style:style>
    <style:style style:name="P676" style:family="paragraph" style:parent-style-name="Standard">
      <style:text-properties fo:font-variant="normal" fo:text-transform="none" fo:color="#1c1c1c" style:font-name="Liberation Serif" fo:font-size="12pt" fo:letter-spacing="normal" fo:font-style="normal" fo:font-weight="normal" officeooo:rsid="007a5b71" officeooo:paragraph-rsid="0026c722" style:font-size-asian="12pt" style:font-size-complex="12pt"/>
    </style:style>
    <style:style style:name="P677" style:family="paragraph" style:parent-style-name="Standard">
      <style:text-properties fo:font-variant="normal" fo:text-transform="none" fo:color="#1c1c1c" style:font-name="Liberation Serif" fo:font-size="12pt" fo:letter-spacing="normal" fo:font-style="normal" fo:font-weight="normal" officeooo:rsid="007c3a53" officeooo:paragraph-rsid="0026c722" style:font-size-asian="12pt" style:font-size-complex="12pt"/>
    </style:style>
    <style:style style:name="P678" style:family="paragraph" style:parent-style-name="Standard">
      <style:text-properties fo:font-variant="normal" fo:text-transform="none" fo:color="#1c1c1c" style:font-name="Liberation Serif" fo:font-size="12pt" fo:letter-spacing="normal" fo:font-style="normal" fo:font-weight="normal" officeooo:rsid="007d4d94" officeooo:paragraph-rsid="0026c722" style:font-size-asian="12pt" style:font-size-complex="12pt"/>
    </style:style>
    <style:style style:name="P679" style:family="paragraph" style:parent-style-name="Standard">
      <style:text-properties fo:font-variant="normal" fo:text-transform="none" fo:color="#1c1c1c" style:font-name="Liberation Serif" fo:font-size="12pt" fo:letter-spacing="normal" fo:font-style="normal" fo:font-weight="normal" officeooo:rsid="007dd789" officeooo:paragraph-rsid="0026c722" style:font-size-asian="12pt" style:font-size-complex="12pt"/>
    </style:style>
    <style:style style:name="P680" style:family="paragraph" style:parent-style-name="Standard">
      <style:text-properties fo:font-variant="normal" fo:text-transform="none" fo:color="#1c1c1c" style:font-name="Liberation Serif" fo:font-size="12pt" fo:letter-spacing="normal" fo:font-style="normal" fo:font-weight="normal" officeooo:rsid="007fb6fe" officeooo:paragraph-rsid="0026c722" style:font-size-asian="12pt" style:font-size-complex="12pt"/>
    </style:style>
    <style:style style:name="P681" style:family="paragraph" style:parent-style-name="Standard">
      <style:text-properties officeooo:rsid="00145ffb" officeooo:paragraph-rsid="0026c722"/>
    </style:style>
    <style:style style:name="P682" style:family="paragraph" style:parent-style-name="Standard">
      <style:text-properties officeooo:rsid="0016c570" officeooo:paragraph-rsid="0026c722"/>
    </style:style>
    <style:style style:name="P683" style:family="paragraph" style:parent-style-name="Standard">
      <style:text-properties officeooo:rsid="0017566a" officeooo:paragraph-rsid="0026c722"/>
    </style:style>
    <style:style style:name="P684" style:family="paragraph" style:parent-style-name="Standard">
      <style:text-properties officeooo:rsid="0017cc44" officeooo:paragraph-rsid="0026c722"/>
    </style:style>
    <style:style style:name="P685" style:family="paragraph" style:parent-style-name="Standard">
      <style:text-properties fo:font-style="italic" officeooo:rsid="0017cc44" officeooo:paragraph-rsid="0026c722" style:font-style-asian="italic" style:font-style-complex="italic"/>
    </style:style>
    <style:style style:name="P686" style:family="paragraph" style:parent-style-name="Standard">
      <style:text-properties fo:font-style="italic" officeooo:rsid="001c5ad8" officeooo:paragraph-rsid="0026c722" style:font-style-asian="italic" style:font-style-complex="italic"/>
    </style:style>
    <style:style style:name="P687" style:family="paragraph" style:parent-style-name="Standard">
      <style:text-properties fo:font-style="italic" officeooo:rsid="002f6bfd" officeooo:paragraph-rsid="0026c722" style:font-style-asian="italic" style:font-style-complex="italic"/>
    </style:style>
    <style:style style:name="P688" style:family="paragraph" style:parent-style-name="Standard">
      <style:text-properties fo:font-style="italic" officeooo:rsid="0026c09b" officeooo:paragraph-rsid="0026c722" style:font-style-asian="italic" style:font-style-complex="italic"/>
    </style:style>
    <style:style style:name="P689" style:family="paragraph" style:parent-style-name="Standard">
      <style:text-properties fo:font-style="italic" officeooo:rsid="0058bd82" officeooo:paragraph-rsid="0026c722" style:font-style-asian="italic" style:font-style-complex="italic"/>
    </style:style>
    <style:style style:name="P690" style:family="paragraph" style:parent-style-name="Standard">
      <style:text-properties fo:font-style="italic" officeooo:rsid="006ce295" officeooo:paragraph-rsid="0026c722" style:font-style-asian="italic" style:font-style-complex="italic"/>
    </style:style>
    <style:style style:name="P691" style:family="paragraph" style:parent-style-name="Standard">
      <style:text-properties fo:font-style="italic" officeooo:rsid="0034f860" officeooo:paragraph-rsid="0026c722" style:font-style-asian="italic" style:font-style-complex="italic"/>
    </style:style>
    <style:style style:name="P692" style:family="paragraph" style:parent-style-name="Standard">
      <style:text-properties fo:font-style="italic" officeooo:rsid="00511e41" officeooo:paragraph-rsid="0026c722" style:font-style-asian="italic" style:font-style-complex="italic"/>
    </style:style>
    <style:style style:name="P693" style:family="paragraph" style:parent-style-name="Standard">
      <style:text-properties fo:font-style="italic" officeooo:rsid="0052e6ca" officeooo:paragraph-rsid="0026c722" style:font-style-asian="italic" style:font-style-complex="italic"/>
    </style:style>
    <style:style style:name="P694" style:family="paragraph" style:parent-style-name="Standard">
      <style:paragraph-properties fo:text-align="start" style:justify-single-word="false"/>
      <style:text-properties fo:font-style="italic" officeooo:rsid="004ec5a9" officeooo:paragraph-rsid="0026c722" style:font-style-asian="italic" style:font-style-complex="italic"/>
    </style:style>
    <style:style style:name="P695" style:family="paragraph" style:parent-style-name="Standard">
      <style:paragraph-properties fo:text-align="start" style:justify-single-word="false"/>
      <style:text-properties fo:font-style="italic" officeooo:rsid="004fbcd3" officeooo:paragraph-rsid="0026c722" style:font-style-asian="italic" style:font-style-complex="italic"/>
    </style:style>
    <style:style style:name="P696" style:family="paragraph" style:parent-style-name="Standard">
      <style:text-properties fo:font-style="italic" officeooo:rsid="001b6782" officeooo:paragraph-rsid="0026c722" style:font-style-asian="italic" style:font-style-complex="italic"/>
    </style:style>
    <style:style style:name="P697" style:family="paragraph" style:parent-style-name="Standard">
      <style:text-properties fo:font-style="italic" officeooo:rsid="0021016f" officeooo:paragraph-rsid="0026c722" style:font-style-asian="italic" style:font-style-complex="italic"/>
    </style:style>
    <style:style style:name="P698" style:family="paragraph" style:parent-style-name="Standard">
      <style:text-properties fo:font-style="italic" officeooo:rsid="00250f8f" officeooo:paragraph-rsid="0026c722" style:font-style-asian="italic" style:font-style-complex="italic"/>
    </style:style>
    <style:style style:name="P699" style:family="paragraph" style:parent-style-name="Standard">
      <style:text-properties fo:font-style="italic" officeooo:rsid="002a6519" officeooo:paragraph-rsid="0026c722" style:font-style-asian="italic" style:font-style-complex="italic"/>
    </style:style>
    <style:style style:name="P700" style:family="paragraph" style:parent-style-name="Standard">
      <style:text-properties fo:font-style="italic" officeooo:rsid="002fa2b7" officeooo:paragraph-rsid="0026c722" style:font-style-asian="italic" style:font-style-complex="italic"/>
    </style:style>
    <style:style style:name="P701" style:family="paragraph" style:parent-style-name="Standard">
      <style:text-properties fo:font-style="italic" officeooo:rsid="00302a32" officeooo:paragraph-rsid="0026c722" style:font-style-asian="italic" style:font-style-complex="italic"/>
    </style:style>
    <style:style style:name="P702" style:family="paragraph" style:parent-style-name="Standard">
      <style:text-properties fo:font-style="italic" officeooo:rsid="00386298" officeooo:paragraph-rsid="0026c722" style:font-style-asian="italic" style:font-style-complex="italic"/>
    </style:style>
    <style:style style:name="P703" style:family="paragraph" style:parent-style-name="Standard">
      <style:text-properties fo:font-style="italic" officeooo:rsid="0023eece" officeooo:paragraph-rsid="0026c722" style:font-style-asian="italic" style:font-style-complex="italic"/>
    </style:style>
    <style:style style:name="P704" style:family="paragraph" style:parent-style-name="Standard">
      <style:text-properties fo:font-style="italic" officeooo:rsid="002b1724" officeooo:paragraph-rsid="0026c722" style:font-style-asian="italic" style:font-style-complex="italic"/>
    </style:style>
    <style:style style:name="P705" style:family="paragraph" style:parent-style-name="Standard">
      <style:text-properties fo:font-style="italic" officeooo:rsid="002bf0cd" officeooo:paragraph-rsid="0026c722" style:font-style-asian="italic" style:font-style-complex="italic"/>
    </style:style>
    <style:style style:name="P706" style:family="paragraph" style:parent-style-name="Standard">
      <style:text-properties fo:font-style="italic" officeooo:rsid="002d9934" officeooo:paragraph-rsid="0026c722" style:font-style-asian="italic" style:font-style-complex="italic"/>
    </style:style>
    <style:style style:name="P707" style:family="paragraph" style:parent-style-name="Standard">
      <style:text-properties fo:font-style="italic" officeooo:rsid="0026417e" officeooo:paragraph-rsid="0026c722" style:font-style-asian="italic" style:font-style-complex="italic"/>
    </style:style>
    <style:style style:name="P708" style:family="paragraph" style:parent-style-name="Standard">
      <style:text-properties fo:font-style="italic" officeooo:rsid="00275e0b" officeooo:paragraph-rsid="0026c722" style:font-style-asian="italic" style:font-style-complex="italic"/>
    </style:style>
    <style:style style:name="P709" style:family="paragraph" style:parent-style-name="Standard">
      <style:text-properties fo:font-style="italic" officeooo:rsid="00277664" officeooo:paragraph-rsid="0026c722" style:font-style-asian="italic" style:font-style-complex="italic"/>
    </style:style>
    <style:style style:name="P710" style:family="paragraph" style:parent-style-name="Standard">
      <style:text-properties fo:font-style="italic" officeooo:rsid="002bef64" officeooo:paragraph-rsid="0026c722" style:font-style-asian="italic" style:font-style-complex="italic"/>
    </style:style>
    <style:style style:name="P711" style:family="paragraph" style:parent-style-name="Standard">
      <style:text-properties fo:font-style="italic" officeooo:rsid="00304a8e" officeooo:paragraph-rsid="0026c722" style:font-style-asian="italic" style:font-style-complex="italic"/>
    </style:style>
    <style:style style:name="P712"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713"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714"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715"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716"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717" style:family="paragraph" style:parent-style-name="Standard">
      <style:text-properties fo:font-style="italic" officeooo:paragraph-rsid="0026c722"/>
    </style:style>
    <style:style style:name="P718" style:family="paragraph" style:parent-style-name="Standard">
      <style:text-properties fo:font-style="italic" style:text-underline-style="none" officeooo:rsid="0021016f" officeooo:paragraph-rsid="0026c722" style:font-style-asian="italic" style:font-style-complex="italic"/>
    </style:style>
    <style:style style:name="P719" style:family="paragraph" style:parent-style-name="Standard">
      <style:text-properties officeooo:rsid="00191dac" officeooo:paragraph-rsid="0026c722"/>
    </style:style>
    <style:style style:name="P720" style:family="paragraph" style:parent-style-name="Standard">
      <style:text-properties officeooo:rsid="001b03b4" officeooo:paragraph-rsid="0026c722"/>
    </style:style>
    <style:style style:name="P721" style:family="paragraph" style:parent-style-name="Standard">
      <style:text-properties officeooo:rsid="001c5ad8" officeooo:paragraph-rsid="0026c722"/>
    </style:style>
    <style:style style:name="P722" style:family="paragraph" style:parent-style-name="Standard">
      <style:text-properties officeooo:rsid="001da51c" officeooo:paragraph-rsid="0026c722"/>
    </style:style>
    <style:style style:name="P723" style:family="paragraph" style:parent-style-name="Standard">
      <style:text-properties officeooo:rsid="001f488d" officeooo:paragraph-rsid="0026c722"/>
    </style:style>
    <style:style style:name="P724" style:family="paragraph" style:parent-style-name="Standard">
      <style:text-properties officeooo:rsid="001f7635" officeooo:paragraph-rsid="0026c722"/>
    </style:style>
    <style:style style:name="P725" style:family="paragraph" style:parent-style-name="Standard">
      <style:text-properties officeooo:rsid="00208949" officeooo:paragraph-rsid="0026c722"/>
    </style:style>
    <style:style style:name="P726" style:family="paragraph" style:parent-style-name="Standard">
      <style:text-properties officeooo:rsid="00220a3b" officeooo:paragraph-rsid="0026c722"/>
    </style:style>
    <style:style style:name="P727" style:family="paragraph" style:parent-style-name="Standard">
      <style:text-properties officeooo:rsid="002e126b" officeooo:paragraph-rsid="0026c722"/>
    </style:style>
    <style:style style:name="P728" style:family="paragraph" style:parent-style-name="Standard">
      <style:text-properties officeooo:rsid="002e8b7c" officeooo:paragraph-rsid="0026c722"/>
    </style:style>
    <style:style style:name="P729" style:family="paragraph" style:parent-style-name="Standard">
      <style:text-properties officeooo:rsid="002e8b7c" officeooo:paragraph-rsid="005ead5f"/>
    </style:style>
    <style:style style:name="P730" style:family="paragraph" style:parent-style-name="Standard">
      <style:text-properties officeooo:rsid="002f6bfd" officeooo:paragraph-rsid="0026c722"/>
    </style:style>
    <style:style style:name="P731" style:family="paragraph" style:parent-style-name="Standard">
      <style:text-properties officeooo:rsid="002fbf86" officeooo:paragraph-rsid="0026c722"/>
    </style:style>
    <style:style style:name="P732" style:family="paragraph" style:parent-style-name="Standard">
      <style:text-properties officeooo:rsid="00232808" officeooo:paragraph-rsid="0026c722"/>
    </style:style>
    <style:style style:name="P733" style:family="paragraph" style:parent-style-name="Standard">
      <style:text-properties officeooo:rsid="0024e02d" officeooo:paragraph-rsid="0026c722"/>
    </style:style>
    <style:style style:name="P734" style:family="paragraph" style:parent-style-name="Standard">
      <style:text-properties officeooo:rsid="0026c09b" officeooo:paragraph-rsid="0026c722"/>
    </style:style>
    <style:style style:name="P735" style:family="paragraph" style:parent-style-name="Standard">
      <style:text-properties officeooo:rsid="002a6827" officeooo:paragraph-rsid="0026c722"/>
    </style:style>
    <style:style style:name="P736"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737"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738"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739"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740"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741"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742" style:family="paragraph" style:parent-style-name="Standard">
      <style:paragraph-properties fo:text-align="start" style:justify-single-word="false"/>
      <style:text-properties fo:color="#000000" fo:font-weight="normal" officeooo:rsid="00abb5e9" officeooo:paragraph-rsid="0026c722" style:font-weight-asian="normal" style:font-weight-complex="normal"/>
    </style:style>
    <style:style style:name="P743" style:family="paragraph" style:parent-style-name="Standard">
      <style:paragraph-properties fo:text-align="start" style:justify-single-word="false"/>
      <style:text-properties fo:color="#000000" fo:font-weight="normal" officeooo:rsid="00abb5e9" officeooo:paragraph-rsid="007456ed" style:font-weight-asian="normal" style:font-weight-complex="normal"/>
    </style:style>
    <style:style style:name="P744" style:family="paragraph" style:parent-style-name="Standard">
      <style:paragraph-properties fo:text-align="start" style:justify-single-word="false"/>
      <style:text-properties fo:color="#000000" fo:font-weight="normal" officeooo:rsid="00a8edb0" officeooo:paragraph-rsid="0026c722" style:font-weight-asian="normal" style:font-weight-complex="normal"/>
    </style:style>
    <style:style style:name="P745" style:family="paragraph" style:parent-style-name="Standard">
      <style:paragraph-properties fo:text-align="start" style:justify-single-word="false"/>
      <style:text-properties fo:color="#000000" fo:font-weight="normal" officeooo:rsid="00a93855" officeooo:paragraph-rsid="0026c722" style:font-weight-asian="normal" style:font-weight-complex="normal"/>
    </style:style>
    <style:style style:name="P746" style:family="paragraph" style:parent-style-name="Standard">
      <style:paragraph-properties fo:text-align="start" style:justify-single-word="false"/>
      <style:text-properties fo:color="#000000" fo:font-weight="normal" officeooo:rsid="00a93857" officeooo:paragraph-rsid="0026c722" style:font-weight-asian="normal" style:font-weight-complex="normal"/>
    </style:style>
    <style:style style:name="P747" style:family="paragraph" style:parent-style-name="Standard">
      <style:paragraph-properties fo:text-align="start" style:justify-single-word="false"/>
      <style:text-properties fo:color="#000000" fo:font-weight="normal" officeooo:rsid="00a9b32b" officeooo:paragraph-rsid="0026c722" style:font-weight-asian="normal" style:font-weight-complex="normal"/>
    </style:style>
    <style:style style:name="P748" style:family="paragraph" style:parent-style-name="Standard">
      <style:paragraph-properties fo:text-align="start" style:justify-single-word="false"/>
      <style:text-properties fo:color="#000000" fo:font-weight="normal" officeooo:rsid="00ab2761" officeooo:paragraph-rsid="0026c722" style:font-weight-asian="normal" style:font-weight-complex="normal"/>
    </style:style>
    <style:style style:name="P749" style:family="paragraph" style:parent-style-name="Standard">
      <style:paragraph-properties fo:text-align="start" style:justify-single-word="false"/>
      <style:text-properties fo:color="#000000" fo:font-weight="normal" officeooo:rsid="007456ed" officeooo:paragraph-rsid="007456ed" style:font-weight-asian="normal" style:font-weight-complex="normal"/>
    </style:style>
    <style:style style:name="P750" style:family="paragraph" style:parent-style-name="Standard">
      <style:paragraph-properties fo:text-align="start" style:justify-single-word="false"/>
      <style:text-properties fo:color="#000000" officeooo:paragraph-rsid="0026c722"/>
    </style:style>
    <style:style style:name="P751" style:family="paragraph" style:parent-style-name="Standard">
      <style:paragraph-properties fo:text-align="start" style:justify-single-word="false"/>
      <style:text-properties fo:color="#000000" officeooo:rsid="009eb229" officeooo:paragraph-rsid="0026c722"/>
    </style:style>
    <style:style style:name="P752" style:family="paragraph" style:parent-style-name="Standard">
      <style:paragraph-properties fo:text-align="start" style:justify-single-word="false"/>
      <style:text-properties fo:color="#000000" officeooo:rsid="0099a223" officeooo:paragraph-rsid="0026c722"/>
    </style:style>
    <style:style style:name="P753" style:family="paragraph" style:parent-style-name="Standard">
      <style:paragraph-properties fo:text-align="start" style:justify-single-word="false"/>
      <style:text-properties fo:color="#000000" officeooo:rsid="009da80a" officeooo:paragraph-rsid="0026c722"/>
    </style:style>
    <style:style style:name="P754" style:family="paragraph" style:parent-style-name="Standard">
      <style:paragraph-properties fo:text-align="start" style:justify-single-word="false"/>
      <style:text-properties fo:color="#000000" officeooo:rsid="00a00e90" officeooo:paragraph-rsid="0026c722"/>
    </style:style>
    <style:style style:name="P755" style:family="paragraph" style:parent-style-name="Standard">
      <style:paragraph-properties fo:text-align="start" style:justify-single-word="false"/>
      <style:text-properties fo:color="#000000" officeooo:rsid="00a1715b" officeooo:paragraph-rsid="0026c722"/>
    </style:style>
    <style:style style:name="P756" style:family="paragraph" style:parent-style-name="Standard">
      <style:paragraph-properties fo:text-align="start" style:justify-single-word="false"/>
      <style:text-properties fo:color="#000000" officeooo:rsid="00a1780c" officeooo:paragraph-rsid="0026c722"/>
    </style:style>
    <style:style style:name="P757" style:family="paragraph" style:parent-style-name="Standard">
      <style:paragraph-properties fo:text-align="start" style:justify-single-word="false"/>
      <style:text-properties fo:color="#000000" fo:font-style="italic" officeooo:rsid="00a1780c" officeooo:paragraph-rsid="0026c722" style:font-style-asian="italic" style:font-style-complex="italic"/>
    </style:style>
    <style:style style:name="P758" style:family="paragraph" style:parent-style-name="Standard">
      <style:paragraph-properties fo:text-align="start" style:justify-single-word="false"/>
      <style:text-properties fo:color="#000000" officeooo:rsid="00a29fac" officeooo:paragraph-rsid="0026c722"/>
    </style:style>
    <style:style style:name="P759" style:family="paragraph" style:parent-style-name="Standard">
      <style:paragraph-properties fo:text-align="start" style:justify-single-word="false"/>
      <style:text-properties fo:color="#000000" officeooo:rsid="00a48ac7" officeooo:paragraph-rsid="0026c722"/>
    </style:style>
    <style:style style:name="P760" style:family="paragraph" style:parent-style-name="Standard">
      <style:paragraph-properties fo:text-align="start" style:justify-single-word="false"/>
      <style:text-properties fo:color="#000000" officeooo:rsid="00a791d5" officeooo:paragraph-rsid="0026c722"/>
    </style:style>
    <style:style style:name="P761" style:family="paragraph" style:parent-style-name="Standard">
      <style:paragraph-properties fo:text-align="start" style:justify-single-word="false"/>
      <style:text-properties fo:color="#000000" officeooo:rsid="00a7a4b2" officeooo:paragraph-rsid="0026c722"/>
    </style:style>
    <style:style style:name="P762" style:family="paragraph" style:parent-style-name="Standard">
      <style:paragraph-properties fo:text-align="start" style:justify-single-word="false"/>
      <style:text-properties fo:color="#000000" officeooo:rsid="00a8edb0" officeooo:paragraph-rsid="0026c722"/>
    </style:style>
    <style:style style:name="P763" style:family="paragraph" style:parent-style-name="Standard">
      <style:text-properties officeooo:rsid="008628be" officeooo:paragraph-rsid="0026c722"/>
    </style:style>
    <style:style style:name="P764" style:family="paragraph" style:parent-style-name="Standard">
      <style:text-properties officeooo:rsid="0087af18" officeooo:paragraph-rsid="0026c722"/>
    </style:style>
    <style:style style:name="P765" style:family="paragraph" style:parent-style-name="Standard">
      <style:text-properties officeooo:rsid="0088a3c9" officeooo:paragraph-rsid="0026c722"/>
    </style:style>
    <style:style style:name="P766" style:family="paragraph" style:parent-style-name="Standard">
      <style:text-properties officeooo:paragraph-rsid="0026c722"/>
    </style:style>
    <style:style style:name="P767" style:family="paragraph" style:parent-style-name="Standard">
      <style:text-properties officeooo:rsid="00512ccb" officeooo:paragraph-rsid="0026c722"/>
    </style:style>
    <style:style style:name="P768" style:family="paragraph" style:parent-style-name="Standard">
      <style:text-properties officeooo:rsid="0052a079" officeooo:paragraph-rsid="0026c722"/>
    </style:style>
    <style:style style:name="P769" style:family="paragraph" style:parent-style-name="Standard">
      <style:text-properties officeooo:rsid="0053660c" officeooo:paragraph-rsid="0026c722"/>
    </style:style>
    <style:style style:name="P770" style:family="paragraph" style:parent-style-name="Standard">
      <style:text-properties officeooo:rsid="0054cf07" officeooo:paragraph-rsid="0026c722"/>
    </style:style>
    <style:style style:name="P771" style:family="paragraph" style:parent-style-name="Standard">
      <style:text-properties officeooo:rsid="0056bdd7" officeooo:paragraph-rsid="0026c722"/>
    </style:style>
    <style:style style:name="P772" style:family="paragraph" style:parent-style-name="Standard">
      <style:text-properties officeooo:rsid="005840f4" officeooo:paragraph-rsid="0026c722"/>
    </style:style>
    <style:style style:name="P773" style:family="paragraph" style:parent-style-name="Standard">
      <style:text-properties officeooo:rsid="0058925c" officeooo:paragraph-rsid="0026c722"/>
    </style:style>
    <style:style style:name="P774" style:family="paragraph" style:parent-style-name="Standard">
      <style:text-properties officeooo:rsid="0058bd82" officeooo:paragraph-rsid="0026c722"/>
    </style:style>
    <style:style style:name="P775" style:family="paragraph" style:parent-style-name="Standard">
      <style:text-properties officeooo:rsid="0059617b" officeooo:paragraph-rsid="0026c722"/>
    </style:style>
    <style:style style:name="P776" style:family="paragraph" style:parent-style-name="Standard">
      <style:text-properties officeooo:rsid="005989fb" officeooo:paragraph-rsid="0026c722"/>
    </style:style>
    <style:style style:name="P777" style:family="paragraph" style:parent-style-name="Standard">
      <style:text-properties officeooo:rsid="0059fd1e" officeooo:paragraph-rsid="0026c722"/>
    </style:style>
    <style:style style:name="P778" style:family="paragraph" style:parent-style-name="Standard">
      <style:text-properties officeooo:rsid="005a5971" officeooo:paragraph-rsid="0026c722"/>
    </style:style>
    <style:style style:name="P779" style:family="paragraph" style:parent-style-name="Standard">
      <style:text-properties officeooo:rsid="005a5b14" officeooo:paragraph-rsid="0026c722"/>
    </style:style>
    <style:style style:name="P780" style:family="paragraph" style:parent-style-name="Standard">
      <style:text-properties officeooo:rsid="005b5f7e" officeooo:paragraph-rsid="0026c722"/>
    </style:style>
    <style:style style:name="P781" style:family="paragraph" style:parent-style-name="Standard">
      <style:text-properties officeooo:rsid="005ca9f7" officeooo:paragraph-rsid="0026c722"/>
    </style:style>
    <style:style style:name="P782" style:family="paragraph" style:parent-style-name="Standard">
      <style:text-properties officeooo:rsid="005e2cfd" officeooo:paragraph-rsid="0026c722"/>
    </style:style>
    <style:style style:name="P783" style:family="paragraph" style:parent-style-name="Standard">
      <style:text-properties officeooo:rsid="005eb0f2" officeooo:paragraph-rsid="0026c722"/>
    </style:style>
    <style:style style:name="P784" style:family="paragraph" style:parent-style-name="Standard">
      <style:text-properties fo:font-weight="normal" officeooo:rsid="005eb0f2" officeooo:paragraph-rsid="0026c722" style:font-weight-asian="normal" style:font-weight-complex="normal"/>
    </style:style>
    <style:style style:name="P785" style:family="paragraph" style:parent-style-name="Standard">
      <style:text-properties fo:font-weight="normal" officeooo:rsid="006015b2" officeooo:paragraph-rsid="0026c722" style:font-weight-asian="normal" style:font-weight-complex="normal"/>
    </style:style>
    <style:style style:name="P786" style:family="paragraph" style:parent-style-name="Standard">
      <style:text-properties fo:font-weight="normal" officeooo:rsid="00607778" officeooo:paragraph-rsid="0026c722" style:font-weight-asian="normal" style:font-weight-complex="normal"/>
    </style:style>
    <style:style style:name="P787" style:family="paragraph" style:parent-style-name="Standard">
      <style:text-properties fo:font-weight="normal" officeooo:rsid="00621e67" officeooo:paragraph-rsid="0026c722" style:font-weight-asian="normal" style:font-weight-complex="normal"/>
    </style:style>
    <style:style style:name="P788" style:family="paragraph" style:parent-style-name="Standard">
      <style:text-properties fo:font-weight="normal" officeooo:rsid="006406f6" officeooo:paragraph-rsid="0026c722" style:font-weight-asian="normal" style:font-weight-complex="normal"/>
    </style:style>
    <style:style style:name="P789" style:family="paragraph" style:parent-style-name="Standard">
      <style:text-properties fo:font-weight="normal" officeooo:rsid="00651b11" officeooo:paragraph-rsid="0026c722" style:font-weight-asian="normal" style:font-weight-complex="normal"/>
    </style:style>
    <style:style style:name="P790" style:family="paragraph" style:parent-style-name="Standard">
      <style:text-properties fo:font-weight="normal" officeooo:rsid="0065251b" officeooo:paragraph-rsid="0026c722" style:font-weight-asian="normal" style:font-weight-complex="normal"/>
    </style:style>
    <style:style style:name="P791" style:family="paragraph" style:parent-style-name="Standard">
      <style:text-properties fo:font-weight="normal" officeooo:rsid="00659fb0" officeooo:paragraph-rsid="0026c722" style:font-weight-asian="normal" style:font-weight-complex="normal"/>
    </style:style>
    <style:style style:name="P792" style:family="paragraph" style:parent-style-name="Standard">
      <style:text-properties fo:font-weight="normal" officeooo:rsid="0065f66a" officeooo:paragraph-rsid="0026c722" style:font-weight-asian="normal" style:font-weight-complex="normal"/>
    </style:style>
    <style:style style:name="P793" style:family="paragraph" style:parent-style-name="Standard">
      <style:text-properties fo:font-weight="normal" officeooo:rsid="006653bc" officeooo:paragraph-rsid="0026c722" style:font-weight-asian="normal" style:font-weight-complex="normal"/>
    </style:style>
    <style:style style:name="P794" style:family="paragraph" style:parent-style-name="Standard">
      <style:text-properties fo:font-weight="normal" officeooo:rsid="00669619" officeooo:paragraph-rsid="0026c722" style:font-weight-asian="normal" style:font-weight-complex="normal"/>
    </style:style>
    <style:style style:name="P795" style:family="paragraph" style:parent-style-name="Standard">
      <style:text-properties fo:font-weight="normal" officeooo:rsid="0066f4cb" officeooo:paragraph-rsid="0026c722" style:font-weight-asian="normal" style:font-weight-complex="normal"/>
    </style:style>
    <style:style style:name="P796" style:family="paragraph" style:parent-style-name="Standard">
      <style:text-properties fo:font-weight="normal" officeooo:rsid="00676855" officeooo:paragraph-rsid="0026c722" style:font-weight-asian="normal" style:font-weight-complex="normal"/>
    </style:style>
    <style:style style:name="P797" style:family="paragraph" style:parent-style-name="Standard">
      <style:text-properties fo:font-weight="normal" officeooo:rsid="00677f4c" officeooo:paragraph-rsid="0026c722" style:font-weight-asian="normal" style:font-weight-complex="normal"/>
    </style:style>
    <style:style style:name="P798" style:family="paragraph" style:parent-style-name="Standard">
      <style:text-properties fo:font-weight="normal" officeooo:rsid="00a6bcfd" officeooo:paragraph-rsid="0026c722" style:font-weight-asian="normal" style:font-weight-complex="normal"/>
    </style:style>
    <style:style style:name="P799" style:family="paragraph" style:parent-style-name="Standard">
      <style:text-properties fo:font-weight="normal" officeooo:rsid="004bd1ab" officeooo:paragraph-rsid="0026c722" style:font-weight-asian="normal" style:font-weight-complex="normal"/>
    </style:style>
    <style:style style:name="P800" style:family="paragraph" style:parent-style-name="Standard">
      <style:text-properties fo:font-weight="normal" officeooo:rsid="008ddd3b" officeooo:paragraph-rsid="0026c722" style:font-weight-asian="normal" style:font-weight-complex="normal"/>
    </style:style>
    <style:style style:name="P801" style:family="paragraph" style:parent-style-name="Standard">
      <style:text-properties fo:font-weight="normal" officeooo:rsid="008f97eb" officeooo:paragraph-rsid="0026c722" style:font-weight-asian="normal" style:font-weight-complex="normal"/>
    </style:style>
    <style:style style:name="P802" style:family="paragraph" style:parent-style-name="Standard">
      <style:text-properties fo:font-weight="normal" officeooo:rsid="00918406" officeooo:paragraph-rsid="0026c722" style:font-weight-asian="normal" style:font-weight-complex="normal"/>
    </style:style>
    <style:style style:name="P803" style:family="paragraph" style:parent-style-name="Standard">
      <style:text-properties fo:font-weight="normal" officeooo:rsid="00924d63" officeooo:paragraph-rsid="0026c722" style:font-weight-asian="normal" style:font-weight-complex="normal"/>
    </style:style>
    <style:style style:name="P804" style:family="paragraph" style:parent-style-name="Standard">
      <style:text-properties fo:font-weight="normal" officeooo:rsid="0093ca7c" officeooo:paragraph-rsid="0026c722" style:font-weight-asian="normal" style:font-weight-complex="normal"/>
    </style:style>
    <style:style style:name="P805" style:family="paragraph" style:parent-style-name="Standard">
      <style:text-properties fo:font-weight="normal" officeooo:rsid="00955834" officeooo:paragraph-rsid="0026c722" style:font-weight-asian="normal" style:font-weight-complex="normal"/>
    </style:style>
    <style:style style:name="P806" style:family="paragraph" style:parent-style-name="Standard">
      <style:text-properties fo:font-weight="normal" officeooo:rsid="00964eca" officeooo:paragraph-rsid="0026c722" style:font-weight-asian="normal" style:font-weight-complex="normal"/>
    </style:style>
    <style:style style:name="P807" style:family="paragraph" style:parent-style-name="Standard">
      <style:text-properties fo:font-weight="normal" officeooo:rsid="009dd6a4" officeooo:paragraph-rsid="0026c722" style:font-weight-asian="normal" style:font-weight-complex="normal"/>
    </style:style>
    <style:style style:name="P808" style:family="paragraph" style:parent-style-name="Standard">
      <style:text-properties fo:font-weight="normal" officeooo:rsid="009f4f8b" officeooo:paragraph-rsid="0026c722" style:font-weight-asian="normal" style:font-weight-complex="normal"/>
    </style:style>
    <style:style style:name="P809" style:family="paragraph" style:parent-style-name="Standard">
      <style:text-properties fo:font-weight="normal" officeooo:rsid="00a0078c" officeooo:paragraph-rsid="0026c722" style:font-weight-asian="normal" style:font-weight-complex="normal"/>
    </style:style>
    <style:style style:name="P810" style:family="paragraph" style:parent-style-name="Standard">
      <style:text-properties fo:font-weight="normal" officeooo:rsid="00a1a9d4" officeooo:paragraph-rsid="0026c722" style:font-weight-asian="normal" style:font-weight-complex="normal"/>
    </style:style>
    <style:style style:name="P811" style:family="paragraph" style:parent-style-name="Standard">
      <style:text-properties fo:font-weight="normal" officeooo:rsid="00a26655" officeooo:paragraph-rsid="0026c722" style:font-weight-asian="normal" style:font-weight-complex="normal"/>
    </style:style>
    <style:style style:name="P812" style:family="paragraph" style:parent-style-name="Standard">
      <style:text-properties fo:font-weight="normal" officeooo:rsid="00a27656" officeooo:paragraph-rsid="0026c722" style:font-weight-asian="normal" style:font-weight-complex="normal"/>
    </style:style>
    <style:style style:name="P813" style:family="paragraph" style:parent-style-name="Standard">
      <style:text-properties fo:font-weight="normal" officeooo:rsid="00a4734b" officeooo:paragraph-rsid="0026c722" style:font-weight-asian="normal" style:font-weight-complex="normal"/>
    </style:style>
    <style:style style:name="P814" style:family="paragraph" style:parent-style-name="Standard">
      <style:text-properties fo:font-weight="normal" officeooo:rsid="00a48815" officeooo:paragraph-rsid="0026c722" style:font-weight-asian="normal" style:font-weight-complex="normal"/>
    </style:style>
    <style:style style:name="P815" style:family="paragraph" style:parent-style-name="Standard">
      <style:text-properties fo:font-weight="normal" officeooo:rsid="00a5d74f" officeooo:paragraph-rsid="0026c722" style:font-weight-asian="normal" style:font-weight-complex="normal"/>
    </style:style>
    <style:style style:name="P816" style:family="paragraph" style:parent-style-name="Standard">
      <style:text-properties fo:font-weight="normal" officeooo:rsid="00a7c598" officeooo:paragraph-rsid="0026c722" style:font-weight-asian="normal" style:font-weight-complex="normal"/>
    </style:style>
    <style:style style:name="P817" style:family="paragraph" style:parent-style-name="Standard">
      <style:text-properties fo:font-weight="normal" officeooo:rsid="00a92773" officeooo:paragraph-rsid="0026c722" style:font-weight-asian="normal" style:font-weight-complex="normal"/>
    </style:style>
    <style:style style:name="P818" style:family="paragraph" style:parent-style-name="Standard">
      <style:text-properties fo:font-weight="normal" officeooo:rsid="004b13c2" officeooo:paragraph-rsid="004b13c2" style:font-weight-asian="normal" style:font-weight-complex="normal"/>
    </style:style>
    <style:style style:name="P819" style:family="paragraph" style:parent-style-name="Standard">
      <style:text-properties fo:font-weight="normal" officeooo:rsid="004cdbe4" officeooo:paragraph-rsid="004cdbe4" style:font-weight-asian="normal" style:font-weight-complex="normal"/>
    </style:style>
    <style:style style:name="P820" style:family="paragraph" style:parent-style-name="Standard">
      <style:text-properties fo:font-weight="normal" officeooo:rsid="0062dff9" officeooo:paragraph-rsid="0062dff9" style:font-weight-asian="normal" style:font-weight-complex="normal"/>
    </style:style>
    <style:style style:name="P821" style:family="paragraph" style:parent-style-name="Standard">
      <style:text-properties fo:font-weight="normal" officeooo:rsid="0064bb5c" officeooo:paragraph-rsid="0064bb5c" style:font-weight-asian="normal" style:font-weight-complex="normal"/>
    </style:style>
    <style:style style:name="P822" style:family="paragraph" style:parent-style-name="Standard">
      <style:text-properties officeooo:rsid="006015b2" officeooo:paragraph-rsid="0026c722"/>
    </style:style>
    <style:style style:name="P823" style:family="paragraph" style:parent-style-name="Standard">
      <style:text-properties officeooo:rsid="00607778" officeooo:paragraph-rsid="0026c722"/>
    </style:style>
    <style:style style:name="P824" style:family="paragraph" style:parent-style-name="Standard">
      <style:text-properties officeooo:rsid="00621e67" officeooo:paragraph-rsid="0026c722"/>
    </style:style>
    <style:style style:name="P825" style:family="paragraph" style:parent-style-name="Standard">
      <style:text-properties officeooo:rsid="006406f6" officeooo:paragraph-rsid="0026c722"/>
    </style:style>
    <style:style style:name="P826" style:family="paragraph" style:parent-style-name="Standard">
      <style:text-properties officeooo:rsid="00651b11" officeooo:paragraph-rsid="0026c722"/>
    </style:style>
    <style:style style:name="P827" style:family="paragraph" style:parent-style-name="Standard">
      <style:text-properties officeooo:rsid="0065251b" officeooo:paragraph-rsid="0026c722"/>
    </style:style>
    <style:style style:name="P828" style:family="paragraph" style:parent-style-name="Standard">
      <style:text-properties officeooo:rsid="00659fb0" officeooo:paragraph-rsid="0026c722"/>
    </style:style>
    <style:style style:name="P829" style:family="paragraph" style:parent-style-name="Standard">
      <style:text-properties officeooo:rsid="00421ed5" officeooo:paragraph-rsid="0026c722"/>
    </style:style>
    <style:style style:name="P830" style:family="paragraph" style:parent-style-name="Standard">
      <style:text-properties officeooo:rsid="0020c1ae" officeooo:paragraph-rsid="0026c722"/>
    </style:style>
    <style:style style:name="P831" style:family="paragraph" style:parent-style-name="Standard">
      <style:text-properties officeooo:rsid="0020ef86" officeooo:paragraph-rsid="0026c722"/>
    </style:style>
    <style:style style:name="P832" style:family="paragraph" style:parent-style-name="Standard">
      <style:text-properties officeooo:rsid="0022c475" officeooo:paragraph-rsid="0026c722"/>
    </style:style>
    <style:style style:name="P833" style:family="paragraph" style:parent-style-name="Standard">
      <style:text-properties officeooo:rsid="00242202" officeooo:paragraph-rsid="0026c722"/>
    </style:style>
    <style:style style:name="P834" style:family="paragraph" style:parent-style-name="Standard">
      <style:text-properties officeooo:rsid="0025ab70" officeooo:paragraph-rsid="0026c722"/>
    </style:style>
    <style:style style:name="P835" style:family="paragraph" style:parent-style-name="Standard">
      <style:text-properties officeooo:rsid="002680e2" officeooo:paragraph-rsid="0026c722"/>
    </style:style>
    <style:style style:name="P836" style:family="paragraph" style:parent-style-name="Standard">
      <style:text-properties officeooo:rsid="00463b81" officeooo:paragraph-rsid="0026c722"/>
    </style:style>
    <style:style style:name="P837" style:family="paragraph" style:parent-style-name="Standard">
      <style:text-properties officeooo:rsid="004777ed" officeooo:paragraph-rsid="0026c722"/>
    </style:style>
    <style:style style:name="P838" style:family="paragraph" style:parent-style-name="Standard">
      <style:text-properties officeooo:rsid="004992d1" officeooo:paragraph-rsid="0026c722"/>
    </style:style>
    <style:style style:name="P839" style:family="paragraph" style:parent-style-name="Standard">
      <style:text-properties style:text-underline-style="none" officeooo:rsid="0049e387" officeooo:paragraph-rsid="0026c722"/>
    </style:style>
    <style:style style:name="P840" style:family="paragraph" style:parent-style-name="Standard">
      <style:text-properties style:text-underline-style="none" officeooo:rsid="004a4ed7" officeooo:paragraph-rsid="0026c722"/>
    </style:style>
    <style:style style:name="P841" style:family="paragraph" style:parent-style-name="Standard">
      <style:text-properties style:text-underline-style="none" officeooo:rsid="004b1717" officeooo:paragraph-rsid="0026c722"/>
    </style:style>
    <style:style style:name="P842" style:family="paragraph" style:parent-style-name="Standard">
      <style:text-properties style:text-underline-style="none" officeooo:rsid="004bd1ab" officeooo:paragraph-rsid="0026c722"/>
    </style:style>
    <style:style style:name="P843" style:family="paragraph" style:parent-style-name="Standard">
      <style:text-properties style:text-underline-style="none" fo:font-weight="normal" officeooo:rsid="00a6bcfd" officeooo:paragraph-rsid="0026c722" style:font-weight-asian="normal" style:font-weight-complex="normal"/>
    </style:style>
    <style:style style:name="P844" style:family="paragraph" style:parent-style-name="Standard">
      <style:text-properties style:text-underline-style="none" fo:font-weight="normal" officeooo:rsid="004bd1ab" officeooo:paragraph-rsid="0026c722" style:font-weight-asian="normal" style:font-weight-complex="normal"/>
    </style:style>
    <style:style style:name="P845" style:family="paragraph" style:parent-style-name="Standard">
      <style:text-properties style:text-underline-style="none" fo:font-weight="normal" officeooo:rsid="004d67ee" officeooo:paragraph-rsid="0026c722" style:font-weight-asian="normal" style:font-weight-complex="normal"/>
    </style:style>
    <style:style style:name="P846" style:family="paragraph" style:parent-style-name="Standard">
      <style:text-properties officeooo:rsid="0049e387" officeooo:paragraph-rsid="0026c722"/>
    </style:style>
    <style:style style:name="P847" style:family="paragraph" style:parent-style-name="Standard">
      <style:text-properties officeooo:rsid="004b1717" officeooo:paragraph-rsid="0026c722"/>
    </style:style>
    <style:style style:name="P848" style:family="paragraph" style:parent-style-name="Standard">
      <style:text-properties officeooo:rsid="0026e4e3" officeooo:paragraph-rsid="0026c722"/>
    </style:style>
    <style:style style:name="P849" style:family="paragraph" style:parent-style-name="Standard">
      <style:text-properties officeooo:rsid="002875b6" officeooo:paragraph-rsid="0026c722"/>
    </style:style>
    <style:style style:name="P850" style:family="paragraph" style:parent-style-name="Standard">
      <style:text-properties officeooo:rsid="0029da0b" officeooo:paragraph-rsid="0026c722"/>
    </style:style>
    <style:style style:name="P851" style:family="paragraph" style:parent-style-name="Standard">
      <style:text-properties officeooo:rsid="002b584b" officeooo:paragraph-rsid="0026c722"/>
    </style:style>
    <style:style style:name="P852" style:family="paragraph" style:parent-style-name="Standard">
      <style:text-properties officeooo:rsid="002d409a" officeooo:paragraph-rsid="0026c722"/>
    </style:style>
    <style:style style:name="P853" style:family="paragraph" style:parent-style-name="Standard">
      <style:text-properties officeooo:rsid="002d985b" officeooo:paragraph-rsid="0026c722"/>
    </style:style>
    <style:style style:name="P854" style:family="paragraph" style:parent-style-name="Standard">
      <style:text-properties officeooo:rsid="002f624b" officeooo:paragraph-rsid="0026c722"/>
    </style:style>
    <style:style style:name="P855" style:family="paragraph" style:parent-style-name="Standard">
      <style:text-properties officeooo:rsid="0030b023" officeooo:paragraph-rsid="0026c722"/>
    </style:style>
    <style:style style:name="P856" style:family="paragraph" style:parent-style-name="Standard">
      <style:text-properties officeooo:rsid="003263d8" officeooo:paragraph-rsid="0026c722"/>
    </style:style>
    <style:style style:name="P857" style:family="paragraph" style:parent-style-name="Standard">
      <style:text-properties officeooo:rsid="00339408" officeooo:paragraph-rsid="0026c722"/>
    </style:style>
    <style:style style:name="P858" style:family="paragraph" style:parent-style-name="Standard">
      <style:text-properties officeooo:rsid="00342b87" officeooo:paragraph-rsid="0026c722"/>
    </style:style>
    <style:style style:name="P859" style:family="paragraph" style:parent-style-name="Standard">
      <style:text-properties officeooo:rsid="00349530" officeooo:paragraph-rsid="0026c722"/>
    </style:style>
    <style:style style:name="P860" style:family="paragraph" style:parent-style-name="Standard">
      <style:text-properties officeooo:rsid="003496f9" officeooo:paragraph-rsid="0026c722"/>
    </style:style>
    <style:style style:name="P861" style:family="paragraph" style:parent-style-name="Standard">
      <style:text-properties officeooo:rsid="0034c1b8" officeooo:paragraph-rsid="0026c722"/>
    </style:style>
    <style:style style:name="P862" style:family="paragraph" style:parent-style-name="Standard">
      <style:text-properties officeooo:rsid="0035d6c2" officeooo:paragraph-rsid="0026c722"/>
    </style:style>
    <style:style style:name="P863" style:family="paragraph" style:parent-style-name="Standard">
      <style:text-properties officeooo:rsid="00360c8e" officeooo:paragraph-rsid="0026c722"/>
    </style:style>
    <style:style style:name="P864" style:family="paragraph" style:parent-style-name="Standard">
      <style:text-properties officeooo:rsid="0036e301" officeooo:paragraph-rsid="0026c722"/>
    </style:style>
    <style:style style:name="P865" style:family="paragraph" style:parent-style-name="Standard">
      <style:text-properties officeooo:rsid="0037be3f" officeooo:paragraph-rsid="0026c722"/>
    </style:style>
    <style:style style:name="P866" style:family="paragraph" style:parent-style-name="Standard">
      <style:text-properties officeooo:rsid="0039b8e8" officeooo:paragraph-rsid="0026c722"/>
    </style:style>
    <style:style style:name="P867" style:family="paragraph" style:parent-style-name="Standard">
      <style:text-properties officeooo:rsid="003b290e" officeooo:paragraph-rsid="0026c722"/>
    </style:style>
    <style:style style:name="P868" style:family="paragraph" style:parent-style-name="Standard">
      <style:text-properties officeooo:rsid="003bef91" officeooo:paragraph-rsid="0026c722"/>
    </style:style>
    <style:style style:name="P869" style:family="paragraph" style:parent-style-name="Standard">
      <style:text-properties officeooo:rsid="003bef91" officeooo:paragraph-rsid="006ce0ca"/>
    </style:style>
    <style:style style:name="P870" style:family="paragraph" style:parent-style-name="Standard">
      <style:text-properties officeooo:rsid="003dbbd7" officeooo:paragraph-rsid="0026c722"/>
    </style:style>
    <style:style style:name="P871" style:family="paragraph" style:parent-style-name="Standard">
      <style:text-properties officeooo:rsid="003dbbd7" officeooo:paragraph-rsid="006ce0ca"/>
    </style:style>
    <style:style style:name="P872" style:family="paragraph" style:parent-style-name="Standard">
      <style:text-properties officeooo:rsid="003e599c" officeooo:paragraph-rsid="0026c722"/>
    </style:style>
    <style:style style:name="P873" style:family="paragraph" style:parent-style-name="Standard">
      <style:text-properties officeooo:rsid="004177a6" officeooo:paragraph-rsid="0026c722"/>
    </style:style>
    <style:style style:name="P874" style:family="paragraph" style:parent-style-name="Standard">
      <style:text-properties officeooo:rsid="00419bf0" officeooo:paragraph-rsid="0026c722"/>
    </style:style>
    <style:style style:name="P875" style:family="paragraph" style:parent-style-name="Standard">
      <style:text-properties officeooo:rsid="004e11e7" officeooo:paragraph-rsid="0026c722"/>
    </style:style>
    <style:style style:name="P876" style:family="paragraph" style:parent-style-name="Standard">
      <style:text-properties officeooo:rsid="00426800" officeooo:paragraph-rsid="0026c722"/>
    </style:style>
    <style:style style:name="P877" style:family="paragraph" style:parent-style-name="Standard">
      <style:text-properties officeooo:rsid="00442dea" officeooo:paragraph-rsid="0026c722"/>
    </style:style>
    <style:style style:name="P878" style:family="paragraph" style:parent-style-name="Standard">
      <style:text-properties officeooo:rsid="004e5935" officeooo:paragraph-rsid="0026c722"/>
    </style:style>
    <style:style style:name="P879" style:family="paragraph" style:parent-style-name="Standard">
      <style:text-properties officeooo:rsid="007e5998" officeooo:paragraph-rsid="0026c722"/>
    </style:style>
    <style:style style:name="P880" style:family="paragraph" style:parent-style-name="Standard">
      <style:text-properties officeooo:rsid="007fea55" officeooo:paragraph-rsid="0026c722"/>
    </style:style>
    <style:style style:name="P881" style:family="paragraph" style:parent-style-name="Standard">
      <style:text-properties officeooo:rsid="00827297" officeooo:paragraph-rsid="0026c722"/>
    </style:style>
    <style:style style:name="P882" style:family="paragraph" style:parent-style-name="Standard">
      <style:text-properties officeooo:rsid="0083b966" officeooo:paragraph-rsid="0026c722"/>
    </style:style>
    <style:style style:name="P883" style:family="paragraph" style:parent-style-name="Standard">
      <style:text-properties officeooo:rsid="0085babf" officeooo:paragraph-rsid="0026c722"/>
    </style:style>
    <style:style style:name="P884" style:family="paragraph" style:parent-style-name="Standard">
      <style:text-properties officeooo:rsid="008410cd" officeooo:paragraph-rsid="0026c722"/>
    </style:style>
    <style:style style:name="P885" style:family="paragraph" style:parent-style-name="Standard">
      <style:text-properties officeooo:rsid="00847705" officeooo:paragraph-rsid="0026c722"/>
    </style:style>
    <style:style style:name="P886" style:family="paragraph" style:parent-style-name="Standard">
      <style:text-properties officeooo:rsid="0084b6e5" officeooo:paragraph-rsid="0026c722"/>
    </style:style>
    <style:style style:name="P887" style:family="paragraph" style:parent-style-name="Standard">
      <style:text-properties officeooo:rsid="008713d0" officeooo:paragraph-rsid="0026c722"/>
    </style:style>
    <style:style style:name="P888" style:family="paragraph" style:parent-style-name="Standard">
      <style:text-properties officeooo:rsid="008723b0" officeooo:paragraph-rsid="0026c722"/>
    </style:style>
    <style:style style:name="P889" style:family="paragraph" style:parent-style-name="Standard">
      <style:text-properties officeooo:rsid="00882147" officeooo:paragraph-rsid="0026c722"/>
    </style:style>
    <style:style style:name="P890" style:family="paragraph" style:parent-style-name="Standard">
      <style:text-properties officeooo:rsid="0089ff23" officeooo:paragraph-rsid="0026c722"/>
    </style:style>
    <style:style style:name="P891" style:family="paragraph" style:parent-style-name="Standard">
      <style:text-properties officeooo:rsid="008a13b1" officeooo:paragraph-rsid="0026c722"/>
    </style:style>
    <style:style style:name="P892" style:family="paragraph" style:parent-style-name="Standard">
      <style:text-properties officeooo:rsid="008a8378" officeooo:paragraph-rsid="0026c722"/>
    </style:style>
    <style:style style:name="P893" style:family="paragraph" style:parent-style-name="Standard">
      <style:text-properties officeooo:rsid="008be9c9" officeooo:paragraph-rsid="0026c722"/>
    </style:style>
    <style:style style:name="P894" style:family="paragraph" style:parent-style-name="Standard">
      <style:text-properties officeooo:rsid="008c8054" officeooo:paragraph-rsid="0026c722"/>
    </style:style>
    <style:style style:name="P895" style:family="paragraph" style:parent-style-name="Standard">
      <style:text-properties officeooo:rsid="008cb9c4" officeooo:paragraph-rsid="0026c722"/>
    </style:style>
    <style:style style:name="P896" style:family="paragraph" style:parent-style-name="Standard">
      <style:text-properties officeooo:rsid="008d98b2" officeooo:paragraph-rsid="0026c722"/>
    </style:style>
    <style:style style:name="P897" style:family="paragraph" style:parent-style-name="Standard">
      <style:text-properties officeooo:rsid="008ddd3b" officeooo:paragraph-rsid="0026c722"/>
    </style:style>
    <style:style style:name="P898" style:family="paragraph" style:parent-style-name="Standard">
      <style:text-properties officeooo:rsid="007cf371" officeooo:paragraph-rsid="0026c722"/>
    </style:style>
    <style:style style:name="P899" style:family="paragraph" style:parent-style-name="Standard">
      <style:text-properties officeooo:rsid="0078009c" officeooo:paragraph-rsid="0026c722"/>
    </style:style>
    <style:style style:name="P900" style:family="paragraph" style:parent-style-name="Standard">
      <style:text-properties officeooo:rsid="00784194" officeooo:paragraph-rsid="0026c722"/>
    </style:style>
    <style:style style:name="P901" style:family="paragraph" style:parent-style-name="Standard">
      <style:text-properties officeooo:rsid="00793063" officeooo:paragraph-rsid="0026c722"/>
    </style:style>
    <style:style style:name="P902" style:family="paragraph" style:parent-style-name="Standard">
      <style:text-properties officeooo:rsid="0079aca3" officeooo:paragraph-rsid="0026c722"/>
    </style:style>
    <style:style style:name="P903" style:family="paragraph" style:parent-style-name="Standard">
      <style:text-properties officeooo:rsid="007aa12c" officeooo:paragraph-rsid="0026c722"/>
    </style:style>
    <style:style style:name="P904" style:family="paragraph" style:parent-style-name="Standard">
      <style:text-properties officeooo:rsid="007b072f" officeooo:paragraph-rsid="0026c722"/>
    </style:style>
    <style:style style:name="P905" style:family="paragraph" style:parent-style-name="Standard">
      <style:text-properties officeooo:rsid="007ce959" officeooo:paragraph-rsid="0026c722"/>
    </style:style>
    <style:style style:name="P906" style:family="paragraph" style:parent-style-name="Standard">
      <style:text-properties officeooo:rsid="002c8906" officeooo:paragraph-rsid="0026c722"/>
    </style:style>
    <style:style style:name="P907" style:family="paragraph" style:parent-style-name="Standard">
      <style:text-properties officeooo:rsid="002df102" officeooo:paragraph-rsid="0026c722"/>
    </style:style>
    <style:style style:name="P908" style:family="paragraph" style:parent-style-name="Standard">
      <style:text-properties officeooo:rsid="002f22be" officeooo:paragraph-rsid="0026c722"/>
    </style:style>
    <style:style style:name="P909" style:family="paragraph" style:parent-style-name="Standard">
      <style:text-properties officeooo:rsid="0030dee2" officeooo:paragraph-rsid="0026c722"/>
    </style:style>
    <style:style style:name="P910" style:family="paragraph" style:parent-style-name="Standard">
      <style:text-properties officeooo:rsid="0031adbc" officeooo:paragraph-rsid="0026c722"/>
    </style:style>
    <style:style style:name="P911" style:family="paragraph" style:parent-style-name="Standard">
      <style:text-properties officeooo:rsid="0031c13f" officeooo:paragraph-rsid="0026c722"/>
    </style:style>
    <style:style style:name="P912" style:family="paragraph" style:parent-style-name="Standard">
      <style:text-properties officeooo:rsid="00328b72" officeooo:paragraph-rsid="0026c722"/>
    </style:style>
    <style:style style:name="P913" style:family="paragraph" style:parent-style-name="Standard">
      <style:text-properties officeooo:rsid="00335eda" officeooo:paragraph-rsid="0026c722"/>
    </style:style>
    <style:style style:name="P914" style:family="paragraph" style:parent-style-name="Standard">
      <style:text-properties officeooo:rsid="00344f94" officeooo:paragraph-rsid="0026c722"/>
    </style:style>
    <style:style style:name="P915" style:family="paragraph" style:parent-style-name="Standard">
      <style:text-properties officeooo:rsid="0034f860" officeooo:paragraph-rsid="0026c722"/>
    </style:style>
    <style:style style:name="P916" style:family="paragraph" style:parent-style-name="Standard">
      <style:paragraph-properties fo:text-align="start" style:justify-single-word="false"/>
      <style:text-properties style:font-name="Liberation Serif" fo:font-size="12pt" officeooo:rsid="00407f3f" officeooo:paragraph-rsid="0026c722" style:font-size-asian="12pt" style:font-size-complex="12pt"/>
    </style:style>
    <style:style style:name="P917" style:family="paragraph" style:parent-style-name="Standard">
      <style:paragraph-properties fo:text-align="start" style:justify-single-word="false"/>
      <style:text-properties style:font-name="Liberation Serif" fo:font-size="12pt" officeooo:rsid="00424aa2" officeooo:paragraph-rsid="0026c722" style:font-size-asian="12pt" style:font-size-complex="12pt"/>
    </style:style>
    <style:style style:name="P918" style:family="paragraph" style:parent-style-name="Standard">
      <style:paragraph-properties fo:text-align="start" style:justify-single-word="false"/>
      <style:text-properties style:font-name="Liberation Serif" fo:font-size="12pt" officeooo:rsid="0042d153" officeooo:paragraph-rsid="0026c722" style:font-size-asian="12pt" style:font-size-complex="12pt"/>
    </style:style>
    <style:style style:name="P919" style:family="paragraph" style:parent-style-name="Standard">
      <style:paragraph-properties fo:text-align="start" style:justify-single-word="false"/>
      <style:text-properties style:font-name="Liberation Serif" fo:font-size="12pt" officeooo:rsid="0042d6ae" officeooo:paragraph-rsid="0026c722" style:font-size-asian="12pt" style:font-size-complex="12pt"/>
    </style:style>
    <style:style style:name="P920" style:family="paragraph" style:parent-style-name="Standard">
      <style:paragraph-properties fo:text-align="start" style:justify-single-word="false"/>
      <style:text-properties style:font-name="Liberation Serif" fo:font-size="12pt" officeooo:rsid="0044c916" officeooo:paragraph-rsid="0026c722" style:font-size-asian="12pt" style:font-size-complex="12pt"/>
    </style:style>
    <style:style style:name="P921" style:family="paragraph" style:parent-style-name="Standard">
      <style:paragraph-properties fo:text-align="start" style:justify-single-word="false"/>
      <style:text-properties style:font-name="Liberation Serif" fo:font-size="12pt" officeooo:rsid="007ee649" officeooo:paragraph-rsid="0026c722" style:font-size-asian="12pt" style:font-size-complex="12pt"/>
    </style:style>
    <style:style style:name="P922" style:family="paragraph" style:parent-style-name="Standard">
      <style:paragraph-properties fo:text-align="start" style:justify-single-word="false"/>
      <style:text-properties style:font-name="Liberation Serif" fo:font-size="12pt" officeooo:rsid="007fd72a" officeooo:paragraph-rsid="0026c722" style:font-size-asian="12pt" style:font-size-complex="12pt"/>
    </style:style>
    <style:style style:name="P923" style:family="paragraph" style:parent-style-name="Standard">
      <style:paragraph-properties fo:text-align="start" style:justify-single-word="false"/>
      <style:text-properties style:font-name="Liberation Serif" fo:font-size="12pt" officeooo:rsid="0088519a" officeooo:paragraph-rsid="0026c722" style:font-size-asian="12pt" style:font-size-complex="12pt"/>
    </style:style>
    <style:style style:name="P924" style:family="paragraph" style:parent-style-name="Standard">
      <style:paragraph-properties fo:text-align="start" style:justify-single-word="false"/>
      <style:text-properties style:font-name="Liberation Serif" fo:font-size="12pt" officeooo:rsid="00806eb1" officeooo:paragraph-rsid="0026c722" style:font-size-asian="12pt" style:font-size-complex="12pt"/>
    </style:style>
    <style:style style:name="P925" style:family="paragraph" style:parent-style-name="Standard">
      <style:paragraph-properties fo:text-align="start" style:justify-single-word="false"/>
      <style:text-properties style:font-name="Liberation Serif" fo:font-size="12pt" officeooo:rsid="0081a6ba" officeooo:paragraph-rsid="0026c722" style:font-size-asian="12pt" style:font-size-complex="12pt"/>
    </style:style>
    <style:style style:name="P926" style:family="paragraph" style:parent-style-name="Standard">
      <style:paragraph-properties fo:text-align="start" style:justify-single-word="false"/>
      <style:text-properties style:font-name="Liberation Serif" fo:font-size="12pt" officeooo:rsid="009d8efe" officeooo:paragraph-rsid="0026c722" style:font-size-asian="12pt" style:font-size-complex="12pt"/>
    </style:style>
    <style:style style:name="P927" style:family="paragraph" style:parent-style-name="Standard">
      <style:paragraph-properties fo:text-align="start" style:justify-single-word="false"/>
      <style:text-properties style:font-name="Liberation Serif" fo:font-size="12pt" officeooo:rsid="00a67f25" officeooo:paragraph-rsid="0026c722" style:font-size-asian="12pt" style:font-size-complex="12pt"/>
    </style:style>
    <style:style style:name="P928" style:family="paragraph" style:parent-style-name="Standard">
      <style:paragraph-properties fo:text-align="start" style:justify-single-word="false"/>
      <style:text-properties style:font-name="Liberation Serif" fo:font-size="12pt" officeooo:rsid="00839450" officeooo:paragraph-rsid="0026c722" style:font-size-asian="12pt" style:font-size-complex="12pt"/>
    </style:style>
    <style:style style:name="P929" style:family="paragraph" style:parent-style-name="Standard">
      <style:paragraph-properties fo:text-align="start" style:justify-single-word="false"/>
      <style:text-properties style:font-name="Liberation Serif" fo:font-size="12pt" officeooo:rsid="00843148" officeooo:paragraph-rsid="0026c722" style:font-size-asian="12pt" style:font-size-complex="12pt"/>
    </style:style>
    <style:style style:name="P930" style:family="paragraph" style:parent-style-name="Standard">
      <style:paragraph-properties fo:text-align="start" style:justify-single-word="false"/>
      <style:text-properties style:font-name="Liberation Serif" fo:font-size="12pt" officeooo:rsid="008432ec" officeooo:paragraph-rsid="0026c722" style:font-size-asian="12pt" style:font-size-complex="12pt"/>
    </style:style>
    <style:style style:name="P931" style:family="paragraph" style:parent-style-name="Standard">
      <style:paragraph-properties fo:text-align="start" style:justify-single-word="false"/>
      <style:text-properties style:font-name="Liberation Serif" fo:font-size="12pt" officeooo:rsid="0084ae01" officeooo:paragraph-rsid="0026c722" style:font-size-asian="12pt" style:font-size-complex="12pt"/>
    </style:style>
    <style:style style:name="P932" style:family="paragraph" style:parent-style-name="Standard">
      <style:paragraph-properties fo:text-align="start" style:justify-single-word="false"/>
      <style:text-properties style:font-name="Liberation Serif" fo:font-size="12pt" officeooo:rsid="00860e8e" officeooo:paragraph-rsid="0026c722" style:font-size-asian="12pt" style:font-size-complex="12pt"/>
    </style:style>
    <style:style style:name="P933" style:family="paragraph" style:parent-style-name="Standard">
      <style:paragraph-properties fo:text-align="start" style:justify-single-word="false"/>
      <style:text-properties style:font-name="Liberation Serif" fo:font-size="12pt" officeooo:rsid="00892a39" officeooo:paragraph-rsid="0026c722" style:font-size-asian="12pt" style:font-size-complex="12pt"/>
    </style:style>
    <style:style style:name="P934" style:family="paragraph" style:parent-style-name="Standard">
      <style:paragraph-properties fo:text-align="start" style:justify-single-word="false"/>
      <style:text-properties style:font-name="Liberation Serif" fo:font-size="12pt" officeooo:rsid="008a7f31" officeooo:paragraph-rsid="0026c722" style:font-size-asian="12pt" style:font-size-complex="12pt"/>
    </style:style>
    <style:style style:name="P935" style:family="paragraph" style:parent-style-name="Standard">
      <style:paragraph-properties fo:text-align="start" style:justify-single-word="false"/>
      <style:text-properties style:font-name="Liberation Serif" fo:font-size="12pt" officeooo:rsid="008b0e2b" officeooo:paragraph-rsid="0026c722" style:font-size-asian="12pt" style:font-size-complex="12pt"/>
    </style:style>
    <style:style style:name="P936" style:family="paragraph" style:parent-style-name="Standard">
      <style:paragraph-properties fo:text-align="start" style:justify-single-word="false"/>
      <style:text-properties style:font-name="Liberation Serif" fo:font-size="12pt" officeooo:rsid="008c6bbf" officeooo:paragraph-rsid="0026c722" style:font-size-asian="12pt" style:font-size-complex="12pt"/>
    </style:style>
    <style:style style:name="P937" style:family="paragraph" style:parent-style-name="Standard">
      <style:paragraph-properties fo:text-align="start" style:justify-single-word="false"/>
      <style:text-properties style:font-name="Liberation Serif" fo:font-size="12pt" officeooo:rsid="008d2635" officeooo:paragraph-rsid="0026c722" style:font-size-asian="12pt" style:font-size-complex="12pt"/>
    </style:style>
    <style:style style:name="P938" style:family="paragraph" style:parent-style-name="Standard">
      <style:paragraph-properties fo:text-align="start" style:justify-single-word="false"/>
      <style:text-properties style:font-name="Liberation Serif" fo:font-size="12pt" officeooo:rsid="008e748d" officeooo:paragraph-rsid="0026c722" style:font-size-asian="12pt" style:font-size-complex="12pt"/>
    </style:style>
    <style:style style:name="P939" style:family="paragraph" style:parent-style-name="Standard">
      <style:paragraph-properties fo:text-align="start" style:justify-single-word="false"/>
      <style:text-properties style:font-name="Liberation Serif" fo:font-size="12pt" officeooo:rsid="00906fe7" officeooo:paragraph-rsid="0026c722" style:font-size-asian="12pt" style:font-size-complex="12pt"/>
    </style:style>
    <style:style style:name="P940" style:family="paragraph" style:parent-style-name="Standard">
      <style:paragraph-properties fo:text-align="start" style:justify-single-word="false"/>
      <style:text-properties style:font-name="Liberation Serif" fo:font-size="12pt" officeooo:rsid="00918178" officeooo:paragraph-rsid="0026c722" style:font-size-asian="12pt" style:font-size-complex="12pt"/>
    </style:style>
    <style:style style:name="P941" style:family="paragraph" style:parent-style-name="Standard">
      <style:paragraph-properties fo:text-align="start" style:justify-single-word="false"/>
      <style:text-properties style:font-name="Liberation Serif" fo:font-size="12pt" officeooo:rsid="00923238" officeooo:paragraph-rsid="0026c722" style:font-size-asian="12pt" style:font-size-complex="12pt"/>
    </style:style>
    <style:style style:name="P942" style:family="paragraph" style:parent-style-name="Standard">
      <style:paragraph-properties fo:text-align="start" style:justify-single-word="false"/>
      <style:text-properties style:font-name="Liberation Serif" fo:font-size="12pt" officeooo:rsid="00935c03" officeooo:paragraph-rsid="0026c722" style:font-size-asian="12pt" style:font-size-complex="12pt"/>
    </style:style>
    <style:style style:name="P943" style:family="paragraph" style:parent-style-name="Standard">
      <style:paragraph-properties fo:text-align="start" style:justify-single-word="false"/>
      <style:text-properties style:font-name="Liberation Serif" fo:font-size="12pt" officeooo:rsid="007c982d" officeooo:paragraph-rsid="0026c722" style:font-size-asian="12pt" style:font-size-complex="12pt"/>
    </style:style>
    <style:style style:name="P944" style:family="paragraph" style:parent-style-name="Standard">
      <style:paragraph-properties fo:text-align="start" style:justify-single-word="false"/>
      <style:text-properties style:font-name="Liberation Serif" fo:font-size="12pt" officeooo:rsid="0067902a" officeooo:paragraph-rsid="0026c722" style:font-size-asian="12pt" style:font-size-complex="12pt"/>
    </style:style>
    <style:style style:name="P945" style:family="paragraph" style:parent-style-name="Standard">
      <style:paragraph-properties fo:text-align="start" style:justify-single-word="false"/>
      <style:text-properties style:font-name="Liberation Serif" fo:font-size="12pt" officeooo:rsid="0067fb3f" officeooo:paragraph-rsid="0026c722" style:font-size-asian="12pt" style:font-size-complex="12pt"/>
    </style:style>
    <style:style style:name="P946" style:family="paragraph" style:parent-style-name="Standard">
      <style:paragraph-properties fo:text-align="start" style:justify-single-word="false"/>
      <style:text-properties style:font-name="Liberation Serif" fo:font-size="12pt" officeooo:rsid="00693058" officeooo:paragraph-rsid="0026c722" style:font-size-asian="12pt" style:font-size-complex="12pt"/>
    </style:style>
    <style:style style:name="P947" style:family="paragraph" style:parent-style-name="Standard">
      <style:paragraph-properties fo:text-align="start" style:justify-single-word="false"/>
      <style:text-properties style:font-name="Liberation Serif" fo:font-size="12pt" officeooo:rsid="006946a3" officeooo:paragraph-rsid="0026c722" style:font-size-asian="12pt" style:font-size-complex="12pt"/>
    </style:style>
    <style:style style:name="P948" style:family="paragraph" style:parent-style-name="Standard">
      <style:paragraph-properties fo:text-align="start" style:justify-single-word="false"/>
      <style:text-properties style:font-name="Liberation Serif" fo:font-size="12pt" officeooo:rsid="0069a009" officeooo:paragraph-rsid="0026c722" style:font-size-asian="12pt" style:font-size-complex="12pt"/>
    </style:style>
    <style:style style:name="P949" style:family="paragraph" style:parent-style-name="Standard">
      <style:paragraph-properties fo:text-align="start" style:justify-single-word="false"/>
      <style:text-properties style:font-name="Liberation Serif" fo:font-size="12pt" officeooo:rsid="006b59b5" officeooo:paragraph-rsid="0026c722" style:font-size-asian="12pt" style:font-size-complex="12pt"/>
    </style:style>
    <style:style style:name="P950" style:family="paragraph" style:parent-style-name="Standard">
      <style:paragraph-properties fo:text-align="start" style:justify-single-word="false"/>
      <style:text-properties style:font-name="Liberation Serif" fo:font-size="12pt" officeooo:rsid="006bd89c" officeooo:paragraph-rsid="0026c722" style:font-size-asian="12pt" style:font-size-complex="12pt"/>
    </style:style>
    <style:style style:name="P951" style:family="paragraph" style:parent-style-name="Standard">
      <style:paragraph-properties fo:text-align="start" style:justify-single-word="false"/>
      <style:text-properties style:font-name="Liberation Serif" fo:font-size="12pt" officeooo:rsid="006cc6ec" officeooo:paragraph-rsid="0026c722" style:font-size-asian="12pt" style:font-size-complex="12pt"/>
    </style:style>
    <style:style style:name="P952" style:family="paragraph" style:parent-style-name="Standard">
      <style:paragraph-properties fo:text-align="start" style:justify-single-word="false"/>
      <style:text-properties style:font-name="Liberation Serif" fo:font-size="12pt" officeooo:rsid="006d7f5b" officeooo:paragraph-rsid="0026c722" style:font-size-asian="12pt" style:font-size-complex="12pt"/>
    </style:style>
    <style:style style:name="P953" style:family="paragraph" style:parent-style-name="Standard">
      <style:paragraph-properties fo:text-align="start" style:justify-single-word="false"/>
      <style:text-properties style:font-name="Liberation Serif" fo:font-size="12pt" officeooo:rsid="006da8bc" officeooo:paragraph-rsid="0026c722" style:font-size-asian="12pt" style:font-size-complex="12pt"/>
    </style:style>
    <style:style style:name="P954" style:family="paragraph" style:parent-style-name="Standard">
      <style:paragraph-properties fo:text-align="start" style:justify-single-word="false"/>
      <style:text-properties style:font-name="Liberation Serif" fo:font-size="12pt" officeooo:rsid="0071940c" officeooo:paragraph-rsid="0026c722" style:font-size-asian="12pt" style:font-size-complex="12pt"/>
    </style:style>
    <style:style style:name="P955" style:family="paragraph" style:parent-style-name="Standard">
      <style:paragraph-properties fo:text-align="start" style:justify-single-word="false"/>
      <style:text-properties style:font-name="Liberation Serif" fo:font-size="12pt" officeooo:rsid="006e0277" officeooo:paragraph-rsid="0026c722" style:font-size-asian="12pt" style:font-size-complex="12pt"/>
    </style:style>
    <style:style style:name="P956" style:family="paragraph" style:parent-style-name="Standard">
      <style:paragraph-properties fo:text-align="start" style:justify-single-word="false"/>
      <style:text-properties style:font-name="Liberation Serif" fo:font-size="12pt" officeooo:rsid="00119402" officeooo:paragraph-rsid="0026c722" style:font-size-asian="12pt" style:font-size-complex="12pt"/>
    </style:style>
    <style:style style:name="P957" style:family="paragraph" style:parent-style-name="Standard">
      <style:paragraph-properties fo:text-align="start" style:justify-single-word="false"/>
      <style:text-properties style:font-name="Liberation Serif" fo:font-size="12pt" officeooo:rsid="006f5d59" officeooo:paragraph-rsid="0026c722" style:font-size-asian="12pt" style:font-size-complex="12pt"/>
    </style:style>
    <style:style style:name="P958" style:family="paragraph" style:parent-style-name="Standard">
      <style:paragraph-properties fo:text-align="start" style:justify-single-word="false"/>
      <style:text-properties style:font-name="Liberation Serif" fo:font-size="12pt" officeooo:rsid="006fcd8c" officeooo:paragraph-rsid="0026c722" style:font-size-asian="12pt" style:font-size-complex="12pt"/>
    </style:style>
    <style:style style:name="P959" style:family="paragraph" style:parent-style-name="Standard">
      <style:paragraph-properties fo:text-align="center" style:justify-single-word="false"/>
      <style:text-properties style:font-name="Liberation Serif" fo:font-size="12pt" officeooo:rsid="006fcd8c" officeooo:paragraph-rsid="0026c722" style:font-size-asian="12pt" style:font-size-complex="12pt"/>
    </style:style>
    <style:style style:name="P960" style:family="paragraph" style:parent-style-name="Standard">
      <style:paragraph-properties fo:text-align="start" style:justify-single-word="false"/>
      <style:text-properties style:font-name="Liberation Serif" fo:font-size="12pt" officeooo:rsid="007313e0" officeooo:paragraph-rsid="0026c722" style:font-size-asian="12pt" style:font-size-complex="12pt"/>
    </style:style>
    <style:style style:name="P961" style:family="paragraph" style:parent-style-name="Standard">
      <style:paragraph-properties fo:text-align="start" style:justify-single-word="false"/>
      <style:text-properties style:font-name="Liberation Serif" fo:font-size="12pt" officeooo:rsid="00739619" officeooo:paragraph-rsid="0026c722" style:font-size-asian="12pt" style:font-size-complex="12pt"/>
    </style:style>
    <style:style style:name="P962" style:family="paragraph" style:parent-style-name="Standard">
      <style:paragraph-properties fo:text-align="start" style:justify-single-word="false"/>
      <style:text-properties style:font-name="Liberation Serif" fo:font-size="12pt" officeooo:rsid="00751b15" officeooo:paragraph-rsid="0026c722" style:font-size-asian="12pt" style:font-size-complex="12pt"/>
    </style:style>
    <style:style style:name="P963" style:family="paragraph" style:parent-style-name="Standard">
      <style:paragraph-properties fo:text-align="start" style:justify-single-word="false"/>
      <style:text-properties style:font-name="Liberation Serif" fo:font-size="12pt" officeooo:rsid="0076dd02" officeooo:paragraph-rsid="0026c722" style:font-size-asian="12pt" style:font-size-complex="12pt"/>
    </style:style>
    <style:style style:name="P964" style:family="paragraph" style:parent-style-name="Standard">
      <style:paragraph-properties fo:text-align="start" style:justify-single-word="false"/>
      <style:text-properties style:font-name="Liberation Serif" fo:font-size="12pt" officeooo:rsid="007854ca" officeooo:paragraph-rsid="0026c722" style:font-size-asian="12pt" style:font-size-complex="12pt"/>
    </style:style>
    <style:style style:name="P965" style:family="paragraph" style:parent-style-name="Standard">
      <style:paragraph-properties fo:text-align="start" style:justify-single-word="false"/>
      <style:text-properties style:font-name="Liberation Serif" fo:font-size="12pt" officeooo:rsid="007854ca" officeooo:paragraph-rsid="004b13c2" style:font-size-asian="12pt" style:font-size-complex="12pt"/>
    </style:style>
    <style:style style:name="P966" style:family="paragraph" style:parent-style-name="Standard">
      <style:paragraph-properties fo:text-align="start" style:justify-single-word="false"/>
      <style:text-properties style:font-name="Liberation Serif" fo:font-size="12pt" officeooo:rsid="0078e134" officeooo:paragraph-rsid="0026c722" style:font-size-asian="12pt" style:font-size-complex="12pt"/>
    </style:style>
    <style:style style:name="P967" style:family="paragraph" style:parent-style-name="Standard">
      <style:paragraph-properties fo:text-align="start" style:justify-single-word="false"/>
      <style:text-properties style:font-name="Liberation Serif" fo:font-size="12pt" officeooo:rsid="0079e7d4" officeooo:paragraph-rsid="0026c722" style:font-size-asian="12pt" style:font-size-complex="12pt"/>
    </style:style>
    <style:style style:name="P968" style:family="paragraph" style:parent-style-name="Standard">
      <style:paragraph-properties fo:text-align="start" style:justify-single-word="false"/>
      <style:text-properties style:font-name="Liberation Serif" fo:font-size="12pt" officeooo:rsid="007ad935" officeooo:paragraph-rsid="0026c722" style:font-size-asian="12pt" style:font-size-complex="12pt"/>
    </style:style>
    <style:style style:name="P969" style:family="paragraph" style:parent-style-name="Standard">
      <style:paragraph-properties fo:text-align="start" style:justify-single-word="false"/>
      <style:text-properties style:font-name="Liberation Serif" fo:font-size="12pt" officeooo:rsid="007b60db" officeooo:paragraph-rsid="0026c722" style:font-size-asian="12pt" style:font-size-complex="12pt"/>
    </style:style>
    <style:style style:name="P970" style:family="paragraph" style:parent-style-name="Standard">
      <style:paragraph-properties fo:text-align="start" style:justify-single-word="false"/>
      <style:text-properties style:font-name="Liberation Serif" fo:font-size="12pt" officeooo:rsid="007c4fb1" officeooo:paragraph-rsid="0026c722" style:font-size-asian="12pt" style:font-size-complex="12pt"/>
    </style:style>
    <style:style style:name="P971" style:family="paragraph" style:parent-style-name="Standard">
      <style:paragraph-properties fo:text-align="start" style:justify-single-word="false"/>
      <style:text-properties style:font-name="Liberation Serif" fo:font-size="12pt" officeooo:rsid="0062889f" officeooo:paragraph-rsid="0026c722" style:font-size-asian="12pt" style:font-size-complex="12pt"/>
    </style:style>
    <style:style style:name="P972" style:family="paragraph" style:parent-style-name="Standard">
      <style:paragraph-properties fo:text-align="start" style:justify-single-word="false"/>
      <style:text-properties style:font-name="Liberation Serif" fo:font-size="12pt" officeooo:rsid="0061c07f" officeooo:paragraph-rsid="0026c722" style:font-size-asian="12pt" style:font-size-complex="12pt"/>
    </style:style>
    <style:style style:name="P973" style:family="paragraph" style:parent-style-name="Standard">
      <style:paragraph-properties fo:text-align="start" style:justify-single-word="false"/>
      <style:text-properties style:font-name="Liberation Serif" fo:font-size="12pt" officeooo:rsid="0061d2fd" officeooo:paragraph-rsid="0026c722" style:font-size-asian="12pt" style:font-size-complex="12pt"/>
    </style:style>
    <style:style style:name="P974" style:family="paragraph" style:parent-style-name="Standard">
      <style:text-properties style:font-name="Liberation Serif" fo:font-size="12pt" officeooo:rsid="0074a242" officeooo:paragraph-rsid="0026c722" style:font-size-asian="12pt" style:font-size-complex="12pt"/>
    </style:style>
    <style:style style:name="P975" style:family="paragraph" style:parent-style-name="Standard">
      <style:text-properties style:font-name="Liberation Serif" fo:font-size="12pt" officeooo:rsid="00679ab4" officeooo:paragraph-rsid="0026c722" style:font-size-asian="12pt" style:font-size-complex="12pt"/>
    </style:style>
    <style:style style:name="P976" style:family="paragraph" style:parent-style-name="Standard">
      <style:paragraph-properties fo:text-align="start" style:justify-single-word="false"/>
      <style:text-properties style:font-name="Liberation Serif" fo:font-size="12pt" officeooo:rsid="004b13c2" officeooo:paragraph-rsid="004b13c2" style:font-size-asian="12pt" style:font-size-complex="12pt"/>
    </style:style>
    <style:style style:name="P977" style:family="paragraph" style:parent-style-name="Standard">
      <style:paragraph-properties fo:text-align="start" style:justify-single-word="false"/>
      <style:text-properties style:font-name="Liberation Serif" fo:font-size="12pt" fo:font-style="italic" officeooo:rsid="008a7f31" officeooo:paragraph-rsid="0026c722" style:font-size-asian="12pt" style:font-style-asian="italic" style:font-size-complex="12pt" style:font-style-complex="italic"/>
    </style:style>
    <style:style style:name="P978" style:family="paragraph" style:parent-style-name="Standard">
      <style:paragraph-properties fo:text-align="start" style:justify-single-word="false"/>
      <style:text-properties style:font-name="Liberation Serif" fo:font-size="12pt" fo:font-style="italic" officeooo:rsid="008b0e2b" officeooo:paragraph-rsid="0026c722" style:font-size-asian="12pt" style:font-style-asian="italic" style:font-size-complex="12pt" style:font-style-complex="italic"/>
    </style:style>
    <style:style style:name="P979" style:family="paragraph" style:parent-style-name="Standard">
      <style:paragraph-properties fo:text-align="start" style:justify-single-word="false"/>
      <style:text-properties style:font-name="Liberation Serif" fo:font-size="12pt" fo:font-style="italic" officeooo:rsid="006bd89c" officeooo:paragraph-rsid="0026c722" style:font-size-asian="12pt" style:font-style-asian="italic" style:font-size-complex="12pt" style:font-style-complex="italic"/>
    </style:style>
    <style:style style:name="P980" style:family="paragraph" style:parent-style-name="Standard">
      <style:paragraph-properties fo:text-align="start" style:justify-single-word="false"/>
      <style:text-properties style:font-name="Liberation Serif" fo:font-size="12pt" fo:font-style="italic" officeooo:rsid="007c4fb1" officeooo:paragraph-rsid="0026c722" style:font-size-asian="12pt" style:font-style-asian="italic" style:font-size-complex="12pt" style:font-style-complex="italic"/>
    </style:style>
    <style:style style:name="P981" style:family="paragraph" style:parent-style-name="Standard">
      <style:paragraph-properties fo:text-align="start" style:justify-single-word="false"/>
      <style:text-properties style:font-name="Liberation Serif" fo:font-size="12pt" fo:font-style="italic" officeooo:rsid="0061c07f" officeooo:paragraph-rsid="0026c722" style:font-size-asian="12pt" style:font-style-asian="italic" style:font-size-complex="12pt" style:font-style-complex="italic"/>
    </style:style>
    <style:style style:name="P982" style:family="paragraph" style:parent-style-name="Standard">
      <style:paragraph-properties fo:text-align="start" style:justify-single-word="false"/>
      <style:text-properties officeooo:paragraph-rsid="0026c722"/>
    </style:style>
    <style:style style:name="P983" style:family="paragraph" style:parent-style-name="Standard">
      <style:paragraph-properties fo:text-align="start" style:justify-single-word="false"/>
      <style:text-properties officeooo:rsid="003880fd" officeooo:paragraph-rsid="0026c722"/>
    </style:style>
    <style:style style:name="P984" style:family="paragraph" style:parent-style-name="Standard">
      <style:paragraph-properties fo:text-align="start" style:justify-single-word="false"/>
      <style:text-properties officeooo:rsid="0039af5e" officeooo:paragraph-rsid="0026c722"/>
    </style:style>
    <style:style style:name="P985" style:family="paragraph" style:parent-style-name="Standard">
      <style:paragraph-properties fo:text-align="start" style:justify-single-word="false"/>
      <style:text-properties officeooo:rsid="003ba0f9" officeooo:paragraph-rsid="0026c722"/>
    </style:style>
    <style:style style:name="P986" style:family="paragraph" style:parent-style-name="Standard">
      <style:paragraph-properties fo:text-align="start" style:justify-single-word="false"/>
      <style:text-properties officeooo:rsid="003d042c" officeooo:paragraph-rsid="0026c722"/>
    </style:style>
    <style:style style:name="P987" style:family="paragraph" style:parent-style-name="Standard">
      <style:paragraph-properties fo:text-align="start" style:justify-single-word="false"/>
      <style:text-properties officeooo:rsid="003d9d92" officeooo:paragraph-rsid="0026c722"/>
    </style:style>
    <style:style style:name="P988" style:family="paragraph" style:parent-style-name="Standard">
      <style:paragraph-properties fo:text-align="start" style:justify-single-word="false"/>
      <style:text-properties officeooo:rsid="003edffd" officeooo:paragraph-rsid="0026c722"/>
    </style:style>
    <style:style style:name="P989" style:family="paragraph" style:parent-style-name="Standard">
      <style:paragraph-properties fo:text-align="start" style:justify-single-word="false"/>
      <style:text-properties officeooo:rsid="00407f3f" officeooo:paragraph-rsid="0026c722"/>
    </style:style>
    <style:style style:name="P990" style:family="paragraph" style:parent-style-name="Standard">
      <style:paragraph-properties fo:text-align="start" style:justify-single-word="false"/>
      <style:text-properties officeooo:rsid="004d6178" officeooo:paragraph-rsid="0026c722"/>
    </style:style>
    <style:style style:name="P991" style:family="paragraph" style:parent-style-name="Standard">
      <style:paragraph-properties fo:text-align="start" style:justify-single-word="false"/>
      <style:text-properties officeooo:rsid="004e18da" officeooo:paragraph-rsid="0026c722"/>
    </style:style>
    <style:style style:name="P992" style:family="paragraph" style:parent-style-name="Standard">
      <style:paragraph-properties fo:text-align="start" style:justify-single-word="false"/>
      <style:text-properties officeooo:rsid="0051cb42" officeooo:paragraph-rsid="0026c722"/>
    </style:style>
    <style:style style:name="P993" style:family="paragraph" style:parent-style-name="Standard">
      <style:paragraph-properties fo:text-align="start" style:justify-single-word="false"/>
      <style:text-properties officeooo:rsid="004eab2e" officeooo:paragraph-rsid="0026c722"/>
    </style:style>
    <style:style style:name="P994" style:family="paragraph" style:parent-style-name="Standard">
      <style:paragraph-properties fo:text-align="start" style:justify-single-word="false"/>
      <style:text-properties officeooo:rsid="004eea3f" officeooo:paragraph-rsid="0026c722"/>
    </style:style>
    <style:style style:name="P995" style:family="paragraph" style:parent-style-name="Standard">
      <style:paragraph-properties fo:text-align="start" style:justify-single-word="false"/>
      <style:text-properties officeooo:rsid="0036b841" officeooo:paragraph-rsid="0026c722"/>
    </style:style>
    <style:style style:name="P996" style:family="paragraph" style:parent-style-name="Standard">
      <style:paragraph-properties fo:text-align="start" style:justify-single-word="false"/>
      <style:text-properties officeooo:rsid="0037edf1" officeooo:paragraph-rsid="0026c722"/>
    </style:style>
    <style:style style:name="P997" style:family="paragraph" style:parent-style-name="Standard">
      <style:paragraph-properties fo:text-align="start" style:justify-single-word="false"/>
      <style:text-properties officeooo:rsid="003940ec" officeooo:paragraph-rsid="0026c722"/>
    </style:style>
    <style:style style:name="P998" style:family="paragraph" style:parent-style-name="Standard">
      <style:paragraph-properties fo:text-align="start" style:justify-single-word="false"/>
      <style:text-properties officeooo:rsid="003a9c02" officeooo:paragraph-rsid="0026c722"/>
    </style:style>
    <style:style style:name="P999" style:family="paragraph" style:parent-style-name="Standard">
      <style:paragraph-properties fo:text-align="start" style:justify-single-word="false"/>
      <style:text-properties officeooo:rsid="003d51b9" officeooo:paragraph-rsid="0026c722"/>
    </style:style>
    <style:style style:name="P1000" style:family="paragraph" style:parent-style-name="Standard">
      <style:paragraph-properties fo:text-align="start" style:justify-single-word="false"/>
      <style:text-properties officeooo:rsid="003e1e56" officeooo:paragraph-rsid="0026c722"/>
    </style:style>
    <style:style style:name="P1001" style:family="paragraph" style:parent-style-name="Standard">
      <style:paragraph-properties fo:text-align="start" style:justify-single-word="false"/>
      <style:text-properties officeooo:rsid="00401194" officeooo:paragraph-rsid="0026c722"/>
    </style:style>
    <style:style style:name="P1002" style:family="paragraph" style:parent-style-name="Standard">
      <style:paragraph-properties fo:text-align="start" style:justify-single-word="false"/>
      <style:text-properties officeooo:rsid="0040cc3a" officeooo:paragraph-rsid="0026c722"/>
    </style:style>
    <style:style style:name="P1003" style:family="paragraph" style:parent-style-name="Standard">
      <style:paragraph-properties fo:text-align="start" style:justify-single-word="false"/>
      <style:text-properties officeooo:rsid="00428734" officeooo:paragraph-rsid="0026c722"/>
    </style:style>
    <style:style style:name="P1004" style:family="paragraph" style:parent-style-name="Standard">
      <style:paragraph-properties fo:text-align="start" style:justify-single-word="false"/>
      <style:text-properties officeooo:rsid="0042c49f" officeooo:paragraph-rsid="0026c722"/>
    </style:style>
    <style:style style:name="P1005" style:family="paragraph" style:parent-style-name="Standard">
      <style:paragraph-properties fo:text-align="start" style:justify-single-word="false"/>
      <style:text-properties officeooo:rsid="0044344f" officeooo:paragraph-rsid="0026c722"/>
    </style:style>
    <style:style style:name="P1006" style:family="paragraph" style:parent-style-name="Standard">
      <style:paragraph-properties fo:text-align="start" style:justify-single-word="false"/>
      <style:text-properties officeooo:rsid="00467252" officeooo:paragraph-rsid="0026c722"/>
    </style:style>
    <style:style style:name="P1007" style:family="paragraph" style:parent-style-name="Standard">
      <style:paragraph-properties fo:text-align="start" style:justify-single-word="false"/>
      <style:text-properties officeooo:rsid="00474790" officeooo:paragraph-rsid="0026c722"/>
    </style:style>
    <style:style style:name="P1008" style:family="paragraph" style:parent-style-name="Standard">
      <style:paragraph-properties fo:text-align="start" style:justify-single-word="false"/>
      <style:text-properties officeooo:rsid="004869f2" officeooo:paragraph-rsid="0026c722"/>
    </style:style>
    <style:style style:name="P1009" style:family="paragraph" style:parent-style-name="Standard">
      <style:paragraph-properties fo:text-align="start" style:justify-single-word="false"/>
      <style:text-properties officeooo:rsid="00490955" officeooo:paragraph-rsid="0026c722"/>
    </style:style>
    <style:style style:name="P1010" style:family="paragraph" style:parent-style-name="Standard">
      <style:paragraph-properties fo:text-align="start" style:justify-single-word="false"/>
      <style:text-properties officeooo:rsid="0049c245" officeooo:paragraph-rsid="0026c722"/>
    </style:style>
    <style:style style:name="P1011" style:family="paragraph" style:parent-style-name="Standard">
      <style:paragraph-properties fo:text-align="start" style:justify-single-word="false"/>
      <style:text-properties officeooo:rsid="004ad756" officeooo:paragraph-rsid="0026c722"/>
    </style:style>
    <style:style style:name="P1012" style:family="paragraph" style:parent-style-name="Standard">
      <style:paragraph-properties fo:text-align="start" style:justify-single-word="false"/>
      <style:text-properties officeooo:rsid="004bc6a6" officeooo:paragraph-rsid="0026c722"/>
    </style:style>
    <style:style style:name="P1013" style:family="paragraph" style:parent-style-name="Standard">
      <style:paragraph-properties fo:text-align="start" style:justify-single-word="false"/>
      <style:text-properties officeooo:rsid="004bde2d" officeooo:paragraph-rsid="0026c722"/>
    </style:style>
    <style:style style:name="P1014" style:family="paragraph" style:parent-style-name="Standard">
      <style:paragraph-properties fo:text-align="start" style:justify-single-word="false"/>
      <style:text-properties officeooo:rsid="004ec5a9" officeooo:paragraph-rsid="0026c722"/>
    </style:style>
    <style:style style:name="P1015" style:family="paragraph" style:parent-style-name="Standard">
      <style:paragraph-properties fo:text-align="start" style:justify-single-word="false"/>
      <style:text-properties officeooo:rsid="004fbcd3" officeooo:paragraph-rsid="0026c722"/>
    </style:style>
    <style:style style:name="P1016" style:family="paragraph" style:parent-style-name="Standard">
      <style:paragraph-properties fo:text-align="start" style:justify-single-word="false"/>
      <style:text-properties officeooo:rsid="005088f9" officeooo:paragraph-rsid="0026c722"/>
    </style:style>
    <style:style style:name="P1017" style:family="paragraph" style:parent-style-name="Standard">
      <style:paragraph-properties fo:text-align="start" style:justify-single-word="false"/>
      <style:text-properties officeooo:rsid="0050e9a4" officeooo:paragraph-rsid="0026c722"/>
    </style:style>
    <style:style style:name="P1018" style:family="paragraph" style:parent-style-name="Standard">
      <style:paragraph-properties fo:text-align="start" style:justify-single-word="false"/>
      <style:text-properties officeooo:rsid="00525e5d" officeooo:paragraph-rsid="0026c722"/>
    </style:style>
    <style:style style:name="P1019" style:family="paragraph" style:parent-style-name="Standard">
      <style:paragraph-properties fo:text-align="start" style:justify-single-word="false"/>
      <style:text-properties officeooo:rsid="0053f61b" officeooo:paragraph-rsid="0026c722"/>
    </style:style>
    <style:style style:name="P1020" style:family="paragraph" style:parent-style-name="Standard">
      <style:paragraph-properties fo:text-align="start" style:justify-single-word="false"/>
      <style:text-properties officeooo:rsid="0055e101" officeooo:paragraph-rsid="0026c722"/>
    </style:style>
    <style:style style:name="P1021" style:family="paragraph" style:parent-style-name="Standard">
      <style:paragraph-properties fo:text-align="start" style:justify-single-word="false"/>
      <style:text-properties officeooo:rsid="005644c9" officeooo:paragraph-rsid="0026c722"/>
    </style:style>
    <style:style style:name="P1022" style:family="paragraph" style:parent-style-name="Standard">
      <style:paragraph-properties fo:text-align="start" style:justify-single-word="false"/>
      <style:text-properties officeooo:rsid="0057f4c5" officeooo:paragraph-rsid="0026c722"/>
    </style:style>
    <style:style style:name="P1023" style:family="paragraph" style:parent-style-name="Standard">
      <style:paragraph-properties fo:text-align="start" style:justify-single-word="false"/>
      <style:text-properties officeooo:rsid="0059b85f" officeooo:paragraph-rsid="0026c722"/>
    </style:style>
    <style:style style:name="P1024" style:family="paragraph" style:parent-style-name="Standard">
      <style:paragraph-properties fo:text-align="start" style:justify-single-word="false"/>
      <style:text-properties officeooo:rsid="005abcac" officeooo:paragraph-rsid="0026c722"/>
    </style:style>
    <style:style style:name="P1025" style:family="paragraph" style:parent-style-name="Standard">
      <style:paragraph-properties fo:text-align="start" style:justify-single-word="false"/>
      <style:text-properties officeooo:rsid="005b4a53" officeooo:paragraph-rsid="0026c722"/>
    </style:style>
    <style:style style:name="P1026" style:family="paragraph" style:parent-style-name="Standard">
      <style:paragraph-properties fo:text-align="start" style:justify-single-word="false"/>
      <style:text-properties officeooo:rsid="005bea5b" officeooo:paragraph-rsid="0026c722"/>
    </style:style>
    <style:style style:name="P1027" style:family="paragraph" style:parent-style-name="Standard">
      <style:paragraph-properties fo:text-align="start" style:justify-single-word="false"/>
      <style:text-properties officeooo:rsid="005c1402" officeooo:paragraph-rsid="0026c722"/>
    </style:style>
    <style:style style:name="P1028" style:family="paragraph" style:parent-style-name="Standard">
      <style:paragraph-properties fo:text-align="start" style:justify-single-word="false"/>
      <style:text-properties officeooo:rsid="005ce215" officeooo:paragraph-rsid="0026c722"/>
    </style:style>
    <style:style style:name="P1029" style:family="paragraph" style:parent-style-name="Standard">
      <style:paragraph-properties fo:text-align="start" style:justify-single-word="false"/>
      <style:text-properties officeooo:rsid="00666f67" officeooo:paragraph-rsid="0026c722"/>
    </style:style>
    <style:style style:name="P1030" style:family="paragraph" style:parent-style-name="Standard">
      <style:paragraph-properties fo:text-align="start" style:justify-single-word="false"/>
      <style:text-properties officeooo:rsid="005ea1a4" officeooo:paragraph-rsid="0026c722"/>
    </style:style>
    <style:style style:name="P1031" style:family="paragraph" style:parent-style-name="Standard">
      <style:paragraph-properties fo:text-align="start" style:justify-single-word="false"/>
      <style:text-properties officeooo:rsid="00601095" officeooo:paragraph-rsid="0026c722"/>
    </style:style>
    <style:style style:name="P1032" style:family="paragraph" style:parent-style-name="Standard">
      <style:paragraph-properties fo:text-align="start" style:justify-single-word="false"/>
      <style:text-properties officeooo:rsid="0061c07f" officeooo:paragraph-rsid="0026c722"/>
    </style:style>
    <style:style style:name="P1033" style:family="paragraph" style:parent-style-name="Standard">
      <style:text-properties officeooo:rsid="00148d51" officeooo:paragraph-rsid="0026c722"/>
    </style:style>
    <style:style style:name="P1034" style:family="paragraph" style:parent-style-name="Standard">
      <style:text-properties officeooo:rsid="001675a3" officeooo:paragraph-rsid="0026c722"/>
    </style:style>
    <style:style style:name="P1035" style:family="paragraph" style:parent-style-name="Standard">
      <style:text-properties officeooo:rsid="00169220" officeooo:paragraph-rsid="0026c722"/>
    </style:style>
    <style:style style:name="P1036" style:family="paragraph" style:parent-style-name="Standard">
      <style:text-properties officeooo:rsid="00179163" officeooo:paragraph-rsid="0026c722"/>
    </style:style>
    <style:style style:name="P1037" style:family="paragraph" style:parent-style-name="Standard">
      <style:text-properties officeooo:rsid="0018f1cc" officeooo:paragraph-rsid="0026c722"/>
    </style:style>
    <style:style style:name="P1038" style:family="paragraph" style:parent-style-name="Standard">
      <style:text-properties officeooo:rsid="0019dd93" officeooo:paragraph-rsid="0026c722"/>
    </style:style>
    <style:style style:name="P1039" style:family="paragraph" style:parent-style-name="Standard">
      <style:text-properties officeooo:rsid="001b6782" officeooo:paragraph-rsid="0026c722"/>
    </style:style>
    <style:style style:name="P1040" style:family="paragraph" style:parent-style-name="Standard">
      <style:text-properties officeooo:rsid="001b9dff" officeooo:paragraph-rsid="0026c722"/>
    </style:style>
    <style:style style:name="P1041" style:family="paragraph" style:parent-style-name="Standard">
      <style:text-properties officeooo:rsid="001d3a33" officeooo:paragraph-rsid="0026c722"/>
    </style:style>
    <style:style style:name="P1042" style:family="paragraph" style:parent-style-name="Standard">
      <style:text-properties officeooo:rsid="001daa88" officeooo:paragraph-rsid="0026c722"/>
    </style:style>
    <style:style style:name="P1043" style:family="paragraph" style:parent-style-name="Standard">
      <style:text-properties officeooo:rsid="001fa5cc" officeooo:paragraph-rsid="0026c722"/>
    </style:style>
    <style:style style:name="P1044" style:family="paragraph" style:parent-style-name="Standard">
      <style:text-properties officeooo:rsid="001fb796" officeooo:paragraph-rsid="0026c722"/>
    </style:style>
    <style:style style:name="P1045" style:family="paragraph" style:parent-style-name="Standard">
      <style:text-properties officeooo:rsid="0021016f" officeooo:paragraph-rsid="0026c722"/>
    </style:style>
    <style:style style:name="P1046" style:family="paragraph" style:parent-style-name="Standard">
      <style:text-properties officeooo:rsid="0021090e" officeooo:paragraph-rsid="0026c722"/>
    </style:style>
    <style:style style:name="P1047" style:family="paragraph" style:parent-style-name="Standard">
      <style:text-properties officeooo:rsid="0021cedc" officeooo:paragraph-rsid="0026c722"/>
    </style:style>
    <style:style style:name="P1048" style:family="paragraph" style:parent-style-name="Standard">
      <style:text-properties officeooo:rsid="002325e9" officeooo:paragraph-rsid="0026c722"/>
    </style:style>
    <style:style style:name="P1049" style:family="paragraph" style:parent-style-name="Standard">
      <style:text-properties officeooo:rsid="00232b1e" officeooo:paragraph-rsid="0026c722"/>
    </style:style>
    <style:style style:name="P1050" style:family="paragraph" style:parent-style-name="Standard">
      <style:text-properties officeooo:rsid="0023bce1" officeooo:paragraph-rsid="0026c722"/>
    </style:style>
    <style:style style:name="P1051" style:family="paragraph" style:parent-style-name="Standard">
      <style:text-properties officeooo:rsid="00245216" officeooo:paragraph-rsid="0026c722"/>
    </style:style>
    <style:style style:name="P1052" style:family="paragraph" style:parent-style-name="Standard">
      <style:text-properties officeooo:rsid="00250f8f" officeooo:paragraph-rsid="0026c722"/>
    </style:style>
    <style:style style:name="P1053" style:family="paragraph" style:parent-style-name="Standard">
      <style:text-properties officeooo:rsid="00260a75" officeooo:paragraph-rsid="0026c722"/>
    </style:style>
    <style:style style:name="P1054" style:family="paragraph" style:parent-style-name="Standard">
      <style:text-properties officeooo:rsid="0027882a" officeooo:paragraph-rsid="0026c722"/>
    </style:style>
    <style:style style:name="P1055" style:family="paragraph" style:parent-style-name="Standard">
      <style:text-properties officeooo:rsid="0028ac4c" officeooo:paragraph-rsid="0026c722"/>
    </style:style>
    <style:style style:name="P1056" style:family="paragraph" style:parent-style-name="Standard">
      <style:text-properties officeooo:rsid="002a6519" officeooo:paragraph-rsid="0026c722"/>
    </style:style>
    <style:style style:name="P1057" style:family="paragraph" style:parent-style-name="Standard">
      <style:text-properties officeooo:rsid="00386298" officeooo:paragraph-rsid="0026c722"/>
    </style:style>
    <style:style style:name="P1058" style:family="paragraph" style:parent-style-name="Standard">
      <style:text-properties officeooo:rsid="003a1f0c" officeooo:paragraph-rsid="0026c722"/>
    </style:style>
    <style:style style:name="P1059" style:family="paragraph" style:parent-style-name="Standard">
      <style:text-properties officeooo:rsid="003acdb2" officeooo:paragraph-rsid="0026c722"/>
    </style:style>
    <style:style style:name="P1060" style:family="paragraph" style:parent-style-name="Standard">
      <style:text-properties officeooo:rsid="003afa8c" officeooo:paragraph-rsid="0026c722"/>
    </style:style>
    <style:style style:name="P1061" style:family="paragraph" style:parent-style-name="Standard">
      <style:text-properties officeooo:rsid="003dfc55" officeooo:paragraph-rsid="0026c722"/>
    </style:style>
    <style:style style:name="P1062" style:family="paragraph" style:parent-style-name="Standard">
      <style:text-properties officeooo:rsid="003bc3fa" officeooo:paragraph-rsid="0026c722"/>
    </style:style>
    <style:style style:name="P1063" style:family="paragraph" style:parent-style-name="Standard">
      <style:text-properties officeooo:rsid="003e3f8d" officeooo:paragraph-rsid="0026c722"/>
    </style:style>
    <style:style style:name="P1064" style:family="paragraph" style:parent-style-name="Standard">
      <style:text-properties officeooo:rsid="003fefc7" officeooo:paragraph-rsid="0026c722"/>
    </style:style>
    <style:style style:name="P1065" style:family="paragraph" style:parent-style-name="Standard">
      <style:text-properties officeooo:rsid="004054e8" officeooo:paragraph-rsid="0026c722"/>
    </style:style>
    <style:style style:name="P1066" style:family="paragraph" style:parent-style-name="Standard">
      <style:text-properties officeooo:rsid="00411b18" officeooo:paragraph-rsid="0026c722"/>
    </style:style>
    <style:style style:name="P1067" style:family="paragraph" style:parent-style-name="Standard">
      <style:text-properties officeooo:rsid="0042d792" officeooo:paragraph-rsid="0026c722"/>
    </style:style>
    <style:style style:name="P1068" style:family="paragraph" style:parent-style-name="Standard">
      <style:text-properties officeooo:rsid="0042f5cd" officeooo:paragraph-rsid="0026c722"/>
    </style:style>
    <style:style style:name="P1069" style:family="paragraph" style:parent-style-name="Standard">
      <style:text-properties officeooo:rsid="0044410a" officeooo:paragraph-rsid="0026c722"/>
    </style:style>
    <style:style style:name="P1070" style:family="paragraph" style:parent-style-name="Standard">
      <style:text-properties officeooo:rsid="0045cc3a" officeooo:paragraph-rsid="0026c722"/>
    </style:style>
    <style:style style:name="P1071" style:family="paragraph" style:parent-style-name="Standard">
      <style:text-properties officeooo:rsid="0046b405" officeooo:paragraph-rsid="0026c722"/>
    </style:style>
    <style:style style:name="P1072" style:family="paragraph" style:parent-style-name="Standard">
      <style:text-properties officeooo:rsid="00483590" officeooo:paragraph-rsid="0026c722"/>
    </style:style>
    <style:style style:name="P1073" style:family="paragraph" style:parent-style-name="Standard">
      <style:text-properties officeooo:rsid="0017587b" officeooo:paragraph-rsid="0026c722"/>
    </style:style>
    <style:style style:name="P1074" style:family="paragraph" style:parent-style-name="Standard">
      <style:text-properties officeooo:rsid="0019026f" officeooo:paragraph-rsid="0026c722"/>
    </style:style>
    <style:style style:name="P1075" style:family="paragraph" style:parent-style-name="Standard">
      <style:text-properties officeooo:rsid="001a1a28" officeooo:paragraph-rsid="0026c722"/>
    </style:style>
    <style:style style:name="P1076" style:family="paragraph" style:parent-style-name="Standard">
      <style:text-properties officeooo:rsid="001be43f" officeooo:paragraph-rsid="0026c722"/>
    </style:style>
    <style:style style:name="P1077" style:family="paragraph" style:parent-style-name="Standard">
      <style:text-properties officeooo:rsid="001dc92f" officeooo:paragraph-rsid="0026c722"/>
    </style:style>
    <style:style style:name="P1078" style:family="paragraph" style:parent-style-name="Standard">
      <style:text-properties officeooo:rsid="0020aec9" officeooo:paragraph-rsid="0026c722"/>
    </style:style>
    <style:style style:name="P1079" style:family="paragraph" style:parent-style-name="Standard">
      <style:text-properties officeooo:rsid="00218739" officeooo:paragraph-rsid="0026c722"/>
    </style:style>
    <style:style style:name="P1080" style:family="paragraph" style:parent-style-name="Standard">
      <style:text-properties officeooo:rsid="00235825" officeooo:paragraph-rsid="0026c722"/>
    </style:style>
    <style:style style:name="P1081" style:family="paragraph" style:parent-style-name="Standard">
      <style:text-properties officeooo:rsid="0023eece" officeooo:paragraph-rsid="0026c722"/>
    </style:style>
    <style:style style:name="P1082" style:family="paragraph" style:parent-style-name="Standard">
      <style:text-properties officeooo:rsid="002536f9" officeooo:paragraph-rsid="0026c722"/>
    </style:style>
    <style:style style:name="P1083" style:family="paragraph" style:parent-style-name="Standard">
      <style:text-properties officeooo:rsid="0025a2b8" officeooo:paragraph-rsid="0026c722"/>
    </style:style>
    <style:style style:name="P1084" style:family="paragraph" style:parent-style-name="Standard">
      <style:text-properties officeooo:rsid="002790b5" officeooo:paragraph-rsid="0026c722"/>
    </style:style>
    <style:style style:name="P1085" style:family="paragraph" style:parent-style-name="Standard">
      <style:text-properties officeooo:rsid="002907fa" officeooo:paragraph-rsid="0026c722"/>
    </style:style>
    <style:style style:name="P1086" style:family="paragraph" style:parent-style-name="Standard">
      <style:text-properties officeooo:rsid="0029871a" officeooo:paragraph-rsid="0026c722"/>
    </style:style>
    <style:style style:name="P1087" style:family="paragraph" style:parent-style-name="Standard">
      <style:text-properties officeooo:rsid="002b1724" officeooo:paragraph-rsid="0026c722"/>
    </style:style>
    <style:style style:name="P1088" style:family="paragraph" style:parent-style-name="Standard">
      <style:text-properties officeooo:rsid="002bf0cd" officeooo:paragraph-rsid="0026c722"/>
    </style:style>
    <style:style style:name="P1089" style:family="paragraph" style:parent-style-name="Standard">
      <style:text-properties officeooo:rsid="002d9391" officeooo:paragraph-rsid="0026c722"/>
    </style:style>
    <style:style style:name="P1090" style:family="paragraph" style:parent-style-name="Standard">
      <style:text-properties officeooo:rsid="002d9934" officeooo:paragraph-rsid="0026c722"/>
    </style:style>
    <style:style style:name="P1091" style:family="paragraph" style:parent-style-name="Standard">
      <style:text-properties officeooo:rsid="002e2a9b" officeooo:paragraph-rsid="0026c722"/>
    </style:style>
    <style:style style:name="P1092" style:family="paragraph" style:parent-style-name="Standard">
      <style:text-properties officeooo:rsid="00302a32" officeooo:paragraph-rsid="0026c722"/>
    </style:style>
    <style:style style:name="P1093" style:family="paragraph" style:parent-style-name="Standard">
      <style:text-properties officeooo:rsid="0018472c" officeooo:paragraph-rsid="0026c722"/>
    </style:style>
    <style:style style:name="P1094" style:family="paragraph" style:parent-style-name="Standard">
      <style:text-properties officeooo:rsid="00197f18" officeooo:paragraph-rsid="0026c722"/>
    </style:style>
    <style:style style:name="P1095" style:family="paragraph" style:parent-style-name="Standard">
      <style:text-properties officeooo:rsid="001e38ab" officeooo:paragraph-rsid="0026c722"/>
    </style:style>
    <style:style style:name="P1096" style:family="paragraph" style:parent-style-name="Standard">
      <style:text-properties officeooo:rsid="0020022d" officeooo:paragraph-rsid="0026c722"/>
    </style:style>
    <style:style style:name="P1097" style:family="paragraph" style:parent-style-name="Standard">
      <style:text-properties officeooo:rsid="00215f2c" officeooo:paragraph-rsid="0026c722"/>
    </style:style>
    <style:style style:name="P1098" style:family="paragraph" style:parent-style-name="Standard">
      <style:text-properties officeooo:rsid="0022cf1c" officeooo:paragraph-rsid="0026c722"/>
    </style:style>
    <style:style style:name="P1099" style:family="paragraph" style:parent-style-name="Standard">
      <style:text-properties officeooo:rsid="00235366" officeooo:paragraph-rsid="0026c722"/>
    </style:style>
    <style:style style:name="P1100" style:family="paragraph" style:parent-style-name="Standard">
      <style:text-properties officeooo:rsid="0024905d" officeooo:paragraph-rsid="0026c722"/>
    </style:style>
    <style:style style:name="P1101" style:family="paragraph" style:parent-style-name="Standard">
      <style:text-properties officeooo:rsid="0024b371" officeooo:paragraph-rsid="0026c722"/>
    </style:style>
    <style:style style:name="P1102" style:family="paragraph" style:parent-style-name="Standard">
      <style:text-properties officeooo:rsid="0024d32c" officeooo:paragraph-rsid="0026c722"/>
    </style:style>
    <style:style style:name="P1103" style:family="paragraph" style:parent-style-name="Standard">
      <style:text-properties officeooo:rsid="0026417e" officeooo:paragraph-rsid="0026c722"/>
    </style:style>
    <style:style style:name="P1104" style:family="paragraph" style:parent-style-name="Standard">
      <style:text-properties officeooo:rsid="00275e0b" officeooo:paragraph-rsid="0026c722"/>
    </style:style>
    <style:style style:name="P1105" style:family="paragraph" style:parent-style-name="Standard">
      <style:text-properties officeooo:rsid="00017b7b" officeooo:paragraph-rsid="0026c722"/>
    </style:style>
    <style:style style:name="P1106" style:family="paragraph" style:parent-style-name="Standard">
      <style:text-properties officeooo:rsid="00031b05" officeooo:paragraph-rsid="0026c722"/>
    </style:style>
    <style:style style:name="P1107" style:family="paragraph" style:parent-style-name="Standard">
      <style:text-properties officeooo:rsid="00046f6d" officeooo:paragraph-rsid="0026c722"/>
    </style:style>
    <style:style style:name="P1108" style:family="paragraph" style:parent-style-name="Standard">
      <style:text-properties officeooo:rsid="00046f6d" officeooo:paragraph-rsid="0044c35d"/>
    </style:style>
    <style:style style:name="P1109" style:family="paragraph" style:parent-style-name="Standard">
      <style:text-properties officeooo:rsid="00049059" officeooo:paragraph-rsid="0026c722"/>
    </style:style>
    <style:style style:name="P1110" style:family="paragraph" style:parent-style-name="Standard">
      <style:text-properties officeooo:rsid="0005cd99" officeooo:paragraph-rsid="0026c722"/>
    </style:style>
    <style:style style:name="P1111" style:family="paragraph" style:parent-style-name="Standard">
      <style:text-properties officeooo:rsid="00073692" officeooo:paragraph-rsid="0026c722"/>
    </style:style>
    <style:style style:name="P1112" style:family="paragraph" style:parent-style-name="Standard">
      <style:text-properties officeooo:rsid="00075a5a" officeooo:paragraph-rsid="0026c722"/>
    </style:style>
    <style:style style:name="P1113" style:family="paragraph" style:parent-style-name="Standard">
      <style:text-properties officeooo:rsid="000842ac" officeooo:paragraph-rsid="0026c722"/>
    </style:style>
    <style:style style:name="P1114" style:family="paragraph" style:parent-style-name="Standard">
      <style:text-properties officeooo:rsid="00090cfe" officeooo:paragraph-rsid="0026c722"/>
    </style:style>
    <style:style style:name="P1115" style:family="paragraph" style:parent-style-name="Standard">
      <style:text-properties officeooo:rsid="000adcc7" officeooo:paragraph-rsid="0026c722"/>
    </style:style>
    <style:style style:name="P1116" style:family="paragraph" style:parent-style-name="Standard">
      <style:text-properties officeooo:rsid="000b91a5" officeooo:paragraph-rsid="0026c722"/>
    </style:style>
    <style:style style:name="P1117" style:family="paragraph" style:parent-style-name="Standard">
      <style:text-properties officeooo:rsid="000d81d5" officeooo:paragraph-rsid="0026c722"/>
    </style:style>
    <style:style style:name="P1118" style:family="paragraph" style:parent-style-name="Standard">
      <style:text-properties officeooo:rsid="000ed180" officeooo:paragraph-rsid="0026c722"/>
    </style:style>
    <style:style style:name="P1119" style:family="paragraph" style:parent-style-name="Standard">
      <style:text-properties officeooo:rsid="0022556b" officeooo:paragraph-rsid="0026c722"/>
    </style:style>
    <style:style style:name="P1120" style:family="paragraph" style:parent-style-name="Standard">
      <style:text-properties officeooo:rsid="000077c9" officeooo:paragraph-rsid="0026c722"/>
    </style:style>
    <style:style style:name="P1121" style:family="paragraph" style:parent-style-name="Standard">
      <style:text-properties officeooo:rsid="0000f83f" officeooo:paragraph-rsid="0026c722"/>
    </style:style>
    <style:style style:name="P1122" style:family="paragraph" style:parent-style-name="Standard">
      <style:text-properties officeooo:rsid="000235ce" officeooo:paragraph-rsid="0026c722"/>
    </style:style>
    <style:style style:name="P1123" style:family="paragraph" style:parent-style-name="Standard">
      <style:text-properties officeooo:rsid="00030b57" officeooo:paragraph-rsid="0026c722"/>
    </style:style>
    <style:style style:name="P1124" style:family="paragraph" style:parent-style-name="Standard">
      <style:text-properties officeooo:rsid="00030ca5" officeooo:paragraph-rsid="0026c722"/>
    </style:style>
    <style:style style:name="P1125" style:family="paragraph" style:parent-style-name="Standard">
      <style:text-properties officeooo:rsid="0003ac82" officeooo:paragraph-rsid="0026c722"/>
    </style:style>
    <style:style style:name="P1126" style:family="paragraph" style:parent-style-name="Standard">
      <style:text-properties officeooo:rsid="0004192e" officeooo:paragraph-rsid="0026c722"/>
    </style:style>
    <style:style style:name="P1127" style:family="paragraph" style:parent-style-name="Standard">
      <style:text-properties officeooo:rsid="00057eed" officeooo:paragraph-rsid="0026c722"/>
    </style:style>
    <style:style style:name="P1128" style:family="paragraph" style:parent-style-name="Standard">
      <style:text-properties officeooo:rsid="0006034b" officeooo:paragraph-rsid="0026c722"/>
    </style:style>
    <style:style style:name="P1129" style:family="paragraph" style:parent-style-name="Standard">
      <style:text-properties officeooo:rsid="0007570a" officeooo:paragraph-rsid="0026c722"/>
    </style:style>
    <style:style style:name="P1130" style:family="paragraph" style:parent-style-name="Standard">
      <style:text-properties officeooo:rsid="0007708d" officeooo:paragraph-rsid="0026c722"/>
    </style:style>
    <style:style style:name="P1131" style:family="paragraph" style:parent-style-name="Standard">
      <style:text-properties officeooo:rsid="00077a87" officeooo:paragraph-rsid="0026c722"/>
    </style:style>
    <style:style style:name="P1132" style:family="paragraph" style:parent-style-name="Standard">
      <style:text-properties officeooo:rsid="00087be4" officeooo:paragraph-rsid="0026c722"/>
    </style:style>
    <style:style style:name="P1133" style:family="paragraph" style:parent-style-name="Standard">
      <style:text-properties officeooo:rsid="0009481e" officeooo:paragraph-rsid="0026c722"/>
    </style:style>
    <style:style style:name="P1134" style:family="paragraph" style:parent-style-name="Standard">
      <style:text-properties officeooo:rsid="000af96d" officeooo:paragraph-rsid="0026c722"/>
    </style:style>
    <style:style style:name="P1135" style:family="paragraph" style:parent-style-name="Standard">
      <style:text-properties officeooo:rsid="000c5cab" officeooo:paragraph-rsid="0026c722"/>
    </style:style>
    <style:style style:name="P1136" style:family="paragraph" style:parent-style-name="Standard">
      <style:text-properties officeooo:rsid="000d6bcb" officeooo:paragraph-rsid="0026c722"/>
    </style:style>
    <style:style style:name="P1137" style:family="paragraph" style:parent-style-name="Standard">
      <style:text-properties officeooo:rsid="000dad94" officeooo:paragraph-rsid="0026c722"/>
    </style:style>
    <style:style style:name="P1138" style:family="paragraph" style:parent-style-name="Standard">
      <style:text-properties officeooo:rsid="000facdd" officeooo:paragraph-rsid="0026c722"/>
    </style:style>
    <style:style style:name="P1139" style:family="paragraph" style:parent-style-name="Standard">
      <style:text-properties officeooo:rsid="00119402" officeooo:paragraph-rsid="0026c722"/>
    </style:style>
    <style:style style:name="P1140" style:family="paragraph" style:parent-style-name="Standard">
      <style:text-properties officeooo:rsid="0012036f" officeooo:paragraph-rsid="0026c722"/>
    </style:style>
    <style:style style:name="P1141" style:family="paragraph" style:parent-style-name="Standard">
      <style:text-properties officeooo:rsid="0013fd49" officeooo:paragraph-rsid="0026c722"/>
    </style:style>
    <style:style style:name="P1142" style:family="paragraph" style:parent-style-name="Standard">
      <style:text-properties officeooo:rsid="0014a2b5" officeooo:paragraph-rsid="0026c722"/>
    </style:style>
    <style:style style:name="P1143" style:family="paragraph" style:parent-style-name="Standard">
      <style:text-properties officeooo:rsid="0014ab08" officeooo:paragraph-rsid="0026c722"/>
    </style:style>
    <style:style style:name="P1144" style:family="paragraph" style:parent-style-name="Standard">
      <style:text-properties officeooo:rsid="0016156f" officeooo:paragraph-rsid="0026c722"/>
    </style:style>
    <style:style style:name="P1145" style:family="paragraph" style:parent-style-name="Standard">
      <style:text-properties officeooo:rsid="0016987b" officeooo:paragraph-rsid="0026c722"/>
    </style:style>
    <style:style style:name="P1146" style:family="paragraph" style:parent-style-name="Standard">
      <style:text-properties officeooo:rsid="00179c9c" officeooo:paragraph-rsid="0026c722"/>
    </style:style>
    <style:style style:name="P1147" style:family="paragraph" style:parent-style-name="Standard">
      <style:text-properties officeooo:rsid="00179c9c" officeooo:paragraph-rsid="0062dff9"/>
    </style:style>
    <style:style style:name="P1148" style:family="paragraph" style:parent-style-name="Standard">
      <style:text-properties officeooo:rsid="00188507" officeooo:paragraph-rsid="0026c722"/>
    </style:style>
    <style:style style:name="P1149" style:family="paragraph" style:parent-style-name="Standard">
      <style:text-properties officeooo:rsid="001a3217" officeooo:paragraph-rsid="0026c722"/>
    </style:style>
    <style:style style:name="P1150" style:family="paragraph" style:parent-style-name="Standard">
      <style:text-properties officeooo:rsid="001ad3b1" officeooo:paragraph-rsid="0026c722"/>
    </style:style>
    <style:style style:name="P1151" style:family="paragraph" style:parent-style-name="Standard">
      <style:text-properties officeooo:rsid="001bdea1" officeooo:paragraph-rsid="0026c722"/>
    </style:style>
    <style:style style:name="P1152" style:family="paragraph" style:parent-style-name="Standard">
      <style:text-properties officeooo:rsid="001d08cd" officeooo:paragraph-rsid="0026c722"/>
    </style:style>
    <style:style style:name="P1153" style:family="paragraph" style:parent-style-name="Standard">
      <style:text-properties officeooo:rsid="001e83c0" officeooo:paragraph-rsid="0026c722"/>
    </style:style>
    <style:style style:name="P1154" style:family="paragraph" style:parent-style-name="Standard">
      <style:text-properties officeooo:rsid="001fdad2" officeooo:paragraph-rsid="0026c722"/>
    </style:style>
    <style:style style:name="P1155" style:family="paragraph" style:parent-style-name="Standard">
      <style:text-properties officeooo:rsid="002032e2" officeooo:paragraph-rsid="0026c722"/>
    </style:style>
    <style:style style:name="P1156" style:family="paragraph" style:parent-style-name="Standard">
      <style:text-properties officeooo:rsid="0020e2f2" officeooo:paragraph-rsid="0026c722"/>
    </style:style>
    <style:style style:name="P1157" style:family="paragraph" style:parent-style-name="Standard">
      <style:text-properties officeooo:rsid="002407a2" officeooo:paragraph-rsid="0026c722"/>
    </style:style>
    <style:style style:name="P1158" style:family="paragraph" style:parent-style-name="Standard">
      <style:text-properties officeooo:rsid="00254ec3" officeooo:paragraph-rsid="0026c722"/>
    </style:style>
    <style:style style:name="P1159" style:family="paragraph" style:parent-style-name="Standard">
      <style:text-properties officeooo:rsid="001e2956" officeooo:paragraph-rsid="0026c722"/>
    </style:style>
    <style:style style:name="P1160" style:family="paragraph" style:parent-style-name="Standard">
      <style:text-properties officeooo:rsid="000841c5" officeooo:paragraph-rsid="0026c722"/>
    </style:style>
    <style:style style:name="P1161" style:family="paragraph" style:parent-style-name="Standard">
      <style:text-properties officeooo:rsid="000662b1" officeooo:paragraph-rsid="0026c722"/>
    </style:style>
    <style:style style:name="P1162" style:family="paragraph" style:parent-style-name="Standard">
      <style:text-properties officeooo:rsid="00076e90" officeooo:paragraph-rsid="0026c722"/>
    </style:style>
    <style:style style:name="P1163" style:family="paragraph" style:parent-style-name="Standard">
      <style:text-properties officeooo:rsid="0009bbe4" officeooo:paragraph-rsid="0026c722"/>
    </style:style>
    <style:style style:name="P1164" style:family="paragraph" style:parent-style-name="Standard">
      <style:text-properties officeooo:rsid="000aab32" officeooo:paragraph-rsid="0026c722"/>
    </style:style>
    <style:style style:name="P1165" style:family="paragraph" style:parent-style-name="Standard">
      <style:text-properties officeooo:rsid="000b0c8c" officeooo:paragraph-rsid="0026c722"/>
    </style:style>
    <style:style style:name="P1166" style:family="paragraph" style:parent-style-name="Standard">
      <style:text-properties officeooo:rsid="000b8328" officeooo:paragraph-rsid="0026c722"/>
    </style:style>
    <style:style style:name="P1167" style:family="paragraph" style:parent-style-name="Standard">
      <style:text-properties officeooo:rsid="000bb857" officeooo:paragraph-rsid="0026c722"/>
    </style:style>
    <style:style style:name="P1168" style:family="paragraph" style:parent-style-name="Standard">
      <style:text-properties officeooo:rsid="000c9306" officeooo:paragraph-rsid="0026c722"/>
    </style:style>
    <style:style style:name="P1169" style:family="paragraph" style:parent-style-name="Standard">
      <style:text-properties officeooo:rsid="000cbcc0" officeooo:paragraph-rsid="0026c722"/>
    </style:style>
    <style:style style:name="P1170" style:family="paragraph" style:parent-style-name="Standard">
      <style:text-properties officeooo:rsid="000d561f" officeooo:paragraph-rsid="0026c722"/>
    </style:style>
    <style:style style:name="P1171" style:family="paragraph" style:parent-style-name="Standard">
      <style:text-properties officeooo:rsid="000dcc65" officeooo:paragraph-rsid="0026c722"/>
    </style:style>
    <style:style style:name="P1172" style:family="paragraph" style:parent-style-name="Standard">
      <style:text-properties officeooo:rsid="000f5e25" officeooo:paragraph-rsid="0026c722"/>
    </style:style>
    <style:style style:name="P1173" style:family="paragraph" style:parent-style-name="Standard">
      <style:text-properties officeooo:rsid="00106988" officeooo:paragraph-rsid="0026c722"/>
    </style:style>
    <style:style style:name="P1174" style:family="paragraph" style:parent-style-name="Standard">
      <style:text-properties officeooo:rsid="00106e53" officeooo:paragraph-rsid="0026c722"/>
    </style:style>
    <style:style style:name="P1175" style:family="paragraph" style:parent-style-name="Standard">
      <style:text-properties officeooo:rsid="0010bf49" officeooo:paragraph-rsid="0026c722"/>
    </style:style>
    <style:style style:name="P1176" style:family="paragraph" style:parent-style-name="Standard">
      <style:text-properties officeooo:rsid="00111473" officeooo:paragraph-rsid="0026c722"/>
    </style:style>
    <style:style style:name="P1177" style:family="paragraph" style:parent-style-name="Standard">
      <style:text-properties officeooo:rsid="0012b3b6" officeooo:paragraph-rsid="0026c722"/>
    </style:style>
    <style:style style:name="P1178" style:family="paragraph" style:parent-style-name="Standard">
      <style:text-properties officeooo:rsid="0012fa59" officeooo:paragraph-rsid="0026c722"/>
    </style:style>
    <style:style style:name="P1179" style:family="paragraph" style:parent-style-name="Standard">
      <style:text-properties officeooo:rsid="00140aa1" officeooo:paragraph-rsid="0026c722"/>
    </style:style>
    <style:style style:name="P1180" style:family="paragraph" style:parent-style-name="Standard">
      <style:text-properties officeooo:rsid="0015883d" officeooo:paragraph-rsid="0026c722"/>
    </style:style>
    <style:style style:name="P1181" style:family="paragraph" style:parent-style-name="Standard">
      <style:text-properties officeooo:rsid="0016c42b" officeooo:paragraph-rsid="0026c722"/>
    </style:style>
    <style:style style:name="P1182" style:family="paragraph" style:parent-style-name="Standard">
      <style:text-properties officeooo:rsid="0018367d" officeooo:paragraph-rsid="0026c722"/>
    </style:style>
    <style:style style:name="P1183" style:family="paragraph" style:parent-style-name="Standard">
      <style:text-properties officeooo:rsid="0018b6d5" officeooo:paragraph-rsid="0026c722"/>
    </style:style>
    <style:style style:name="P1184" style:family="paragraph" style:parent-style-name="Standard">
      <style:text-properties officeooo:rsid="001a03ae" officeooo:paragraph-rsid="0026c722"/>
    </style:style>
    <style:style style:name="P1185" style:family="paragraph" style:parent-style-name="Standard">
      <style:text-properties officeooo:rsid="001a67f5" officeooo:paragraph-rsid="0026c722"/>
    </style:style>
    <style:style style:name="P1186" style:family="paragraph" style:parent-style-name="Standard">
      <style:text-properties officeooo:rsid="001bdb44" officeooo:paragraph-rsid="0026c722"/>
    </style:style>
    <style:style style:name="P1187" style:family="paragraph" style:parent-style-name="Standard">
      <style:text-properties officeooo:rsid="001d33c6" officeooo:paragraph-rsid="0026c722"/>
    </style:style>
    <style:style style:name="P1188" style:family="paragraph" style:parent-style-name="Standard">
      <style:text-properties officeooo:rsid="001f9754" officeooo:paragraph-rsid="0026c722"/>
    </style:style>
    <style:style style:name="P1189" style:family="paragraph" style:parent-style-name="Standard">
      <style:text-properties officeooo:rsid="00206409" officeooo:paragraph-rsid="0026c722"/>
    </style:style>
    <style:style style:name="P1190" style:family="paragraph" style:parent-style-name="Standard">
      <style:text-properties officeooo:rsid="003098f8" officeooo:paragraph-rsid="0026c722"/>
    </style:style>
    <style:style style:name="P1191" style:family="paragraph" style:parent-style-name="Standard">
      <style:text-properties officeooo:rsid="001872e1" officeooo:paragraph-rsid="0026c722"/>
    </style:style>
    <style:style style:name="P1192" style:family="paragraph" style:parent-style-name="Standard">
      <style:text-properties officeooo:rsid="0019047b" officeooo:paragraph-rsid="0026c722"/>
    </style:style>
    <style:style style:name="P1193" style:family="paragraph" style:parent-style-name="Standard">
      <style:text-properties officeooo:rsid="001a6f59" officeooo:paragraph-rsid="0026c722"/>
    </style:style>
    <style:style style:name="P1194" style:family="paragraph" style:parent-style-name="Standard">
      <style:text-properties officeooo:rsid="001af6b1" officeooo:paragraph-rsid="0026c722"/>
    </style:style>
    <style:style style:name="P1195" style:family="paragraph" style:parent-style-name="Standard">
      <style:text-properties officeooo:rsid="001b56d7" officeooo:paragraph-rsid="0026c722"/>
    </style:style>
    <style:style style:name="P1196" style:family="paragraph" style:parent-style-name="Standard">
      <style:text-properties officeooo:rsid="001cc5c9" officeooo:paragraph-rsid="0026c722"/>
    </style:style>
    <style:style style:name="P1197" style:family="paragraph" style:parent-style-name="Standard">
      <style:text-properties officeooo:rsid="001ce040" officeooo:paragraph-rsid="0026c722"/>
    </style:style>
    <style:style style:name="P1198" style:family="paragraph" style:parent-style-name="Standard">
      <style:text-properties officeooo:rsid="002a3246" officeooo:paragraph-rsid="0026c722"/>
    </style:style>
    <style:style style:name="P1199" style:family="paragraph" style:parent-style-name="Standard">
      <style:text-properties officeooo:rsid="001e1054" officeooo:paragraph-rsid="0026c722"/>
    </style:style>
    <style:style style:name="P1200" style:family="paragraph" style:parent-style-name="Standard">
      <style:text-properties officeooo:rsid="001ef2c5" officeooo:paragraph-rsid="0026c722"/>
    </style:style>
    <style:style style:name="P1201" style:family="paragraph" style:parent-style-name="Standard">
      <style:text-properties officeooo:rsid="001ffd28" officeooo:paragraph-rsid="0026c722"/>
    </style:style>
    <style:style style:name="P1202" style:family="paragraph" style:parent-style-name="Standard">
      <style:text-properties officeooo:rsid="0020cd5f" officeooo:paragraph-rsid="0026c722"/>
    </style:style>
    <style:style style:name="P1203" style:family="paragraph" style:parent-style-name="Standard">
      <style:text-properties officeooo:rsid="0022b486" officeooo:paragraph-rsid="0026c722"/>
    </style:style>
    <style:style style:name="P1204" style:family="paragraph" style:parent-style-name="Standard">
      <style:text-properties officeooo:rsid="0023b9fe" officeooo:paragraph-rsid="0026c722"/>
    </style:style>
    <style:style style:name="P1205" style:family="paragraph" style:parent-style-name="Standard">
      <style:text-properties officeooo:rsid="00245083" officeooo:paragraph-rsid="0026c722"/>
    </style:style>
    <style:style style:name="P1206" style:family="paragraph" style:parent-style-name="Standard">
      <style:text-properties officeooo:rsid="0025d928" officeooo:paragraph-rsid="0026c722"/>
    </style:style>
    <style:style style:name="P1207" style:family="paragraph" style:parent-style-name="Standard">
      <style:text-properties officeooo:rsid="00279201" officeooo:paragraph-rsid="0026c722"/>
    </style:style>
    <style:style style:name="P1208" style:family="paragraph" style:parent-style-name="Standard">
      <style:text-properties officeooo:rsid="002822a0" officeooo:paragraph-rsid="0026c722"/>
    </style:style>
    <style:style style:name="P1209" style:family="paragraph" style:parent-style-name="Standard">
      <style:text-properties officeooo:rsid="0028b7d6" officeooo:paragraph-rsid="0026c722"/>
    </style:style>
    <style:style style:name="P1210" style:family="paragraph" style:parent-style-name="Standard">
      <style:text-properties officeooo:rsid="0029073a" officeooo:paragraph-rsid="0026c722"/>
    </style:style>
    <style:style style:name="P1211" style:family="paragraph" style:parent-style-name="Standard">
      <style:text-properties officeooo:rsid="0029ebf5" officeooo:paragraph-rsid="0026c722"/>
    </style:style>
    <style:style style:name="P1212" style:family="paragraph" style:parent-style-name="Standard">
      <style:text-properties officeooo:rsid="002ca313" officeooo:paragraph-rsid="0026c722"/>
    </style:style>
    <style:style style:name="P1213" style:family="paragraph" style:parent-style-name="Standard">
      <style:text-properties officeooo:rsid="002d690c" officeooo:paragraph-rsid="0026c722"/>
    </style:style>
    <style:style style:name="P1214" style:family="paragraph" style:parent-style-name="Standard">
      <style:text-properties officeooo:rsid="002e2361" officeooo:paragraph-rsid="0026c722"/>
    </style:style>
    <style:style style:name="P1215" style:family="paragraph" style:parent-style-name="Standard">
      <style:text-properties officeooo:rsid="002e25ce" officeooo:paragraph-rsid="0026c722"/>
    </style:style>
    <style:style style:name="P1216" style:family="paragraph" style:parent-style-name="Standard">
      <style:text-properties officeooo:rsid="002feb4f" officeooo:paragraph-rsid="0026c722"/>
    </style:style>
    <style:style style:name="P1217" style:family="paragraph" style:parent-style-name="Standard">
      <style:text-properties officeooo:rsid="003093e4" officeooo:paragraph-rsid="0026c722"/>
    </style:style>
    <style:style style:name="P1218" style:family="paragraph" style:parent-style-name="Standard">
      <style:text-properties officeooo:rsid="0031f741" officeooo:paragraph-rsid="0026c722"/>
    </style:style>
    <style:style style:name="P1219" style:family="paragraph" style:parent-style-name="Standard">
      <style:text-properties officeooo:rsid="00328fdc" officeooo:paragraph-rsid="0026c722"/>
    </style:style>
    <style:style style:name="P1220" style:family="paragraph" style:parent-style-name="Standard">
      <style:text-properties officeooo:rsid="0032ac78" officeooo:paragraph-rsid="0026c722"/>
    </style:style>
    <style:style style:name="P1221" style:family="paragraph" style:parent-style-name="Standard">
      <style:text-properties officeooo:rsid="003344e6" officeooo:paragraph-rsid="0026c722"/>
    </style:style>
    <style:style style:name="P1222" style:family="paragraph" style:parent-style-name="Standard">
      <style:text-properties officeooo:rsid="003487ba" officeooo:paragraph-rsid="0026c722"/>
    </style:style>
    <style:style style:name="P1223" style:family="paragraph" style:parent-style-name="Standard">
      <style:text-properties officeooo:rsid="005a8e88" officeooo:paragraph-rsid="0026c722"/>
    </style:style>
    <style:style style:name="P1224" style:family="paragraph" style:parent-style-name="Standard">
      <style:text-properties officeooo:rsid="005bc655" officeooo:paragraph-rsid="0026c722"/>
    </style:style>
    <style:style style:name="P1225" style:family="paragraph" style:parent-style-name="Standard">
      <style:text-properties officeooo:rsid="005c3cfe" officeooo:paragraph-rsid="0026c722"/>
    </style:style>
    <style:style style:name="P1226" style:family="paragraph" style:parent-style-name="Standard">
      <style:text-properties officeooo:rsid="001b13ed" officeooo:paragraph-rsid="0026c722"/>
    </style:style>
    <style:style style:name="P1227" style:family="paragraph" style:parent-style-name="Standard">
      <style:text-properties officeooo:rsid="001c3a1d" officeooo:paragraph-rsid="0026c722"/>
    </style:style>
    <style:style style:name="P1228" style:family="paragraph" style:parent-style-name="Standard">
      <style:text-properties officeooo:rsid="001e129b" officeooo:paragraph-rsid="0026c722"/>
    </style:style>
    <style:style style:name="P1229" style:family="paragraph" style:parent-style-name="Standard">
      <style:text-properties officeooo:rsid="001efa13" officeooo:paragraph-rsid="0026c722"/>
    </style:style>
    <style:style style:name="P1230" style:family="paragraph" style:parent-style-name="Standard">
      <style:text-properties officeooo:rsid="00201052" officeooo:paragraph-rsid="0026c722"/>
    </style:style>
    <style:style style:name="P1231" style:family="paragraph" style:parent-style-name="Standard">
      <style:text-properties officeooo:rsid="0021bbce" officeooo:paragraph-rsid="0026c722"/>
    </style:style>
    <style:style style:name="P1232" style:family="paragraph" style:parent-style-name="Standard">
      <style:text-properties officeooo:rsid="00235db8" officeooo:paragraph-rsid="0026c722"/>
    </style:style>
    <style:style style:name="P1233" style:family="paragraph" style:parent-style-name="Standard">
      <style:text-properties officeooo:rsid="008b3147" officeooo:paragraph-rsid="0026c722"/>
    </style:style>
    <style:style style:name="P1234" style:family="paragraph" style:parent-style-name="Standard">
      <style:text-properties officeooo:rsid="002453c1" officeooo:paragraph-rsid="0026c722"/>
    </style:style>
    <style:style style:name="P1235" style:family="paragraph" style:parent-style-name="Standard">
      <style:text-properties officeooo:rsid="0024b9ed" officeooo:paragraph-rsid="0026c722"/>
    </style:style>
    <style:style style:name="P1236" style:family="paragraph" style:parent-style-name="Standard">
      <style:text-properties officeooo:rsid="0026022b" officeooo:paragraph-rsid="0026c722"/>
    </style:style>
    <style:style style:name="P1237" style:family="paragraph" style:parent-style-name="Standard">
      <style:text-properties officeooo:rsid="00271d25" officeooo:paragraph-rsid="0026c722"/>
    </style:style>
    <style:style style:name="P1238" style:family="paragraph" style:parent-style-name="Standard">
      <style:text-properties officeooo:rsid="0027d1f7" officeooo:paragraph-rsid="0026c722"/>
    </style:style>
    <style:style style:name="P1239" style:family="paragraph" style:parent-style-name="Standard">
      <style:text-properties officeooo:rsid="00288bda" officeooo:paragraph-rsid="0026c722"/>
    </style:style>
    <style:style style:name="P1240" style:family="paragraph" style:parent-style-name="Standard">
      <style:text-properties officeooo:rsid="002ada97" officeooo:paragraph-rsid="0026c722"/>
    </style:style>
    <style:style style:name="P1241" style:family="paragraph" style:parent-style-name="Standard">
      <style:text-properties officeooo:rsid="002c1077" officeooo:paragraph-rsid="0026c722"/>
    </style:style>
    <style:style style:name="P1242" style:family="paragraph" style:parent-style-name="Standard">
      <style:text-properties officeooo:rsid="002c436b" officeooo:paragraph-rsid="0026c722"/>
    </style:style>
    <style:style style:name="P1243" style:family="paragraph" style:parent-style-name="Standard">
      <style:text-properties officeooo:rsid="002e3d1c" officeooo:paragraph-rsid="0026c722"/>
    </style:style>
    <style:style style:name="P1244" style:family="paragraph" style:parent-style-name="Standard">
      <style:text-properties officeooo:rsid="002ec47e" officeooo:paragraph-rsid="0026c722"/>
    </style:style>
    <style:style style:name="P1245" style:family="paragraph" style:parent-style-name="Standard">
      <style:text-properties officeooo:rsid="0030b30e" officeooo:paragraph-rsid="0026c722"/>
    </style:style>
    <style:style style:name="P1246" style:family="paragraph" style:parent-style-name="Standard">
      <style:text-properties officeooo:rsid="00326b8d" officeooo:paragraph-rsid="0026c722"/>
    </style:style>
    <style:style style:name="P1247" style:family="paragraph" style:parent-style-name="Standard">
      <style:text-properties officeooo:rsid="003398b6" officeooo:paragraph-rsid="0026c722"/>
    </style:style>
    <style:style style:name="P1248" style:family="paragraph" style:parent-style-name="Standard">
      <style:text-properties officeooo:rsid="0034cbcc" officeooo:paragraph-rsid="0026c722"/>
    </style:style>
    <style:style style:name="P1249" style:family="paragraph" style:parent-style-name="Standard">
      <style:text-properties officeooo:rsid="0036ba68" officeooo:paragraph-rsid="0026c722"/>
    </style:style>
    <style:style style:name="P1250" style:family="paragraph" style:parent-style-name="Standard">
      <style:text-properties officeooo:rsid="0038a4d6" officeooo:paragraph-rsid="0026c722"/>
    </style:style>
    <style:style style:name="P1251" style:family="paragraph" style:parent-style-name="Standard">
      <style:text-properties officeooo:rsid="0039b5b5" officeooo:paragraph-rsid="0026c722"/>
    </style:style>
    <style:style style:name="P1252" style:family="paragraph" style:parent-style-name="Standard">
      <style:text-properties officeooo:rsid="0039ecce" officeooo:paragraph-rsid="0026c722"/>
    </style:style>
    <style:style style:name="P1253" style:family="paragraph" style:parent-style-name="Standard">
      <style:text-properties officeooo:rsid="003b110c" officeooo:paragraph-rsid="0026c722"/>
    </style:style>
    <style:style style:name="P1254" style:family="paragraph" style:parent-style-name="Standard">
      <style:text-properties officeooo:rsid="003cb86b" officeooo:paragraph-rsid="0026c722"/>
    </style:style>
    <style:style style:name="P1255" style:family="paragraph" style:parent-style-name="Standard">
      <style:text-properties fo:color="#1c1c1c" style:font-name="Liberation Serif" fo:font-size="12pt" officeooo:rsid="003cb86b" officeooo:paragraph-rsid="0026c722" style:font-size-asian="12pt" style:font-size-complex="12pt"/>
    </style:style>
    <style:style style:name="P1256" style:family="paragraph" style:parent-style-name="Standard">
      <style:text-properties officeooo:rsid="003d1e9a" officeooo:paragraph-rsid="0026c722"/>
    </style:style>
    <style:style style:name="P1257" style:family="paragraph" style:parent-style-name="Standard">
      <style:text-properties officeooo:rsid="003ee360" officeooo:paragraph-rsid="0026c722"/>
    </style:style>
    <style:style style:name="P1258" style:family="paragraph" style:parent-style-name="Standard">
      <style:text-properties officeooo:rsid="0042ceb0" officeooo:paragraph-rsid="0026c722"/>
    </style:style>
    <style:style style:name="P1259" style:family="paragraph" style:parent-style-name="Standard">
      <style:text-properties officeooo:rsid="0051be35" officeooo:paragraph-rsid="0026c722"/>
    </style:style>
    <style:style style:name="P1260" style:family="paragraph" style:parent-style-name="Standard">
      <style:text-properties officeooo:rsid="00520b3a" officeooo:paragraph-rsid="0026c722"/>
    </style:style>
    <style:style style:name="P1261" style:family="paragraph" style:parent-style-name="Standard">
      <style:text-properties officeooo:rsid="0009b699" officeooo:paragraph-rsid="0026c722"/>
    </style:style>
    <style:style style:name="P1262" style:family="paragraph" style:parent-style-name="Standard">
      <style:text-properties officeooo:rsid="002c531d" officeooo:paragraph-rsid="0026c722"/>
    </style:style>
    <style:style style:name="P1263" style:family="paragraph" style:parent-style-name="Standard">
      <style:text-properties officeooo:rsid="002e40ac" officeooo:paragraph-rsid="0026c722"/>
    </style:style>
    <style:style style:name="P1264" style:family="paragraph" style:parent-style-name="Standard">
      <style:text-properties officeooo:rsid="002e9352" officeooo:paragraph-rsid="0026c722"/>
    </style:style>
    <style:style style:name="P1265" style:family="paragraph" style:parent-style-name="Standard">
      <style:text-properties officeooo:rsid="00323afc" officeooo:paragraph-rsid="0026c722"/>
    </style:style>
    <style:style style:name="P1266" style:family="paragraph" style:parent-style-name="Standard">
      <style:text-properties officeooo:rsid="0033db20" officeooo:paragraph-rsid="0026c722"/>
    </style:style>
    <style:style style:name="P1267" style:family="paragraph" style:parent-style-name="Standard">
      <style:text-properties officeooo:rsid="00348249" officeooo:paragraph-rsid="0026c722"/>
    </style:style>
    <style:style style:name="P1268" style:family="paragraph" style:parent-style-name="Standard">
      <style:text-properties officeooo:rsid="0034ae2e" officeooo:paragraph-rsid="0026c722"/>
    </style:style>
    <style:style style:name="P1269" style:family="paragraph" style:parent-style-name="Standard">
      <style:text-properties officeooo:rsid="00360835" officeooo:paragraph-rsid="0026c722"/>
    </style:style>
    <style:style style:name="P1270" style:family="paragraph" style:parent-style-name="Standard">
      <style:text-properties officeooo:rsid="003611ea" officeooo:paragraph-rsid="0026c722"/>
    </style:style>
    <style:style style:name="P1271" style:family="paragraph" style:parent-style-name="Standard">
      <style:text-properties officeooo:rsid="00378069" officeooo:paragraph-rsid="0026c722"/>
    </style:style>
    <style:style style:name="P1272" style:family="paragraph" style:parent-style-name="Standard">
      <style:text-properties officeooo:rsid="0037d028" officeooo:paragraph-rsid="0026c722"/>
    </style:style>
    <style:style style:name="P1273" style:family="paragraph" style:parent-style-name="Standard">
      <style:text-properties officeooo:rsid="0038fd69" officeooo:paragraph-rsid="0026c722"/>
    </style:style>
    <style:style style:name="P1274" style:family="paragraph" style:parent-style-name="Standard">
      <style:text-properties officeooo:rsid="003c7262" officeooo:paragraph-rsid="0026c722"/>
    </style:style>
    <style:style style:name="P1275" style:family="paragraph" style:parent-style-name="Standard">
      <style:text-properties officeooo:rsid="003ed73f" officeooo:paragraph-rsid="0026c722"/>
    </style:style>
    <style:style style:name="P1276" style:family="paragraph" style:parent-style-name="Standard">
      <style:text-properties officeooo:rsid="003f3439" officeooo:paragraph-rsid="0026c722"/>
    </style:style>
    <style:style style:name="P1277" style:family="paragraph" style:parent-style-name="Standard">
      <style:text-properties officeooo:rsid="00402f99" officeooo:paragraph-rsid="0026c722"/>
    </style:style>
    <style:style style:name="P1278" style:family="paragraph" style:parent-style-name="Standard">
      <style:text-properties officeooo:rsid="00410d14" officeooo:paragraph-rsid="0026c722"/>
    </style:style>
    <style:style style:name="P1279" style:family="paragraph" style:parent-style-name="Standard">
      <style:text-properties officeooo:rsid="00445531" officeooo:paragraph-rsid="0026c722"/>
    </style:style>
    <style:style style:name="P1280" style:family="paragraph" style:parent-style-name="Standard">
      <style:text-properties officeooo:rsid="007050d6" officeooo:paragraph-rsid="0026c722"/>
    </style:style>
    <style:style style:name="P1281" style:family="paragraph" style:parent-style-name="Standard">
      <style:text-properties officeooo:rsid="00715274" officeooo:paragraph-rsid="0026c722"/>
    </style:style>
    <style:style style:name="P1282" style:family="paragraph" style:parent-style-name="Standard">
      <style:text-properties officeooo:rsid="0072f215" officeooo:paragraph-rsid="0026c722"/>
    </style:style>
    <style:style style:name="P1283" style:family="paragraph" style:parent-style-name="Standard">
      <style:text-properties officeooo:rsid="0074a242" officeooo:paragraph-rsid="0026c722"/>
    </style:style>
    <style:style style:name="P1284" style:family="paragraph" style:parent-style-name="Standard">
      <style:text-properties officeooo:rsid="0069192e" officeooo:paragraph-rsid="0026c722"/>
    </style:style>
    <style:style style:name="P1285" style:family="paragraph" style:parent-style-name="Standard">
      <style:text-properties officeooo:rsid="006b0c58" officeooo:paragraph-rsid="0026c722"/>
    </style:style>
    <style:style style:name="P1286" style:family="paragraph" style:parent-style-name="Standard">
      <style:text-properties officeooo:rsid="006c7d83" officeooo:paragraph-rsid="0026c722"/>
    </style:style>
    <style:style style:name="P1287" style:family="paragraph" style:parent-style-name="Standard">
      <style:text-properties officeooo:rsid="006dde19" officeooo:paragraph-rsid="0026c722"/>
    </style:style>
    <style:style style:name="P1288" style:family="paragraph" style:parent-style-name="Standard">
      <style:text-properties officeooo:rsid="006dfb4d" officeooo:paragraph-rsid="0026c722"/>
    </style:style>
    <style:style style:name="P1289" style:family="paragraph" style:parent-style-name="Standard">
      <style:text-properties officeooo:rsid="0045b313" officeooo:paragraph-rsid="0026c722"/>
    </style:style>
    <style:style style:name="P1290" style:family="paragraph" style:parent-style-name="Standard">
      <style:text-properties officeooo:rsid="00479970" officeooo:paragraph-rsid="0026c722"/>
    </style:style>
    <style:style style:name="P1291" style:family="paragraph" style:parent-style-name="Standard">
      <style:text-properties officeooo:rsid="00485d1b" officeooo:paragraph-rsid="0026c722"/>
    </style:style>
    <style:style style:name="P1292" style:family="paragraph" style:parent-style-name="Standard">
      <style:text-properties officeooo:rsid="004c1d54" officeooo:paragraph-rsid="0026c722"/>
    </style:style>
    <style:style style:name="P1293" style:family="paragraph" style:parent-style-name="Standard">
      <style:text-properties officeooo:rsid="004cbef5" officeooo:paragraph-rsid="0026c722"/>
    </style:style>
    <style:style style:name="P1294" style:family="paragraph" style:parent-style-name="Standard">
      <style:text-properties officeooo:rsid="004e6bd4" officeooo:paragraph-rsid="0026c722"/>
    </style:style>
    <style:style style:name="P1295" style:family="paragraph" style:parent-style-name="Standard">
      <style:text-properties officeooo:rsid="005002ad" officeooo:paragraph-rsid="0026c722"/>
    </style:style>
    <style:style style:name="P1296" style:family="paragraph" style:parent-style-name="Standard">
      <style:text-properties officeooo:rsid="0050b6cd" officeooo:paragraph-rsid="0026c722"/>
    </style:style>
    <style:style style:name="P1297" style:family="paragraph" style:parent-style-name="Standard">
      <style:text-properties officeooo:rsid="005355dd" officeooo:paragraph-rsid="0026c722"/>
    </style:style>
    <style:style style:name="P1298" style:family="paragraph" style:parent-style-name="Standard">
      <style:text-properties officeooo:rsid="0053e913" officeooo:paragraph-rsid="0026c722"/>
    </style:style>
    <style:style style:name="P1299" style:family="paragraph" style:parent-style-name="Standard">
      <style:text-properties officeooo:rsid="00542fa0" officeooo:paragraph-rsid="0026c722"/>
    </style:style>
    <style:style style:name="P1300" style:family="paragraph" style:parent-style-name="Standard">
      <style:text-properties officeooo:rsid="0055656f" officeooo:paragraph-rsid="0026c722"/>
    </style:style>
    <style:style style:name="P1301" style:family="paragraph" style:parent-style-name="Standard">
      <style:text-properties officeooo:rsid="0056c9a6" officeooo:paragraph-rsid="0026c722"/>
    </style:style>
    <style:style style:name="P1302" style:family="paragraph" style:parent-style-name="Standard">
      <style:text-properties officeooo:rsid="00573505" officeooo:paragraph-rsid="0026c722"/>
    </style:style>
    <style:style style:name="P1303" style:family="paragraph" style:parent-style-name="Standard">
      <style:text-properties officeooo:rsid="005cb208" officeooo:paragraph-rsid="0026c722"/>
    </style:style>
    <style:style style:name="P1304" style:family="paragraph" style:parent-style-name="Standard">
      <style:text-properties officeooo:rsid="005d8630" officeooo:paragraph-rsid="0026c722"/>
    </style:style>
    <style:style style:name="P1305" style:family="paragraph" style:parent-style-name="Standard">
      <style:text-properties officeooo:rsid="005ee3a7" officeooo:paragraph-rsid="0026c722"/>
    </style:style>
    <style:style style:name="P1306" style:family="paragraph" style:parent-style-name="Standard">
      <style:text-properties officeooo:rsid="005f67ca" officeooo:paragraph-rsid="0026c722"/>
    </style:style>
    <style:style style:name="P1307" style:family="paragraph" style:parent-style-name="Standard">
      <style:text-properties officeooo:rsid="005fead8" officeooo:paragraph-rsid="0026c722"/>
    </style:style>
    <style:style style:name="P1308" style:family="paragraph" style:parent-style-name="Standard">
      <style:text-properties officeooo:rsid="00612894" officeooo:paragraph-rsid="0026c722"/>
    </style:style>
    <style:style style:name="P1309" style:family="paragraph" style:parent-style-name="Standard">
      <style:text-properties officeooo:rsid="00630fc6" officeooo:paragraph-rsid="0026c722"/>
    </style:style>
    <style:style style:name="P1310" style:family="paragraph" style:parent-style-name="Standard">
      <style:text-properties officeooo:rsid="00631993" officeooo:paragraph-rsid="0026c722"/>
    </style:style>
    <style:style style:name="P1311" style:family="paragraph" style:parent-style-name="Standard">
      <style:text-properties officeooo:rsid="002c7f4f" officeooo:paragraph-rsid="002c7f4f"/>
    </style:style>
    <style:style style:name="P1312" style:family="paragraph" style:parent-style-name="Standard">
      <style:text-properties officeooo:rsid="002c7f4f" officeooo:paragraph-rsid="002cd6e7"/>
    </style:style>
    <style:style style:name="P1313" style:family="paragraph" style:parent-style-name="Standard">
      <style:text-properties officeooo:rsid="002cd6e7" officeooo:paragraph-rsid="002cd6e7"/>
    </style:style>
    <style:style style:name="P1314" style:family="paragraph" style:parent-style-name="Standard">
      <style:text-properties officeooo:rsid="00387509" officeooo:paragraph-rsid="00387509"/>
    </style:style>
    <style:style style:name="P1315" style:family="paragraph" style:parent-style-name="Standard">
      <style:text-properties officeooo:rsid="003a0fa6" officeooo:paragraph-rsid="003a0fa6"/>
    </style:style>
    <style:style style:name="P1316" style:family="paragraph" style:parent-style-name="Standard">
      <style:text-properties officeooo:rsid="003a4887" officeooo:paragraph-rsid="003a4887"/>
    </style:style>
    <style:style style:name="P1317" style:family="paragraph" style:parent-style-name="Standard">
      <style:text-properties officeooo:rsid="003a4bd5" officeooo:paragraph-rsid="003a4bd5"/>
    </style:style>
    <style:style style:name="P1318" style:family="paragraph" style:parent-style-name="Standard">
      <style:text-properties officeooo:rsid="003a4bd5" officeooo:paragraph-rsid="003bcf64"/>
    </style:style>
    <style:style style:name="P1319" style:family="paragraph" style:parent-style-name="Standard">
      <style:text-properties officeooo:rsid="003bcf64" officeooo:paragraph-rsid="003bcf64"/>
    </style:style>
    <style:style style:name="P1320" style:family="paragraph" style:parent-style-name="Standard">
      <style:text-properties officeooo:rsid="003c36d5" officeooo:paragraph-rsid="003c36d5"/>
    </style:style>
    <style:style style:name="P1321" style:family="paragraph" style:parent-style-name="Standard">
      <style:text-properties officeooo:rsid="00431865" officeooo:paragraph-rsid="00431865"/>
    </style:style>
    <style:style style:name="P1322" style:family="paragraph" style:parent-style-name="Standard">
      <style:text-properties officeooo:rsid="00431865" officeooo:paragraph-rsid="0044c35d"/>
    </style:style>
    <style:style style:name="P1323" style:family="paragraph" style:parent-style-name="Standard">
      <style:text-properties officeooo:rsid="0047bfa3" officeooo:paragraph-rsid="0047bfa3"/>
    </style:style>
    <style:style style:name="P1324" style:family="paragraph" style:parent-style-name="Standard">
      <style:text-properties officeooo:rsid="0050d76f" officeooo:paragraph-rsid="0050d76f"/>
    </style:style>
    <style:style style:name="P1325" style:family="paragraph" style:parent-style-name="Standard">
      <style:text-properties officeooo:rsid="0053c991" officeooo:paragraph-rsid="0053c991"/>
    </style:style>
    <style:style style:name="P1326" style:family="paragraph" style:parent-style-name="Standard">
      <style:text-properties officeooo:rsid="005ead5f" officeooo:paragraph-rsid="005ead5f"/>
    </style:style>
    <style:style style:name="P1327" style:family="paragraph" style:parent-style-name="Standard">
      <style:text-properties officeooo:rsid="007741b9" officeooo:paragraph-rsid="007741b9"/>
    </style:style>
    <style:style style:name="P1328" style:family="paragraph" style:parent-style-name="Standard">
      <style:text-properties officeooo:rsid="007b24de" officeooo:paragraph-rsid="007b24de"/>
    </style:style>
    <style:style style:name="P1329" style:family="paragraph" style:parent-style-name="Standard">
      <style:text-properties officeooo:rsid="007b60a0" officeooo:paragraph-rsid="007b60a0"/>
    </style:style>
    <style:style style:name="P1330"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1331" style:family="paragraph" style:parent-style-name="Text_20_body">
      <style:paragraph-properties fo:margin-top="0in" fo:margin-bottom="0in" loext:contextual-spacing="true"/>
      <style:text-properties officeooo:rsid="000a8372" officeooo:paragraph-rsid="0025b4bb"/>
    </style:style>
    <style:style style:name="P1332" style:family="paragraph" style:parent-style-name="Text_20_body">
      <style:paragraph-properties fo:margin-top="0in" fo:margin-bottom="0in" loext:contextual-spacing="true"/>
      <style:text-properties officeooo:rsid="000457e2" officeooo:paragraph-rsid="0025b4bb"/>
    </style:style>
    <style:style style:name="P1333" style:family="paragraph" style:parent-style-name="Text_20_body">
      <style:paragraph-properties fo:margin-top="0in" fo:margin-bottom="0in" loext:contextual-spacing="true"/>
      <style:text-properties officeooo:rsid="000457e2" officeooo:paragraph-rsid="0026c722"/>
    </style:style>
    <style:style style:name="P1334" style:family="paragraph" style:parent-style-name="Text_20_body">
      <style:paragraph-properties fo:margin-top="0in" fo:margin-bottom="0in" loext:contextual-spacing="true"/>
      <style:text-properties officeooo:paragraph-rsid="0025b4bb"/>
    </style:style>
    <style:style style:name="P1335"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1336"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1337" style:family="paragraph" style:parent-style-name="Text_20_body">
      <style:paragraph-properties fo:margin-top="0in" fo:margin-bottom="0in" loext:contextual-spacing="true"/>
      <style:text-properties officeooo:paragraph-rsid="0026c722"/>
    </style:style>
    <style:style style:name="P1338" style:family="paragraph" style:parent-style-name="Text_20_body">
      <style:paragraph-properties fo:margin-top="0in" fo:margin-bottom="0in" loext:contextual-spacing="true"/>
      <style:text-properties officeooo:rsid="001a2483" officeooo:paragraph-rsid="0026c722"/>
    </style:style>
    <style:style style:name="P1339" style:family="paragraph" style:parent-style-name="Text_20_body">
      <style:paragraph-properties fo:margin-top="0in" fo:margin-bottom="0in" loext:contextual-spacing="true"/>
      <style:text-properties officeooo:rsid="001b1a49" officeooo:paragraph-rsid="0026c722"/>
    </style:style>
    <style:style style:name="P1340" style:family="paragraph" style:parent-style-name="Text_20_body">
      <style:paragraph-properties fo:margin-top="0in" fo:margin-bottom="0in" loext:contextual-spacing="true"/>
      <style:text-properties officeooo:rsid="001d970e" officeooo:paragraph-rsid="0026c722"/>
    </style:style>
    <style:style style:name="P134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134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134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134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134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134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134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134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134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135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135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135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135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135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135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135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135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1358" style:family="paragraph" style:parent-style-name="Text_20_body">
      <style:paragraph-properties fo:margin-top="0in" fo:margin-bottom="0in" loext:contextual-spacing="true"/>
      <style:text-properties officeooo:rsid="00054ec2" officeooo:paragraph-rsid="0026c722"/>
    </style:style>
    <style:style style:name="P1359" style:family="paragraph" style:parent-style-name="Text_20_body">
      <style:paragraph-properties fo:margin-top="0in" fo:margin-bottom="0in" loext:contextual-spacing="true"/>
      <style:text-properties officeooo:rsid="00101382" officeooo:paragraph-rsid="0026c722"/>
    </style:style>
    <style:style style:name="P1360" style:family="paragraph" style:parent-style-name="Text_20_body">
      <style:paragraph-properties fo:margin-top="0in" fo:margin-bottom="0in" loext:contextual-spacing="true"/>
      <style:text-properties officeooo:rsid="0009b6cd" officeooo:paragraph-rsid="0026c722"/>
    </style:style>
    <style:style style:name="P1361" style:family="paragraph" style:parent-style-name="Text_20_body">
      <style:paragraph-properties fo:margin-top="0in" fo:margin-bottom="0in" loext:contextual-spacing="true"/>
      <style:text-properties officeooo:rsid="00436dfc" officeooo:paragraph-rsid="0026c722"/>
    </style:style>
    <style:style style:name="P1362" style:family="paragraph" style:parent-style-name="Text_20_body">
      <style:paragraph-properties fo:margin-top="0in" fo:margin-bottom="0in" loext:contextual-spacing="true"/>
      <style:text-properties officeooo:rsid="0043ccf6" officeooo:paragraph-rsid="0026c722"/>
    </style:style>
    <style:style style:name="P1363" style:family="paragraph" style:parent-style-name="Text_20_body">
      <style:paragraph-properties fo:margin-top="0in" fo:margin-bottom="0in" loext:contextual-spacing="true"/>
      <style:text-properties officeooo:rsid="00458e92" officeooo:paragraph-rsid="0026c722"/>
    </style:style>
    <style:style style:name="P1364" style:family="paragraph" style:parent-style-name="Text_20_body">
      <style:paragraph-properties fo:margin-top="0in" fo:margin-bottom="0in" loext:contextual-spacing="true"/>
      <style:text-properties officeooo:rsid="0046b5de" officeooo:paragraph-rsid="0026c722"/>
    </style:style>
    <style:style style:name="P1365" style:family="paragraph" style:parent-style-name="Text_20_body">
      <style:paragraph-properties fo:margin-top="0in" fo:margin-bottom="0in" loext:contextual-spacing="true"/>
      <style:text-properties officeooo:rsid="0047dfcb" officeooo:paragraph-rsid="0026c722"/>
    </style:style>
    <style:style style:name="P1366" style:family="paragraph" style:parent-style-name="Text_20_body">
      <style:paragraph-properties fo:margin-top="0in" fo:margin-bottom="0in" loext:contextual-spacing="true"/>
      <style:text-properties officeooo:rsid="0049aaae" officeooo:paragraph-rsid="0026c722"/>
    </style:style>
    <style:style style:name="P1367" style:family="paragraph" style:parent-style-name="Text_20_body">
      <style:paragraph-properties fo:margin-top="0in" fo:margin-bottom="0in" loext:contextual-spacing="true"/>
      <style:text-properties officeooo:rsid="001e7ca7" officeooo:paragraph-rsid="0026c722"/>
    </style:style>
    <style:style style:name="P1368" style:family="paragraph" style:parent-style-name="Text_20_body">
      <style:paragraph-properties fo:margin-top="0in" fo:margin-bottom="0in" loext:contextual-spacing="true"/>
      <style:text-properties officeooo:rsid="002030dc" officeooo:paragraph-rsid="0026c722"/>
    </style:style>
    <style:style style:name="P1369" style:family="paragraph" style:parent-style-name="Text_20_body">
      <style:paragraph-properties fo:margin-top="0in" fo:margin-bottom="0in" loext:contextual-spacing="true"/>
      <style:text-properties officeooo:rsid="00209a25" officeooo:paragraph-rsid="0026c722"/>
    </style:style>
    <style:style style:name="P1370" style:family="paragraph" style:parent-style-name="Text_20_body">
      <style:paragraph-properties fo:margin-top="0in" fo:margin-bottom="0in" loext:contextual-spacing="true"/>
      <style:text-properties officeooo:rsid="0019bf8c" officeooo:paragraph-rsid="0026c722"/>
    </style:style>
    <style:style style:name="P1371" style:family="paragraph" style:parent-style-name="Text_20_body">
      <style:paragraph-properties fo:margin-top="0in" fo:margin-bottom="0in" loext:contextual-spacing="true"/>
      <style:text-properties officeooo:rsid="001bb191" officeooo:paragraph-rsid="0026c722"/>
    </style:style>
    <style:style style:name="P1372" style:family="paragraph" style:parent-style-name="Text_20_body">
      <style:paragraph-properties fo:margin-top="0in" fo:margin-bottom="0in" loext:contextual-spacing="true"/>
      <style:text-properties officeooo:rsid="001cace5" officeooo:paragraph-rsid="0026c722"/>
    </style:style>
    <style:style style:name="P1373" style:family="paragraph" style:parent-style-name="Text_20_body">
      <style:paragraph-properties fo:margin-top="0in" fo:margin-bottom="0in" loext:contextual-spacing="true"/>
      <style:text-properties officeooo:rsid="0065fa3f" officeooo:paragraph-rsid="0065fa3f"/>
    </style:style>
    <style:style style:name="P1374"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3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13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13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13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13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13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13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13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13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13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13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13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13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13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13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13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13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13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13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13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13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13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13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13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13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14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14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14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747b2c" style:font-size-asian="12pt" style:font-weight-asian="normal" style:font-size-complex="12pt" style:font-weight-complex="normal"/>
    </style:style>
    <style:style style:name="P14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14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14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14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14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14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14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14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14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14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14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14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14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4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14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14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14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14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14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14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14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14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14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14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14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14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14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14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14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14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14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14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14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14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14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14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14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14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14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14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14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14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14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14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14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14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14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14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14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14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14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14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14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14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14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604954" style:font-size-asian="12pt" style:font-weight-asian="normal" style:font-size-complex="12pt" style:font-weight-complex="normal"/>
    </style:style>
    <style:style style:name="P14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6b7e3d" style:font-size-asian="12pt" style:font-weight-asian="normal" style:font-size-complex="12pt" style:font-weight-complex="normal"/>
    </style:style>
    <style:style style:name="P14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6c0309" style:font-size-asian="12pt" style:font-weight-asian="normal" style:font-size-complex="12pt" style:font-weight-complex="normal"/>
    </style:style>
    <style:style style:name="P14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1461" style:family="paragraph" style:parent-style-name="Text_20_body">
      <style:text-properties officeooo:rsid="001a0412" officeooo:paragraph-rsid="0026c722"/>
    </style:style>
    <style:style style:name="P1462" style:family="paragraph" style:parent-style-name="Text_20_body">
      <style:text-properties officeooo:rsid="001b03ec" officeooo:paragraph-rsid="0026c722"/>
    </style:style>
    <style:style style:name="P1463" style:family="paragraph" style:parent-style-name="Text_20_body">
      <style:text-properties officeooo:rsid="001c3f7b" officeooo:paragraph-rsid="0026c722"/>
    </style:style>
    <style:style style:name="P1464" style:family="paragraph" style:parent-style-name="Text_20_body">
      <style:text-properties officeooo:rsid="001c3f7b" officeooo:paragraph-rsid="0072d913"/>
    </style:style>
    <style:style style:name="P1465" style:family="paragraph" style:parent-style-name="Text_20_body">
      <style:text-properties officeooo:rsid="001d7ae8" officeooo:paragraph-rsid="0026c722"/>
    </style:style>
    <style:style style:name="P1466"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1467" style:family="paragraph" style:parent-style-name="Text_20_body">
      <style:text-properties officeooo:paragraph-rsid="0026c722"/>
    </style:style>
    <style:style style:name="P1468"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1469"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1470" style:family="paragraph" style:parent-style-name="Text_20_body">
      <style:paragraph-properties fo:margin-top="0in" fo:margin-bottom="0.1in" loext:contextual-spacing="true"/>
      <style:text-properties officeooo:rsid="002fbf86" officeooo:paragraph-rsid="0026c722"/>
    </style:style>
    <style:style style:name="P1471" style:family="paragraph" style:parent-style-name="Text_20_body">
      <style:paragraph-properties fo:margin-top="0in" fo:margin-bottom="0.1in" loext:contextual-spacing="true"/>
      <style:text-properties officeooo:rsid="003e34b1" officeooo:paragraph-rsid="0026c722"/>
    </style:style>
    <style:style style:name="P1472" style:family="paragraph" style:parent-style-name="Text_20_body">
      <style:paragraph-properties fo:margin-top="0in" fo:margin-bottom="0.1in" loext:contextual-spacing="true"/>
      <style:text-properties officeooo:rsid="00401452" officeooo:paragraph-rsid="0026c722"/>
    </style:style>
    <style:style style:name="P1473" style:family="paragraph" style:parent-style-name="Text_20_body">
      <style:paragraph-properties fo:margin-top="0in" fo:margin-bottom="0.1in" loext:contextual-spacing="true"/>
      <style:text-properties officeooo:rsid="003178b2" officeooo:paragraph-rsid="0026c722"/>
    </style:style>
    <style:style style:name="P1474" style:family="paragraph" style:parent-style-name="Text_20_body">
      <style:paragraph-properties fo:margin-top="0in" fo:margin-bottom="0.1in" loext:contextual-spacing="true"/>
      <style:text-properties officeooo:paragraph-rsid="0026c722"/>
    </style:style>
    <style:style style:name="P1475" style:family="paragraph" style:parent-style-name="Text_20_body">
      <style:paragraph-properties fo:margin-top="0in" fo:margin-bottom="0.1in" loext:contextual-spacing="true"/>
      <style:text-properties officeooo:rsid="006ce0ca" officeooo:paragraph-rsid="006ea8c6"/>
    </style:style>
    <style:style style:name="P1476" style:family="paragraph" style:parent-style-name="Text_20_body">
      <style:paragraph-properties fo:margin-top="0in" fo:margin-bottom="0.1in" loext:contextual-spacing="true"/>
      <style:text-properties officeooo:rsid="006ea8c6" officeooo:paragraph-rsid="006ea8c6"/>
    </style:style>
    <style:style style:name="P1477"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1478"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1479"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1480"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1481"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1482"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1483"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1484"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1485"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1486"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1487"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1488"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1489"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1490"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1491"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1492"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1493"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1494"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1495"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1496"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1497"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1498"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1499"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1500"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1501"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1502"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1503"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5963a8" style:font-size-asian="12pt" style:font-size-complex="12pt"/>
    </style:style>
    <style:style style:name="P1504"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1505"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1506"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1507"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1508"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1509"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1510"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1511"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1512"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1513"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1514"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1515"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1516"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1517"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1518"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1519"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1520"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1521"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1522"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1523"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1524"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1525"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1526"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1527" style:family="paragraph" style:parent-style-name="Standard">
      <style:text-properties officeooo:rsid="002961a1" officeooo:paragraph-rsid="00e0d407"/>
    </style:style>
    <style:style style:name="P1528" style:family="paragraph" style:parent-style-name="Standard">
      <style:text-properties officeooo:rsid="002a2949" officeooo:paragraph-rsid="00e0d407"/>
    </style:style>
    <style:style style:name="P1529" style:family="paragraph" style:parent-style-name="Standard">
      <style:text-properties officeooo:rsid="002c531d" officeooo:paragraph-rsid="00e0d407"/>
    </style:style>
    <style:style style:name="P1530" style:family="paragraph" style:parent-style-name="Standard">
      <style:text-properties officeooo:rsid="002c531d" officeooo:paragraph-rsid="0026c722"/>
    </style:style>
    <style:style style:name="P1531" style:family="paragraph" style:parent-style-name="Standard">
      <style:text-properties officeooo:rsid="002e40ac" officeooo:paragraph-rsid="00e0d407"/>
    </style:style>
    <style:style style:name="P1532" style:family="paragraph" style:parent-style-name="Standard">
      <style:text-properties officeooo:rsid="002e9352" officeooo:paragraph-rsid="0026c722"/>
    </style:style>
    <style:style style:name="P1533" style:family="paragraph" style:parent-style-name="Standard">
      <style:text-properties officeooo:rsid="002eb5d9" officeooo:paragraph-rsid="00e0d407"/>
    </style:style>
    <style:style style:name="P1534" style:family="paragraph" style:parent-style-name="Standard">
      <style:text-properties officeooo:rsid="002f8817" officeooo:paragraph-rsid="00e0d407"/>
    </style:style>
    <style:style style:name="P1535" style:family="paragraph" style:parent-style-name="Standard">
      <style:text-properties officeooo:rsid="003092a6" officeooo:paragraph-rsid="00e0d407"/>
    </style:style>
    <style:style style:name="P1536" style:family="paragraph" style:parent-style-name="Standard">
      <style:text-properties officeooo:rsid="00323afc" officeooo:paragraph-rsid="00e263d4"/>
    </style:style>
    <style:style style:name="P1537" style:family="paragraph" style:parent-style-name="Standard">
      <style:text-properties officeooo:rsid="0033db20" officeooo:paragraph-rsid="00e263d4"/>
    </style:style>
    <style:style style:name="P1538" style:family="paragraph" style:parent-style-name="Standard">
      <style:text-properties officeooo:rsid="00348249" officeooo:paragraph-rsid="0026c722"/>
    </style:style>
    <style:style style:name="P1539" style:family="paragraph" style:parent-style-name="Standard">
      <style:text-properties officeooo:rsid="00348249" officeooo:paragraph-rsid="00e263d4"/>
    </style:style>
    <style:style style:name="P1540" style:family="paragraph" style:parent-style-name="Standard">
      <style:text-properties officeooo:rsid="0042665b" officeooo:paragraph-rsid="00e263d4"/>
    </style:style>
    <style:style style:name="P1541" style:family="paragraph" style:parent-style-name="Standard">
      <style:text-properties officeooo:rsid="003611ea" officeooo:paragraph-rsid="0026c722"/>
    </style:style>
    <style:style style:name="P1542" style:family="paragraph" style:parent-style-name="Standard">
      <style:text-properties officeooo:rsid="003611ea" officeooo:paragraph-rsid="00e263d4"/>
    </style:style>
    <style:style style:name="P1543" style:family="paragraph" style:parent-style-name="Standard">
      <style:text-properties officeooo:rsid="003611ea" officeooo:paragraph-rsid="00e0d407"/>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21090e" style:font-style-asian="italic" style:font-style-complex="italic"/>
    </style:style>
    <style:style style:name="T86" style:family="text">
      <style:text-properties fo:font-style="italic" officeooo:rsid="00245216" style:font-style-asian="italic" style:font-style-complex="italic"/>
    </style:style>
    <style:style style:name="T87" style:family="text">
      <style:text-properties fo:font-style="italic" officeooo:rsid="0010dad4" style:font-style-asian="italic" style:font-style-complex="italic"/>
    </style:style>
    <style:style style:name="T88" style:family="text">
      <style:text-properties fo:font-style="italic" officeooo:rsid="0030580b" style:font-style-asian="italic" style:font-style-complex="italic"/>
    </style:style>
    <style:style style:name="T89" style:family="text">
      <style:text-properties fo:font-style="italic" officeooo:rsid="00483590" style:font-style-asian="italic" style:font-style-complex="italic"/>
    </style:style>
    <style:style style:name="T90" style:family="text">
      <style:text-properties fo:font-style="italic" officeooo:rsid="005800e7" style:font-style-asian="italic" style:font-style-complex="italic"/>
    </style:style>
    <style:style style:name="T91" style:family="text">
      <style:text-properties fo:font-style="italic" officeooo:rsid="0029871a" style:font-style-asian="italic" style:font-style-complex="italic"/>
    </style:style>
    <style:style style:name="T92" style:family="text">
      <style:text-properties fo:font-style="italic" officeooo:rsid="0026417e" style:font-style-asian="italic" style:font-style-complex="italic"/>
    </style:style>
    <style:style style:name="T93" style:family="text">
      <style:text-properties fo:font-style="italic" officeooo:rsid="002aa57d" style:font-style-asian="italic" style:font-style-complex="italic"/>
    </style:style>
    <style:style style:name="T94" style:family="text">
      <style:text-properties fo:font-style="italic" officeooo:rsid="00304a8e" style:font-style-asian="italic" style:font-style-complex="italic"/>
    </style:style>
    <style:style style:name="T95" style:family="text">
      <style:text-properties fo:font-style="italic" officeooo:rsid="006ce295"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officeooo:rsid="006ca858" style:font-style-asian="normal" style:font-style-complex="normal"/>
    </style:style>
    <style:style style:name="T98" style:family="text">
      <style:text-properties fo:font-style="italic" style:text-underline-style="none" style:font-style-asian="italic" style:font-style-complex="italic"/>
    </style:style>
    <style:style style:name="T99" style:family="text">
      <style:text-properties officeooo:rsid="001b03b4"/>
    </style:style>
    <style:style style:name="T100" style:family="text">
      <style:text-properties officeooo:rsid="001c5ad8"/>
    </style:style>
    <style:style style:name="T101" style:family="text">
      <style:text-properties officeooo:rsid="001da51c"/>
    </style:style>
    <style:style style:name="T102" style:family="text">
      <style:text-properties officeooo:rsid="001f488d"/>
    </style:style>
    <style:style style:name="T103" style:family="text">
      <style:text-properties officeooo:rsid="00220a3b"/>
    </style:style>
    <style:style style:name="T104" style:family="text">
      <style:text-properties officeooo:rsid="00232808"/>
    </style:style>
    <style:style style:name="T105" style:family="text">
      <style:text-properties officeooo:rsid="002a6827"/>
    </style:style>
    <style:style style:name="T106" style:family="text">
      <style:text-properties officeooo:rsid="002e126b"/>
    </style:style>
    <style:style style:name="T107" style:family="text">
      <style:text-properties officeooo:rsid="002e8b7c"/>
    </style:style>
    <style:style style:name="T108" style:family="text">
      <style:text-properties officeooo:rsid="002fbf86"/>
    </style:style>
    <style:style style:name="T109" style:family="text">
      <style:text-properties officeooo:rsid="003178b2"/>
    </style:style>
    <style:style style:name="T110" style:family="text">
      <style:text-properties officeooo:rsid="00331ce2"/>
    </style:style>
    <style:style style:name="T111" style:family="text">
      <style:text-properties officeooo:rsid="002d758b"/>
    </style:style>
    <style:style style:name="T112" style:family="text">
      <style:text-properties officeooo:rsid="0024e02d"/>
    </style:style>
    <style:style style:name="T113" style:family="text">
      <style:text-properties officeooo:rsid="0026c09b"/>
    </style:style>
    <style:style style:name="T114" style:family="text">
      <style:text-properties fo:font-variant="normal" fo:text-transform="none" fo:color="#252525" style:font-name="Liberation Serif" fo:font-size="12pt" fo:letter-spacing="normal" fo:font-weight="normal" style:font-size-asian="12pt" style:font-size-complex="12pt"/>
    </style:style>
    <style:style style:name="T115"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16"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1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18"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19"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120"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21" style:family="text">
      <style:text-properties fo:font-variant="normal" fo:text-transform="none" fo:color="#252525" style:font-name="Liberation Serif" fo:font-size="12pt" fo:letter-spacing="normal" fo:font-style="normal" fo:font-weight="normal" style:font-size-asian="12pt" style:font-size-complex="12pt"/>
    </style:style>
    <style:style style:name="T122"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23"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24"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25"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26"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27"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28"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129"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130"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131"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132"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3"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34"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35"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36"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37"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38" style:family="text">
      <style:text-properties fo:font-variant="normal" fo:text-transform="none" fo:color="#252525" fo:letter-spacing="normal" fo:font-style="normal" fo:font-weight="normal"/>
    </style:style>
    <style:style style:name="T139" style:family="text">
      <style:text-properties fo:font-variant="normal" fo:text-transform="none" fo:color="#252525" fo:letter-spacing="normal" fo:font-style="normal" fo:font-weight="normal" officeooo:rsid="0010dad4"/>
    </style:style>
    <style:style style:name="T140" style:family="text">
      <style:text-properties fo:font-variant="normal" fo:text-transform="none" fo:color="#252525" fo:letter-spacing="normal" fo:font-style="normal" fo:font-weight="normal" officeooo:rsid="0084ae01"/>
    </style:style>
    <style:style style:name="T141" style:family="text">
      <style:text-properties fo:font-variant="normal" fo:text-transform="none" fo:color="#252525" fo:letter-spacing="normal" fo:font-style="normal" fo:font-weight="normal" officeooo:rsid="00860e8e"/>
    </style:style>
    <style:style style:name="T14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43" style:family="text">
      <style:text-properties fo:font-variant="normal" fo:text-transform="none" fo:color="#000000" style:font-name="Liberation Serif" fo:font-size="12pt" fo:letter-spacing="normal" fo:font-style="normal" fo:font-weight="normal" style:font-size-asian="12pt" style:font-size-complex="12pt"/>
    </style:style>
    <style:style style:name="T144"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145" style:family="text">
      <style:text-properties fo:font-variant="normal" fo:text-transform="none" fo:color="#000000" style:font-name="Liberation Serif" fo:font-size="12pt" fo:letter-spacing="normal" fo:font-style="normal" style:font-size-asian="12pt" style:font-size-complex="12pt"/>
    </style:style>
    <style:style style:name="T146" style:family="text">
      <style:text-properties fo:font-variant="normal" fo:text-transform="none" fo:color="#000000" style:font-name="Liberation Serif" fo:font-size="12pt" fo:letter-spacing="normal" fo:font-style="normal" officeooo:rsid="00507a23" style:font-size-asian="12pt" style:font-size-complex="12pt"/>
    </style:style>
    <style:style style:name="T147" style:family="text">
      <style:text-properties fo:font-variant="normal" fo:text-transform="none" fo:color="#000000" style:font-name="Liberation Serif" fo:font-size="12pt" fo:letter-spacing="normal" fo:font-style="normal" officeooo:rsid="004e18da" style:font-size-asian="12pt" style:font-size-complex="12pt"/>
    </style:style>
    <style:style style:name="T148" style:family="text">
      <style:text-properties fo:font-variant="normal" fo:text-transform="none" fo:color="#000000" style:font-name="Liberation Serif" fo:font-size="12pt" fo:letter-spacing="normal" fo:font-style="normal" officeooo:rsid="004eab2e" style:font-size-asian="12pt" style:font-size-complex="12pt"/>
    </style:style>
    <style:style style:name="T149" style:family="text">
      <style:text-properties fo:font-variant="normal" fo:text-transform="none" fo:color="#000000" style:font-name="Liberation Serif" fo:font-size="12pt" fo:letter-spacing="normal" fo:font-style="normal" officeooo:rsid="0051cb42" style:font-size-asian="12pt" style:font-size-complex="12pt"/>
    </style:style>
    <style:style style:name="T150"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15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52"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153" style:family="text">
      <style:text-properties fo:font-variant="normal" fo:text-transform="none" fo:color="#000000" style:font-name="Liberation Serif" fo:letter-spacing="normal" fo:font-weight="normal" style:font-weight-asian="normal" style:font-weight-complex="normal"/>
    </style:style>
    <style:style style:name="T154" style:family="text">
      <style:text-properties fo:font-variant="normal" fo:text-transform="none" fo:color="#000000" fo:letter-spacing="normal" fo:font-style="italic" style:font-style-asian="italic" style:font-style-complex="italic"/>
    </style:style>
    <style:style style:name="T155" style:family="text">
      <style:text-properties fo:font-variant="normal" fo:text-transform="none" fo:color="#000000" fo:letter-spacing="normal" fo:font-style="normal"/>
    </style:style>
    <style:style style:name="T156" style:family="text">
      <style:text-properties fo:font-variant="normal" fo:text-transform="none" fo:color="#000000" fo:letter-spacing="normal" fo:font-style="normal" officeooo:rsid="0042d153"/>
    </style:style>
    <style:style style:name="T157" style:family="text">
      <style:text-properties fo:font-variant="normal" fo:text-transform="none" fo:color="#000000" fo:letter-spacing="normal" fo:font-style="normal" officeooo:rsid="00424aa2"/>
    </style:style>
    <style:style style:name="T158" style:family="text">
      <style:text-properties fo:font-variant="normal" fo:text-transform="none" fo:color="#000000" fo:letter-spacing="normal" fo:font-style="normal" officeooo:rsid="0042d6ae"/>
    </style:style>
    <style:style style:name="T159" style:family="text">
      <style:text-properties fo:font-variant="normal" fo:text-transform="none" fo:color="#000000" fo:letter-spacing="normal" fo:font-style="normal" officeooo:rsid="00119402"/>
    </style:style>
    <style:style style:name="T160" style:family="text">
      <style:text-properties fo:font-variant="normal" fo:text-transform="none" style:font-name="Liberation Serif" fo:font-size="12pt" fo:letter-spacing="normal" officeooo:rsid="00935c03" style:font-size-asian="12pt" style:font-size-complex="12pt"/>
    </style:style>
    <style:style style:name="T161" style:family="text">
      <style:text-properties fo:font-variant="normal" fo:text-transform="none" style:font-name="Liberation Serif" fo:font-size="12pt" fo:letter-spacing="normal" officeooo:rsid="009eb229" style:font-size-asian="12pt" style:font-size-complex="12pt"/>
    </style:style>
    <style:style style:name="T162"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63"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64"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65"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66"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67"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16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17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17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17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17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17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17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176" style:family="text">
      <style:text-properties fo:font-variant="normal" fo:text-transform="none" fo:color="#1c1c1c" fo:letter-spacing="normal" fo:font-style="normal" fo:font-weight="normal"/>
    </style:style>
    <style:style style:name="T177" style:family="text">
      <style:text-properties fo:font-variant="normal" fo:text-transform="none" fo:color="#1c1c1c" fo:letter-spacing="normal" fo:font-style="normal" fo:font-weight="normal" officeooo:rsid="007fb6fe"/>
    </style:style>
    <style:style style:name="T178" style:family="text">
      <style:text-properties fo:font-variant="normal" fo:text-transform="none" fo:color="#1c1c1c" fo:letter-spacing="normal" fo:font-style="normal" fo:font-weight="normal" officeooo:rsid="0074a242"/>
    </style:style>
    <style:style style:name="T179" style:family="text">
      <style:text-properties officeooo:rsid="0019f4c4"/>
    </style:style>
    <style:style style:name="T180" style:family="text">
      <style:text-properties officeooo:rsid="001b1a49"/>
    </style:style>
    <style:style style:name="T181" style:family="text">
      <style:text-properties officeooo:rsid="001a2483"/>
    </style:style>
    <style:style style:name="T182" style:family="text">
      <style:text-properties officeooo:rsid="001ed1a2"/>
    </style:style>
    <style:style style:name="T183" style:family="text">
      <style:text-properties officeooo:rsid="001cdd15"/>
    </style:style>
    <style:style style:name="T184" style:family="text">
      <style:text-properties officeooo:rsid="00355caa"/>
    </style:style>
    <style:style style:name="T185" style:family="text">
      <style:text-properties officeooo:rsid="00054ec2"/>
    </style:style>
    <style:style style:name="T186" style:family="text">
      <style:text-properties officeooo:rsid="000c877d"/>
    </style:style>
    <style:style style:name="T187" style:family="text">
      <style:text-properties officeooo:rsid="000cfd9c"/>
    </style:style>
    <style:style style:name="T188" style:family="text">
      <style:text-properties officeooo:rsid="00056cd8"/>
    </style:style>
    <style:style style:name="T189" style:family="text">
      <style:text-properties officeooo:rsid="000e5b49"/>
    </style:style>
    <style:style style:name="T190" style:family="text">
      <style:text-properties officeooo:rsid="0006cea1"/>
    </style:style>
    <style:style style:name="T191" style:family="text">
      <style:text-properties officeooo:rsid="000f548e"/>
    </style:style>
    <style:style style:name="T192" style:family="text">
      <style:text-properties officeooo:rsid="00101382"/>
    </style:style>
    <style:style style:name="T193" style:family="text">
      <style:text-properties officeooo:rsid="00081a43"/>
    </style:style>
    <style:style style:name="T194" style:family="text">
      <style:text-properties officeooo:rsid="0010fa7c"/>
    </style:style>
    <style:style style:name="T195" style:family="text">
      <style:text-properties officeooo:rsid="0012c534"/>
    </style:style>
    <style:style style:name="T196" style:family="text">
      <style:text-properties officeooo:rsid="0009833a"/>
    </style:style>
    <style:style style:name="T197" style:family="text">
      <style:text-properties officeooo:rsid="00143ca5"/>
    </style:style>
    <style:style style:name="T198" style:family="text">
      <style:text-properties officeooo:rsid="0014fb53"/>
    </style:style>
    <style:style style:name="T199" style:family="text">
      <style:text-properties officeooo:rsid="0015e52d"/>
    </style:style>
    <style:style style:name="T200" style:family="text">
      <style:text-properties officeooo:rsid="0043ccf6"/>
    </style:style>
    <style:style style:name="T201" style:family="text">
      <style:text-properties officeooo:rsid="00458e92"/>
    </style:style>
    <style:style style:name="T202" style:family="text">
      <style:text-properties officeooo:rsid="0049aaae"/>
    </style:style>
    <style:style style:name="T203" style:family="text">
      <style:text-properties officeooo:rsid="0017c7b0"/>
    </style:style>
    <style:style style:name="T204" style:family="text">
      <style:text-properties officeooo:rsid="0018ad64"/>
    </style:style>
    <style:style style:name="T205" style:family="text">
      <style:text-properties officeooo:rsid="0019bf8c"/>
    </style:style>
    <style:style style:name="T206" style:family="text">
      <style:text-properties officeooo:rsid="002030dc"/>
    </style:style>
    <style:style style:name="T207" style:family="text">
      <style:text-properties officeooo:rsid="00209a25"/>
    </style:style>
    <style:style style:name="T208" style:family="text">
      <style:text-properties officeooo:rsid="001a7c82"/>
    </style:style>
    <style:style style:name="T209" style:family="text">
      <style:text-properties officeooo:rsid="001bb191"/>
    </style:style>
    <style:style style:name="T210" style:family="text">
      <style:text-properties officeooo:rsid="000c8217"/>
    </style:style>
    <style:style style:name="T211" style:family="text">
      <style:text-properties officeooo:rsid="00386ad1"/>
    </style:style>
    <style:style style:name="T212" style:family="text">
      <style:text-properties officeooo:rsid="0038d9c9"/>
    </style:style>
    <style:style style:name="T213" style:family="text">
      <style:text-properties officeooo:rsid="0039069f"/>
    </style:style>
    <style:style style:name="T214" style:family="text">
      <style:text-properties officeooo:rsid="00401452"/>
    </style:style>
    <style:style style:name="T215" style:family="text">
      <style:text-properties officeooo:rsid="003a8afc"/>
    </style:style>
    <style:style style:name="T216" style:family="text">
      <style:text-properties officeooo:rsid="003bb5c1"/>
    </style:style>
    <style:style style:name="T217" style:family="text">
      <style:text-properties officeooo:rsid="003cf4d6"/>
    </style:style>
    <style:style style:name="T218" style:family="text">
      <style:text-properties officeooo:rsid="008bc763"/>
    </style:style>
    <style:style style:name="T219" style:family="text">
      <style:text-properties officeooo:rsid="008caac0"/>
    </style:style>
    <style:style style:name="T220" style:family="text">
      <style:text-properties officeooo:rsid="008e58f0"/>
    </style:style>
    <style:style style:name="T221" style:family="text">
      <style:text-properties officeooo:rsid="008e7984"/>
    </style:style>
    <style:style style:name="T222" style:family="text">
      <style:text-properties officeooo:rsid="0090bc77"/>
    </style:style>
    <style:style style:name="T223" style:family="text">
      <style:text-properties officeooo:rsid="0093f470"/>
    </style:style>
    <style:style style:name="T224" style:family="text">
      <style:text-properties officeooo:rsid="0095061b"/>
    </style:style>
    <style:style style:name="T225" style:family="text">
      <style:text-properties officeooo:rsid="00119402"/>
    </style:style>
    <style:style style:name="T226" style:family="text">
      <style:text-properties officeooo:rsid="0096a68a"/>
    </style:style>
    <style:style style:name="T227" style:family="text">
      <style:text-properties officeooo:rsid="0098c8e9"/>
    </style:style>
    <style:style style:name="T228" style:family="text">
      <style:text-properties officeooo:rsid="009a9276"/>
    </style:style>
    <style:style style:name="T229" style:family="text">
      <style:text-properties officeooo:rsid="009ce934"/>
    </style:style>
    <style:style style:name="T230" style:family="text">
      <style:text-properties officeooo:rsid="00a18924"/>
    </style:style>
    <style:style style:name="T231" style:family="text">
      <style:text-properties officeooo:rsid="00a194d5"/>
    </style:style>
    <style:style style:name="T232" style:family="text">
      <style:text-properties officeooo:rsid="00a50baa"/>
    </style:style>
    <style:style style:name="T233" style:family="text">
      <style:text-properties officeooo:rsid="00a5a4f7"/>
    </style:style>
    <style:style style:name="T234" style:family="text">
      <style:text-properties officeooo:rsid="00a69fed"/>
    </style:style>
    <style:style style:name="T235" style:family="text">
      <style:text-properties officeooo:rsid="00a8e669"/>
    </style:style>
    <style:style style:name="T236" style:family="text">
      <style:text-properties officeooo:rsid="00aa9696"/>
    </style:style>
    <style:style style:name="T237" style:family="text">
      <style:text-properties style:font-name="Liberation Serif"/>
    </style:style>
    <style:style style:name="T238" style:family="text">
      <style:text-properties style:font-name="Liberation Serif" fo:font-size="12pt" style:font-size-asian="12pt" style:font-size-complex="12pt"/>
    </style:style>
    <style:style style:name="T239" style:family="text">
      <style:text-properties style:font-name="Liberation Serif" fo:font-size="12pt" officeooo:rsid="0010dad4" style:font-size-asian="12pt" style:font-size-complex="12pt"/>
    </style:style>
    <style:style style:name="T240" style:family="text">
      <style:text-properties style:font-name="Liberation Serif" fo:font-size="12pt" officeooo:rsid="00935c03" style:font-size-asian="12pt" style:font-size-complex="12pt"/>
    </style:style>
    <style:style style:name="T241" style:family="text">
      <style:text-properties style:font-name="Liberation Serif" fo:font-size="12pt" officeooo:rsid="0061c07f" style:font-size-asian="12pt" style:font-size-complex="12pt"/>
    </style:style>
    <style:style style:name="T242" style:family="text">
      <style:text-properties style:font-name="Liberation Serif" fo:font-size="12pt" fo:font-style="italic" style:font-size-asian="12pt" style:font-style-asian="italic" style:font-size-complex="12pt" style:font-style-complex="italic"/>
    </style:style>
    <style:style style:name="T243" style:family="text">
      <style:text-properties style:font-name="Liberation Serif" fo:font-size="12pt" fo:font-style="italic" officeooo:rsid="0010dad4" style:font-size-asian="12pt" style:font-style-asian="italic" style:font-size-complex="12pt" style:font-style-complex="italic"/>
    </style:style>
    <style:style style:name="T244" style:family="text">
      <style:text-properties style:font-name="Liberation Serif" fo:font-size="12pt" fo:font-style="italic" officeooo:rsid="00483590" style:font-size-asian="12pt" style:font-style-asian="italic" style:font-size-complex="12pt" style:font-style-complex="italic"/>
    </style:style>
    <style:style style:name="T245" style:family="text">
      <style:text-properties style:font-name="Liberation Serif" fo:font-style="italic" style:font-style-asian="italic" style:font-style-complex="italic"/>
    </style:style>
    <style:style style:name="T246" style:family="text">
      <style:text-properties officeooo:rsid="00ac3564"/>
    </style:style>
    <style:style style:name="T247" style:family="text">
      <style:text-properties officeooo:rsid="00ad2aa1"/>
    </style:style>
    <style:style style:name="T248" style:family="text">
      <style:text-properties officeooo:rsid="00ad578b"/>
    </style:style>
    <style:style style:name="T249" style:family="text">
      <style:text-properties officeooo:rsid="00ad9026"/>
    </style:style>
    <style:style style:name="T250" style:family="text">
      <style:text-properties officeooo:rsid="00ae6225"/>
    </style:style>
    <style:style style:name="T251" style:family="text">
      <style:text-properties officeooo:rsid="00b0aad5"/>
    </style:style>
    <style:style style:name="T252" style:family="text">
      <style:text-properties officeooo:rsid="00b35b45"/>
    </style:style>
    <style:style style:name="T253" style:family="text">
      <style:text-properties officeooo:rsid="00b3a8f8"/>
    </style:style>
    <style:style style:name="T254" style:family="text">
      <style:text-properties officeooo:rsid="00b68f85"/>
    </style:style>
    <style:style style:name="T255" style:family="text">
      <style:text-properties officeooo:rsid="00b52a76"/>
    </style:style>
    <style:style style:name="T256" style:family="text">
      <style:text-properties officeooo:rsid="00b82bb6"/>
    </style:style>
    <style:style style:name="T257" style:family="text">
      <style:text-properties officeooo:rsid="00b8738b"/>
    </style:style>
    <style:style style:name="T258" style:family="text">
      <style:text-properties officeooo:rsid="0090bd45"/>
    </style:style>
    <style:style style:name="T259" style:family="text">
      <style:text-properties officeooo:rsid="00775c75"/>
    </style:style>
    <style:style style:name="T260" style:family="text">
      <style:text-properties officeooo:rsid="00786989"/>
    </style:style>
    <style:style style:name="T261" style:family="text">
      <style:text-properties officeooo:rsid="007911df"/>
    </style:style>
    <style:style style:name="T262" style:family="text">
      <style:text-properties officeooo:rsid="007b7bc2"/>
    </style:style>
    <style:style style:name="T263" style:family="text">
      <style:text-properties officeooo:rsid="0088e959"/>
    </style:style>
    <style:style style:name="T264" style:family="text">
      <style:text-properties officeooo:rsid="007c3514"/>
    </style:style>
    <style:style style:name="T265" style:family="text">
      <style:text-properties officeooo:rsid="007d587b"/>
    </style:style>
    <style:style style:name="T266" style:family="text">
      <style:text-properties officeooo:rsid="0081ecd3"/>
    </style:style>
    <style:style style:name="T267" style:family="text">
      <style:text-properties officeooo:rsid="00837824"/>
    </style:style>
    <style:style style:name="T268"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69"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70" style:family="text">
      <style:text-properties officeooo:rsid="0087af18"/>
    </style:style>
    <style:style style:name="T271" style:family="text">
      <style:text-properties officeooo:rsid="0088a3c9"/>
    </style:style>
    <style:style style:name="T272" style:family="text">
      <style:text-properties officeooo:rsid="007f10d0"/>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fo:font-weight="bold" style:font-weight-asian="bold" style:font-weight-complex="bold"/>
    </style:style>
    <style:style style:name="T275" style:family="text">
      <style:text-properties officeooo:rsid="008040eb"/>
    </style:style>
    <style:style style:name="T276" style:family="text">
      <style:text-properties officeooo:rsid="0096beb4"/>
    </style:style>
    <style:style style:name="T277" style:family="text">
      <style:text-properties officeooo:rsid="008adad3"/>
    </style:style>
    <style:style style:name="T278" style:family="text">
      <style:text-properties officeooo:rsid="008c91c6"/>
    </style:style>
    <style:style style:name="T279" style:family="text">
      <style:text-properties officeooo:rsid="008c926e"/>
    </style:style>
    <style:style style:name="T280" style:family="text">
      <style:text-properties officeooo:rsid="008d7595"/>
    </style:style>
    <style:style style:name="T281" style:family="text">
      <style:text-properties officeooo:rsid="008e0324"/>
    </style:style>
    <style:style style:name="T282" style:family="text">
      <style:text-properties officeooo:rsid="008fd25f"/>
    </style:style>
    <style:style style:name="T283" style:family="text">
      <style:text-properties officeooo:rsid="0098772e"/>
    </style:style>
    <style:style style:name="T284" style:family="text">
      <style:text-properties officeooo:rsid="009b62ea"/>
    </style:style>
    <style:style style:name="T285" style:family="text">
      <style:text-properties officeooo:rsid="009bc413"/>
    </style:style>
    <style:style style:name="T286" style:family="text">
      <style:text-properties officeooo:rsid="009d5f0a"/>
    </style:style>
    <style:style style:name="T287" style:family="text">
      <style:text-properties officeooo:rsid="0093413c"/>
    </style:style>
    <style:style style:name="T288" style:family="text">
      <style:text-properties officeooo:rsid="00964e0e"/>
    </style:style>
    <style:style style:name="T289" style:family="text">
      <style:text-properties officeooo:rsid="0053660c"/>
    </style:style>
    <style:style style:name="T290" style:family="text">
      <style:text-properties officeooo:rsid="0058925c"/>
    </style:style>
    <style:style style:name="T291" style:family="text">
      <style:text-properties officeooo:rsid="0058bd82"/>
    </style:style>
    <style:style style:name="T292" style:family="text">
      <style:text-properties officeooo:rsid="005989fb"/>
    </style:style>
    <style:style style:name="T293" style:family="text">
      <style:text-properties officeooo:rsid="0059617b"/>
    </style:style>
    <style:style style:name="T294" style:family="text">
      <style:text-properties officeooo:rsid="0059fd1e"/>
    </style:style>
    <style:style style:name="T295" style:family="text">
      <style:text-properties officeooo:rsid="005a5971"/>
    </style:style>
    <style:style style:name="T296" style:family="text">
      <style:text-properties officeooo:rsid="005a5b14"/>
    </style:style>
    <style:style style:name="T297" style:family="text">
      <style:text-properties officeooo:rsid="005e2cfd"/>
    </style:style>
    <style:style style:name="T298" style:family="text">
      <style:text-properties officeooo:rsid="005ca9f7"/>
    </style:style>
    <style:style style:name="T299" style:family="text">
      <style:text-properties fo:font-weight="normal" style:font-weight-asian="normal" style:font-weight-complex="normal"/>
    </style:style>
    <style:style style:name="T300" style:family="text">
      <style:text-properties fo:font-weight="normal" officeooo:rsid="00137bde" style:font-weight-asian="normal" style:font-weight-complex="normal"/>
    </style:style>
    <style:style style:name="T301" style:family="text">
      <style:text-properties fo:font-weight="normal" officeooo:rsid="00607778" style:font-weight-asian="normal" style:font-weight-complex="normal"/>
    </style:style>
    <style:style style:name="T302" style:family="text">
      <style:text-properties fo:font-weight="normal" officeooo:rsid="00621e67" style:font-weight-asian="normal" style:font-weight-complex="normal"/>
    </style:style>
    <style:style style:name="T303" style:family="text">
      <style:text-properties fo:font-weight="normal" officeooo:rsid="006406f6" style:font-weight-asian="normal" style:font-weight-complex="normal"/>
    </style:style>
    <style:style style:name="T304" style:family="text">
      <style:text-properties fo:font-weight="normal" officeooo:rsid="0065251b" style:font-weight-asian="normal" style:font-weight-complex="normal"/>
    </style:style>
    <style:style style:name="T305" style:family="text">
      <style:text-properties officeooo:rsid="006653bc"/>
    </style:style>
    <style:style style:name="T306" style:family="text">
      <style:text-properties officeooo:rsid="0066f4cb"/>
    </style:style>
    <style:style style:name="T307" style:family="text">
      <style:text-properties officeooo:rsid="00676855"/>
    </style:style>
    <style:style style:name="T308" style:family="text">
      <style:text-properties officeooo:rsid="006f8831"/>
    </style:style>
    <style:style style:name="T309" style:family="text">
      <style:text-properties officeooo:rsid="00699e4e"/>
    </style:style>
    <style:style style:name="T310" style:family="text">
      <style:text-properties officeooo:rsid="006aae72"/>
    </style:style>
    <style:style style:name="T311" style:family="text">
      <style:text-properties officeooo:rsid="006bb926"/>
    </style:style>
    <style:style style:name="T312" style:family="text">
      <style:text-properties officeooo:rsid="006c7dd8"/>
    </style:style>
    <style:style style:name="T313" style:family="text">
      <style:text-properties officeooo:rsid="006e2a64"/>
    </style:style>
    <style:style style:name="T314" style:family="text">
      <style:text-properties officeooo:rsid="007115ff"/>
    </style:style>
    <style:style style:name="T315" style:family="text">
      <style:text-properties officeooo:rsid="0075653d"/>
    </style:style>
    <style:style style:name="T316" style:family="text">
      <style:text-properties officeooo:rsid="007189f6"/>
    </style:style>
    <style:style style:name="T317" style:family="text">
      <style:text-properties officeooo:rsid="0071b191"/>
    </style:style>
    <style:style style:name="T318" style:family="text">
      <style:text-properties officeooo:rsid="0073ec4a"/>
    </style:style>
    <style:style style:name="T319" style:family="text">
      <style:text-properties officeooo:rsid="002d409a"/>
    </style:style>
    <style:style style:name="T320" style:family="text">
      <style:text-properties officeooo:rsid="0020ef86"/>
    </style:style>
    <style:style style:name="T321" style:family="text">
      <style:text-properties officeooo:rsid="00242202"/>
    </style:style>
    <style:style style:name="T322" style:family="text">
      <style:text-properties officeooo:rsid="0026e4e3"/>
    </style:style>
    <style:style style:name="T323" style:family="text">
      <style:text-properties officeooo:rsid="004777ed"/>
    </style:style>
    <style:style style:name="T324" style:family="text">
      <style:text-properties officeooo:rsid="0047c497"/>
    </style:style>
    <style:style style:name="T325" style:family="text">
      <style:text-properties officeooo:rsid="0049e387"/>
    </style:style>
    <style:style style:name="T326" style:family="text">
      <style:text-properties style:text-underline-style="none"/>
    </style:style>
    <style:style style:name="T327" style:family="text">
      <style:text-properties style:text-underline-style="none" officeooo:rsid="0049e387"/>
    </style:style>
    <style:style style:name="T328" style:family="text">
      <style:text-properties style:text-underline-style="none" officeooo:rsid="004a4ed7"/>
    </style:style>
    <style:style style:name="T329" style:family="text">
      <style:text-properties style:text-underline-style="none" officeooo:rsid="004bd1ab"/>
    </style:style>
    <style:style style:name="T330" style:family="text">
      <style:text-properties style:text-underline-style="none" officeooo:rsid="004d67ee"/>
    </style:style>
    <style:style style:name="T331" style:family="text">
      <style:text-properties officeooo:rsid="00527266"/>
    </style:style>
    <style:style style:name="T332" style:family="text">
      <style:text-properties officeooo:rsid="0029da0b"/>
    </style:style>
    <style:style style:name="T333" style:family="text">
      <style:text-properties officeooo:rsid="002b584b"/>
    </style:style>
    <style:style style:name="T334" style:family="text">
      <style:text-properties officeooo:rsid="0037be3f"/>
    </style:style>
    <style:style style:name="T335" style:family="text">
      <style:text-properties officeooo:rsid="002d985b"/>
    </style:style>
    <style:style style:name="T336" style:family="text">
      <style:text-properties officeooo:rsid="002f624b"/>
    </style:style>
    <style:style style:name="T337" style:family="text">
      <style:text-properties officeooo:rsid="0030b023"/>
    </style:style>
    <style:style style:name="T338" style:family="text">
      <style:text-properties officeooo:rsid="003e599c"/>
    </style:style>
    <style:style style:name="T339" style:family="text">
      <style:text-properties officeooo:rsid="004002f5"/>
    </style:style>
    <style:style style:name="T340" style:family="text">
      <style:text-properties officeooo:rsid="003263d8"/>
    </style:style>
    <style:style style:name="T341" style:family="text">
      <style:text-properties officeooo:rsid="00339408"/>
    </style:style>
    <style:style style:name="T342" style:family="text">
      <style:text-properties officeooo:rsid="00342b87"/>
    </style:style>
    <style:style style:name="T343" style:family="text">
      <style:text-properties officeooo:rsid="00349530"/>
    </style:style>
    <style:style style:name="T344" style:family="text">
      <style:text-properties officeooo:rsid="003496f9"/>
    </style:style>
    <style:style style:name="T345" style:family="text">
      <style:text-properties officeooo:rsid="0034c1b8"/>
    </style:style>
    <style:style style:name="T346" style:family="text">
      <style:text-properties officeooo:rsid="0035d6c2"/>
    </style:style>
    <style:style style:name="T347" style:family="text">
      <style:text-properties officeooo:rsid="00360c8e"/>
    </style:style>
    <style:style style:name="T348" style:family="text">
      <style:text-properties officeooo:rsid="0036e301"/>
    </style:style>
    <style:style style:name="T349" style:family="text">
      <style:text-properties officeooo:rsid="0039b8e8"/>
    </style:style>
    <style:style style:name="T350" style:family="text">
      <style:text-properties officeooo:rsid="004177a6"/>
    </style:style>
    <style:style style:name="T351" style:family="text">
      <style:text-properties officeooo:rsid="00421ed5"/>
    </style:style>
    <style:style style:name="T352" style:family="text">
      <style:text-properties officeooo:rsid="00426800"/>
    </style:style>
    <style:style style:name="T353" style:family="text">
      <style:text-properties officeooo:rsid="004e5935"/>
    </style:style>
    <style:style style:name="T354" style:family="text">
      <style:text-properties officeooo:rsid="00442dea"/>
    </style:style>
    <style:style style:name="T355" style:family="text">
      <style:text-properties officeooo:rsid="00463b81"/>
    </style:style>
    <style:style style:name="T356" style:family="text">
      <style:text-properties officeooo:rsid="00449ad8"/>
    </style:style>
    <style:style style:name="T357" style:family="text">
      <style:text-properties officeooo:rsid="0014a091"/>
    </style:style>
    <style:style style:name="T358" style:family="text">
      <style:text-properties officeooo:rsid="001625bb"/>
    </style:style>
    <style:style style:name="T359" style:family="text">
      <style:text-properties officeooo:rsid="0017ebbe"/>
    </style:style>
    <style:style style:name="T360" style:family="text">
      <style:text-properties officeooo:rsid="0019392f"/>
    </style:style>
    <style:style style:name="T361" style:family="text">
      <style:text-properties officeooo:rsid="0019a0ce"/>
    </style:style>
    <style:style style:name="T362" style:family="text">
      <style:text-properties officeooo:rsid="001a233e"/>
    </style:style>
    <style:style style:name="T363" style:family="text">
      <style:text-properties officeooo:rsid="001a3c73"/>
    </style:style>
    <style:style style:name="T364" style:family="text">
      <style:text-properties officeooo:rsid="001a937c"/>
    </style:style>
    <style:style style:name="T365" style:family="text">
      <style:text-properties officeooo:rsid="001b7569"/>
    </style:style>
    <style:style style:name="T366" style:family="text">
      <style:text-properties officeooo:rsid="001cff84"/>
    </style:style>
    <style:style style:name="T367" style:family="text">
      <style:text-properties officeooo:rsid="001d9219"/>
    </style:style>
    <style:style style:name="T368" style:family="text">
      <style:text-properties officeooo:rsid="004230d8"/>
    </style:style>
    <style:style style:name="T369" style:family="text">
      <style:text-properties officeooo:rsid="001e9e8f"/>
    </style:style>
    <style:style style:name="T370" style:family="text">
      <style:text-properties officeooo:rsid="0024809a"/>
    </style:style>
    <style:style style:name="T371" style:family="text">
      <style:text-properties officeooo:rsid="0027d8d1"/>
    </style:style>
    <style:style style:name="T372" style:family="text">
      <style:text-properties officeooo:rsid="00299e63"/>
    </style:style>
    <style:style style:name="T373" style:family="text">
      <style:text-properties officeooo:rsid="002d6d2b"/>
    </style:style>
    <style:style style:name="T374" style:family="text">
      <style:text-properties officeooo:rsid="002d77b4"/>
    </style:style>
    <style:style style:name="T375" style:family="text">
      <style:text-properties officeooo:rsid="002e2c9a"/>
    </style:style>
    <style:style style:name="T376" style:family="text">
      <style:text-properties officeooo:rsid="0030e5b5"/>
    </style:style>
    <style:style style:name="T377" style:family="text">
      <style:text-properties officeooo:rsid="003264cf"/>
    </style:style>
    <style:style style:name="T378" style:family="text">
      <style:text-properties officeooo:rsid="0035ffa9"/>
    </style:style>
    <style:style style:name="T379" style:family="text">
      <style:text-properties officeooo:rsid="0038a08c"/>
    </style:style>
    <style:style style:name="T380" style:family="text">
      <style:text-properties officeooo:rsid="0036dc1d"/>
    </style:style>
    <style:style style:name="T381" style:family="text">
      <style:text-properties officeooo:rsid="0039fadc"/>
    </style:style>
    <style:style style:name="T382" style:family="text">
      <style:text-properties officeooo:rsid="003cce3e"/>
    </style:style>
    <style:style style:name="T383" style:family="text">
      <style:text-properties officeooo:rsid="003e04a5"/>
    </style:style>
    <style:style style:name="T384" style:family="text">
      <style:text-properties officeooo:rsid="003f02d4"/>
    </style:style>
    <style:style style:name="T385" style:family="text">
      <style:text-properties officeooo:rsid="00409d68"/>
    </style:style>
    <style:style style:name="T386" style:family="text">
      <style:text-properties officeooo:rsid="0043aa47"/>
    </style:style>
    <style:style style:name="T387" style:family="text">
      <style:text-properties officeooo:rsid="00445e4a"/>
    </style:style>
    <style:style style:name="T388" style:family="text">
      <style:text-properties officeooo:rsid="00464aa0"/>
    </style:style>
    <style:style style:name="T389" style:family="text">
      <style:text-properties officeooo:rsid="004980ad"/>
    </style:style>
    <style:style style:name="T390" style:family="text">
      <style:text-properties officeooo:rsid="0049ef61"/>
    </style:style>
    <style:style style:name="T391" style:family="text">
      <style:text-properties officeooo:rsid="010cade0"/>
    </style:style>
    <style:style style:name="T392" style:family="text">
      <style:text-properties officeooo:rsid="010de117"/>
    </style:style>
    <style:style style:name="T393" style:family="text">
      <style:text-properties officeooo:rsid="01108fb0"/>
    </style:style>
    <style:style style:name="T394" style:family="text">
      <style:text-properties officeooo:rsid="0112831f"/>
    </style:style>
    <style:style style:name="T395" style:family="text">
      <style:text-properties officeooo:rsid="0113277e"/>
    </style:style>
    <style:style style:name="T396" style:family="text">
      <style:text-properties officeooo:rsid="0116fa58"/>
    </style:style>
    <style:style style:name="T397" style:family="text">
      <style:text-properties officeooo:rsid="011ab6d8"/>
    </style:style>
    <style:style style:name="T398" style:family="text">
      <style:text-properties officeooo:rsid="011e7912"/>
    </style:style>
    <style:style style:name="T399" style:family="text">
      <style:text-properties officeooo:rsid="012030d4"/>
    </style:style>
    <style:style style:name="T400" style:family="text">
      <style:text-properties officeooo:rsid="012200e0"/>
    </style:style>
    <style:style style:name="T401" style:family="text">
      <style:text-properties officeooo:rsid="0123db19"/>
    </style:style>
    <style:style style:name="T402" style:family="text">
      <style:text-properties officeooo:rsid="0125211a"/>
    </style:style>
    <style:style style:name="T403" style:family="text">
      <style:text-properties officeooo:rsid="0125502f"/>
    </style:style>
    <style:style style:name="T404" style:family="text">
      <style:text-properties officeooo:rsid="0125ca44"/>
    </style:style>
    <style:style style:name="T405" style:family="text">
      <style:text-properties officeooo:rsid="012715de"/>
    </style:style>
    <style:style style:name="T406" style:family="text">
      <style:text-properties officeooo:rsid="012735ab"/>
    </style:style>
    <style:style style:name="T407" style:family="text">
      <style:text-properties officeooo:rsid="01297723"/>
    </style:style>
    <style:style style:name="T408" style:family="text">
      <style:text-properties officeooo:rsid="012b706c"/>
    </style:style>
    <style:style style:name="T409" style:family="text">
      <style:text-properties officeooo:rsid="012e0b21"/>
    </style:style>
    <style:style style:name="T410" style:family="text">
      <style:text-properties officeooo:rsid="012e0d3c"/>
    </style:style>
    <style:style style:name="T411" style:family="text">
      <style:text-properties officeooo:rsid="013153cb"/>
    </style:style>
    <style:style style:name="T412" style:family="text">
      <style:text-properties officeooo:rsid="01330aca"/>
    </style:style>
    <style:style style:name="T413" style:family="text">
      <style:text-properties officeooo:rsid="01340983"/>
    </style:style>
    <style:style style:name="T414" style:family="text">
      <style:text-properties fo:color="#252525" officeooo:rsid="0010dad4"/>
    </style:style>
    <style:style style:name="T415" style:family="text">
      <style:text-properties fo:color="#252525" fo:font-weight="normal" officeooo:rsid="0010dad4"/>
    </style:style>
    <style:style style:name="T416" style:family="text">
      <style:text-properties officeooo:rsid="01340bbe"/>
    </style:style>
    <style:style style:name="T417" style:family="text">
      <style:text-properties officeooo:rsid="01357368"/>
    </style:style>
    <style:style style:name="T418" style:family="text">
      <style:text-properties officeooo:rsid="01389b99"/>
    </style:style>
    <style:style style:name="T419" style:family="text">
      <style:text-properties officeooo:rsid="01370e3d"/>
    </style:style>
    <style:style style:name="T420" style:family="text">
      <style:text-properties officeooo:rsid="00e1e3aa"/>
    </style:style>
    <style:style style:name="T421" style:family="text">
      <style:text-properties officeooo:rsid="00e2b847"/>
    </style:style>
    <style:style style:name="T422" style:family="text">
      <style:text-properties officeooo:rsid="00e41cc1"/>
    </style:style>
    <style:style style:name="T423" style:family="text">
      <style:text-properties officeooo:rsid="00e42958"/>
    </style:style>
    <style:style style:name="T424" style:family="text">
      <style:text-properties officeooo:rsid="00e548b9"/>
    </style:style>
    <style:style style:name="T425" style:family="text">
      <style:text-properties officeooo:rsid="00e6f3ed"/>
    </style:style>
    <style:style style:name="T426" style:family="text">
      <style:text-properties officeooo:rsid="00e8469d"/>
    </style:style>
    <style:style style:name="T427" style:family="text">
      <style:text-properties officeooo:rsid="00e86138"/>
    </style:style>
    <style:style style:name="T428" style:family="text">
      <style:text-properties officeooo:rsid="00e8a522"/>
    </style:style>
    <style:style style:name="T429" style:family="text">
      <style:text-properties officeooo:rsid="00ea0b6b"/>
    </style:style>
    <style:style style:name="T430" style:family="text">
      <style:text-properties officeooo:rsid="00ecd483"/>
    </style:style>
    <style:style style:name="T431" style:family="text">
      <style:text-properties officeooo:rsid="00f717d2"/>
    </style:style>
    <style:style style:name="T432" style:family="text">
      <style:text-properties officeooo:rsid="00f5402a"/>
    </style:style>
    <style:style style:name="T433" style:family="text">
      <style:text-properties officeooo:rsid="00ee3cd6"/>
    </style:style>
    <style:style style:name="T434" style:family="text">
      <style:text-properties officeooo:rsid="00f00a5a"/>
    </style:style>
    <style:style style:name="T435" style:family="text">
      <style:text-properties officeooo:rsid="00f023e8"/>
    </style:style>
    <style:style style:name="T436" style:family="text">
      <style:text-properties officeooo:rsid="00f0835f"/>
    </style:style>
    <style:style style:name="T437" style:family="text">
      <style:text-properties officeooo:rsid="00fb8317"/>
    </style:style>
    <style:style style:name="T438" style:family="text">
      <style:text-properties officeooo:rsid="00fcfcec"/>
    </style:style>
    <style:style style:name="T439" style:family="text">
      <style:text-properties officeooo:rsid="00fe44d3"/>
    </style:style>
    <style:style style:name="T440" style:family="text">
      <style:text-properties officeooo:rsid="00fea48d"/>
    </style:style>
    <style:style style:name="T441" style:family="text">
      <style:text-properties officeooo:rsid="00fff779"/>
    </style:style>
    <style:style style:name="T442" style:family="text">
      <style:text-properties officeooo:rsid="0100d175"/>
    </style:style>
    <style:style style:name="T443" style:family="text">
      <style:text-properties officeooo:rsid="01012f23"/>
    </style:style>
    <style:style style:name="T444" style:family="text">
      <style:text-properties officeooo:rsid="0102db44"/>
    </style:style>
    <style:style style:name="T445" style:family="text">
      <style:text-properties officeooo:rsid="010597a5"/>
    </style:style>
    <style:style style:name="T446" style:family="text">
      <style:text-properties officeooo:rsid="0103fcf0"/>
    </style:style>
    <style:style style:name="T447" style:family="text">
      <style:text-properties officeooo:rsid="0106e993"/>
    </style:style>
    <style:style style:name="T448" style:family="text">
      <style:text-properties officeooo:rsid="01075b78"/>
    </style:style>
    <style:style style:name="T449" style:family="text">
      <style:text-properties officeooo:rsid="01085ea3"/>
    </style:style>
    <style:style style:name="T450" style:family="text">
      <style:text-properties officeooo:rsid="0108d255"/>
    </style:style>
    <style:style style:name="T451" style:family="text">
      <style:text-properties officeooo:rsid="010a0ef7"/>
    </style:style>
    <style:style style:name="T452" style:family="text">
      <style:text-properties officeooo:rsid="00b094c0"/>
    </style:style>
    <style:style style:name="T453" style:family="text">
      <style:text-properties officeooo:rsid="00b25cfb"/>
    </style:style>
    <style:style style:name="T454" style:family="text">
      <style:text-properties officeooo:rsid="00b451d1"/>
    </style:style>
    <style:style style:name="T455" style:family="text">
      <style:text-properties officeooo:rsid="00b46fd8"/>
    </style:style>
    <style:style style:name="T456" style:family="text">
      <style:text-properties officeooo:rsid="00b79d7b"/>
    </style:style>
    <style:style style:name="T457" style:family="text">
      <style:text-properties officeooo:rsid="00b5dcd4"/>
    </style:style>
    <style:style style:name="T458" style:family="text">
      <style:text-properties officeooo:rsid="00b5faf1"/>
    </style:style>
    <style:style style:name="T459" style:family="text">
      <style:text-properties officeooo:rsid="00b63ba4"/>
    </style:style>
    <style:style style:name="T460" style:family="text">
      <style:text-properties officeooo:rsid="00d5986a"/>
    </style:style>
    <style:style style:name="T461" style:family="text">
      <style:text-properties officeooo:rsid="00bc3e5d"/>
    </style:style>
    <style:style style:name="T462" style:family="text">
      <style:text-properties fo:font-weight="bold" style:font-weight-asian="bold" style:font-weight-complex="bold"/>
    </style:style>
    <style:style style:name="T463" style:family="text">
      <style:text-properties officeooo:rsid="00bad7ae"/>
    </style:style>
    <style:style style:name="T464" style:family="text">
      <style:text-properties officeooo:rsid="00e32815"/>
    </style:style>
    <style:style style:name="T465" style:family="text">
      <style:text-properties officeooo:rsid="00bd174a"/>
    </style:style>
    <style:style style:name="T466" style:family="text">
      <style:text-properties officeooo:rsid="00bf026e"/>
    </style:style>
    <style:style style:name="T467" style:family="text">
      <style:text-properties officeooo:rsid="00c0fb6f"/>
    </style:style>
    <style:style style:name="T468" style:family="text">
      <style:text-properties officeooo:rsid="00c434d6"/>
    </style:style>
    <style:style style:name="T469" style:family="text">
      <style:text-properties officeooo:rsid="00c57746"/>
    </style:style>
    <style:style style:name="T470" style:family="text">
      <style:text-properties officeooo:rsid="00c8faee"/>
    </style:style>
    <style:style style:name="T471" style:family="text">
      <style:text-properties officeooo:rsid="00cc404b"/>
    </style:style>
    <style:style style:name="T472" style:family="text">
      <style:text-properties officeooo:rsid="00cdfad9"/>
    </style:style>
    <style:style style:name="T473" style:family="text">
      <style:text-properties officeooo:rsid="00ce5df9"/>
    </style:style>
    <style:style style:name="T474" style:family="text">
      <style:text-properties officeooo:rsid="00e0ea6c"/>
    </style:style>
    <style:style style:name="T475" style:family="text">
      <style:text-properties officeooo:rsid="00ce9c9d"/>
    </style:style>
    <style:style style:name="T476" style:family="text">
      <style:text-properties officeooo:rsid="00cfd5c5"/>
    </style:style>
    <style:style style:name="T477" style:family="text">
      <style:text-properties officeooo:rsid="00d23ae9"/>
    </style:style>
    <style:style style:name="T478" style:family="text">
      <style:text-properties officeooo:rsid="00d78b5f"/>
    </style:style>
    <style:style style:name="T479" style:family="text">
      <style:text-properties officeooo:rsid="00d2456a"/>
    </style:style>
    <style:style style:name="T480" style:family="text">
      <style:text-properties officeooo:rsid="00d3bfc9"/>
    </style:style>
    <style:style style:name="T481" style:family="text">
      <style:text-properties officeooo:rsid="00d831d8"/>
    </style:style>
    <style:style style:name="T482" style:family="text">
      <style:text-properties style:text-position="super 58%" style:text-underline-style="solid" style:text-underline-width="auto" style:text-underline-color="font-color" fo:font-weight="bold" style:font-weight-asian="bold" style:font-weight-complex="bold"/>
    </style:style>
    <style:style style:name="T483" style:family="text">
      <style:text-properties style:text-position="63% 58%" style:text-underline-style="solid" style:text-underline-width="auto" style:text-underline-color="font-color" fo:font-weight="bold" style:font-weight-asian="bold" style:font-weight-complex="bold"/>
    </style:style>
    <style:style style:name="T484" style:family="text">
      <style:text-properties style:text-position="63% 58%" fo:font-weight="bold" style:font-weight-asian="bold" style:font-weight-complex="bold"/>
    </style:style>
    <style:style style:name="T485" style:family="text">
      <style:text-properties style:text-position="0% 100%"/>
    </style:style>
    <style:style style:name="T486" style:family="text">
      <style:text-properties officeooo:rsid="00d9c5ab"/>
    </style:style>
    <style:style style:name="T487" style:family="text">
      <style:text-properties officeooo:rsid="00e29949"/>
    </style:style>
    <style:style style:name="T488" style:family="text">
      <style:text-properties officeooo:rsid="00de5634"/>
    </style:style>
    <style:style style:name="T489" style:family="text">
      <style:text-properties officeooo:rsid="007fea55"/>
    </style:style>
    <style:style style:name="T490" style:family="text">
      <style:text-properties officeooo:rsid="00815361"/>
    </style:style>
    <style:style style:name="T491" style:family="text">
      <style:text-properties officeooo:rsid="0083b966"/>
    </style:style>
    <style:style style:name="T492" style:family="text">
      <style:text-properties officeooo:rsid="0085babf"/>
    </style:style>
    <style:style style:name="T493" style:family="text">
      <style:text-properties officeooo:rsid="00847705"/>
    </style:style>
    <style:style style:name="T494" style:family="text">
      <style:text-properties officeooo:rsid="0084b6e5"/>
    </style:style>
    <style:style style:name="T495" style:family="text">
      <style:text-properties officeooo:rsid="00882147"/>
    </style:style>
    <style:style style:name="T496" style:family="text">
      <style:text-properties officeooo:rsid="0089ff23"/>
    </style:style>
    <style:style style:name="T497" style:family="text">
      <style:text-properties officeooo:rsid="008723b0"/>
    </style:style>
    <style:style style:name="T498" style:family="text">
      <style:text-properties officeooo:rsid="008a13b1"/>
    </style:style>
    <style:style style:name="T499" style:family="text">
      <style:text-properties officeooo:rsid="008a8378"/>
    </style:style>
    <style:style style:name="T500" style:family="text">
      <style:text-properties officeooo:rsid="0097406d"/>
    </style:style>
    <style:style style:name="T501" style:family="text">
      <style:text-properties officeooo:rsid="009ca9de"/>
    </style:style>
    <style:style style:name="T502" style:family="text">
      <style:text-properties officeooo:rsid="008cb9c4"/>
    </style:style>
    <style:style style:name="T503" style:family="text">
      <style:text-properties officeooo:rsid="009812cb"/>
    </style:style>
    <style:style style:name="T504" style:family="text">
      <style:text-properties officeooo:rsid="008d98b2"/>
    </style:style>
    <style:style style:name="T505" style:family="text">
      <style:text-properties officeooo:rsid="00918406"/>
    </style:style>
    <style:style style:name="T506" style:family="text">
      <style:text-properties officeooo:rsid="00955834"/>
    </style:style>
    <style:style style:name="T507" style:family="text">
      <style:text-properties officeooo:rsid="00964eca"/>
    </style:style>
    <style:style style:name="T508" style:family="text">
      <style:text-properties officeooo:rsid="00a0078c"/>
    </style:style>
    <style:style style:name="T509" style:family="text">
      <style:text-properties officeooo:rsid="00a26655"/>
    </style:style>
    <style:style style:name="T510" style:family="text">
      <style:text-properties officeooo:rsid="00a27656"/>
    </style:style>
    <style:style style:name="T511" style:family="text">
      <style:text-properties officeooo:rsid="00a4734b"/>
    </style:style>
    <style:style style:name="T512" style:family="text">
      <style:text-properties officeooo:rsid="00b1f484"/>
    </style:style>
    <style:style style:name="T513" style:family="text">
      <style:text-properties officeooo:rsid="00ae3f28"/>
    </style:style>
    <style:style style:name="T514" style:family="text">
      <style:text-properties officeooo:rsid="00a48815"/>
    </style:style>
    <style:style style:name="T515" style:family="text">
      <style:text-properties officeooo:rsid="00a5d74f"/>
    </style:style>
    <style:style style:name="T516" style:family="text">
      <style:text-properties officeooo:rsid="00a6bcfd"/>
    </style:style>
    <style:style style:name="T517" style:family="text">
      <style:text-properties officeooo:rsid="00a92773"/>
    </style:style>
    <style:style style:name="T518" style:family="text">
      <style:text-properties officeooo:rsid="00a9d61a"/>
    </style:style>
    <style:style style:name="T519" style:family="text">
      <style:text-properties officeooo:rsid="009a22e4"/>
    </style:style>
    <style:style style:name="T520" style:family="text">
      <style:text-properties officeooo:rsid="00984aef"/>
    </style:style>
    <style:style style:name="T521" style:family="text">
      <style:text-properties officeooo:rsid="009ab18e"/>
    </style:style>
    <style:style style:name="T522" style:family="text">
      <style:text-properties officeooo:rsid="00ade86a"/>
    </style:style>
    <style:style style:name="T523" style:family="text">
      <style:text-properties officeooo:rsid="007cfadf"/>
    </style:style>
    <style:style style:name="T524" style:family="text">
      <style:text-properties officeooo:rsid="0059abfc"/>
    </style:style>
    <style:style style:name="T525" style:family="text">
      <style:text-properties officeooo:rsid="005ab397"/>
    </style:style>
    <style:style style:name="T526" style:family="text">
      <style:text-properties officeooo:rsid="005aecfd"/>
    </style:style>
    <style:style style:name="T527" style:family="text">
      <style:text-properties officeooo:rsid="005b8f12"/>
    </style:style>
    <style:style style:name="T528" style:family="text">
      <style:text-properties officeooo:rsid="005cf952"/>
    </style:style>
    <style:style style:name="T529" style:family="text">
      <style:text-properties officeooo:rsid="005ea01c"/>
    </style:style>
    <style:style style:name="T530" style:family="text">
      <style:text-properties officeooo:rsid="0060aa98"/>
    </style:style>
    <style:style style:name="T531" style:family="text">
      <style:text-properties officeooo:rsid="0061bedc"/>
    </style:style>
    <style:style style:name="T532" style:family="text">
      <style:text-properties officeooo:rsid="0069febf"/>
    </style:style>
    <style:style style:name="T533" style:family="text">
      <style:text-properties officeooo:rsid="006a8ef4"/>
    </style:style>
    <style:style style:name="T534" style:family="text">
      <style:text-properties officeooo:rsid="007f3f66"/>
    </style:style>
    <style:style style:name="T535" style:family="text">
      <style:text-properties officeooo:rsid="006ae599"/>
    </style:style>
    <style:style style:name="T536" style:family="text">
      <style:text-properties officeooo:rsid="0080c7f5"/>
    </style:style>
    <style:style style:name="T537" style:family="text">
      <style:text-properties fo:font-style="normal" officeooo:rsid="006ca858" style:font-style-asian="normal" style:font-style-complex="normal"/>
    </style:style>
    <style:style style:name="T538" style:family="text">
      <style:text-properties fo:font-style="normal" officeooo:rsid="0078009c" style:font-style-asian="normal" style:font-style-complex="normal"/>
    </style:style>
    <style:style style:name="T539" style:family="text">
      <style:text-properties fo:font-style="normal" officeooo:rsid="0046cf21" style:font-style-asian="normal" style:font-style-complex="normal"/>
    </style:style>
    <style:style style:name="T540" style:family="text">
      <style:text-properties officeooo:rsid="007e3671"/>
    </style:style>
    <style:style style:name="T541" style:family="text">
      <style:text-properties officeooo:rsid="0071fc22"/>
    </style:style>
    <style:style style:name="T542" style:family="text">
      <style:text-properties officeooo:rsid="0074c011"/>
    </style:style>
    <style:style style:name="T543" style:family="text">
      <style:text-properties officeooo:rsid="00775d86"/>
    </style:style>
    <style:style style:name="T544" style:family="text">
      <style:text-properties officeooo:rsid="0078009c"/>
    </style:style>
    <style:style style:name="T545" style:family="text">
      <style:text-properties officeooo:rsid="00793063"/>
    </style:style>
    <style:style style:name="T546" style:family="text">
      <style:text-properties officeooo:rsid="007b072f"/>
    </style:style>
    <style:style style:name="T547" style:family="text">
      <style:text-properties officeooo:rsid="007cf371"/>
    </style:style>
    <style:style style:name="T548" style:family="text">
      <style:text-properties officeooo:rsid="00382147"/>
    </style:style>
    <style:style style:name="T549" style:family="text">
      <style:text-properties officeooo:rsid="002df102"/>
    </style:style>
    <style:style style:name="T550" style:family="text">
      <style:text-properties officeooo:rsid="002f22be"/>
    </style:style>
    <style:style style:name="T551" style:family="text">
      <style:text-properties officeooo:rsid="0031adbc"/>
    </style:style>
    <style:style style:name="T552" style:family="text">
      <style:text-properties officeooo:rsid="00328b72"/>
    </style:style>
    <style:style style:name="T553" style:family="text">
      <style:text-properties officeooo:rsid="004a5f44"/>
    </style:style>
    <style:style style:name="T554" style:family="text">
      <style:text-properties officeooo:rsid="00335eda"/>
    </style:style>
    <style:style style:name="T555" style:family="text">
      <style:text-properties officeooo:rsid="0034f860"/>
    </style:style>
    <style:style style:name="T556" style:family="text">
      <style:text-properties officeooo:rsid="00368863"/>
    </style:style>
    <style:style style:name="T557" style:family="text">
      <style:text-properties officeooo:rsid="00402259"/>
    </style:style>
    <style:style style:name="T558" style:family="text">
      <style:text-properties officeooo:rsid="0037d395"/>
    </style:style>
    <style:style style:name="T559" style:family="text">
      <style:text-properties officeooo:rsid="003b4c5f"/>
    </style:style>
    <style:style style:name="T560" style:family="text">
      <style:text-properties officeooo:rsid="003e232c"/>
    </style:style>
    <style:style style:name="T561" style:family="text">
      <style:text-properties officeooo:rsid="00511e41"/>
    </style:style>
    <style:style style:name="T562" style:family="text">
      <style:text-properties officeooo:rsid="0043bc42"/>
    </style:style>
    <style:style style:name="T563" style:family="text">
      <style:text-properties officeooo:rsid="0043e430"/>
    </style:style>
    <style:style style:name="T564" style:family="text">
      <style:text-properties officeooo:rsid="0045c324"/>
    </style:style>
    <style:style style:name="T565" style:family="text">
      <style:text-properties officeooo:rsid="0046659b"/>
    </style:style>
    <style:style style:name="T566" style:family="text">
      <style:text-properties officeooo:rsid="0046cf21"/>
    </style:style>
    <style:style style:name="T567" style:family="text">
      <style:text-properties fo:font-size="12pt" fo:font-style="italic" style:font-size-asian="12pt" style:font-style-asian="italic" style:font-size-complex="12pt" style:font-style-complex="italic"/>
    </style:style>
    <style:style style:name="T568" style:family="text">
      <style:text-properties fo:font-size="12pt" style:font-size-asian="12pt" style:font-size-complex="12pt"/>
    </style:style>
    <style:style style:name="T569" style:family="text">
      <style:text-properties officeooo:rsid="0048d590"/>
    </style:style>
    <style:style style:name="T570" style:family="text">
      <style:text-properties officeooo:rsid="004b6877"/>
    </style:style>
    <style:style style:name="T571" style:family="text">
      <style:text-properties officeooo:rsid="004d37a5"/>
    </style:style>
    <style:style style:name="T572" style:family="text">
      <style:text-properties officeooo:rsid="0052e6ca"/>
    </style:style>
    <style:style style:name="T573" style:family="text">
      <style:text-properties officeooo:rsid="0053c84b"/>
    </style:style>
    <style:style style:name="T574" style:family="text">
      <style:text-properties officeooo:rsid="00540716"/>
    </style:style>
    <style:style style:name="T575" style:family="text">
      <style:text-properties officeooo:rsid="0055a86a"/>
    </style:style>
    <style:style style:name="T576" style:family="text">
      <style:text-properties officeooo:rsid="00691a0d"/>
    </style:style>
    <style:style style:name="T577" style:family="text">
      <style:text-properties officeooo:rsid="00698433"/>
    </style:style>
    <style:style style:name="T578" style:family="text">
      <style:text-properties officeooo:rsid="0071e4c4"/>
    </style:style>
    <style:style style:name="T579" style:family="text">
      <style:text-properties officeooo:rsid="006cc920"/>
    </style:style>
    <style:style style:name="T580" style:family="text">
      <style:text-properties officeooo:rsid="006d5c7d"/>
    </style:style>
    <style:style style:name="T581" style:family="text">
      <style:text-properties officeooo:rsid="006dec21"/>
    </style:style>
    <style:style style:name="T582" style:family="text">
      <style:text-properties officeooo:rsid="00707b09"/>
    </style:style>
    <style:style style:name="T583" style:family="text">
      <style:text-properties officeooo:rsid="00736f48"/>
    </style:style>
    <style:style style:name="T584" style:family="text">
      <style:text-properties officeooo:rsid="00754e44"/>
    </style:style>
    <style:style style:name="T585" style:family="text">
      <style:text-properties officeooo:rsid="0077d629"/>
    </style:style>
    <style:style style:name="T586" style:family="text">
      <style:text-properties officeooo:rsid="00777484"/>
    </style:style>
    <style:style style:name="T587" style:family="text">
      <style:text-properties officeooo:rsid="00784df3"/>
    </style:style>
    <style:style style:name="T588" style:family="text">
      <style:text-properties officeooo:rsid="007bd020"/>
    </style:style>
    <style:style style:name="T589" style:family="text">
      <style:text-properties officeooo:rsid="007d0f2d"/>
    </style:style>
    <style:style style:name="T590" style:family="text">
      <style:text-properties officeooo:rsid="007e6a91"/>
    </style:style>
    <style:style style:name="T591" style:family="text">
      <style:text-properties officeooo:rsid="0080359b"/>
    </style:style>
    <style:style style:name="T592" style:family="text">
      <style:text-properties officeooo:rsid="0080e20b"/>
    </style:style>
    <style:style style:name="T593" style:family="text">
      <style:text-properties officeooo:rsid="008149fa"/>
    </style:style>
    <style:style style:name="T594" style:family="text">
      <style:text-properties officeooo:rsid="0082cb84"/>
    </style:style>
    <style:style style:name="T595" style:family="text">
      <style:text-properties officeooo:rsid="0083b2a5"/>
    </style:style>
    <style:style style:name="T596" style:family="text">
      <style:text-properties officeooo:rsid="0088033a"/>
    </style:style>
    <style:style style:name="T597" style:family="text">
      <style:text-properties officeooo:rsid="00891d5d"/>
    </style:style>
    <style:style style:name="T598" style:family="text">
      <style:text-properties officeooo:rsid="008ae14f"/>
    </style:style>
    <style:style style:name="T599" style:family="text">
      <style:text-properties officeooo:rsid="008daf08"/>
    </style:style>
    <style:style style:name="T600" style:family="text">
      <style:text-properties officeooo:rsid="006bdf89"/>
    </style:style>
    <style:style style:name="T601" style:family="text">
      <style:text-properties officeooo:rsid="003ba0f9"/>
    </style:style>
    <style:style style:name="T602" style:family="text">
      <style:text-properties officeooo:rsid="003d042c"/>
    </style:style>
    <style:style style:name="T603" style:family="text">
      <style:text-properties officeooo:rsid="003edffd"/>
    </style:style>
    <style:style style:name="T604" style:family="text">
      <style:text-properties officeooo:rsid="003880fd"/>
    </style:style>
    <style:style style:name="T605" style:family="text">
      <style:text-properties officeooo:rsid="0047c1eb"/>
    </style:style>
    <style:style style:name="T606" style:family="text">
      <style:text-properties officeooo:rsid="0049711a"/>
    </style:style>
    <style:style style:name="T607" style:family="text">
      <style:text-properties officeooo:rsid="0049beef"/>
    </style:style>
    <style:style style:name="T608" style:family="text">
      <style:text-properties officeooo:rsid="004e18da"/>
    </style:style>
    <style:style style:name="T609" style:family="text">
      <style:text-properties officeooo:rsid="005e84f1"/>
    </style:style>
    <style:style style:name="T610" style:family="text">
      <style:text-properties officeooo:rsid="00527f1d"/>
    </style:style>
    <style:style style:name="T611" style:family="text">
      <style:text-properties officeooo:rsid="00528893"/>
    </style:style>
    <style:style style:name="T612" style:family="text">
      <style:text-properties officeooo:rsid="0059366c"/>
    </style:style>
    <style:style style:name="T613" style:family="text">
      <style:text-properties officeooo:rsid="00547873"/>
    </style:style>
    <style:style style:name="T614" style:family="text">
      <style:text-properties officeooo:rsid="00573fd7"/>
    </style:style>
    <style:style style:name="T615" style:family="text">
      <style:text-properties officeooo:rsid="005a8f8a"/>
    </style:style>
    <style:style style:name="T616" style:family="text">
      <style:text-properties officeooo:rsid="005bbb74"/>
    </style:style>
    <style:style style:name="T617" style:family="text">
      <style:text-properties officeooo:rsid="006c6e5a"/>
    </style:style>
    <style:style style:name="T618" style:family="text">
      <style:text-properties officeooo:rsid="005ff56c"/>
    </style:style>
    <style:style style:name="T619" style:family="text">
      <style:text-properties officeooo:rsid="0060764f"/>
    </style:style>
    <style:style style:name="T620" style:family="text">
      <style:text-properties officeooo:rsid="0060f4d2"/>
    </style:style>
    <style:style style:name="T621" style:family="text">
      <style:text-properties officeooo:rsid="00617935"/>
    </style:style>
    <style:style style:name="T622" style:family="text">
      <style:text-properties officeooo:rsid="00625a48"/>
    </style:style>
    <style:style style:name="T623" style:family="text">
      <style:text-properties officeooo:rsid="0062989a"/>
    </style:style>
    <style:style style:name="T624" style:family="text">
      <style:text-properties officeooo:rsid="0063c2f1"/>
    </style:style>
    <style:style style:name="T625" style:family="text">
      <style:text-properties officeooo:rsid="006ac2db"/>
    </style:style>
    <style:style style:name="T626" style:family="text">
      <style:text-properties officeooo:rsid="0064e381"/>
    </style:style>
    <style:style style:name="T627" style:family="text">
      <style:text-properties officeooo:rsid="0066714b"/>
    </style:style>
    <style:style style:name="T628" style:family="text">
      <style:text-properties officeooo:rsid="00695d85"/>
    </style:style>
    <style:style style:name="T629" style:family="text">
      <style:text-properties officeooo:rsid="0067f54c"/>
    </style:style>
    <style:style style:name="T630" style:family="text">
      <style:text-properties officeooo:rsid="008151e4"/>
    </style:style>
    <style:style style:name="T631" style:family="text">
      <style:text-properties officeooo:rsid="00839450"/>
    </style:style>
    <style:style style:name="T632" style:family="text">
      <style:text-properties officeooo:rsid="00843148"/>
    </style:style>
    <style:style style:name="T633" style:family="text">
      <style:text-properties officeooo:rsid="0088519a"/>
    </style:style>
    <style:style style:name="T634" style:family="text">
      <style:text-properties officeooo:rsid="00892a39"/>
    </style:style>
    <style:style style:name="T635" style:family="text">
      <style:text-properties officeooo:rsid="008a7f31"/>
    </style:style>
    <style:style style:name="T636" style:family="text">
      <style:text-properties officeooo:rsid="008b0e2b"/>
    </style:style>
    <style:style style:name="T637" style:family="text">
      <style:text-properties officeooo:rsid="008c6bbf"/>
    </style:style>
    <style:style style:name="T638" style:family="text">
      <style:text-properties officeooo:rsid="00906fe7"/>
    </style:style>
    <style:style style:name="T639" style:family="text">
      <style:text-properties officeooo:rsid="008d2635"/>
    </style:style>
    <style:style style:name="T640" style:family="text">
      <style:text-properties officeooo:rsid="008e748d"/>
    </style:style>
    <style:style style:name="T641" style:family="text">
      <style:text-properties officeooo:rsid="00918178"/>
    </style:style>
    <style:style style:name="T642" style:family="text">
      <style:text-properties officeooo:rsid="00923238"/>
    </style:style>
    <style:style style:name="T643" style:family="text">
      <style:text-properties officeooo:rsid="00a93857"/>
    </style:style>
    <style:style style:name="T644" style:family="text">
      <style:text-properties officeooo:rsid="009bdaa0"/>
    </style:style>
    <style:style style:name="T645" style:family="text">
      <style:text-properties officeooo:rsid="009c7266"/>
    </style:style>
    <style:style style:name="T646" style:family="text">
      <style:text-properties officeooo:rsid="00a29fac"/>
    </style:style>
    <style:style style:name="T647" style:family="text">
      <style:text-properties officeooo:rsid="00a48ac7"/>
    </style:style>
    <style:style style:name="T648" style:family="text">
      <style:text-properties officeooo:rsid="00a646f6"/>
    </style:style>
    <style:style style:name="T649" style:family="text">
      <style:text-properties officeooo:rsid="00a7a4b2"/>
    </style:style>
    <style:style style:name="T650" style:family="text">
      <style:text-properties officeooo:rsid="00a93855"/>
    </style:style>
    <style:style style:name="T651" style:family="text">
      <style:text-properties officeooo:rsid="00ab2761"/>
    </style:style>
    <style:style style:name="T652" style:family="text">
      <style:text-properties officeooo:rsid="00abb5e9"/>
    </style:style>
    <style:style style:name="T653" style:family="text">
      <style:text-properties officeooo:rsid="006cc6ec"/>
    </style:style>
    <style:style style:name="T654" style:family="text">
      <style:text-properties officeooo:rsid="00693058"/>
    </style:style>
    <style:style style:name="T655" style:family="text">
      <style:text-properties officeooo:rsid="0069a009"/>
    </style:style>
    <style:style style:name="T656" style:family="text">
      <style:text-properties officeooo:rsid="006b59b5"/>
    </style:style>
    <style:style style:name="T657" style:family="text">
      <style:text-properties officeooo:rsid="0071940c"/>
    </style:style>
    <style:style style:name="T658" style:family="text">
      <style:text-properties officeooo:rsid="006f5d59"/>
    </style:style>
    <style:style style:name="T659" style:family="text">
      <style:text-properties officeooo:rsid="0011d025"/>
    </style:style>
    <style:style style:name="T660" style:family="text">
      <style:text-properties officeooo:rsid="00751b15"/>
    </style:style>
    <style:style style:name="T661" style:family="text">
      <style:text-properties officeooo:rsid="0076dd02"/>
    </style:style>
    <style:style style:name="T662" style:family="text">
      <style:text-properties officeooo:rsid="0078e134"/>
    </style:style>
    <style:style style:name="T663" style:family="text">
      <style:text-properties officeooo:rsid="007b60db"/>
    </style:style>
    <style:style style:name="T664" style:family="text">
      <style:text-properties officeooo:rsid="007c4fb1"/>
    </style:style>
    <style:style style:name="T665" style:family="text">
      <style:text-properties officeooo:rsid="0037edf1"/>
    </style:style>
    <style:style style:name="T666" style:family="text">
      <style:text-properties officeooo:rsid="003a9c02"/>
    </style:style>
    <style:style style:name="T667" style:family="text">
      <style:text-properties officeooo:rsid="003b9bb4"/>
    </style:style>
    <style:style style:name="T668" style:family="text">
      <style:text-properties officeooo:rsid="00401194"/>
    </style:style>
    <style:style style:name="T669" style:family="text">
      <style:text-properties officeooo:rsid="004ec5a9"/>
    </style:style>
    <style:style style:name="T670" style:family="text">
      <style:text-properties officeooo:rsid="00428734"/>
    </style:style>
    <style:style style:name="T671" style:family="text">
      <style:text-properties officeooo:rsid="0045f1e5"/>
    </style:style>
    <style:style style:name="T672" style:family="text">
      <style:text-properties officeooo:rsid="0042c49f"/>
    </style:style>
    <style:style style:name="T673" style:family="text">
      <style:text-properties officeooo:rsid="00459de5"/>
    </style:style>
    <style:style style:name="T674" style:family="text">
      <style:text-properties officeooo:rsid="0046415f"/>
    </style:style>
    <style:style style:name="T675" style:family="text">
      <style:text-properties officeooo:rsid="0044344f"/>
    </style:style>
    <style:style style:name="T676" style:family="text">
      <style:text-properties officeooo:rsid="00474790"/>
    </style:style>
    <style:style style:name="T677" style:family="text">
      <style:text-properties officeooo:rsid="004ad756"/>
    </style:style>
    <style:style style:name="T678" style:family="text">
      <style:text-properties officeooo:rsid="0049c245"/>
    </style:style>
    <style:style style:name="T679" style:family="text">
      <style:text-properties officeooo:rsid="004bde2d"/>
    </style:style>
    <style:style style:name="T680" style:family="text">
      <style:text-properties officeooo:rsid="004cd541"/>
    </style:style>
    <style:style style:name="T681" style:family="text">
      <style:text-properties officeooo:rsid="005088f9"/>
    </style:style>
    <style:style style:name="T682" style:family="text">
      <style:text-properties officeooo:rsid="00525e5d"/>
    </style:style>
    <style:style style:name="T683" style:family="text">
      <style:text-properties officeooo:rsid="0053f61b"/>
    </style:style>
    <style:style style:name="T684" style:family="text">
      <style:text-properties officeooo:rsid="0057f4c5"/>
    </style:style>
    <style:style style:name="T685" style:family="text">
      <style:text-properties officeooo:rsid="0059b85f"/>
    </style:style>
    <style:style style:name="T686" style:family="text">
      <style:text-properties officeooo:rsid="00651d35"/>
    </style:style>
    <style:style style:name="T687" style:family="text">
      <style:text-properties officeooo:rsid="005bea5b"/>
    </style:style>
    <style:style style:name="T688" style:family="text">
      <style:text-properties officeooo:rsid="005c1402"/>
    </style:style>
    <style:style style:name="T689" style:family="text">
      <style:text-properties officeooo:rsid="00638235"/>
    </style:style>
    <style:style style:name="T690" style:family="text">
      <style:text-properties officeooo:rsid="00666f67"/>
    </style:style>
    <style:style style:name="T691" style:family="text">
      <style:text-properties officeooo:rsid="0066d953"/>
    </style:style>
    <style:style style:name="T692" style:family="text">
      <style:text-properties officeooo:rsid="001675a3"/>
    </style:style>
    <style:style style:name="T693" style:family="text">
      <style:text-properties officeooo:rsid="002b5368"/>
    </style:style>
    <style:style style:name="T694" style:family="text">
      <style:text-properties officeooo:rsid="001fa5cc"/>
    </style:style>
    <style:style style:name="T695" style:family="text">
      <style:text-properties officeooo:rsid="001fb796"/>
    </style:style>
    <style:style style:name="T696" style:family="text">
      <style:text-properties officeooo:rsid="0021016f"/>
    </style:style>
    <style:style style:name="T697" style:family="text">
      <style:text-properties officeooo:rsid="0021090e"/>
    </style:style>
    <style:style style:name="T698" style:family="text">
      <style:text-properties officeooo:rsid="0023694b"/>
    </style:style>
    <style:style style:name="T699" style:family="text">
      <style:text-properties officeooo:rsid="00245216"/>
    </style:style>
    <style:style style:name="T700" style:family="text">
      <style:text-properties officeooo:rsid="00260a75"/>
    </style:style>
    <style:style style:name="T701" style:family="text">
      <style:text-properties officeooo:rsid="0028ac4c"/>
    </style:style>
    <style:style style:name="T702" style:family="text">
      <style:text-properties officeooo:rsid="002bf1f9"/>
    </style:style>
    <style:style style:name="T703" style:family="text">
      <style:text-properties officeooo:rsid="0030580b"/>
    </style:style>
    <style:style style:name="T704" style:family="text">
      <style:text-properties officeooo:rsid="003320d7"/>
    </style:style>
    <style:style style:name="T705" style:family="text">
      <style:text-properties officeooo:rsid="00335a26"/>
    </style:style>
    <style:style style:name="T706" style:family="text">
      <style:text-properties officeooo:rsid="003d5531"/>
    </style:style>
    <style:style style:name="T707" style:family="text">
      <style:text-properties officeooo:rsid="0034a976"/>
    </style:style>
    <style:style style:name="T708" style:family="text">
      <style:text-properties officeooo:rsid="00360eb8"/>
    </style:style>
    <style:style style:name="T709" style:family="text">
      <style:text-properties officeooo:rsid="003745d3"/>
    </style:style>
    <style:style style:name="T710" style:family="text">
      <style:text-properties officeooo:rsid="00359aa8"/>
    </style:style>
    <style:style style:name="T711" style:family="text">
      <style:text-properties officeooo:rsid="0045105f"/>
    </style:style>
    <style:style style:name="T712" style:family="text">
      <style:text-properties officeooo:rsid="0039186e"/>
    </style:style>
    <style:style style:name="T713" style:family="text">
      <style:text-properties officeooo:rsid="004c0264"/>
    </style:style>
    <style:style style:name="T714" style:family="text">
      <style:text-properties officeooo:rsid="003965df"/>
    </style:style>
    <style:style style:name="T715" style:family="text">
      <style:text-properties officeooo:rsid="00460858"/>
    </style:style>
    <style:style style:name="T716" style:family="text">
      <style:text-properties officeooo:rsid="004787e5"/>
    </style:style>
    <style:style style:name="T717" style:family="text">
      <style:text-properties officeooo:rsid="002d153a"/>
    </style:style>
    <style:style style:name="T718" style:family="text">
      <style:text-properties officeooo:rsid="003ca18f"/>
    </style:style>
    <style:style style:name="T719" style:family="text">
      <style:text-properties officeooo:rsid="0040bc8e"/>
    </style:style>
    <style:style style:name="T720" style:family="text">
      <style:text-properties officeooo:rsid="003de73f"/>
    </style:style>
    <style:style style:name="T721" style:family="text">
      <style:text-properties officeooo:rsid="003f6c6b"/>
    </style:style>
    <style:style style:name="T722" style:family="text">
      <style:text-properties officeooo:rsid="00386298"/>
    </style:style>
    <style:style style:name="T723" style:family="text">
      <style:text-properties officeooo:rsid="0044410a"/>
    </style:style>
    <style:style style:name="T724" style:family="text">
      <style:text-properties officeooo:rsid="003a1f0c"/>
    </style:style>
    <style:style style:name="T725" style:family="text">
      <style:text-properties officeooo:rsid="003afa8c"/>
    </style:style>
    <style:style style:name="T726" style:family="text">
      <style:text-properties officeooo:rsid="003bc3fa"/>
    </style:style>
    <style:style style:name="T727" style:family="text">
      <style:text-properties officeooo:rsid="003dfc55"/>
    </style:style>
    <style:style style:name="T728" style:family="text">
      <style:text-properties officeooo:rsid="003fefc7"/>
    </style:style>
    <style:style style:name="T729" style:family="text">
      <style:text-properties officeooo:rsid="004054e8"/>
    </style:style>
    <style:style style:name="T730" style:family="text">
      <style:text-properties officeooo:rsid="00411b18"/>
    </style:style>
    <style:style style:name="T731" style:family="text">
      <style:text-properties officeooo:rsid="0042f5cd"/>
    </style:style>
    <style:style style:name="T732" style:family="text">
      <style:text-properties officeooo:rsid="0042d792"/>
    </style:style>
    <style:style style:name="T733" style:family="text">
      <style:text-properties officeooo:rsid="0046b405"/>
    </style:style>
    <style:style style:name="T734" style:family="text">
      <style:text-properties officeooo:rsid="00483590"/>
    </style:style>
    <style:style style:name="T735" style:family="text">
      <style:text-properties officeooo:rsid="004b4ef1"/>
    </style:style>
    <style:style style:name="T736" style:family="text">
      <style:text-properties officeooo:rsid="00792a82"/>
    </style:style>
    <style:style style:name="T737" style:family="text">
      <style:text-properties officeooo:rsid="004aa76e"/>
    </style:style>
    <style:style style:name="T738" style:family="text">
      <style:text-properties officeooo:rsid="004c83fc"/>
    </style:style>
    <style:style style:name="T739" style:family="text">
      <style:text-properties officeooo:rsid="004eabf6"/>
    </style:style>
    <style:style style:name="T740" style:family="text">
      <style:text-properties officeooo:rsid="004ffab0"/>
    </style:style>
    <style:style style:name="T741" style:family="text">
      <style:text-properties officeooo:rsid="00516ef0"/>
    </style:style>
    <style:style style:name="T742" style:family="text">
      <style:text-properties officeooo:rsid="0052e88f"/>
    </style:style>
    <style:style style:name="T743" style:family="text">
      <style:text-properties officeooo:rsid="00544b81"/>
    </style:style>
    <style:style style:name="T744" style:family="text">
      <style:text-properties officeooo:rsid="00551f37"/>
    </style:style>
    <style:style style:name="T745" style:family="text">
      <style:text-properties officeooo:rsid="00563e71"/>
    </style:style>
    <style:style style:name="T746" style:family="text">
      <style:text-properties officeooo:rsid="005aff5a"/>
    </style:style>
    <style:style style:name="T747" style:family="text">
      <style:text-properties officeooo:rsid="0061134a"/>
    </style:style>
    <style:style style:name="T748" style:family="text">
      <style:text-properties officeooo:rsid="0056f52c"/>
    </style:style>
    <style:style style:name="T749" style:family="text">
      <style:text-properties officeooo:rsid="005800e7"/>
    </style:style>
    <style:style style:name="T750" style:family="text">
      <style:text-properties officeooo:rsid="006331b2"/>
    </style:style>
    <style:style style:name="T751" style:family="text">
      <style:text-properties officeooo:rsid="005c97c8"/>
    </style:style>
    <style:style style:name="T752" style:family="text">
      <style:text-properties officeooo:rsid="005dcfa1"/>
    </style:style>
    <style:style style:name="T753" style:family="text">
      <style:text-properties officeooo:rsid="005fc91e"/>
    </style:style>
    <style:style style:name="T754" style:family="text">
      <style:text-properties officeooo:rsid="00772ed1"/>
    </style:style>
    <style:style style:name="T755" style:family="text">
      <style:text-properties officeooo:rsid="00648d31"/>
    </style:style>
    <style:style style:name="T756" style:family="text">
      <style:text-properties officeooo:rsid="00774f5e"/>
    </style:style>
    <style:style style:name="T757" style:family="text">
      <style:text-properties officeooo:rsid="0066c4c5"/>
    </style:style>
    <style:style style:name="T758" style:family="text">
      <style:text-properties officeooo:rsid="0068b8db"/>
    </style:style>
    <style:style style:name="T759" style:family="text">
      <style:text-properties officeooo:rsid="00712cb3"/>
    </style:style>
    <style:style style:name="T760" style:family="text">
      <style:text-properties officeooo:rsid="00693915"/>
    </style:style>
    <style:style style:name="T761" style:family="text">
      <style:text-properties officeooo:rsid="0069bb2f"/>
    </style:style>
    <style:style style:name="T762" style:family="text">
      <style:text-properties officeooo:rsid="0076abf1"/>
    </style:style>
    <style:style style:name="T763" style:family="text">
      <style:text-properties officeooo:rsid="0033a04a"/>
    </style:style>
    <style:style style:name="T764" style:family="text">
      <style:text-properties officeooo:rsid="0036c88c"/>
    </style:style>
    <style:style style:name="T765" style:family="text">
      <style:text-properties officeooo:rsid="0019026f"/>
    </style:style>
    <style:style style:name="T766" style:family="text">
      <style:text-properties officeooo:rsid="001be43f"/>
    </style:style>
    <style:style style:name="T767" style:family="text">
      <style:text-properties officeooo:rsid="00218739"/>
    </style:style>
    <style:style style:name="T768" style:family="text">
      <style:text-properties officeooo:rsid="00347f80"/>
    </style:style>
    <style:style style:name="T769" style:family="text">
      <style:text-properties officeooo:rsid="0035dcde"/>
    </style:style>
    <style:style style:name="T770" style:family="text">
      <style:text-properties officeooo:rsid="00355b9f"/>
    </style:style>
    <style:style style:name="T771" style:family="text">
      <style:text-properties officeooo:rsid="002536f9"/>
    </style:style>
    <style:style style:name="T772" style:family="text">
      <style:text-properties officeooo:rsid="002790b5"/>
    </style:style>
    <style:style style:name="T773" style:family="text">
      <style:text-properties officeooo:rsid="002907fa"/>
    </style:style>
    <style:style style:name="T774" style:family="text">
      <style:text-properties officeooo:rsid="0029871a"/>
    </style:style>
    <style:style style:name="T775" style:family="text">
      <style:text-properties officeooo:rsid="0035df36"/>
    </style:style>
    <style:style style:name="T776" style:family="text">
      <style:text-properties officeooo:rsid="002bf0cd"/>
    </style:style>
    <style:style style:name="T777" style:family="text">
      <style:text-properties officeooo:rsid="0031b898"/>
    </style:style>
    <style:style style:name="T778" style:family="text">
      <style:text-properties officeooo:rsid="0034256c"/>
    </style:style>
    <style:style style:name="T779" style:family="text">
      <style:text-properties officeooo:rsid="001ba799"/>
    </style:style>
    <style:style style:name="T780" style:family="text">
      <style:text-properties officeooo:rsid="001d3de5"/>
    </style:style>
    <style:style style:name="T781" style:family="text">
      <style:text-properties officeooo:rsid="001eced6"/>
    </style:style>
    <style:style style:name="T782" style:family="text">
      <style:text-properties officeooo:rsid="001f7e6d"/>
    </style:style>
    <style:style style:name="T783" style:family="text">
      <style:text-properties officeooo:rsid="00211897"/>
    </style:style>
    <style:style style:name="T784" style:family="text">
      <style:text-properties officeooo:rsid="0021874f"/>
    </style:style>
    <style:style style:name="T785" style:family="text">
      <style:text-properties officeooo:rsid="00228a8c"/>
    </style:style>
    <style:style style:name="T786" style:family="text">
      <style:text-properties officeooo:rsid="00231272"/>
    </style:style>
    <style:style style:name="T787" style:family="text">
      <style:text-properties officeooo:rsid="0024735e"/>
    </style:style>
    <style:style style:name="T788" style:family="text">
      <style:text-properties officeooo:rsid="002861e7"/>
    </style:style>
    <style:style style:name="T789" style:family="text">
      <style:text-properties officeooo:rsid="002a09eb"/>
    </style:style>
    <style:style style:name="T790" style:family="text">
      <style:text-properties officeooo:rsid="002f9ee3"/>
    </style:style>
    <style:style style:name="T791" style:family="text">
      <style:text-properties officeooo:rsid="002eea17"/>
    </style:style>
    <style:style style:name="T792" style:family="text">
      <style:text-properties officeooo:rsid="002fbc86"/>
    </style:style>
    <style:style style:name="T793" style:family="text">
      <style:text-properties officeooo:rsid="00317fee"/>
    </style:style>
    <style:style style:name="T794" style:family="text">
      <style:text-properties officeooo:rsid="0034e498"/>
    </style:style>
    <style:style style:name="T795" style:family="text">
      <style:text-properties officeooo:rsid="0035c0de"/>
    </style:style>
    <style:style style:name="T796" style:family="text">
      <style:text-properties officeooo:rsid="0039b877"/>
    </style:style>
    <style:style style:name="T797" style:family="text">
      <style:text-properties officeooo:rsid="003bb5f6"/>
    </style:style>
    <style:style style:name="T798" style:family="text">
      <style:text-properties officeooo:rsid="00383fe9"/>
    </style:style>
    <style:style style:name="T799" style:family="text">
      <style:text-properties officeooo:rsid="003ef6c7"/>
    </style:style>
    <style:style style:name="T800" style:family="text">
      <style:text-properties officeooo:rsid="00424460"/>
    </style:style>
    <style:style style:name="T801" style:family="text">
      <style:text-properties officeooo:rsid="004403b2"/>
    </style:style>
    <style:style style:name="T802" style:family="text">
      <style:text-properties officeooo:rsid="00465231"/>
    </style:style>
    <style:style style:name="T803" style:family="text">
      <style:text-properties officeooo:rsid="004537ed"/>
    </style:style>
    <style:style style:name="T804" style:family="text">
      <style:text-properties officeooo:rsid="004122b4"/>
    </style:style>
    <style:style style:name="T805" style:family="text">
      <style:text-properties officeooo:rsid="0022cf1c"/>
    </style:style>
    <style:style style:name="T806" style:family="text">
      <style:text-properties officeooo:rsid="001fee05"/>
    </style:style>
    <style:style style:name="T807" style:family="text">
      <style:text-properties officeooo:rsid="0020022d"/>
    </style:style>
    <style:style style:name="T808" style:family="text">
      <style:text-properties officeooo:rsid="0024b371"/>
    </style:style>
    <style:style style:name="T809" style:family="text">
      <style:text-properties officeooo:rsid="0024d32c"/>
    </style:style>
    <style:style style:name="T810" style:family="text">
      <style:text-properties officeooo:rsid="0026417e"/>
    </style:style>
    <style:style style:name="T811" style:family="text">
      <style:text-properties officeooo:rsid="00277664"/>
    </style:style>
    <style:style style:name="T812" style:family="text">
      <style:text-properties officeooo:rsid="0028dd33"/>
    </style:style>
    <style:style style:name="T813" style:family="text">
      <style:text-properties officeooo:rsid="002aa57d"/>
    </style:style>
    <style:style style:name="T814" style:family="text">
      <style:text-properties officeooo:rsid="002ae15d"/>
    </style:style>
    <style:style style:name="T815" style:family="text">
      <style:text-properties officeooo:rsid="002d54ac"/>
    </style:style>
    <style:style style:name="T816" style:family="text">
      <style:text-properties officeooo:rsid="002d625b"/>
    </style:style>
    <style:style style:name="T817" style:family="text">
      <style:text-properties officeooo:rsid="00304a8e"/>
    </style:style>
    <style:style style:name="T818" style:family="text">
      <style:text-properties officeooo:rsid="00316b17"/>
    </style:style>
    <style:style style:name="T819" style:family="text">
      <style:text-properties officeooo:rsid="00323b7e"/>
    </style:style>
    <style:style style:name="T820" style:family="text">
      <style:text-properties officeooo:rsid="00346965"/>
    </style:style>
    <style:style style:name="T821" style:family="text">
      <style:text-properties officeooo:rsid="00357453"/>
    </style:style>
    <style:style style:name="T822" style:family="text">
      <style:text-properties officeooo:rsid="0035af24"/>
    </style:style>
    <style:style style:name="T823" style:family="text">
      <style:text-properties officeooo:rsid="0035caa5"/>
    </style:style>
    <style:style style:name="T824" style:family="text">
      <style:text-properties officeooo:rsid="0037dd72"/>
    </style:style>
    <style:style style:name="T825" style:family="text">
      <style:text-properties officeooo:rsid="0038683d"/>
    </style:style>
    <style:style style:name="T826" style:family="text">
      <style:text-properties officeooo:rsid="0036e240"/>
    </style:style>
    <style:style style:name="T827" style:family="text">
      <style:text-properties officeooo:rsid="00371614"/>
    </style:style>
    <style:style style:name="T828" style:family="text">
      <style:text-properties officeooo:rsid="0038cab9"/>
    </style:style>
    <style:style style:name="T829" style:family="text">
      <style:text-properties officeooo:rsid="0010dad4"/>
    </style:style>
    <style:style style:name="T830" style:family="text">
      <style:text-properties officeooo:rsid="003e47fa"/>
    </style:style>
    <style:style style:name="T831" style:family="text">
      <style:text-properties officeooo:rsid="004001c2"/>
    </style:style>
    <style:style style:name="T832" style:family="text">
      <style:text-properties officeooo:rsid="00031b05"/>
    </style:style>
    <style:style style:name="T833" style:family="text">
      <style:text-properties officeooo:rsid="00049059"/>
    </style:style>
    <style:style style:name="T834" style:family="text">
      <style:text-properties officeooo:rsid="00073692"/>
    </style:style>
    <style:style style:name="T835" style:family="text">
      <style:text-properties officeooo:rsid="00075a5a"/>
    </style:style>
    <style:style style:name="T836" style:family="text">
      <style:text-properties officeooo:rsid="000842ac"/>
    </style:style>
    <style:style style:name="T837" style:family="text">
      <style:text-properties officeooo:rsid="00101b7d"/>
    </style:style>
    <style:style style:name="T838" style:family="text">
      <style:text-properties officeooo:rsid="0010e5f3"/>
    </style:style>
    <style:style style:name="T839" style:family="text">
      <style:text-properties officeooo:rsid="001127d2"/>
    </style:style>
    <style:style style:name="T840" style:family="text">
      <style:text-properties officeooo:rsid="00120939"/>
    </style:style>
    <style:style style:name="T841" style:family="text">
      <style:text-properties officeooo:rsid="001a8786"/>
    </style:style>
    <style:style style:name="T842" style:family="text">
      <style:text-properties officeooo:rsid="001478c2"/>
    </style:style>
    <style:style style:name="T843" style:family="text">
      <style:text-properties officeooo:rsid="001657dd"/>
    </style:style>
    <style:style style:name="T844" style:family="text">
      <style:text-properties officeooo:rsid="001aa3ba"/>
    </style:style>
    <style:style style:name="T845" style:family="text">
      <style:text-properties officeooo:rsid="0018ff00"/>
    </style:style>
    <style:style style:name="T846" style:family="text">
      <style:text-properties officeooo:rsid="001aad87"/>
    </style:style>
    <style:style style:name="T847" style:family="text">
      <style:text-properties officeooo:rsid="00170efc"/>
    </style:style>
    <style:style style:name="T848" style:family="text">
      <style:text-properties officeooo:rsid="001adf5e"/>
    </style:style>
    <style:style style:name="T849" style:family="text">
      <style:text-properties officeooo:rsid="001bbaa3"/>
    </style:style>
    <style:style style:name="T850" style:family="text">
      <style:text-properties officeooo:rsid="001ef34e"/>
    </style:style>
    <style:style style:name="T851" style:family="text">
      <style:text-properties officeooo:rsid="001f5af7"/>
    </style:style>
    <style:style style:name="T852" style:family="text">
      <style:text-properties officeooo:rsid="002292ec"/>
    </style:style>
    <style:style style:name="T853" style:family="text">
      <style:text-properties officeooo:rsid="0022110d"/>
    </style:style>
    <style:style style:name="T854" style:family="text">
      <style:text-properties officeooo:rsid="0024e6cc"/>
    </style:style>
    <style:style style:name="T855" style:family="text">
      <style:text-properties officeooo:rsid="00030b57"/>
    </style:style>
    <style:style style:name="T856" style:family="text">
      <style:text-properties officeooo:rsid="0003ac82"/>
    </style:style>
    <style:style style:name="T857" style:family="text">
      <style:text-properties officeooo:rsid="0004192e"/>
    </style:style>
    <style:style style:name="T858" style:family="text">
      <style:text-properties officeooo:rsid="00057eed"/>
    </style:style>
    <style:style style:name="T859" style:family="text">
      <style:text-properties officeooo:rsid="00087be4"/>
    </style:style>
    <style:style style:name="T860" style:family="text">
      <style:text-properties officeooo:rsid="000af96d"/>
    </style:style>
    <style:style style:name="T861" style:family="text">
      <style:text-properties officeooo:rsid="000dad94"/>
    </style:style>
    <style:style style:name="T862" style:family="text">
      <style:text-properties officeooo:rsid="0013fd49"/>
    </style:style>
    <style:style style:name="T863" style:family="text">
      <style:text-properties officeooo:rsid="0020e2f2"/>
    </style:style>
    <style:style style:name="T864" style:family="text">
      <style:text-properties officeooo:rsid="0016156f"/>
    </style:style>
    <style:style style:name="T865" style:family="text">
      <style:text-properties officeooo:rsid="00179c9c"/>
    </style:style>
    <style:style style:name="T866" style:family="text">
      <style:text-properties officeooo:rsid="0016987b"/>
    </style:style>
    <style:style style:name="T867" style:family="text">
      <style:text-properties officeooo:rsid="001bdea1"/>
    </style:style>
    <style:style style:name="T868" style:family="text">
      <style:text-properties officeooo:rsid="001d08cd"/>
    </style:style>
    <style:style style:name="T869" style:family="text">
      <style:text-properties officeooo:rsid="001e8a4c"/>
    </style:style>
    <style:style style:name="T870" style:family="text">
      <style:text-properties officeooo:rsid="002032e2"/>
    </style:style>
    <style:style style:name="T871" style:family="text">
      <style:text-properties officeooo:rsid="0022556b"/>
    </style:style>
    <style:style style:name="T872" style:family="text">
      <style:text-properties officeooo:rsid="000841c5"/>
    </style:style>
    <style:style style:name="T873" style:family="text">
      <style:text-properties officeooo:rsid="000aab32"/>
    </style:style>
    <style:style style:name="T874" style:family="text">
      <style:text-properties officeooo:rsid="000b8328"/>
    </style:style>
    <style:style style:name="T875" style:family="text">
      <style:text-properties officeooo:rsid="000c9306"/>
    </style:style>
    <style:style style:name="T876" style:family="text">
      <style:text-properties officeooo:rsid="000cbcc0"/>
    </style:style>
    <style:style style:name="T877" style:family="text">
      <style:text-properties officeooo:rsid="000dcc65"/>
    </style:style>
    <style:style style:name="T878" style:family="text">
      <style:text-properties officeooo:rsid="000f5e25"/>
    </style:style>
    <style:style style:name="T879" style:family="text">
      <style:text-properties officeooo:rsid="001159cc"/>
    </style:style>
    <style:style style:name="T880" style:family="text">
      <style:text-properties officeooo:rsid="0016c42b"/>
    </style:style>
    <style:style style:name="T881" style:family="text">
      <style:text-properties officeooo:rsid="0015883d"/>
    </style:style>
    <style:style style:name="T882" style:family="text">
      <style:text-properties officeooo:rsid="0018367d"/>
    </style:style>
    <style:style style:name="T883" style:family="text">
      <style:text-properties officeooo:rsid="0018b6d5"/>
    </style:style>
    <style:style style:name="T884" style:family="text">
      <style:text-properties officeooo:rsid="001a67f5"/>
    </style:style>
    <style:style style:name="T885" style:family="text">
      <style:text-properties officeooo:rsid="001d33c6"/>
    </style:style>
    <style:style style:name="T886" style:family="text">
      <style:text-properties officeooo:rsid="001f9754"/>
    </style:style>
    <style:style style:name="T887" style:family="text">
      <style:text-properties officeooo:rsid="0019047b"/>
    </style:style>
    <style:style style:name="T888" style:family="text">
      <style:text-properties officeooo:rsid="001cc5c9"/>
    </style:style>
    <style:style style:name="T889" style:family="text">
      <style:text-properties officeooo:rsid="001a6f59"/>
    </style:style>
    <style:style style:name="T890" style:family="text">
      <style:text-properties officeooo:rsid="001b56d7"/>
    </style:style>
    <style:style style:name="T891" style:family="text">
      <style:text-properties officeooo:rsid="001ce040"/>
    </style:style>
    <style:style style:name="T892" style:family="text">
      <style:text-properties officeooo:rsid="001e1054"/>
    </style:style>
    <style:style style:name="T893" style:family="text">
      <style:text-properties officeooo:rsid="001ef2c5"/>
    </style:style>
    <style:style style:name="T894" style:family="text">
      <style:text-properties officeooo:rsid="00245083"/>
    </style:style>
    <style:style style:name="T895" style:family="text">
      <style:text-properties officeooo:rsid="00279201"/>
    </style:style>
    <style:style style:name="T896" style:family="text">
      <style:text-properties officeooo:rsid="002ad491"/>
    </style:style>
    <style:style style:name="T897" style:family="text">
      <style:text-properties officeooo:rsid="0028b7d6"/>
    </style:style>
    <style:style style:name="T898" style:family="text">
      <style:text-properties officeooo:rsid="00367279"/>
    </style:style>
    <style:style style:name="T899" style:family="text">
      <style:text-properties officeooo:rsid="00350af4"/>
    </style:style>
    <style:style style:name="T900" style:family="text">
      <style:text-properties officeooo:rsid="002d690c"/>
    </style:style>
    <style:style style:name="T901" style:family="text">
      <style:text-properties officeooo:rsid="002e25ce"/>
    </style:style>
    <style:style style:name="T902" style:family="text">
      <style:text-properties officeooo:rsid="003093e4"/>
    </style:style>
    <style:style style:name="T903" style:family="text">
      <style:text-properties officeooo:rsid="00328fdc"/>
    </style:style>
    <style:style style:name="T904" style:family="text">
      <style:text-properties officeooo:rsid="0031f741"/>
    </style:style>
    <style:style style:name="T905" style:family="text">
      <style:text-properties officeooo:rsid="005bc655"/>
    </style:style>
    <style:style style:name="T906" style:family="text">
      <style:text-properties officeooo:rsid="005c3cfe"/>
    </style:style>
    <style:style style:name="T907" style:family="text">
      <style:text-properties officeooo:rsid="001efa13"/>
    </style:style>
    <style:style style:name="T908" style:family="text">
      <style:text-properties officeooo:rsid="00201052"/>
    </style:style>
    <style:style style:name="T909" style:family="text">
      <style:text-properties officeooo:rsid="008b0d8d"/>
    </style:style>
    <style:style style:name="T910" style:family="text">
      <style:text-properties officeooo:rsid="0021bbce"/>
    </style:style>
    <style:style style:name="T911" style:family="text">
      <style:text-properties officeooo:rsid="002453c1"/>
    </style:style>
    <style:style style:name="T912" style:family="text">
      <style:text-properties officeooo:rsid="0026022b"/>
    </style:style>
    <style:style style:name="T913" style:family="text">
      <style:text-properties officeooo:rsid="00271d25"/>
    </style:style>
    <style:style style:name="T914" style:family="text">
      <style:text-properties officeooo:rsid="00288bda"/>
    </style:style>
    <style:style style:name="T915" style:family="text">
      <style:text-properties officeooo:rsid="002a023b"/>
    </style:style>
    <style:style style:name="T916" style:family="text">
      <style:text-properties officeooo:rsid="002c1077"/>
    </style:style>
    <style:style style:name="T917" style:family="text">
      <style:text-properties officeooo:rsid="002c436b"/>
    </style:style>
    <style:style style:name="T918" style:family="text">
      <style:text-properties officeooo:rsid="002e3d1c"/>
    </style:style>
    <style:style style:name="T919" style:family="text">
      <style:text-properties officeooo:rsid="0030b30e"/>
    </style:style>
    <style:style style:name="T920" style:family="text">
      <style:text-properties officeooo:rsid="003398b6"/>
    </style:style>
    <style:style style:name="T921" style:family="text">
      <style:text-properties officeooo:rsid="0038a4d6"/>
    </style:style>
    <style:style style:name="T922" style:family="text">
      <style:text-properties officeooo:rsid="0039b5b5"/>
    </style:style>
    <style:style style:name="T923" style:family="text">
      <style:text-properties officeooo:rsid="0039ecce"/>
    </style:style>
    <style:style style:name="T924" style:family="text">
      <style:text-properties officeooo:rsid="003b110c"/>
    </style:style>
    <style:style style:name="T925" style:family="text">
      <style:text-properties officeooo:rsid="003cb86b"/>
    </style:style>
    <style:style style:name="T926" style:family="text">
      <style:text-properties fo:color="#1c1c1c"/>
    </style:style>
    <style:style style:name="T927" style:family="text">
      <style:text-properties officeooo:rsid="0041c7fd"/>
    </style:style>
    <style:style style:name="T928" style:family="text">
      <style:text-properties officeooo:rsid="0044763b"/>
    </style:style>
    <style:style style:name="T929" style:family="text">
      <style:text-properties officeooo:rsid="00423e32"/>
    </style:style>
    <style:style style:name="T930" style:family="text">
      <style:text-properties officeooo:rsid="0042ceb0"/>
    </style:style>
    <style:style style:name="T931" style:family="text">
      <style:text-properties officeooo:rsid="0044e2ea"/>
    </style:style>
    <style:style style:name="T932" style:family="text">
      <style:text-properties officeooo:rsid="0045e4b1"/>
    </style:style>
    <style:style style:name="T933" style:family="text">
      <style:text-properties officeooo:rsid="0046cc3d"/>
    </style:style>
    <style:style style:name="T934" style:family="text">
      <style:text-properties officeooo:rsid="0048fff9"/>
    </style:style>
    <style:style style:name="T935" style:family="text">
      <style:text-properties officeooo:rsid="004aa4ea"/>
    </style:style>
    <style:style style:name="T936" style:family="text">
      <style:text-properties officeooo:rsid="0050d141"/>
    </style:style>
    <style:style style:name="T937" style:family="text">
      <style:text-properties officeooo:rsid="005d6eec"/>
    </style:style>
    <style:style style:name="T938" style:family="text">
      <style:text-properties officeooo:rsid="005ec12f"/>
    </style:style>
    <style:style style:name="T939" style:family="text">
      <style:text-properties officeooo:rsid="00607114"/>
    </style:style>
    <style:style style:name="T940" style:family="text">
      <style:text-properties officeooo:rsid="00688333"/>
    </style:style>
    <style:style style:name="T941" style:family="text">
      <style:text-properties officeooo:rsid="00625311"/>
    </style:style>
    <style:style style:name="T942" style:family="text">
      <style:text-properties officeooo:rsid="0066473d"/>
    </style:style>
    <style:style style:name="T943" style:family="text">
      <style:text-properties officeooo:rsid="00682df5"/>
    </style:style>
    <style:style style:name="T944" style:family="text">
      <style:text-properties officeooo:rsid="00683262"/>
    </style:style>
    <style:style style:name="T945" style:family="text">
      <style:text-properties officeooo:rsid="006bcd39"/>
    </style:style>
    <style:style style:name="T946" style:family="text">
      <style:text-properties officeooo:rsid="007251ee"/>
    </style:style>
    <style:style style:name="T947" style:family="text">
      <style:text-properties officeooo:rsid="0074f651"/>
    </style:style>
    <style:style style:name="T948" style:family="text">
      <style:text-properties officeooo:rsid="007672d7"/>
    </style:style>
    <style:style style:name="T949" style:family="text">
      <style:text-properties officeooo:rsid="008a0428"/>
    </style:style>
    <style:style style:name="T950" style:family="text">
      <style:text-properties officeooo:rsid="005765e6"/>
    </style:style>
    <style:style style:name="T951" style:family="text">
      <style:text-properties officeooo:rsid="005b09b0"/>
    </style:style>
    <style:style style:name="T952" style:family="text">
      <style:text-properties officeooo:rsid="005b86f2"/>
    </style:style>
    <style:style style:name="T953" style:family="text">
      <style:text-properties officeooo:rsid="005cb2b0"/>
    </style:style>
    <style:style style:name="T954" style:family="text">
      <style:text-properties officeooo:rsid="00791d53"/>
    </style:style>
    <style:style style:name="T955" style:family="text">
      <style:text-properties officeooo:rsid="007c9195"/>
    </style:style>
    <style:style style:name="T956" style:family="text">
      <style:text-properties officeooo:rsid="007e2520"/>
    </style:style>
    <style:style style:name="T957" style:family="text">
      <style:text-properties officeooo:rsid="007f9e69"/>
    </style:style>
    <style:style style:name="T958" style:family="text">
      <style:text-properties officeooo:rsid="008155a3"/>
    </style:style>
    <style:style style:name="T959" style:family="text">
      <style:text-properties officeooo:rsid="0084e2f4"/>
    </style:style>
    <style:style style:name="T960" style:family="text">
      <style:text-properties officeooo:rsid="008532b7"/>
    </style:style>
    <style:style style:name="T961" style:family="text">
      <style:text-properties officeooo:rsid="00869540"/>
    </style:style>
    <style:style style:name="T962" style:family="text">
      <style:text-properties officeooo:rsid="008728e9"/>
    </style:style>
    <style:style style:name="T963" style:family="text">
      <style:text-properties officeooo:rsid="00883345"/>
    </style:style>
    <style:style style:name="T964" style:family="text">
      <style:text-properties officeooo:rsid="002c531d"/>
    </style:style>
    <style:style style:name="T965" style:family="text">
      <style:text-properties officeooo:rsid="002b4c65"/>
    </style:style>
    <style:style style:name="T966" style:family="text">
      <style:text-properties officeooo:rsid="002e40ac"/>
    </style:style>
    <style:style style:name="T967" style:family="text">
      <style:text-properties officeooo:rsid="002e9352"/>
    </style:style>
    <style:style style:name="T968" style:family="text">
      <style:text-properties officeooo:rsid="002f8817"/>
    </style:style>
    <style:style style:name="T969" style:family="text">
      <style:text-properties officeooo:rsid="002fb9a1"/>
    </style:style>
    <style:style style:name="T970" style:family="text">
      <style:text-properties officeooo:rsid="00348249"/>
    </style:style>
    <style:style style:name="T971" style:family="text">
      <style:text-properties officeooo:rsid="00323afc"/>
    </style:style>
    <style:style style:name="T972" style:family="text">
      <style:text-properties officeooo:rsid="0034ae2e"/>
    </style:style>
    <style:style style:name="T973" style:family="text">
      <style:text-properties officeooo:rsid="003611ea"/>
    </style:style>
    <style:style style:name="T974" style:family="text">
      <style:text-properties officeooo:rsid="0037d028"/>
    </style:style>
    <style:style style:name="T975" style:family="text">
      <style:text-properties officeooo:rsid="0036b2f0"/>
    </style:style>
    <style:style style:name="T976" style:family="text">
      <style:text-properties officeooo:rsid="003a753c"/>
    </style:style>
    <style:style style:name="T977" style:family="text">
      <style:text-properties officeooo:rsid="003ce716"/>
    </style:style>
    <style:style style:name="T978" style:family="text">
      <style:text-properties officeooo:rsid="0009b699"/>
    </style:style>
    <style:style style:name="T979" style:family="text">
      <style:text-properties officeooo:rsid="00402f99"/>
    </style:style>
    <style:style style:name="T980" style:family="text">
      <style:text-properties officeooo:rsid="00410d14"/>
    </style:style>
    <style:style style:name="T981" style:family="text">
      <style:text-properties officeooo:rsid="00445531"/>
    </style:style>
    <style:style style:name="T982" style:family="text">
      <style:text-properties officeooo:rsid="00715274"/>
    </style:style>
    <style:style style:name="T983" style:family="text">
      <style:text-properties officeooo:rsid="0072f215"/>
    </style:style>
    <style:style style:name="T984" style:family="text">
      <style:text-properties officeooo:rsid="0076ce77"/>
    </style:style>
    <style:style style:name="T985" style:family="text">
      <style:text-properties officeooo:rsid="00785dec"/>
    </style:style>
    <style:style style:name="T986" style:family="text">
      <style:text-properties officeooo:rsid="00791c0b"/>
    </style:style>
    <style:style style:name="T987" style:family="text">
      <style:text-properties officeooo:rsid="007a5b71"/>
    </style:style>
    <style:style style:name="T988" style:family="text">
      <style:text-properties officeooo:rsid="007d4d94"/>
    </style:style>
    <style:style style:name="T989" style:family="text">
      <style:text-properties officeooo:rsid="007dd789"/>
    </style:style>
    <style:style style:name="T990" style:family="text">
      <style:text-properties officeooo:rsid="007fb6fe"/>
    </style:style>
    <style:style style:name="T991" style:family="text">
      <style:text-properties officeooo:rsid="006c7d83"/>
    </style:style>
    <style:style style:name="T992" style:family="text">
      <style:text-properties officeooo:rsid="006fd0e6"/>
    </style:style>
    <style:style style:name="T993" style:family="text">
      <style:text-properties officeooo:rsid="006b0c58"/>
    </style:style>
    <style:style style:name="T994" style:family="text">
      <style:text-properties officeooo:rsid="00464eec"/>
    </style:style>
    <style:style style:name="T995" style:family="text">
      <style:text-properties officeooo:rsid="00485d1b"/>
    </style:style>
    <style:style style:name="T996" style:family="text">
      <style:text-properties officeooo:rsid="007050d6"/>
    </style:style>
    <style:style style:name="T997" style:family="text">
      <style:text-properties officeooo:rsid="004a34a2"/>
    </style:style>
    <style:style style:name="T998" style:family="text">
      <style:text-properties officeooo:rsid="004cbef5"/>
    </style:style>
    <style:style style:name="T999" style:family="text">
      <style:text-properties officeooo:rsid="0050b6cd"/>
    </style:style>
    <style:style style:name="T1000" style:family="text">
      <style:text-properties officeooo:rsid="00520a7a"/>
    </style:style>
    <style:style style:name="T1001" style:family="text">
      <style:text-properties officeooo:rsid="001267f4"/>
    </style:style>
    <style:style style:name="T1002" style:family="text">
      <style:text-properties officeooo:rsid="005a8e88"/>
    </style:style>
    <style:style style:name="T1003" style:family="text">
      <style:text-properties officeooo:rsid="00542fa0"/>
    </style:style>
    <style:style style:name="T1004" style:family="text">
      <style:text-properties officeooo:rsid="0056c9a6"/>
    </style:style>
    <style:style style:name="T1005" style:family="text">
      <style:text-properties officeooo:rsid="005cb208"/>
    </style:style>
    <style:style style:name="T1006" style:family="text">
      <style:text-properties officeooo:rsid="005fead8"/>
    </style:style>
    <style:style style:name="T1007" style:family="text">
      <style:text-properties officeooo:rsid="005f67ca"/>
    </style:style>
    <style:style style:name="T1008" style:family="text">
      <style:text-properties officeooo:rsid="00612894"/>
    </style:style>
    <style:style style:name="T1009" style:family="text">
      <style:text-properties officeooo:rsid="00642419"/>
    </style:style>
    <style:style style:name="T1010" style:family="text">
      <style:text-properties officeooo:rsid="00637a38"/>
    </style:style>
    <style:style style:name="T1011" style:family="text">
      <style:text-properties officeooo:rsid="006589fa"/>
    </style:style>
    <style:style style:name="T1012" style:family="text">
      <style:text-properties officeooo:rsid="00288cf3"/>
    </style:style>
    <style:style style:name="T1013" style:family="text">
      <style:text-properties officeooo:rsid="00294f0e"/>
    </style:style>
    <style:style style:name="T1014" style:family="text">
      <style:text-properties officeooo:rsid="002c7f4f"/>
    </style:style>
    <style:style style:name="T1015" style:family="text">
      <style:text-properties officeooo:rsid="002d88aa"/>
    </style:style>
    <style:style style:name="T1016" style:family="text">
      <style:text-properties officeooo:rsid="002e966c"/>
    </style:style>
    <style:style style:name="T1017" style:family="text">
      <style:text-properties officeooo:rsid="0034bc8d"/>
    </style:style>
    <style:style style:name="T1018" style:family="text">
      <style:text-properties officeooo:rsid="003590c5"/>
    </style:style>
    <style:style style:name="T1019" style:family="text">
      <style:text-properties officeooo:rsid="003a0fa6"/>
    </style:style>
    <style:style style:name="T1020" style:family="text">
      <style:text-properties officeooo:rsid="003a4887"/>
    </style:style>
    <style:style style:name="T1021" style:family="text">
      <style:text-properties officeooo:rsid="003bcf64"/>
    </style:style>
    <style:style style:name="T1022" style:family="text">
      <style:text-properties officeooo:rsid="003d7719"/>
    </style:style>
    <style:style style:name="T1023" style:family="text">
      <style:text-properties officeooo:rsid="003e1302"/>
    </style:style>
    <style:style style:name="T1024" style:family="text">
      <style:text-properties officeooo:rsid="003f186c"/>
    </style:style>
    <style:style style:name="T1025" style:family="text">
      <style:text-properties officeooo:rsid="0040aa89"/>
    </style:style>
    <style:style style:name="T1026" style:family="text">
      <style:text-properties officeooo:rsid="00431865"/>
    </style:style>
    <style:style style:name="T1027" style:family="text">
      <style:text-properties officeooo:rsid="0044c35d"/>
    </style:style>
    <style:style style:name="T1028" style:family="text">
      <style:text-properties officeooo:rsid="00465101"/>
    </style:style>
    <style:style style:name="T1029" style:family="text">
      <style:text-properties officeooo:rsid="00499744"/>
    </style:style>
    <style:style style:name="T1030" style:family="text">
      <style:text-properties officeooo:rsid="004b13c2"/>
    </style:style>
    <style:style style:name="T1031" style:family="text">
      <style:text-properties officeooo:rsid="004cdbe4"/>
    </style:style>
    <style:style style:name="T1032" style:family="text">
      <style:text-properties officeooo:rsid="004e2120"/>
    </style:style>
    <style:style style:name="T1033" style:family="text">
      <style:text-properties officeooo:rsid="004fc4f5"/>
    </style:style>
    <style:style style:name="T1034" style:family="text">
      <style:text-properties officeooo:rsid="0050d76f"/>
    </style:style>
    <style:style style:name="T1035" style:family="text">
      <style:text-properties officeooo:rsid="0052fffe"/>
    </style:style>
    <style:style style:name="T1036" style:family="text">
      <style:text-properties officeooo:rsid="00538400"/>
    </style:style>
    <style:style style:name="T1037" style:family="text">
      <style:text-properties officeooo:rsid="0053c991"/>
    </style:style>
    <style:style style:name="T1038" style:family="text">
      <style:text-properties officeooo:rsid="0055c68d"/>
    </style:style>
    <style:style style:name="T1039" style:family="text">
      <style:text-properties officeooo:rsid="0057b500"/>
    </style:style>
    <style:style style:name="T1040" style:family="text">
      <style:text-properties officeooo:rsid="005963a8"/>
    </style:style>
    <style:style style:name="T1041" style:family="text">
      <style:text-properties officeooo:rsid="005ad8e8"/>
    </style:style>
    <style:style style:name="T1042" style:family="text">
      <style:text-properties officeooo:rsid="005ca9b9"/>
    </style:style>
    <style:style style:name="T1043" style:family="text">
      <style:text-properties officeooo:rsid="005e2e0d"/>
    </style:style>
    <style:style style:name="T1044" style:family="text">
      <style:text-properties officeooo:rsid="005ead5f"/>
    </style:style>
    <style:style style:name="T1045" style:family="text">
      <style:text-properties officeooo:rsid="00604954"/>
    </style:style>
    <style:style style:name="T1046" style:family="text">
      <style:text-properties officeooo:rsid="0061286f"/>
    </style:style>
    <style:style style:name="T1047" style:family="text">
      <style:text-properties officeooo:rsid="0064bb5c"/>
    </style:style>
    <style:style style:name="T1048" style:family="text">
      <style:text-properties officeooo:rsid="0065fa3f"/>
    </style:style>
    <style:style style:name="T1049" style:family="text">
      <style:text-properties officeooo:rsid="00673bd9"/>
    </style:style>
    <style:style style:name="T1050" style:family="text">
      <style:text-properties officeooo:rsid="006ce0ca"/>
    </style:style>
    <style:style style:name="T1051" style:family="text">
      <style:text-properties officeooo:rsid="006d87d3"/>
    </style:style>
    <style:style style:name="T1052" style:family="text">
      <style:text-properties officeooo:rsid="006f22e9"/>
    </style:style>
    <style:style style:name="T1053" style:family="text">
      <style:text-properties officeooo:rsid="0070efe2"/>
    </style:style>
    <style:style style:name="T1054" style:family="text">
      <style:text-properties officeooo:rsid="0072d913"/>
    </style:style>
    <style:style style:name="T1055" style:family="text">
      <style:text-properties officeooo:rsid="007456ed"/>
    </style:style>
    <style:style style:name="T1056" style:family="text">
      <style:text-properties officeooo:rsid="00747b2c"/>
    </style:style>
    <style:style style:name="T1057" style:family="text">
      <style:text-properties officeooo:rsid="00761864"/>
    </style:style>
    <style:style style:name="T1058" style:family="text">
      <style:text-properties officeooo:rsid="0079171c"/>
    </style:style>
    <style:style style:name="T1059" style:family="text">
      <style:text-properties officeooo:rsid="007a38fd"/>
    </style:style>
    <style:style style:name="T1060" style:family="text">
      <style:text-properties officeooo:rsid="007a4c4d"/>
    </style:style>
    <style:style style:name="T1061" style:family="text">
      <style:text-properties officeooo:rsid="007b24de"/>
    </style:style>
    <style:style style:name="T1062" style:family="text">
      <style:text-properties officeooo:rsid="007b60a0"/>
    </style:style>
    <style:style style:name="T1063" style:family="text">
      <style:text-properties officeooo:rsid="00910294"/>
    </style:style>
    <style:style style:name="T1064" style:family="text">
      <style:text-properties officeooo:rsid="00e0d407"/>
    </style:style>
    <style:style style:name="T1065" style:family="text">
      <style:text-properties officeooo:rsid="00e263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3"/>
      <text:p text:style-name="P1542">Чуть выше того места, где площадь пересекают трамвайные пути стоит кинотеатр имени Воронцова, только вход в него <text:span text:style-name="T974">с</text:span> улицы <text:span text:style-name="T1065">Ленина</text:span>, а <text:span text:style-name="T1065">к</text:span> площад<text:span text:style-name="T1065">и</text:span> обёрнут<text:span text:style-name="T1065">а</text:span> лишь глух<text:span text:style-name="T1065">ая</text:span> <text:span text:style-name="T974">боковая </text:span>стен<text:span text:style-name="T1065">а с</text:span> тр<text:span text:style-name="T1065">емя</text:span> выхода<text:span text:style-name="T1065">ми</text:span>.</text:p>
      <text:p text:style-name="P1270">Когда в город приезжает передвижной зверинец, <text:span text:style-name="T975">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1271">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974">и</text:span> погонять по ней, треща моторами, в <text:s/>горизонтальной плоскости.</text:p>
      <text:p text:style-name="P1272">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1273">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976">Г</text:span>ород купил набор с картинками животных. </text:p>
      <text:p text:style-name="P1273">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1274">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977">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1266"/>
      <text:p text:style-name="P1266">К<text:span text:style-name="T978">огда мы переехали в Конотоп на меня легла <text:s/>обязанность по водоснабжению хаты. <text:s/></text:span></text:p>
      <text:p text:style-name="P1261">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1275">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text:soft-page-break/>то сразу же переполнится и вода пойдёт хлестать на землю.</text:p>
      <text:p text:style-name="P1276">На нашу хату хватало две ходки — четыре ведра — в день, если, конечно, это не день стирки. Когда стирала тётя Люда, то воду приносил дядя Толик.</text:p>
      <text:p text:style-name="P1276">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1276">А ещё на мне был керосин <text:span text:style-name="T979">для керогаза</text:span>.</text:p>
      <text:p text:style-name="P1277">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1277">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980">и месяц</text:span>, когда его привезут. <text:span text:style-name="T980">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1278">Внизу бака торчит толстая труба в виде крана, с вентилем запертым на висячий замок, а под краном вырыт приямок, <text:span text:style-name="T981">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1278">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1279">Иногда керосин продают во дворе Нежинского Магазина, где обустроен точно такой же бак, но там он бывает реже, а очередь такая же.</text:p>
      <text:p text:style-name="P1279"/>
      <text:p text:style-name="P1280">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982">когда на сборе отряда две предложенные кандидатуры дали себе самоотвод без объяснения причин, </text:span>пионервожатый школы <text:span text:style-name="T982">выдвинул мою и пресёк <text:s text:c="2"/>вялое отнекивание с моей стороны разъяснением, что это не надолго — всё равно до Нового года нас будут принимать комсомол</text:span>. </text:p>
      <text:p text:style-name="P1281"/>
      <text:p text:style-name="P1281">Структура пионерских организаций <text:span text:style-name="T983">Советского Союза</text:span> явля<text:span text:style-name="T983">ется</text:span> образцом продуманной и чёткой организации любой организации. </text:p>
      <text:p text:style-name="P1282">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282">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283">Такая вот кристально отструктурированная пирамида.</text:p>
      <text:p text:style-name="P974">Потому-то <text:s/>героям комсомольского подполья Краснодона во время немецкой оккупации не <text:span text:style-name="T176">пришлось изобретать велосипед — они применили знакомую структуру, но только переименовали «звенья» в «ячейки».</text:span></text:p>
      <text:p text:style-name="P672">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984">который принимал Олега в организацию, сделал предателем по фамилии Стахевич</text:span>.</text:p>
      <text:p text:style-name="P673"><text:soft-page-break/>Четырнадцать лет спустя после выхода романа в свет Третьякевича реабилитировали посмертно, <text:span text:style-name="T985">правда, погиб он не в лагерях НКВД, его казнили оккупанты, и посмертно же награждён орденом.</text:span></text:p>
      <text:p text:style-name="P674">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74">Сам же писатель уже успел застрелиться в мае 1956 года, <text:span text:style-name="T986">вскоре</text:span> после встречи Никиты Сергеевича Хрущёв<text:span text:style-name="T986">а</text:span>, глав<text:span text:style-name="T986">ы</text:span> СССР, <text:s/><text:span text:style-name="T986">с</text:span> уцелевшими молодогвардейцами.</text:p>
      <text:p text:style-name="P674">На той встрече Фадеев при всех кричал на Хрущёва, обзывал нехорошими в ту эпоху словами, <text:span text:style-name="T986">а через два дня покончил с собой</text:span>. </text:p>
      <text:p text:style-name="P675">Или его покончили с собой, хотя, разумеется, такое выражение — «его покончили с собой» — недопустимо, исходя из норм русского языка.</text:p>
      <text:p text:style-name="P675">Отсюда <text:s/>— мораль: <text:s/>никакая, даже самая отлаженная структура <text:span text:style-name="T987">не застрахует от провала, если пирамида твоя не из камня.</text:span></text:p>
      <text:p text:style-name="P675"/>
      <text:p text:style-name="P676">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676">Собрание проходило в конотопском Доме пионеров — в тихом сквере позади памятника павшим героям над улицей Карла Маркса.</text:p>
      <text:p text:style-name="P677">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677">Школьный пионервожатый снабдил меня листком с отчётом для зачтения, но в Доме пионеров мне добавили нагрузку, сказав, <text:span text:style-name="T988">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678">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989">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679">Но после четвёртого объявления на меня вдруг что-то нашло, вернее — нахлынуло.</text:p>
      <text:p text:style-name="P678"><text:span text:style-name="T989">Мой рот начал переполняться слюной, <text:s/></text:span><text:s/><text:span text:style-name="T989">я едва успевал её проглатывать, а слюнные железы 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span></text:p>
      <text:p text:style-name="P680">Вот и моя очередь. Возвращаясь от трибуны, я сглотнул раза три — не помогло. </text:p>
      <text:p text:style-name="P680">Отсидеть четырнадцатую и всё...</text:p>
      <text:p text:style-name="P680">О, нет! Ещё и ответственная с заключительным словом!</text:p>
      <text:p text:style-name="P680">В то время я ещё не знал, что все мои невзгоды...</text:p>
      <text:p text:style-name="P680"/>
      <text:p text:style-name="P975"><text:span text:style-name="T177">В октябре</text:span><text:span text:style-name="T17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284"><text:span text:style-name="T238">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284">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text:s/>листки с Уставом ВЛКСМ, напечатанным мелким типографским шрифтом.</text:p>
      <text:p text:style-name="P1284"><text:soft-page-break/>Он предупредил, что при приёме особенно гоняют по правам и обязанностям комсомольца.</text:p>
      <text:p text:style-name="P1285">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285">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285">Среди своих — <text:s/>пионер<text:span text:style-name="T990">ского актива — </text:span><text:s/>Володя Гуревич, <text:span text:style-name="T991">из-за совпадения в отчестве,</text:span> говорил:</text:p>
      <text:p text:style-name="P1285">- Называйте меня просто — Ильич.</text:p>
      <text:p text:style-name="P1286">Смеялся он громко и после смеха губы его не сразу стягивались в н<text:span text:style-name="T992">ейтра</text:span>льное положение.</text:p>
      <text:p text:style-name="P1286">Однако Володя Шерудило, <text:span text:style-name="T990">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993">— </text:span>одноклассников <text:span text:style-name="T993">— </text:span>называл <text:span text:style-name="T990">Володю Гуревича</text:span>:</text:p>
      <text:p text:style-name="P1286">- Ханорик созовский!</text:p>
      <text:p text:style-name="P1287">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287">Кто нынче вспоминает про СОЗы? <text:s/>А село бережно хранит в своей памяти и передаёт из поколения в поколение; <text:span text:style-name="T992">хоть смысл забыт, но чувство неизменно</text:span>.</text:p>
      <text:p text:style-name="P1287"/>
      <text:p text:style-name="P1288">Конотопский горком комсомола располагался на втором этаже правого крыла здания горсовета.</text:p>
      <text:p text:style-name="P1288">Само здание, чем-то напоминающее Смольный Институт из кинофильмов про революцию, находится через дорогу от площади Мира.</text:p>
      <text:p text:style-name="P1288">К нему подводят три тихие аллеи мощёные брусчаткой, <text:span text:style-name="T992">между рядами</text:span> густых <text:span text:style-name="T992">тёмных </text:span>каштанов.</text:p>
      <text:p text:style-name="P1288">Все поступавшие со мною в комсомол успешно прошли экзамен по Уставу ВЛКСМ и были приняты в <text:span text:style-name="T992">ленинский комсомол</text:span>.</text:p>
      <text:p text:style-name="P1285"/>
      <text:p text:style-name="P1279">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994">где к ним теперь добавились бетонные столбы, которые удерживают толстый трамвайный провод над путями</text:span>. <text:s/></text:p>
      <text:p text:style-name="P1289"><text:span text:style-name="T992">К октябрьским праздникам</text:span>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сумки.</text:p>
      <text:p text:style-name="P1289">У городских, больших трамваев кабина водителя только одна — впереди, и когда они доезжают до своих конечных, <text:span text:style-name="T994">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1289">На конечной остановке водитель переходит из передней <text:span text:style-name="T994">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1290">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1290">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text:soft-page-break/>несколько метров, <text:span text:style-name="T995">чтобы встречные трамваи могли разминуться.</text:span></text:p>
      <text:p text:style-name="P1291">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text:span text:style-name="T996">сплошь стены и несколько</text:span> постоянно заперты<text:span text:style-name="T996">х</text:span> двер<text:span text:style-name="T996">ей</text:span> с табличками «Детский Сектор», «Эстрадный Ансамбль», «Костюмерная», а не доходя до туалета — <text:s/>«Спортзал».</text:p>
      <text:p text:style-name="P1291">Все двери были тихими, только за спортзальной иногда поцокивал шарик настольного тенниса или грюкало железо штанги.</text:p>
      <text:p text:style-name="P1291">Но однажды, я услышал как за дверью «Детского Сектора» играет пианино и постучал. Мне крикнули заходить, я вошёл и увидел <text:span text:style-name="T997">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1291">- <text:span text:style-name="T997">Очень хорошо, тогда давай знакомиться: я — Раиса Григорьевна, а ты кто?</text:span></text:p>
      <text:p text:style-name="P1292">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292">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292">Раиса Григорьевна обрадовалась и мы начали готовить кукольный спектакль «<text:span text:style-name="T998">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1293">Ракеток у нас не было, их нам заменяли зажатые в руке обложки от учебников. И сетку тоже городили из книг — высоковата малость, но пойдёт.</text:p>
      <text:p text:style-name="P1294">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1294">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1294">О тернии, о сладость славы!</text:p>
      <text:p text:style-name="P1295">Позднее многие отсеялись, но костяк Детского Сектора — Чепа, Куба и я — остались.</text:p>
      <text:p text:style-name="P1295">Раиса Григорьевна делала с нами постановки инсценировок про героических пацанов <text:span text:style-name="T999">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295">Потом мы с этими инсценировками ходили по цехам Завода, <text:span text:style-name="T999">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999">Им особенно нравился момент с самокрутками.</text:span></text:p>
      <text:p text:style-name="P1296">Дважды в год в Клубе давали большой концерт самодеятельности. <text:span text:style-name="T1000">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text:span><text:soft-page-break/><text:span text:style-name="T1000">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1297">Рядом с нею стояли и мы в гимнастёрках и гриме, поражаясь как здорова она играет без всяких нот.</text:p>
      <text:p text:style-name="P1297">Беспалый красавец Мурашковский пел дуэтом с лысым токарем из токарного цеха «Два кольори мо<text:span text:style-name="T1001">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1297">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297">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1298">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1298">Зал бывал полон до краёв, как при сеансе какого-нибудь индийского двухсерийного фильма.</text:p>
      <text:p text:style-name="P1298">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1002">тёти Тани</text:span>.</text:p>
      <text:p text:style-name="P1298">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1003">так, </text:span>в общем, примерно, на пятый-шестой ряд. <text:span text:style-name="T1003">Хотя, в тёмном зале под слепящим лучом прожектора дальше пятого ряда уже никого и не различишь, да и передние видятся довольно смутно.</text:span></text:p>
      <text:p text:style-name="P1299">Так Клуб стал частью моей жизни и если я долго не приходил домой со школы, <text:s/>там знали — пропадаю в Клубе.</text:p>
      <text:p text:style-name="P1300">Зимними вечерами нашим частым развлечением стало катание на «колбасе» трамвая. <text:span text:style-name="T1004">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1301">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302">Но он нас догнал из темноты пока трамвай на развилке дожидался встречного, и мы поехали дальше на Посёлок.</text:p>
      <text:p text:style-name="P1302">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1302"/>
      <text:p text:style-name="P1225">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1005">рабочие длинными щипцами доставали из печей добела раскалённые болванки и переправляли <text:s/>их на наковальни гидравлических молотов. </text:span></text:p>
      <text:p text:style-name="P1303">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text:soft-page-break/>станин по ней гахкает махина молота, чтоб выковать нужную форму. </text:p>
      <text:p text:style-name="P1303">С болванки отслаивается окалина и цвет её темнеет до красного, а потом и тёмно-вишнёвого.</text:p>
      <text:p text:style-name="P1303">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304">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1006">К тому же, наверняка ненужные отходы, раз на полу валяются.</text:span></text:p>
      <text:p text:style-name="P1304">Я подобрал одну и тут же бросил — так сильно обожгла пальцы.</text:p>
      <text:p text:style-name="P1305">Какой-то рабочий, проходя мимо, засмеялся и сказал:</text:p>
      <text:p text:style-name="P1305">- Что — тяжёлая?</text:p>
      <text:p text:style-name="P1305">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305">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305"/>
      <text:p text:style-name="P1305">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1305">Я обсудил это предложение с Чепой и он ответил, что давно уже ходит мыться на завод, там есть бани и получше, чем на градирне, <text:span text:style-name="T1007">правда заводская только до восьми, но те, которые в цехах работают круглосуточно.</text:span></text:p>
      <text:p text:style-name="P1306">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306"/>
      <text:p text:style-name="P1307">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308">Тут без словаря Даля невпротык. <text:s/>Но у него глубже «шабаша» ничего нет. <text:s/>Хотя он верно изложил, что <text:s/>с<text:span text:style-name="T1006">лово «шабаш» служит сигналом окончания работы.</text:span></text:p>
      <text:p text:style-name="P1308">Языку потребовалось ещё сто лет, чтобы дожить до эпохи развитого социализма и произвести слово «шабашка».</text:p>
      <text:p text:style-name="P1306">Шабашка — это какое-нибудь нужное для дома изделие, изготовленное на работе, или просто вязанка досок наломанных <text:span text:style-name="T1008">там же</text:span> по размеру домашней печки<text:span text:style-name="T1006">, шабашка — она, как бы, точка завершающая трудовой день.</text:span></text:p>
      <text:p text:style-name="P1309">Заценила мои этимологические старания? </text:p>
      <text:p text:style-name="P1309">Ну, и раз уж пока я тут, заползу-ка, пожалуй, в эту свою одноместную китайскую пагоду. </text:p>
      <text:p text:style-name="P1309">Что мне в ней нравится, так это её складные бамбучинки. <text:s/></text:p>
      <text:p text:style-name="P1309">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310">И эта входная сеточка на зиперах отлично работает — ни один комар не влетит, снаружи вон гудят кровососы — а, фига вам! <text:s/></text:p>
      <text:p text:style-name="P1310">Сейчас скину портки, влезу в германский спальник, угреюсь и — кум королю!</text:p>
      <text:p text:style-name="P1310">Хорошо, когда на тебя работа<text:span text:style-name="T1009">ю</text:span>т древнейшая цивилизация <text:span text:style-name="T1009">Востока и</text:span> самая технократическая нация <text:span text:style-name="T1009">Запада</text:span>.</text:p>
      <text:p text:style-name="P1310">Хотя, если вдуматься, они только производители, а идеи — глобальное достояние, накаплива<text:span text:style-name="T1010">ются</text:span> сообща.</text:p>
      <text:p text:style-name="P1310"><text:soft-page-break/><text:span text:style-name="T1011">Ну, а т</text:span>от же зипер: кто изобрёл? Не знаю, но вряд ли династия Цинь.</text:p>
      <text:p text:style-name="P1305"/>
      <text:p text:style-name="P1223">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223">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223">Обнаружилась вертикальная лестница на балкончик, с которого можно взобраться на балки над сценой и по ним перебраться на другую сторону, где <text:s text:c="2"/>был <text:span text:style-name="T905">точно </text:span>такой <text:span text:style-name="T905">же </text:span>балкончик, но без лестницы — <text:span text:style-name="T905">вот и</text:span> <text:span text:style-name="T905">заворачивай оглобли, недальновидный чунг</text:span>.</text:p>
      <text:p text:style-name="P1224">Но что <text:s text:c="2"/>за этой дощатой перегородкой, что тянется над сценой от стены и до стены?</text:p>
      <text:p text:style-name="P1224">Ага! Чердак над зрительным залом! </text:p>
      <text:p text:style-name="P1224">Так созрел план создания отдельного входа на киносеансы — через чердак на балкончик, оттуда на сцену, <text:span text:style-name="T906">дождаться как выключат свет <text:s/>— нырь под экраном! <text:s/>— <text:s text:c="2"/>и ты в зале.</text:span></text:p>
      <text:p text:style-name="P1225">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1226">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226">Беспрепятственно приблизившись к зданию Клуба и поднявшись на чердак, мы осмотрелись.</text:p>
      <text:p text:style-name="P1227">Чердак был обширным, с <text:s text:c="2"/>кольцеобразной железной загородкой в центре. <text:s/>Приподняв крышку, мы увидели прорези в её круглом дне из листового металла, и поняли, что это из неё свисает в зрительный зал громадная люстра с висюльками из стекляшек.</text:p>
      <text:p text:style-name="P1227">В зале раздавались взрывы и автоматные очереди — кино про войну благоприятствовало исполнению наших не вполне законных намерений.</text:p>
      <text:p text:style-name="P1228">Присвечивая фонариком <text:s/>по утеплительному шлаковому покрытию по ногами, мы достигли место пересечения чердака дощатой перегородкой и, приблизительно прикинув местонахождение надсценного балкончика по ту сторону от неё, приступили к осторожному расщеплению <text:s text:c="2"/>досок с целью пробиться сквозь них.</text:p>
      <text:p text:style-name="P1228">Доски оказались толстыми и неподатливыми, к тому же нам приходилось приостанавливать работу, <text:span text:style-name="T907">когда внизу наступало затишье между боями. </text:span></text:p>
      <text:p text:style-name="P1229">Лишь прорубив одну из них, мы поняли, что не будет дела — перегородка оказалась из двух слоёв, а между ними приколочены листы металла. </text:p>
      <text:p text:style-name="P1229">Так что не удалось нам прорубить лаз в прекрасный мир киноискусства.</text:p>
      <text:p text:style-name="P1229">Умели <text:s/>добротно строить в старину...</text:p>
      <text:p text:style-name="P1229"/>
      <text:p text:style-name="P1229">А вскоре оказалось, что весь этот план <text:span text:style-name="T908">не имел смысла</text:span>, потому что Раиса Григорьевна научила нас брать контрамарки у директора Клуба. </text:p>
      <text:p text:style-name="P1230">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909">х</text:span> там ему били челом, а внизу добавлял витиеватую подпись длинною в полстроки.</text:p>
      <text:p text:style-name="P1230">Когда начинался сеанс, мы подымались на второй этаж, отдавали драгоценный бумажный клочок <text:s text:c="4"/>тёте Шуре, и она отпирала заветную дверь на балкон, с подозрением сверяя совпадает ли наше количество с иероглифами <text:span text:style-name="T910">контрамарки.</text:span></text:p>
      <text:p text:style-name="P1231">Директор росту был небольшого, а сложения плотного, но не пузатый. Чуть припухшее лицо подходило такому сложению, как и сероватые волнистые волосы, которые он зачёсывал назад.</text:p>
      <text:p text:style-name="P1231"><text:soft-page-break/>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231">Мурашковский играл помещика и выходил на сцену в белой черкеске, а в изуродованной руке, вместо платка, постоянно держал нагайку.</text:p>
      <text:p text:style-name="P1232">В постановке участвовала даже <text:span text:style-name="T911">Заведующая</text:span> Детск<text:span text:style-name="T911">им</text:span> <text:span text:style-name="T911">С</text:span>ектор<text:span text:style-name="T911">ом — </text:span><text:s/>Элеонора Николаевна. <text:s/><text:span text:style-name="T911">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233">Единственный раз, когда я видел Элеонору без тех длинных серег это в спектакле, где она играла пойманную белогвардейцами подпольщицу. Беляки её посадили в одну камеру с уголовницей, в исполнении Раисы, и она успела ту перевоспитать до того, как её увели на расстрел.</text:p>
      <text:p text:style-name="P1232"/>
      <text:p text:style-name="P1234">Когда директора не оказывалось на месте, приходилось покупать билет в кассе рядом с запертой дверью его кабинета.</text:p>
      <text:p text:style-name="P1235">В один из таких разов я сел в ряду перед двумя своими одноклассницами — Таней и Ларисой. </text:p>
      <text:p text:style-name="P1235">Когда-то Таня мне нравилась больше, но показалась слишком недостижимой и я сосредоточился на Ларисе, после занятий <text:span text:style-name="T912">старался догнать</text:span> её по дороге, потому что она тоже <text:span text:style-name="T912">ходила на Посёлок</text:span> по Нежинской <text:span text:style-name="T912">и всегда вместе с Таней </text:span>— они ведь соседки, а когда <text:span text:style-name="T912">Лариса</text:span> была участницей Детского Сектора <text:span text:style-name="T912">я однажды </text:span>проводил её по Профессийной до улицы Гоголя, потому что до своей — улицы Маруты — она не разрешила.</text:p>
      <text:p text:style-name="P1235">Таня тогда тоже участвовала в Детском Секторе и в тот вечер всё поторапливала Ларису шагать быстрее,<text:span text:style-name="T912"> но потом рассердилась и ушла вперёд.</text:span></text:p>
      <text:p text:style-name="P1236">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236">Меня окликнули две чёрные <text:span text:style-name="T913">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237">Колесников начал мне втолковывать, что если я ещё хоть раз подойду к Ларисе, и если он услышит, или ему скажут, и вообще — я понял что он мне сделает? И эти толкования он повторял по кругу, немного меняя местами, а я вдруг почувствовал, как <text:s/>сзади что-то вдруг схватило меня за икру и треплет; я подумал — <text:s/>это собака и оглянулся, но там был только снежный сугроб и больше ничего. В тот момент мне полностью дошёл смысл выражения «поджилки трясутся».</text:p>
      <text:p text:style-name="P1238">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238">Нет, не подошёл; в то утро я принёс достаточно.</text:p>
      <text:p text:style-name="P1238">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238">Я <text:s/>обернулся к ним и что-то говорил в общем предсеансовом галдеже полного зала, но Лариса молчала, а отвечала только Таня, пока Лариса не обратилась ко мне:</text:p>
      <text:p text:style-name="P1238">- Не ходи за мной, а то ребята меня тобою дразнят.</text:p>
      <text:p text:style-name="P1238">Я не нашёлся что ответить, молча поднялся и <text:span text:style-name="T914">по боковому проходу побрёл к выходу, унося в груди осколки разбитого сердца.</text:span></text:p>
      <text:p text:style-name="P1239">И, на подходе к последним рядам, моя чёрная печаль <text:span text:style-name="T915">и вовсе </text:span>обернулась мраком — в зале погас свет и начался фильм.</text:p>
      <text:p text:style-name="P1239"><text:soft-page-break/>Я уселся в свободное кресло с краю: ведь это был Винниту — вождь Аппачей! </text:p>
      <text:p text:style-name="P1238"/>
      <text:p text:style-name="P1240">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240">И на половине Игната Пилюты осталась лишь Пилютиха. Она из хаты и носу не показывала и ставни выходящих на улицу окон <text:span text:style-name="T916">порой неделями не открывались. </text:span></text:p>
      <text:p text:style-name="P1241">Наверное, она ходила на Базар или в магазин, но мои с ней пути не пересекались.</text:p>
      <text:p text:style-name="P1240"/>
      <text:p text:style-name="P1240">В феврале <text:span text:style-name="T917">бабу Катю вдруг отвезли в больницу.</text:span></text:p>
      <text:p text:style-name="P1242">Наверное, только для меня, с моей жизнью раздéленой между школой, Клубом, книгами и телевизором, это оказалось вдруг.</text:p>
      <text:p text:style-name="P1242">Когда хочешь везде поспеть, некогда примечать окружающее.</text:p>
      <text:p text:style-name="P1242">Я прибегал со школы и, закрыв калитку, проходил на наше крыльцо под окном Пилютихи, в котором виднелся её профиль в <text:span text:style-name="T918">распущенном</text:span> чёрном головном платке <text:span text:style-name="T918">и рука, вскинутая в сторону стенки между её и нашей кухнями. </text:span></text:p>
      <text:p text:style-name="P1243">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243">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243">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243">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244">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244">После возвращения с работы всех четырёх родителей, Пилютиха добавляла громкости.</text:p>
      <text:p text:style-name="P1244">Отец говорил:</text:p>
      <text:p text:style-name="P1244">- Вот Геббельс, опять завела свою шарманку.</text:p>
      <text:p text:style-name="P1244">Один раз дядя Толик приставил к стене большую чайную чашку — <text:s/>пос<text:span text:style-name="T919">лушать о чём она там халяву развернула.</text:span></text:p>
      <text:p text:style-name="P1245">Я тоже прижал ухо к донышку — бубнёж приблизился и раздавался уже не за стеной, а внутри белой чашки, но так и остался неразборчивым.</text:p>
      <text:p text:style-name="P1245">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245">- И это вот всё тебе же за пазуху.</text:p>
      <text:p text:style-name="P1245">Баба Катя ничего не говорила, а только виновато улыбалась. В какие-то дни она иногда постанывала, но не громче, чем речи Геббельса из-за стены.</text:p>
      <text:p text:style-name="P1245">И вот вдруг приехала скорая и её увезли в больницу.</text:p>
      <text:p text:style-name="P1245">Не знаю, была ли Пилютиха полоумной — как-то ведь справлялась жить в одиночку.</text:p>
      <text:p text:style-name="P1245">Дочка в конце войны уехала из Конотопа, от греха подальше — чтоб не придрались за её весёлое поведение с военными немецкого штаба, квартировавшегося в их хате.</text:p>
      <text:p text:style-name="P1245">Сын Григорий получил свои десять лет за какое-то убийство. Пилюта умер. Телевизора нет.</text:p>
      <text:p text:style-name="P1245">Может затем и проклинала, чтоб не ополоуметь.</text:p>
      <text:p text:style-name="P1245"/>
      <text:p text:style-name="P1245">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246">Она никого не узнавала и не разговаривала, а лишь протяжно и громко стонала.</text:p>
      <text:p text:style-name="P1246">Вечером все собирались перед телевизором и закрывали створки двери на кухню, чтобы не слышать её стонов <text:span text:style-name="T920">и тяжёлого запаха</text:span>. <text:s/>В эту же комнату перенесли кровати Архипенков из <text:soft-page-break/>кухни и ночевали вдесятером.</text:p>
      <text:p text:style-name="P1246">Ещё раз вызывали скорую, но те её не увезли, а только сделали укол.</text:p>
      <text:p text:style-name="P1246">Баба Катя ненадолго затихла, но потом снова начала метаться на кушетке, повторяя одни и те же вскрики:</text:p>
      <text:p text:style-name="P1246">- А божечки! А пробочки!</text:p>
      <text:p text:style-name="P1246">Через несколько лет я догадался, что «пробочки» это от украинского «пробi» <text:span text:style-name="T919">— «</text:span>прости господи».</text:p>
      <text:p text:style-name="P1246"/>
      <text:p text:style-name="P1246">Баба Катя умирала трое суток. Наши семьи ютились по соседям <text:span text:style-name="T919">— Архипенки</text:span> в пятнадцатом номере, а мы в двадцать первом, на половине Ивана Крипака.</text:p>
      <text:p text:style-name="P1246">Взрослые соседи давали родителям невразумительные советы, что в нашей хате нужно взломать порог, или какую-то там половицу.</text:p>
      <text:p text:style-name="P1246">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920">форточкой и свежий воздух продлевает её страдания.</text:span></text:p>
      <text:p text:style-name="P1247">В тот же вечер, <text:s text:c="2"/>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247">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247"/>
      <text:p text:style-name="P1247">Утром мама разбудила нас на полу в столовой хаты Крипаков известием, что баба Катя умерла.</text:p>
      <text:p text:style-name="P1247">На следующий день были похороны. Я не хотел идти, но мама сказала, что я должен.</text:p>
      <text:p text:style-name="P1247">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247">А может никто и не догадался, что это я от стыда, потому что дул сильный ветер и хлестал по лицу жёстким снегом.</text:p>
      <text:p text:style-name="P1247">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240"/>
      <text:p text:style-name="P1248">Ж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p>
      <text:p text:style-name="P1248"/>
      <text:p text:style-name="P1248">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248">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248">Потом он поднял взгляд и объявил траур.</text:p>
      <text:p text:style-name="P1249">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249">Конечно, остаются ещё слухи, но они приходят неизвестно откуда и неизвестно насколько они правдивы, <text:span text:style-name="T921">ведь нет ни дат, ни очевидцев.</text:span></text:p>
      <text:p text:style-name="P1250">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250">Но кому нужны нынче всякие слухи, или, там, факты?</text:p>
      <text:p text:style-name="P1250">Для моего сына Ашота и, значит, всего его поколения Гагарин — просто имя из учебника истории, как для меня был, скажем, Тухачевский. </text:p>
      <text:p text:style-name="P1250">Слетал? <text:s/>— молодец. Расстреляли? — жаль. </text:p>
      <text:p text:style-name="P1250"><text:soft-page-break/>И пошли жить дальше, <text:span text:style-name="T922">черствея над своими проблемами, не задаваясь вопросами: как да почему.</text:span></text:p>
      <text:p text:style-name="P1251">Но для меня Гагарин не учебник, а часть моей собственной жизни и, пока жив, мне интересно разобраться что в ней было, как и почему. <text:span text:style-name="T923">И попробуй не полюбить такого помощника, как интернет.</text:span></text:p>
      <text:p text:style-name="P1251"/>
      <text:p text:style-name="P1251">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251">Командование доклад не передало, знали — Брежнев не изменит дату запуска, иначе американцы обгонят.</text:p>
      <text:p text:style-name="P1252">Комаров мог отказаться идти на смерть, но тогда бы полетел <text:s text:c="2"/>его дублёр — Гагарин, и он не отказался.</text:p>
      <text:p text:style-name="P1252">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252">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924">по непроверенным слухам, на одном из правительственных банкетов он плеснул спиртным в лицо Брежневу.</text:span></text:p>
      <text:p text:style-name="P1253">Американцы не верят в правдоподобность подобного инцидента не потому, что ни тупые, а просто у них другая грамматика. <text:s/>В русском языке «мать» и «смерть» одного рода, так что для русского мужика между ними, сознательно или бессознательно, есть нечто общее. </text:p>
      <text:p text:style-name="P1253">Ну, как перевести на американский язык слово «смертушка», если у них есть только «мистер Смерть»? </text:p>
      <text:p text:style-name="P1253">Не всё укладывается в голове, пока не прочувствовал.</text:p>
      <text:p text:style-name="P1253">Вот так, запхав противотанковую мину под ремень, с криком «мама! <text:span text:style-name="T925">р</text:span>оди меня обратно!» бросаются под танки, <text:span text:style-name="T925">и пусть потом ломают головы об загадочность русской души.</text:span></text:p>
      <text:p text:style-name="P1254">Разгадка в языке.</text:p>
      <text:p text:style-name="P1254"/>
      <text:p text:style-name="P1254">Гагарина не отчислили из отряда космонавтов — он принадлежал уже всей планете.</text:p>
      <text:p text:style-name="P1254">Посещал занятия, делал тренировочные вылеты.</text:p>
      <text:p text:style-name="P1254">Знал ли, что «тик-так» уже запущен?</text:p>
      <text:p text:style-name="P1254">Думаю — да, в космонавты отбирали не только за физические, но и умственные данные.</text:p>
      <text:p text:style-name="P1254">Не знал только где и когда.</text:p>
      <text:p text:style-name="P1255"/>
      <text:p text:style-name="P766"><text:span text:style-name="T167">27 марта 1968 года Юрий Гагарин </text:span><text:span text:style-name="T926">погиб</text:span><text:span text:style-name="T169"> </text:span><text:span text:style-name="T167">в авиационной катастрофе вблизи деревни <text:s/></text:span><text:span text:style-name="T169">Новосёлово </text:span><text:span text:style-name="T167">Киржачского района </text:span><text:span text:style-name="T169">Владимирской области.</text:span></text:p>
      <text:p text:style-name="P1256"><text:span text:style-name="T169">У</text:span><text:span text:style-name="T168">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256"><text:span text:style-name="T168">Управляемый опытным лётчиком-испытателем, громадный, по сравнению с тренировочным МИГом, СУ про</text:span><text:span text:style-name="T170">мчался</text:span><text:span text:style-name="T168"> рядом с заходящим на посадку самолётом и </text:span><text:span text:style-name="T170">тот, захваченный турбулентностью, завертелся, как щепка в буруне, вошёл в штопор и рухнул в лес. Звук взрыва донёсся до аэродрома.</text:span></text:p>
      <text:p text:style-name="P620">Имеющий уши да услышит.</text:p>
      <text:p text:style-name="P1257"/>
      <text:p text:style-name="P620">Фадеев — Хрущёв; Гагарин — Брежнев.</text:p>
      <text:p text:style-name="P620"><text:span text:style-name="T927">Понима</text:span>ющий <text:s/>да уразумеет.</text:p>
      <text:p text:style-name="P620"/>
      <text:p text:style-name="P621">И снова меня занесло: взялся рассказывать о себе и вдруг посторонние лица, с которыми я в <text:soft-page-break/>жизни не встречался и лишь теперь понимаю, что и они — часть меня. </text:p>
      <text:p text:style-name="P621">Ладно, хватит умничать; возвращаюсь в шестьдесят восьмой год, когда мне <text:span text:style-name="T928">идёт</text:span> пятнадцатый год <text:span text:style-name="T929">и <text:s text:c="2"/>возмущают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text:s/>круто завернул свой танк, упал с моста и погиб, как сообщили в программе «Время».</text:span></text:p>
      <text:p text:style-name="P622">Потом, конечно, коммунистическая партия навела в стране порядок с помощью военного контингента из братских стран и мы стали жить дальше.</text:p>
      <text:p text:style-name="P622">Между прочим, Конотоп в те времена превосходил многие более крупные города <text:span text:style-name="T930">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23">Поскольку цветных телевизоров тогда ещё и в помине не было, то на экран нашего отец натянул лист прозрачной слюды, но с оттенками, чтоб небу придавать голубизны, траве — зеленоватости и так далее. </text:p>
      <text:p text:style-name="P623">Говорили, что под этой слюдой лица дикторов получаются более телесного цвета. </text:p>
      <text:p text:style-name="P623">Я таких тонкостей не мог различить, хоть, вроде, и не дальтоник.</text:p>
      <text:p text:style-name="P623">Такие добавки были в моде по всему Конотопу и лист этот дядя Толик привёз с работы, а он был <text:span text:style-name="T928">фрезеровщиком</text:span> в рембазе, где ремонтируют вертолёты и, значит, должны понимать в таких делах.</text:p>
      <text:p text:style-name="P624">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text:s/>«снег» и прыгали белые полосы.</text:p>
      <text:p text:style-name="P624">Однако, каждый день ровно в три кто-то из технических работников конотопской телестудии включал <text:span text:style-name="T931">на полчаса </text:span>музыку — ноктюрн Таривердиева, песни в исполнении Валерия Ободзинского или Ларисы Мондрус <text:s/><text:span text:style-name="T931">на фоне всё того же настроечного круга.</text:span></text:p>
      <text:p text:style-name="P625">Мы — <text:s/>Саша, Наташа или я — непременно включали послушать, хотя записи почти не менялись и мы уже на память знали что за чем будет.</text:p>
      <text:p text:style-name="P625">Помимо того, <text:s/>в Конотопе хватало и независимых подпольных радиостанций, которые выходили в эфир в диапазоне средних волн; тут тебе и «Король кладбища», и «Каравелла» и кто ещё как назовётся.</text:p>
      <text:p text:style-name="P625">Их недостатком была нерегулярность — неизвестно когда включать приёмник, чтоб услышать «привет всем, в эфире радиостанция Шкет, <text:span text:style-name="T932">кто меня слышит подтвердите» и вслед за этим хриплый ор Высоцкого про опального стрелка или как мы прём на звездолёте, а у дельфина вспорото брюхо винтом...</text:span></text:p>
      <text:p text:style-name="P626">Потом вмешивалась радиостанция «Нинуля» и начинала доказывать Шкету, что тот сел не на свою волну и что Нинуля <text:s text:c="2"/>уже неделю именно тут выходит. Они начинали переругиваться:</text:p>
      <text:p text:style-name="P626">- <text:span text:style-name="T1032">Шо ты тут ото возбухаешь? Дывысь, як заловлю ото на Миру — пилюлéй навешаю!</text:span></text:p>
      <text:p text:style-name="P626">- <text:span text:style-name="T1032">Ш</text:span>макодявка! <text:span text:style-name="T1032">На кого бочку катишь? Давно в чужих руках не усцыкался?</text:span></text:p>
      <text:p text:style-name="P626">- <text:span text:style-name="T1032">Поварнякай мне, так допросишься.</text:span></text:p>
      <text:p text:style-name="P626">- <text:span text:style-name="T933">Закрой хлебало!</text:span></text:p>
      <text:p text:style-name="P626"/>
      <text:p text:style-name="P627">Но мата не было.</text:p>
      <text:p text:style-name="P627">Отец говорил, что даже наш приёмник-радиолу можно в два счёта превратить в такую радиостанцию, только нужен микрофон. </text:p>
      <text:p text:style-name="P627">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27">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text:soft-page-break/>Миру.</text:p>
      <text:p text:style-name="P627">- А как я тебя узнаю?</text:p>
      <text:p text:style-name="P627">- Ничего, я тебя знаю — сам подойду.</text:p>
      <text:p text:style-name="P628">Поэтому мы возвращались на круг настройки в телевизоре к сто раз слышанному, но более надёжному Ободзинскому.</text:p>
      <text:p text:style-name="P628">Мир, как, наверное, уже говорилось — это площадь перед одноимённым кинотеатром, обрамлённая длинными пятиэтажками. </text:p>
      <text:p text:style-name="P628">В центре её гранитный обод большого фонтана, что включался раз в два года и бил кверху высокой белой струёй. <text:s/>От широких ступеней крыльца главного входа <text:span text:style-name="T934">кинотеатра </text:span>к углам площади расходятся лучи асфальтных дорожек обсаженные красивыми каштанами, <text:span text:style-name="T934">как и тротуар вдоль проспекта Мира; между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29">Тёплыми вечерами на площади начинался «блядоход» <text:span text:style-name="T934">—</text:span> неторопливые, плотные волны прохожих шли вдоль аллей, но площад<text:span text:style-name="T935">ь</text:span> не покидали, а всё кружили и кружили, <text:span text:style-name="T935">просматривая</text:span> лица и одежды точно такого же встречного потока или <text:span text:style-name="T935">тех</text:span> счастливчиков, кому досталось место на скамейках.</text:p>
      <text:p text:style-name="P629">Асфальт аллей устилал мягкий ковёр шелухи, плотневший вкруг скамеек, потому что и циркулирующие, и <text:span text:style-name="T935">усевшиеся</text:span> непрестанно грызли чёрные семечки, сплёвывая несъедобную их <text:span text:style-name="T935">часть</text:span>.</text:p>
      <text:p text:style-name="P630">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31">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31">Куба стал заверять, что у нас нет, а я предложил:</text:p>
      <text:p text:style-name="P631">- Сколько выпадет — забирай!- и с этими словами <text:s/>выдернул левый карман своих брюк, ещё и прихлопнул по его висящему наизнанку мешочку.</text:p>
      <text:p text:style-name="P631">Правый беспокоить я не стал, потому что там было копеек десять на трамвай.</text:p>
      <text:p text:style-name="P631">Парень оглянулся по сторонам и пообещать пришибить меня, но со скамейки не <text:span text:style-name="T936">поднялся</text:span>. <text:s/></text:p>
      <text:p text:style-name="P631">Мы пошли дальше и Куба выговаривал мне за наглость, с которой я нарываюсь схлопотать по морде.</text:p>
      <text:p text:style-name="P1258"><text:span text:style-name="T171">Наверно, он был прав, а мне это просто не пришло в голову от увлечённости</text:span><text:span text:style-name="T168"> </text:span><text:span text:style-name="T171">идеей сделать красивый жест — выдернуть пустой карман. </text:span></text:p>
      <text:p text:style-name="P1258"><text:span text:style-name="T171">Что выручило? Возможно, </text:span><text:span text:style-name="T172">вымогатель решил, что за мной есть кто-то </text:span><text:span text:style-name="T173">из авторитетных хлопцев</text:span><text:span text:style-name="T172">, иначе с чего бы я так безоглядно борзел?</text:span></text:p>
      <text:p text:style-name="P1258"/>
      <text:p text:style-name="P1258"><text:span text:style-name="T172">- Явился, не запылился, Сергей Огольцов из Конотопа,- сказала Раиса Григорьевна</text:span><text:span text:style-name="T173">, когда мы с Чепой входили </text:span><text:span text:style-name="T172"><text:s/></text:span><text:span text:style-name="T173">в комнату Детского сектора.</text:span></text:p>
      <text:p text:style-name="P632">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32">Я уже и думать забыл, как прошлой осенью послал на объявленный журналом конкурс две тетрадных странички про разговор с гномиком, что примерещился задремавшему мне. </text:p>
      <text:p text:style-name="P1259"><text:span text:style-name="T168">И вот вдруг — на тебе! </text:span><text:span text:style-name="T174">Как сладко пахла краска свежего номера журнала! </text:span><text:span text:style-name="T168">У меня как-то ослабли ноги </text:span><text:span text:style-name="T175">и почувствовался мягкий удар в затылок, но почему-то изнутри.</text:span></text:p>
      <text:p text:style-name="P1260"><text:span text:style-name="T168">Я опустился на сиденье одного из трёх пошарпанных кинозальных кресел вдоль трубы под окном и прочитал публикацию, </text:span><text:span text:style-name="T174">в которой почти <text:s/>ничего и не осталось от того, что я им посылал, а гномик рассказывал про какого-то кинорежиссёра Птушко</text:span><text:span text:style-name="T168">. <text:s/></text:span></text:p>
      <text:p text:style-name="P633">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33"/>
      <text:p text:style-name="P634"><text:soft-page-break/>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34">Наташа сморщила нос, Сашка молчал, а я пожал плечами и сказал:</text:p>
      <text:p text:style-name="P634">- Зачем?</text:p>
      <text:p text:style-name="P634">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34">Больше отец не начинал подобных <text:s/>разговоров, а через пару недель я случайно услышал, как мама говорила тёте Люде:</text:p>
      <text:p text:style-name="P633">- <text:span text:style-name="T937">Я приняла таблетки, а тут ещё в ларёк бочки с пивом завезли, их тоже покатала и — всё.</text:span></text:p>
      <text:p text:style-name="P634">Так в нашем поколении конотопских Огольцовых нас так и осталось только трое, а мама навсегда осталась толстой.</text:p>
      <text:p text:style-name="P634"/>
      <text:p text:style-name="P634">Её ларёк стоял на центральной аллее городского парка напротив площади Мир. Он походил на застеклённую круглую беседку под жестяной крышей. <text:span text:style-name="T938">Сзади была железная дверь, что запиралась висячим замком, а торговля велась через открытое на дорожку окно, под которым вытарчивал <text:s text:c="2"/>квадратный прилавок.</text:span></text:p>
      <text:p text:style-name="P635">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939">проволочные ящики с бутылками плодово-ягодного <text:s/>вина <text:s/>Билэ Мицнэ, с </text:span>грузинск<text:span text:style-name="T939">им</text:span> Ркацетели и ещё <text:span text:style-name="T940">непонятно </text:span>чь<text:span text:style-name="T939">им под</text:span> названием Рислинг, которое никак не распродавалось.</text:p>
      <text:p text:style-name="P636">Белое неплохо раскупалось, потому что поллитровая бутылка стоила один рубль и две копейки. 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937">— </text:span>отдела рабочего снабжения <text:span text:style-name="T937">— </text:span>мама начинала вздыхать, что в этот месяц ей не удастся выполнить план и значит <text:s text:c="2"/>получку срежут.</text:p>
      <text:p text:style-name="P636">Жизнь моя катилась наезженным путём и его колея, почему-то <text:span text:style-name="T941">пролегала в стороне от городского парка, хотя младшие иногда хвастались, что заглянули к маме на работу попить ситро бесплатно.</text:span></text:p>
      <text:p text:style-name="P637">Впрочем, однажды я провёл в ларьке почти целый день из-за разведчика Александра Белова.</text:p>
      <text:p text:style-name="P638">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39">Журнал оправдывал своё название — печатался на газетной бумаге, <text:span text:style-name="T940">по</text:span> два столбца на странице и <text:s/>по толщ<text:span text:style-name="T940">ин</text:span>е журнал Пионер или Юность. </text:p>
      <text:p text:style-name="P639">Если какой-то роман не помещался в одном номере, его продолжение допечатывали в следующем. Правда, иногда в нём бывали повести, рассказы и, совсем уж изредка, стихи, но не более двух авторов в номере.</text:p>
      <text:p text:style-name="P639">В том году разнёсся слух, <text:s/>что в Роман-Газете напечатали Щит и Меч Вадима Кожевникова. Я спросил в библиотеке Клуба, но мне сказали, что все три номера на руках и за ними уже целая очередь.</text:p>
      <text:p text:style-name="P639">Когда мама сказала, что ей на работе дали Щит и Меч на два дня, мои <text:span text:style-name="T942">накатанные </text:span>рельсы враз развернулись в сторону ларька, <text:span text:style-name="T942">куда</text:span> <text:span text:style-name="T942">я </text:span>и пришёл <text:s/>на следующий день <text:span text:style-name="T942">чуть ли не до его открытия.</text:span></text:p>
      <text:p text:style-name="P640">Сначала я читал в ларьке, сидя на ящике с пустыми бутылками, потом догадался выйти на недалёкую скамейку, возвращаясь лишь для обмена номеров журнала да когда мама выходила в парковский туалет, <text:span text:style-name="T943">даже ещё и продал что-то.</text:span></text:p>
      <text:p text:style-name="P641">К концу дня я пережил с разведчиком Беловым, он же Иоганн Вайс, карьеру от рядового солдата германской армии до офицера абвера. </text:p>
      <text:p text:style-name="P641">Днём торговля шла вяло, потому что пиво кончилось и пустые бочки громоздились возле железной двери ларька, но с наступлением сумерек, <text:span text:style-name="T944">когда я перешёл в ларёк дочитывать последний номер под висящей с потолка желтовато тусклой лампочкой, про </text:span><text:s/>окончани<text:span text:style-name="T940">е</text:span> <text:soft-page-break/>второй мировой войны, <text:span text:style-name="T944">поток покупателей стал нарастать.</text:span></text:p>
      <text:p text:style-name="P642">Я сложил прочитанные журналы стопкой <text:span text:style-name="T940">на коробке у двери.</text:span></text:p>
      <text:p text:style-name="P643">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43">Мама сказала:</text:p>
      <text:p text:style-name="P643">- Подожди. Через полчаса закрываюсь. Поедем домой вместе.</text:p>
      <text:p text:style-name="P643">Я сидел у самой двери, чтоб не мешать, но и через полчаса на центральной аллее не стихала толкучка перед ларьком.</text:p>
      <text:p text:style-name="P643">- Мамань! Две пляшки биомицина и печенья грамм сто!</text:p>
      <text:p text:style-name="P643">- Тётя! Тётя! Пачку Примы!</text:p>
      <text:p text:style-name="P643">- Сестрёнка! Бутылку Белого!</text:p>
      <text:p text:style-name="P643">- Белое кончилось.</text:p>
      <text:p text:style-name="P641">- <text:span text:style-name="T940">А вон в ящике что?</text:span></text:p>
      <text:p text:style-name="P641">- <text:span text:style-name="T940">Это Ркацетели, за рубль тридцать семь.</text:span></text:p>
      <text:p text:style-name="P641">- <text:span text:style-name="T940">Ладно, давай! Чтобы дома не трандели будем пить Ркацетели...</text:span></text:p>
      <text:p text:style-name="P643">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44">Когда мама заперла ларёк и мы шли к трамвайной остановке на Миру, я спросил:</text:p>
      <text:p text:style-name="P644">- Мам, это у тебя каждый день такое творится?</text:p>
      <text:p text:style-name="P644">- Нет, Серёжа. Сегодня — воскресенье.</text:p>
      <text:p text:style-name="P644"/>
      <text:p text:style-name="P644">А летом нас снова ждёт Кандыбино, но теперь кроме плавок и бутерброда с плавленым сырком надо не забыть колоду карт.</text:p>
      <text:p text:style-name="P644">- <text:span text:style-name="T1029">Чей ход?</text:span></text:p>
      <text:p text:style-name="P644">- <text:span text:style-name="T1029">Твой.</text:span></text:p>
      <text:p text:style-name="P644">- <text:span text:style-name="T1029">Без балды?</text:span></text:p>
      <text:p text:style-name="P644">- <text:span text:style-name="T1029">Чепа ж сдавал. Ходи!</text:span></text:p>
      <text:p text:style-name="P644">- <text:span text:style-name="T1029">Ходят тут всякие, а потом плавки пропадают...</text:span></text:p>
      <text:p text:style-name="P644">На каждом пляжном одеяле между смородинных кустов идут баталии в «дурака», он же «подкидной», под музыку из портативных радиоприёмников.</text:p>
      <text:p text:style-name="P644">Самым завидным считался, конечно, «Спидола», рижского радиозавода, размером с тетрадку, а толщиною в кирпич.</text:p>
      <text:p text:style-name="P644">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44">Длинные и средние волны приёмник принимал беж выдвигания антенны.</text:p>
      <text:p text:style-name="P644">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44">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44">Но одному на Кандыбино лучше не ездить, и не только потому, что не с кем будет играть в карты, но и для безопасности.</text:p>
      <text:p text:style-name="P645">Однажды, не вняв предупреждению Кубы и Чепы я в одиночку переплыл Кандыбино к невысокой дамбе рыбных озёр.</text:p>
      <text:p text:style-name="P645">На том берегу оказалась группа ребят моего возраста. Один спросил меня на украинском:</text:p>
      <text:p text:style-name="P645">- Пеку бачыв?</text:p>
      <text:p text:style-name="P645">- Какого Пеку?- удивился я и получил от него удар в челюсть.</text:p>
      <text:p text:style-name="P645">Они все попрыгали в воду и уплыли.</text:p>
      <text:p text:style-name="P645"><text:soft-page-break/>Больно не было, а только обидно. Наверное, загребельские хлопцы. И что, спрашивается, я им сделал?</text:p>
      <text:p text:style-name="P645">В те давние времена я ещё не знал, что все мои беды...</text:p>
      <text:p text:style-name="P645">Кроме Кандыбино в Конотопе есть и другие места купания. Например, заполненная водою балка посреди поля за Посёлком.</text:p>
      <text:p text:style-name="P645">Там иногда бывало людно, даже из Города приезжали ребята.</text:p>
      <text:p text:style-name="P645">А мы втроём пару раз на своих велосипедах ездили на речку Езуч — совсем другой край города.</text:p>
      <text:p text:style-name="P645">Течения там почти нет, на берегах зелёная трава и толстые ивы; и глубина не маленькая — одном месте даже стояла вышка для прыжков в воду из железных труб. Арматурная лесенка лесенка вела на два уровня высотой в три и пять метров.</text:p>
      <text:p text:style-name="P645">Мы не сразу решились прыгнуть с трёхметрового выступа и то не «головкой», а «бомбочкой», то есть пятками книзу. </text:p>
      <text:p text:style-name="P645">Забирались и на пятиметровую секцию, но, посмотрев как далеко внизу вода оттуда, молча спустились. Даже Куба.</text:p>
      <text:p text:style-name="P645">Уже уезжая, мы видели как один взрослый прыгнул с пятиметрового «ласточкой».</text:p>
      <text:p text:style-name="P646">Единственный недостаток Езуча — его безлюдье. Кроме нас и одинокого ныряльщика никого там не оказалось.</text:p>
      <text:p text:style-name="P646">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46">Но в то лето я туда не ездил.</text:p>
      <text:p text:style-name="P646">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46">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46">Нет, Ведь со мной ничего такого случиться не может.</text:p>
      <text:p text:style-name="P646">Просто на Сейм ездят по выходным, как раз в те дни, когда мы с дядей Толиком отправляемся на рыбалку.</text:p>
      <text:p text:style-name="P646">Хотя пару раз заскакивали и на пляж — так, по пути — с привязанными к багажнику удочками.</text:p>
      <text:p text:style-name="P646">Один раз даже с ночёвкой, километра за два от пляжа.</text:p>
      <text:p text:style-name="P646">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46">У дяди Вити все волосы на месте — светло-русые, торчком зачёсанные кверху, как у стиляг из начала шестидесятых.</text:p>
      <text:p text:style-name="P646">Ему уже было за тридцать, но и тётя Наташа из пятнадцатого тоже не девочка. Зато вся хата ихняя — только она да двое родителей.</text:p>
      <text:p text:style-name="P646">В ту субботу на место ночёвки мы тоже приехали с удочками, чтобы на следующий день ловить рыбу.</text:p>
      <text:p text:style-name="P647">Но отец тёти Наташи ещё не успел привезти всех ночующих в своём Москвиче на условленное место.</text:p>
      <text:p text:style-name="P647">Чтобы скоротать время, мы с дядей Толиком поехали в пионерский лагерь в сосновом лесу, за полкилометра от Залива.</text:p>
      <text:p text:style-name="P647">И пока дядя Толик сгонял куда-то ещё «тут недалеко», я посмотрел в лагере кино Миллион Лет до Нашей Э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он спас блондинистого ребёнка.</text:p>
      <text:p text:style-name="P647">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47">Они уже поставили палатку и позади неё в темноте смутным пятном белел Москвич, а перед <text:soft-page-break/>ней горел тихий костёрчик.</text:p>
      <text:p text:style-name="P647">В ночном небе звёзд было больше, чем тьмы.</text:p>
      <text:p text:style-name="P647">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47">Потом сюда же спустились дядя Витя с тётей Наташей. Он, несмотря на её уговоры, захотел искупаться, а я выше и поднялся наверх к костру, <text:span text:style-name="T945">вокруг которого б</text:span>ыло <text:span text:style-name="T945">совсем уже</text:span> темно.</text:p>
      <text:p text:style-name="P648">Я подполз к краю обрыва и посмотрел вниз. На фоне отблескивающих в реке звёзд различались два приникшие друг к другу силуэта — так романтично.</text:p>
      <text:p text:style-name="P648">Наверное, моя голова тоже различалась снизу на фоне усыпанного звёздами неба, потому что дядя Витя крикнул «падла!» и махнул рукой.</text:p>
      <text:p text:style-name="P648">Невидимая в темноте галька ударила меня в лоб. Я крикнул:</text:p>
      <text:p text:style-name="P648">- Мимо!- и откатился от края.</text:p>
      <text:p text:style-name="P648">Конечно, я соврал — какой там «мимо», если так больно.</text:p>
      <text:p text:style-name="P648">Потом они поднялись к костру и дядя Витя спросил у меня:</text:p>
      <text:p text:style-name="P648">- Знаешь, что такое напальчники?</text:p>
      <text:p text:style-name="P648">Я ответил, что не знаю и он сказал мне встать во весь рост и, когда я послушался, упёр свой кулак мне в подбородок и резким толчком опрокинул на землю.</text:p>
      <text:p text:style-name="P648">- Вот это напальчники,- сказал он.</text:p>
      <text:p text:style-name="P648">Лёжа рядом с костром я сказал:</text:p>
      <text:p text:style-name="P648">- Дядя Витя, у моего друга Кубы есть поговорка «врач на больных не обижается».</text:p>
      <text:p text:style-name="P648">Но мне всё равно было обидно.</text:p>
      <text:p text:style-name="P649">Женщины с Ирочкой ночевали в машине, а остальные в палатке.</text:p>
      <text:p text:style-name="P649">Наутро мы с дядей Толиком поехали в другое место ловить рыбу, но улов оказался совсем никудышным — кот наплакал.</text:p>
      <text:p text:style-name="P649">Дядю Витю я больше не видел, потому что их свадьба была в Сумах и жить они остались там же.</text:p>
      <text:p text:style-name="P649"/>
      <text:p text:style-name="P649">Посреди лета, посреди недели и даже посреди рабочего дня дядя Толик неожиданно приехал с работы.</text:p>
      <text:p text:style-name="P649">- Неси удочки!- крикнул он с порога.</text:p>
      <text:p text:style-name="P649">Привязывая их к багажнику Явы, он объявил, что на Кандыбино прорвало дамбу рыбных озёр и вся рыба ушла в Езуч.</text:p>
      <text:p text:style-name="P649">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49">Мест почти не оставалось — вдоль берега, как и на той стороне, сплочёнными рядами стояли мужики и пацаны с удочками, забрасывая крючки, выдёргивая их с добычей или без.</text:p>
      <text:p text:style-name="P649">Это был стихийный выходной. Это была демонстрация рыбачьих сил.</text:p>
      <text:p text:style-name="P649"/>
      <text:p text:style-name="P649">До сих пор задаюсь вопросом: был ли прорыв рыбных озёр связан с сумасшедшим летом 68-го <text:s/>во Франции, или же тамошняя революционная ситуация сложилась в результате Кандыбинских событий?</text:p>
      <text:p text:style-name="P649">Хотя, возможно, и то, и другое связано с иной, но, несомненно, общей причиной.</text:p>
      <text:p text:style-name="P649"/>
      <text:p text:style-name="P649">Дядя Толик поймал трёх зеркальных карпов, а мне совсем не повезло.</text:p>
      <text:p text:style-name="P649">Через несколько дней мы с Чепой пошли на Кандыбино пешком.</text:p>
      <text:p text:style-name="P650">Рыбные озёра лежали, как большое поле покрытое грязноватой коркой полусухой тины. Кое-где ещё зеленели полёгшие водоросли.</text:p>
      <text:p text:style-name="P650">В одном из таких мест оказалась мелкая, но длинная яма битком набитая ещё живыми рыбами.</text:p>
      <text:p text:style-name="P650">Мы доставали их прямо руками. Не очень крупные рыбёшки — сантиметров по двадцать.</text:p>
      <text:p text:style-name="P650">У Чепы была с собой мелкосетчатая сумка, а мне пришлось снять майку и завязать её узлом <text:soft-page-break/>снизу, чтоб было в чём нести улов.</text:p>
      <text:p text:style-name="P650">Дома рыбу пожарили — хватило на обе семьи и даже Жульке досталось.</text:p>
      <text:p text:style-name="P650">Тётя Люда смеялась над дядей <text:s/>Толиком, мол, ездит-ездит, а ни разу столько не привёз.</text:p>
      <text:p text:style-name="P650"/>
      <text:p text:style-name="P651">Лето — пора ремонта и реконструкции.</text:p>
      <text:p text:style-name="P651">Отец прорезал глухую стену в отсеке керогаза на веранде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51">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51">Они работали допоздна, потом вымыли на кухне пол и ночевать всем пришлось в нашей комнате.</text:p>
      <text:p text:style-name="P651">Наташа уступила свою раскладушку Ирочке и Валерику, а сама вренулась на своё давнишнее место в ногах дивана, который делили мы с братом.</text:p>
      <text:p text:style-name="P651">Середину комнаты занял толстый матрас с кровати старших Архипенков и места совсем не осталось — нужно смотреть где идёшь.</text:p>
      <text:p text:style-name="P651">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51">Она принесла со двора и повесила над холодильником зеркало в прямоугольной деревянной раме, налила в жестяное корыто горячей воды и задёрнула полосатые портьерки между кухней и нашей комнатой.</text:p>
      <text:p text:style-name="P651">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51">- А ты не слушай; укройся с головой и — спи.</text:p>
      <text:p text:style-name="P651">Тётя Люда плескалась на кухне, потом позвала дяд<text:span text:style-name="T946">ю</text:span> Толика помыть ей спину.</text:p>
      <text:p text:style-name="P652">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52">И тут я сделал, как мне было сказано — укрылся с головой. Но спать не стал.</text:p>
      <text:p text:style-name="P652">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52">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52">Но потом она снова появилась там и уже ближе, потому что подошла к зеркалу снизу, с полотенцем на поясе и голой грудью.</text:p>
      <text:p text:style-name="P652">Она чуть улыбнулась, облизнула губы и посмотрела прямо мне в глаза через мой одеяльный перископ.</text:p>
      <text:p text:style-name="P652">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52">Только тогда я стянул с головы одеяло.</text:p>
      <text:p text:style-name="P653">В комнате была кромешная тьма. </text:p>
      <text:p text:style-name="P653">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53">Я не стал оборачиваться. Во-первых, всё равно темно — хоть глаз выколи, а во-вторых, при моей начитанности, и не глядя ясно, что они там занимаются любовью.</text:p>
      <text:p text:style-name="P653"/>
      <text:p text:style-name="P653">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53">Я не стал. Постеснялся его присутствия? Не знаю. Но даже когда ходил мыться <text:s/>один, в те <text:soft-page-break/>окна не подглядывал.</text:p>
      <text:p text:style-name="P648"/>
      <text:p text:style-name="P653">Посреди лета Раиса Григорьевна попросила нас тряхнуть стариной и выступить со спектаклем кукольного театра в детских садиках города. <text:span text:style-name="T947">Всего за неделю мы обслужили штук десять.</text:span></text:p>
      <text:p text:style-name="P654">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54">В некоторых нас подкармливали стаканом горячего молока с булочкой.</text:p>
      <text:p text:style-name="P654">Куба намекал, что мы пашем за спасибо и неизвестно <text:span text:style-name="T948">сколько огребáет Раиса, уединяясь с директрисами в их кабинетах, но меня это не колыхало.</text:span></text:p>
      <text:p text:style-name="P655">Она нас каждый день угощала мороженым, <text:span text:style-name="T949">к тому же самым дорогим — пломбиром,</text:span> <text:span text:style-name="T949">а</text:span> один раз сводила <text:span text:style-name="T949">всех </text:span>в кино на Воронцове <text:span text:style-name="T94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53"/>
      <text:p text:style-name="P642">Не Клубом единым жив человек и, помимо храма Мельпомены в рамках Детского сектора и контрамарок в кино, меня всегда влекло зодчество, но упражняться в нём <text:span text:style-name="T948">воз</text:span>можно <text:span text:style-name="T948">было </text:span>лишь во дворе нашей хаты.</text:p>
      <text:p text:style-name="P656">Родители позволили построить там шалаш с опорой на забор к Турковым, но чтоб никому из населения нашей хаты не перекрывался бы доступ к их сараям.</text:p>
      <text:p text:style-name="P656">За стройматериалом мы с братом и Чепой отправились в Рощу, где, бродя по топким кочкам Болота, <text:s/>нарезали две вязанки двухметровых хлыстов и привезли домой на велосипеде, <text:span text:style-name="T950">а к ним впридачу кучу тонких веток с зелёной листвой</text:span>.</text:p>
      <text:p text:style-name="P657">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57">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58">В шалаше приятно пахло древесными <text:s/>листьями и он радовал глаз своим наличием в дальнем углу двора.</text:p>
      <text:p text:style-name="P658">Через неделю листва завяла, но ещё раньше улеглись восторг и упоенье созиданием. Встал, хоть и не выраженный словами, вопрос: а дальше что?</text:p>
      <text:p text:style-name="P658">Не станешь же создавать тимуровскую команду лишь потому, что у тебя во дворе есть подходящий для штаба шалаш. Да и возраст не тот.</text:p>
      <text:p text:style-name="P658">Так что мы с Чепой вернулись к обычному времяпрепровождению — тренировка в метании кухонного ножа в корявую кору американского тополя <text:span text:style-name="T951">возле древнего </text:span>штабел<text:span text:style-name="T951">я</text:span> <text:span text:style-name="T951">ветхих</text:span> кирпич<text:span text:style-name="T951">ей</text:span>, потому что в том году до конотопского кинопроката, в конце концов, докатились Неуловимые Мстители, где летящий нож вонза<text:span text:style-name="T951">ет</text:span>ся в белый ствол берёзы.</text:p>
      <text:p text:style-name="P659">Листья на шалаше засохли, искрошились и осыпались, но клеткообразный остов простоял ещё пару лет.</text:p>
      <text:p text:style-name="P659">Строительный зуд во мне не стихал, но следующее творение я создал в одиночку.</text:p>
      <text:p text:style-name="P659">Наш и Дузенкин погреб<text:span text:style-name="T952">ники</text:span> стояли не вплотную друг к другу, а с промежутком чуть шире полуметра. Промежуток был заколочен досками, <text:span text:style-name="T952">но лишь с лицевой стороны, а если зайти сзади — вдоль соседского забора — в него вполне даже получалось втиснуться.</text:span></text:p>
      <text:p text:style-name="P660">Тут я и соорудил свой личный кабинет; кусок фанеры под загородкой служил письменным столом, <text:span text:style-name="T953">а</text:span> обрезок доски, прибитый между стенками погребников — табуретом.</text:p>
      <text:p text:style-name="P661">Меблировка более, чем спартанская, <text:span text:style-name="T948">зато никто не претендует — ни мои брат с сестрой, ни маленькие Архипенки. Ну, да, залезут, когда я не дома — а толку? </text:span></text:p>
      <text:p text:style-name="P662">Когда закончилось строительство кабинета, вновь встал извечный для творца вопрос: что <text:soft-page-break/>дальше?</text:p>
      <text:p text:style-name="P662">Ну, хорошо, имеется место для уединённых умосозерцаний, в котором меня ниоткуда не видно; за исключением, пожалуй, Жульки — ему явно не нравилось моё соседство и он недовольно уходил в будку, волоча за собой свою железную цепь.</text:p>
      <text:p text:style-name="P662">Но чем заняться в этом уединении?</text:p>
      <text:p text:style-name="P662">Выручила моя склонность к графомании.</text:p>
      <text:p text:style-name="P662">Не знаю как она должна выражаться и проявляться по научному определению, но я всегда чувствовал тягу к новеньким тетрадям, альбомам, блокнотам и что там ещё бывает из писчебумажных изделий.</text:p>
      <text:p text:style-name="P662">Вот так и тянет раскрыть и покрыть строками своего корявого почерка их нетронутую чистоту. Дело за малым — найти содержание для этих самых строк.</text:p>
      <text:p text:style-name="P662">Для начинающего графомана и это не вопрос. <text:s/>Я взял понравившуюся мне повесть про циркачей в бурные годы гражданской войны, взял оставшуюся после учебного года толстую тетрад в клеточку и уединился с ними в своём кабинете.</text:p>
      <text:p text:style-name="P662">(Странный научный факт: когда дело касалось выполнения письменных домашних заданий, графомания моя куда-то испарялась.)</text:p>
      <text:p text:style-name="P662">Разложив всё на фанерке стола, я принялся переписывать из книги в тетрадь.</text:p>
      <text:p text:style-name="P662">Вопросом о цели своей писанины я не задавался — мне нравился сам процесс.</text:p>
      <text:p text:style-name="P662">Процесс дошёл до середины второй главы, а потом <text:span text:style-name="T954">нежданно наступило ненастье, в кабинете стало сыро и холодно и приключенческая повесть так и осталась недопереписанной.</text:span></text:p>
      <text:p text:style-name="P656"/>
      <text:p text:style-name="P663"><text:span text:style-name="T955">Для</text:span> хорош<text:span text:style-name="T955">ей</text:span> погод<text:span text:style-name="T955">ы</text:span> у меня <text:span text:style-name="T955">ещё </text:span>имелся читальный зал на одну персону, причём зал нерукотворный.</text:p>
      <text:p text:style-name="P663">Огороды, начинавшиеся позади сараев и погребников, делились на наделы узкими межами, которые, по совместительству, служили <text:s text:c="3"/>дорожками и были <text:s/>обсажены кустами смородины всех трёх цветов, оставляя середину грядок под основные садово-огородные культуры.</text:p>
      <text:p text:style-name="P663">Причём грядки эти <text:s/>не сливались в цельные земельные наделы, <text:span text:style-name="T955">поскольку</text:span>, в ходе <text:span text:style-name="T955">различных исторических процессов приводивших к</text:span> обмен<text:span text:style-name="T955">у</text:span> между владельцами<text:span text:style-name="T955">, <text:s/>раздробились на лоскуты.</text:span></text:p>
      <text:p text:style-name="P664">Например, наша помидорная грядка располагалась сразу позади сараев. Затем шла грядка Дузенков, отделённая от нашей огуречно-подсолнечной грядки будкой нашего же туалета, типа сортир, <text:span text:style-name="T956">рядом со сливной ямой</text:span>. А картошку мы сажали в самом конце огорода, под раскидистой старой яблоней, после грядок Пилют.</text:p>
      <text:p text:style-name="P665">За нею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65">Так что огороды позади хат <text:s text:c="2"/>трёх улиц и одного переулка складывались в обширную площадь, покрытую грядками и фруктовыми деревьями разных пород.</text:p>
      <text:p text:style-name="P665">Упомянутая яблоня, на которой в знойные дни <text:s/>я примащивался с книгой на полого расходящихся крепких ветвях, под синим <text:span text:style-name="T957">куполом </text:span>неб<text:span text:style-name="T957">а</text:span> с недвижимо зависшими глыбами белейших облаков, называлась антоновкой.</text:p>
      <text:p text:style-name="P666">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66">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66">Иногда в огородах встречались одиночные заборы, но они служили лишь разделявшими владения вехами, а не преградой тихому набегу.</text:p>
      <text:p text:style-name="P666">Вот где я зачитывался Звёздными дневниками Йона Тихого и Возвращением со звёзд Станислава Лема, Ходжой Насреддином Владимира Соловьёва, <text:span text:style-name="T958">Одиссеей</text:span> капитана Блада <text:span text:style-name="T958">Рафаэля Саббатини, среди массы прочего бессистемного чтива для подрастающих поколений.</text:span></text:p>
      <text:p text:style-name="P667">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67"><text:soft-page-break/>Такое оправдание было всего лишь пустой отговоркой — после первой строфы я изо дня в день продолжал заучивать их одну за другой: и про недремлющий брегет, и про Лондон щепетильный, и про нехватку пары стройных женских ног...</text:p>
      <text:p text:style-name="P619">На двадцать какой-то строфе я начал сбиваться в пересказе предыдцщих, но тут меня выручила мама.</text:p>
      <text:p text:style-name="P619">Вернувшись в субботу с базара, она сказала, что видела там Людмилу Константиновну — учительницу русского языка и литературы в нашей школе — и та спросила, не захочу ли я поехать в Ленинград в составе экскурсии для школьников города по недорогой цене.</text:p>
      <text:p text:style-name="P619">Да, ещё как захочу! Но откуда у меня деньги?</text:p>
      <text:p text:style-name="P619">Мама заплатила цену и дала мне на дорогу немыслимую сумму в десять рублей.</text:p>
      <text:p text:style-name="P619">Я решил на эти деньги непременно купить небольшой биллиард, типа того, <text:s/>на котором мы играли в Детском секторе.</text:p>
      <text:p text:style-name="P619"/>
      <text:p text:style-name="P619">Н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text:s/>заучивания поэмы?</text:p>
      <text:p text:style-name="P619">Похоже, что только теперь и именно отсюда и смогу.</text:p>
      <text:p text:style-name="P619">Начать с того, что схема «я решил и приступил» ко мне не применима.</text:p>
      <text:p text:style-name="P619">С ней всё в порядке — она хорошая, полезная, безупречно логичная, но у меня получается наоборот: сперва начинаю действовать, а потом <text:s/>подгоняю <text:span text:style-name="T959">под них </text:span>решения, которые оправда<text:span text:style-name="T960">ли бы</text:span> мои поступки.</text:p>
      <text:p text:style-name="P668">То есть, <text:span text:style-name="T960">к действию меня побуждают не обдуманные решения, а некие иные причины.</text:span></text:p>
      <text:p text:style-name="P669">Но что или кто, чёрт побери, понукает меня к действию, какие такие тайные пружины-побудители?</text:p>
      <text:p text:style-name="P669">Моя доверчивая и податливая покорность внушению печатным словом. <text:span text:style-name="T961">Оно программирует мои последующие поступки.</text:span></text:p>
      <text:p text:style-name="P670">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70">В этом вопросе «неужто слабо» всего лишь оправдание, а причина в том, что я доверчиво прочёл в Роман-Газете <text:s/>творение Кожевникова, которое и романом-то не назовёшь.</text:p>
      <text:p text:style-name="P670">Или взять другой случай, когда <text:s text:c="2"/>впечатлившись книгой Барон на Дереве, про <text:span text:style-name="T962">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70">В тот день они плыли довольно низко, почти цепляясь за крону дерева.</text:p>
      <text:p text:style-name="P670">Хаты на далёкой от верхних веток земле уменьшились до размеров спичечных коробков. <text:span text:style-name="T962">С такой высоты стал виден Базар, Вокзал и цеха Завода, по ту сторону высокого забора вдоль Профессийной.</text:span></text:p>
      <text:p text:style-name="P671">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71">Конечно, тайные пружины порою холостят — как мне тягаться с Д'Артаньяном и проскакать двадцать лье, загнав трёх лошадей, которых у меня нет?</text:p>
      <text:p text:style-name="P671">По одёжке протягивай ножки.</text:p>
      <text:p text:style-name="P671">Вот за что я люблю этот спальный мешок — <text:span text:style-name="T963">он такой</text:span> безразмерн<text:span text:style-name="T963">ый</text:span>.</text:p>
      <text:p text:style-name="P670"/>
      <text:p text:style-name="P1191">В Ленинград мы <text:span text:style-name="T887">по</text:span>ехали через Москву.</text:p>
      <text:p text:style-name="P1192">Из нашей школы <text:span text:style-name="T888">кроме меня </text:span>в экскурсии участвовали <text:span text:style-name="T888">две девочки из моего класса, Вера Литвинова и Толик Судак из параллельного</text:span> <text:s text:c="2"/>да Людмила Константиновна; остальные экскурсанты — ученики других школ города и двое преподавателей.</text:p>
      <text:p text:style-name="P1192"><text:soft-page-break/>В Москву поезд прибыл утром и там мы провели весь день, который принёс мне три открытия.</text:p>
      <text:p text:style-name="P1192">Сначала мне открылось, что бывают вещие сны. </text:p>
      <text:p text:style-name="P1192">В это время нашу экскурсию возили по городу — «посмотрите налево; посмотрите направо» — и в одном месте зачем-то всех позвали выйти из автобуса.</text:p>
      <text:p text:style-name="P1192">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92">Кто-то из наших обернулся и крикнул мне:</text:p>
      <text:p text:style-name="P1192">- Не отставай — без тебя уедем!</text:p>
      <text:p text:style-name="P1192">А я ответил:</text:p>
      <text:p text:style-name="P1192">- Повернёте обратно и — я окажусь первым.</text:p>
      <text:p text:style-name="P1192">И И тут я вдруг вспомнил, что всё это уже видел в мельчайших подробностях, и слова эти уже говорил во сне приснившемся мне неделю назад.</text:p>
      <text:p text:style-name="P1192">Меня это так поразило, что я даже остановился, но долго задумываться мне не дали — экскурсия и впрямь вернулась к автобусу.</text:p>
      <text:p text:style-name="P1192">В дальнейшей жизни у меня не раз случались такие наплывы <text:span text:style-name="T889">попадания в когда-то </text:span><text:s/>виденны<text:span text:style-name="T889">е</text:span> сн<text:span text:style-name="T889">ы</text:span>.</text:p>
      <text:p text:style-name="P1193">Иногда припоминание виденного на долю секунды опережает реальное развитие событий. <text:s/>Я знаю кто и что сейчас скажет, какой сделает жест, потому что происходящее как бы эхо уже виденного сна.</text:p>
      <text:p text:style-name="P1193">Протяжённость таких моментов невелика, а между сном и его эхом иногда проходят годы.</text:p>
      <text:p text:style-name="P1193">Я ни с кем не стал делиться своим открытием, а через много лет <text:span text:style-name="T887">—</text:span> с облегчением и разочарованием <text:span text:style-name="T887">—</text:span> <text:s/>узнал, что так случается не только со мною, и что у шотландцев даже есть особый термин этому явлению: «второе увидение».</text:p>
      <text:p text:style-name="P1193"/>
      <text:p text:style-name="P1193">Для второго открытия нам пришлось поехать на Всесоюзную Выставку Достижений Народного Хозяйства — ВДНХ.</text:p>
      <text:p text:style-name="P1193">Там нас повели в павильон космонавтики, перед которым высилась белая стрела космического корабля типа «Восток», на котором летал Гагарин.</text:p>
      <text:p text:style-name="P1193">В очень просторном павильоне между стендов и макетов, и манекенов в красных скафандрах и белых шлемах, <text:s/>бродили сразу несколько экскурсий.</text:p>
      <text:p text:style-name="P1193">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94">Каменные ступени вели вверх, а над ними висела надпись «Павильон Оптики».</text:p>
      <text:p text:style-name="P1194">Я поднялся до площадки, где ступени заворачивали к стеклянным дверям в сам павильон. Но дальше не пошёл. Меня заворожила феерия цвета и воздушности, развернувшаяся на площадке.</text:p>
      <text:p text:style-name="P1194">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Восторг, восторг!</text:p>
      <text:p text:style-name="P1194">Кто-то из конотопских школьников приметил, как я свернул в эту дверь. Меня окликнули снизу «уходим!»</text:p>
      <text:p text:style-name="P1194">Я посмотрел вверх на стеклянную дверь, куда мне не суждено войти, и вернулся к своим. </text:p>
      <text:p text:style-name="P1194">Что было за той дверью я не знаю, а открытие в том, что порой один шаг в сторону от протóренной колеи открывает новые блистающие миры, но шаг в сторону — это попытка к бегству...</text:p>
      <text:p text:style-name="P1194">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94">Там я узнал, что мечты сбываются, просто надо быть готовым к их исполнению.</text:p>
      <text:p text:style-name="P1194">На входе в ГУМ нам сказали собраться в этом же месте через полчаса и распустили в <text:soft-page-break/>свободный поиск.</text:p>
      <text:p text:style-name="P1194">Изнутри ГУМ смахивает на трюм океанского лайнера-великана — <text:span text:style-name="T890">пустой в центре с многоэтажными переходами вдоль бортов.</text:span></text:p>
      <text:p text:style-name="P1195">В одном из отсеков на третьем этаже нашёлся биллиард моей мечты. И ровно за десять рублей.</text:p>
      <text:p text:style-name="P1195">Как же я проклинал свою несдержанность!</text:p>
      <text:p text:style-name="P1195">На деньги выданные мне мамой я успел уже съесть два мороженых — одно утром на вокзале, и второе на ВДНХ.</text:p>
      <text:p text:style-name="P1195">Пришлось сказать мечте «прощай» и, с горя, я съел ещё одно — прямо в ГУМе.</text:p>
      <text:p text:style-name="P1195">Под вечер, усталые, но довольные (если не вспоминать осечку с биллиардом), мы выехали из Москвы в Ленинград.</text:p>
      <text:p text:style-name="P1195"/>
      <text:p text:style-name="P1196">В городе на Неве нас поставили на постой в какую-то школу на Васильевском острове, недалеко от Зоосада.</text:p>
      <text:p text:style-name="P1196">В школе нам отвели половину спортивного зала, так как вторую половину уже занимала экскурсия из Полтавы.</text:p>
      <text:p text:style-name="P1196">Мы их не стеснили — спортзал был очень просторным — только забрали часть чёрных физкультурных матов, служивших матрасами.</text:p>
      <text:p text:style-name="P1196">В комплект к матам выдавались суконные одеяла, так что спали мы с бóльшим комфортом, чем королевский двор Франции при бегстве из Парижа в Двадцати Годах Спустя у Александра Дюма.</text:p>
      <text:p text:style-name="P1196">Для трёхразовой кормёжки мы ходили за пару кварталов к горбатому мосту над Мойкой, в столовую на другом берегу. <text:span text:style-name="T891">Очень тихое место, почти без уличного движения.</text:span></text:p>
      <text:p text:style-name="P1196">Там наши старшие расплачивались <text:span text:style-name="T891">бумажными талонами, девочки расставляли еду на квадратных столиках и звали остальных зайти с улицы.</text:span></text:p>
      <text:p text:style-name="P1197">Иногда приходилось ждать, потому что кроме полтавской и нашей тут столовались и другие экскурсионные группы — не из нашего спортзала. Тогда мы стояли на мосту над неширокой рекой, что неприметно текла между отвесных каменных стен своих берегов.</text:p>
      <text:p text:style-name="P1197">- На берегу Мойки ели мы помойки,- составил эпиграмму кто-то из нашей группы.</text:p>
      <text:p text:style-name="P1197">Р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p>
      <text:p text:style-name="P1197">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98">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98">- Вот видите — Земля всё же вертится. Маятник Фуко это научно доказывает. </text:p>
      <text:p text:style-name="P1197">На Аврору, правда, мы не подымались, зато нам дали послушать как стреляет пушка Адмиралтейства, отмечая полдень, и возили на Пискарёвское кладбище с зелёными газонами поверх братских могил и бассейном у тёмной стены, куда посетители бросают мелочь.</text:p>
      <text:p text:style-name="P1197">День посещения Петергофа выдался пасмурным <text:span text:style-name="T892">и, когда мы шли на катере по Финскому заливу, моря не было видно, а только туман, да круг желтоватой воды, как на озере с песчаным дном, с невысокими волнами.</text:span></text:p>
      <text:p text:style-name="P1199">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и принялся мыть палубу кормы шваброй, повес шваброй ив железную цепочку поперёк лесенки.</text:p>
      <text:p text:style-name="P1199">Зато из петергофских фонтанов вода вырывалась высокими белопенными струями.</text:p>
      <text:p text:style-name="P1199">Всё в Ленинграде оказалось прекрасным, как и следовало ожидать.</text:p>
      <text:p text:style-name="P1199">Погода снова наладилась, в Военно-морском музее стоял <text:span text:style-name="T893">ботик Петра Великого, размером чуть ли ни с бригантину и висели картины с изображениями морских сражений, начиная с </text:span><text:soft-page-break/><text:span text:style-name="T893">битвы в Синопской бухте.</text:span></text:p>
      <text:p text:style-name="P1200">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для наглядности как они меняются подрастая.</text:p>
      <text:p text:style-name="P1200">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обглоданному китовому скелету и вышел на улицу.</text:p>
      <text:p text:style-name="P1200">В стеклянном киоске на тротуаре возле Зоологического, <text:s/>я купил шариковую ручку — в Конотопе таких ещё не было — и две запасные ампулы, говорили, будто одной хватает на целый месяц.</text:p>
      <text:p text:style-name="P1200">В тот день в столовой я отобедался первым и вышел дожидаться <text:s/>всех на мосту через Мойку.</text:p>
      <text:p text:style-name="P1200">Посмотрел как между высоких стен её берегов осторожно пробирается белый катерок, раздвигая чёрную воду на две длинных бугристых волны.</text:p>
      <text:p text:style-name="P1200">Потом ко мне подошёл пожилой человек невысокого роста и сказал, что у меня штаны сзади испачканы.</text:p>
      <text:p text:style-name="P1200">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200">Он спросил откуда я.</text:p>
      <text:p text:style-name="P1200">- Мы на экскурсию приехали. С Украины.</text:p>
      <text:p text:style-name="P1200">Приветливость на его лице угасла.</text:p>
      <text:p text:style-name="P1200">- Украина,- сказал он. - Мне там в войну паяльной лампой бок сожгли.</text:p>
      <text:p text:style-name="P1200">Я вспомнил гудение синего пламени, что вырывается из сопла паяльной лампы и почернелую шкуру на туше Машки.</text:p>
      <text:p text:style-name="P1200">Он молчал и я тоже. Мне было неудобно перед ним, что я оттуда, где его пытали.</text:p>
      <text:p text:style-name="P1200">Хорошо, что наши вышли из столовой.</text:p>
      <text:p text:style-name="P1200">Полтавская экскурсия уехала за два дня раньше нашей.</text:p>
      <text:p text:style-name="P1201">В последний вечер в Ленинграде мы поехали в цирк-шапито.</text:p>
      <text:p text:style-name="P1201">Места оказались на самом верху, под брезентовой крышей.</text:p>
      <text:p text:style-name="P1202">Выступала сборная труппа цирковых артистов из братских стран.</text:p>
      <text:p text:style-name="P1203">Монгольские акробаты слаженной парой прыгали на конец подкидной доски, подбрасывая третьего в воздух <text:s text:c="2"/>противоположным её концом.</text:p>
      <text:p text:style-name="P1203">Подброшенный делал кувырок в воздухе и приземлялся на плечи <text:s/>артиста стоящего на арене.</text:p>
      <text:p text:style-name="P1203">Толкачи запускали ещё и ещё одного — получалась пирамида из трёх человек на плечах самого нижнего. Как после битвы при Калке.</text:p>
      <text:p text:style-name="P1203">Гимнасты из ГДР крутили «солнце» на установленных квадратом турниках и перелетали с одного на другой.</text:p>
      <text:p text:style-name="P1203">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203"/>
      <text:p text:style-name="P1203">На следующий день мы уезжали не заходя в столовую, наверное, проели все талоны.</text:p>
      <text:p text:style-name="P1203">Очень удобный поезд, проследует без всяких пересадок через Оршу и Конотоп.</text:p>
      <text:p text:style-name="P1203">Вот только отправляется он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203">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203">Я признался, что голоден, а денег нет и она одолжила мне один рубль.</text:p>
      <text:p text:style-name="P1203">В гастрономе неподалёку от вокзала я купил хлеб и большую рыбу в коричневой шкурке обвязанной тонкими бечёвками.</text:p>
      <text:p text:style-name="P1204">С завёрнутой в бумагу добычей я вернулся на вокзал, а тут и наш поезд подали на посадку.</text:p>
      <text:p text:style-name="P1204"><text:soft-page-break/>В вагоне я сразу сел за боковой столик <text:span text:style-name="T894">под окном </text:span>и начал есть.</text:p>
      <text:p text:style-name="P1204">Очень вкусная рыба, легко крошится, но чуть суховата. <text:s/>Я съел половину, а остальное опять завернул и положил на третью полку, где никто не спит.</text:p>
      <text:p text:style-name="P1205">Одиночный попутчик, на пару лет старше меня, присел с другой стороны столика, достал колоду карт и предложил сыграть с ним в «дурака».</text:p>
      <text:p text:style-name="P1205">Я пару раз выиграл и, когда он в очередной раз тасовал карты, блеснул одной из кандыбинских прибауток, которыми подначивают проигравших.</text:p>
      <text:p text:style-name="P1205">- Не умеешь работать головой — работай руками.</text:p>
      <text:p text:style-name="P1205">Он покосился на девочек из нашей экскурсии, что сидели под окном напротив нашего столика и сказал:</text:p>
      <text:p text:style-name="P1205">- Поменьше базарь — целее будешь.</text:p>
      <text:p text:style-name="P1205">В его глазах я увидел неподдельную злость и, после ещё одного кона, отказался играть дальше.</text:p>
      <text:p text:style-name="P1205">Похоже, он и сам был рад прекратить.</text:p>
      <text:p text:style-name="P1205">В Конотоп мы приехали утром, после небывало обильного дождя.</text:p>
      <text:p text:style-name="P1205">Не знаю что случилось с моими туфлями, но я насилу втиснул в них ноги и то не до конца — пятки примяли задники.</text:p>
      <text:p text:style-name="P1205">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туда где в конце её в заборе был широкий пролом.</text:p>
      <text:p text:style-name="P1205">Через дорогу от пролома был железнодорожный техникум, а за ним уже и Базар.</text:p>
      <text:p text:style-name="P1206">Везде стояли громадные лужи, а за Базаром грунтовый тротуар и вовсе скрылся под водной гладью. </text:p>
      <text:p text:style-name="P1206">Я шлёпал мокрыми носками по выступающей над водой головке трамвайных рельс, а на Нежинской пошёл без разбору вброд — недалеко уж.</text:p>
      <text:p text:style-name="P1206">Мама потом смеялась, что из экскурсии я привёз пару туфлей, из которых ноги выросли на целый сантиметр.</text:p>
      <text:p text:style-name="P1206">Нигде не слышал и не читал, чтобы за одну ночь на целый сантиметр.</text:p>
      <text:p text:style-name="P1206"/>
      <text:p text:style-name="P1206">Первого сентября мама дала мне — вернуть долг Людмиле Константиновне.</text:p>
      <text:p text:style-name="P1206">Однако, на линейке открытия школы её нигде не было, а в учительской сказали, что она болеет.</text:p>
      <text:p text:style-name="P1206">Мне объяснили где она живёт — в двухэтажке, не доходя Базара.</text:p>
      <text:p text:style-name="P1206">Я отнёс ей деньги, она говорила, что ни к чему так спешить; мне даже показалось, будто ей не хочется, чтобы я вообще возвращал этот долг.</text:p>
      <text:p text:style-name="P1206">Тут зашёл её отец и я удивился — это же Константин Борисович, киномеханик Клуба!</text:p>
      <text:p text:style-name="P1206">Как тесен мир.</text:p>
      <text:p text:style-name="P1206"/>
      <text:p text:style-name="P1206">Если бы меня сейчас спросили — какое самое яркое впечатление я вывез из культурной столицы России?</text:p>
      <text:p text:style-name="P1206">Я, не задумываясь, ответил бы — вечер на улице с каменным парапетом, от которого длинные ступени спускаются к неоглядной шири течения Невы перед Дворцовым мостом; волна с плеском ударяет в нижнюю ступень, взмета<text:span text:style-name="T895">я</text:span> высокие брызги и <text:span text:style-name="T895">вз</text:span>визг <text:s/>девочек нашей экскурсии <text:span text:style-name="T896">с предпоследней ступени</text:span>.</text:p>
      <text:p text:style-name="P1206"/>
      <text:p text:style-name="P1207">И всё же Ленин был прав — нет силы сильнее, чем сила привычки.</text:p>
      <text:p text:style-name="P1207">Взять, к примеру, альбомы светских барышень, куда Евгений небрежным росчерком пера врисовывал бакенбардистый профиль своего автора на соседней странице с автографом какого-нибудь поручика Ржевского.</text:p>
      <text:p text:style-name="P1207">Такой альбом для личных чувственных излияний и творческих отпечатков своих <text:s/>гостей и знакомых имела всякая порядочная барышня.</text:p>
      <text:p text:style-name="P1207">Разумеется, мне не довелось держать в руках подобные альбомы, но спустя массу войн, три <text:soft-page-break/>революции и радикальные перемены уклада жизни, альбомчики для сентиментальных упражнений девичьей души продолжали жить.</text:p>
      <text:p text:style-name="P1207">Борьба за существование научила их маскировке. Никаких бантиков на обложке, никаких кремово-розовых страниц.</text:p>
      <text:p text:style-name="P1208">Общая тетрадь в клеточку в дерматиновой обложке за тридцать восемь копеек — так выглядели альбомчики девочек нашего класса.</text:p>
      <text:p text:style-name="P1208">На смену длинноносым автопортретам светских щёголей пришли картинки вырезанные из цветных фото в журнале «Огонёк» и посаженные на клей.</text:p>
      <text:p text:style-name="P1208">А стихи сохранились:</text:p>
      <text:p text:style-name="P1208"><text:tab/>Зачем-зачем я не знаю</text:p>
      <text:p text:style-name="P1208"><text:tab/>Нужны так рельсы трамваю</text:p>
      <text:p text:style-name="P1208"><text:tab/>Зачем кричат попугаи</text:p>
      <text:p text:style-name="P1208"><text:tab/>Я не знаю — зачем.</text:p>
      <text:p text:style-name="P1208">Ну, и , конечно, всякие мудрые мысли и крылатые выражения:</text:p>
      <text:p text:style-name="P1208">«Кто любит — всё простит.»</text:p>
      <text:p text:style-name="P1208">«Измена убивает любовь.»</text:p>
      <text:p text:style-name="P1208">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208">Мне, почему-то, эти альбомчики были интересны и я их внимательно изучал, за что среди школьников получил обидную кличку «бабочка».</text:p>
      <text:p text:style-name="P1208">В глаза меня никто так не называл, несмотря на то, что на уроке физкультуры я был всего лишь четвёртым по росту и даже замыкающий — Витя Маленко — <text:s/>мог меня побороть под хихиканье девочек.</text:p>
      <text:p text:style-name="P1208">Да, этого прозвища я не слышал, но если твои младшие брат с сестрой учатся в одной с тобою школе, в ней нет для тебя тайн.</text:p>
      <text:p text:style-name="P1208">Директор школы, Пётр Иванович Быковский, в отличие от космонавта Быковского, имел богатырское телосложение.</text:p>
      <text:p text:style-name="P1208">Когда вся школа строилась в длинном — от учительской и аж до спортзала — коридоре на общешкольную линейку, <text:span text:style-name="T897">то доски крашеного пола жалостно поскрипывали под его</text:span> мерн<text:span text:style-name="T897">ыми</text:span> шага<text:span text:style-name="T897">ми</text:span> вдоль строя.</text:p>
      <text:p text:style-name="P1209">Могучий купол его лысины, с поперечными прядями зачёса, на полголовы высился даже над строем самого высокого — выпускного <text:s/>класса.</text:p>
      <text:p text:style-name="P1209">Взгляд его крупновеких глаз, сонно скользнув по тебе, заставлял тебя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209">Нечему удивляться, что когда Альбина Григорьевна сказала мне остаться после уроков и зайти в кабинет директора, потому что он вызывает — сердце моё упало.</text:p>
      <text:p text:style-name="P1209">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209">В длинном и узком кабинете с одним окном напротив двери, Пётр Иванович сидел за столом, что едва доставал ему до пояса, в профиль к входящим.</text:p>
      <text:p text:style-name="P1209">Он <text:span text:style-name="T1061">сказал</text:span> мне сесть на один из стульев с прямыми спинками, что рядочком стояли вдоль стенки напротив его стола.</text:p>
      <text:p text:style-name="P1209">Я выжидающе сел, а он раскрыл тонкую тетрадь и долго молчал, <text:span text:style-name="T1061">глядя в неё и </text:span>недовольно двигая толстыми, чётко очерченными губами.</text:p>
      <text:p text:style-name="P1209">- Это твоё сочинение по русской литературе,- <text:span text:style-name="T1061">объявил</text:span> он наконец.</text:p>
      <text:p text:style-name="P1209">- Вот ты тут пишешь, что летом небо не такое голубое, как осенью.</text:p>
      <text:p text:style-name="P1209">Он заглянул в тетрадку и вычитал:</text:p>
      <text:p text:style-name="P1209">- «Летом оно как будто пропылённое по краям...». Где это ты видел такое небо?</text:p>
      <text:p text:style-name="P1209">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209">- На Нежинской,- ответил я.</text:p>
      <text:p text:style-name="P1210"><text:soft-page-break/>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210">На мою робкую попытку защитить своё предложение, но он снова повторил свои увесистые доводы и я сдался.</text:p>
      <text:p text:style-name="P1210">- Да, одинаковое,- сказал я.</text:p>
      <text:p text:style-name="P1210">- Вот и хорошо, значит это предложение у тебя неправильное.</text:p>
      <text:p text:style-name="P1210">Так мы и продолжали; он разбивал в пух и прах каждое из предложений моего сочинения, не пропустив ни одного, а я, после непродолжительного сопротивления, соглашался.</text:p>
      <text:p text:style-name="P1328">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й бокового зачёса на лысине, как на <text:span text:style-name="T1062">неподвижном глобусе, запертом в комнате завхоза...</text:span></text:p>
      <text:p text:style-name="P1329">И я отрёкся, построчно, от начала и до конца, отрёкся от всех и каждого предложения в своём сочинении.</text:p>
      <text:p text:style-name="P1329">Да, Пётр Иванович, вы правы, она совершенно не вертится...</text:p>
      <text:p text:style-name="P1210">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210">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210">Когда я согласился с ним по всем пунктам, он отдал мне те<text:span text:style-name="T898">т</text:span>радь, сказал, что я могу идти, но чтобы ещё раз подумал.</text:p>
      <text:p text:style-name="P1210">Я вышел в давно опустевшую школу.</text:p>
      <text:p text:style-name="P1210">От входной двери слышалось погромыхивание вёдер о железо раковин и шум воды из кранов — уборщицы уже приступили к мытью полов.</text:p>
      <text:p text:style-name="P1211">Оглушённо прошёл я мимо этих пяти кранов, не глядя на своё отражение над пятью раковинами.</text:p>
      <text:p text:style-name="P1211">С высокого кирпичного крыльца я спускался с неясным чувством, что я это не я, и не знаю теперь что и как вообще.</text:p>
      <text:p text:style-name="P1211">Наверно, то же самое чувствовал Галилей, предав своё открытие.</text:p>
      <text:p text:style-name="P1211">У ворот я остановился и открыл свою тетрадку. В конце сочинения стояла дробная оценка: в знаменателе — за содержание — пусто, в делителе — за грамматические ошибки — четыре. </text:p>
      <text:p text:style-name="P1211">А потом, теми же красными чернилами, заокругленно красивым почерком, <text:span text:style-name="T89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898">крылатые </text:span>слова Островского из романа «Как закалялась сталь», вспомнить героев-краснодонцев...</text:p>
      <text:p text:style-name="P1211">В дальнейшем я писал по шаблонам — не вышел из меня неистовый Виссарион.</text:p>
      <text:p text:style-name="P1211"/>
      <text:p text:style-name="P1212">Кабинет физики нашей школы хорошее имел оборудование.</text:p>
      <text:p text:style-name="P1212">На окнах шторы из плотной синей материи на железных колечках. Они задёргивались для показа учебных фильмов по разным предметам.</text:p>
      <text:p text:style-name="P1212">Причём экрана не было — фильмы проецировались на большой квадрат матового стекла над классной доской. Прямо тебе двухметровый телевизор.</text:p>
      <text:p text:style-name="P1212">Кинопроектор же размещался в комнате позади этой доски и этого стекла.</text:p>
      <text:p text:style-name="P1212">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212">И <text:span text:style-name="T899">серая</text:span> бандура <text:span text:style-name="T899">двухдорожечного</text:span> магнитофона «Сатурн» <text:span text:style-name="T899">с плёнкой на белых бобинах.</text:span></text:p>
      <text:p text:style-name="P1212">Киномеханик <text:s/>и хранител<text:span text:style-name="T900">ь</text:span> всех этих богатств — учитель физики Эмиль Григорьевич Бинкин. </text:p>
      <text:p text:style-name="P1212"><text:soft-page-break/>Лет тридцати, к смуглой коже лица хорошо подходи<text:span text:style-name="T900">т</text:span> <text:span text:style-name="T900">кудрявисто</text:span> вьющаяся прядь чёрных, как смоль, волос, что нависла над прямым лбом, <text:span text:style-name="T900">наморщенным</text:span> удивлённо приподняты<text:span text:style-name="T900">ми</text:span> <text:s text:c="2"/>бров<text:span text:style-name="T900">ями</text:span>.</text:p>
      <text:p text:style-name="P1213">На переменах он что-то складывал-раскладывал в заветной комнате, утончённо чётко насвистывая различные мелодии — без капли фальши.</text:p>
      <text:p text:style-name="P1213">У меня к нему было насторóженное отношение.</text:p>
      <text:p text:style-name="P1213">Во-первых, за то, что на его физике не почитаешь.</text:p>
      <text:p text:style-name="P1213">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213">Учителям в радость — совсем тихий, никому не мешаю.</text:p>
      <text:p text:style-name="P1213">Некоторых, правда, заедало — видно же, что не уроком занят.</text:p>
      <text:p text:style-name="P1213">- Огольцов! Что я только что сказала?</text:p>
      <text:p text:style-name="P1213">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213">- Огольцов!</text:p>
      <text:p text:style-name="P1213">Ага, пора вынырнуть. Память отматывает запись фона на полминуты обратно.</text:p>
      <text:p text:style-name="P1213">- Вы, Алла Иосифовна, сказали, что read это неправильный глагол.</text:p>
      <text:p text:style-name="P1213">- Садись!</text:p>
      <text:p text:style-name="P1214">А потом на родительском собрании пожалуется маме:</text:p>
      <text:p text:style-name="P1214">- Вот вижу, что не тем занят, а поймать не могу.</text:p>
      <text:p text:style-name="P1214">У Бинкина проблем с ловлей нет. Он не просит повторить, он просто задаёт вопрос:</text:p>
      <text:p text:style-name="P1214">- Ну, и что из этого следует? Огольцов?</text:p>
      <text:p text:style-name="P1214">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214">Он убивал своей невозмутимостью и, казалось, знает даже на какой странице раскрыта книга для контрабандного чтения.</text:p>
      <text:p text:style-name="P1214">Пришлось хоть иногда готовиться к урокам физики, а чтение во время занятий перенести на химию и остальные.</text:p>
      <text:p text:style-name="P1214">Так что с Бинкиным я не связывался. Только один раз вступил в пререкания. Насчёт разности температуры тел.</text:p>
      <text:p text:style-name="P1214">Он спросил одинакова ли температура картошки и окружающего её супа в кастрюле. Я сказал, что нет.</text:p>
      <text:p text:style-name="P1214">- Увы, физика говорит, что да.</text:p>
      <text:p text:style-name="P1214">- Вчера я ел суп в обед и ничего — нормально, а раскусил картошку и язык обжёг. Куда эта физика смотрела?</text:p>
      <text:p text:style-name="P1214">Смех учеников смешался со звонком на перемену.</text:p>
      <text:p text:style-name="P1214">Вот почему для меня было полной неожиданностью, когда наша классная, Альбина Григорьевна, сказала, что в воскресенье, в одиннадцать часов я должен явиться в одиннадцатую школу на общегородскую олимпиаду по физике.</text:p>
      <text:p text:style-name="P1214"/>
      <text:p text:style-name="P1214">Солнечным воскресным утром я вышел из Нежинской на трамвайную остановку возле школы.</text:p>
      <text:p text:style-name="P1214">Престижная одиннадцатая находится за Переездом, недалеко от Вокзала.</text:p>
      <text:p text:style-name="P1214">Подошёл наш поселковый маленький красный трамвай с круглым, как нос клоуна, фонарём под кабинкой водителя.</text:p>
      <text:p text:style-name="P1214">Пониже носа-фонаря написан инвентарный номер вагона — 33. </text:p>
      <text:p text:style-name="P1214">Я, конечно, понимал, что всё это <text:span text:style-name="T901">чепуха и суеверие, но жаль было упускать подвернувшийся случай.</text:span></text:p>
      <text:p text:style-name="P1215">Если в номере автомашины, или в номере отпечатанном на билете в кино, или на том, что <text:soft-page-break/>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215">- Моя удача — точка!</text:p>
      <text:p text:style-name="P1215">Что я и сделал.</text:p>
      <text:p text:style-name="P1215">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215">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215">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215">Вот такие у нас хлопцы на посёлке КПВРЗ!</text:p>
      <text:p text:style-name="P1215"/>
      <text:p text:style-name="P1215">В Клубе показывали фильм «Мёртвый сезон». Мы втроём зашли на сеанс по контрамарке, но зрителей и без нас хватало.</text:p>
      <text:p text:style-name="P1215">Не так много, как на индийском «Зита и Гита», но с ползала наберётся.</text:p>
      <text:p text:style-name="P1215">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215">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215">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216">Вобщем, забойный фильм. Когда кончился, мы тихо так подались на выход — живут же люди интересной жизнью.</text:p>
      <text:p text:style-name="P1216">И тут Куба хлопнул своей ондатровой шапкой об кулак <text:s/>и говорит:</text:p>
      <text:p text:style-name="P1216">- Всё! Завтра иду к Соловью записываться в школу разведчиков.</text:p>
      <text:p text:style-name="P1216">Мы с Чепой захохотали и надолго, ведь Соловей — это участковый милиционер на Посёлке.</text:p>
      <text:p text:style-name="P1216">Правда, участковым его никто не называл, говорили просто «Соловей» и всем всё сразу ясно.</text:p>
      <text:p text:style-name="P1216">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216">Но у Соловья нюх ещё тот! И не раз, под бабкины проклятья, он выливал <text:s/>на землю упрятанный в кошёлку «самограй».</text:p>
      <text:p text:style-name="P1216">Однажды, какой-то ханыга не выдержал, упал на четыре кости перед самогонной лужей и — давай хлебать с земли! <text:span text:style-name="T902">Соловей поорал над ним, пару раз сапогом въехал, а тому уже усё ништяк. Ну, приехала машина увезли в вытрезвитель.</text:span></text:p>
      <text:p text:style-name="P1217">Но и над Соловьём расправы учиняли.</text:p>
      <text:p text:style-name="P1217">Заловят где-нибудь по тёмному и отметéлят. Случалось, керосином обливши <text:s/>зажигали. Или ломом руки перебьют.</text:p>
      <text:p text:style-name="P1217">Хлопцев всех, конечно, попересажáют. Он в гипсе отлежится и снова в милицейской фуражке на Базар, а там опять: «сол-сол-сол...»</text:p>
      <text:p text:style-name="P1217">Так что Куба неплохо пошутил про запись через Соловья в школу разведки.</text:p>
      <text:p text:style-name="P1215"/>
      <text:p text:style-name="P1190">На зимних каникулах победителей городской олимпиады по физике возили в город Сумы, на областную олимпиаду.</text:p>
      <text:p text:style-name="P1190">В конотопской группе кроме четырёх ребят оказалась одна девочка девятиклассница. Правда, <text:soft-page-break/>выглядела она вполне даже взрослой девушкой.</text:p>
      <text:p text:style-name="P1190">В Сумах нас разместили на одну ночь в гостинице. <text:s/>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90">Вскоре все собрались у нас. <text:s/>Руководитель группы принёс с собой пару сборников задач и упражнений по физике для поступающих в вузы.</text:p>
      <text:p text:style-name="P1190">Я таких книжек отродясь не видел и до этого момента считал, будто школьные учебники это всё, что есть по физике. Ан нет.</text:p>
      <text:p text:style-name="P1190">Для остальных городских победителей, включая шестиклассника, сборники, казалось, были давними знакомыми, друзьями не разлей вода.</text:p>
      <text:p text:style-name="P1190">Они принялись оживлённо обсуждать в каких там темах сложные задачи, а в каких не очень.</text:p>
      <text:p text:style-name="P1190">Учитель предложил для тренировки порешать немного.</text:p>
      <text:p text:style-name="P1218">Все тут же начали строчить формулы и пояснять их друг другу, но я там явно был «шестой лишний».</text:p>
      <text:p text:style-name="P1218">Задачки далеко выходили за пределы школьной программы, не из тех, которые Бинкин решал с нами на классной доске.</text:p>
      <text:p text:style-name="P1218">Потом мы вышли в город пообедать в столовой. На обратном пути я приотстал от группы и украдкой любовался походкой девочки-девушки.</text:p>
      <text:p text:style-name="P1218">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218">Туда-сюда. Мельк-мельк.</text:p>
      <text:p text:style-name="P1218">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218">Казалось бы — такая мелочь, но я давно уже стал ценителем и собирателем мелочей.</text:p>
      <text:p text:style-name="P1218">Некоторые книги перечитывались мною лишь потому, что я знал — там есть пара строк про это.</text:p>
      <text:p text:style-name="P1218">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218">Например, в рассказа Гарри Гаррисона про машину времени, <text:span text:style-name="T903">съёмочная группа перескочила в тысяча первый год для съёмок фильма.</text:span></text:p>
      <text:p text:style-name="P1219">Режиссёр объясняет тогдашнему викингу его роль:</text:p>
      <text:p text:style-name="P1219">«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904">— </text:span>будь-будь!»</text:p>
      <text:p text:style-name="P1219">Вот она — долгожданная деталь! Бретелька плавно соскальзывает с округлого плеча...</text:p>
      <text:p text:style-name="P1219">Это вам не расплывчатый «поцелуй в уста сахарные».</text:p>
      <text:p text:style-name="P1219">И в тот же вечер, накрывшись одеялом с головой, да ещё и крепко зажмурившись, я врываюсь к полусонной красотке. Но, конечно, без всяких дурацких кинокамер и подсветок.</text:p>
      <text:p text:style-name="P1219">Я не киношный викинг, а взаправдашный и у нас тут реальное средневековье.</text:p>
      <text:p text:style-name="P1219">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219">Я ложусь сверху...</text:p>
      <text:p text:style-name="P1219">По низу живота прокатывается горячая волна... Член напряжённо дрожит... Глаза зажмурены... И я... </text:p>
      <text:p text:style-name="P1219">Что?!!!</text:p>
      <text:p text:style-name="P1219">Я не знаю что дальше.</text:p>
      <text:p text:style-name="P1219">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220"><text:soft-page-break/>Лев Толстой горячо ратовал против рукоблудия. </text:p>
      <text:p text:style-name="P1220">Всякий святой начинает с прегрешений.</text:p>
      <text:p text:style-name="P1220">Никак не решу: можно ли мои эрекционные оргии приравнивать к обычной мастурбации?</text:p>
      <text:p text:style-name="P1220">С одной стороны, никакого механического трения ладонями не производилось, оргазма не было ни <text:s/>разу.</text:p>
      <text:p text:style-name="P1220">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p>
      <text:p text:style-name="P1220">Когда во дворе школы Куба спросил:</text:p>
      <text:p text:style-name="P1220">- Знаете, что, кто дрочится, у того на ладонях волосы вырастают?</text:p>
      <text:p text:style-name="P1221">Мы с Чепой дружно глянули на свои руки под довольный хохот Кубы.</text:p>
      <text:p text:style-name="P1221">Я знал, что ладони мои невинны, но глянул — чисто инстинктивно.</text:p>
      <text:p text:style-name="P1221"/>
      <text:p text:style-name="P1221">Вот и получается, что мелькающие туда-сюда складки впереди не такая уж и мелочь.</text:p>
      <text:p text:style-name="P1221">Возможно, в какой-то <text:s/>следующей из моих бесконтактных мастурбаций, зелёное пальто распахнётся и нежный голос промолвит:</text:p>
      <text:p text:style-name="P1221">- Тебе тоже холодно? Иди поближе — теплее будет...</text:p>
      <text:p text:style-name="P1221">И я...</text:p>
      <text:p text:style-name="P1221">Что?!!</text:p>
      <text:p text:style-name="P1221"/>
      <text:p text:style-name="P1221">Вечером учитель снова пришёл с задачниками и настойчиво предлагал обратить внимание на такие-то номера.</text:p>
      <text:p text:style-name="P1221">Победители их быстро расщёлкали, а я хранил молчание и заглядывал им через плечо с учёным видом знатока.</text:p>
      <text:p text:style-name="P1221">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221">На первом надо написать кто ты и <text:s/>откуда.</text:p>
      <text:p text:style-name="P1221">На втором — а не поместится, то и <text:s/>на третьем — переписать задание с доски. </text:p>
      <text:p text:style-name="P1221">Всего шесть задач.</text:p>
      <text:p text:style-name="P1221">Ничего себе! Три <text:s text:c="2"/>оказались из тех, что вечером наш старший решал с нами в гостинице.</text:p>
      <text:p text:style-name="P1221">Но для меня утро не стало мудреней вечера — как был, так и остался полный ноль.</text:p>
      <text:p text:style-name="P1222">Сидеть без дела скучно, а сразу подняться и уйти казалось невежливым.</text:p>
      <text:p text:style-name="P1222">Вокруг царила напряжённая тишина сосредоточенной работы мыслей. Вдруг отвлеку кого-то?</text:p>
      <text:p text:style-name="P1222">Я открыл последнюю страницу тетрадки и начал карандашом рисовать разбойника.</text:p>
      <text:p text:style-name="P1222">Мне хорошо представлялось его лицо — широкие усы, глаза-сливы, на голове тюрбан. И чуть оглядывается через плечо.</text:p>
      <text:p text:style-name="P1222">Но на бумаге выходило всё не то. И даже пистолет с широким раструбом, как у разбойников в «Снежной королеве», не помог делу.</text:p>
      <text:p text:style-name="P1222">М-да, не потянул я на Ньютона; и Репин из меня тоже никакой.</text:p>
      <text:p text:style-name="P1222">Я вспомнил папиного ослика, который вывез его из партшколы.</text:p>
      <text:p text:style-name="P1222">Похоже, мне придётся пешком...</text:p>
      <text:p text:style-name="P1222">Я отнёс тетрадку на стол проверяющих и вышел за дверь.</text:p>
      <text:p text:style-name="P1218"/>
      <text:p text:style-name="P1190"/>
      <text:p text:style-name="P1160"/>
      <text:p text:style-name="P1160">Конечно же, фиаско в столь важных областях — физика и живопись — меня морально сплющило.</text:p>
      <text:p text:style-name="P1160">Чтоб заглушить чувство неполноценности, а короче — с горя, я приобрёл пачку сигарет с фильтром, «Орбита» за тридцать копеек.</text:p>
      <text:p text:style-name="P1160">Однако, орбитальное испытание было отложено до возвращения в Конотоп, да и там минуло <text:soft-page-break/>дня два, пока я улучил момент уединиться с этой пачкой в огородном туалете.</text:p>
      <text:p text:style-name="P1160">Затяжка. Две. Кашель. Зеленовато-прозрачные бублики плывут перед глазами. Тошнота.</text:p>
      <text:p text:style-name="P1160">Всё как описывал Марк Твен. </text:p>
      <text:p text:style-name="P1160">Надо верить классикам — не пришлось бы выбрасывать в сортирную дыру почти непочатую пачку «Орбиты» за тридцать копеек.</text:p>
      <text:p text:style-name="P1161"/>
      <text:p text:style-name="P1161">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62">У входа, лицом к Вокзалу, <text:span text:style-name="T872">высокий серый пьедестал с белым памятником Ленина.</text:span></text:p>
      <text:p text:style-name="P1160">Стоит в полный рост, схватив себя за лацкан пиджака, правая рука опущена во всю длину и чуть отведена назад. Поэтичная статуя.</text:p>
      <text:p text:style-name="P1163">Позади памятника, опять-таки в окружении деревьев, трёхэтажная махина ДК Луначарского. В просторечии — Лунатик.</text:p>
      <text:p text:style-name="P1163">Не комиссар просвещения, конечно, а дом культуры.</text:p>
      <text:p text:style-name="P1163">Никаких архитектурных излишеств — ровные стены, квадратные окна, прямоугольный вход.</text:p>
      <text:p text:style-name="P1163">Лунатик имеет и четвёртый этаж, уходящий вглубь земли — кинозал.</text:p>
      <text:p text:style-name="P1163">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63">Ажиотаж вокруг ДК разгорался во втором полугодии учебного года, когда там проводился сезон игр КВН между школами.</text:p>
      <text:p text:style-name="P1163">Вот когда всем хотелось попасть в зал на втором этаже с гладким паркетным полом и тесными рядами кресел.</text:p>
      <text:p text:style-name="P1163">Билеты на КВН не продавались. Их приходилось выпрашивать у пионервожатого школы, <text:span text:style-name="T873">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64">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4">Зимой уроки физкультуры проводились на улице.</text:p>
      <text:p text:style-name="P1164">Учительница Любовь Ивановна отпирала «кандейку» рядом с дверью в пионерскую комнату и библиотеку в одноэтажном здании мастерской.</text:p>
      <text:p text:style-name="P1164">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4">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64">Рядом с ней стояли пара девочек, которые в этот день, почему-то, бегать не могли и держали классный журнал.</text:p>
      <text:p text:style-name="P1164">Интересное получается равноправие: девочки могут не бегать и — ничего; а ребята, хочешь ты, или нет — беги!</text:p>
      <text:p text:style-name="P1165">Крепления из ремешков слишком жёсткие и неудобные. То ли дело те, что когда-то сделал на мои лыжи отец из толстой круглой резины.</text:p>
      <text:p text:style-name="P1165">Но на уроки я свои лыжи не приносил — они для внешкольного пользования.</text:p>
      <text:p text:style-name="P1165"/>
      <text:p text:style-name="P1165">В тот день после обеда мы втроём пошли кататься с горки на краю Подлипного, по ту сторону Рощи.</text:p>
      <text:p text:style-name="P1165">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5">Один даже хотел ударить Кубу, но тот увернулся и погнал вниз. Мы с Чепой тоже, но не в самом крутом месте: упадёшь — отберут лыжи, а наискосок.</text:p>
      <text:p text:style-name="P1165">Те двое побежали за нами и на въезде в Рощу передний наступил на конец моей лыжи. Я упал.</text:p>
      <text:p text:style-name="P1165"><text:soft-page-break/>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5">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5">Это зрелище тоже исчезло от удара в лицо. Я упал под дерево.</text:p>
      <text:p text:style-name="P1165">- Чё не понял? Снимай лыжи.</text:p>
      <text:p text:style-name="P1165">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5">Они сказали мне уматывать и сами ушли.</text:p>
      <text:p text:style-name="P1165">Я побрёл на лыжах через Рощу, затыкая нос комьями снега; один промокнет — скатываю другой.</text:p>
      <text:p text:style-name="P1165">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65">Я снял лыжи во дворе и поднялся на крыльцо пустой школы. <text:span text:style-name="T874">Кровь уже не шла.</text:span></text:p>
      <text:p text:style-name="P1166">К пяти часам уборщицы уже уходили, оставался лишь сторож; ну, иногда пионеры какого-нибудь класса готовили монтаж под баян пионервожатого.</text:p>
      <text:p text:style-name="P1166">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6">Я умылся и, когда Куба сказал, что лучше всё равно не будет, вытерся платком. В носу тупо гýпало.</text:p>
      <text:p text:style-name="P1166">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6">Всё потому, что слишком полагаемся на выпускные классы. Надо ломать эту порочную практику. Нужны новые силы. Так сказать, новая кровь.</text:p>
      <text:p text:style-name="P1166">Я оглянулся на Кубу. Тот пожал плечами и Володя Гуревич объявил, что капитаном команды КВН нашей школы буду я.</text:p>
      <text:p text:style-name="P1166">У меня загýпало сильнее, но не в носу, а в затылке, как от той публикации в журнале «Пионер».</text:p>
      <text:p text:style-name="P1166"/>
      <text:p text:style-name="P1167">Спустя месяц команда тринадцатой школы неожиданно для всех выиграла свою первую игру в КВН.</text:p>
      <text:p text:style-name="P1167">На конкурсе приветствия мы с Кубой вышли в настоящих фраках и треуголках из костюмерной Клуба КПВРЗ.</text:p>
      <text:p text:style-name="P1167">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7">- Москва — как много в этом звуке для сердца...</text:p>
      <text:p text:style-name="P1167">Затем, стряхнув поэтическую зачарованность, <text:s/>отрывисто приказал маршалу Мюрату:</text:p>
      <text:p text:style-name="P1167">- Москву спалить!</text:p>
      <text:p text:style-name="P1167">Куба шмыгнул носом и ответил:</text:p>
      <text:p text:style-name="P1167">- Бу зделана!</text:p>
      <text:p text:style-name="P1167">Зал покатился со смеху, остальная наша команды вышла в обычной одежде и треуголках из ватмана под звуки закулисного баяна.</text:p>
      <text:p text:style-name="P1167">Мы ещё немножко пошутили и выиграли приветствие, а там и всю игру.</text:p>
      <text:p text:style-name="P1167">Вот так шутя дошли мы до финальной игры в мае, потому что все уже знали — мы сильная команда и если <text:span text:style-name="T875">уж</text:span> нашим шуткам не смеяться, тогда каким же?</text:p>
      <text:p text:style-name="P1168">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68">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text:soft-page-break/>КВН на Центральном телевидении.</text:p>
      <text:p text:style-name="P1168">Володя Гуревич громко смеялся в ответ и говорил, что победителей не судят.</text:p>
      <text:p text:style-name="P1168">И вот финал, и обе команды на сцене, председатель жюри зачитывает в свой микрофон окончательные результаты игры:</text:p>
      <text:p text:style-name="P1168">- ...победителем становится команда КВН средней школы номер тринадцать!</text:p>
      <text:p text:style-name="P1168">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68">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68">Это меня качали.</text:p>
      <text:p text:style-name="P1168">На следующий год мы опять победили, но обошлось без подбрасываний капитана в воздух.</text:p>
      <text:p text:style-name="P1168">В десятом классе мы дошли до финала, но уступили престижной одиннадцатой школе.</text:p>
      <text:p text:style-name="P1168">В тот раз мы содрали сценарий <text:span text:style-name="T876">у команды в теле-КВН за текущий год.</text:span></text:p>
      <text:p text:style-name="P1169">Виденное по телеку было ещё слишком свежо в памяти многих и нас обвинили в наглом плагиате.</text:p>
      <text:p text:style-name="P1169"><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9">Я с удивлением думал о мгновенных переменах судьбы: за один и тот же день из растоптанного лыжника — в капитаны, чёрт побери!</text:p>
      <text:p text:style-name="P1169">Так что на судьбу мне обижаться не за что.</text:p>
      <text:p text:style-name="P1169">Просто с того дня мой безукоризненно римский нос так и остался малость свёрнутым вправо.</text:p>
      <text:p text:style-name="P1169"/>
      <text:p text:style-name="P1170">Судьба, она же фортуна, прямо не ходит, а движется по синусоиде, как алкаш на поддаче, да плюс к тому ещё и волнообразно: <text:span text:style-name="T877">гребень — впадина, вверх — вниз.</text:span></text:p>
      <text:p text:style-name="P1171">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71">Поздравляет с победой в КВН, а в конце ещё и строку из Маяковского ввернула:</text:p>
      <text:p text:style-name="P1171">«желаю тебе светить везде, светить всегда...»</text:p>
      <text:p text:style-name="P1171">Не стал я отвечать, то ли смех Володи меня остановил, или стыдно стало, что я без её ведома зелёное пальто на ней расстёгивал.</text:p>
      <text:p text:style-name="P1171">А сегодня поехал на Мир, 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71">В книжных магазинах продают отдельные ампулы — короткие и подлиннее, но там дороже.</text:p>
      <text:p text:style-name="P1171">На обратном пути стою 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71">Неужто в других городах другие правила? <text:span text:style-name="T878">И кто-нибудь, кроме меня, читал эти столбцы с подзаголовками?</text:span></text:p>
      <text:p text:style-name="P1172">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72">Но бумага, хоть и за стеклом, а видно, что толще газетной.</text:p>
      <text:p text:style-name="P1172">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72">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72">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text:soft-page-break/>пробилась?</text:p>
      <text:p text:style-name="P1172">А то можешь ведь по одному талону месяц ездить.</text:p>
      <text:p text:style-name="P1172">Хотя некоторые держат в карманах штук десять пробитых и ездят бесплатно. При проверке достают их целую горсть:</text:p>
      <text:p text:style-name="P1173">- А откуда я знаю какой там тот? Шукайте сами.</text:p>
      <text:p text:style-name="P1173">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73">Под этими правилами я и стоял, хотя места были, но зимой кажется, что стоя теплее.</text:p>
      <text:p text:style-name="P1173">На Зеленчаке подсел один парень. Я его знаю, хоть и не по имени. Он из выпускного класса нашей школы. <text:s/>И в Клубе я его пару раз видел.</text:p>
      <text:p text:style-name="P1173">Подходит ко мне. Привет. Привет. Ну, чё? Да, ничё. Помолчали.</text:p>
      <text:p text:style-name="P1173">И смотрю — он меня зажимать начинает. Справа окно с поручнем, за спиной кабина с Правилами. Он за поручень схватился и зажал меня в углу.</text:p>
      <text:p text:style-name="P1173">Я ему: «Харэ! Ты чё?» </text:p>
      <text:p text:style-name="P1173">А он только хихикает да глаза жмурит, но не выпускает.</text:p>
      <text:p text:style-name="P1173">Я на пассажиров смотрю — их <text:s/>хоть немного, но есть; а они все так уныло-задумчиво в окна уставились. Как будто что-то видно через замёрзшее стекло.</text:p>
      <text:p text:style-name="P1173">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73">Вот же придурок. Да запишись ты в Клубе на секцию классической борьбы и трись там в партере об партнёра.</text:p>
      <text:p text:style-name="P1173">Но до чего ж унизительно — прославленный капитан КВН в таком синусоидном провале.</text:p>
      <text:p text:style-name="P1173"/>
      <text:p text:style-name="P1174">А следующий гребень подкатил в конце апреля на всесоюзной игре «Зарница».</text:p>
      <text:p text:style-name="P1174">Номинально, это игра пионерская, но в ней участвуют все старшие классы.</text:p>
      <text:p text:style-name="P1174">Меня назначили командиром сводного <text:s text:c="2"/>отряда школы!</text:p>
      <text:p text:style-name="P1175">Никаких погонов, никакого раздела на «синих» и зелёных». Но всем быть с рюкзаками, или ранцами с походной амуницией — миска, ложка, нитки и иголка.</text:p>
      <text:p text:style-name="P1175">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5">Над ними стоял туман. Учителя физкультуры, Иван Иванович и Любовь Ивановна, вскрыли конверт с бумагой-схемой дальнейшего продвижения.</text:p>
      <text:p text:style-name="P1175">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75">Туман редел и меж его клубами виднелось кочковатое поле. </text:p>
      <text:p text:style-name="P1175">Раздалась команда «В атаку!» и мы побежали по полю крича «ура!»</text:p>
      <text:p text:style-name="P1176">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6">Потом мы остановились, не доходя до Подлипного, на поле с редкими толстыми вязами.</text:p>
      <text:p text:style-name="P1176">Туман рассеялся и день стал солнечным.</text:p>
      <text:p text:style-name="P1176">От села приехала настоящая полевая кухня цвета хаки. Нас накормили горячим супом,</text:p>
      <text:p text:style-name="P1176">Мы вернулись через Рощу в школу и снова построились на линейку.</text:p>
      <text:p text:style-name="P1176">Я, как командир, стоял лицом к строю — с шестого по десятый — и какой-то оператор снимал нас стрекочущей кинокамерой.</text:p>
      <text:p text:style-name="P1176">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выпячиваю грудь колесом и тянусь чуть ли не на цыпочки.</text:p>
      <text:p text:style-name="P1176"/>
      <text:p text:style-name="P1176">Вот иногда думаю, если б не ежедневное таскание воды из колонки в хату — я так и <text:soft-page-break/>оставался бы <text:span text:style-name="T879">в строю </text:span>четвёртым <text:span text:style-name="T879">от начала</text:span>, или росту добавилось бы?</text:p>
      <text:p text:style-name="P1176"/>
      <text:p text:style-name="P1177">В ту весну у меня появилась мечта о дальнем странствии и непременно на плоту. <text:s/>Скорее всего меня впечатлил <text:s/>Кон-Тики Тура Хейердала.</text:p>
      <text:p text:style-name="P1177">Я поделился мечтой с Чепой и Кубой и они её одобрили, сказали, что хорошо бы.</text:p>
      <text:p text:style-name="P1177">Мы даже начали обсуждать детали её исполнения.</text:p>
      <text:p text:style-name="P1177">Если плот построить на Сейму и поплыть до впадения его в Десну; и дальше по течению до Днепра, а там можно спуститься и до Чёрного моря!</text:p>
      <text:p text:style-name="P1177">И непременно совершить это путешествие до августа, потому что потом Куба уедет поступать в мореходку, а Чепа в горный техникум в Донецке.</text:p>
      <text:p text:style-name="P1177">Мечта длилась недели две, а затем начала увядать.</text:p>
      <text:p text:style-name="P1177">Всё более неодолимые сложности вставали на пути её осуществления.</text:p>
      <text:p text:style-name="P1177">Из чего строить плот? Ну, допустим, как-то договоримся со сторожем в том сосновом лесу на Сейму. Но как доставить брёвна из лесу к реке? Полкилометра волоком? Так нужно ж не одно, не два.</text:p>
      <text:p text:style-name="P1177">Потом мне пришла в голову мысль, которая окончательно разнесла мечту вдребезги.</text:p>
      <text:p text:style-name="P1177">Я вспомнил, что на Днепре по плану ГОЭРЛО понастроили гидроэлектростанций. А это уже неодолимая преграда.</text:p>
      <text:p text:style-name="P1177">Разбирать плот и перетаскивать на ту сторону плотины по брёвнышку?</text:p>
      <text:p text:style-name="P1177">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7">Тем более, что у нас появилась более неотложная задача.</text:p>
      <text:p text:style-name="P1177">Володя Гуревич, он же Ильич, объявил, что мы должны сломить гегемонию одиннадцатой школы на городских конкурсах бальных танцев.</text:p>
      <text:p text:style-name="P1178">Из двух параллельных восьмых классов на первое занятие кружка <text:s/>собралось пять пар.</text:p>
      <text:p text:style-name="P1178">Володя показывал нам движения бального вальса, а потом играл нам его на баяне, чтоб мы танцевали.</text:p>
      <text:p text:style-name="P1178">На второе занятие Чепа не пришёл, сказал, что не хочет.</text:p>
      <text:p text:style-name="P1178">Мы с Кубой продержались подольше, но скоро кружок распался.</text:p>
      <text:p text:style-name="P1178">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78"/>
      <text:p text:style-name="P1178">В двадцатых числах мая мы с Кубой поехали на великах на сеймовской пляж открывать сезон купания.</text:p>
      <text:p text:style-name="P1178">Оказывается проехать двенадцать километров на велосипеде по ровной тропинке вдоль железнодорожного полотна не так уж и трудное дело.</text:p>
      <text:p text:style-name="P1178">Правда на пляже не оказалось ни души, только мы да наши велики на песке. И вода была ещё холодная, но мы всё равно искупались.</text:p>
      <text:p text:style-name="P1178">Тут из кустов слетелись комариные полчища, <text:s/>пищат-гудят со всех сторон и так больно жалят, наверно, с отвычки.</text:p>
      <text:p text:style-name="P1178">Мы попробовали зарыться в песок, но он тоже холодный, а от комаров не спасает. </text:p>
      <text:p text:style-name="P1178">Мы орали как бешеные на пустом пляже, а потом ещё искупнулись и погнали обратно в Конотоп.</text:p>
      <text:p text:style-name="P1178">Мы ещё не знали, что жизнь, вобщем-то, складывается из утрат; но чувствовали, что с этого пляжа пути наши расходятся...</text:p>
      <text:p text:style-name="P1178"/>
      <text:p text:style-name="P1179">Да, в тот год тринадцатая школа стала гегемоном во всём, кроме бальных танцев.</text:p>
      <text:p text:style-name="P1179">Мы победили даже на соревновании между школами в заключительном этапе всесоюзной игры «Зарница».</text:p>
      <text:p text:style-name="P1179">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9">Конкурсы были всякие: эстафета <text:span text:style-name="T880">с переносом «пострадавшего»</text:span>, <text:span text:style-name="T880">кто скорее установит</text:span> <text:soft-page-break/><text:span text:style-name="T881">двухместную </text:span>палатк<text:span text:style-name="T880">у</text:span>, <text:span text:style-name="T880">кто лучше </text:span>налож<text:span text:style-name="T880">ит</text:span> повяз<text:span text:style-name="T880">ку из </text:span>бинтов.</text:p>
      <text:p text:style-name="P1179">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9">Я следил за мимикой его лица.</text:p>
      <text:p text:style-name="P1179">Кто-то сказал 20 метров. Судья задрал правую бровь — наверняка перебор. На предположение в 14 метров, рот судьи опустил левый уголок — маловато.</text:p>
      <text:p text:style-name="P1179">Я назвал среднее арифметическое — 17 метров и, опросив всех, судья сверился со своими записями и сказал, что у меня глаз — алмаз.</text:p>
      <text:p text:style-name="P1179">Но всё решал последний конкурс — у кого скорее вскипит на костре вода в десятилитровом жестяном ведре. Тут уж <text:span text:style-name="T881">никто никому не подсудит и чтение мимики не спасёт.</text:span></text:p>
      <text:p text:style-name="P1180">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80">Красные языки пламени мотаются туда-сюда под ветром, лижут жесть ведра, что чернеет от копоти.</text:p>
      <text:p text:style-name="P1180">Ветер — сволочь! Вон сколько сколько пламени относит в сторону от ведра.</text:p>
      <text:p text:style-name="P1180">Двенадцатая школа пытается управлять огнём — держат в руках одеяло, загораживают свой костёр от ветра.</text:p>
      <text:p text:style-name="P1180">А мы?</text:p>
      <text:p text:style-name="P1180">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80">Ни один учебник не дал мне более чёткого понятия об этапах закипания воды.</text:p>
      <text:p text:style-name="P1180">Нагрев, лёгкий парок над водой, образование мелких пузырьков на стенках; они всплывают, <text:span text:style-name="T880">образуя пену</text:span> и, наконец, вода в ведре начинает бугриться и подпрыгивать, от неё валит белый пар.</text:p>
      <text:p text:style-name="P1180">Судья останавливает секундомер. Ура! Мы — первые!</text:p>
      <text:p text:style-name="P1180">А двенадцатая школа всё ещё стоит вокруг своего ведра, заглядывая на пузырьки на стенках.</text:p>
      <text:p text:style-name="P1180">Участники соревнования грузятся в автобусы. Кто хочет — могут остаться на ночёвку в двух <text:span text:style-name="T880">больших шатровых палатках; за ними приедут утром.</text:span></text:p>
      <text:p text:style-name="P1181">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81">Я начал мочиться, оглядываясь по сторонам. И вдруг какая-то часть леса шевельнулась и отделилась от остального. Что происходит?</text:p>
      <text:p text:style-name="P1181">Непривычные глазу формы начали складываться во что-то общее...</text:p>
      <text:p text:style-name="P1181">О! Так это же лось! Какая громадина! И как близко стоял...</text:p>
      <text:p text:style-name="P1181">Я смотрю вслед уходящему меж деревьев великану и думаю — не зря я остался на ночёвку.</text:p>
      <text:p text:style-name="P1181">Ночью я пожалел, что остался.</text:p>
      <text:p text:style-name="P1181">По неопытности и излишней склонности к разнузданному индивидуализму, я лёг с краю на подстеленное одеяло, под брезентовой стенкой палатки.</text:p>
      <text:p text:style-name="P1181">Ночной холод пробудил меня через час и заставил прижиматься спиной к предпоследнему в поисках хоть капли тепла.</text:p>
      <text:p text:style-name="P1181">Промаявшись на грани замерзания несколько тёмных часов, я вылез из палатки, когда вокруг начинало сереть.</text:p>
      <text:p text:style-name="P1181">Костёр угасший ещё вчера подёрнут седым пеплом, но всё равно перед ним сидят двое из соседней палатки. <text:span text:style-name="T882">Должно быть сдуру, как и я, ложились спать крайними.</text:span></text:p>
      <text:p text:style-name="P1182">Автобус за нами не пришёл. Вместо него на поляну въехал «козёл» с брезентовым верхом и нам объяснили, что случилась накладка.</text:p>
      <text:p text:style-name="P1182">Свёрнутые палатки и девочки поместились в машине, а нам сказали идти в город пешком и там занести в Дом пионеров опорные столбы палаток, что не помещаются в «козла».</text:p>
      <text:p text:style-name="P1182">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82">Двенадцатая школа скоро скрылась из виду со своим столбом, а мы, отстали и редели рядами, <text:soft-page-break/>потому что кое-кто уходили вперёд и больше ни догнать их, ни увидеть не удалось.</text:p>
      <text:p text:style-name="P1182">На окраинную трамвайную остановку <text:span text:style-name="T883">мы добрели втроём — </text:span><text:s/>я, мой одноклассник Саша Скосарь и гладкий, выточенный из сосны, зелёный столб.</text:p>
      <text:p text:style-name="P1183">Я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p>
      <text:p text:style-name="P1183"/>
      <text:p text:style-name="P1184">Весной отец поменял место работы. 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4">Зарплата слесаря в <text:s/>КЭМЗе была чуть выше. Насколько выше я не знаю, никогда не вникал.</text:p>
      <text:p text:style-name="P1184">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4">Помимо кэмзовской зарплаты, отец ещё подрабатывал ремонтом телевизоров, от которых даже мастера из телеателье отказывались.</text:p>
      <text:p text:style-name="P1184">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4">Потом приходит — <text:s/>подвеселелый, с троячкой заработка. На выговоры мамы — резонный ответ: «а ты меня поила?»</text:p>
      <text:p text:style-name="P1184">Иногда процедура затягивалась на два вечера. В первый отец возвращался домой трезвым, без трёхрублёвки и без своей сумки — она оставлена у клиента до окончания ремонта.</text:p>
      <text:p text:style-name="P1184">Особо сложные случаи привозили нам на хату.</text:p>
      <text:p text:style-name="P1184">Отец ставил <text:span text:style-name="T884">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85">Он переворачивал его и так, и эдак, приговаривая:</text:p>
      <text:p text:style-name="P1185">- Ну, чего ж ты хочешь-то, а? Родной?</text:p>
      <text:p text:style-name="P1185">Среди ночи я просыпался от резкого шипенья — отец, при свете настольной лампы, добился, чтоб по экрану забегали полосы развёртки:</text:p>
      <text:p text:style-name="P1185">- Так вот чего ты не стреляла? Не заряжена была!</text:p>
      <text:p text:style-name="P1185">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85">Всё-таки, не зря отец мой делал подшивки из журнала «Радио».</text:p>
      <text:p text:style-name="P1185"/>
      <text:p text:style-name="P1185">Мама тоже хотела поменять работу, но никак не получалось найти другую.</text:p>
      <text:p text:style-name="P1185">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5">Отдел кадров ответил:</text:p>
      <text:p text:style-name="P1185">- Приводи.</text:p>
      <text:p text:style-name="P1185">Мама сперва не поверила — за полгода до этого тот же начальник наотрез говорил, что рабочих мест нет.</text:p>
      <text:p text:style-name="P1185">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5">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5">Беременных на работу брать ему не позволяется — месяц поработает, а потом плати ей целый год декретные. Его за это по головке не погладят. </text:p>
      <text:p text:style-name="P1185"><text:soft-page-break/>А это оказывается у неё просто комплекция такая.</text:p>
      <text:p text:style-name="P1186">Так мама стала прессовщицей — засыпала спецпорошки в формы деталей и включала нагревательный пресс. Она работала в две смены; неделю в первую: с восьми до пяти; неделю во вторую: с пяти до полпервого — перерыв укорóчен.</text:p>
      <text:p text:style-name="P1186">Летом от пресса адская жара, да и формы тяжёлые — пойди поворочай.</text:p>
      <text:p text:style-name="P1186">После полуночи трамваи ходят очень редко — пока дождёшься, чтоб доехать от КЭМЗа до Переезда.</text:p>
      <text:p text:style-name="P1186">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6">Зато в нашей хате и во дворе появилась масса всяческих коробочек и финтифлюшек из пластмассы разного цвета. Мама приносила с работы бракованные детали, которые не доварились в форме под прессом, или повреждены при вытаскивании.</text:p>
      <text:p text:style-name="P1186">Вот тут уголок откололся — но какая модерновая получилась пепельницы!</text:p>
      <text:p text:style-name="P1186">И у Жульки симпатичная ребристая ванночка для питьевой воды.</text:p>
      <text:p text:style-name="P1186">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6"/>
      <text:p text:style-name="P1186">- <text:span text:style-name="T885">Мама,- спросил я, должно быть под впечатлением от какого-то автора-нигилиста,- В чём у тебя смысл жизни? Ты зачем вообще живёшь?</text:span></text:p>
      <text:p text:style-name="P1187">- Зачем?- ответила мама. - Чтобы увидеть как вы повырастаете, как счастливыми станете.</text:p>
      <text:p text:style-name="P1187">Я заткнулся, потому что иногда у меня всё-таки хватает ума не умничать.</text:p>
      <text:p text:style-name="P1187"/>
      <text:p text:style-name="P1187">Перемены происходили не только у нас, но и во всей хате.</text:p>
      <text:p text:style-name="P1187">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7">Туда въехала мать одиночка Анна Саенко с дочерью Валентиной.</text:p>
      <text:p text:style-name="P1187">Валентина была на год старше меня, но с виду — наоборот — такая маленькая, рыжая, правда, с длинным носом.</text:p>
      <text:p text:style-name="P1187">Вечерами она выходила поиграть с нами — моими младшими и мной — в карты на широкой скамейке под своим окном у крыльца. Очень даже удобная скамейка — можно опереться спиной на мазанную стену хаты в такой давней побелке, что не оставляет следов.</text:p>
      <text:p text:style-name="P1187">Во время игры, пользуясь сумерками, я иногда прикасался плечом к плечу Валентины.</text:p>
      <text:p text:style-name="P1187">Такое мягонькое. И всё начинало плыть.</text:p>
      <text:p text:style-name="P1159">Она отстранялась, но иногда и не сразу, отчего пульс во мне учащался и жарчел.</text:p>
      <text:p text:style-name="P1159">Но потом она перестала выходить, Наверно, я чересчур вжимался в её плечо.</text:p>
      <text:p text:style-name="P1159"/>
      <text:p text:style-name="P1159">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59">Отец поменял в нём крышу; вместо руберойда покрыл жестью, не новой, конечно, но всё же.</text:p>
      <text:p text:style-name="P1159">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Хотя бы ножницы для резки жести, например. Ведь в магазинах ничего такого не продаётся.</text:p>
      <text:p text:style-name="P1159">Вон и Чепа, если что-то нужно сразу сюда:</text:p>
      <text:p text:style-name="P1159">- Дядь Коля, дайте дрель.</text:p>
      <text:p text:style-name="P1159">- Дядь Коля, натфель надо.</text:p>
      <text:p text:style-name="P1159">В стене напротив двери отец вставил остеклённую раму с петлями, как на веранде.</text:p>
      <text:p text:style-name="P1159">Проводку проложил из нашего сарая, они ведь через стенку.</text:p>
      <text:p text:style-name="P1159">Дядя Толик у себя на работе выписал списанные ящики от вертолётных запчастей, потому что в рембазе ремонтируют вертолёты. Получились щиты для пола.</text:p>
      <text:p text:style-name="P1159">Теперь в маленьком сарае отцова мастерская с тисками и всем, что нужно. А под той стеной, <text:soft-page-break/>где не распрямиться во весь рост из-за ската крыши, стоит дяди Толикина «Ява».</text:p>
      <text:p text:style-name="P1159">Большой сарай попросторнел и под его двускатной крышей сложили длинные доски от разобранных ящиков.</text:p>
      <text:p text:style-name="P1188">На доски положены дверные створки, что были в хате между кухней и комнатой, <text:s/>но сняты на лето. Закрывать их не получается — дышать нечем, а место занимают.</text:p>
      <text:p text:style-name="P1188">На створки постелен матрас и теперь это моя летняя дача.</text:p>
      <text:p text:style-name="P1188">Постель получилась на высоте второй полки вагонного купе, но пошире. Рядом на стене отец закрепил раздвижную лампу в жестяном абажурчике — ночью читай сколько влезет.</text:p>
      <text:p text:style-name="P1188">Ещё я забрал сюда маленький приёмник «Меридиан». Его отдал отцу кто-то из клиентов в благодарность за ремонт телевизора. <text:s/>Приёмник, конечно, совсем не работал, но за пару недель отец достал нужные детали и теперь у меня дача — лучше не бывает.</text:p>
      <text:p text:style-name="P1188">Хочешь — читай, хочешь — радио слушай. И главное никто не скажет «свет туши», или «да выключи ты уже эту шарманку!»</text:p>
      <text:p text:style-name="P1188">Лежу тут один, конус света на раскрытой книге. Только собаки на огородах лают. Одна начнёт, другая продолжит. <text:s/>Наш Жулька в их перекличке почти не участвует — старый уже.</text:p>
      <text:p text:style-name="P1188">Вот интересно что выйдет, если сложить сложить вместе весь собачий лай, пусть даже который не слышишь? 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Тоже мне, планета людей называется.</text:p>
      <text:p text:style-name="P1188">А приёмник лучше включать ночью. </text:p>
      <text:p text:style-name="P1189">Во-первых, постоянно передают «Концерт после полуночи», а там не только Георг Отс, но и Дин Рид бывает. Потом, с часу до двух, «Для тех, кто в море» <text:span text:style-name="T886">—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А где-то с четырёх и почти до шести джаз играет — рояль, контрабас и ударник, но какую музыку делают! Прослушайте этюд «Весеннее настроение», пожалуйста, и такое сбацают <text:span text:style-name="T886">— </text:span>улёт! Ну, а в шесть передают гимн Советского Союза и пошёл обычный «Маяк».</text:p>
      <text:p text:style-name="P1189">Один раз я так и не заснул всю ночь.</text:p>
      <text:p text:style-name="P1189">Потому что, когда начало светать, съездил на велике на Болото. Привёз охапку сена из тамошних стогов для наших двух кроликов.</text:p>
      <text:p text:style-name="P1189">Кроликов Чепа дал, он их много держит — пять клеток, так отец велел заготовить нашим корма.</text:p>
      <text:p text:style-name="P1189">А потом я подумал — день уже начался, интересно: сколько смогу продержаться без сна?</text:p>
      <text:p text:style-name="P1189">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9">Вобщем, вернулся к себе на дачную полку и — заснул.</text:p>
      <text:p text:style-name="P1189">А когда встал — светло, пошёл в хату — на ходиках пять часов, но в календаре уже другой день.</text:p>
      <text:p text:style-name="P1189">Я проспал больше суток?</text:p>
      <text:p text:style-name="P1189">Все смеются, говорят:</text:p>
      <text:p text:style-name="P1189">- Да! Здоров ты спать!</text:p>
      <text:p text:style-name="P1189">Потом оказалось, что дядя Толик придумал оторвать листок календаря.</text:p>
      <text:p text:style-name="P1189">Вобщем, кролики у нас тоже совсем недолго продержались.</text:p>
      <text:p text:style-name="P1159"/>
      <text:p text:style-name="P1120"/>
      <text:p text:style-name="P1120">В то воскресенье я опять поехал на Сейм велосипедом, но уже один.</text:p>
      <text:p text:style-name="P1121">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21">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text:soft-page-break/>на разостланных по песку одеялах-покрывалах и <text:s/>начинают уминать свои вкуснятины.</text:p>
      <text:p text:style-name="P1121">Долго ещё?</text:p>
      <text:p text:style-name="P1121">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22">Наконец, по мосту через Сейм прогрохотала двухчасовая электричка на Хутор Михайловский. <text:s/>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22">Что за дела? Договорились же — буду ждать их на пляже. Жрать охота.</text:p>
      <text:p text:style-name="P1122">Тут ко мне подошёл Саша Плаксин, он жил на углу Гоголя, напротив колонки.</text:p>
      <text:p text:style-name="P1122">Наташа сказала ему передать мне, что они не приедут, потому что мы идём на день рожденья к дяде Ваде и мне надо приехать прямиком к нему.</text:p>
      <text:p text:style-name="P1122">- Всё? Больше ничего не передавала?</text:p>
      <text:p text:style-name="P1122">- Нет.</text:p>
      <text:p text:style-name="P1122">Ну, правильно — зачем набивать желудок, когда идёшь на день рожденья.</text:p>
      <text:p text:style-name="P1122">И я поехал обратно с желудком прилипшим к хребту.</text:p>
      <text:p text:style-name="P1122">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22"><text:tab/><text:tab/><text:tab/>- Ох, и голодно нам...</text:p>
      <text:p text:style-name="P1122"><text:tab/><text:tab/><text:tab/> <text:s text:c="2"/>Ох, и холодно нам...</text:p>
      <text:p text:style-name="P1122">Лес кончился, пошла тропа вдоль железнодорожной насыпи, а впереди ещё больше половины пути. До чего, всё-таки жрать хочется.</text:p>
      <text:p text:style-name="P1122">Когда показался большой щит на въезде в город с надписью «Ласкаво просимо!», я почувствовал, что дальше не могу <text:span text:style-name="T855">и свернул в заросшую травой канаву, что тянулась к лесополосе.</text:span></text:p>
      <text:p text:style-name="P1123">Когда-то на Объекте мы, дошкольники, показывали друг другу всякие съедобные травы. Тёмных «солдатиков» можно есть, и белую сердцевину очерета.</text:p>
      <text:p text:style-name="P1123">Однако, в этой канаве только несъедобные одуванчики да спарыш. Ещё вот эти, с метёлочками наверху.</text:p>
      <text:p text:style-name="P1123">Я вытаскиваю их верхушки и жую мягкую <text:s/>часть стебелька. Нет, это не харч...</text:p>
      <text:p text:style-name="P1123">И ещё малость полежав в канаве, я еду к дяде Ваде домой.</text:p>
      <text:p text:style-name="P1123">Там я оказался самым первым из гостей.</text:p>
      <text:p text:style-name="P1123">До этого летнего дня я нос воротил от сала, и мама мне говорила:</text:p>
      <text:p text:style-name="P1123">- Может тебе марципанов на блюдечке?</text:p>
      <text:p text:style-name="P1123">Но после него знаю — нет ничего вкуснее ломтя сала на краюхе чёрного хлеба.</text:p>
      <text:p text:style-name="P1123">Кому-то не кошерно? Ничего! Мне больше достанется!</text:p>
      <text:p text:style-name="P1124">В июле мы — брат с сестрой и я — поехали в военно-патриотический лагерь в городе Щорс. Путёвки предложили в школе, очень недорого. Пришлось мне опять одевать пионерский галстук.</text:p>
      <text:p text:style-name="P1124">Щорс стоит в стороне от магистралей,: поэтому туда надо ехать на дизельном поезде часа четыре.</text:p>
      <text:p text:style-name="P1124">Там нас ждала обычная пионерлагерная рутина: мёртвый час после обеда, редкие выходы через город — купаться в речке возле железнодорожного моста.</text:p>
      <text:p text:style-name="P1124">Хорошо, хоть библиотека есть.</text:p>
      <text:p text:style-name="P1124">Правда, случился один необычный день.</text:p>
      <text:p text:style-name="P1124">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24">Ну, прямо как в детстве; казаки-разбойники. Отыщем полонянок по стрелам на песке лесных тропинок.</text:p>
      <text:p text:style-name="P1124">Там, где лес кончился и пошли ровные ряды сосновых лесопосадок, дорога вывела на перекрёсток. Куда теперь?</text:p>
      <text:p text:style-name="P1124"><text:soft-page-break/>Мы разделились на поисковые группы. Я и двое ребят пошли направо. Дорога вернулась к опушке и привела к одинокой хате за низким штакетником. Наверное, лесник тут живёт.</text:p>
      <text:p text:style-name="P1124">Во дворе ни души, даже собаки нет. Поближе к хате, под деревом, пустой гроб — и крышка рядом.</text:p>
      <text:p text:style-name="P1124">А что остаётся делать, если тебе в детстве баба Марфа читала «Русские былины»?</text:p>
      <text:p text:style-name="P1124">Конечно, я лёг в этот гроб и попросил ребят накрыть меня крышкой — <text:span text:style-name="T856">как Святогор просил Илью Муромца.</text:span></text:p>
      <text:p text:style-name="P1125">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25">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25">Я ещё подождал, а потом легко сдвинул крышку в сторону. Вокруг было тихо и пусто. Тем ребятам, наверное, жутко стало сидеть в безлюдном дворе на молчаливом гробу.</text:p>
      <text:p text:style-name="P1125">Когда я вернулся к перекрёстку, все были в сборе, и похищенные девочки тоже — пора возвращаться в лагерь на обед.</text:p>
      <text:p text:style-name="P1125">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25">В последний вечер перед отъездом в лагерь пришли местные щорсовцы и хотели устроить мне разборку. Они даже всовывались в окно спальни и жестами показывали, что мне — кранты.</text:p>
      <text:p text:style-name="P1125">То ли я неудачно им как-то возразил во время купания под мостом, или какая-то из местных девочек, отдыхающих в лагере, пожаловалась им, что я <text:span text:style-name="T857">слишком </text:span>много о себе <text:span text:style-name="T857">воображаю</text:span> и выделыва<text:span text:style-name="T857">ю</text:span>сь.</text:p>
      <text:p text:style-name="P1126">Не влезли они потому, что в спальне была вожатая. Она ещё потом сопровождала меня через тёмный лагерь в отряд моих сестры и брата — попрощаться перед отъездом.</text:p>
      <text:p text:style-name="P1126">В сумском лагере подготовки комсомольского актива ребят из Конотопа было четверо и мы жили в палатке с четырьмя койками, а <text:span text:style-name="T858">обе </text:span>наши девушки в одной из спален длинного одноэтажного корпуса.</text:p>
      <text:p text:style-name="P1126">Ещё в лагере было отдельное здание столовой и сцена-раковина перед рядами скамеек из брусьев, в окружении полузасохших сосен.</text:p>
      <text:p text:style-name="P1126">На этих скамейках до обеда мы записывали лекции в выданные нам блокноты — убей не помню о чём.</text:p>
      <text:p text:style-name="P1126"/>
      <text:p text:style-name="P1127">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text:s text:c="2"/>стен с трепетными <text:s/>тенями листвы на тёплом от солнца брезенте.</text:p>
      <text:p text:style-name="P1127">Теперь же, в <text:s/>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27">Как много мы теряем вырастая.</text:p>
      <text:p text:style-name="P1127">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27">Один из наших умел играть на гитаре. Он одалживал её у кого-то в длинном корпусе. </text:p>
      <text:p text:style-name="P1128">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идёт скелет, за ним другой...»</text:p>
      <text:p text:style-name="P1128">Но и на эти две всегда сходилась аудитория из соседних палаток и девушки из корпуса.</text:p>
      <text:p text:style-name="P1128">Я попросил его научить меня. Он показал мне два аккорда, чтоб я тренировался выбивать ритм «восьмёрку».</text:p>
      <text:p text:style-name="P1128"><text:soft-page-break/>На кончиках пальцев левой руки пробороздились глубокие вмятины от гитарных струн. Было больно, но научиться хотелось очень.</text:p>
      <text:p text:style-name="P1128">В КВН против команды сумчан мы проиграли, но не в приветствии, которое я ниоткуда не сдирал.</text:p>
      <text:p text:style-name="P1128">Мы вышли как заблудившиеся инопланетяне:</text:p>
      <text:p text:style-name="P1128"><text:tab/><text:tab/><text:tab/><text:tab/>- Мы на Марс собирались,</text:p>
      <text:p text:style-name="P1128"><text:tab/><text:tab/><text:tab/><text:tab/> <text:s/>Йе! Йе!</text:p>
      <text:p text:style-name="P1128"><text:s text:c="11"/><text:tab/><text:tab/><text:tab/><text:tab/> <text:s/>А попали мы к вам!</text:p>
      <text:p text:style-name="P1128"><text:tab/><text:tab/><text:tab/><text:tab/> <text:s/>Йе! Йе! Йе! Йе!</text:p>
      <text:p text:style-name="P1128"/>
      <text:p text:style-name="P1129">После восьмого класса мы многих не досчитались — они ушли или уехали в разные техникумы и ПТУ.</text:p>
      <text:p text:style-name="P1129">Куба поступил в Одесское мореходное училище, Володя Шерудило в ПТУ, которое в Конотопе почему-то называют бурсой, а учащихся, соответственно, бурсакáми. <text:s/>Чепа в Конотопский железнодорожный техникум...</text:p>
      <text:p text:style-name="P1129">В параллельном классе потери были не меньше и нас объединили в один девятый класс.</text:p>
      <text:p text:style-name="P1129">В первый день занятий после линейки и звонка в наш сводный класс зашёл Валера Парасюк, по кличке «Квэк».</text:p>
      <text:p text:style-name="P1129">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29">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29">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29">Учительница химии, Татьяна Фёдоровна, всегда нам ставила в пример его туфли:</text:p>
      <text:p text:style-name="P1129">- Если у парня туфли блестят, значит он следит за собой. Берите пример с Парасюка.</text:p>
      <text:p text:style-name="P1130">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30"/>
      <text:p text:style-name="P1131">Лучше всего люди познаются и притираются друг к другу в ходе совместной трудовой деятельности.</text:p>
      <text:p text:style-name="P1131">В первую же субботу учебного года старшеклассникам было сказано явиться <text:s/>в школу с вёдрами — пойдём в село Подлипное помогать с уборкой урожая.</text:p>
      <text:p text:style-name="P1131">Денёк выдался на славу — тёплый, сентябрьский, с ярким солнцем в синем небе.</text:p>
      <text:p text:style-name="P1131">Нас привели на край поля, где зелёной стеной стояли посевы неубранной кукурузы. </text:p>
      <text:p text:style-name="P1131">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31">Это называется шефская помощь колхозу.</text:p>
      <text:p text:style-name="P1131">Каждого шефа поставили перед рядком кукурузных стеблей, идя вдоль которого надо достичь другого конца поля, <text:span text:style-name="T859">собрав початки.</text:span></text:p>
      <text:p text:style-name="P1132">И работа закипела — мы дружно двинулись вперёд под постук жестяных вёдер, оживлённые возгласы школьников, наставительные окрики педагогов, вспышки и бахканье взрывпакетов в небесной сини.</text:p>
      <text:p text:style-name="P1132">Я заметил, что начинаю отставать от общего продвижения. Когда, отнеся очередное ведро початков на общую кучу, я <text:s/>возвращался к своему рядку, то заметил, что не на всяком из рядков сняты все початки.</text:p>
      <text:p text:style-name="P1132">Так что ж не объяснили, что собирать надо не все подряд, а лишь самые-самые?</text:p>
      <text:p text:style-name="P1132">Подкорректировав приоритеты, я вскоре догнал основную массу шефов-помощников, а затем настиг и авангардную группу ребят.</text:p>
      <text:p text:style-name="P1132">Авангардистов стало четверо.</text:p>
      <text:p text:style-name="P1132"><text:soft-page-break/>У идущих впереди есть ряд преимуществ.</text:p>
      <text:p text:style-name="P1132">Тебе не нужно возвращаться к общим кучам собранной кукурузы. 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32">Двое из ребят и вовсе избрали путь наименьшего сопротивления — сорвав початок кукурузы, отбрасывали его на несколько метров в сторону, даже не чистя.</text:p>
      <text:p text:style-name="P1132">Я не стал подражать — конец поля и так уже виднелся.</text:p>
      <text:p text:style-name="P1132">Мы вышли к нераспаханному полю, где заканчивались посадки кукурузы и ещё полчаса валялись в траве, пока к нам подошли остальные.</text:p>
      <text:p text:style-name="P1132"/>
      <text:p text:style-name="P1132">В сентябре Архипенки переехали на улицу Рябошапки, рядом с Рембазой, где дядя Толик получил квартиру в пятиэтажке.</text:p>
      <text:p text:style-name="P1133">Жить стало просторнее — родители перешли спать на кухню.</text:p>
      <text:p text:style-name="P1133">А во дворе хаты появился новый жилец — Григорий Пилюта. Он отбыл свои десять лет за убийство и вернулся в родительский дом.</text:p>
      <text:p text:style-name="P1133">Тёмные волосы скрывали его лоб до бровей, а глаза смотрели вниз или в сторону. Сумрачно и молча проходил он от калитки до своего крыльца.</text:p>
      <text:p text:style-name="P1133">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33">Вскоре меня среди ночи, при свете настольной лампы разбудил отец. Мама стояла рядом с ним, а Сашка и Наташа выглядывали из-под своих одеял.</text:p>
      <text:p text:style-name="P1133">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1021">сарая-</text:span>мастерской.</text:p>
      <text:p text:style-name="P1133">Одеваться было некогда — через тёмную кухню доносились удары в дверь веранды и пьяные вопли в адрес мамы:</text:p>
      <text:p text:style-name="P1133">- Открой! Я тебе кишки выпущу!</text:p>
      <text:p text:style-name="P1133">Я быстренько принёс что нужно и мы с отцом встали возле двери, что ходуном ходила под ударами орущего Григория Пилюты.</text:p>
      <text:p text:style-name="P1133">Сколько выдержит щеколда навесного английского замка?</text:p>
      <text:p text:style-name="P1133">Мы с отцом стояли в одних трусах и майках с топорами в руках.</text:p>
      <text:p text:style-name="P1133">- Серёжа,- сказал отец взволнованным голосом, - как вломится, остряком не бей. Обухом глуши.</text:p>
      <text:p text:style-name="P1133">Мне было страшно, но я хотел, чтобы Пилюта поскорей бы уже ворвался.</text:p>
      <text:p text:style-name="P1133">Он не ворвался. В темноте двора раздались причитания Пилютихи и уговаривающий мужской голос — <text:span text:style-name="T860">Юра Плаксин из хаты на углу Гоголя, друг детства Гриши Пилюты. Он увёл его с собой.</text:span></text:p>
      <text:p text:style-name="P1134">Мы оставили топоры на веранде и легли спать дальше.</text:p>
      <text:p text:style-name="P1134">Наутро я увидел, что серая краска снаружи входной двери исцарапана, а кое-где поклёвана ножом.</text:p>
      <text:p text:style-name="P1134">Хорошо, что это не зимой случилось, когда уже вставлены вторые рамы. Как бы я выбирался в мастерскую?</text:p>
      <text:p text:style-name="P1134">Потом приходил Юра Плаксин, уговаривал родителей не сообщать участковому о происшествии.</text:p>
      <text:p text:style-name="P1134">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314">Возможно у него имелись и другие причины к переселению, как знать — чужая жизнь потёмки.</text:p>
      <text:p text:style-name="P1134">Впоследствии я иногда встречал Григория в городе, но во дворе нашей хаты — ни разу.</text:p>
      <text:p text:style-name="P1134"/>
      <text:p text:style-name="P1314">Когда Пилютиха умерла, <text:span text:style-name="T1057">народонаселение хаты по Нежинской 19 скачкообразно возросло, </text:span><text:soft-page-break/><text:span text:style-name="T1057">потому что </text:span><text:s/>Григорий <text:s/>продал родительский дом приезжим из Сибири.</text:p>
      <text:p text:style-name="P1314">Это совсем не означает, будто они сибиряки, ведь туда можно попасть из любой республики, завербуешься на работу и — поезжай.</text:p>
      <text:p text:style-name="P1314">Так называемая «езда за длинным рублём», потому что во всяких необжитых таёжных местах зарплаты очень высокие, люди оттуда деньги пачками привозят. Если, конечно, получится. Не зря же сложили поговорку: рубл<text:span text:style-name="T1021">ь</text:span> длинне<text:span text:style-name="T1021">е</text:span>, жизнь короче.</text:p>
      <text:p text:style-name="P1314">Вон один парень с посёлка <text:span text:style-name="T1019">завербовался в какую-то шахту за Уралом, а через полгода его привезли обратно.</text:span></text:p>
      <text:p text:style-name="P1315">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315">В балетной студии Нины Александровны он был ведущим танцором. Высокий такой брюнет. 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315"/>
      <text:p text:style-name="P1315">Приезжие, что купили Пилютину <text:span text:style-name="T1020">половину</text:span>, <text:span text:style-name="T1020">в Сибирь </text:span>вербовались не из Конотопа и даже не с Украины. <text:span text:style-name="T1020">Говорили о</text:span>ни на русском и многих местных слов не понимали.</text:p>
      <text:p text:style-name="P1316">Их было четверо — две бездетные супружеские пары; каждой паре по половине половины хаты. 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316">Наш непосредственный сосед, муж в старшей паре, затеял ремонт плиты-печки и нашёл в дымоходе клад.</text:p>
      <text:p text:style-name="P1317">Саше с Наташей и детям из хаты Турковых он раздал купюры невиданных денежных знаков. </text:p>
      <text:p text:style-name="P1318"><text:span text:style-name="T1021">Они изумили меня своим номиналом; я</text:span>-то думал что <text:span text:style-name="T1021">в деньгах</text:span> <text:span text:style-name="T1021">сизая </text:span>25-рублёв<text:span text:style-name="T1021">ка</text:span> <text:span text:style-name="T1021">с гипсовым профилем Ленина — самый потолок</text:span>, а тут и сто и пятьсотрублёвые билеты <text:span text:style-name="T1021">— </text:span>крупные, как носовой платок, с белыми скульптурами <text:span text:style-name="T1021">и</text:span> царскими портретами в овальных рамах и <text:span text:style-name="T1021">с</text:span> подписью министра финансов Российской империи. 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317">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317">Мне денег не досталось, после школы я как всегда торчал в Детском секторе.</text:p>
      <text:p text:style-name="P1317">Когда мой отец пришёл с работы, сосед позвал его к себе на кухню — показать коробочку, <text:span text:style-name="T1021">где лежал клад и и место в печной трубе, откуда он его вынул.</text:span></text:p>
      <text:p text:style-name="P1319">Потом отец вернулся на нашу кухню, встал посредине и задумчиво произнёс:</text:p>
      <text:p text:style-name="P1319">- А ведь там не только бумажки лежали.</text:p>
      <text:p text:style-name="P1320">Он снова посмотрел на стопку банкнот на столе и принялся вспоминать своего деревенского родственника по материнской линии.</text:p>
      <text:p text:style-name="P1320">При царском режиме тот освоил выпуск таких же вот бумажек. У него и машинка специальная имелась. Богато жил, а погорел из-за нетерпения. 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320">Вобщем сослали печатника в Сибирь с конфискацией имущества. Так жена его потом тоже к нему уехала, как те жёны декабристов.</text:p>
      <text:p text:style-name="P1320"><text:soft-page-break/>- Что значит — любовь!- сказала мама.</text:p>
      <text:p text:style-name="P1320">- Какая любовь?!- взвился отец.- Просто прикинула, что за таким умельцем в Сибири тоже не придётся бедствовать.</text:p>
      <text:p text:style-name="P1320">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Хотя, конечно, при Змее-Горыныче бумажных денег ещё не печатали.</text:p>
      <text:p text:style-name="P1320"/>
      <text:p text:style-name="P1319">Через неделю предположение <text:span text:style-name="T1022">отца </text:span>косвенно <text:span text:style-name="T1022">сбылось</text:span>. Муж из молодой пары, <text:span text:style-name="T1022">теперь</text:span> уже несколько приунывший, <text:span text:style-name="T1022">поделился с моим</text:span> отц<text:span text:style-name="T1022">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319">Вскоре уехала и молодая погрустневшая пара. Пилютина часть хаты вновь и надолго опустела.</text:p>
      <text:p text:style-name="P1134"/>
      <text:p text:style-name="P1134">После подготовки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34">В составе комиссии из пяти таких же как я комсоргов, посещал отчётные заседания комсомольских комитетов школ города, во главе с вторым секретарём горкома комсомола.</text:p>
      <text:p text:style-name="P1134">Помимо меня в комиссии оказались ещё двое из прошедших сумской лагерь — гитарист и одна из девушек.</text:p>
      <text:p text:style-name="P1134">На отчётных заседаниях царила скука смертная, потому что везде одно и то же и одними и теми же словами.</text:p>
      <text:p text:style-name="P1134">Но второй секретарь от нас требовала, чтоб мы непременно высказывались с критическими замечаниями; у гитариста это получалось.</text:p>
      <text:p text:style-name="P1135">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135">Каждую осень длинный школьный двор делился на секторы, что тянулись от мастерской до двухэтажного здания возле ворот.</text:p>
      <text:p text:style-name="P1135">Эти сектора распределялись между классами, чтоб они знали кому куда складывать собранный ими металлолом.</text:p>
      <text:p text:style-name="P1135">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135">Конечно, грамоты мало кого интересовали, а интересно было собраться всем классом после школы и... ну, ладно, не всем классом, а кто придёт и...</text:p>
      <text:p text:style-name="P1135">И попеременно катя пару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135">А где искать-то?</text:p>
      <text:p text:style-name="P1135">Ну, у кое-кого есть соседи, которые рады избавиться от кучи многолетних металло-наслоений <text:s/>в углу двора. Заводите свой возок под погрузку!</text:p>
      <text:p text:style-name="P1135">Однако, проржавелые тазы, диванные пружины и гнутые гвозди слишком легковесны для роста авторитета твоей металлоломной кучи.</text:p>
      <text:p text:style-name="P1136">Да и чистоплотных соседей не густо — а кому мешает тот хлам за сараем? Иногда в нём кусок проволоки найдётся <text:s/>— привязать в заборе доску, в которой гвоздь уже не держится, до того струхла.</text:p>
      <text:p text:style-name="P1136">Поэтому <text:s text:c="2"/>новосозданный коллектив <text:span text:style-name="T861">нашего </text:span>девятого класса со своими возками отправился в свободный поиск вдоль заводской стены на Профессийной.</text:p>
      <text:p text:style-name="P1137">Как стервятники в поисках добычи.</text:p>
      <text:p text:style-name="P1137">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text:soft-page-break/>увезёшь, а то б мы враз всех победили.</text:p>
      <text:p text:style-name="P1137">Поискали вдоль путей — тоже ничего. Но в одном широком бетонном кольце ребята обнаружили арбуз и ящик винограда.</text:p>
      <text:p text:style-name="P1137">Наверно станционные грузчики умыкнули где-то из вагона и припрятали, предположил Володя Сакун из бывшего параллельного.</text:p>
      <text:p text:style-name="P1138">Мы огляделись — вокруг только неподвижные составы грузовых поездов. У кого-то нашёлся нож взрезать арбуз.</text:p>
      <text:p text:style-name="P1138">Но он оказался таким большим, что не располовинился от кругового надреза. Пришлось ударить им о стенку бетонного кольца.</text:p>
      <text:p text:style-name="P1138">Арбуз распался надвое, но сердцевина — так называемая «душа» арбуза — осталась в одной половине.</text:p>
      <text:p text:style-name="P1138">Красная, сахаристая, в окаёмке тёмно-коричневых семечек.</text:p>
      <text:p text:style-name="P1138">Никогда не ожидал от себя такой прыти, но именно я нанёс «удар сокола», обеими руками выхватив из арбуза его душу.</text:p>
      <text:p text:style-name="P1138">Чуть придя в себя от изумления самим собою, я великодушно отказался от участия в дележе оставшихся частей.</text:p>
      <text:p text:style-name="P1138">Ребята разрезали их на дольки, а я так и ел из собственных ладоней истекающую сладчайшим соком арбузную мякоть.</text:p>
      <text:p text:style-name="P1138">Виноград мы оставили грузчикам. Больше половины ящика. Чтоб не обижались.</text:p>
      <text:p text:style-name="P1138">Попозже, по дружеским наводкам, мы вышли на залежи металлолома, но совсем в другом месте.</text:p>
      <text:p text:style-name="P1138">В заборе из труб между Базаром и Бурсой оказалась дыра, через которую мы натаскали довольно длинные обрезки труб и столько, что хватило на оба возка.</text:p>
      <text:p text:style-name="P1138">На следующий день в нашу школу пришёл завхоз Бурсы, опознал трубы в нашей куче, поговорил с директором и увёз их.</text:p>
      <text:p text:style-name="P1138">Оказывается, это нужный материал для обучения работе на токарном станке.</text:p>
      <text:p text:style-name="P1138">Но Пётр Иванович нас даже не пожурил. Да и за что?</text:p>
      <text:p text:style-name="P1138">Кто мог предположить, что нужный материал валяется в зарослях крапивы? Тем более, что рядом никакой токарной мастерской и близко нет.</text:p>
      <text:p text:style-name="P1139">А насчёт моего необъяснимого поступка с изъятием души арбуза...</text:p>
      <text:p text:style-name="P1139">В те непостижимо далёкие времена я ещё не знал, что все мои невзгоды или радости, взлёты и падения, <text:s/>все мои тупости и озарения, <text:span text:style-name="T659">исходят</text:span> от той сволочи в не<text:span text:style-name="T659">достиж</text:span>имо далёком будущем, которая сейчас слагает это письмо тебе, лёжа в палатке посреди тёмного леса <text:span text:style-name="T659">под неумолчное</text:span> журча<text:span text:style-name="T659">нье </text:span>струй реки по имени Варанда...</text:p>
      <text:p text:style-name="P1139"/>
      <text:p text:style-name="P1140">Непредсказуемо начало дружб.</text:p>
      <text:p text:style-name="P1140">Иду после школы домой, смотрю Витя Черевко, объединённый со мной одноклассник, тоже идёт по Нежинской.</text:p>
      <text:p text:style-name="P1140">- О. А ты тут чё?</text:p>
      <text:p text:style-name="P1140">- А. Иду к Владе, он на Литейной живёт.</text:p>
      <text:p text:style-name="P1140">- И я с тобой.</text:p>
      <text:p text:style-name="P1140"/>
      <text:p text:style-name="P1140">С того дня у меня два друга-одноклассника: <text:s/>Чуба, он же Витя Черевко, и Владя, он же Володя Сакун.</text:p>
      <text:p text:style-name="P1140">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40">У Чубы чёрные, чуть курчавые волосы, голубые глаза, румяные щёки и брызги веснушек на аккуратном носу.</text:p>
      <text:p text:style-name="P1140">Место наших встреч — крыльцо Владиной хаты.</text:p>
      <text:p text:style-name="P1140">Он живёт с матерью, Галиной Петровной, в комнатке с кухонькой, что вместе едва ли сложатся в одну кухню у нас на Нежинской.</text:p>
      <text:p text:style-name="P1140"><text:soft-page-break/>На узкой кухне: стол-ящик, кровать и плита-печка — больше ничего не поместилось, кроме крючков вешалки рядом с дверью. В комнате: шкаф, кровать стол <text:span text:style-name="T862">с задвинутыми под него стульями — иначе не протиснуться — и этажерка с телевизором. Глухая стена кухни и комнаты отделяет от половины соседей.</text:span></text:p>
      <text:p text:style-name="P1141">Галина Петровна работает нянечкой в детском саду, что между парком КПВРЗ и спуском в тоннель Путепровода.</text:p>
      <text:p text:style-name="P1141">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141">Два старших брата Влади разъехались по Союзу в поисках длинного рубля. Они не похожи ни на мать, ни на Владю, ни друг на друга.</text:p>
      <text:p text:style-name="P1141">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от лица одного из тех мужиков.</text:p>
      <text:p text:style-name="P1141">- Ну, не врубился он, шо я уже киданýл, <text:s/>ну, его и накрыло — откинул копытá...</text:p>
      <text:p text:style-name="P1141">И он уморно закатывает один глаз под веко.</text:p>
      <text:p text:style-name="P1141">Или про то, как Колян Певрый по пьяни принял фонарный столб за прохожего — сперва зашугивал, потом вымогал закурить, а под конец начал вырубать, за то, шо тот его не уважает... но так и не завалил...</text:p>
      <text:p text:style-name="P1141">А в один из вечеров на крыльце появилась гитара — Вася Марков принёс — и Владя запел про графа и его дочь Валентину.</text:p>
      <text:p text:style-name="P1142">Так я попал к нему в зависимость и начал раболепно упрашивать, чтоб он и меня научил. 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43">Если что-то очень хочешь, мечта исполняется секундально, плюс-минус два дня. Нашлась гитара!</text:p>
      <text:p text:style-name="P1143">Вадик Глущенко, <text:span text:style-name="T863">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43">Мама почти сразу выделила искомую сумму.</text:p>
      <text:p text:style-name="P1143">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43">Квэк дал мне помятый листок из тетрадки в клеточку с бесценной разметкой гитарных аккордов: «маленькая звёздочка», <text:s/>«большая звёздочка», «кочерга» и «барэ».</text:p>
      <text:p text:style-name="P1143">Ещё немного и я догоню Владю и тоже начну петь про любимицу графа и графских гостей.</text:p>
      <text:p text:style-name="P1143">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43">Пришлось делать запилы на порожке грифа своей гитары для раскладки шести струн вместо семи и учиться заново.</text:p>
      <text:p text:style-name="P1143">В октябре ещё было тепло и Галина Петровна устроила <text:s text:c="2"/>день рождения Влади для него и его одноклассников на открытом воздухе.</text:p>
      <text:p text:style-name="P1143">Стол из комнаты был вынесен в палисадник и оказался раздвижным. <text:span text:style-name="T864">Его установили между хатой и крашеной дощатой будкой с <text:s text:c="2"/>оконным переплётом от веранды, которая служила летней кухней и спальней.</text:span></text:p>
      <text:p text:style-name="P1144">За этим столом я впервые выпил вина. Какое великолепное ощущение!</text:p>
      <text:p text:style-name="P1144">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ились.</text:p>
      <text:p text:style-name="P1144"/>
      <text:p text:style-name="P1144"><text:span text:style-name="T865">С наступлением зимы</text:span> у нашей одноклассницы Любы Сердюк тоже был день рожденья и те, <text:soft-page-break/>кто сдавал старосте класса, Тане Красножон, по два рубля, пришли к ней на хату.</text:p>
      <text:p text:style-name="P1312">До сих пор у нас бывали только вечера отдыха в школе, где мы пили лимонад под присмотром классной руководительницы Альбины Григорьевны, а потом <text:s/>сдвигали парты в <text:s/>угол класса и играли в «ручеёк», а в дверь заглядывали ребята классом старше, но Альбина их не пускала. </text:p>
      <text:p text:style-name="P1312"/>
      <text:p text:style-name="P1313">(приятно держать за руку, тянуть через тунель вскинутых рук, если только рука не потная, а то жди пока тебя освободит Вера Литвинова, но в неё влюблён Саша Униат из класса старше, он хороший парень но кто его знает, вдруг начнёт ревновать)</text:p>
      <text:p text:style-name="P1312"/>
      <text:p text:style-name="P1311">А тут на крашеном полу<text:span text:style-name="T864"> большой гостиной стоял стол с белой скатертью, заставленный салатами, холодцом и лимонадом.</text:span></text:p>
      <text:p text:style-name="P1144">Когда все <text:span text:style-name="T1014">участники дня рождения подошли</text:span> и вручили Любе подарок от класса, её родители оделись и ушли к соседям и дальше мы праздновали самостоятельно.</text:p>
      <text:p text:style-name="P1144">Ребята втихаря отделялись от коллектива и уходили на большую остеклённую веранду пить принесённый кем-то самогон.</text:p>
      <text:p text:style-name="P1144">В небольшой спаленке напротив двери гостиной устроили дискотеку.</text:p>
      <text:p text:style-name="P1144">Там стоял проигрыватель с долгоиграющей пластинкой инструментальной музыки «Поющих гитар» <text:span text:style-name="T866">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span></text:p>
      <text:p text:style-name="P1145">Я не ходил на веранду, а задержался за столом, налегая на любимый оливье. Когда я запил его уже не таким любимым, но по-прежнему вкусным лимонадом, за столом уже почти никого не было.</text:p>
      <text:p text:style-name="P1145">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145">Она даже не взглянула на меня, а ещё недовольнее поджала губы, поднялась и пошла впереди меня в танцевальную спальню.</text:p>
      <text:p text:style-name="P1145">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145">Лёгкое покачивание Таниной тонкой талии между ладоней <text:s/>моих рук, возложенных поверх её бёдер, хмелило меня сильнее вина. </text:p>
      <text:p text:style-name="P1145">Пульсирующий гул в ушах, насторожённость каждого мускула — не упустить, встретить наималейшее движение её рук у меня на плечах...</text:p>
      <text:p text:style-name="P1145">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145">Груди её были скорее окружностями, чем полусферами, но и то, что было, вводило меня в экстатический транс корибантов. </text:p>
      <text:p text:style-name="P1145">Хотя в то время я ещё не знал таких терминов и мой отец на это снова бы сказал:</text:p>
      <text:p text:style-name="P1145">- Понахватался заумных слов, как собака блох. Верхушечник!</text:p>
      <text:p text:style-name="P1146">Да, я был на верху блаженства, я был бесповоротно, навечно влюблён...</text:p>
      <text:p text:style-name="P1146">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146">Я даже ходил в пятую школу болеть за девушек нашей, когда они проиграли в городском чемпионате по волейболу. Она была в команде, но меня почти не огорчил их проигрыш.</text:p>
      <text:p text:style-name="P1146">Я ещё сильнее влюбился в её высокие скулы и простил ей небольшую кривоватость ног. В <text:soft-page-break/>конце концов, это признак амазонок, бесстрашных воинственных наездниц. Зато как ей идёт белая футболка!</text:p>
      <text:p text:style-name="P1146">Мне так и не удалось растопить её постоянное и необъяснимое неудовольствие.</text:p>
      <text:p text:style-name="P1146">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146">Мне пришлось отвянуть. </text:p>
      <text:p text:style-name="P1146">Холодные вьюги засыпали снегом остылый пепел угасшей любви.</text:p>
      <text:p text:style-name="P1146"/>
      <text:p text:style-name="P1146">И, в обильном снегопадами <text:s/>январе, столица нашей Родины — Москва — принимала участников зимнего этапа Всесоюзной игры «Зарница».</text:p>
      <text:p text:style-name="P1146">От Конотопа поехали шестеро участников с одним сопровождающим и со своими лыжами.</text:p>
      <text:p text:style-name="P1146">За лыжи я был спокоен — папины резинки держались как надо. Я забросил их на третью полку, а сам разделся и улёгся на второй.</text:p>
      <text:p text:style-name="P1146">Свет в вагоне уже выключили, но за окном горели фонари над заснеженным перроном четвёртой платформы.</text:p>
      <text:p text:style-name="P1147">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147">В Москву! В Москву!</text:p>
      <text:p text:style-name="P1148">Там, под вечер следующего дня, мы оставили лыжи в раздевалке громадной, закрытой на каникулы, школы и нас <text:s/>развели в свои квартиры жильцы окружающего микрорайона. <text:s/>Один зарничник на одну гостеприимную семью.</text:p>
      <text:p text:style-name="P1148">Утром меня напоили чаем и отвели обратно в школу, чтобы хорошенько запомнил дорогу и вечером сам бы отыскал куда меня определили на постой.</text:p>
      <text:p text:style-name="P1148">Ели мы три раза в день в громадной столовой недалеко от громадной школы.</text:p>
      <text:p text:style-name="P1148">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148">В тот день мы увидели, что на «Зарницу» съехались сотни две школьников и нас кормили обедом в солдатской столовой.</text:p>
      <text:p text:style-name="P1148">На следующий <text:s text:c="3"/>день, после долгой экскурсии наша конотопская группа приехала на Красную Площадь, чтобы посетить Мавзолей Ленина.</text:p>
      <text:p text:style-name="P1148">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ботинок.</text:p>
      <text:p text:style-name="P1149">Нам оставалось всего петров пятьдесят, когда в Мавзолее кончился рабочий день и его закрыли.</text:p>
      <text:p text:style-name="P1149">Нас завели в Гум погреться на полчаса. Я боялся, что ноги не успеют отойти, но оказалось, что полчаса достаточно.</text:p>
      <text:p text:style-name="P1149">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149">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149">Сторож уходил до пяти часов и запер меня внутри — не мёрзнуть же на улице — и я целый день провёл в здании громадной пустой школы.</text:p>
      <text:p text:style-name="P1149">Почти все двери там были заперты. В комнате сторожа оказался телефон. Я никогда раньше им не пользовался, <text:s/>а тут начал.</text:p>
      <text:p text:style-name="P1149">Накручивал диск, набирая номер, пока не пойдут гудки.</text:p>
      <text:p text:style-name="P1149">- Алло?</text:p>
      <text:p text:style-name="P1149">- Алло! Это зоопарк?</text:p>
      <text:p text:style-name="P1149">- Нет.</text:p>
      <text:p text:style-name="P1149">- А почему у телефона осёл?</text:p>
      <text:p text:style-name="P1149"><text:soft-page-break/>Тьфу, даже вспомнить противно.</text:p>
      <text:p text:style-name="P1149">Когда сторож вечером меня открыл, вернулись наши и было назначено время утреннего сбора, чтобы ехать домой.</text:p>
      <text:p text:style-name="P1149">В квартире гостеприимцев, <text:s text:c="2"/>я увидел книгу Дюма «Двадцать лет спустя» и спросил где можно купит такую же.</text:p>
      <text:p text:style-name="P1149">Они объяснили как пройти через два микрорайонных перекрёстка до стеклянного книжного. Только там уж, наверно, закрыто.</text:p>
      <text:p text:style-name="P1149">Но я всё равно пошёл.</text:p>
      <text:p text:style-name="P1149">Было очень тихо и сверху спускались редкие снежинки. Я постоял возле стеклянных стен запертого магазина, чуть светящегося изнутри. До чего пусто и какая необъятная тишина.</text:p>
      <text:p text:style-name="P1149">Потом по заснеженному тротуару прошёл запоздалый прохожий и я вернулся на постой. </text:p>
      <text:p text:style-name="P1149">По телевизору шёл фильм «Вертикаль» с Владимиром Высоцким.</text:p>
      <text:p text:style-name="P1149"/>
      <text:p text:style-name="P1150">Мы точно знали чего хотим: стать вокально-инструментальным ансамблем.</text:p>
      <text:p text:style-name="P1150">Песни про прокурора, поднявшего окровавленную руку на счастье и покой были лишь началом нашего большого пути.</text:p>
      <text:p text:style-name="P1150">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150">Мы не сдались. </text:p>
      <text:p text:style-name="P1150">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150">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150">На моих вокальных данных Чуба сразу поставил крест. Однако, проблема была не в голосовых связках, а в ушах. Я просто-напросто не слышал в какую степь пою. <text:span text:style-name="T867">Спорить с Чубой я не стал — он эксперт, заканчивающий музшколу по классу баяна: ему слышнее.</text:span></text:p>
      <text:p text:style-name="P1151">Про Владю Чуба сказал, что тот поёт правильно и даже есть голос, но непонятно где он в нём сидит.</text:p>
      <text:p text:style-name="P1151">Так и остались всего два вокалиста: Чуба и Радя.</text:p>
      <text:p text:style-name="P1151">Вполне возможно, что мы так и не продвинулись бы дальше подоконника, но после зимних каникул в школу пришла учительница пения Валентина. С виду девушка, но с женской причёской, когда на голове делают как бы круглую подушечку из волос.</text:p>
      <text:p text:style-name="P1151">Она играла на аккордеоне, широко разводя и вновь стискивая его меха и, помимо нашей школы вела ещё пение в двенадцатой.</text:p>
      <text:p text:style-name="P1151">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151">До чего просто всё решается, если знаешь как за это взяться.</text:p>
      <text:p text:style-name="P1151">Репетиции проводились по вечерам, за синими шторками кабинета физики. В гитарную группу вошёл также один десятиклассник из двенадцатой, но с виду повзрослее.</text:p>
      <text:p text:style-name="P1151">У него с Валентиной были нескрываемо особые отношения — <text:span text:style-name="T868">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152">Девушки из двенадцатой появились на репетициях всего пару раз и не в полном составе, но Валентина заверила, что они свою партию знают.</text:p>
      <text:p text:style-name="P1152">На предварительном просмотре на сцене Клуба, за день до отъезда в Сумы, появился ещё один, довольно упитанный, <text:s/>парень неизвестно из какой школы. Он пел «...здравствуй русское поле, я твой тонкий колосок...»</text:p>
      <text:p text:style-name="P1152">Восемь вокалисток из двенадцатой исполняли патриотическую молодёжную о том, что <text:soft-page-break/>комсомольцы раньше думают о Родине, а потом о себе...</text:p>
      <text:p text:style-name="P1152">А Саша Родионенко, он же Радя, полуречитативом выдавал песню Высоцкого о братских могилах.</text:p>
      <text:p text:style-name="P1152">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лодя Лиман за контрабасом.</text:p>
      <text:p text:style-name="P1152">Откуда взялся Лиман и почему без клички?</text:p>
      <text:p text:style-name="P1152">Он из десятого класса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153">Отсутствие клички легко объяснимо, <text:s text:c="2"/>сама уж <text:s/>фамилия звучит, как кликуха — «Лиман».</text:p>
      <text:p text:style-name="P1153">Контрабас ему выдал Аксёнов из комнаты эстрадного ансамбля.</text:p>
      <text:p text:style-name="P1153">Вряд ли у Лимана имелись какие-либо способности к игре на контрабасе. Скорее всего, ему, как и мне, очень хотелось в музыкальную индустрию.</text:p>
      <text:p text:style-name="P1153">Он присоединился к нам без всяких репетиций, на предварительном прослушивании в Клубе. </text:p>
      <text:p text:style-name="P1153">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153">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span text:style-name="T869">Д</text:span>линные серьги, <text:span text:style-name="T869">р</text:span>азумеется, висели на месте.</text:p>
      <text:p text:style-name="P1154">В Сумы мы выехали утренним дизельпоездом. Пока его дожидались, меня <text:s text:c="2"/>странно поразило <text:s text:c="2"/>зрелище трёх облокотившихся друг на друга гитар на перроне. Какая-то пронзительная обнажённость.</text:p>
      <text:p text:style-name="P1154"/>
      <text:p text:style-name="P1154">Областной Дворец Культуры гудел как улей, переполненный съехавшимися на смотр молодыми талантами.</text:p>
      <text:p text:style-name="P1154">Нас прослушали в отдельном зале и записали участниками в гала-концерт на пять часов того же дня.</text:p>
      <text:p text:style-name="P1154">В других залах тоже ши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154">Мы вышли перекусить и в столовой я попал под чары Светы Василенко из группы хористок двенадцатой школы. На обратном пути я шёл как привязанный рядом с ней и её долговязой подружкой, несмотря на оклики и хаханьки моих друзей, шагавших позади.</text:p>
      <text:p text:style-name="P1154">На последней предконцертной репетиции она она окончательно меня покорила. </text:p>
      <text:p text:style-name="P1154">Выразительно посмотрев на меня, её чёрные, чуть подведённые тушью глаза устремлялись к потолку, или скромно опускались долу.</text:p>
      <text:p text:style-name="P1154">В книгах я читал, что красотки умеют стрелять глазами, но <text:span text:style-name="T870">и</text:span> предпол<text:span text:style-name="T870">ожить не мог</text:span>, что их стрельба сражает тебя наповал.</text:p>
      <text:p text:style-name="P1155">Репетиция закончилась, а до концерта ещё два часа. Я подошёл к ней и позвал сходить в кино.</text:p>
      <text:p text:style-name="P1155">Она замялась и начала нерешительно отнекиваться, несмотря на вспомогательные уговоры её подружки, не такой уж и долговязой, пойти со мной.</text:p>
      <text:p text:style-name="P1155">Я всё же добился от неё окончательного «нет» и ушёл с простреленным сердцем.</text:p>
      <text:p text:style-name="P1155">До самого кинотеатра я был при смерти, пока не погрузился в волшебны мир Франции семнадцатого века с Жераром Филипом и Джиной Лолобриджиной в «Фанфан-тюльпане». </text:p>
      <text:p text:style-name="P1155">Они меня воскресили.</text:p>
      <text:p text:style-name="P1155">Как мы выступили? Мне трудно дать оценку с моим неахтишным музыкальным слухом.</text:p>
      <text:p text:style-name="P1155">Когда три гитары дребезжат в унисон одинаковыми аккордами, не очень-то и разберёшь <text:soft-page-break/>которая из них не строит.</text:p>
      <text:p text:style-name="P1155">Изолента смягчала думканье контрабаса. Чепа стучал не палочками, а щёточками для джаза.</text:p>
      <text:p text:style-name="P1155">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155">Полагаю, это было свежо, задорно, молодо, талантливо и — главное! — патриотично.</text:p>
      <text:p text:style-name="P1155">Обратно мы поехали не поездом, а на автобусе завода КПВРЗ, что загодя приехал <text:span text:style-name="T863">в Сумы. Не зря мы брали с собой Элеонору Николаевну.</text:span></text:p>
      <text:p text:style-name="P1156">В автобусе все поглядывали на меня и Свету со значением, хоть мы и не рядом сидели. Девушки затягивали всякие песни с намёками про очи, что сводят с ума и «светит Светик, светит ясный...»</text:p>
      <text:p text:style-name="P1156">Света сердилась, а мне было хоть и неловко, но пофигу.</text:p>
      <text:p text:style-name="P1156"/>
      <text:p text:style-name="P1156">На следующий день в школе Володя Гуревич с громким смехом неоднократно повторял, что меня перевербовали в стан противника по КВН.</text:p>
      <text:p text:style-name="P1156">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156">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156">Поэтому я просто стоял,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156">Потом молодёжный ансамбль участвовал в Клубном концерте, но когда он кончился я не пошёл провожать Свету Василенко.</text:p>
      <text:p text:style-name="P1156">Что убило мою любовь?</text:p>
      <text:p text:style-name="P1156">Монотонная шутка и громкий смех Володи Гуревича?</text:p>
      <text:p text:style-name="P1156">Или, может, донос Судака о затруханной юбке?</text:p>
      <text:p text:style-name="P1156">Нет, скорее всего — факт её проживания на Деповской.</text:p>
      <text:p text:style-name="P1156">Это тоже неблагоприятный район для влюблённых.</text:p>
      <text:p text:style-name="P1156">Вадик Глущенко один раз провожал девушку с Деповской и его там перехватило кодло человек из десяти. Вобщем, сбили с ног и всем кодляком понесли на носаках ботинков.</text:p>
      <text:p text:style-name="P1156">- <text:span text:style-name="T871">Главное, голову закрыть руками, а что они тебя месят уже и не доходит,- делился он позднее приобретённым опытом.</text:span></text:p>
      <text:p text:style-name="P1156"/>
      <text:p text:style-name="P1119">Под конец зимы выпал такой обильный снег, что после снегопада по Нежинской пришлось проехать бульдозеру, раздвигая метровые сугробы.</text:p>
      <text:p text:style-name="P1119">По пути из школы, мне интереснее было скакать по навороченным вдоль заборов торосам, чем идти по расчищенному.</text:p>
      <text:p text:style-name="P1119">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119">Вечером мама, обеспокоенная моими стонами велела показать что там у меня такое. Я отказался. Тогда отец сказал:</text:p>
      <text:p text:style-name="P1119">- Ну, мне-то можно, я тоже мужик.</text:p>
      <text:p text:style-name="P1119">Мошонка распухла до размеров стакана и была твёрдой на ощупь. Отец нахмурился и когда мама спросила из кухни:</text:p>
      <text:p text:style-name="P1119">- Что?</text:p>
      <text:p text:style-name="P1119">Он сказал, что мне надо показаться врачу.</text:p>
      <text:p text:style-name="P1119">Это был жуткий вечер — агония отчаяния и паники.</text:p>
      <text:p text:style-name="P1119">Утром укорóченными шагами я пришёл с мамой в железнодорожную поликлинику рядом с Вокзалом.</text:p>
      <text:p text:style-name="P1119">В регистратуре нам дали квадратик бумаги с номером моей очереди на приём к врачу. Мы сели дожидаться на стульях в гулком коридоре возле двери в кабинет.</text:p>
      <text:p text:style-name="P1119"><text:soft-page-break/>Когда пришёл мой черёд зайти в белую дверь, я, пряча глаза от мамы, сказал ей, что, если надо, я согласен на операцию, лишь бы всё было нормально.</text:p>
      <text:p text:style-name="P1119">Врачом оказалась женщина, но видно белый халат уравнял её с мужиками, или мой страх утратить то, сам не знаю что, заглушил мой стыд.</text:p>
      <text:p text:style-name="P1157">Врач сказала, что это растяжение и нужно делать спиртовой компресс.</text:p>
      <text:p text:style-name="P1157">Через два дня мошонка приняла привычные очертания и я забыл свои мучительные страхи.</text:p>
      <text:p text:style-name="P1157">Седьмого марта Владя принёс в школу миниатюрную бутылочку коньяка.</text:p>
      <text:p text:style-name="P1157">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157">Нас распустили пораньше, ведь это предпраздничный день, и пока я дошёл домой всё совсем выветрилось, кроме тяжести в голове.</text:p>
      <text:p text:style-name="P1157">Я полез на крышу хаты, потому что отец уже несколько дней говорил мне, что надо сбросить оттуда снег.</text:p>
      <text:p text:style-name="P1157">Четыре кирпичные трубы торчащие над снегом помогли определить границы нашей части <text:s/>крыши.</text:p>
      <text:p text:style-name="P1157">Скат крыши довольно крут и под конец работы мои валенки заскользили и я свалился в палисадник.</text:p>
      <text:p text:style-name="P1157">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я запоздало похолодел от ужаса.</text:p>
      <text:p text:style-name="P1157"/>
      <text:p text:style-name="P1139">В те непостижимо далёкие времена я ещё не знал, что все мои невзгоды или радости, взлёты и падения <text:span text:style-name="T659">исходят</text:span> от той сволочи в не<text:span text:style-name="T659">достиж</text:span>имо далёком будущем, которая сейчас слагает это письмо тебе, лёжа в палатке посреди тёмного леса <text:span text:style-name="T659">под неумолчное</text:span> журча<text:span text:style-name="T659">нье </text:span>струй реки по имени Варанда...</text:p>
      <text:p text:style-name="P1139"/>
      <text:p text:style-name="P1157">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157">В графе «половое развитие» мне как и всем написали N.</text:p>
      <text:p text:style-name="P1157">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157"/>
      <text:p text:style-name="P1157">Потом мы сдавали экзамены за девятый класс. Самым страшным был экзамен по химии — кто в ней что поймёт?</text:p>
      <text:p text:style-name="P1157">Как многие другие, я вызубрил ответы на один билет, но он мне не попался. Не знаю почему, Татьяна Фёдоровна начала меня вытягивать дополнительными вопросами и поставила четвёрку.</text:p>
      <text:p text:style-name="P1157">Ассистентом на экзамене был Бинкин. Он развлекался тем, что показывал Владе номера билетов разложенных на столе перед экзаменаторами.</text:p>
      <text:p text:style-name="P1157">Подымет, покажет, покивает головой и — кладёт обратно на то же самое место.</text:p>
      <text:p text:style-name="P1157">Владя сидел за последней партой, чтоб списывать из шпаргалок заготовленных усердными девушками, которые уже сдали экзамен.</text:p>
      <text:p text:style-name="P1157">Но что разберёшь из сложенной в гармошку бумажной ленты с непонятными формулами и почерком в три раза мельче нормального?</text:p>
      <text:p text:style-name="P1158">Конечно, Владя рад бы поменять попавшийся ему билет на тот, который выучил.</text:p>
      <text:p text:style-name="P1158">Бинкин играл по честному — показанные билеты клал туда, откуда взяты. Просто Владя сидел слишком далеко, чтоб различить написанные на билетах номера.</text:p>
      <text:p text:style-name="P1158">Он сделал ещё две попытки вытащить нужный билет, но обе мимо. </text:p>
      <text:p text:style-name="P1158">Всё же тройку ему поставили и Бинкин сказал:</text:p>
      <text:p text:style-name="P1158">- Это тебе исключительно за твоё пролетарское происхождение.</text:p>
      <text:p text:style-name="P1119"/>
      <text:p text:style-name="P1119"><text:soft-page-break/><text:s/></text:p>
      <text:p text:style-name="P1105"/>
      <text:p text:style-name="P1105">К своей одежде я никогда не придирался — носил, что дадут, лишь бы не грязная и не драная, но и за этим больше следила мама, чем я.</text:p>
      <text:p text:style-name="P1105">Так что та моя обновка — куртка из коричневого дерматина по выкройкам «Работницы» <text:s/>— <text:s/>появилась по её инициативе и пошита была её руками.</text:p>
      <text:p text:style-name="P1105">Деньги на дерматин нашлись, потому что отец перешёл слесарем в Рембазу и его зарплата стала на десять рублей больше.</text:p>
      <text:p text:style-name="P1105">Хорошая получилась куртка — приятного коричневого цвета с манжетами и поясом из более т<text:span text:style-name="T832">ё</text:span>много материала. <text:span text:style-name="T832">Если посмотреть издалека, она даже отблёскивала на солнце.</text:span></text:p>
      <text:p text:style-name="P1106">Через две недели дерматин на сгибах локтей полысел до самой его основы, но свою награду я получал когда куртка имела ещё <text:s text:c="2"/>парадный вид.</text:p>
      <text:p text:style-name="P1106">Да, профсоюзный комитет завода КПВРЗ наградил меня, как активного участника самодеятельности. На профсоюзной конференции в Клубе председатель профкома лично вручил мне не какую-то грамоту, а увесистый бумажный свёрток.</text:p>
      <text:p text:style-name="P1106">В нём оказались ласты из тёмной резины и маска для подводного плавания.</text:p>
      <text:p text:style-name="P1106">Раза два я брал это снаряжение на Сейм, но плавать в ластах оказалось тяжелее, чем можно подумать глядя на Человека-амфибию. В маску же проникала вода и затекала <text:s text:c="2"/>в нос. Хотя, возможно, по другому и не бывает.</text:p>
      <text:p text:style-name="P1106">Однако, в планах на лето у меня стояло не изучение придонной жизни водоёмов, а трудоустройство.</text:p>
      <text:p text:style-name="P1106">Мне нужны были деньги. Много денег. Потому что я — «безлошадный».</text:p>
      <text:p text:style-name="P1106">У Влади — мопед «Рига-4»; Чуба на «Десне-3». У Чепы нет мопеда, но он поставил на свой велосипед бензиновый моторчик и, когда стая мопедистов с Посёлка несётся по проспекту</text:p>
      <text:p text:style-name="P1106"><text:s/>Мира, не слишком-то и отстаёт.</text:p>
      <text:p text:style-name="P1106">Но «Рига-4» всех сильнее.</text:p>
      <text:p text:style-name="P1106">Владя, конечно, раза два дал мне прокатиться — треск мотора, ветер в лицо, скорость — восторг!</text:p>
      <text:p text:style-name="P1106">У Чубы его мопед не выпросишь. <text:span text:style-name="T1034">Оседлал его, как куркуль, упёршись ногами в землю и посмеивается.</text:span></text:p>
      <text:p text:style-name="P1324">- Ну, дай, чё тебе жалко?</text:p>
      <text:p text:style-name="P1324">- Жалко у пчёлки в попке. Понял? А это — мопед.</text:p>
      <text:p text:style-name="P1106">- Ну, чё ты жлоб<text:span text:style-name="T1034">иш</text:span>ься? Я только по Профессийной и обратно.</text:p>
      <text:p text:style-name="P1106">Смеётся, но не даёт.</text:p>
      <text:p text:style-name="P1106">- У, жлобяра!</text:p>
      <text:p text:style-name="P1106">Опять смеётся.</text:p>
      <text:p text:style-name="P1107">Чепин велосипед с моторчиком я и сам не хочу.</text:p>
      <text:p text:style-name="P1107">Но где заработать на мопед? Вот в чём вопрос.</text:p>
      <text:p text:style-name="P1107">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107">Овощная база это — класс, там, небось, клубника — ящиками. И арбузы в магазин через неё, наверно, попадают.</text:p>
      <text:p text:style-name="P1107">Только примут ли? Мне ведь ещё шестнадцать не исполнилось.</text:p>
      <text:p text:style-name="P1107">В конторе ОРСа я волновался сильнее, чем на всех летних экзаменах. Приняли!</text:p>
      <text:p text:style-name="P1107"/>
      <text:p text:style-name="P1107">Так началась моя трудовая карьера.</text:p>
      <text:p text:style-name="P1107">Овощная база расположена аж за Деповской. Туда я езжу на велосипеде.</text:p>
      <text:p text:style-name="P1107">Кроме меня там ещё человек десять школьников. В основном из четырнадцатой школы.</text:p>
      <text:p text:style-name="P1107">Одного я опознал — низкорослый с длинными патлами, кликуха Люк. Это он когда-то отвесил мне оплеуху за то, что я стрелял ему в спину.</text:p>
      <text:p text:style-name="P1107">Он старого не поминает, ну, а я — тем более.</text:p>
      <text:p text:style-name="P1107"/>
      <text:p text:style-name="P1107"><text:soft-page-break/>Первую пару дней мы сортировали ящики — конечно, пустые, без клубники — которые целые, <text:span text:style-name="T1026">те</text:span> в сарай, которые ремонтировать — рядом с сараем, <text:span text:style-name="T1026">а </text:span>те, что вдрызг во-о-он к тем плитам посреди двора.</text:p>
      <text:p text:style-name="P1321">Отладка весов для грузовиков показывает кто есть кто. </text:p>
      <text:p text:style-name="P1321">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322"><text:s/>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322">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107">Потом <text:span text:style-name="T1027">пару дней </text:span>мы чистили картофелехранилище, где сгнила прошлогодняя картошка.</text:p>
      <text:p text:style-name="P1108"><text:span text:style-name="T1027">Я в</text:span> жизни не представлял, что<text:span text:style-name="T1027"> на свете</text:span> <text:span text:style-name="T1027">есть </text:span>такая нестерпимая вонища.</text:p>
      <text:p text:style-name="P1107">Мы грузим этот смрад лопатами в плетёные двуручные корзины и выносим далеко в бурьян на задворках Овощной базы.</text:p>
      <text:p text:style-name="P1107">Число работающих школьников сократилось до пяти.</text:p>
      <text:p text:style-name="P1107">Основная рабочая сила Базы это бабы в чёрных халатах и <text:span text:style-name="T833">разноцветных косынках на волосах.</text:span></text:p>
      <text:p text:style-name="P1109">Они сортируют морковь, или бурак в других хранилищах, а мы уносим наполненные ими ящики.</text:p>
      <text:p text:style-name="P1109">Сидя кружком вокруг кучи пыльных овощей, они не умолкают и на минуту. Рассказывают друг другу про «него» и про «неё».</text:p>
      <text:p text:style-name="P1109">«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109">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109">- Ну, чё, дашь?</text:p>
      <text:p text:style-name="P1109">А та в ответ:</text:p>
      <text:p text:style-name="P1109">- Дам, только так потяну, шо надвое перерву.</text:p>
      <text:p text:style-name="P1109">Подруги начинают на неё тюкать и шикать — с дитём же ж говоришь, разве можно так то.</text:p>
      <text:p text:style-name="P1110"/>
      <text:p text:style-name="P1110">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110">Какой же работник Овощной базы не любит быстрой езды?!</text:p>
      <text:p text:style-name="P1110">Эгей!</text:p>
      <text:p text:style-name="P1110">По утрам начальник Базы распределял кому где работать.</text:p>
      <text:p text:style-name="P1110">Пару раз я попал в помощники к бондарям.</text:p>
      <text:p text:style-name="P1110">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110">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110">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834"><text:s/></text:span>дна <text:span text:style-name="T834">из досочек пошире, <text:s/></text:span>вставляли <text:span text:style-name="T834">по торцам и снова набивали обручи.</text:span></text:p>
      <text:p text:style-name="P1111">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text:soft-page-break/>смысл — бочку без клёпки ничем не наполнишь, как и чокнутый, с трещиной, стакан.</text:p>
      <text:p text:style-name="P1111">Отходы я относил к кирпичным печкам во дворе с вмурованными в них железными котлами.</text:p>
      <text:p text:style-name="P1111">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111"/>
      <text:p text:style-name="P1111">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111">Меня очень тянуло ложить кладку, хотя бы немного. Каменщик постарше позволил мне сделать один ряд, стоял в стороне и чему-то улыбался, хотя его напарник ворчал, что не так кладу.</text:p>
      <text:p text:style-name="P1111">Мой напарник, из четырнадцатой, тоже всё время ворчал в адрес начальника Базы и отлынивал от работы. Через день он взял расчёт в конторе ОРСа.</text:p>
      <text:p text:style-name="P1111"/>
      <text:p text:style-name="P1111">А потом пошли огурцы. Вагонами.</text:p>
      <text:p text:style-name="P1111">Их втаскивали по проложенным <text:span text:style-name="T835">на</text:span> территории Базы <text:s/>рельсам <text:span text:style-name="T835">дизельные маневровые локомотивы.</text:span></text:p>
      <text:p text:style-name="P1112">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112">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112">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112">Вобщем, работа не конвейерная; скажут — сделаешь, и опять сиди.</text:p>
      <text:p text:style-name="P1112">Вот я и сидел подальше от печей, где слишком жарко. Держа гладкую узкую клёпку от бочки, я левой рукой брал на ней аккорды шестиструнной гитары: ля-минор, ми-мажор.</text:p>
      <text:p text:style-name="P1113">Бабы смеялись издали:</text:p>
      <text:p text:style-name="P1113">- Нашёл клёпку, шо тебе не хватала?</text:p>
      <text:p text:style-name="P1113">Но я не обращал на них внимания, брал си-септаккорд и думал о Натал<text:span text:style-name="T121">и́</text:span>.</text:p>
      <text:p text:style-name="P1113"/>
      <text:p text:style-name="P1114">Когда по тротуару тебе навстречу идёт девушка с косыночкой на шее, но та завязана не как пионерский галстук, а узелком на плече, то враз понятно — она разбирается в шикарном стиле.</text:p>
      <text:p text:style-name="P1114">И так охота заговорить, познакомиться, пойти рядом.</text:p>
      <text:p text:style-name="P1114">Но как заговорить? Вдруг отошьёт? И будешь чувствовать себя разжмаканым помидором.</text:p>
      <text:p text:style-name="P1114">Другое дело, если знаешь, что стильную девушку зовут Наташа Григоренко и ты с ней даже пытался научиться вальсировать под баян Гуревича.</text:p>
      <text:p text:style-name="P1114">- Привет, Наташа, как дела?</text:p>
      <text:p text:style-name="P1114">- О, Серёжа! Тебя не узнать. Вообще-то в двенадцатой школе меня все зовут <text:span text:style-name="T836">Натал</text:span><text:span text:style-name="T128">и́</text:span><text:span text:style-name="T836">.</text:span></text:p>
      <text:p text:style-name="P1114">Нам случайно оказалось по пути и я проводил её до угла улицы где она жила. Улица Суворова, через дорогу от срединного въезда на Базар.</text:p>
      <text:p text:style-name="P1114"/>
      <text:p text:style-name="P1114">Или, всё-таки, она меня первой окликнула на том тротуаре?</text:p>
      <text:p text:style-name="P1114">Ведь чтобы так повязать косынку нужно быть не только шикарной, но и решительной.</text:p>
      <text:p text:style-name="P1114"/>
      <text:p text:style-name="P1114">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114"/>
      <text:p text:style-name="P1114">Мы с Радей ехали от Переезда на задней ступеньке трамвая, чтоб обдувало ветерком. Когда <text:soft-page-break/>трамвай разгонисто тадахал <text:s/>вдоль Базара, я вдруг зачем-то повернул голову и заглянул через дорогу в улицу Суворова.</text:p>
      <text:p text:style-name="P1114">В ней, недалеко от угла, две девушки играли в бадминтон. </text:p>
      <text:p text:style-name="P1115">Конечно, я сразу узнал длинные прямые волосы <text:span text:style-name="T836">Натал</text:span><text:span text:style-name="T128">и́</text:span><text:span text:style-name="T836">.</text:span></text:p>
      <text:p text:style-name="P1115">- Пока, Радя!</text:p>
      <text:p text:style-name="P1115">И я спрыгнул, не отвечая на его:</text:p>
      <text:p text:style-name="P1115">- Ты куда?</text:p>
      <text:p text:style-name="P1115">Да, я не ошибся — это была она.</text:p>
      <text:p text:style-name="P1115">Вторая девушка тоже оказалась знакомой — бывшая одноклассница, Наташа Подрагун, которая вместе с <text:span text:style-name="T836">Натал</text:span><text:span text:style-name="T128">и́ </text:span><text:span text:style-name="T121">перешла в двенадцатую школу с физико-математическим уклоном.</text:span></text:p>
      <text:p text:style-name="P1115">Конечно, я что-то начал тараторить, мол, случайно мимо, решил поделиться опытом как правильно дрессировать воланчик.</text:p>
      <text:p text:style-name="P1115">И тут — на тебе! <text:s text:c="2"/>— <text:s/>ещё один случайный прохожий — Радя.</text:p>
      <text:p text:style-name="P1115">Он явно тоже соскочил не доезжая до школы, хоть и собирался навестить своего дедушку.</text:p>
      <text:p text:style-name="P1115">Скоро Наташа Подрагун ушла, потому что ни Радя, ни я, не очень-то с ней общались; из-за того, что такая толстая.</text:p>
      <text:p text:style-name="P1113">Натал<text:span text:style-name="T121">и́ </text:span><text:span text:style-name="T129">пригласила нас во двор своей хаты, где на врытом в землю столе лежала стопка номеров чешского журнала Film a divadlo. Я увлёкся картинками, а Радя перехватил разговорную инициативу.</text:span></text:p>
      <text:p text:style-name="P390">Но тут из соседнего огорода просвистали пара грудок сухой земли — с недолётом.</text:p>
      <text:p text:style-name="P1113"><text:span text:style-name="T121">Натали́ </text:span><text:span text:style-name="T129">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115"><text:span text:style-name="T121">То ли </text:span><text:span text:style-name="T128">Натали́ </text:span><text:span text:style-name="T121">как-то сочувствовала </text:span><text:span text:style-name="T130">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116"><text:span text:style-name="T121">Так мы начали встречаться. Я и </text:span><text:span text:style-name="T128">Натали́.</text:span></text:p>
      <text:p text:style-name="P1116"/>
      <text:p text:style-name="P1117"><text:span text:style-name="T128">П</text:span><text:span text:style-name="T121">ожалуй, вернее будет сказать, что это она со мной встречалась, потому что я не знал как это делается.</text:span></text:p>
      <text:p text:style-name="P391">Я просто приходил на Суворова 8 в назначенный ею день, здоровался с её мамой, сидел на диване и разглядывал Film a divadlo. Живут же люди! Откуда можно доставать такие журналы?</text:p>
      <text:p text:style-name="P1117"><text:span text:style-name="T121">Потом приезжал с работы её папа на мотоцикле с коляской. У него был такой же круглый подбородок, как у </text:span><text:span text:style-name="T128">Натали́. </text:span><text:span text:style-name="T121">Он давал разрешение выйти погулять до десяти, но не позже половины одиннадцатого.</text:span></text:p>
      <text:p text:style-name="P391">И мы выходили гулять дотемна.</text:p>
      <text:p text:style-name="P391">Она много говорила, но не <text:span text:style-name="T1022">затем, чтоб </text:span>попусту <text:span text:style-name="T1022">болтать</text:span>, как некоторые. <text:span text:style-name="T1022">Натали стала моим просветителем</text:span>. Несмотря на долгие годы запойного чтения, я многого не знал.</text:p>
      <text:p text:style-name="P391">Что самые классные конфеты — это «Грильяж», только у нас они не продаются; надо ехать в Москву, или Ленинград, да и там не сразу найдёшь.</text:p>
      <text:p text:style-name="P391">А самый вкусный бутерброд — на хлеб с маслом положить нарезанные кружками помидор и варёное яйцо. Хлеб, конечно же, чёрный.</text:p>
      <text:p text:style-name="P391">А Луи Армстронг — певец с самым хриплым голосом в мире.</text:p>
      <text:p text:style-name="P391">Благодаря ей <text:s/>я взял в библиотеке Клуба книжку стихов Вознесенского. Я там и раньше её видел, но проходил мимо за то, что стихи.</text:p>
      <text:p text:style-name="P391">Так вот что значит — настоящие стихи!</text:p>
      <text:p text:style-name="P392">Но <text:span text:style-name="T1022">больше, чем для вос</text:span>полнения <text:s/><text:span text:style-name="T1022">образовательных </text:span>пробелов, она нужна была мне ради тех мгновений, когда я умлевал.</text:p>
      <text:p text:style-name="P391">Например, мы шли в кино на Мир и она позволила взять её руку. О! Этого не передать!</text:p>
      <text:p text:style-name="P391">Я ощутил нежную кожу её предплечья, потому что на ней было летнее платье, а руку её я ухватил <text:s text:c="2"/>вокруг бицепса. Хотя какие у девушек бицепсы?</text:p>
      <text:p text:style-name="P391"><text:soft-page-break/>Я был в полном улёте от железнодорожного моста над проспектом до середины Зеленчака. Потом она мне объяснила, что правильнее когда девушка сама берёт тебя под руку.</text:p>
      <text:p text:style-name="P1117"><text:span text:style-name="T121">И дальше мы шли как она показала. Тоже приятно, </text:span><text:span text:style-name="T131">хотя перед этим … </text:span></text:p>
      <text:p text:style-name="P393">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393">Блаженство до потери пульса.</text:p>
      <text:p text:style-name="P1118"/>
      <text:p text:style-name="P393">Так что мне было о чём думать возле печей Овощной базы, меняя аккорды на недостававшей, но найденной клёпке.</text:p>
      <text:p text:style-name="P393">Узревшему свет истины трудно не скатиться в просветительство.</text:p>
      <text:p text:style-name="P393">Я попытался поделиться приобретённым знанием с сестрой.</text:p>
      <text:p text:style-name="P393">Мы шли по Литейной в сторону Клуба и она сказала:</text:p>
      <text:p text:style-name="P393">- А давай-ка я возьму брата под кренделя!- и взяла меня под руку.</text:p>
      <text:p text:style-name="P393">- Слушай, малá, - сказал я, потому что мы с братом, а за нами <text:s/>и наши друзья редко звали её по имени, а только « малá», или «рыжая».</text:p>
      <text:p text:style-name="P393">- Я могу научить тебя приёмчику, что любой парень враз будет твой.</text:p>
      <text:p text:style-name="P393">- Да, ну?- сказала мне сестра.- Это так, что ли?</text:p>
      <text:p text:style-name="P393">И она полуобернулась ко мне на ходу, прикоснувшись грудью к моему предплечью.</text:p>
      <text:p text:style-name="P393">Какая беспросветная наивность! Вообразил, будто я хоть что-то могу узнать раньше своей проныры сестры!</text:p>
      <text:p text:style-name="P393"><text:span text:style-name="T837">Мне пришлось извиняться</text:span> и мы чуть не до самого Клуба хохотали: <text:span text:style-name="T837">какой</text:span> я <text:span text:style-name="T837">самонадеянный </text:span>лопух.</text:p>
      <text:p text:style-name="P393"/>
      <text:p text:style-name="P394">Но счастье не бывает бесконечным; в один из вечеров между Базаром и Путепроводом к нам с <text:span text:style-name="T836">Натали́ </text:span>подошёл парень и мы остановились для разговора.</text:p>
      <text:p text:style-name="P394">Вернее, разговаривали они, потому что из одной школы, а я только стоял рядом.</text:p>
      <text:p text:style-name="P394">На нём была классная рубаха, я таких ещё не видел — красные и зелёные полосы шириной как на пижамах.</text:p>
      <text:p text:style-name="P394">Пижам у меня тоже никогда не было, но в кино-то показывают.</text:p>
      <text:p text:style-name="P394">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394">Потом они сказали друг другу «пока» и мы разошлись, но у <text:span text:style-name="T836">Натали́ </text:span>явно испортилось настроение.</text:p>
      <text:p text:style-name="P394">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394">- Кондуктор — не человек. - и поцеловал <text:span text:style-name="T836">Натали́.</text:span></text:p>
      <text:p text:style-name="P394">И тогда у меня тоже испортилось настроение, ведь понятно же, что они целовались и без кондукторши тоже.</text:p>
      <text:p text:style-name="P394">Я подумал, что это, наверно, был тот красно-зелёный хлюст, но спрашивать не стал.</text:p>
      <text:p text:style-name="P394">В тот вечер я шагал от Суворова на Нежинскую навеки придавленный горем.</text:p>
      <text:p text:style-name="P394"/>
      <text:p text:style-name="P394">Насколько житель Конотопа преуспевает в жизни определить несложно — имеет ли он домик на Сейму?</text:p>
      <text:p text:style-name="P395">Вверх по течению от пляжного Залива, метров на пятьсот ближе к железнодорожному мосту, длинная затока вдаётся в чащу ивняка.</text:p>
      <text:p text:style-name="P395">В конце неё, на белом песке между гибких ив и стоят домики товарищества «Присеймовье». Десятка три, а может и все пять.</text:p>
      <text:p text:style-name="P395">Правда, «домики» это громко сказано — просто сбитые из доски-вагонки будки с жестяными крышами.</text:p>
      <text:p text:style-name="P395">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395"><text:soft-page-break/>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395">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там в своё излюбленное место, где прикармливает рыбу макухой, она же жмых.</text:p>
      <text:p text:style-name="P395">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врытом в песок столе возле домика.</text:p>
      <text:p text:style-name="P395">Многие выезжают в свой домик вечерней электричкой в пятницу, а возвращаются последней в воскресенье.</text:p>
      <text:p text:style-name="P395">А без домика на Сейм <text:span text:style-name="T838">ездишь лишь по субботам и воскресеньям; утром — туда, а в пять, или <text:s/>семичасóвой — обратно.</text:span></text:p>
      <text:p text:style-name="P395"/>
      <text:p text:style-name="P396">Когда Куба приехал летом после первого курса мореходки и какой-то там ещё практики, мы, конечно же, решили рвануть на Сейм.</text:p>
      <text:p text:style-name="P396">Только надо дождаться выходных, ведь я работаю; да и по будням на Залив не приезжают ОРСовские <text:s/>машины-будки продавать мороженое.</text:p>
      <text:p text:style-name="P396">- Чепа сказал, ты с Григоренчихой крутишь?</text:p>
      <text:p text:style-name="P396">- Скажи Чепе, что её зовут <text:span text:style-name="T836">Натали́.</text:span></text:p>
      <text:p text:style-name="P396">- Так ты и её позови.</text:p>
      <text:p text:style-name="P397">Натали́ запросто согласилась и мы поехали вчетвером: Куба, Чепа, я и она.</text:p>
      <text:p text:style-name="P396">Когда сошли с электрички и решали — куда: на Залив, или на озеро возле опушки соснового леса? <text:s/>— <text:s/><text:span text:style-name="T836">Натали́ </text:span>предложила переплыть на ту сторону Сейма; там не такой дурдом, как на Заливе.</text:p>
      <text:p text:style-name="P396">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396">Так и вышло. </text:p>
      <text:p text:style-name="P396">Отличный выдался денёк.</text:p>
      <text:p text:style-name="P396">Мы нашли песчаную поляну среди ивняка; совсем рядом с рекой, метров за сто от домиков. <text:s/><text:span text:style-name="T839">На мелком мягком песке мы расстелили единственное покрывало, потому что только Натали́ догадалась привезти.</text:span></text:p>
      <text:p text:style-name="P398">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398">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398">А после обеда из бутербродов и лимонада мы легли загорать. На покрывале места было лишь для двоих: для <text:span text:style-name="T836">Натали́ </text:span><text:s/>— это ж <text:s/>её покрывало, и для меня — ведь это я с ней встречаюсь.</text:p>
      <text:p text:style-name="P398">Она лежала на спине, в чёрных очках от солнца, а я на животе, потому что стеснялся, что у меня плавки торчат от эрекции.</text:p>
      <text:p text:style-name="P398">Наши плечи чуть-чуть соприкасались.</text:p>
      <text:p text:style-name="P398">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398">Знойная тишь.</text:p>
      <text:p text:style-name="P398"/>
      <text:p text:style-name="P398">Разумеется, на следующий выходной мы поехали на это место только вдвоём.</text:p>
      <text:p text:style-name="P399">И снова мы лежим на покрывале посреди жаркой тишины. Длинные листья ивовых кустов вокруг овальной поляны молчат, не шелохнутся. Нас только двое <text:span text:style-name="T840">на</text:span> этом открытом лишь небу <text:span text:style-name="T840">песке</text:span>.</text:p>
      <text:p text:style-name="P399">Мои веки зажмурены, но солнце всё равно вливается сквозь их кровяно-красный туман и оборачивается чёрной болью.</text:p>
      <text:p text:style-name="P399">- Голова болит,- чуть слышно выговариваю я.</text:p>
      <text:p text:style-name="P399">Красный туман темнеет и мне становится невыразимо хорошо — она положила свою ладонь <text:soft-page-break/>на мои веки.</text:p>
      <text:p text:style-name="P399">Не открывая глаз, я нахожу рукой её запястье и неслышно тяну книзу, чтобы её ладонь соскользнула мне на губы.</text:p>
      <text:p text:style-name="P399">Я благодарно целую нежную мягкую ладонь, что унесла мою боль, <text:span text:style-name="T840">и растворяюсь в неизъяснимой неге; лучше этого на свете ничего нет.</text:span></text:p>
      <text:p text:style-name="P400">Но когда она, привстав на локте, склонила своё лицо над моим и слила свои губы с моими, я узнал, что есть, но просто этому нет названия.</text:p>
      <text:p text:style-name="P400">Поцелуй?</text:p>
      <text:p text:style-name="P400">Когда ты расплавлено таешь в купели встречных губ, тонешь в их необъятности и, вместе с тем, паришь...</text:p>
      <text:p text:style-name="P400">Всё это и ещё целый океан совсем неописуемых чувств...</text:p>
      <text:p text:style-name="P400">Всё это выразимо в трёх сло<text:span text:style-name="T841">г</text:span>ах: по-це-луй?</text:p>
      <text:p text:style-name="P400"><text:span text:style-name="T841">Ну, ч</text:span>то ж, <text:span text:style-name="T841"><text:s/></text:span>немало <text:span text:style-name="T841">мы</text:span> их <text:span text:style-name="T841">сложили</text:span> в тот <text:span text:style-name="T841">летний </text:span>день.</text:p>
      <text:p text:style-name="P400"><text:span text:style-name="T841">А к</text:span>огда мы шли <text:span text:style-name="T841">уже </text:span>к заводи для переправы на берег электрички, я остановил её в тесном ивняке и ещё раз поцеловал. Прощально. Дальше уж нельзя будет.</text:p>
      <text:p text:style-name="P400">Она ответила на поцелуй усталыми губами, а потом, не глядя мне в лицо, как-то грустно сказала:</text:p>
      <text:p text:style-name="P400">- Глупенький. Тебе это ещё надоест.</text:p>
      <text:p text:style-name="P401">Я не поверил ей...</text:p>
      <text:p text:style-name="P401"/>
      <text:p text:style-name="P401">Один немецкий умник, по фамилии Бисмарк, однажды съумничал:</text:p>
      <text:p text:style-name="P401">- На личном опыте учатся только дураки, <text:span text:style-name="T842">лучше учиться на опыте других</text:span>.</text:p>
      <text:p text:style-name="P401">«Я не поверил ей...»</text:p>
      <text:p text:style-name="P402">А ведь даже сестра моя, Наташа, будучи младше меня на два года, не раз доказывала, что ей известно больше моего.</text:p>
      <text:p text:style-name="P402">Да, далеко мне до Бисмарка с моим неверием опыту других. <text:span text:style-name="T843">Немного утешает то, что я всё ж не дурак — раз не умею учиться даже на собственном опыте.</text:span></text:p>
      <text:p text:style-name="P402">Интересно, к какой категории мне нужно отнести себя?</text:p>
      <text:p text:style-name="P403">...ладно, не будем отвлекаться; сейчас этот вопрос не <text:span text:style-name="T841">в</text:span> тем<text:span text:style-name="T841">у</text:span>...</text:p>
      <text:p text:style-name="P403"/>
      <text:p text:style-name="P403">Огурцы вконец обрыдили. 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403">Вобщем, я тоже сошёл с дистанции и отправился в контору ОРСа за расчётом.</text:p>
      <text:p text:style-name="P403">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403">Разговор с мамой снял эти вопросы:</text:p>
      <text:p text:style-name="P403">- Серёжа, скоро в школу. Тебе нужна одежда. Обувь и тебе и младшим. Сам знаешь как нам приходится выкручиваться.</text:p>
      <text:p text:style-name="P403">- Да, есть у меня одежда. Я ж тебе говорил зачем иду на Базу.</text:p>
      <text:p text:style-name="P403">- Те брюки, что я уже два раза перекрашивала? Это твоя одежда? В твоём возрасте стыдно в таком...</text:p>
      <text:p text:style-name="P403">...Прощай, мустанг моей мечты! Не мчать нам с тобой по проспекту Мира, обгоняя всякие «риги» и «десны»...</text:p>
      <text:p text:style-name="P403"/>
      <text:p text:style-name="P403">Брюки мне не покупали. Я пошёл в швейное ателье рядом с Автовокзалом. Портниха с длинным острым носом обмеряла меня и пошила брюки из тёмно-серого лавсана. Широкий, на две пуговицы, пояс. От колена клёш. Пятнадцать рублей.</text:p>
      <text:p text:style-name="P403"/>
      <text:p text:style-name="P404">Брюки скоро пригодились. </text:p>
      <text:p text:style-name="P404">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404">Артур — это армянин, который служит в стройбате рядом с Рембазой. Он — кумир Влади. <text:soft-page-break/>На гитаре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Кроме того, Артур ещё и поёт. Можно не сомневаться — первое место за ним. </text:p>
      <text:p text:style-name="P404">Но мы всё равно решили участвовать. Вдвоём.</text:p>
      <text:p text:style-name="P404">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404">Оказалось, что времени в обрез — конкурс через два дня на танцплощадке парка.</text:p>
      <text:p text:style-name="P404">Мы приступили к репетициям.</text:p>
      <text:p text:style-name="P405">Киномеханик Клуба, Константин Борисович, включил в пустующем в дневное время зале свет и два микрофона на сцене.</text:p>
      <text:p text:style-name="P405">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На его место прибежал <text:span text:style-name="T844">радостно взвинченный </text:span>Глуща, который проходил по Профессийной и услыхал рёв и вой этой катавасии.</text:p>
      <text:p text:style-name="P405">Мы решили сделать два номера; <text:span text:style-name="T844">сначала</text:span> инструменталка — партия бас-гитары из песни «Шоколадóвый Крем» польской группы «Червони гитары», а <text:span text:style-name="T844">потом</text:span> песня из кинофильма «Неуловимые мстители».</text:p>
      <text:p text:style-name="P405">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span text:style-name="T845">Плюс к тому, я сбоку подтрынькивал на своей.</text:span></text:p>
      <text:p text:style-name="P406">Сюрпризы начались на самом конкурсе.</text:p>
      <text:p text:style-name="P407">В раковине сцены на танцплощадке оказался всего только один микрофон. Оказалось, что раз мы дуэт нам необходимо название. Второй секретарь горкома предложила на выбор: «Солнце» или «<text:span text:style-name="T846">Т</text:span>рубадуры». Из двух зол выбирай которое покороче.</text:p>
      <text:p text:style-name="P407">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408">После инструменталки та же тягомотина, но в обратном порядке с доставанием его из гитары.</text:p>
      <text:p text:style-name="P408">Владя запаниковал: «да пошли они», а я его убеждать, то обратной дороги нет, раз мы припёрлись сюда со своими гитарами; или мы их, типа, просто выгуливаем?</text:p>
      <text:p text:style-name="P408">И тут нас позвали на сцену. Владя заиграл басовую партию, стараясь приподымать гитару поближе к микрофону, в который я объявлял, что мы вокально-инструментальный дуэт «Солнце». Потом я опустил микрофон к его гитаре, чтоб на танцплощадке услыхали и убедились, что это всё-таки <text:span text:style-name="T847">«Шоколадóвый Крем»; </text:span>но, удерживая микрофон, я уже не мог поддерживать его бас-партию как ритм-гитара.</text:p>
      <text:p text:style-name="P408">На втором номере всё вроде вошло в нормальное русло. Мы оба звенели гитарами, Владя пел, я смотрел поверх голов <text:span text:style-name="T848">толпы</text:span>, как учила Раиса Григорьевна...</text:p>
      <text:p text:style-name="P409">Но после куплета с припевом Владя вдруг обернулся ко мне и, округлив глаза, выстонал:</text:p>
      <text:p text:style-name="P409">- Я слов не помню! Забыл!</text:p>
      <text:p text:style-name="P409">Ну, что тут будешь делать?</text:p>
      <text:p text:style-name="P409">Да простит меня Чуба, до простят меня слушатели конкурса, набившиеся в тот вечер на танцплощадку, но я сделал шаг вперёд и заорал в микрофон, что:</text:p>
      <text:p text:style-name="P409">- Над степью широкой, ворон пусть не кружит — мы ведь целую вечность собираемся жить...</text:p>
      <text:p text:style-name="P409">К следующему куплету Владя пришёл в себя и мы добили эту песню вдвоём — дуэтом, как и обещали.</text:p>
      <text:p text:style-name="P408"/>
      <text:p text:style-name="P409">На Сейм мы с <text:span text:style-name="T836">Натали́ <text:s/></text:span>больше не ездили. Между нами случилась размолвка; я так толком и не понял из-за чего. Вобщем, она мне сказала больше не приходить.</text:p>
      <text:p text:style-name="P409">Конечно, я страдал, и я, конечно, ещё как обрадовался, когда недели через две моя сестра, она же Рыжая, сказала:</text:p>
      <text:p text:style-name="P409">- Сегодня видела Григоренчиху, она спрашивает: «Огольцов куда-то уехал, что ли?». Я <text:soft-page-break/>говорю: «Нет». Она говорит: «Так чего ж он не приходит?» Вы что поссорились, что ли?</text:p>
      <text:p text:style-name="P409">- Ничего мы не ссорились. Малá! Ты — солнце!</text:p>
      <text:p text:style-name="P409">Купальный сезон уже был позади и мы стали гулять в парке КПВРЗ.</text:p>
      <text:p text:style-name="P409">Она привела меня туда и <text:s/>показала <text:span text:style-name="T849">укромную скамейку позади нестриженых кустов вдоль аллеи. Я не раз проходил той аллеей, но не догадывался, что за кустами есть скамейка.</text:span></text:p>
      <text:p text:style-name="P410">Она стояла как бы в гроте из листвы.</text:p>
      <text:p text:style-name="P410">Мы приходили туда с началом сумерек. 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словно сумерки наплыла тень, то ли ночь, то ли день...»</text:p>
      <text:p text:style-name="P410">Потом лампочка кассы гасла и начинался сеанс. Скамейка погружалась в темноту в своей пещере из листьев.</text:p>
      <text:p text:style-name="P411">К этой минуте наш разговор иссякал. Она откидывала голову на мою руку вытянутую по верхнему брусу спинки и — мир переставал существовать.</text:p>
      <text:p text:style-name="P411">Особенно если она приходила без лифчика и в платье с длинной молнией замка спереди.</text:p>
      <text:p text:style-name="P411">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Я беспрекословно передвигался к сокровищам повыше.</text:p>
      <text:p text:style-name="P411">Потом сеанс кончался. Снова вспыхивала лампа у кинотеатра.</text:p>
      <text:p text:style-name="P411">Мы пережидали пока по аллее пройдут малочисленные киноманы и подымались со скамьи. Опустошённо охмелённые.</text:p>
      <text:p text:style-name="P411">Ей пора домой. Папа говорил. Не позже.</text:p>
      <text:p text:style-name="P411"/>
      <text:p text:style-name="P411"/>
      <text:p text:style-name="P412">Мир погряз в глубочайшей осени. Холодно, голо, сыро.</text:p>
      <text:p text:style-name="P412">Листья опали, а мокрые чёрные ветки кустов уже не прятали скамейку. Да и кто сядет на мокрую?</text:p>
      <text:p text:style-name="P412">Мы, по инерции, ещё приходили в парк, но и он стал враждебным.</text:p>
      <text:p text:style-name="P412">Однажды, среди бела дня на меня начал наезжать мужик лет под тридцать. Против него у меня не было шансов. Хорошо знакомые из нашей школы позвали его выпить за танцплощадкой, а мы тем временем ушли.</text:p>
      <text:p text:style-name="P412">Потом выпал первый снег. Растаял. Слякоть комкасто замёрзла, на неё снова выпал снег и началась зима.</text:p>
      <text:p text:style-name="P412">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412">Это я-то никто? После всего, что между нами было?</text:p>
      <text:p text:style-name="P412">Выяснение отношений — это просто пальба из кормовых орудий вслед паруснику, что удаляется своим курсом.</text:p>
      <text:p text:style-name="P412">Мы расстались. Прощай, сладчайшая <text:span text:style-name="T836">Натали́.</text:span></text:p>
      <text:p text:style-name="P412">Ах, кабы на цветы, да не морозы...</text:p>
      <text:p text:style-name="P412"/>
      <text:p text:style-name="P412">В конце февраля, год спустя после того, как я сказал маме, что согласен на операцию, мне пришлось лечь под нож. Давши слово — держись.</text:p>
      <text:p text:style-name="P412">С вечера и всё ночь у меня резко болел живот, а вызванная утром «скорая» определила у меня аппендикс, который нужно удалить пока не поздно.</text:p>
      <text:p text:style-name="P412">До машины я дошёл сам, но там пришлось лечь в низкие брезентовые носилки, что стояли на полу. <text:span text:style-name="T850">Мама тоже хотела поехать, но по Нежинской шла <text:s/>её знакомая, которая опаздывала на свою работу и мама уступила своё место в тесной «скорой» ей. Она всегда говорила, что Юлия Семёновна очень хороший юридический консультант.</text:span></text:p>
      <text:p text:style-name="P413">В городской больнице меня тоже поленились выносить носилками, пришлось подыматься на <text:soft-page-break/>второй этаж самому и, переодевшись в больничный халат, самому идти в операционную.</text:p>
      <text:p text:style-name="P413">Там мне помогли лечь на стол и широкими ремнями привязали к нему мои руки и ноги.</text:p>
      <text:p text:style-name="P413">На высокую рамку поверх лица набросили белую простынь, чтоб я не видел, что они там вытворяют. </text:p>
      <text:p text:style-name="P413">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413">Обезболивание сработало. Я чувствовал и понимал, что это они там режут меня, но воспринималось это словно режут неснятые брюки.</text:p>
      <text:p text:style-name="P413">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 Пришлось заткнуться и дотерпливать молча.</text:p>
      <text:p text:style-name="P413">Но в палату меня всё-таки отвезли на каталке.</text:p>
      <text:p text:style-name="P413">Чеез пару дней мне принесли записку от Влади. 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413">Мне тогда <text:span text:style-name="T851">ещё не позволяли </text:span><text:s/>напрягаться <text:span text:style-name="T851">и рекомендовали сдерживать кашель, чтоб швы не разошлись. Но разве тут удержишься? «Чуба маза...» — и я втыкался лицом в подушку — сдержать подкатывающийся хохот — <text:s/>«..ндаранский тигр»! Хха! Хха! Ой, больно. Сука ты, Владя! «тигр Чуба мазандар...» Хха! Хха! Аж до слёз... Хха! </text:span></text:p>
      <text:p text:style-name="P414">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413"/>
      <text:p text:style-name="P414">Кстати, почерк у Влади — чемпион по неразборчивости. Когда он сдавал на проверку письменные сочинения, учительница литературы размашисто перечёркивала их крест-накрест красными чернилами.</text:p>
      <text:p text:style-name="P414">Порой он сам не знал что понаписывал и звал меня на помощь.</text:p>
      <text:p text:style-name="P414">Я был экспертом и третейским судьёй в его криптографических диспутах с Зоей Ильиничной:</text:p>
      <text:p text:style-name="P414">- Вот посмотрите, это у него «е» такая, а вот тут это уже «а».</text:p>
      <text:p text:style-name="P414">- <text:span text:style-name="T852">Какая «е», какая «а»? Это же всё просто «галочки»!</text:span></text:p>
      <text:p text:style-name="P414">- <text:span text:style-name="T852">Да, точно, но у этой вот «галочки» хвостик длиннее. Видите?</text:span></text:p>
      <text:p text:style-name="P414"/>
      <text:p text:style-name="P415">У меня с отцом состоялся трудный разговор.</text:p>
      <text:p text:style-name="P415">Он сказал, чтоб я постригся — хожу патлатый, как непонятно что. Его на работе вызывал к себе замполит.</text:p>
      <text:p text:style-name="P415">Рембаза ремонтирует военные вертолёты и потому там есть замполит в высоком офицерском звании, как и остальные начальники.</text:p>
      <text:p text:style-name="P415">Замполит приказал отцу, чтоб его сын в таком виде больше не ходил по городу.</text:p>
      <text:p text:style-name="P415">Конечно, я мечтал о длинных, как у битлов, волосах. <text:s/>До них мне было далеко, но и мои уже начинали доставать до верха лопаток на спине. Если хорошенько запрокинуть голову назад.</text:p>
      <text:p text:style-name="P415">На недавнем КВН я с выключенным микрофоном в руках, типа, пел под запись Дина Рида «Иерихон», охлёстывая волосами своё лицо.</text:p>
      <text:p text:style-name="P415">Вот и дохлестался. Откуда бы тот замполит узнал, что я сын рабочего Рембазы, если б ему не доложили? Мало что ли битлаков по городу ходит?</text:p>
      <text:p text:style-name="P415">Я недолго перечил отцу, ведь я сидел на его шее, а замполит грозил ему увольнением.</text:p>
      <text:p text:style-name="P414"/>
      <text:p text:style-name="P414">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414"/>
      <text:p text:style-name="P414">Мы с Владей сидели за последним столом — в кабинете химии вместо парт стояли столы и <text:soft-page-break/>табуреты. В центре квадратного сиденья каждого табурета имелась прорезь, чтоб было куда просунуть кисть руки и нести в нужном направлении.</text:p>
      <text:p text:style-name="P414">Когда нам надоело заниматься резьбой по дереву, а в чёрных сиденьях наших табуретов белели <text:s/>глубокие шрамы: Beatles и Rolling Stones, <text:span text:style-name="T853">мы огляделись вокруг — чем бы ещё заняться?</text:span></text:p>
      <text:p text:style-name="P416">Наивность, конечно, беспредельная — чем ты можешь заняться на уроке в десятом классе? Практически, нечем.</text:p>
      <text:p text:style-name="P416">И вот тут на нас нашло и поехало — так мы начали писать стихи.</text:p>
      <text:p text:style-name="P416">Преобильнейшее стихоизвержение. В различных формах и жанрах.</text:p>
      <text:p text:style-name="P416">На переменах мы показывали друзьям свои творения. Смеялись сами, и они хохотали не подозревая, что вирус стихоплётства разрушает оболочку и их иммунной системы...</text:p>
      <text:p text:style-name="P416">Многие начали пробовать свои рифмовальные данные. Даже Чуба чего-то там наэпиграммил.</text:p>
      <text:p text:style-name="P416">Но неоспоримые корифеи этого дела восседали, разумеется, за последним столом.</text:p>
      <text:p text:style-name="P416">Остаётся лишь радоваться, что эпидемия миновала без летальных исходов.</text:p>
      <text:p text:style-name="P416"/>
      <text:p text:style-name="P416">Если бы те разрозненные, выдранные из тетрадок листки собрать воедино, получился бы сборник начинающих <text:span text:style-name="T852">пиитов. Пылился бы на полках, мечтая: что придёт черёд...</text:span></text:p>
      <text:p text:style-name="P417">Вряд ли кто из моих одноклассников помнит о той повальной рифмо-эпидемии. Вряд ли кто-нибудь узнал даже собственные строки. Да и зачем? Конечная цель — ничто. Главный кайф в делании.</text:p>
      <text:p text:style-name="P417">Хотя мне и теперь не стыдно за ту пространную элегию, что начиналась:</text:p>
      <text:p text:style-name="P417"><text:tab/><text:tab/><text:span text:style-name="T79">И я уйду когда-нибудь в разбойники - </text:span></text:p>
      <text:p text:style-name="P470"><text:s text:c="2"/><text:tab/><text:tab/>Трудом свой хлеб насущный добывать.</text:p>
      <text:p text:style-name="P470"><text:tab/><text:tab/>Я днём всё буду спать,</text:p>
      <text:p text:style-name="P470"><text:tab/><text:tab/>Холодный борщ дожёвывать,</text:p>
      <text:p text:style-name="P470"><text:tab/><text:tab/>А в третью смену стану я прохожих обирать...</text:p>
      <text:p text:style-name="P378">Потом, конечно, меня застрелят, потому что элегия грустный жанр, и, валяясь в придорожном бурьяне:</text:p>
      <text:p text:style-name="P378"><text:tab/><text:tab/><text:span text:style-name="T79">...я не смогу понять главой хладеющей -</text:span></text:p>
      <text:p text:style-name="P470"><text:tab/><text:tab/>Зачем понадобилось убивать?</text:p>
      <text:p text:style-name="P470"><text:tab/><text:tab/>Ведь пистолет носил я деревянный</text:p>
      <text:p text:style-name="P470"><text:tab/><text:tab/>И людям всегда «здрасьте!» говорил,</text:p>
      <text:p text:style-name="P470"><text:tab/><text:tab/>А брал лишь три копейки для трамвая </text:p>
      <text:p text:style-name="P470"><text:tab/><text:tab/>И, извинившись, тихо уходил...</text:p>
      <text:p text:style-name="P378"/>
      <text:p text:style-name="P379">Много воды утекло в Варандé с тех пор и, как сказал классик с брегов Невы, по кличке Обезьян:</text:p>
      <text:p text:style-name="P379"><text:tab/><text:tab/><text:span text:style-name="T79">Иных уж нет, а я — далече...</text:span></text:p>
      <text:p text:style-name="P380"/>
      <text:p text:style-name="P379">Есть вещи, о которых и вспоминать не хочется, не то что рассказывать. Однако, из песни слово не выкинешь.</text:p>
      <text:p text:style-name="P379">Да и выставлять себя совсем хорошим глупо и нечестно. Я — не хороший, я — разный.</text:p>
      <text:p text:style-name="P379"/>
      <text:p text:style-name="P379">Стало быть финал КВН мы в том году проиграли команде из престижной одиннадцатой школы.</text:p>
      <text:p text:style-name="P379">В приветствии мы вытащили на сцену макет корабля; точно такой же, как пару месяцев до нас вытаскивали в КВН на Центральном телевидении. И шутки наши были пошучены за два месяца до нас там же.</text:p>
      <text:p text:style-name="P379">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379">Мне цилиндра не досталось. Их капитан подарил его жюри и сказал, что теперь дело в <text:soft-page-break/>шляпе. </text:p>
      <text:p text:style-name="P379">Когда после поражения наша команда редеющими рядами шла по ночному Посёлку, расходясь по домам без щитов, но при цилиндрах, <text:span text:style-name="T854">мне стало обидно, что у меня такого нет</text:span>. <text:s/></text:p>
      <text:p text:style-name="P377">До школы дошли только Валя Писанко и я. И тут я коварно попросил у Вали её цилиндр, якобы просто примерить. <text:s/></text:p>
      <text:p text:style-name="P377">Она доверчиво дала, а я, нахлобучив его себе на голову, убежал вдоль по Нежинской, зная, что ей в другую сторону.</text:p>
      <text:p text:style-name="P377">Она не гналась за мной, а лишь кричала вслед:</text:p>
      <text:p text:style-name="P377">- Сергей! Отдай! Так нечестно!</text:p>
      <text:p text:style-name="P377">Я знал, что нечестно, но не вернулся и не отдал. </text:p>
      <text:p text:style-name="P377">Зачем?</text:p>
      <text:p text:style-name="P377">На следующее утро в сарае, где я спал, мне на него и смотреть было тошно. Кусок ватмана извозюканный чёрной гуашью. Награбленное добро.</text:p>
      <text:p text:style-name="P377">Так что, я — разный, и подлости мне не занимать.</text:p>
      <text:p text:style-name="P1095"/>
      <text:p text:style-name="P1095">Вот и минули десять лет. Долго ль, коротко ль они тянулись не могу судить, так как десять лет спустя это был уже другой я.</text:p>
      <text:p text:style-name="P1095">Десять лет назад из меня сделали ниву просвещения и начали возделывать для обращения в полезный обществу член.</text:p>
      <text:p text:style-name="P1095">Полагаю, пахари и сеятели от образования, в основном, достигли поставленной цели.</text:p>
      <text:p text:style-name="P1095">Я вырос от октябрёнка до комсорга школы. Я понял, что плевать в небо, при наличии всемирного тяготения — бессмысленно.</text:p>
      <text:p text:style-name="P1095">И хотя мне не хватало комсомольского задора, чтобы на общешкольном комсомольском собрании <text:span text:style-name="T805">подпевать </text:span>граммофонной записи «Интернационала» в исполнении Академического Большого хора, я твёрдо верил, что СССР — оплот мира во всём мире. Достаточно вспомнить красные флажки с жёлтым голубем.</text:p>
      <text:p text:style-name="P1095">И вообще мы самые сильные во всём, а отстаём только в музыке. <text:s/><text:span text:style-name="T806">У Beatles в паре песен больше интересных аккордов, чем во всей советской песенной продукции. Все наши песни в ля-миноре. Вот только зря <text:s/>Beatles в политику полезли. Джон Леннон сказал, будто в Советском Союзе фашизм. Да у нас двадцать миллионов от фашистов погибло. Занимались бы просто музыкой и всё. Но всё равно, Фурцева — сука, что не пустила их с гастролями в Союз. Сама-то послушала, а потом: «извините, наш слушатель вашу музыку не поймёт». А они готовились, даже написали Back To The USSR. </text:span></text:p>
      <text:p text:style-name="P1095"><text:span text:style-name="T806">Что касается школьной программы, то х</text:span>имию я <text:span text:style-name="T806">совсем</text:span> не постиг, так же как и алгебру с тригонометрией и ряд прочих предметов, до которых <text:span text:style-name="T806">всё никак </text:span>руки не до<text:span text:style-name="T806">ходи</text:span>ли, но зато был обучен отличать Фамусова от Грибоедова. <text:span text:style-name="T807">Чем плох запас знаний для вступления в светлую жизнь? А что-то менять, дополнять уже поздно. Срок истёк. Близились выпускные экзамены и выпускной вечер. Романтическая встреча выпускников и рассвета нового дня.</text:span></text:p>
      <text:p text:style-name="P1096">Но всё это отходило на второй план и заслонялось более важным делом. Мы готовились к конкурсу.</text:p>
      <text:p text:style-name="P1096">На этот раз горком комсомола организовывал конкурс на лучший вокально-инструментальный ансамбль. </text:p>
      <text:p text:style-name="P1096">Хотите ВИА? Получите ВИА!</text:p>
      <text:p text:style-name="P1096">Всю зиму мы делали электрогитары по чертежам из журналов «Радио» и «Юный техник». Задолго до объявленного конкурса.</text:p>
      <text:p text:style-name="P1096">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097">Хочешь гитару с рогатым корпусом? Вырезай из трёхсантиметровой фанеры.</text:p>
      <text:p text:style-name="P1097">Больше всего возни с грифами. Те, что мы изготовили по чертежам не строили. Как понять?</text:p>
      <text:p text:style-name="P1097">Если дёрнешь гитарную струну прижав её на двенадцатом ладу, а потом её же, но <text:soft-page-break/>отпущенную, должна звучать одна и та же нота, просто через октаву. У нас звучали неодинаковые ноты. Гитары не строили. Вот что это значит.</text:p>
      <text:p text:style-name="P1097">Пришлось ставить грифы от обычных гитар. Головки таких грифов с прорезями для натяжки струн никак не вяжутся с электрогитарным видом. Пришлось их выпиливать, снимать и заменять самодельными сплошными с шестью колышками в один ряд.</text:p>
      <text:p text:style-name="P1098">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098">Без такого провода электрогитары жутко «фонят», то есть издают далёкий от музыки шум.</text:p>
      <text:p text:style-name="P1098">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098">Больше всего мороки задал звукосниматель. 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098">Но вот всё собрано и из радиоприёмника рвутся электрогитарные взвывы нот и оглушительно сталистые аккорды. Мы довольны. Отец тоже. Теперь можно всё разбирать, ровнять фанеру наждаком, шпаклевать и снова полировать мелкой шкуркой. Красить пульверизатором.</text:p>
      <text:p text:style-name="P1098">Вот они — две красные и одна чёрная (бас-гитара), не такие лощёные как в журнальных картинках, но тоже рогатенькие.</text:p>
      <text:p text:style-name="P1099">Вот почему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099">Ребята из Лунатика занимались этим делом не первый год, у них имелся электроорган, на котором играл Саша Баша закончивший музшколу по классу фортепиано. Он являлся руководителем их ансамбля, а по совместительству капитаном КВН престижной одиннадцатой школы. <text:s/>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099">Нас тоже было четверо, мы ни хрена не рубили в музграмоте, за исключением Чубы, но за нами стоял Клуб.</text:p>
      <text:p text:style-name="P1100">Если техническую мощь мы наращивали на хате, то местом повышения уровня музобразования нам служил Клуб. Чубу, опять-таки это не касалось, он имел достаточную образованность по классу баяна. Оттого-то ему легко освоить бас-гитару — её партия совпадает с той, что баянист играет на кнопочках басов под левой рукой.</text:p>
      <text:p text:style-name="P1100">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Чепе оно тоже незачем — <text:s/>ведь он барабанщик.</text:p>
      <text:p text:style-name="P1100">В вестибюле Клуба и на площадке у входа в кинозал оказалось необыкновенно людно. И всё молодёжь. </text:p>
      <text:p text:style-name="P1100">Кто бы мог подумать, что на Посёлке так любят гитарную классику! </text:p>
      <text:p text:style-name="P1100">Мы толпились у входа, когда <text:span text:style-name="T808">снизу вдоль лестницы и среди нас поднялся шумок, словно порыв ветра налетающий перед грозой:</text:span></text:p>
      <text:p text:style-name="P1100">- <text:span text:style-name="T808">Вафлистки! Вафлистки идут!</text:span></text:p>
      <text:p text:style-name="P1101">По широкой лестнице с первого этажа подымались две девушки.</text:p>
      <text:p text:style-name="P1101">Когда они достигли площадки тут царила полная тишина, но все взгляды были прикованы к ним. Меня поразила молочная чистота кожи на их лицах.</text:p>
      <text:p text:style-name="P1101">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809">Г</text:span>ПТУ номер четыре.</text:p>
      <text:p text:style-name="P1101">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101"><text:soft-page-break/>Он сидел над нами на сцене с акустической гитарой, объявлял автора муз<text:span text:style-name="T809">ы</text:span>ки и — играл. Но как играл! Непостижимо. Недостижимо.</text:p>
      <text:p text:style-name="P1102">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102">И он дал нам бесплатную консультацию. Он достал из под костюма в футляре свой инструмент и показал как и на каких ладах берутся флажколеты. Потом он сложил всё обратно и ушёл на вокзал ехать ещё куда-то на ночь глядя.</text:p>
      <text:p text:style-name="P1102">Но напоследок он посоветовал нам найти польские музыкальные журналы. Они сейчас печатают много поп-музыки с указанием аккордов над словами песен. В Конотопе таких журналов не было.</text:p>
      <text:p text:style-name="P1102"/>
      <text:p text:style-name="P1102">Дав заявку на конкурс мы обратились к директору Клуба, Павлу Митрофановичу. 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102">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102">Вот что значит обращаться с просьбой в правильно выбранное время.</text:p>
      <text:p text:style-name="P1102">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Сам Аксёнов тоже на какое-то время исчез неизвестно куда.</text:p>
      <text:p text:style-name="P1102">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103">Чепа часами отрабатывал выбивание бита на «кухне» <text:s/>всеми руками и ногами.</text:p>
      <text:p text:style-name="P1103">Как бить бит ему показал Анатолий Мелай, который по весне пришёл из армии, а до призыва на службу играл в Эстрадном ансамбле на трубе.</text:p>
      <text:p text:style-name="P1103">Ещё он показал аккорды песни «Жёлтая река» группы Christie. Она в то время держалась в верхних строчках хит-парадов Европы.</text:p>
      <text:p text:style-name="P1103">Мы знали об этом из передач радиостанции Радио-Швеция. Она вещала на русском языке один час в неделю, по воскресеньям, и её не глушили — там говорили лишь о рок-музыке и не вели пропаганды.</text:p>
      <text:p text:style-name="P1103">Анатолий даже знал слова этой песни на русском:</text:p>
      <text:p text:style-name="P1103"><text:tab/><text:tab/><text:span text:style-name="T79">У жёлтой речки гуляли мы,</text:span></text:p>
      <text:p text:style-name="P707"><text:tab/><text:tab/>Вокруг прекрасно цвели цветы,</text:p>
      <text:p text:style-name="P707"><text:tab/><text:tab/>У жёлтой речки моей мечты,</text:p>
      <text:p text:style-name="P707"><text:tab/><text:tab/><text:tab/>Áловерида!</text:p>
      <text:p text:style-name="P1103">Дальше шёл неперевéденный припев:</text:p>
      <text:p text:style-name="P1103"><text:tab/><text:tab/><text:tab/><text:span text:style-name="T79">Áловерида! Áловерида!</text:span></text:p>
      <text:p text:style-name="P707"><text:tab/><text:tab/><text:tab/>Юзы мамá! Юзы мамá!</text:p>
      <text:p text:style-name="P303">Мы стали готовить её к конкурсу.</text:p>
      <text:p text:style-name="P1104">В одну из репетиций мне вдруг дошло, что раз песня про жёлтую реку, то припев должен быть «<text:span text:style-name="T79">Йелоу рива!</text:span>», а не какой-то там «<text:span text:style-name="T92">Áловерида!»</text:span></text:p>
      <text:p text:style-name="P304"><text:span text:style-name="T810">Н</text:span>е зря всё же Алла Иосифовна мне вдалбливала, что London is the capital of Great Britain.</text:p>
      <text:p text:style-name="P304"><text:span text:style-name="T810">А</text:span>натолий крутил носом, но крыть ему было нечем. </text:p>
      <text:p text:style-name="P304">За мой подвиг Чуба позволил мне подпевать ему в припеве терцией:</text:p>
      <text:p text:style-name="P304"><text:tab/><text:tab/><text:tab/><text:span text:style-name="T79">Yellow river! Yellow river! </text:span></text:p>
      <text:p text:style-name="P708"><text:tab/><text:tab/><text:tab/>is in my mind and in my eyes</text:p>
      <text:p text:style-name="P304">Это меня окрылило, поскольку в нашей группе мне досталась нужная, но такая неприметная роль ритм-гитариста. </text:p>
      <text:p text:style-name="P304"/>
      <text:p text:style-name="P304">Вторым номером мы взяли «Перекрась в чёрное» группы Rolling Stones. </text:p>
      <text:p text:style-name="P304"><text:soft-page-break/>Мы знали как аккорды к ней, знали название, но вместо слов только пабакали:</text:p>
      <text:p text:style-name="P304"><text:tab/><text:tab/><text:tab/><text:span text:style-name="T79">Па-бá-ба пá-ба-ба</text:span></text:p>
      <text:p text:style-name="P708"><text:tab/><text:tab/><text:tab/>Па-бá-ба п<text:span text:style-name="T811">а</text:span>-ба-бá</text:p>
      <text:p text:style-name="P708"><text:tab/><text:tab/><text:tab/>Па-ба-бá</text:p>
      <text:p text:style-name="P305">Однако, <text:s/>зная название, можешь представить о чём песня, а когда известен размер строк, то «что нам стоит дом построить?»</text:p>
      <text:p text:style-name="P305"><text:s text:c="3"/><text:tab/><text:tab/><text:tab/>...<text:span text:style-name="T79">и тучи чёрные на город проливают,</text:span></text:p>
      <text:p text:style-name="P709"><text:tab/><text:tab/><text:tab/>капли дождя темнее даже, чем смола,</text:p>
      <text:p text:style-name="P709"><text:tab/><text:tab/><text:tab/>а лужи чёрные и звёзд не отражают,</text:p>
      <text:p text:style-name="P305"><text:span text:style-name="T79"><text:tab/><text:tab/><text:tab/>ведь даже звёзды все украла с неба мгла</text:span>...</text:p>
      <text:p text:style-name="P305">В фильме «Адвокат дьявола», где Аль Пачино играет сатану она звучит на заключительных титрах. В оригинале, разумеется. </text:p>
      <text:p text:style-name="P305">Но тогда в Голливуде ещё не успели снять этот фильм.</text:p>
      <text:p text:style-name="P305">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305"><text:tab/><text:tab/><text:tab/><text:span text:style-name="T79">Вот мы слышим,</text:span></text:p>
      <text:p text:style-name="P709"><text:tab/><text:tab/><text:tab/>Вот мы слышим</text:p>
      <text:p text:style-name="P709"><text:tab/><text:tab/><text:tab/>Мотора стук — </text:p>
      <text:p text:style-name="P709"><text:tab/><text:tab/><text:tab/>Весёлый звук.</text:p>
      <text:p text:style-name="P709"><text:tab/><text:tab/><text:tab/>Это с крыши,</text:p>
      <text:p text:style-name="P709"><text:tab/><text:tab/><text:tab/>Прямо с крыши</text:p>
      <text:p text:style-name="P709"><text:tab/><text:tab/><text:tab/>Летит к нам друг,</text:p>
      <text:p text:style-name="P305"><text:span text:style-name="T79"><text:tab/><text:tab/><text:tab/>Наш весёлый друг</text:span>...</text:p>
      <text:p text:style-name="P305">Так из песни про любовь сделали гимн Рембазы.</text:p>
      <text:p text:style-name="P305">Накануне конкурса мы <text:s/>репетировали <text:span text:style-name="T812">днями напролёт</text:span>. <text:span text:style-name="T812">Выходили только пообедать в павильоне «Встреча» на привокзальной площади. Ели там пельмени, запивали бутылкой «Жигулёвского пива» на четверых и мнили себя забойными чуваками, которым по плечу лабать рок.</text:span></text:p>
      <text:p text:style-name="P306">Буквально за день до конкурса группа «Кристалл» из Лунатика нанесли нам превентивный удар. Они играли «халтуру» на выпускном вечере нашего класса.</text:p>
      <text:p text:style-name="P306">Мы предлагали отыграть за бесплатно, а пригласили их.</text:p>
      <text:p text:style-name="P306">В своём отечестве тебя за музыканта не считают!</text:p>
      <text:p text:style-name="P306">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306"/>
      <text:p text:style-name="P306">Реванш состоялся на конкурсе.</text:p>
      <text:p text:style-name="P306">У нас были скрытые резервы.</text:p>
      <text:p text:style-name="P306">Во-первых, Павел Митрофанович разрешил взять у киномехаников усилитель мощностью в пятьдесят ватт. </text:p>
      <text:p text:style-name="P306">Во-вторых, <text:s/>мы и внешне смотрелись победителями.</text:p>
      <text:p text:style-name="P306">Ну, допустим у тебя электроорган плюс музшкольные навыки, плюс натасканный на «халтурах» коллектив, но кто этим впечатлится, если <text:span text:style-name="T813">в летнем кинотеатре центрального парка...</text:span></text:p>
      <text:p text:style-name="P305">- <text:span text:style-name="T813">А сейчас на сцену приглашаются участники вокально-инструментального ансамбля «Орфеи»!</text:span></text:p>
      <text:p text:style-name="P305"><text:span text:style-name="T813">И выходят четверо парней, у которых все три гитары — с рогами, а сами они, как один — </text:span><text:span text:style-name="T93">в белых брюках</text:span><text:span text:style-name="T813">! </text:span></text:p>
      <text:p text:style-name="P307">Что такое белые брюки в городе Конотопе в 1971 году объяснить невозможно, это ведь было ещё до начала джинсовой цивилизации...</text:p>
      <text:p text:style-name="P307">Откуда белые брюки?</text:p>
      <text:p text:style-name="P307">В Универмаг напротив Главной почты завезли так называемую «парусину» для <text:soft-page-break/>хозяйственных нужд по рубль двадцать за метр.</text:p>
      <text:p text:style-name="P307">После первой же стирки она превращается в обвисшую серую мешковину, но мы-то вышли нестираными!</text:p>
      <text:p text:style-name="P307">Моя мама сострочила эти брюки, всем четверым, на своей швейной машинке за два дня до выступления.</text:p>
      <text:p text:style-name="P307">Тогда в брючную моду, на смену широкому поясу на талии, <text:span text:style-name="T814">вошло отсутствие всякого пояса и приспущенность <text:s text:c="2"/>на бёдра. На одни брюки достаточно метр и десять сантиметров парусины.</text:span></text:p>
      <text:p text:style-name="P308">Правда, на «Жёлтой речке» я лажанулся.</text:p>
      <text:p text:style-name="P308">Чуба и на репетициях морщился на мою терцию в припеве, а на последней распевке перед выходом на сцену вообще за голову схватился.</text:p>
      <text:p text:style-name="P308">Так что в момент, когда нам следовало на пару орать в один микрофон «<text:span text:style-name="T79">Yellow river! Yellow river!</text:span>», я только лишь разевал рот, но не издавал ни звука. Как при исполнении «Интернационала» на общешкольном комсомольском собрании, или изображая песню «Иерихон» в КВН.</text:p>
      <text:p text:style-name="P308">Чуба делал круглы глаза, что я его оставил без терции, но это не помогло.</text:p>
      <text:p text:style-name="P308">«Орфеи» одержали убедительную победу, но на моём вокализе был поставлен окончательный крест.</text:p>
      <text:p text:style-name="P309">Да, мы смогли. <text:s/>Мы сделали это! Однако, нужно жить дальше...</text:p>
      <text:p text:style-name="P309">«Куда ж нам плыть?» поэтически вопрошал ещё Пушкин, а Чернышевский перефразировал этот вопрос в прозу: «Что делать?»</text:p>
      <text:p text:style-name="P309"><text:tab/><text:tab/><text:span text:style-name="T79">Вот и всё — </text:span></text:p>
      <text:p text:style-name="P710"><text:tab/><text:tab/>Конец мечтам.</text:p>
      <text:p text:style-name="P710"><text:tab/><text:tab/>И теперь</text:p>
      <text:p text:style-name="P710"><text:tab/><text:tab/>Ты в жизни сам</text:p>
      <text:p text:style-name="P710"><text:tab/><text:tab/>Ответы все найди</text:p>
      <text:p text:style-name="P710"><text:tab/><text:tab/>К счастью</text:p>
      <text:p text:style-name="P710"><text:tab/><text:tab/>Своему приди.</text:p>
      <text:p text:style-name="P309"><text:tab/><text:tab/><text:tab/><text:tab/>(муз. В. Сакуна, сл. С. Огольцова)</text:p>
      <text:p text:style-name="P309">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309">Неимоверная, конечно, наглость при моём запасе знаний — пара вызубренных таблиц в конце учебников английского языка для средней школы.</text:p>
      <text:p text:style-name="P309">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309">С её длинными чёрными волосами и чёрными глазами <text:span text:style-name="T815">она была настолько красива, что я в жизни б не осмелился к ней подойти — ясно ведь, что бесполезно. А тут четыре часа совместной езды и бесконечного разговора.</text:span></text:p>
      <text:p text:style-name="P310">Она тоже ехала в Киев куда-то поступать и жить у родственников. Она же и подсказала на каком трамвае ехать от вокзала до университета.</text:p>
      <text:p text:style-name="P310">Там оказались очень высокие потолки, сразу видно — тут дают высшее образование.</text:p>
      <text:p text:style-name="P310">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310">У заведующей, или дежурной по общежитию, что выдавала мне постельное бельё в обмен на мой паспорт, оказались расистские замашки.</text:p>
      <text:p text:style-name="P310">При мне в её кабинет, или склад, зашли пара молодых северных вьетнамцев с просьбой о клеёнке для стола в их комнате. А она в ответ:</text:p>
      <text:p text:style-name="P310">- Какую тебе ещё «килиёнку»? Сам ты «килиёнка»! Иди отсюда!</text:p>
      <text:p text:style-name="P310">И они ушли, такие щуплые на фоне этой дебелой украинской расистки.</text:p>
      <text:p text:style-name="P310">Интересно, сама бы она смогла выговорить «клеёнку» на вьетнамском?</text:p>
      <text:p text:style-name="P310">Хотя нельзя не стоит спешить с умозаключениями без достаточного знания обстоятельств.</text:p>
      <text:p text:style-name="P310">Может это и не расизм был вовсе. Может они зашли к ней за пятой по счёту клеёнкой в один <text:soft-page-break/>и тот же день.</text:p>
      <text:p text:style-name="P310">В одной комнате со мною оказался абитури<text:span text:style-name="T816">е</text:span>нт, который <text:s/><text:span text:style-name="T816"><text:s/></text:span>поступал <text:span text:style-name="T816">куда и я, но после службы в армии.</text:span></text:p>
      <text:p text:style-name="P311">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311">Вот почему после лекции я пошёл в деканат и забрал сданные документы. Не помню что я им там врал. Трудно ведь сказать правду: я — струсил. Поднял лапки вверх даже не попытавшись.</text:p>
      <text:p text:style-name="P311">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311">Четыре часа в электричке до Конотопа я провёл молча — трусам не полагаются Ирины Кондратенки.</text:p>
      <text:p text:style-name="P309"/>
      <text:p text:style-name="P312">В Конотопе глубокие вопросы решаются с ходу.</text:p>
      <text:p text:style-name="P312">Куда?</text:p>
      <text:p text:style-name="P312">Да, туда ж, куда и все.</text:p>
      <text:p text:style-name="P312">Чепа уже два года как проучился в железнодорожном техникуме над Путепроводом. Владя и Чуба сдали свои документы для поступления туда же. Вопрос «куда?» решился до меня — мне оставалось только стать абитуриентом Конотопского техникума железнодорожного транспорта.</text:p>
      <text:p text:style-name="P312">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312">Анатолий оказался фанатом «Песняров», которые недавно на концерте в Кремлёвском зале сделали песню «Тёмная ночь». <text:span text:style-name="T817">Прикинь! В первом ряду верхушка Политбюро: Брежнев, Суслов, там, Подгорный, а они со сцены врубают электрогитарный проигрыш на всю, с ревером... Ну, и вокал, конечно, у них охренéнный — на четыре голоса:</text:span></text:p>
      <text:p text:style-name="P312"><text:span text:style-name="T79"><text:tab/><text:tab/><text:tab/></text:span><text:span text:style-name="T94">Тёмная ночь разделяет, любимая, нас</text:span><text:span text:style-name="T817">...</text:span></text:p>
      <text:p text:style-name="P313">И Анатолий, запрокинув своё лицо в оспинках от давно исчезнувших прыщей, поёт на весьь коридор один из тех четырёх голосов.</text:p>
      <text:p text:style-name="P313">А почему не петь? Лето, занятий нет, экзамены ещё не начинались, а на нём спецовка:</text:p>
      <text:p text:style-name="P313"><text:tab/><text:tab/><text:tab/><text:span text:style-name="T79">Скрыпять мое лапти,</text:span></text:p>
      <text:p text:style-name="P711"><text:tab/><text:tab/><text:tab/>Як иду до тэбэ!</text:p>
      <text:p text:style-name="P313">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313"/>
      <text:p text:style-name="P313">В начале августа мы сделали директору Клуба, Павлу Митрофановичу, предложение, от которого он не смог отказаться. <text:s/>Мы будем играть на танцах в Парке КПВРЗ. Бесплатно.</text:p>
      <text:p text:style-name="P313"/>
      <text:p text:style-name="P313">В каждом из трёх парков города Конотопа — центральном, привокзальном, заводском — есть танцплощадка. 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818">вертикально стоящих </text:span>труб; <text:span text:style-name="T818">диаметрально напротив сцены — входная калитка опять же из вертикально-трубчатой решётки.</text:span></text:p>
      <text:p text:style-name="P314">Даже и покрашены все три ограды были одной и той же серой серебрянкой. <text:s/>Отличие лишь в том, что на ограде в центральном парке краска не <text:span text:style-name="T819">так сильно</text:span> облуп<text:span text:style-name="T819">лена</text:span>.</text:p>
      <text:p text:style-name="P315">Моя мама вспоминала, что в её молодости летом на сцене танцплощадки играл духовой оркестр.</text:p>
      <text:p text:style-name="P315">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315"><text:soft-page-break/></text:p>
      <text:p text:style-name="P315">И вот настало августовское воскресенье, когда танцплощадка в заводском Парке вышла, наконец, из комы. Оковы ржавой цепи с висячим замком на входе — рухнули, и мы потянули к сцене возок на резиновом ходу.</text:p>
      <text:p text:style-name="P315">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315">На этот раз он был загружен усилителями и колонками динамиков. Мы начали устанавливать и собирать аппаратуру. Подключать и пробовать гитары взбряком аккорда, пробежкой по струнам баса.</text:p>
      <text:p text:style-name="P315">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315">Вот напыщенно важный Чепа устанавливает «кухню» ударника, бухает педальной колотушкой, бряцает по хэту. Пробуется микрофон:</text:p>
      <text:p text:style-name="P315">- Ряссь! Ряссь-два!..</text:p>
      <text:p text:style-name="P316">Чепа задаёт темп сухим стуком палочки о палочку. Раз-два. Раз-два-три-четыре!</text:p>
      <text:p text:style-name="P316">Погнааали!</text:p>
      <text:p text:style-name="P316">Так вершилась смена эпох в одном, отдельно взятом Парке.</text:p>
      <text:p text:style-name="P316">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316">Зашли три девушки и сели на лавочку без спинки из тех, что стоят под оградой.</text:p>
      <text:p text:style-name="P316">Зашла какая-то парочка. Наверное, укромную скамейку уже заняли до них. Вот ещё одна. Тут есть где посидеть.</text:p>
      <text:p text:style-name="P316">Танцев в первый вечер не было. Мы играли для себя. Потом перевезли аппаратуру и инструменты в кассу кинотеатра на первом этаже кинобудки.</text:p>
      <text:p text:style-name="P316">То же самое повторилось и в среду. Да! В среду! Мы играем трижды в неделю — среда, суббота, воскресенье.</text:p>
      <text:p text:style-name="P316">В субботу, за полчаса до начала в аллеях Парка уже необычно людно.</text:p>
      <text:p text:style-name="P316">На простор танцплощадки заходит Витя Батрак, он же Раб, со свитой своих парней с площади Мира.</text:p>
      <text:p text:style-name="P316">Широкие кудри каштановых волос рассыпаны по плечам шёлковой <text:s text:c="2"/>рубахи цвета пиратского флага. Манжеты длинных рукавов — нараспашку. Воротник — тоже, аж до солнечного сплетения.</text:p>
      <text:p text:style-name="P316">Он затевает картинный спор с кем-то из парней по поводу противоударности своих часов на широком <text:span text:style-name="T820">ремешке</text:span>. <text:span text:style-name="T820">Ремешок расстёгивается, часы подбрасываются высоко в воздух и хряпаются на бетон площадки. Парни собираются вокруг удостовериться — вдрызг или как?</text:span></text:p>
      <text:p text:style-name="P317">Тем временем, через калитку начинает вливаться поток молодых людей обоего пола.</text:p>
      <text:p text:style-name="P317">Всё. Город поверил, что в Парке КПВРЗ играют танцы.</text:p>
      <text:p text:style-name="P317">В воскресенье танцуют — все. Кружкáми.</text:p>
      <text:p text:style-name="P317">Кружок из десяти-пятнадцати танцоров вокруг двух-трёх сумочек положенных на бетон. Каждый кружок танцует по-своему.</text:p>
      <text:p text:style-name="P317">Сверху хорошо видно. 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Иногда в отдельных кружках визжат или вскрикивают.</text:p>
      <text:p text:style-name="P317">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Вход пятьдесят копеек.</text:p>
      <text:p text:style-name="P318">Мы с Владей подходим к тёте Шуре. Мы возмущены. Что за дела? Мы ж за бесплатно!</text:p>
      <text:p text:style-name="P318">Тётя Шура невозмутима. Приказ директора.</text:p>
      <text:p text:style-name="P318">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318">На него не обращают внимания и послушно бредут покупать билеты. Так же как все...</text:p>
      <text:p text:style-name="P318"><text:soft-page-break/>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318">Когда мы убирали аппаратуру, кассирша нам сказала, что продала <text:s/>пятьсот билетов.</text:p>
      <text:p text:style-name="P318">На следующий день Павел Митрофанович распорядился убрать с танцплощадки все лавочки — так больше влезет.</text:p>
      <text:p text:style-name="P318">На верно, и впрямь у него купеческие гены.</text:p>
      <text:p text:style-name="P318"/>
      <text:p text:style-name="P318">Что мы играли?</text:p>
      <text:p text:style-name="P318">В основном инструменталки, как на той пластинке «Поющих гитар». Пели пару тех конкурсных песен, уже без меня.</text:p>
      <text:p text:style-name="P318">Иногда, по просьбе публики, Квэк выходил к микрофону заделать «Шыз-гары!»</text:p>
      <text:p text:style-name="P318">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318">- Шыз-гары!</text:p>
      <text:p text:style-name="P318">И слитный вопль из нескольких сот глоток:</text:p>
      <text:p text:style-name="P318">- Вааааааааааааа!..</text:p>
      <text:p text:style-name="P318"/>
      <text:p text:style-name="P318">Ты не слыхала эту песню? Конечно, слышала и не раз, просто без слов. Её любят вставлять в телерекламу всякой женской <text:span text:style-name="T821">атрибутики.</text:span></text:p>
      <text:p text:style-name="P319">А тогда голландская группа Shocking Blue, <text:span text:style-name="T822">практически, </text:span>с <text:span text:style-name="T822">одной </text:span>этой своей <text:span text:style-name="T822">песней </text:span>Venus объездила весь мир и стала группой года, <text:span text:style-name="T822">чего никто не ожидал, а они и того меньше.</text:span></text:p>
      <text:p text:style-name="P320">Я согласен, что они пели:</text:p>
      <text:p text:style-name="P320">- She's goddess!</text:p>
      <text:p text:style-name="P320">Но «килиёночное» произношение Квэка никому не мешало балдеть по полной и вопить:</text:p>
      <text:p text:style-name="P318">- Вааааааааааааа!..</text:p>
      <text:p text:style-name="P320">То есть, я хочу сказать, что настоящее высокое искусство находит путь к массам и отклик в их сердцах несмотря на любой акцент.</text:p>
      <text:p text:style-name="P318">- Шыз-гары!</text:p>
      <text:p text:style-name="P318"/>
      <text:p text:style-name="P320">А массы всё уплотнялись.</text:p>
      <text:p text:style-name="P320">Когда посреди танцевального вечера мы объявляли небольшой перерыв, <text:s/>мне приходилосьь долго проталкиваться к выходу, чтобы по боковой аллее сходить в длинную дощатую будку белёную известью, с буквами «М» и «Ж».</text:p>
      <text:p text:style-name="P320">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320">Да, из нашей «богемы» именно он имел наиболее бешеный успех. И что только девушки находят в этих барабанщиках?</text:p>
      <text:p text:style-name="P320">Я, например, всего один раз проводил блондинку Ирину.</text:p>
      <text:p text:style-name="P320">Не знаю кто из нас быстрее охладел — она ли, что столько приходится меня ждать пока уберём аппаратуру, или я — из-за <text:span text:style-name="T823">того, что она жила на Загребелье.</text:span></text:p>
      <text:p text:style-name="P321">Потом её подхватил Анатолий Мелай, так он вообще на такси провожался. Довезёт до калитки, выйдет с ней и просит шофёра:</text:p>
      <text:p text:style-name="P321">- Шеф, когда ещё рубль настучит, ты посигналь.</text:p>
      <text:p text:style-name="P321">Потому что Загребелье — суровый край для влюблённых.</text:p>
      <text:p text:style-name="P321">Ну, ещё там один раз ко мне подходил Коля Певрый, который меня в школе зашугивал, когда я был семиклассником. Довёл до того, что я вычислять начал сколько мне ещё терпеть покуда он уйдёт в ГПТУ после восьмого.</text:p>
      <text:p text:style-name="P321">А теперь с полным уважением попросил выйти к его однокласснице Вале, которая тоже была на год старше меня. Она куда-то уезжает на операцию от врождённого порока сердца, хочет со мной поговорить.</text:p>
      <text:p text:style-name="P321">Вышел я в перерыве, постоял с ней рядом, помолчали, она повздыхала — тут и перерыв <text:soft-page-break/>кончился. Романтическое свидание.</text:p>
      <text:p text:style-name="P321"/>
      <text:p text:style-name="P321">Как мы играли?</text:p>
      <text:p text:style-name="P321">Могу ответить одним словом:</text:p>
      <text:p text:style-name="P321"><text:tab/><text:tab/><text:tab/><text:tab/><text:tab/>ГРОМКО!</text:p>
      <text:p text:style-name="P321">О, бедные жильцы многоквартирной двухэтажки за забором Парка!</text:p>
      <text:p text:style-name="P321"/>
      <text:p text:style-name="P321"><text:span text:style-name="T824">В начале третьего тысячелетия к</text:span>ороль Испании <text:span text:style-name="T825">попросил у евреев прощения, что</text:span> пятьсот лет <text:span text:style-name="T825">назад их прародителей</text:span> депорт<text:span text:style-name="T825">ировали</text:span> с земли испанской. Лучше позже, чем никогда.</text:p>
      <text:p text:style-name="P321">Простите нас, <text:span text:style-name="T825">глушимые </text:span>жильцы! Мы больше не будем!</text:p>
      <text:p text:style-name="P321"/>
      <text:p text:style-name="P322">Но жизнь Клуба не зациклилась на одних лишь танцах.</text:p>
      <text:p text:style-name="P322">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322">Одна из репетиций проходила в летнем кинотеатре Парка. Мы работали на сцене с отдёрнутым экраном — сезон кинопоказа под открытым небом был на исходе. Зал пуст. Песня в ля-минорчике:</text:p>
      <text:p text:style-name="P322"><text:span text:style-name="T79"><text:tab/><text:tab/><text:tab/>Потолок ледяной, дверь скрипучая.</text:span>..</text:p>
      <text:p text:style-name="P322">Сумерки густеют.</text:p>
      <text:p text:style-name="P322">И тут от тоннельного входа под кинобудкой заходят две девушки и пацан с ними.</text:p>
      <text:p text:style-name="P322">Зашли, так зашли. Кому мешают? Сели где-то в пятом ряду от сцены. </text:p>
      <text:p text:style-name="P322">Одна темноволосая, но толстая.</text:p>
      <text:p text:style-name="P322"><text:s/>Вторая — то, что надо, в мини-юбке, жилетка клетчатая. Волосы волнистые, в короткой стрижке; жёлтые — видно, что крашенные.</text:p>
      <text:p text:style-name="P322">И так спокойно, не таясь, достаёт из жилетки пачку сигарет и — закуривает. Чепины подружки всегда как-то прячутся, оглядываются, а тут...</text:p>
      <text:p text:style-name="P322">Они сидят. Мы репетируем. Она что-то своей толстушке-подружке говорит. Уже потом я узнал, что это она ей про меня сказала:</text:p>
      <text:p text:style-name="P322">- Этого я забила. Спорим — мой будет?</text:p>
      <text:p text:style-name="P322">Отыграли, вобщем, и тот малолетка ко мне на сцену подходит:</text:p>
      <text:p text:style-name="P322">- Вон та девушка хочет с тобой поговорить.</text:p>
      <text:p text:style-name="P322">Через минуту я уже рядом с ними — Оля, Света — а через полчаса провожаю.</text:p>
      <text:p text:style-name="P322">Недалеко, метров двести от Парка, <text:span text:style-name="T826">третий переулок улицы Будённого, не доходя до Болота.</text:span></text:p>
      <text:p text:style-name="P323">А Чепа с Квэком тоже увязались. Непонятно <text:span text:style-name="T827">как-то;</text:span> подружка одна, а их — двое.</text:p>
      <text:p text:style-name="P324">Кто кого провожает?</text:p>
      <text:p text:style-name="P324">Как свернули в переулок, Света «пока-пока» и — в калитку своей хаты. Я провожаю Ольгу до следующей; она сказала, что там живёт; а Чепа с Квэком не отстают, ещё и в наш с ней разговор реплики вставляют.</text:p>
      <text:p text:style-name="P324">И только когда мы с ней начали целоваться, им дошло, что тут не светит. <text:s/>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324">Откуда Квэк на репетиции взялся? Так ведь солистка Жанна Парасюк его сестра родная.</text:p>
      <text:p text:style-name="P324"/>
      <text:p text:style-name="P324">Концерты художественной самодеятельности проходили не только в Клубе. Иногда из вывозили в разные сёла конотопского района, на заводском автобусе марки ПАЗ.</text:p>
      <text:p text:style-name="P324">Именно для одного из таких концертов и репетировался ледяной потолок со скрипучей дверью.</text:p>
      <text:p text:style-name="P324">Поскольку автобус не резиновый, везти с собой аппаратуру не получается, также некуда грузить маловозрастных снежинок из балетной студии.</text:p>
      <text:p text:style-name="P324"><text:s/>Один «гопак», один молдаванский «жок» в дуэтном варианте под баян Аиды. Потом она передаёт инструмент Чубе для использования в составе эстрадного ансамбля.</text:p>
      <text:p text:style-name="P324"><text:soft-page-break/>У меня в ансамбле роль ритм-гитариста, но на простой, акустической. </text:p>
      <text:p text:style-name="P324">Владю Аксёнов не задействовал — вместо соло-гитары у него свой саксофон.</text:p>
      <text:p text:style-name="P324">Ну, а Чепа как был ударником, так и остался; просто «кухня» у него в скелетном составе — из трёх предметов для битья палочками.</text:p>
      <text:p text:style-name="P325">Мурашковский — общепризнанный гвоздь программы; то песни поёт, то «гуморески» рассказывает.</text:p>
      <text:p text:style-name="P325">Автор Павло Глазовой на тему «про меня и про моего кума». То как мы штангу футбольных ворот головой сносим, то на мотоцикле в быка врезаемся, а он нас через дуб перебрасывает. Публике нравится — смеются и хлопают.</text:p>
      <text:p text:style-name="P325">Потом на сцену опять выходит солистка Жанна и мы — музыкальное сопровождение.</text:p>
      <text:p text:style-name="P325">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325">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325">В заключение концерта <text:span text:style-name="T827">—</text:span> «под занавес» <text:span text:style-name="T827">—</text:span> Мурашковский, как всегда, <text:s/>выдаёт свою главную «бомбу» <text:span text:style-name="T827">— </text:span>гумореска про примака и тёщу.</text:p>
      <text:p text:style-name="P325"/>
      <text:p text:style-name="P325">В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325">Нынче-то население поизощрённей стало, избаловано юмором; теперь актёру комедийного <text:span text:style-name="T825">жанра</text:span> надо поднапрячься и громко крикнуть в микрофон — жопа! <text:span text:style-name="T827">— </text:span>а то ведь им и не дойдёт, что пора смеяться.</text:p>
      <text:p text:style-name="P325">Ладно, идём обратно на концерт в сельском клубе начала семидесятых.</text:p>
      <text:p text:style-name="P312"/>
      <text:p text:style-name="P326">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326">Взбирается на сцену и начинает рассказывать гумореску о горькой доле примака.</text:p>
      <text:p text:style-name="P326">Как его жена и тёща сдали в милицию на пятнадцать суток, чтоб спасти от запоя. За это время он приготовил план мести.</text:p>
      <text:p text:style-name="P326">Вернувшись после отсидки к месту жительства, он <text:s/><text:span text:style-name="T824">— </text:span>так, между прочим <text:span text:style-name="T824">— </text:span>извещает, что в погребе развалилась бочка с огурцами.</text:p>
      <text:p text:style-name="P326">(Зал оживляется и начинает гыкать.)</text:p>
      <text:p text:style-name="P326">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824">—</text:span> вы меня посадили, теперь я вас приговариваю к пятнадцати суткам <text:span text:style-name="T824">— </text:span>с разгону хряскает крышкой погреба.</text:p>
      <text:p text:style-name="P326">(В зале ликующий гогот.)</text:p>
      <text:p text:style-name="P326">Примак через день спускает в погреб передачу на верёвочке.</text:p>
      <text:p text:style-name="P326">(Децибелы хохота докатываются до соседнего села. 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p>
      <text:p text:style-name="P326">Через четыре дня вызванная кем-то из сельчан милиция освобождает узниц, а примак получает ещё пятнадцать суток.</text:p>
      <text:p text:style-name="P326">(Зал изнемогает от пароксизмов.)</text:p>
      <text:p text:style-name="P326">Мурашковский выдаёт заключительную строку, как тореадор добивающий быка:</text:p>
      <text:p text:style-name="P326">- Всё — ухожу! Но вашу хату не сожгу, хотя и мог бы!</text:p>
      <text:p text:style-name="P326">Обычно на эту фразу зал реагирует прощальным взрывом хохота, способным вынести окна и двери вместе с рамами.</text:p>
      <text:p text:style-name="P326">Мурашковский изготавливается делать поклон на общую овацию и...</text:p>
      <text:p text:style-name="P326">Тишина.</text:p>
      <text:p text:style-name="P326">Абсолютная тишина.</text:p>
      <text:p text:style-name="P326"><text:soft-page-break/>Ни звука.</text:p>
      <text:p text:style-name="P326">Все замерли как <text:span text:style-name="T828">экспонаты в театре восковых фигур мадам Тюссо.</text:span></text:p>
      <text:p text:style-name="P327">Лишь где-то в семнадцатом ряду негромко шлёпается в пол запоздавшая слезинка, выхохотанная всего пару секунд назад.</text:p>
      <text:p text:style-name="P327">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327">Зрители уныло расходятся. За кулисами Мурашковский бьётся в истерике. Его не знают как унять.</text:p>
      <text:p text:style-name="P327">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327">После первого стакана председатель сельсовета приносит неловкое извинение Мурашковскому:</text:p>
      <text:p text:style-name="P327">- Ну, тут... те<text:span text:style-name="T829">є... </text:span>у нас на селе три хаты сгорели... никак не найдут кто...</text:p>
      <text:p text:style-name="P327">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328">Меня в ту пору ещё передёргивало от вкуса самогонки, поэтому те пара глотков, заеденные хлебом с салом, быстро выветриваются.</text:p>
      <text:p text:style-name="P328">Я смотрю в непроглядную ночь за оконным стеклом. Водитель всю душу вкладывает в скорость и давит педаль газа до самого пола.</text:p>
      <text:p text:style-name="P328">Мы несёмся. Несёмся по мягким грунтовым дорогам района. Свет фар выхватывает из темноты мелькающие мимо ветки придорожных деревьев. Порой промелькивают хаты сёл.</text:p>
      <text:p text:style-name="P328">Вон у одной из хат хлопец и девушка. Провожаются. Смотрят на пролетающий автобус. Думают: живут же люди! В городе живут. Завидуют мне. 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Странно.</text:p>
      <text:p text:style-name="P328"/>
      <text:p text:style-name="P328">Целоваться Ольга умела и любила, не зря же у неё такие чувственные губы.</text:p>
      <text:p text:style-name="P329">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Я опасливо попробовал, но прошло без эксцессов, а дальше и сам втянулся.</text:p>
      <text:p text:style-name="P329">В хате, до которой я её провожал, жила её тётка. Ольга приехала к ней на лето, погостить.</text:p>
      <text:p text:style-name="P329">Сама она из Феодосии, там у неё мама и старшая сестра.</text:p>
      <text:p text:style-name="P329">Отец погиб, когда ей было двенадцать лет. Несчастный случай на тракторе. Она его так любила, что иногда ходила ночью на кладбище — плакать арматурного памятника с табличкой «Абрам Косьменко». <text:span text:style-name="T830">Блатное имя — да? Но о</text:span>н не еврей, просто имя такое.</text:p>
      <text:p text:style-name="P329">Мать привела отчима, <text:span text:style-name="T830">только</text:span> они не распис<text:span text:style-name="T830">аны</text:span>. Музыкант, на ударнике стучит. 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330">Потом она занялась лёгкой атлетикой. Бег на сто метров. Тренер говорил, что у неё хорошие данные. Их возили в Симферополь на соревнования. Перед забегом тренер заставлял всех съесть по целому лимону. Без сахара. Говорил: «Прямо — в кровь!»</text:p>
      <text:p text:style-name="P330">Так, между поцелуями, мы всё ближе узнавали друг друга.</text:p>
      <text:p text:style-name="P330"/>
      <text:p text:style-name="P330">После того концерта Чепа, Владя и я поехали на Сейм с ночёвкой.</text:p>
      <text:p text:style-name="P330">Мы с Чепой вечерней электричкой привезли с собой большой виниловый мешок. Его отец достал в Рембазе. Там это упаковка от каких-то вертолётных частей. Такой большой мешок — целая палатка на троих.</text:p>
      <text:p text:style-name="P330">Ещё мы привезли гитару, а потом приехал Владя на своём мопеде «Рига-4» и привёз ужин.</text:p>
      <text:p text:style-name="P330">Мешок-палатку мы поставили на заросшей ивняком песчаной косе, недалеко от железнодорожного моста.</text:p>
      <text:p text:style-name="P330">Стемнело. Мы развели костёр. Поужинали. Правда, Владя привёз слишком много зáкуси — больше разбросали, чем съели. Ничего, утром опять сгоняет в город, подвезёт жратвы.</text:p>
      <text:p text:style-name="P330"><text:soft-page-break/>Владя начал играть на гитаре проигрыши из разных рокэнролов. Над водой гитара звучит улётно. Вобщем, чётко звучит.</text:p>
      <text:p text:style-name="P330">Одному рыбаку, что заякорил свою плоскодонку посреди Сейма для ночного лова, понравилось, попросил ещё чего-нибудь сбацать. Но когда мы завели «Шыз-гары!» другой ночной ловец издалека — аж от того берега — начал материться, что рыбу распугаем.</text:p>
      <text:p text:style-name="P331">Чепа посоветовал не связываться, а то пойдёт позовёт ещё мужиков из домиков.</text:p>
      <text:p text:style-name="P331">Костёр догорел и мы залезли под виниловую крышу.</text:p>
      <text:p text:style-name="P331">На рассвете я проснулся от воды капавшей мне на лицо.</text:p>
      <text:p text:style-name="P331">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331">Так что утро мы встретили холодными и голодными. Я еле-еле уговорил Владю, чтоб он доверил мне «Ригу-4», сгонять за едой в город вместо него.</text:p>
      <text:p text:style-name="P331">Всё же моторы — это вещь. Ничего крутить не надо, кроме рукоятки газа.</text:p>
      <text:p text:style-name="P331">Я въехал в город прокладывая в уме маршруты — сперва к себе на хату, потом на хату к Чепе, потом к Владе. Собрать что будет съестного и — обратно на Сейм.</text:p>
      <text:p text:style-name="P331"><text:tab/><text:tab/><text:tab/><text:span text:style-name="T79">Рассчитали на бумаге,</text:span></text:p>
      <text:p text:style-name="P331"><text:span text:style-name="T79"><text:tab/><text:tab/><text:tab/>Да забыли про овраги</text:span>...</text:p>
      <text:p text:style-name="P331">Войдя в левый вираж между Вокзалом и парком Лунатика, я услышал своё имя.</text:p>
      <text:p text:style-name="P331">Через привокзальную площадь неслась Ольга в своей красной мини-юбке. Прав был тренер — данные что надо. Я сбросил газ и дал мопеду остановиться.</text:p>
      <text:p text:style-name="P331">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text:s text:c="2"/>таких друзей за хуй да в музей, <text:span text:style-name="T831">а она такая дура, нашла с кем связаться, а если она мне дорогá, я должен остаться с нею...</text:span></text:p>
      <text:p text:style-name="P302">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302">Я выпросил только пару часов — отвести мопед к Владе на хату и сходить переодеться перед нашей встречей в Парке...</text:p>
      <text:p text:style-name="P302"/>
      <text:p text:style-name="P302">Вот так становятся тряпками. Так предают друзей.</text:p>
      <text:p text:style-name="P302">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И я их понимаю — однажды и сам чуть не сдох на Сейму с голодухи.</text:p>
      <text:p text:style-name="P302">Три дня они со мной не разговаривали — бойкот. <text:s/>И я их понимаю — дольше не продержаться, когда делаешь одно дело, а общаться можешь только через Чубу.</text:p>
      <text:p text:style-name="P302"/>
      <text:p text:style-name="P302">Подло предавать друзей. Согласен. Но из всех подлостей совершённых мною за свою жизнь об этой, почему-то, я сожалею менее всего.</text:p>
      <text:p text:style-name="P302">Хотя, конечно, сожалею.</text:p>
      <text:p text:style-name="P302">- Бабник, тряпка, предал своих корешей за кусок вонючей дырки, за бабу предал,- скажут 95% реальных пацанов.</text:p>
      <text:p text:style-name="P302">Ну, ладно — переборщил — 93%. </text:p>
      <text:p text:style-name="P302">И я их пойму. И соглашусь с ними. И я их пожалею — не повезло беднягам. Не попадалась им такая баба, <text:span text:style-name="T804">ради</text:span> которой стоило предать.</text:p>
      <text:p text:style-name="P1093"/>
      <text:p text:style-name="P1093">Итак, Ольга.</text:p>
      <text:p text:style-name="P1093">Конечно, размер её груди намного уступал размерам На<text:span text:style-name="T237">та</text:span><text:span text:style-name="T238">л</text:span><text:span text:style-name="T135">и́. </text:span><text:span text:style-name="T134">И они не отличались упругостью, как предписывается грудям девственниц в литературных традициях.</text:span></text:p>
      <text:p text:style-name="P419">Но когда я впервые, стоя у тёткиной калитки, расстегнул на себе рубаху, а <text:s text:c="2"/>на ней кофточку и <text:soft-page-break/>стиснул её наготу, то поразился необъятности ощущения от прижавшейся женской плоти.</text:p>
      <text:p text:style-name="P419">Лифчика на ней не было, она перед этим заходила в тёмный двор хаты.</text:p>
      <text:p text:style-name="P419">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419">Лапша на уши? Понятия не имею.</text:p>
      <text:p text:style-name="P419">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419">Но в тот момент мне было вовсе не до логики — рапаны, так рапаны. Это лишь теперь немного интересно — что оно за хрень? Да, и то <text:s/>не <text:s/>очень.</text:p>
      <text:p text:style-name="P1093"><text:span text:style-name="T134">Но что в ней </text:span><text:span text:style-name="T136">безоговорочно пленяло</text:span><text:span text:style-name="T134">, так это — ноги.</text:span></text:p>
      <text:p text:style-name="P420">Тогда во всём мире бурлила сексуальная революция, а законы революционного времени — беспощадны. И уж тем более законы революционной моды.</text:p>
      <text:p text:style-name="P420">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420">Сексуальная революция установила диктатуру мини.</text:p>
      <text:p text:style-name="P420">Так что, коль ты считаешь себя женщиной — изволь обнажить колени. Закон — есть закон. </text:p>
      <text:p text:style-name="P420">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420">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420">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421">Порыв ветра взметнул на ней юбку и она, на бегу, оправила её классическим жестом Мэрилин Монро из другой эпохи.</text:p>
      <text:p text:style-name="P421">В такие мгновения все рапаны мира и голодные братаны, жующие <text:s/>горбушки с сухим сеймовским песком, пусть катятся в тартарары!</text:p>
      <text:p text:style-name="P1094"><text:span text:style-name="T134"><text:tab/><text:tab/><text:tab/>...</text:span><text:span text:style-name="T120">две ножки... грустный, охладелый,</text:span></text:p>
      <text:p text:style-name="P1094"><text:span text:style-name="T120"><text:tab/><text:tab/><text:tab/>я всё их помню</text:span><text:span text:style-name="T134">...</text:span></text:p>
      <text:p text:style-name="P421">Или, как сказал иной, более прагматичный избранник муз:</text:p>
      <text:p text:style-name="P421">- Ольга, за твои ножки я б отдал всё, кроме получки и выходного дня!</text:p>
      <text:p text:style-name="P1094"/>
      <text:p text:style-name="P421">Он был её сотрудником на Тряпках, куда она устроилась работать, потому что не уехала к маме в Феодосию, а осталась жить у тётки.</text:p>
      <text:p text:style-name="P421">Тряпками в Конотопе называют Фабрику Вторсырья. Она на самом краю города — первая остановка электрички по пути на Сейм.</text:p>
      <text:p text:style-name="P421">Зачем так далеко?</text:p>
      <text:p text:style-name="P421">Просто на Тряпках не слишком-то оглядываются на трудовое законодательство, а Ольге тогда исполнилось только пятнадцать лет.</text:p>
      <text:p text:style-name="P1094"/>
      <text:p text:style-name="P421">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421">Студентов погруппно построили во дворе на линейку и директор техникума начал толкать речь.</text:p>
      <text:p text:style-name="P421">Я почувствовал себя как зэк, которому по истечении десятилетнего срока накинули ещё три года.</text:p>
      <text:p text:style-name="P421">Когда линейка кончилась, я зашёл в отдел кадров техникума, забрал свои документы и отправился трудоустраиваться на завод КПВРЗ.</text:p>
      <text:p text:style-name="P421"><text:soft-page-break/>Меня приняли туда же, где уже был Владя — учеником слесаря по монтажу металлоконструкций в экспериментальном участке ремонтного цеха.</text:p>
      <text:p text:style-name="P1094"/>
      <text:p text:style-name="P422">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422">Просторный корпус <text:s text:c="2"/>длиной метров сто тридцать, высотой — восемь; там громыхает поперечная кран-балка по проложенным под крышей рельсам.</text:p>
      <text:p text:style-name="P422">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422">К зданию Механического цеха пристроены три крыла, но пониже. В одном 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422">Центральный проход достаточно широк, чтобы смогли разъехаться два встречных автокара. </text:p>
      <text:p text:style-name="P423">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79">тянет </text:span>вверх, или вниз и кар делает нужный поворот.</text:p>
      <text:p text:style-name="P423">Автокар, как <text:span text:style-name="T779">Т</text:span>яни-<text:span text:style-name="T779">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424">Пол в цеху бетонный, но до того завозюкан машинным маслом, что стал чёрным, как асфальт.</text:p>
      <text:p text:style-name="P424">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424">Граница, конечно, прозрачная и с двумя бестаможенными въездами вдоль стен корпуса.</text:p>
      <text:p text:style-name="P424">За левым въездом деревянная дверь в стене — это бытовка со шкафчиками для одежды рабочих. <text:span text:style-name="T780">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425">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 старого, ну, и так далее.</text:p>
      <text:p text:style-name="P425">Над бытовкой, на втором этаже, кабинет начальства. <text:span text:style-name="T781">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426">Рельсы в конце Ремонтного цеха — тупик, сюда загоняют платформы с махинами, которым требуется ремонт, а т<text:span text:style-name="T782">е</text:span>, что помельче и автокаром можно привезти.</text:p>
      <text:p text:style-name="P426">Параллельно рельсам, метра за два от них, торцевая стена корпуса. В ней тоже высокие окна, <text:span text:style-name="T782"><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427">Третья стена <text:span text:style-name="T783">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428">Параллельно стене, но ближе к середине цеха, опять многометровый слесарный стол, вернее <text:soft-page-break/>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428">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428">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pan text:style-name="T784">консоли, фермы крыш</text:span>.</text:p>
      <text:p text:style-name="P429">Но для такой продукции в цеху места мало, мы их собираем за воротами, на стеллажах под окнами конторы цеха и бытовки.</text:p>
      <text:p text:style-name="P429">Кстати, детали городской телевышки тоже здесь готовили; и монтировала её тоже бригада нашего участка. Но это было до меня.</text:p>
      <text:p text:style-name="P429"/>
      <text:p text:style-name="P429">Меня прикрепили учеником к слесарю Петру Хоменко. На три месяца.</text:p>
      <text:p text:style-name="P429">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429">Ну, показал как делать из тонкой сталистой проволоки чертилку, а дальше?</text:p>
      <text:p text:style-name="P429">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429">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430">Вобщем, работа кипит. Где-то.</text:p>
      <text:p text:style-name="P430">Начальство работает в кабинете над бытовкой.</text:p>
      <text:p text:style-name="P430">Правда начальник цеха Лебедев туда редко приходит, раза два за день. Где он работает покинув цех я не знаю.</text:p>
      <text:p text:style-name="P430">Ему идёт чёрная форменная шинель железнодорожника. Хотя летом, конечно, пиджак, но всё равно с серебристыми пуговицами.</text:p>
      <text:p text:style-name="P430">При ходьбе он настолько прямо держит спину, что нетрудно догадаться — человек идёт хорошо поддавши. Но не шатается ни капли. Ни-ни.</text:p>
      <text:p text:style-name="P430">Рабочие его уважают. Может потому, что не засиживается в кабинете.</text:p>
      <text:p text:style-name="P430">Дальше идут начальники участков.</text:p>
      <text:p text:style-name="P430">Начальник ремонтного участка — Мозговой. Его тонкий голосок как-то не вяжется с его плотной комплекцией, но его тоже уважают за безвредность.</text:p>
      <text:p text:style-name="P430">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430">- А х..... его знает!</text:p>
      <text:p text:style-name="P430">Причём <text:span text:style-name="T785">звук «у» протяжно так выговаривают, почти с подвывом:</text:span></text:p>
      <text:p text:style-name="P431">- ...у-у-у-й его знает!</text:p>
      <text:p text:style-name="P431">Вобщем, недели две эту вогнутость по очереди шабровали. Кому делать не … — то есть нечего; берут шабер в руки и шабруют.</text:p>
      <text:p text:style-name="P431">Довели до зеркального блеска и уже другая хренотень — выпуклая — стала свободно входить и проворачиваться.</text:p>
      <text:p text:style-name="P431">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431">- Ну, что, Мозговой — долбануть?</text:p>
      <text:p text:style-name="P431"><text:soft-page-break/>А Мозговой в ответ усталым тонким голосом:</text:p>
      <text:p text:style-name="P431">- Если ума нет, так — долбани.</text:p>
      <text:p text:style-name="P431">Лёха пошутил, конечно, но Мозговой его не заложил, хотя и мог бы.</text:p>
      <text:p text:style-name="P431">Начальник экспериментального участка Лёня — не помню фамилии. <text:s/>Широкую родинку на в<text:span text:style-name="T786">е</text:span>рхней губе помню, а фамилию — нет.</text:p>
      <text:p text:style-name="P432">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432">Потом шёл инженер-технолог, за столом спиной к окну. Но я его даже имени не помню. </text:p>
      <text:p text:style-name="P432">И старший мастер Мелай, отец Анатолия. У него был широкий, горизонтально прорезанный рот и он всегда молчал, в отличие от певучего сына.</text:p>
      <text:p text:style-name="P432">Два раза в месяц в кабинет приходила кассирша с брезентовой сумкой — выдавать аванс и зарплату.</text:p>
      <text:p text:style-name="P432">В самый первый раз она выдала мне аванс одними рублёвками — штук двадцать.</text:p>
      <text:p text:style-name="P432">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432">- Мама, это тебе — распоряжайся.</text:p>
      <text:p text:style-name="P432">А потом попросил два рубля на сигареты, но не сказал зачем.</text:p>
      <text:p text:style-name="P432"/>
      <text:p text:style-name="P432">Рабочий день начинался в восемь утра.</text:p>
      <text:p text:style-name="P432">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432">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432">Но мы обедать ходили домой — через забор перемахнул и за пять минут дома. </text:p>
      <text:p text:style-name="P432">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433">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433">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433">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433">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787">воткнувшись в неё лицом <text:s/>доставал очередную сигарету, закуривал и кашель утихал доследующего приступа.</text:span></text:p>
      <text:p text:style-name="P434">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434">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434">-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434">Но Боря Сакун не всегда смотрелся таким несчастным и затурканным. </text:p>
      <text:p text:style-name="P435"><text:soft-page-break/>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435"/>
      <text:p text:style-name="P435">Самое трудное время рабочего дня это последние полчаса. </text:p>
      <text:p text:style-name="P435">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435">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435">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435">Цок!</text:p>
      <text:p text:style-name="P435">Без двадцати семи.</text:p>
      <text:p text:style-name="P436">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436">Они бежали в атаку, а сзади для поддержки били наши сорокопятки и одному из них яйца отстрелили.</text:p>
      <text:p text:style-name="P436">Яша ладонью показывает траекторию полёта 45-миллиметрового снаряда.</text:p>
      <text:p text:style-name="P436">Так он ещё с полкилометра пробежал, пока кончился.</text:p>
      <text:p text:style-name="P436">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436">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788">на самой верхней секции что-то не заладилось, а зима, мороз, так Яша скинул кожух, влез туда и оправил как надо.</text:span></text:p>
      <text:p text:style-name="P437">Цок!</text:p>
      <text:p text:style-name="P437">Без семи. Можно идти переодеваться.</text:p>
      <text:p text:style-name="P437"/>
      <text:p text:style-name="P438">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438">Так что три Орфея вместе, а Чуба в Вагоно-ремонтном. Иногда встречаемся.</text:p>
      <text:p text:style-name="P438">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438">Заикнулись Павлу Митрофановичу, так говорит, вон электрогитару купили за сто пятьдесят рублей — откуда теперь вам деньги возьму?</text:p>
      <text:p text:style-name="P438">Гитара — класс, такая маленькая, аккуратная, а звучит — потолок! «Йоланта» называется, не то что из журнала «Радио».</text:p>
      <text:p text:style-name="P438">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438">Павел Митрофанович договорился в заводоуправлении и меня освободили с работы на два дня, потому что в Чернигов долго ехать.</text:p>
      <text:p text:style-name="P438">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text:soft-page-break/>Но про бас-гитару Чуба сказал, что пойдёт.</text:p>
      <text:p text:style-name="P438">А в следующий понедельник Владя с утра начал агитировать, чтоб мы освободились от работы по состоянию здоровья. <text:span text:style-name="T789">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439">Нашли мы Чубу в Вагоно-ремонтном и вчетвером пришли в медпункт <text:s/>с дружной жалобой на свадебную колбасу.</text:p>
      <text:p text:style-name="P439">Нас там посадили на стулья и медсестра принесла банные тазики-«шайки», а потом ведро подогретой воды подкрашенной марганцовкой.</text:p>
      <text:p text:style-name="P439">Доктор сказал нам пить её литрами, а потом совать два пальца в рот, поглубже, до самого корня языка — это спасёт нас от отравления.</text:p>
      <text:p text:style-name="P439">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439">За наши старания доктор выписал нам освобождение до конца рабочего дня.</text:p>
      <text:p text:style-name="P439">Пока мы переоделись и дошли до проходной, начался обеденный перерыв. Выходит мы себе вы<text:span text:style-name="T790">р</text:span>вали всего четыре часа свободы, а завтра с утра опять на работу.</text:p>
      <text:p text:style-name="P439"/>
      <text:p text:style-name="P439">Павел Митрофанович сказал, <text:s/>что Клуб покупает электроорган «Йоника» и с нами теперь будет играть Лёха Кузько.</text:p>
      <text:p text:style-name="P439">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440">Он на семь лет старше нас, но свой парень. Приглашал к себе домой послушать магнитофонную запись «Белого Альбома» Beatles.</text:p>
      <text:p text:style-name="P440">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440">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440"/>
      <text:p text:style-name="P440">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440"/>
      <text:p text:style-name="P441">Домой на обед мы ходили в спецовках — зачем обтрёпывать чистое об бетонную стену вокруг завода?</text:p>
      <text:p text:style-name="P441">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441">Спецовку я снимал потому, что после обеда оставалось минут десять до выхода обратно. Не садиться же в грязном на диван или кресло.</text:p>
      <text:p text:style-name="P441">В эти десять минут я наяривал на гитаре и орал разные песни для развития вокальных данных, которых у меня не было и нет.</text:p>
      <text:p text:style-name="P441">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441">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441"><text:soft-page-break/>Слесарное дело прививает уважительность к точному знанию.</text:p>
      <text:p text:style-name="P442">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442">- Вот они, -сказал Боря Сакун и незнакомец пригласил Чепу и нас следовать за ним.</text:p>
      <text:p text:style-name="P442">Мы последовали за его атлетической фигурой в клетчатой рубашке. Был жаркий октябрьский день, поэтому мы тоже шли без курток, а в футболках и спецовочных штанах.</text:p>
      <text:p text:style-name="P443">По прощальным ужимкам Бори Сакуна мы догадывались, что нас ведёт представитель власти, но понятия не имели почему.</text:p>
      <text:p text:style-name="P443">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443">-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443">- Это кто?- цепко спросил сопровождающий. <text:s/>Я ответил, что это мой наставник и мы вышли через проходную.</text:p>
      <text:p text:style-name="P443">Он сказал нам садиться в «волгу», где сквозь стёкла уже виднелся Чуба и отвёз нас в Горотдел милиции рядом <text:s/>с Паспортным столом.</text:p>
      <text:p text:style-name="P443">За воротами Горотдела оказался широкий двор в окружении одноэтажных зданий барачного типа.</text:p>
      <text:p text:style-name="P443">Нас развели по разным кабинетам разных зданий и начали задавать вопросы и записывать наши ответы. </text:p>
      <text:p text:style-name="P443">Конечно, писалось не всё подряд. Например, у Чепы допрос начинался так:</text:p>
      <text:p text:style-name="P443">- Знаешь этого долбоёба?</text:p>
      <text:p text:style-name="P443">- Какого долбоёба?</text:p>
      <text:p text:style-name="P443">- <text:span text:style-name="T791">Того, что вас сюда привёз.</text:span></text:p>
      <text:p text:style-name="P443">- <text:span text:style-name="T791">Нет.</text:span></text:p>
      <text:p text:style-name="P443">- <text:span text:style-name="T791">Это начальник уголовного розыска.</text:span></text:p>
      <text:p text:style-name="P443">- <text:span text:style-name="T791">Нет. Не знаю.</text:span></text:p>
      <text:p text:style-name="P444">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444">Он всё время записывал, а когда отвечал на телефонные звонки, то прижимал трубку к уху плечом, как Марлон Брандо в роли шерифа.</text:p>
      <text:p text:style-name="P444">Допросив всех, нам сказали, что мы свободны и можем возвращаться на работу.</text:p>
      <text:p text:style-name="P444">Мы потопали вверх к Универмагу, потом налево через площадь Мира. Четыре Орфея в измазанных спецовочных штанах и старых линялых футболках.</text:p>
      <text:p text:style-name="P444">По проспекту Мира мы шли не торопясь — <text:s/>рабочий день кончается в пять.</text:p>
      <text:p text:style-name="P444">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444">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445"/>
      <text:p text:style-name="P445">На следующей неделе, по пути с обеда на завод, я, как всегда, зашёл к Владе.</text:p>
      <text:p text:style-name="P445">У соседа в их дворе только что сдохла курица и Владя предложил оттащить её в цех и повесить в бытовке. Для хохмы.</text:p>
      <text:p text:style-name="P445">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445">Посреди потолка бытовки свисал электропровод для лампочки, которой не было.</text:p>
      <text:p text:style-name="P445"><text:soft-page-break/>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445">Там она и застыла, развесив грязно-белые крылья поверх костлявых дохлых ног.</text:p>
      <text:p text:style-name="P445">Перерыв кончился, в Механическом начали заводиться станки и в бытовку зашёл чернявый плотный слесарь с ремонтного участка.</text:p>
      <text:p text:style-name="P445">Увидав бездыханное пернатое, он почему-то не засмеялся, а тут же вышел. На смену ему в дверь влетел мастер Боря Сакун.</text:p>
      <text:p text:style-name="P445">Сдвинув брови и раскрыв рот в виде маленькой буквы «о», он две секунды снизу вверх смотрел на птицу, <text:span text:style-name="T792">а потом развернулся к нам:</text:span></text:p>
      <text:p text:style-name="P445">- <text:span text:style-name="T792">Волосатики! Суки! Ваша работа!</text:span></text:p>
      <text:p text:style-name="P446">Он почему-то называл нас «волосатиками». Мы поотнекивались, потом Владя снял и унёс курицу — зашвырнуть куда-нибудь.</text:p>
      <text:p text:style-name="P446"/>
      <text:p text:style-name="P446">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93">там</text:span> хотя бы час, через неделю по Конотопу ходили бы глухие слухи, что на заводе КПВРЗ кого-то повесили в бытовке.</text:p>
      <text:p text:style-name="P446"/>
      <text:p text:style-name="P447">Мы с Ольгой перестали провожаться до хаты её тётки. Нашлось более подходящее место, вернее она его показала.</text:p>
      <text:p text:style-name="P447">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447">Вобщем, есть где без помех выкурить сигарету в задушевном разговоре.</text:p>
      <text:p text:style-name="P448">Там я заочно познакомился с конотопскими родственниками Ольги.</text:p>
      <text:p text:style-name="P448">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448">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448">Так что, теперь она не знает что там с её дочкой и мужем, потому что ни на одно из своих писем не получила ответа.</text:p>
      <text:p text:style-name="P448">Потом тётя Нина расписалась с дядей Колей; он не пьёт и на хорошей работе — в лесхозе, только ему часто надо уезжать на своём мотоцикле с коляской. Зато вон какую хату отгрохал — три комнаты и кухня.</text:p>
      <text:p text:style-name="P448">Детей у них нет и они взяли приёмную дочь. Её назвали Олей и очень любят, недавно пианино купили, хотя в одиннадцать лет уже поздно, наверно.</text:p>
      <text:p text:style-name="P448">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448"/>
      <text:p text:style-name="P448">Ещё на той скамейке мы говорили об искусстве.</text:p>
      <text:p text:style-name="P448">Например, обсуждали фильм «<text:span text:style-name="T794">Ромео и Джульетта», после совместного просмотра в подвальном кинозале Лунатика.</text:span></text:p>
      <text:p text:style-name="P448">- <text:span text:style-name="T794">Что они там говорят — ничего не понятно, а слёзы так и бегут — реву, как чокнутая.</text:span></text:p>
      <text:p text:style-name="P448"/>
      <text:p text:style-name="P449">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449"><text:soft-page-break/></text:p>
      <text:p text:style-name="P449">И именно там (это я всё ещё про скамейку) Ольга загарпунила меня всерьёз и надолго.</text:p>
      <text:p text:style-name="P449">Всего одна лишь фраза, но если ты родился недотёпой-графоманом, тебе — кранты.</text:p>
      <text:p text:style-name="P449">- Вчера я записала в своём дневнике: «когда он целовал меня на прощанье, я была безмерно счастлива».</text:p>
      <text:p text:style-name="P449">Опаньки! И ты влип безвозвратно.</text:p>
      <text:p text:style-name="P449">Во-первых, за многие тонны перечитанной литературы ни разу не попались слова про «безмерное счастье».</text:p>
      <text:p text:style-name="P449">Во-вторых, она ведёт дневник!</text:p>
      <text:p text:style-name="P449">В-третьих, в дневнике пишется про меня!..</text:p>
      <text:p text:style-name="P449"/>
      <text:p text:style-name="P449">После танцев мы иногда провожались на крыльцо хаты, где жила её подружка Света.</text:p>
      <text:p text:style-name="P449">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449"/>
      <text:p text:style-name="P449">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449">Я долго ждал, пока услышал как звякнула клямка калитки за уходящей на работу тётей Ниной.</text:p>
      <text:p text:style-name="P449">Ещё через пару минут пришла Ольга и без слов поманила идти за ней. <text:span text:style-name="T795">Мы с оглядкой прошли по переулку и беззвучно вошли во двор её хаты.</text:span></text:p>
      <text:p text:style-name="P450">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450">Туда мы не пошли, а свернули в спальню хозяев, налево от входной двери.</text:p>
      <text:p text:style-name="P450">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450">Ольга вернулась в халате не застёгнутом на пуговицы. Не сговариваясь мы посмотрели на полуторную и она погасила ночник.</text:p>
      <text:p text:style-name="P450">Под халатом из одежды на ней были только трусики. Я поспешил привести количество своей в соответствие с её.</text:p>
      <text:p text:style-name="P450">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450">Когда я обернулся к ней, она лежала тесно скрестив руки на груди. Холодно!</text:p>
      <text:p text:style-name="P451">Пришлось перебраться под покрывало.</text:p>
      <text:p text:style-name="P451">Возни с трусиками оказалось не меньше, чем с халатом.</text:p>
      <text:p text:style-name="P451">И вот мы оба голые.</text:p>
      <text:p text:style-name="P451">Жарко!</text:p>
      <text:p text:style-name="P451">А потом...</text:p>
      <text:p text:style-name="P451">Потом она бешено извивалась подо мной, отталкивала мои руки.</text:p>
      <text:p text:style-name="P451">Мне оставалось только тереться между её ляжек и об кустик волос не зная что к чему, но чувствуя — ещё немного и...</text:p>
      <text:p text:style-name="P451">О!</text:p>
      <text:p text:style-name="P451">Опять вывернулась...</text:p>
      <text:p text:style-name="P451"/>
      <text:p text:style-name="P451">Я бы смог, честное слово, просто не успел.</text:p>
      <text:p text:style-name="P451">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451"/>
      <text:p text:style-name="P452"><text:soft-page-break/>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452">Но где? И когда?</text:p>
      <text:p text:style-name="P452">Седьмого ноября, сказала Ольга, после демонстрации, которую Оля пройдёт со своей школой, дядя Коля отвезёт её и тётю Нину в своё село.</text:p>
      <text:p text:style-name="P452">Это значит, что ей — не отвертеться; кукушке — не спугнуть меня. Вся ночь — наша.</text:p>
      <text:p text:style-name="P452"/>
      <text:p text:style-name="P452">Седьмого утром я зашёл за ней — мы тоже выйдем в город.</text:p>
      <text:p text:style-name="P452">Она наводила марафет — карандашом по бровям, тушью по векам.</text:p>
      <text:p text:style-name="P452">Мы были одни, но когда я полез с объятиями, она отклонилась и сказала — зачем? <text:s/>Хата и так будет наша, вот только...</text:p>
      <text:p text:style-name="P452">Я обмер — неужто скажет, что у неё менструация?</text:p>
      <text:p text:style-name="P452">Короче, если я хочу чтоб было, ну, сам знаю; я должен выполнить одно условие.</text:p>
      <text:p text:style-name="P452">- Что? Говори!</text:p>
      <text:p text:style-name="P452">Сейчас, перед выходом в город, она накрасит мне глаза.</text:p>
      <text:p text:style-name="P452">Ни хрена себе!.. Хотя хорошо, что не менструация...</text:p>
      <text:p text:style-name="P452"/>
      <text:p text:style-name="P452">Геракл бы меня понял. Его — победителя немейского льва, лернейской гидры, критского быка и прочих чудищ, одна бабёнка, <text:span text:style-name="T796">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453">Я — согласен!</text:p>
      <text:p text:style-name="P453">Синие тени положила она мне на веки, чёрной полоской туши провела стрелки поверх ресниц.</text:p>
      <text:p text:style-name="P453">И мы вышли в город.</text:p>
      <text:p text:style-name="P453"/>
      <text:p text:style-name="P453">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453">В те времена им требовалось два, а то и три взгляда, чтоб догадаться что во мне не так.</text:p>
      <text:p text:style-name="P453">Потом кто-то пожимал плечами; кто-то смеялся.</text:p>
      <text:p text:style-name="P453">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453">А ведь это человек пережил разгул бандитизма со всякими там «чёрными кошками» в послевоенном Конотопе!</text:p>
      <text:p text:style-name="P453">Или именно поэтому?</text:p>
      <text:p text:style-name="P453">- Ты больной и не лечишься,- без обиняков заявила встреченная нами моя младшая сестра Наташа.</text:p>
      <text:p text:style-name="P453"><text:span text:style-name="T79"><text:tab/><text:tab/><text:tab/>По улицам слона водили, как видно, на показ..</text:span>.</text:p>
      <text:p text:style-name="P453">В центральном парке на Миру Ольга достала свою косметичку и смыла с меня раскраску.</text:p>
      <text:p text:style-name="P453">Хватит Гераклом прикидываться.</text:p>
      <text:p text:style-name="P453">Потом подошла Чепина подружка Нина со своей подружкой Ирой и они втроём ушли поискать место для курения.</text:p>
      <text:p text:style-name="P453">Ко мне подвалили знакомые хлопцы с Посёлка. <text:span text:style-name="T797">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454">За всё в этой жизни приходится платить, даже за популярность.</text:p>
      <text:p text:style-name="P454">Я прощально посмотрел на солнце, запрокинул бутылку и начал пить с горлá.</text:p>
      <text:p text:style-name="P454">Потом бутылка пошла по кругу. Потом мы пошли к гастроному ещё за вином. Потом мне было плохо и я ушёл домой.</text:p>
      <text:p text:style-name="P454"><text:soft-page-break/>Проснулся я в маленьком сарае на железной кровати, что перекочевала на место «Явы», когда Архипенки съехали в свою квартиру.</text:p>
      <text:p text:style-name="P454">Мой «дачный» сезон уже миновал, но кровать оставалась в сарае. И, кстати, оказалась очень кстати.</text:p>
      <text:p text:style-name="P454">Проснулся я в плаще и обуви, но это не важно — кровать без белья. Важно, что я не проспал. Сегодня играем прощальные танцы в Парке.</text:p>
      <text:p text:style-name="P454">Только туда ещё надо дойти, а меня так корёжит, во рту пакостно сургучный привкус и ломит в затылке.</text:p>
      <text:p text:style-name="P454">Я всё-таки дошёл, когда все уже таскали аппаратуру.</text:p>
      <text:p text:style-name="P454">Лёха начал выступать, что опаздываю и Ольга прицепилась: «Куда ты там делся?»</text:p>
      <text:p text:style-name="P454">Я объяснил, что мне очень плохо и Лёха сказал, что мне надо выпить и — пройдёт.</text:p>
      <text:p text:style-name="P454">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454">Я заставил себя сделать несколько глотков и — о, чудо! <text:span text:style-name="T798">—</text:span>я ожил.</text:p>
      <text:p text:style-name="P454">Всё как рукой сняло. Ольга, Лёха и Юрко допили бальзам и мы начали играть танцы.</text:p>
      <text:p text:style-name="P454"/>
      <text:p text:style-name="P455">Танцы закончены, аппаратура перевезена в кассу.</text:p>
      <text:p text:style-name="P455">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55"/>
      <text:p text:style-name="P455">По возрасту я на два года старше Ольги, но мне всегда казалось, что наоборот.</text:p>
      <text:p text:style-name="P455">Она знала больше того, что я вычитал в книгах. У неё был авторитет.</text:p>
      <text:p text:style-name="P455">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56">Редкий вечер на танцах обходился без драк.</text:p>
      <text:p text:style-name="P456">Играем и вдруг с площадки многоголосый долгий визг, но совершенно не в такт тому, что мы играем.</text:p>
      <text:p text:style-name="P456">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56">Мы прекращаем играть и призываем дорогих друзей к соблюдению порядка.</text:p>
      <text:p text:style-name="P456">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56">Девушки на площадке не дрались, они приглашали друг дружку выйти.</text:p>
      <text:p text:style-name="P456">Ольга вышла всего пару раз и стала авторитетом. Теперь если какая-то отмороженная задевала подружек нашего круга, упоминание имени Ольги заставляло оеё осознать свою промашку и она затыкалась.</text:p>
      <text:p text:style-name="P456">Сюда же примешивалось отношение к Ольге со стороны мужиков.</text:p>
      <text:p text:style-name="P456">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56">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56">- Ещё поймаю, сука! Сказал триумфатор и, обращаясь к стоявшей возле сцены Ольге, добавил:</text:p>
      <text:p text:style-name="P456">- Правильно, рыжая?</text:p>
      <text:p text:style-name="P456">- Сам ты это слово,- дипломатично ответила Ольга и тот кичливо покинул танцплощадку.</text:p>
      <text:p text:style-name="P456">Вот из-за всего такого я и чувствовал себя младше неё. Но в тот миг, когда она вздрогнула у калитки тёмной хаты, всё стало на свои места.</text:p>
      <text:p text:style-name="P456">Рядом с её испугом я почувствовал себя старше и сильнее неё. Мне стало её жалко. Ведь младших надо оберегать и защищать. Даже от самих себя.</text:p>
      <text:p text:style-name="P456">Я покровительственно обнял напуганную девчонку и, не заходя во двор, ушёл.</text:p>
      <text:p text:style-name="P456">По пути на Нежинскую я знал, что поступил правильно и был доволен собой, но, в то же <text:soft-page-break/>время, не мог не согласиться с диагнозом от моей сестры Наташи «больной — и не лечишься».</text:p>
      <text:p text:style-name="P456"/>
      <text:p text:style-name="P456">Седьмого ноября кончилось необычно затянувшееся бабье лето и мы перешли в Клуб, играть играть там танцы.</text:p>
      <text:p text:style-name="P456">На втором этаже, в крыле напротив кинозала, тянулся зал балетной секции. <text:span text:style-name="T799">Протяжённость его составляла метров сорок; от двери до небольшой эстрады ву глухой стены в торце.</text:span></text:p>
      <text:p text:style-name="P457">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57">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57">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57">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57">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57">За занавесями по сторонам эстрады установились здоровенные колонки из парковского летнего кинотеатра и звук они давали — закачаешься.</text:p>
      <text:p text:style-name="P458">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58">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58">Лёха сказал, что есть знакомый с низкочастотными динамиками для баса, но нужен материал — сделать для них ящик.</text:p>
      <text:p text:style-name="P458">Лёха <text:s/>же <text:s/>подсказал и место откуда можно добыть материал — завод. Всего-то и надо — лист толстой фанеры два на полтора метра.</text:p>
      <text:p text:style-name="P458">Мы, заводская часть Орфеев, приступили к осмыслению и обсуждению стояще перед нами задачи.</text:p>
      <text:p text:style-name="P458">В Ремонтной цеху фанеры не найти — всё, с чем мы имеем дело это — железо.</text:p>
      <text:p text:style-name="P458">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58">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58">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58">Но и на этом пути немалая преграда — Вагоноремонтный расположен в противоположном от Клуба конце завода.</text:p>
      <text:p text:style-name="P459">Тащить через весь завод?</text:p>
      <text:p text:style-name="P459">Пойти на подобный риск Чуба отказывался. Опять всё целиком ложилось на наши с Владей плечи.</text:p>
      <text:p text:style-name="P459">Ну, не так чтобы совсем целиком. Лист-то Чуба всё же сорвал и, уходя, забыл запереть дверь вагона, как полагается по инструкции.</text:p>
      <text:p text:style-name="P459">Через полуоткрытую дверь я и Владя проникли <text:s/>внутрь вагона, где, в указанном Чубой места, <text:soft-page-break/>обнаружили искомое сокровище — стандартный лист фанеры толщиной в тридцать миллиметров. Немного загрязнился в двух местах, но это неважно.</text:p>
      <text:p text:style-name="P459">Мы вытащили его из вагона и, ухватив за края, понесли вдоль путей, а затем и по асфальтным дорогам между цехами.</text:p>
      <text:p text:style-name="P459">По пути мы уговаривали друг друга, что лист не так уж и тяжёл и что тут такого, если двое рабочих несут его по заводской территории?</text:p>
      <text:p text:style-name="P459">Хотя нам ни разу не приходилось наблюдать подобную картину. Обычно, грузы между цехами перевозились на автокарах.</text:p>
      <text:p text:style-name="P459">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459">Это было что-то новое — Боря никогда не бросался подобными угрозами. Может опять приехал начальник уголовного розыска?</text:p>
      <text:p text:style-name="P459">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59">Мы убедились, что наш лист не мешает движению автотранспорта и пошли в Ремонтный.</text:p>
      <text:p text:style-name="P459">Боря разбушевался сильнее Фантомаса — где мы шастаем, когда он весь участок отправил на «заготовку»?</text:p>
      <text:p text:style-name="P459">Да, заготовка это не шутки. Заготовка, это, типа смотра рядов. Это когда все при деле.</text:p>
      <text:p text:style-name="P459">Слесаря Экспериментального участка, <text:span text:style-name="T800">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60">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60">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60">Кран вытаскивает это железо из куч железа перепутанного предыдущими заготовками и опускает на кузов автокара.</text:p>
      <text:p text:style-name="P460">Работник склада сверяет примерное количество груза с указанной в заявке цифрой и даёт «добро».</text:p>
      <text:p text:style-name="P460">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460">Заготовщики дружной гурьбой возвращаются в цех.</text:p>
      <text:p text:style-name="P460">Вот и сейчас они показались в центральном проходе Механического, но нас нет среди них. Мы кругом виноваты, мы прогуляли «заготовку».</text:p>
      <text:p text:style-name="P460">Хорошо, что Владя, как однофамилец, имеет подход к Боре и мы опять исчезаем из цеха.</text:p>
      <text:p text:style-name="P460">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60">Мы хватаем свою добычу.</text:p>
      <text:p text:style-name="P460">- Куда это? -тонким голосом вопрошает Мозговой.</text:p>
      <text:p text:style-name="P460">- В заводоуправление,- небрежно отвечает Владя и мы тащим лист к центральной проходной, <text:span text:style-name="T801">в двадцати метрах правее которой тянется здание Клуба.</text:span></text:p>
      <text:p text:style-name="P461">Боковая дверь не заперта. Мы вносим лист и прислоняем его к кипе афишных щитов напротив комнаты <text:s/>художников.</text:p>
      <text:p text:style-name="P461">Когда после работы мы пришли в Клубу, чтобы перенести лист в свою комнату, кучерявый верзила завхоз Степан уже ходил вокруг него кругами.</text:p>
      <text:p text:style-name="P461">Дефицитный материал надобен всем, даже бездельнику, кто за свою жизнь <text:s/>в руках не держал ничего тяжелее связки ключей.</text:p>
      <text:p text:style-name="P461"><text:soft-page-break/>Впрочем, это я не про Степана, он, говорят, раньше плотником был. Просто рядом стоял директор Клуба со своей персональной связкой.</text:p>
      <text:p text:style-name="P461">Не мылься, Павел Митрофанович, бриться не будешь!</text:p>
      <text:p text:style-name="P461"/>
      <text:p text:style-name="P461">Зима навалилась как-то сразу. Сугробы легли, будто всегда тут и были.</text:p>
      <text:p text:style-name="P461">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61">Однако в Клуб ещё успеется — аппаратуру мы с эстрады не убирали, а просто запирали Зал.</text:p>
      <text:p text:style-name="P461">Так что мы с ней отправились на скамейку возле Нефтебазы.</text:p>
      <text:p text:style-name="P461">У Ольги в сумке оказалось вино. Выпили, но не много, а для сугрева и настроения, и по плотно укатанному снегу отправились в Клуб.</text:p>
      <text:p text:style-name="P461">Уже ночью, безлунной, но с утыканным звёздами небом, мы вернулись к <text:s text:c="2"/>недопитой бутылке красного вина <text:span text:style-name="T802">в неприметном сугробе</text:span>. </text:p>
      <text:p text:style-name="P461">Оно оказалось до того холодным, что вовсе не грело и на вкус — как лёд. <text:span text:style-name="T803">Мы немного выпили, но допивать не стали. Покурили.</text:span></text:p>
      <text:p text:style-name="P418">Я расстегнул на себе пальто, она — своё и села ко мне на колени.</text:p>
      <text:p text:style-name="P418">Друг с другом мы уже обращались как с собственностью. </text:p>
      <text:p text:style-name="P418">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418">Всё как обычно, вперемешку с долгими <text:span text:style-name="T802">как затяжные погружения </text:span>поцелуями <text:span text:style-name="T802">в ином измерении</text:span>.</text:p>
      <text:p text:style-name="P418"><text:s/>И вдруг что-то случилось и меня не стало. </text:p>
      <text:p text:style-name="P418">Вышел из себя. Слился. С каждым толчком слиянье всё плотней. Мы. Как же это...Что?.. О!.. Ещё!</text:p>
      <text:p text:style-name="P418">Связь оборвалась. Пара качков вдогонку показали — нечем. </text:p>
      <text:p text:style-name="P418">Мы распались. Снова она и я. </text:p>
      <text:p text:style-name="P418">Я поднялся. Тот же фонарь. <text:span text:style-name="T802">Искринки в сугробе. </text:span>Чёрное небо. Уколы звёзд...</text:p>
      <text:p text:style-name="P418">Когда не думает никто...</text:p>
      <text:p text:style-name="P418">А шапка где? Ладно, потом...</text:p>
      <text:p text:style-name="P418">17 ноября... 17 лет... ученик слесаря... потерял девственность...</text:p>
      <text:p text:style-name="P418">А она?</text:p>
      <text:p text:style-name="P418">Не знаю до сих пор.</text:p>
      <text:p text:style-name="P418">Какая разница?</text:p>
      <text:p text:style-name="P462">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462">..<text:span text:style-name="T1063">М-да. Всё-таки я умею красиво формулировать мысли. Впоследствии. Если думаю за себя десятилетия спустя...</text:span></text:p>
      <text:p text:style-name="P418"/>
      <text:p text:style-name="P418">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418">Выйдя с урока, она стала рассказывать до чего обильным было кровотечение.</text:p>
      <text:p text:style-name="P418">Как будто это что-то меняет.</text:p>
      <text:p text:style-name="P418">Что толку во всех целках, обрезаниях, адюльтерах и верностях навек?</text:p>
      <text:p text:style-name="P418">Что было — того нет.</text:p>
      <text:p text:style-name="P418">Что есть — <text:span text:style-name="T802">утратишь</text:span>.</text:p>
      <text:p text:style-name="P418">Чему бывать — того не миновать.</text:p>
      <text:p text:style-name="P1073"/>
      <text:p text:style-name="P1073">Конечно, наша любовная связь не в силах была растопить снега и <text:s/>льды зимы, но пылала неугасимо. <text:s/>Мы связывались при первом же удобном случае.</text:p>
      <text:p text:style-name="P1073">Заснеженную скамейку возле Нефтебазы мы скоро перестали <text:s/>полагать удобной — мешала её спинка.</text:p>
      <text:p text:style-name="P1073"><text:soft-page-break/>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073">Нож доставать — себе в убыток; если Колян у кого нож увидит — забирает с концами; уже не вернёт.</text:p>
      <text:p text:style-name="P1073">Колян с Посёлка представитель всё более редкой породы богатырей. Не слишком крупный экземпляр — всего метр восемьдесят, и совсем немногословный. Хотя ему это не очень-то надо; кто глянет на его кулаки по пуду весом — охота к лишним разговорам отпадает сама собой. <text:span text:style-name="T764">Тут и из-за угла мешком пришибленный враз усекёт, что Колян его за шесть сéкунд уснéдает. </text:span></text:p>
      <text:p text:style-name="P1073">Среди своих, конечно, он говорит, просто надо дождаться, пока закончит слово.</text:p>
      <text:p text:style-name="P1073">Меня он зауважал ещё с времён нашего с Ольгой «обручения».</text:p>
      <text:p text:style-name="P1073">Мы только ещё начинали встречаться. Перед выходом в Парк я выпросил у своей сестры колечко.</text:p>
      <text:p text:style-name="P1073">Обычная бижутерная фигня с мелкой стекляшкой.</text:p>
      <text:p text:style-name="P1073">Она не хотела давать, еле выпросил всего на один вечер.</text:p>
      <text:p text:style-name="P1073">В Парке мы с Ольгой поднялись в кинобудку летнего кинотеатра — второй киномеханик, Гриша Зайченко, мне ключ давал.</text:p>
      <text:p text:style-name="P1073">Ольга, как увидала то колечко у меня на мизинце, сразу — кто дал?</text:p>
      <text:p text:style-name="P1073">Сестра, говорю, моя — малá.</text:p>
      <text:p text:style-name="P1073">Не верит. Дай посмотрю, говорит.</text:p>
      <text:p text:style-name="P1073">Я дал, а она его враз на палец — оп! Только не на мизинец.</text:p>
      <text:p text:style-name="P1073">Ладно, говорю, покрасовалась, а теперь снимай — я Наташке обещал вернуть, это от её парня.</text:p>
      <text:p text:style-name="P1073">Ольга пробует снять — а ни в какую!</text:p>
      <text:p text:style-name="P1073">Крутит его, тянет — не слазит кольцо и всё тут.</text:p>
      <text:p text:style-name="P1073">Намуч<text:span text:style-name="T765">и</text:span>лась она с ним по микрону через сустав протаскивая.</text:p>
      <text:p text:style-name="P1074">Когда, наконец, я то кольцо в карман положил, нам уже не до свидания было — ей больно, а мне её жалко.</text:p>
      <text:p text:style-name="P1074">Запер я кинобудку и мы ушли.</text:p>
      <text:p text:style-name="P1074">А Колян в это время в кассе летнего со сторожем бухал и увидел кто это сверху спускается...</text:p>
      <text:p text:style-name="P1074">А что ему оставалось подумать, если из окошечка кинобудки полчаса на весь летний женские стоны:</text:p>
      <text:p text:style-name="P1074">- О! У! М-м! Ай! Мама!</text:p>
      <text:p text:style-name="P1074">Вот он и подумал: откуда в такой мелкоте как я... этта.. типа... столько берётся?</text:p>
      <text:p text:style-name="P1074">Вобщем, он меня зауважал.</text:p>
      <text:p text:style-name="P1074">Так что в железном вагончике, <text:span text:style-name="T1062">когда блатва наговорится, что пора пора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1062">ну, это,</text:span> ключ от вагончика, <text:span text:style-name="T1062">вобщем,</text:span> прятать.</text:p>
      <text:p text:style-name="P1074"/>
      <text:p text:style-name="P1074">Самые тёплые чувство оставил длиннополый кожух тёти Нины, в котором Ольга как-то вечером вышла из хаты.</text:p>
      <text:p text:style-name="P1074">Мы спустились в Рощу, на ровный лёд замёрзшего Болота и это было хорошо, но, как всегда, мало.</text:p>
      <text:p text:style-name="P1074"/>
      <text:p text:style-name="P1074">На заводе истёк срок нашего ученичества и мы стали получать по семьдесят рублей в месяц — почти как все.</text:p>
      <text:p text:style-name="P1074">При рубке железа зубилом мы уже не расшибали пальцы в кровь и нам — волосатикам — даже доверили изготовление изделия с нуля.</text:p>
      <text:p text:style-name="P1074">Это интересно.</text:p>
      <text:p text:style-name="P1074">Неосязаемая, умозрительная мысль переходит в наглядные линии чертежей с бессчётными <text:soft-page-break/>цифирьками размеров.</text:p>
      <text:p text:style-name="P1074">М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p>
      <text:p text:style-name="P1074">Зачем столько просьб? Да, потому что ж все при деле, некогда.</text:p>
      <text:p text:style-name="P1074">Иногда от просьбы до исполнения приходится недели ждать, или просить заново.</text:p>
      <text:p text:style-name="P1074">И вот остов изделия на стеллажах начинает обрастать деталями и в нём ужу что-то вырисовывается. </text:p>
      <text:p text:style-name="P1075">Мастер перестаёт нас на каждом шагу называть волосатиками, а слесаря меньше подначивают про запуск нашего «лунохода».</text:p>
      <text:p text:style-name="P1075">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075">Это обидно.</text:p>
      <text:p text:style-name="P1075"/>
      <text:p text:style-name="P1075">А следующее изделие мы запороли.</text:p>
      <text:p text:style-name="P1075">Потратили уйму материала, собрали, поприваривали, а Боря Сакун посмотрел в чертежи и говорит — что-то не то.</text:p>
      <text:p text:style-name="P1075">Инженер-технолог из кабинета над бытовкой с ним согласился — точно, не то.</text:p>
      <text:p text:style-name="P1075">А что именно «не то» понять не могут — размеры, вроде, все соблюдены.</text:p>
      <text:p text:style-name="P1075">Позвали автора чертежей из конструкторского бюро. Тот смотрел-смотрел и — догадался!</text:p>
      <text:p text:style-name="P1075">Мы сделали всё точно, но в зеркальном отражении.</text:p>
      <text:p text:style-name="P1075">Пришлось разбирать.</text:p>
      <text:p text:style-name="P1075"/>
      <text:p text:style-name="P1075">После Нового года с нашего участка послали командировочную бригаду в село Семяновку на сооружение кормоцеха.</text:p>
      <text:p text:style-name="P1075">Шефская помощь в составе мастера Бориса Сакуна, Мыколы-молóдого, Васи и меня.</text:p>
      <text:p text:style-name="P1075">В первое утро, когда мы выехали в Семяновку на заводском грузовике с брезентовым верхом, был жуткий гололёд.</text:p>
      <text:p text:style-name="P1075">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Но людей — ни души. И — тишина. Прям тебе панорама Сталинградской битвы.</text:p>
      <text:p text:style-name="P1075">Кормоцех — это серый корпус из двух секций за селом на отшибе. Вокруг зябкое поле <text:span text:style-name="T766">с обветренным снегом.</text:span></text:p>
      <text:p text:style-name="P1076">Котельная не работает, надо ещё шлямбуром долбить в стене проём для труб. В соседнем полутёмном зале стылое железо бункеров и оцепенелых ленточных транспортёров.</text:p>
      <text:p text:style-name="P1076">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076">В одну из таких дрём я почувствовал вдруг как мне в мозг вонзилось острое шило.</text:p>
      <text:p text:style-name="P1076">Вскинувшись, увидал довольное хохочущее рыло Васи и кусочек тлеющей ваты на полу.</text:p>
      <text:p text:style-name="P1076">Это её дым зашёл мне через ноздри <text:s/>до мозга.</text:p>
      <text:p text:style-name="P1076">Мастер с Мыколой тоже посмеивались, но без того восторга, как у Васи.</text:p>
      <text:p text:style-name="P1076">Тридцать лет придурку, а хернёй мается.</text:p>
      <text:p text:style-name="P1076">Один раз Мыкола принёс сырых картошек из заброшенного бурта на поле. Решили испечь от нечего делать.</text:p>
      <text:p text:style-name="P1076">Боря послал меня пособирать в здании какие остались обломки досок после строителей.</text:p>
      <text:p text:style-name="P1076">Вася с Мыколой развели костёр из собранного мной топлива, ещё и какую-то солому нашли для растопки.</text:p>
      <text:p text:style-name="P1076">Снятые с петель ворота не мешали ветру врываться и вертеть туда-сюда дымом.</text:p>
      <text:p text:style-name="P1076">Мы постояли вокруг костра в весовой на сквозном ветру из белого поля под серым небом и мастер, обращаясь к Мыколе, изрёк:</text:p>
      <text:p text:style-name="P1076">- Через четыре года я уйду на пенсию, но эта латата ещё не сготовится.</text:p>
      <text:p text:style-name="P1076"><text:soft-page-break/>Бросил в огонь окурок «Примы» и отошёл трещать и слепить округу электродом электросварки.</text:p>
      <text:p text:style-name="P1076">Красивое слово «латата», я никогда не слыхал, чтоб так называли картошку. </text:p>
      <text:p text:style-name="P1077">Теперь мастер электросваркой балуется. Вася обрезки труб поддерживает, чтоб тот прихватил. Мыкола дым у коста глотает. А мне что делать?</text:p>
      <text:p text:style-name="P1077">Взял я кусок мела, что мы специально привезли — на трубах отметки делать, и начал рисовать на снятой с петель половинке ворот.</text:p>
      <text:p text:style-name="P1077">Старался, как мог.</text:p>
      <text:p text:style-name="P1077">Пожалуй, получился самый удачный рисунок за всю мою жизнь. Почти в натуральную величину.</text:p>
      <text:p text:style-name="P1077">Ню, разумеется. <text:s/>Бёдра, груди, волосы за спину. Треугольник такой аппетитный. И взгляд зазывно приспущен.</text:p>
      <text:p text:style-name="P1077">Хороша! Ни убавить, ни прибавить.</text:p>
      <text:p text:style-name="P1077">А мел ещё не кончился.</text:p>
      <text:p text:style-name="P1077">Вот я и приписал сбоку печатными буквами «БОРЯ, Я ЖДУ ТЕБЯ!»</text:p>
      <text:p text:style-name="P1077">Потом я отошёл к костру — ветер ноги-таки пробирает. Мыкола рядом стоит и хихикает, на ворота глядя.</text:p>
      <text:p text:style-name="P1077">Тут Борис Сакун вынул своё лицо из чёрного короба маски сварного и проследил взгляд Мыколы на ворота.</text:p>
      <text:p text:style-name="P1077">То, что выразило лицо Бориса миг спустя, не в силах передать никакая система Станиславского.</text:p>
      <text:p text:style-name="P1077">- Кто-о-о?!!</text:p>
      <text:p text:style-name="P1077">Мы с Мыколой стоим, непонимающих из себя строим.</text:p>
      <text:p text:style-name="P1077">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077">- Сука!!!</text:p>
      <text:p text:style-name="P1077">Во мне включился инстинкт самосохранения и я метнулся в зал транспортёров, а следом по цементному полу со звоном прокатился обрезок трубы.</text:p>
      <text:p text:style-name="P1077">Всё у него «сука» да «сука, тоже мне, вор в законе нашёлся. Мастер по городошному спорту.</text:p>
      <text:p text:style-name="P1077">Я вернулся минут через десять.</text:p>
      <text:p text:style-name="P1077">Слово «БОРЯ» на воротах было затёрто услужливой Васиной руковицей. Остальное осталось как было.</text:p>
      <text:p text:style-name="P1077">Не поднялась рука вандалов на шедевр.</text:p>
      <text:p text:style-name="P1077"/>
      <text:p text:style-name="P1078">Мы играли в Зеркальном зале. Лёха сидел впереди — <text:s/>за «Йоникой»; Чепа позади него за своей «кухней», Чуба подёргивал струны баса, недвижно уставясь в зал. Медленный «белый» танец — приглашают девушки.</text:p>
      <text:p text:style-name="P1078">Владина девушка Рая пригласила его и увела танцевать под плывучими зайчиками от осколочно зеркального шара.</text:p>
      <text:p text:style-name="P1078">Я, в полуприседе на захлопнутое пианино, играю партию ритм-гитары.</text:p>
      <text:p text:style-name="P1078">Позади пианино стоит Ольга сложив руки поверх крышки над струнами. <text:s/>Ей скучно.</text:p>
      <text:p text:style-name="P1078">- Поцелуй меня, -говорит она.</text:p>
      <text:p text:style-name="P1078">Я поворачиваю голову влево и через плечо, и через пианино сливаюсь в долгом поцелуе с её тёплыми мягкими губами. Мои пальцы и без меня знают когда и на какой аккорд переходить.</text:p>
      <text:p text:style-name="P1078">Публичный поцелуй окончен, можно перевести дух.</text:p>
      <text:p text:style-name="P1078">- Ой! Мама!- вскрикивает Ольга.</text:p>
      <text:p text:style-name="P1078">Это стало началом конца.</text:p>
      <text:p text:style-name="P1078">Среди танцующих пар действительно стояла её мать неожиданно приехавшая забрать её в Феодосию.</text:p>
      <text:p text:style-name="P1078">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text:soft-page-break/>договорённости с директором ДК Бомштейном.</text:p>
      <text:p text:style-name="P1078">«Шпицы» сделали нас в две недели, через две недели Зеркальный зал Клуба КПВРЗ был пуст, потому что толпа ломанулась на танцы в Лунатик.</text:p>
      <text:p text:style-name="P1078">Там из концертного зала на втором этаже, где когда-то шли КВНы, вынесли кресла и получился паркетный танцзал. <text:span text:style-name="T767">Но дело даже не в этом.</text:span></text:p>
      <text:p text:style-name="P1079">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079">- Раз! ...ас-ас-ас... Два! ...ва-ва-ва...</text:p>
      <text:p text:style-name="P1079">«Орфеям» с их домодельной экипировкой пришёл «гаплык».</text:p>
      <text:p text:style-name="P1079">Да, оставались ещё концерты, «халтуры», но танцы увяли на корню.</text:p>
      <text:p text:style-name="P1079"/>
      <text:p text:style-name="P1079">Мать Ольги с нерасписанным отчимом уехали обратно в Феодосию — она им поклялась приехать через две недели, а «шпицы» бросили якорь в Конотопе.</text:p>
      <text:p text:style-name="P1079">В конце февраля я провожал Ольгу с четвёртой платформы Вокзала.</text:p>
      <text:p text:style-name="P1079">Она села в последний вагон и, когда поезд дёрнулся, помахала мне через стекло двери.</text:p>
      <text:p text:style-name="P1079">Я уцепился за поручни и вспрыгнул на ступеньки под запертой вагонной дверью.</text:p>
      <text:p text:style-name="P1079">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079"/>
      <text:p text:style-name="P1079">В марте я написал ей письмо. Очень романтичное. Что над слесарными тисками моего рабочего места мне видятся её небесные черты.</text:p>
      <text:p text:style-name="P1079">Нет, у Пушкина я не списывал, но суть и дух были теми же — с поправкой лексикона и орфографии на полтора века.</text:p>
      <text:p text:style-name="P1080">По понятиям экспериментального участка Ремонтного цеха такое письмо мог написать лишь полный пиздострадатель.</text:p>
      <text:p text:style-name="P1080">Хотя, они его не читали, как, впрочем и она — письмо не застало её в Феодосии.</text:p>
      <text:p text:style-name="P1080">Она вернулась в Конотоп сообщить мне, что беременна.</text:p>
      <text:p text:style-name="P1080">В те времена <text:span text:style-name="T767">— </text:span>плановой экономики и заботы о нуждах населения <text:span text:style-name="T767">— </text:span>презервативы продавались даже в газетных киосках по три копейки за штуку. Но для меня они являлись лишь словом из анекдотного фольклора и я представления не имел что значит «предохраняться».</text:p>
      <text:p text:style-name="P1080">Потом она приняла какие-то таблетки и всё обошлось.</text:p>
      <text:p text:style-name="P1080"/>
      <text:p text:style-name="P1080">Весна пришла ранняя, дружная, тёплая.</text:p>
      <text:p text:style-name="P1080">В середине апреля я открыл «дачный» сезон ночёвки в сарае. Подмёл его и перенёс постель на зимовавшую там кровать.</text:p>
      <text:p text:style-name="P1080">В тот же вечер в Парке я позвал её «к себе». Она неожиданно легко согласилась.</text:p>
      <text:p text:style-name="P1080">Я был счастлив всё дорогу от Парка до Нежинской. Мы шли в темноте, плотно поймав друг друга за талии.</text:p>
      <text:p text:style-name="P1080">Через двор Турковых и палисадник под окном нашей хаты прокрались мы в сарай и я запер дверь на крючок.</text:p>
      <text:p text:style-name="P1080">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080">Для этого я зажигал спички, одну за одной, и позволял ей натянуть на себя одеяло.</text:p>
      <text:p text:style-name="P1080">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081">Первый утренний пешеход попался мне на обратном пути аж за Базаром.</text:p>
      <text:p text:style-name="P1081">Он шёл навстречу по другой стороне Богдана Хмельницкого.</text:p>
      <text:p text:style-name="P1081"/>
      <text:p text:style-name="P1081"><text:soft-page-break/>Мне с неё было хорошо, но я хотел от неё избавиться.</text:p>
      <text:p text:style-name="P1081">Во-первых, хорошо было не всегда.</text:p>
      <text:p text:style-name="P1081">В тот раз, когда мы ездили на Сейм и я завалил её в ивняке, всё получилось как-то плоско и что было, было не то.</text:p>
      <text:p text:style-name="P1081">Правда, мы реабилитировались, когда она зазвала меня в душ у себя на работе.</text:p>
      <text:p text:style-name="P1081">Да, она устроилась работать в городе. Разносила телеграммы с Главпочтамта.</text:p>
      <text:p text:style-name="P1081"/>
      <text:p text:style-name="P1081">Трудно поверить, но даже тогда, в отсутствие сотовых телефоном, люди как-то ухитрялись выживать.</text:p>
      <text:p text:style-name="P1081">Им помогали в этом телеграммы.</text:p>
      <text:p text:style-name="P1081">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081"><text:tab/><text:tab/><text:tab/><text:span text:style-name="T79">буду шестого в два вагон четырнадцать</text:span></text:p>
      <text:p text:style-name="P298">Телеграммы сообщали самую суть, потому что платить надо за каждое слово и за каждый знак препинания, включая адрес того, кому её посылаешь.</text:p>
      <text:p text:style-name="P298">Копейки приучают к лаконизму.</text:p>
      <text:p text:style-name="P298">Конечно, если денег девать некуда, в конце можешь добавить:</text:p>
      <text:p text:style-name="P703"><text:tab/><text:tab/><text:tab/>целую зпт навеки твой тчк</text:p>
      <text:p text:style-name="P298">А доставляют телеграмму работники Главпочтамта в маленьких чёрных сумочках:</text:p>
      <text:p text:style-name="P298">- Вот тут распишитесь в получении.</text:p>
      <text:p text:style-name="P298"/>
      <text:p text:style-name="P298">В пять часов у неё закончилась смена и мы встретились у обложенной крупножёлтыми плитками пятиэтажной Гостиницы напротив Универмага.</text:p>
      <text:p text:style-name="P298">На первом этаже, кроме входа в Гостиницу, есть ещё пара стеклянных витрин с входами в Междугороднюю Телефонную Связь и в Главпочтамт.</text:p>
      <text:p text:style-name="P298">Она отвела меня к служебной двери с обратной стороны здания.</text:p>
      <text:p text:style-name="P298">В длинном коридоре она прошла вперёд и махнула мне из дальнего конца.</text:p>
      <text:p text:style-name="P298">Некоторые двери были открыты и там сидели женщины, спиной ко мне, перед своими окошечками в стеклянных стенках-перегородках.</text:p>
      <text:p text:style-name="P299">Мы спустились в широкий зал с длинными окнами над головой и рядком душевых кабин вдоль стены.</text:p>
      <text:p text:style-name="P299">Мы зашли в одну из них, разделись и Ольга пустила горячую воду.</text:p>
      <text:p text:style-name="P299"/>
      <text:p text:style-name="P299">В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299">Так они же у нас сплагиатили!</text:p>
      <text:p text:style-name="P299">С опозданием на двадцать лет.</text:p>
      <text:p text:style-name="P299">А теперь мне твердят, будто в СССР не было секса. Всё было! Просто начиналось оно на другую букву.</text:p>
      <text:p text:style-name="P299"/>
      <text:p text:style-name="P299">В конце нашей е... то есть... сцены, мелькнул ещё кадр, который Голливуд не показал. Это когда по упругим белым ляжкам Ольги, между крупных капель и дорожек бегущей душевой воды, поползли два-три белесо-мутноватых выбрызга...</text:p>
      <text:p text:style-name="P299">Я где-то уже видел этот кадр, но не припомню где.</text:p>
      <text:p text:style-name="P299"/>
      <text:p text:style-name="P299">Да, я начал предохраняться.</text:p>
      <text:p text:style-name="P299">Незавершённое книжное образование порой сбивает с толку. У меня, например, сложилось такое мнение, что «онанизм» это когда исключительно руками — дрочить и кончить.</text:p>
      <text:p text:style-name="P299">Но, оказывается, ещё в Ветхом Завете был мужик по имени Онан, который <text:span text:style-name="T768">в конце полового акта </text:span>своим семенем поливал земляной пол шатра. <text:span text:style-name="T768">Заключительный аккорд. Так сказать.</text:span></text:p>
      <text:p text:style-name="P299"><text:span text:style-name="T769">Аккорд</text:span>, конечно, <text:span text:style-name="T769">полная лáжа — совсем не в тональности</text:span>, <text:span text:style-name="T770">но </text:span>зато предохраня<text:span text:style-name="T770">е</text:span>т <text:span text:style-name="T770">от нежелательных зачатий</text:span>.</text:p>
      <text:p text:style-name="P299"><text:soft-page-break/></text:p>
      <text:p text:style-name="P299">Вобщем, во-вторых, меня напугала первая беременность Ольги — а вдруг опять залетит, что тогда? </text:p>
      <text:p text:style-name="P299">Я не хотел себя связывать и, чтобы развязаться, в один из вечеров на крыльце Светкиной хаты сказал ей, что нам пора расстаться.</text:p>
      <text:p text:style-name="P299">Она заплакала.</text:p>
      <text:p text:style-name="P299">Я закурил.</text:p>
      <text:p text:style-name="P299">- Почему?</text:p>
      <text:p text:style-name="P299">- Так надо. Я встретил другую.</text:p>
      <text:p text:style-name="P299">- Кто? Имя!</text:p>
      <text:p text:style-name="P299"><text:span text:style-name="T771">- Ты</text:span> всё равно не знает.</text:p>
      <text:p text:style-name="P299">- Нет, скажи!</text:p>
      <text:p text:style-name="P299">- Вобщем, одна Светка.</text:p>
      <text:p text:style-name="P299">- Где живёт?</text:p>
      <text:p text:style-name="P299">- Возле цыганского посёлка.</text:p>
      <text:p text:style-name="P299">- Ты врёшь!</text:p>
      <text:p text:style-name="P299">- Я не вру.</text:p>
      <text:p text:style-name="P300">Я прикуриваю вторую сигарету от первой. Как в итальянских чёрно-белых фильмах.</text:p>
      <text:p text:style-name="P300">Мне совсем не хочется курить. Сигарета горька и противна. Даже подташнивает.</text:p>
      <text:p text:style-name="P300">Докурив до половины, я сдался.</text:p>
      <text:p text:style-name="P300">Я сдался обеим — я не смог докурить сигарету, я не смог порвать с Ольгой.</text:p>
      <text:p text:style-name="P300">На следующей неделе она мне объявила, что снова беременна и у неё нет тех таблеток.</text:p>
      <text:p text:style-name="P300"/>
      <text:p text:style-name="P300">Я позвал родителей в сарай, потому что нам надо поговорить.</text:p>
      <text:p text:style-name="P300">Они зашли туда притихшие — такого ещё никогда не бывало.</text:p>
      <text:p text:style-name="P300">Я сел на стул под окном в изголовьи кровати. Мама осталась стоять, только опёрлась о кроватную спинку. Отец тоже стоял положив руку на длинный ящик-верстак вдоль второй стены. И я объявил, что женюсь на Ольге.</text:p>
      <text:p text:style-name="P300">- Как женишься?- спросила мама.</text:p>
      <text:p text:style-name="P300">- Как благородный человек, я должен жениться,- ответил я.</text:p>
      <text:p text:style-name="P300">Родители переглянулись. Отец молча дёрнул головой. Мама так же молча повздыхала.</text:p>
      <text:p text:style-name="P300">Они сели на кровать и стали обсуждать в деталях, как будет жениться благородный человек.</text:p>
      <text:p text:style-name="P299"/>
      <text:p text:style-name="P300">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300">В Конотопе был такой салон, но в нём ничего не было кроме двух манекенов — жениха и невесты.</text:p>
      <text:p text:style-name="P300">Пришлось ехать в Киев.</text:p>
      <text:p text:style-name="P300">Лёха Кузько поехал с нами. Он уже прошёл через такое, когда женился на Татьяне, и знал места.</text:p>
      <text:p text:style-name="P1082">Кольцо Ольги было пожелтее, а у меня пошире и гранённое, словно мелкая чешуйка.</text:p>
      <text:p text:style-name="P1082">Ещё купили мне туфли, а ей белое шёлковое мини-платье с пупырышками, и фату.</text:p>
      <text:p text:style-name="P1082"/>
      <text:p text:style-name="P1083">В августе мы расписались в Лунатике. Зал торжеств там тоже на втором этаже, но в противоположном крыле от танцзала.</text:p>
      <text:p text:style-name="P1083">В ДК мы приехали на такси.</text:p>
      <text:p text:style-name="P1083">На входе в зал нас встретили электромузыкой ребята «халтурщики». </text:p>
      <text:p text:style-name="P1083">Гитарист с глубоким давним шрамом на щеке был мне знаком. Он сделал круглые глаза и пожал плечами. </text:p>
      <text:p text:style-name="P1083">А, плевать; всё равно с футболом у меня никогда не получалось...</text:p>
      <text:p text:style-name="P1083">Женщина в тёмном платье, очках и перманентной завивке зачитала нам с Ольгой права и обязанности молодой семьи — ячейки общества.</text:p>
      <text:p text:style-name="P1083"><text:soft-page-break/>Мы подписали бланк. Лёха с<text:span text:style-name="T772">о Свет</text:span>ой тоже.</text:p>
      <text:p text:style-name="P1083"><text:span text:style-name="T79"><text:tab/><text:tab/><text:tab/>Вот и всё — конец мечтам..</text:span>.</text:p>
      <text:p text:style-name="P1083">Лабухи заиграли марш Мендельсона и мастер, из фотоателье через дорогу, сфотографировал нас аппаратом на треножнике.</text:p>
      <text:p text:style-name="P1083">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083">Ольга получилась хорошо, только лицо недовольно грустное. </text:p>
      <text:p text:style-name="P1083">Наверное, она не хотела связывать себя всего в шестнадцать лет.</text:p>
      <text:p text:style-name="P1083"/>
      <text:p text:style-name="P1083">На свадьбе у нас играли «Орфеи». Бесплатно, разумеется.</text:p>
      <text:p text:style-name="P1083">Жульку заперли в будке, а в кругу, что он вытоптал за всю свою собачью жизнь на цепи, поставили инструменты и аппаратуру.</text:p>
      <text:p text:style-name="P1083">Вдоль сараев, параллельно штабелю искрошенного кирпича, стоял длинный стол под сенью вековых американских клёнов.</text:p>
      <text:p text:style-name="P1083">Мы с Ольгой сидели спиной ко двору Турковых, на длинном меху чёрного овчинного полушубка отца, которым застелили наши стулья.</text:p>
      <text:p text:style-name="P1083">Вокруг стола сидели Архипенки, дядя Вадя с женой, Ольгина мать со старшей дочерью, тётя Нина с дядей Колей, ещё какие-то родственники <text:span text:style-name="T772">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084">Гуляли допоздна при свете пары электролампочек на клёнах.</text:p>
      <text:p text:style-name="P1084">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084">Короче, нормальная поселковая свадьба получилась.</text:p>
      <text:p text:style-name="P1084">Уже заполночь мы с Ольгой удалились в супружескую опочивальню в своём сарае.</text:p>
      <text:p text:style-name="P1084">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084">Знал бы — замок на двери повесил.</text:p>
      <text:p text:style-name="P1084">Бабина в магнитофоне оказалась перекрученной, а у меня ж там стояло на песне с французской эротикой. Попробуй теперь найди.</text:p>
      <text:p text:style-name="P1084">Пришлось поставить с самого начала бабины. Но когда мы кончили, оказалось, что и бабина кончилась — не заметил когда там ахала Брижит Бардо.</text:p>
      <text:p text:style-name="P1084">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1084"/>
      <text:p text:style-name="P1084">Медовый месяц совпал с моим отпуском на заводе.</text:p>
      <text:p text:style-name="P1084">Наша первая супружеская размолвка случилась на <text:span text:style-name="T773">третий день.</text:span></text:p>
      <text:p text:style-name="P1085">Я сидел во дворе, разбирал ноты какого-то испанского гитарного этюда. Она прошла из хаты в сарай и позвала меня.</text:p>
      <text:p text:style-name="P1085">Я ещё минуты две подёргал струны и пришёл.</text:p>
      <text:p text:style-name="P1085">Она заплакала, что она мне не нужна и я не обращаю на неё внимания. Так разве с жёнами обращаются?</text:p>
      <text:p text:style-name="P1085">Пришлось заглаживать вину единственным известным мне способом.</text:p>
      <text:p text:style-name="P1085">Хоть и не понял — в чём вина?</text:p>
      <text:p text:style-name="P1085"/>
      <text:p text:style-name="P1085">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085">Впрочем, возможно я и теперь чего-то не так понял.</text:p>
      <text:p text:style-name="P1085"><text:soft-page-break/></text:p>
      <text:p text:style-name="P1085">Моего отца она покорила фаршированной луком и рисом рыбой по рецепту приморского города.</text:p>
      <text:p text:style-name="P1085">Мне тоже очень понравилось. Жаль редко она её готовила.</text:p>
      <text:p text:style-name="P1085"/>
      <text:p text:style-name="P1085">Лёха Кузько принёс благую весть — мы будем играть в ДК завода КЭМЗ, он договорился.</text:p>
      <text:p text:style-name="P1085">Я обрадовался; если не играешь — это не жизнь.</text:p>
      <text:p text:style-name="P1085">И к тому же, когда мы с Ольгой ходили к «шпицам» на танцы и там на площадке вспыхивала драка, я боялся за её живот, хоть его и не было ещё видно.</text:p>
      <text:p text:style-name="P1085"/>
      <text:p text:style-name="P1085">На танцы в КЭМЗ приходила толпа из далёких от Лунатика районов. Хоть «шпицы» и лучше нас, но после их танцев <text:s text:c="2"/>трамвая не дождёшься.</text:p>
      <text:p text:style-name="P1086">Но некоторые хлопцы с Посёлка приезжают вк нам в ДК КЭМЗ.</text:p>
      <text:p text:style-name="P1086">Люди любят вливаться в толпу.</text:p>
      <text:p text:style-name="P1085">Владю и Чубу забрали в армию, на бас-гитаре теперь Сур, сосед Чубы, ещё десятиклассник.</text:p>
      <text:p text:style-name="P1085">С нами стал петь загребельский хлопец Фофик, <text:span text:style-name="T774">его коронный номер песня Макаревича:</text:span></text:p>
      <text:p text:style-name="P1085"><text:span text:style-name="T79"><text:tab/><text:tab/><text:tab/></text:span><text:span text:style-name="T91">Я пью до дна за тех, кто в море..</text:span><text:span text:style-name="T774">.</text:span></text:p>
      <text:p text:style-name="P1086">и ещё про американского лётчика сбитого в небе над Вьетнамом:</text:p>
      <text:p text:style-name="P1086"><text:span text:style-name="T79"><text:tab/><text:tab/><text:tab/>Мой «фантом», как пуля быстрый..</text:span>.</text:p>
      <text:p text:style-name="P1086"/>
      <text:p text:style-name="P1086">Только недавно я узнал, что это переделка «Секретного агента Мэла Тормé. Ещё из 50-х.</text:p>
      <text:p text:style-name="P1086">Всё же в музыке они нас всегда обгоняли.</text:p>
      <text:p text:style-name="P1086"/>
      <text:p text:style-name="P1086">Однажды ночью Ольга полезла с поцелуями к моему члену, но я крикнул:</text:p>
      <text:p text:style-name="P1086">- Мне не нужна жена вафлистка!</text:p>
      <text:p text:style-name="P1086">Она отдёрнулась, а я тут же пожалел о своей дурости. <text:span text:style-name="T1024">Идиот!! </text:span>Зачем? Ведь так же хорошо было!</text:p>
      <text:p text:style-name="P1086">Влился в толпу тупых бурсаков.</text:p>
      <text:p text:style-name="P1086">Когда в сарае стало слишком холодно, мы перешли на кушетку в кухне.</text:p>
      <text:p text:style-name="P1086">На ночь я плотно закрывал двустворчатую дверь между кухней и комнатой, где спали родители и мои брат с сестрой.</text:p>
      <text:p text:style-name="P1086">Не потому, что мы каждую ночь занимались любовью, а чтобы они там не знали в какую ночь мы это делаем.</text:p>
      <text:p text:style-name="P1086">На танцах в КЭМЗе Ольга редко танцевала — слишком большой живот, а вокруг прыгают <text:span text:style-name="T1024">и </text:span>не смотрят куда.</text:p>
      <text:p text:style-name="P1086">Её светло-коричневая мини-дублёнка <text:s text:c="2"/>тоже стала застёгиваться с трудом.</text:p>
      <text:p text:style-name="P1086">Однажды ночью она начала плакать, что я её совсем разлюбил такую. Но это неправда, мне её было жалко и хотелось защитить от всего.</text:p>
      <text:p text:style-name="P1087">Она плакала, пока не заставила меня заняться с ней любовью. И было хорошо, только приходилось очень осторожничать, чтоб никак животу не повредить.</text:p>
      <text:p text:style-name="P1087"/>
      <text:p text:style-name="P1087">Через четыре дня Ольга родила мою первую дочь — Елену.</text:p>
      <text:p text:style-name="P704"><text:tab/><text:tab/><text:tab/><text:tab/></text:p>
      <text:p text:style-name="P1087">Дети цветы жизни, пока не распищатся...</text:p>
      <text:p text:style-name="P704"><text:tab/><text:tab/><text:tab/><text:tab/>Нашу Ленку-мордочку</text:p>
      <text:p text:style-name="P704"><text:tab/><text:tab/><text:tab/><text:tab/>Выброшу я в форточку,</text:p>
      <text:p text:style-name="P1087"><text:span text:style-name="T79"><text:tab/><text:tab/><text:tab/><text:tab/>Чтоб она не плакала..</text:span>.</text:p>
      <text:p text:style-name="P1087">Маленькие груди Ольги оказались весьма млекообильными. <text:s/>После кормления приходилось даже сдаивать в стакан излишки.</text:p>
      <text:p text:style-name="P1087">Ну, конечно же, она добилась, чтобы я попробовал.</text:p>
      <text:p text:style-name="P1087">О вкусах не спорят, но что эти младенцы в нём нашли? Пастеризованное и то лучше.</text:p>
      <text:p text:style-name="P1087"/>
      <text:p text:style-name="P1087"><text:soft-page-break/>Тётя Нина сказала, что ребёнка надо обязательно окрестить.</text:p>
      <text:p text:style-name="P1087">Мы понесли Ленку в какую-то хату в районе двенадцатой школы. Во дворе было много народу.</text:p>
      <text:p text:style-name="P1087">Вобщем, церковь, но без креста — типа, подпольная.</text:p>
      <text:p text:style-name="P1087">Внутри тоже — хата хатой, только мебели нет.</text:p>
      <text:p text:style-name="P1087">Ребёнка вынули из конверта, наскоро смочили, чтоб заревела и выдали крестик.</text:p>
      <text:p text:style-name="P1087"/>
      <text:p text:style-name="P1087">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087">Все сразу проголосовали «за», но посочувствовали, что я не исключён и у меня ещё десять лет будут вычитать из зарплаты комсомольские взносы.</text:p>
      <text:p text:style-name="P1087">Позже я узнал, что поп-креститель каждый месяц должен сдавать списки посетителей его хаты. Вот те и подпольщик.</text:p>
      <text:p text:style-name="P1087">А в феврале я проштрафился ещё больше.</text:p>
      <text:p text:style-name="P1087">Лёха ехал в город Коросте<text:span text:style-name="T775">н</text:span>ь, привезти электрогитары для КЭМЗа.</text:p>
      <text:p text:style-name="P1087">Я тоже хотел с ним поехать, но когда начал отпрашиваться в цеху, <text:span text:style-name="T776">мне сказали подождать начальника.</text:span></text:p>
      <text:p text:style-name="P1088">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088">Тут меня зло взяло и я ушёл, всё равно ещё не переодевался. А Лёха, оказывается, уже уехал.</text:p>
      <text:p text:style-name="P1088">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088"/>
      <text:p text:style-name="P1088"><text:span text:style-name="T79"><text:tab/><text:tab/>Вы лучше лес рубите на гробы — в прорыв идут штрафные батальоны.</text:span>..</text:p>
      <text:p text:style-name="P1088"/>
      <text:p text:style-name="P1088">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088">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088">Короче, лучше Кузнечного места не найти, если занимаешься вокалом. Ори — сколько влезет, никто тебя не слышит. Вот и я — сам себя не слышу, но ору:</text:p>
      <text:p text:style-name="P1088"><text:tab/><text:tab/><text:tab/><text:span text:style-name="T79">О, мами,</text:span></text:p>
      <text:p text:style-name="P705"><text:s text:c="2"/><text:tab/><text:tab/><text:tab/>О, мами-мами блу,</text:p>
      <text:p text:style-name="P1088"><text:span text:style-name="T79"><text:tab/><text:tab/><text:tab/>О мами блу.</text:span>..</text:p>
      <text:p text:style-name="P1088">Но это я ору, пока Боря узнаёт сколько чего на сегодня.</text:p>
      <text:p text:style-name="P1088">Боря — мой напарник, его тоже перевели в подсобники за нарушение трудовой дисциплины, а сам он кузнец из Кузнечного.</text:p>
      <text:p text:style-name="P1088">Ему лет за тридцать, светловолосый, невысокий. И не скажешь, что кузнец. Залетел за пьянку.</text:p>
      <text:p text:style-name="P1088">Наша работа — загружать болванки в печи.</text:p>
      <text:p text:style-name="P1088">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088">Болванки, конечно, неподъёмные, поэтому тут есть тельферный кран.</text:p>
      <text:p text:style-name="P1089">Я их цепляю захватом-клещами, а Боря орудует кнопками пульта, что висит с крана, и переправляет их на вагонетку.</text:p>
      <text:p text:style-name="P1089">Там я их направляю и придерживаю, пока расстегнётся захват.</text:p>
      <text:p text:style-name="P1089">Так загружаем несколько рядов. В зависимости от длины, а значит и веса болванок, потому <text:soft-page-break/>что вагонетку по узко проложенным рельсам нам же и толкать.</text:p>
      <text:p text:style-name="P1089">Мы выталкиваем её в основной корпус на поворотный круг. Он похож на крышку канализационного люка, но он подвижный.</text:p>
      <text:p text:style-name="P1089">Мы проворачиваем на нём нашу вагонетку на 90 градусов и катим дальше по рельсам узкоколейки до нужной печи.</text:p>
      <text:p text:style-name="P1089">Самое трудное — сдвинуть вагонетку с места; тут приходится упираться рогом, а когда начнёт потихоньку двигаться, то всё — ты наша!</text:p>
      <text:p text:style-name="P1089">Перед жерлом печи — полка.</text:p>
      <text:p text:style-name="P1089">Прикрывая лицо от огненного жара изнутри, Боря ставит на неё трубу-ролик, шириной в полметра.</text:p>
      <text:p text:style-name="P1089">На ролик мы взваливаем продолговатую лопату с приподнятыми бортиками, чтобы болванки не скатывались по сторонам.</text:p>
      <text:p text:style-name="P1089">Рукоять лопаты длиной метров пять. Она не из железа, а стальная, сечением шесть на четыре сантиметра.</text:p>
      <text:p text:style-name="P1089">Заканчивается рукоять поперечиной, за которую могут ухватить двое рабочих — по одному с каждой стороны от рукояти.</text:p>
      <text:p text:style-name="P1089">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089">Он отгоняет тельфер обратно к вагонетке, подходит ко мне и мы ухватываем каждый свою половину поперечины.</text:p>
      <text:p text:style-name="P1089">- И!..</text:p>
      <text:p text:style-name="P1089">Мы толкаем лопату по ролику на три-четыре широких шага.</text:p>
      <text:p text:style-name="P1090">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090">Вот почему Боря работает в брезентовом фартуке кузнеца, а я дожигаю свой когда-то любимый красный свитер.</text:p>
      <text:p text:style-name="P1090">Защитно вскинув плечи, мы вытаскиваем лопату обратно на ролик и Боря идёт за следующей болванкой.</text:p>
      <text:p text:style-name="P1090"><text:tab/><text:tab/><text:tab/><text:span text:style-name="T79">Туда-сюда... обратно...</text:span></text:p>
      <text:p text:style-name="P1090"><text:span text:style-name="T79"><text:tab/><text:tab/><text:tab/>А как оно приятно!.</text:span>.</text:p>
      <text:p text:style-name="P1090">Потом мы гоним порожнюю вагонетку за новой партией болванок.</text:p>
      <text:p text:style-name="P1090">В печи их тоже надо укладывать слоями и рядами, иначе не поместятся.</text:p>
      <text:p text:style-name="P1090">Чем больше загружено, тем короче пробежки с лопатой.</text:p>
      <text:p text:style-name="P1090">Я не сразу освоил синхронный прыжок и Боря крыл меня неслышным в грохоте и гуле матом.</text:p>
      <text:p text:style-name="P1090">Недолетевшая до нужного места болванка будет делать мозги при загрузке остальных.</text:p>
      <text:p text:style-name="P1090">Но навык <text:s/>гитариста помог мне уловить ритм.</text:p>
      <text:p text:style-name="P1090">Боря немногословен. У меня с вентилятором больше общения. Дуэтом.</text:p>
      <text:p text:style-name="P1090">Но однажды Боря прокричал мне в самое ухо:</text:p>
      <text:p text:style-name="P1090">-Сегодня загрузили сорок тонн!</text:p>
      <text:p text:style-name="P1090">Он улыбался. Трудовая победа. Фигня — пустые слова. Просто мы сделали это.</text:p>
      <text:p text:style-name="P1090">Работаем мы в две смены — во вторую и в третью, а в первую наши болванки достают из печей на наковальни.</text:p>
      <text:p text:style-name="P1090">А в день получки я глазам своим не поверил — у меня за месяц сто двадцать рублей!</text:p>
      <text:p text:style-name="P1090">«...на нижеоплачиваемую должность...»</text:p>
      <text:p text:style-name="P1090"><text:tab/><text:tab/><text:tab/><text:span text:style-name="T79">- Ha-ha, Mr. Lebedev!</text:span></text:p>
      <text:p text:style-name="P1090"><text:span text:style-name="T79"><text:tab/><text:tab/><text:tab/>- Ha-ha, Mr. Heath!</text:span>..</text:p>
      <text:p text:style-name="P1091">А кузнецам кассирка вообще по три нераспечатанные пачки выдавала! Три сотни, плюс там ещё рублями.</text:p>
      <text:p text:style-name="P1091">Да, Боря! Пить надо меньше.</text:p>
      <text:p text:style-name="P1090"/>
      <text:p text:style-name="P706"><text:soft-page-break/><text:tab/><text:tab/><text:tab/>Туда-сюда... обратно...</text:p>
      <text:p text:style-name="P1090"><text:span text:style-name="T79"><text:tab/><text:tab/><text:tab/>А как оно приятно!.</text:span>.</text:p>
      <text:p text:style-name="P1091">Всегда проклинал, проклинаю и буду проклинать ту ночь, когда я испустил тот вопль тупого бурсака.</text:p>
      <text:p text:style-name="P1091">Слово — не воробей... Сказанного не воротишь...</text:p>
      <text:p text:style-name="P1091">А Ольге хотелось чего-то ещё...</text:p>
      <text:p text:style-name="P1091">Один раз, когда я бросал болванки в её печь, она начала требовать:</text:p>
      <text:p text:style-name="P1091">- Скажи!.. что!.. ты сейчас!.. делаешь?..</text:p>
      <text:p text:style-name="P1091">- Я с тобой!.. занимаюсь!.. любовью!..</text:p>
      <text:p text:style-name="P1091">- Не так скажи!..</text:p>
      <text:p text:style-name="P1091">- Я!.. люблю!.. тебя!..</text:p>
      <text:p text:style-name="P1091">- Не!.. так!...</text:p>
      <text:p text:style-name="P1091">- А!.. как?..</text:p>
      <text:p text:style-name="P1091">- Сам!.. знаешь!..</text:p>
      <text:p text:style-name="P1091">И я начал выстанывать:</text:p>
      <text:p text:style-name="P1091">- Я!.. е!.. бу!.. тебя!..</text:p>
      <text:p text:style-name="P1091">- А!..</text:p>
      <text:p text:style-name="P1091">- Я!.. тебя!.. е!.. бу!.. </text:p>
      <text:p text:style-name="P1091">- О!..</text:p>
      <text:p text:style-name="P1091">Тёмная кухня. Ребёнок спит. Что она <text:span text:style-name="T763">ещё </text:span>понимает...</text:p>
      <text:p text:style-name="P1091"/>
      <text:p text:style-name="P1091">В другой раз из темноты:</text:p>
      <text:p text:style-name="P1091">- Ударь меня!</text:p>
      <text:p text:style-name="P1091">- Ты чё?</text:p>
      <text:p text:style-name="P1091">- Нет, ударь меня!</text:p>
      <text:p text:style-name="P1091">Заставила, шлёпнул слегка по щеке.</text:p>
      <text:p text:style-name="P1091">- Не так! Ударь сильно!</text:p>
      <text:p text:style-name="P1091">Всё равно не отстанет. Ударил звучнее. <text:span text:style-name="T777">Лежит, п</text:span>лачет.</text:p>
      <text:p text:style-name="P1091">- Ты чё?</text:p>
      <text:p text:style-name="P1091"><text:span text:style-name="T777"><text:s/>П</text:span>лачет.</text:p>
      <text:p text:style-name="P1091">Пришлось утешать единственным известным мне способом. И было хорошо.</text:p>
      <text:p text:style-name="P1091">Потом лежу думаю. Зачем ей это?</text:p>
      <text:p text:style-name="P1091">Пощёчина за проступок? Ничего за ней такого не знаю.</text:p>
      <text:p text:style-name="P1091">До меня? Без меня? Вместо?..</text:p>
      <text:p text:style-name="P1091"/>
      <text:p text:style-name="P1091">Есть мысли, которые лучше не начинать думать, а если уж начал, то лучше до конца не додумывать...</text:p>
      <text:p text:style-name="P1091">В конце мая истёк срок моего наказания и я получил повестку явиться двадцать седьмого числа для призыва в армию.</text:p>
      <text:p text:style-name="P1091"/>
      <text:p text:style-name="P1091">И снова было застолье во дворе, потому что на Посёлке проводы в армию почти что свадьба.</text:p>
      <text:p text:style-name="P1091">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091">Наутро меня проводили до двухэтажного Дома глухонемых на проспекте Мира.</text:p>
      <text:p text:style-name="P1092">Там было много призывников в кепках и ещё больше провожающих.</text:p>
      <text:p text:style-name="P1092">Толик Архипенко всех заверял, что у меня всё будет хорошо. Ольга плакала.</text:p>
      <text:p text:style-name="P1092">Призывников посадили в два больших автобуса, те было тронулись, но выйдя на проспект снова остановились — кого-то не хватало.</text:p>
      <text:p text:style-name="P1092">Мы вышли на обочину.</text:p>
      <text:p text:style-name="P1092">Провожающие ломанулись через дорогу. Ольга добежала первой.</text:p>
      <text:p text:style-name="P1092">Она целовала меня мягкими мокрыми губами и прижималась мягкой грудью без лифчика, <text:soft-page-break/>под залитой слезами кофточкой <text:span text:style-name="T778">в полоску </text:span>с коротким рукавом.</text:p>
      <text:p text:style-name="P1092">Тут подвезли нехватку. Нам опять сказали сесть в автобус.</text:p>
      <text:p text:style-name="P1092"><text:s/><text:span text:style-name="T763">З</text:span>авёлся <text:span text:style-name="T763">м</text:span>отор. </text:p>
      <text:p text:style-name="P301">Дверь захлопнулась и <text:span text:style-name="T73">автобус повёз делать</text:span> <text:span text:style-name="T73">из меня </text:span>защитник<text:span text:style-name="T73">а</text:span> родины и настоящ<text:span text:style-name="T73">его</text:span> мужчин<text:span text:style-name="T73">у</text:span>.</text:p>
      <text:p text:style-name="P301"/>
      <text:p text:style-name="P701"><text:tab/><text:tab/><text:tab/><text:span text:style-name="T722">Отшлифуем плац ногами,</text:span></text:p>
      <text:p text:style-name="P702"><text:tab/><text:tab/><text:tab/>Он как новый заблестит</text:p>
      <text:p text:style-name="P702"><text:tab/><text:tab/><text:tab/>У солдат в груди широкой</text:p>
      <text:p text:style-name="P1057"><text:span text:style-name="T79"><text:tab/><text:tab/><text:tab/>Сердце бравое стучит..</text:span>.</text:p>
      <text:p text:style-name="P1057"><text:tab/><text:tab/><text:tab/><text:tab/><text:tab/>(на муз. «Розпрягайте, хлопцi коней...)<text:tab/><text:tab/><text:tab/></text:p>
      <text:p text:style-name="P1057">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723">нестроевой </text:span>службе в строительных войсках.</text:p>
      <text:p text:style-name="P1057">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057">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057">У меня постепенно зарождалось подозрение, что пропажа — дело рук Валика Назаренко из Кролевца.</text:p>
      <text:p text:style-name="P1057">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057">Кто откажет молодому пареньку, которого везут хоть не в тюремном, но запертом вагоне?</text:p>
      <text:p text:style-name="P1057">Когда мы отъезжали, Валик делал умный вид и сам себе задавал вопрос:</text:p>
      <text:p text:style-name="P1057">- Кому бы ещё написать?</text:p>
      <text:p text:style-name="P1057">И сам же отвечал:</text:p>
      <text:p text:style-name="P1057">- А! Знаю!</text:p>
      <text:p text:style-name="P1057">И он писал ещё открытку или две, что едет служить в армию и уже проехал Ростов.</text:p>
      <text:p text:style-name="P1057">Потом он зачитывал свои произведения в нашем плацкартном купе. Все они были одинаковы и одинаково кончались «с приветом, Валик».</text:p>
      <text:p text:style-name="P1057">В какой-то момент, я предложил ему хотя бы в некоторых менять слова местами, для разнообразия, чтоб получилось «Валик с приветом».</text:p>
      <text:p text:style-name="P1057">Все дружно рассмеялись, но хорошо смеётся тот, кто смеётся последним, а мне, в одном носке, было не до смеха.</text:p>
      <text:p text:style-name="P1057">Похоже, мой каламбурчик прибумеранжился обратно, и моя туфля не доехала до Ставрополя.</text:p>
      <text:p text:style-name="P1057">Сволочь рыжая ответила шуткой за шутку. Однако, не пойман — не шутник.</text:p>
      <text:p text:style-name="P1057">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24">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058">Грузовики свернули в ворота, а шоссе потянулось дальше между леском и забором, который кончался ещё через сто метров.</text:p>
      <text:p text:style-name="P1058"/>
      <text:p text:style-name="P1058">Перед бане у нас спросили: будут ли желающие отослать свою гражданскую одежду домой.</text:p>
      <text:p text:style-name="P1058">Таких не оказалось. Все шли в армию в бросовых одеждах, которые и сбросили на траву у крыльца бани.</text:p>
      <text:p text:style-name="P1058">Только в столовой ростовского сборно-распределительного пункта я видел призывника в костюме и галстуке.</text:p>
      <text:p text:style-name="P1058"><text:soft-page-break/>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058">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1058">Вот он и сидел в расслабленном на толстой шее галстуке, не замечая сочувственных взглядов, не зная что будет там, куда отвезут.</text:p>
      <text:p text:style-name="P1058">В одиннадцатом ВСО имелся необходимый минимум для жизни множества людей в одном месте.</text:p>
      <text:p text:style-name="P1058">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059">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1059">Ещё глубже — <text:s/>здание бани, кочегарки и швейно-сапожной мастерской.</text:p>
      <text:p text:style-name="P1059">Напротив входа в столовую — плац из корявого бетона, а за ним ещё один барак-казарма. </text:p>
      <text:p text:style-name="P1059">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059"><text:span text:style-name="T725">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060">За плацем влево — два ряда крепких сараев, это вещевые и пищевые склады, а если прямо — три высокие бокса для автомобилей.</text:p>
      <text:p text:style-name="P1060">Позади складов, немного на отшибе, <text:s/>в углу прямоугольной территории части, приземистое строение свинарника.</text:p>
      <text:p text:style-name="P1060">Ах, да, ещё у ворот, напротив проходной с гауптвахтой, тесная коробка военного магазинчика.</text:p>
      <text:p text:style-name="P1060">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060">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26">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1060">Но всего этого я ещё не знал, выходя из бани в новоодетом х/б обмундировании и в кирзовых сапогах <text:span text:style-name="T726">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61">Опять-таки, зимой портянки без носков теплее, чем портянки поверх носков, хотя оба способа не уберегают от обморожения пальцев в сапогах.</text:p>
      <text:p text:style-name="P1060"/>
      <text:p text:style-name="P1062">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059"/>
      <text:p text:style-name="P1062">Нас завели в клуб части со сценой без занавеса и рядами деревянных кресел с фанерными спинками <text:span text:style-name="T727">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61"><text:soft-page-break/>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61">Раз за разом повторялись одни и те же укоманды:</text:p>
      <text:p text:style-name="P1061">- Взвод построиться!</text:p>
      <text:p text:style-name="P1061">- Разойдись!</text:p>
      <text:p text:style-name="P1061">Хотелось есть, но утешала мысль, что нескольких из нас уже послали в столовую приготовить столы к обеду. И, наконец-то:</text:p>
      <text:p text:style-name="P1061">- Построиться на обед!</text:p>
      <text:p text:style-name="P1061">- Шагом... арш!</text:p>
      <text:p text:style-name="P1063">В отличие от клуба, в который подымаешься по крыльцу из трёх ступеней, в столовую нужно спускаться на столько же.</text:p>
      <text:p text:style-name="P1063">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063">Гладко шлифованный бетонный пол придавал помещению невнятную гулкость.</text:p>
      <text:p text:style-name="P1063">Вдоль всей левой стены тянулись две ступени к трём окнам из других помещений с широким, обитым крашеной жестью, подоконником. </text:p>
      <text:p text:style-name="P1063">Слева, самое маленькое — хлеборезка с квадратной дверц<text:span text:style-name="T728">ей</text:span>-ставенк<text:span text:style-name="T728">ой</text:span>; затем длинное окно кухни, <text:span text:style-name="T728">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064">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064"><text:s/>Расставленные на столах миски пошарпанной белой эмали отмечают места посадки на лавках. <text:span text:style-name="T729">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065">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065">Борщ был красный и горячий. Его разливали по мискам черпаком, из кастрюли принесённой от окна раздатки.</text:p>
      <text:p text:style-name="P1065">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065">Если внимательно присмотреться к мелкому узору голенища кирзовых сапог, начинаешь <text:s/>понимать до чего точно прозвана армейская каша.</text:p>
      <text:p text:style-name="P1065">Каша была жидкая и тоже горячая.</text:p>
      <text:p text:style-name="P1065">Компот разлитый по кружкам из алюминиевых чайников был не таким горячим, но тоже жидким.</text:p>
      <text:p text:style-name="P1065">Вокруг стоял вокзально-колодезный шум и гам.</text:p>
      <text:p text:style-name="P1065">Поев, орудия насыщения нужно самому отнести к окну посудомойки и разложить их в соответствующие стопки или кучи. <text:span text:style-name="T730">По мере их накопления <text:s/>посудомойщик сам сбросит в какое-то из корыт, куда бьёт струя горячей воды из крана.</text:span></text:p>
      <text:p text:style-name="P1066">Теперь можно покинуть столовую и идти к казарме «учебки», чтоб не пропустить следующую команду на построение.</text:p>
      <text:p text:style-name="P1066">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text:soft-page-break/>оказавшихся за твоим столом.</text:p>
      <text:p text:style-name="P1066">Кусок масла может быть уменьшен подошедшим к столу солдатом-старослужащим. Так же как и количество кускового сахара для чая.</text:p>
      <text:p text:style-name="P1066">Рацион неприхотливый, но выжить можно.</text:p>
      <text:p text:style-name="P1066">Под осень он ещё более упрощается: на первое — вода с капустой, на второе — капуста без воды, на третье — вода без капусты.</text:p>
      <text:p text:style-name="P1066">Однако, в кирзухе иногда плавают кусочки сала, ведь при части есть свинарник; но ничего кроме сала.</text:p>
      <text:p text:style-name="P1066">А по праздникам к чаю давали белые булочки-пышки.</text:p>
      <text:p text:style-name="P1066"/>
      <text:p text:style-name="P1066">Первое время я не мог есть солдатской пищи.</text:p>
      <text:p text:style-name="P1066">Не то, чтобы брезговал, а просто, <text:span text:style-name="T731">как ни старался,</text:span> не получалось запихивать в себя всё это. Застревало в горле.</text:p>
      <text:p text:style-name="P1066">В один из обедов, сидевший за столом солдат более старшего призыва, глядя на мои <text:span text:style-name="T731">старательные </text:span>муки, засмеялся и сказал:</text:p>
      <text:p text:style-name="P1066">- Ничего! Втянешься — будешь хáвать всё подряд.</text:p>
      <text:p text:style-name="P1066">Он оказался прав. Всё дело в том, что в стройбате не едят, а «хавают». </text:p>
      <text:p text:style-name="P1066">- <text:span text:style-name="T732">Рота пошла хавать — догоняй!</text:span></text:p>
      <text:p text:style-name="P1066">- <text:span text:style-name="T732">А что сегодня хавать дают?</text:span></text:p>
      <text:p text:style-name="P1067">Как только я перестал есть и начал хавать — всё встало на свои места. Иногда даже брал добавку.</text:p>
      <text:p text:style-name="P1067">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067">- Пошёл на …, салабон!</text:p>
      <text:p text:style-name="P1067">Не потому, что он генетический мизантроп, а просто его тоже шугали и шпыняли, когда он был салагой.</text:p>
      <text:p text:style-name="P1067">Хотя, может и не послать — исключения везде бывают...</text:p>
      <text:p text:style-name="P1067"/>
      <text:p text:style-name="P1067">За два года срочной службы солдат подымается по иерархической лестнице.</text:p>
      <text:p text:style-name="P1067">Первые шесть месяцев он — салага, молодой, салабон. </text:p>
      <text:p text:style-name="P1067">Следующие полгода, когда придут новые молодые, он становится «черпаком».</text:p>
      <text:p text:style-name="P1067">Год службы позади, после тебя пришли ещё два призыва и ты уже — <text:s/>«фазан». </text:p>
      <text:p text:style-name="P1067">Последние полгода над тобою нет старослужащих, ты сам — «дед».</text:p>
      <text:p text:style-name="P1067">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067"/>
      <text:p text:style-name="P1068">Терминология иерархии не столь уж и иероглифична.</text:p>
      <text:p text:style-name="P1068">«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067"/>
      <text:p text:style-name="P1069">Чтобы пройти эту лестницу, надо прожить два года.</text:p>
      <text:p text:style-name="P1069">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1069">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069">Солдаты на нижних ступенях лестницы пробуют пришпорить время с помощью карточек-<text:soft-page-break/>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069">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069">Для календарного иглопрокалывания необходим дисциплинированный ум и недюжинная сила воли. </text:p>
      <text:p text:style-name="P1069">Ни у одного фазана такого календарика я не видел. Вечность, она кого угодно образумит и смирит любую гордыню.</text:p>
      <text:p text:style-name="P1069"/>
      <text:p text:style-name="P1070">Первый день службы закончился заполночь — нас тренировали ложиться спать и подыматься после сна за сорок пять секунд.</text:p>
      <text:p text:style-name="P1070">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070">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070">А как не толкаться? Ширина межкубричного прохода определяется шириной стоящей в конце него тумбочки.</text:p>
      <text:p text:style-name="P1070">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070">Если в проходе есть койка деда, тумбочка безраздельно — его, это не обсуждается. Фазан может поделиться самой нижней полкой, но не всякий.</text:p>
      <text:p text:style-name="P1070">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070">Решать проблемы через офицеров — вредно для здоровья. <text:span text:style-name="T733">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1070"/>
      <text:p text:style-name="P1071">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071">Найдя искомое к чему придраться, они командуют общий «подъём!» и тренировка начинается <text:s/>сначала.</text:p>
      <text:p text:style-name="P1071">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34">Её далёкий свет не помеха, можно закрыть глаза и...</text:span></text:p>
      <text:p text:style-name="P1071">- <text:span text:style-name="T734">Учебка, подъём!!!</text:span></text:p>
      <text:p text:style-name="P1072">Что? За что? О, чёрт, это — утро! А ночь когда?</text:p>
      <text:p text:style-name="P1072">Я же говорил, время в армии — это сука паскудная!</text:p>
      <text:p text:style-name="P1072">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79">ф</text:span><text:span text:style-name="T242">ел</text:span><text:span text:style-name="T118">и́ </text:span><text:span text:style-name="T116">атендр</text:span><text:span text:style-name="T118">э́ <text:s/></text:span><text:span text:style-name="T132">за задержку.</text:span></text:p>
      <text:p text:style-name="P1072"/>
      <text:p text:style-name="P1072">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1072">- Его величество — король!</text:p>
      <text:p text:style-name="P1072"><text:soft-page-break/>И вот однажды, в Лувре, приближается очередной по номеру Людовик <text:s/>к двери ведущей в общий зал, а глашатая не видно.</text:p>
      <text:p text:style-name="P1072">Может, какой-то беспорядок в своём обмундировании поправлял. <text:s/>А как войти без траханья, если ты король?</text:p>
      <text:p text:style-name="P1072">Но в последний момент, откуда ни возьмись, ввернулся придворный с палкой в дверной проём и, как положено по уставу — бац!</text:p>
      <text:p text:style-name="P1072">- Его величество — король!</text:p>
      <text:p text:style-name="P1072">Вобщем, королю даже маршировать на месте не пришлось, но он, входя, служителя по-королевски, эдак, пожурил:</text:p>
      <text:p text:style-name="P1066">- <text:span text:style-name="T89">Ж</text:span><text:span text:style-name="T734">е</text:span><text:span text:style-name="T118">и́ </text:span><text:span text:style-name="T734"><text:s/></text:span><text:span text:style-name="T89">ф</text:span><text:span text:style-name="T244">ел</text:span><text:span text:style-name="T118">и́ </text:span><text:span text:style-name="T119">атендр</text:span><text:span text:style-name="T118">э́.</text:span></text:p>
      <text:p text:style-name="P1066"><text:span text:style-name="T133">В переводе с французского это значит «мне чуть было не пришлось ждать».</text:span><text:span text:style-name="T118"> </text:span></text:p>
      <text:p text:style-name="P297"><text:span text:style-name="T115">Н</text:span><text:span text:style-name="T114">о дед-повар по другому переведёт:</text:span></text:p>
      <text:p text:style-name="P336">-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97"><text:span text:style-name="T114">И сержанту нечем крыть такой </text:span><text:span text:style-name="T119">фел</text:span><text:span text:style-name="T118">и́ </text:span><text:span text:style-name="T119">атендр</text:span><text:span text:style-name="T118">э́, </text:span><text:span text:style-name="T114">потому что он хоть и не «петух», но пока ещё «фазан».</text:span></text:p>
      <text:p text:style-name="P297"/>
      <text:p text:style-name="P336">Какое отношение имеют короли к стройбату? <text:s/>Самое что ни на есть прямое.</text:p>
      <text:p text:style-name="P336">Неофициально, военно-строительные отряды Советского Союза именовались «королевскими войсками».</text:p>
      <text:p text:style-name="P336">Смекаешь?</text:p>
      <text:p text:style-name="P336">Идём дальше.</text:p>
      <text:p text:style-name="P336"/>
      <text:p text:style-name="P336">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337">Звёздочка — очень важная деталь. Именно она определяет где у пилотки зад, а где перед.</text:p>
      <text:p text:style-name="P337">Исходя из своей формы, пилотка не в состоянии покрыть уши солдата.</text:p>
      <text:p text:style-name="P337">При сильном ветре или дожде можно отвернуть пилоткины лацканы и натянуть на череп, но это придаёт военнослужащему вид гопника в <text:s/>колпаке <text:span text:style-name="T735">типа «гандон»</text:span>.</text:p>
      <text:p text:style-name="P338">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381"><text:s/>Предполагалось, что данный выкрутас придаст ему вид Наполеона в треуголке, но в целом всё смотрелось как долбоёб и <text:s/>сбоку звёздочка.</text:p>
      <text:p text:style-name="P337"/>
      <text:p text:style-name="P339"><text:s/><text:span text:style-name="T736">Г</text:span>олов<text:span text:style-name="T736">у</text:span> военн<text:span text:style-name="T736">ого</text:span> строител<text:span text:style-name="T736">я могла </text:span><text:s/>также украша<text:span text:style-name="T736">ть ф</text:span>уражк<text:span text:style-name="T736">а</text:span>, но, <text:span text:style-name="T736">по уставу,</text:span> <text:s/><text:span text:style-name="T736">та</text:span> сопровожда<text:span text:style-name="T736">ла</text:span>сь кителем и брюками поверх тупорыло уставной обуви из чёрной кожи. </text:p>
      <text:p text:style-name="P339">Это, <text:span text:style-name="T736">кратко именуемая</text:span> называ<text:span text:style-name="T736">ется</text:span> «парадкой» <text:span text:style-name="T737">—</text:span> парадн<text:span text:style-name="T736">ая</text:span> форм<text:span text:style-name="T736">а</text:span>, с чёрными погонами на плечах. <text:s/>Чёрный всегда в моде.</text:p>
      <text:p text:style-name="P339">Чёрные <text:s/>петлицы на воротнике кителя украшали миниатюрные эмблемы военных строителей из жёлтого сплава. <text:span text:style-name="T738">Эта же эмблема повторялась в нарукавном шевроне без металлических примесей.</text:span></text:p>
      <text:p text:style-name="P463">Краткое Геральдическое Истолкование Эмблемы</text:p>
      <text:p text:style-name="P340"/>
      <text:p text:style-name="P337">«<text:span text:style-name="T738">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341">Из-под кителя виднелась рубашка цвета хаки и галстук более тёмного хаки с белой резинкой от трусов, которая пряталась под воротник рубашки и <text:span text:style-name="T736">скрытно</text:span> держала галстук.</text:p>
      <text:p text:style-name="P341"/>
      <text:p text:style-name="P341">Но вернёмся к «повседневке» <text:span text:style-name="T737">— </text:span>повседневной форме, которая начиналась пилоткой.</text:p>
      <text:p text:style-name="P341">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42"><text:soft-page-break/><text:s/>От <text:s/>отложного воротничка и до низа <text:span text:style-name="T737">— </text:span>полы заканчиваются на середине ляжек <text:span text:style-name="T737">— </text:span>курточка застёгивается пуговицами из лёгкой пластмассы с барельефом <text:s/>звезды и скрещённых серпа и молота у неё в центре.</text:p>
      <text:p text:style-name="P342">В широких манжетах рукавов <text:span text:style-name="T737">—</text:span> <text:s/>более мелкие, а в остальном такие же пуговицами.</text:p>
      <text:p text:style-name="P343">В полах, чуть ниже пояса, прямые карманы, не накладные, но с клапанами, чтобы песок не засыпался.</text:p>
      <text:p text:style-name="P342">Под левым бортом курточки, на уровне сердца, внутренний карман из холстины цвета хаки.</text:p>
      <text:p text:style-name="P344">Штаны повседневки — образец прагматичности.</text:p>
      <text:p text:style-name="P344">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44">Внизу труб-штанин имелись также штрипки, но их просто обрезали, чтобы не делали мозги и не натирали ноги.</text:p>
      <text:p text:style-name="P344"/>
      <text:p text:style-name="P344">Зимою головным убором являлась шапка-ушанка из серого искусственного меха.</text:p>
      <text:p text:style-name="P344">Наличие шнурков на длинных отворотах позволяет носить шапку-ушанку четырьмя способами:</text:p>
      <text:p text:style-name="P344">1) «уши вверх» <text:s/>— в виде венца царя Соломона;</text:p>
      <text:p text:style-name="P344">2) «уши под затылком» <text:s/>— в виде затаившегося кролика;</text:p>
      <text:p text:style-name="P344">3) «уши распущены» <text:s/>— типа, гордо реет буревестник;</text:p>
      <text:p text:style-name="P344">4) «уши под подбородком» <text:s/>— типа, партнёр для спарринга.</text:p>
      <text:p text:style-name="P344"/>
      <text:p text:style-name="P344">Поверх повседневки зимой одевалась <text:span text:style-name="T739">ф</text:span>уфайка длиной чуть ниже пояса.</text:p>
      <text:p text:style-name="P344">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45">Вместо фуфайки мог быть бушлат, превосходящий фуфайку по многим параметрам.</text:p>
      <text:p text:style-name="P345">Во-первых, в нём ваты вдвое больше и, значит, он теплее.</text:p>
      <text:p text:style-name="P345">Во-вторых, длиной он доходит до середины ляжек, прикрывая пах и ягодицы от изуверств зимней непогоды.</text:p>
      <text:p text:style-name="P345"/>
      <text:p text:style-name="P345">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45">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45"/>
      <text:p text:style-name="P345">Вот, вкратце, как одевался военный строитель, он же стройбатовец.</text:p>
      <text:p text:style-name="P345"/>
      <text:p text:style-name="P345">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45">Впоследствии, когда мы их износили и они стали раритетом, «фазаны» кипятком ссали <text:span text:style-name="T740">чтоб раздобыть себе такую, непохожую на всех.</text:span></text:p>
      <text:p text:style-name="P345"/>
      <text:p text:style-name="P346">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46"/>
      <text:p text:style-name="P346">Входом в барак-казарму служила пристройка-тамбур по центру длинной боковой стены.</text:p>
      <text:p text:style-name="P346">Тамбур — это прихожая три на три метра вымощенная крупной серой плиткой, в которой окон больше, чем стен.</text:p>
      <text:p text:style-name="P346">Снаружи перед дверью брошена арматурная решётка в рамке из 45-миллиметрового уголка <text:soft-page-break/>— оскребать грязь с сапог. Под решёткой — неглубокая бетонированная яма, чтоб грязи было куда сваливаться.</text:p>
      <text:p text:style-name="P346">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46">В центре беседки снова <text:span text:style-name="T741">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47">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47">Ничего не забыл?</text:p>
      <text:p text:style-name="P347">Ах, да! Ещё трава по сторонам асфальтной дорожки.</text:p>
      <text:p text:style-name="P347"/>
      <text:p text:style-name="P347">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47"/>
      <text:p text:style-name="P347">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47">Нам показали листки с типографским текстом и её чёрно-белым изображением — найти среди травы похожих на картинку и — искоренить. Обезвредить <text:span text:style-name="T742">распространяющего </text:span>аллерги<text:span text:style-name="T742">ю</text:span> <text:span text:style-name="T742">преступника.</text:span></text:p>
      <text:p text:style-name="P348">Это хорошее задание, потому что сержанты куда-то исчезают на часок и можно не спеша знакомиться.</text:p>
      <text:p text:style-name="P348">Из Конотопа, например, только я один, зато много земляков из Сумской области — Бурынь, Кролевец, Шостка.</text:p>
      <text:p text:style-name="P348">Вообще, весь наш майский призыв с Украины, но днепропетровцев привезли раньше нас. Они уже прошли учебку и распределены по ротам.</text:p>
      <text:p text:style-name="P348">Пользуясь отсутствием сержантов, некоторые из них прокрались в беседку у тамбура — выуживают из круглой ямы <text:span text:style-name="T743">окурки</text:span> покрупнее, что мы побросали туда при команде на построение.</text:p>
      <text:p text:style-name="P348">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48"/>
      <text:p text:style-name="P348">В новоодёванном обмундировании неудобно отрабатывать «отбой-подъём», пуговицы туго пролазят в петли. </text:p>
      <text:p text:style-name="P348">По совету Вити Стреляного, я расширил петли ручкой алюминиевой ложки в столовой и — <text:span text:style-name="T743">стали</text:span> влетать как миленькие.</text:p>
      <text:p text:style-name="P348"/>
      <text:p text:style-name="P349">Ближайшая цель строевой подготовки — показать себя на построении в день присяги.</text:p>
      <text:p text:style-name="P349">В «учебке» нас три взвода, а строевая песня — одна.</text:p>
      <text:p text:style-name="P465"><text:tab/><text:tab/><text:tab/>Через две,</text:p>
      <text:p text:style-name="P465"><text:tab/><text:tab/><text:tab/>Через две весны,</text:p>
      <text:p text:style-name="P465"><text:tab/><text:tab/><text:tab/>Через две,</text:p>
      <text:p text:style-name="P465"><text:tab/><text:tab/><text:tab/>Через две зимы — </text:p>
      <text:p text:style-name="P465"><text:tab/><text:tab/><text:tab/>Отслужу, как надо,</text:p>
      <text:p text:style-name="P349"><text:span text:style-name="T79"><text:tab/><text:tab/><text:tab/>И — вернусь..</text:span>.</text:p>
      <text:p text:style-name="P349">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49">А вслед за ними притопывали мы — третий взвод — и орали про третью пару зим и вёсен, и в этом чувствовался явный перебор.</text:p>
      <text:p text:style-name="P349">Даже в строю новобранцев раздавались сдержанные смешки; сержанты двух первых взводов смеялись в открытую, а наш нервничал.</text:p>
      <text:p text:style-name="P349">Когда я сказал ему, что могу приготовить другую песню, только мне нужна бумага и чем <text:soft-page-break/>писать, он не сразу понял о чём речь, но затем отпустил с плаца — заняться творчеством на благо взвода. <text:span text:style-name="T744">Бумагу и ручку взять у дежурного по роте.</text:span></text:p>
      <text:p text:style-name="P349"/>
      <text:p text:style-name="P350">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50">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50">Эти трое — дежурный и два дневальных — называются «нарядом» и они заступают в наряд на одни сутки, а потом их сменит другой наряд.</text:p>
      <text:p text:style-name="P350"/>
      <text:p text:style-name="P350">Дежурны<text:span text:style-name="T745">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45">плакатная</text:span> <text:s/>голов<text:span text:style-name="T745">а</text:span> <text:span text:style-name="T745">В</text:span>ождя <text:span text:style-name="T745">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351">Музыка к песне проблем не составляла — все знали популярную </text:p>
      <text:p text:style-name="P351"><text:tab/><text:tab/><text:tab/><text:span text:style-name="T79">Маруся, раз-два-три,</text:span></text:p>
      <text:p text:style-name="P466"><text:tab/><text:tab/><text:tab/>Калина,</text:p>
      <text:p text:style-name="P351"><text:span text:style-name="T79"><text:tab/><text:tab/><text:tab/>Чорнявая дивчына..</text:span>.</text:p>
      <text:p text:style-name="P351">Но не всем было известно, что это переделка из другой песни «Розпрягайте, хлопцi, коней...»,</text:p>
      <text:p text:style-name="P351"><text:s/>так что ей уже не привыкать:</text:p>
      <text:p text:style-name="P351"><text:tab/><text:tab/><text:tab/><text:span text:style-name="T79">Мы громче всех споём</text:span></text:p>
      <text:p text:style-name="P466"><text:tab/><text:tab/><text:tab/>И строевым лучше всех пройдём — </text:p>
      <text:p text:style-name="P466"><text:tab/><text:tab/><text:tab/>Во-о-от</text:p>
      <text:p text:style-name="P466"><text:tab/><text:tab/><text:tab/>Идёт</text:p>
      <text:p text:style-name="P466"><text:tab/><text:tab/><text:tab/>Наш третий</text:p>
      <text:p text:style-name="P351"><text:span text:style-name="T79"><text:tab/><text:tab/><text:tab/>Взвод..</text:span>.</text:p>
      <text:p text:style-name="P351">Сидя над листом бумаги, я вертел ручку в пальцах и подбирал в уме слова, подгонял их так и эдак. </text:p>
      <text:p text:style-name="P351">И бытовка вокруг меня, и запах хэбэ от моей гимнастёрки, и <text:span text:style-name="T746">стёртая </text:span>прав<text:span text:style-name="T747">ым</text:span> <text:span text:style-name="T746">сапогом кожа</text:span> <text:s text:c="2"/>отступили на второй план. Я был в самовольной отлучке из армии.</text:p>
      <text:p text:style-name="P351">Да, мы разучили и спели её.</text:p>
      <text:p text:style-name="P351"/>
      <text:p text:style-name="P351">В конце дня <text:span text:style-name="T746">выдалась минута по</text:span>кури<text:span text:style-name="T746">ть</text:span> в беседке и вокруг неё.</text:p>
      <text:p text:style-name="P351"><text:s/>Мимо проходил старшина четвёртой роты — мужик лет сорока с добродушным круглым лицом и круглым пузом.</text:p>
      <text:p text:style-name="P351">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748">отряде</text:span> оставался лишь дежурный по части. <text:span text:style-name="T748">Остальных офицеров, старшин и прапорщиков, а также две пары женщин из бухгалтерии в штабе части, везли в Ставрополь.</text:span></text:p>
      <text:p text:style-name="P352">Один из нас, по имени Ваня, видя гуманное расположение старшего по званию, заискивающе улыбнулся и спросил:</text:p>
      <text:p text:style-name="P352">- Товарищ старшина, а меня могут за это комиссовать?</text:p>
      <text:p text:style-name="P352">Он набычился и упёр указательный палец в широкий шрам на своём темени, окружённый щетиной обритых волос.</text:p>
      <text:p text:style-name="P352">- Чё, нашёл чем <text:s/>от армии закосить? - сказал старшина. - А хý. ты угадал!</text:p>
      <text:p text:style-name="P352">И он отечески-увещевательно хлопнул Ваню по спине широкой ладонью.</text:p>
      <text:p text:style-name="P352">От звучного шлепка Ваня прогнулся в обратную сторону и болезненно скривил рот:</text:p>
      <text:p text:style-name="P352">- Ой!</text:p>
      <text:p text:style-name="P352">Солдаты с готовностью засмеялись шутке старшины.</text:p>
      <text:p text:style-name="P352"><text:soft-page-break/></text:p>
      <text:p text:style-name="P352">А тактические занятия мне даже понравились.</text:p>
      <text:p text:style-name="P352">Все три взвода «учебки» построили в одну колонну и вывели за территорию части.</text:p>
      <text:p text:style-name="P352">Сержанты объяснили, что «вспышка» <text:s text:c="2"/>— <text:s/>это ядерный взрыв и нужно залечь головой в его направлении.</text:p>
      <text:p text:style-name="P352">Последовала команда «бегом марш!» и, когда вся колонна перешла на нестройную рысцу, один из сержантов крикнул:</text:p>
      <text:p text:style-name="P352">- Вспышка справа!</text:p>
      <text:p text:style-name="P352">С оживлёнными вскриками мы вразнобой повалились на траву. <text:s/>Это повторилось несколько раз.</text:p>
      <text:p text:style-name="P352"/>
      <text:p text:style-name="P352">Когда мы стали «дедами» и <text:s text:c="2"/>мои <text:s/>сопризывник<text:span text:style-name="T749">и вспоминали эти «вспышка слева! вспышка справа!» как одно из мытарств «молодой» службы, я их не понимал.</text:span></text:p>
      <text:p text:style-name="P352"><text:span text:style-name="T749">Не понимаю до сих пор. Бегать по летнему полю, кувыркаться в зелёной</text:span> <text:span text:style-name="T749">траве, когда есть на то силы и охота — это ж в кайф!</text:span></text:p>
      <text:p text:style-name="P352"><text:tab/><text:tab/><text:tab/><text:span text:style-name="T90">Как молоды мы были,</text:span></text:p>
      <text:p text:style-name="P352"><text:span text:style-name="T79"><text:tab/><text:tab/><text:tab/></text:span><text:span text:style-name="T90">Как молоды мы были..</text:span><text:span text:style-name="T749">.</text:span></text:p>
      <text:p text:style-name="P350"/>
      <text:p text:style-name="P353">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353">Нет, никакого автоматического, либо какого-нибудь иного оружия мы при этом не держали.</text:p>
      <text:p text:style-name="P353">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353">Позади стола, лицом к нам, стояли два офицера.</text:p>
      <text:p text:style-name="P353">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353">Напоследок лейтенант спросил нет ли у кого-нибудь из нас медицинского образования.</text:p>
      <text:p text:style-name="P353">После общей небольшой заминки из строя вышел молодой солдат и сказал, что он помогал фельдшеру в медпункте своего села.</text:p>
      <text:p text:style-name="P353">Его оставили в четвёртой роте, как и трёх профессиональных водителей.</text:p>
      <text:p text:style-name="P353">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354">Потом нам зачитали кому где служить. </text:p>
      <text:p text:style-name="P354">Я попал в первую роту — роту каменщиков. </text:p>
      <text:p text:style-name="P354">Вторая и третья — штукатуры. Четвёртая — шофера и что-то ещё.</text:p>
      <text:p text:style-name="P354">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354"/>
      <text:p text:style-name="P354">В природе нет ничего более отвратительного по своему звучанию, чем команда дневального «рота! подъём!» <text:s text:c="2"/></text:p>
      <text:p text:style-name="P354">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354">- Рё-о-т-я-а! Пад-ё<text:span text:style-name="T750">оо</text:span>м!</text:p>
      <text:p text:style-name="P354">Око за око. Ухо за ухо.</text:p>
      <text:p text:style-name="P354"/>
      <text:p text:style-name="P354">После первой ночи в казарме первой роты из моих личных вещей в тумбочке кубрика осталась только начатая пачка лезвий «Нева» за 25 коп.</text:p>
      <text:p text:style-name="P354"><text:soft-page-break/>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354"><text:span text:style-name="T746">Мне</text:span> вспомнил<text:span text:style-name="T746">ись</text:span> днепропетровц<text:span text:style-name="T746">ы</text:span>, <text:span text:style-name="T746">стрелявшие</text:span> бычки в яме беседки.</text:p>
      <text:p text:style-name="P354">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355">Над каждым из десяти очок кто-то сидел и над каждым сидящим стояла очередь из пары ожидающих и даже к мочестоку не сразу-то доступишься.</text:p>
      <text:p text:style-name="P356">Шёл шумный обмен новостями о происшествиях минувшего дня.</text:p>
      <text:p text:style-name="P356">- Он чё — готовый был?</text:p>
      <text:p text:style-name="P356">- Сам знаешь.</text:p>
      <text:p text:style-name="P356">- Поймали?</text:p>
      <text:p text:style-name="P356">- А <text:s text:c="2"/>хýй его знает. Ищут.</text:p>
      <text:p text:style-name="P356">- <text:span text:style-name="T751">Поймают.</text:span></text:p>
      <text:p text:style-name="P356">- <text:span text:style-name="T751">Сам знаешь.</text:span></text:p>
      <text:p text:style-name="P356">У кранов умывальника те же происшествия, но в подробностях.</text:p>
      <text:p text:style-name="P356">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356">Без чего-то восемь к проходной подъезжает «козёл» ком<text:span text:style-name="T747">бата</text:span> <text:span text:style-name="T751">и маленький автобус с офицерами и бухгалтершами.</text:span></text:p>
      <text:p text:style-name="P357">Ком<text:span text:style-name="T747">бат</text:span>, замполит и начальник штаба <text:span text:style-name="T752">выходят на середину плаца</text:span>, бухгалтерши позади барака-<text:span text:style-name="T752">казармы</text:span> третьей роты направляются к четвёртой: половина того барака — <text:s/>это штаб части.</text:p>
      <text:p text:style-name="P357">Начинается развод.</text:p>
      <text:p text:style-name="P358">Дежурный по части докладывает командованию, что здесь происшествий не было.</text:p>
      <text:p text:style-name="P358">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358">Начальник штаба объявляет меру наказания — десять суток ареста.</text:p>
      <text:p text:style-name="P358">Седовласый ком<text:span text:style-name="T747">бат</text:span>, водя по сторонам широкими стёклами очков в роговой оправе, начинает обличительную речь.</text:p>
      <text:p text:style-name="P358">О чём речь — понять невозможно, потому что он маразматик и с половины начатого предложения сбивается на следующее, но тоже до половины.</text:p>
      <text:p text:style-name="P359">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359">Наконец, замполит говорит заорáторившемуся полковнику, что хватит уже. Тот договаривает ещё пару матюков и утихает.</text:p>
      <text:p text:style-name="P359">Дежурный по части сдаёт дежурство следующему, <text:s text:c="2"/>заступают в наряд <text:span text:style-name="T753">новые </text:span>дежурные по рота<text:span text:style-name="T753">м</text:span>, нарушители дисциплины бредут к проходной; там их запрут на «губу» <text:span text:style-name="T752">— </text:span>в <text:span text:style-name="T753">тёмной</text:span> комнатушк<text:span text:style-name="T753">е</text:span> без окон, но с нарами.</text:p>
      <text:p text:style-name="P359">Начальник штаба командует отправляться к месту работ.</text:p>
      <text:p text:style-name="P359">Мы шагаем к воротам, за которыми нас уже ждут грузовики.</text:p>
      <text:p text:style-name="P359">Ком<text:span text:style-name="T747">бат</text:span> всполошился <text:span text:style-name="T752">— </text:span>он вспомнил что ещё хотел сказать, когда говорил.</text:p>
      <text:p text:style-name="P359">А вот хуя тебе, муд<text:span text:style-name="T754">озвон</text:span>!</text:p>
      <text:p text:style-name="P360">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361">Ну, всё. </text:p>
      <text:p text:style-name="P361">Отъехала проходная, побежали столбики кирпичного забора. Поворот вправо и мы едем вдоль лесочка к городу.</text:p>
      <text:p text:style-name="P361">Ничего, что сидеть не на чем; мы держимся за борта и друг за друга. Мы в город едем!</text:p>
      <text:p text:style-name="P361">Вобщем-то, это оказалось окраиной и возле нашего объекта ещё угадываются останки лесополосы.</text:p>
      <text:p text:style-name="P361">Девятиэтажный жилой дом из двух секций. <text:s/>Кладка белым силикатным кирпичом выведена <text:soft-page-break/>уже до пятого этажа.</text:p>
      <text:p text:style-name="P361">Командир нашего отделения-бригады приказывает складывать на поддоны кирпич из наваленной самосвалами кучи.</text:p>
      <text:p text:style-name="P382">Поддон — это четыре толстые доски по метр двадцать прибитые к двум поперечным брусьям по девяносто сантиметров длиной, которые служат поддону ножками, чтобы заводить под него стальные тросы строп башенного крана.</text:p>
      <text:p text:style-name="P361">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361">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361">Мелкорослы Гриша Дорфман печально смотрит в свои ладони.</text:p>
      <text:p text:style-name="P361">Кроме того, белую пыль трудно стряхнуть с наших хэбэ и сапогов, а спецовок нам не выдавали.</text:p>
      <text:p text:style-name="P361">Тот же грузовик везёт нас обратно в часть на обед. Прохожие на тротуарах ходят без строя и им нет дела до стройбатовцев в грузовике.</text:p>
      <text:p text:style-name="P362">На выезде из города, где от трассы отделяется шоссе к нашей части, стоит группы зданий промышленного вида.</text:p>
      <text:p text:style-name="P362">Ребята нашей бригады-отделения начинают вопить и махать в ту сторону, как футбольные болельщики, когда их команда выходит на поле.</text:p>
      <text:p text:style-name="P362">Витя Стреляный нехотя поясняет, что там — зона.</text:p>
      <text:p text:style-name="P362">Понятно — солидарность.</text:p>
      <text:p text:style-name="P362">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362">Комбат, в моменты просветления от своего хронического маразматизма, ухитряется выдавать чёткие определения:</text:p>
      <text:p text:style-name="P362">- Сброд калек и зэков, ёб вашу мать, блядь!</text:p>
      <text:p text:style-name="P362"/>
      <text:p text:style-name="P362">С работы нас привозят уже в сумерках.</text:p>
      <text:p text:style-name="P362">Вечернюю проверку после ужина проводит командир роты, капитан Писак.</text:p>
      <text:p text:style-name="P362">Рота построилась в две шеренги в обе стороны от тумбочки на входе в казарму.</text:p>
      <text:p text:style-name="P362">«Молодые» <text:s/>— таков закон — в первом ряду.</text:p>
      <text:p text:style-name="P362">Стоя лицом к строю, Писак читает фамилии в списке и, не подымая головы, вслушивается в:</text:p>
      <text:p text:style-name="P362">-Я!</text:p>
      <text:p text:style-name="P362">- Я!</text:p>
      <text:p text:style-name="P362">- Я!</text:p>
      <text:p text:style-name="P362">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363">И — всё, его фотографическая память запомнила тебя на два года вперёд и спустя месяц, вместо:</text:p>
      <text:p text:style-name="P363">- Как фамилия, рядовой?</text:p>
      <text:p text:style-name="P363">Он скажет:</text:p>
      <text:p text:style-name="P363">- Рядовой Огольцов!</text:p>
      <text:p text:style-name="P363">- Да, товарищ капитан!</text:p>
      <text:p text:style-name="P363">- Блатуешь, рядовой Огольцов?</text:p>
      <text:p text:style-name="P363">- Никак нет, товарищ капитан!</text:p>
      <text:p text:style-name="P363">- А бляха почему на яйцах? Сержант Солопов!</text:p>
      <text:p text:style-name="P363">- Слушаю, товарищ капитан!</text:p>
      <text:p text:style-name="P363">- Рядовому Огольцову пять нарядов вне очереди.</text:p>
      <text:p text:style-name="P363">- Есть, товарищ капитан.</text:p>
      <text:p text:style-name="P363"><text:soft-page-break/>Ну, да, когда мы подходили к девятиэтажке я малость послабил ремень поверх гимнастёрки. Откуда мне было знать, что он выйдет из лесополосы?</text:p>
      <text:p text:style-name="P363"/>
      <text:p text:style-name="P363">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467"><text:tab/><text:tab/><text:tab/>Два солдата из стройбата</text:p>
      <text:p text:style-name="P363"><text:span text:style-name="T79"><text:tab/><text:tab/><text:tab/>Заменяют экскаватор..</text:span>.</text:p>
      <text:p text:style-name="P363">Двое прохожих по недалёкому тротуару до того впечатлились, что подошли и стали приглашать распить с ними бутылку вина.</text:p>
      <text:p text:style-name="P363">- Нет. Спасибо. Не могу.</text:p>
      <text:p text:style-name="P363">На вечерней проверке сержант поманил меня пальцем из строя — <text:s/>«на полы».</text:p>
      <text:p text:style-name="P363">«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363">Потом доложить дежурному по роте, чтоб он принял работу.</text:p>
      <text:p text:style-name="P363">Если примет, можно делать отбой и радоваться, что сегодня не послан «на полы» в столовую.</text:p>
      <text:p text:style-name="P363">И уснуть, едва голова упадёт на подушку, а через секунду:</text:p>
      <text:p text:style-name="P354">- Рё-о-т-я-а! Пад-ё<text:span text:style-name="T750">оо</text:span>м!</text:p>
      <text:p text:style-name="P364">Пять нарядов — пять «на полы».</text:p>
      <text:p text:style-name="P364">- Ваньку в психушку увезли.</text:p>
      <text:p text:style-name="P364">- Какого?</text:p>
      <text:p text:style-name="P364">- Сам знаешь. Шрам на голове.</text:p>
      <text:p text:style-name="P364">- За шо?</text:p>
      <text:p text:style-name="P364">- На подъёме не стал обуваться. Говорит — в сапоги мышь залезла.</text:p>
      <text:p text:style-name="P364">- Косит, или заёб в голову зашёл?</text:p>
      <text:p text:style-name="P364">- А хуй его знает. Там проверят.</text:p>
      <text:p text:style-name="P364"/>
      <text:p text:style-name="P364">Первый выходной день у нас был в августе. До этого с восьми до сумерек на объектах, а тут — целое воскресенье в части.</text:p>
      <text:p text:style-name="P364">«Молодые» постирали свои пропылённые хэбэ. Бродят по части в трусах, майках и кирзовых сапогах, как те фрицы в фильме «Один шанс из тысячи».</text:p>
      <text:p text:style-name="P364"/>
      <text:p text:style-name="P364">За время истёкшее до первого выходного наше отделение перестало приветствовать криком зону у развилки шоссе.</text:p>
      <text:p text:style-name="P364">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364">Рядовой Алимонов, он же Алимоша, научил меня докуривать стрельнутый у товарищей бычок «Примы» до трёх миллиметров от конца сигареты.</text:p>
      <text:p text:style-name="P364">А один раз нам выплатили получку.</text:p>
      <text:p text:style-name="P364">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755">всем известно, кого ни спроси, <text:s/>что рядовой Советской армии ежемесячно получает 3 руб. 80 коп. </text:span></text:p>
      <text:p text:style-name="P364"><text:span text:style-name="T755">Э</text:span>то <text:span text:style-name="T755">такая же</text:span> аксиома <text:span text:style-name="T755">как про Волгу и Каспийское море.</text:span></text:p>
      <text:p text:style-name="P365">Посреди лета, на вечерней проверке, замполит роты объявил, что моей жене, по её просьбе, послана справка, что я служу в армии.</text:p>
      <text:p text:style-name="P365">- <text:span text:style-name="T756">А я не знал, что </text:span>ты женатый, Голиков.</text:p>
      <text:p text:style-name="P365">- <text:span text:style-name="T756">А ты не спрашивал.</text:span></text:p>
      <text:p text:style-name="P365">Им-то некогда было в колониях для малолетних преступников.</text:p>
      <text:p text:style-name="P365"><text:soft-page-break/></text:p>
      <text:p text:style-name="P366">Ольга, Конотоп, завод, танцы — кажутся чем-то нереальным; из другой далёкой жизни.</text:p>
      <text:p text:style-name="P366">От неё приходят письма.</text:p>
      <text:p text:style-name="P366">«...а вечерами смотрю как девушки с парнями своими идут гулять а я всё одна и так обидно аж плачу...» </text:p>
      <text:p text:style-name="P366">Мама тоже письма пишет; брат с сестрой прислали по паре штук.</text:p>
      <text:p text:style-name="P366">Во внутреннем кармане на груди у меня уже плотненькая пачка их писем.</text:p>
      <text:p text:style-name="P366">Я не знаю что писать в ответ.</text:p>
      <text:p text:style-name="P366">«Здравствуй, получил твоё письмо, за которое большое спасибо...»</text:p>
      <text:p text:style-name="P366">А дальше?</text:p>
      <text:p text:style-name="P366">«... отслужу, как надо, и — вернусь...»?</text:p>
      <text:p text:style-name="P366">Ничего в голову не лезет, уже и думаю только матом.</text:p>
      <text:p text:style-name="P366">Вроде, близкие люди — роднее не бывает, а какая-то во мне отстранённость.</text:p>
      <text:p text:style-name="P366"/>
      <text:p text:style-name="P366">Как в тот раз, когда мы уже сидели в кузове грузовика под девятиэтажкой и дожидались кого-то из переодевающихся каменщиков.</text:p>
      <text:p text:style-name="P366">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366">Мы все сидели молча.</text:p>
      <text:p text:style-name="P366">Старослужащий начал смеяться — что за призыв такой с Украины — ни одного хохла!</text:p>
      <text:p text:style-name="P366">- Ладно, я — хохол, ну, и что?</text:p>
      <text:p text:style-name="P366">Только когда эти слова каким-то странным эхом вернулись в кузов от белеющей сквозь сумерки кирпичной стены, мне дошло, что <text:s/>я сказал это.</text:p>
      <text:p text:style-name="P366">Странно слышать себя со стороны, <text:span text:style-name="T757">если не ожидаешь. Какая-то самоотстранённость.</text:span></text:p>
      <text:p text:style-name="P367">Старослужащий заткнулся. И действительно — что дальше-то?</text:p>
      <text:p text:style-name="P367"/>
      <text:p text:style-name="P367">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367">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367"/>
      <text:p text:style-name="P367">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367">- А ты по какой ходил?</text:p>
      <text:p text:style-name="P367">- Статья шестьсот семнадцатая, часть вторая с отягчающими обстоятельствами.</text:p>
      <text:p text:style-name="P367">- Чё пиздишь? Такой статьи нету.</text:p>
      <text:p text:style-name="P367">- Недавно ввели — за людоедство.</text:p>
      <text:p text:style-name="P367"/>
      <text:p text:style-name="P367">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367">Опять-таки, не все одинаковы.</text:p>
      <text:p text:style-name="P367">У одного всего три слова на плече, неброским скромным шрифтом — «in vino veritas», с такой татуировкой можно и за доктора философии сойти. Латинист, <text:span text:style-name="T758">ебёна вошь.</text:span></text:p>
      <text:p text:style-name="P368">Имеются и свои табу. За татуировку не по чину — жестокая расправа. И со словом «вафли» тоже надо поосторожнее.</text:p>
      <text:p text:style-name="P368">Алимоша после той получки зашёл в магазинчик напротив проходной и, показав пальцем на пачку вафлей, сказал продавщице:</text:p>
      <text:p text:style-name="P368">- А дайте мне ото печенье в клеточку.</text:p>
      <text:p text:style-name="P368">Но его это не спасло.</text:p>
      <text:p text:style-name="P368">- Чё, Алимоша, на вафли потянуло?</text:p>
      <text:p text:style-name="P368"><text:soft-page-break/>- Да, пошёл ты...</text:p>
      <text:p text:style-name="P368"/>
      <text:p text:style-name="P368">А как не восхититься, <text:span text:style-name="T759">не прийти в умиление от незатейливо безыскусных, но таких поэтично</text:span> <text:s/><text:span text:style-name="T759"><text:s/></text:span>задорны<text:span text:style-name="T759">х</text:span> <text:s/>дуэл<text:span text:style-name="T759">ей</text:span> из <text:span text:style-name="T760">пересмешливых </text:span>лагерных двустиший?</text:p>
      <text:p text:style-name="P368"><text:tab/><text:tab/><text:tab/>- <text:span text:style-name="T79">Я ебал тебя в лесу,</text:span></text:p>
      <text:p text:style-name="P468"><text:tab/><text:tab/><text:tab/> <text:s/>Хочешь — справку принесу?.. </text:p>
      <text:p text:style-name="P468"/>
      <text:p text:style-name="P468"><text:tab/><text:tab/><text:tab/>- Я ебал тебя на пне — <text:s/></text:p>
      <text:p text:style-name="P468"><text:tab/><text:tab/><text:tab/> <text:s/>Вот и справочка при мне!..</text:p>
      <text:p text:style-name="P468"/>
      <text:p text:style-name="P468"><text:tab/><text:tab/><text:tab/>- Я ебал тебя в малине </text:p>
      <text:p text:style-name="P368"><text:span text:style-name="T79"><text:tab/><text:tab/><text:tab/> <text:s/>Вместе с справками твоими!</text:span>.. </text:p>
      <text:p text:style-name="P368">И победная завершающая точка:</text:p>
      <text:p text:style-name="P368"><text:tab/><text:tab/><text:tab/>- <text:span text:style-name="T79">Нечем крыть? Нет туза? </text:span></text:p>
      <text:p text:style-name="P368"><text:span text:style-name="T79"><text:tab/><text:tab/><text:tab/> <text:s/>На, вот — хуй, протри глаза!</text:span>..</text:p>
      <text:p text:style-name="P369"/>
      <text:p text:style-name="P369">Кроме игры слов случаются и практические шутки.</text:p>
      <text:p text:style-name="P369">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369">- А вот, если <text:s/>мне на темени зарубку сделать — стану я на хуй похожим?- спрашивает меня Витя.</text:p>
      <text:p text:style-name="P367">- <text:span text:style-name="T761">Витёк, ты и без зарубки похож.</text:span></text:p>
      <text:p text:style-name="P367">- <text:span text:style-name="T761">Будь другом, возьми меня за уши — сдрочи.</text:span></text:p>
      <text:p text:style-name="P369">Разве другу откажешь? Стиснув его уши дёргаю вверх-вниз.</text:p>
      <text:p text:style-name="P369">- Тьфу-тьфу-тьфу...</text:p>
      <text:p text:style-name="P369">Я не понял — белая слюна мелких плевков падает на грудь моей гимнастёрки...</text:p>
      <text:p text:style-name="P369">- Это я кончил,- поясняет он.</text:p>
      <text:p text:style-name="P369">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369"/>
      <text:p text:style-name="P370">Девятиэтажку кладут и ночью, под гирляндой из электролампочек над стеной.</text:p>
      <text:p text:style-name="P370">Из нашего призыва в ночной смене двое — долговязый солдат, который на гражданке работал каменщиком, да я.</text:p>
      <text:p text:style-name="P370">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370">В темноте за стеной вырисовывается кабинка башенного крана, а в ней неясное лицо кранового.</text:p>
      <text:p text:style-name="P370">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370">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370">Какая техника безопасности? Тут все свои.</text:p>
      <text:p text:style-name="P370">Снизу крановой подымает поддон кирпича, а на нём чайник.</text:p>
      <text:p text:style-name="P370"><text:soft-page-break/>Поддон приняли на линию между каменщиками и скомандовали крановому отвести стрелу. </text:p>
      <text:p text:style-name="P371">Один из крюков «паука» подцепил «молодого» каменщика за ремень на спине бушлата и поднял в воздух.</text:p>
      <text:p text:style-name="P371">Вознесение не слишком высокое — на метр, не более, потому что сразу поднялся свист и крики «майна».</text:p>
      <text:p text:style-name="P371">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371">- Харэ! Харэ!</text:p>
      <text:p text:style-name="P371">Что означает «хорош вам баловаться», хотя, возможно, это было и случайностью, потому что «старики» тоже кричали крановому «майна! вниз!» </text:p>
      <text:p text:style-name="P371">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469"><text:tab/><text:tab/><text:tab/>Нету лучшей красоты,</text:p>
      <text:p text:style-name="P371"><text:span text:style-name="T79"><text:tab/><text:tab/><text:tab/>Чем поссать с высоты..</text:span>.</text:p>
      <text:p text:style-name="P371">Он спрыгнул с угла и вернулся на линию — продолжать кладку.</text:p>
      <text:p text:style-name="P371"/>
      <text:p text:style-name="P371">Но не всегда всё обходилось...</text:p>
      <text:p text:style-name="P371">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371">Ну, и свалились оба в шахту.</text:p>
      <text:p text:style-name="P371">Благодаря закону ускорения тел в свободном падении, здоровяк первым достиг дна шахты и всмятку расшибся на куче строительного мусора.</text:p>
      <text:p text:style-name="P371">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371"/>
      <text:p text:style-name="P372">Раз в месяц на утреннем разводе нам зачитывали приказы о тех, или иных летальных исходах </text:p>
      <text:p text:style-name="P372">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367"/>
      <text:p text:style-name="P373">Всех «молодых» в начале службы нагружают, но наше отделение было самым «молодым» из «молодых».</text:p>
      <text:p text:style-name="P373">Так сложилась цепь неблагоприятных обстоятельств.</text:p>
      <text:p text:style-name="P373">Прапорщик, он же командир взвода, поймал сержанта, он же командир нашего отделения, с двумя бутылками вина из гастронома.</text:p>
      <text:p text:style-name="P373"/>
      <text:p text:style-name="P373">Что такое прапорщик? </text:p>
      <text:p text:style-name="P373">Это «дед», которому нравится блатовать — вона как молодые перед ним трепещут! <text:s/>— <text:s/>и который понимает, что после дембеля, на гражданке, он — никто.</text:p>
      <text:p text:style-name="P373">На гражданке другая иерархия.</text:p>
      <text:p text:style-name="P373">Вот почему такой «дед» остаётся на сверхсрочную службу.</text:p>
      <text:p text:style-name="P373">Четыре месяца школы прапорщиков и он приходит в ту же часть с одной звёздочкой на беспросветном погоне.</text:p>
      <text:p text:style-name="P373">Ходит в парадке, шугает всех, получает сто двадцать в месяц.</text:p>
      <text:p text:style-name="P373">Как не порадоваться за человека нашедшего своё место в жизни?</text:p>
      <text:p text:style-name="P373">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373">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373"><text:soft-page-break/>Короче, этот пацан, который даже и не «дед», а всего лишь прапор, решил устроить воспитательно-показательную ораторию.</text:p>
      <text:p text:style-name="P373">Мол, этот изменник <text:s/>родины покинул товарищей на трудовом посту, предательски ушёл в гастроном, но был пойман с поличным.</text:p>
      <text:p text:style-name="P374">Дотолкал прапор свою речугу до конца, а что дальше — не знает.</text:p>
      <text:p text:style-name="P374">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374">Так этот Песталоцци с одной звёздочкой начинает из себя кинозвезду строить:</text:p>
      <text:p text:style-name="P374">- Ты бросил товарищей ради вина! Ну, так пей!</text:p>
      <text:p text:style-name="P374">В жизни совсем другое кино.</text:p>
      <text:p text:style-name="P374">Вместо того, чтоб понурить голову, сержант её задрал и засадил бутылку с горлá — не отрываясь.</text:p>
      <text:p text:style-name="P374">Вторую не успел — прапорщик очнулся, подбежал и разбил её о щебень.</text:p>
      <text:p text:style-name="P374">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374">А как иначе? Чтоб он десять суток отлёживал бока на «губе» и даром хлеб ел? Не выйдет!</text:p>
      <text:p text:style-name="P374">Ведь, даже и без татуировки на лбу, все мы — рабы СССР.</text:p>
      <text:p text:style-name="P374"/>
      <text:p text:style-name="P335">Бригадиром нам поставили рядового «черпака» по фамилии Простомолóтов.</text:p>
      <text:p text:style-name="P335">- Зовите меня просто — Молотов.</text:p>
      <text:p text:style-name="P335">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335">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335">Всю ночь напролёт. До пяти утра.</text:p>
      <text:p text:style-name="P335">Правда, последний мешок, по частям, вынесли вёдрами на мусорку, присыпав очистками, чтоб дежурный по кухне не врубился. Типа, отходы.</text:p>
      <text:p text:style-name="P335">А потом как заведено развод и <text:s/>— на работу.</text:p>
      <text:p text:style-name="P335"/>
      <text:p text:style-name="P335">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335">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335">А внутри алебастр надо тоже перегонять в соседний отсек подвала, иначе всё не поместится.</text:p>
      <text:p text:style-name="P335">Не забуду синюшный цвет лица Васи из Бурыни в свете подвальной лампочки, когда он там заснул на алебастровом бархане.</text:p>
      <text:p text:style-name="P335"/>
      <text:p text:style-name="P335">Вобщем, <text:s/>Простомолóтов, права армейская поговорка:</text:p>
      <text:p text:style-name="P335">- Лучше иметь дочь проститутку, чем сына ефрейтора.</text:p>
      <text:p text:style-name="P335"/>
      <text:p text:style-name="P335">Приехал папа Гриши Дорфмана и переговорил с кем-то в штабе.</text:p>
      <text:p text:style-name="P335">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335">Пэша значит «полушерстяное обмундирование», <text:span text:style-name="T762">материал поплотнее хэбэ, цвета тёмной болотной тины — один из оттенков хаки.</text:span></text:p>
      <text:p text:style-name="P375">В пэша ходят аристократы срочной службы: водитель «козла» комбата, например, или <text:soft-page-break/>киномеханик, он же почтальон.</text:p>
      <text:p text:style-name="P375">Великое дело — иметь папу умеющего вести переговоры.</text:p>
      <text:p text:style-name="P375"/>
      <text:p text:style-name="P375">А Ванькá, всё-таки, комиссовали.</text:p>
      <text:p text:style-name="P375">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375">- Тикайте! Там — бомба!</text:p>
      <text:p text:style-name="P375">Люди шарахались.</text:p>
      <text:p text:style-name="P375">А когда прибыли в родную хату <text:s/>Ванькá, он спокойно <text:s/>проговорил:</text:p>
      <text:p text:style-name="P375">- Вот так, сержант, умные люди в армии служат.</text:p>
      <text:p text:style-name="P375"/>
      <text:p text:style-name="P375">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375">Гитара...</text:p>
      <text:p text:style-name="P375">Я стоял и слушал, хоть слушать было нечего — кто-то коряво пытался сыграть <text:s/>аккорды «Шыз-гары», но с ритмом не ладилось; он бил балалаечным боем.</text:p>
      <text:p text:style-name="P375">Я не выдержал и вернулся к входной двери в клуб. Она оказалась открытой.</text:p>
      <text:p text:style-name="P375">В конце зала, по бокам от окошечек кинобудки — две двери. Одна — настежь, звук гитары — оттуда.</text:p>
      <text:p text:style-name="P375">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375">Другой солдат, тоже в тапочках, напротив него; у стены на стуле.</text:p>
      <text:p text:style-name="P375">- Чё нада?!</text:p>
      <text:p text:style-name="P375">- Это вы Shocking Blue <text:span text:style-name="T754">сыграть хотите. Я могу показать.</text:span></text:p>
      <text:p text:style-name="P376">Они переглянулись.</text:p>
      <text:p text:style-name="P376">- Ну, покажи.</text:p>
      <text:p text:style-name="P335"/>
      <text:p text:style-name="P1033">Красота спасёт мир?</text:p>
      <text:p text:style-name="P1033">Ну, это ещё бабушка надвое сказала.</text:p>
      <text:p text:style-name="P1033">Уж больно расплывчатая это штука — красота.</text:p>
      <text:p text:style-name="P1033">Другое дело — музыка. Она способна творить конкретные чудеса. Наводить мосты. Отбрасывать лишнее.</text:p>
      <text:p text:style-name="P1033"/>
      <text:p text:style-name="P1033">Вместо «фазана» Замешкевича, «черпака» Рассолова и «салаги» Огольцова остались просто три парня, передающих гитару из рук в руки.</text:p>
      <text:p text:style-name="P1033">Через пару дней в жестяную обивку двери в комнату постучал изъеденными известковым раствором пальцами днепропетровский Саша Рудько.</text:p>
      <text:p text:style-name="P1033">Музыкант Александр Рудько.</text:p>
      <text:p text:style-name="P1033">Бас-гитарист. Работал в областной филармонии.</text:p>
      <text:p text:style-name="P1033">Так началось создание ВИА «Орион» в нашем военно-строительном отряде на аппаратуре и инструментах оставшихся от прежних призывов.</text:p>
      <text:p text:style-name="P1033">Ребята ходили в штаб, говорили с замполитом. Сашу Рудько назначили завклубом части.</text:p>
      <text:p text:style-name="P1033">Но он так и не завёл себе пэша и ночевал в казарме второй роты и стоял там на вечерних проверках.</text:p>
      <text:p text:style-name="P1033">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1033">У него был большой, припухший от постоянных насморков нос, и он картавил.</text:p>
      <text:p text:style-name="P1033">Но он был Музыкант.</text:p>
      <text:p text:style-name="P1033"/>
      <text:p text:style-name="P1033">А я начал вести двойную жизнь.</text:p>
      <text:p text:style-name="P1033">После ужина — в клуб до вечерней проверки.</text:p>
      <text:p text:style-name="P1033"><text:soft-page-break/>- <text:span text:style-name="T692">Разрешите стать в строй, товарищ старшина?</text:span></text:p>
      <text:p text:style-name="P1033">- <text:span text:style-name="T692">А ты чё опаздываешь, Огольцов?</text:span></text:p>
      <text:p text:style-name="P1033">- <text:span text:style-name="T692">Был в клубе.</text:span></text:p>
      <text:p text:style-name="P1033">-<text:span text:style-name="T692">И чем это вы, клубники, там занимаетесь?</text:span></text:p>
      <text:p text:style-name="P1034">В строю хаханьки в поддержку намёка.</text:p>
      <text:p text:style-name="P1034">- Занимаемся сольфеджио, товарищ старшина!</text:p>
      <text:p text:style-name="P1034">У старшины тупо застывает лицо. Он таких слов отродясь не слыхал. </text:p>
      <text:p text:style-name="P1034">В строю хаханьки погромче, но уже в обратном направлении.</text:p>
      <text:p text:style-name="P1034">- Замполит части в курсе, товарищ старшина.</text:p>
      <text:p text:style-name="P1034">- Встань в строй, саф... сажл... Ссука!</text:p>
      <text:p text:style-name="P1034"/>
      <text:p text:style-name="P1034">А в рабочее время я — <text:s/>как все.</text:p>
      <text:p text:style-name="P1034">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1034">До вечерней проверки всё выветрилось. Да и по скольку там было-то?</text:p>
      <text:p text:style-name="P1034">На вечерней проверке капитан Писак посылает дневального в посудомойку за кружкой — будет тест на употребление алкоголя.</text:p>
      <text:p text:style-name="P1034">Продвигаясь вдоль строя, Писак даёт солдатам кружку — дыхнуть в неё, потом нюхает оттуда. Двоим уже приказал выйти из строя.</text:p>
      <text:p text:style-name="P1034">Когда он протянул кружку мне, я понял, что это — капец. Я сам себя выдал ещё до выдоха в неё тем, что меня бросает то в жар, то в холод.</text:p>
      <text:p text:style-name="P1034">За бляху он дал мне пять нарядов, а теперь — полный капец.</text:p>
      <text:p text:style-name="P1035">Писак нюхнул из кружки и, не глядя мне в глаза, садистски выговаривает:</text:p>
      <text:p text:style-name="P1035">- Вот, если человек не пил — сразу видно.</text:p>
      <text:p text:style-name="P1035">После проверки Витя Стреляный с улыбкой говорит:</text:p>
      <text:p text:style-name="P1035">- Ты был белее стенки.</text:p>
      <text:p text:style-name="P1035">Как будто я сам не знаю! Писак, сучара! Что за кошки-мышки?</text:p>
      <text:p text:style-name="P1035"/>
      <text:p text:style-name="P1036">И снова выходной. Аж не верится.</text:p>
      <text:p text:style-name="P1036">Вечером показали кино. Польский фильм «Анатомия любви» с намёками на эротику.</text:p>
      <text:p text:style-name="P1036">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1036">Для близких друзей и личного пользования. Кретины.</text:p>
      <text:p text:style-name="P1036">Утром, стоя в ряду мочящихся в сортире, я грустно встряхнул свой <text:s/>и, застёгиваясь, безмолвно сказал ему <text:span text:style-name="T693">среди общего гама</text:span>:</text:p>
      <text:p text:style-name="P1036">- Такие дела, кореш. Быть тебе два года только сливным краном.</text:p>
      <text:p text:style-name="P1036"/>
      <text:p text:style-name="P1036">На работе носилками вытаскивали строительный мусор и лишний грунт из подвала; делали планировку.</text:p>
      <text:p text:style-name="P1036">Все такие молчаливо тоскливые после вчерашнего фильма.</text:p>
      <text:p text:style-name="P1036">В перекуре я, от нечего делать, начал доставать Алимошу.</text:p>
      <text:p text:style-name="P1036">Он всё отмалчивался, или кратко посылал, а потом вдруг вскочил и набросился на меня с кулаками.</text:p>
      <text:p text:style-name="P1036">Пришлось отмахиваться как умею. А умею я, прямо скажем — никак.</text:p>
      <text:p text:style-name="P1036">Тут зашёл Простомолóтов, крикнул прекратить и мы опять взялись за носилки.</text:p>
      <text:p text:style-name="P1036">Я пару ходок сделал, смотрю, а боль в правой руке не утихает. Неудачно ударился большим пальцем об татаро-монгольскую Алимошину рожу.</text:p>
      <text:p text:style-name="P1036">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037"><text:soft-page-break/>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1037">Сидя на скамейке возле здания, я заснул.</text:p>
      <text:p text:style-name="P1037">Открываю глаза — круглая морда с длинными кошачьими усами прямо передо мной. Я аж дёрнулся, хорошо спинка скамьи удержала.</text:p>
      <text:p text:style-name="P1037">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037">Тут мой сопровождающий вышел, отвёл меня на проверку; оказалось перелом.</text:p>
      <text:p text:style-name="P1037">Они мне кисть щупают, а я шиплю, как гусак, и второй рукой сам себя по боку хлопаю, словно крылом перебитым.</text:p>
      <text:p text:style-name="P1037">Ладно, говорят, и так срастётся. Обмотали кисть бинтом, гипсом обмазали и оставили меня в госпитале. Спасибо, Алимоша!</text:p>
      <text:p text:style-name="P1037">Но мыться одной левой рукой неудобно.</text:p>
      <text:p text:style-name="P1037"/>
      <text:p text:style-name="P1037">Что может быть лучше перелома? Никаких уколов — лежи и жди, пока срастётся.</text:p>
      <text:p text:style-name="P1037">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1037">Столовая тоже на первом, в конце коридора.</text:p>
      <text:p text:style-name="P1037">Нас не слишком много. В моей палате кроме меня один грузин Резо, а коек четыре.</text:p>
      <text:p text:style-name="P1038">Чёрные волосы у Резо такие длинные, что может зачёсывать их назад. Явно «дед».</text:p>
      <text:p text:style-name="P1038">Руку держит плотно прижатой к боку.</text:p>
      <text:p text:style-name="P1038">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038">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1038">А соседняя палата заполнена. Там даже есть один из нашего стройбата.</text:p>
      <text:p text:style-name="P1038">Тоже «дед», но русский — <text:s/>Санёк. Волосы русые, а правая бровь слизнута плоским шрамом.</text:p>
      <text:p text:style-name="P1038">Он ходил в самоволку на своём тракторе, куда-то там врезался, или перевернулся. Пришлось ампутировать ноги выше колен.</text:p>
      <text:p text:style-name="P1038">В столовую он не ходит. Ему ребята из его палаты оттуда приносят, хотя у него есть костыли и пара высоких протезов рядом с койкой.</text:p>
      <text:p text:style-name="P1038">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038">«Здравствуйте, незнакомая Валентина...»</text:p>
      <text:p text:style-name="P1038">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039">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696"><text:tab/><text:tab/><text:tab/>Москва — Пекин,</text:p>
      <text:p text:style-name="P1039"><text:span text:style-name="T79"><text:tab/><text:tab/><text:tab/>Навеки дружба..</text:span>.</text:p>
      <text:p text:style-name="P1039">А куда денешься, если читать нечего? Вот и читаешь социалистический реализм в духе Жеминь Жибао.</text:p>
      <text:p text:style-name="P1039"/>
      <text:p text:style-name="P1039">В соседней палате переполох на весь коридор — комбайнёрша Валентина ответила на письма личным визитом.</text:p>
      <text:p text:style-name="P1039">Стоит во дворе под деревом. Вся такая смуглянка-молдаванка лет за тридцать; красивая <text:soft-page-break/>красотой киноактрис из первых цветных советских кинолент про колхозы в казачьих станицах.</text:p>
      <text:p text:style-name="P1039">Красавчик в пижаме ей втолковывает, что Санёк сейчас выйдет — у него процедура.</text:p>
      <text:p text:style-name="P1039">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039">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040">А Санёк в тот день опять нажрался.</text:p>
      <text:p text:style-name="P1040"/>
      <text:p text:style-name="P1040">Через два дня по той же тропинке... Смотрю — не врубаюсь... Не может быть!</text:p>
      <text:p text:style-name="P1040">Ольга!</text:p>
      <text:p text:style-name="P1040">Точно — она!</text:p>
      <text:p text:style-name="P1040">Подбежала. Обнялись. Только волосы уже тёмно-рыжие и незнакомые брюки в больших жёлтых цветах.</text:p>
      <text:p text:style-name="P1040">В тот же вечер я в тех брюках пошёл с ней в парк на танцплощадку. Ещё какая-то водолазка в обтяжку. А на ней, конечно, мини-юбка.</text:p>
      <text:p text:style-name="P1040">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040"/>
      <text:p text:style-name="P1041">У Ольги в жизни — ворох новостей.</text:p>
      <text:p text:style-name="P1041">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041">- Женщина! Заберите ребёнка!</text:p>
      <text:p text:style-name="P1041">Вобщем, нашли место. Сейчас её мама за Леночкой смотрит, вот только по пути в Ставрополь в поезде у неё деньги вытащили.</text:p>
      <text:p text:style-name="P1041">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041">На следующий день она заняла деньги на обратный путь у стряпухи, что как раз проведывала Резо, и ушла по той же тропинке.</text:p>
      <text:p text:style-name="P1041">Мне сняли гипс с руки и выписали.</text:p>
      <text:p text:style-name="P1041">Я поехал на юго-восточную окраину Ставрополя и от Кольцевого пошёл под высокими деревьями вдоль трассы на Элисту <text:s/>к развилке на Дёмино.</text:p>
      <text:p text:style-name="P1041">На грунтовой обочине лежали редкие ярко-жёлтые листья. Светило солнце, но чувствовалось, что уже осень. А где же лето?</text:p>
      <text:p text:style-name="P1041">На трассе затормозил один из стройбатовских грузовиков. Водитель крикнул мне:</text:p>
      <text:p text:style-name="P1041">- Домой?</text:p>
      <text:p text:style-name="P1041">Я ответил, что да, домой, и запрыгнул в кузов; потому что ни с работы, ни из самоволки мы не возвращались в «часть», или в «казарму».</text:p>
      <text:p text:style-name="P1041">Мы возвращались домой.</text:p>
      <text:p text:style-name="P1041"/>
      <text:p text:style-name="P1042">Дома тоже оказалось не без новостей.</text:p>
      <text:p text:style-name="P1042">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042">Избивали.</text:p>
      <text:p text:style-name="P1042">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042">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042"><text:soft-page-break/><text:s/>Карлуха блатовал только на том основании, что он «дед», но «деды» из тех, кто срок мотал и пайку хавал за него не писанулись против Серого.</text:p>
      <text:p text:style-name="P1042">Так что всё, типа, поутихло, но напряжённость сохраняется.</text:p>
      <text:p text:style-name="P1042"/>
      <text:p text:style-name="P1042">На волне этой напряжённости какой-то «фазан» ко мне прицепился:</text:p>
      <text:p text:style-name="P1042">- Ты чё — блатной?</text:p>
      <text:p text:style-name="P1042">Скажешь «да», так за слова отвечать надо, а для меня статьи Уголовного Кодекса такая же закрытая книга, как и формулы органической химии.</text:p>
      <text:p text:style-name="P1042">Я сказал «нет», он завёл меня в бытовку и начал стричь «под ноль» ручной машинкой — мол, чересчур оброс для «молодого».</text:p>
      <text:p text:style-name="P1042">А мне не жалко, за два года ещё отрастут. Только машинка тупая и пару раз дерганула очень больно.</text:p>
      <text:p text:style-name="P1042">В бытовке присутствовал штукатур из третьей роты, который пришёл своих земляков-армян проведать.</text:p>
      <text:p text:style-name="P1042">Он <text:s/><text:span text:style-name="T694">и предложил </text:span>«<text:span text:style-name="T694">фазану» <text:s/>— <text:s text:c="2"/>«давай я докончу», а тот уже и сам не рад, что начал — отдал машинку.</text:span></text:p>
      <text:p text:style-name="P1043">Вобщем, достригал меня Роберт Закарян, а когда машинка заедала, он говорил «извини».</text:p>
      <text:p text:style-name="P1043">Я уж и забыл, что такие слова бывают.</text:p>
      <text:p text:style-name="P1043"/>
      <text:p text:style-name="P1043">Потом он тоже начал приходить в клуб и стал вокалистом «Ориона». У него чистейшее русское произношение, потому что вырос на севере.</text:p>
      <text:p text:style-name="P1043">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043">Потом отец подал заявление на выезд из Союза. Года два волокитили, отец умер, а тут и разрешение дали.</text:p>
      <text:p text:style-name="P1043">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043">А бумаги уже все оформлены на семью, если он откажется, то и мать с братом не выпустят. </text:p>
      <text:p text:style-name="P1043">Брат лез в драку, но Роберт стоял на своём. Потом мать начала плакать и он поехал с ними в Париж к родственникам, которые и присылали вызов.</text:p>
      <text:p text:style-name="P1043">Он работал там на стройке, языка не знал, друзей не имел и мечтал только про Валю из Тулы.</text:p>
      <text:p text:style-name="P1043">Через год с туристической группой Роберт Закарян приезжает в Москву и в первый же вечер, отделившись от группы в гостинице, махнул в Тулу.</text:p>
      <text:p text:style-name="P1043">Десять дней он жил там в доме родителей Вали, а потом её мать уговорила его сдаться властям.</text:p>
      <text:p text:style-name="P1043">В тульском <text:s/>КГБ ему обрадовались, потому что <text:span text:style-name="T695">в Москве уже на ушах стояли из-за исчезнувшего туриста из Парижа.</text:span></text:p>
      <text:p text:style-name="P1044">Его враз на самолёт и — во Францию.</text:p>
      <text:p text:style-name="P1044">В Париже он обратился в советское посольство с просьбой пустить обратно к любимой.</text:p>
      <text:p text:style-name="P1044">Потом каждую неделю приходил туда и работник посольства, с татуировкой «Толик» на руке, качал головой и говорил, что на заявление нет ответа.</text:p>
      <text:p text:style-name="P1044">Только через год Толик сказал, что пришёл положительный ответ.</text:p>
      <text:p text:style-name="P1044">Роберт приехал в Тулу, женился на Вале, у них родилась дочь и его забрали в стройбат.</text:p>
      <text:p text:style-name="P1044"/>
      <text:p text:style-name="P1044">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044">Так что в стройбате не одни только зэки с калеками, но и двойные эмигранты тоже попадаются.</text:p>
      <text:p text:style-name="P1044"/>
      <text:p text:style-name="P1044"><text:soft-page-break/>К седьмому ноября ВИА «Орион» выступил со своим первым концертом в клубе части.</text:p>
      <text:p text:style-name="P1044">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044">В составе нашего вокально-инструментального ансамбля имелся также трубач Коля Комисаренко, он же Комиссар, <text:s/><text:span text:style-name="T696">невысокий чернявый парень из Днепра жизнерадостно еврейской наружности.</text:span></text:p>
      <text:p text:style-name="P1045">Играл он старательно, но лажал не меньше, чем я в своём пении. </text:p>
      <text:p text:style-name="P1045">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045"/>
      <text:p text:style-name="P1045">Для концерта мы переоделись в парадки (трое в чужие, потому что парадку выдают после одного года службы).</text:p>
      <text:p text:style-name="P1045">Исполнили «Полюшко-Поле» (типа, как патриотическая). </text:p>
      <text:p text:style-name="P1045">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045">Зато Роберту похлопали за его номер (типа, как лирическая). <text:s/></text:p>
      <text:p text:style-name="P1045">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718"><text:tab/><text:tab/><text:tab/>Я тебя могу простить,</text:p>
      <text:p text:style-name="P1045"><text:span text:style-name="T98"><text:tab/><text:tab/><text:tab/>Как птицу в небо отпустить..</text:span>.</text:p>
      <text:p text:style-name="P1045">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697"><text:tab/><text:tab/><text:tab/>Под чадрой твоей подружки</text:p>
      <text:p text:style-name="P697"><text:tab/><text:tab/><text:tab/>Не подружка, а твой дед.</text:p>
      <text:p text:style-name="P1045"><text:span text:style-name="T79"><text:tab/><text:tab/><text:tab/>Э, Эмина!.</text:span>.</text:p>
      <text:p text:style-name="P1045"><text:span text:style-name="T697">А песня «Дожди», из репертуара Фофика (ДК КЭМЗ, г. Конотоп), удостоилась единодушной овации (типа, как хит сезона).</text:span><text:tab/></text:p>
      <text:p text:style-name="P1046">Однако, в устной рецензии замполита части высказанной в узком кругу после концерта, заключительная песня получила самую низкую оценку.</text:p>
      <text:p text:style-name="P1045">- <text:span text:style-name="T697">Рудько! Эти твои Дожди уже все настопиздили...</text:span></text:p>
      <text:p text:style-name="P1046">Он состроил слащаво-гнусавый голос, подразумевая эстрадных звёзд:</text:p>
      <text:p text:style-name="P1046">- <text:s/>Дожди... ты меня жди... <text:s/>да, не буду я ждать... и пошёл ты на хуй...</text:p>
      <text:p text:style-name="P1046">Мы невольно засмеялись.</text:p>
      <text:p text:style-name="P1045"><text:span text:style-name="T697">Эту, конкретно, песню он слышал в первый раз, но в точности ухватил суть лирики музыкальной массовой продукции данного пошиба.</text:span><text:tab/></text:p>
      <text:p text:style-name="P1045"><text:tab/><text:tab/><text:tab/><text:span text:style-name="T85">Я сквозь дожди пройду,</text:span></text:p>
      <text:p text:style-name="P1045"><text:span text:style-name="T79"><text:tab/><text:tab/><text:tab/></text:span><text:span text:style-name="T85">Ведь я тебя люблю-у-у-у!</text:span><text:span text:style-name="T697">..</text:span></text:p>
      <text:p text:style-name="P1046"/>
      <text:p text:style-name="P1046">А в бригаде у нас опять поменялся командир отделения.</text:p>
      <text:p text:style-name="P1046">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046">Скорее всего, в какой-то момент не скрыл от прапорщика своё интеллектуальное превосходство; «заблатовал», как говорят в стройбате.</text:p>
      <text:p text:style-name="P1046">На его место пришёл азербайджанец Алик Алиев в фазанисто подогнанном хэбэ.</text:p>
      <text:p text:style-name="P1047">Стройный парень высокого роста с красивым круглым лицом, в котором чистая тонкая кожа обтягивала высокие скулы и развитую челюсть.</text:p>
      <text:p text:style-name="P1047">Через неделю ему дали звание ефрейтора, он построил наше отделение, хлопнул ладонью о кулак и радостно объявил:</text:p>
      <text:p text:style-name="P1047">- Юбать буду!</text:p>
      <text:p text:style-name="P1047">Но он несколько поторопился в своих радостных предвкушениях.</text:p>
      <text:p text:style-name="P1047"><text:soft-page-break/><text:span text:style-name="T698">В отделении нашем нашлись</text:span>, не менее рослые, <text:span text:style-name="T698">но более сдержанные в эмоциях рядовые, которые спокойно</text:span> поделились с Алик<text:span text:style-name="T698">ом</text:span> своими понятиями — и он <text:span text:style-name="T698">их</text:span> тоже понял <text:span text:style-name="T698">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047">Ну, а ко мне у него с самого начала не было никаких претензий. <text:s/></text:p>
      <text:p text:style-name="P1047">Будучи рядовым, он оказался невольным свидетелем <text:span text:style-name="T698">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047">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047">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1047">А сидеть в беседке перед тамбуром стало уже слишком холодно.</text:p>
      <text:p text:style-name="P1047">Потом началась зима.</text:p>
      <text:p text:style-name="P1047">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1047"/>
      <text:p text:style-name="P1048">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048">Рядом тянулся пустой в такую пору тротуар к отдалённому кварталу пятиэтажек.</text:p>
      <text:p text:style-name="P1048">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048">Мне надоело слушать сто раз слышанные прибаутки и я замедлено пошёл к свету далёкой электролампочки на торцевой стене девятиэтажки.</text:p>
      <text:p text:style-name="P1048">Один из способов преодоление тягучести времени — это поглощение пространства.</text:p>
      <text:p text:style-name="P1048">Вот я и топал в темноте, зная, что без меня не уедут, как не уедут и без пары «стариков»-каменщиков, что не спеша переодеваются в девятиэтажке. </text:p>
      <text:p text:style-name="P1048">Вскрики, ухи и хохоты товарищей остались за спиной.</text:p>
      <text:p text:style-name="P1048">Я шёл размеренным <text:s/>шагом, думая ни о чём.</text:p>
      <text:p text:style-name="P1048">Такие размышления ещё именуют прекраснодушным томлением, это когда ничего конкретно не додумываешь до конца, а всё равно, почему-то, грустно...</text:p>
      <text:p text:style-name="P1048">Так я зашёл уже в останки лесополосы, когда <text:s/>из грустного далёка донёсся приглушённый зов.</text:p>
      <text:p text:style-name="P1048">Что-то позвало меня.</text:p>
      <text:p text:style-name="P1048">Я вернулся в сейчас-и-здесь, нехотя оглянулся и увидал накатывающий на меня задний борт грузовика.</text:p>
      <text:p text:style-name="P1048">Отскочить я не успел, а только лишь начал прыжок, не успев даже толком оттолкнуться от дороги.</text:p>
      <text:p text:style-name="P1049">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49">- Мы тебе столько кричали,- сказал Витя Стреляный, когда мы ехали домой.</text:p>
      <text:p text:style-name="P1049">Ну, не знаю. Я услышал только один. И очень издалека.</text:p>
      <text:p text:style-name="P1049">Дня два болело правое плечо.</text:p>
      <text:p text:style-name="P1049"/>
      <text:p text:style-name="P1050">В конце декабря наше отделение перебросили на стоквартирный. Вернее, на его начало.</text:p>
      <text:p text:style-name="P1050">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1050"><text:soft-page-break/>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050">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050">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050">Половина вагончика оказалась набитой новёхонькими лопатами и нам даже выдали неслыханную роскошь — брезентовые рукавицы.</text:p>
      <text:p text:style-name="P1050">Разумеется, лопатам грунт тоже был не по зубам — тут требовались ломы.</text:p>
      <text:p text:style-name="P1050">И их привезли — <text:span text:style-name="T699">целый самосвал — и со звоном свалили у вагончика.</text:span></text:p>
      <text:p text:style-name="P1051">Увесистые такие ломы. Метра за полтора длинною. Вот только, самодельные.</text:p>
      <text:p text:style-name="P1051">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051">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051">Но если не мы, то кто же встанет на защиту родины от недоструганых головотяпов и жирножопых соплежуев?</text:p>
      <text:p text:style-name="P1051">Стройбат всё покроет!</text:p>
      <text:p text:style-name="P1051"/>
      <text:p text:style-name="P1051">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052">Рукавицы давно стёрлись в прах. Вместо них хватаемся за морозную арматуру тряпками из обнаруженной в вагончике ветоши.</text:p>
      <text:p text:style-name="P1052">Удар арматурины в грунт отколупывает от него корявый кусочек размером с грецкий орех. Потом ещё осколок, потом ещё.</text:p>
      <text:p text:style-name="P1052">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052">Как сказал Витя Стреляный:</text:p>
      <text:p text:style-name="P1052"><text:tab/><text:tab/><text:tab/><text:span text:style-name="T79">Привезли нас у Ставрóполь </text:span><text:span text:style-name="T86">—</text:span></text:p>
      <text:p text:style-name="P698"><text:tab/><text:tab/><text:tab/>Землю колупати,</text:p>
      <text:p text:style-name="P698"><text:tab/><text:tab/><text:tab/>А вона ж така твердá <text:span text:style-name="T699">—</text:span></text:p>
      <text:p text:style-name="P1052"><text:span text:style-name="T79"><text:tab/><text:tab/><text:tab/>В рот</text:span><text:span text:style-name="T87"> її <text:s/>є</text:span><text:span text:style-name="T79">бати.</text:span>..</text:p>
      <text:p text:style-name="P1052">Но у меня подозрение, что это переделка из лагерной частушки эпохи первых пятилеток, сложенная в шахтах Донбасса. </text:p>
      <text:p text:style-name="P1052"/>
      <text:p text:style-name="P1052">Впрочем и тут есть место наслаждению — <text:s/>о, как сладко дремлется, сидя на полу, опёршись спиной на спины товарищей!</text:p>
      <text:p text:style-name="P1052"/>
      <text:p text:style-name="P1052">Через три часа мы открыли, что на глубине после полуметра мерзлота переходит в грунт поддающийся штыковой лопате.</text:p>
      <text:p text:style-name="P1052">Через три дня мы разработали технологию проходки.</text:p>
      <text:p text:style-name="P1052">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1052">Да, стройбат сделал это.</text:p>
      <text:p text:style-name="P1052">И хотя до конца траншеи ещё многие дни пáхоты, победа будет за нами.</text:p>
      <text:p text:style-name="P1052"><text:soft-page-break/>Мы сломили хребет сумеркам заполярной ночи спустившейся аж до Ставрополя.</text:p>
      <text:p text:style-name="P1052"/>
      <text:p text:style-name="P1052">Кроме вагончика, от холода можно укрыться в подъезде многоквартирной пятиэтажки по ту сторону котлована.</text:p>
      <text:p text:style-name="P1052">Когда не пронизывает ветром, то и сигарета греет, если найдётся у кого стрельнуть.</text:p>
      <text:p text:style-name="P1052"/>
      <text:p text:style-name="P1052">Пока я грелся по подъездам, <text:span text:style-name="T700">Алимоша и Новиков исследовали прилегающие земли и обнаружили там молочную фабрику и хлебозавод. Только через забор надо перелазить.</text:span></text:p>
      <text:p text:style-name="P1053">Они вернулись раздутые, как шары, от засунутых под фуфайки трёхгранных картонных пирамидок по поллитра молока и буханок хлеба.</text:p>
      <text:p text:style-name="P1053">С того дня мы отряжаем туда гонца по очереди. Рабочие без вопросов позволяют загружаться прямо с конвейера.</text:p>
      <text:p text:style-name="P1053">Иногда выходим на улицы просить деньги у прохожих. </text:p>
      <text:p text:style-name="P1053">- Брат, на бутылку 27 копеек не хватает; выручи, а?</text:p>
      <text:p text:style-name="P1053">- Сестрёнка, на «Беломор» 11 копеек не дашь? А то уже уши попухли.</text:p>
      <text:p text:style-name="P1053">Алимоша объяснил мне нюансы. </text:p>
      <text:p text:style-name="P1053">К пенсионерам лучше не обращаться — пустой номер, а то ещё и вякать начнут.</text:p>
      <text:p text:style-name="P1053">И ни в коем случае не просить круглую сумму. Вместо 27 он тебе, как минимум, сам 30 даст; а вместо 11 — «пятнашку». </text:p>
      <text:p text:style-name="P1053">Зачем деньги?</text:p>
      <text:p text:style-name="P1053">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1053">И вино, конечно, выпиваем иногда. С устатку, под хлебозаводскую закусь.</text:p>
      <text:p text:style-name="P1053"/>
      <text:p text:style-name="P1053">Как низко я пал! Побираюсь на улицах! И мне не стыдно?</text:p>
      <text:p text:style-name="P1053"/>
      <text:p text:style-name="P1053">Ну, во-первых, у нас это поточнее называется: не «побираться», а «шакалить».</text:p>
      <text:p text:style-name="P1053">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054">Может я, местами, и благородный человек, но, в целом, не испанский гранд; это точно.</text:p>
      <text:p text:style-name="P1054"/>
      <text:p text:style-name="P1054">В феврале кончилась хлебозаводская масленица — нас перебросили на строительство медицинского центра.</text:p>
      <text:p text:style-name="P1054">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1054">Территория будущего центра оказалась большой, но на отшибе — шакалить негде.</text:p>
      <text:p text:style-name="P1054"/>
      <text:p text:style-name="P1054">Грузовики, которыми нас возили, предоставляла местная автобаза, с гражданскими водителями.</text:p>
      <text:p text:style-name="P1054">Нам попался ухарь-асс.</text:p>
      <text:p text:style-name="P1054">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054">При этом подранный и не закреплённый брезентовый верх кузова вздувался и пузырился, как парашют приземлившегося диверсанта.</text:p>
      <text:p text:style-name="P1054">Водитель скалился кривозубой улыбкой из-под тощих усов — ему по кайфу было блатовать, типа, цыганской романтикой.</text:p>
      <text:p text:style-name="P1054">Выхлопная труба его машины могла <text:span text:style-name="T701">громко </text:span>бахкать, <text:s/>но стрельбу он приберегал для проезда вдоль городских тротуаров — шугать прохожих. Ба-бах!</text:p>
      <text:p text:style-name="P1054">- Ой, мамочки!..</text:p>
      <text:p text:style-name="P1055"><text:soft-page-break/>Ребята что-то поясняли насчёт этих хлопков и карбюратора, но я в этом всё равно не смыслю.</text:p>
      <text:p text:style-name="P1055"/>
      <text:p text:style-name="P1055">В один из первых дней на новом месте я отправился в туалет паркового типа на краю территории.</text:p>
      <text:p text:style-name="P1055">Малую нужду мы справляли где придётся и за этим я туда, конечно бы, не пошёл.</text:p>
      <text:p text:style-name="P1055">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055">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055">Отдалённый слитный гул голосов, без каких-либо отчётливых слов, но явственный ровный гул без всплесков.</text:p>
      <text:p text:style-name="P1055">Потом я достал из внутреннего кармана куртки письмо. От этих писем у меня уже давно карман распух.</text:p>
      <text:p text:style-name="P1055">Не глядя от кого письмо, я использовал его как туалетную бумагу, встал, застегнулся и вдруг — увидел источник гула.</text:p>
      <text:p text:style-name="P1055">Дощатые стены и перегородки пустого туалета были сплошь испещрены надписями.</text:p>
      <text:p text:style-name="P1055">Карандашами, ручками написаны, процарапаны имена, названия населённых пунктов, даты.</text:p>
      <text:p text:style-name="P1055">Некоторые залазили поверх других — не хватало свободного места.</text:p>
      <text:p text:style-name="P1055">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055">Они уже там — погружены — потому и слов не разобрать, один только гул, но руки ещё дописывают метку: «Андрон ...»</text:p>
      <text:p text:style-name="P1056">В стройбате общечеловеческая тяга оставлять по себе отметину не исчезает, но становится анонимной.</text:p>
      <text:p text:style-name="P1056">Здесь не увидишь классического «тут был Вася», здесь расписываются за всех:</text:p>
      <text:p text:style-name="P699"><text:tab/><text:tab/><text:tab/>Орёл, ДМБ-73</text:p>
      <text:p text:style-name="P276">Читай: «призваны из города Орёл <text:span text:style-name="T702">(</text:span>или орловской области<text:span text:style-name="T702">)</text:span> демобилизуемся в 1973 году».</text:p>
      <text:p text:style-name="P276">Графитом, мелом, краской на стенах, на трубах, на жести.</text:p>
      <text:p text:style-name="P276">На любом объекте возводи<text:span text:style-name="T702">вшемся</text:span> ставропольским стройбатом за год-два до 1973-го, найдётся такая надпись.</text:p>
      <text:p text:style-name="P276">Затем будет «Тула, ДМБ-74».</text:p>
      <text:p text:style-name="P276">Придёт черёд и для «Сумы, ДМБ-75», «Днепр, ДМБ-75», но до этого ещё так далеко!</text:p>
      <text:p text:style-name="P276"/>
      <text:p text:style-name="P277"/>
      <text:p text:style-name="P277">«Орион» принял участие в городском музыкальном конкурсе. Мы исполнили два номера, но никакого места не заняли. <text:span text:style-name="T703">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278">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700"><text:tab/><text:tab/><text:tab/><text:span text:style-name="T703">Из резерваций, брат мой, знай:</text:span></text:p>
      <text:p text:style-name="P277"><text:span text:style-name="T79"><text:tab/><text:tab/><text:tab/></text:span><text:span text:style-name="T88">Одна дорога — прямо в рай..</text:span><text:span text:style-name="T703">.</text:span> </text:p>
      <text:p text:style-name="P278">В этом конкурсе у нас уже играла целая группа «медяшек».</text:p>
      <text:p text:style-name="P278">Переведённый неизвестно за что и не помню откуда прапорщик Джафар Джафаров пришёл в клуб части и сказал, что он играет на трубе.</text:p>
      <text:p text:style-name="P278">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279">И он действительно играл на трубе, которую приносил и уносил с собою.</text:p>
      <text:p text:style-name="P279">Комиссар здорово подтянулся рядом с ним.</text:p>
      <text:p text:style-name="P279"><text:soft-page-break/>Ещё в клуб зачастил Серый — укротитель Карлухи.</text:p>
      <text:p text:style-name="P279">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279">Приехав утром на объект, он уходил в город и возвращался лишь к вечернему грузовику.</text:p>
      <text:p text:style-name="P279">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280">В комнате музыкантов он делился отчётами о своих недавних похождениях в городе или шугал Комиссара.</text:p>
      <text:p text:style-name="P280">Это было неправильно, потому что и Комиссар, и он — одного призыва, но у Серого зонный кодекс перевешивал стройбатовский.</text:p>
      <text:p text:style-name="P280">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280">На сцене он становился татуировкой к залу и горделиво косил глазом на живописную работу неизвестного автора.</text:p>
      <text:p text:style-name="P280">Наверное, Серого заело, что Комиссар блатует более броской наколкой, чем его паук-крестовик, знак для посвящённых, вот он и цеплялся.</text:p>
      <text:p text:style-name="P280"/>
      <text:p text:style-name="P280">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704">Вариантов и толкований может быть целая уйма, но этим «наверное» все отметаешь и оставляешь одно, может быть, и не самое верное.</text:span></text:p>
      <text:p text:style-name="P281">Слово требует осторожного с ним обращения. </text:p>
      <text:p text:style-name="P281">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281">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281"/>
      <text:p text:style-name="P281">Взять того же Юру Замешкевича. Покуда он может, заперев кочегарку, укрыться в клубе и никому глаза не мозолить, <text:span text:style-name="T705">а побренькать на гитаре, выпить кружечку чифира принесённого из кухни, он — свой.</text:span></text:p>
      <text:p text:style-name="P282">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282">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282">Конечно, я ору!</text:p>
      <text:p text:style-name="P282">Потом боль проходит, но остаётся неизбывное недоумение.</text:p>
      <text:p text:style-name="P282">Зачем?</text:p>
      <text:p text:style-name="P282">Ответа не нашёл я ни у наивного примитивиста Фрейда с его братией, ни в Упанишадах с Бхагаватами, ни в двух Заветах, ни в Коране.</text:p>
      <text:p text:style-name="P282">Лишь в «Истории России с древнейших времён», когда Лже-Дмитрий прятался в палатах, <text:span text:style-name="T706">тот</text:span> казак, что его обнаружил, вытащил на расправу ухватив за «потаённый узел».</text:p>
      <text:p text:style-name="P283">Но там хотя бы прослеживается какая-то цель, а тут...</text:p>
      <text:p text:style-name="P283">Что ему с этого?</text:p>
      <text:p text:style-name="P283"/>
      <text:p text:style-name="P283">Некоторые вопросы не по силам людскому пониманию; мы можем лишь указать на них, в <text:soft-page-break/>назидание любознательным, и развести руками — сие пребывает за пределами доступного разумению человецей. </text:p>
      <text:p text:style-name="P283">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281"/>
      <text:p text:style-name="P280">Так чем же мы занимались в клубе <text:span text:style-name="T707">помимо сольфеджио, репетиций и обмозгования трансцендентальных вопросов?</text:span></text:p>
      <text:p text:style-name="P283">Промелькнувшим, вскользь, чифиром?</text:p>
      <text:p text:style-name="P283">Его горечь была редким лакомством. Да и водка случалась не чаще.</text:p>
      <text:p text:style-name="P283">У нас имелся кодовый стук в дверь комнаты начальника клуба, она же музыкантская.</text:p>
      <text:p text:style-name="P283">Правильно постучишь — откроется дверь, а если нет, то иди откуда пришёл, или голос подай, покричи чё те нада...</text:p>
      <text:p text:style-name="P283">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284">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284">Конечно, замполит нас всё равно назвал притоном алкашей и тунеядцев, но прямых улик уже не было.</text:p>
      <text:p text:style-name="P284"/>
      <text:p text:style-name="P284">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284">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284">Тебе не интересно слушать в седьмой раз?</text:p>
      <text:p text:style-name="P284">Выходи в пустой кинозал, там тебе Роберт расскажет про жизнь в Париже, где все всё про всех знают; например, что Жан Марэ — голубой.</text:p>
      <text:p text:style-name="P284">Жаль, конечно. В «Фантомасе» он мне не понравился, но в роли Д'Aртаньяна из «Железной маски» <text:s/>— <text:s/>само воплощение мужественности.</text:p>
      <text:p text:style-name="P284">Что этот Париж с людьми делает.</text:p>
      <text:p text:style-name="P284">Серый поведает как шугал влюблённые парочки на своём «кутке».</text:p>
      <text:p text:style-name="P284">За калитку выйдет, на батиной двустволке курки взведёт:</text:p>
      <text:p text:style-name="P284">- Ну, шо, Ромео, догулялся?</text:p>
      <text:p text:style-name="P284">Тот, конешно, рвёт когти, но, сука, зигзагами и через плечо советы выкрикивает:</text:p>
      <text:p text:style-name="P284">- Беги! Света, беги!</text:p>
      <text:p text:style-name="P284">Или как он первый раз своей молодой жене навешал и наутро у неё глаза позаплывали, как у китаёзы.</text:p>
      <text:p text:style-name="P284">Или Джафаров, поглаживая красивый мягкий блеск своей трубы, расскажет как он ещё пацан был и на одной халтуре подглядел <text:span text:style-name="T708">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284">- <text:span text:style-name="T708">Но такая, блядь, женщина. Клянусь честным словом! Красавица.</text:span></text:p>
      <text:p text:style-name="P285">А когда он служил в сводном оркестре, их руководитель вообще по городу <text:span text:style-name="T709">с тубой ходил. Самая большая труба в духовых оркестрах. Халтуру искал. Да.</text:span></text:p>
      <text:p text:style-name="P286">Ходит и смотрит <text:span text:style-name="T710">—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286">Один раз так же вот лабать приходим. На втором этаже, дверь открыта, зашли.</text:p>
      <text:p text:style-name="P286">Родственники сидят плачут. Всё как положено. Но что-то уж очень слишком плачут. И на музыкантов ноль внимания.</text:p>
      <text:p text:style-name="P286">Руководитель к той, с кем договаривался:</text:p>
      <text:p text:style-name="P286">- Чё за дела?</text:p>
      <text:p text:style-name="P286"><text:soft-page-break/>- Ой, у нас горе! Наверно, похороны придётся отменить.</text:p>
      <text:p text:style-name="P286">Заводит нас в другую комнату — там ещё больше плачут. По центру стол, на нём гроб. Всё как положено. А в гробу покойник сидит. Ну, в натуре, <text:span text:style-name="T711">клянусь</text:span> — сидит!</text:p>
      <text:p text:style-name="P286">Он при жизни горбатый был. Горб большой, лечь не получается. Накрылась халтура.</text:p>
      <text:p text:style-name="P286">Руководитель подходит — <text:span text:style-name="T712">на лоб ему надавил; тот через горб перекинулся — лёг как надо; только теперь ноги кверху — брык! — и торчат. Крышка не закроется.</text:span></text:p>
      <text:p text:style-name="P286">- <text:span text:style-name="T712">Мы так уже пробовали,- говорит та, с кем договорено, и ревёт громче всех в комнате.</text:span></text:p>
      <text:p text:style-name="P287">Но руководитель молодец <text:span text:style-name="T710">— </text:span>догадался: все, говорит, пусть из комнаты выйдут, а останутся одни музыканты.</text:p>
      <text:p text:style-name="P287">Вобщем, вытащили его, опустили на пол, перевернули и сверху гробом <text:s/><text:span text:style-name="T710">— <text:s/></text:span>хрясь! Не пропадать же халтуре.</text:p>
      <text:p text:style-name="P287">- И помогло?- сквозь слёзы спрашиваю я.</text:p>
      <text:p text:style-name="P287">- Что-то треснуло, но — клянусь! <text:span text:style-name="T710">— </text:span>распрямился.</text:p>
      <text:p text:style-name="P287">Гроб на место поставили, его положили — лежит как положено; вот только...</text:p>
      <text:p text:style-name="P287">- ?? (у меня уже нет сил спрашивать)</text:p>
      <text:p text:style-name="P287">- Ноги на десять сантиметров из гроба вытарчивают; он же длиннее стал...</text:p>
      <text:p text:style-name="P287">В байке лабуха <text:span text:style-name="T713">про горбатого жмурика </text:span>реальность переплетается с вымыслом, я <text:span text:style-name="T713">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288">«Цеховики» <text:s text:c="2"/>— это люди, которые делают бизнес в условиях развитого социализма, но за это им приходится платить.</text:p>
      <text:p text:style-name="P288"><text:span text:style-name="T713">М. </text:span>Горбачёв приучил ставропольских цеховиков, чтобы плату они приносили исключительно в конверте, как во всём цивилизованном мире. </text:p>
      <text:p text:style-name="P279"/>
      <text:p text:style-name="P289">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14">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290">Весной девушек прибавляется и они начинают выплёскиваться за пределы тротуаров.</text:p>
      <text:p text:style-name="P290">Во всяком случае, в конце дня две девушки появились даже на территории будущего медицинского центра.</text:p>
      <text:p text:style-name="P290">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290">Вдруг разговор их оборвался, минуя место сбора, они перешли на скорый шаг и скрылись из виду.</text:p>
      <text:p text:style-name="P290">А там уже сидит Саша Хворостюк — первым явился.</text:p>
      <text:p text:style-name="P290">Унасестился на невысокий столбик — руками в колени широко расставленных ног, <text:span text:style-name="T715">типа, в позе ППП — «пахан параши петухов»</text:span> — и, с<text:span text:style-name="T716">высока так</text:span>, водит клювом по сторонам. Из расстёгнутой ширинки хэбэ свисает его член.</text:p>
      <text:p text:style-name="P290">Потому и девахи отсюда ломанулись; больше тут срезать не будут.</text:p>
      <text:p text:style-name="P290">Вот ведь ёбаный утконос!</text:p>
      <text:p text:style-name="P291"/>
      <text:p text:style-name="P291">А иногда в стройбате вообще вдруг окунаешься в мир иной — без траншей, лопат, поддонов и шуганины...</text:p>
      <text:p text:style-name="P291">Всё шло как заведено, <text:span text:style-name="T717">но, въехав в город, грузовик повёз нас незнакомым маршрутом.</text:span></text:p>
      <text:p text:style-name="P292">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292">Грузовик остановился у <text:s/>здания городского цирка, мы спрыгнули вслед за Аликом и мужик в гражданке сказал что надо делать.</text:p>
      <text:p text:style-name="P292"><text:soft-page-break/>В цирке идёт пересменка — одна труппа выезжает, а на её месте начинает гастроли цирк лилипутов.</text:p>
      <text:p text:style-name="P293">Какая роль достаётся стройбату в промежутке между двумя цирками?</text:p>
      <text:p text:style-name="P293">Точно! Погрузить один и разгрузить второй.</text:p>
      <text:p text:style-name="P293">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293">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293">Если б он вырос на два сантиметра короче, то его не загребли бы даже и в стройбат; а так — <text:span text:style-name="T718">метр пятьдесят шесть есть? — </text:span><text:s/>годен!</text:p>
      <text:p text:style-name="P293">Один из лилипутов даже о чём-то негромко поговорил с ним; он так никогда и не признался о чём.</text:p>
      <text:p text:style-name="P293">Скорее всего его сманивали в номер силовых акробатов, когда на нижнем силаче выстраивается целая пирамида из более легковесных гимнастов.</text:p>
      <text:p text:style-name="P293">Одна из лилипуточек позвала меня помочь ей.</text:p>
      <text:p text:style-name="P293">Мы покинули здание <text:s/>через боковой ход и она повела меня к ряду вагончиков на автомобильных колёсах.</text:p>
      <text:p text:style-name="P293">Как-то странно идти за женщиной, которая тебе по пояс; чувствуешь себя слоном в индийской деревушке.</text:p>
      <text:p text:style-name="P277">Она поднялась на высокое крыльцо, вскинула руку над головой, подёргала ручку двери и тонким голосом попросила меня открыть.</text:p>
      <text:p text:style-name="P277">Я опустил ладонь на ручку, чуть налёг, чтоб повернулась, и распахнул дверь.</text:p>
      <text:p text:style-name="P277">- Спасибо!</text:p>
      <text:p text:style-name="P277">- Пожалуйста.</text:p>
      <text:p text:style-name="P277">До чего, оказывается, неудобно жить в мире не подогнанном под тебя.</text:p>
      <text:p text:style-name="P277">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294">Оркестр духовых наскоро репетировал цирковые марши с присущей им нагловатой фальшивинкой.</text:p>
      <text:p text:style-name="P277">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277">Исполненная цыплячьим писком матерщина теряет <text:span text:style-name="T719">в </text:span>сво<text:span text:style-name="T719">ём</text:span> удельн<text:span text:style-name="T719">ом</text:span> вес<text:span text:style-name="T719">е</text:span>, но <text:s/>накал эмоций скандалистки не уступал глубине страстей в шекспировских твореньях.</text:p>
      <text:p text:style-name="P277"/>
      <text:p text:style-name="P290">Ольга приехала посреди дня. </text:p>
      <text:p text:style-name="P290">Нас привезли на обед и мне сказали: «твоя жена на проходной».</text:p>
      <text:p text:style-name="P290">Я — туда, потом — в штаб. Увольнительную дали только до утра. Говорят, комбат не здесь, <text:span text:style-name="T720">после утреннего развода продлят.</text:span></text:p>
      <text:p text:style-name="P275">Потом пока парадку нашёл — старшины нет, а ключ от каптёрки у него. В хэбэ городские военные патрули на увольнительную не посмотрят — загребут.</text:p>
      <text:p text:style-name="P275">В город мы приехали вечером, но у неё место в гостинице уже было.</text:p>
      <text:p text:style-name="P275">Номер на двоих с умывальником.</text:p>
      <text:p text:style-name="P275">Тут к нам какой-то рыжий парень постучался. Ольга говорит — познакомься, мы вместе в поезде ехали.</text:p>
      <text:p text:style-name="P275">Он в свой номер пригласил, там у него встреча с друзьями.</text:p>
      <text:p text:style-name="P275">Мы пошли, только Ольга попросила, чтоб я говорил, будто она моя сестра — она ему в поезде лапшу вешала, что к брату едет.</text:p>
      <text:p text:style-name="P275">Ну, ладно. Сара с Авраамом тоже так прикидывались.</text:p>
      <text:p text:style-name="P275"><text:soft-page-break/>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275">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275">Тут у них вокруг стола свои воспоминания, тосты. Мы тоже выпиваем.</text:p>
      <text:p text:style-name="P275">Смотрю, этот рыжий свою ладонь Ольге на коленку — она между ним и мной сидела.</text:p>
      <text:p text:style-name="P275">Ну, что? Хватить его бутылкой по голове? Так брату не положено — вдруг будущего зятя спугну?</text:p>
      <text:p text:style-name="P275">Она, конечно, руку его сняла, а я, типа, ничего не видел. Ушли мы.</text:p>
      <text:p text:style-name="P275">Она говорит, а что такого?</text:p>
      <text:p text:style-name="P275">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275"/>
      <text:p text:style-name="P295">Утром, когда я бежал к УАЗику, что привозил прапоров в часть, Джафаров от смеха по кузову укатывался:</text:p>
      <text:p text:style-name="P295">- Ты бежал как в замедленной съёмке. Клянусь, видно, что стараешься, а на одном месте. Хорошо хоть ветра нету.</text:p>
      <text:p text:style-name="P295">Увольнительную мне дали до вечерней проверки. Суки.</text:p>
      <text:p text:style-name="P295">Когда я вернулся, Ольга всё спала, <text:s text:c="2"/>в кофточке наизнанку.</text:p>
      <text:p text:style-name="P295">Потом уже надо было освобождать номер — он на одни сутки.</text:p>
      <text:p text:style-name="P295">Я сказал ей, что должен вернуться в часть к вечерней проверке, а она сказала, что вечером у неё поезд.</text:p>
      <text:p text:style-name="P295">Мы ещё в кино сходили; какая-то сказка про персидского Геракла по имени Рустам.</text:p>
      <text:p text:style-name="P295">Потом посидели на скамейке внизу Комсомольской Горки.</text:p>
      <text:p text:style-name="P295">Она сказала, что ей пора на поезд, но провожать не надо, и заплакала.</text:p>
      <text:p text:style-name="P295">Прохожие хмыкали — классическая картина Репина: девушка залетела, а солдату по барабану.</text:p>
      <text:p text:style-name="P295">Она ушла. Я ещё немного посидел и поехал домой.</text:p>
      <text:p text:style-name="P295">На следующий день в столовой я опрокинул на себя миску супа. Горячий. Сам не знаю как это вышло. Все как-то так посмотрели, молча.</text:p>
      <text:p text:style-name="P295">Облился. Что за знак?</text:p>
      <text:p text:style-name="P295">Кофточка наизнанку.</text:p>
      <text:p text:style-name="P295">Есть мысли, которые лучше не начинать думать...</text:p>
      <text:p text:style-name="P295"/>
      <text:p text:style-name="P295">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295">И — пожалуйста! За три недели у нас духовой оркестр.</text:p>
      <text:p text:style-name="P29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721">да ещё клубный художник, Саша Лопатко, в большой барабан колотушкой бýхает.</text:span></text:p>
      <text:p text:style-name="P296">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29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296">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text:soft-page-break/>всегда на боевом посту.</text:p>
      <text:p text:style-name="P296">Отделениям-бригадам приказывали временно оставить работ и построиться.</text:p>
      <text:p text:style-name="P296">Замполит толкал совсем краткую речь (комбат бы на полчаса завёлся сам не зная о чём), мы играли «Сопки» и «Славянку», и солнце играло на трубах.</text:p>
      <text:p text:style-name="P296">Чтобы получился праздник, обязательно нужен духовой оркестр.</text:p>
      <text:p text:style-name="P274"/>
      <text:p text:style-name="P995"/>
      <text:p text:style-name="P995">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995">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995">Все, кроме незаменимого бас-гитариста, Саши Рудько.</text:p>
      <text:p text:style-name="P995">Под длинную песню Роберта Закаряна, я обнимал крупнотелую дёминчанку Ирину.</text:p>
      <text:p text:style-name="P995">Жизнь улыбалась мне.</text:p>
      <text:p text:style-name="P995">Кочегар Юра Замешкевич уходил на дембель и поставил в известность зампотыла Аветисяна, что только я смогу сменить его на этом посту. <text:s/></text:p>
      <text:p text:style-name="P995">Его убедительно поддержал повар Владимир Рассолов, которому оставалось служить ещё полгода. По ходу ходатайства <text:span text:style-name="T665">повар поздравил Аветисяна с получением долгожданного майорского звания.</text:span></text:p>
      <text:p text:style-name="P996">Майор Аветисян выразил согласие зачислить меня в славные ряды «чмо».</text:p>
      <text:p text:style-name="P996">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996">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p>
      <text:p text:style-name="P996"/>
      <text:p text:style-name="P996">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997">Меня перевели в четвёртую роту, где числилось всё «чмо», и Юра уехал на дембель.</text:p>
      <text:p text:style-name="P997">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997">Я передал ему науку Юры Замешкевича и мы стали работать в две смены.</text:p>
      <text:p text:style-name="P997"/>
      <text:p text:style-name="P997">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997">Однако, постоянно в работе только один котёл — остальные в резерве и для отопления в зимний период. Летом наша задача обеспечить подачу пара в котлы кухни для варки пищи. <text:span text:style-name="T666">Не считая </text:span><text:s/>бан<text:span text:style-name="T666">и</text:span> раз в месяц.</text:p>
      <text:p text:style-name="P998">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998">Тишина — это неоценимая благодать.</text:p>
      <text:p text:style-name="P998"/>
      <text:p text:style-name="P998">Направо от входной двери насосная — гонять горячую воду по системе отопления, а если, не <text:soft-page-break/>сворачивая в неё, пройти дальше, то позади пары котлов этого зала, в углу — дверь в мастерскую, где есть окно, деревянный верстак и железный ящик, в котором хранится молоток и тупое зубило; <text:span text:style-name="T667">н</text:span>ад <text:span text:style-name="T667">самим же </text:span>ящиком <text:span text:style-name="T667">выключатель электролампочки под потолком и </text:span>узкое зеркало вмурованное в штукатурку стены.</text:p>
      <text:p text:style-name="P997"/>
      <text:p text:style-name="P999">Приход лета ЧМО в/ч 41769 отметило общей попойкой.</text:p>
      <text:p text:style-name="P999">Отрядная машина, развозящая <text:s text:c="2"/>ужин для военнослужащих сторожей и тех, кто занят особо неотложным трудом на объектах, вернулась с ящиком водки контрабандно сложенной в опорожнённом пищевом котле-термосе.</text:p>
      <text:p text:style-name="P999">Дежурный на КПП ограничивается мимолётным взглядом в кузов поверх борта возвращающихся в часть машин.</text:p>
      <text:p text:style-name="P999">Возлияние началось после отбоя у дальних боксов. Меня тоже позвали — кочегар нужный в солдатском быту человек.</text:p>
      <text:p text:style-name="P999">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999">Прежде мне ещё не приходилось пить водку с горлá. Сперва гадостно, а потом сама льётся. Жаль закусь быстро кончилась.</text:p>
      <text:p text:style-name="P1000">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000">Спакуха, кенты! Како дежурны бля кака часть? Пшёл он! Я сам дежурны!.. бля... </text:p>
      <text:p text:style-name="P1000">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000">Я бормотал ей выговоры за непостоянство и этому полю тоже, что устроило тут морскую качку. </text:p>
      <text:p text:style-name="P1000">Потом я свалился и попытался приподняться на локтях, но земное притяжение оказалось неодолимым, а поле таким ласкающе мягким.</text:p>
      <text:p text:style-name="P1000">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000"/>
      <text:p text:style-name="P1000">Пожалуй, я чересчур послабил удила своих грёз, когда решил, что <text:span text:style-name="T668">до конца службы буду кантоваться в пределах клуба и кочегарки.</text:span></text:p>
      <text:p text:style-name="P1001">После одной из ночных смен майор Аветисян застал меня спящим в мастерской и приказал отправляться в роту.</text:p>
      <text:p text:style-name="P1001">И это в то время, когда многие чмошники манкировали даже вечерней проверкой.</text:p>
      <text:p text:style-name="P1001">Штабной писарь спал в санчасти. У художника Лопатко вообще своя комната в клубе.</text:p>
      <text:p text:style-name="P1001">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001">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001">«Идиот» Достоевского.</text:p>
      <text:p text:style-name="P1001">У-ух! Вот это — книга.</text:p>
      <text:p text:style-name="P1001">Кульминация за кульминацией. После школьной программы и не подумаешь, что он так может.</text:p>
      <text:p text:style-name="P1001">А больше в штабе и брать нечего — всего одна полка книг, но после Достоевского на Б. Полевого с Н. Островским совсем не стоит.</text:p>
      <text:p text:style-name="P1001"/>
      <text:p text:style-name="P1001">Рудько в клубе дал буклет Beatles in America про их турне там. Кто-то из «молодых» привёз с <text:soft-page-break/>собой. Я взялся перевести — текста немного, всё больше фотографии.</text:p>
      <text:p text:style-name="P1001">Однако, без словаря моего школьного запаса хватает с пятого на десятое. Так что перевод получился с домыслами и пропусками, но Рудько и так был доволен.</text:p>
      <text:p text:style-name="P1001"/>
      <text:p text:style-name="P1001">Вобщем — рутина из шипения пара, гуденья мотора, вечерних проверок и — снова в клуб.</text:p>
      <text:p text:style-name="P1001">А утром всё сначала. Вот Джафаров в кочегарку заскочил. Лицо белое, рубаха на спине тоже — где-то об побелку теранýлся.</text:p>
      <text:p text:style-name="P1001">- Спрячь! Начальник штаба за мной!</text:p>
      <text:p text:style-name="P1002">Я в дверь гляжу, а тот уже сюда от кухни прёт своей боксёрской походочкой. Джафаров еле успел через окошко мастерской в бурьян за кочегаркой выпрыгнуть.</text:p>
      <text:p text:style-name="P1002">- Никак нет, товарищ майор, сюда никто не заходил.</text:p>
      <text:p text:style-name="P1002">Но у него нюх, как у собаки и уже слышу за углом:</text:p>
      <text:p text:style-name="P1002">- Прапорщик Джафаров! Ко мне!</text:p>
      <text:p text:style-name="P1002">Пиздарики тебе, прапорщик. <text:span text:style-name="T669">Чего это начштаба за ним ка с хуя сорвался</text:span>? <text:span text:style-name="T669">Хотя</text:span>, <text:span text:style-name="T669">какая в хуй разница</text:span>...</text:p>
      <text:p text:style-name="P1002">А вечером в поле другая охота. Четвёртая рота обложили крысу и загнали в трубу с заглушкой; плеснули туда бензина и подожгли. Она выскочила и скачет по полю, как ком пламени, а они следом — культурно-спортивный досуг.</text:p>
      <text:p text:style-name="P1002">Потом, в ночную смену, я увидел крысиный выводок в проходе вокруг печи с котлами и с криком бросился на них — затоптать; но разбежались.</text:p>
      <text:p text:style-name="P1002">За что, спрашивается, я я вдруг так крыс возненавидел?</text:p>
      <text:p text:style-name="P1002">Инстинкт самосохранения. Они ведь людям, и мне в том числе, не простят сожжение той крысы; <text:s/>вот я и кинулся их превентивно перебить. Придурок.</text:p>
      <text:p text:style-name="P1002">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Еле проснулся.</text:p>
      <text:p text:style-name="P1002">Ваня потом с умным видом пояснял, что это, мол, домовой. <text:span text:style-name="T670">Вот они там, в Крыму, тупые. Кочегарка это — дом? Откуда тут домовому быть.</text:span></text:p>
      <text:p text:style-name="P1003">А та тварь сидела как раз в том месте на груди, что я побрил станком перед вмурованным в стену зеркалом. Ну, чтоб видуха стала, как у мачо, а то у меня там волосни не больше, чем у Вани на верхней губе. Но фиг я угадал, как было, так и осталось.</text:p>
      <text:p text:style-name="P1003"/>
      <text:p text:style-name="P1003">После очередной вечерней проверки я ушёл в Дёмино и там нашёл дом той Ирины, с которой познакомились на танцах. У неё ещё и старшая сестра оказалась. Начала со мной тет-а-теты устраивать, мол, Ирине, за её девятнадцать лет ещё ни один подлец не попадался и можно ли на мой военный билет взглянуть?</text:p>
      <text:p text:style-name="P1003">Это, типа намекнула, что <text:s/>её младшая сестра — целка.</text:p>
      <text:p text:style-name="P1003">- Не бойся; я — не подлец.</text:p>
      <text:p text:style-name="P1003">А насчёт военного билета, что у меня во внутреннем кармане хэбэ лежит — какой билет? <text:span text:style-name="T671">Там же как раскроешь, справа внизу «жена Ольга Абрамовна». Билета нет. </text:span>Нам его только в увольнение из сейфа выдают.</text:p>
      <text:p text:style-name="P1003">Потом пришёл муж старшей сестры, Сеня. Сперва, типа, ревновать начал, но потом чай попили и я ушёл.</text:p>
      <text:p text:style-name="P1003">Через неделю <text:s/>в кочегарку <text:span text:style-name="T672">солдатик из четвёртой роты зарулил. Там, говорит, у забора какая-то девушка меня спрашивает.</text:span> </text:p>
      <text:p text:style-name="P1004">Я — туда, а там — Ирина.</text:p>
      <text:p text:style-name="P1004">Дёминские иногда из Ставрополя в своё село по шоссе пешком ходят; парами, или по три, а тут — одна.</text:p>
      <text:p text:style-name="P1004">Привет. Привет. Поцелуи. Договорились, что после проверки приду.</text:p>
      <text:p text:style-name="P1004">- Проводишь меня немного?</text:p>
      <text:p text:style-name="P1004">Это значит вдоль всего забора, мимо штаба, мимо КПП.</text:p>
      <text:p text:style-name="P1004">- Нет. Я тебя возле того угла подожду.</text:p>
      <text:p text:style-name="P1004"><text:soft-page-break/>Я прошёл по дорожкам внутри части, она, параллельно, по шоссе. От дальнего угла даже малость проводил.</text:p>
      <text:p text:style-name="P1003"/>
      <text:p text:style-name="P1004">Теперь вот жалею — такую возможность упустил. Как красиво могли бы мы пройти вдвоём вдоль всего стройбата. Не спеша.</text:p>
      <text:p text:style-name="P1004">А если б дежурный прапор остановил у <text:s/>КПП, я б мог ему сказать...</text:p>
      <text:p text:style-name="P1004">Хотя какая теперь разница что мог бы я ему сказать, если упустил — струсил и прошёл через часть, как шавка...</text:p>
      <text:p text:style-name="P1004"/>
      <text:p text:style-name="P1004">Ночью она разделась до трусов, но не дальше.</text:p>
      <text:p text:style-name="P1004">Трусы были большие и свободно растягивались. Вероятно, после всех тех, кто, как и я, хотел, но не сумел стать подлецом.</text:p>
      <text:p text:style-name="P1004">Под утро я ушёл несолоно хлебавши, на этот раз даже без чая.</text:p>
      <text:p text:style-name="P1004">Шесть километров по шоссе, когда вокруг тебя природа пробуждается для нового дня — это прекрасно.</text:p>
      <text:p text:style-name="P1004">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004">Идиотизм. Я в жизни не садился на коня. Но так вдруг захотелось.</text:p>
      <text:p text:style-name="P1004">Он начал уходить, а я преследовать, но не догнал, а только насквозь промочил <text:span text:style-name="T673">хэбэ </text:span>в росяных травах.</text:p>
      <text:p text:style-name="P1004">Я вернулся на шоссе и шёл дальше, и орал всякие песни — всё равно здесь некому слышать мою лажу:</text:p>
      <text:p text:style-name="P1004"><text:span text:style-name="T79"><text:tab/><text:tab/>Спи — ночь в и-ю-не только шеееееееееееесть часов!.</text:span>.</text:p>
      <text:p text:style-name="P1004"/>
      <text:p text:style-name="P1004">Потом я получил <text:span text:style-name="T674">от неё </text:span>письмо отправленное из Ставрополя:</text:p>
      <text:p text:style-name="P1004">«...болит душа — <text:span text:style-name="T675">по ком? <text:s text:c="2"/>— по тебе!..»</text:span></text:p>
      <text:p text:style-name="P1005">Красивые слова; <text:span text:style-name="T674">но я, </text:span>увы, уже достался той, что «...была безмерно счастлива...»</text:p>
      <text:p text:style-name="P1005"/>
      <text:p text:style-name="P1005">На письмо я не стал отвечать, но искренне надеюсь, что Ирине всё же попался подходящий подлец, <text:span text:style-name="T674">и что стали </text:span>они жи<text:span text:style-name="T674">ть</text:span>-<text:span text:style-name="T674">поживать, да добра наживать</text:span>...</text:p>
      <text:p text:style-name="P1004"/>
      <text:p text:style-name="P1006">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006"/>
      <text:p text:style-name="P1006">Когда я заикнулся об этом майору Аветисяну, он и слушать не захотел: разве Ваня продержится без сменщика десять дней?</text:p>
      <text:p text:style-name="P1006">Ваня сказал, что да, продержится и тогда Аветисян пообещал мне отпуск, так и быть, если чя сделаю косметический ремонт кочегарки, то есть побелю её изнутри.</text:p>
      <text:p text:style-name="P1006">Слесарь рядовой Тер-Терян показал мне место в бурьянах, где зарыта была в земле известь недоиспользованная в предыдущих ремонтах.</text:p>
      <text:p text:style-name="P1006">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 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006">Но неделю циркового ремонта не выдержит никакой Том Сойер — два громадных высоченных зала и большущие речи с парой спаренных котлов в каждой.</text:p>
      <text:p text:style-name="P1006">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676">мы с ней и так будем, и так, и даже так</text:span> — ...шлёп-плюх... ...шлёп-плюх... <text:s/>— <text:span text:style-name="T676">десять ночей, которые потрясут мир</text:span> — ...шлёп-плюх... ...шлёп-плюх... <text:s/></text:p>
      <text:p text:style-name="P1007"><text:soft-page-break/>И вот ремонт закончен. Бетонный пол в обоих залах забрызганы разнокалиберными белыми каплями, трубы наскоро обтёрты. Побелка не то, чтобы очень равномерная, но повсеместная — без пропусков; два зала и две громадины печи.</text:p>
      <text:p text:style-name="P1007">- Товарищ майор, ремонт закончен.</text:p>
      <text:p text:style-name="P1007">- Это ремонт называется?</text:p>
      <text:p text:style-name="P1007">- Товарищ майор, вы же обещали.</text:p>
      <text:p text:style-name="P1007">- Я ничего не обещал!</text:p>
      <text:p text:style-name="P1007">Так майор Аветисян поимел Тома Сойера.</text:p>
      <text:p text:style-name="P1007">ШЛЁП-ПЛЮХ!..</text:p>
      <text:p text:style-name="P1007"/>
      <text:p text:style-name="P1007">После ужина Серый зашёл в кочегарку. В части все всё обо всём знают.</text:p>
      <text:p text:style-name="P1007">- Наебáл?</text:p>
      <text:p text:style-name="P1007">- Да.</text:p>
      <text:p text:style-name="P1007">- Ничё. Ща мы в Париж полетаем.</text:p>
      <text:p text:style-name="P1007">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007">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008">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008"><text:s/>Хоть я никогда ещё не видел как это делается, всё же знаю, что это он забил косяк.</text:p>
      <text:p text:style-name="P1008">- Взрывай,- он подносит горящую спичку.</text:p>
      <text:p text:style-name="P1008">- Дым в себе держи.</text:p>
      <text:p text:style-name="P1008">Мы выкуриваем косяк, передавая его друг другу. Я старательно повторяю его способ втягивания и задержки дыма.</text:p>
      <text:p text:style-name="P1008">- Ну, чё?</text:p>
      <text:p text:style-name="P1008">- Чё чё?</text:p>
      <text:p text:style-name="P1008">- Ты чё? Тебя не цапануло? Ну, ты — лосяра!</text:p>
      <text:p text:style-name="P1008">- Извини.</text:p>
      <text:p text:style-name="P1008">Он разочарованно уходит на вечернюю проверку.</text:p>
      <text:p text:style-name="P1008"/>
      <text:p text:style-name="P1008">Через неделю, во время варки ужина в кочегарку скромно и тихо зашли пара солдат среднеазиатской наружности: отдельная рота, или из крымских.</text:p>
      <text:p text:style-name="P1008">- Нам пробить нада,- застенчиво говорит один.</text:p>
      <text:p text:style-name="P1008">- Дрянь. Сам знаешь.</text:p>
      <text:p text:style-name="P1008">Я не очень-то понимаю о чём речь, но неудобно выглядеть невежей перед «молодыми».</text:p>
      <text:p text:style-name="P1008">- Ладно.</text:p>
      <text:p text:style-name="P1008">Они выходят и возвращаются уже вчетвером; в руках какие-то неполные мешки. Я отвожу их в комнатку мастерской и возвращаюсь в зал с воющим мотором.</text:p>
      <text:p text:style-name="P1009">Пару раз я заглядывал в мастерскую с разложенной по верстаку травой; они встречали меня благодарно-радостными улыбками и я уходил — зачем отрывать от дела занятых людей?</text:p>
      <text:p text:style-name="P1009">Уходили они часа через два, когда в кочегарке уже было тихо.</text:p>
      <text:p text:style-name="P1009">- Мы там оставили,- сказал последний.</text:p>
      <text:p text:style-name="P1009">В неглубокую коробочку, что давно уже валялась на верстаке, насыпана пригоршня коричневатой липкой пыли.</text:p>
      <text:p text:style-name="P1009">Я поставил её в железный ящик и забыл.</text:p>
      <text:p text:style-name="P1009">Конечно, я вспомнил о той коробочке, когда с получки вместо обычной «Примы» <text:s/>купил в магазинчике пачку «Беломор-канала».</text:p>
      <text:p text:style-name="P1009"><text:soft-page-break/>Повторив процедуру Серого, я забил косяк и выкурил.</text:p>
      <text:p text:style-name="P1009"/>
      <text:p text:style-name="P1009">Во-о!.. Чё это?.. Ни себе чего!..</text:p>
      <text:p text:style-name="P1009">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009"/>
      <text:p text:style-name="P1009">Так я стал нашаваном, одним из просветлённо посвящённых, которые тащатся от дури, она же дрянь, она же травка, она же анаша, она же... …</text:p>
      <text:p text:style-name="P1009"/>
      <text:p text:style-name="P1010">Одним из первых о моём переходе в новое качество догадался старшина четвёртой роты прапорщик Гирок, потомок немецких колонистов.</text:p>
      <text:p text:style-name="P1010">Он увидел меня погружённым в увлечённое чтение обрывков прошлогоднего номера «Красной Звезды» наклееного на жестяной стэнд в траве у бетонного края плаца.</text:p>
      <text:p text:style-name="P1010">Солнце изливало палящий зной на мою пилотку. А чё? К политзанятиям готовлюсь...</text:p>
      <text:p text:style-name="P1010">Американцы терпят поражение во Вьетнаме, наш корреспондент из Сайгона...</text:p>
      <text:p text:style-name="P1010">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010">С моих просветлённых глаз спала пелена непонимания и выяснилось, что в «Орионе» с дурью знались все, просто вся по своему.</text:p>
      <text:p text:style-name="P1010">Карпеша с Рассолом — деловито. Джафаров — мягко. </text:p>
      <text:p text:style-name="P1010">У Рудько гомеопатическая система — небольшие косячки-маячки через определённые промежутки времени.</text:p>
      <text:p text:style-name="P1010">Роберт — <text:s/>когда угощают, через раз.</text:p>
      <text:p text:style-name="P1010">Похоже, я едва не отстал от поезда.</text:p>
      <text:p text:style-name="P1010">Но самая классная дрянь у художника, Саши Лопатко. <text:s/>В его комнате я попадал в состояние невесомости, как на орбитальной станции «Салют».</text:p>
      <text:p text:style-name="P1010">Только у этого жлобяры не выпросишь. Рудько тоже говорил, что в жизни не видал такого страшного эгоиста.</text:p>
      <text:p text:style-name="P1010">И ведь, казалось бы, папа у него такой хороший — служитель культа, должен же был привить сыну любовь к ближнему...</text:p>
      <text:p text:style-name="P1010"/>
      <text:p text:style-name="P1010">По укýрке, тáска бывает разных видов: то таким становишься спокойным, тебе хорошо, пушисто, и хочешь, чтоб всем было хорошо; <text:span text:style-name="T677">и</text:span> не хочешь никому пушнину ломать.</text:p>
      <text:p text:style-name="P1011">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Это называется «приход поймать».</text:p>
      <text:p text:style-name="P1011">Это самая опасная <text:s/><text:span text:style-name="T678">тáска, </text:span>если ты телекомментатор.</text:p>
      <text:p text:style-name="P1011">Ещё, бывает, приколешься к чему-нибудь и делаешь, делаешь, уже и не надо — а всё делаешь. Как те зэки, что на лесоповале дубовую рощу завалили лобзиками.</text:p>
      <text:p text:style-name="P1011">Или «поросячья <text:s text:c="2"/><text:span text:style-name="T678">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011">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011">Или просто мысли такие приходят — ахуеть! — но не задерживаются, на что-то ещё отвлекаешься. Вобщем, игра теней на клубящейся пелене тумана.</text:p>
      <text:p text:style-name="P1011">Музыку слушать под кайфом — вот самый кайф.</text:p>
      <text:p text:style-name="P1011"><text:soft-page-break/>У нас проигрыватель на этажерке с долгоиграющим диском Burn от Deep Purple.</text:p>
      <text:p text:style-name="P1011">Поставил, возле динамика на пол сел и пока одну сторону не доиграет вс на обложку диска смотришь — там их бюстики, типа, в бронзе и у каждого из головы язычок пламени, как из зажигалки, чуваки понимают как тащится.</text:p>
      <text:p text:style-name="P1012">Самый облом, когда дурь вдруг иссякнет; к кому ни кинешься — ни у кого нет. Это называется «подсос».</text:p>
      <text:p text:style-name="P1012">Все злые как собаки, потому что ж кумар долбает, давит, у некоторых чуваков даже ломка начинается. Ну, в натуре, ломает их. Аж смотреть жалко.</text:p>
      <text:p text:style-name="P1012">Один раз меня Серый колёсами подогрел. Он из города привёз.</text:p>
      <text:p text:style-name="P1012">- Чё будешь?</text:p>
      <text:p text:style-name="P1012">- А чё оно?</text:p>
      <text:p text:style-name="P1012">- Ништяк.</text:p>
      <text:p text:style-name="P1012">- Ну, давай.</text:p>
      <text:p text:style-name="P1012">Он даёт, я глотаю; когда полпачки кончилось говорю:</text:p>
      <text:p text:style-name="P1012">- А доза какая?</text:p>
      <text:p text:style-name="P1012">- Всё ништяк.</text:p>
      <text:p text:style-name="P1012">Так целую пачку и заглотал.</text:p>
      <text:p text:style-name="P1012">В ушах потом гул стоит, как от водопада, а уже ночь. О — кочегарка. Ваня на смене. Я зашёл. Он мне чёт гаарит, а я не врубаюсь. Зачем-то вокруг печи ходить начал.</text:p>
      <text:p text:style-name="P1012">Он мне потом рассказывал, что я в проходе остановился и полчаса стоял как памятник. В бронзе.</text:p>
      <text:p text:style-name="P1012">И, главное, боюсь спать ложиться; это ж я каким-то снотворным облопался — а вдруг не проснусь? Обошлось.</text:p>
      <text:p text:style-name="P1012">А он падла и сам дозы не знает, эксперименты на людях — выживу или нет.</text:p>
      <text:p text:style-name="P1012">- Ну, ты, блядь лосяра!</text:p>
      <text:p text:style-name="P1012">К Ване жена приезжала из их деревни под Симферополем.</text:p>
      <text:p text:style-name="P1012">Я гляжу тут не стройбат, а клуб женатиков. Опять я за двоих без пересменки.</text:p>
      <text:p text:style-name="P1012">Она уехала, Ваня в хэбэ переоделся, пришёл в кочегарку — грустный такой. <text:span text:style-name="T679">За окнами тьма.</text:span></text:p>
      <text:p text:style-name="P1012">А тут Рудько пришёл. У него опять насморк; в санчасти дали каких-то порошков — ингаляцию делать. Он на кухне кружку взял — пришёл в кочегарку. </text:p>
      <text:p text:style-name="P1012">Порошки в кружку высыпал, из-под крана кипятком заварил, сверху какой-то картонкой накрыл, чтоб не сразу остывало.</text:p>
      <text:p text:style-name="P1012">Сидим с ним за круглым столом, о чём-то беседуем; он картонку сдвинет, занюхает, накроет и — опять беседуем.</text:p>
      <text:p text:style-name="P1012">А Ваня в кочегарке уже всякого насмотрелся и из соседнего зала <text:span text:style-name="T679">все эти манипуляции просёк и сделал свои выводы. Решительным шагом подходит и:</text:span></text:p>
      <text:p text:style-name="P1012">- <text:span text:style-name="T679">Рудько! Дай и мне!</text:span></text:p>
      <text:p text:style-name="P1012">- <text:span text:style-name="T679">Чего дай?</text:span></text:p>
      <text:p text:style-name="P1012">- <text:span text:style-name="T679">Ну — это!</text:span></text:p>
      <text:p text:style-name="P1013">И на кружку показывает.</text:p>
      <text:p text:style-name="P1013">А Рудько ж интеллигент, думает — если у него насморк, так и у других бывает.</text:p>
      <text:p text:style-name="P1013">- На.</text:p>
      <text:p text:style-name="P1013">Ваня картонку сдвинул, пару раз — глубоко <text:s/>так! — занюхал, и, смотрю, у него глаза под лоб закатило, причём даже крест-накрест.</text:p>
      <text:p text:style-name="P1013">А чё? Я поверю. Самовнушение — великая сила. Вера горами движет.</text:p>
      <text:p text:style-name="P1013">Вот он поверил, что Рудько тут «<text:span text:style-name="T680">голубую</text:span> фею» вёдрами херячит и у него сейчас галлюцинации начнутся. Спасать надо парня.</text:p>
      <text:p text:style-name="P1013">- Ваня,- говорю,- я тут вчера в столовой с одним татарином из вашего призыва толковал.</text:p>
      <text:p text:style-name="P1013">- Ну, и чё?</text:p>
      <text:p text:style-name="P1013">-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знакомый твой?</text:p>
      <text:p text:style-name="P1013"><text:soft-page-break/>Вобщем, откачал Ваню от галлюцинаций. <text:span text:style-name="T669">Закон боевой дружбы, сам пропадай, а товарища выручай.</text:span></text:p>
      <text:p text:style-name="P1013"/>
      <text:p text:style-name="P1014">По-моему, «Орион» предоставлял свои музуслуги безвозмездно, то есть даром. Во всяком случае, не помню, чтоб в разговорах упоминались какие-нибудь деньги за халтуру.</text:p>
      <text:p text:style-name="P1014">Для нас — просто вырваться за пределы в/ч 41769, играть танцы для людей одетых в гражданское платье было бесценной платой. Так что, если угодно, нам платили минутами свободы. Время — деньги.</text:p>
      <text:p text:style-name="P1014">Перепадало ли что-то на уровне командования, то есть замполиту? Понятия не имею, так что и врать не буду.</text:p>
      <text:p text:style-name="P1014"/>
      <text:p text:style-name="P1014">В симферопольском призыве пришёл и влился в «Орион» знающий себе цену музыкант — Юра Николаев.</text:p>
      <text:p text:style-name="P1014">Свой прейскурант он изучил на гражданке, работая <text:s/>в ресторане на ритм-гитаре. 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694"><text:tab/><text:tab/><text:tab/>Есть вода, холодная вода!</text:p>
      <text:p text:style-name="P1014"><text:span text:style-name="T79"><text:tab/><text:tab/><text:tab/>Пейте воду с водкой, господа!.</text:span>.</text:p>
      <text:p text:style-name="P1015">После третьего графинчика шёл тяжёлый рок:</text:p>
      <text:p text:style-name="P695"><text:tab/><text:tab/><text:tab/>...где течёт журча водою Нил,</text:p>
      <text:p text:style-name="P695"><text:tab/><text:tab/><text:tab/> <text:s text:c="2"/>жил своею жизнью беззаботной</text:p>
      <text:p text:style-name="P1015"><text:span text:style-name="T79"><text:tab/><text:tab/><text:tab/> <text:s text:c="2"/>маленький зелёный крокодил!.</text:span>.<text:tab/></text:p>
      <text:p text:style-name="P1015">А когда клиент целиком созрел, катило сюрреалистическое:</text:p>
      <text:p text:style-name="P695"><text:tab/><text:tab/><text:tab/>Цвели дрова и лошади чирикали,</text:p>
      <text:p text:style-name="P1015"><text:span text:style-name="T79"><text:tab/><text:tab/><text:tab/>Верблюд из Африки приехал на коньках..</text:span>.</text:p>
      <text:p text:style-name="P1015">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015">На фиктивную должность звукооператора обычно примазывались не меньше двух чмошников.</text:p>
      <text:p text:style-name="P1015">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015">Тот ли это самый, где мы брали подаяние с конвейера, не могу знать. 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015">Разумеется, я много танцевал и так покорил одну из своих партнёрш, что она не кобенясь вышла со мной из зала.</text:p>
      <text:p text:style-name="P1015">По тёмной лестничной клетке мы поднялись на третий этаж, но там перед запертой дверью в коридор распивали вино эти чмошные звукооператоры.</text:p>
      <text:p text:style-name="P1015">На первом этаже картина почти повторилась, только тут уже <text:s/>её сотрудницы дымили сигаретами.</text:p>
      <text:p text:style-name="P1015">Я повлёк её на выход; она покорно вышла во двор.</text:p>
      <text:p text:style-name="P1015">Бляяядь! <text:span text:style-name="T681">Голая заасфальтированная площадка залита светом дуговой лампы. Ни одного закоулка. Единственное затенённое место — антрацитно чёрная полоска тени от столба, что держит лампу посреди двора.</text:span></text:p>
      <text:p text:style-name="P1016">Я сам себе показался щенком Тузиком, который спёр резиновую грелку, но не может найти место где её подрать.</text:p>
      <text:p text:style-name="P1016">Пришлось давать обратный ход.</text:p>
      <text:p text:style-name="P1016"/>
      <text:p text:style-name="P1016">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016">Она не появилась на свидании назначенном <text:s/>в парке на следующий вечер.</text:p>
      <text:p text:style-name="P1016"><text:soft-page-break/>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016"><text:s/>Нет её и вряд ли будет. Пора заворачивать оглобли.</text:p>
      <text:p text:style-name="P1016">- Солдат, спички найдутся?</text:p>
      <text:p text:style-name="P1016">Патлатый парень с сумкой на широком ремне через плечо.</text:p>
      <text:p text:style-name="P1016">Я достал спички из кармана хэбэ, он взял их и расстегнул зиппер на сумке. Сверху, кроме пачки сигарет лежал коробок спичек.</text:p>
      <text:p text:style-name="P1016">- Ой, я такой забывчивый. Закуришь?</text:p>
      <text:p text:style-name="P1016">Он протянул мне пачку, приоткрыв крышечку на фильтрах. Я вытащил одну.</text:p>
      <text:p text:style-name="P1016">- Ах, здесь такой шум, даже голова разболелась. Может отойдём?- Он правой рукой взворошил ширококудрую стрижку тёмных волос.</text:p>
      <text:p text:style-name="P1016">...я не понял... он это, типа, меня снимает?..</text:p>
      <text:p text:style-name="P1016">Невысокий аккуратненький парень, чуть патлатый, сумка под локтем.</text:p>
      <text:p text:style-name="P1016">- Можно.</text:p>
      <text:p text:style-name="P1016">Мы отходим в сопровождении взглядов обычной возле танцплощадок части публики, что не заходят внутрь.</text:p>
      <text:p text:style-name="P1017">Медленно шагая, мы идём никуда. Он всё говорит, говорит. Такие женственные интонации.</text:p>
      <text:p text:style-name="P1017">Он рассказывает мне анекдот из жизни голубых. В Москве поймали и в ментовке бьют, а он кричит: «ну, капитан, я же хотел только в ротик, а не в зубы!»</text:p>
      <text:p text:style-name="P1017">Игра слов, но не смешно, хотя понятно. И с ним всё понятно. Интересно, дальше что.</text:p>
      <text:p text:style-name="P1017">- Хочешь вина?</text:p>
      <text:p text:style-name="P1017">- Можно.</text:p>
      <text:p text:style-name="P1017">Мы заходим в ближайший гастроном от парка. Он покупает бутылку вина, советуется со мной — подойдёт? Первый раз такое вижу — «Горный цветок».</text:p>
      <text:p text:style-name="P1017">Здесь светло и все тоже молча пялятся.</text:p>
      <text:p text:style-name="P1017">Он радостно выбивает в кассе чек, засовывает бутылку в сумочку. </text:p>
      <text:p text:style-name="P1017">Мы возвращаемся в парк, в верхнюю его часть, где нет скамеек и фонарей. Стоя в темноте у шеренги подстриженных кустов, мы распиваем вино, не до конца.</text:p>
      <text:p text:style-name="P1017">Он опускается вплотную передо мной на колени и расстёгивает пуговицы в ширинке моего хэбэ.</text:p>
      <text:p text:style-name="P1017">Вобщем-то, возбуждает. Потом становится тепло и мокро.</text:p>
      <text:p text:style-name="P1017">Его голова, едва виднеясь в темноте, качает вперёд-назад. Я передвигаю бляху ремня за спину, чтоб лбом не стукнулся.</text:p>
      <text:p text:style-name="P1017">Он меняет ритм, меняет темп. Передохнул. Начинает снова. Как-то это... монотонно. Долго мне ещё так стоять? Чмо-ок. Опять тайм-аут?</text:p>
      <text:p text:style-name="P1017">- Негодяй! Ты был с блядью, поэтому не можешь кончить! Негодяй!</text:p>
      <text:p text:style-name="P1017">- Да не был я ни с кем.</text:p>
      <text:p text:style-name="P1017">Я застёгиваюсь, а он <text:span text:style-name="T682">жалобно сетует, что у меня такой подходящий — ровно тринадцать — но ничего не вышло.</text:span></text:p>
      <text:p text:style-name="P1018">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018">- Тут ещё осталось — будешь?</text:p>
      <text:p text:style-name="P1018">- Ах, нет.</text:p>
      <text:p text:style-name="P1018">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018">Потом он меня обнимает, но не целует — ведь я наказан, я был с блядью, негодяй — и уходит сентиментально манящей походкой в сторону уличных фонарей за деревьями парка.</text:p>
      <text:p text:style-name="P1018">Мальчик из города Нальчик. Судя по анекдоту, жизнь у них не сахар. Таись и прячься, пока не поймают.</text:p>
      <text:p text:style-name="P1018">Ну, чё? Пора домой двигать?</text:p>
      <text:p text:style-name="P1018"><text:soft-page-break/></text:p>
      <text:p text:style-name="P1018">Пришло письмо от Ольги, что она получила письмо от моего сослуживца.</text:p>
      <text:p text:style-name="P1018">Он анонимно сообщал ей о моих амурных самовольных хождениях в разные стороны от дислокации воинской части 41769, она же одиннадцатый ВСО.</text:p>
      <text:p text:style-name="P1018">Меня до глубины души возмутила наглость грязных инсинуаций. Ведь ни в Дёмино, ни на хлебозаводе ничего не получилось! А тот голубой вообще не в счёт. Я ведь даже и не кончил.</text:p>
      <text:p text:style-name="P1018">Поэтому в ответном письме я открыто и чес<text:span text:style-name="T683">т</text:span>но <text:span text:style-name="T683">заявил, что ничего такого, что он там наподразумевал, <text:s/>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019">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019"/>
      <text:p text:style-name="P1019">И тут я снова упираюсь в трансцендентальность.</text:p>
      <text:p text:style-name="P1019">Зачем? Какой в этом прок анонимщику?</text:p>
      <text:p text:style-name="P1019">А если Ольга просто так брала меня на пушку, то всё равно — зачем?</text:p>
      <text:p text:style-name="P1019">Как всё-таки ограничены возможности человеческого разума. Во всяком случае — моего.</text:p>
      <text:p text:style-name="P1019"/>
      <text:p text:style-name="P1020">Ваня ушёл на вечернюю проверку — сегодня моя ночная смена.</text:p>
      <text:p text:style-name="P1020">Пришёл Серый и привёл «молодого» водителя из симферопольских. Оба на поддаче; понятно, у «молодого» деньги есть, то-то он с ним и кентуется.</text:p>
      <text:p text:style-name="P1020">И тут Серый повёл какой-то непонятный базар, типа, на меня у ребят обиды. Я не понял. Какие ребята? Что за обиды?</text:p>
      <text:p text:style-name="P1020">Ща, паймёшь, ну, пашли. И входную дверь на крючок.</text:p>
      <text:p text:style-name="P1020">Зашли мы втроём в мастерскую и Серый враз слинял. Я не понял.</text:p>
      <text:p text:style-name="P1020">Этот верзила «молодой» стоит, в глаза мне не смотрит:</text:p>
      <text:p text:style-name="P1020">- Ты чё ребят закладываешь?</text:p>
      <text:p text:style-name="P1020">И кулаком в лицо. Я плечо подставил, за дверь выскочил — тот следом. </text:p>
      <text:p text:style-name="P1020">А за печью лом стоит. Я за лом схватился, кричу:</text:p>
      <text:p text:style-name="P1020">- Серый! Кого я, блядь, закладывал?</text:p>
      <text:p text:style-name="P1020">А Серый тут же в проходе стоял; увидел, что я с ломом и мне серию по корпусу. Я лом уронил.</text:p>
      <text:p text:style-name="P1020">Да и хватался-то скорее инстинктивно, для острастки.</text:p>
      <text:p text:style-name="P1020">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020">Серый на него полканá спустил:</text:p>
      <text:p text:style-name="P1020">- Пошёл на хуй отсюда!</text:p>
      <text:p text:style-name="P1021">Тот задним уполз, Серый опять ко мне, а у меня вся грудь в крови — куртка была нараспашку и он, когда ударил, родинку сорвал.</text:p>
      <text:p text:style-name="P1021">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021">Так я и не понял что за хуйня. Потом его увидел спросил, он толком ничего не сказал, опять «смотри, если чё». Короче, пахана из себя строил.</text:p>
      <text:p text:style-name="P1021"/>
      <text:p text:style-name="P1021">С того случая у меня на дежурствах занятие появилось. </text:p>
      <text:p text:style-name="P1021">Мотор воет, котёл шипит, а я, на круглый стол опёршись, всё одну думу думаю. Часами думаю. Как мне Серого грохнуть.</text:p>
      <text:p text:style-name="P1021">Грохнуть, конечно, не проблема — всё тем же ломом, а что потом?</text:p>
      <text:p text:style-name="P1021">Надо так грохнуть, чтоб самому не загреметь — но как?</text:p>
      <text:p text:style-name="P1021">Яму в поле выкопать и то нечем — в мастерской только молоток с зубилом. У кого-то попросить — так потом всплывёт.</text:p>
      <text:p text:style-name="P1021"><text:soft-page-break/>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021">Самое правильное — в топку котла, там от форсунки пламя на два метра, <text:span text:style-name="T684">испепелит бесследно.</text:span></text:p>
      <text:p text:style-name="P1022">Вот только Ваня придёт меня сменять, а тут жареным пахнет, попробуй объясни.</text:p>
      <text:p text:style-name="P1022">Проблема явно не имела решения и я неделю за неделей ходил по замкнутому кругу, пока дежурный повар не скажет, что можно выключать котёл.</text:p>
      <text:p text:style-name="P1022">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022">Пока, Ваня! И ты, круглый стол, наперсник безмолвный бесплодных раздумий...</text:p>
      <text:p text:style-name="P1022"/>
      <text:p text:style-name="P1022">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022">Он сидел на корточках над очком и в руках держал распахнутую перед носом газету.</text:p>
      <text:p text:style-name="P1022">Я охуел! 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022">И тут он меня, сука, в конец добил.</text:p>
      <text:p text:style-name="P1022">Чуть-чуть так приподнялся, кивнул степенно и говорит:</text:p>
      <text:p text:style-name="P1022">- Добрый вечер.</text:p>
      <text:p text:style-name="P1022">Распроебут твою, блядь, каркалыгу! Ну, Вася! Где он слова такие, блядь, находит?</text:p>
      <text:p text:style-name="P1022"/>
      <text:p text:style-name="P1022">Период моей «дедовщины» проплывал довольно сумбурно. </text:p>
      <text:p text:style-name="P1022">Я уже не принадлежал к шатии чмошников, но переводить меня из четвёртой роты ещё куда-то всего на полгода поленились.</text:p>
      <text:p text:style-name="P1022">Вот мне и пришлось трудиться то здесь, то там. <text:span text:style-name="T685">Больше всего на РБУ.</text:span></text:p>
      <text:p text:style-name="P1023">РБУ — это не реактивно-бомбовая установка, а растворо-бетонный узел.</text:p>
      <text:p text:style-name="P1023">Хотя, конечно, «дед» не перетрудится; могу покидать песок лопатой, а могу и не кидать.</text:p>
      <text:p text:style-name="P1023">Здесь отделением командовал Михаил Хмельницкий из нашего призыва. Забурел, в сержантских лычках.</text:p>
      <text:p text:style-name="P1023">На кирпичный завод меня тоже отряжали, там «молодых» не было, сам укладывал кирпич-сырец в кольцевой печи для обжига.</text:p>
      <text:p text:style-name="P1023">Кольцевая печь внутри как арочный тоннель и работает беспрерывно.</text:p>
      <text:p text:style-name="P1023">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023">Жар, конечно, и сюда доходит — работаешь в одном хэбэ.</text:p>
      <text:p text:style-name="P1023">Ещё жарчее свежеобожжённый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023">А следующая смена на этом месте опять сырец уложит, и так без конца — закольцованный цикл.</text:p>
      <text:p text:style-name="P1024">Или в какой-то городок возили, Светлоград, кажется, грузил продукцию на тамошнем заводе керамической плитки.</text:p>
      <text:p text:style-name="P1024">Ну, и в казарме стал больше времени проводить.</text:p>
      <text:p text:style-name="P1024">«Молодые» при нештатных ситуациях ко мне за советом обращались.</text:p>
      <text:p text:style-name="P1024">Например, такси остановилось за забором, а в нём сержант из нашей роты — в отрýбе.</text:p>
      <text:p text:style-name="P1024">Я перелез, гляжу он на заднем сиденьи валяется голый до пояса. Таксист говорит ничего не надо, только машину освободи. А сержант как боров, насилу через забор вдвоём перекинули.</text:p>
      <text:p text:style-name="P1024">Ну, потом в сушилку его — это комната без окон рядом с каптёркой, где после рабочего дня бушлаты сушат над тэнами, там и дрых.</text:p>
      <text:p text:style-name="P1024"/>
      <text:p text:style-name="P1024"><text:soft-page-break/>Узбеки один раз из полученной своей посылки угостили. <text:s/>Сушёная дыня косичкой заплетена. Сладкая. Вспомнилась та посылка, что родители мне прислали — четыре банки сгущёнки, я её в клуб отнёс.</text:p>
      <text:p text:style-name="P1024">А узбеки сами подошли и угостили — я и не знал, что у них посылка. Наверное, потому, что хоть я и «дед», а в столовой ихние пайки масла с сахаром не обжимаю.</text:p>
      <text:p text:style-name="P1024"/>
      <text:p text:style-name="P1025">Командир роты, капитан Черных, куда-то перевёлся из стройбата, или у него штрафной срок кончился. 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025">Так комбат нам собрание устроил в ленинской комнате.</text:p>
      <text:p text:style-name="P1025">На стол уселся, типа, князь, брюки чуть не до колен вздёрнулись, а из-под них носки с туфлями и волосы седые.</text:p>
      <text:p text:style-name="P1025">А мы перед ним на принесённых из казармы табуретах, ждём чего умного скажет.</text:p>
      <text:p text:style-name="P1025">У художника Гойи целая серия таких картинок есть.</text:p>
      <text:p text:style-name="P1025">- Вы что, блядь, забастовку устраивать? А? Как в Италии? Так хуй вы угадали! У них там — макароны! Бывает одна длинная макарона, а другая — нет. Потому что пополам обломана.</text:p>
      <text:p text:style-name="P1025">И сидит, через очки вокруг зырит. <text:span text:style-name="T686">Ф</text:span>илин <text:span text:style-name="T686">мохноногий</text:span>. Переваривает чего это он сейчас тут выдал.</text:p>
      <text:p text:style-name="P1025">А мы напротив сидим и преданно на него смотрим. Отцы-командиры. Ну, блядь, и армия!..</text:p>
      <text:p text:style-name="P1025">- Вам дана высшая материя, блядь — мозг! Серое, <text:span text:style-name="T686">еби о,</text:span> вещество!</text:p>
      <text:p text:style-name="P1025">Ага, это он там у себя уже в следующую извилину забурился. Ни хуя себе — армия!..</text:p>
      <text:p text:style-name="P1025"/>
      <text:p text:style-name="P1025">На утреннем разводе начштаба объявил, что вчера в городе он видел кого-то из солдат отряда в самоволке. Он даже и погнался, но тот убежал. Но возмездия не миновать; сейчас он, начштаба, пройдёт вдоль строя личного состава и обнаружит самовольщика.</text:p>
      <text:p text:style-name="P1025">И он пошёл внимательно вглядываясь в лица первой роты, второй роты, третьей роты, четвёрто<text:span text:style-name="T687">й</text:span> роты. Всё — дупель-пусто; дальше только проходная и ворота.</text:p>
      <text:p text:style-name="P1026">Также медленно он вернулся вдоль строя к первой. Вот ведь долбоёб. Если ты за кем-то гонялся так он тебе и выйдет утром на развод, жди больше, глазки закрой — ротик открой. <text:s/>Тот где-то в сушилке кантуется. Или дневального подменил. Может вообще из тех бригад, что месяцами безвыездно в городе.</text:p>
      <text:p text:style-name="P1026">Пошёл на третий заход. Первая рота, вторая рота, третья рота, четвёртая рота. За дурной головой и ногам покоя нет. Ну, блядь и ар..</text:p>
      <text:p text:style-name="P1026">- Вот он!- боксёрский палец майора уставлен на меня.</text:p>
      <text:p text:style-name="P1026">- Чё? Да если б за мной гонялся , ещё до развода б вывел!</text:p>
      <text:p text:style-name="P1026">- На гауптвахту!</text:p>
      <text:p text:style-name="P1026">Дежурный по части и два «черпака» в красных повязках подходят с требованием отдать им бляху и ведут меня к проходной. Я на ходу продолжаю доказывать, что он, сука, и сам знает, что это не я был, но меня запирают в глухой комнатушке «губы».</text:p>
      <text:p text:style-name="P1026">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688">Грузовик с песком уже у ворот.</text:span></text:p>
      <text:p text:style-name="P1026">Жмуря глаза от вьюжного ветра, я добросовестно бросаю лопатой песок через железный борт. Въехав в город, грузовик направляется за следующей порцией песка, <text:span text:style-name="T688">но мои с ним пути расходятся у первого же светофора.</text:span></text:p>
      <text:p text:style-name="P1027">Потом я нашакалил на бутылку, или две и очнулся уже в сумерках, сидящим на скамье внизу Комсомольской Горки. </text:p>
      <text:p text:style-name="P1027">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027">Прохожих прибавляется — конец рабочего дня служащих. Спешат домой, до меня им дела нет — солдатик тихо культурно отдыхает.</text:p>
      <text:p text:style-name="P1027">- Эй! Замёрзнешь!- один всё же потряс мою коленку.</text:p>
      <text:p text:style-name="P1027"><text:soft-page-break/>- Пшёл, бля, на хуй!</text:p>
      <text:p text:style-name="P1027">- Как ты смеешь?! Я — работник КГБ!</text:p>
      <text:p text:style-name="P1027">- И твою КГБ — на хуй!</text:p>
      <text:p text:style-name="P1027">- Я вот патруль позову!</text:p>
      <text:p text:style-name="P1027">Потом я поднялся в набитый битком автобус, меня корёжило от холода и в плотной массе пассажиров открылся вдруг тоннель приведший к высвобожденному сиденью.</text:p>
      <text:p text:style-name="P1027">Всё-таки любит наш народ защитников отечества.</text:p>
      <text:p text:style-name="P1027"/>
      <text:p text:style-name="P1027">На Новый год мы играли в кулинарном училище. Точнее, играли они, а я при «Орионе» был просто по инерции.</text:p>
      <text:p text:style-name="P1027">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027">Зато на электрогитаре он играл как соло-гитарист из Led Zeppelin на диске «Лестница в небо».</text:p>
      <text:p text:style-name="P1027">Рудько его боготворил, я тоже преклонялся, но характер у него был паскудный.</text:p>
      <text:p text:style-name="P1027">- Ну, чё ты так Длинный?</text:p>
      <text:p text:style-name="P1027">- Я всегда самое своё гавно показываю, чтоб отцепились и в покое оставили.</text:p>
      <text:p text:style-name="P1028">Смеялся он хорошо, но редко. Пацан пацаном, а на гитаре — бог.</text:p>
      <text:p text:style-name="P1028">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028">Ему из Пятигорска его гитару <text:s text:c="2"/>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Не в клубе ж такие вещи держать.</text:p>
      <text:p text:style-name="P1028">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689">от </text:span>Хендрикса, который <text:span text:style-name="T690">всё равно</text:span> Джимми.</text:p>
      <text:p text:style-name="P1029">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028"><text:span text:style-name="T690">Так что</text:span> одна из будущих кулинарок <text:span text:style-name="T690">имела законное основание </text:span>под<text:span text:style-name="T690">ойти</text:span> к Юре Николаеву и <text:span text:style-name="T690">спросить</text:span>:</text:p>
      <text:p text:style-name="P1028">- Пгостите, пожалуйста, а вы гусские нагодные иггаете?</text:p>
      <text:p text:style-name="P1028">Это она так картавила.</text:p>
      <text:p text:style-name="P1028">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028">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028">- Пгостите, пожалуйста, а вы гусские нагодные иггаете?</text:p>
      <text:p text:style-name="P1030">Нечеловеческим усилием <text:s text:c="2"/>воин на стуле собрал свою волю в кулак, сосредоточился, навёл резкость органов своей оптики и — различил, что к нему девушка обращается.</text:p>
      <text:p text:style-name="P1030">-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030">Девушке не в жилу, что её второй раз отсылают, но, видно, упорная попалась; дошла до Рудько и вопрос свой повторила.</text:p>
      <text:p text:style-name="P1030">- Извините,- говорит Рудько и смотрит присущим ему страдальчески туманным голубым взором.- Мы гусские вообще не иггаем.</text:p>
      <text:p text:style-name="P1030">Ещё и носом шмыгнул. Он бы и рад по другому, но не может — сам картавый. Но она-то об этом не знала!</text:p>
      <text:p text:style-name="P1030">Вот и толкуй о врождённых комплексах — всё благоприобретается с опытом.</text:p>
      <text:p text:style-name="P1030">Я на том вечере со ставропольской гречанкой целовался, Валя Папаяни. </text:p>
      <text:p text:style-name="P1030"><text:soft-page-break/>Только целовался. Она сказала, что она тут преподавательница и ей двадцать семь лет.</text:p>
      <text:p text:style-name="P1030">Так на следующее утро на разводе комбат объявление сделал:</text:p>
      <text:p text:style-name="P1030">- Вчера один из наших музыкантов шестидесятисемилетнюю проблядь под лестницей разложил!</text:p>
      <text:p text:style-name="P1030">Вот маразматик — двадцать семь от шестидесяти семи не отличает. Это ему тот кусок дерьма — прапор из четвёртой роты заложил.</text:p>
      <text:p text:style-name="P1030"/>
      <text:p text:style-name="P1030">Дня через два опять где-то играли новогодний вечер, но там я уже не танцевал. Потому что там была такая дурь, что всем дурям — дурь.</text:p>
      <text:p text:style-name="P1031">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031">Потом я пошёл по залу бродить. И люди там как будто каждый из листа фанеры выпилен, то есть плоский, всего в двух измерениях.</text:p>
      <text:p text:style-name="P1031">Я хочу заглянуть что у них на обратной стороне плоскости, а не получается — кто-то уже следующий нарисовался и тоже двухмерный. А издалека и медленно так — музыка.</text:p>
      <text:p text:style-name="P1031">Иногда повыше всех голов на паре стебельков шарики глазных яблок проплывают, как перископики — <text:s/>это те псевдо-звукооператоры по залу бродят. Во они тащатся! Такие смешные. И сами тоже смеются. <text:s/>Где они такую дурь достали?</text:p>
      <text:p text:style-name="P1031">Домой нас привезли уже заполночь.</text:p>
      <text:p text:style-name="P1031">Стоял скрипучий арктический мороз. Под светом колючих звёзд в небе мы перенесли аппаратуру на сцену пустого холодного кинозала. </text:p>
      <text:p text:style-name="P1031">Никто ничего не говорил. Ни сил. Ни желания.</text:p>
      <text:p text:style-name="P1031">Ибо всё есть пустота, полная пустота и пустота пустот.</text:p>
      <text:p text:style-name="P1031"/>
      <text:p text:style-name="P1031">Ах, да! Вместе с тем симферопольским призывом привезли ещё ребят из Молдавии и Москвы. Немного — человек по десять.</text:p>
      <text:p text:style-name="P1031">У молдаван такие <text:span text:style-name="T238">чудн</text:span><text:span text:style-name="T127">ы́</text:span><text:span text:style-name="T238">е </text:span><text:span text:style-name="T241">фамилии — Рару, Шушу. Но имена, правда, обычные.</text:span></text:p>
      <text:p text:style-name="P972">Вася Шушу получил извещение, что на городской почтамт ему пришла посылка до востребования. Он взял с собой Лёлика из Москвы, <text:span text:style-name="T1048">Виталика</text:span> из Симферополя и меня позвал.</text:p>
      <text:p text:style-name="P972">Получили мы посылку, зашли в какую-то столовую на второй этаж.</text:p>
      <text:p text:style-name="P972"><text:s/>Вася посылку открыл, а там — </text:p>
      <text:p text:style-name="P981"><text:tab/><text:tab/><text:tab/>вино, молдавское вино — </text:p>
      <text:p text:style-name="P1032"><text:span text:style-name="T242"><text:tab/><text:tab/><text:tab/>оно на радость нам дано..</text:span><text:span text:style-name="T238">.</text:span></text:p>
      <text:p text:style-name="P972">Взяли какие-то макароны с чем-то. Вася по стаканам под столом разливает — прикончили, не знаю сколько литров.</text:p>
      <text:p text:style-name="P972">Ну, чё — погнали?</text:p>
      <text:p text:style-name="P972">Спустились на первый этаж и Лёлик там в урну помочился, пока В<text:span text:style-name="T1048">итал</text:span>ик его, типа, загораживал для соблюдения приличий.</text:p>
      <text:p text:style-name="P972">Этот Лёлик вообще отмороженный. </text:p>
      <text:p text:style-name="P972">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972">Не помню зачем я туда заходил, но Лёлик как меня увидел — у него этот лом в руках затрепетал. До того ему захотелось меня грохнуть. Ни за что. Просто потому, что подвернулся.</text:p>
      <text:p text:style-name="P972">Но, видно, у него тоже квадратура круга не решённая. Грохнуть — грохнешь, а труп куда?</text:p>
      <text:p text:style-name="P972">Короче — обошлось.</text:p>
      <text:p text:style-name="P972">Вышли мы из столовой, идём, беседуем.</text:p>
      <text:p text:style-name="P972">Яркое солнце, белый снежок. Жизнь — прекрасна.</text:p>
      <text:p text:style-name="P972">Тут Лёлик и Вася начинают выяснять чья отчизна лучше — Москва или Молдавия?</text:p>
      <text:p text:style-name="P972"><text:soft-page-break/>Так, слово по слову, стали друг друга за грудки хватать. Но В<text:span text:style-name="T1048">итал</text:span>ик — молодец, зачем, говорит, на улице? Давай в какой-нибудь двор зайдём.</text:p>
      <text:p text:style-name="P972">Зашли между каких-то двухэтажек. В<text:span text:style-name="T1048">итал</text:span>ик тут уже как лондонский рефери поясняет: бляхами не драться, лежачего не бить.</text:p>
      <text:p text:style-name="P973">Скинули они бушлаты, шапки и ремни и — пошла молодецкая забава.</text:p>
      <text:p text:style-name="P973">Оба за метр восемьдесят, кулаки — как гири. Один другого ахнет — по двору эхо отдаётся. Эх, окропим снежок красненьким!</text:p>
      <text:p text:style-name="P973">Вася Лёлику бровь разбил, кровь брызнула; Лёлик на одно колено упал. Вася к бельевым верёвкам отошёл и не добивает — богатыри по правилам бьются.</text:p>
      <text:p text:style-name="P973">Тут по крылечку какой-то мужик в тельняшке сбежал, говорит, кто-то из двухэтажки в милицию позвонил.</text:p>
      <text:p text:style-name="P973">Короче, матч откладывается. Оделись служивые, Лёлик снегом умылся и покинули мы ристалище.</text:p>
      <text:p text:style-name="P973">Но бойцовский задор никак не уляжется.</text:p>
      <text:p text:style-name="P973">Разделились мы на пары. Впереди иду я с Лёликом и его убеждаю, что Москва — столица нашей Родины, лучший город Земли; а метрах в десяти сзади В<text:span text:style-name="T1048">итал</text:span>ик с Васей <text:s text:c="2"/>Фет-Фрумоса обсуждают.</text:p>
      <text:p text:style-name="P973">Мирно так себе идём, не спеша.</text:p>
      <text:p text:style-name="P973">И тут справа «волжанка» тормознула и из неё два мента в шинелях — прыг на тротуар. Обложили.</text:p>
      <text:p text:style-name="P973">Мы с Лёликом бляхи расстегнули, захлестнули на кулак и машем — <text:s/>не подходи, мол!</text:p>
      <text:p text:style-name="P973">Тот, что слева пушку выхватил. Такая маленькая чёрная дырочка, а вокруг неё кружочек солнца, смотрит мне прямо в лицо.</text:p>
      <text:p text:style-name="P973">А тут и вторая пара собеседников подходит. До того увлеклись, что по сторонам не смотрели. А тут <text:s/>- опаньки! <text:s/>— <text:s/>резкая смена декораций: два солдата с бляхами против двух ментов с пистолетом.</text:p>
      <text:p text:style-name="P973">У В<text:span text:style-name="T1048">италик</text:span>а от переизбытка чувств и ассоциаций ноги подкосились и он лишь в последний момент успел спиной на забор опереться.</text:p>
      <text:p text:style-name="P971"><text:span text:style-name="T691">Исполать</text:span> тебе, земля Молдав<text:span text:style-name="T691">ская</text:span>, <text:span text:style-name="T691">ты </text:span>взрасти<text:span text:style-name="T691">ла</text:span> <text:span text:style-name="T691">доблестного</text:span> Вас<text:span text:style-name="T691">ю</text:span> Шушу! <text:span text:style-name="T691">И</text:span>стинный <text:span text:style-name="T691">воин</text:span>, преисполненный духом товарищества и боевого братства, обхватил он могучим объятием ближайшего к нему мента, <text:span text:style-name="T691">что</text:span> без пушки <text:span text:style-name="T691">был</text:span>, и крикнул:</text:p>
      <text:p text:style-name="P971">- Беги!</text:p>
      <text:p text:style-name="P971">Повторять не пришлось.</text:p>
      <text:p text:style-name="P971">О, боги! Как я боялся! Как бежал!</text:p>
      <text:p text:style-name="P971">Вокруг меня и подо мной мелькали заборы, деревья, переулки, холмы, буераки, крепостные валы и горные кряжи...</text:p>
      <text:p text:style-name="P971">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971">Вечером в казарму пришёл только Лёлик. Ему надо было застирать куртку от крови из разбитой брови. Я отвёл его в кочегарку.</text:p>
      <text:p text:style-name="P971">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971">Накрылся мой косметический ремонт.</text:p>
      <text:p text:style-name="P971">Позлорадствовал ли я? </text:p>
      <text:p text:style-name="P971">Если да, то не очень — мне уже всё было пó хуй.</text:p>
      <text:p text:style-name="P944"/>
      <text:p text:style-name="P944">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944">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653">как </text:span>загляну<text:span text:style-name="T653">ли</text:span> <text:soft-page-break/>снизу, <text:span text:style-name="T653">то</text:span> увидали там мелкозернистый монолит.</text:p>
      <text:p text:style-name="P944">Песок отправляли мокрым и морозы обратили его в сплошной большой параллелепипед по форме вагона.</text:p>
      <text:p text:style-name="P944">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944">У организации пошла голова кругом; проблема — хоть «караул» кричи. </text:p>
      <text:p text:style-name="P944">А кем у нас решаются неразрешимые проблемы? Верно — стройбатом!</text:p>
      <text:p text:style-name="P944">Вот нас и привезли в трёх грузовиках на станцию. </text:p>
      <text:p text:style-name="P945">Правда, на этот раз ломы гладкими оказались; только снизу через люки долбить бесполезно — лом отпрыгивает на тебя же. Сверху будем ебашить и — через борта лопатами. Ходят слухи, что даже отбойный молотки подвезут, а пока — вперёд!</text:p>
      <text:p text:style-name="P945">Я малость попробовал и бросил — слишком такая монотонщина приелась за годы службы; но и просто так стоять — холодно.</text:p>
      <text:p text:style-name="P945">Михаил Хмельницкий мне деньги дал — сходить за «сугревом». Сам-то не может, он — сержант, ему за узбеками присматривать надо.</text:p>
      <text:p text:style-name="P945">И откуда только у людей деньги берутся? </text:p>
      <text:p text:style-name="P945">Проще простого: РБУ раствор готовит, <text:s/>сколько у <text:s/>водителя в бумажке-заявке написано, столько и приготовит. </text:p>
      <text:p text:style-name="P945">А если заявки нет? </text:p>
      <text:p text:style-name="P945">Тогда водитель даёт другую бумажку. </text:p>
      <text:p text:style-name="P945">Кому даёт?</text:p>
      <text:p text:style-name="P945">Командиру отделения работающего на РБУ. </text:p>
      <text:p text:style-name="P945">Пошёл я в город. Места незнакомые, не сразу магазин нашёл.</text:p>
      <text:p text:style-name="P945">Затарился. Бутылки — под бушлат, <text:span text:style-name="T654">снизу бляхой подпоясал; полненький такой стал. Кто говорил — в стройбате плохо кормят?</text:span></text:p>
      <text:p text:style-name="P946">Иду обратно опустив голову, не от стеснительности — просто снег в лицо летит.</text:p>
      <text:p text:style-name="P946">- Почему честь не отдаёте? Вас что — не учили?</text:p>
      <text:p text:style-name="P946">По уставу ты каждому старшему по званию козырять должен. Так ведь не видел я, а потом, если козырну, бутылки под бушлатом зазвякают.</text:p>
      <text:p text:style-name="P946">- Виноват, товарищ...</text:p>
      <text:p text:style-name="P946">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946">- ...товарищ генерал-майор. Задумался.</text:p>
      <text:p text:style-name="P946">- Задумался он! Идите!</text:p>
      <text:p text:style-name="P946">И это правильно. Генералу с солдатом в чёрных погонах разговаривать, практически, не о чем.</text:p>
      <text:p text:style-name="P946">Единственный офицер, что за два года мен «вы» сказал.</text:p>
      <text:p text:style-name="P946"/>
      <text:p text:style-name="P946">На место сибиряка Черных к нам новый комроты <text:s/>перевёлся, или его перевели, <text:s/>из Монгольских степей; тоже капитан.</text:p>
      <text:p text:style-name="P946">Нос такой длинный, аж до верхней губы достаёт. Сам общительный такой. Когда его дежурство, он в кабинете не сидит, всё по казарме расхаживает, солдатикам про сертификаты рассказывает, или бороться затеет. И после борьбы такой радостный весь, глазки блестят, по щекам красные пятна, а губа за нос цепляется.</text:p>
      <text:p text:style-name="P946">Я смотрю, что-то в его ужимках знакомое мелькает, а что не вруб... Ну, да! Мальчик из Нальчика!</text:p>
      <text:p text:style-name="P947">Но ведь офицер! И жена есть.</text:p>
      <text:p text:style-name="P947">Вобщем, окрестил я его по имени монгольской валюты «тугриком» и кликуха враз прижилась среди личного состава роты.</text:p>
      <text:p text:style-name="P947">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text:soft-page-break/>уже ходить стыдно — придётся выбросить, хотя жалко, «Командирские» называются.</text:p>
      <text:p text:style-name="P947">- Я не выдержал и говорю:</text:p>
      <text:p text:style-name="P947">- не хочешь выбрасывать — отдай кому-то из солдат.</text:p>
      <text:p text:style-name="P947">Он сразу:</text:p>
      <text:p text:style-name="P947">- Кто сказал? Выйти из строя!</text:p>
      <text:p text:style-name="P947">Вышел я. Он ко мне подходит, демонстративно так ремешок часов расстёгивает:</text:p>
      <text:p text:style-name="P947">- На!</text:p>
      <text:p text:style-name="P947">Я взял и в карман сунул, хотя он, конечно, на другой исход рассчитывал.</text:p>
      <text:p text:style-name="P947">Но как я на следующий день с этими часами намучался!</text:p>
      <text:p text:style-name="P947">Полдня ходил по улицам, чтоб толкнуть — никто покупать не хочет; думают как стройбатовец, так и часы краденые. И хорошие ж часы, отец мой в Москве за такие 25 рублей платил, а я за 7 отдать согласен. Первый раз не шакалю, а товар предлагаю. Дохлая <text:span text:style-name="T655">вещь</text:span> коммерция, если спроса нет.</text:p>
      <text:p text:style-name="P948">Под конец занёс я их в часовую мастерскую, мастер трёшку предложил и я согласился.</text:p>
      <text:p text:style-name="P948">Выхожу из мастерской с честно заработанными и — надо же совпадение! <text:s/>— <text:s/>подваливает ко мне какой-то ханыга:</text:p>
      <text:p text:style-name="P948">- Солдат! Часы у меня купи, за троячку отдам!</text:p>
      <text:p text:style-name="P948">Эти алкаши до того оборзели, уже даже к стройбату пристают.</text:p>
      <text:p text:style-name="P948">Через неделю мне Ваня рассказал, что у него в кочегарке повар из «молодых» в мастерской на верстаке спал. Тугрик дежурным по части был и даже в кочегарку свой длинный нос сунул. «Молодого» спящим на матрасе увидел, за хуй его схватил:</text:p>
      <text:p text:style-name="P948">- Дай! Ну, дай!</text:p>
      <text:p text:style-name="P948">Вобщем, Ваня говорил, что Тугрик уже у двух «молодых» поваров сосёт, а один из них его жену поёбывает.</text:p>
      <text:p text:style-name="P948">В казарме один раз начал на меня наезжать:</text:p>
      <text:p text:style-name="P948">- Не слишком ли ты себя «дедом» ставишь?</text:p>
      <text:p text:style-name="P948">Я в ответ ничего не сказал. Ни слова. Только губы вытянул и три звука издал «чмок-чмок-чмок».</text:p>
      <text:p text:style-name="P948">Он молча развернулся и отошёл по проходу. С тех пор меня не замечает. Вот такой я негодяй оказался. Негодяй противный!</text:p>
      <text:p text:style-name="P948"/>
      <text:p text:style-name="P948">В роте новенький появился, его перевели из другого стройбата, аж где-то в Дагестане.</text:p>
      <text:p text:style-name="P948">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948">Кавказец какой-то. Кто их разберёт: в одном Дагестане аж 48 народностей. Всё время молчит ни с кем <text:s text:c="2"/>не разговаривает. <text:span text:style-name="T656">К нему тоже подходить опасаются. Типа, новый зверь в привычной клетке.</text:span></text:p>
      <text:p text:style-name="P949">Как-то вечером сидит он на табурете с газетой. Я мимо шёл по проходу. Чё-то заголовок какой-то меня заинтересовал. В натуре, не шугаю, просто хочу глянуть и отдать. А он:</text:p>
      <text:p text:style-name="P949">- Уйди!</text:p>
      <text:p text:style-name="P949">- Ты чё! Блатуешь, салага?</text:p>
      <text:p text:style-name="P949">Он вскочил. Так я до него даже дотянуться не успел. Сразу стаей набежали и его метелить <text:s/>начали. <text:s/>Он вырвался — убежал из роты.</text:p>
      <text:p text:style-name="P949">Что характерно — не «деды», а «черпаки». Потом уже я догадался — они эти несколько дней на него злобу и страх копили за то, что не такой как они. Не по национальному признаку, а за то, что у него такая семейная трагедия из-за которой тебя может грохнуть без оглядки на квадратуру круга. Стая страхом цементируется.</text:p>
      <text:p text:style-name="P949">А он в штаб убежал — не рискнул в Дагестан податься. Оттуда дежурный по части старлей пришёл и отвёл меня на «губу».</text:p>
      <text:p text:style-name="P949">Там уже один из днепровский отдыхал. У него хорошая дрянь оказалась.</text:p>
      <text:p text:style-name="P949">Раскумарились. На нары прилягли и тут он мне начал поливать, что вся наша великая <text:soft-page-break/>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949">Вобщем, такой себе рыцарь-тамплиер из Днепропетровска. </text:p>
      <text:p text:style-name="P950">Но если ты настолько франк-масон, тебя в стройбат загребли бы? </text:p>
      <text:p text:style-name="P950">Но я ему не мешал свой структурный анализ излагать, ведь дурь у него же.</text:p>
      <text:p text:style-name="P950">Тут дверь открывается и вкатывается татарский колобочек. </text:p>
      <text:p text:style-name="P950">Кто это такой смешной и кругленький?</text:p>
      <text:p text:style-name="P950">Алимоша! А тебя за что?</text:p>
      <text:p text:style-name="P950">Дежурный по части снял с грузовика за прибытие в расположение части в нетрезвом состоянии. </text:p>
      <text:p text:style-name="P950">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950">Так расстёгнутым его к нам и привели. </text:p>
      <text:p text:style-name="P950">Минут через пять Алимоша в дверь постучал, спросил у дежурных по КПП старлей ушёл или нет.</text:p>
      <text:p text:style-name="P950">Ушёл.</text:p>
      <text:p text:style-name="P950">Тут Алимоша из рукава фуфайки достал бутылку вина и велел отнести в первую роту Вите Новикову, а то ребята заждались уже.</text:p>
      <text:p text:style-name="P950">Дежурные ушли исполнять поручение, а Алимоша из второго рукава достал вторую бутылку и остался без бицепсов. Ну, и как водится</text:p>
      <text:p text:style-name="P979"><text:tab/><text:tab/><text:tab/>...бойцы вспоминали минувшие дни</text:p>
      <text:p text:style-name="P950"><text:span text:style-name="T79"><text:tab/><text:tab/><text:tab/> <text:s text:c="2"/>и битвы где вместе рубились они..</text:span>.</text:p>
      <text:p text:style-name="P948"/>
      <text:p text:style-name="P950">Утром нас, конечно ж, выпустили — кому-то ж надо пятилетку выполнять. А кавказца, что шантажировал самоубийством вслед за серией убийств перевели в отдельную роту.</text:p>
      <text:p text:style-name="P950"/>
      <text:p text:style-name="P951">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951">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951">И этот узбек, что метрах в трёх от нас мокрую тряпку по полу таскал, вдруг тоже заржал!</text:p>
      <text:p text:style-name="P951">Короче, на нас глядючи, подзарядился и его тем же руслом поволокло — на <text:s/>шáру, без дури.</text:p>
      <text:p text:style-name="P951">Подозвали его, пяточку предложили, но он отказался. Ну, ясно, шугается ещё — вдруг кусок из его роты сюда заглянет как тут что.</text:p>
      <text:p text:style-name="P951">А потом смотрю — он в бригаде с РБУ в одном со мной грузовике домой ездит.</text:p>
      <text:p text:style-name="P951">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951">Узбеки в задумчивость впадают, и дорога быстрей кончается. Молодец акын, или, может, ашуг. Ну, короче — лабух.</text:p>
      <text:p text:style-name="P951">Сержант Миша Хмельницкий никак имя его не мог <text:s/>выговорить, под конец говорит:</text:p>
      <text:p text:style-name="P951">- Ладно! Будешь — Вася!</text:p>
      <text:p text:style-name="P951">Вот как-то едем домой, Хмель и говорит:</text:p>
      <text:p text:style-name="P951">- Вася! Пой!</text:p>
      <text:p text:style-name="P951">Я вижу, что тому неохота, настроения нет, а Хмель не унимается:</text:p>
      <text:p text:style-name="P951">- Ты чё, не понял? Тебе сказано — пой!</text:p>
      <text:p text:style-name="P951">Ну, тот и запел. Узбеки на него волком смотрят, по своему матерят: чё, мол, ты у этой падлы канарейкой заделался?</text:p>
      <text:p text:style-name="P951"><text:soft-page-break/>Языка я не знаю, но оно и так понятно.</text:p>
      <text:p text:style-name="P951">Лабух куплета два проаманил и — на коду. А Хмель опять пристаёт:</text:p>
      <text:p text:style-name="P951">- Пой, Вася!</text:p>
      <text:p text:style-name="P952">Тот опять завёл на высоких нотах. Тут смотрю узбеки расцвели, в одном месте хохотнули даже. Ну, понятно, это он в песне слова переделал:</text:p>
      <text:p text:style-name="P952"><text:span text:style-name="T79"><text:tab/><text:tab/><text:tab/>Вай, сержант, я твой мама ебал!.</text:span>.</text:p>
      <text:p text:style-name="P952">А Хмель не врубается:</text:p>
      <text:p text:style-name="P952">- Во! Молодец! Ещё давай!</text:p>
      <text:p text:style-name="P952">Тот ещё даёт:</text:p>
      <text:p text:style-name="P952"><text:tab/><text:tab/><text:tab/><text:span text:style-name="T79">Вай, сержант, я твой рот ебал!.</text:span>.</text:p>
      <text:p text:style-name="P952">Узбеки со смеху дохнут, а сержанту понравилось:</text:p>
      <text:p text:style-name="P952">- Хорошо, Вася!</text:p>
      <text:p text:style-name="P952">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952"/>
      <text:p text:style-name="P952">А линял я к тихой мышке.</text:p>
      <text:p text:style-name="P952">Вообще-то её Таней зовут, просто про себя я её так называл.</text:p>
      <text:p text:style-name="P952">Блондиночка.</text:p>
      <text:p text:style-name="P952">Когда я к ней в троллейбусе первый раз подошёл, она тихо так всё отвечала.</text:p>
      <text:p text:style-name="P952">А как не подойти? Несколько раз её в одном и том же троллейбусе видел, в котором от Кольцевого до РБУ ездил.</text:p>
      <text:p text:style-name="P952">Она мне уже потом сказала:</text:p>
      <text:p text:style-name="P952">- Я тебя ещё в феврале приметила. У тебя в самые морозы бушлат нараспашку был, вся шея открытая.</text:p>
      <text:p text:style-name="P952"><text:span text:style-name="T79"><text:tab/><text:tab/><text:tab/>...лишь тех мы женщин выбираем, которые нас выбрали уже..</text:span>.</text:p>
      <text:p text:style-name="P952"/>
      <text:p text:style-name="P952">Она старше меня года на два. </text:p>
      <text:p text:style-name="P952">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952">- Рару! Спорим — разденусь?</text:p>
      <text:p text:style-name="P952">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952">Но это ещё до того было, как она мне про мою шею рассказывала.</text:p>
      <text:p text:style-name="P953">Скорее всего, это на меня та встреча с юродивым повлияла.</text:p>
      <text:p text:style-name="P953">Ещё в феврале я на 50-квартирном с неделю околачивался; на том самом, что мы когда-то ломами из арматуры начинали, а теперь уже к сдаче движется.</text:p>
      <text:p text:style-name="P953">И ребята мне сказали, в одной улочке неподалёку какой-то старик босиком ходит. Я специально два раза ходил, пока его застал.</text:p>
      <text:p text:style-name="P953">Старик с бородой; седая — аж жёлтая, шапка на нём, пальто. Тощий и длинный, но вряд ли наркоман — он по своему тащится. У него штаны закатаны и ноги от колен голые.</text:p>
      <text:p text:style-name="P953">Метлой дорожку в снегу прометает. Снег падает, а он босиком ходит и прометает. И пусто вокруг. Посмотрел я на него, и он на меня — искоса. Помолчали. И я ушёл.</text:p>
      <text:p text:style-name="P953"/>
      <text:p text:style-name="P953">Каждый верит, что он прав. И каждый верит по своему. У ставропольских мужиков вера, почему-то, с ногами связана.</text:p>
      <text:p text:style-name="P953">Через много лет по телевизору про одного мужика передача была. Так тот вообще из Ставрополя аж до Москвы на коленках прополз. Куски автомобильных покрышек на колени привязывал и — вперёд...</text:p>
      <text:p text:style-name="P953">Для возрождения веры и благообразия в христолюбивом народе России.</text:p>
      <text:p text:style-name="P953">Я не против. Я — <text:span text:style-name="T657">неверующий, но </text:span>веротерпимый.</text:p>
      <text:p text:style-name="P953">Настоящая веротерпимость только среди неверующих и бывает. Остальные все <text:soft-page-break/>прикидываются, <text:s/>а на самом деле хотят всех в свою веру обратить. <text:span text:style-name="T657">Даже те же атеисты, которые верят, что бога нет.</text:span></text:p>
      <text:p text:style-name="P954">Неверующий это когда верить нечем, нет соответствующего органа. Доктор сказал «мы отрежем только аппендикс», но хряпнул лишку и оттяпал то, чем верят.</text:p>
      <text:p text:style-name="P953">А если веры нет, то и обращать некуда.</text:p>
      <text:p text:style-name="P953">Так что ползайте себе на здоровье, в позу лотоса садитесь, лбом в землю упирайтесь — да что угодно! — лишь бы не на моей грядке.</text:p>
      <text:p text:style-name="P953">Я — веротерпимый.</text:p>
      <text:p text:style-name="P953"/>
      <text:p text:style-name="P955">Но в стройбате той весной мне не до теологии было, когда я ожидал троллейбус номер пять на Кольцевом.</text:p>
      <text:p text:style-name="P955">Их несколько прошло, пока Таня приехала.</text:p>
      <text:p text:style-name="P955">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955">Долго и тихо обнимались, стоя у батареи под лестничным маршем первого этажа. Тихо совокупились, всё так же стоя.</text:p>
      <text:p text:style-name="P955">Вышли снова на тротуар и я её проводил до другого подъезда другой пятиэтажки.</text:p>
      <text:p text:style-name="P955">Потом долго не удавалось повторить тихое наслаждение — подъезды стали почему-то слишком людные.</text:p>
      <text:p text:style-name="P955">Пару рапз мы ходили в кино на дневной сеанс, но вокруг детвора сидела.</text:p>
      <text:p text:style-name="P955">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955">И что характерно, если ты Писак, так иди командуй своей первой ротой, а у меня комроты — Тугрик.</text:p>
      <text:p text:style-name="P955">Но потом я всё-таки пришёл к ней домой. Совсем не в том подъезде, куда провожал её в первый раз.</text:p>
      <text:p text:style-name="P955">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955">Дома у неё оказалась мама и дочка трёх лет.</text:p>
      <text:p text:style-name="P955">Потом её мама с её дочкой вышли в магазин, а мы сели на ковре и она раскрыла альбом с фотографиями.</text:p>
      <text:p text:style-name="P955">И в альбоме и на ковре она была очень симпатичная, эта тихая мышка блондиночка Таня.</text:p>
      <text:p text:style-name="P955">Мне стоило лишь протянуть руку, положить на плечо её домашнего халатика и разложить её рядом с альбомом, но я так и не смог. Не знаю что, но что-то меня не пустило.</text:p>
      <text:p text:style-name="P955"/>
      <text:p text:style-name="P956">В те непостижимо далёкие времена я ещё не знал, что все мои невзгоды или радости, взлёты и падения, <text:s/>все мои <text:span text:style-name="T658">наслаждения</text:span> и <text:span text:style-name="T658">лишения</text:span>, <text:span text:style-name="T659">исходят</text:span> от той сволочи в не<text:span text:style-name="T659">достиж</text:span>имо далёком будущем, которая сейчас слагает это письмо тебе, лёжа в палатке посреди тёмного леса <text:span text:style-name="T659">под неумолчное</text:span> журча<text:span text:style-name="T659">нье </text:span>струй реки по имени Варанда...</text:p>
      <text:p text:style-name="P956"/>
      <text:p text:style-name="P957">Потом вернулась из магазина её мама с внучкой и принесла сетку оранжевых апельсинов.</text:p>
      <text:p text:style-name="P957">Дальнейшие наши встречи проходили вне её дома и она начала интересоваться содержанием записей в моём военном билете. Туфта насчёт сейфа не прокатила — она была на два года старше.</text:p>
      <text:p text:style-name="P957">В отряде у меня что-то захороводилось, пошёл какой-то сумбур и мы потеряли друг друга из виду.</text:p>
      <text:p text:style-name="P957">Уже перед самым дембелем я заходил к ней, но мама сказала, что она не дома.</text:p>
      <text:p text:style-name="P957">Я дождался её у её подъезда, мы прошли в широкий ночной двор между пятиэтажками и она тихо отдалась мне на столе детской площадки.</text:p>
      <text:p text:style-name="P957">Однако, кончил я слишком быстро, куда быстрее, чем в подъезде. Мне это не понравилось и я прервал с ней отношения, как и хотел Писак.</text:p>
      <text:p text:style-name="P957"><text:soft-page-break/></text:p>
      <text:p text:style-name="P957">Чем ближе дембель, тем меньше спится. </text:p>
      <text:p text:style-name="P957">Куда вы удалились — те блаженные времена, когда я, салага, засыпал едва коснувшись головой подушки?</text:p>
      <text:p text:style-name="P957">А теперь? Проверка прошла, в клуб сходил, вернулся в роту, а сна ни в одном глазу.</text:p>
      <text:p text:style-name="P957">Вот и собираются вокруг такие же полуночники; лежим на койках кубрика, базарим о том, о сём. Или дуры гоняем.</text:p>
      <text:p text:style-name="P957">Гнать дуру — значит рассказывать длинную историю, и не обязательно реальную.</text:p>
      <text:p text:style-name="P957"/>
      <text:p text:style-name="P957">Ч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957">Но тогда вместо «гонять дуру», говорили «тискать роман».</text:p>
      <text:p text:style-name="P957"/>
      <text:p text:style-name="P957">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957">К <text:s/>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957">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957">Конечно, этот вопрос возникнет не у слушателей, а у меня, и не сразу, но всё таки...</text:p>
      <text:p text:style-name="P958">Во время расправы с бароном, проводившейся самым изуверским образом, Хмель вдруг крикнул:</text:p>
      <text:p text:style-name="P958">- Дневальный!</text:p>
      <text:p text:style-name="P958">От тумбочки в конце прохода пришёл дневальный и Хмель ему сказал:</text:p>
      <text:p text:style-name="P958">- Он уже заебал свои храпом — ебан<text:span text:style-name="T139">и́</text:span> его в лобешник, пусть упокоится.</text:p>
      <text:p text:style-name="P958">- Кто?</text:p>
      <text:p text:style-name="P958">- Вон тот салага через два кубрика.</text:p>
      <text:p text:style-name="P958">Дневальный склонился над нарушителем покоя, прислушался к сонному дыханию:</text:p>
      <text:p text:style-name="P958">- Не, вроде не этот.</text:p>
      <text:p text:style-name="P958">В разговор включился Лёлик:</text:p>
      <text:p text:style-name="P958">- Ну, всё равно ебан<text:span text:style-name="T139">и́</text:span> — какая в хуй разница.</text:p>
      <text:p text:style-name="P958"/>
      <text:p text:style-name="P958">Глубина философской мудрости этих слов до сих пор заставляет меня прослезиться:</text:p>
      <text:p text:style-name="P959">«всё равно ебан<text:span text:style-name="T139">и́</text:span> — какая в хуй разница»</text:p>
      <text:p text:style-name="P958">Это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958"/>
      <text:p text:style-name="P960">Солдат-дембель живёт в постоянном напряжении. 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960">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960">А я когда же?</text:p>
      <text:p text:style-name="P960">И чем заполнить ещё и этот день тягостного нескончаемого ожидания?</text:p>
      <text:p text:style-name="P960"><text:soft-page-break/></text:p>
      <text:p text:style-name="P960">Промаявшись часов до трёх в расположении части, я сел в кабину УАЗа-хлебовозки, чтобы поехать в Ставрополь. В крытый брезентом кузов забрался Лёлик и кто-то из его кентов, тоже в самоволку.</text:p>
      <text:p text:style-name="P960">Мы выехали через КПП и погнали по мокрому после недавней грозы шоссе. Асфальт по краям его был повыбит, поэтому та белая легковушка, что выскочила из-за поворота нам навстречу, пёрла посреди шоссе.</text:p>
      <text:p text:style-name="P960">Водитель хлебовозки увернулся, соскочив правыми колёсами на грязь обочины. А тут поворот — <text:s/>он крутанул руль влево и дал по тормозам.</text:p>
      <text:p text:style-name="P960">УАЗ выскочил на шоссе, но нас понесло юзом по мокрому асфальту. Машина мчала вперёд то левым, то правым бортом, не обращая внимания куда крутит руль водитель.</text:p>
      <text:p text:style-name="P960">Под конец нас вообще развернуло в обратную сторону и, проехав сколько-то задом-наперёд, машина опрокинулась под откос.</text:p>
      <text:p text:style-name="P961">Он был невысоким — метра два, поэтому мы перевернулись не больше двух раз.</text:p>
      <text:p text:style-name="P961">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961">На него я и приземлился. Машина лежала на боку. Но из кабины он вылез первым, через окно двери над головой. Я последовал за ним. Ребята из кузова уже стояли рядом с водителем. Повезло.</text:p>
      <text:p text:style-name="P961">На шоссе заскрипел тормозами «козёл» комбата. Не дожидаясь продолжения, я ушёл в <text:s/>зелёную листву опушки.</text:p>
      <text:p text:style-name="P961">- Это кто ещё был?</text:p>
      <text:p text:style-name="P961">- Не знаю, из отдельной роты попросился...</text:p>
      <text:p text:style-name="P961">Через два километра лес кончился, у меня улеглась напряжённая дрожь в руках и пошёл <text:s text:c="2"/>Ставрополь.</text:p>
      <text:p text:style-name="P961">Я поехал в кино — снять адреналин. «Как украсть миллион» с Питером О' Тулом.</text:p>
      <text:p text:style-name="P961">Или это был «Повторный брак» с Бельмондо?</text:p>
      <text:p text:style-name="P961">Нет! После Бельмондо я познакомился с Надей.</text:p>
      <text:p text:style-name="P961">Студентка чего-то там. Мы долго гуляли, я её обнял, но когда начал целовать, она укусила меня за язык.</text:p>
      <text:p text:style-name="P961">- Я знаю на что ты намекаешь!</text:p>
      <text:p text:style-name="P961">Вот дура! Какие тут намёки? Я даже говорить не могу, больно же!</text:p>
      <text:p text:style-name="P961">Я проводил её до одноэтажного дома, где она снимала квартиру. Она зашла туда и вынесла банку сгущёнки. Типа, утешительный приз раненому бойцу.</text:p>
      <text:p text:style-name="P961">Я обнял её на прощанье, но целовать не мог. Оставшись один, я посмотрел на банку у себя в руках, потом на стену дома, но гвоздика нигде не оказалось. <text:s/>Поставив банку на перила, я ушёл. <text:span text:style-name="T660">Какое уж там наслаждение с прокушенным языком.</text:span></text:p>
      <text:p text:style-name="P961"/>
      <text:p text:style-name="P962">В отряде остались всего четыре дембеля — я, Серый, Рыжий из Днепра, и Саша Рудько.</text:p>
      <text:p text:style-name="P962">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962">Утром, до начала развода, рядом с сортиром хоровод.</text:p>
      <text:p text:style-name="P962">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962">Ничего страшного не произошло, крану даже ремонт не нужен, но начштаба утром как узнал — взбеленился и догнал Серого возле сортира.</text:p>
      <text:p text:style-name="P962">- Бляааадь!!</text:p>
      <text:p text:style-name="P962">Какой замах! Какой хук! Майор вложил в удар весь вес своего габаритного тела и — … промахнулся.</text:p>
      <text:p text:style-name="P962">Отскочил Серый.</text:p>
      <text:p text:style-name="P962">М-да... Эх, майор, а я-то думал, что ты боксёр...</text:p>
      <text:p text:style-name="P962"><text:soft-page-break/>Начштабу помогли подняться, Серого сопроводили на «губу».</text:p>
      <text:p text:style-name="P962">На разводе замполит объявил, что Рыжий отправляется на дембель, а мы с Рудько — завтра.</text:p>
      <text:p text:style-name="P962">- Товарищ замполит, мне характеристику надо.</text:p>
      <text:p text:style-name="P962">- Какую ещё характеристику?</text:p>
      <text:p text:style-name="P962">- Для поступления в институт.</text:p>
      <text:p text:style-name="P962">- Ну, ты, блядь, борзой! Охуел? Алкоголик, наркоман, дебошир. Я тебе такую дам характеристику ни одна зона не примет — прямиком на крытку повезут. <text:s/><text:span text:style-name="T661">В этом наша вина перед обществом, что ты вообще отсюда выходишь! Ну, ничего, общество с тобой справится — в мелкий порошок перетрёт.</text:span></text:p>
      <text:p text:style-name="P963">Нам троим выдали в штабе деньги. Ничего себе! Так я ещё и заработал!</text:p>
      <text:p text:style-name="P963">Сто двадцать рублей за два года честного труда.</text:p>
      <text:p text:style-name="P963">Мы с Рудько поехали провожать Рыжего и заодно экипироваться.</text:p>
      <text:p text:style-name="P963">В дорогу Рудько купил себе спортивную сумку, а я дипломат-кейс; они только-только входили в моду.</text:p>
      <text:p text:style-name="P963">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что на мне, нужно было вернуть в каптёрку третьей роты.</text:p>
      <text:p text:style-name="P963">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963">Я не напомнил Рыжему о ней. Я её украл.</text:p>
      <text:p text:style-name="P963">В какой-то момент он отрезвело глянул на меня — может вспомню? Но я смолчал.</text:p>
      <text:p text:style-name="P963">Он снова захмелел и пошёл к остановке; вот между нами десять метров; двадцать...</text:p>
      <text:p text:style-name="P963">Но я так и не окликнул:</text:p>
      <text:p text:style-name="P963">- Рыжий! Ты ж забыл!</text:p>
      <text:p text:style-name="P963">И никакая падла с берегов Варанды не оправдает эту мою подлость.</text:p>
      <text:p text:style-name="P963">Следующим утром на разводе мы с Рудько стояли лицом к строю и начштаба объявил, что мы уходим на дембель.</text:p>
      <text:p text:style-name="P963">Мы сделали поворот «налево!» <text:s/>— я со своим дипломатом и Рудько с синей спортивной сумкой.</text:p>
      <text:p text:style-name="P964">Через пару шагов комбат углядел на мне вельветовые туфли.</text:p>
      <text:p text:style-name="P964">- Это чё за еби о мать?!</text:p>
      <text:p text:style-name="P964">- Да, ну, его на хуй,- сказал начштаба.- Пускай валит отсюда.</text:p>
      <text:p text:style-name="P964">И я пошёл перетираться в порошок.</text:p>
      <text:p text:style-name="P964"/>
      <text:p text:style-name="P965">Но и сутки спустя я всё ещё был в Ставрополе. В его аэропорту деревенского вида. </text:p>
      <text:p text:style-name="P976">Мало «отслужить как надо», надо ещё суметь вернуться.</text:p>
      <text:p text:style-name="P965">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662">пробежал по взлётной полосе и под крылом самолёта, под гул моторов, поплыли редкие облачка и топографические пейзажи.</text:span> </text:p>
      <text:p text:style-name="P966">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966">Главное, оно ему надо? Он же в гражданке был. Подвыпивший, вот и решил пошугать.</text:p>
      <text:p text:style-name="P966">- Ты чё тут? Немедленно в часть, Комбату скажу на разводе.</text:p>
      <text:p text:style-name="P966">- А я скажу, что ты был пьяный как свинья.</text:p>
      <text:p text:style-name="P966">Никто никому ничего не сказал.</text:p>
      <text:p text:style-name="P966">И тот майор тоже в гражданке был. Вообще не знаю откуда он и что.</text:p>
      <text:p text:style-name="P966">- Я — майор!- кричит.- <text:s/>Ты что себе позволяешь?!</text:p>
      <text:p text:style-name="P966"><text:soft-page-break/>А почём я знаю, что ты майор, если ты в гражданке? Вот у меня всё ясно. Глянь на погоны — рядовой стройбата.</text:p>
      <text:p text:style-name="P966">Это мы с ним из-за буфетчицы в кафе сцепились. Ядрёная баба. Она сперва больше ко мне имела склонность, пока он майором не объявился. Может врал? Нет такую бабу не проведёшь.</text:p>
      <text:p text:style-name="P966"/>
      <text:p text:style-name="P966">Я всё ещё принадлежу стройбату, какая-то часть меня осталась в нём. Навсегда. Какую-то часть его я уношу в себе. До конца.</text:p>
      <text:p text:style-name="P966"/>
      <text:p text:style-name="P966">Но ни о чём таком я не думаю. Я — просто дембель летящий домой. Не домой, в смысле, в казарму, а домой, в смысле, домой.</text:p>
      <text:p text:style-name="P966">Хотя мать писала, что дом продали и купили пол-хаты дальше на Посёлке. Ничего, найду, адрес знаю.</text:p>
      <text:p text:style-name="P966">Но долго думать о Конотопе не получается; думать о нём я отвык, вот и думаю о привычном.</text:p>
      <text:p text:style-name="P967">Как мы водили пятигорского ударника в лётное училище, <text:s/>показывать на что он годен.</text:p>
      <text:p text:style-name="P967">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967">Такая была идея.</text:p>
      <text:p text:style-name="P967">Они как раз на сцене репетировали. Зал, как летний кинотеатр — без крыши.</text:p>
      <text:p text:style-name="P967">Длинный гитару их взял, ударник за барабаны сел. Ну, и врезали попурри из Джимми и Джимми. Отвели душу. Как трактором проехали по тем курсантам в голубых погонах.</text:p>
      <text:p text:style-name="P967">Им же барабанщик нужен типа того, что за пионерским знаменем рядом с горнистом ходит:</text:p>
      <text:p text:style-name="P967">ду-ду-ду-дý, ду-ду-ду-дý.</text:p>
      <text:p text:style-name="P967">Вряд ли они своему замполиту хоть слово об этом приходе сказали. Чистенькие такие. Ухоженные.</text:p>
      <text:p text:style-name="P966"/>
      <text:p text:style-name="P968">Неужели всё позади? И больше не будет вечерних проверок9 Ни комроты, ни начштаба, ни кусков...</text:p>
      <text:p text:style-name="P968">Лечу домой.</text:p>
      <text:p text:style-name="P968">Дома будет всё ништяк. Не зря же мечтал все эти два года; точнее не позволял себе думать о доме.</text:p>
      <text:p text:style-name="P968">Мой первый полёт в самолёте. Не тащиться же двое суток поездом.</text:p>
      <text:p text:style-name="P968">Вот только запястье щемит. Та дура в гостинице вчера вечером. Она бы дала, да негде.</text:p>
      <text:p text:style-name="P968">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968">Сеанс окончен.</text:p>
      <text:p text:style-name="P968">А я не принуждал, сама за руку ухватила и начала когти запускать. Не Ставрополь, а рассадник садисток.</text:p>
      <text:p text:style-name="P968">Может Ольга и не заметит. А увидит — так что? Мало ли какие раны-шрамы можно получить на боевом посту.</text:p>
      <text:p text:style-name="P968">АН-24 приземлился в Ростове. Я вышел в туалет возле взлётного поля и на обратном пути был остановлен военным патрулём.</text:p>
      <text:p text:style-name="P968">Конечно, вельветовые туфли не по уставу, но, братцы, дембель я — пролётом к дому, у меня уже самолёт винтами гудит. Отпустили.</text:p>
      <text:p text:style-name="P968">Дозаправка в Харькове и вот он — залитый уже совсем по-летнему ярким солнцем — аэропорт Борисполь.</text:p>
      <text:p text:style-name="P968">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968">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968"><text:soft-page-break/>Я сказал, что мне на железнодорожный вокзал и он предложил мне подождать в машине, пока <text:span text:style-name="T663">он </text:span>найдёт попутчиков. <text:span text:style-name="T663">До Киева оставалось ещё сорок восемь километров.</text:span></text:p>
      <text:p text:style-name="P969">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969">Тут он привёл двух офицеров — майора и подполковника, но помоложе, чем у нас в отряде; и мы поехали.</text:p>
      <text:p text:style-name="P969">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А может это был день отключённых светофоров — праздник свободного вождения — обгоняй кто кого и как может.</text:p>
      <text:p text:style-name="P969">Расплачиваясь у вокзала подполковник сказал:</text:p>
      <text:p text:style-name="P969">- Ну, шеф, ты и летаешь!</text:p>
      <text:p text:style-name="P969">Так что, скорее всего, у таксиста и впрямь был улёт на шáру.</text:p>
      <text:p text:style-name="P969">В 1975 году дипломаты типа «кейс» встречались не так уж часто и потому привлекали к себе внимание своим деловым видом.</text:p>
      <text:p text:style-name="P969">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969">Они проверили мою дембельскую бумагу и сличили меня с фоткой двухлетней давности в моём военном билете. Придраться не к чему.</text:p>
      <text:p text:style-name="P969">И тут я допустил ошибку, посмотрев на свои туфли. Старший патруля проследил за моим взглядом и увидел вопиющее нарушение уставной формы одежды.</text:p>
      <text:p text:style-name="P969">Меня повели в комендатуру под центральной лестницей, что вела высоко вверх к многотонному беломраморному изваянию головы Ленина.</text:p>
      <text:p text:style-name="P969">Дежурный <text:span text:style-name="T664">офицер </text:span>комендатуры вокзала <text:span text:style-name="T664">велел мне открыть дипломат и сразу понял, что я — дембель: колготки, бутылка водки и краденая скатерть с бахромой.</text:span></text:p>
      <text:p text:style-name="P969">- <text:span text:style-name="T664">Иди,- сказал он. - Вернёшься в ботинках — получишь свой кейс.</text:span></text:p>
      <text:p text:style-name="P970">Я рванулся в громадный кассовый зал налево.</text:p>
      <text:p text:style-name="P970">В кассу московского направления стояла длинная очередь, а в ней — метров за тридцать от кассы — я увидел солдата в парадке.</text:p>
      <text:p text:style-name="P970">Он был большого роста — значит и нога не маленькая, и он был грустный — значит возвращается после отпуска дослуживать ещё год.</text:p>
      <text:p text:style-name="P970">- Тебе куда?</text:p>
      <text:p text:style-name="P970">- До Москвы.</text:p>
      <text:p text:style-name="P970">- Пошли.</text:p>
      <text:p text:style-name="P970">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970">Он взял билет до Москвы, а я до Конотопа.</text:p>
      <text:p text:style-name="P970">Когда мы отошли, я обрисовал ему ситуацию с кейсом. Фазан не в силах отказать дембелю.</text:p>
      <text:p text:style-name="P970">Мы сели на одну из множества скамеек для ожидающих и поменялись обувью.</text:p>
      <text:p text:style-name="P970">- Где это ты так быстро?- спросил дежурный офицер комендатуры.</text:p>
      <text:p text:style-name="P970">- Купил у цыгана на перроне.</text:p>
      <text:p text:style-name="P970">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Шнурки на одолжённых ботинках распустились и хлопали по платформе, но мы всё равно успели.</text:p>
      <text:p text:style-name="P970">Поезд торопливо стучал по рельсам, нёсся в Конотоп, а напряжение во мне не спадало, я подгонял его и не находил себе места.</text:p>
      <text:p text:style-name="P970">Лишь поздно вечером, сойдя на четвёртой платформе конотопского вокзала, я поверил, что — всё.</text:p>
      <text:p text:style-name="P980"><text:tab/><text:tab/><text:tab/>Отслужил солдат службу долгую,</text:p>
      <text:p text:style-name="P970"><text:span text:style-name="T79"><text:tab/><text:tab/><text:tab/>Службу долгую, службу ратную..</text:span>.</text:p>
      <text:p text:style-name="P943"><text:soft-page-break/>Меня снова вёз всё тот же третий номер трамвая, но теперь аж до конечной.</text:p>
      <text:p text:style-name="P943">Темнота за окнами заставляла стёкла неясно отражать китель и фуражку солдатской парадки.</text:p>
      <text:p text:style-name="P943">На конечной я спросил где тут улица Декабристов, и мне сказали, что надо идти в ту сторону.</text:p>
      <text:p text:style-name="P943">Заборы. Хаты за калитками. Редкие фонари. Незнакомая окраина.</text:p>
      <text:p text:style-name="P943">Спросив ещё кого-то по пути, я вышел на улицу Декабристов и пошёл вдоль неё, пока не различил в темноте табличку с номером тринадцать.</text:p>
      <text:p text:style-name="P943">Зайдя через калитку, я постучал в первую дверь. Она открылась.</text:p>
      <text:p text:style-name="P943">Это мой отец такой седой?</text:p>
      <text:p text:style-name="P943">В падающем через проём двери свете, он недоверчиво присматривался к моей парадной форме.</text:p>
      <text:p text:style-name="P943">- Сергей?</text:p>
      <text:p text:style-name="P943">Он обернулся в дом.</text:p>
      <text:p text:style-name="P943">- Галя! Сергей пришёл!</text:p>
      <text:p text:style-name="P943">Мать выскочила на крыльцо и с громким плачем уткнулась в китель парадки.</text:p>
      <text:p text:style-name="P943">Я неловко погладил её вздрагивающее плечо.</text:p>
      <text:p text:style-name="P943">- Ну, чё, ты, мам, вернулся же.</text:p>
      <text:p text:style-name="P943">Мне и впрямь непонятно было о чём тут плакать.</text:p>
      <text:p text:style-name="P943">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p>
      <text:p text:style-name="P943">Она оглянулась на испуганную девочку замершую у кухонного стола и, доканчивая последний взрыд, сказала:</text:p>
      <text:p text:style-name="P943">- Чего ты, глупенькая? Это папа твой приехал.</text:p>
      <text:p text:style-name="P943">Потом снова повернулась ко мне.</text:p>
      <text:p text:style-name="P943">- А как же ты Ольгу не встретил? Разминулись? У неё третья смена. Она на кирпичном работает.</text:p>
      <text:p text:style-name="P943"/>
      <text:p text:style-name="P943">Отслужил...</text:p>
      <text:p text:style-name="P943"/>
      <text:p text:style-name="P921"/>
      <text:p text:style-name="P921"><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921">Она пришла с работы и обняла мня поверх одеяла, и я проснулся и ответил на поцелуй.</text:p>
      <text:p text:style-name="P921">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922">До чего же всё повторяется в жизни. Что было, то и будет.</text:p>
      <text:p text:style-name="P922">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923">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922"/>
      <text:p text:style-name="P922">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922">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924">А про минувший час? Ах, да! Там было шестьдесят минут. </text:p>
      <text:p text:style-name="P924">Пустопорожнее жонглирование цифрами.</text:p>
      <text:p text:style-name="P924">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text:soft-page-break/>правом плече, но это всего лишь точка...</text:p>
      <text:p text:style-name="P924"/>
      <text:p text:style-name="P924">Неделю спустя после дембеля стройбатовская вечность стала всего лишь <text:span text:style-name="T630">обрывками воспоминаний наколотых на точку в</text:span> прошло<text:span text:style-name="T630">м</text:span>. <text:span text:style-name="T630">Саму же её т</text:span>ечение<text:span text:style-name="T630">м</text:span> жизни снесло <text:s/>невесть куда, <text:span text:style-name="T630">да и не важно куда, потому что</text:span> <text:span text:style-name="T630">нужно</text:span> струиться <text:span text:style-name="T630">дальше</text:span>.</text:p>
      <text:p text:style-name="P924"/>
      <text:p text:style-name="P925">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925"/>
      <text:p text:style-name="P925">Пришла пора окунаться в течение гражданской жизни.</text:p>
      <text:p text:style-name="P926">Умер мастер Боря Сакун. Архипенки уехали на Камчатку. Вот где рай рыбакам.</text:p>
      <text:p text:style-name="P927">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925">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925">Первый выход в свет в компании друзей не слишком-то меня потешил.</text:p>
      <text:p text:style-name="P925">Мы собрались у Влади, я на радостях забил косяк, но они затянулись лишь пару раз каждый — из вежливости.</text:p>
      <text:p text:style-name="P925">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925">Вобщем, мой способ тащиться оказался им не в кайф, так же как и м<text:span text:style-name="T631">не</text:span> — ихний.</text:p>
      <text:p text:style-name="P928">Мы остались друзьями, но в дальнейшей жизни текли, в основном, раздельными струями.</text:p>
      <text:p text:style-name="P928">Взятого в библиотеке Клуба капитана Блада я смог прочесть и до половины — дребедень. А когда-то был моей настольной книгой.</text:p>
      <text:p text:style-name="P928">- Что это у тебя там в газете на шкафу?- спросила Ольга.</text:p>
      <text:p text:style-name="P928">- Гандон с усиками. Хочешь?</text:p>
      <text:p text:style-name="P928">- Нет!</text:p>
      <text:p text:style-name="P928">Наверняка ведь посмотрела, прежде чем спросить. Или я её переоценил?</text:p>
      <text:p text:style-name="P928">Она представила меня незнаемой части течения — подвела к своему сотруднику с кирпичного, что встретился нам возле первого магазина.</text:p>
      <text:p text:style-name="P928">Мужик лет за тридцать. Он назвал своё имя, я — своё и мы тут же забыли услышанное.</text:p>
      <text:p text:style-name="P928">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928">А по ту сторону Путепровода уже к нам подошёл полузнакомый Халимоненко, по кличке Халимон.</text:p>
      <text:p text:style-name="P928">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928">До меня доносились обрывки слов «участковый», «мало не будет».</text:p>
      <text:p text:style-name="P928">Неприятно стоять так вот отодвинутым в сторонку, но ведь меня попросили.</text:p>
      <text:p text:style-name="P928">Ещё одна моя ненужная черта — бездумно исполнять о чём попросят и начинать думать, когда уже поздно.</text:p>
      <text:p text:style-name="P928">Их разговор закончился и она вернулась ко мне <text:span text:style-name="T632">в сопровождении его хозяйского «смотри!» вдогонку.</text:span></text:p>
      <text:p text:style-name="P929">Ольга объяснила, что у Халимона из сарая пытались увести его мотоцикл и он, по недоразумению, решил будто и она причастно.</text:p>
      <text:p text:style-name="P929">Мифы бывают разные — полезные, как мифы Древней Греции, и бесполезные, как тот, будто <text:soft-page-break/>служба в армии превращает юношей в мужчин.</text:p>
      <text:p text:style-name="P929">Брехня! Будь оно так, я бы сказал Халимону:</text:p>
      <text:p text:style-name="P929">- Это моя женщина — со мной говори!</text:p>
      <text:p text:style-name="P929">Не то, чтобы я его боялся, просто мне тогда и в голову не пришло так сказать. Армия <text:s/>не сделала из меня мужчину.</text:p>
      <text:p text:style-name="P929"/>
      <text:p text:style-name="P929">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930">Но Ольга сказала, что играют они хорошо и что она меня там познакомит с Лялькой, он же Валентин Батрак, братом Вити Батрака, он же Раб.</text:p>
      <text:p text:style-name="P930">«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930">Потом с Мира подъехал Лялька и Ольга представила нас.</text:p>
      <text:p text:style-name="P930">Высокий тощий, в причёске из длинных чуть взбитых волос и такая же светлая бородка а л<text:span text:style-name="T139">я́ </text:span><text:span text:style-name="T138">кардинал Ришелье.</text:span></text:p>
      <text:p text:style-name="P386">Один лишь взгляд в просветлённый взор друг друга сказал, что нам нужно поискать более уединённое место, чем танцплощадка.</text:p>
      <text:p text:style-name="P386">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930"/>
      <text:p text:style-name="P386">У моего отца, оказывается, имелся план использования моей благоприобретённой специальности.</text:p>
      <text:p text:style-name="P386">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930"><text:span text:style-name="T138">Мне не хотелось объяснять, что хоть в военном билете в графе <text:s/>военной специальности у меня стоит «каменщик», </text:span><text:span text:style-name="T140">на службе моим главным оружием были лом с лопатой; и я сказал — конечно, нет проблем.</text:span></text:p>
      <text:p text:style-name="P387">На кирпичном закупили машину кирпича. Завезли песок, цемент и — началась стройка века.</text:p>
      <text:p text:style-name="P387">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87">Лето выдалось жарким во всех отношениях — и погодой, и трудовым накалом. Задачи, поставленные в планах отца были исполнены.</text:p>
      <text:p text:style-name="P387">Качество?</text:p>
      <text:p text:style-name="P387">Швы кладки толстоваты; но отвесность проёмов и углов меня и до сих пор не заставляют краснеть.</text:p>
      <text:p text:style-name="P931"><text:span text:style-name="T138">Встав на военный учёт в военкомате, я отослал посылку с парадкой в в</text:span><text:span text:style-name="T141">ойсковую часть</text:span><text:span text:style-name="T138"> 41769, </text:span><text:span text:style-name="T141">вложив трёхрублёвку во внутренний карман.</text:span></text:p>
      <text:p text:style-name="P388">Дошли ли деньги?</text:p>
      <text:p text:style-name="P388">Мать мне сказала, что в каждое из своих писем и в ту посылку она тоже вкладывала по три рубля. </text:p>
      <text:p text:style-name="P388">И хоть бы раз упомянула! Я бы написал не делать так, потому что до меня доходили только письма; спасибо и на том.</text:p>
      <text:p text:style-name="P932"/>
      <text:p text:style-name="P388">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88">Оставалось лишь заполнить страницу характеристикой для поступления в вуз и поставить подпись комбата.</text:p>
      <text:p text:style-name="P388"><text:soft-page-break/>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88">Не замполиты горшки обжигают.</text:p>
      <text:p text:style-name="P388">Я попросил отца переписать текст на бумагу из штаба, поскольку у его почерка более офицерский вид.</text:p>
      <text:p text:style-name="P388">Отец написал мне характеристику, чуть замявшись, когда дошло до подписи:</text:p>
      <text:p text:style-name="P388">- А если поймают?</text:p>
      <text:p text:style-name="P388">Я заверил его, что комбат и сам не распознаёт своей подписи по причине хронически прохудившейся памяти.</text:p>
      <text:p text:style-name="P389">Долг платежом красен и, за <text:span text:style-name="T633">доблестный </text:span><text:s/>труд <text:s/>в то лето, мой отец поставил <text:span text:style-name="T633">вполне</text:span> подполковничью подпись рядом с печатью в/ч.</text:p>
      <text:p text:style-name="P929"/>
      <text:p text:style-name="P923">Поступать я отправился не в Киев, а, по совету матери, в нежинский пединститут на факультет английского языка.</text:p>
      <text:p text:style-name="P923">До Нежина всего два часа электричкой, а педагогичность заведения <text:s/>меня не слишком отпугивала, главное — я смогу читать на английском.</text:p>
      <text:p text:style-name="P923">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634">за спиной белой статуи Ленина.</text:span></text:p>
      <text:p text:style-name="P933">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933">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933">Он не стал особо придираться к моим хромающим познаниям. Вряд ли мне это сошло с рук, знай он, что моего деда звали Иосифом, а тестя Абрамом.</text:p>
      <text:p text:style-name="P933">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635">в борьбе gegen Anzeigen оккупационных властей третьего рейха.</text:span></text:p>
      <text:p text:style-name="P934">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934"/>
      <text:p text:style-name="P934">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934">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934">- Расскажите какое-нибудь стихотворение кого-нибудь из советских поэтов.</text:p>
      <text:p text:style-name="P934">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977"><text:tab/><text:tab/><text:tab/>Клён ты мой опавший,</text:p>
      <text:p text:style-name="P934"><text:span text:style-name="T79"><text:tab/><text:tab/><text:tab/>Клён заледенелый..</text:span>.</text:p>
      <text:p text:style-name="P934">На втором куплете он сдался и я получил проходной балл.</text:p>
      <text:p text:style-name="P934"/>
      <text:p text:style-name="P934">В промежутке между экзаменами я купил пару воздушных шаров для Леночки. В торговой сети <text:s text:c="2"/>Конотопа они появлялись редко, <text:span text:style-name="T636">а мне не нравилось, что помимо пары кукол её любимой игрушкой был чемодан, который она вытаскивала посреди кухни и объявляла:</text:span></text:p>
      <text:p text:style-name="P934"><text:soft-page-break/>- <text:span text:style-name="T636">Плачьте дед и баба, Лена едет на БАМ!</text:span></text:p>
      <text:p text:style-name="P935">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978"><text:tab/><text:tab/><text:tab/>Приезжай ко мне на БАМ,</text:p>
      <text:p text:style-name="P935"><text:span text:style-name="T79"><text:tab/><text:tab/><text:tab/>Я тебе на рельсах дам..</text:span>.</text:p>
      <text:p text:style-name="P935"/>
      <text:p text:style-name="P935">Мне казалось, <text:span text:style-name="T637">что</text:span> <text:s/>неправильно, <text:span text:style-name="T637">когда</text:span> ребёнок растёт <text:span text:style-name="T637">слишком</text:span> заполитизированным, и <text:span text:style-name="T637">я</text:span> <text:span text:style-name="T637">помнил</text:span> как на Объекте мы любили играть воздушными шариками.</text:p>
      <text:p text:style-name="P935">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936">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936">На помощь пришёл жизненный опыт.</text:p>
      <text:p text:style-name="P936">У нашаванов есть способ взаимной помощи друг другу для обеспечения скорейшего улёта под кодовым названием «паровозик».</text:p>
      <text:p text:style-name="P936">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936">Для шарика, конечно, сгодится и простая папироса. Я раскурил её, одел шарик на мундштук и вдул, что было мочи.</text:p>
      <text:p text:style-name="P936">Я не учёл, что дым «паровозика» заглатывается потребителем, а воздух из шарика стремиться вернуться обратно.</text:p>
      <text:p text:style-name="P936">Короче, вдутый мною дым вы<text:span text:style-name="T638">шиб</text:span> табак папиросы мне в глотку вместе с горящим концом.</text:p>
      <text:p text:style-name="P936"><text:span text:style-name="T639">Собаке нечего делать, так она яйца лижет, говаривал мой отец; порою лучше лизать, чем заниматься проблемами воздухоплавания.</text:span> </text:p>
      <text:p text:style-name="P936">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639">Во-первых, больно, во-вторых, надо по аптекам искать фурацелин для полоскания.</text:span></text:p>
      <text:p text:style-name="P937">Но самое обидное, до слёз обидное, что даже этот опыт не пойдёт мне впрок. Некоторые придурки неспособны учиться даже <text:span text:style-name="T638">и </text:span>на собственном опыте; ведь невозможно же предугадать какие ещё шарики с паровозиками взбредут мне на ум завтра.</text:p>
      <text:p text:style-name="P937"/>
      <text:p text:style-name="P937">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937">Стекла там не было и при моём вселении, но он и слушать не хотел — плати и всё! Или найди мастера, чтоб вставил.</text:p>
      <text:p text:style-name="P937">Требуемой суммы у меня <text:s/>не оказалось <text:span text:style-name="T640">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938">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938"/>
      <text:p text:style-name="P939">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641">однажды вызванный по случаю простуды Леночки.</text:span></text:p>
      <text:p text:style-name="P940">Я ответил, что тот доктор чересчур умный и что я буду приезжать по субботам.</text:p>
      <text:p text:style-name="P940">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text:soft-page-break/>как и положено герою нашего времени, блондин с тёмными усами.</text:p>
      <text:p text:style-name="P940">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940">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940">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940">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940">- Иди сюда, бля!..</text:p>
      <text:p text:style-name="P940">Странный способ вернуть убегающего, если вдуматься.</text:p>
      <text:p text:style-name="P940"/>
      <text:p text:style-name="P940">Занятия в Старом корпусе длились с девяти до почти двух, <text:span text:style-name="T64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941">Напротив общаги стоит высокая двухэтажная столовая в стекляно-кубическом стиле.</text:p>
      <text:p text:style-name="P941">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941">Орден монахинь кассиреанок.</text:p>
      <text:p text:style-name="P941">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941">Иногда особо любознательные студенты эксперимента ради, стоя в разных местах подвижной очереди, брали одинаковый набор еды.</text:p>
      <text:p text:style-name="P942">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750"><text:span text:style-name="T240">Поев, посетители спускались на первый этаж мимо начертанной на стене лестничной площадки запредельно краткой мудрости </text:span><text:span text:style-name="T160"><text:s/></text:span><text:span text:style-name="T161">Е</text:span><text:span text:style-name="T162"> = mc</text:span><text:span text:style-name="T163">2</text:span><text:span text:style-name="T165">. Пустое брюхо к ученью глухо, а после обеда изволь постичь </text:span><text:span text:style-name="T166">теорию относительности</text:span><text:span text:style-name="T165">.</text:span></text:p>
      <text:p text:style-name="P751"><text:span text:style-name="T165">К</text:span><text:span text:style-name="T164">стати, неизвестно кто мудрее — Эйнштейн, или тот, кто нашёл такое правильное место применения его формуле.</text:span></text:p>
      <text:p text:style-name="P613">На первом этаже находился вечно запертый зал торжеств, где два раза в год случались свадьбы.</text:p>
      <text:p text:style-name="P613">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613">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614">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614">Графоман всегда найдёт повод предаться своей скрытой страсти.</text:p>
      <text:p text:style-name="P614">Теперь можно вернуться к общаге.</text:p>
      <text:p text:style-name="P614">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text:soft-page-break/>можно сыграть «до-ре-ми до-ре-до», настолько точны интервалы высоты тона нот издаваемых ими.</text:p>
      <text:p text:style-name="P614">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614">Что до самой музыкальной фразы, то она является старинным лабуховским матюком. Стоит её сыграть и любой лабух усечёт, что ты кому-то говоришь:</text:p>
      <text:p text:style-name="P614">- Да пошёл ты на …!</text:p>
      <text:p text:style-name="P614">По одному слогу под каждую ноту.</text:p>
      <text:p text:style-name="P614">За входной дверью — остеклённый внутренний тамбур с ещё одной дверь в вестибюль.</text:p>
      <text:p text:style-name="P614">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614">Если гвоздик под номером 72 пуст, значит кто-то из моих сожителей в комнате и ключ у него.</text:p>
      <text:p text:style-name="P614">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614">Этажи <text:s text:c="2"/>поделены между факультетами; второй этаж — биофак, третий — англофак, четвёртый — математика и пятый — музпед.</text:p>
      <text:p text:style-name="P615">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615">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615">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615">Но с полуночи и до шести утра свет в комнатах выключает дежурная вахтёрша рубильником электрощита на первом этаже.</text:p>
      <text:p text:style-name="P615">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616">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616">Мои сожители по комнате-пеналу четверокурсники.</text:p>
      <text:p text:style-name="P616">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616">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616">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616">В чайных походах его иногда сопровождает Марк Новоселицкий из Киева.</text:p>
      <text:p text:style-name="P616">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616">Свете Хавкиной, первокурснице из Чернигова, Марк и Саша заплатили за чаепитие чёрной неблагодарностью.</text:p>
      <text:p text:style-name="P616">Выпили и, усевшись на покрывала коек девушек, начали обсуждать и хаять этих нехороших людей — евреев.</text:p>
      <text:p text:style-name="P617">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text:soft-page-break/>автопортретах, не объяснил ей, что эти неблагодарные свиньи на самом деле и сами евреи. </text:p>
      <text:p text:style-name="P617">Четвёртый четверокурсник, Яша Демьянко из Полтавы, живёт где-то в городе на квартире, но почти ежевечерне навещает однокурсников. </text:p>
      <text:p text:style-name="P617">Мы играем в «дурака». Яша самый сильный игрок и ростом он выше всех.</text:p>
      <text:p text:style-name="P617">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617">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617">- Что такое, Марик? Я не поняла!</text:p>
      <text:p text:style-name="P617">- Ну, Свет<text:span text:style-name="T643">ик</text:span>, <text:span text:style-name="T643">ну, </text:span>я только...- виновато опустив глаза под стёклами очков, начинает оправдываться провинившийся.</text:p>
      <text:p text:style-name="P617">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617">И это правильно, потому что завтра снова день учёбы и <text:s/>занятий.</text:p>
      <text:p text:style-name="P618">У Катранихи широкая натура, она очень гостеприимна.</text:p>
      <text:p text:style-name="P618">Когда в Киеве один урка грабанул республиканский Дом моды и решил залечь на дно, то заехал электричкой аж до Нежина и неделю ночевал в её комнате. Всех её сожительниц по комнате он каждый вечер водил по двум нежинским ресторанам.</text:p>
      <text:p text:style-name="P618">В конце недели уголовный розыск, по следам импортных тканей, что урка пытался толкнуть на базаре, поднялся на третий этаж нашего общежития. </text:p>
      <text:p text:style-name="P618">Оперативников было двое, один из них достал чёрный пистолет и постучал в дверь комнаты Катранихи, но от урки уже и след простыл.</text:p>
      <text:p text:style-name="P618">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618">Один раз Катраниха пригласила меня в кинотеатр им. Ленинского Комсомола, метров за двести от столовой напротив озера в Графском парке.</text:p>
      <text:p text:style-name="P618">Мы посмотрели фильм «Зорро» с Аленом Делоном. Ну, не знаю; сцена фехтования на шпагах, по-моему, чересчур затянута.</text:p>
      <text:p text:style-name="P618">Вобщем, зря она потратила на меня столько времени, я не мог смотреть на неё как на женщину, зная, что она девушка моего сожителя по пеналу. <text:span text:style-name="T644">Такой я, всё-таки, старомодный.</text:span></text:p>
      <text:p text:style-name="P752">Когда я стал студентом, <text:span text:style-name="T645">то даже и не помышлял о нарушении</text:span> супружеск<text:span text:style-name="T645">ой</text:span> верност<text:span text:style-name="T645">и</text:span>.</text:p>
      <text:p text:style-name="P752">Целую неделю.</text:p>
      <text:p text:style-name="P752">А потом где-то на этаже нашлась незанятая комната, а к ней нашёлся ключ, а к ним моя однокурсница — Ирина из Бахмача.</text:p>
      <text:p text:style-name="P753">В той комнате мы провели с ней <text:s/>ночь до самого рассвета. Она оказалась стойкой приверженицей тактильных утех и не ниже резинки.</text:p>
      <text:p text:style-name="P753">Опять! За что?!</text:p>
      <text:p text:style-name="P753">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753">Через два дня она решительно преградила мне путь в полутёмном коридоре общаги:</text:p>
      <text:p text:style-name="P753">- Ты не сказал, что ты женатый!</text:p>
      <text:p text:style-name="P753">- А ты не спрашивала.</text:p>
      <text:p text:style-name="P753"/>
      <text:p text:style-name="P753">И в этом, на мой взгляд, основной изъян цивилизации.</text:p>
      <text:p text:style-name="P751">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751">Но вместо вакханки молодой вьющейся в моих объятиях змеёй, я в который раз упираюсь в факт использования влагалища в роли капкана.</text:p>
      <text:p text:style-name="P751"><text:soft-page-break/>Горьки твои плоды, цивилизация!</text:p>
      <text:p text:style-name="P751">Поиграйся титьками и — вали отсюда! Женишься — хоть ложкой хлебай.</text:p>
      <text:p text:style-name="P751">И кому какое дело до твоих самоугрызений, что не смог пробудить ответного пыла? Не смог — значит импотент.</text:p>
      <text:p text:style-name="P751">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751">Она скажет «нет» и я начинаю укрощать свою целеустремлённость, чего бы мне это ни стоило.</text:p>
      <text:p text:style-name="P751">Всё потому, что люблю честные сделки. Ну, и родился слишком поздно — после происхождения семьи, частной собственности и государства.</text:p>
      <text:p text:style-name="P751"/>
      <text:p text:style-name="P754">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754">Потом долго дожидаться автобуса, штурмом втискиваться в него и долго ехать до главной площади.</text:p>
      <text:p text:style-name="P754">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754">Однажды всю дорогу от вокзала до площади я уговаривал Якова Демьянко продать мне рубаху.</text:p>
      <text:p text:style-name="P754">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754">Вот я и пристал, а он никак не соглашался, потому что на нём была такая же, а мы с ним с одного факультета. Нехорошо, если двое в одинаковом.</text:p>
      <text:p text:style-name="P754">Пришлось поклясться, что буду одевать её только с его разрешения, когда у него постирана, или ещё там что.</text:p>
      <text:p text:style-name="P754">Мы жили в эпоху дефицита и <text:span text:style-name="T646">отлично </text:span>знали об этом.</text:p>
      <text:p text:style-name="P754">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754"/>
      <text:p text:style-name="P754">Федя, Яков и я крепко сдружились на почве сухого вина.</text:p>
      <text:p text:style-name="P754">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755">Яков был сторонником умеренности и его дозу составляла всего «одна довга». Мы же с Фёдором придерживались более либеральных воззрений.</text:p>
      <text:p text:style-name="P755">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755">Но наш маршрут покороче. Мы спускались в густую прибрежную траву недалеко от католической часовни и ложились там для возлияния.</text:p>
      <text:p text:style-name="P755">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755">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text:soft-page-break/>пешком аж от Архангельска и до Москвы. Тяга к знаниям знает куда тянуть.</text:p>
      <text:p text:style-name="P756">И в той траве, куда она нас притянула, мы вели просвещённые беседы о том, о сём, перемежая их прихлёбами из «довгих».</text:p>
      <text:p text:style-name="P756">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756">А латинист Литвинов, по кличке Люпус, безжалостная скотина.</text:p>
      <text:p text:style-name="P756">- Упражнение пятое. Прочтите седьмое предложение.</text:p>
      <text:p text:style-name="P756">А как прочтёшь, если впервые видишь? Конечно, это из домашнего задания, но где время брать на всё те задания?</text:p>
      <text:p text:style-name="P756">- Седьмое напечатано за шестым.</text:p>
      <text:p text:style-name="P756">- …</text:p>
      <text:p text:style-name="P756">- Перед восьмым.</text:p>
      <text:p text:style-name="P756">- …</text:p>
      <text:p text:style-name="P756">- Садитесь — два.</text:p>
      <text:p text:style-name="P756">Спокоен. Невозмутим. Голова похожа на электролампочку, только волос побольше.</text:p>
      <text:p text:style-name="P756">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756">- Выходите за меня замуж.</text:p>
      <text:p text:style-name="P756">Она просекла, что в летнюю сессию по латыни будет не зачёт, а экзамен и поняла — сопротивление бесполезно.</text:p>
      <text:p text:style-name="P756">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757"><text:tab/><text:tab/><text:tab/>Есть только миг между прошлым и будущим,</text:p>
      <text:p text:style-name="P756"><text:span text:style-name="T79"><text:tab/><text:tab/><text:tab/>Именно он называется жизнь..</text:span>.</text:p>
      <text:p text:style-name="P756">Потом мы, размякшие и счастливые, подымаемся из травы и идём к общежитию, обгоняя застывшие посреди реки горлышки ленивых бутылок.</text:p>
      <text:p text:style-name="P756">Мы жили в эпоху застоя, но ещё не знали об этом.</text:p>
      <text:p text:style-name="P756"/>
      <text:p text:style-name="P758">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758">Ирина из Бахмача, похоже, оповестила англофачных артемид, что я не кошерная дичь.</text:p>
      <text:p text:style-name="P758">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758">Но я всё равно пел.</text:p>
      <text:p text:style-name="P758">Иногда с пятого этажа спускались ребята из музпеда и просили одолжить гитару хотя бы на вечер.</text:p>
      <text:p text:style-name="P758">Наверное, хотели отдохнуть.</text:p>
      <text:p text:style-name="P758">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758">И люди под меня танцевали!</text:p>
      <text:p text:style-name="P758">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758">Не на всякой свадьбе бывает «живая музыка».</text:p>
      <text:p text:style-name="P758"/>
      <text:p text:style-name="P758">В начале октября меня вызвали в отдел кадров НГПИ.</text:p>
      <text:p text:style-name="P758">Начальник отдела кадров, не глядя мне в лицо, предложил пройти в дополнительную комнату в его кабинете, а сам остался сидеть, где сидел.</text:p>
      <text:p text:style-name="P758"><text:soft-page-break/>Там тоже имелся стол, а за ним физкультурного вида мужчина с бритым лицом лет за сорок и блекло-тёмными волосами неопределённой длины.</text:p>
      <text:p text:style-name="P758">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647">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759">Ух, ты! Мечты сбываются и не надо идти к участковому Соловью!</text:p>
      <text:p text:style-name="P759">Капитан КГБ сам пришёл и сделал мне предложение, от которого <text:span text:style-name="T648">невозможно</text:span> отказаться; не зря же в юных грёзах я примерял рубаху Баниониса из «Мёртвого сезона».</text:p>
      <text:p text:style-name="P759">Осталось обсудить детали.</text:p>
      <text:p text:style-name="P760">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760">На том мы и расстались.</text:p>
      <text:p text:style-name="P760">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760">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760">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760">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649">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760">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760">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761">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761">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761">Неудобно перед капитаном, что не оправдываю возложенных на меня надежд, но что я ему расскажу?</text:p>
      <text:p text:style-name="P762">Что Игорёша Рекун, мой однокурсник, поступивший в институт прямо со школьной скамьи, влюбился в Ольгу Жидову из Чернигова?</text:p>
      <text:p text:style-name="P762">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762">Однажды его в коридоре остановил четверокурсник Марк Новоселицкий, мой сокомнатник.</text:p>
      <text:p text:style-name="P762">- Ты что — у них за водоноса?- спросил с усмешкой он.</text:p>
      <text:p text:style-name="P762">- Ну, и что? - не сробел вчерашний школьник, вскинув <text:span text:style-name="T650">острый носик со стёклами очков </text:span><text:soft-page-break/><text:span text:style-name="T650">чайного цвета и жуя, с независимым видом, жевательную резинку.</text:span></text:p>
      <text:p text:style-name="P762">- <text:span text:style-name="T650">В Ольгу Жидову влюбился?</text:span></text:p>
      <text:p text:style-name="P762">- Ну, и что?</text:p>
      <text:p text:style-name="P762">- <text:span text:style-name="T650">Может, и жениться на ней хочешь?</text:span></text:p>
      <text:p text:style-name="P762">- Ну, и что?</text:p>
      <text:p text:style-name="P762">- <text:span text:style-name="T650">Как ты можешь жениться, если я её трахал?</text:span></text:p>
      <text:p text:style-name="P744">- Ну, и что?</text:p>
      <text:p text:style-name="P74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74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745">Короче, нечем мне выслужиться перед кагебистом и нечем подсушить подмоченную замполитом репутацию.</text:p>
      <text:p text:style-name="P745">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745">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745">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745">Жить мне стало тесно, как Синдбаду-Мореходу, когда в каком-то из путешествий на ше<text:span text:style-name="T1040">ю</text:span> ему примостился подлый старик и душил ногами при непослушании.</text:p>
      <text:p text:style-name="P746">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746"/>
      <text:p text:style-name="P74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746">Ещё один был в первом этаже вокзала, но днём тот работал как столовая, поэтому я его не считаю.</text:p>
      <text:p text:style-name="P746">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746">В ресторан мы ходили очень редко и то не все — Яша и Фёдор отказывались.</text:p>
      <text:p text:style-name="P746">Их замещала Светочка, невеста Марика.</text:p>
      <text:p text:style-name="P746">Длинные белые скатерти на столах и широкая зелёная дорожка на полу от входа и до ширмы в правом углу, за которой окно на кухню.</text:p>
      <text:p text:style-name="P746">Очень долго надо ждать, пока официантка принесёт заказанный гуляш с картошкой.</text:p>
      <text:p text:style-name="P746">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746">Светочка вполголоса опять шпыняет Марика: «что такое?»</text:p>
      <text:p text:style-name="P747">Наконец-то из-за ширмы выходит официантка с подносом в руках, но относит его к другому столику.</text:p>
      <text:p text:style-name="P747">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747">Вздрогнем!</text:p>
      <text:p text:style-name="P747">И после второй стопки ты уже участник остроумной застольной беседы. Твои ухватистые <text:soft-page-break/>пальцы так ловко покручивают вилку. Музыка динамиков за ширмой звучит уже не так резко. Ты ненавязчиво обводишь взглядом зал.</text:p>
      <text:p text:style-name="P747">Какую тут можно пригласить для медленного танца на зелёной дорожке?</text:p>
      <text:p text:style-name="P747">Марик всех знает: с какого факультета вон за тем столом, и даже курс какой. А про местных всё знает Светик.</text:p>
      <text:p text:style-name="P747">Золотая молодёжь. Прожигатели жизни.</text:p>
      <text:p text:style-name="P747">В конце Марик платит за всех из мягкого коричневого кошелька — в общежитии рассчитаемся за свои доли.</text:p>
      <text:p text:style-name="P747">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пообещать кому-нибудь что-нибудь. Неизвестно когда ты выполнишь обещанное и выполнишь ли вообще, но человек уже зависит от тебя <text:span text:style-name="T651">и, в ожидании исполнения, будет за тебя.</text:span></text:p>
      <text:p text:style-name="P748">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748">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748"/>
      <text:p text:style-name="P748">Пиры у себя в комнате обходятся дешевле. Яша с Федей пошли за «Кальвадосом» в плоских бутылках; мы с Остролуцким на кухню.</text:p>
      <text:p text:style-name="P748">На этаже две кухни, каждая рядом с лестничной площадкой, в каждой по две газовые плиты, один кран с раковиной и <text:s/>дверцы ящиков <text:span text:style-name="T652">в три ряда, как в автоматических камерах хранения, только не железные, а из ДСП.</text:span></text:p>
      <text:p text:style-name="P742">Мы чистим картошку. Много картошки. </text:p>
      <text:p text:style-name="P742">У Саши спортивно-подтянутый вид, зиппер курточки подтянут до верху, висюлька собачки болтается под подбородком.</text:p>
      <text:p text:style-name="P743">Ладно, хватит. Теперь нарежем. <text:span text:style-name="T1055">Ты постой там у двери, просто обопрись.</text:span></text:p>
      <text:p text:style-name="P743">Посмотрим, что у нас тут есть.</text:p>
      <text:p text:style-name="P742">Он открывает дверцу ящика и выгружает кусок сливочного масла на огромную сковороду. А тут <text:span text:style-name="T1055">и </text:span>лучок <text:span text:style-name="T1055">есть</text:span>, отлично!</text:p>
      <text:p text:style-name="P742">Он <text:s/><text:span text:style-name="T1055">с такой непринуждённостью </text:span>проверяет ящики, <text:span text:style-name="T1055">что</text:span> мне как-то не сразу доходит, <text:span text:style-name="T1055">что мы с ним</text:span> граб<text:span text:style-name="T1055">им</text:span> «торб<text:span text:style-name="T1055">ы</text:span>» <text:span text:style-name="T1055">однофакультетниц</text:span>. Так <text:span text:style-name="T1055">запросто и </text:span>ловко <text:s/>у него всё <text:span text:style-name="T1055">это </text:span>получается, что и язык не повернётся назвать это воровством.</text:p>
      <text:p text:style-name="P749">Ну, ладно, его оправдывает полуголодное детство в детдоме, а мне-то как после такого смотреть в глаза Робин Гуду?</text:p>
      <text:p text:style-name="P742">Никогда я не ел чего-то вкуснее той студенческой картошки; но «Кальвадос» такая гадость, им даже и опохмеляться противно.</text:p>
      <text:p text:style-name="P983"/>
      <text:p text:style-name="P983">Из Индии вернулся <text:span text:style-name="T600">Жора</text:span> Ильченко.</text:p>
      <text:p text:style-name="P983">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983">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983">Издательство Penguin, рассказы В. С. Моэма.</text:p>
      <text:p text:style-name="P983">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983">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983">Тем более, что есть где поместить — рядом с расписанием и стенгазетой англофака, рядом с лингафонной лабораторией, висит газета Translator с отпечатанными на машинке переводами <text:soft-page-break/>студентов.</text:p>
      <text:p text:style-name="P983">Рассказ хоть и короткий, но самую суть всех этих латиноамериканских революционеров представляет. Там ведь оно как: набирает себе банду, даёт себе звание полковника, или генерала и начинает освободительную войну под лозунгом «Свобода или смерть!», пока не станет диктатором.</text:p>
      <text:p text:style-name="P983">Однако, у этого освободителя из рассказа, который пока был ещё без шрама, боеприпасов не хватило.</text:p>
      <text:p text:style-name="P984">На рассвете перед расстрелом он зарезал свою девушку, которая прибежала попрощаться. До того сильно они любили друг друга.</text:p>
      <text:p text:style-name="P984">И за это правящий диктатор его не расстрелял вместе с остальными, а приказал депортировать в соседнюю латиноамериканскую страну. И он там спивался и продавал лотерейные билеты.</text:p>
      <text:p text:style-name="P984">Один раз лопнула бутылка пива и от её стекла остался шрам на его лице.</text:p>
      <text:p text:style-name="P984">Такая вот незамысловатая история, но Моэм в своих рассказах умеет подать кинематографически краткие, но ощутимые детали. Выпукло пишет зараза.</text:p>
      <text:p text:style-name="P984">В английском языке слова короткие, если не считать заимствованных. Одно предложение смотрится как горстка риса, а смыслов в нём на полмешка.</text:p>
      <text:p text:style-name="P984">А в русском слова, из-за своих суффиксов с приставками, длинные как спагетти, или паутина, из которой и выплетается о чём, собственно речь.</text:p>
      <text:p text:style-name="P984">Перевод я собирался в два вечера закончить, а вышло две <text:s/>недели.</text:p>
      <text:p text:style-name="P984"><text:s text:c="2"/>Translator редактировал преподаватель теоретической грамматики, или ещё чего-то изучаемого на старших курсах, Александр Васильевич Жомнир.</text:p>
      <text:p text:style-name="P984">Интересный тип. Сейчас бы его назвали неформалом, а тогда это означало — непойманный диссидент. Правда, он больше смахивал на украинского националиста, но всё равно непойманн<text:span text:style-name="T601">ого</text:span>, иначе не пустили б в институте преподавать.</text:p>
      <text:p text:style-name="P985">Длинные серо-белые волосы он зачёсывал назад, но они тут же падали обратно на широкий лоб и густые брови. В движениях его чудилась годами отрабатываемая неуклюжесть и он круглил вскинутые плечи, как будто собирался принять на них мешок картошки. Типа, хуторянский пасечник, или мельник, который пробился в профессор<text:span text:style-name="T602">á</text:span> <text:span text:style-name="T602">лингвохирургии.</text:span></text:p>
      <text:p text:style-name="P986">В институт он приезжал на велосипеде, как мужик, но интеллектуально пристёгивал его висячим замком за спицы.</text:p>
      <text:p text:style-name="P986"/>
      <text:p text:style-name="P986">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986">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986">Через две недели я принёс Жомниру украинский вариант всё того же Человека со шрамом.</text:p>
      <text:p text:style-name="P986">Он оживился, заблистал глазами и камня на камне не оставил от моих трудов.</text:p>
      <text:p text:style-name="P986">Обидно было, но я видел, что он прав.</text:p>
      <text:p text:style-name="P986">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Борьба оказалась настолько увлекательной, что я отвёз гитару обратно в Конотоп.</text:p>
      <text:p text:style-name="P986"/>
      <text:p text:style-name="P986">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986">Отношения наши оставались неизменно бурными и оставляли чувство глубокого удовлетворения.</text:p>
      <text:p text:style-name="P986">Кроме того раза, когда я устроил хронометраж.</text:p>
      <text:p text:style-name="P987"><text:soft-page-break/>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Он начал подымать меня на смех, что так долго не бывает и мы поспорили.</text:p>
      <text:p text:style-name="P987">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987">Вернувшись в воскресенье в Нежин, я честно признался Марику, что оказалось всего пять минут и он победно расцвёл.</text:p>
      <text:p text:style-name="P987">А в остальные разы всё было хорошо — минуты теряли всякий смысл.</text:p>
      <text:p text:style-name="P987">Перед этим мы шли в Лунатик, где тесно танцевали медленные и размашисто быстрые танцы, Она в любом была хороша.</text:p>
      <text:p text:style-name="P987">Наблюдали пару драк на паркете — Лялька называл их гладиаторскими боями — и выходили из зала в неосвещённый коридор библиотечного крыла.</text:p>
      <text:p text:style-name="P987">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987">Тут было хорошо и мысли о сексотстве не такими назойливыми, как в Нежине.</text:p>
      <text:p text:style-name="P987">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987">В кабинете по переливанию крови меня обули в белые бахилы и уложили на покрытый холодной клеёнкой стол. Поразило выражение глаз тамошних работниц, вернее полное его отсутствие, глаза словно задёрнуты тусклой ширмой, как у уснулых рыб. <text:span text:style-name="T603">Они подступили ко мне с гибким шлангом и иглой у него на конце, которую надо воткнуть в вену, чтоб кровь потекла через шланг.</text:span></text:p>
      <text:p text:style-name="P988">Они сделала три попытки, но вену проколоть так и не смогли, та упруго откатывалась от иглы введённой под кожу. <text:s/>Поудивлявшись, они сжалились и поставили отметку в бумажке просто так и тот аборт обошёлся бесплатно.</text:p>
      <text:p text:style-name="P988"/>
      <text:p text:style-name="P988">Отступать я не мог, да и не хотел. 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988">И пришёл день, когда он поднял кустистую бровь и сказал, что теперь — ничего и перевод будет помещён в номере Translator'a на следующий месяц.</text:p>
      <text:p text:style-name="P988">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ОВ.</text:p>
      <text:p text:style-name="P988">Жомнир отвечал попроще <text:span text:style-name="T604">— </text:span>не его вина, что щирi украинцы ДемьянКО и ВеличКО так за четыре года и не почухались.</text:p>
      <text:p text:style-name="P988"/>
      <text:p text:style-name="P989">Наступила весна, а с ней <text:span text:style-name="T604">— <text:s/></text:span>самая чистая любовь моей жизни. </text:p>
      <text:p text:style-name="P989">Все её называли Швычей, а я Надькой.</text:p>
      <text:p text:style-name="P989">Она возродила во мне веру, что женское начало ещё живо в этом затруханном цивилизацией мире.</text:p>
      <text:p text:style-name="P989">Мы любили друг друга. Упивались любовью. Любовь ради любви и есть чистая любовь.</text:p>
      <text:p text:style-name="P989">С чего это я расписываюсь за обоих? Какое тому основание?</text:p>
      <text:p text:style-name="P989">Она была девственницей не искушённой в науке притворства.</text:p>
      <text:p text:style-name="P989">Так может я снова забыл сказать что женат?</text:p>
      <text:p text:style-name="P989">В этом не было необходимости — она заканчивала четвёртый курс англофака и жила на том же самом третьем этаже общаги.</text:p>
      <text:p text:style-name="P989">Редкостное сочетание: <text:span text:style-name="T238">девственность и четвёртый курс.</text:span></text:p>
      <text:p text:style-name="P916"><text:span text:style-name="T79"><text:tab/><text:tab/><text:tab/></text:span><text:span text:style-name="T154">Есть многое на свете, друг Горацио, что и не снилось нашим мудрецам..</text:span><text:span text:style-name="T155">.</text:span></text:p>
      <text:p text:style-name="P561"><text:soft-page-break/>В комнате напротив нашей ребята четверокурсники устроили чей-то день рождения, позвали и меня. Мы с нею оказались сидящими на одной койке, и когда кто-то выключил свет, я чисто рефлективно расстегнул молнию спортивной курточки на ней.</text:p>
      <text:p text:style-name="P561">Она мгновенно задёрнула её обратно. Свет включили — всё чопорно и губы бантиком, но Марик в темноте слыхал вжиканье вниз-вверх и начал насмехаться. Она ушла, тем всё и кончилось.</text:p>
      <text:p text:style-name="P561">На следующий день Швыча встретила меня в коридоре общежития всё в том же спортивном костюме, заговорили и улыбнулась.</text:p>
      <text:p text:style-name="P561">О, улыбка Надьки — это да!</text:p>
      <text:p text:style-name="P561">Эти ямочки на щеках, эти чёртовы искры в чёрных глазах! </text:p>
      <text:p text:style-name="P561">Она отвечала всем параметрам украинской красотки. 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Потому что она занималась именно этим спортом.</text:p>
      <text:p text:style-name="P561">И, спрашивается, зачем я ей?</text:p>
      <text:p text:style-name="P561">Да, очень просто — летом она выходила замуж.</text:p>
      <text:p text:style-name="P917"><text:span text:style-name="T155">Не за меня, конечно, а за какого-то лейтенанта какого-то военного училища, </text:span><text:span text:style-name="T156">который после свадьбы должен увезти её к месту своей службы.</text:span></text:p>
      <text:p text:style-name="P562">Времени оставалось не так уж много и мы не хотели его терять. Мы любили любить друг друга и хотели ещё и ещё.</text:p>
      <text:p text:style-name="P562">Но это потом, а сперва нужно было разобраться с её девственностью.</text:p>
      <text:p text:style-name="P918"><text:span text:style-name="T155">Две первых встречи мы провели в отсеке умывальника </text:span><text:span text:style-name="T157">— </text:span><text:span text:style-name="T155">с одним окном, одной раковиной, одним подоконником и одной дверью </text:span><text:span text:style-name="T157">—</text:span><text:span text:style-name="T155"> зачем-то отгороженном от остальных раковин.</text:span></text:p>
      <text:p text:style-name="P562">Меблировка скудная, но для начальных стадий узнавания друг друга и такой достаточно, тем более, что дверь открывается внутрь.</text:p>
      <text:p text:style-name="P562">А затем ребята из 71-й комнаты куда-то уехали, оставив ключ <text:span text:style-name="T600">Жоре</text:span> Ильченко.</text:p>
      <text:p text:style-name="P562">Вообще-то, он жил на квартире, но кто откажется от ключа свободной комнаты в общаге?</text:p>
      <text:p text:style-name="P562">Только ключ они передали не из рук в руки, а оставили на гвоздике возле дежурной в вестибюле. 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562">Вечером мы с Надькой уединились в той комнате и заперлись изнутри.</text:p>
      <text:p text:style-name="P562">Когда стуки в дверь прекратились и в гулком коридоре утихли крики <text:span text:style-name="T600">Жор</text:span>ы Ильченко:</text:p>
      <text:p text:style-name="P562">- Кто-нибудь видел Огольцова?!</text:p>
      <text:p text:style-name="P562">Надька начала постепенно снимать свою спортивку, сопровождая стриптиз эпохи застоя припевкой из довоенной кинокартины «Цирк»:</text:p>
      <text:p text:style-name="P606"><text:tab/><text:tab/><text:tab/>Тики-тики-дуу!</text:p>
      <text:p text:style-name="P918"><text:span text:style-name="T154"><text:tab/><text:tab/><text:tab/>Я из пушки в небо уйду!</text:span><text:span text:style-name="T155">..</text:span></text:p>
      <text:p text:style-name="P562">хотя немного нервничала.</text:p>
      <text:p text:style-name="P918"><text:span text:style-name="T155">Мы легли на койку у окна. По ту сторону двойной перегородки из гипсовых плит находилась моя комната, 72. </text:span><text:span text:style-name="T158">Там под окном стояла койка Феди рядом с розеткой вывалившейся из стены.</text:span></text:p>
      <text:p text:style-name="P563"><text:s text:c="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563">Мы с ней не знали, что нас прослушивают, но даже и зная б не остановились.</text:p>
      <text:p text:style-name="P563">На следующий день ребята из 71-й вернулись и ключ пришлось отдать.</text:p>
      <text:p text:style-name="P919"/>
      <text:p text:style-name="P563">В понедельник в умывальнике Надька была грустна и молчалива, но я сумел выпытать причину.</text:p>
      <text:p text:style-name="P563">Марк Новоселицкий распустил на четвёртом курсе грязный слух, что Огольцов Швычу в умывальнике раком...</text:p>
      <text:p text:style-name="P563">Я так и чувствовал, что он к ней неравнодушен. Иначе с чего бы так вслушивался во вжиканье зиппера на том дне рождения. Ну, погоди, морда жидовская!</text:p>
      <text:p text:style-name="P563">Во вторник он пошёл в душ, а когда вернулся с влажными ещё волосами, то в комнате застал <text:soft-page-break/>меня одного. Я запер дверь на ключ и сказал:</text:p>
      <text:p text:style-name="P563">- Снимай очки, Марик. Я тебя бить буду.</text:p>
      <text:p text:style-name="P563">Очки он так и не снял, а начал бегать вокруг коричневого стола с подсунутыми под него стульями. Пришлось сдвинуть стол к тумбочке и ему не осталось места делать витки по орбите.</text:p>
      <text:p text:style-name="P564">В закутке между подоконником, койкой и столом он стоял понурив голову, как Андрий, сын Тараса Бульбы — безропотный агнец готовый к закланию.</text:p>
      <text:p text:style-name="P564">Я ударил его в подбородок, чтоб не повредить очки, и на повышенных тонах пообещал, что если он, блядь, ещё хоть одно слово про Швычу...</text:p>
      <text:p text:style-name="P564">Когда я закончил нагорную проповедь, он с заискивающей улыбкой поправил свои очки и сказал:</text:p>
      <text:p text:style-name="P564">- А здорово ты меня ебанýл, а?</text:p>
      <text:p text:style-name="P564">Мудрость впитанная с молоком матери. И, что характерно, на лету ухватил выражения из проповеди. Способность к языкам у них в крови.</text:p>
      <text:p text:style-name="P564">В четверг, в конце свидания в умывальнике она задумчиво сказала:</text:p>
      <text:p text:style-name="P564">- А ведь он правду говорил...</text:p>
      <text:p text:style-name="P564">Меня заело, что я, типа, исполняю планы предначертанные Мариком. То же мне — пророк Натан. Но где выход?</text:p>
      <text:p text:style-name="P564">Манна небесная явилась в виде студента первого курса музпеда.</text:p>
      <text:p text:style-name="P564">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564">Но почему? Ведь я не просил и понятия не имел о существовании той комнаты. Да, осенью я давал ему гитару, но с тех пор мы не общались. Откуда он узнал?!!!</text:p>
      <text:p text:style-name="P920"/>
      <text:p text:style-name="P920"><text:span text:style-name="T155">(</text:span><text:span text:style-name="T159">В те непостижимо далёкие времена я ещё не знал, что все мои </text:span><text:span text:style-name="T155">удачи</text:span><text:span text:style-name="T159"> или радости, </text:span><text:span text:style-name="T155">все </text:span><text:span text:style-name="T159">взлёты и...</text:span></text:p>
      <text:p text:style-name="P920"><text:span text:style-name="T159">- </text:span><text:span text:style-name="T155">Заткнись там в своём спальнике!)</text:span></text:p>
      <text:p text:style-name="P920"/>
      <text:p text:style-name="P564">И всё. 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564">Она стала, типа, первокурсницей. Когда наш курс ездил в Киев на экскурсию для иностранных туристов, она тоже присоединилась.</text:p>
      <text:p text:style-name="P564">Гид в том автобусе говорил исключительно на английском:</text:p>
      <text:p text:style-name="P564">- Look to your left... Look to your right...</text:p>
      <text:p text:style-name="P564">В конце экскурсии он спросил:</text:p>
      <text:p text:style-name="P564">- Do you have any questions?</text:p>
      <text:p text:style-name="P564">Я до того втянулся в роль интуриста, что задал вопрос:</text:p>
      <text:p text:style-name="P564">- Are you a Communist, Mr. Guide?</text:p>
      <text:p text:style-name="P564">Он малость не ожидал, но ответил:</text:p>
      <text:p text:style-name="P564">- I am a Candidate to the Communist Party Membership.</text:p>
      <text:p text:style-name="P564">- OK. I see Comrade Guide.</text:p>
      <text:p text:style-name="P564">Потом мы с Надькой сидели на скамье в скверике одной из улиц, что спускаются к Хрещатику.</text:p>
      <text:p text:style-name="P564">Светило солнце и плавали облачка. Мы с Надькой целовались долгими поцелуями.</text:p>
      <text:p text:style-name="P564">Рядом сидел печальный Игорь Рекун и бросал кусочки печенья разномастным голубям, что шумно толпились на асфальте у наших ног.</text:p>
      <text:p text:style-name="P565">Надеюсь Киев в тот день почувствовал, что он тоже хоть <text:span text:style-name="T605">и </text:span>маленький, но <text:span text:style-name="T605">тоже </text:span>Париж.</text:p>
      <text:p text:style-name="P565"/>
      <text:p text:style-name="P566">Почему меня так мучило сексотство? Я ведь никого не закладывал. Ка<text:span text:style-name="T606">гебист</text:span> даже вздыхал на мою <text:span text:style-name="T606">без</text:span>результативность. </text:p>
      <text:p text:style-name="P566"><text:soft-page-break/>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606">шестёрка», даже если и не капает, всё равно «шестёрка».</text:span></text:p>
      <text:p text:style-name="P567">В то же время, оставалось чувство неловкости перед капитаном. Особенно после того, как я не уважил его зимой.</text:p>
      <text:p text:style-name="P567">Он попросил меня продать ему мой кожух, чтоб он в нём ходил на охоту.</text:p>
      <text:p text:style-name="P567">Короткий чёрный кожух из косматой овчины, отцовский ещё с Объекта. 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567">Продать кожух всё равно, что продать часть себя.</text:p>
      <text:p text:style-name="P567">Ему-то я всего этого не сказал, просто ответил, что не могу.</text:p>
      <text:p text:style-name="P567">Он не стал настаивать, а может просто проверял мою готовность продать самого себя.</text:p>
      <text:p text:style-name="P567">Зато в мае я его порадовал за всё.</text:p>
      <text:p text:style-name="P567">За все те пустые доносы, что я писал под его диктовку, мол, ничего особенного не замечено, чтобы накапливались бумажки с моим почерком за подписью «Павел» <text:span text:style-name="T607">и я ещё глубже насаживался б на крючок.</text:span></text:p>
      <text:p text:style-name="P567"/>
      <text:p text:style-name="P568">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568">Мы с Федей оторвались от игры в «дурака» на одеяле его койки, Остролуцкий сел на свою, и выслушали правила.</text:p>
      <text:p text:style-name="P568">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568">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568">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568">Заглянувший в комнату Саша Нестерук помахал своим чёрным шарфом и объявил анархию матерью порядка,</text:p>
      <text:p text:style-name="P568">Мы с Федей объявили себя махновцами, чтоб посылать всех, кто помешает нам и дальше играть в «дурака».</text:p>
      <text:p text:style-name="P568">Полтавчанин Яков, разумеется, стал представителем Украинской Центральной рады.</text:p>
      <text:p text:style-name="P568">Поржали и разошлись.</text:p>
      <text:p text:style-name="P568">Наутро никто и не вспоминал и не вспомнил бы, если б я в тот день на встрече с кагебистом не проболтался сдуру об игре в партии.</text:p>
      <text:p text:style-name="P569">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569">И — понеслась!</text:p>
      <text:p text:style-name="P569">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569">Студенты с вытянувшимися лицами возвращались в общагу, пересказывали ход допросов, тревожно обсуждали возможный исход.</text:p>
      <text:p text:style-name="P569">При однопартийной системе можно запросто и не получить диплом после четырёх лет обучения.</text:p>
      <text:p text:style-name="P569">Через три недели состоялось общефакультетское собрание о том, что в нашей студенческой среде органы обнаружили нездоровые тенденции...</text:p>
      <text:p text:style-name="P569">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569"><text:soft-page-break/>Потом начали выборочно вызывать игроков к большой доске аудитории.</text:p>
      <text:p text:style-name="P569">Липес сказал, что он заходил случайно на две минуты попросить чайник и не успел вникнуть что за игра там шла.</text:p>
      <text:p text:style-name="P569">Сергей Нестеренко из Киева с места в карьер врубил декламацию отрывка из пьесы Шекспира:</text:p>
      <text:p text:style-name="P569"><text:span text:style-name="T79"><text:tab/><text:tab/><text:tab/>Romans! Countrymen! Lend me your ears!</text:span>..</text:p>
      <text:p text:style-name="P569">Его призвали прекратить балаган и он вернулся на место.</text:p>
      <text:p text:style-name="P569">А Яков Демьянко даже рад был случаю строить логические силлогизмы на украинском языке <text:span text:style-name="T608">по поводу беспрецедентного прецедента</text:span>.</text:p>
      <text:p text:style-name="P570">Последним, как зачинщик, вышел Марк Новоселицкий и повинился, что не подумал насколько это плохая игра и обещал, что больше не будет.</text:p>
      <text:p text:style-name="P570">Собрание закончилось вынесением выговора всем из списка капитана и призывом блюсти честь советской молодёжи.</text:p>
      <text:p text:style-name="P570">По пути в общагу мне казалось, что все косятся на меня и перешёптываются за спиной.</text:p>
      <text:p text:style-name="P570">Саша Остролуцкий для снятия стресса от допросов в КГБ выпил бутылку водки не закусывая и ему стало плохо, но он успел выбежать в туалет.</text:p>
      <text:p text:style-name="P570">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570">Однако, капитан доказал начальству своей Конторы, что не даром получает зарплату.</text:p>
      <text:p text:style-name="P570">А я вот всё думаю, что не зря ко мне в кочегарку приходил Серый с разборкой за стукачество. Просто он перепутал время, предвосхитил события.</text:p>
      <text:p text:style-name="P571">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571">О, да! Деньги не серебром, сумма тоже не совпадает, но эти деньги жгли мне руки и я хотел поскорей приехать в Конотоп и обменять их на дурь.</text:p>
      <text:p text:style-name="P571">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Зачем я исковеркал себе жизнь?</text:p>
      <text:p text:style-name="P570"/>
      <text:p text:style-name="P570">Между Новым корпусом и общагой тянется довольно широкий ров для стока избытка воды из озера Графского парка в Остёр.</text:p>
      <text:p text:style-name="P572">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Она провисал где-то за метр от неподвижной воды заросшей тиной.</text:p>
      <text:p text:style-name="P572">- Перейду — спорим? - сказал я.</text:p>
      <text:p text:style-name="P572">Надька закричала, что «нет, не надо!», а Игорёк сразу сказал:</text:p>
      <text:p text:style-name="P572">- Спорим!</text:p>
      <text:p text:style-name="P572">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572">- А-а!- заорал я и оглянулся. Игорёк помахал мне:</text:p>
      <text:p text:style-name="P572">-Ну, а теперь обратно!</text:p>
      <text:p text:style-name="P572">Ищи дурака! Я — Огольцов, но не настолько же.</text:p>
      <text:p text:style-name="P572">Зачем я вообще на неё полез?</text:p>
      <text:p text:style-name="P572">Подштопать мужское самолюбие.</text:p>
      <text:p text:style-name="P572">За день перед этим наш курс устроил пикник на берегу Остра, почти за городом. Там Надька вызвала меня соревноваться в плавании. Заплыв на сто метров вдоль реки.</text:p>
      <text:p text:style-name="P572">Она сразу ушла вперёд, а мне через двадцать метров дошло, что мой кандыбинский полукроль <text:s/>- фигня рядом с её мощным брассом. Что оставалось делать?</text:p>
      <text:p text:style-name="P572"><text:soft-page-break/>Я вылез на берег и первым добежал к финишу, нарвав по пути цветы в траве для встречи победительницы.</text:p>
      <text:p text:style-name="P572">- Ты чемпионка, Надь!</text:p>
      <text:p text:style-name="P990"/>
      <text:p text:style-name="P572">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573">Я удивился, ведь его там не было, но Федя сказал, что весь англофак уже знает.</text:p>
      <text:p text:style-name="P991"><text:span text:style-name="T145">Мы выпили, </text:span><text:span text:style-name="T146">Федя начал жаловаться на проректора Будовского, который испортил ему всю зачётку — за четыре года обучения там стоят одни лишь тройки, а <text:s text:c="2"/>гад Будовский взял и четвёрку поставил, хоть Федя и просил его не делать этого.</text:span></text:p>
      <text:p text:style-name="P992"><text:span text:style-name="T146">П</text:span><text:span text:style-name="T145">о этому поводу Яков поделился философской поговоркой «плыв, плыв, а перед берегом втопывся».</text:span></text:p>
      <text:p text:style-name="P992">Мы<text:span text:style-name="T147"> снова выпили и, вдохновившись ярким тёплым днём, я сказал, что канатоходство — ерунда и мне по силам взобраться даже на вон тот вяз.</text:span></text:p>
      <text:p text:style-name="P991"><text:span text:style-name="T145">Его широкий неохватный </text:span><text:span text:style-name="T148">ствол раздваивался метрах в восьми над землёй.</text:span></text:p>
      <text:p text:style-name="P574">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574">Я малость смухлевал — позади вяза росло тонкое дерево, откуда можно перебраться в развилку вяза — поднялся на условленную высоту и благополучно возвратился на родную землю.</text:p>
      <text:p text:style-name="P574">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993"><text:span text:style-name="T145">Когда мы </text:span><text:span text:style-name="T149">допили и по</text:span><text:span text:style-name="T145">шли обратно в общагу, я показал им трубу надо рвом — вот она, канатоходная.</text:span></text:p>
      <text:p text:style-name="P574">У Яши взыграло ретивое и он сказал, что тут и переходить-то нечего и он запросто это докажет за две «довгих». Только пусть я подержу его штаны.</text:p>
      <text:p text:style-name="P574">Чего не сделаешь для старшего товарища по факультету, наставнику в преферанс и в затяжного «дурака»?</text:p>
      <text:p text:style-name="P574">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574">Он не знал насколько коварна эта труба над серединой рва.</text:p>
      <text:p text:style-name="P574">Вобщем, там оказалось не так уж и глубоко.</text:p>
      <text:p text:style-name="P575">Когда он выбрался обратно на берег, к цветовой гамме облепившей его торс рубахи добавилась зелень тины.</text:p>
      <text:p text:style-name="P575">Терять ему уже было нечего и он пошёл во второй раз с таким же успехом, как и в первый.</text:p>
      <text:p text:style-name="P575">Я начал ржать и Федя, для поддержания чести четвёртого курса, отдал мне свои штаны и тоже пошёл по шаткой железяке.</text:p>
      <text:p text:style-name="P575">После приводнения ему хватило ума вылезти на тот берег.</text:p>
      <text:p text:style-name="P575">Чёрт побери! Как я угорал с их штанами в руках!</text:p>
      <text:p text:style-name="P575">Хорошо хоть общага рядом, а там четверокурсник без штанов не такая уж и редкость, подумаешь что мокрый.</text:p>
      <text:p text:style-name="P994"/>
      <text:p text:style-name="P575">Но смеялся я, похоже, не к добру.</text:p>
      <text:p text:style-name="P575">Приехав домой в Конотоп, я узнал, что Ольга пропала. Вчера ушла на работу и больше её не видели.</text:p>
      <text:p text:style-name="P575">Моя мать ходила к её тётке, но и та ничего не знает.</text:p>
      <text:p text:style-name="P575">По настоянию матери я поужинал и отправился к тёте Нине в надежде на более свежие новости. Та опечаленно качала головой, ничего.</text:p>
      <text:p text:style-name="P575">Тогда я пошёл на кирпичный завод. Уже давно стемнело и в цеху основного корпуса горел жёлтый свет.</text:p>
      <text:p text:style-name="P575"><text:soft-page-break/>Оказывается, на конотопском кирпичном печь не кольцевая, а с вагонками, туда-сюда.</text:p>
      <text:p text:style-name="P575">В цеху я встретил одного мужика и спросил где Ольга.</text:p>
      <text:p text:style-name="P575">- А где ей быть? Таскается в городе,- со злостью ответил он.</text:p>
      <text:p text:style-name="P575">Я узнал его — тот самый с кем она меня знакомила возле первого магазина. А он меня? Не знаю.</text:p>
      <text:p text:style-name="P575">Я вышел в ночь на территории завода. Таскается. Но, может, ещё придёт на третью смену? Мне всё равно идти некуда.</text:p>
      <text:p text:style-name="P575">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575">Так я и сидел там, посреди ночи, думая мысли, которые лучше не начинать думать, а если уж начал, то лучше не додумывать до конца.</text:p>
      <text:p text:style-name="P575">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575">Вот только что?</text:p>
      <text:p text:style-name="P994"><text:span text:style-name="T145">Распахнулся прямоугольник жёлтого света, из двери цеха вышел мужик и захлопнул свет темнотой. </text:span><text:span text:style-name="T146">Опять открыл, зашёл и — снова темно. Выходил помочиться.</text:span></text:p>
      <text:p text:style-name="P576">Мне тут делать нечего. Пойду домой.</text:p>
      <text:p text:style-name="P576">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576">Я не стал ждать дальнейшего развития событий и уехал в Нежин. Главное — жива-здорова, а у меня завтра утром экзамен.</text:p>
      <text:p text:style-name="P576">Люпус поставил мне четвёрку.</text:p>
      <text:p text:style-name="P576">Перед дверью в аудиторию, где шёл экзамен, я зычным голосом взревел:</text:p>
      <text:p text:style-name="P982"><text:span text:style-name="T150"><text:s text:c="2"/><text:tab/><text:tab/><text:tab/></text:span><text:span text:style-name="T151">Gaudeamus igitur</text:span><text:span text:style-name="T152">..</text:span><text:span text:style-name="T144">.</text:span></text:p>
      <text:p text:style-name="P982"><text:span text:style-name="T144">Пропажа и заочное появление жены не там, где хотелось бы, меня примяли, но главное начать, а дальше оно само пойдёт</text:span><text:span text:style-name="T238"><text:line-break/></text:span><text:span text:style-name="T242"><text:tab/><text:tab/><text:tab/></text:span><text:span text:style-name="T151">Juvenes dum sumus!.</text:span><text:span text:style-name="T143">.</text:span></text:p>
      <text:p text:style-name="P518">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Прощай, латынь.</text:p>
      <text:p text:style-name="P994"/>
      <text:p text:style-name="P577">После экзамена я вернулся в Конотоп и мать мне рассказала, что утром приходила Ольга. Та не заметила, что мать в спальне, и сразу бросилась в комнату, к зеркалу в шифоньере.</text:p>
      <text:p text:style-name="P577">Блузку расстегнула и стала рассматривать пятна на груди.</text:p>
      <text:p text:style-name="P577"><text:span text:style-name="T609">Клеймо владельца. </text:span>Каждому — своё; кому иероглифы на запястье, кому ожерелье из засосов на грудь.</text:p>
      <text:p text:style-name="P577">- Накричала на неё, чтоб убиралась где была. Она собрала одежду и ушла. Что теперь будет?</text:p>
      <text:p text:style-name="P577">Я пожал плечами:</text:p>
      <text:p text:style-name="P577">- Что теперь может быть?</text:p>
      <text:p text:style-name="P577">- <text:s/>Ленку я ей не отдам,- сказала моя мать.</text:p>
      <text:p text:style-name="P577">Всё это было очень тягостно.</text:p>
      <text:p text:style-name="P577">Ольга пришла на следующее утро, но уже в водолазке. Сказала, что ночует у тёти Нины, потому что моя мать её выгнала.</text:p>
      <text:p text:style-name="P577">Начала вешать мне лапшу про отдых на Сейму со Светкой в домике знакомых дяди Коли.</text:p>
      <text:p text:style-name="P577">Я попросил её не напрягаться, <text:span text:style-name="T610">всё равно мы разводимся.</text:span></text:p>
      <text:p text:style-name="P577">- <text:span text:style-name="T610">А Леночка?</text:span></text:p>
      <text:p text:style-name="P577">- <text:span text:style-name="T610">Останется здесь.</text:span></text:p>
      <text:p text:style-name="P578">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578"/>
      <text:p text:style-name="P578">В жизни всегда есть выбор.</text:p>
      <text:p text:style-name="P578"><text:soft-page-break/>Можно копать землю, а можно и не копать.</text:p>
      <text:p text:style-name="P578">Подав на развод, признаёшь себя рогоносцем, принимающим ответные меры в рамках текущих правил общественной морали.</text:p>
      <text:p text:style-name="P578">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578">Маленький нюанс в том, что <text:s text:c="2"/>истинный ахулинамист не замечает никакой дилеммы — он так и живёт в своё удовольствие. </text:p>
      <text:p text:style-name="P578">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578">Выбор всегда трагедия — выбирая одно, утрачиваешь другое.</text:p>
      <text:p text:style-name="P578">Не люблю выбирать, предоставляю трагедию другим — судьбе, или случаю.</text:p>
      <text:p text:style-name="P578">Но в тот момент я вместо монетки использовал Ольгу и сказал ей, что всё будет забыто, мы начнём с чистого листа, <text:span text:style-name="T611">если она до конца дня достанет мне дури на один косяк.</text:span></text:p>
      <text:p text:style-name="P579">Она ушла и вернулась под вечер усталая, сказала, что обошла весь город, но ни у кого не нашлось. Перст судьбы. <text:span text:style-name="T1022">Жестокий случай.</text:span></text:p>
      <text:p text:style-name="P579"><text:span text:style-name="T79"><text:tab/><text:tab/><text:tab/>Alea jacta est!.</text:span>.</text:p>
      <text:p text:style-name="P579"/>
      <text:p text:style-name="P599">Если бы Ольга достала косяк, мне, как благородному человеку, оставалось бы только сдержать данное слово. Нам пришлось бы жить дальше <text:span text:style-name="T1023">и теперь это письмо тебе писал бы кто-нибудь другой. 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span></text:p>
      <text:p text:style-name="P600">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Сам виноват глядел бы лучше на что наступаешь в мезозойском прошлом.</text:p>
      <text:p text:style-name="P601">Всего один косяк вернул бы мне семейную идиллию с идеальной женщиной. Она ведь не торговала собой, не обменивалась на деньги, или другие какие-то выгоды и мне изменяла ради личного удовольствия. Натуральный обмен утехами; ты — мне, я — тебе. </text:p>
      <text:p text:style-name="P601">То, что она менялась с кем-то там ещё не умаляло моего наслажденья ею. Зачем же я <text:span text:style-name="T1025">так тупо отказался от того что хотел и получал? Устои общества не оставляли мне другого выбора как влиться в толпу тупорылых бурсаков...</text:span></text:p>
      <text:p text:style-name="P579"/>
      <text:p text:style-name="P580">Она сделала мне отличный минет <text:span text:style-name="T1025">на прощанье </text:span>и попросила прийти назавтра к тёте Нине для чего-то важного.</text:p>
      <text:p text:style-name="P579">Так, <text:span text:style-name="T1023">по воле жестокого случая</text:span>, я стал рогоносцем.</text:p>
      <text:p text:style-name="P579"/>
      <text:p text:style-name="P581">Долгое время я всё не мог понять за что так не люблю Лермонтова; теперь знаю — за его ложь.</text:p>
      <text:p text:style-name="P581">Лермонтов лгал с первого же шага, со стихотворения на смерть Пушкина.</text:p>
      <text:p text:style-name="P581"><text:span text:style-name="T79"><text:tab/><text:tab/><text:tab/>...с свинцом в груди... поникнув... головой..</text:span>.</text:p>
      <text:p text:style-name="P581">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581">Но следующей лжи я уж никак не могу простить.</text:p>
      <text:p text:style-name="P581"><text:span text:style-name="T79"><text:tab/><text:tab/><text:tab/>...восстал он против мнений света..</text:span>.</text:p>
      <text:p text:style-name="P581">Голубчик, Лермонтуша! Не восставал он, а именно что в точности исполнил предписания света на подобный случай. <text:span text:style-name="T612">Неукоснительно, с рабской верноподданностью исполнил.</text:span></text:p>
      <text:p text:style-name="P582">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582"><text:soft-page-break/>Любимым ищешь оправданья.</text:p>
      <text:p text:style-name="P582">Вдруг он не тупо подчинился диктату обычаев и нравов, а наоборот — с умыслом использовал их в личных целях?</text:p>
      <text:p text:style-name="P582">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582">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p>
      <text:p text:style-name="P582"/>
      <text:p text:style-name="P579">На следующий день, на хате у тёти Нины, та повторила уже слышанное мною от Ольги, насчёт нашей новой совместной жизни. Потом она ушла на работу во вторую смену.</text:p>
      <text:p text:style-name="P579">Мы с Ольгой выпили по стакану самогона и целый час терзали друг друга в гостиной и на кухне.</text:p>
      <text:p text:style-name="P579">Когда мы оделись, Ольга спросила — что же дальше?</text:p>
      <text:p text:style-name="P579">Я ответил, что вопрос решён и, увы, не мною.</text:p>
      <text:p text:style-name="P579">Она заплакала и сказала, что знает что теперь ей и начала глотать какие-то таблетки. Две я сумел отнять, но их было больше.</text:p>
      <text:p text:style-name="P579">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579">Наверное, их не каждый день вызывают по поводу таблеток, но машина «скорой помощи» обогнала меня на обратном пути.</text:p>
      <text:p text:style-name="P579">В хате тёти Нины Ольга вяло, но самостоятельно сидела на табурете посреди кухни и нехотя отвечала врачу и медсестры в белых халатах. В руках у неё была большая кружка, а на полу возле ног — таз, куда делала промывание желудка.</text:p>
      <text:p text:style-name="P583">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583">Через два дня мне сказали, что Ольгу видели на Вокзале, когда она садилась на московский поезд с каким-то чернявым парнем.</text:p>
      <text:p text:style-name="P583">Скорее всего — тот самый, которому она изменяла со мной два дня назад.</text:p>
      <text:p text:style-name="P583"/>
      <text:p text:style-name="P583">В конце месяца я поехал в Нежин на выпускной вечер четвёртого курса, потому что обещал Надьке.</text:p>
      <text:p text:style-name="P583">Он проходил в Зале торжеств на первом этаже столовой.</text:p>
      <text:p text:style-name="P583">Надька была самой красивой, в длинном платье из лёгкого шифона, как у невест на свадьбе, только розовом.</text:p>
      <text:p text:style-name="P583">Под конец все пошли на берег Остра за общагу и устроили костёр из общих тетрадей с конспектами лекций, которые писали четыре года.</text:p>
      <text:p text:style-name="P583">Светила полная луна, костёр бесцельно горел языками <text:span text:style-name="T613">националистически </text:span>жёлто-синего пламени.</text:p>
      <text:p text:style-name="P583">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584">Он был карликом — всем по пояс, но говорили, что очень умный.</text:p>
      <text:p text:style-name="P584">Одна из выпускниц, самая некрасивая и, по с<text:span text:style-name="T614">плетня</text:span>м, тупая и грубая, согласилась выйти за него замуж, чтобы не ехать по распределению работать в селе. Сама она тоже была из села, так что знала от чего отказывается, делая такой выбор.</text:p>
      <text:p text:style-name="P581">Для нашей прощальной брачной ночи с Надькой мы поднялись в её комнату, где даже были занавесочки на окнах.</text:p>
      <text:p text:style-name="P581">Мы прощались, засыпали и просыпались, и снова прощались; и брассом, и кролем на спине, и вольным стилем.</text:p>
      <text:p text:style-name="P581">Когда белесый свет утра залил комнату поверх занавесок <text:span text:style-name="T615">и </text:span>она потянулась за первым в своей жизни минетом, <text:s/>я устало отстранился. Пускай её будущему мужу хоть в чём-то достанется <text:soft-page-break/>быть первым.</text:p>
      <text:p text:style-name="P581">Всем нам — рогатикам — нужно по братски делиться друг с другом.</text:p>
      <text:p text:style-name="P581"/>
      <text:p text:style-name="P585">Мужику делать нечего, так он работу себе находит.</text:p>
      <text:p text:style-name="P585">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585">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585">Для заполнения своего культурного досуга я отправлялся к Ляльке.</text:p>
      <text:p text:style-name="P585">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585">Отец его по молодости блатовал, а под старость стал идейным вдохновителем следующих поколений блатняков.</text:p>
      <text:p text:style-name="P585">Возвращаясь с зоны, они с умилением вспоминали, как Лялькин стар<text:span text:style-name="T415">ы́</text:span>й приходил на заседание их суда в пиджаке поверх одной майки, давал напутственные наставления и там держать хвост пистолетом, пререкался с судьёй и принудительно покидал зал.</text:p>
      <text:p text:style-name="P585">Его я не застал.</text:p>
      <text:p text:style-name="P585">Зато его тёща, Лялькина бабка, всё ещё жила затворницей в спальне с видом на рубероид крыши «Снежинки» вместе с дряхлой, но злой болонкой Бэбой.</text:p>
      <text:p text:style-name="P602">Лялька сменил своего пахана насчёт моральной поддержки подзалетевшим хлопцам. 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602"/>
      <text:p text:style-name="P585">Балкон гостиной выходил в широкий <text:span text:style-name="T1046">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585">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585">Рубашечки, джинсы Ляльки всегда подогнаны были тип-то<text:span text:style-name="T1046">п</text:span>.</text:p>
      <text:p text:style-name="P585">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585">На том балконе мы с ним слушали Чеслава Немана, Слейда, АС/ДС.</text:p>
      <text:p text:style-name="P585">Когда в дверь звонили, Лялька выходил в прихожую и вёл посетителя на кухню — он по мелочам толкал шмотки.</text:p>
      <text:p text:style-name="P586">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хард-рок — Эроу-Смит, или Блэк Шабаш. Эти доморощенные натур-философы понятий справедливости больше одной песни не выдерживали и покидали застеленный ковром диван.</text:p>
      <text:p text:style-name="P586">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586">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586">Короче, я нужен был ему как оазис среди всех этих поборников справедливости.</text:p>
      <text:p text:style-name="P586">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586">В Лунатике на танцах он встречался со своей девушкой Валентиной, <text:span text:style-name="T616">у которой были прекрасные испанские глаза, как сказал один резак в виде комплимента:</text:span></text:p>
      <text:p text:style-name="P586"><text:soft-page-break/>- <text:span text:style-name="T616">Вот взял бы вырезал и — на стенку.</text:span></text:p>
      <text:p text:style-name="P587">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587">В аллее парка он остановил нас, попросил у неё извинения и разрешения переговорить со мной. Она пошла дальше в неспешной толпе текущей к выходу из парка, а мы отодвинулись к подстриженным кустам, чтоб не мешать движению.</text:p>
      <text:p text:style-name="P587">Я различал, что Квэк бухой, не до отруба, но не слабо. </text:p>
      <text:p text:style-name="P587">Он облокотился на меня лбом и, на всякий, подпёршись взглядом в землю, сказал:</text:p>
      <text:p text:style-name="P587">- Сергей, я был с Ольгой.</text:p>
      <text:p text:style-name="P587">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587">Во-первых, под бухаловом такие тонкости он не догонит, а во-вторых, мне надо догонять Веру Яценко.</text:p>
      <text:p text:style-name="P587">Я проводил её в один из двухэтажных домов на проспекте Мира и, когда мы стояли в тёмном дворе, туда нарисовался Квэк <text:span text:style-name="T609">и попёр вперёд с неуместными восклицаниями</text:span>.</text:p>
      <text:p text:style-name="P588">Я сделал пару шагов ему навстречу и нанёс удар в голову. Он свалился и заорал:</text:p>
      <text:p text:style-name="P588">- Так вот как вы встречаете? Подготовились?!</text:p>
      <text:p text:style-name="P588">Наверное и впрямь у пьяных есть свой ангел-хранитель, но тем превентивным ударом я выбил себе палец на руке и больше бить не мог.</text:p>
      <text:p text:style-name="P588">Когда он поднялся, поединок перешёл в борцовское единоборство. </text:p>
      <text:p text:style-name="P588">Мы покатались по земле, а когда Вера Яценко пригрозила позвать брата, или папу, мы покинули двор.</text:p>
      <text:p text:style-name="P588">Идя в одном и том же направлении мы постепенно разговорились, обсудили детали минувшей схватки и неоспоримые достоинства Веры. Вопрос Ольги не затрагивался.</text:p>
      <text:p text:style-name="P588">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span text:style-name="T617">Шлак хорош от осенней грязи, но как татáми он на втором месте после гаревой дорожки.</text:span></text:p>
      <text:p text:style-name="P588">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588">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588">Иногда мне кажется, что единственное место, где он ещё существует, это мои воспоминания о нём.</text:p>
      <text:p text:style-name="P588"/>
      <text:p text:style-name="P589">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589">Я доказал, что соучастником не был и меня отпустили.</text:p>
      <text:p text:style-name="P589">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589">Я попросил Владю помочь и мы потащили тот тюк вдоль путей на Вокзал для сдачи в багажное отделение.</text:p>
      <text:p text:style-name="P589">Мы тащили его продев никелированную трубу от оконного карниза под верёвку, которой он был обвязан. Тем же способом, как доисторические охотники, или дикари-аборигены носят забитую дичь. <text:span text:style-name="T618">Только мы несли в обратном направлении — прочь; потому что это была не добыча, а утрата.</text:span></text:p>
      <text:p text:style-name="P590">В отделении я написал на полотне феодосийский адрес и получил квитанцию с указанием веса.</text:p>
      <text:p text:style-name="P590">Когда мы вышли оттуда, Владя явно хотел мне что-то сказать, но сдержался. Я всегда знал, <text:soft-page-break/>что он тактичнее Квэка.</text:p>
      <text:p text:style-name="P590">Есть мысли, которые лучше не начинать...</text:p>
      <text:p text:style-name="P590">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590"/>
      <text:p text:style-name="P590">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590">Второкурсники и третьекурсники всех факультетов, как всегда, закричали «ура!»</text:p>
      <text:p text:style-name="P590">На следующий день пара больших автобусов повезли второкурсников по московской трассе до райцентра Борзны, а оттуда <text:span text:style-name="T619">по ухабистой дороге в село Большевик, но последний километр одолеть не смогли — грязь оказалась слишком глубокой.</text:span></text:p>
      <text:p text:style-name="P591">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591">Многие тащили «торбы» <text:s/>— <text:s/>матерчатые сумки с продуктами питания взятыми с собою из дому. </text:p>
      <text:p text:style-name="P591">Моя ноша <text:s/>полегче — гитара, положенная гладкой стороной грифа на плечо, да курево в карманах, <text:span text:style-name="T620">поэтому прогулка была бы в кайф, если б не промокали кеды</text:span>. </text:p>
      <text:p text:style-name="P592">Впереди меня красный свитер, синие джинсы, чёрные сапоги и белая косынка-козырёк тащат свою «торбу».</text:p>
      <text:p text:style-name="P592">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591">- <text:span text:style-name="T620">Девушка, у вас сапоги сорок пятого размера?</text:span></text:p>
      <text:p text:style-name="P592">Надменный взгляд через плечо:</text:p>
      <text:p text:style-name="P592">- Сорок шестого.</text:p>
      <text:p text:style-name="P592">Каков привет, таков ответ. Подъехал, конечно, не ахти как, но хорошо хоть ответила.</text:p>
      <text:p text:style-name="P592">Обгоняя её, я оглянулся улыбнуться неприступно недовольному лицу и пошёл дальше. У меня нет привычки подмигивать девушкам, хоть, говорят, они это любят.</text:p>
      <text:p text:style-name="P592">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592">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592">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592">Четырёхкоечные комнаты в двух деревянных двухэтажных зданиях <text:span text:style-name="T621">предоставлены студенткам, а студентам отвéден большой зал на втором этаже клуба, тоже деревянного.</text:span></text:p>
      <text:p text:style-name="P593">Каждому выдали матрас с подушкой и солдатским одеялом и комплект постельного белья.</text:p>
      <text:p text:style-name="P593">Поднявшись с этой скаткой поднялся в клуб, я поразился простоте дизайна общей спальни. Невысокий сплошной настил из дощатых щитов представлял собой знакомые мне нары — типа, схлопотал месяц «губы».</text:p>
      <text:p text:style-name="P593">Тридцать, или около того, матрасов расстелены поверх щитов вплотную друг к другу; для отдыха на них надо вползать с конца на четвереньках.</text:p>
      <text:p text:style-name="P593">К счастью, <text:s/>недалеко от входа стоял высокий биллиардный стол с изношенным зелёным сукном.</text:p>
      <text:p text:style-name="P593">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593">Так что спал я в четырёх метрах от общих нар, на полметра выше обще массы и без храпящих под ухом соседей.</text:p>
      <text:p text:style-name="P593"><text:soft-page-break/>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593">Питание в столовой было трёхрáзовым, <text:span text:style-name="T622">студенты воротили от него нос, но я их не понимал — хавка, как хавка.</text:span></text:p>
      <text:p text:style-name="P594">На следующее утро мы вышли на уборку хмеля.</text:p>
      <text:p text:style-name="P594">Он рос рядами трёхметровых сплетений стеблей доросших до проволок над полем. Сплетение нужно сдёрнуть наземь и обобрать с него светло-зелёные мягкие шишечки, гроздьями растущие на стеблях среди тёмно-зелёной листвы.</text:p>
      <text:p text:style-name="P594">Когда шишечки наполнят неглубокую плетёную корзину с двумя ручками, как у банной шайки, их надо отнести в ящик на весах. Преподаватель-весовщик запишет в тетрадку твои килограммы, потому что труд этот будет оплачен, после вычетов за питание и постель.</text:p>
      <text:p text:style-name="P594">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594">Конечно, оставались ещё такие стимулы как поле, звенящее задорными голосами молодёжи, и разнообразные, но все привлекательные, формы студенток, но мои привыкшие к лому и струнам пальцы наотрез отказывались принимать участие в этом по китайски усидчивом крестьянском труде.</text:p>
      <text:p text:style-name="P594">Мой первый день работы на плантации хмеля стал также и последним.</text:p>
      <text:p text:style-name="P594">В дальнейшем я исполнял разные работы: <text:span text:style-name="T623">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595">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595">Скорее всего, за те три дня на ферме, где я пилил и прибивал горбыли поверх навозной жижи. Один раз от сильного удара молотком в щель между неровных досок грязь цвиркнула прямо мне в лицо.</text:p>
      <text:p text:style-name="P595">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595">Но основным занятием на ферме была игра в «дурака» с мужиками. 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595"/>
      <text:p text:style-name="P595">Сейчас эпоха поменялась и такие же карты, но в цвете, продаются в привокзальных киосках.</text:p>
      <text:p text:style-name="P595"/>
      <text:p text:style-name="P595">Один из работавших в сушилке студентов, рыжий Григорий с биофака, тоже играл со мной в «дурака» после работы. Ему очень хотелось выиграть. Азартный малый даже поменял колоду карт на обычные, но школа Якова Демьянко приносила свои плоды и к концу месяца он проиграл мне бутылок двадцать пять — ящик водки. Впрочем, памятуя детдомовскую мудрость Саши Остролуцкого, что синица в руке лучше жура<text:span text:style-name="T624">в</text:span>ля в небе, <text:s/><text:span text:style-name="T624">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 не видел</text:span></text:p>
      <text:p text:style-name="P596">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596">Мы пленника мнения о нас. <text:span text:style-name="T625">Если мне скажут, что кто-то стал алкашом оттого, что noblesse oblige — я поверю.</text:span></text:p>
      <text:p text:style-name="P596">Например, один филфаковский студент и пара-другая студенток забрели на ферму. Там стоял бык в стойле, прикованный железной цепью. Парень подбросил быку клок сена от коровы из соседнего стойла. Бык, унюхав коровий дух, начал яриться, реветь и возбуждаться.</text:p>
      <text:p text:style-name="P596"><text:soft-page-break/>Я всего лишь проходил мимо — и всё!</text:p>
      <text:p text:style-name="P596">В вечерней сводке новостей в столовой обсуждают как Огольцов водил девушек филфака на экскурсию — показывал бычий член.</text:p>
      <text:p text:style-name="P596">«Имидж» <text:s/>— <text:s/>страшная сила и никому не докажешь, что, при моём трепетном отношении к девушкам, я им даже и не подмигиваю.</text:p>
      <text:p text:style-name="P596"/>
      <text:p text:style-name="P596">Ознакомившись с Большевистскими условиями <text:s/>труда и быта, я, для начала, уехал в Конотоп.</text:p>
      <text:p text:style-name="P596">Во-первых, сменить промокшие кеды, и потом, в Конотопе меня тоже ждала страда уборки урожая.</text:p>
      <text:p text:style-name="P596">Ещё в августе мы с Лялькой совершили пару краеведческих обходов уголков города не лежащих на его основных магистралях. <text:span text:style-name="T626">В тихих, немноголюдных улочках провели мы учёт небольших, но пышных плантаций конопли, приветливо колыхавшей нам из-за заборов мягкими аврисами ветвей с вызревающими головками.</text:span></text:p>
      <text:p text:style-name="P597">Гидом был он, а я экскурсантом, восхищённым трудолюбием конотопчан, заботливо возделывающих свои приусадебные участки.</text:p>
      <text:p text:style-name="P597">Пришла пора помочь им в сборе урожая.</text:p>
      <text:p text:style-name="P597">Конечно, не везде дожидались моей бескорыстной шефской помощи, но нашлись и несжатые нивки.</text:p>
      <text:p text:style-name="P597">Я был благородный грабитель, с понятиями о справедливости, не уносил больше двух деревцев с одной плантации; да и этих попробуй допри.</text:p>
      <text:p text:style-name="P597">Куда?</text:p>
      <text:p text:style-name="P597">В ближайший закоулок поглуше для хищнической переработки. </text:p>
      <text:p text:style-name="P597">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597">Элементарная безграмотность и больше ничего.</text:p>
      <text:p text:style-name="P597">После трудовых ночных бдений в Конотопе, мне уже было с чем окунуться в трудовые будни Большевика.</text:p>
      <text:p text:style-name="P597">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597">Они объявили о своём желании поиграть в биллиард.</text:p>
      <text:p text:style-name="P597">Из любопытства — как можно играть такими шарами? <text:s/>— <text:s/>я свернул свой матрас и переложил его на стул под стенкой.</text:p>
      <text:p text:style-name="P597">Да, никак не можно. Мало того, что выщербленные шары движутся вприпрыжку, так ещё сама припрыжка выбирает куда ей прыгать. <text:span text:style-name="T627">Полная хаотичность исключает всякое эстетическое удовольствие от этой строго выверенной игры.</text:span></text:p>
      <text:p text:style-name="P598">Когда им тоже это дошло, они представились как два брата из соседнего села. Особого ажиотажа среди сидящих на нарах студентов это не вызвало и братья покинули спальню.</text:p>
      <text:p text:style-name="P598">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Яве».</text:p>
      <text:p text:style-name="P598">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598">Родители Стёпы обрадовались такому нечаянному совпадению и накрыли стол для боевых сослуживцев.</text:p>
      <text:p text:style-name="P598">После второго стакана, вжившись в роль, я спросил Стёпу — помнит ли он немку <text:s/>Эльзу, блондинку-официантку из гаштета за углом?</text:p>
      <text:p text:style-name="P598">Стёпа опешил и начал внимательно ко мне приглядываться — вдруг мы и впрямь спали в соседних кубриках?</text:p>
      <text:p text:style-name="P598">День спустя мы со Стёпой пошли наносить визиты девушкам-студенткам, вернувшимся после ужина по своим комнатам.</text:p>
      <text:p text:style-name="P598"><text:soft-page-break/>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598">Её занимали филфаковки Оля, <text:span text:style-name="T628">Аня</text:span>, Вера и Ира, с которыми мне очень приятно было познакомиться. Ну, а им ничего другого тоже не оставалось — без танцплощадок, кинотеатров и даже телевизора поблизости.</text:p>
      <text:p text:style-name="P560">Оля, невысокая задорная девушка в короткой стрижке волнистых жёлтых волос, спросила: где же моя визитная карточка — гитара?</text:p>
      <text:p text:style-name="P560">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 разговор, в котором не важно о чем, а лишь бы слушать голос и прослеживать смену выражений лица и движение глаз.</text:p>
      <text:p text:style-name="P560">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560">Я увидел бескрайне чёрную украинскую ночь; она обступала со всех сторон и где-то по краям своим уже гудела осенними холодами. Единственным светлым пятном, не считая фонаря, было это лицо напротив, уже улыбающееся, и от него расходились тонкие частые лучики, как бывает, если прижмурился не до конца. <text:s/>Но я совсем не жмурился, а <text:span text:style-name="T1059">просто</text:span> изумлялся до чего красиво оно, это непривычное к улыбками лицо. <text:span text:style-name="T1059">Словно круг света в обступившей нас тьме. Спасательный круг, что поможет выстоять в бурях предсказанных <text:s/>гулом на дальнем горизонте и свистом холодных ветров.</text:span></text:p>
      <text:p text:style-name="P603">Таких возвышенных выражений у меня, конечно, и в мыслях не было, я просто смотрел на её лицо и всё сильней и сильней влюблялся.</text:p>
      <text:p text:style-name="P560"/>
      <text:p text:style-name="P560">На следующий день её не оказалось в столовой на обеде. Вера сказала, что Ира сегодня дежурная — убирает комнату.</text:p>
      <text:p text:style-name="P560">Когда я подошёл к зданию обветшалого общежития, она вышла на крылечко со шваброй в руках, в коротком халатике.</text:p>
      <text:p text:style-name="P560">Наиболее широко распространённый способ оценки женской красоты и привлекательности это — замер объёмов.</text:p>
      <text:p text:style-name="P560">Знатоки и ценители начинают прикидывать каков объём груди, бёдер. Гурманы учитывают охват талии...</text:p>
      <text:p text:style-name="P560">Абсолютное дилетантство. Но что возьмёшь со всех этих разновозрастных недорослей-придурков?</text:p>
      <text:p text:style-name="P560">Самая пленительная часть женщины, которой она покорит тебя сразу и навсегда — это её коленки.</text:p>
      <text:p text:style-name="P560">Если при взгляде на них у тебя теплеет на сердце, расправляются плечи, углубляется дыхание; знай — это она, ничего красивее уже не будет.</text:p>
      <text:p text:style-name="P560">Если же такого не случится, ищи дальше — авось повезёт.</text:p>
      <text:p text:style-name="P560">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629">самые </text:span>коленки.</text:p>
      <text:p text:style-name="P560">Ты, конечно же, уже догадалась, что это была твоя мать.</text:p>
      <text:p text:style-name="P521"/>
      <text:p text:style-name="P521">Таким образом, до твоего рождения оставалось ещё три года. Срок вполне достаточный для того, чтоб скончались , как минимум, две любви, если верить выкладкам Зигмунда Фрейда.</text:p>
      <text:p text:style-name="P521">Такое вот посягательство на святость догмы. Разумеется, подобный выпад легко парировать приёмом «терц» <text:s/>— мол, не бывает правил без исключений.</text:p>
      <text:p text:style-name="P521">Смотря для кого. </text:p>
      <text:p text:style-name="P521">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text:soft-page-break/>тяготения не было бы.</text:p>
      <text:p text:style-name="P521">Так что причислить старину Зигги к твердолобым упрямцам-учёным не получается. Ему нужно поменять лигу. Послать в ряды таких прославленный корифеев, как Шарль Перро, Ганс Христиан Андерсен <text:span text:style-name="T576">и так далее, вплоть до безымянных творцов Тысячи и одной ночи.</text:span></text:p>
      <text:p text:style-name="P522">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522">Возможно ли такое? Ведь сколько уже поколений были зачаты и, в свою очередь, зачали с благословения его психоанализа! 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522">Неоспоримая истина; именно нетерпимость к пустоте и произвела все эти библии-кораны-веды-илиады и веру в домовых.</text:p>
      <text:p text:style-name="P522">И, послушные наивной мудрости природы, <text:span text:style-name="T577">кончаем разливаться мыслию по древу и приступаем к заполнению трёх лет, пока ты соизволишь появиться на свет.</text:span></text:p>
      <text:p text:style-name="P522"/>
      <text:p text:style-name="P523">В комнате девушек мы уже со всем определились, то есть всем уже стало ясно к кому я прихожу.</text:p>
      <text:p text:style-name="P523">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523">Страховка не помешает, когда твоей девушке сообщают: «так он же женатый!»</text:p>
      <text:p text:style-name="P523">Я не отрицал, что имею такой факт в биографии, но он уже позади. И она поверила даже не проверив паспорт!</text:p>
      <text:p text:style-name="P523">В тот вечер в комнату зашла ещё и молоденькая преподавательница с филфака, наверное, проверить — что тут вообще творится.</text:p>
      <text:p text:style-name="P523">Кроме меня тут объявился ещё один влюблённый — чех Ян.</text:p>
      <text:p text:style-name="P523">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523">Чехи и пиво — близнецы-братья.</text:p>
      <text:p text:style-name="P523">Жена Яна осталась с детьми в Чехии, он по ней скучал и, от тоски, влюбился в Олю. Начал вечерами приходить, о чём-то ей говорить, но о чём — непонятно, потому что по-чешски, а <text:span text:style-name="T578">если б не языковый барьер</text:span> я <text:span text:style-name="T578">бы </text:span>его про 68-й год расспросил.</text:p>
      <text:p text:style-name="P523">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524">А магазинную водку пить отказался. На стакан показывает, морщится и по сердцу себя прихлопывает — мол, у меня несовместимость с этим пойлом.</text:p>
      <text:p text:style-name="P524">Но когда пришла преподавательница с контрольным визитом, Яна в комнате не было.</text:p>
      <text:p text:style-name="P524">Она смотрит: мы с Ирой хоть и на одной койке сидим, но чинно — каждый у противоположной спинки. Всё пристойненько. Садитесь, чайку попьём.</text:p>
      <text:p text:style-name="P524">А тут в коридоре — трах-тарарах! Ах, ты! Ух, ты! Да, всех вашу!</text:p>
      <text:p text:style-name="P524">И дверь комнаты — шарах! <text:s/>— настежь.</text:p>
      <text:p text:style-name="P524">А за ней пять-шесть хлопцев в две шеренги в тёмном коридоре.</text:p>
      <text:p text:style-name="P524">Преподавалка от стола обернулась:</text:p>
      <text:p text:style-name="P524">- Что происходит?!</text:p>
      <text:p text:style-name="P524">- А ты хто така?!</text:p>
      <text:p text:style-name="P524">Она решила их авторитетом подавить, кричит:</text:p>
      <text:p text:style-name="P524">- Девочки! Скажите им кто я!</text:p>
      <text:p text:style-name="P524">М все четыре девочки, в один голос, словно с детсада этот стих учили:</text:p>
      <text:p text:style-name="P524">- Это препо-давательница!</text:p>
      <text:p text:style-name="P524">А в ответ:</text:p>
      <text:p text:style-name="P524">- Так пошла она на …!</text:p>
      <text:p text:style-name="P524"><text:soft-page-break/>Да. Плохо мы ещё воспитываем нашу молодёжь. И не только сельскую.</text:p>
      <text:p text:style-name="P524">Во время этого монтажа-диалога я, конечно, сообразил, что они по мою душу пришли.</text:p>
      <text:p text:style-name="P524">За вечер до этого в общую спальню в клубе прибегала девушка из соседнего общежития сказать, <text:s/>что там местные ребята буянят. 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Короче, патовая <text:span text:style-name="T579">позиция</text:span>.</text:p>
      <text:p text:style-name="P525">Для решения этюда, я того, что покрупнее выбрал и девушку спрашиваю:</text:p>
      <text:p text:style-name="P525">- Этот обидел?</text:p>
      <text:p text:style-name="P525">- Да!</text:p>
      <text:p text:style-name="P525">Нна! Засветил я ему. Местные слиняли. Конфликт решён.</text:p>
      <text:p text:style-name="P525">Потом он с двумя друзьями меня возле клуба дождался, говорит:</text:p>
      <text:p text:style-name="P525">- Это не я был.</text:p>
      <text:p text:style-name="P525">- Извини,- говорю, - у меня выбора не было.</text:p>
      <text:p text:style-name="P525">Как я ему объясню, что меня начштаба вышколил — по факту нарушения должен быть факт наказания? Только тот, что характерно, у меня прощения не просил.</text:p>
      <text:p text:style-name="P525">Но, как видно, моё извинение не приняли и хлопцы пришли показать большевистскую вендетту.</text:p>
      <text:p text:style-name="P525">Я из-под койки пустую бутылку от шампанского выудил, что после Яна осталась, и встал перед дверью.</text:p>
      <text:p text:style-name="P525">Они хоть лают, но шаг сделать стесняются — бутылка увесистая.</text:p>
      <text:p text:style-name="P525">Откуда им знать, что у меня по боевым искусствам — фиг с двумя минусами?</text:p>
      <text:p text:style-name="P525">Тут в коридоре раздались шаги и позади них Стёпа завиднелся. Он вмиг прощёлкал что к чему и ударил с тыла. Я тоже выскочил в коридор с боевым кличем:</text:p>
      <text:p text:style-name="P525">- Иди сюда, блядь!</text:p>
      <text:p text:style-name="P525">Сработало не хуже, чем на Шурика — хлопцы дрогнули и побежали.</text:p>
      <text:p text:style-name="P525">Мы со Стёпой добавляли им стимуляции, но бутылки у меня уже не было, не помню где делась.</text:p>
      <text:p text:style-name="P525">Помню только как они дружно сбежали вниз по лестнице, а Стёпа следом.</text:p>
      <text:p text:style-name="P525">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525">Он уже не сопротивлялся, просто висел на перилах и смотрел вниз на деревянные ступеньки, куда ему предстояло лететь.</text:p>
      <text:p text:style-name="P525">И я обхватил его — noblesse oblige! — но тут до меня донёсся крик; <text:span text:style-name="T580">совсем далёкий, едва слышный, похожий на тот, что окликал меня на заснеженной дороге возле девятиэтажки в Ставрополе.</text:span></text:p>
      <text:p text:style-name="P526">Я посмотрел вниз, потом на обвисшего хлопца. Зачем?</text:p>
      <text:p text:style-name="P526">И я ушёл по коридору в комнату.</text:p>
      <text:p text:style-name="P526">Не спорю, всё это более, чем странно, но иногда бывает. Кому-то слышатся голоса, а я слышалл крики.</text:p>
      <text:p text:style-name="P526"/>
      <text:p text:style-name="P526">И снова она не пришла на обед. Я пошёл в их комнату. Она сидела <text:s/>одна и не хотела разговаривать. Я присел рядом на койку, взял её руку.</text:p>
      <text:p text:style-name="P526">Мне нравилась эта рука и пальцы — длинные, <text:s/>а чем ближе к концу, тем уже.</text:p>
      <text:p text:style-name="P526">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526">Вот и теперь спросил только что случилось.</text:p>
      <text:p text:style-name="P526">Она со всхлипами рассказала, что утром на плантации старший преподаватель её стыдил и позорил. 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526">А что рассказывать? Какая преподавательница?</text:p>
      <text:p text:style-name="P526">- По немецкому-уууу...- и она расплакалась.</text:p>
      <text:p text:style-name="P526"><text:soft-page-break/>- Да плюнь ты на них на всех, пошли со мной!</text:p>
      <text:p text:style-name="P526">- Куда?</text:p>
      <text:p text:style-name="P526">Как будто я знал куда, но она согласилась и мы пошли.</text:p>
      <text:p text:style-name="P526">Сначала это было поле кукурузы, но не то, по которому мы шли с автобусов. Стебли низкорослые и редкие.</text:p>
      <text:p text:style-name="P526">Среди поля пониже мы вышли к уединённой длинной скирде. День был тёплый и ясный.</text:p>
      <text:p text:style-name="P526">Мы валялись на соломе, что выбилась из скирды с одного краю, разговаривали, целовались.</text:p>
      <text:p text:style-name="P526">Мне хотелось открыть ей всё душу; даже про то, что я нашаван.</text:p>
      <text:p text:style-name="P526">И я ужасно хотел её, только солнце мешало. 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526">Вернулись мы в темноте и на подходе нас встретила Аня, сказать, что в комнату нельзя — там засада. И старший преподаватель орал, что <text:span text:style-name="T581">мы не вышли на работу и нас видели и </text:span>этим займётся деканат и ректор.</text:p>
      <text:p text:style-name="P527">Потом вокруг нас собрались также Оля, Вера, Ян и стали держать совет что делать.</text:p>
      <text:p text:style-name="P527">Ян крутил головой и говорил уже не по-чешски, что «так не ест харашо».</text:p>
      <text:p text:style-name="P527">Оля прикрикнула на него, что молчал бы уж лучше да пошёл в столовую принёс нам что-нибудь поесть; ему открою.</text:p>
      <text:p text:style-name="P527">Олю он понимал без перевода и скоро вернулся с газетным свёртком для гонимых «миловици».</text:p>
      <text:p text:style-name="P527">Я и не знал, что я такой голодный.</text:p>
      <text:p text:style-name="P527">Вскоре составился план кампании студентов против препов.</text:p>
      <text:p text:style-name="P527">Ира и я пойдём в Борзну, откуда Вера родом, и переночуем у её родителей. Утром она поедет в Нежин, как будто приболела, а я приеду в Большевик, как будто из Конотопа и ни о чём ни сном, ни духом.</text:p>
      <text:p text:style-name="P527">Чех Ян вывел нас на дорогу за селом, благословил и дальше «миловат, миловици миловат» <text:s/>— сентиментальный таборит, и мы ушли в ночь.</text:p>
      <text:p text:style-name="P527">Ночь выдалась тёмная и ветреная, а дорога вся в колдобинах и длиннее десяти километров, про которые говорила Вера.</text:p>
      <text:p text:style-name="P527">Ира очень устала, под конец я даже протащил её верхом на себе, как гоголевский Хома Брут ведьму, от одного придорожного столба до другого.</text:p>
      <text:p text:style-name="P527">Ира уже бывала в доме Веры и нашла его даже среди ночи. Родители Веры постелили нам на полу в гостиной и обещали разбудить Иру к семичасовому автобусу на Нежин.</text:p>
      <text:p text:style-name="P527">На мои объятия Ира сказала, что слишком устала и ей рано вставать.</text:p>
      <text:p text:style-name="P527">Она скоро уснула, а я ещё долго лежал и тихо радовался, что мы сделали этого старшего придурка преподавателя. Нет туза? На-ко, вот — протри глаза!</text:p>
      <text:p text:style-name="P527"/>
      <text:p text:style-name="P527">Утром её уже не было и брат Веры отвёз меня в Большевик на своей «Яве».</text:p>
      <text:p text:style-name="P528">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528">Только брат Веры выразил разочарование, когда я ответил, что у меня с Ирой ничего не было на полу их гостиной.</text:p>
      <text:p text:style-name="P528"/>
      <text:p text:style-name="P528">Она долго не приезжала из Нежина и я опять пошёл на поводу своего «имиджа».</text:p>
      <text:p text:style-name="P528">Трое мужиков из Борзны приехали проложить водопровод. Траншея по колено, для полдюймовой трубы.</text:p>
      <text:p text:style-name="P528">Я мимо проходил, чуть-чуть помог от нечего делать. Они расчувствовались и достали водку, но без закуски.</text:p>
      <text:p text:style-name="P528">Расстелили старую кухонную клеёнку под вишней, ноги в траншею опустили — так сидеть удобнее и — распили.</text:p>
      <text:p text:style-name="P528">А тут старший преподаватель нагрянул. Факт налицо — опять я не работаю, а беспробудно пьянствую. Погоди, вернёмся в Нежин.</text:p>
      <text:p text:style-name="P528"><text:soft-page-break/>Пока младший из мужиков ходил ещё за водярой, я заглянул на плантацию. Мои однокурсницы стали выступать, что я своих не замечаю, а только с девушками с филфака знаюсь. Я им ответил, что с детства я славянофил и аглицкие говядины меня не возбуждают и вообще филфак for ever!</text:p>
      <text:p text:style-name="P528">Потом меня позвали от траншеи, мы допили и ту бутылку, опять почти без закуски и я вырубился на той же клеёнке-скатерти. Типа, кушать подано...</text:p>
      <text:p text:style-name="P528">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528">Хотя расстояние от дороги до траншеи составляло метра четыре, мне всё равно стыдно было об этом слушать. Но это потом.</text:p>
      <text:p text:style-name="P528"/>
      <text:p text:style-name="P529">Через три дня Вера ходила в Борзну и я пошёл тоже — позвонить Ире в Нежин.</text:p>
      <text:p text:style-name="P529">- Привет.</text:p>
      <text:p text:style-name="P529">- Привет.</text:p>
      <text:p text:style-name="P529">- Как ты?</text:p>
      <text:p text:style-name="P529">- Ничего.</text:p>
      <text:p text:style-name="P529">- Ты... это... приезжай... я тебе песню написал.</text:p>
      <text:p text:style-name="P529">А что ещё взять с меня такого?</text:p>
      <text:p text:style-name="P529">Вообще-то я не песню написал, а переделку — подстановочные слова для <text:span text:style-name="T582">популярной тогда </text:span>песни <text:span text:style-name="T582">It's raining, It's pouring...</text:span></text:p>
      <text:p text:style-name="P604"><text:tab/><text:tab/><text:tab/><text:span text:style-name="T582">Снова шепчет дождь под окном моим,</text:span></text:p>
      <text:p text:style-name="P604"><text:s/><text:tab/><text:tab/><text:tab/><text:span text:style-name="T582">Мне напомнить солнечные дни,</text:span></text:p>
      <text:p text:style-name="P604"><text:tab/><text:tab/><text:tab/><text:span text:style-name="T582">Капли шелестом своим</text:span></text:p>
      <text:p text:style-name="P604"><text:tab/><text:tab/><text:tab/><text:span text:style-name="T582">Мне твердят, что счастье дым,</text:span></text:p>
      <text:p text:style-name="P604"><text:tab/><text:tab/><text:tab/><text:span text:style-name="T582">Так трудно не поверить им,</text:span></text:p>
      <text:p text:style-name="P604"><text:tab/><text:tab/><text:tab/><text:span text:style-name="T582">Когда один, один.</text:span></text:p>
      <text:p text:style-name="P604"/>
      <text:p text:style-name="P604"><text:tab/><text:tab/><text:tab/><text:span text:style-name="T582">Ну, скажи о чём ты плачешь, дождь?</text:span></text:p>
      <text:p text:style-name="P604"><text:tab/><text:tab/><text:tab/><text:span text:style-name="T582">Что ты хочешь от меня и ждёшь?</text:span></text:p>
      <text:p text:style-name="P604"><text:tab/><text:tab/><text:tab/><text:span text:style-name="T582">Ты мне не поможешь</text:span></text:p>
      <text:p text:style-name="P604"><text:tab/><text:tab/><text:tab/><text:span text:style-name="T582">И понять не сможешь,</text:span></text:p>
      <text:p text:style-name="P604"><text:tab/><text:tab/><text:tab/><text:span text:style-name="T582">Что давно прошло всё,</text:span></text:p>
      <text:p text:style-name="P604"><text:tab/><text:tab/><text:tab/><text:span text:style-name="T582">Ветер листья носит,</text:span></text:p>
      <text:p text:style-name="P529"><text:span text:style-name="T79"><text:tab/><text:tab/><text:tab/></text:span><text:span text:style-name="T83">Ты мне дней минувших не вернёшь..</text:span><text:span text:style-name="T582">.</text:span></text:p>
      <text:p text:style-name="P530">Замполит бы не одобрил, что опять про дождь, но в оригинале тоже так и гармония классная.</text:p>
      <text:p text:style-name="P530"/>
      <text:p text:style-name="P530">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530">Вера девушка красивая — черноволосая смуглянка с правильными чертами лица, а по характеру бой-девка.</text:p>
      <text:p text:style-name="P530">Когда Вере надоело, что я всё только про Иру говорю, мы пошли дальше. На выходе из землянки я заметил в траве фантики от конфет. Похоже, это был местный дом свиданий, где я так не оправдал свой «имидж».</text:p>
      <text:p text:style-name="P530">Уже много позже Ира мне рассказывала, что <text:span text:style-name="T578">в один из </text:span>длинны<text:span text:style-name="T578">х</text:span> вечер<text:span text:style-name="T578">ов</text:span> в Большевике, <text:span text:style-name="T578">ещё до моего появления </text:span><text:s/>в их комнате, <text:span text:style-name="T578">они один раз устроили шаманские танцы при закрытых дверях.</text:span></text:p>
      <text:p text:style-name="P531">Вера прицепила на свои спортивные штаны кусок колбасы и две луковицы. </text:p>
      <text:p text:style-name="P531">Так и прыгала: Уу! Уу!</text:p>
      <text:p text:style-name="P531">Эти смуглые славянки кому хочешь фору дадут; в чём и кроется разгадка музыки Игоря Стравинского.</text:p>
      <text:p text:style-name="P531"><text:soft-page-break/></text:p>
      <text:p text:style-name="P531">Ира приехала и я переночевал в их комнате. </text:p>
      <text:p text:style-name="P531">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531">Аня не спала и потом Ире рассказывала, что взяла и сама себя поцеловала в предплечье.</text:p>
      <text:p text:style-name="P531">...но мне всё равно понравилось.</text:p>
      <text:p text:style-name="P531">Уже днём Ира мне сказала:</text:p>
      <text:p text:style-name="P531">- Знаешь, похоже я преодолела психологический барьер.</text:p>
      <text:p text:style-name="P527">- <text:span text:style-name="T578">Так и физический, похоже, тоже.</text:span></text:p>
      <text:p text:style-name="P527"/>
      <text:p text:style-name="P531">После того как Оля отказалась выйти за него замуж, бедняга Ян совсем обрусел. </text:p>
      <text:p text:style-name="P531">Неразделённая любовь моментально содрала с него лак цивилизации.</text:p>
      <text:p text:style-name="P531">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531">Гомеопатия по большевистски.</text:p>
      <text:p text:style-name="P532">В последний вечер перед отъездом Вера очень заботливо постелила нам с Ирой в соседней комнате, которая уже освободилась.</text:p>
      <text:p text:style-name="P532">Я не стал выключать свет и Ира потом рассказывала, что испугалась, когда увидела с чем я на неё лезу.</text:p>
      <text:p text:style-name="P532">До прихода автобусов она со мной почти не разговаривала: да, нет, ничего.</text:p>
      <text:p text:style-name="P532">Я так и не выпытал, что Оля её убедила — всё это колхозный роман и в Нежине я о ней и не вспомню.</text:p>
      <text:p text:style-name="P532">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532"/>
      <text:p text:style-name="P532">- <text:span text:style-name="T583">Говорят, ты с дочкой преподавателя романы крутишь?</text:span></text:p>
      <text:p text:style-name="P533">- Говорят, ты замуж вышла?</text:p>
      <text:p text:style-name="P533">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533">Он, кстати, понял, что она не девочка. После первой брачной ночи спросил, мол, ну, обычно женщины, как бы сравнивают.</text:p>
      <text:p text:style-name="P533">- Да, сравнивают,- ответила она и больше не добавила ни слова.</text:p>
      <text:p text:style-name="P533">Вот так прихлопнула нáхрен мужа. Наступила и размазала. Нет, чтобы словом ласковым утешить, обнадёжить. С тебя убудет?</text:p>
      <text:p text:style-name="P533">Всё-таки безжалостные твари эти бабы. А потом ещё спрашиваем — <text:s/>откуда Тугрики берутся?</text:p>
      <text:p text:style-name="P533">Однако, иногда лучше заниматься любовью, чем говорить.</text:p>
      <text:p text:style-name="P533">И мы легли на бывшую Федину, а теперь мою койку, потому что она у окна.</text:p>
      <text:p text:style-name="P533">Первый и единственный раз в своей жизни я был с замужней женщиной. Да и то — по знакомству.</text:p>
      <text:p text:style-name="P533">Когда мы оделись и обнялись на прощанье, она дважды воскликнула:</text:p>
      <text:p text:style-name="P533">- Я — блядь!</text:p>
      <text:p text:style-name="P533">Да так радостно. Типа, Архимед в своей знаменитой пробежке после бани.</text:p>
      <text:p text:style-name="P533">«Эврика! Я нашла себя! Буду знать чем мне в Монголии заняться!»</text:p>
      <text:p text:style-name="P533">Прощай, Надька. Всё равно ты — самая безоблачная моя любовь.</text:p>
      <text:p text:style-name="P533"/>
      <text:p text:style-name="P533">Старший преп-надзиратель сдержал свою угрозу в отношении меня.</text:p>
      <text:p text:style-name="P533">Опять в лекционной аудитории общее факультетское собрание, чтобы поставить перед ректоратом вопрос о моём отчислении.</text:p>
      <text:p text:style-name="P533">Накануне, по совету Вирича, я созвал собрание своего курса — ну, тех, кто живёт в общаге — <text:soft-page-break/><text:span text:style-name="T584">в своей комнате, чтобы сплотить ряды.</text:span></text:p>
      <text:p text:style-name="P534">Вирич — четверокурсник, он тоже <text:s/>после армии.</text:p>
      <text:p text:style-name="P534">Набились — битком. Друг на дружке сидели, и не подумал бы что 72-я может стольких вместить. Кроме Игоря и Володи — сплошные девушки.</text:p>
      <text:p text:style-name="P534">Мне пришлось на подоконнике ютиться.</text:p>
      <text:p text:style-name="P534">Так ещё как сплотились! Пришли ведь объединённые одной целью — полюбоваться на меня раздавленного, из «имиджа» выдернутого, на подоконнике распятого.</text:p>
      <text:p text:style-name="P534">Аж слюна из глаз капает, как у тех, что на площадях собирались публичные казни смотреть.</text:p>
      <text:p text:style-name="P534">Заодно и суд Линча устроили за то, что в Большевике от наших девушек нос воротил. Аукнулся мне тот лозунг «филфак for ever!»</text:p>
      <text:p text:style-name="P534">Одна из девушек рассказала даже, будто я ей с глазу на глаз такое сказал, что она, умирать будет, а этого не забудет и мне не простит. <text:span text:style-name="T585">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535"><text:span text:style-name="T1041">Аж и</text:span> меня заинтриговала: <text:span text:style-name="T1041">что это за такие неизгладимые слова я знаю? Т</text:span>ем более что до этого момента <text:span text:style-name="T1041">мне и в голову не приходило</text:span>, что она <text:span text:style-name="T1041">с моего курса</text:span>; клянусь — первый раз вижу!</text:p>
      <text:p text:style-name="P535">Надоел мне этот самосуд.</text:p>
      <text:p text:style-name="P535">- Ладно,- говорю.- Спасибо за поддержку, но мне на завтра ещё домашние задания готовить надо.</text:p>
      <text:p text:style-name="P535">Ирина из Бахмача аж заржала.</text:p>
      <text:p text:style-name="P536">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536">Потом Вирич сделал попытку переломить монотонное настроение.</text:p>
      <text:p text:style-name="P536">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Я бесстрашно бросился на посягнувших, хотя у одного в руках было горлышко от разбитой бутылки.</text:p>
      <text:p text:style-name="P536">Вирич продемонстрировал аудитории как надо правильно держать горлышко в руке и пояснил, что такое оружие опаснее, чем нож. Информацию восприняли похолодев от внимания.</text:p>
      <text:p text:style-name="P536">В общих чертах, он не слишком отклонился. В тот вечер из вестибюля Славик с Двойкой прибежали, говорят, там первокурсницы в истерике — их подружку в парке держат, не пускают.</text:p>
      <text:p text:style-name="P536">Мы втроём и побежали, местных шуганули, <text:span text:style-name="T586">а полонённая первокурсница на нас халяву развернула, что мы ей личную жизнь ломаем. Видно кто-то из кандидатов в насильники приглянулся красной девице. Чтоб я когда-нибудь ещё хоть раз писанýся за этих кошёлок в активном поиске!</text:span></text:p>
      <text:p text:style-name="P537">Но деталь с горлышком это уже плод <text:span text:style-name="T1041">полёта</text:span> фантазии Вирича, я такого не видел.</text:p>
      <text:p text:style-name="P537">Под конец мне слово дали.</text:p>
      <text:p text:style-name="P537">-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537">Дальше стереотипно повинился, а л<text:span text:style-name="T415">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537">Хотя это было ясно ещё до того как началось — отчислили б меня тогда, откуда б ты взялась?</text:p>
      <text:p text:style-name="P538">Некоторые осколки просто обязаны пролетать мимо.</text:p>
      <text:p text:style-name="P538"/>
      <text:p text:style-name="P538">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538">На встрече выяснилось, что я в этой конторе по рукам пошёл.</text:p>
      <text:p text:style-name="P538"><text:soft-page-break/>Капитана, за проявленные героизм и бдительность в деле «о партийных играх», поощрили переводом из провинциальной глуши в столичный Киев. Он не скрывал радости по этому поводу, передавая меня, как инвентарь, своему преемнику.</text:p>
      <text:p text:style-name="P538">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538">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538">Но не всякому под силу закончить этот факультет.</text:p>
      <text:p text:style-name="P538">Двое студентов нашего филфака перевелись туда учиться, так через месяц <text:span text:style-name="T587">плюнули на все карьерные перспективы и вернулись обратно.</text:span></text:p>
      <text:p text:style-name="P539">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539">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Классический пример борьбы за выживание — чем больше выживешь других, тем труднее тебя выжить.</text:p>
      <text:p text:style-name="P539"/>
      <text:p text:style-name="P540">Этот молодой чернявый <text:span text:style-name="T1038">ходил в длинном кожухе и на мой не зарился. Он </text:span>оказался<text:span text:style-name="T1038"> </text:span>поромантичней повышенного капитана, а может просто облениться не успел, и <text:span text:style-name="T1038">потому </text:span>назначал мне встречи в различных городских учреждениях.</text:p>
      <text:p text:style-name="P539">То в ЗАГСе, когда уже закрыт после рабочего дня, то в бюро по туризму. Один разна кухне пустой квартиры на четвёртом этаже пятиэтажки недалеко от главной площади.</text:p>
      <text:p text:style-name="P539">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Сразу чувствуется Европа.</text:p>
      <text:p text:style-name="P539">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539">Однако, послужить и этому трамплином я уже не мог. Будя. Нахлебался.</text:p>
      <text:p text:style-name="P541">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541">Миновали игривые времена.</text:p>
      <text:p text:style-name="P541">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541">Конечно, тот сексот мне не представился, что он секретный сотрудник под псевдонимом «Вовчик», но я его всё равно вычислил.</text:p>
      <text:p text:style-name="P541">Нормальный студент с физмата обратится ко мне с просьбой, чтоб я его подтянул по английскому? При моём-то «имидже».</text:p>
      <text:p text:style-name="P541">Он оправдывался тем, что мы живём в одном общежитии. Хорошо, если смогу — помогу.</text:p>
      <text:p text:style-name="P541">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541">Теперь я могу вернуться за стол, где уже начата «пуля» в преферанс. И что он может украдкой записать в тетрадку: «семь червей», «вист», «пас», «мизер»?</text:p>
      <text:p text:style-name="P541">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541">Некурящему физматовцу хватило всего двух занятий, чтоб убедиться — да, студенческая масса абсолютно аморфна: по две копейки за вист.</text:p>
      <text:p text:style-name="P541"/>
      <text:p text:style-name="P541">Но один раз чернявый продиктовал мне донос на Жомнира. <text:span text:style-name="T588">Ничего неблагонадёжного, просто что в такой-то день, в такой-то час Жомнир выходил из лингафонной лаборатории.</text:span></text:p>
      <text:p text:style-name="P542"><text:soft-page-break/>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542">По-моему, донос ему понадобился когда узнал, что я бываю на дому у Жомнира для обсуждения моих переводов в Translator, с которыми я так и не завязал. Такая бумажка завсегда пригодиться может:</text:p>
      <text:p text:style-name="P542">- Почерк вам знаком, Александр Васильевич?</text:p>
      <text:p text:style-name="P542"/>
      <text:p text:style-name="P542">Последним моим заданием стало знакомство с американцами.</text:p>
      <text:p text:style-name="P542">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542">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542">Живые американцы тогда в диковинку были. На выставке толкучка жуткая — поплотнее, чем даже в Мавзолей Ленина на Красной площади в Москве.</text:p>
      <text:p text:style-name="P542">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542">В одном закутке надувная свинья стояла, симпатичная такая — <text:span text:style-name="T589">крупными цветами изрисована в стиле мультика «Жёлтая субмарина» Beatles.</text:span></text:p>
      <text:p text:style-name="P543">А рядом с цветастой свиньёй — девушка. Так себе, если не знать, что американка, во второй раз и не глянешь. Стоит и твердит, как заводная:</text:p>
      <text:p text:style-name="P543">- This is a piglet! This is a piglet!</text:p>
      <text:p text:style-name="P543">Глаза словно стеклом затянуты, наверно, обалдела часами перед <text:s text:c="2"/>толпой стоять, что с гулом мимо валит, как Ниагарский водопад. </text:p>
      <text:p text:style-name="P515">- This is a piglet! This is a piglet!</text:p>
      <text:p text:style-name="P515">А кто её поймёт в этом людском потоке? Мне жалко стало, притормозил, говорю:</text:p>
      <text:p text:style-name="P515">- Call it «porosyonok».</text:p>
      <text:p text:style-name="P515">- This is a piglet! This is a piglet!</text:p>
      <text:p text:style-name="P515">На тот момент две великие нации ещё не созрели для диалога.</text:p>
      <text:p text:style-name="P515">Вышли мы со Славиком из ангара и раскумарились на промозглом весеннем ветру республиканской ВДНХа.</text:p>
      <text:p text:style-name="P515">А чернявому я доложил, что американцы зашуганные какие-то. Он понял, что из «зашуганных», как и из «аморфных» дело не сошьёшь и — опечалился.</text:p>
      <text:p text:style-name="P515">Задание это оказалось последним потому, что после него я сам себе яму выкопал.</text:p>
      <text:p text:style-name="P515">Чернявый уже внаглую требовал написать хоть что-нибудь новое. И тут мне подвернулось — и ему в радость, и людям без вреда.</text:p>
      <text:p text:style-name="P515">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515">Вот на эту пометку я и донёс. Он обрадовался — раз воссоединитель с Россией предателем назван, то это махровый украинский национализм.</text:p>
      <text:p text:style-name="P515">- А страница какая?</text:p>
      <text:p text:style-name="P515">- Ну, где-то посередине.</text:p>
      <text:p text:style-name="P515">Вобщем, изъяли эту книгу, долистались до страницы и на следующем свидании:</text:p>
      <text:p text:style-name="P515">- <text:span text:style-name="T590">А ведь в книге это ты написал.</text:span></text:p>
      <text:p text:style-name="P515">- <text:span text:style-name="T590">Что?!</text:span></text:p>
      <text:p text:style-name="P515">- <text:span text:style-name="T590">Почерк твой — вот что! Лучше сам признайся — зачем?</text:span></text:p>
      <text:p text:style-name="P516">Короче, на пушку берёт, экспертизой стращает.</text:p>
      <text:p text:style-name="P516">Через месяц он мне объяснил, что у меня буква «а» хоть и похожа, но другая. Так ему графолог говорил.</text:p>
      <text:p text:style-name="P516">И, что характерно, не извинился даже.</text:p>
      <text:p text:style-name="P516"><text:soft-page-break/>Вобщем, я, типа, обиделся и перестал ходить на свидания, сколько бы он ни семафорил.</text:p>
      <text:p text:style-name="P516">А при случайных встречах в городе сводил общение к безразличной незаинтересованности.</text:p>
      <text:p text:style-name="P516">Ему, похоже, дошло, что от такого сексота пользы — как от двух тузов в прикупе на мизер с дырками и — отстал.</text:p>
      <text:p text:style-name="P516">Так в архивах КГБ перестали копиться доносы с моим почерком и подписью «Павел». Но я ни разу в жизни об этом не пожалел — особой любви между нами никогда не было.</text:p>
      <text:p text:style-name="P516"/>
      <text:p text:style-name="P516">Да, но теперь придётся отмотать назад — что это за Славик с Двойкой?</text:p>
      <text:p text:style-name="P516">Они пришли в мою общаговую жизнь на смену Феде с Яковом. Первокурсники.</text:p>
      <text:p text:style-name="P516">Славик из Чернигова поступил на англофак и даже поселился в одной со мною комнате. 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516">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516">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517">Стройбатовец найдёт в себе решимость задать прямой вопрос и, после прямого ответа, попросить. В просвещённых кругах это называется «упасть на хвост».</text:p>
      <text:p text:style-name="P517">Дурь сплотила нас и сделала, практически, неразлучными.</text:p>
      <text:p text:style-name="P517">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517">В Конотопе мы к Ляльке зашли, а тот спросил у меня — помню ли я того фраера питерского?</text:p>
      <text:p text:style-name="P517">Как не помнить, мне ещё ботинки на нём понравились: увесистые такие, коричневые и шнурки толстые. Лялька тогда его покорял широтой размаха жизни провинциального захолустья. Завёл его в свой подвал, где травка до кондиции доходит; мы ещё там курнули — ничего, доходчивая травка.</text:p>
      <text:p text:style-name="P517">- Так эта гнида,- говорит Лялька,- на той неделе мой подвал бомбанул. Дверь сломал и всё вынес. Его Серёга Король на вокзале видел с рюкзаком, на ленинградский поезд садился.</text:p>
      <text:p text:style-name="P517">Да, чистая работа: Питер — культурная столица.</text:p>
      <text:p text:style-name="P517">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544">На обратной электричке совсем невтерпёж стало, я из лялькиной в тамбуре косяк забил, пока Славик вокруг меня <text:s text:c="2"/>ширму в меховой шапке изображал. <text:span text:style-name="T591">Выкурили, в вагон зашли сели напротив друг друга.</text:span></text:p>
      <text:p text:style-name="P545">Он на меня смотрит, я на него. В надежде, так сказать, может это меня просто ещё цапанýть не успело?</text:p>
      <text:p text:style-name="P545">Но всё это туфта. Если начинаешь такие надежды строить, значит в дряни дозы не больше, чем в кухонном венике.</text:p>
      <text:p text:style-name="P545">В Нежин приехали поздно. Подавленные такие, обезнадёженные. Пока до общаги доехали совсем поздно стало. Но, на всякий, прошли к Старому корпусу.</text:p>
      <text:p text:style-name="P545">Безлюдье. Ночь. Зима.</text:p>
      <text:p text:style-name="P545">Я из чердачной забил. Затяжку сделал. Славик рядом стоит, но сдерживается.</text:p>
      <text:p text:style-name="P545">Я ещё раз затянулся и сказал:</text:p>
      <text:p text:style-name="P545">-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545">И передал косяк в его вожделеющие пальцы.</text:p>
      <text:p text:style-name="P545"/>
      <text:p text:style-name="P545">Ну, а Двойка из Бахмача, вообще-то был Сашей. Я его сперва «Двоечником» назвал, но потом <text:soft-page-break/>укоротилось до «Двойки».</text:p>
      <text:p text:style-name="P545">Он же дал мне кличку «Ахуля», от моего излюбленного словосочетания «А хули!»</text:p>
      <text:p text:style-name="P545"><text:s/>И даже не из Бахмача он, а из села, что к Бахмачу примыкает. Вот он и строил из себя наивное дитё природы, сельского хлопца, типа, «ми люди з села, темнi, нам аби грошi та харчi хорошi».</text:p>
      <text:p text:style-name="P546">Родители его не слабо харчевали, каждый выходной собирали в дорогу добрячую «торбу». Так что здоровый получился детинушка.</text:p>
      <text:p text:style-name="P546">Суть человека лучше всего проявляется в его способе смеяться. </text:p>
      <text:p text:style-name="P546">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546">Учился он на филфаке и, следовательно, жил на втором этаже общаги. Тоже был хвостопад, но главное не в этом.</text:p>
      <text:p text:style-name="P546">Главный фактор, что сделал нас троицей «не-разлей-вода», это — преферанс.</text:p>
      <text:p text:style-name="P546">Отличная игра, если вникнуть. <text:span text:style-name="T592">Покер, храп, кинг или его уменьшенная модификация, ералаш — <text:s/>это игры для актёров. Преферанс — интеллектуальная игра разума.</text:span></text:p>
      <text:p text:style-name="P547">Просто мне в него катастрофически не везло.</text:p>
      <text:p text:style-name="P547">Я пытался зауздать и объездить фортуну и потому отчаянно рисковал. «Сизые» мизерá являлись визитной карточкой Ахули.</text:p>
      <text:p text:style-name="P547">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547">В результате, получив две-три взятки, а то и «паровоз» на «сизом» мизере, безучастно и вяло досиживал до конца расписываемого «сороковничка».</text:p>
      <text:p text:style-name="P547">Мне платили студенческую стипендию в размере 45 руб. Почти каждый выходной моя мать давала мне десятку перед отъездом в Нежин.</text:p>
      <text:p text:style-name="P547">Всё уходило на карточные долги, ну, ещё на столовую. </text:p>
      <text:p text:style-name="P547">Ни о каких «довгих» с сухим вином не могло быть и речи. <text:s/>Я перешёл на здоровый образ трезвой жизни, хотя постоянное безденежье заколёбывало.</text:p>
      <text:p text:style-name="P547">Причём Двойка со Славиком играли «на лапу», то есть сговорившись, а это значит — забудь надежду о том, что у тебя сыграет второй король, или третья дама. Играя «на лапу», двое в 50% случаев оставят одного без взятки, или без виста. Таков закон — суровый, но справедливый: в картишки нет братишки, <text:span text:style-name="T593">среди друзей хлебальником не щёлкай.</text:span></text:p>
      <text:p text:style-name="P547"/>
      <text:p text:style-name="P548">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548">Разница лишь в том, что ты больше в одну маршрутку с ними не сядешь, а в преферансе ты назавтра придёшь к ним и скажешь:</text:p>
      <text:p text:style-name="P548">-Ну, чё распишем пульку?</text:p>
      <text:p text:style-name="P548">Об их сговоре мне напрямую было сказано годы спустя после окончания института.</text:p>
      <text:p text:style-name="P548">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Я должен был укротить фортуну даже при столь неблагоприятных обстоятельствах — двое на одного.</text:p>
      <text:p text:style-name="P548">Зная, что в 72-й «играют», к нам приходили преферансисты и с других факультетов. С теми у меня сохранялся примерный паритет. Мог бы оставаться и в выигрыше, не будь так падок на ненадёжные — «сизые» — мизерá.</text:p>
      <text:p text:style-name="P548"/>
      <text:p text:style-name="P548">Помимо партнёрства в карты Двойка стал источником полезных знакомств. </text:p>
      <text:p text:style-name="P548">Симпатичные воспитанные «голубые» из местных пару раз приходили в нашу комнату.</text:p>
      <text:p text:style-name="P548">Один рассказывал «голубые» анекдоты:</text:p>
      <text:p text:style-name="P548"><text:soft-page-break/>- Палучи, фашист праклятый, гранату ат савецкава гомосексуалиста!</text:p>
      <text:p text:style-name="P548">Он смешно, очень точно передавал «голубые» интонации.</text:p>
      <text:p text:style-name="P548">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594">солидные часы из-под шмоток англичанина.</text:span></text:p>
      <text:p text:style-name="P549">Мы снова смеялись.</text:p>
      <text:p text:style-name="P549">Нет, Двойка не был «голубым». Я вообще ни одного «голубого» в институте не встретил. В чём смысл? Поступить и оказаться в группе из одних девушек?</text:p>
      <text:p text:style-name="P549">Так что они просто промелькнули, как весёлый эпизод.</text:p>
      <text:p text:style-name="P549">Но доктор Гриша оказался полезным. Один раз он сделал мне больничный аж на двенадцать дней; написал в диагнозе какой-то бронхитис.</text:p>
      <text:p text:style-name="P549">Такой милый мужчинка, волосы очень красивые, даже слово «причёска» не подойдёт, лучше сказать — волнистая шевелюра.</text:p>
      <text:p text:style-name="P549">Лицо приятное, только рост небольшой. Зато большой коричневый мягкий портфель и походка от бедра, а ниже пояса — шарнирная.</text:p>
      <text:p text:style-name="P549">С ним у меня были вполне дружеские отношения, несмотря на разность ориентации. Не то, что с Тугриком. Кстати, Гриша тоже был женат и имел двух детей; мальчиков.</text:p>
      <text:p text:style-name="P549">А больничный на три дня, за острое респираторное заболевание, ОРЗ, я мог и без Гриши получать.</text:p>
      <text:p text:style-name="P549">Позади Старого корпуса стояло одноэтажное зданьице — институтский медпункт. Перед занятиями приходишь, тебе дают градусник и, если есть температура, получи ОРЗ и гуляй три дня. Только нужно ещё зайти в свою группу и предупредить старосту, чтобы в журнале пометки «absent» не писала, всё равно через три дня справку принесу.</text:p>
      <text:p text:style-name="P549">Двойка, как специалист биологии рассказал, что при напряжении мышц температура вокруг них повышается. А подмышкой мышцы есть. Я как градусник туда поставлю, начинаю их сокращать и расслаблять под одеждой, пока старшая медсестра по прозвищу Пилюля не скажет:</text:p>
      <text:p text:style-name="P549">-Хватит уже.</text:p>
      <text:p text:style-name="P549">Я нагонял не меньше 37.3. Пилюля всё удивлялась отчего я так часто хвораю, или иммунитета нет?</text:p>
      <text:p text:style-name="P549"><text:span text:style-name="T595">Впоследствии она</text:span> разозлилась и стала мне по два градусника выдавать. <text:span text:style-name="T595">Так разница составляла всего одну десятую: 37.3 и 37.2 <text:s text:c="2"/>— <text:s/>всё равно ОРЗ.</text:span></text:p>
      <text:p text:style-name="P550">И тогда Пилюля озверела:</text:p>
      <text:p text:style-name="P550">- Хватит! Раз так — вот тебе направление, иди ложись в городскую больницу.</text:p>
      <text:p text:style-name="P550">Но и я не пошёл на попятную, отправился в больницу и пролежал там полторы недели; <text:span text:style-name="T1034">за </text:span>ни за что, фактически, <text:span text:style-name="T1034">из чистой принципиальности</text:span>.</text:p>
      <text:p text:style-name="P550"/>
      <text:p text:style-name="P551">При всём при этом, не нужно сбрасывать со счетов и моё основное занятие — учёбу.</text:p>
      <text:p text:style-name="P551">Я отсиживал практические занятия, иногда посещал общие лекции, сдавал зачёты и экзамены.</text:p>
      <text:p text:style-name="P551">И кроме того я занимался самообразованием. </text:p>
      <text:p text:style-name="P551">На втором курсе мне посчастливилось встретить «Конармию» и Одесские рассказы» Ивана Бабеля. Он убедил меня: что и после революции в России остались писатели, а не одни <text:s/><text:span text:style-name="T1034">только Шолох</text:span>овы-<text:span text:style-name="T1034">Проскурины-Марковы</text:span>.</text:p>
      <text:p text:style-name="P552">На третьем, в институтской читалке я обнаружил журналы с «Мастером и Маргаритой» Булгакова. Он меня потряс.</text:p>
      <text:p text:style-name="P552">На четвёртом курсе нескончаемые, как течение Нила, «Иосиф и его братья» ходили со мной на лекции.</text:p>
      <text:p text:style-name="P552">И это не считая обычного чтива, что, не имея отношения <text:s/>к моему образованию, просто заполняло время.</text:p>
      <text:p text:style-name="P552">Скажем, прошёл по общаге слушок: Ефремов! «Таис Афинская»! Потолок! Вершина и предел мечтаний!</text:p>
      <text:p text:style-name="P552"><text:soft-page-break/>Илюша Липес дал мне эту гетеру на два дня; пришлось даже, когда отключат в комнатах свет, выходить в коридор и читать под светильником у <text:span text:style-name="T596">окна и</text:span> двере<text:span text:style-name="T596">й</text:span> в умывальник и мужской туалет. Запахнувшись в чёрный кожух и с голыми ногами, потому что лень одеваться, <text:span text:style-name="T596">если перед этим лежал под одеялом койки. А что такого? На пляже не бывали?</text:span></text:p>
      <text:p text:style-name="P553">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видел на всю страницу — рабы Египта тащат к пирамиде каменные блоки по песку. Красочно, конечно, но лубки и литература не одно и то же.</text:p>
      <text:p text:style-name="P553">Вот только наперёд не знаешь: где найдёшь, где потеряешь. Когда я там у тёмного замёрзшего окна читал описание древнего ритуального празднества, по ходу которого <text:span text:style-name="T597">бегали средь ночи нагишом, <text:s/>у меня опять случилось видение.</text:span></text:p>
      <text:p text:style-name="P554">Всего на секунду, <text:span text:style-name="T598">но</text:span> я оказался в тёмной греческой ночи и бежал совершенно нагой под чёрными деревьями и большими влажными звёздами.</text:p>
      <text:p text:style-name="P554">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554">Ну? Что тут будешь делать? А делай как все — отмахнись, забудь и <text:s/>живи дальше.</text:p>
      <text:p text:style-name="P554">Но книжка сама по себе всё равно — нудятина.</text:p>
      <text:p text:style-name="P554"/>
      <text:p text:style-name="P554">Точно также и лекции: теорграмматика, теорфонетика, научный коммунизм, эстетика...</text:p>
      <text:p text:style-name="P520">Хотя лекторов я, отчасти, даже и понимаю; им ведь и самим пришлось всё эту херню заучивать. Теперь, на основании перенесённых мук, на нас, студентах, вымещают неудовлетворённость несправедливым устройством жизни.</text:p>
      <text:p text:style-name="P605"><text:tab/><text:tab/><text:tab/><text:span text:style-name="T598">Приходи ко мне в перинхму,</text:span></text:p>
      <text:p text:style-name="P520"><text:span text:style-name="T79"><text:tab/><text:tab/><text:tab/></text:span><text:span text:style-name="T84">Позиготимся чуток..</text:span><text:span text:style-name="T598">.</text:span></text:p>
      <text:p text:style-name="P520">По настоящему, мне всего одна лекция понравилась теоретическая... грамматика?.. фонетика?.. вобщем, Скнар нам её читал. Фамилия у него такая, а сам неплохой мужик. Когда я в горбольницу ложился, он мне «Тихого американца» дал с собою, на английском языке. </text:p>
      <text:p text:style-name="P520">В одиночку мне б там трудно пришлось — сосед по палате до того громко храпел, что аж оконные занавески <text:span text:style-name="T598">пузыри</text:span>лись.</text:p>
      <text:p text:style-name="P555">Перед лекцией на выходной я в Конотопе зашёл к Ляльке. Него дома не было, только брат, Рабентус. Он меня подогрел.</text:p>
      <text:p text:style-name="P555">Такой травы я ещё не видал. Типа, тонкие сухие скелетики веточек. И такого прихода, как от неё, тоже ещё никогда не получал.</text:p>
      <text:p text:style-name="P555">На Рабентуса смотрю как через линзу: вверху и внизу узко, а середина растянута. Он приметил, что у меня таскалово зашкаливает, посоветовал лицо из-под крана ополоснуть. Без толку.</text:p>
      <text:p text:style-name="P555">Но помню, что надо в Нежин ехать. По дороге на вокзал ещё к Игорю Рекуну зашёл, на проспекте Мира. Мамаша его:</text:p>
      <text:p text:style-name="P555">- Как приятно познакомиться! Садитесь, покушайте на дорожку.</text:p>
      <text:p text:style-name="P555">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555"><text:tab/><text:tab/><text:tab/><text:span text:style-name="T79">Мир — обезглавленный небом.</text:span>..</text:p>
      <text:p text:style-name="P555">потом ещё</text:p>
      <text:p text:style-name="P555"><text:tab/><text:tab/><text:tab/><text:span text:style-name="T79">Ватные тучи лезут и трутся об мозг сквозь череп.</text:span>..</text:p>
      <text:p text:style-name="P556">всякая сюрреалистическая хренотень; не то меня в конец накрыло б.</text:p>
      <text:p text:style-name="P556">Вобщем, только уже в электричке, между станциями Плиски и Круты, у меня отходняк пошёл.</text:p>
      <text:p text:style-name="P556">А те психоделические лоскутья Жомнир потом в факультетской газете поместил, рядом с Translator'ом, до того ему понравилось.</text:p>
      <text:p text:style-name="P556">Но речь не об этом, а про лекцию Скнара.</text:p>
      <text:p text:style-name="P556"><text:soft-page-break/>Мне ж тогда Рабентус на пару косяков уделил. Так я, зная какая это термоядерная дурь, уже не злоупотреблял, проявлял умеренность.</text:p>
      <text:p text:style-name="P556">И вот в такой, умеренном до тихого, состоянии зашёл я на лекцию, а то до общаги идти далеко показалось.</text:p>
      <text:p text:style-name="P556">Сидим, значит, а Скнар читает из-за кафедры.</text:p>
      <text:p text:style-name="P556">Я смотрю — хорошая какая кафедра! Фанера жёлтая, вся полированная.</text:p>
      <text:p text:style-name="P556">Потом вдруг не понял — что за дела? Скнар зачем-то на латынь перешёл. Прислушиваюсь: точно — латынь! Причём шпарит покруче Люпуса, но так распевно как-то, и глаза вверх устремил, типа, к тебе взываю de profundis!</text:p>
      <text:p text:style-name="P556">Я насторожился — Скнар, или не Скнар?</text:p>
      <text:p text:style-name="P556">Присматриваюсь, а от Скнара там один только бюст остался. Серьёзно, на жёлтой кафедру стоит бюст Скнара, без рук даже — одни плечи. Но голова говорить продолжает.</text:p>
      <text:p text:style-name="P556">А на верхней губе у него ямочка, и вот стала она углубляться, темнеть и превращаться в усики <text:span text:style-name="T599">Адольфа Гитлера.</text:span></text:p>
      <text:p text:style-name="P557">Ну, ни хрена себе! В советском вузе бюст Гитлера лекцию читает, причём на латыни!</text:p>
      <text:p text:style-name="P557"><text:span text:style-name="T1042">Молодец Скнар! Не всякий преп решится отчебучить такую психоделическую лекцию. Без него </text:span>я <text:s/>б и поныне думал, что если лекция, то обязательно туфта. Стереотипы, они очень привязчивы.</text:p>
      <text:p text:style-name="P557"/>
      <text:p text:style-name="P557">А у Жомнира я на дому учился.</text:p>
      <text:p text:style-name="P557">Как очередной рассказ переведу, приношу к нему домой и он его целый вечер драконит — тут не то, там не так.</text:p>
      <text:p text:style-name="P557">Да я и без него чувствовал, что фраза «лорд впав на рейки» <text:s/>— не то; но почему? И как по другому сказать?</text:p>
      <text:p text:style-name="P557">- А то вже твоя справа. Шукай.</text:p>
      <text:p text:style-name="P557">- Может так: «лорд жвакнувся на рельси»?</text:p>
      <text:p text:style-name="P557">- Нi! Це вже перебор.</text:p>
      <text:p text:style-name="P557">Угодить ему невозможно, всегда найдёт к чему придраться. И потому работа с Жомниром стала хорошей школой не сдаваться.</text:p>
      <text:p text:style-name="P557">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557">Не толстая такая книжица, страниц на двести; автор Питер Бенчли, писатель в третьем поколении, то есть и дед , и папа занимались тем же ремеслом. Название — «Челюсти», про акулу-людоедку.</text:p>
      <text:p text:style-name="P557">Профессиональный винегрет, всего понемногу — откушенные конечности, любовная линия, шериф, мафия проездом.</text:p>
      <text:p text:style-name="P557">Правда, заключительная сцена гибели акулы без зазрения совести списана из «Моби Дика», но кто теперь читает Мелвилла?</text:p>
      <text:p text:style-name="P557">Я исписал несколько общих тетрадок. Закончил зимой в Конотопе. Значит это была ночь с субботы на воскресенье, или зимние каникулы.</text:p>
      <text:p text:style-name="P558">Часы на стене кухни показывали далеко заполночь, последнюю точку я намалевал на полстраницы <text:span text:style-name="T599">— </text:span>хотел извести пасту в ручке, но она так и не кончилась.</text:p>
      <text:p text:style-name="P558">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Пришлось поскорее заснуть — никогда не любил ужастики.</text:p>
      <text:p text:style-name="P558">А тетрадки те моя сеста Наташа потом дала кому-то почитать и они бесследно ушли по рукам.</text:p>
      <text:p text:style-name="P558"/>
      <text:p text:style-name="P558">Всё это хорошо, но когда же о главном?</text:p>
      <text:p text:style-name="P558">Ира.</text:p>
      <text:p text:style-name="P558">Мои отношения с ней в тот период можно передать одним словом — мýка.</text:p>
      <text:p text:style-name="P558">Если хорошенько поднапрячься, то можно и пару слов подобрать — мýка мученическая.</text:p>
      <text:p text:style-name="P558"><text:soft-page-break/>Начать с того, что возобновление с ней отношений в Нежине оказалось непростым делом.</text:p>
      <text:p text:style-name="P558">Зачем возобновлять?</text:p>
      <text:p text:style-name="P558">Так ведь я ж был влюблён! С первого взгляда на той тропе через мокрые кукурузные стебли.</text:p>
      <text:p text:style-name="P558">И не следует забывать, что по своей натуре я — однолюб. Раз уж влюбился, то разлюбливать, перелюбливать уже не по мне.</text:p>
      <text:p text:style-name="P558">Недаром из крылатых выражений отец мой чаще всего повторял, что моя лень-матушка раньше меня родилась.</text:p>
      <text:p text:style-name="P558">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559">Начиная с одежды — в эпоху дефицита она умудрялась выглядеть по-европейски, как в фильмах итало-франко-германского производства.</text:p>
      <text:p text:style-name="P559">Переходя к белью — я в жизни ещё не видел столь утончённо женского белья.</text:p>
      <text:p text:style-name="P559">Обращаясь к самому важному — к телу.</text:p>
      <text:p text:style-name="P559">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559">А вот походка у неё современно немецкая — размашисто широкий шаг, решительный взмах рук.</text:p>
      <text:p text:style-name="P559">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559">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559">Но это не сразу.</text:p>
      <text:p text:style-name="P559">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559">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556"/>
      <text:p text:style-name="P520"/>
      <text:p text:style-name="P906">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906">Кляня себя за мягкотелость и всякое отсутствие мужской гордости, я отправился туда.</text:p>
      <text:p text:style-name="P906">Ира лежала на одной из коек, почему-то без кофты, но в как всегда <text:span text:style-name="T548">в </text:span>красивом женском белье. Девушки тактично оставили нас одних.</text:p>
      <text:p text:style-name="P906">Я присел на койку рядом с ней, стараясь не подавать вида насколько пленён красотой её торса и странно бледного лица.</text:p>
      <text:p text:style-name="P906">Она сказала, что у неё была беременность и молодой хирург-гинеколог сделал ей аборт на дому под наркозом.</text:p>
      <text:p text:style-name="P906">Аборт под наркозом? На дому? Молодой?</text:p>
      <text:p text:style-name="P906">Некоторые мысли лучше не начинать...</text:p>
      <text:p text:style-name="P906">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906">- Я люблю тебя, Ира. Всегда знай, что я тебя люблю.</text:p>
      <text:p text:style-name="P906"/>
      <text:p text:style-name="P906">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906">А в нынешний просвещённый век слабый пол нам уже на голову сел и ножки свесил, причём <text:soft-page-break/>продолжает прикидываться слабым.</text:p>
      <text:p text:style-name="P906"/>
      <text:p text:style-name="P906">В дополнение к <text:span text:style-name="T549">недоразумениям из-за плотной опеки подруг, у нас на первой стадии любви никак не складывались половые отношения.</text:span></text:p>
      <text:p text:style-name="P907">То есть условия для отношений имелись. Без проблем. </text:p>
      <text:p text:style-name="P907">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907">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907">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907">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907"/>
      <text:p text:style-name="P907">Дальше — больше. Смена настроения переросла в прямой саботаж. Как ещё назвать, если в конце акта партнёрша выдёргивается из-под тебя?</text:p>
      <text:p text:style-name="P907">Мне стоило немалых усилий, чтобы добиться признания — причина непостижимого поведения в явственных позывах к неудержимому мочеиспусканию.</text:p>
      <text:p text:style-name="P907">Да здравствует наша советская система образования — самая лучшая система в мире!</text:p>
      <text:p text:style-name="P907">Деревенских жителей она не смогла искалечить до такой степени — <text:span text:style-name="T550">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908">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549">—</text:span> за весь учебный год класс успевал дойти лишь до половины учебника.</text:p>
      <text:p text:style-name="P908">Откуда же бедной дочери преподавательницы знать разницу между оргазмом и мочеиспусканием?</text:p>
      <text:p text:style-name="P908">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908"/>
      <text:p text:style-name="P908">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908"/>
      <text:p text:style-name="P908">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908">Я как раз вернулся с провожания Иры в подъезд её дома и мне сказали, что в 74-й на столе есть куриный суп.</text:p>
      <text:p text:style-name="P908">Одно из преимуществ студенческой столовой в том, что после неё ты в любое время суток найдёшь в себе место для куриного супа.</text:p>
      <text:p text:style-name="P909">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909">Я обтёр ложку, сел на свободную койку и начал есть. Девушка с простынёй запротестовала, что свет мешает ей уснуть.</text:p>
      <text:p text:style-name="P909">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text:soft-page-break/>ушёл.</text:p>
      <text:p text:style-name="P909"><text:span text:style-name="T79"><text:tab/><text:tab/><text:tab/>Чем меньше женщину мы любим, тем больше нравимся мы ей..</text:span>.</text:p>
      <text:p text:style-name="P909">Зализывать раны после мук с Ирой я подымался на пятый этаж. Света просто создана для этого.</text:p>
      <text:p text:style-name="P909">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909"/>
      <text:p text:style-name="P909">Кроме физиологических проблем подаренных советской школой у меня с Ирой порою возникали непримиримые идеологические разногласия.</text:p>
      <text:p text:style-name="P909">В институте устроили субботник. Наш курс в Графском парке сгребал опавшие листья в большущие кучи и мы с Игорем Рекуном их поджигали.</text:p>
      <text:p text:style-name="P909">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909">- Сергей, не ломайся! Все так делают. Мы не в Америке.</text:p>
      <text:p text:style-name="P909">С волками жить — по волчьи выть. Когда Графский парк утонул в белом дыме, мы разошлись.</text:p>
      <text:p text:style-name="P909">Возле Старого корпуса я увидел девушку в спортивке. Она меня сразу чем-то п<text:span text:style-name="T551">ри</text:span>влекла. Даже не знаю чем. <text:span text:style-name="T551">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910">И я до того расчувствовался, что сразу рассказал, как только что в неё заново влюбился.</text:p>
      <text:p text:style-name="P910">- Ты не знал, что это я и — влюбился?</text:p>
      <text:p text:style-name="P910">- Да! Представляешь?</text:p>
      <text:p text:style-name="P910">- Как ты мог!</text:p>
      <text:p text:style-name="P910">- Так в тебя же...</text:p>
      <text:p text:style-name="P910">- Ты не знал, что это я!</text:p>
      <text:p text:style-name="P910">- Да пойми же, раз это оказалась ты, значит у меня нет шансов полюбить другую. Могу только тебя.</text:p>
      <text:p text:style-name="P910">- Раз ты только что не меня полюбил, то сможешь и ещё!</text:p>
      <text:p text:style-name="P910">- Кого ещё? Разве не ясно, что других как ты нет?</text:p>
      <text:p text:style-name="P910">- Ты ничего не понимаешь!</text:p>
      <text:p text:style-name="P910">- Хорошо. Так мне в тебя влюбляться нельзя?</text:p>
      <text:p text:style-name="P910">- Нет!</text:p>
      <text:p text:style-name="P910">- Никогда?</text:p>
      <text:p text:style-name="P910">- Нет!</text:p>
      <text:p text:style-name="P910">Замкнутый круг. Люби меня, <text:span text:style-name="T552">но</text:span> не влюбля<text:span text:style-name="T552">йся</text:span>.</text:p>
      <text:p text:style-name="P910">А она хороша в спортивке, так классно движется.</text:p>
      <text:p text:style-name="P910"/>
      <text:p text:style-name="P911">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911">Почему? Слишком простодушен и чересчур падок на новизну.</text:p>
      <text:p text:style-name="P911">Стоило услыхать от Илюши Липеса незнакомое слово «волы», и я увязался за ним как цуцик.</text:p>
      <text:p text:style-name="P911">- Ну, что? Пойдёшь к волам?</text:p>
      <text:p text:style-name="P911">«Волы» мне представлялись чем-то, типа, <text:span text:style-name="T553">бесплатных</text:span> гетер <text:span text:style-name="T553">без комплексов</text:span>, а оказались те <text:s/>же девушки, каких и в общаге вáлом. А у одно<text:span text:style-name="T552">й</text:span> из волиц день рождения.</text:p>
      <text:p text:style-name="P912">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912">Потом лягу с какой-нибудь на одну из двух кроватей, она меня будет потчевать открытым верхом, закрытым низом и говорить:</text:p>
      <text:p text:style-name="P912">- Не мучай ни меня, ни себя.</text:p>
      <text:p text:style-name="P912">От этой тоски воловьей вышел я в коридор и позвонил Ире, ещё раз объясниться, что я её <text:soft-page-break/>люблю. Лох сентименталист.</text:p>
      <text:p text:style-name="P912">А она сразу:</text:p>
      <text:p text:style-name="P912">- Это что там за музыка? Ты где?</text:p>
      <text:p text:style-name="P912">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912">- Да, так, в одном месте, потом скажу, не телефонный разговор. Я люблю тебя. Пока.</text:p>
      <text:p text:style-name="P912">Тогда все знали, что телефоны прослушиваются, так что фраза «не телефонный разговор» исключала дальнейшие расспросы.</text:p>
      <text:p text:style-name="P912">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912">Такое наплёл, что и на уши не налезет. Надо очень захотеть, чтоб такому поверить. Хотя, может, и поверила после тех икон.</text:p>
      <text:p text:style-name="P912">Ах, да, иконы...</text:p>
      <text:p text:style-name="P912">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912">Он с женой-студенткой в городе на квартире <text:span text:style-name="T554">жил</text:span>. <text:span text:style-name="T554">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913">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913">Если б не гипс, Вирич не допустил бы чтоб наши святыни...</text:p>
      <text:p text:style-name="P913">Короче, могу я бомбануть их обратно и восстановить историческую справедливость?</text:p>
      <text:p text:style-name="P913">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913">А вот с просьбой бомбануть, это он по адресу. Нет проблем. Мне ведь что скажут, я и делаю.</text:p>
      <text:p text:style-name="P913"/>
      <text:p text:style-name="P913">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913">Портфель я оставил, а иконы вынес в отсек умывальника. Примерно такие, как у бабы Кати висела, только доски побольше.</text:p>
      <text:p text:style-name="P913">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913">- Чё это у тебя руки так дрожат? Курей воровал, что ли?</text:p>
      <text:p text:style-name="P913">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914">За отпечатки я не переживал. Илюша же не пойдёт в уголовный розыск:</text:p>
      <text:p text:style-name="P914">- Снимите, пожалуйста, отпечатки с моего портфеля, где я держал иконы из ограбленного храма.</text:p>
      <text:p text:style-name="P914">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914">Потом, как, примерный студент, на занятия сходил; а после столовой подымаюсь на третий этаж — там шум стоит. В комнате Липеса дверь сломали! Я пошёл посмотрел — действительно дверь выбита. Это надо же! А что пропало?</text:p>
      <text:p text:style-name="P914">Молчит Илюша, только цыкает от расстройства.</text:p>
      <text:p text:style-name="P914">А потом я решил окончательно порвать с Ирой. Ну, сколько можно мучится? Тем более, раз у неё совершенно нет ко мне никакого доверия.</text:p>
      <text:p text:style-name="P914"><text:soft-page-break/>Получаю письмо:</text:p>
      <text:p text:style-name="P914">«Сергей, я давно увлечена тобою, но сказать не решалась. Сегодня буду ждать тебя в 7 часов возле Старого корпуса. Люба».</text:p>
      <text:p text:style-name="P914">В тот вечер, когда проводил Иру, в ней вдруг в подъезде такое плаве страсти воспылало:</text:p>
      <text:p text:style-name="P914">- Не уходи, ещё побудь немного.</text:p>
      <text:p text:style-name="P914">А я смотрю на часах уже без десяти семь.</text:p>
      <text:p text:style-name="P914">- Да, ребята там ждут. Договорились «пулю» расписать.</text:p>
      <text:p text:style-name="P914">- Подождут, куда денутся.</text:p>
      <text:p text:style-name="P914">Еле вырвался. <text:s/>К Старому корпусу успел ровно в семь; я на подходе под фонарём часы проверил.</text:p>
      <text:p text:style-name="P914">А на площади перед Старым корпусом — ни души.</text:p>
      <text:p text:style-name="P914">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555">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915">И, кстати, я ни капли не соврал. Захожу в 72-ю, а Славик с Двойкой тут как тут:</text:p>
      <text:p text:style-name="P915">- Чё? Запишем «пульку»?</text:p>
      <text:p text:style-name="P915">Я не сразу узнал, что то письмо подружка Иры под её диктовку написала. Все клюют на новизну, но лохи ещё и попадаются.</text:p>
      <text:p text:style-name="P915"/>
      <text:p text:style-name="P915">Ну, и к тому же появилась Мария.</text:p>
      <text:p text:style-name="P915">Брюнетка Бальзаковского возраста.</text:p>
      <text:p text:style-name="P915">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915">У меня тот день напряжённый был — вечером концерт в актовом зале Старого корпуса — но я нашёл время и деньги на бутылку водки.</text:p>
      <text:p text:style-name="P915">Нёс её по способу Алимоши, в рукаве; такой твёрдый бицепс получается. Пришёл по адресу; четвёртый этаж. Дверь налево.</text:p>
      <text:p text:style-name="P915">Она открыла. Мы немного пообедали и — на диван.</text:p>
      <text:p text:style-name="P915">Не люблю кончать едва начав, но и такое бывает.</text:p>
      <text:p text:style-name="P915">- Извини, - говорю,- спешу. В пять часов концерт.</text:p>
      <text:p text:style-name="P915">Какой? Где?</text:p>
      <text:p text:style-name="P915">Она во втором ряду сидела, <text:span text:style-name="T556">когда я со сцены, уже с бас-гитарой, уже как ведущий вокалист, орал:</text:span></text:p>
      <text:p text:style-name="P691"><text:tab/><text:tab/><text:tab/><text:span text:style-name="T556">Ты помнишь плыли в вышине-е-е!..</text:span></text:p>
      <text:p text:style-name="P691"><text:tab/><text:tab/><text:tab/><text:span text:style-name="T556">И вдруг погасли две звезды-ы-ы?!..</text:span></text:p>
      <text:p text:style-name="P248">Третьекурсник Витя К<text:span text:style-name="T557">о</text:span>ноневич играл на ритм-гитаре и подпевал в терцию; а на барабанах тоже с его курса — Лёша, кажется? — из местных жевжиков.</text:p>
      <text:p text:style-name="P248">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48">У неё был сын шестиклассник, но я его ни разу не видел — не пересекались как-то. </text:p>
      <text:p text:style-name="P248">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волнах и шкала мерцает жёлтым.</text:p>
      <text:p text:style-name="P248">Кончала она красиво.</text:p>
      <text:p text:style-name="P248">- Ещё! Ещё! А! Ещё хочу-у-у!</text:p>
      <text:p text:style-name="P248">Может и отработанное, но всё равно красиво.</text:p>
      <text:p text:style-name="P248">И не переносила запаха семени, просила сразу же пойти в ванную. Я шёл беспрекословно — оно того стоило.</text:p>
      <text:p text:style-name="P248"><text:soft-page-break/>За это она делала мне массаж, такая у неё специальность. Не понимаю почему за ним так с ума сходят. Ах, массаж! Но я и тут не прекословил.</text:p>
      <text:p text:style-name="P248">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48">Я не был в претензии, понимал, что медицинской сестре, даже и массажистке, как-то приходится выживать в этом мире.</text:p>
      <text:p text:style-name="P248">Тело у неё было красивое, как <text:span text:style-name="T558">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48">- <text:span text:style-name="T558">А можно я так?</text:span></text:p>
      <text:p text:style-name="P249">И устроит такое, чего я и не воображал возможным, да и вообще не воображал. Ещё как можно!</text:p>
      <text:p text:style-name="P249">Когда она заглядывала в 72-ю, то умело пользовалась тамошней незамысловатой мебелью.</text:p>
      <text:p text:style-name="P249">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49">Она рассказывала... </text:p>
      <text:p text:style-name="P249">Впрочем, это неважно, а то я никогда не кончу. Как после кружки спирта.</text:p>
      <text:p text:style-name="P249">Одним словом, хочу сказать: Бальзак — не дурак, хоть и француз.</text:p>
      <text:p text:style-name="P249"/>
      <text:p text:style-name="P250">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50">Пройдя в институтских колоннах по площади, этого члена надо ещё отнести в Старый корпус и сдать завхозу.</text:p>
      <text:p text:style-name="P250">Когда я уже вышел от завхоза, Славик меня предупредил, что перед корпусом видел Иру и она его спрашивала где я.</text:p>
      <text:p text:style-name="P250">Славик знал, что у меня с ней уже скоро месяц как всё кончено, потому и предупредил.</text:p>
      <text:p text:style-name="P250">Разлука эта мне давалась нелегко.</text:p>
      <text:p text:style-name="P250">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50">Поэтому, во избежание невыносимой мучительной встречи, я решил отсидеться в Старом корпусе пока она уйдёт.</text:p>
      <text:p text:style-name="P250">Тем более, что накануне, на загородной вылазке с Марией, мы условились провести Первомай у неё.</text:p>
      <text:p text:style-name="P250">Для вылазки мы поехали на вокзал и в лучах заката пошли вдоль путей в лесок на окраине. 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50">Мы нашли поляну и в наступившей темноте я разложил костёр. Было совсем тепло и она даже плащ сняла. С вином мы обошлись без стаканов.</text:p>
      <text:p text:style-name="P250">- Ещё! Ещё!</text:p>
      <text:p text:style-name="P250">Костёр, оказывается уже догорел и в переливчатом мерцании его углей неразборчивая тень метнулась поперёк поляны. Собака.</text:p>
      <text:p text:style-name="P251">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50">- Ещё! Ещё!</text:p>
      <text:p text:style-name="P251">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text:soft-page-break/>сучка стерва заполночь с хахалем вожжается.</text:p>
      <text:p text:style-name="P251">Весной даже бабы звереют.</text:p>
      <text:p text:style-name="P251"/>
      <text:p text:style-name="P251">То есть эта встреча с Ирой мне уже была ненужна.</text:p>
      <text:p text:style-name="P251">Я ещё минут двадцать поволынил, прежде чем выйти из Старого корпуса.</text:p>
      <text:p text:style-name="P251">- Серёжа!</text:p>
      <text:p text:style-name="P251">Она всё-таки дождалась между колоннами высокого крыльца.</text:p>
      <text:p text:style-name="P251">Ну, что я могу поделать, если она такая красивая? Если у меня стискивает дыхание и ёкает сердце?</text:p>
      <text:p text:style-name="P251">Мы зашли за угол с доской «Здесь учился Н. В. Гоголь» и остановились для разговора у высокого цоколя стены под старинными окнами.</text:p>
      <text:p text:style-name="P251">Меня поразила её бледность. Не серовато-болезненная, а словно <text:span text:style-name="T559">тонкий</text:span> фарфор. <text:span text:style-name="T559">До прозрачности</text:span> белый фарфор. Уже не знаю от чего больше сжимается сердце: от её красоты, или жалости к ней.</text:p>
      <text:p text:style-name="P252">Конечно же, я тупая скотина, столько мучил и себя и её. Я снова её обнимаю. Она смеётся и плачет у меня на груди. Как я люблю её!</text:p>
      <text:p text:style-name="P252">Этот проклятый месяц она приходила домой и просто пластом лежала. Боль буквально физическая. И всё безразлично. Мама не знала что и делать.</text:p>
      <text:p text:style-name="P252">- Что с тобой, Ирочка?</text:p>
      <text:p text:style-name="P252">- Ничего.</text:p>
      <text:p text:style-name="P252">Скотина. Подлец. До чего бледная. Какая красивая.</text:p>
      <text:p text:style-name="P252">- Приходи. В комнате никого.</text:p>
      <text:p text:style-name="P252">Она радостно отправилась домой переодеться и сказать маме, что празднует и ночует у подружки.</text:p>
      <text:p text:style-name="P252"/>
      <text:p text:style-name="P252">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52">Общага тоже стоит пустая. Кроме 72-й комнаты на третьем этаже. Это наша комната, наш этаж, наша общага, наш праздник. Праздник примирения.</text:p>
      <text:p text:style-name="P252">Света чуть было не испортила праздник. </text:p>
      <text:p text:style-name="P252">Пользуясь <text:s/>царящими вокруг безлюдьем и тишью, я вышел в туалет в одних трусах, а потом зашёл в умывальник. Тут она меня и прищучила.</text:p>
      <text:p text:style-name="P252">- Это что за дела?</text:p>
      <text:p text:style-name="P252">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252">- <text:span text:style-name="T560">Да ты что?! Это же Ира!</text:span></text:p>
      <text:p text:style-name="P253">Нет, она только что туда заглянула, а та спиной стоит у окна — откуда может быть у Ирки такой пеньюар?</text:p>
      <text:p text:style-name="P253">Как будто я знаю. Сам первый раз вижу.</text:p>
      <text:p text:style-name="P253"/>
      <text:p text:style-name="P253">На второй день я утром вышел из общаги. В гастрономе на площади продавали редкий дефицит — бело-синие банки сгущёнки.</text:p>
      <text:p text:style-name="P253">Гордый своей добычей, я вернулся в 72-ю, а Ира с койки у окна сказала:</text:p>
      <text:p text:style-name="P253">- Что? Сгущёнку принёс?</text:p>
      <text:p text:style-name="P253">Я ох.. опешил, то есть.</text:p>
      <text:p text:style-name="P253">- Это ты как это?</text:p>
      <text:p text:style-name="P253">- У тебя такой нос довольный, сразу видно.</text:p>
      <text:p text:style-name="P253">И с такими способностями писать подмётные письма? Что-то тут не то.</text:p>
      <text:p text:style-name="P253"/>
      <text:p text:style-name="P253">Так я сдался и мы стали жить-поживать одной общей дружной семьёй. Полигамия <text:soft-page-break/>называется. <text:span text:style-name="T561">Мне в ней досталась роль связующего звена.</text:span></text:p>
      <text:p text:style-name="P253"><text:s/>Связующее звено должен усвоить одно золотое правило — никаких имён.</text:p>
      <text:p text:style-name="P253">«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53">- Да, милая. Конечно, милая.</text:p>
      <text:p text:style-name="P253"/>
      <text:p text:style-name="P253">Сцен Света больше не устраивала. Она чётко знала своё место: после Иры, перед Марией.</text:p>
      <text:p text:style-name="P253">Официально девушки не были представлены, но знали о существовании друг дружки.</text:p>
      <text:p text:style-name="P253">Ира и Света наверняка, а Мария, скорей всего — да.</text:p>
      <text:p text:style-name="P253">В общении с милыми я особо эту тему не затрагивал — кто что знает, чего не знает, но Нежин провинциальный городок, где все всё про всех.</text:p>
      <text:p text:style-name="P253">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53">Это была очень старательная студентка. И она очень старательно готовилась к своему первому уроку. <text:span text:style-name="T557">У себя дома она собрала всех-всех своих кукол и куколок, усадила на крышку пианино и готовилась:</text:span></text:p>
      <text:p text:style-name="P253">- <text:span text:style-name="T557">Good morning, children!</text:span></text:p>
      <text:p text:style-name="P253"/>
      <text:p text:style-name="P254">Инфантилизм — смертоносное оружие, он для меня страшнее пулемёта. То есть, хочу сказать, от него меня на рвоту тянет.</text:p>
      <text:p text:style-name="P254">То ли дело молодожёны на нашем этаже.</text:p>
      <text:p text:style-name="P254">Когда они поженились, им отдали целую комнату. В смысле студентов отселили, а мебель осталась.</text:p>
      <text:p text:style-name="P254">Иногда, чтобы расслабиться после напряжённого умственного труда в ходе учебного процесса, они устраивали «скачки» по субботам.</text:p>
      <text:p text:style-name="P254">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54">По-моему, если честно, секс — занятие лишь для двоих, настолько он интимен.</text:p>
      <text:p text:style-name="P254">Понимаю, что я старомоден, но таким уж уродился.</text:p>
      <text:p text:style-name="P254"/>
      <text:p text:style-name="P255">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новгородцев — это уж кто нагрянет.</text:p>
      <text:p text:style-name="P255"><text:s/>А теперь от крепости одна башня осталась. 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255">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55">Уезжали они не часто — дорога до Чернигова не близкая — так что основная моя работа заключалась в <text:span text:style-name="T562">передачи музыки из радиоузла и в объявлении отбоя на «мёртвый» час и на ночь.</text:span> <text:span text:style-name="T562">Я почему-то делал это пидарастическим голосом:</text:span></text:p>
      <text:p text:style-name="P255">- <text:span text:style-name="T562">Внимания! В лагири абивляица аутбой. Павтаряйу — аутбой!</text:span></text:p>
      <text:p text:style-name="P256">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256">Пару раз спортзал послужил трапезной для послеотбойного застолья воспитателей и вожатых.</text:p>
      <text:p text:style-name="P256"><text:soft-page-break/>Дверь в дальней стене спортзала выходила на сцену небольшого зрительного зала в окружении сосен под открытым небом.</text:p>
      <text:p text:style-name="P256">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56">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56">Стены в полтора метра, а по равнине далеко внизу галопом пролетают тени от облаков, как всадники разбойной ватаги.</text:p>
      <text:p text:style-name="P256">Она угощала ликёром из ежевики. Мне не понравился — слишком приторная хрень.</text:p>
      <text:p text:style-name="P256">За два года обучения у неё явно поменялись приоритеты и взгляд на жизнь, по сравнению с той ночью, что мы с ней провели на первом курсе.</text:p>
      <text:p text:style-name="P256">Однако, всерьёз воспринять её в практических целях я не мог. <text:span text:style-name="T563">И дело вовсе не в злопамятности, типа «ах, не дала, так теперь иди погуляй». Нет, я не такой.</text:span></text:p>
      <text:p text:style-name="P257">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57">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57">Так что лавры первенства неизбежно достались блондинке-физруку, опять-таки Ирине, но из соседнего лагеря.</text:p>
      <text:p text:style-name="P257">Сначала мы встречались на берегу реки в компании с её «спидолой», но в спортзале оказалось теплее.</text:p>
      <text:p text:style-name="P257">Один раз ко мне приезжала группа гостей: Славик, Двойка и Петюня для игры в преферанс и Света для всего остального.</text:p>
      <text:p text:style-name="P257">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57">Я выдал мальчикам лагерные одеяла — не спать же им на голых досках, и выключил свет.</text:p>
      <text:p text:style-name="P257">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57">Один раз я съездил в Нежин, типа, на выходной, но там повёл себя как свинья. Облопался 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поезд. Потому что ветка до Чернигова не электрофицирована.</text:p>
      <text:p text:style-name="P257">В поезде я проспался, но мне всё равно было нудно. Как и большую часть той практики.</text:p>
      <text:p text:style-name="P257">Нудно, что соврал мужику в поле, который спросил из какого я лагеря. Зачем сказал, что из «Химика»?</text:p>
      <text:p text:style-name="P258">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58">Секунда промедления, момент упущен и трофей достался шофёру лагеря.</text:p>
      <text:p text:style-name="P258">Нудно, что ныряя с обрыва чересчур запрокинулся и, типа, вывихнул хребет.</text:p>
      <text:p text:style-name="P258">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259"><text:span text:style-name="T1056">Не знаю какую аборигеновую маску изобразил мой анфас, н</text:span>о фары <text:span text:style-name="T1056">потушили</text:span>. </text:p>
      <text:p text:style-name="P259">Потом Ирина из Бахмача насмешки строила — вот уж не знала, что у меня такой маленький. Меня и это не задело — как-то всё нудно...</text:p>
      <text:p text:style-name="P766"><text:soft-page-break/><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58">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58">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58">Она не дала и мы просто сидели, опёршись спиной в спину. <text:span text:style-name="T564">Звёзды светили снизу, из широкого плёса тихого Снова и сверху тоже. Вот они были и будут, а удержать их всё равно невозможно. Всё утекает.</text:span></text:p>
      <text:p text:style-name="P260">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60">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60">Прости-прощай, утрата.</text:p>
      <text:p text:style-name="P260"/>
      <text:p text:style-name="P260">С городом Прилуки я знаком был давно, но заочно. На пачках «Примы» сзади напечатано «сигаретна ф-ка м. Прилуки».</text:p>
      <text:p text:style-name="P260">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60"/>
      <text:p text:style-name="P260">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60">А я, типа, ведущий специалист, потому что у меня в военном билете написано «каменщик».</text:p>
      <text:p text:style-name="P260">В отряде две девушки и пятнадцать студентом, не считая командного звена.</text:p>
      <text:p text:style-name="P260">Нас разместили в общежитии «химиков», но только на одну ночь — утром поедем <text:span text:style-name="T565">в 4-ю автобазу, что на шоссе между селом Ивковцы и посёлком Ладан.</text:span></text:p>
      <text:p text:style-name="P260">«<text:span text:style-name="T565">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61">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Опять же какая-никакая зарплата. А если мент-воспитатель на тебя в обиде, то отвезут обратно на зону.</text:p>
      <text:p text:style-name="P261"/>
      <text:p text:style-name="P261">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61">- Катраниха! Ни хрена себе! Это ты?</text:p>
      <text:p text:style-name="P261">- Тише ты! Мои ученики могут увидеть. Я ж тут учительница.</text:p>
      <text:p text:style-name="P261">Ну, конечно, извини запамятовал. Она уже год как сеет тут разумное, доброе вечное.</text:p>
      <text:p text:style-name="P261"/>
      <text:p text:style-name="P261">4-я автобаза сама по себе — ни в селе, ни в городе; <text:span text:style-name="T566">сразу за лесополосой вдоль шоссе.</text:span></text:p>
      <text:p text:style-name="P262">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62">Потом одноэтажное здание кочегарки, а дальше обширная территория автобазы за высоким кирпичным забором.</text:p>
      <text:p text:style-name="P262">На территории — гаражи, столовая и много других строений, часть которых ещё не <text:soft-page-break/>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62">Но это в дальнейшем, а пока — вот лопаты и — «бери больше, кидай дальше». Так всё знакомо. Только форма другая.</text:p>
      <text:p text:style-name="P262">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62">Через неделю командир отряда созвал общее собрание. Вопрос один — питание, потому что то, чем кормят в столовой не еда, а...</text:p>
      <text:p text:style-name="P262">Ну, не знаю, хавка, как хавка.</text:p>
      <text:p text:style-name="P262">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62">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766"><text:span text:style-name="T539"><text:tab/><text:tab/><text:tab/></text:span><text:span text:style-name="T567">Яростный стройотряд.<text:line-break/><text:tab/><text:tab/><text:tab/>Словно степной пожар..</text:span><text:span text:style-name="T568">.</text:span></text:p>
      <text:p text:style-name="P263">Студенты нахваливают стряпню девушек. </text:p>
      <text:p text:style-name="P263">Вобщем, да, горячее, чем в столовой, а в остальном такая же хавка, как хавка.</text:p>
      <text:p text:style-name="P263">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51"><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63">После танцев сквозь ночь на цистерне с ветерком,</text:p>
      <text:p text:style-name="P263">Один раз поехали в Ладан.</text:p>
      <text:p text:style-name="P263">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63">Но когда в буфете Рембо потребовал, чтоб бутылку биомицина разом вылили в пивной бокал, всё встало на свои места — алкаш с автобазы.</text:p>
      <text:p text:style-name="P263">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же в нашей стране делать поэтичные наклейки.</text:p>
      <text:p text:style-name="P263">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263">Вот это и называется «медвежья услуга»; пришлось блевать в окно, как та струя из кочегарки.</text:p>
      <text:p text:style-name="P263">Они приезжали сказать, что им бас-гитарист нужен для «халтур» на свадьбах <text:span text:style-name="T569">в городе</text:span>. </text:p>
      <text:p text:style-name="P264">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64">«Химик» Помидор свою кликуху внешним видом заслужил — кожа лица красная, <text:span text:style-name="T553">как из бани,</text:span> и <text:span text:style-name="T553">волосы оранжево-</text:span>рыжи<text:span text:style-name="T553">е</text:span>.</text:p>
      <text:p text:style-name="P264">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553">ьмерная в</text:span> черв<text:span text:style-name="T553">ях</text:span>. И не заметишь как.</text:p>
      <text:p text:style-name="P265">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text:soft-page-break/>окончания стройотряда ещё десять дней. Без гвоздей получится простóй, в котором мы проедим и то, что заработали.</text:p>
      <text:p text:style-name="P265">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65">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70">лондинки вряд ли бы он догадался упомянуть про машину, потому что он сам её вёл, а она сидела между нами.</text:span></text:p>
      <text:p text:style-name="P266">Меня удивило, как это среди встречных машин на шоссе он распознаёт автобазовские задолго до того, как завиднеются их номерные знаки.</text:p>
      <text:p text:style-name="P266">Главный инженер объяснил, что своих он видит по рогам и спросил не знаю ли я Чомбе.</text:p>
      <text:p text:style-name="P266">Конечно, я знал Чомбе, который расстрелял Патриса Лумумбу из пулемёта, <text:span text:style-name="T571">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67">Главный инженер пояснил, что Чомбе это директор четвёртой автобазы, к которому мы сейчас едем. </text:p>
      <text:p text:style-name="P267">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67">Впрочем, его и раньше звали Чомбе, ещё до этих рогов.</text:p>
      <text:p text:style-name="P267">На полевом стане из четырёх вагончиков с колёсами на краю сжатого поля директора не оказалось. Сказали, что он косит на другом.</text:p>
      <text:p text:style-name="P267">Главный инженер с запчастями и блондинка из нашего отряда остались возле вагончиков, а я поехал к Чомбе.</text:p>
      <text:p text:style-name="P267">Новенькую водовозку марки УАЗ вёл десятилетний мальчик, сын диктатора.</text:p>
      <text:p text:style-name="P268">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68">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68">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68">Под грохот мотора колосья дёргались и падали на широкий вращающийся вал и клочьями плыли вверх по транспортёру.</text:p>
      <text:p text:style-name="P268">Директор сказал, что посмотрит что можно сделать и пусть к нему заедет главный инженер.</text:p>
      <text:p text:style-name="P268">Я вылез из кабинки в пыль из бункера, спустился по лесенке и спрыгнул на ходу.</text:p>
      <text:p text:style-name="P268">Ни лица, ни цвета кожи человека в кепке я так и не увидел, но чувствовал, что некоторые диктаторы достойны уважения.</text:p>
      <text:p text:style-name="P269">В вагончике с длинным столом под клеёнкой шёл обед и нас тоже накормили.</text:p>
      <text:p text:style-name="P269">Такой обед не назвать хавкой, это уже харч.</text:p>
      <text:p text:style-name="P269">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69">Съев всё это я переполнился до краёв.</text:p>
      <text:p text:style-name="P269">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69">Заливать компот было <text:span text:style-name="T561">совершенно некуда</text:span>, но <text:span text:style-name="T561">постепенно </text:span>я вцедил и его.</text:p>
      <text:p text:style-name="P269">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69"><text:soft-page-break/>Там я аккуратно повалился на охапку сухого сена под яблоней в надежде отлежаться прежде, чем лопну.</text:p>
      <text:p text:style-name="P270">А, таки, попустило!</text:p>
      <text:p text:style-name="P270">К тому времени, когда в сад пришла блондинка, я чувствовал себя в норме.</text:p>
      <text:p text:style-name="P270">Она села под ту же яблоню, опёрлась на неё спиной и пару раз мне мило улыбнулась.</text:p>
      <text:p text:style-name="P270">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70">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70">За пару дней до окончания стройотряда на автобазу снова приехал Саша Чалов. Просто так — распить солнце в бокале.</text:p>
      <text:p text:style-name="P270">Слегка встряхнув свой портфель, он, как обычно, продекламировал своё любимое четверостишье:</text:p>
      <text:p text:style-name="P692"><text:tab/><text:tab/><text:tab/>Одна звенеть не будет,</text:p>
      <text:p text:style-name="P692"><text:tab/><text:tab/><text:tab/>А две звенят не так,</text:p>
      <text:p text:style-name="P692"><text:tab/><text:tab/><text:tab/>Когда такие люди</text:p>
      <text:p text:style-name="P270"><text:span text:style-name="T79"><text:tab/><text:tab/><text:tab/>В стране советской есть</text:span>.</text:p>
      <text:p text:style-name="P270">Последняя строка, безусловно, ломает всякую рифму, но это ни в коей мере не снижает оптимистичность <text:span text:style-name="T572">звучания и воодушевляющий посыл.</text:span></text:p>
      <text:p text:style-name="P271">Кочегары-«химики» помогли разобраться с содержимым портфеля, вышло по бутылке на рыло — никто не ужрался и Саша Чалов уехал.</text:p>
      <text:p text:style-name="P271">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71">Валяясь на койке я занял позицию подстрекателя и орал в потолок:</text:p>
      <text:p text:style-name="P271">- Ату их!</text:p>
      <text:p text:style-name="P271">Во мне вдруг вспыхнула злоба на весь женский род, типа, из-за них всё так наперекос<text:span text:style-name="T115">я́</text:span>к, что и сам не знаю чего мне надо. И я продолжал орать гадости.</text:p>
      <text:p text:style-name="P271">Будь дверь открыта с самого начала, «химики» просто зашли бы потрандели и вышли, но теперь в них играл охотничий азарт.</text:p>
      <text:p text:style-name="P271">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71">К ним в комнату ломились зэки и, что ещё страшнее, я дурнуватым голосом вопил из общей спальни:</text:p>
      <text:p text:style-name="P271">- Суки! Волчары! Пидараски!</text:p>
      <text:p text:style-name="P271">Наконец, один из физматовцев подошёл к моей койке и сказал, что так нельзя.</text:p>
      <text:p text:style-name="P271">Я крикнул Помидору, что хватит и они с Юрой сразу умотали. У «химиков» с логикой полный порядок.</text:p>
      <text:p text:style-name="P271">Назавтра я постучал в дверь девушек. Она была не заперта. Я зашёл и попросил прощения.</text:p>
      <text:p text:style-name="P271">- Боишься, что из института полетишь за это? - спросила та, которая шатенка.</text:p>
      <text:p text:style-name="P271">Вряд ли бы она поверила, что мне просто стыдно. И вряд ли б поняла, что я уж и сам в толк не возьму — боюсь, или хочу исключения.</text:p>
      <text:p text:style-name="P271">А всё же до чего иногда хочется плюнуть самому себе в рожу. Но из песни слова не выкинешь и вся эта мерзость это тоже — я.</text:p>
      <text:p text:style-name="P271"/>
      <text:p text:style-name="P271">Из заработанных в стройотряде грошей я купил Лене куклу.</text:p>
      <text:p text:style-name="P271">Конечно, сам бы не догадался, но радиостанция «Маяк» по три раза на дню крутила самый модный шлягер:</text:p>
      <text:p text:style-name="P693"><text:tab/><text:tab/><text:tab/>Папа подари!</text:p>
      <text:p text:style-name="P693"><text:soft-page-break/><text:tab/><text:tab/><text:tab/>Папа подари!</text:p>
      <text:p text:style-name="P271"><text:span text:style-name="T79"><text:tab/><text:tab/><text:tab/>Папа подари мне куклу!.</text:span>.</text:p>
      <text:p text:style-name="P271">Так что по ходу дня где-нибудь её да и услышишь. Или сама по себе начинает крутиться в голове, пока — клац! — а ведь это идея!</text:p>
      <text:p text:style-name="P271">За куклой я поехал в Универмаг, но кукол там не оказалось. Одно из двух — или эпоха дефицита, или идея дошла мне с запозданием.</text:p>
      <text:p text:style-name="P271">Пришлось покупать собаку. <text:span text:style-name="T573">Тоже самую дорогую и большую, в метр ростом; одета в штаны и рубаху. Та же, практически, кукла, только голова собачья.</text:span></text:p>
      <text:p text:style-name="P271"/>
      <text:p text:style-name="P247">Лена росла здоровым ребёнком, ходила в детский комбинат «Солнышко», недалеко, тоже на Посёлке.</text:p>
      <text:p text:style-name="P247">Весь сентябрь я отводил её туда и приходил за нею, <text:s/>потому что кто работал в стройотряде освобождается от шефской помощи колхозам.</text:p>
      <text:p text:style-name="P247">Бороду я сбрил, а патлы оставил и один раз пошёл с братом на танцы.</text:p>
      <text:p text:style-name="P247">В Лунатике на танцах уже играли не «Шпицы», а Саша Баша. </text:p>
      <text:p text:style-name="P247">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47">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47">Их толкали по 120-150 руб., что больше среднемесячной зарплаты рабочего. </text:p>
      <text:p text:style-name="P247">В Конотоп их привозили смуглокожие алжирцы, что обучались в инженерно-строительном техникуме.</text:p>
      <text:p text:style-name="P247">Эти алжирцы до того наивные.</text:p>
      <text:p text:style-name="P247">- Он говориль выйдем будем поговориль. Я выйдиль он меня ногой удариль. Зачему?</text:p>
      <text:p text:style-name="P247">Но, при всей наивности, цену на джинсы они не спускали.</text:p>
      <text:p text:style-name="P247">Так что на мне <text:span text:style-name="T574">была джиннóта за 30 руб., какая-то непонятная бразильская хрень, и не трётся вовсе, не то что Лялькины «Levi's».</text:span></text:p>
      <text:p text:style-name="P272">Так что хотя в тёмных очках вечером плохо видно, на танцах им есть оправдание.</text:p>
      <text:p text:style-name="P272">На площадку мы зашли уже после перерыва, толкучка полным ходом. Брат пошёл свою девушку искать, а я стою недалеко от сцены — слушаю.</text:p>
      <text:p text:style-name="P272">Соло-гитарист у Баши неплохой, без натуги играет.</text:p>
      <text:p text:style-name="P272">Какой-то хлюст из толпы нарисовался и вылупился на меня. Ну, ещё бы — такие патлы, столичный вид. Он ушёл.</text:p>
      <text:p text:style-name="P272">Я дальше стою и минут через несколько смотрю — опять он, но уже с каким-то кентом. Подваливают ко мне, синхронно так назад откачнулись и — летят в меня два кулака.</text:p>
      <text:p text:style-name="P272">Я в плечо принял, но общая масса двойного удара меня смела и я, типа, улетел в другое пространство.</text:p>
      <text:p text:style-name="P272">Без балды — другое, будто под воду. </text:p>
      <text:p text:style-name="P272">Звук танцев моментально отключился и я лечу, вернее, качусь по бетону площадки. А с разных сторон несутся ноги и стараются нанести удар. <text:span text:style-name="T575">Причём ноги почему-то не цельные, а только от ступни до колена. Так и просвистывают тут и там, только беззвучно. Но не попали.</text:span></text:p>
      <text:p text:style-name="P273">Я вскочил и запрыгнул на скамейку под круговой оградой. Спиной к трубам. Тут и звук вернулся. Девушки визжат, Баша в микрофон:</text:p>
      <text:p text:style-name="P273">- Друзья, пожалуйста, соблюдайте...</text:p>
      <text:p text:style-name="P273">А перед скамейкой несколько хлопцев лицом ко мне и один, плотный такой кричит:</text:p>
      <text:p text:style-name="P273">- Ты кто? Ты кто? Очки сними!</text:p>
      <text:p text:style-name="P273">Я «мону лизу» сдёрнул и кто-то крикнул:</text:p>
      <text:p text:style-name="P273">- Из Орфеев!</text:p>
      <text:p text:style-name="P273">Это оказались хлопцы с Посёлка, хоть я их и не знал. Они взяли меня в плотное кольцо и с <text:soft-page-break/>площадки вывели, а сами вернулись на общую разборку.</text:p>
      <text:p text:style-name="P273">В тот день резаки с Деповской хотели доказать, что Лунатик их территория.</text:p>
      <text:p text:style-name="P273">На выходе из парка я сошёлся с братом. У него была бровь разбита. Пришлось идти на Вокзал и замывать кровь под краном в мужском туалете.</text:p>
      <text:p text:style-name="P247"/>
      <text:p text:style-name="P211"/>
      <text:p text:style-name="P211">Труднее всего найти рукавицы, что сам же заткнул себе за пояс.</text:p>
      <text:p text:style-name="P211">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211">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211">Проба показала, что качество на высоте. Я отнёс малость Ляльке, чтоб и ему запушистилось, не зря же он меня эти два года подогревал.</text:p>
      <text:p text:style-name="P211"/>
      <text:p text:style-name="P211">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211">Но встала проблема хранения собранного без потерь.</text:p>
      <text:p text:style-name="P211">Отнести в общагу? Под койку? Не смешно.</text:p>
      <text:p text:style-name="P211">Я обошёл здание выискивая подходящий закуток, <text:span text:style-name="T524">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211"/>
      <text:p text:style-name="P212">Мои однокурсницы вернулись из колхоза в шоке. <text:span text:style-name="T525">Притихшие такие, призадумавшиеся о смысле жизни. То есть, правильно ли они в ней разобрались?</text:span></text:p>
      <text:p text:style-name="P213">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213">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213">- Таня, я тебя люблю всей глубиной! А какое у тебя взаимное чувство?</text:p>
      <text:p text:style-name="P213">Два дня на переменах приставал, пока не попросила оставить её в покое. Чуть не плакала. Я устыдился и отстал.</text:p>
      <text:p text:style-name="P213">А теперь — нате вам, стервы! Кого хлопцы избрали до беспамятства?</text:p>
      <text:p text:style-name="P213">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213">Спасибо хлопцам за алиби.</text:p>
      <text:p text:style-name="P213"/>
      <text:p text:style-name="P213">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213">И по первому ноябрьскому снежку я понёс её на новое место хранение, <text:span text:style-name="T526">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14">Меня сопровождали Славик, Двойка и Ира, типа государственная комиссия при запуске космонавта с площадки в Байконуре.</text:p>
      <text:p text:style-name="P214">Я отдал пальто и шапку Ире, сунул свёрток под рубаху и — стартовал. Первые минуты <text:soft-page-break/>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527">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14"><text:span text:style-name="T527">Сама крыша оказалась довольно скользкой, хоть и не слишком крутой. Пришлось передвигаться наступая на гребешки жести. </text:span>Когда я <text:span text:style-name="T527">добрался до слухового окна, оно оказалось наглухо заколоченным толстыми досками изнутри. От ворот поворот.</text:span></text:p>
      <text:p text:style-name="P215">На подходе к месту, где нужно было перевалить через жёлоб, я вдруг оскользнулся, но не упал, выпрямился,стиснул зубы и ощерившись проговорил:</text:p>
      <text:p text:style-name="P215">- На публику играешь, падла?</text:p>
      <text:p text:style-name="P215">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15">Некоторые мысли лучше не начинать думать...</text:p>
      <text:p text:style-name="P215"/>
      <text:p text:style-name="P215">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15">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16">Кстати, на этот раз никаких трясущихся пальцев не наблюдалось.</text:p>
      <text:p text:style-name="P216">Как всё-таки быстро формируются навыки.</text:p>
      <text:p text:style-name="P216">Возможно сказалось и то, что я работал не на Вирича, а на себя.</text:p>
      <text:p text:style-name="P216"/>
      <text:p text:style-name="P216">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16">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16">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16">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333"/>
      <text:p text:style-name="P216"/>
      <text:p text:style-name="P216">В ходе работы, примерно на полпути до завершения, своими критическими замечаниями со мной поделился отец.</text:p>
      <text:p text:style-name="P216">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528">Описательные варианты казались слишком длинными, а варианты краткие чересчур нецензурными.</text:span></text:p>
      <text:p text:style-name="P217">Одну из неудачных попыток я выдрал из тетради и сунул в плиту-печь на растопку.</text:p>
      <text:p text:style-name="P217">Вечером мой отец открыл чугунную дверцу, чтобы положить дрова в топку, достал смятый тетрадный листок и, ознакомившись с одержимым, спросил :</text:p>
      <text:p text:style-name="P217">- Что ты тут за … …?</text:p>
      <text:p text:style-name="P217">Я не стал оспаривать его мнение по двум причинам.</text:p>
      <text:p text:style-name="P217">Во-первых, то, что в печатном тексте воспринимается как эротика, в переписанном от руки <text:soft-page-break/>виде смотрится как пошлая порнуха.</text:p>
      <text:p text:style-name="P217">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17">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17">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17">Во-вторых, я всегда с уважением относился к тонкому литературному чутью моего отца.</text:p>
      <text:p text:style-name="P217">В газете «Труд» он читал лишь телепрограмму на неделю, а остальному содержанию, бегло взглянув на заголовки, давал следующее определение:</text:p>
      <text:p text:style-name="P217">- Ни в склад, ни в лад — поцелуй блоху в кирпич.</text:p>
      <text:p text:style-name="P217">Точнее не скажешь.</text:p>
      <text:p text:style-name="P217">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18">Ну, например. </text:p>
      <text:p text:style-name="P218">Напряжённо сдвинув поседелые брови над пластмассовой оправой очков, он за кухонным столом мастерит какую-то «железку». Вправляет «энту» в «энту».</text:p>
      <text:p text:style-name="P218">Я прохожу между столом и плитой-печью от двери к окну, потом от окна к двери. Не отрывая взгляд от «железки», он говорит:</text:p>
      <text:p text:style-name="P218">- Чё ты тыркаешься?</text:p>
      <text:p text:style-name="P218">Ни в одном словаре не найти этого слова. </text:p>
      <text:p text:style-name="P21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18">- А как же мне не тыркаться? Коли сикулька запенькала?</text:p>
      <text:p text:style-name="P218">Он роняет «железку» на стол. Долгий взгляд поверх оправы очков. Потом произносит:</text:p>
      <text:p text:style-name="P218">- Тьфу!</text:p>
      <text:p text:style-name="P218">И тут, кстати, вся суть проблемы отцов и детей — наплодят себе подобных, а потом тьфукают.</text:p>
      <text:p text:style-name="P218"/>
      <text:p text:style-name="P218">Возвращаясь к «Крёстному отцу». </text:p>
      <text:p text:style-name="P218">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18">Вон у того же британца Моэма — первый абзац рассказа как аккорд, вступление в фугу.</text:p>
      <text:p text:style-name="P218">В первом абзаце, помимо поверхностных деталей, рассыпаны узелки-зёрнышки, <text:span text:style-name="T529">что перерастут в дальнейшее повествование и развязку, которая перекликается с первым абзацем.</text:span></text:p>
      <text:p text:style-name="P219">Вот где мастерство ремесла. А у Голливудописцев ремесло без мастерства. Отец мой сказал бы:</text:p>
      <text:p text:style-name="P219">- Тьфу!</text:p>
      <text:p text:style-name="P333">Вот и Пьюзо из той же когорты. Он стал первым, кто за своё творение выручил <text:span text:style-name="T1036">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334">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не смог дочитать эту песню даже в переводе на украинский язык, скучно стало.</text:p>
      <text:p text:style-name="P219"><text:soft-page-break/></text:p>
      <text:p text:style-name="P219">Я заметил его на долю секунды раньше, чем он меня. Сцепившись взглядами, мы сближались на тротуаре вдоль здания Профком отделения дороги.</text:p>
      <text:p text:style-name="P219">Мы знали, что в живых останется только один. Или никто.</text:p>
      <text:p text:style-name="P219">Боковым зрением я отмечал редких прохожих, но пространство между нами оставалось свободным.</text:p>
      <text:p text:style-name="P219">Мы сходились. Поединок неизбежен.</text:p>
      <text:p text:style-name="P21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219">Если хочешь выжить в Конотопе, ты должен выхватывать пистолет первым.</text:p>
      <text:p text:style-name="P21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19">Я сунул «кольт» обратно в кобуру, он распрямился и мы обнялись:</text:p>
      <text:p text:style-name="P219">- Куба!</text:p>
      <text:p text:style-name="P219">- Серый!</text:p>
      <text:p text:style-name="P220">Прохожие обходят нас стороной. Да — это Куба. </text:p>
      <text:p text:style-name="P220">Он лыбится золотом сменившим его зубы, утраченные в портовых драках дальних странствий, но это — Куба.</text:p>
      <text:p text:style-name="P220">- Как ты?</text:p>
      <text:p text:style-name="P220"/>
      <text:p text:style-name="P220">Странно, все меняются — <text:s/>полнеют, лысеют, стареют — кроме друзей.</text:p>
      <text:p text:style-name="P220">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20">Просто теперь Кубе есть что рассказать про жизнь бороздящую Мировой океан.</text:p>
      <text:p text:style-name="P221">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21">Мы пьём, закусываем и слушаем рассказы морехода Кубы.</text:p>
      <text:p text:style-name="P221">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21">Экипаж состоял из него одного, но он соблюдал морской этикет; громко кричал с мостика:</text:p>
      <text:p text:style-name="P221">- Отдать швартовые!</text:p>
      <text:p text:style-name="P221">Затем перебегал на нос баржи, стоявшей у дальнего причала в устье реки и кричал:</text:p>
      <text:p text:style-name="P221">- Есть отдать швартовые!</text:p>
      <text:p text:style-name="P221">Перепрыгивал на причал и отвязывал канат, а потом заскакивал обратно — отдать и выполнить команду «малый назад!»</text:p>
      <text:p text:style-name="P221">Молодец! Это по-нашенски! Выпьем!</text:p>
      <text:p text:style-name="P221">А заграницей в портах есть специальные дома отдыха моряков. Оборудованы как люкс-отель.</text:p>
      <text:p text:style-name="P221">Ресторан, номера, бассейн.</text:p>
      <text:p text:style-name="P221">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21">Вобщем, спускают из бассейна воду и наполняют снова, а немцы часа полтора сидят за столиками над своим пивом и ждут.</text:p>
      <text:p text:style-name="P221">- Русише швайнен!</text:p>
      <text:p text:style-name="P221">Сами они свиньи. Фашистюги недорезанные! Выпьем!</text:p>
      <text:p text:style-name="P221">В Гонконге, не то Таиланде, наши пришвартовались, сходили в город, идут обратно по пирсу.</text:p>
      <text:p text:style-name="P221">А там бригада ихних грузчиков — щуплые все такие, <text:span text:style-name="T530">живут же на одном рисе и морепродуктах. </text:span></text:p>
      <text:p text:style-name="P222">Наш боцман — богатырь, два метра ростом — одного взял за шиворот, от земли поднял.</text:p>
      <text:p text:style-name="P222">- Эх, браток! Так вот всю жизнь и маешься, да? Тоска!</text:p>
      <text:p text:style-name="P222"><text:soft-page-break/>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22">Пральна! За Брюса Ли! Выпем!</text:p>
      <text:p text:style-name="P222">Не, Куба жениться и не думает. Они же все бляди.</text:p>
      <text:p text:style-name="P222">Кораблю на рейде перед отплытием. Жена на буксирном катере подошла. Счастливого плавания, милый!</text:p>
      <text:p text:style-name="P222">На обратном пути в рубке двум мотористам и рулевому по очереди дала.</text:p>
      <text:p text:style-name="P222">За свободу! За блядей! Выпем!</text:p>
      <text:p text:style-name="P222">А товар из загрáнки трудно провозить. У замполита корабля в команде не меньше двух сексотов. Ящик вискаря везёшь, и то — всýчат.</text:p>
      <text:p text:style-name="P222">- Так я не поял. На корабле там замполит есть?</text:p>
      <text:p text:style-name="P222">- Обзательно.</text:p>
      <text:p text:style-name="P222">- Так лучче я и дальше буду сухопутной крысой!</text:p>
      <text:p text:style-name="P222">Пральна! За крыс! Выпем!</text:p>
      <text:p text:style-name="P222"/>
      <text:p text:style-name="P222">Но я чётко помнил, что шёл в аптеку; мать попросила до отъезда в Нежин съездить за лекарством.</text:p>
      <text:p text:style-name="P222">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22">- Не! Не! Я сё зна, сё бу ништяк!</text:p>
      <text:p text:style-name="P223">На Переезде я пересел в трамвай до Универмага, за которым была та самая аптека.</text:p>
      <text:p text:style-name="P223">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23">С горьким сожалением пришлось выдохнуть, я молча развернулся и сокрушённо вышел.</text:p>
      <text:p text:style-name="P223">Площадь я всё же как-то пересёк, но понял, что дальше — кранты, и переключился в режим подчинения ангелу-хранителю.</text:p>
      <text:p text:style-name="P223">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23">Проснулся я в негнущемся состоянии, но всё же успел на последнюю электричку до Нежина.</text:p>
      <text:p text:style-name="P223">На следующий выходной я снова вызвался сходить в аптеку за лекарством, если мать напомнит название, но она сказала, что уже не надо.</text:p>
      <text:p text:style-name="P223"/>
      <text:p text:style-name="P223">В фойе Нового корпуса проводился предновогодний вечер танцев для студентов. </text:p>
      <text:p text:style-name="P223">Мы с Ирой танцевали там и какая-то преподавательница с биофака пришла в восторг и объявила нам, что мы созданы друг для друга. </text:p>
      <text:p text:style-name="P223">Приятно такое слышать, тем более от специалиста разбирающегося в особях.</text:p>
      <text:p text:style-name="P223">Но потом у меня разошёлся зиппер на джинсах. <text:span text:style-name="T531">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24">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224">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24">По возвращении в фойе, я застал Иру в увлечённой беседе с каким-то молодым человеком. <text:soft-page-break/>Он мне сразу не понравился, несмотря на то, что был её давним знакомым.</text:p>
      <text:p text:style-name="P224">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24">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24">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25">Женщина — это самка, для которой миг наивысшего блаженства тот, когда два самца готовы сшибиться ради неё рогами. <text:span text:style-name="T1030">За призовую самку.</text:span></text:p>
      <text:p text:style-name="P225">Вот так. </text:p>
      <text:p text:style-name="P225">Пигмалионишь, превращая статую в живую плоть; пашешь как папа Карло, а кто-то придёт на готовенькое? Неадекватно получается.</text:p>
      <text:p text:style-name="P225">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25">Меня как-то приучили думать, что чем дольше, тем лучше. В смысле большая продолжительность акта является показателем его качественности.</text:p>
      <text:p text:style-name="P225">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25">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25">По коридору как раз бегала Пляма.</text:p>
      <text:p text:style-name="P225">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26">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26">Возможно, имелись и другие причины — она упоминала, что её муж вообще ничего не носит под джинсами. Ну, не знаю; для меня всё это слишком сложно.</text:p>
      <text:p text:style-name="P226">Техническая помощь проводилась в нейтральной, разумеется, комнате и орогенитальным способом, но, увы, безрезультатно.</text:p>
      <text:p text:style-name="P226">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26">А ведь какой был стройный план!</text:p>
      <text:p text:style-name="P226">И какая готовность к беззаветному самопожертвованию!</text:p>
      <text:p text:style-name="P226">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26">Но я не сказал Ире, что пошёл на всё ради того, чтобы ей было хорошо.</text:p>
      <text:p text:style-name="P226">У меня нет привычки подчёркивать свои положительные стороны и афишировать благородные поступки.</text:p>
      <text:p text:style-name="P226">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26">Она вежливо постучала в дверной косяк, была приглашена за стол, угощена вином и стала расспрашивать Иру о её житье-бытье.</text:p>
      <text:p text:style-name="P226">Ира прогнала ей дуру, будто она замужем и её муж-геолог редко бывает дома.</text:p>
      <text:p text:style-name="P226">Пляма, которая недавно перевелась из Киева в Нежин, верила всему, а мы хохотали.</text:p>
      <text:p text:style-name="P226">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26"/>
      <text:p text:style-name="P227">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27"><text:soft-page-break/>После первого дня мы с Ирой провели ночь в небольшой хате среди заснеженных огородов.</text:p>
      <text:p text:style-name="P227">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28">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28">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28">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228">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28">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28">На второй день пиршества Ира приревновала меня к местной красотке, которая вызвала меня из зала через брата Веры по кличке Моцарт. </text:p>
      <text:p text:style-name="P228">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532">Вокруг гомонила группа зрителей из вышедшей на воздух молодёжи.</text:span></text:p>
      <text:p text:style-name="P229">Я развернулся уходить и упёрся в непрощающий взгляд Иры.</text:p>
      <text:p text:style-name="P229">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29">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29">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29">Позднее Ира мне говорила, что Валя родила Толика после работы официанткой в Киеве, или стала официанткой после родов — тут я не уверен.</text:p>
      <text:p text:style-name="P229">Армянин — текущий спутник её жизни — не вмешивался в воспитательный процесс.</text:p>
      <text:p text:style-name="P229">Мы выехали на трассу и через пару километров остановились на заснеженной обочине. <text:span text:style-name="T533">Водитель включил магнитофон и достал бутылку шампанского с завёрнутым в фольгу горлышком.</text:span></text:p>
      <text:p text:style-name="P230"><text:span text:style-name="T534">Красота а</text:span>рмянск<text:span text:style-name="T534">ой</text:span> музык<text:span text:style-name="T534">и</text:span> <text:span text:style-name="T534">открывается не сразу</text:span>, к ней нужно обвыкнуться; <text:s/><text:span text:style-name="T534">в тот раз она ещё была непостижимой для меня, но я терпел: кто катает — того и музыка</text:span>.</text:p>
      <text:p text:style-name="P230">На дороге остановилась патрульная машина и два милиционера в шинелях и фуражках, несмотря на зиму, подошли к «жигулям».</text:p>
      <text:p text:style-name="P230">Армянин вышел вести переговоры, что тут всё путём.</text:p>
      <text:p text:style-name="P230">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230">Поэтому вторую ночь мы провели в большой обустроенной хате кого-то из зажиточных родственников.</text:p>
      <text:p text:style-name="P230">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30"><text:soft-page-break/></text:p>
      <text:p text:style-name="P230">В Нежин нас отвёз армянин. По пути я почему-то думал про негритёнка Толика, вслед которому тюкают и крестятся борзнянские старухи.</text:p>
      <text:p text:style-name="P230">Каково это — видеть, что ты не такой как все?</text:p>
      <text:p text:style-name="P230">Дед Пушкина тоже был чистопородный эфиоп, но тот хоть в детстве пообщался с нормальными людьми.</text:p>
      <text:p text:style-name="P230">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30">Я не знал и знать не хотел.</text:p>
      <text:p text:style-name="P230">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30">Ну, спасибочки! Выходит я не зря пыхтел эти полтора года. Или ей просто стало меня жалко?</text:p>
      <text:p text:style-name="P230"/>
      <text:p text:style-name="P230">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30">В Конотопе на улице Декабристов телефон <text:span text:style-name="T535">имелся у соседей</text:span> за четыре хаты от родителей, <text:span text:style-name="T535">но я не знал номера, а если би знал, то вряд ли б догадался позвонить. Полторы недели — не два года.</text:span></text:p>
      <text:p text:style-name="P231">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31">- Ну, а ещё ты как вообще?- спросила сестра, когда я рассказал про оборзевшую Пилюлю.</text:p>
      <text:p text:style-name="P231">- А ещё у меня есть Ира,- сказал я и стал доказывать сестре, что Ира не такая как все.</text:p>
      <text:p text:style-name="P231">- Ну-ну,- неопределённо ответила Наташа.</text:p>
      <text:p text:style-name="P231"/>
      <text:p text:style-name="P231">При выписке я вдруг почувствовал, что отдал слишком много сил борьбе за правое дело. </text:p>
      <text:p text:style-name="P231">Я даже распустил уши кроличьей шапки-ушанки по пути в общагу.</text:p>
      <text:p text:style-name="P231">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31">А теперь? Ничто не губит нам здоровье хуже больницы.</text:p>
      <text:p text:style-name="P231"/>
      <text:p text:style-name="P332">Пришла весна и ко мне подошёл Витёк с музпеда, с древне-римскими завитками коротких светлых волос на голове. Тот самый, кому на первом курсе я давал гитару, а на втором он дал мне ключ от комнаты на пятом этаже. Теперь у него просьба за своего приятеля Володю.</text:p>
      <text:p text:style-name="P332">Но почему тот сам не подошёл? Ведь мы с ним участвовали в сборной музпеда с англофаком в КВН против остальных факультетов и заняли почётное третье место из трёх.</text:p>
      <text:p text:style-name="P332">Ну, он, типа, от скромности попросил, чтобы со мною говорил Витёк. Вобщем, у него жена забеременела, а для аборта ему надо кровь сдавать, а у него ещё курс лечения не закончился. Три пера, понимаешь? </text:p>
      <text:p text:style-name="P332">А чё тут непонятного? Конечно, схожу сдам за него. Они ж ведь мне тогда ключ дали для нашей любви с Надькой. Подумаешь — стакан крови. Весной мне такого добра не жалко. А Надька такого стóила.</text:p>
      <text:p text:style-name="P231"/>
      <text:p text:style-name="P232">Мужской туалет на третьем этаже общаги, помимо прямого своего назначения, заставлял студенческую массу очнуться от аморфной спячки.</text:p>
      <text:p text:style-name="P232">Масса расклеивающая листовки, не такая уж и аморфная масса.</text:p>
      <text:p text:style-name="P233">Не думаю, что это делал кто-то один, просто это вошло в моду.</text:p>
      <text:p text:style-name="P233">Однако, КГБ, при всех его сексотах, тут поживиться было нечем — в сортире клеили заголовки вырезанные из центральной прессы.</text:p>
      <text:p text:style-name="P233">Вместе с тем, оказавшись на внутренней стороне двери кабинки с унитазом, эти заголовки <text:soft-page-break/>приобретали вдруг некий подспудный смысл и заставляли взглянуть на <text:span text:style-name="T536">них</text:span> под иным углом, не предусмотренным редакцией печатного органа.</text:p>
      <text:p text:style-name="P233">Сидя на корточках на краю унитаза, по другому воспринимаешь вполне обыденные</text:p>
      <text:p text:style-name="P766"><text:span text:style-name="T97"><text:tab/><text:tab/><text:tab/>На заботу партии ответим делом</text:span><text:span text:style-name="T537"> </text:span></text:p>
      <text:p text:style-name="P717"><text:tab/><text:tab/><text:tab/>Каждым звеном цепь крепка </text:p>
      <text:p text:style-name="P717"><text:tab/><text:tab/><text:tab/>Все те же 45 минут </text:p>
      <text:p text:style-name="P766"><text:span text:style-name="T537"><text:tab/><text:tab/><text:tab/></text:span><text:span text:style-name="T78">Качество - прежде всего </text:span></text:p>
      <text:p text:style-name="P717"><text:tab/><text:tab/><text:tab/>По ускоренному графику</text:p>
      <text:p text:style-name="P717"><text:tab/><text:tab/><text:tab/>Никакой амнистии бракоделам!</text:p>
      <text:p text:style-name="P717"><text:tab/><text:tab/><text:tab/>Во имя мира и процветания</text:p>
      <text:p text:style-name="P234">Туалетный юмор выплёскивался даже на кафель стенки над писсуарами.</text:p>
      <text:p text:style-name="P234">Я, как обычно, проскочил мимо первого с заголовком </text:p>
      <text:p text:style-name="P690"><text:tab/><text:tab/><text:tab/>Воды севера потекут на юг</text:p>
      <text:p text:style-name="P234">и тормознулся у второго с двумя заголовками</text:p>
      <text:p text:style-name="P690"><text:tab/><text:tab/><text:tab/>Биатлон — спорт мужественных</text:p>
      <text:p text:style-name="P690"><text:tab/><text:tab/><text:tab/>Наша цель - коммунизм</text:p>
      <text:p text:style-name="P234">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35">Я похолодел. <text:span text:style-name="T95">Биатлон</text:span></text:p>
      <text:p text:style-name="P235">Неужто?.. Да, нет, не может быть!..</text:p>
      <text:p text:style-name="P235">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35">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35">Зуд и жжение не унимались. Всё полигамию пришлось отменить на неопределённый срок.</text:p>
      <text:p text:style-name="P235">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35">В смысле триппер? Да. Симптомы очень похожи, но чтобы знать наверняка необходим лабораторный анализ семени.</text:p>
      <text:p text:style-name="P235">Ни хрена себе! Но я же не умею, в жизни не дрочил. Гриша вызвался помочь.</text:p>
      <text:p text:style-name="P235">Мы заперлись в одной из комнат — он, я и Света, ну, на всякий, типа, на подхвате.</text:p>
      <text:p text:style-name="P235">Гриша достал из большого мягкого портфеля стеклянную пробирку с пробкой и дал её мне — собрать то, что польётся.</text:p>
      <text:p text:style-name="P235">Я спустил джинсы с трусами до колен и сел на стул. Гриша опустился на койку напротив, Света рядом с ним.</text:p>
      <text:p text:style-name="P235">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35">Через пару минут Гриша начал взволнованно глотать слюну и объявил, что член слишком сух — нужно смочить.</text:p>
      <text:p text:style-name="P236">Меня порадовало присутствие Светы и я сказал, что ладно, ничего, я сам как-нибудь, только пробирку заберу.</text:p>
      <text:p text:style-name="P236">Я застегнул джинсы и Гриша дал мне из портфеля хорошее средство — «рефадин» в капсулах.</text:p>
      <text:p text:style-name="P236">Памятуя посулы Марии вылечить меня в случае венерического заболевания, я позвонил ей и она мне назначила придти в тот же вечер.</text:p>
      <text:p text:style-name="P236">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36">Тогда я тоже начал раздеваться, но предупредил, что соберу семя в пробирку. Она <text:soft-page-break/>согласилась.</text:p>
      <text:p text:style-name="P236">Возможно, та её пружина предохраняет не только от беременности, но и от триппера тоже.</text:p>
      <text:p text:style-name="P236">Я просто положил пробирку на тумбочку рядом с приёмником и мы приступили.</text:p>
      <text:p text:style-name="P236">Таис Афинская дала Александру Македонскому какое-то снадобье, чтоб они смогли заниматься этим всю ночь.</text:p>
      <text:p text:style-name="P236">Не могу сказать, что всю нашу ночь с Марией у меня была непрестанная эрекция.</text:p>
      <text:p text:style-name="P236">После её очередных «Ещё! Ещё!» мы отдыхали, а потом приступали вновь, потому что я не мог кончить до самого наступления рассвета.</text:p>
      <text:p text:style-name="P236">Может меня сдерживало соседство откупоренной ампулы? Не знаю, я не специалист.</text:p>
      <text:p text:style-name="P236">Уже при свете льющегося от балконной двери утра я сопроводил её «Ещё! Ещё!» своими стонами и выдернулся.</text:p>
      <text:p text:style-name="P236">- Нет! Нет!- <text:span text:style-name="T540">крикнула она вслед.-</text:span> В меня!- но было поздно.</text:p>
      <text:p text:style-name="P236">С чувством исполнения долга, я излился в лабораторную пробирку и накрепко захлопнул крышку.</text:p>
      <text:p text:style-name="P236">Она осталась <text:span text:style-name="T540">явно </text:span>недовольна, но таков был уговор.</text:p>
      <text:p text:style-name="P236"><text:s/>Наивно возомнив, что самое трудное позади, я поспешил с пробиркой к Грише и радостно показал добытую с таким трудом влагу за стеклом.</text:p>
      <text:p text:style-name="P236">Он снял свой белый докторский халат, взял большой мягкий портфель и мы покинули его рабочий кабинет.</text:p>
      <text:p text:style-name="P237">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Пробирка с непроанализированным семенем не отставала, затаившись в заднем кармане моих джинсов.</text:p>
      <text:p text:style-name="P237">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37">Часам к двум мы вчетвером — он, портфель, я и пробирка — оказались даже зачем-то на вокзале и решили, что хватит; симптомы и без анализа сходятся. </text:p>
      <text:p text:style-name="P237">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37">Выбрасывать было жалко — как-то, типа- сроднился, да и досталась такой дорогой ценой, но и таскать её дальше с собой не находилось причин.</text:p>
      <text:p text:style-name="P237">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37">До электрички оставалось ещё минут десять и меня вдруг что-то потянуло к бюсту Ленина.</text:p>
      <text:p text:style-name="P237">Увиденное там буквально меня ошарашило.</text:p>
      <text:p text:style-name="P237">Из жерла серой урны упруго и неудержимо выпирала густая зелёная поросль.</text:p>
      <text:p text:style-name="P237">Не сразу получилось догадаться, что это должно быть туда всунули кусты обстриженные вокруг пьедестала.</text:p>
      <text:p text:style-name="P238">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38"/>
      <text:p text:style-name="P238">«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38">Мария тоже умыла руки, вероломно обидевшись, что я предпочёл какую-то стекляшку её природной вазе.</text:p>
      <text:p text:style-name="P238"/>
      <text:p text:style-name="P238">Меня исцелила Ира. Просто отвела к своей знакомой пожилой женщине в какую-то детскую больницу барачного типа.</text:p>
      <text:p text:style-name="P238">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text:soft-page-break/>потребовалось.</text:p>
      <text:p text:style-name="P238">И наступило лето.</text:p>
      <text:p text:style-name="P238"/>
      <text:p text:style-name="P239">Как я провёл лето.</text:p>
      <text:p text:style-name="P239">Как и любое ничем не примечательное лето — пристойно, прилежно, трудолюбиво.</text:p>
      <text:p text:style-name="P239">Прежде всего я стал селекционером; этим словом за бугром называют мичуринцев.</text:p>
      <text:p text:style-name="P239">Среди грядок вскопанных в конце огорода на Декабристов 13 росли и крепли дружные всходы конопли.</text:p>
      <text:p text:style-name="P239">Посевным материалом послужили семена из награбленных у соседа кустов. Хотя называть их «кустами» язык не поворачивается. <text:span text:style-name="T541">Они больше смахивают на раскидистые саженцы молодых деревьев.</text:span></text:p>
      <text:p text:style-name="P240">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40">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40">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деятельности.</text:p>
      <text:p text:style-name="P241">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41">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41">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41">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42">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42">Нужна хорошая школа, чтобы одаривая комплиментами не скатиться в повторение уже сказанного.</text:p>
      <text:p text:style-name="P242">Иногда начальник комплектовки крутил головой, приговаривая:</text:p>
      <text:p text:style-name="P242">- Вот ведь жидовка! И тут умудрилась.</text:p>
      <text:p text:style-name="P242">А мать моя радостно смеялась и ему в ответ, и дома, пересказывая свой новый зачётный комплимент.</text:p>
      <text:p text:style-name="P242">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42">Наша сестра Наташа, пока нет работы, водила мою дочь Лену в детский сад-комбинат и обратно.</text:p>
      <text:p text:style-name="P242">Меня же, по ходатайству отца в отделе кадров Рембазы, <text:span text:style-name="T542">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43">От нечего делать я снова оброс бородой и рабочие Рембазы окрестили меня Фиделем Кастро. <text:soft-page-break/>Отцу моему это нравилось, скорее всего оттого, что Фидель был его одногодком.</text:p>
      <text:p text:style-name="P243">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43">В цеху к отцу относились с уважением за его золотые руки и за готовность показать как это делается.</text:p>
      <text:p text:style-name="P243">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43">- Ну, что ж тут такого заумного?</text:p>
      <text:p text:style-name="P243">Поэтому его и уважали и не обижались, что он бурчит:</text:p>
      <text:p text:style-name="P243">- <text:span text:style-name="T540">Всё-то у вас с</text:span><text:span text:style-name="T115">и́</text:span><text:span text:style-name="T540">кось-нáкось! </text:span>Чему вас только учат?</text:p>
      <text:p text:style-name="P243">Многие рабочие Рембазы пришли туда из близлежащего села Поповки и в «бурсах» не обучались.</text:p>
      <text:p text:style-name="P244">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44"/>
      <text:p text:style-name="P244">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вплетёнными в неё луковицами. </text:p>
      <text:p text:style-name="P244">В жизнь двора хаты тётя Зина не вмешивалась и всем улыбалась, потому что сын её никогда не приезжал из-за Уральского хребта. </text:p>
      <text:p text:style-name="P244">Весной, по слову отца, мы с братом вскапывали её часть огорода. <text:span text:style-name="T543">Когда-то она очень дружила с Ольгой и на меня затаила обиду из-за развода, но всё равно улыбалась.</text:span></text:p>
      <text:p text:style-name="P245">Жилплощади в облицованной половине хаты хватало всем — три комнаты, кухня, веранда плюс летняя комната во дворе под одной крышей с сараем.</text:p>
      <text:p text:style-name="P245">Среди обитателей этой площади одна только пятилетняя Лена была некурящей.</text:p>
      <text:p text:style-name="P245">Все, за исключение Наташи с её «Столичными» по 40 коп., смолили «Беломор-канал» за 22 коп. </text:p>
      <text:p text:style-name="P245">Сестра однажды подсчитала, что в семье за месяц на курево уходит 25-30 руб.</text:p>
      <text:p text:style-name="P245"/>
      <text:p text:style-name="P245">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45">Об Ире она знала от Наташи и из последующих <text:s/>расспросов у меня. Она её даже видела — на общей фотографии с борзнянской свадьбы.</text:p>
      <text:p text:style-name="P245">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245">Мать попросила показать которая там Ира, а я сказал:</text:p>
      <text:p text:style-name="P245">- Сама найди.</text:p>
      <text:p text:style-name="P246">На снимке рядом со мной стоят три девушки, а Ира в диагонально противоположном углу. Палец матери тронул её лицо.</text:p>
      <text:p text:style-name="P246">- Она?</text:p>
      <text:p text:style-name="P246">Я чувствовал, что её почему-то ужасно не хочется, чтобы это оказалась она, но я не мог соврать матери:</text:p>
      <text:p text:style-name="P246">- Как ты угадала?</text:p>
      <text:p text:style-name="P246">- Не знаю.</text:p>
      <text:p text:style-name="P766"><text:span text:style-name="T538">Первым произведением в прозе на украинском языке явилась повесть «Конотопская ведьма» </text:span>Григория Квитки-Основьяненко, <text:span text:style-name="T544">написанная в 1833 году.</text:span></text:p>
      <text:p text:style-name="P899">Спроси «почему?» и тебе любой ответит «не знаю».</text:p>
      <text:p text:style-name="P899">Поэтому в сентябре, вслед за безмятежным летом 1977-го, последовало знакомство твоей <text:soft-page-break/>матери и бабки.</text:p>
      <text:p text:style-name="P899"/>
      <text:p text:style-name="P899">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900">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900">Кент проживал на четвёртом этаже со своей кошкой и швырял её обо что попадя. Не все дрессируют животных лаской. </text:p>
      <text:p text:style-name="P900">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900">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900">Эти кошки <text:s/>порой хуже сорок-воровок.</text:p>
      <text:p text:style-name="P900">Света в подъезде, конечно, не было и я шёл первым, нащупывая ступеньки ногами <text:span text:style-name="T545">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901">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901">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902">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902">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902"/>
      <text:p text:style-name="P902">Кроме Иры, в целях знакомства с родителями, <text:s/>в Конотоп я привёз ещё Славика.</text:p>
      <text:p text:style-name="P902">Моя сеста и он насторожённо обмеряли друг друга внимательными взглядами, но обнюхиваться не стали.</text:p>
      <text:p text:style-name="P902">И это правильно, потому что Славика я привёз с другой целью — постоять на стрёме.</text:p>
      <text:p text:style-name="P902"/>
      <text:p text:style-name="P902">«Нет более страшной силы, чем сила привычки...» <text:span text:style-name="T545">— </text:span>сказал в одном из 58-ми томов своих произведений В. И. Ленин; и, цитируя беляка-полковника и кинофильма «Чапаев»:</text:p>
      <text:p text:style-name="P902">- И в этом большевистский вождь прав...</text:p>
      <text:p text:style-name="P902"/>
      <text:p text:style-name="P903">У меня солидная плантация конопли, которой хватит до следующего сезона и даже ещё останется, несмотря на хвостопадов Славика и Двойку.</text:p>
      <text:p text:style-name="P903">И у меня же привычка грабить чужие плантации.</text:p>
      <text:p text:style-name="P903">Кто победит <text:span text:style-name="T545">— </text:span>расчёт или привычка? Делайте ставки, господа!</text:p>
      <text:p text:style-name="P903">С Лениным иногда не поспоришь.</text:p>
      <text:p text:style-name="P903">Но что ещё, кроме привычки, ломает все расчёты?</text:p>
      <text:p text:style-name="P903">Что нас вдаль ведёт? Что толкает к новому, неизведанному?</text:p>
      <text:p text:style-name="P903">Надежда <text:span text:style-name="T545">— «</text:span>а вдруг повезёт?»</text:p>
      <text:p text:style-name="P903">Вера <text:span text:style-name="T545">— «</text:span>ведь есть же, где-то же есть!..»</text:p>
      <text:p text:style-name="P903">Любовь к познанию и переменам...</text:p>
      <text:p text:style-name="P903"/>
      <text:p text:style-name="P903"><text:soft-page-break/>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903">Батюк когда-то был легендой и образцом для юношества не только Посёлка, но и города.</text:p>
      <text:p text:style-name="P903">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903">Кто сказал, что пьяный? А ты догони, проверь!</text:p>
      <text:p text:style-name="P903">Облаву на него устроили на Зеленчаке, так он скакнул меж тополей и по трамвайной рельсе ушёл.</text:p>
      <text:p text:style-name="P903">Слово «байкер» притащилось в Конотоп намного позже — у нас был Батюк.</text:p>
      <text:p text:style-name="P903">И вдруг весть, сотрясшая хлопцев как Вавилонскую башню — Батюк погиб!</text:p>
      <text:p text:style-name="P903">- Да, не — живой! В хирургическом.</text:p>
      <text:p text:style-name="P903">А скорость была всего 60, правда, автобус навстречу тоже ехал, когда Батюк втаранился бесшлемной головой ему в радиатор.</text:p>
      <text:p text:style-name="P903">- <text:span text:style-name="T546">Ото ж, хлопцы! Шлём нужная вещь — потом мозги соскребать не надо; всё в шлёме аккуратно остаётся.</text:span></text:p>
      <text:p text:style-name="P904">Батюк выжил, только сшитое из лоскутков лицо стало клетчатым. Мотоцикл у него отобрали и права тоже. С тех пор так и не выдают.</text:p>
      <text:p text:style-name="P904">В знак протеста он облысел. Устроился куда-то грузчиком. Вобщем, Батюк уже не легенда.</text:p>
      <text:p text:style-name="P904">Правда, мопед купил. Обделал по самое «не балýйся» <text:span text:style-name="T545">— </text:span>ветровое стекло, зеркала заднего вида, висюльки там всякие; все дела. Седло под длинным белым мехом.</text:p>
      <text:p text:style-name="P904">И, что примечательно, на мопед без шлёма не садится. Мотоциклетный шлём, тоже белый.</text:p>
      <text:p text:style-name="P904"/>
      <text:p text:style-name="P904">Теперь спрашивается — пойду я бомбануть его коноплю, а он вдруг выскочит — откуда мне знать что у него под тем белым шлёмом осталось?</text:p>
      <text:p text:style-name="P904">Вобщем, Славика я тоже привёз, раз уж места на всех хватает.</text:p>
      <text:p text:style-name="P904">Когда уже хорошо стемнело, мы с ним вышли.</text:p>
      <text:p text:style-name="P904"><text:span text:style-name="T79"><text:tab/><text:tab/><text:tab/>Раз пошли на дело — я и Рабинович..</text:span>.</text:p>
      <text:p text:style-name="P904">Ира очень нервничала и попросила запереть её в летней комнате.</text:p>
      <text:p text:style-name="P904">- В чём проблема? Изнутри запрись.</text:p>
      <text:p text:style-name="P904">- Нет — ты.</text:p>
      <text:p text:style-name="P905">Ну, запер снаружи и ключ ей обратно через форточку отдал — неизвестно ж когда вернёмся...</text:p>
      <text:p text:style-name="P905"/>
      <text:p text:style-name="P905">Всё-таки, много чего я никогда, <text:span text:style-name="T523">наверно,</text:span> так и не смогу понять...</text:p>
      <text:p text:style-name="P905"/>
      <text:p text:style-name="P905">Когда мы вернулись с добычей, Ира её продегустировала.</text:p>
      <text:p text:style-name="P905">Нет, она даже сигарет не курила, но по запаху травки определяла — «даст», или нет. С точностью до 80%.</text:p>
      <text:p text:style-name="P905">Вобщем «батюковка» оказалась из оставшихся 20%; я у себя на плантации <text:span text:style-name="T523">такую </text:span>б<text:span text:style-name="T523"> </text:span>не <text:span text:style-name="T523">сажал</text:span>.</text:p>
      <text:p text:style-name="P905"/>
      <text:p text:style-name="P905">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905">Но весь участок высоким забором обнесен, не то, что в Графском парке.</text:p>
      <text:p text:style-name="P905">Ну, пошли мы; а куда денешься — привычка...</text:p>
      <text:p text:style-name="P905">Значит, через забор я перелез и призрачной походкой краснокожего приблизился к однолетним деревцам.</text:p>
      <text:p text:style-name="P905">Хата в стороне стоит, не мешает; свет лишь в одном окошке.</text:p>
      <text:p text:style-name="P905">Ну, пусть человек свою телепрограмму смотрит, я не против.</text:p>
      <text:p text:style-name="P905">Но только я шелестнýл пышными крас<text:span text:style-name="T547">отк</text:span>ами, смотрю — а по земле от хаты такие пульсирующие толчки докатываются «ты-дын! ты-дын!»; и свет <text:span text:style-name="T523">окна </text:span>закрылся силуэтом этой галопирующей собаки Баскервилей.</text:p>
      <text:p text:style-name="P898">Всё решилось в доли мгновенья, причём без меня — инстинктом, заложенным в наш <text:soft-page-break/>спинной мозг бесчисленными поколениями загрызенных предков.</text:p>
      <text:p text:style-name="P898">Мне оставалось только наблюдать, как забор скакнул <text:s/>навстречу и моя правая толчковая лягнула его верхнюю рейку.</text:p>
      <text:p text:style-name="P898">Где-то невообразимо далеко внизу, возле мерцающей в ночной тьме узкой прожилки Остра, толчком волкодава сотрясся неразличимый уже забор.</text:p>
      <text:p text:style-name="P898">Я покинул верхние слои стратосферы, но на полпути к луне опомнился, что запаса воздуха в лёгких не хватит для возвращения на родную землю.</text:p>
      <text:p text:style-name="P898">Так я не стал «Аполлоном-14»...</text:p>
      <text:p text:style-name="P898">Славика спасло только то, что он успел отбежать от точки моего приземления.</text:p>
      <text:p text:style-name="P898">Потому что среди предков, формировавших наш спинной мозг, немало <text:span text:style-name="T523">кого расплющили</text:span>.</text:p>
      <text:p text:style-name="P879"/>
      <text:p text:style-name="P879">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89">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880">Око за око, так сказать, ведь мы их тоже оценивали на протяжении четырёх лет.</text:p>
      <text:p text:style-name="P880"><text:span text:style-name="T490">Когда нас, первокурсников, разделили на группы обучения, к</text:span>уратор<text:span text:style-name="T490">ом</text:span> моей <text:span text:style-name="T490">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881">При помощи своей должности он её трудоустроил преподавательницей англофака сразу как только получила диплом об окончании НГПИ, но она его бросила и уехала с кем-то в Киев.</text:p>
      <text:p text:style-name="P881">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881">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881">Куратор третьей группы опять-таки носила очки, была блондинкой и полнейшей дурой. <text:span text:style-name="T491">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882">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882">Местный мальчик из зажиточной семьи, никому не грубит, пару раз в месяц появляется на занятиях. Чего ещё надо?</text:p>
      <text:p text:style-name="P882">Она буквально всех заколебала своим гласом вопиющей в пустыне.</text:p>
      <text:p text:style-name="P882">На четвёртом уже курсе в большой четвёртой аудитории опять вышла к кафедре:</text:p>
      <text:p text:style-name="P882">- Полюбуйтесь! Брюнчугин даже на общее собрание не изволил явиться!</text:p>
      <text:p text:style-name="P882">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882">И, наконец, куратор без очков, куратор не женского пола, куратор четвёртой группы — Рома <text:span text:style-name="T492">Гуревич</text:span>. Он тоже еврей, как <text:span text:style-name="T492">остальные, известные мне Гуревичи </text:span>и <text:span text:style-name="T492">тот же </text:span><text:s/>Близнюк, <text:span text:style-name="T492">только</text:span> постарше и полысее. </text:p>
      <text:p text:style-name="P883">И он вечно чем-то занят и с кем-то говорит, и пылко жестикулирует. </text:p>
      <text:p text:style-name="P884">Один раз я пересдавал ему зачёт в Старом, разумеется, корпусе. </text:p>
      <text:p text:style-name="P884">Я проследил как он вышел и Нового корпуса в правильном направлении, вернулся к Старому и стал дожидаться его подхода. </text:p>
      <text:p text:style-name="P884"><text:soft-page-break/>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884">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884">Шестьдесят две минуты ушло у Ромы, чтоб преодолеть эти грёбанные двести метров, <text:span text:style-name="T493">но, думаю, это не предел его возможностей. За это я и дал ему кличку «кипучий бездельник».</text:span></text:p>
      <text:p text:style-name="P885">Официальным его прозвищем было «Рома-Фонетист».</text:p>
      <text:p text:style-name="P885">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885">Кроме фонетики была ещё масса других предметов, различных и нужных.</text:p>
      <text:p text:style-name="P885">К примеру, Сравнительная Лексикосемантографоструктуросиология — язык сломаешь, пока экзамен сдашь.</text:p>
      <text:p text:style-name="P885">Эту самую Лексикос.. ну, вобщем — ...логию <text:span text:style-name="T494">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886">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pan text:style-name="T492">кажется, </text:span><text:s/>звук, или, <text:span text:style-name="T492">всё-таки,</text:span> на шипящий?.. вобщем, короче, чем название предмета.</text:p>
      <text:p text:style-name="P886">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886">Расстёгиваешь рубаху на груди, на две-три пуговицы, и слегка пощипываешь волосы на солнечном сплетении. </text:p>
      <text:p text:style-name="P886">Всё.</text:p>
      <text:p text:style-name="P886">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886">Обожаю девственниц.</text:p>
      <text:p text:style-name="P886">Жомнир говорил, что после даже самого краткого разговора с нею его тянет принять ванну, <text:span text:style-name="T495">но о вкусах не спорят</text:span>.</text:p>
      <text:p text:style-name="P883">Не помню, пошёл ли я в душ после экзамена по этой самой сравнительной <text:span text:style-name="T494">— </text:span>как её? <text:span text:style-name="T494">—</text:span> на котором тоже пришлось грудь чесать.</text:p>
      <text:p text:style-name="P883">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883">Ага, как только — так сразу.</text:p>
      <text:p text:style-name="P887">Единственным, кто вызвал мою симпатию был С<text:span text:style-name="T496">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887">На его экзамен я пришёл из общаги и погнал какую-то околёсицу <text:span text:style-name="T496">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887"/>
      <text:p text:style-name="P887">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887">Рано утром мы отправлялись туда с высокой платформы вокзала — сборная из десяти <text:soft-page-break/>разногруппных студентов и он в своём широком преповском плаще и берете в сочетании с аксессуаром из <text:s/>портфеля с ввалившимися боками.</text:p>
      <text:p text:style-name="P887">Каждый одевается под свой имидж. <text:s/>Берет, плащ, портфель — читай «преподаватель».</text:p>
      <text:p text:style-name="P887">Можешь представить сантехника в таком же прикиде? То-то же.</text:p>
      <text:p text:style-name="P887"/>
      <text:p text:style-name="P887">Мне мать накануне практики пошила куртку. <text:span text:style-name="T497">Покроем как энцефалитка у геологов, но из толстой брезентухи зелёного цвета. Мне она понравилась, особенно цвет — робингудовский такой.</text:span></text:p>
      <text:p text:style-name="P888"/>
      <text:p text:style-name="P888">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96">Ю</text:span>го-<text:span text:style-name="T496">З</text:span>ападной железной дороги проходила на пришкольном футбольном поле.</text:p>
      <text:p text:style-name="P888">Я вышел посмотреть на перемене и — приторчал.</text:p>
      <text:p text:style-name="P889">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889">Зрителей было раз-два и — обчёлся: во-первых, нахмуренный мужик в рабочей робе, во-вторых, я.</text:p>
      <text:p text:style-name="P889">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889">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889">Оса укусом в шею обломала мне кайф.</text:p>
      <text:p text:style-name="P889">Я отшатнулся, дёрнулся и в паре метров за спиной увидел Игоря Рекуна, что крался с коварной усмешкой.</text:p>
      <text:p text:style-name="P889">Я не стал скрывать ни косяка, ни дыма.</text:p>
      <text:p text:style-name="P889">-Игорёк, если хочешь что-то спросить, говори прямо и спереди.</text:p>
      <text:p text:style-name="P890">Улыбка стёрлась, мол, нет, ничего, и он ушёл в школу, где прозвенел очередной звонок.</text:p>
      <text:p text:style-name="P890"><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890">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890">- Гол!- закричал нападающий и вся команда гостей.</text:p>
      <text:p text:style-name="P890">- Нету!- заорали местные мужики.</text:p>
      <text:p text:style-name="P890">Отбегая на свою половину поля, нападающий наткнулся на стенку из трёх местных.</text:p>
      <text:p text:style-name="P890">- Гола не было!- рыкнули они на него.</text:p>
      <text:p text:style-name="P890">- А я ничего и не говорю!- ответил он, оббегая вокруг выстроившейся стенки с нескрываемо довольной улыбкой.</text:p>
      <text:p text:style-name="P890">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890">Я подошёл ко второму зрителю и спросил напрямик:</text:p>
      <text:p text:style-name="P890">- Чё, был гол, или как?</text:p>
      <text:p text:style-name="P890">Рабочий молча хмуро кивнул.</text:p>
      <text:p text:style-name="P890">Я порадовался, что хоть и немая, но есть, таки, правда на свете.</text:p>
      <text:p text:style-name="P890">Судья назначил назначил свободный от ворот местных. Матч за первенство в чемпионате на кубок <text:s/><text:span text:style-name="T497">профкома </text:span>Ю<text:span text:style-name="T497">го-</text:span>З<text:span text:style-name="T497">ападной железной дороги </text:span>закончился вничью, со счётом 0:0.</text:p>
      <text:p text:style-name="P890"/>
      <text:p text:style-name="P890">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890"><text:soft-page-break/>Я сказал, что пусть он не переживает и ставит что хочет. Мне это действительно было абсолютно... без разницы.</text:p>
      <text:p text:style-name="P890">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890">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890">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890"/>
      <text:p text:style-name="P890">Ладно, хватит о посторонних.</text:p>
      <text:p text:style-name="P890">Местом твоего зачатия послужил четвёртый этаж общаги, причём место это приготовила сама Ира, <text:span text:style-name="T498">поскольку в той комнате проживали девушки, а я на физмате знал только ту пару из стройотряда, но они жили в городе.</text:span></text:p>
      <text:p text:style-name="P891">Перед этим я в очередной раз влюбился в Иру, но сперва прекратил полигамию.</text:p>
      <text:p text:style-name="P891">А как же? Ведь только Ире я обязан спасительным уколом от триппера.</text:p>
      <text:p text:style-name="P891">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891">И Марии я вернул книжку Бабеля, правда, зачем-то выбрав для этого поздний вечер.</text:p>
      <text:p text:style-name="P891">Она открыла дверь на лестничную площадку в незастёгнутом халате поверх ночной сорочки.</text:p>
      <text:p text:style-name="P891">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891">Я не стал развивать эту теорию, а просто сдал книгу, поблагодарил и ушёл.</text:p>
      <text:p text:style-name="P891">И с тех пор свою любовь безраздельно дарил только Ире. Тем более, что опять же ж влюбился.</text:p>
      <text:p text:style-name="P891">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891">Там мы свернули не вниз, а вверх, хотя четвёртого этажа в Старом корпусе нет и подъём преграждает перегородка с запертой дверью на чердак.</text:p>
      <text:p text:style-name="P891">Поднявшись до середины ступеней, мы поцеловались.</text:p>
      <text:p text:style-name="P891">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499">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892">Но я не хотел только лишь вспоминать, я хотел оставить её себе, или самому остаться в ней, среди этой до отчаянье невыразимой красоты.</text:p>
      <text:p text:style-name="P892">Поцелуи не помогли остановить мгновенье.</text:p>
      <text:p text:style-name="P892">У меня не оставалось иного выхода кроме как влюбиться.</text:p>
      <text:p text:style-name="P892"/>
      <text:p text:style-name="P892">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892">Мы не включили свет.</text:p>
      <text:p text:style-name="P892">Это была койка у окна на невидимый за темнотой берег Остра.</text:p>
      <text:p text:style-name="P892">С Ирой предохранялся всегда я, то есть следил за тем, чтоб вовремя убраться во избежание абортов под наркозом или без.</text:p>
      <text:p text:style-name="P892">Но в тот вечер...</text:p>
      <text:p text:style-name="P892">...ещё немного!.. я ведь контролирую!.. рано ещё!.. ещё чуть-чуть!.. одну капелюшечку!.. у-у!.. опаньки!.. поздно... поезд ушёл...</text:p>
      <text:p text:style-name="P892"><text:soft-page-break/></text:p>
      <text:p text:style-name="P892">Ты была в том поезде среди толпы точно таких же попутчиков, но оказалась чуть-чуть пошустрее.</text:p>
      <text:p text:style-name="P892"/>
      <text:p text:style-name="P892">Ну, а дальше — плавный переход к отработанной уже однажды технологии: как благородный человек я обязан жениться.</text:p>
      <text:p text:style-name="P892"/>
      <text:p text:style-name="P893">Когда Ира ещё училась в школе, то на мосту через Остёр нашла колечко. Обычное жёлтое 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893"/>
      <text:p text:style-name="P893">Был ли брак Иры с разведённым мною мезальянсом?</text:p>
      <text:p text:style-name="P893">Несомненно и неоспоримо.</text:p>
      <text:p text:style-name="P893">Достаточно сопоставить родительские пары:</text:p>
      <text:p text:style-name="P893">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893">слесарь Рембазы — заместитель директора Нежинского хлебокомбината.</text:p>
      <text:p text:style-name="P893">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893">И всё-таки, даже в эпоху развитого социализма всё восставало и противилось нашему браку.</text:p>
      <text:p text:style-name="P893">Начать с того, что во время поездки с Ирой в Киев у меня был кол в анусе.</text:p>
      <text:p text:style-name="P893">В Киеве предстояло отоварить талоны в салонах для новобрачных. </text:p>
      <text:p text:style-name="P893">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894">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500">упомянутого</text:span> орудия казни по <text:span text:style-name="T500">чуть</text:span> запоздалой амнистии. Добейте меня, паны-братья!</text:p>
      <text:p text:style-name="P894">Бедная Ира! <text:span text:style-name="T501">О таком ли спутнике в </text:span>салон для новобрачных <text:span text:style-name="T501">мечтает любая</text:span> девушка в <text:span text:style-name="T500">своих</text:span> <text:span text:style-name="T501">заветных</text:span> грёзах? <text:s/><text:span text:style-name="T500">Отнюдь и ещё раз</text:span> отнюдь!</text:p>
      <text:p text:style-name="P894"/>
      <text:p text:style-name="P1323">Мне же те мýки служат наглядным напоминанием истины от Гераклита: в одну и ту же речку не ходи — надерут задницу. Увы, премудрости былого нас ничему не учат, пока не сядем на ежа собственной голой ….</text:p>
      <text:p text:style-name="P1323"/>
      <text:p text:style-name="P894">Тем не менее в ту поездку невеста была укомплектована, а мне куплены коричневые туфли 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894">Вот для кого я волочил тот кол.</text:p>
      <text:p text:style-name="P894"/>
      <text:p text:style-name="P894">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894">Отыскался он лишь в Чернигове — вдали от электрофицированных магистралей — <text:span text:style-name="T502">и сидел вполне прилично.</text:span></text:p>
      <text:p text:style-name="P894"/>
      <text:p text:style-name="P895">За неделю до свадьбы я оставил общагу и перешёл жить в трёхкомнатную квартиру родителей Иры.</text:p>
      <text:p text:style-name="P895">Старший из их четверых детей, Игорь, служил майором непонятных войск в Киеве; <text:soft-page-break/>следующая за ним, Виктория, жила в Чернигове и работала в тамошнем музее. </text:p>
      <text:p text:style-name="P895">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895">Не <text:span text:style-name="T503">в силах </text:span>преодолеть языковый барьер, он постучал в дверь юной учительницы и <text:span text:style-name="T503">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503">Закарпатья</text:span>.</text:p>
      <text:p text:style-name="P895">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895">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504">л</text:span>ожить и сделать праздничным. <text:s/><text:span text:style-name="T504">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896">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896">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896">Вдоль стены с таким же почти ковром, как у моих родителей, стояла двуспальная кровать для молодожёнов.</text:p>
      <text:p text:style-name="P896">Оставалось только пожениться.</text:p>
      <text:p text:style-name="P896"/>
      <text:p text:style-name="P897">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897">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49">Гладить брюки нужно с четырёх сторон.</text:p>
      <text:p text:style-name="P800">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800">Закончив глажку я повесил брюки на стул в гостиной и ушёл спать.</text:p>
      <text:p text:style-name="P800">Меня разбудил плач Иры.</text:p>
      <text:p text:style-name="P800">Я вышел в гостиную и под угрюмо-траурное молчание Гаины Михайловны различил отпечаток утюга на одной из брючин на спинке стула.</text:p>
      <text:p text:style-name="P801">Бедная Ира!</text:p>
      <text:p text:style-name="P801">Ожёг, пусть и без чётких очертаний, явственно менял дымчастый оттенок тёмно-серых брюк во что-то зеленоватое. Я готов был поклясться, что накануне не видел ничего такого, но пропалина приходилась на одну из двух проглаженных мною сторон.</text:p>
      <text:p text:style-name="P801">Мне с трудом удалось уговорить Иру всё же поехать в ЗАГС — нам через слишком многое пришлось пройти, чтобы теперь пойти на попятную.</text:p>
      <text:p text:style-name="P801">Я торжественно пообещал ей прятать брючину в складки её длинного подвенечного платья. И почему это невесты перед свадьбой всегда плачут?</text:p>
      <text:p text:style-name="P801">Бедная Ира!</text:p>
      <text:p text:style-name="P801">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801">Да, мо<text:span text:style-name="T500">и</text:span> брат <text:span text:style-name="T500">и</text:span> сестр<text:span text:style-name="T500">а</text:span> приехали из Конотопа на бракосочетание, а пятичасовой электричкой отбыли обратно.</text:p>
      <text:p text:style-name="P801">И вот он — головокружительный миг обмена кольцами в знак любви и верности. <text:span text:style-name="T505">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802"><text:soft-page-break/>Колечко от Наташи застряло, сука, на суставе, хотя в предварительных пробах вроде, типа, <text:span text:style-name="T500">на</text:span>лазило... Я вполголоса обещаю молодой жене, что потом всуну и сжимаю руку в кулак для маскировки недонатянутого <text:s/>кольца.</text:p>
      <text:p text:style-name="P716"><text:tab/><text:tab/><text:tab/>Обручальное кольцо-О!</text:p>
      <text:p text:style-name="P802"><text:span text:style-name="T79"><text:tab/><text:tab/><text:tab/>Не простое украшенье..</text:span>.</text:p>
      <text:p text:style-name="P803">Бедная Ира!</text:p>
      <text:p text:style-name="P803">Но что ей оставалось делать? Зарождающийся материнский инстинкт не позволял оставить тебя незаконнорóжденной.</text:p>
      <text:p text:style-name="P803">Зато мой брат Саша на фотографиях из ЗАГСа вышел очень хорошо; смотрится как молодой сицилианский мафиозо.</text:p>
      <text:p text:style-name="P803">Потом молодые со свидетелями (Славик уже подменил Сашу) по нежинской традиции поехали прокатиться на такси.</text:p>
      <text:p text:style-name="P803">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804">Свадьбу гуляли скромно, по семейному — за исключением двух свидетелей, все свои.</text:p>
      <text:p text:style-name="P804">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804">Гаина Михайловна, как всякая правильно эрудированная женщина, давно прибрала мужа к рукам, скрутила в бараний рог и вила из него верёвки, <text:span text:style-name="T506">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805">Весьма растяжимое «если», однако.</text:p>
      <text:p text:style-name="P805">Тоня и Ваня по очереди держали малютку-дочку в своей спальне, а их трёхлетний Игорёк тоже сидел за столом.</text:p>
      <text:p text:style-name="P805">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805"/>
      <text:p text:style-name="P805">Когда мы с Ирой удалились в свою спальню для первой брачной ночи, я включил транзисторный радиоприёмник на столике перед трюмо.</text:p>
      <text:p text:style-name="P805">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805">Всё шло не так уж плохо, но потом дверь в спальню распахнулась и мой тесть выключил транзистор.</text:p>
      <text:p text:style-name="P805">Я не стал прятать свою наготу, просто остановился сидя. Ира тоже замерла.</text:p>
      <text:p text:style-name="P805">Иван Алексеевич, не поднимая глаз вышел из спальни в беззвучном мерцании факела из ниши между ковром и шифонером. <text:span text:style-name="T507">Владетельный принц трёхкомнатного замка. </text:span></text:p>
      <text:p text:style-name="P806">Откуда я знал, что ему это громко? Мог бы просто крикнуть с дивана. Ладно, начнём сначала.</text:p>
      <text:p text:style-name="P806"/>
      <text:p text:style-name="P806">Потом три дня пришлось есть оливье, но пол-таза всё равно прокисло. А кто бы сомневался? Попробуй столько съесть без выпивки.</text:p>
      <text:p text:style-name="P806"/>
      <text:p text:style-name="P806">Так, в общих чертах, заключаются мезальянсные браки.</text:p>
      <text:p text:style-name="P806"/>
      <text:p text:style-name="P807">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text:soft-page-break/>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807"/>
      <text:p text:style-name="P807">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808">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Германии.</text:p>
      <text:p text:style-name="P808"/>
      <text:p text:style-name="P808">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808">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808">Отсюда разница в хавке для пленных различной национальности.</text:p>
      <text:p text:style-name="P808">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808"/>
      <text:p text:style-name="P808">В одном из вагонов такого эшелона оказалось несколько мешков чёрных семечек.</text:p>
      <text:p text:style-name="P808">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808">Так эти мешки и валялись, нерационально загр<text:span text:style-name="T508">о</text:span>м<text:span text:style-name="T508">о</text:span>ж<text:span text:style-name="T508">д</text:span>ая складское помещение, <text:span text:style-name="T508">покуда один охранник не сообразил как их применить.</text:span></text:p>
      <text:p text:style-name="P809">Он <text:s/>организовал спортивное мероприятие — забеги на сто метров. Победитель получал пакет семечек.</text:p>
      <text:p text:style-name="P809">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809">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809"/>
      <text:p text:style-name="P809">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809">И это понятно, ведь иногда чувствуешь, что да пошло оно всё, потому что тебе уже пó …</text:p>
      <text:p text:style-name="P809"/>
      <text:p text:style-name="P809">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809">Около года семья французского фермера прятала его в сарае от немецких патрулей, а в отсутствие патрулей он помогал по хозяйству.</text:p>
      <text:p text:style-name="P809">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809"/>
      <text:p text:style-name="P809">Когда Сталин потребовал от своих союзников вернуть всех освобождённых из немецкого плена, американцы не стали спорить.</text:p>
      <text:p text:style-name="P809">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810">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text:soft-page-break/>необъятным просторам нашей родины в лагеря ГУЛАГа, в Сибирь и на Крайний Север.</text:p>
      <text:p text:style-name="P810">За что?</text:p>
      <text:p text:style-name="P810">Заранее. Чтоб<text:span text:style-name="T509">ы</text:span> воспоминаниями о пережитом в немецком плен <text:s/>не подпортили <text:span text:style-name="T509">б</text:span>, часом,картину <text:span text:style-name="T509">старательно слагаемую в умах и памяти советского народа</text:span>.</text:p>
      <text:p text:style-name="P810"><text:span text:style-name="T79"><text:tab/><text:tab/><text:tab/></text:span><text:span text:style-name="T81">Ничто не забыто, никто не забыт..</text:span><text:span text:style-name="T509">.</text:span></text:p>
      <text:p text:style-name="P811">При условии, что воспоминания <text:s/>правильно процензурированы.</text:p>
      <text:p text:style-name="P810">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810">- ...а помнишь, как на 23 февраля мы купили шампанское и пошли поздравить наших ребят-лётчиков?</text:p>
      <text:p text:style-name="P810"><text:span text:style-name="T510">Т</text:span>а-<text:span text:style-name="T510">д</text:span>ах!!!</text:p>
      <text:p text:style-name="P810">Оказывается, не только Штирлиц пил спиртное в этот день, но и пленённые советские асы тоже...</text:p>
      <text:p text:style-name="P810"/>
      <text:p text:style-name="P810">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509">и прочих, повидавших несоветскую жизнь.</text:span></text:p>
      <text:p text:style-name="P811">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811"/>
      <text:p text:style-name="P811">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811"/>
      <text:p text:style-name="P811">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811"/>
      <text:p text:style-name="P811">Судьба Ивана Алексеевича может послужить доводом в пользу этой теории.</text:p>
      <text:p text:style-name="P811">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811">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811">Хотя зачем ему это.</text:p>
      <text:p text:style-name="P811"/>
      <text:p text:style-name="P812">На четвёртом курсе я стал почти примерным студентом — <text:s/>посещаемость занятий возросла у меня неимоверно.</text:p>
      <text:p text:style-name="P812">Не мог же я оставаться в квартире, когда Ира идёт в институт.</text:p>
      <text:p text:style-name="P812">На лекциях я углублялся в долгую историю Иосифа и его братьев. Она становилась намного выпуклее и неторопливей после выкуренного косяка.</text:p>
      <text:p text:style-name="P812">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812">Эта белая паутинная пушинка появлялась на пальто всякий раз, если я выкуривал косяк в учебном заведении.</text:p>
      <text:p text:style-name="P812">Да, вместо кожуха я ходил уже в демисезонном тёмно-верблюжьем пальто, которое купил ещё у Алёши Очерета, когда тот был на последнем курсе.</text:p>
      <text:p text:style-name="P812">Феномен пушинки я про себя окрестил «бог шельму метит». <text:span text:style-name="T511">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812"><text:soft-page-break/></text:p>
      <text:p text:style-name="P813">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813"><text:span text:style-name="T79"><text:tab/><text:tab/><text:tab/>Он смотрел на неё, как смотрит пёс на хрустальную вазу..</text:span>.</text:p>
      <text:p text:style-name="P813">Изредка мы приходили в общагу, чтобы чинно расписать пулю в 72-й комнате.</text:p>
      <text:p text:style-name="P813">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813">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813">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512">биофака</text:span>. Не поняв смысла сарафана, <text:span text:style-name="T512">второкурсник</text:span> попытался зацепить её; <text:span text:style-name="T513">борзый второкурсник</text:span>. Я потребовал от него извинений даме и получил наглый отказ. <text:span text:style-name="T514">Пока я подымался к нему в комнату ко мне присоединился Двойка, но и их оказалось трое. </text:span></text:p>
      <text:p text:style-name="P814">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814">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814">В этот момент дверь распахнулась и на пороге встала Ира с неизвестно где взятой линейкой в руках и громким криком:</text:p>
      <text:p text:style-name="P814">- Всех перережу!</text:p>
      <text:p text:style-name="P814">Меня настолько поразила абсурдность ситуации — пиратский крик Иры, эта деревянная линейка и ты у неё в животе — что я захохотал. Все присутств<text:span text:style-name="T515">ующие последовали моему примеру.</text:span></text:p>
      <text:p text:style-name="P815"><text:span text:style-name="T512">Не получается</text:span> всерьёз драться с кем только что смеялся заодно. Мне помогли подняться и мы ушли.</text:p>
      <text:p text:style-name="P815"/>
      <text:p text:style-name="P815">Невозможность остановить мгновенье заставила меня поменять приоритеты.</text:p>
      <text:p text:style-name="P815">Моей задачей стало охранять её. Охранять от суматохи в раздевалке. От её подружек со змеиными жалами:</text:p>
      <text:p text:style-name="P815">- Привет. Ой, ты как-то подурнела сегодня.</text:p>
      <text:p text:style-name="P815">Охранять от всего этого мира, готового в любой момент нанести удар откуда не ждёшь. Поэтому я затаился и следил за ним.</text:p>
      <text:p text:style-name="P815">Такая моя позиция привела к отчуждению от общаги, от курса, от института.</text:p>
      <text:p text:style-name="P815">Только с <text:s/>Жомниром я продолжал общаться. Он стал научным руководителем моей курсовой работы «Ирония в рассказе В. С. Моэма «The Judgement Seat». </text:p>
      <text:p text:style-name="P815">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815">Я продолжал приходить к нему домой и он в шутку говорил, что его жена, Мария Антоновна, в меня влюбилась.</text:p>
      <text:p text:style-name="P815">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815">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516">стопками книг и просто бумагами, да ещё окно в стене напротив двери.</text:span></text:p>
      <text:p text:style-name="P798">Мне это нравилось.</text:p>
      <text:p text:style-name="P798">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text:soft-page-break/>с водой, пожелал остальным трудовых успехов и — умыл руки.</text:p>
      <text:p text:style-name="P798">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798">Прежде я считал, что поэтессы способны лишь кружева плести, в смысле, выдавать дамское рукоделье за высокую поэзию.</text:p>
      <text:p text:style-name="P798">Марина не такая, она умеет, когда надо, насиловать слова.</text:p>
      <text:p text:style-name="P798"/>
      <text:p text:style-name="P798">Я вспомнил её в тамбуре электрички, когда ехал из Конотопа. Туда я продолжал ездить, хотя и не так часто. Из чувства долга перед Леночкой. </text:p>
      <text:p text:style-name="P798">Она всегда была хорошим ребёнком и я её даже любил. Просто не умею играть и сюсюкать с детишками. Больше, чем на десять минут меня не хватает.</text:p>
      <text:p text:style-name="P798">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798">Достать её оказалось непросто. Тоже самое повторилось и со вторым лацканом.</text:p>
      <text:p text:style-name="P798">Вонзённая игла — точь-в-точь как в той ранней поэме Цветаевой.</text:p>
      <text:p text:style-name="P798">Я выбросил иглы в прорези над стеклом в дверях грохочущей к Нежину электрички.</text:p>
      <text:p text:style-name="P798">Откуда они взялись? Воткнула мать, как в той поэме? Или купил их вместе с пальто у Алёши? И что заставило меня найти их?</text:p>
      <text:p text:style-name="P798">На некоторые вопросы я так и не смогу узнать ответа. Никогда...</text:p>
      <text:p text:style-name="P798"/>
      <text:p text:style-name="P798">Тёщу мою беспокоили мои визиты к Жомниру. Она переживала чем меня там угощают — лишь бы не варёной колбасой.</text:p>
      <text:p text:style-name="P798">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798">Гаина Михайловна, а ничего, что Жомнир дал мне книгу Гессе, в прозе которого один абзац может тянуться страницы две?</text:p>
      <text:p text:style-name="P798">О том, что печатный текст через <text:s/>зомбированного меня <text:s/>воздействует на окружающую действительность мне стало известно из личного опыта.</text:p>
      <text:p text:style-name="P798">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798">Так они с этим ремонтом ждали пока схожу прочесть нарезку из журнала «За рулём»?</text:p>
      <text:p text:style-name="P798"/>
      <text:p text:style-name="P798">Отношения с Гаиной Михайловной у меня сложились по классическому образцу «зять — тёща», но с поправкой на интеллигентность относящихся.</text:p>
      <text:p text:style-name="P798">Сперва всё шло нормально, но через пару недель она вдруг начала застёгивать отложной воротник своего халата булавкой под горлом.</text:p>
      <text:p text:style-name="P816">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816">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Женщина давно привяла.</text:p>
      <text:p text:style-name="P816"/>
      <text:p text:style-name="P816">Однажды мы с ней остались наедине во всей квартире. За окном вечерело.</text:p>
      <text:p text:style-name="P816">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816"><text:soft-page-break/>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816">Эшелон остановился в поле. Охранники распахнули двери вагонов и что-то кричали — она ещё не знала немецкого.</text:p>
      <text:p text:style-name="P816">Неподалёку в ложбине протекал ручей. Им показали, что можно к воде. Они радостно бросились к ручью; пили, умывали лица.</text:p>
      <text:p text:style-name="P816">Вдруг раздались крики и застрочил автомат — одна из девушек хотела убежать и её убили.</text:p>
      <text:p text:style-name="P816">Обратно к вагонам их всех провели мимо убитой. Она лежала на спине с открытыми глазами и была такая красивая.</text:p>
      <text:p text:style-name="P816">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816">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816">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816">А нечего чары ломать.</text:p>
      <text:p text:style-name="P816">Так я оказался <text:span text:style-name="T517">классически неприемлемым зятем.</text:span></text:p>
      <text:p text:style-name="P816"/>
      <text:p text:style-name="P817">Лично я особого антагонизма к тёще не испытывал, но не могу не отметить, что у бабушки твоей порою чувства брали верх над разумом.</text:p>
      <text:p text:style-name="P817">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817">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817">Её возмущало, что кругом одни евреи и возмущало безразличие мужа к её возмущениям против эскалации сионизма.</text:p>
      <text:p text:style-name="P817">Развернёт перед носом газету и, когда уже никто не помнит о чём с ним говорила, отвечает:</text:p>
      <text:p text:style-name="P817">- Что? <text:span text:style-name="T518">Ну, д</text:span>а...</text:p>
      <text:p text:style-name="P817">Опора в жизни называется.</text:p>
      <text:p text:style-name="P817"/>
      <text:p text:style-name="P817">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817">До смешного доходит — пойти к ректору, одесскому еврею Арвату, — жаловаться на засилье нежинских евреев в НГПИ!</text:p>
      <text:p text:style-name="P510"><text:span text:style-name="T519">E</text:span>ine <text:span text:style-name="T520">lächerlich</text:span> Wasserkunst!.. <text:span text:style-name="T521">или как там у Рильке.</text:span></text:p>
      <text:p text:style-name="P510"/>
      <text:p text:style-name="P511">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512">И вот однажды Ира испуганным голосом сказала мне позвать её маму. Та пришла в спальню.</text:p>
      <text:p text:style-name="P512">- Что это, мама?</text:p>
      <text:p text:style-name="P512">На безупречно гладкой статуэтной коже, внизу, под совсем уже большим животом наметились неровные бороздки.</text:p>
      <text:p text:style-name="P512">- Затяжки.</text:p>
      <text:p text:style-name="P512">- Это пройдёт после родов?</text:p>
      <text:p text:style-name="P512">Гаина Михайловна, хмуро опустив голову, промолчала.</text:p>
      <text:p text:style-name="P512">Началась экзаменационная сессия. Иру почти не спрашивали, сразу говорили дать зачётку.</text:p>
      <text:p text:style-name="P512"/>
      <text:p text:style-name="P512">Вечером 14 июня у Иры отошли воды и мы с ней пошли в роддом.</text:p>
      <text:p text:style-name="P512">Там удивились, что роженица явилась пешком, отдали мне её одежду, а саму Иру увели в предродовую палату.</text:p>
      <text:p text:style-name="P512"><text:soft-page-break/>Там я уже не мог её охранять.</text:p>
      <text:p text:style-name="P512">Одежду я отнёс домой и пришёл обратно.</text:p>
      <text:p text:style-name="P512">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512">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512">Убирайся, дракон, в своё логово — некогда с тобой возиться, сегодня у меня миссия поважнее. КАМАЗ уфырчал в сторону Красных партизан.</text:p>
      <text:p text:style-name="P512">В приёмной мне сказали, что ещё нет и роды состоятся утром.</text:p>
      <text:p text:style-name="P512">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512">Я зашёл в беседку, сел на брусья скамьи вдоль её круглой стенки и начал ждать. В пустой узкой <text:s/>спальне без Иры мне нечего делать.</text:p>
      <text:p text:style-name="P512">От ворот к приёмной прошла пара — мужчина вёл беременную. Обратно он ушёл один. Значит, не только мы так. Наверно, день такой.</text:p>
      <text:p text:style-name="P512">Высоко над роддомом светила полная луна. Я выкурил косяк и она стала далёким выходом из длинного туннеля с пульсирующими стенками.</text:p>
      <text:p text:style-name="P513">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513">Это кричала не Ира, не её голос, наверное, та, что пришла второй. Когда свет погас, я на всякий сходил в приёмную. А вдруг роды меняют голос.</text:p>
      <text:p text:style-name="P513">Мне сказали, что нет ещё.</text:p>
      <text:p text:style-name="P513">Косяков я больше не курил, тот первый остался единственным.</text:p>
      <text:p text:style-name="P513">Когда закричала вторая, я узнал родной голос — Ира!</text:p>
      <text:p text:style-name="P513">Но в приёмной мне сказали, что нет ещё.</text:p>
      <text:p text:style-name="P513">Меня послали к окну предродовой, с другой стороны здания.</text:p>
      <text:p text:style-name="P513">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513">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513">- Кердун на смене?</text:p>
      <text:p text:style-name="P513">- Нет.</text:p>
      <text:p text:style-name="P513">Я вернулся в беседку. Сидел обхватив себя руками от холода. В белёсых предрассветных сумерках круг беседки пересёк непонятный <text:s/>тёмный шар с белым цилиндром спереди. Только когда он скрылся в траве, я догадался, что это ёжик, чья мордочка застряла в стаканчике из-под мороженого.</text:p>
      <text:p text:style-name="P513">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514">Видеть я умею знаки; жаль читать их <text:span text:style-name="T1028">не могу</text:span>.</text:p>
      <text:p text:style-name="P513">Ёжик, паук, птица. Трое волхвов?</text:p>
      <text:p text:style-name="P513">В родильной опять кто-то начал кричать. Когда <text:s/>крики стихли <text:span text:style-name="T522">две женщины за сеткой позвали меня подойти. Одна из них держала младенца в воздетых руках. Между ножек что-то болталось.</text:span></text:p>
      <text:p text:style-name="P513">«<text:span text:style-name="T522">Сын!»- успел я подумать.</text:span></text:p>
      <text:p text:style-name="P513">- <text:span text:style-name="T522">Поздравляем с дочкой!</text:span></text:p>
      <text:p text:style-name="P513">«<text:span text:style-name="T522">Пупок»,- поправил я сам себя.</text:span></text:p>
      <text:p text:style-name="P509">Тёща встретила меня улыбкой и поздравлениями — она позвонила в роддом по телефону.</text:p>
      <text:p text:style-name="P509"><text:soft-page-break/>Я занял деньги у Тони и побежал на базар.</text:p>
      <text:p text:style-name="P509">Тоня дала мне 25 руб., более мелких у неё не нашлось.</text:p>
      <text:p text:style-name="P509">Я метался по базару, скупая букеты роз. Розы, мне только розы. Пока не кончились 25 руб.</text:p>
      <text:p text:style-name="P509">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509">Сестре в приёмной роддома пришлось позвать на помощь ещё двух, чтоб занести цветы в коридор.</text:p>
      <text:p text:style-name="P509">Ира потом рассказывала, что ещё лежала там на каталке и её ненадолго покрыли теми розами, потому что в палату цветы нельзя.</text:p>
      <text:p text:style-name="P509">Потом букеты поделили между медсёстрами и акушерками, и те забрали по домам. Достался даже и Кердун, которая с утра заступила на смену.</text:p>
      <text:p text:style-name="P509">Неважно! Главное — <text:s/>что ты родилась.</text:p>
      <text:p text:style-name="P509"><text:span text:style-name="T79"><text:tab/><text:tab/><text:tab/>Миллион, миллион, миллион алых роз..</text:span>.</text:p>
      <text:p text:style-name="P1467"/>
      <text:p text:style-name="P1467">Египтологи до сих пор спорят зачем прекрасным женским лицам сфинксов приделывали висячую бороду.</text:p>
      <text:p text:style-name="P471">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471">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471">Прекрасное лицо под ним бородка! Сфинксы только что покормили детёнышей — вот что изображали египтяне.</text:p>
      <text:p text:style-name="P471"/>
      <text:p text:style-name="P471">Увидев тебя зажмуренную в роддоме, я понял, что теперь мне надо охранять не только Иру, но вас обеих.</text:p>
      <text:p text:style-name="P471">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471">Чистота послужит линией обороны, как охранительный меловой круг Хомы Брута от Вия и прочей нежити.</text:p>
      <text:p text:style-name="P471">Когда Тоня <text:span text:style-name="T452">передала мне</text:span> коляску своих детей, <text:span text:style-name="T452">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472">Нет, я никому ничего не сказал, тут никто ни при чём — у нас с миром один на один.</text:p>
      <text:p text:style-name="P472"/>
      <text:p text:style-name="P471">В институте <text:span text:style-name="T453">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473">На шестой день Ира вышла в комнату <text:span text:style-name="T454">для</text:span> посетител<text:span text:style-name="T454">ей</text:span> и сказала, что у тебя уже всё в порядке и можно хоть сейчас домой, если выпишут.</text:p>
      <text:p text:style-name="P473">Я развил бурную деятельность; побежал к заведующей родильным отделением, доказывал ей необходимость немедленной выписки в связи с госэкзаменом. <text:span text:style-name="T454">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474">На автобусных остановках густыми рядами накапливались ожидающие под бездонным небом <text:soft-page-break/>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474">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474">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запросто можем похитить Иру и ребёнка, вот только за вещами сбегаю. </text:p>
      <text:p text:style-name="P474">Тоня <text:span text:style-name="T455">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475">В комнату пришла Ира и вместе с Тоней стала объяснять мне, что один день не играет никакой роли.</text:p>
      <text:p text:style-name="P475">Наступил вечер, я проводил Тоню до квартиры их родителей, но оставаться в спальне даже с помытой дверью я не мог.</text:p>
      <text:p text:style-name="P475">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475">Шёл я замедленной походкой, потому что впереди была ещё целая ночь. </text:p>
      <text:p text:style-name="P475">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475">Я пошёл дальше и под водонапорной колонкой <text:span text:style-name="T456">через дорогу от</text:span> запертых ворот нежинского консервного комбината помыл ногу и выстирал носок.</text:p>
      <text:p text:style-name="P475">Из-за поворота к заводу «Прогресс» выдребезжала кавалькада ярко освещённых изнутри, но совершенно пустых автобусов. Я накрепко выжал носок и одел его обратно.</text:p>
      <text:p text:style-name="P475">Так, в одном сухом, втором влажном носке, я пришёл на вокзал. </text:p>
      <text:p text:style-name="P475">Дозорному нельзя останавливаться.</text:p>
      <text:p text:style-name="P475">Я сделал круг по полутёмному кассовому залу, потом по залу ожидания возле запертого ресторана. Поднялся на второй этаж.</text:p>
      <text:p text:style-name="P475">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475">На автомобильном мосту меня застиг дождь. Тихий летний дождь.</text:p>
      <text:p text:style-name="P475">Я не собирался идти в Прилуки, поэтому по<text:span text:style-name="T457">шё</text:span>л обратно <text:span text:style-name="T457">на Красных партизан. Дождь не усиливался и не переставал. Мы так и шли вдвоём — не спеша.</text:span></text:p>
      <text:p text:style-name="P476">Дверь открыл Иван Алексеевич, в прихожей за его спиной виднелась Гаина Михайловна.</text:p>
      <text:p text:style-name="P476">- Ты где бродишь? Дождь идёт.</text:p>
      <text:p text:style-name="P476">- Он тёплый.</text:p>
      <text:p text:style-name="P476">- Может побить тебя?</text:p>
      <text:p text:style-name="P476">- Не стоит.</text:p>
      <text:p text:style-name="P476">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476">Много позже я узнал, что семья решила будто в ту ночь я ходил на блядки.</text:p>
      <text:p text:style-name="P476"/>
      <text:p text:style-name="P476">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476"/>
      <text:p text:style-name="P476">Наутро Ира сдала последний госэкзамен. Я ждал её под колоннами у входа и, обняв за талию, <text:soft-page-break/>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476">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476">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476">Девушка примеряла и вопросительно посмотрела на мать, которая <text:s/>держала снятую ею куртку.</text:p>
      <text:p text:style-name="P476">В универмаг я ходил со Славиком. Мы встали сбоку и начали комментировать.</text:p>
      <text:p text:style-name="P476">- Так ничего, только рукава слишком уж короткие.</text:p>
      <text:p text:style-name="P476">- Ну, давай ещё чего-нибудь посмотрим.</text:p>
      <text:p text:style-name="P476">Мать покачала головой и девушка неохотно сняла кофту. Я тут же схватил и послал Славика выбить чек.</text:p>
      <text:p text:style-name="P476">Ире даже понравилось, что рукава именно на три-четверти.</text:p>
      <text:p text:style-name="P476">Всё это было ещё до т<text:span text:style-name="T458">еб</text:span>я.</text:p>
      <text:p text:style-name="P477">А за твоё рождение, по старинному красивому славянскому обычаю с меня полагался «магарыч».</text:p>
      <text:p text:style-name="P477">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476">- <text:span text:style-name="T458">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477">Двойка начал выступать, что насчёт форм это я спёр у Томаса Манна. Он тоже читал «Иосифа и его братьев».</text:p>
      <text:p text:style-name="P477">Следующий тост я поднял за девочку с прекрасными синими глазами, то есть за тебя.</text:p>
      <text:p text:style-name="P477">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477"/>
      <text:p text:style-name="P477">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477">Потом на сцену поднялся чернявый незнакомец и сказал, что каждым из нас на входе в зал получен лист бумаги и карандаш.</text:p>
      <text:p text:style-name="P477">Не всё ещё хорошо и правильно в наших школах и сейчас нужно описать что нам не понравилось во время практик в школе или даже когда мы сами ещё учились. <text:span text:style-name="T459">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478">Он закончил инструкцию и мне стало ясно насколько я отстал от жизни. <text:s/>КГБ освоили конвейерное производство шестёрок. Сотни сексотов в один <text:span text:style-name="T456">присест</text:span>! <text:span text:style-name="T460">И без каких-либо наживок в виде разведшколы.</text:span></text:p>
      <text:p text:style-name="P478">Не напишу — а вдруг диплом не выдадут или зашлют в дыру дальше некуда?</text:p>
      <text:p text:style-name="P478">Ладно, напишу: один раз — не пидарас...</text:p>
      <text:p text:style-name="P478">А именно с этого раза и начинается. Потом подойдут в той дыре, сочинение это покажут, ещё чевой-то продиктуют...</text:p>
      <text:p text:style-name="P478">Ладно, бляди, напишу!</text:p>
      <text:p text:style-name="P478">В спинку каждого столика в актовом зале была вделана, типа, досочка из пластмассы. Отстёгивешь в переднем кресле и — пиши на ней.</text:p>
      <text:p text:style-name="P478">Я отстегнул и написал.</text:p>
      <text:p text:style-name="P478"><text:soft-page-break/>«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478">Этот донос в КГБ я подписал своим настоящим именем <text:span text:style-name="T456">и горжусь им поныне</text:span>.</text:p>
      <text:p text:style-name="P478"/>
      <text:p text:style-name="P479">Великое открытие Карла Маркса по поводу возникновения прибавочной стоимости осталось, к сожалению, половинчатым.</text:p>
      <text:p text:style-name="P479">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479">И эта недооткрытая Марксом истина приложима не только к способам производства, но и любой другой сфере <text:s/>человеческой деятельности.</text:p>
      <text:p text:style-name="P479">(Успели записать? Ну, дописывайте, пока я открою вторую бутылку...)</text:p>
      <text:p text:style-name="P480">Отсюда вытекает, что в мире нет плохих людей, но не существует и хороших. Добро от зла отделяет доля секунды.</text:p>
      <text:p text:style-name="P480">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480">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480">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480">Чей? На кого пахал?</text:p>
      <text:p text:style-name="P480"><text:span text:style-name="T461">Да знай я</text:span> ответ, разве б я <text:span text:style-name="T462">тут</text:span> жил?</text:p>
      <text:p text:style-name="P480">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480"/>
      <text:p text:style-name="P480">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480">- Ангелочек! Ангелочек!</text:p>
      <text:p text:style-name="P480">И ты буквально разрывалась от крика.</text:p>
      <text:p text:style-name="P480">- Гаина Михайловна! Это не ангелочек, а девочка!</text:p>
      <text:p text:style-name="P481">В ответном взгляде тёщи мелькнул отблеск злобы пославшего её, но аргументировано опровергнуть моё утверждение она не могла и молча вышла.</text:p>
      <text:p text:style-name="P481">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481">Я начал убеждать тебя, что девочка Лилечка, а никакой не ангелочек.</text:p>
      <text:p text:style-name="P481">Ты всё ещё плакала, но уже не так истошно — душа не пыталась оторваться от тела.</text:p>
      <text:p text:style-name="P481">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 Изумлённо распахнув свои синие глаза, ты умолкла.</text:p>
      <text:p text:style-name="P481">Я снова запеленал тебя и отнёс в коляску. Ты уснула.</text:p>
      <text:p text:style-name="P481"/>
      <text:p text:style-name="P481">Твои пелёнки гладил я, чтоб всё держать под бдительным контролем.</text:p>
      <text:p text:style-name="P481">И я же развешивал стирку на общих верёвках во дворе. Они солнцеобразно расходились от <text:soft-page-break/>центрального столба. Там я узнал, что в этом мире у меня есть союзники.</text:p>
      <text:p text:style-name="P481">Проблема в том, что мне <text:s text:c="2"/>неизвестно было как правильнее развешивать пелёнки — изнанкой на верёвку, или лицом?</text:p>
      <text:p text:style-name="P481">Первую я повесил так, вторую эдак. И тут с небес на столб в центре спустился белый голубь и протестующе взворковал...</text:p>
      <text:p text:style-name="P481">Спасибо, друг! Буду знать!</text:p>
      <text:p text:style-name="P481">С тех пор все пелёнки я вешал лишь лицевой стороной к верёвке.</text:p>
      <text:p text:style-name="P481"/>
      <text:p text:style-name="P481">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463">На будущий год исполняется столетие со дня рождения другого английского писателя. Было бы легче. А Моэм, вообще-то, голубой...</text:span></text:p>
      <text:p text:style-name="P482">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482">Он пожал плечами.</text:p>
      <text:p text:style-name="P482">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482">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482">Всё.</text:p>
      <text:p text:style-name="P482">Вечером в дверь квартиры позвонил Жомнир и пригласил меня выйти во двор.</text:p>
      <text:p text:style-name="P482">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482"><text:span text:style-name="T79"><text:tab/><text:tab/><text:tab/>Warm smell of colitas rising up in the air..</text:span>.</text:p>
      <text:p text:style-name="P482">Тогда я ещё не знал до чего трагически жуткий у неё конец, а просто балдел от гитарной партии...</text:p>
      <text:p text:style-name="P482">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482">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482"/>
      <text:p text:style-name="P482">Пелёнки я гладил не только из охранных соображений, но и чтоб время скоротать.</text:p>
      <text:p text:style-name="P482">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482">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483">Было принято решение, что я отправлюсь туда, когда тебе исполнится один месяц, потому что Ире пока одной трудно. </text:p>
      <text:p text:style-name="P483">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483"/>
      <text:p text:style-name="P483">Из Конотопа приехал мой брат Саша и ты совершила свой первый выезд в Графский парк.</text:p>
      <text:p text:style-name="P483"><text:soft-page-break/>С нами пошли ещё Славик и Ира. Мы со Славиком раскумарились возле озера, а брат мой таким не баловался.</text:p>
      <text:p text:style-name="P483">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483">- Пошёл отсюда!</text:p>
      <text:p text:style-name="P483">Славик стушевался и тебя перенесли мы с Сашей. Мне было гордо и приятно, что у меня такой брат, а <text:s/>теб<text:span text:style-name="T464">е</text:span> заботливый дядя — <text:span text:style-name="T464">не уступил тебя Славику</text:span>.</text:p>
      <text:p text:style-name="P483"/>
      <text:p text:style-name="P483">Второй твой выезд туда же состоялся по приезду из Киева брата Иры.</text:p>
      <text:p text:style-name="P483">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483">Во время прогулки она то и дело раскрывала свой зонт и тут же начинался дождик.</text:p>
      <text:p text:style-name="P483">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483"/>
      <text:p text:style-name="P484">Семейным прозвищем Ивана Алексеевича было «князь» и такое обращение его тешило. Ну, ещё бы — из крестьянских мальчиков да в князья!</text:p>
      <text:p text:style-name="P484">Хотя внешне оно ему тоже подходило, особенно когда раскроет газету — весь такой сытно вальяжный в белой майке и синих спортивных штанах.</text:p>
      <text:p text:style-name="P484">Вобщем, баловали его этим прозвищем и было за что; ведь он — добытчик.</text:p>
      <text:p text:style-name="P484">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484">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span text:style-name="T1035">Это как предмет гордости, охотничий трофей, типа бивней на стене, или меча от рыбы, или … эти, ветвистые... вобщем, тоже на стену вешают...</text:span></text:p>
      <text:p text:style-name="P484">Ну, погордись ты неделю, пусть — две, а то уж скоро месяц, как его обходить приходится, уже и тёща ворчит.</text:p>
      <text:p text:style-name="P484">- Что? Ну, да...</text:p>
      <text:p text:style-name="P484">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484">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484">Утром мешка не было. <text:span text:style-name="T465">Всё-таки</text:span>, <text:span text:style-name="T465">как</text:span> зять, <text:s/>я — <text:s/>классический «от<text:span text:style-name="T414">э́</text:span> падло».</text:p>
      <text:p text:style-name="P484"/>
      <text:p text:style-name="P485">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485">В сосновом лесу Леночка подобрала серое перо неизвестной птицы и я сунул его ей в волосы. Оно так и держалось там.</text:p>
      <text:p text:style-name="P485">Индейцы не дураки — такие перья делают человека частью свободного мира, возникает контакт и взаимопонимание.</text:p>
      <text:p text:style-name="P485">Когда мы возвращались в лагерную цивилизацию, вовремя подбежавший порыв ветра встрепенул ей волосы и унёс перо. Она даже не заметила.</text:p>
      <text:p text:style-name="P485"><text:soft-page-break/></text:p>
      <text:p text:style-name="P485">В день отъезда всё висело на волоске, точнее на паутинке.</text:p>
      <text:p text:style-name="P485">Я это заметил, когда вышел в подъезд раскумариться. В квартире я вообще не курил.</text:p>
      <text:p text:style-name="P485">Паутинка свисала от верхней перекладины рассохшейся дверной рамы входа и на конце её болталась обгорелая спичка. Долго ли продержится?</text:p>
      <text:p text:style-name="P485">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485">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485">Успею ли?</text:p>
      <text:p text:style-name="P485">Ира провожала меня на электричку до Киева. Когда мы подымались в автобус, мне вслед с какого-то балкона пятиэтажки взрыднула Пугачёва:</text:p>
      <text:p text:style-name="P485"><text:span text:style-name="T79"><text:tab/><text:tab/><text:tab/>Приезжай хоть на денёк!.</text:span>.</text:p>
      <text:p text:style-name="P485">Вещей у меня немного было — портфель с книгой рассказов Моэма на английском языке, в мягкой розовой обложке, издательства «Просвещение»; <text:span text:style-name="T466">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486">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486">- Дома на подоконнике я что-то оставил — пусть так и будет до моего приезда.</text:p>
      <text:p text:style-name="P486">- Что?</text:p>
      <text:p text:style-name="P486">- Сама увидишь. Я приеду за вами ровно через месяц.</text:p>
      <text:p text:style-name="P486">- Как туда доедешь, сразу позвони.</text:p>
      <text:p text:style-name="P486">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486"/>
      <text:p text:style-name="P486">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486">По полю каждого бежали ряды волнистых тонких линий, типа, море, а в центре — кружочек.</text:p>
      <text:p text:style-name="P486">У одного в кружочке маленький парусник-яхта, а у другого — якорь. <text:span text:style-name="T467">Когда я приеду, приложу их — кружок к кружку. Кораблик на якорь. Это будет ритуал возвращения.</text:span></text:p>
      <text:p text:style-name="P487">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487">Я ошалел — как обратно?</text:p>
      <text:p text:style-name="P487">В разговоре ещё участвовала Тоня и Ира, а тестя срочно вызвали на хлебокомбинат.</text:p>
      <text:p text:style-name="P487">Не подымая глаз от клеёнки на столе, тёща невнятно говорила про какое-то сложное положение, вон и Ваня не смог пробиться.</text:p>
      <text:p text:style-name="P487">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487">На тот момент я уже понимал, что в мире идёт непрестанная битва — но между кем и кем?</text:p>
      <text:p text:style-name="P487">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487">Точно — люди?..</text:p>
      <text:p text:style-name="P487">Ну, я не знаю как ещё назвать.</text:p>
      <text:p text:style-name="P487"><text:soft-page-break/>Проговариваются? О чём?</text:p>
      <text:p text:style-name="P487">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487">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487">Тоня ушла в свою спальню — успокоить детей и Ваню.</text:p>
      <text:p text:style-name="P487">Она вернулась оттуда с горящей свечой. В её мерцающем свете я увидел, что говорю с матерями. С теми самыми, которых так вскользь и с опаской упомянул Гёте.</text:p>
      <text:p text:style-name="P487">Три матери — старая, но могучая, средняя и начинающая — Ира. Она мне не союзник, она одна из них. Мне нужно их убедить, иначе ничего не выйдет.</text:p>
      <text:p text:style-name="P488">С бушующей за стёклами грозой и моргающей свечой на столе, я всё же получил «добро» от матерей. В заключение Гаина Михайловна сказала:</text:p>
      <text:p text:style-name="P488">- Если что-то не так... совсем... в крайнем <text:s/>случае... обращайся к главному.</text:p>
      <text:p text:style-name="P488"/>
      <text:p text:style-name="P488">Ночью я видел вещий сон.</text:p>
      <text:p text:style-name="P488">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488">- Если убрать жир, то может и получится...</text:p>
      <text:p text:style-name="P488">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488"/>
      <text:p text:style-name="P488">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488">Электричка спешила дальше, но не могла убежать от них.</text:p>
      <text:p text:style-name="P488">В тамбур вышел мужик с рядочком медалей на пиджаке. Ветеран войны. Вот кто знал с кем и за что...</text:p>
      <text:p text:style-name="P488">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68">он разглядел</text:span>, значит есть <text:span text:style-name="T468">и я зашёл в вагон под полку с моими вещами, потому что приближался Киев.</text:span></text:p>
      <text:p text:style-name="P489">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489">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489">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489">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489">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489">Потом я долго стоял перед прилавком «Союзпечать», <text:s/>с разложенными по стопкам номерами <text:s/>различных газет, журналами, почтовыми конвертами.</text:p>
      <text:p text:style-name="P489">Но я всё время смотрел только на одну открытку. Там было синее-синее небо.</text:p>
      <text:p text:style-name="P490"><text:soft-page-break/>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69">карий</text:span>.</text:p>
      <text:p text:style-name="P491">Только тут ко мне прорвался голос вокзальных репродукторов:</text:p>
      <text:p text:style-name="P491">- Поезд Киев-Одесса отправляется от третьей платформы. Просим провожающих покинуть вагоны.</text:p>
      <text:p text:style-name="P491"/>
      <text:p text:style-name="P491">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491">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491">Ответ один — бдительность таксиста.</text:p>
      <text:p text:style-name="P492">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492">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492">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493">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493">Водитель, естественно, отказался.</text:p>
      <text:p text:style-name="P493">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493">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493">Что оставалось делать водителю? Он позвонил оперативному работнику, у которого числился секретным сотрудником с псевдонимом «Трактор».</text:p>
      <text:p text:style-name="P493">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493">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493">- Садись в машину, сейчас поедем.</text:p>
      <text:p text:style-name="P493">Я отвернулся.</text:p>
      <text:p text:style-name="P493">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493">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text:soft-page-break/>смешавшись с очередью, приблизился ко мне.</text:p>
      <text:p text:style-name="P493">Он стал тереться об меня сзади. Очередь непонимающе оглядывалась. <text:span text:style-name="T470">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494">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494">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494">Всё по канонам криминальных фильмов с участием Бельмондо в главной роли.</text:p>
      <text:p text:style-name="P494">Так что меня можно программировать не только текстом, но и через фильмы тоже.</text:p>
      <text:p text:style-name="P494">В дальнейшей жизни и вплоть до настоящего времени я не курил ни «дури», ни анаши, ни «дряни» ни иже с ними.</text:p>
      <text:p text:style-name="P494">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494">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494">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494"/>
      <text:p text:style-name="P495">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495">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71">и</text:span> <text:span text:style-name="T471">с наглостью </text:span>победител<text:span text:style-name="T471">я</text:span> <text:span text:style-name="T471">демонстрировал открытую шею поверх её спинки.</text:span></text:p>
      <text:p text:style-name="P496">Почувствовав иглу <text:s/>правее кадыка, я схватился за кожу в районе сонной артерии.</text:p>
      <text:p text:style-name="P496">Разумеется, никакой иглы там не оказалось, <text:span text:style-name="T472">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497">В кассе мне ответили, что в Южный отсюда рейсов нет, туда ходят автобусы местного сообщения и мне нужно на автостанцию номер три у <text:span text:style-name="T473">Нового базара</text:span>.</text:p>
      <text:p text:style-name="P497">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497">Ё-моё — я в Одессе!</text:p>
      <text:p text:style-name="P497">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497">Я положил туда вещи, набрал шифр, опустил в щель 15 копеек и захлопнул дверцу. Она не заперлась; потому-<text:span text:style-name="T473">то</text:span> и камера не занята.</text:p>
      <text:p text:style-name="P497">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497">На гребне подкатывающей эйфории я вышел из автостанции в Одессу.</text:p>
      <text:p text:style-name="P497"/>
      <text:p text:style-name="P498">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498">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498">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498"><text:soft-page-break/>Скучающему кавказцу средних лет я подбросил мысль «Э, Джавад! Помню твой удар кинжалом!» и плечи его <text:span text:style-name="T474">горестно </text:span>осели, дёрнув усом, <text:span text:style-name="T474">он заугрюмился от нежданно всплывшего воспоминания про вероломный выпад неизвестного ему Джавада</text:span>.</text:p>
      <text:p text:style-name="P498"><text:s/>Ладно, не будем о грустном!</text:p>
      <text:p text:style-name="P498">Мимо спешит быстроногая стайка пионерского звена в алых галстуках <text:span text:style-name="T475">и белых рубашках</text:span>. <text:span text:style-name="T474">Спешат на торжества по случаю прибытия меня.</text:span></text:p>
      <text:p text:style-name="P499">Я захожу в большой книжный магазин, сделать выбор на будущее. Общаюсь с продавцами и посетителями не раскрывая рта.</text:p>
      <text:p text:style-name="P499">Прохожу по знаменитой лестнице с памятником Ришелье, который не кардинал. 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499">- Пионеры! Кораблю красивее вагонов! - кричу я им.</text:p>
      <text:p text:style-name="P499">Они, оглянувшись, улыбаются — узнали меня.</text:p>
      <text:p text:style-name="P499">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499">Помыв руки и освежив лицо под краном в туалете, я подымаюсь на верхний этаж.</text:p>
      <text:p text:style-name="P499">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499">Я приступаю есть рыбный суп по рецептам портового города. Зал пуст.</text:p>
      <text:p text:style-name="P499">Неподалёку возвышение с колонками и усилителями ресторанной группы. Что бы такое послушать? <text:span text:style-name="T476">Ну, пусть будет Smokie. Я щёлкаю пальцами. Тишина. Что такое? Я не всемогущий?!! Или по другому включается?</text:span></text:p>
      <text:p text:style-name="P500">И тут меня охватывает сокрушительное, как нежданный удар, чувство просчёта. Где-то допущен непоправимый просчёт. Где-то я ошибся.</text:p>
      <text:p text:style-name="P500">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500">Я начинаю ходить от стола к столу. Подошедшей официантке объясняю, что я не могу есть, я что-то забыл.</text:p>
      <text:p text:style-name="P500">- Что?</text:p>
      <text:p text:style-name="P500">- Я забыл пиджак в туалете,- говорю я первое, что взбрело на ум.</text:p>
      <text:p text:style-name="P500">Дверь в зал открывается и аккуратненький пенсионер объявляет, что меня зовут в раздевалку. </text:p>
      <text:p text:style-name="P500">Я спускаюсь вниз к барьеру раздевалки, где женщина с одесским выговором отдаёт мне пиджак, который тот старичок принёс ей из туалета.</text:p>
      <text:p text:style-name="P500">- А ведь полные карманы были,- с укором говорит мне она.</text:p>
      <text:p text:style-name="P500">Я подымаюсь заплатить за суп из перламутра.</text:p>
      <text:p text:style-name="P500"/>
      <text:p text:style-name="P500">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500">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500">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500">В автоматической камере хранения моих вещей не оказалось.</text:p>
      <text:p text:style-name="P501">На последний рубль я покупаю билет в Южный и вместе с копейками сдачи прячу в задний карман.</text:p>
      <text:p text:style-name="P501">Автобус битком; пассажиры стоят в проходе. Моя соседка по сиденью неслышно вздыхая трёт неровное пятно на своей юбке.</text:p>
      <text:p text:style-name="P501">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text:soft-page-break/>нескончаемую дружину недовольных пионеров, что плетутся в пыли вдоль земляных куч. Моя вина — испортил праздник.</text:p>
      <text:p text:style-name="P501">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501"/>
      <text:p text:style-name="P501">На окраине посёлка я уважительно здороваюсь с пацаном лет двенадцати и прошу иголку с ниткой.</text:p>
      <text:p text:style-name="P501">Он понимающе отводит меня в укромный бурьян позади забора из крупных каменных кубиков с широкими швами раствора кладки, уходи и возвращается с другом, у которого есть игла с длинной чёрной ниткой.</text:p>
      <text:p text:style-name="P502">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502">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502">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502">А тут вот он я, без всего — документы, блокнотик, ручка и платочек с корабликом. Давай заключать договор, <text:span text:style-name="T477">так </text:span>уж положено.</text:p>
      <text:p text:style-name="P503">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503">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78">Чётко — не подделаешь!</text:span></text:p>
      <text:p text:style-name="P503"/>
      <text:p text:style-name="P503">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503">Работники выходили по двое-трое на тускло освещённых улицах, пока водитель не сказал и мне сходить на углу большой пустынной площади.</text:p>
      <text:p text:style-name="P503">Я пошёл вдоль заборов неширокой улицы, потом свернул налево. Следующий поворот тоже был налево. У себя за спиной я слышал цоканье когтей по асфальту. Судя по звуку, это была очень большая <text:span text:style-name="T479">собака, но я совсем не боялся и не оглядывался, а просто шёл дальше.</text:span></text:p>
      <text:p text:style-name="P504">Впереди открылась та же площадь и, не доходя до неё метров двадцать, я остановился.</text:p>
      <text:p text:style-name="P504">Да, точно, здесь мой пост.</text:p>
      <text:p text:style-name="P504">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504">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80">Подымался ветер, от площади прибежала и </text:span><text:soft-page-break/><text:span text:style-name="T480">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505">Небо стало сереть. Усталая, но довольная кошка осторожно вернулась через дорогу к пятиэтажке продолжать свою <text:span text:style-name="T478">великосветскую </text:span>барскую жизнь в благородном сословии; вслед ей раздавался молящий скулёж и бряцанье цепи.</text:p>
      <text:p text:style-name="P505">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И я понял, что теперь мне можно оставить этот постт и вышел на площадь.</text:p>
      <text:p text:style-name="P505"/>
      <text:p text:style-name="P505">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505">Он дал мне стакан воды и мы <text:span text:style-name="T478">с ним </text:span>оба <text:span text:style-name="T478">внимательно </text:span>следили проглочу ли я чёрную соринку, что плавала на поверхности.</text:p>
      <text:p text:style-name="P505">Я выпил до дна, Соринка осталась на стенке. Чёрный старик сказал мне как пройти в Бюро по трудоустройству.</text:p>
      <text:p text:style-name="P505">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505">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505">- Пью за тебя, любовь!</text:p>
      <text:p text:style-name="P505">И потом выпил.</text:p>
      <text:p text:style-name="P505"/>
      <text:p text:style-name="P505">Когда я вернулся в Бюро, вторая работница тое уже пришла.</text:p>
      <text:p text:style-name="P505">Намётанным глазом я сразу определил, что она — это смерть, а та, что пришла первой — любовь.</text:p>
      <text:p text:style-name="P506">Смерть просмотрела мои документы и недовольно объявила, что я уже бывал в разводе, а любовь улыбнулась и сказала — ну, и что?</text:p>
      <text:p text:style-name="P506">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506">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506"/>
      <text:p text:style-name="P507">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507">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507">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507">- Ты что творишь?!- крикнул главный, но я видел, что ему понравилась эта расправа.</text:p>
      <text:p text:style-name="P507">Водитель поволок утопленниц в раскрытую дверь склада.</text:p>
      <text:p text:style-name="P507">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507">- Чуть не забыл, Мария просила прислать ей машину,- сказал я, хотя на самом деле всё время помнил, просто выбирал правильный момент.</text:p>
      <text:p text:style-name="P507">Главный показал где на улице водопроводный кран. Я пошёл туда, скинул пиджак и вымыл <text:soft-page-break/>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81">и после воды из этого крана никакая игла не прокусит мне шею.</text:span></text:p>
      <text:p text:style-name="P508">Я отошёл утираясь сразу промокшим крошечным платочком.</text:p>
      <text:p text:style-name="P508">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508">Я достал блокнотик и, сверяясь с часами на руке, вписал рядом с задней обложкой:</text:p>
      <text:p text:style-name="P508"><text:tab/><text:tab/><text:tab/>«20 июля 1979 г.</text:p>
      <text:p text:style-name="P508"><text:tab/><text:tab/><text:tab/>13 <text:span text:style-name="T482">30 </text:span><text:span text:style-name="T483">15</text:span></text:p>
      <text:p text:style-name="P519"><text:span text:style-name="T484"><text:tab/><text:tab/><text:tab/></text:span><text:span text:style-name="T485">Ира</text:span></text:p>
      <text:p text:style-name="P607"><text:tab/><text:tab/><text:tab/>Сергей</text:p>
      <text:p text:style-name="P607"><text:tab/><text:tab/><text:tab/>Лилиана»</text:p>
      <text:p text:style-name="P607">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86">е</text:span> с туннелем под одной из стен, куда уходили рельсы узкоколейки мимо домика конторы шахты «Дофиновка».</text:p>
      <text:p text:style-name="P607"/>
      <text:p text:style-name="P608">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608">Из кресла напротив главный инженер со смехом рассказывал, как сбросил цепных змей в воду.</text:p>
      <text:p text:style-name="P608">Мастер не разделял веселья по поводу моего промаха.</text:p>
      <text:p text:style-name="P608">Инженер послушно стих и по его настороженной уважительности к сидящему напротив было видно, кто тут на самом деле главный.</text:p>
      <text:p text:style-name="P608">Я сидел справа от мастера и, по его слову, протянул ему свой паспорт, малость стесняясь замызганности страниц.</text:p>
      <text:p text:style-name="P608">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608">Похоже, я, таки, дошёл до самого главного.</text:p>
      <text:p text:style-name="P608">Он давно покинул облака и принял вид мастера на неприметной шахте.</text:p>
      <text:p text:style-name="P608">Его имя? Нельзя поминать всуе, могу лишь поделиться, что отчеством он «Яковлевич».</text:p>
      <text:p text:style-name="P608">Я сказал, что все мои вещи пропали на автостанции и у меня совсем нет денег, а мне нужно позвонить жене — она волнуется.</text:p>
      <text:p text:style-name="P608">Главный инженер тут же протянул мне синюю пятирублёвку и сказал, что жить я буду в общежитии, что у въезда в котлован.</text:p>
      <text:p text:style-name="P608">Я понимал, что и общежитие и шахта — это просто видимость, поэтому снял с купюры тёмную пушинку-метку и нежно положил её на подлокотник кресла.</text:p>
      <text:p text:style-name="P608"/>
      <text:p text:style-name="P609">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609">Его искал я и в Одессе, где нередко бывал, чтобы звонить в Нежин по междугороднему телефону из переговорного пункта на улице Пушкинской.</text:p>
      <text:p text:style-name="P609">Откуда деньги? Занимал у общежитии до аванса или зарплаты у Славика Аксянова, или его жены Люды.</text:p>
      <text:p text:style-name="P609">Якобы, общежитие, <text:s/>из, якобы, фермы, якобы, переделанной имелись четыре комнаты по <text:soft-page-break/>сторонам длинного — из конца в конец — коридора.</text:p>
      <text:p text:style-name="P609">В одной комнате жила бездетная молодая семья Аксяновых, в другой <text:span text:style-name="T487">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609">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609">Наутро Славик с побитым видом спросил что это я там делал весь вечер после ремонта.</text:p>
      <text:p text:style-name="P609">- Сафари,- кратко ответил я, не вдаваясь в подробности — вид у него и без того был слишком жалким.</text:p>
      <text:p text:style-name="P610">Другие двери в коридоре были заперты, кроме первой направо от входа, где находился душ.</text:p>
      <text:p text:style-name="P609">Остальных работников шахты привозил по утрам грузовик из Вапнярки и Новой Дофиновки.</text:p>
      <text:p text:style-name="P610">Подъезжая они гикали и свистели в кузове как черти, но сами себя называли махновцами.</text:p>
      <text:p text:style-name="P610">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610">Электрические тэны нагревали воду задолго до конца рабочей смены.</text:p>
      <text:p text:style-name="P610">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610"/>
      <text:p text:style-name="P610">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610">Создателем «потока» считается ирландец Джеймс Джойс, хотя тот всё валит на другого — французского писателя, у которого, якобы, перенял его.</text:p>
      <text:p text:style-name="P610">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88">ы</text:span>е <text:span text:style-name="T488">приходится </text:span>дела<text:span text:style-name="T488">ть</text:span> неоднократно и в разных местах; <text:span text:style-name="T488">в данном случае о том, что человек способен обмениваться мыслями сам с собой.</text:span></text:p>
      <text:p text:style-name="P610"/>
      <text:p text:style-name="P611">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611">Какой там поток? Это был водопад!</text:p>
      <text:p text:style-name="P611">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611">- Вы видели такое?</text:p>
      <text:p text:style-name="P611">А звёзды равнодушно отвечали:</text:p>
      <text:p text:style-name="P611">- <text:span text:style-name="T474">Видали и похлеще</text:span>...</text:p>
      <text:p text:style-name="P611">И продолжали <text:span text:style-name="T474">перемаргиваться</text:span> дальше, как миллионы миллионов лет до нашей эры.</text:p>
      <text:p text:style-name="P611">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612">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p>
      <text:p text:style-name="P609"/>
      <text:p text:style-name="P1374"/>
      <text:p text:style-name="P1415">Шахта «Дофиновка» добывала кубик — в виде каменных блоков 20х20х40 см нарезанных из залегающих под землёй пластов известняка.</text:p>
      <text:p text:style-name="P1415"><text:soft-page-break/>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415">В конце каждой такой ветви-штольни стояла камнерезная машина, которая и нарезала кубики в стене перед своим носом.</text:p>
      <text:p text:style-name="P1415">Такова общая картина.</text:p>
      <text:p text:style-name="P1415"/>
      <text:p text:style-name="P1415">А в деталях — моего наставника в крепильном деле звали Ростиславом, <text:span text:style-name="T420">только он на это имя не откликался, настолько привык, что его все зовут Чарликом.</text:span></text:p>
      <text:p text:style-name="P1416">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1416">Мы светили себе под ноги фонарями, которые <text:span text:style-name="T421">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421">поверх изредка подложенных шпал, за что-нибудь запнёшься и навернёшься так, что мало не покажется.</text:span></text:p>
      <text:p text:style-name="P1417">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1417">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417">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417">В шахте потолок называется кровлей, но об этом чуть позже.</text:p>
      <text:p text:style-name="P1417">Впереди показался жёлтый свет пары облепленных пылью лампочек <text:span text:style-name="T422">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418">Он работал без напарника, мечтая о заработке в 300 руб. в месяц.</text:p>
      <text:p text:style-name="P1418">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418">Теперь в какую-нибудь щель надо вогнать толстый лом и выломить брус кубика. Потом ещё парочку, а остальные можно выламывать ударами кувалды.</text:p>
      <text:p text:style-name="P1418">Капитонович ждал нас, потому что за пару дней машина далеко отодвинула стенку распиловки кубиков от окончания узкоколейки.</text:p>
      <text:p text:style-name="P1418">Мы с Чарликом продляем её парой 3-метровых рельсов и теперь по ним можно подогнать две-три вагонетки поближе <text:span text:style-name="T423">для укладки наломанных кубиков.</text:span></text:p>
      <text:p text:style-name="P1419">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1419">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419">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1419"><text:soft-page-break/>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1419">Откуда тут песок?</text:p>
      <text:p text:style-name="P1419"><text:span text:style-name="T424">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424">кладки, не останется места для узкоколейки.</text:span></text:p>
      <text:p text:style-name="P1420">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420">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1420"/>
      <text:p text:style-name="P1420">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425">Второй конец мы подымаем к противоположной нише и и заводим внутрь, но не до конца, чтоб не вытащить бревно из первой. </text:span></text:p>
      <text:p text:style-name="P1421">Это бревно называется «площак».</text:p>
      <text:p text:style-name="P1421">Площак мы подпираем двумя брёвнами покороче — «стояками» — впритык к боковым стенам. Крепление кровли шахты готово.</text:p>
      <text:p text:style-name="P1421">Откуда брёвна?</text:p>
      <text:p text:style-name="P1421">Ну, метров на тридцать ушли в темноту штольни и вытащили из предыдущих креплений. Откуда ж ещё?</text:p>
      <text:p text:style-name="P1421">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их на вагонке в шахту.</text:p>
      <text:p text:style-name="P1421">Так что кровля держалась на сэкономленных материалах.</text:p>
      <text:p text:style-name="P1421">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421">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1421">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426">догоняет</text:span>. <text:s/>Так задом наперёд и бежал, крича при этом:</text:p>
      <text:p text:style-name="P1421">- Ебал шахту! Ебал деньги!</text:p>
      <text:p text:style-name="P1421"><text:soft-page-break/>Но про кого он это орал — вот в чём вопрос.</text:p>
      <text:p text:style-name="P1422">Так что «кровля» шахты это вовсе не крыша.</text:p>
      <text:p text:style-name="P1422">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1422">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1422">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422">- Для вас по спецзаказу из Рио-де-Жанейро!</text:p>
      <text:p text:style-name="P1422">Бревно с плеча сбросил, а оно — хрясь! — и ровно надвое; слишком древний материал.</text:p>
      <text:p text:style-name="P1422">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422">Фонарь с чёрным проводом <text:span text:style-name="T427">в брезентовую сумочку с лямкой, чтоб носить на плече. В сумочке коробка аккумулятора и на ней цифра 16. Это — мой.</text:span></text:p>
      <text:p text:style-name="P1423">В заброшенных штольнях я его включал и один раз в его свете увидел неземную красоту.</text:p>
      <text:p text:style-name="P1423">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423">Красиво, аж жуть берёт.</text:p>
      <text:p text:style-name="P1423">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423">Потом ещё такие же гирлянды попадались, но уже только коричневые — в наказание, что красоту убил.</text:p>
      <text:p text:style-name="P1423"/>
      <text:p text:style-name="P1423">Потом Чарлик вернулся, на шахту поступил Вася. Он стал крепильщиком, а меня перевели <text:s/>в помощники машиниста камнерезной машины.</text:p>
      <text:p text:style-name="P1423">Ну, тут не так романтично и шума намного больше, <text:s/>а <text:span text:style-name="T428">нос и рот</text:span> надо завязывать от пыли. Зато — ба! — знакомые всё лица! Лом, лопата и кувалда.</text:p>
      <text:p text:style-name="P1423"/>
      <text:p text:style-name="P1424">Но всё это на первый взгляд непосвящённого. </text:p>
      <text:p text:style-name="P1424">Что же на самом деле производила шахта «Дофиновка» под негласным началом самого главного — Яковлевича?</text:p>
      <text:p text:style-name="P1424">Да, разное. Кому что.</text:p>
      <text:p text:style-name="P1424">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424">- Что, есть песочек?</text:p>
      <text:p text:style-name="P1424">После этого в я начал <text:s/>конце каждой смены вытряхивать песок из карманов робы — меня на <text:soft-page-break/>золото не купишь! Тем более, что не знаю как его превращать в презренный металл. Толик со второй машины, когда увидел, очень удивился.</text:p>
      <text:p text:style-name="P1424">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424">Мастер мне почто прямо об этом сказал, когда мы с ним проходили мимо:</text:p>
      <text:p text:style-name="P1424">- Такая ценность, а никто не догадается поднять. Валяются тут.</text:p>
      <text:p text:style-name="P1424">А зачем на шахте алюминиевые слитки?</text:p>
      <text:p text:style-name="P1424"/>
      <text:p text:style-name="P1424">Что до кубиков, то это были души.</text:p>
      <text:p text:style-name="P1424">Пятая машина, где машинистом Гитлер, он же Адольф — ну, так его все звали — производила души людей.</text:p>
      <text:p text:style-name="P1425">Ваня, с первой, всё обижался, что наверху с его вагонок много кубика бракуют, а от Адольфа всё проходит, хот<text:span text:style-name="T429">я</text:span> чуть ли не половина <text:span text:style-name="T429">вывезенного на-горá с пятой машины</text:span>— полный «бут».</text:p>
      <text:p text:style-name="P1425">Но, если вдуматься, так оно и есть — многие человеческие души с изъянами бывают.</text:p>
      <text:p text:style-name="P1425">И что парадоксально, тёзка Гитлера столько душ загубил, а он их <text:span text:style-name="T429">тут </text:span>штампует, пусть и с большим процентом брака, да ещё над Ваней посмеивается.</text:p>
      <text:p text:style-name="P1425">Для кого пилят души остальными машинами я мог<text:span text:style-name="T429">у</text:span> только догадываться. Архангелам? Демонам? Титанам?</text:p>
      <text:p text:style-name="P1425"/>
      <text:p text:style-name="P1426">Именно это больше всего меня и удручало — моё невежество. </text:p>
      <text:p text:style-name="P1426">Да, я чувствовал <text:s/>свою избранность, но оставался до слёз безграмотным избранным. Продвижение к пониманию шло наощупь, по наитию.</text:p>
      <text:p text:style-name="P1426">Иногда находило озарение, как в том случае, когда после смены я поехал на грузовике в Новую Дофиновку за съестным на завтрашний обед.</text:p>
      <text:p text:style-name="P1426">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426">-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426">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426">Я плохо переношу детский плач. </text:p>
      <text:p text:style-name="P1426">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426">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1426"/>
      <text:p text:style-name="P1426"><text:soft-page-break/>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427">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427"/>
      <text:p text:style-name="P1427">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427"/>
      <text:p text:style-name="P1427">Есть три разновидности стеклянноглазых. </text:p>
      <text:p text:style-name="P1427">Те, у кого они ярко прозрачные — безвредны. Они, конечно, одержимы, но всего лишь с целью получения информации — что тут и как. </text:p>
      <text:p text:style-name="P1427">Кто получатель? Когдатошние жители Олимпа в своих нынешних оболочках.</text:p>
      <text:p text:style-name="P1427">Те, у которых муть в стекле, работают сами на себя — ищут где бы «кровцы испить», или как-то по-другому подзарядиться из тебя.</text:p>
      <text:p text:style-name="P1427">- Там будет подземный переход, он для людей, но и нам можно, - сказала мне одна из таких, приняв, как видно, за своего, когда в незнакомом <text:span text:style-name="T430">и плохо освещённом </text:span>районе ночной Одесс<text:span text:style-name="T430">ы</text:span> я спросил у неё как пройти к автовокзалу — <text:s/>излюбленной их кормушке.</text:p>
      <text:p text:style-name="P1428">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428">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431">М</text:span>едсестра мне палец проколола и сдавила, то кровь, вместо того, чтоб каплей проступить, ударила вдруг фонтанчиком толщиной с иголку, <text:span text:style-name="T431">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429">Насчёт добычи крови клыками — это <text:span text:style-name="T432">бабушкины </text:span>сказки. Они подпитываются неприметнее, по неизвестной мне технологии, но эффективно.</text:p>
      <text:p text:style-name="P1429"/>
      <text:p text:style-name="P1429">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433">когда</text:span> я мыл руки под рукомойником на столбе, <text:span text:style-name="T433">выйдя из <text:s/>шахты, чтоб пообедать в общежитии.</text:span></text:p>
      <text:p text:style-name="P1430">Меня он не знал, потому что посторонний и держал в руке особым способом изогнутую проволоку алюминиевого цвета, сантиметров двадцати. </text:p>
      <text:p text:style-name="P1430">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430"/>
      <text:p text:style-name="P1430">Но чаще приходилось полагаться только лишь на собственную осмотрительность.</text:p>
      <text:p text:style-name="P1430"><text:soft-page-break/>Как на узком пляже под обрывом Чабанки. </text:p>
      <text:p text:style-name="P1430">Я хотел поплавать в море и даже зашёл уже в спокойно набегающие волны, <text:span text:style-name="T434">но остановился — между морем и мной, на двух выступающих из воды валунах — стояли два рыбака в плавках с удочками в руках. Между ними оставалось достаточно места, чтобы проплыть вперёд, но я-то понимал, что удилища это шлагбаум запирающий путь в море. Выждав момент, когда они одновременно вскинули свои удочки, я нырнул и поплыл прочь от пляжа.</text:span></text:p>
      <text:p text:style-name="P1431">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431">Потом я снова плыл на спине, покуда не почувствовал прикосновение к своему плечу.</text:p>
      <text:p text:style-name="P1431">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431">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045">получалось</text:span> выписать все три буквы <text:span text:style-name="T435">до конца</text:span>.</text:p>
      <text:p text:style-name="P1457">Крохотные острые обломки ракушек в песке расцарапали мой палец до крови и я сдался.</text:p>
      <text:p text:style-name="P1431"/>
      <text:p text:style-name="P1432">А самый первый раз я зашёл в море на пляже Новой Дофиновки. Я туда пошёл после работы, вдоль лимана.</text:p>
      <text:p text:style-name="P1432">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1432">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432"/>
      <text:p text:style-name="P1432">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432">Я ему даже помогал доски пилить для топчана.</text:p>
      <text:p text:style-name="P1432">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1432">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436">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1433"><text:soft-page-break/>Славик попросил разрешения взять доски с пола в старой ферме, чтоб сделать себе с женой топчан, потому что ожидал приезда тёщи.</text:p>
      <text:p text:style-name="P1433">Мы с ним пошли и понавыдёргивали ломом досок. Ничего, крепкие оказались, только прибиты слишком длинными гвоздями.</text:p>
      <text:p text:style-name="P1433">Потом он стал советоваться о размерах будущего топчана.</text:p>
      <text:p text:style-name="P1433">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433">С учётом назначения изделия, я ему предложил оптимальный вариант — 2 метра 10 сантиметров. В смысле 10 на двоих, самое оно для молодой семьи.</text:p>
      <text:p text:style-name="P1433">А он упёрся — хочу 2 метра 30 сантиметров!</text:p>
      <text:p text:style-name="P1433">Ну, тебе видней, чего ты хочешь.</text:p>
      <text:p text:style-name="P1433">Он откуда-то притащил «козёл», на котором дрова пилят. Доску на «козла»; рулеткой отметку, и — поехали! Потом остановились перекурить.</text:p>
      <text:p text:style-name="P1434">Тут проходит мимо его жена, Люда, пальцем на «козла» показывает и Славику, возмущённо так, заявляет:</text:p>
      <text:p text:style-name="P1434">- Если ты думаешь, что я на <text:span text:style-name="T274">это</text:span> лягу, то не надейся!!!</text:p>
      <text:p text:style-name="P1434">Так я окончательно убедился, что она частица иного мира. Какая нормальная женщина «козла» не видала?</text:p>
      <text:p text:style-name="P1434">К тому же она ещё умела мысли читать.</text:p>
      <text:p text:style-name="P1434">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434">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434">Тут я и подумал про себя, в уме то есть: «Так ты не только нацист, а ещё и рогатик!»</text:p>
      <text:p text:style-name="P1434">Люда эти мысли прочитала, сразу к холодильнику подошла и ножки не опустила. Доедал он уже без рогов.</text:p>
      <text:p text:style-name="P1434">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1434">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1434">Один раз Ваня, машинист с первой машины, позвал меня разделить с ним трапезу в штольне.</text:p>
      <text:p text:style-name="P1434">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435">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435">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435"><text:soft-page-break/>Красивое зрелище получилось — полная луна льёт свет на дугообразную траекторию, по которой слиток летит и поблескивает белым цветом.</text:p>
      <text:p text:style-name="P1435">Может я всё-таки ошибался и на шахте добывали платину?</text:p>
      <text:p text:style-name="P1435">Теперь уже мне пришлось ретироваться задом наперёд по способу армянина Алика.</text:p>
      <text:p text:style-name="P1435">Жена Люда увела его с арены показательных выступлений.</text:p>
      <text:p text:style-name="P1435">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435">- Обратитесь в комсомольскую организацию предприятия.</text:p>
      <text:p text:style-name="P1436">И эти не от мира сего. Я же говорю — они на каждом шагу.</text:p>
      <text:p text:style-name="P1434"/>
      <text:p text:style-name="P1437">Но, если самый главный это Яковлевич, то кто же тогда главный инженер?</text:p>
      <text:p text:style-name="P1437">Догадаться не сложно — кто антипод Творца? <text:s/>Князь тьмы и повелитель всех нечистых, кто ж ещё.</text:p>
      <text:p text:style-name="P1437">Это заметно даже по их взаимоотношениям — уважительный, но вооружённый нейтралитет.</text:p>
      <text:p text:style-name="P1438">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1437"/>
      <text:p text:style-name="P1437">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1437"/>
      <text:p text:style-name="P1438">Я занял позицию сочувствующего мастеру, он нравился мне и без чудес; с меня, собственно, и одного хватило.</text:p>
      <text:p text:style-name="P1438">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1438">Но меня-то иллюзорностями не провести. </text:p>
      <text:p text:style-name="P1438">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438">Нейлон отлично стирается: раз-два и — чистый, а сохнет и того быстрее.</text:p>
      <text:p text:style-name="P1438">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1439">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1439">Не ясно, что ли? Кто бежит при петушином крике?</text:p>
      <text:p text:style-name="P1439"/>
      <text:p text:style-name="P1439">С ним у меня не то, чтобы противостояния, но трения случались.</text:p>
      <text:p text:style-name="P1439">Один раз когда у заднего хода общежития самосвал угля на зиму ссыпали и я весь тот <text:soft-page-break/>антрацит в кочегарку перебросил. А он по окончанию работы приехал из Вапнярки и так высокомерно спрашивает:</text:p>
      <text:p text:style-name="P1439">- Ну, что тебе заплатить? Троячки хватит?</text:p>
      <text:p text:style-name="P1439">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1439">- Нет, пусть мне заплатят по расценкам.</text:p>
      <text:p text:style-name="P1439">- По расценкам ты и этого не получишь.</text:p>
      <text:p text:style-name="P1439">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1439">Он трубку снял:</text:p>
      <text:p text:style-name="P1439">- Вас слушают.</text:p>
      <text:p text:style-name="P1440">Именно так, слово в слово — <text:s/>«вас слушают». <text:s/>Чисто, гладко, описательно. Ни с какого боку не уцепиться. Вот что значит Вицман!</text:p>
      <text:p text:style-name="P1440">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440">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440"/>
      <text:p text:style-name="P1440">И открылось мне, не ведавшему истины доселе, <text:span text:style-name="T437">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1440"/>
      <text:p text:style-name="P1441">А в другой раз выплату аванса задержали и я к главному инженеру на дом пошёл, в Одессу. По случаю субботы отгул не понадобился.</text:p>
      <text:p text:style-name="P1441">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1441">Всё, как положено — красная, густая, солоноватая жидкость. А куда денешься? Маргарита тоже пила.</text:p>
      <text:p text:style-name="P1441">Зато чёрный чай я до сих пор по его рецепту завариваю, как он объяснял.</text:p>
      <text:p text:style-name="P1441">В тот вечер он ещё воспоминанием поделился про <text:span text:style-name="T438">трудовую деятельность</text:span> в Заполярье, <text:span text:style-name="T438">где он после работы клал пару кирпичей на электроплитку и сверху жену свою усаживал для приведения в рабочее состояние на ночь.</text:span></text:p>
      <text:p text:style-name="P1441"/>
      <text:p text:style-name="P1441"/>
      <text:p text:style-name="P1442">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1442">Я по коридору проходил, Славик Аксянов мне кричит:</text:p>
      <text:p text:style-name="P1442">- Иди и ты получай!</text:p>
      <text:p text:style-name="P1442"><text:soft-page-break/>В комнате человек пять махновцев и на столе ящик с пачками «Примы». Пугачов им по 5-10 пачек раздаёт. Продукты, да? Боеприпасами снабжает!</text:p>
      <text:p text:style-name="P1442">- Спасибо, но я «Беломор» курю.</text:p>
      <text:p text:style-name="P1442">На выходе я ещё услышал, как Славик Аксянов чертяк подбадривает:</text:p>
      <text:p text:style-name="P1442">- Ничего! Молодость всё спишет!</text:p>
      <text:p text:style-name="P1443">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442"/>
      <text:p text:style-name="P1442">В Одессе той поры самым устойчивым и общеупотребительным выражением одобрения было «то, шо любишь!». </text:p>
      <text:p text:style-name="P1442">- <text:span text:style-name="T439">Как вам Сонечкин жених?</text:span></text:p>
      <text:p text:style-name="P1442">- <text:span text:style-name="T439">То, шо любишь!</text:span></text:p>
      <text:p text:style-name="P1443">А вместо «нет» говорили «хуй маме!», но поскольку вокруг была Одесса-мама это звучало даже патриотично.</text:p>
      <text:p text:style-name="P1443">- Так «Черноморец» выиграл, или <text:span text:style-name="T1044">что</text:span>?</text:p>
      <text:p text:style-name="P1443">- Хуй маме!</text:p>
      <text:p text:style-name="P1443"/>
      <text:p text:style-name="P1444">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444">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1444"/>
      <text:p text:style-name="P1444">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444">- Нежин! Кто-нибудь ожидает Нежин?!</text:p>
      <text:p text:style-name="P1444">Я папиросу в урну, вбегаю обратно:</text:p>
      <text:p text:style-name="P1444">- Я! Я ожидаю!</text:p>
      <text:p text:style-name="P1444">А телефонистка в микрофон:</text:p>
      <text:p text:style-name="P1444">- Ну, вот и ждите!</text:p>
      <text:p text:style-name="P1444">Весь зал так и грохнул.</text:p>
      <text:p text:style-name="P1444">Это тоже меня <text:s/>от чего-то уберегали.</text:p>
      <text:p text:style-name="P1444">Мужик там один стоял. Его номер соединили:</text:p>
      <text:p text:style-name="P1444">- Челябинск на линии! Зайдите в пятую кабину!</text:p>
      <text:p text:style-name="P1444">А мужик так разочарованно:</text:p>
      <text:p text:style-name="P1444">- Э-э!..</text:p>
      <text:p text:style-name="P1444">И пошёл куда сказано. Вот это — просвещённый! По одному лишь номеру кабины знает наперёд чем разговор закончится.</text:p>
      <text:p text:style-name="P1444"/>
      <text:p text:style-name="P1443">С Одессой я тогда хорошо познакомился. В основном пешком.</text:p>
      <text:p text:style-name="P1443">Нашёл публичную библиотеку № 2. И Привоз нашёл, где грузчики в синих халатах толкают <text:soft-page-break/>перед собой вокзальные тележки и кричат «ноги! Ноги!», чтоб им дорогу уступали. </text:p>
      <text:p text:style-name="P1443">Там старая цыганка по своим обрядам на меня заклятье наложила, когда я гроздь винограда <text:s/>ел. <text:span text:style-name="T440">Не знаю за что, но ей виднее.</text:span></text:p>
      <text:p text:style-name="P1443">«<text:span text:style-name="T440">Фабрика желудочного сока» <text:s/>— <text:s/>я и не представлял, что такие предприятия бывают.</text:span></text:p>
      <text:p text:style-name="P1445">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1445">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1445">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1445">- Ладно, иди куда шёл.</text:p>
      <text:p text:style-name="P1445"/>
      <text:p text:style-name="P1445">С того обрыва вид моря очень красивый. Спокойное, почти гладкое. Под солнцем отблёскивает. Иногда набегал ветер, чтоб <text:s/>рябью по воде <text:span text:style-name="T441">изображать</text:span> различные виды галактик, спиральные в основном; <text:span text:style-name="T441">он их срисовывал с облаков над морем.</text:span></text:p>
      <text:p text:style-name="P1445"/>
      <text:p text:style-name="P1446">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442">и почему-то </text:span>в чёрной матросской форме, бескозырка с ленточками. Я поближе встал и тихонько спрашиваю:</text:p>
      <text:p text:style-name="P1446">- Серый — это ты?</text:p>
      <text:p text:style-name="P1446">Он не отозвался, хотя точно слышал.</text:p>
      <text:p text:style-name="P1446"/>
      <text:p text:style-name="P1447">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1447">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447"/>
      <text:p text:style-name="P1447">Такие встречи кого угодно доведут задаться вопросом: что происходит?</text:p>
      <text:p text:style-name="P1447">Но тут без монады не разобраться.</text:p>
      <text:p text:style-name="P1447">Монада — это такая прибамбаса из философии, которую каждый понимает по-своему.</text:p>
      <text:p text:style-name="P1447">Для кого-то это — единичность, а для другого — совокупность единичностей. Например, когда парень девушку спрашивает:</text:p>
      <text:p text:style-name="P1447">- Скажи! Я для тебя один из многих, или из многих один?</text:p>
      <text:p text:style-name="P1447">Тут второй «один» и есть та самая монада, а может и наоборот.</text:p>
      <text:p text:style-name="P1447">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447">Вот все вместе они и есть монада, потому что один и тот же человек.</text:p>
      <text:p text:style-name="P1447">Теперь остаётся лишь предположить, что монады могут складываться по разным признакам; <text:span text:style-name="T443">например, тембр голоса; и всё становится на свои места.</text:span></text:p>
      <text:p text:style-name="P1448"><text:soft-page-break/>Смотря каким концом к тебе монада развёрнута: отсюда — отец, с того края — бомж у киоска с Бурденко разговаривает.</text:p>
      <text:p text:style-name="P1448">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1448"/>
      <text:p text:style-name="P1448">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448">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1448">Редкий случай, когда печатный текст не смог меня убедить. В то лето я сам был там и ничего такого не заметил.</text:p>
      <text:p text:style-name="P1448">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448">За все мои неоднократные обходы и проходы по Одессе мною были отмечены всего два случая взаимопроникновения наших параллельных миров.</text:p>
      <text:p text:style-name="P1448"/>
      <text:p text:style-name="P1448">Первый <text:span text:style-name="T444">случился</text:span> утром в <text:s/>автобусе Гвардейское — Одесса, <text:span text:style-name="T444">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449">Он был прощён при содействии сидевшей рядом с парнем его молодой спутницы.</text:p>
      <text:p text:style-name="P1449"/>
      <text:p text:style-name="P1449">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449">Дежурный лейтенант, услыхав тот же вопрос, сказал мне малость подождать.</text:p>
      <text:p text:style-name="P1449">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445">р</text:span>еты, пока у меня за спиной раздавались вскрики, удары и вопли.</text:p>
      <text:p text:style-name="P1449">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449">Больше я туда не смотрел до самого конца экзекуции, тем более что на мне под брюками были точно такие же трусы.</text:p>
      <text:p text:style-name="P1449">Получив полагающееся ему по службе наслаждение, лейтенант всё-таки закурил и сказал, что миллиона пока нет; может тысяч шестьсот.</text:p>
      <text:p text:style-name="P1449"/>
      <text:p text:style-name="P1449">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449">Выбрав скамейку подальше от фонарного столба, я лёг; а когда вспомнил, что <text:span text:style-name="T446">Эдгара По </text:span><text:soft-page-break/><text:span text:style-name="T446">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450">Машины вокруг сквера почти перестали ездить, но лежать было жёстко. Однако, я принципиально не разжмуривал глаз, потому что ночь — для сна.</text:p>
      <text:p text:style-name="P1450">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1450">Утром я очнулся на скамейке достаточно озябший и задубевший, но, в отличие от Эдгара По, живой. Я засунул деньги поглубже и встал.</text:p>
      <text:p text:style-name="P1450">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1450">От крыла одного из них отделилось перо и зигзагообразно кувыркаясь начало падать в сквер.</text:p>
      <text:p text:style-name="P1450">Запрокинув голову, я следил за траекторией пера и шёл на сближение, невзирая на вскопанные грядки с чахлыми цветами.</text:p>
      <text:p text:style-name="P1450">Подставив ладонь под перо, я поймал его, вернулся обратно на тротуар аллеи и нежно опустил в урну со словами:</text:p>
      <text:p text:style-name="P1450">- Не при мне пожалуйста.</text:p>
      <text:p text:style-name="P1450"/>
      <text:p text:style-name="P1450">Малоизвестный немецкий поэт первой половины ХХ-го века однажды посетовал, что поэт он <text:span text:style-name="T445">никудышный</text:span>, иначе не допустил бы мировой бойни.</text:p>
      <text:p text:style-name="P1451">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1451"/>
      <text:p text:style-name="P1451">Впрочем, только лишь думать — мало, надо ещё и придумывать; как сказал где-то Валентин Батрак, он же Лялька.</text:p>
      <text:p text:style-name="P1451"/>
      <text:p text:style-name="P1451">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1451">Денег не было не только у меня, но и у всех, кого я спрашивал, и тогда явилась идея сдать обручальное кольцо в ломбард.</text:p>
      <text:p text:style-name="P1451"/>
      <text:p text:style-name="P1451">Пока я его нашёл, он уже успел открыться и очередь начиналась от входной двери.</text:p>
      <text:p text:style-name="P1451">Ломбард — это длинная комната с барьерами-стойками вдоль трёх стен, а над ними окошечки в листовом стекле, <text:span text:style-name="T447">а одно даже с решёткой. К нему-то, самому дальнему, и толпилась очередь.</text:span></text:p>
      <text:p text:style-name="P1452">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452"><text:soft-page-break/>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452">С моим такого не случилось и я получил 30 руб. и квитанцию ломбарда.</text:p>
      <text:p text:style-name="P1452">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1452">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452">- Эти?</text:p>
      <text:p text:style-name="P1452">- Да.</text:p>
      <text:p text:style-name="P1452">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452">После приобретения билета до вылета оставалось пять часов, а я уже устал жить с занятыми руками. <text:span text:style-name="T448">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453">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453">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453">Уборщица усмехнулась, но не стала спорить <text:span text:style-name="T449">и отдала мне розы торчавшие из жестяного ведра с водой</text:span>, только предупредила, что они попробовали абрикосы.</text:p>
      <text:p text:style-name="P1453">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453">В начале первого <text:span text:style-name="T449">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453">Вот что значит спорить с уборщицей.</text:p>
      <text:p text:style-name="P1453"/>
      <text:p text:style-name="P1453">При взлёте я всё думал и переживал, чтобы без меня не привезли асфальт.</text:p>
      <text:p text:style-name="P1453">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449">два пальца правой руки к двум на левой, крест-накрест, изобразив решётку.</text:span></text:p>
      <text:p text:style-name="P1454">Поэтому заканчивать придётся тем, кто будет жить.</text:p>
      <text:p text:style-name="P1454">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454">На переезд в незавершёнку записалась семья Аксяновых и я, а бессарабцы не захотели.</text:p>
      <text:p text:style-name="P1454">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454">Для пола один раз привезли кучу чёрного горячего асфальта. Аксянов с помощником на тачке <text:soft-page-break/>завозил асфальт к себе в квартиру, а я двумя вёдрами в свою. Они успели покрыть пол в одной из комнат, а я только в половине, зато качественнее.</text:p>
      <text:p text:style-name="P1454">Вот почему, пока самолёт набирал высоту, я не хотел чтоб без меня привозили асфальт.</text:p>
      <text:p text:style-name="P1454">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450">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454"/>
      <text:p text:style-name="P1455">В шесть утра я сошёл с поезда Киев-Москва на нежинском вокзале и первым автобусом приехал на Красных партизан, 15.</text:p>
      <text:p text:style-name="P1455">Дверь открыл Иван Алексеевич и начал удивляться, что я так исхудал.</text:p>
      <text:p text:style-name="P1455">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455">Вы ещё спали.</text:p>
      <text:p text:style-name="P1455">Я положил розы на стол перед трюмо и заглянул за тюлевую занавеску окна — на подоконнике платочка с якорем не было. Ладно, потом спрошу.</text:p>
      <text:p text:style-name="P1455">Я разделся, лёг и обнял Иру в длинной белой ночнушке.</text:p>
      <text:p text:style-name="P1455">- Ой! Это ты?</text:p>
      <text:p text:style-name="P1455">- Да.</text:p>
      <text:p text:style-name="P1455">- Ой! Ты что такой тощий?!</text:p>
      <text:p text:style-name="P1455">- Тише, ребёнка разбудишь.</text:p>
      <text:p text:style-name="P1455"/>
      <text:p text:style-name="P1455">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455">- Да, она у нас в конторе сидит.</text:p>
      <text:p text:style-name="P1455">- Она жаловалась, что ты вообще никого слушать не хочешь, только мастера.</text:p>
      <text:p text:style-name="P1455">- Ей откуда знать, она наверху сидит.</text:p>
      <text:p text:style-name="P1455">- Значит, знает. А как там?</text:p>
      <text:p text:style-name="P1455">- Там — класс... Море такое — вообще... Корабли над полем...</text:p>
      <text:p text:style-name="P1455">- Совсем как кощей стал... Ты там был с кем-нибудь?</text:p>
      <text:p text:style-name="P1455">- Ты что?!</text:p>
      <text:p text:style-name="P1455">- Тихо, ребёнка разбудишь! Ну... ты так делал... раньше никогда так не делал...</text:p>
      <text:p text:style-name="P1455">- А-а... У камнерезной машины перенял. Её диски так движутся.</text:p>
      <text:p text:style-name="P1455">- Какая у тебя там должность?</text:p>
      <text:p text:style-name="P1455">- Длинная — помощник машиниста камнерезной машины. Но сам себя я покороче называю — фалличный ассоциатор.</text:p>
      <text:p text:style-name="P1455">- Это что?</text:p>
      <text:p text:style-name="P1455">- Из древне-греческого. Долго рассказывать.</text:p>
      <text:p text:style-name="P1455">- <text:span text:style-name="T451">А жилищные условия там как?</text:span></text:p>
      <text:p text:style-name="P1455">- <text:span text:style-name="T451">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455"><text:soft-page-break/>- <text:span text:style-name="T451">Ну, ты худющий!</text:span></text:p>
      <text:p text:style-name="P1455">- <text:span text:style-name="T451">Тише, ребёнка разбудишь.</text:span></text:p>
      <text:p text:style-name="P1455"/>
      <text:p text:style-name="P1456">Но ты всё равно проснулась.</text:p>
      <text:p text:style-name="P1456"/>
      <text:p text:style-name="P1456">- Слушай, а платочек где, что я на подоконнике оставил?</text:p>
      <text:p text:style-name="P1456">- Какой платочек? Я не видела.</text:p>
      <text:p text:style-name="P1456">Вобщем, всё верно. Чтобы увидеть надо знать что ищешь. Вон и я в первую минуту море не признал...</text:p>
      <text:p text:style-name="P1456"/>
      <text:p text:style-name="P1456">Так кораблик не нашёл своё пристанище, а потом и вовсе пропал.</text:p>
      <text:p text:style-name="P1456">Может до сих пор бороздит где-то просторы вселенной.</text:p>
      <text:p text:style-name="P1455"/>
      <text:p text:style-name="P1456">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456">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456">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1456"/>
      <text:p text:style-name="P1414">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1414">В Конотопе тоже все охали, что от меня только половина осталась, но я себя великолепно <text:s/>чувствовал.</text:p>
      <text:p text:style-name="P1414">Моя мать зашила вещи в белую холстину. Получился большой и плотный тюк.</text:p>
      <text:p text:style-name="P1414">Но нужно было сделать ещё <text:s/>одно дело. Сделать и — унести ноги. Сделать и залечь на дно в шахте «Дофиновка».</text:p>
      <text:p text:style-name="P1376"/>
      <text:p text:style-name="P1376">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1376"><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1376">У меня не было ни желания, ни возможности разделить это знание с кем-либо — настолько <text:s/>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1376">Ничто не берётся ниоткуда, это — непреложная истина.</text:p>
      <text:p text:style-name="P1376"><text:soft-page-break/>Тактильные ощущения первого моего улёта <text:span text:style-name="T391">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1377">Вопрос: если не я, то кто же получает по мозгам?</text:p>
      <text:p text:style-name="P1377">К концу 5-(с-чем-то)-летнего срока употребления пришёл ответ.</text:p>
      <text:p text:style-name="P1377">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1377">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1377">В Одессе я оказался в самой гуще вселенской битвы неизвестно кого неизвестно с кем. </text:p>
      <text:p text:style-name="P1377">В ходе непостижимых перипетий я стал кому-то союзником, а кому-то врагом, оставаясь в полном неведении — кому? </text:p>
      <text:p text:style-name="P1377">Ясно одно — те, с кем я волею судеб оказался по разные стороны баррикад, не преминут меня выследить и свести счёты.</text:p>
      <text:p text:style-name="P1377">Недаром, сходя — ни свет, ни зар<text:span text:style-name="T392">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92">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Посёлке. С неисчислимыми и невообразимыми последствиями самого ужасного свойства.</text:span></text:p>
      <text:p text:style-name="P1378">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1378">В сарае на Декабристов 13 я взял штыковую лопату и направился к плантации на крайней грядке.</text:p>
      <text:p text:style-name="P1378">Они стояли махрово-гордые своим почти трёхметровым ростом. Налитые, пронзительно пахучие.</text:p>
      <text:p text:style-name="P1378">...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1379">И они падали — одна за другой, одна рядом с другой, одна на другую — от ударов штыка вглубь, отделяющих от корней, обрывающих жизнь.</text:p>
      <text:p text:style-name="P1379">Я сложил их в высокую груду, снова пошёл в сарай и вернулся с канистрой бензина. Высоко поднялось трескучее пламя, поплыл густой белый дым.</text:p>
      <text:p text:style-name="P1379">Всполошившаяся тётя Зина позвала мою мать, та встревоженно поспешила в огород.</text:p>
      <text:p text:style-name="P1379">- Серёжа!.. Что ты... Зачем... Как это...</text:p>
      <text:p text:style-name="P1379">Не отрывая глаз от огня я ответил на застрявший вопрос:</text:p>
      <text:p text:style-name="P1379">- Так надо!</text:p>
      <text:p text:style-name="P1379">Она ушла и вместо неё пришёл мой брат Саша.</text:p>
      <text:p text:style-name="P1379"><text:soft-page-break/>- Серёга, ты что это делаешь?</text:p>
      <text:p text:style-name="P1379">- Так надо!</text:p>
      <text:p text:style-name="P1379">Мо брат всегда верил, будто я знаю что делаю, даже когда я не знал.</text:p>
      <text:p text:style-name="P1379">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1379"/>
      <text:p text:style-name="P1379">В Одессу я прилетел затемно, зато успел на 6-часовой автобус от Нового базара проходивший через Новую Дофиновку.</text:p>
      <text:p text:style-name="P1379">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1379">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93">В глазах мужика застыла остекленелость, а глаз бабы я не видел — она их прятала.</text:span></text:p>
      <text:p text:style-name="P1380">Необъяснимая картина в такую рань, но меня уже трудно было чем-либо удивить.</text:p>
      <text:p text:style-name="P1380"/>
      <text:p text:style-name="P1380">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1380">Я снова втянулся в трудовые будни.</text:p>
      <text:p text:style-name="P1380">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1380">«Ну, это не деньги,»- подумал я и швырнул монету через плечо между деревьев лесополосы.</text:p>
      <text:p text:style-name="P1380">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1380"/>
      <text:p text:style-name="P1380">Умер электрик-одиночка, не доходя до общежития от Чабанки. Его нашли на третий день.</text:p>
      <text:p text:style-name="P1380">Я всегда знал, что это опасный отрезок пути; летом там постоянно летают круглые шарообразные пушинки, похожие на морские мины, но, конечно, белые. Наверное, он не увернулся.</text:p>
      <text:p text:style-name="P1380">Его хоронили на обрыве между шоссе и морем. На кладбище посёлка.</text:p>
      <text:p text:style-name="P1380">Капитонович нёс впереди деревянный крест, словно знамя наизготовку, а сам обвязался узким длинным рушником, как на свадьбе.</text:p>
      <text:p text:style-name="P1380">Что с них взять? Они людских обычаев не знают, просто слыхали звон.</text:p>
      <text:p text:style-name="P1380">В отцовском бушлате моряка с жёлтыми пуговицами я изображал колоритную фигуру, типа, мы — из Кронштадта, но тоже помогал засыпать могилу.</text:p>
      <text:p text:style-name="P1380">Потом мы на автобусе вернулись в общежитие, где работницы шахты приготовили поминальную тризну из своих домашних припасов.</text:p>
      <text:p text:style-name="P1380">Я облопался не меньше, чем на полевом стане у Чомбе.</text:p>
      <text:p text:style-name="P1380"/>
      <text:p text:style-name="P1381">В общежитие снова привезли рацию и мне пришлось переехать в комнату покинутую <text:soft-page-break/>электриком. Потом ко мне подселили Васю, нового крепильщика.</text:p>
      <text:p text:style-name="P1381">Я поначалу засомневался какого он пола, когда случайно заметил красно-бурые следы на простыни его койки, как от менструации.</text:p>
      <text:p text:style-name="P1381">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1381"/>
      <text:p text:style-name="P1381">Осень вступила в свои права. Я застеклил окно в одной из комнат нашей будущей квартиры, но асфальт всё не привозили.</text:p>
      <text:p text:style-name="P1381">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1380">- <text:span text:style-name="T394">Так что пиши заявление.</text:span></text:p>
      <text:p text:style-name="P1380">- <text:span text:style-name="T394">Какое?</text:span></text:p>
      <text:p text:style-name="P1380">- <text:span text:style-name="T394">С просьбой уволить тебя по собственному желанию.</text:span></text:p>
      <text:p text:style-name="P1380">- <text:span text:style-name="T394">У меня такого желания нет.</text:span></text:p>
      <text:p text:style-name="P1380">- <text:span text:style-name="T394">После такого письма оставить тебя тут не можем.</text:span></text:p>
      <text:p text:style-name="P1381">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1381"/>
      <text:p text:style-name="P1381">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1381">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1381"/>
      <text:p text:style-name="P1381">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1381"/>
      <text:p text:style-name="P1381">Тюк я отправил багажом с железнодорожного вокзала. <text:span text:style-name="T395">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1381"/>
      <text:p text:style-name="P1382">В нашу комнату заглянул Славик Аксянов. Мы съели полную сковороду жареной картошки под «Болеро» Равеля из радиоприёмника Васи.</text:p>
      <text:p text:style-name="P1382">Я сказал Славику, чтоб он навесил дверь на будку туалет а над лиманом. Она валяется в бурьянах, я видел.</text:p>
      <text:p text:style-name="P1382">Он пообещал исполнить мою последнюю просьбу. Однако, я, на всякий, сказал, что если не сделает — я буду являться ему, как тень отца Гамлета.</text:p>
      <text:p text:style-name="P1382">В его глазах мелькнул неподдельный испуг.</text:p>
      <text:p text:style-name="P1382">Кто бы мог подумать, что они тоже боятся привидений!</text:p>
      <text:p text:style-name="P1382"><text:soft-page-break/></text:p>
      <text:p text:style-name="P1383">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1383">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1383">Теперь ей грозили неприятности на работе, а у меня отнимут диплом, если только министерство просвещение не аннулирует моё распределение.</text:p>
      <text:p text:style-name="P1383">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1383">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1383">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1383">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1384">Свою защиту я построил на страстном желании трудиться на ниве просвещения и именно на склонах Карпатских гор, но с семьёй как?</text:p>
      <text:p text:style-name="P1384">Он предложил мне забрать тебя и Иру с собою.</text:p>
      <text:p text:style-name="P1384">А как же вторая, вернее, первая дочь?</text:p>
      <text:p text:style-name="P1384">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1384">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1384">Я получу свободный диплом, если представлю справку от уличкома в Конотопе, что Леночка действительно проживает на Декабристов 13.</text:p>
      <text:p text:style-name="P1384"/>
      <text:p text:style-name="P1384">Тем временем в Нежин прибыл тюк отправленный мною из Одессы.</text:p>
      <text:p text:style-name="P1384">Больше, чем инструменты, <text:s/>Ивана Алексеевича обрадовало ситечко для заварочного чайника. Он давно мечтал о таком, но в магазинах нигде нет.</text:p>
      <text:p text:style-name="P1384">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1384">Но ведь при поступлении на работу везде проходят медкомиссию, и без маминых советов. </text:p>
      <text:p text:style-name="P1384">Пришлось мне уяснить, что возникла необходимость в специальной проверке — на нормальность.</text:p>
      <text:p text:style-name="P1385">Моё поведение вселяло опасения и в будущем могло дискредитировать добропорядочную семью её родителей в глазах общественности.</text:p>
      <text:p text:style-name="P1385">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1385"><text:soft-page-break/>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1385">Крыть мне было нечем — она права по всем пунктам.</text:p>
      <text:p text:style-name="P1385"/>
      <text:p text:style-name="P1385">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1385">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1385">Они словно космический корабль по возвращении из экспедиции на другой край вселенной — ещё живы, но уже не модны...</text:p>
      <text:p text:style-name="P1385">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1385">Не поспоришь и с заторможенностью моих ответов. <text:span text:style-name="T396">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1386">Идиот! Всего-то и требовалось:</text:p>
      <text:p text:style-name="P1386">- А? Да...</text:p>
      <text:p text:style-name="P1386">Ну, а насчёт ниточек и стерильных линиях обороны вокруг твоей коляски я тебе уже рассказывал.</text:p>
      <text:p text:style-name="P1386">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1386">Это оказался коридор второго этажа незнакомого мне здания с широким и досками крашеного пола.</text:p>
      <text:p text:style-name="P1386">Было людно. На стене висел лист ватмана с рисунком в стиле журнала «Весёлые картинки», где чайник, обращаясь к мочалке, говорил:</text:p>
      <text:p text:style-name="P1386">- Ты зачем сказала блюдцу, что я дуршлаг?</text:p>
      <text:p text:style-name="P1386">Скорее всего дар от кого-то из меценатствующих посетителей.</text:p>
      <text:p text:style-name="P1386">Молодой человек в офицерском бушлате, но без знаков различия, радостно рассматривал эту картину. Фуражку он носил сдвинутой набекрень, но немного чересчур по озорному.</text:p>
      <text:p text:style-name="P1387">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1387">В точности, как говорил мой отец:</text:p>
      <text:p text:style-name="P1387">- Сидят, деньги получают, а обратишься — я не Копенгаген, я не Копенгаген!</text:p>
      <text:p text:style-name="P1387"/>
      <text:p text:style-name="P1387">Черниговская психбольница находится за четыре километра от города. Остановка так и называется: «4-й километр».</text:p>
      <text:p text:style-name="P1387">Это большой комплекс зданий в современном стиле крупноблочной архитектуры. Вот только от города далеко.</text:p>
      <text:p text:style-name="P1387">Обширная территория обнесена бетонным забором, но ворота недалеко от остановки.</text:p>
      <text:p text:style-name="P1387"><text:soft-page-break/>Мы прошли во двор обложенных красноватой плиткой зданий различной высоты; некоторые соединялись переходами, или зданиями пониже.</text:p>
      <text:p text:style-name="P1387">Иру заметно угнетал этот Bau Stile; если честно, работы архитектора Корбюзье мне тоже больше нравятся.</text:p>
      <text:p text:style-name="P1387">Я сопроводил погрустневшую Иру до нужного отделения.</text:p>
      <text:p text:style-name="P1387">В небольшом кабинете с одним окном нас приняла темноволосая женщина в белом халате — Тамара... отчество не помню, а врать не хочу.</text:p>
      <text:p text:style-name="P1387">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1387">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97">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1388">Тамара сказала Ире, что такие отклонения не слишком опасны, но если Ира хочет и я не возражаю, то меня можно оставить для наблюдения.</text:p>
      <text:p text:style-name="P1388">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1388">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1388"/>
      <text:p text:style-name="P1389">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1389">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1389">Ещё одно преимущество ХАЗа — его расположение на Посёлке — можно ходить домой обедать.</text:p>
      <text:p text:style-name="P1389">Недостатолк в том, что работать приходилось более 8 часов в день.</text:p>
      <text:p text:style-name="P1389">Нет, трудовое законодательство не нарушалось, ровно в пять Саша уходил домой, но работа 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1389">Мне было жалко брата, но я ничем не мог ему помочь.</text:p>
      <text:p text:style-name="P1389"/>
      <text:p text:style-name="P1389">С зарплатой в 2020 руб. на Посёлке можно смело обзаводиться семьёй.</text:p>
      <text:p text:style-name="P1389">Сашина избранница, Люда, работала в «Оптике» на Зеленчаке, а сама тоже была с Посёлка и завидной невестой — две отдельные хаты: папина и мамина. У молодых сразу решается жилищный вопрос и остаётся только жить припеваючи.</text:p>
      <text:p text:style-name="P1389">Так мой брат стал примаком.</text:p>
      <text:p text:style-name="P1389"/>
      <text:p text:style-name="P1389">В подарок молодым Ира хотела купить постельное бельё, но оно уже несколько месяцев как <text:soft-page-break/>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1389">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1389"/>
      <text:p text:style-name="P1389">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1389"/>
      <text:p text:style-name="P1390">Поскольку свадебная суббота совпадала с днём рождения нашей мамы, я решил подарить ей цветы.</text:p>
      <text:p text:style-name="P1390">Гаина Михайловна сказала: какие могут быть цветы 24 ноября? Но я всё равно пошёл на базар.</text:p>
      <text:p text:style-name="P1390">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1390">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1390"/>
      <text:p text:style-name="P1390">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1390">Все ещё больше удивились, что вручил их я не невесте. Тут Саша вспомнил какой это день и успокоил гостей.</text:p>
      <text:p text:style-name="P1390">Дальше всё шло как на обычной Поселковой свадьбе примака. Небольшое отличие состояло в том, что на ней я бросил курить.</text:p>
      <text:p text:style-name="P1390">Сосед за столом начал мне доказывать о невозможности избавиться от этой привычки, тем более на вечеринке любого рода.</text:p>
      <text:p text:style-name="P1390">Я потушил недокуренную сигарету и — всё.</text:p>
      <text:p text:style-name="P1390">На данный момент я тоже некурящий.</text:p>
      <text:p text:style-name="P1390"/>
      <text:p text:style-name="P1390">Утром следующего дня на Декабристов 13 Ира объявила о предстоящей мне поездке на 4-й 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1390">Мне никак не удавалось объяснить присутствующим, что я обещал быть там в понедельник.</text:p>
      <text:p text:style-name="P1390">Как выжить в мире где не можешь положиться даже на собственное слово?</text:p>
      <text:p text:style-name="P1390">Тут Ира перешла на сторону моих родителей и дальше они <text:s/>продолжали убеждать меня втроём. Только Леночка молчала, сидя в уголке дивана.</text:p>
      <text:p text:style-name="P1390">- Что?! Выучила на свою голову?!- шумел мой отец на мою мать. Потом он обратился ко мне.</text:p>
      <text:p text:style-name="P1390">- Всё для тебя делали. Теперь ты сделай как тебе говорят. Или родители тебе не такие? Чем это? Скажи!</text:p>
      <text:p text:style-name="P1390">- А и скажу!- ответил я и пристукнул кулаком по столу.- Почему ты перестал писать стихи?</text:p>
      <text:p text:style-name="P1391">Отец смутился, пряча глаза от жены и невестки. Даже в глубоких морщинах на лбу пролегла небывалая прежде застенчивость.</text:p>
      <text:p text:style-name="P1391"><text:soft-page-break/>- Ну... я молодой был... тогда война была...</text:p>
      <text:p text:style-name="P1391">Вот жизнь, а? Начнёшь гнать дуру, а нарываешься на чистосердечное признание.</text:p>
      <text:p text:style-name="P1458">А нынче на поэзии у него поставлен крест. Перешёл к ораторской карьере. </text:p>
      <text:p text:style-name="P1459">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р<text:span text:style-name="T1058">мар</text:span> Каддафи, или <text:s/><text:span text:style-name="T1058">такой же клоун как Ясир Арафат</text:span>?</text:p>
      <text:p text:style-name="P1391"/>
      <text:p text:style-name="P1391">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1391">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1391"/>
      <text:p text:style-name="P1391">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1391">Когда мы с матерью зашли в кабинет, он объяснил это несознательностью населения, а вот у них, за океаном, каждый четвёртый ходит на приём.</text:p>
      <text:p text:style-name="P1391">Тарасенко работал не один, а с напарницей в непривычно обставленном кабинете.</text:p>
      <text:p text:style-name="P1391">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1391">Мать села на стул у стены, а медработники остались стоять по сторонам от стола.</text:p>
      <text:p text:style-name="P1391">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1391">Тут Тарасенко с напарницей, как по команде, кинулись хлопать дверцами стола, выдёргивать и с треском задвигать его ящики.</text:p>
      <text:p text:style-name="P1392">Ноги я, конечно, подтянул, но стул не покинул, хотя и насторожился.</text:p>
      <text:p text:style-name="P1392">Убедившись, что я не выскочил за дверь и не попытался вскарабкаться на жалюзи окна, Тарасенко прекратил тест и объявил, что я здоров, как бык.</text:p>
      <text:p text:style-name="P1391">- <text:span text:style-name="T398">Вот ему скажите!- воскликнула, всхлипывая, моя мать.- Хочет в Чернигов ехать в психбольницу.</text:span></text:p>
      <text:p text:style-name="P1391">- <text:span text:style-name="T398">Зачем?</text:span></text:p>
      <text:p text:style-name="P1391">- <text:span text:style-name="T398">Его жена посылает.</text:span></text:p>
      <text:p text:style-name="P1391">- <text:span text:style-name="T398">Она что — врач?</text:span></text:p>
      <text:p text:style-name="P1391">- <text:span text:style-name="T398">Нет!</text:span></text:p>
      <text:p text:style-name="P1391">- <text:span text:style-name="T398">Тогда зачем? Мало кого куда посылают. Он ей раб, что ли?</text:span></text:p>
      <text:p text:style-name="P1391">- <text:span text:style-name="T398">Да! Да! Раб!</text:span></text:p>
      <text:p text:style-name="P1392">Так-то вот, Иосиф Яковлевич, по кличке Прекрасный, тебя в рабство продавали твои братья, а <text:s/>как бы тебе понравилось, если б сдала родная мать? </text:p>
      <text:p text:style-name="P1392">Тарасенко ещё раз, уже как рабу, предписал мне никуда не ехать и мы покинули кабинет.</text:p>
      <text:p text:style-name="P1392">По пути к трамвайной остановке моя мать спросила:</text:p>
      <text:p text:style-name="P1392"><text:soft-page-break/>- Ну, что — убедился?</text:p>
      <text:p text:style-name="P1392">- Это ничего не меняет.</text:p>
      <text:p text:style-name="P1392">- Если с тобой что-то сделают, я её убью,- сказала моя мать и заплакала.</text:p>
      <text:p text:style-name="P1392">- Мама,- ответил я,- что за книжку ты недавно прочитала?</text:p>
      <text:p text:style-name="P1392">Разумеется, <text:s/>я прекрасно знал, что мать моя давным-давно уж не читает книг, но надо же как-то поддержать разговор.</text:p>
      <text:p text:style-name="P1392"/>
      <text:p text:style-name="P1392">Из-за приёма со сдачей в рабство и нестыковки в расписаниях движения поездов, на 4-й километр под Черниговом я добрался уже поздним вечером.</text:p>
      <text:p text:style-name="P1392">Однако, обусловленный понедельник ещё не истёк и я стал бить в железо ворот, вызвал недовольные крики охраны в проходной. <text:span text:style-name="T399">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1393">Там я сдал свою одежду и получил взамен пижаму и пару кирзовых сапог. Левый ничего, но 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1393">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400">Вдоль стен — тоже остеклённые — двери в палаты.</text:span></text:p>
      <text:p text:style-name="P1394">Дежурный привёл меня в одну из них, указал свободную койку и вышел.</text:p>
      <text:p text:style-name="P1394">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1394">По-видимому, моё появление заставило обитателей палаты затаиться, но постепенно они оттаяли.</text:p>
      <text:p text:style-name="P1394">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1394">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1394">- А что, Костя, хотел бы сейчас домашней колбаски?- спросил один из невидимых фигур невидимого другого.</text:p>
      <text:p text:style-name="P1394">Мне стало смешно до чёртиков. Как быстро меня вычислили!</text:p>
      <text:p text:style-name="P1394">Уезжая в прошлы раз из Чернигова с Ирой, мы купили кольцо спиралевидной скрученной домашней колбасы. Вкусная.</text:p>
      <text:p text:style-name="P1394">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1394"/>
      <text:p text:style-name="P1394">Утро начиналось с шарканье подошв в широком коридоре. <text:span text:style-name="T401">С ярмом из вафельного полотенца на шее, я вышел туда в сапогах и, следуя потоку движения, нашёл умывальник и туалет.</text:span></text:p>
      <text:p text:style-name="P1395">На завтрак была хавка, как хавка.</text:p>
      <text:p text:style-name="P1395">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1395"/>
      <text:p text:style-name="P1395"><text:soft-page-break/>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1395">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1395">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1395">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1395">Два-три щёголя держались вместе, <text:span text:style-name="T402">прогуливаясь сквозь общую суматоху. Темноволосый косил на пахана с интеллектуальным уклоном.</text:span></text:p>
      <text:p text:style-name="P1396">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1396">В шашки играть он не умел и когда на доске у него осталась всего одна, я предложил ничью и больше не играл. Не играл и в карты с щёголями.</text:p>
      <text:p text:style-name="P1396">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1396">В толпе пациентов раздавался радостный крик:</text:p>
      <text:p text:style-name="P1396">- Лекарства!</text:p>
      <text:p text:style-name="P1396">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1396">Для заполнения свободного времени я пошёл путём Ленина и Дина Рида — мерить камеру шагами из конца в конец.</text:p>
      <text:p text:style-name="P1396">Только коридор не одиночка: приходилось уклоняться от столкновений, тем более, что <text:s/>ходил я скорым шагом.</text:p>
      <text:p text:style-name="P1396">Я выписывал длинный эллипс от двух окон <text:span text:style-name="T403">в одном конце до окна и запертой двери в другом конце коридора. Некоторые обратили внимание. Щёголь-блондин начал выбивать ритм индейских барабанов по обложке толстой книги, которую постоянно носил подмышкой, в такт топанью моих сапог по полу.</text:span></text:p>
      <text:p text:style-name="P1395">- <text:span text:style-name="T403">Чё ты дуру гонишь? Оно тебе надо?- крикнул мне темноволосый щёголь.</text:span></text:p>
      <text:p text:style-name="P1395">- <text:span text:style-name="T403">Попробуй — приколешься!- крикнул я в ответ, уносясь к противоположному концу.</text:span></text:p>
      <text:p text:style-name="P1397">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1397">- Огольцов заразил Баранова!- закричал какой-то шестёрка к медсестре на стуле.</text:p>
      <text:p text:style-name="P1397">Но та ни во что не вмешивалась.</text:p>
      <text:p text:style-name="P1397">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404">движение</text:span> по орбите стало безболезненным.</text:p>
      <text:p text:style-name="P1397"><text:soft-page-break/></text:p>
      <text:p text:style-name="P1398">Коготок увяз — всей птичке пропасть.</text:p>
      <text:p text:style-name="P1398">Начинаешь что-то поправлять и следом вылазит другое нестерпимое неудобство.</text:p>
      <text:p text:style-name="P1398">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1398">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1398">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1398">За окнами виднелось предзимнее пожухлое поле с далёкими чёрно-жёлтыми стрелками, что указывают самолётам путь к аэродрому.</text:p>
      <text:p text:style-name="P1398">На подоконниках стояли кактусы в горшочках и лежала писаная от руки инструкция для слишком сердобольных: «кактусы не поливать!»</text:p>
      <text:p text:style-name="P1398">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405">а также цитаты более мелким шрифтом.</text:span></text:p>
      <text:p text:style-name="P1399">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1399">Я сел в последний ряд. Над сценой включились софиты и на неё вышел человек в белом халате, чем-то недовольный, с баяном.</text:p>
      <text:p text:style-name="P1399">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1399">Баянист заиграл и в проходе перед сценой начались танцы.</text:p>
      <text:p text:style-name="P1399">По центральному проходу женщина лет сорока скорым шагом пронесла милую улыбку в конец зала и пригласила меня на белый танец.</text:p>
      <text:p text:style-name="P1399">- Извините, вальс не для меня.</text:p>
      <text:p text:style-name="P1399">Она ушла опустив голову. Утрата. Утрата.</text:p>
      <text:p text:style-name="P1399">Несмотря на «Дунайские волны» вальс никто и не танцевал, а просто кому что взбредёт, но парами. Две пары поднялись на сцену — в одной из них юноша с асинхронными глазами, но теперь оба его взгляда <text:span text:style-name="T406">устремлены на высокий мягкий пух серой мохеровой шапочки его партнёрши — медсестры в белом халате. Кто из них приглашал?</text:span></text:p>
      <text:p text:style-name="P1400">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1400"/>
      <text:p text:style-name="P1400">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оказался перевод с грузинского рассказов Тамаза Чиладзе. Мне очень понравились, а в оригинале, наверное, ещё лучше.</text:p>
      <text:p text:style-name="P1400">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text:soft-page-break/>срезе и преломлении пятым отделением четвёртого километра. Он мне уже надоел.</text:p>
      <text:p text:style-name="P1401">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1402">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text:p>
      <text:p text:style-name="P1402"><text:span text:style-name="T1056">Взвинченный близостью освобождения,</text:span> я <text:span text:style-name="T1056">по-ораторски сделал шаг вперёд</text:span> <text:span text:style-name="T1056">и вы</text:span>крикнул, <text:span text:style-name="T1056">что благодарен всем за всё и</text:span> обеща<text:span text:style-name="T1056">ю</text:span> помнить. <text:span text:style-name="T1056">В ответ вспыхнул стихийный митинг, но я уже вышел в коридор.</text:span></text:p>
      <text:p text:style-name="P1401">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1401">Тамара сказала Ире, что <text:span text:style-name="T407">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1403">На меня этот капкан не сработал — к тому времени я уже нашёл эффективный способ 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1403">Обращаясь ко мне, Тамара прописала мне средство возвращения в себя — каждый день по вечерам смотреть <text:span text:style-name="T1056">информационную </text:span>программу «Время».</text:p>
      <text:p text:style-name="P1403">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408">Потом мне это надоело и я перестал под предлогом, что горбатого могила исправит, вот тогда и стану как все.</text:span></text:p>
      <text:p text:style-name="P1403"/>
      <text:p text:style-name="P1404">Как прекрасен этот мир, если не заглядывать ему в корень!</text:p>
      <text:p text:style-name="P1404">«...состоялся симпозиум под эгидой ЮНЕСКО...»</text:p>
      <text:p text:style-name="P1404">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p>
      <text:p text:style-name="P1460"><text:tab/><text:tab/><text:tab/>Как прекрасен этот мир, посмотри-и</text:p>
      <text:p text:style-name="P1404"><text:span text:style-name="T79"><text:tab/><text:tab/><text:tab/>Как прекра-а-асен этот мир..</text:span>.</text:p>
      <text:p text:style-name="P1404"/>
      <text:p text:style-name="P1404">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1404"/>
      <text:p text:style-name="P1405">В начале декабря я пришёл в СМП-615, поскольку туда нет ни трамвайных, ни автобусных <text:soft-page-break/>маршрутов — это же у чёрта на куличках, на семи ветрах.</text:p>
      <text:p text:style-name="P1405">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1405">Сказать: что это его так с похмелья корёжило не получается — шла вторая половина дня. </text:p>
      <text:p text:style-name="P1405">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409">ение</text:span> свои жилищны<text:span text:style-name="T409">х</text:span> услови<text:span text:style-name="T409">й </text:span><text:s/>23 желающих.</text:p>
      <text:p text:style-name="P1406">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1406">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1406"/>
      <text:p text:style-name="P1406">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1406">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410">Даже инженерно-технические работники и бухгалтерия были вторичны, по сравнению с нами.</text:span></text:p>
      <text:p text:style-name="P1407">Именно мы приходили в глубокие котлованы и заполняли их кладкой многотонных бетонных блоков при содействии <text:s/>автокрановщика Гавкалова. </text:p>
      <text:p text:style-name="P1407">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1407">Менялись крановщики, менялись сварщики, но мы оставались, ибо кто, если не мы изменит пространство?</text:p>
      <text:p text:style-name="P1407">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Воронам пришлось пересмотреть свои маршруты.</text:p>
      <text:p text:style-name="P1407">Конечно, многоквартирные жилые дома результат труда всех перечисленных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1408">Непросто быть остриём. Ни стены кабинетов, ни стёкла кабин, ни шпангоуты бортов не укроют тебя от капризов и взбрыков погодных условий.</text:p>
      <text:p text:style-name="P1408">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и трескучих морозов.</text:p>
      <text:p text:style-name="P1408">Не всякий выдержит, не каждому дано день за днём оставаться каменщиком.</text:p>
      <text:p text:style-name="P1408">Много с кем довелось мне работать и в СМП-615, и за его пределами, но именно эти двенадцать для меня навсегда останутся «нашей бригадой».</text:p>
      <text:p text:style-name="P1408">Микола Хижняк — бригадир; </text:p>
      <text:p text:style-name="P1408"><text:soft-page-break/>два Петра — Лысун и Кирпа — каменщики;</text:p>
      <text:p text:style-name="P1408">два Григория — Григорий и Гриня, он же Мелехов (после показа экранизации «Тихого Дона» по центральному телевидению) — каменщики;</text:p>
      <text:p text:style-name="P1408">две Адреевны — Любовь и Анна — каменщицы;</text:p>
      <text:p text:style-name="P1408">Лида и Вита — каменщицы;</text:p>
      <text:p text:style-name="P1408">строповщицы — Катерина и Вера Шарапова; и </text:p>
      <text:p text:style-name="P1408">Сергей Огольцов — каменщик.</text:p>
      <text:p text:style-name="P1408"/>
      <text:p text:style-name="P1408">В Конотопе легко отличить дома построенные нашей бригадой; все они — полосатые.</text:p>
      <text:p text:style-name="P1408">Начиная этаж, круговой пояс <text:s/>мы ложили из красного кирпича <text:span text:style-name="T411">(6х12х25см)</text:span> с клеймом «КК» на ребре — «<text:span text:style-name="T411">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1409">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409">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409">Глядя со стороны — ещё один этаж готов. Но быстро лишь сказка сказывается...</text:p>
      <text:p text:style-name="P1409">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1409">Вот теперь этаж можно перекрывать бетонными плитами, которые подносит башенный кран на стальных тросах с крючками, которые <text:span text:style-name="T412">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1410">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1410">Тоже не беда! </text:p>
      <text:p text:style-name="P1410">Имеется лом, кувалда, два Петра, два Григория, один Серёга и Микола — сменяя друг друга, доведут плиту до нужной ширины.</text:p>
      <text:p text:style-name="P1410">Перекрытие этажа — ответственные момент, первые год-полтора мне такая честь не выпадала.</text:p>
      <text:p text:style-name="P1410">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413">е </text:span>её опирания на стену будет добавлен раствор, <text:span text:style-name="T413">или наоборот счищен. Ведь тут людям жить!</text:span></text:p>
      <text:p text:style-name="P1411">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411">- Поед<text:span text:style-name="T414">я́</text:span>т!</text:p>
      <text:p text:style-name="P1411"><text:soft-page-break/>Это так он переиначил слово «пойдёт!»</text:p>
      <text:p text:style-name="P1411">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411">Технология выверенная десятилетиями.</text:p>
      <text:p text:style-name="P1411"/>
      <text:p text:style-name="P1411">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416">во</text:span>, Хутора Халимоново и Куколки.</text:p>
      <text:p text:style-name="P1412">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412">Движения автотранспорта на ней практически не наблюдалось, а стояли круги других организаций; но наш самый широкий и весёлый.</text:p>
      <text:p text:style-name="P1412">В кругу есть что-то семейное, зачаток общности; в нём ты видишь больше лиц, чем в строю.</text:p>
      <text:p text:style-name="P1412">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1412">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1412">Отсюда <text:span text:style-name="T417">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413">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413"/>
      <text:p text:style-name="P1413">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поверх железных отвесов. 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413">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413">Ночью в отсеке мастера спали сменявшие друг друга сторожа-пенсионеры.</text:p>
      <text:p text:style-name="P1413">Один из них, с боевой фамилией Рогов, носил гимнастёрку <text:span text:style-name="T418">с орденскими планками, </text:span><text:s/>офицерски<text:span text:style-name="T418">й</text:span> рем<text:span text:style-name="T418">ень</text:span>, галифе и хромовые сапоги. <text:span text:style-name="T419">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text:span><text:soft-page-break/><text:span text:style-name="T419">реплика начальника своему заместителю по поводу Рогова:</text:span></text:p>
      <text:p text:style-name="P1413">- <text:span text:style-name="T419">Ладно, потерпи, их уже немного осталось.</text:span></text:p>
      <text:p text:style-name="P1375">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1375">Конотоп есть Конотоп, тут и милиционеры знакомы с первым президентом Индии.</text:p>
      <text:p text:style-name="P1375">Во время своего дежурства бывший милиционер закрывал окно в отсеке мастера изнутри листом картона. Иначе он не мог заснуть.</text:p>
      <text:p text:style-name="P1375">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1375"><text:span text:style-name="T79"><text:tab/><text:tab/><text:tab/>Привычка свыше нам дана, замена счастию она..</text:span>.</text:p>
      <text:p text:style-name="P1478"/>
      <text:p text:style-name="P1478">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478">- А как же!</text:p>
      <text:p text:style-name="P1478">Покуда не привезут раствор и кран не подаст его на линию, делать там каменщику нечего.</text:p>
      <text:p text:style-name="P1478">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478">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1478">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Больше не получается — на «пауке» только четыре крючка.</text:p>
      <text:p text:style-name="P1478">А тем временем каменщики подняли из вагончика на линию свои инструменты. Та часть стены, на которой предстоит работать бригаде, называется «захватка». <text:span text:style-name="T357">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478">- <text:span text:style-name="T357">Какая опять падла?..</text:span></text:p>
      <text:p text:style-name="P1479">Шнýрка нужна для соблюдения общей горизонтальности кладки.</text:p>
      <text:p text:style-name="P1479">Справа от каменщика кран оставляет ящик с раствором, он же «банка». 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479">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1479"><text:soft-page-break/>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1479">Слева от каменщика стоит поддон кирпичей, 300-400 штук, <text:span text:style-name="T358">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358">и, если это лицевой ряд, либо с лицевым рядом, если кладётся ряд задний.</text:span></text:p>
      <text:p text:style-name="P1480">Когда нужен кирпич особого размера — половинка, трёхчетвёрка или «чекушка» — каменщик пускает в ход кирочку — кайло в миниатюре — обрубая лишнее.</text:p>
      <text:p text:style-name="P1480">Когда кирпич на поддоне заканчивается, крановщик подаёт следующий, зацепленный Верой и Катериной.</text:p>
      <text:p text:style-name="P1480">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480">Упорядочено и последовательно зацикленное движение, можно даже сказать спиралевидное.</text:p>
      <text:p text:style-name="P1480">Уяснила?</text:p>
      <text:p text:style-name="P1480"><text:s/>Ну, а теперь можешь наплевать и забыть, потому что стройка это не цирк с ровным пес<text:span text:style-name="T359">оч</text:span>ком арены.</text:p>
      <text:p text:style-name="P1480">Стройка — опасная зона, где в непредвиденных местах затаились <text:s/>торчащие куски арматуры, <text:span text:style-name="T359">под ногой обламывается крепкий с виду кусок доски,</text:span> с крыши падает ведро кипящей смолы <text:span text:style-name="T1053">(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359">вернувшийся с</text:span> зоны блатной швырнул <text:span text:style-name="T1053">с четвёртого этажа, </text:span>просто так, не глядя — «на кого бог пошлёт».</text:p>
      <text:p text:style-name="P1481">По большому счёту, стройка — это жизнь. И тут, как в жизни, надо не только жить, но и — извини за патетику — выживать.</text:p>
      <text:p text:style-name="P1481">Да и каменщики не роботы, а люди. А люди, если хорошенько окрысятся, то кого угодно выживут... хотя, о чём это я?.. <text:s/>Ах, да — стройка!</text:p>
      <text:p text:style-name="P1481">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360">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1481">- <text:span text:style-name="T360">Гоним-гоним!</text:span></text:p>
      <text:p text:style-name="P1482">А Пётр Лысун скажет:</text:p>
      <text:p text:style-name="P1482">- Чё? Опять вперёд? А где перёд?</text:p>
      <text:p text:style-name="P1482">Вот тут хватай лопату и живи дальше.</text:p>
      <text:p text:style-name="P1482"/>
      <text:p text:style-name="P1482">В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1482">Целил он душевнобольных. При условии, чтоб его близких и близко не было.</text:p>
      <text:p text:style-name="P1482">Привозят к нему такого, скажем, страждущего, который всех домашних заколебал особым видением мира, где он — чайник:</text:p>
      <text:p text:style-name="P1482">- Ах, осторожней, я фарфоровый! Разобьёте!</text:p>
      <text:p text:style-name="P1482">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482">К вечеру дня 88% стеклотары вспоминали о своём происхождении и <text:span text:style-name="T361">делали</text:span> ему <text:span text:style-name="T361">замечания</text:span>, что с <text:s/><text:span text:style-name="T361">человеком </text:span>нельзя так обращаться. </text:p>
      <text:p text:style-name="P1482">Самые упорные скороварки на второй день начинали прикидываться людьми и фермер возвращал семье и обществу вполне восстановленных членов. <text:span text:style-name="T361">За плату, конечно; плюс бонус — поле вспаханное надурня́к.</text:span></text:p>
      <text:p text:style-name="P1482"/>
      <text:p text:style-name="P1483"><text:soft-page-break/>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1483">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1483">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1483">Молодая пара, с виду супруги. Сидят, <text:span text:style-name="T362">он</text:span> борщ <text:span text:style-name="T362">ест, а она, типа, присматривает</text:span>. Время малость не совсем для борща, но я не вмешиваюсь — может <text:span text:style-name="T362">это так</text:span> колдун прописал.</text:p>
      <text:p text:style-name="P1483">Баба провела Иру в следующую комнату и через две минуты оттуда вышел колдун.</text:p>
      <text:p text:style-name="P1483">Черноволосый, лет под пятьдесят в рубахе хаки от общевойсковой парадки.</text:p>
      <text:p text:style-name="P1484">Мы с ним посмотрели друг на друга и <text:s/>он вернулся к Ире. Вскоре она вышла вся взволнованная и мы пошли на автобус.</text:p>
      <text:p text:style-name="P1484">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1484">Так что потом вместо меня с Ирой пару раз ездила моя сестра Наташа.</text:p>
      <text:p text:style-name="P1484">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1484">Всё-таки, эксперименты на людях они первыми начали ставить.</text:p>
      <text:p text:style-name="P1484"/>
      <text:p text:style-name="P1484">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1484">Если, чисто гипотетически, допусти<text:span text:style-name="T363">т</text:span>ь, что дання имело место, тогда — кто, где, когда?</text:p>
      <text:p text:style-name="P1485">Не помню на котором году работы в СМП, в голове всплыли два предположения:</text:p>
      <text:p text:style-name="P1485">1) кефир, который принесла мне Мария, когда я принципиально лежал в нежинской городской больнице;</text:p>
      <text:p text:style-name="P1485">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1485">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1485"/>
      <text:p text:style-name="P1485">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1485">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1485">- Ты своим дипломом позоришь нашу шахту!</text:p>
      <text:p text:style-name="P1485">То есть, делаешь из неё какой-то непонятный сброд.</text:p>
      <text:p text:style-name="P1485">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1485">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1485">Но сначала надо было стоять во взволнованной очереди, а потом сгибаться и засовывать <text:soft-page-break/>голову в проём окошечка, чтобы там расписаться в ведомости. </text:p>
      <text:p text:style-name="P1485">Вот эта заключительная поза мне как раз <text:span text:style-name="T364">и </text:span>не нравилась. Голова твоя где-то там, непонятно где, <text:span text:style-name="T364">а зад торчит снаружи на милость и усмотрение взволнованной очереди.</text:span></text:p>
      <text:p text:style-name="P1486">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1486">Тут она и закричала из-за стекла:</text:p>
      <text:p text:style-name="P1486">- Серёжа! А где голова?</text:p>
      <text:p text:style-name="P1486">- Меня гильотинировали.</text:p>
      <text:p text:style-name="P1486">- Чего?! Да что ты из себя строишь? Думаешь диплом получил, так и — всё? Ты ведь с Ольгой к нам в гости приходил. Мы вместе самогон пили!</text:p>
      <text:p text:style-name="P1486">Вот чего не люблю, так это панибратства, поэтому кассирше Комос так прямо и сказал:</text:p>
      <text:p text:style-name="P1486">- Вы ошибаетесь. У вас в гостях мы пили спирт и берёзовый сок, а самогона не было.</text:p>
      <text:p text:style-name="P1486">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1486">Так что мне не удалось скрыть от бригады свою дипломированность.</text:p>
      <text:p text:style-name="P1486">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1486">Думаю: а чего он валяется в серванте? Взял и привинтил. Летом, конечно.</text:p>
      <text:p text:style-name="P1486">Очень даже неплохо смотрелось — нежно-голубая эмаль значка с золотистой книжечкой на чёрной выгоревшей спецовке х/б. </text:p>
      <text:p text:style-name="P1486">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1486"/>
      <text:p text:style-name="P1486">Так что тёще, в следующий свой приезд, я дал вполне предсказуемый ответ:</text:p>
      <text:p text:style-name="P1486">- Гаина Михайловна, в нашей бригаде десять человек ко мне относятся хорошо, а один положительно.</text:p>
      <text:p text:style-name="P1486">- Откуда ты знаешь?</text:p>
      <text:p text:style-name="P1486">- Анкетирование провёл. Устное, по отдельности.</text:p>
      <text:p text:style-name="P1486">- Так прямо и спрашивал «как вы ко мне относитесь?»</text:p>
      <text:p text:style-name="P1486">Интересно, а откуда бы я эти цифры взял? Кстати, некоторые потом тоже спрашивали:</text:p>
      <text:p text:style-name="P1486">- А ты ко мне как?</text:p>
      <text:p text:style-name="P1486"/>
      <text:p text:style-name="P1486">Да, жизнь перевернулась: прежде я на выходные ездил из Нежина в Конотоп, а теперь из Конотопа в Нежин.</text:p>
      <text:p text:style-name="P1486">В пятницу, после работы, электричкой в Нежин; в понедельник <text:span text:style-name="T365">утренней, шестичасовой — обратно.</text:span></text:p>
      <text:p text:style-name="P1487">Три раза утреннюю проспал и начал возвращаться по воскресеньям — опасался, что опоздания на моё место в очереди на квартиру повлияют.</text:p>
      <text:p text:style-name="P1487">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1487">Такая жена называлась «broad wife». Я когда узнал, то пожалел, что английский знаю, очень меня это, почему-то, расстроило.</text:p>
      <text:p text:style-name="P1486"/>
      <text:p text:style-name="P1487">Из-за того, что в Нежине нет трамваев, автобусы, пользуясь своей незаменимостью, совершенно распоясались.</text:p>
      <text:p text:style-name="P1487">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366">Потом покажется вдали, даря надежду — наконец-то! — и пройдёт мимо не останавливаясь, потому что и так битком.</text:span></text:p>
      <text:p text:style-name="P1488"><text:soft-page-break/>Но в тот вечер нам с Ирой повезло. Только мы вышли на остановку, тут и автобус подошёл.</text:p>
      <text:p text:style-name="P1488">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1488">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1488">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1488">Но она в этот момент наклонилась застегнуть замок на сапогах и второй конец пояса охлестнул её согнутую спину.</text:p>
      <text:p text:style-name="P1488">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1488">Ира даже и не заметила, а я утешился мыслью, что я не цыган, и сейчас не война.</text:p>
      <text:p text:style-name="P1488">Когда автобус торопливо въехал на площадь, на остановке народу уже скопилась столько, что и в два не влезут.</text:p>
      <text:p text:style-name="P1488">Я сошёл первым и подал Ире руку — поддержать. </text:p>
      <text:p text:style-name="P1488">Она едва успела спуститься, как толпа ломанулась в двери автобуса, но я успел отгородить Иру спиной.</text:p>
      <text:p text:style-name="P1488">И тут <text:s/>раздался вскрик какой-то девушки — её чуть не сшибли с ног, но она успела ухватиться за борт автобуса у двери, чтоб не упасть, <text:span text:style-name="T367">а стадо так и пёрло по ступенькам в салон</text:span>.</text:p>
      <text:p text:style-name="P1489">Мне, как <text:span text:style-name="T368">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1489">- Извините!</text:p>
      <text:p text:style-name="P1489"><text:span text:style-name="T368">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1489">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1489">- При всём своём непротивленстве, такое не могу стерпеть.</text:p>
      <text:p text:style-name="P1489">И я ответил ударом на удар.</text:p>
      <text:p text:style-name="P1489">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1489">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1490">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1490"><text:s/>Свора разбежалась, чтобы успеть вскочить в захлопывающиеся с той стороны двери. </text:p>
      <text:p text:style-name="P1490">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1490">Он отвёл нас на свою квартиру, которую снимал в частном доме вместе с Петюней Рафаловским и я расписал пулю с ними.</text:p>
      <text:p text:style-name="P1490">Потом они вышли провожать нас с Ирой. На узком тротуаре идти получалось лишь по двое. <text:soft-page-break/>Ира и Двойка шли впереди: он в длинном кожухе и мохнатой шапке, она в пальто прямого кроя и круглой шапочке; а я с Петюней сзади.</text:p>
      <text:p text:style-name="P1490">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1490">Побитый стадом Ахуля в демисезонном пальто от Алёши Очерета? На такого не всякая позарится, пусть даже она тебе и жена. <text:span text:style-name="T369">В побоище на площади мне так и не смогли нанести повреждений, но как же <text:s/>было больно идти рядом с Петюней!</text:span></text:p>
      <text:p text:style-name="P1491">Они с Двойкой проводили нас до остановки, а потом даже и до моста через Остёр. Тут мы всё-таки смогли расстаться.</text:p>
      <text:p text:style-name="P1491">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1491">Меня буквально оглушила эта самореклама самца победителя. Я бы таким не стал делиться даже при его прошмандовках. Мразь.</text:p>
      <text:p text:style-name="P1491">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1490"/>
      <text:p text:style-name="P1492">Руководство СМП-615 изыскало способ хотя бы отчасти сгладить факт наличия в нём каменщика с высшим образованием.</text:p>
      <text:p text:style-name="P1492">Меня назначили в заседатели товарищеского суда.</text:p>
      <text:p text:style-name="P1492">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1492">Должность заседателя не оплачивается и она выборная. Однако, не всегда удаётся провести чёткую грань между избранием и назначением.</text:p>
      <text:p text:style-name="P1492">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1492">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1492">Вряд ли он сам стремился, скорее всего послали посмотреть каким ключом <text:s/>бьёт задорная молодая жизнь поезда в возрасте до 28 лет.</text:p>
      <text:p text:style-name="P1492">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1492">- Да что ж вы такие пассивные?</text:p>
      <text:p text:style-name="P1492">Тут уже мне пришлось встать с места и ответить риторическим вопросом на вопрос:</text:p>
      <text:p text:style-name="P1492">- А кого, интересно, начнут вести активные, когда пассивных не останется?</text:p>
      <text:p text:style-name="P1492">Всё-таки диплом обязывает к определённой линии поведения.</text:p>
      <text:p text:style-name="P1492">Проверяющий оказался не подкованным для такого вопроса и собрание благополучно закрылось.</text:p>
      <text:p text:style-name="P1492"/>
      <text:p text:style-name="P1492">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1492">Такому суду, помимо председателя, требуются два заседателя, сроком на один год — до следующего отчётно-выборного профсоюзного собрания.</text:p>
      <text:p text:style-name="P1493">Пожалуй, на этой должности я проявил себя латентным тираном, предлагаю слишком драконовские меры пресечения.</text:p>
      <text:p text:style-name="P1493"><text:soft-page-break/></text:p>
      <text:p text:style-name="P1493">Месяц одиночных исправительных работ для штукатура Трепетилихи в производственном корпусе на территории СМП. </text:p>
      <text:p text:style-name="P1493">Да для неё, считай, и день пропал, если за смену плюс проезды автобуса от вокзала и обратно она двоих-троих не забалакает до комы!</text:p>
      <text:p text:style-name="P1493">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1493">Она ещё дёшево отделалась, поскольку её правонарушение могло иметь политический резонанс.</text:p>
      <text:p text:style-name="P1493">Судебное разбирательство выяснило, что дело было так:</text:p>
      <text:p text:style-name="P1493">Трепетилиха высунулась из окна 110-квартирного, где уже шли отделочные работы и увидела, что работница бухгалтерии СМП-615 идёт домой.</text:p>
      <text:p text:style-name="P1494">Ну, а почему не идти? Живёт она на Семи Ветрах — идти не далеко, а время уже полпятого.</text:p>
      <text:p text:style-name="P1494">Её ошибка в том, что она ответила на вопрос торчащей из окна Трепетилихи:</text:p>
      <text:p text:style-name="P1494">- А шо ты там ото несёшь?</text:p>
      <text:p text:style-name="P1494">- Рыбу.</text:p>
      <text:p text:style-name="P1494">Слово «рыба» послужило детонатором.</text:p>
      <text:p text:style-name="P1494">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1494">-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1494">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1494">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1494">Не знаю рыбу им подвезли, или другой эквивалент, но отделочные работы продолжились, а Трепетилиха пошла под суд. Наш, товарищеский.</text:p>
      <text:p text:style-name="P1494">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70">А это о многом говорит.</text:span></text:p>
      <text:p text:style-name="P1495">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1495">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1495"><text:span text:style-name="T79"><text:tab/><text:tab/><text:tab/>Есть женщины в русских селеньях..</text:span>.</text:p>
      <text:p text:style-name="P1495">Без ложной скромности скажу, что в сёлах конотопского района есть и покруче, чей потенциал возможно измерить только в мегатоннах.</text:p>
      <text:p text:style-name="P1495">- Шо за народ пошёл! Навалились всем селом! Еле-еле одгавкалась.</text:p>
      <text:p text:style-name="P1495"/>
      <text:p text:style-name="P1495">Сварщика Володю Шевцова я вообще хотел в ссылку отправить.</text:p>
      <text:p text:style-name="P1496">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1496">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1496"><text:soft-page-break/>Но чемерг<text:span text:style-name="T371">é</text:span>сил по чёрному, особенно с получки.</text:p>
      <text:p text:style-name="P1496">На заседании суда председатель так и заявил:</text:p>
      <text:p text:style-name="P1496">- <text:span text:style-name="T371">Н</text:span>а вокзале после работы сходим, т<text:span text:style-name="T371">ак</text:span> Володя, пока до первого светофора дойдёт — уже готовый.</text:p>
      <text:p text:style-name="P1497">Ну, это он снаивничал: от вокзала до светофора на Переезде — два гастронома, не считая павильона «Встреча».</text:p>
      <text:p text:style-name="P1497">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1497">Суд отклонил подобную бесчеловечность, а сам Володя на меня обиделся, хотя виду не подал.</text:p>
      <text:p text:style-name="P1497">А жаль, он так интеллигентно матерился:</text:p>
      <text:p text:style-name="P1497">- Идите Вас на х..., пожалуйста.</text:p>
      <text:p text:style-name="P1497">Так и веет набережными культурной столицы.</text:p>
      <text:p text:style-name="P1497"/>
      <text:p text:style-name="P1497">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1497"/>
      <text:p text:style-name="P1497">По третьему делу проходил мастер-прораб бахмацкой бригады.</text:p>
      <text:p text:style-name="P1497">Там закончили какой-то строительный объект и одолженный в других организациях бульдозер делал зачистку — равнял прилегающую площадь.</text:p>
      <text:p text:style-name="P1497">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1497">Объект благополучно завершили, а прораба кто-то заложил: расхищение социалистической собственности.</text:p>
      <text:p text:style-name="P1497">На заседании суда у меня к преступнику был всего один вопрос:</text:p>
      <text:p text:style-name="P1497">- Что стало бы с треснувшей панелью, если бы ею не перекрыли погреб?</text:p>
      <text:p text:style-name="P1497">Он недовольно пожал плечами и ответил:</text:p>
      <text:p text:style-name="P1497">- А что может стать? Осталась бы под грунтом.</text:p>
      <text:p text:style-name="P1498">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1498">И этот мой вердикт не прокатил.</text:p>
      <text:p text:style-name="P1498">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1498"/>
      <text:p text:style-name="P1498">Когда тебе исполнился один год, ты приезжала в Конотоп. На неделю, или две — не надолго.</text:p>
      <text:p text:style-name="P1498">В то лето шли частые грозы. После одной из них я повёз тебя в коляске на прогулку.</text:p>
      <text:p text:style-name="P1498">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1498">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1498">Ты была тепло одета и спала под поднятым верхом и застёгнутым фартуком коляски.</text:p>
      <text:p text:style-name="P1498">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1498">Ты схватила его обеими руками, как рулевое колесо, но я отобрал эту мокрую резину.</text:p>
      <text:p text:style-name="P1498">Ты захныкала, но не надолго. До Декабристов оставалось уже не далеко и мы доехали на одной паре колёс коляски.</text:p>
      <text:p text:style-name="P1498">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1498">Через пару дней погода разгулялась и я вывез тебя на поле рядом с конечной трамвая.</text:p>
      <text:p text:style-name="P1498"><text:soft-page-break/>Я достал тебя из неё и поставил на зелёную траву. Ты стояла не слишком твёрдо, опиралась на неё рукой.</text:p>
      <text:p text:style-name="P1498">Я лёг в траву рядом. Зелёное поле уходило вверх, в синее небо, и над ним пели жаворонки. Громко. Звонко.</text:p>
      <text:p text:style-name="P1498">Ты так и стояла. Пока на красных колготках не проступило тёмное пятно <text:span text:style-name="T372">влаги. Пришлось увозить тебя на переодевание.</text:span></text:p>
      <text:p text:style-name="P1498"/>
      <text:p text:style-name="P1499">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1499">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1499">Это как выход из космического корабля на неведомую планету.</text:p>
      <text:p text:style-name="P1499">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1499">Мне пришлось показаться и мы покатили обратно.</text:p>
      <text:p text:style-name="P1499"/>
      <text:p text:style-name="P1499">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1500">Ты вдруг ухватилась за что-то висевшее рядом и встала в коляске.</text:p>
      <text:p text:style-name="P1500">Моя мать сказала мне убрать ребёнка, а ты отпустила бельё и подняла обе руки, как в танце. Вот как умею!</text:p>
      <text:p text:style-name="P1500">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1500">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1500">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1500"/>
      <text:p text:style-name="P1500">У меня в памяти есть два набора картинок — апокалиптические и душещемящие.</text:p>
      <text:p text:style-name="P1500">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1500">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1500">То есть, я хочу сказать, что все картинки где ты, у меня во втором наборе.</text:p>
      <text:p text:style-name="P1500"/>
      <text:p text:style-name="P1501">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1501">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1501">Физическая боль милосерднее — часть мозга, куда приходят её сигналы, через какое-то время отключается и боль перестаёт доходить.</text:p>
      <text:p text:style-name="P1501">Я не делал попыток поправить своё положение; во-первых, потому, что никогда не умею <text:soft-page-break/>анализировать и составлять план действий — просто живу, молча терпя нестерпимое.</text:p>
      <text:p text:style-name="P1501">Во-вторых, альтернатива этой агонии представлялась не менее жуткой.</text:p>
      <text:p text:style-name="P1501"/>
      <text:p text:style-name="P1501">Нашу бригаду перебросили на остановку «Присеймовье», строить 2-квартирный дом для обходчиков рядом с железнодорожным мостом через Сейм.</text:p>
      <text:p text:style-name="P1501">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1502">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1502">Скоро мне это надоело и я опустил голову на страницу раскрытого журнала.</text:p>
      <text:p text:style-name="P1503">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1040">мух</text:span>.</text:p>
      <text:p text:style-name="P1502">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1502">За взъерошенной страницей уже не видны быки моста через реку с длинным пустым островком намытого течением песка. <text:span text:style-name="T373">Рыбак с длинной удочкой на краю островка тоже пропадал за белой запоной с нерезкими пятнами слов.</text:span></text:p>
      <text:p text:style-name="P1504">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1504">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74">Всё утопало в Ничего. Даже всегдашняя боль отступила, её затопило Ничего, от которого мне ничего не надо.</text:span></text:p>
      <text:p text:style-name="P1505">Я лежал, как тот протянувшийся островок, вокруг которого журчит и плещет течение жизни, но он знает, что всё это одно и то же полное Ничего.</text:p>
      <text:p text:style-name="P1505">Это очень страшное знание. Как с таким жить? Как жить, когда ничего не хочешь и ничего не ждёшь? </text:p>
      <text:p text:style-name="P1505">Так что выбор у меня был невелик — или Ира и с нею агония, либо Ничего.</text:p>
      <text:p text:style-name="P1505"/>
      <text:p text:style-name="P1505">В Конотоп Ира приезжала и одна. <text:span text:style-name="T375">Например, на Владину свадьбу в начале зимы.</text:span></text:p>
      <text:p text:style-name="P1506">Он женился на Алле, у которой уже был ребёнок и которая работала в большой столовой.</text:p>
      <text:p text:style-name="P1506">Свадьбу тоже устроили в той столовой на окраине города, где останавливается дизель-поезд на Дубовязовку.</text:p>
      <text:p text:style-name="P1506">«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1506">Но это было на второй день её приезда, а вечером первого дня меня ждали два открытия.</text:p>
      <text:p text:style-name="P1506">Во-первых, о скрытых ресурсах человеческого организма. </text:p>
      <text:p text:style-name="P1506">Поздно вечером мы с Ирой вышли через веранду в пристроенную комнату. Зимой она не отапливается и туда просто снесены всякие домашние вещи.</text:p>
      <text:p text:style-name="P1507">На плечи Ира набросила какую-то из курток с вешалки в кухне. Ей всегда нравилось что-то примерять.</text:p>
      <text:p text:style-name="P1507">В комнате среди прочего стояли два старых кресла, ещё с Объекта, с деревянными <text:soft-page-break/>подлокотниками под жёлтым лаком и мы занялись любовью.</text:p>
      <text:p text:style-name="P1507">В такие моменты я не думаю ни о каких агониях...</text:p>
      <text:p text:style-name="P1507">Мне показалось, что кончили мы вместе, но Ира, с полузакрытыми глазами, стала стонать:</text:p>
      <text:p text:style-name="P1507">- Ещё!.. Ещё!..</text:p>
      <text:p text:style-name="P1507">До сих пор я твёрдо знал, что после оргазма нужно отлежаться хотя бы полчаса.</text:p>
      <text:p text:style-name="P1507">- Ещё!..</text:p>
      <text:p text:style-name="P1507">И я снова встал и мы снова продолжили над свежевыплеснутым семенем на досках пола.</text:p>
      <text:p text:style-name="P1507">Это невозможно, но так бывает.</text:p>
      <text:p text:style-name="P1507"/>
      <text:p text:style-name="P1507">Второе открытие — о белых пятнах в области сознания — случилось, когда мы с Ирой вернулись в гостиную.</text:p>
      <text:p text:style-name="P1507">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1507">На экран смотрела только Леночка из пока что не разложенного кресла-кровати.</text:p>
      <text:p text:style-name="P1507">Свет горел только в гостиной и здесь же негромко бубнил телевизор.</text:p>
      <text:p text:style-name="P1507">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1507">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76">под пятью белыми плафонами люстры, из которых только один рисовал круг желтоватого электрического света на потолке.</text:span></text:p>
      <text:p text:style-name="P1508">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1508">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1508">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1508">Мы вернулись в гостиную. Я разложил кресло-кровать для Леночки и раздвинул диван для нас.</text:p>
      <text:p text:style-name="P1508">Скоро в хате настало сонное царство. </text:p>
      <text:p text:style-name="P1508">Только мне по вискам стучало тиканье настенных часов над телевизором. Оно тоже не знало что это было и за что мне такое.</text:p>
      <text:p text:style-name="P1508"/>
      <text:p text:style-name="P1508">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1508">- Ваша беда, Сергей, что мова не родной ваш язык. <text:span text:style-name="T377">Вы не впитали её с молоком матери.</text:span></text:p>
      <text:p text:style-name="P1509">Я не стал доказывать, что первые месяцы жизни меня прикармливали молоком гуцульских коров.</text:p>
      <text:p text:style-name="P1509">Он вышел в свою архивную камеру и вернулся с небольшой книжкой.</text:p>
      <text:p text:style-name="P1509">- Рассказы Гуцало... Вот как надо писать.</text:p>
      <text:p text:style-name="P1509">Жомнир начал вычитывать оттуда отдельные предложения, прищёлкивая языком в конце особо «красномовных», потом отдал книжечку мне — учиться.</text:p>
      <text:p text:style-name="P1510">Я прочёл этот сборник и другие книжечки Гуцало. Что поделать, если меня не цепляют описания перезвона утренней росы на огуречной рассаде?</text:p>
      <text:p text:style-name="P1510">(За что, кстати, Есенина тоже не люблю, хотя он и рязанский.)</text:p>
      <text:p text:style-name="P1510">К тому же, после «Зачарованной Десны» Гончара в эту тематику соваться стыдно — тут ты обречён на <text:s/>жалкое крохоборство.</text:p>
      <text:p text:style-name="P1510">А когда Гуцало начал писать о жизни в городе, то скатился до уровня фейлетонов журнала <text:soft-page-break/>«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1510">Детали должны работать на конструкцию в целом.</text:p>
      <text:p text:style-name="P1510">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1511">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1511">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1511">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1511">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78">уровень фразы </text:span>«Мороз крепчал» из рассказа Чехова про писательницу-надомницу.</text:p>
      <text:p text:style-name="P1511">Украинская народная пословица гласит «где нет соловья, будешь слушать и воробья». </text:p>
      <text:p text:style-name="P1512">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1512">В <text:span text:style-name="T379">украинской </text:span>литературе всего трое не ударят лицом в грязь перед <text:span text:style-name="T379">мировыми </text:span>стандартами.</text:p>
      <text:p text:style-name="P1512">Поэт Кандыба, он же Олесь, <text:span text:style-name="T380">который столько</text:span> лет ходи<text:span text:style-name="T380">л</text:span> по колено в крови на киевской бойне <text:span text:style-name="T380">и</text:span> при этом писал <text:span text:style-name="T379">мировые</text:span> стихи.</text:p>
      <text:p text:style-name="P1513">Писатель Василь Стефáник.</text:p>
      <text:p text:style-name="P1513">Писатель Лесь Мартóвич.</text:p>
      <text:p text:style-name="P1513">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1513"/>
      <text:p text:style-name="P1513">Так что после работы мне было чем заниматься.</text:p>
      <text:p text:style-name="P1513"/>
      <text:p text:style-name="P1514">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1514">Склоняясь над страницей <text:span text:style-name="T381">плотных строчек </text:span>из чёрных значков <text:span text:style-name="T381">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1515">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1515">Это было вкусное время.</text:p>
      <text:p text:style-name="P1515"/>
      <text:p text:style-name="P1515">Раскрытые тетрадка с книгой не помещались на портфеле, но проблеме письменного стола нашлось элегантное решение.</text:p>
      <text:p text:style-name="P1515">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1515"><text:soft-page-break/>По прибытии в Нежин письменный стол отлично умещался в ячейке автоматической камеры хранения, а портфель ехал на Красных партизан, <text:span text:style-name="T382">там в узкой спальне рядом с окном был стол под тюлевой скатертью, на котором стояло старое трюмо, но места хватало.</text:span></text:p>
      <text:p text:style-name="P1516">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1516">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1516"/>
      <text:p text:style-name="P1516">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1516">А вот первый семейный праздник у нас не удался.</text:p>
      <text:p text:style-name="P1516">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1516">Ира немного колебалась — идти, или нет? Ноя так и не смог её уговорить из-за своего косноязычия.</text:p>
      <text:p text:style-name="P1516">Чаще всего оно на меня нападает в бытовых ситуациях — не умею объяснять того, что и так понятно.</text:p>
      <text:p text:style-name="P1516">- Да, ну, пойдём, чё ты.</text:p>
      <text:p text:style-name="P1517">Тогда как стоящая рядом тёща аргументировано доказывает, что для выхода в ресторан нужно готовиться два дня.</text:p>
      <text:p text:style-name="P1517">- Ну, чё ты, пойдём, да.</text:p>
      <text:p text:style-name="P1517">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1517">Это только на отвлечённые темы я за словом в карман не лезу.</text:p>
      <text:p text:style-name="P1517">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1517">Вокзал за два часа заранее оцепили милиционерами за триста метров во все стороны, хоть этот поезд пройдёт без остановки.</text:p>
      <text:p text:style-name="P1517">Меня забыли предупредить и я шёл с Посёлка вдоль путей, пока сержант милиции не остановил и не сказал, что на Вокзал нельзя.</text:p>
      <text:p text:style-name="P1517">Ладно, говорю, мне Вокзал без надобности, я на Переезд иду — вон по той служебной дорожке обогну, чтобы джинсы об мазутные рельсы не пачкать.</text:p>
      <text:p text:style-name="P1517">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83">он изадал мне абсолютно обоснованный вопрос:</text:span></text:p>
      <text:p text:style-name="P1517">- <text:span text:style-name="T383">Ты что — больной?</text:span></text:p>
      <text:p text:style-name="P1518">И тогда, гордо приосанившись, я выдал:</text:p>
      <text:p text:style-name="P1518">- Я неизлечимо болен жизнью!</text:p>
      <text:p text:style-name="P1518">Во сказанул — аж самому понравилось! Сержант, от восхищения, не нашёлся чем ответить, но всё равно не пропустил.</text:p>
      <text:p text:style-name="P1518"/>
      <text:p text:style-name="P1518">Так что семейный праздник я отмечал в одиночку, хотя Ира и Гаина Михайловна дуэтом предрекали, что ничего хорошего из этого не выйдет.</text:p>
      <text:p text:style-name="P1518"><text:soft-page-break/>И, таки, не вышло.</text:p>
      <text:p text:style-name="P1518">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1518">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1518">«Чайка» от Красных партизан подальше отстоит и там мне удалось купить бутылку шампанского, которое я закусил салатом из петрушки.</text:p>
      <text:p text:style-name="P1518">А на обратном пути шампанское ударило мне в мочевой пузырь. </text:p>
      <text:p text:style-name="P1518">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84">во всяком случае, давало робкую надежду</text:span>.</text:p>
      <text:p text:style-name="P1519">Мочиться на тротуар — неправильно, поэтому я пошёл в туалет на базаре.</text:p>
      <text:p text:style-name="P1519">Ворота базара оказались давно уже запертыми и мне пришлось перелезть через них.</text:p>
      <text:p text:style-name="P1519">Это тоже не совсем правильно, но в темноте не очень заметно.</text:p>
      <text:p text:style-name="P1519">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1519">Ну, и кто бы сомневался, что спускаясь по трубам ворот я был встречен нарядом милиции.</text:p>
      <text:p text:style-name="P1519">Добро пожаловать на родную землю.</text:p>
      <text:p text:style-name="P1519">Конечно, они не поверили, что кто-то пойдёт искать туалет, когда вокруг столько тротуара в темноте. Меня отвезли в вытрезвитель.</text:p>
      <text:p text:style-name="P1519">Тамошний врач для проверки моей стадии опьянения предложил выполнить несколько приседания.</text:p>
      <text:p text:style-name="P1519">- Пятки вместе — носки врозь?- уточнил я, просто чтоб пообщаться.</text:p>
      <text:p text:style-name="P1519">Но этот капилляр усложнил задачу и пришлось приседать со сдвинутыми ступнями.</text:p>
      <text:p text:style-name="P1519">Врач спросил сколько и чего я выпил, <text:span text:style-name="T385">получил чёткую информацию, пожал плечами и передал меня лейтенанту.</text:span></text:p>
      <text:p text:style-name="P1520">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1520">Потом мне просто указали на дверь, отказавшись хоть немного подвезти, а то вообще прикроют, если много буду варнякать.</text:p>
      <text:p text:style-name="P1520">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1520"/>
      <text:p text:style-name="P1521">Развитие наших с Ирой отношений шло постепенно и совершенно предсказуемо.</text:p>
      <text:p text:style-name="P1521">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1521">Она даже смазывала глицерином мои запястья с потрескавшейся от мороза кожей.</text:p>
      <text:p text:style-name="P1521">- Ну, какой же ты дурачок!- говорила она и мне было очень приятно, хотя и больно.</text:p>
      <text:p text:style-name="P1521">На следующем этапе мы перестали целоваться.</text:p>
      <text:p text:style-name="P1521">Ещё позднее вместо объятий обходились <text:s/>дежурными:</text:p>
      <text:p text:style-name="P1521">- Как ты?</text:p>
      <text:p text:style-name="P1521">- Нормально.</text:p>
      <text:p text:style-name="P1521">И это правильно — что-то же надо говорить.</text:p>
      <text:p text:style-name="P1521">Отношения на этом не остановились и дверь мне начали открывать её родители. Тесть, в основном.</text:p>
      <text:p text:style-name="P1521">Иногда мне уже приходилось звонить в дверь дважды.</text:p>
      <text:p text:style-name="P1521">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1521"><text:soft-page-break/></text:p>
      <text:p text:style-name="P1521">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1521">Позднее в тот приезд она мне рассказала, что была дома одна, <text:span text:style-name="T386">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1522">У меня, конечно, случился очередной приступ агонии, но я до онемения зажал зубами неправильно стучащее сердце и стал жить дальше. </text:p>
      <text:p text:style-name="P1522"/>
      <text:p text:style-name="P1522">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1522">Посреди стола стоял телевизор, но на клеёнке оставалось достаточно места для тарелки, вилки и хлебницы, чтобы я поужинал.</text:p>
      <text:p text:style-name="P1522">Экран я не загораживали и никому не мешал; разве что эстетически — демонстрацией своего жующего профиля слева от телевизора.</text:p>
      <text:p text:style-name="P1522">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1522">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1522">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1522">Мне даже нравилось мыть посуду, особенно когда смотришь на синий цвет горящего газа под чайником.</text:p>
      <text:p text:style-name="P1522">Ещё мне доверяли выбивать ковёр с пола в гостиной.</text:p>
      <text:p text:style-name="P1522">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87">у</text:span> моего выбивания сразу виден переводчик. <text:span text:style-name="T387">Не представляю, где она видела переводчиков выбивающих ковёр.</text:span></text:p>
      <text:p text:style-name="P1523">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1523">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1523">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88">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1523"/>
      <text:p text:style-name="P1524">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1524">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1524">В ней уже собрались десять томов Словаря Украинской Мовы. Его продавали только <text:soft-page-break/>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1524"/>
      <text:p text:style-name="P1524">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1524">Он когда привёз их в связке и поставил в прихожей, то начал мне доказывать, что ничего не выйдет; потом ещё и Иру позвал, говорит:</text:p>
      <text:p text:style-name="P1524">- Сама посмотри — разве из такого полки получатся?</text:p>
      <text:p text:style-name="P1525">Действительно, они казались слишком тонкими, но, прежде чем дать заказ, я долго обдумывал, чтоб полки получились лёгкими и прочными.</text:p>
      <text:p text:style-name="P1525">Материал, конечно, отвёз на Декабристов 13 — в Нежине нет ни условий, ни инструмента для такого дела.</text:p>
      <text:p text:style-name="P1525">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1525">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1525"/>
      <text:p text:style-name="P1525">Но потом мой маршрут в доме родителей Иры стал ещё короче.</text:p>
      <text:p text:style-name="P1525">Один раз тесть мне долго не открывал и, заходя в в прихожую, я услышал шум скандала. В семьях они случаются.</text:p>
      <text:p text:style-name="P1525">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1525">- Я хлеб поставила, остальное сам положи.</text:p>
      <text:p text:style-name="P1525">И скрылась опять — пререкаться с Ваней.</text:p>
      <text:p text:style-name="P1525">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89">К словам я не прислушивался, но различал, что Ваня отвечает короткими очередями, по бандеровски.</text:span></text:p>
      <text:p text:style-name="P1526">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1526">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1526">Но мне-то известно, что от этого телевизора чего угодно можно ожидать.</text:p>
      <text:p text:style-name="P1526">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1526">А тёща рядом стоит для контроля — проявлю ли я правильное уважение её стряпне. Куда денешься? Пришлось хлебать с пылу, с жару.</text:p>
      <text:p text:style-name="P1526"/>
      <text:p text:style-name="P1526">Но <text:span text:style-name="T390">никто не уйдёт от</text:span> возмездия и теперь, <text:span text:style-name="T390">безнаказанно </text:span>пользуясь <text:span text:style-name="T390">моментом, </text:span><text:s/>что мы с ним один на один, я <text:s/>— щёлк! — и на другой канал <text:span text:style-name="T390">его</text:span>. </text:p>
      <text:p text:style-name="P1477">Оказалось самое оно — скрипичный квартет камерной музыки.</text:p>
      <text:p text:style-name="P1477">Но тут тесть из спальни выскочил на подзарядку. И чует — что-то оно его не стимулирует, как ожидалось. </text:p>
      <text:p text:style-name="P1477"><text:soft-page-break/>Ему не сразу дошло, что это виолончель. Но причём виолончель к Центральной Азии?</text:p>
      <text:p text:style-name="P1477">А когда понял — на прежний канал перебросил. Дехкане ему оттуда дружным хором:</text:p>
      <text:p text:style-name="P1477">- Ала-ла-а!!!</text:p>
      <text:p text:style-name="P1477">Он глотнул, как живящий глоток, и, с пополненным боезапасом — снова ринулся в бой. </text:p>
      <text:p text:style-name="P1477"/>
      <text:p text:style-name="P1477">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1477">По ходу ужина и ты на кухню прибегаешь, начинаешь что-то говорить на своём, пока ещё не очень понятном языке...</text:p>
      <text:p text:style-name="P1477">Впрочем, это я опять вперёд забежал.</text:p>
      <text:p text:style-name="P830"/>
      <text:p text:style-name="P830">Чтобы удержать Иру, мою Иру, чтобы она оставалась моей и только моей, я ступил на путь праведной жизни.</text:p>
      <text:p text:style-name="P830">Кодекс праведника в киоске на купишь, но он мне и не нужен был. Любой человек и без кодексов знает когда он правильно поступил, а когда нет.</text:p>
      <text:p text:style-name="P830">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319">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830">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830">Эту надежду и упование я тогда и не пытался даже определить словами, а просто очень старался всё и во всём делать правильно.</text:p>
      <text:p text:style-name="P830">Вот почему у каменщика Петра Лысуна на кладку санузла уходило на 2-3 часа меньше, чем у меня; <text:span text:style-name="T320">нет деревянных закладных? Ничего — гоним дальше, при установке двери плотники чего-нибудь схимичат.</text:span></text:p>
      <text:p text:style-name="P830"><text:span text:style-name="T320">Можно сказать «поедят!» и оставить «пузо» в перегородке, всё равно после нас <text:s/>придут</text:span> <text:span text:style-name="T320">штукатуры и заровняют толстым намётом раствора.</text:span></text:p>
      <text:p text:style-name="P831">Но это неправильно.</text:p>
      <text:p text:style-name="P831">Поэтому моей специализацией в бригаде были гипсовые перегородки, а у Петра — санузлы.</text:p>
      <text:p text:style-name="P831">Что, впрочем, не догма — всегда случаются моменты для «гоним-гоним!» и вынужденных рокировок.</text:p>
      <text:p text:style-name="P831"/>
      <text:p text:style-name="P831">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831"/>
      <text:p text:style-name="P831">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831">- О! А это откуда?</text:p>
      <text:p text:style-name="P831">- Я у тебя его украл.</text:p>
      <text:p text:style-name="P831">После секундного замешательства все бывшие в комнате разразились громким хохотом, к которому невольно присоединился и я.</text:p>
      <text:p text:style-name="P831">Что тут весёлого? В рассказе «Джейн» Моэм поясняет — нет ничего смешнее правды.</text:p>
      <text:p text:style-name="P831">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831">Они простили меня без возмещения и даже не аннулировали мой формуляр читателя.</text:p>
      <text:p text:style-name="P832">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text:soft-page-break/>виска. Я перевёл его жест на язык Писания:</text:p>
      <text:p text:style-name="P832">- Пойдите и возьмите Его, ибо Он не в себе.</text:p>
      <text:p text:style-name="P832">- Опять херню сморозил! Заучился! Тебя за этим в институт посылали?</text:p>
      <text:p text:style-name="P832">Тогда я понизил планку и перешёл на украинский фольклёр.</text:p>
      <text:p text:style-name="P832">- А когда батькова хата сгорит — в какой стрехе воробьям прятаться?</text:p>
      <text:p text:style-name="P832">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832">- <text:span text:style-name="T321">Мне перед людьми стыдно! <text:s/>В трамвай зайдёшь и — застыл как статуя, только в окно смотришь.</text:span></text:p>
      <text:p text:style-name="P833">Так что мне в том трамвае чечётку бить?</text:p>
      <text:p text:style-name="P833">- Нет! Просто будь как все: «привет!», «здорово!», «как <text:s/>дела?». Не будь же ты отщепенцем!</text:p>
      <text:p text:style-name="P833"/>
      <text:p text:style-name="P833">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833">Мне стало ясно, что я не один такой «не того». Но его-то что довело до праведничества?</text:p>
      <text:p text:style-name="P833">- Шубовидная форма шизофрении.</text:p>
      <text:p text:style-name="P833">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833"/>
      <text:p text:style-name="P833">А вот ичнянский колдун, после двух визитов к нему моей сестры Наташи, сказал, что дело сделано и я — здоров.</text:p>
      <text:p text:style-name="P833">Иру это очень обрадовало, а меня нет.</text:p>
      <text:p text:style-name="P833">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834">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834">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834">- Верните мне мою шизофрению,- с искренней грустью сказал я Наташе, но было поздно.</text:p>
      <text:p text:style-name="P833"/>
      <text:p text:style-name="P834">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834">На ней была жёлтая кофта с рукавами в три-четверти. И день тоже был солнечный, летний. Ира улыбнулась мне и сказала:</text:p>
      <text:p text:style-name="P834">- Когда я стану плохой, ты меня такую помни, когда я люблю тебя.</text:p>
      <text:p text:style-name="P834">- Что ты болтаешь? Ты не можешь стать плохой.</text:p>
      <text:p text:style-name="P834">- Не спорь. Я знаю.</text:p>
      <text:p text:style-name="P834">- Как ты можешь знать?</text:p>
      <text:p text:style-name="P834">- Знаю. Я — ведьма.</text:p>
      <text:p text:style-name="P834">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834">- Не переживай,- сказал я.- Я ведь тоже ведьмак.</text:p>
      <text:p text:style-name="P834">Хотя какой я ведьмак, самое большее — чернокнижник.</text:p>
      <text:p text:style-name="P834"/>
      <text:p text:style-name="P834">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835">Ну, ладно, <text:s/>«читал» <text:s/>— слишком громко сказано. Больше страницы за один обед осилить я не <text:soft-page-break/>мог — необоримо засыпал. Интересно, переводчик понимал что он переводит, или переводил «недоумевающим умом»?</text:p>
      <text:p text:style-name="P835">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835"/>
      <text:p text:style-name="P835">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835">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835">Иногда себя спрашиваю: а изначальный лектор сам-то понимал о чём толкует, или просто зарабатывал на жизнь тем, что изобрёл <text:span text:style-name="T322">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835"/>
      <text:p text:style-name="P836">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836">После перестройки я переехал в комнату, а к Наташе приехала её подруга из Шостки. Они вместе учились в техникуме.</text:p>
      <text:p text:style-name="P836">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836">Невысокого роста, смуглая такая, но волосы крашенные и очень даже симпатичная фигура.</text:p>
      <text:p text:style-name="P836">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836">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836">В Конотоп я вернулся как на крыльях <text:span text:style-name="T323">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837">Моя мать скрестила руки на груди и сказала, что Иру она не примет, потому что вдвоём им тут не ужиться.</text:p>
      <text:p text:style-name="P837">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837">- А что я? Хата на неё записана, она тут хозяйка.</text:p>
      <text:p text:style-name="P837">Во дворе давно уже было темно, но в свете лампочки из веранды я видел насколько непримиримо спокойно сидит моя мать — её ничем не уговоришь.</text:p>
      <text:p text:style-name="P837">Отец ушёл в дом, а я так и сидел на ступеньке и тупо молчал.</text:p>
      <text:p text:style-name="P837">Звякнула калитка и вошла Наташина подруга, но одна, без Наташи.</text:p>
      <text:p text:style-name="P837">- А что это вы такие?- и она присела на лавочку рядом с моей матерью.</text:p>
      <text:p text:style-name="P837">Та сразу оживилась и начала говорить, что завтра они вчетвером — мои родители, Наташа и <text:soft-page-break/>Леночка — поедут на Сейм в рембазовский лагерь отдыха на всю неделю, но холодильник полный — что надо себе сготовите.</text:p>
      <text:p text:style-name="P837">Подруга поддакивала и повернулась так, что свет из веранды рельефно обрисовал её большие груди обтянутые мягкой водолазкой.</text:p>
      <text:p text:style-name="P837">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324">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837"/>
      <text:p text:style-name="P838">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838">- Где тут можно найти квартиру?</text:p>
      <text:p text:style-name="P838">В тридцать каком-то номере мне сказали, что в хате под берёзой напротив Нежинского магазина, кажется, сдают.</text:p>
      <text:p text:style-name="P838">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838">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838">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838">Для меня очень важно было уйти с Декабристов сегодня же <text:span text:style-name="T325">и мы условились за 20 руб. в </text:span><text:span text:style-name="T327">месяц. Впоследствии Лида из нашей бригады мне говорила, что на Семи Ветрах можно найти квартиру и за 18 руб., но я даже смотреть не ходил.</text:span></text:p>
      <text:p text:style-name="P839">Придя на улицу Декабристов, я одолжил у соседа Колесникова возок, поставил его у калитки, а уж потом зашёл во двор.</text:p>
      <text:p text:style-name="P839">Галя сидела в кресле гостиной и смотрела телевизор.</text:p>
      <text:p text:style-name="P839">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839">Всё уместилось, только ехать пришлось медленно — лежащие сверху лакированные полки скользили друг по дружке.</text:p>
      <text:p text:style-name="P839">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839">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846"><text:span text:style-name="T326">В принципе это не её вина, что угодила в самую гущу семейной распри; зато потом она смогла выйти замуж за хлопца с Посёлка, хотя </text:span><text:span text:style-name="T328">и</text:span><text:span text:style-name="T326"> не насовсем, но это уже её история...</text:span></text:p>
      <text:p text:style-name="P846"/>
      <text:p text:style-name="P840">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840">С Декабристами 13 я полностью не порывал — пришлось попросить моего отца, чтобы <text:soft-page-break/>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840">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840">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840">В начале осени посреди недели приехала Ира из Нежина. Она нашла нашу стройку на Семи Ветрах, я переоделся в вагончике и мы ушли.</text:p>
      <text:p text:style-name="P840">Мне всегда нравился её романтически широкий плащ ниже колен.</text:p>
      <text:p text:style-name="P840">Мы сходили в гости к Ляльке. Его жена, Валентина, с облегчением обрадовалась, что у нас всё хорошо.</text:p>
      <text:p text:style-name="P841">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847"/>
      <text:p text:style-name="P841">Но «размолвки» слишком громко сказано, просто иногда на Иру находило настроение покричать.</text:p>
      <text:p text:style-name="P841">Почему я такой некрасивый?!</text:p>
      <text:p text:style-name="P841">Это когда мы сходили на какую-то комедию четвёртого творческого объединения с голубоватым оттенком.</text:p>
      <text:p text:style-name="P841">Или — никому они не нужны, эти твои переводы!</text:p>
      <text:p text:style-name="P841">Но ссор между нами не получалось, потому что я её косноязычно уговаривал, что это же не наша роль, мы чужие слова повторяем.</text:p>
      <text:p text:style-name="P841">Тупо так выходит; сам-то, вроде, и понимаю, а высказать не могу.</text:p>
      <text:p text:style-name="P841">Только один раз я себя неправильно повёл, когда привёз получку из СМП-615 и положил возле трюмо.</text:p>
      <text:p text:style-name="P841">Ира спросила сколько там и начала кричать, что разве это деньги? Ей таких денег не надо.</text:p>
      <text:p text:style-name="P841">Тогда я взял эту тощую стопочку, но не стал мелочиться, а порвал ровно надвое и выбросил в форточку.</text:p>
      <text:p text:style-name="P841">Пока Ира во двор выскакивала, я себе места не находил из-за своей глупой несдержанности.</text:p>
      <text:p text:style-name="P841">В следующий мой приезд Ира <text:s/>с какой-то стыдливостью сказала, что банк принимает склеенные купюры.</text:p>
      <text:p text:style-name="P841">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841">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847"/>
      <text:p text:style-name="P847"><text:span text:style-name="T326">Потом мы ещё зашли в новый Дом Культуры завода КПВРЗ, рядом с Базаром. </text:span><text:span text:style-name="T329">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842">Когда мы пришли ко мне на квартиру, у Прасковья как раз выпроваживала свою оргию вековух. Я представил её и Иру друг другу на кухне.</text:p>
      <text:p text:style-name="P842">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842">Ира хоть и состроила гримаску непонимания, но не посмела воспротивиться, а мне так и всё равно.</text:p>
      <text:p text:style-name="P842"><text:soft-page-break/>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842">За всю свою жизнь мне не доводилось ощутить более <text:span text:style-name="T331">сладостного, вожделеюще </text:span>нежного и, вместе с тем, столь жадно <text:span text:style-name="T331">льнущего</text:span> <text:span text:style-name="T331">и облегающего </text:span>влагалища, чем в ту ночь; даже и с Ирой.</text:p>
      <text:p text:style-name="P842">Что стало решающим фактором? Обстановка монастырской кельи, или поцелуй от Прасковьи Хвост?</text:p>
      <text:p text:style-name="P843">На некоторые вопросы я так и не смогу узнать ответа. Никогда...</text:p>
      <text:p text:style-name="P798"/>
      <text:p text:style-name="P844">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844">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844">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844">Я повернулся боком и, встав лицом к стене, сделал пару острожных шагов вверх.</text:p>
      <text:p text:style-name="P844">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844">Я прижался к стене из красного кирпича как к чему-то самому родному и близкому и увидел незабываемую картину.</text:p>
      <text:p text:style-name="P844">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844">Когда руки вцеплялись как надо, я осторожно протаскивал ступни ног вверх по наклонному швеллеру. </text:p>
      <text:p text:style-name="P799"><text:span text:style-name="T326">Так мы и выбрались. Но я до сих пор уверен, что если б швы кладки в той стене были заполнены как положено, а не «гоним-гоним!», </text:span><text:span text:style-name="T330">то фиг бы меня спасли даже внутренние резервы организма.</text:span></text:p>
      <text:p text:style-name="P845">Из последовавшего прилива волны адреналина я понял за что скалолазы любят горы, но я бы так не рисковал.</text:p>
      <text:p text:style-name="P839"/>
      <text:p text:style-name="P835"/>
      <text:p text:style-name="P848">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848">Вдоль бетонной стены завода КПВРЗ остался метровый выступ с протоптанной тропкой по холмистым грудам грунта.</text:p>
      <text:p text:style-name="P848">По этой тропке я и шёл с целлофановым пакетом: вверх-вниз, вверх-вниз. </text:p>
      <text:p text:style-name="P848">Когда я увидал идущую впереди девочку в пальто из ткани в крупную жёлтую и серую клетку, то понял — дальше мне нельзя. Это не мой путь. </text:p>
      <text:p text:style-name="P848">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848">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text:soft-page-break/>прогулки по воде начал в неё проваливаться.</text:p>
      <text:p text:style-name="P849">Кабель затрепетал, стал ходить ходуном, увеличивая амплитуду; я взмахнул руками и полетел вниз.</text:p>
      <text:p text:style-name="P849">Хорошо, что пролетая успел уцепиться руками за кабель.</text:p>
      <text:p text:style-name="P849">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849">Она смотрела вверх мимо меня.</text:p>
      <text:p text:style-name="P849">Откуда здесь проститутка на снегу? Зачем тут я?</text:p>
      <text:p text:style-name="P849">С ней понятно — при падении вылетела из целлофана. И я тут правильно — мой путь закончился на том кабеле; отсюда начинается другой...</text:p>
      <text:p text:style-name="P849">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849">- У меня билет! У меня билет!</text:p>
      <text:p text:style-name="P849">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849">Так я поехал в Ромны.</text:p>
      <text:p text:style-name="P849"/>
      <text:p text:style-name="P849">В Ромнах было совсем темно и холодно, но я нашёл гостиницу.</text:p>
      <text:p text:style-name="P849">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849">Номер оказался комнатой-пеналом на четверых, <text:span text:style-name="T332">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850">Делать мне было нечего, я выключил радио и свет, лёг и смотрел в темноту, пока не уснул.</text:p>
      <text:p text:style-name="P850">Утро, вопреки прогнозу, оказалось солнечным и ярким и я быстро нашёл психбольницу.</text:p>
      <text:p text:style-name="P850">Целлофан я оставил на снегу газона под большим деревом и, без поклажи, вошёл в распахнутые ворота, не пряча свободных рук.</text:p>
      <text:p text:style-name="P850">Когда сторожа поняли, что я никого не навещаю, а хочу сам тут остаться, меня отвели в небольшой кабинет.</text:p>
      <text:p text:style-name="P850">Молодой человек, похожий на лейтенанта милиции, но в белом халате, спросил зачем я пришёл.</text:p>
      <text:p text:style-name="P850">- Мне нужна справка, что я не сумашедший.</text:p>
      <text:p text:style-name="P850">Я прекрасно сознавал, что этими словами полностью сжигаю все корабли за собой и теперь меня точно прикроют.</text:p>
      <text:p text:style-name="P850">- А кто говорит, что вы сумасшедший?</text:p>
      <text:p text:style-name="P850">- Ну, в трамвае...</text:p>
      <text:p text:style-name="P850">Он оживился и начал выспрашивать какую мне желательно печать на справку — круглую, или треугольную?</text:p>
      <text:p text:style-name="P850">- Это неважно, лишь бы <text:span text:style-name="T1022">с </text:span>подпись<text:span text:style-name="T1022">ю</text:span>.</text:p>
      <text:p text:style-name="P850">Он вызвал молодую врачиху и пожилую нянечку, чтобы мен отвели в душ, а потом в пятое отделение.</text:p>
      <text:p text:style-name="P850">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850">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850">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333">поставленный, как приманка, у ворот областной психбольницы?</text:span></text:p>
      <text:p text:style-name="P851">Врачиха его проверила и позволила взять с собой вместе с тетрадкой, ручкой и книгой на английском языке, где женский портрет на всё обложку.</text:p>
      <text:p text:style-name="P851"><text:soft-page-break/></text:p>
      <text:p text:style-name="P851">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851">Лестница заканчивается широкой площадкой перед запертой дверью <text:span text:style-name="T334">с</text:span> <text:span text:style-name="T334">парой </text:span>деревянн<text:span text:style-name="T334">ых</text:span> скам<text:span text:style-name="T334">е</text:span>й <text:span text:style-name="T334">по бокам</text:span>.</text:p>
      <text:p text:style-name="P852">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852">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852">На полпути вдоль коридора влево не хватает одной палаты, вместо неё тут холл с двумя окнами.</text:p>
      <text:p text:style-name="P852">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852">В левом углу — высокий ящик с выключенным телевизором, госпитальная кушетка под стеной и ещё одна белая дверь «старшая медсестра». <text:span text:style-name="T335">Кабинет с табличкой «главврач» давно пройден, он был сразу у окна в начале коридора.</text:span></text:p>
      <text:p text:style-name="P853">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853"/>
      <text:p text:style-name="P853">Для выяснения насколько я опасен, меня сначала поместили в палату наблюдения напротив холла.</text:p>
      <text:p text:style-name="P853">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853">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853">Центровой медбрат завёл меня в палату и бряцнул своей связкой ключей по спинке <text:span text:style-name="T336">первой от входа </text:span>койки, <text:span text:style-name="T336">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854">Медбрат высмотрел мне третью от окна койку и я смиренно лёг.</text:p>
      <text:p text:style-name="P854">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854">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337">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855">Сопалатники начали приставать к белобрысому, чтоб спел и он визгливо завёл свежий шлягер:</text:p>
      <text:p text:style-name="P855"><text:tab/><text:tab/><text:tab/><text:span text:style-name="T79">Спасите, спасите, спасите разбитое сердце моё,</text:span></text:p>
      <text:p text:style-name="P855"><text:span text:style-name="T79"><text:tab/><text:tab/><text:tab/>Найдите, найдите, найдите, найдите, найдите её..</text:span>.</text:p>
      <text:p text:style-name="P855"><text:soft-page-break/>Через два часа, убедившись, что я не буйствую, меня позвала медсестра из коридора и отвела в девятую палату в первой половине коридора.</text:p>
      <text:p text:style-name="P855">Эта выглядела намного уютнее — всего пять коек, <text:span text:style-name="T338">только </text:span>дверной проём <text:span text:style-name="T338">слишком бли</text:span>з<text:span text:style-name="T338">ко к</text:span> угл<text:span text:style-name="T338">у</text:span> <text:span text:style-name="T338">и оттуда</text:span> немного вытарчива<text:span text:style-name="T339">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855">Вечером в коридоре раздался крик «на кухню!» и к выходу прошла группа привилегированных вместе с медбратом. <text:span text:style-name="T340">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855">- <text:span text:style-name="T340">Рабочие, на ужин!</text:span></text:p>
      <text:p text:style-name="P856">В столовую всегда первым делом звали рабочих, которые после завтрака и обеда куда-то ходили и носили чёрные спецовки вместо пижам.</text:p>
      <text:p text:style-name="P856">Потом кричали:</text:p>
      <text:p text:style-name="P856">- Вторая смена, на ужин!</text:p>
      <text:p text:style-name="P856">И, в последнюю очередь:</text:p>
      <text:p text:style-name="P856">- Третья смена, на ужин!</text:p>
      <text:p text:style-name="P856">В конце коридора в левой стене шли три запертые двери — душ, раздатка и столовая. На них табличек не было, но все знали где что.</text:p>
      <text:p text:style-name="P856">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856">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341">или не желали знать, но таки помогали знающие сопалатники и даже отводили их в столовую, чтобы вместе съесть передачу.</text:span></text:p>
      <text:p text:style-name="P857">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857">Медбрат, <text:span text:style-name="T342">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857">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338">раздатчик</text:span> <text:span text:style-name="T338">за окошком</text:span> наполняет следующий поднос. </text:p>
      <text:p text:style-name="P857">Мы съедали всё и начинали ждать поднос уставленный кружками с тягучим кисло-сладким киселём, чью пенку я так ненавидел в детстве.</text:p>
      <text:p text:style-name="P857">Один раз я проспал в палате и м<text:span text:style-name="T342">не</text:span> пришлось есть с третьей сменой. Тяжкое зрелище.</text:p>
      <text:p text:style-name="P857">Там люди обращаются <text:span text:style-name="T342">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858">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858">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858">Эти трапезы были самым шумным временем суток в пятом отделении. Если кто-то начинал <text:soft-page-break/>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343">вдоль сетки </text:span>койки с помощью полос белой ткани, явно надранных из б<text:span text:style-name="T343">ы</text:span>вших, <text:span text:style-name="T334">пожелтевших от употребления</text:span> простыней.</text:p>
      <text:p text:style-name="P859">Поев, все расходились по своим палатам или прогуливались неспешными парами по коричневой плитке коридорного пола.</text:p>
      <text:p text:style-name="P859">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859">Отдельной строкой стоит непостижимый пир горой, случившийся однажды в холле поздно вечером — откуда-то появились два <text:span text:style-name="T344">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344">тоже </text:span>вдруг напало просветление — банковавший на пиршестве толстяк-больной отгонял их от тазиков. <text:span text:style-name="T344">Дискриминация случается где угодно.</text:span></text:p>
      <text:p text:style-name="P860">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860">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860"><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860">Раз в двадцать дней в холл между половинами коридора приходила черноволосая женщина с тонким носом и, конечно, в белом халате. <text:span text:style-name="T345">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861">Акробатка машинкой состригала нам щетину с лиц, а ножницами делала причёску, если не попросить, чтоб и голову тоже «под ноль».</text:p>
      <text:p text:style-name="P861">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861">На ночь в палатах включали свет. Наверное, чтоб никто ничего себе не сделал, или соседу.</text:p>
      <text:p text:style-name="P861">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861">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861"><text:span text:style-name="T346">Забирать хлопца приходил щуплый мужик с неуловимыми глазами.</text:span> <text:span text:style-name="T346">По его версии, в психушку его забрали, когда он палкой перебил все стёкла в сельсовете.</text:span></text:p>
      <text:p text:style-name="P862">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862">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862">Первым делом все стекались в уже туалет.</text:p>
      <text:p text:style-name="P862">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text:soft-page-break/>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862">Для тех, кому совсем невтерпёж, за два метра не доходя до унитазов на плитках пола стоял жестяный таз с ручками. <text:span text:style-name="T347">Когда он наполнялся, говно руками вылавливали в отдельное ведро, чтоб вылить в унитаз, а мочу сливали в трап в углу.</text:span></text:p>
      <text:p text:style-name="P863">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863">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863">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863">Обращаться к медбратьям, в связке которых имелся вожделенный ключ, не имело смысла; ответ один и тот же:</text:p>
      <text:p text:style-name="P863">- Иди отсюда! Туда нельзя — там помыто.</text:p>
      <text:p text:style-name="P863">Чтоб не получить связкой по голове приходилось слушаться.</text:p>
      <text:p text:style-name="P863">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863">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863">Она долго не понимала моего бормотанья про мочевой пузырь, потом отперла дверь в души указав на трап, сказала:</text:p>
      <text:p text:style-name="P863">- Сцы тута!</text:p>
      <text:p text:style-name="P863">Недаром их называли сёстрами милосердия.</text:p>
      <text:p text:style-name="P863">В баню тоже водили партиями в какое-то другое здание.</text:p>
      <text:p text:style-name="P863">Надо было встать под душ в скользкую чугунную ванну с бурой прозеленью на стенках, <text:span text:style-name="T348">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864">Вафельное полотенце промокало раньше, чем успеваешь обтереться и остальную влагу впитывало исподнее бельё.</text:p>
      <text:p text:style-name="P864">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865">Суббота в пятом отделении — день приёма посетителей, в другие дни не принимают.</text:p>
      <text:p text:style-name="P865">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865">Мои родители проведали меня в первую же субботу.</text:p>
      <text:p text:style-name="P865">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865">Свидание проходило на лестничной площадке перед дверью пятого отделения; на одной из длинных скамеек.</text:p>
      <text:p text:style-name="P865">Мы сидели втроём рядом, <text:span text:style-name="T349">моя мать, сдвинув серый пуховой платок на плечи, говорила:</text:span></text:p>
      <text:p text:style-name="P865">- <text:span text:style-name="T349">Как же это с</text:span><text:span text:style-name="T127">ы́</text:span><text:span text:style-name="T349">ночка?- и начинала плакать, а отец, чтобы её успокоить, говорил:</text:span></text:p>
      <text:p text:style-name="P865">- <text:span text:style-name="T349">Ну, началá! Началá!</text:span></text:p>
      <text:p text:style-name="P866"><text:soft-page-break/>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866">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866">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866">В другие субботы приезжали мой брат и сестра. Брат был без шапки, но хмурился как и наш отец и говорил:</text:p>
      <text:p text:style-name="P866">- Ну, чё ты, Серёга? Это ты зря.</text:p>
      <text:p text:style-name="P866">А Наташа не плакала, она делала мне выговоры:</text:p>
      <text:p text:style-name="P866">- Вот скажи, оно тебе надо? Молодец!</text:p>
      <text:p text:style-name="P866">Она сказала, что Ира не приезжала, но она ей звонила, чтобы сказать.</text:p>
      <text:p text:style-name="P866">Ира и в Ромны не приехала ни разу, но я понимал, что ей надо смотреть за ребёнком.</text:p>
      <text:p text:style-name="P866">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text:span text:style-name="T1050">из-за уколов</text:span>.</text:p>
      <text:p text:style-name="P866">Заведующая отделением разговоры про музыку не вела — она меня лечила.</text:p>
      <text:p text:style-name="P867">Мне делали уколы аминазина внутримышечно — три раза в день.</text:p>
      <text:p text:style-name="P867">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867">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867">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867">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867">Через полчаса медсестра окликнула меня от входа в палату, в руке она держала шприц и победно улыбалась:</text:p>
      <text:p text:style-name="P867">- Думал, что всё, Огольцов?</text:p>
      <text:p text:style-name="P867">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867">Ты вспомнила — молодец, а улыбаться-то зачем?</text:p>
      <text:p text:style-name="P868">В этот момент она мне напомнила Свету из моего полигамийного прошлого. Причёской, наверное.</text:p>
      <text:p text:style-name="P868">Ещё мне кололи инсулин внутривенно, но сперва заведующая предупредила родителей, чтобы они согласились.</text:p>
      <text:p text:style-name="P868">Бельтюков, молодой, но опытный сосед по палате, говорил, что инсулин добывают из печени быков, больше неоткуда. </text:p>
      <text:p text:style-name="P868">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868">Главное успеть вывести больного обратно из коматозного состояния.</text:p>
      <text:p text:style-name="P868">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869">Минут через 15-20 медсестра возвращалась и садилась за белый столик заполнять какие-то журналы — вот зачем он там <text:span text:style-name="T1050">стоял </text:span>— <text:span text:style-name="T1050">она следила за нами как за молоком на огне, </text:span>чтобы не <text:soft-page-break/><text:span text:style-name="T1050">убежало</text:span>. </text:p>
      <text:p text:style-name="P871">Мы с Бельтюковым лежали на соседних койках, привязанные, и разговаривали, глядя в потолок, он был общительный и смахивал на стройбатовского водителя Виталика из Симферополя, а может и не очень. </text:p>
      <text:p text:style-name="P871">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pan text:style-name="T1050">из коматозы</text:span> уколами глюкозы внутривенн<text:span text:style-name="T1050">о</text:span>.</text:p>
      <text:p text:style-name="P870">Потом нас отвязывали и давали по стакану воды с густым раствором сахара, потому что во рту было очень горячо и всё горело.</text:p>
      <text:p text:style-name="P870">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870">По воскресеньям нам его не кололи.</text:p>
      <text:p text:style-name="P870">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870">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870">Укол серы сломил мою волю.</text:p>
      <text:p text:style-name="P870"><text:s/><text:span text:style-name="T338">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872">Отношения с другими больными у меня были ровными — я и тут оставался отщепенцем.</text:p>
      <text:p text:style-name="P872">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872">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872">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872">Куда более ощутимый удар нанесла пропажа книги на английском, <text:span text:style-name="T350">на белом столике осталась только тетрадка с уже оконченным переводом.</text:span></text:p>
      <text:p text:style-name="P873">Я очень расстроился: эту книгу дал мне Жомнир, одолжив её у другой преподавательницы с кафедры английского языка — улыбчивой Нонны.</text:p>
      <text:p text:style-name="P873">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873">Через три дня мне её вернули больные, отобрав у полуотщипнутого похитителя из седьмой палаты. Дольше он не смог её утаивать.</text:p>
      <text:p text:style-name="P873">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873">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874">Больные все очень разные, по кому-то сразу скажешь, что чокнутый — он и внешностью показывает сдвиг сознания; <text:s/>а по другому и не подумал бы.</text:p>
      <text:p text:style-name="P874">Вобщем, всякие бывают. Есть общительные, как тот брюнет толстяк, который на кушетке в <text:soft-page-break/>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874">Есть лгуны — у него на руке татуировка «Коля»: а он всем доказывает, что его зовут Петя, ещё и обижается при этом.</text:p>
      <text:p text:style-name="P874">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874">Один, с виду нормальный, до того деликатным оказался — очень расстраивался, когда услышит, что <text:s/>мы всегда в дурдоме. И тут дурдом, и там дурдом.</text:p>
      <text:p text:style-name="P874">- Не говорите так, это — психбольница.</text:p>
      <text:p text:style-name="P874">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874">- А твоя жена была целомудре<text:span text:style-name="T351">н</text:span>ной?</text:p>
      <text:p text:style-name="P829">Во-первых, немым такие слова неизвестны, а во-вторых, я ей в уши не заглядывал, как говорил Рабентус.</text:p>
      <text:p text:style-name="P829">А немой, как услыхал такое — плакать начал; молчит, а слёзы капают.</text:p>
      <text:p text:style-name="P829">В целом — довольно смурной дурдом.</text:p>
      <text:p text:style-name="P829">Ещё больные всё-всё знают; за четыре дня предупредили, что в пятницу меня позовут на комиссию, решать будут: выпустить меня, или лечить дальше.</text:p>
      <text:p text:style-name="P829">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829">- Да-да, конечно, да.</text:p>
      <text:p text:style-name="P829">Заведующая сказала, что меня будут готовить к выписке, но не выпустят пока родственники не заберут.</text:p>
      <text:p text:style-name="P829">Как же я испугался, что в субботу никто не приедет! Ведь уже была одна такая — ждал, да не дождался.</text:p>
      <text:p text:style-name="P829">Целый вечер я насилу сдерживал себя, чтоб не расплакаться. Буквально давил рыдание в горле — ещё неделю уколов я не выдержу.</text:p>
      <text:p text:style-name="P829">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829">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829">Как потом выяснилось, сумма составляла сорок рублей — дневной заработок бригады каменщиков из 6 человек. <text:span text:style-name="T352">В тот день на выписку пошли трое, значит она за утро заработала мою месячную зарплату. Как говорят в Конотопе — кто на что учился.</text:span></text:p>
      <text:p text:style-name="P875">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829"/>
      <text:p text:style-name="P876">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876">Правда, Лида заметила <text:span text:style-name="T353">как</text:span> я прикорнул к поддону с кирпичом и задремал на солнышке, пока раствор не подвезли — такого раньше не <text:span text:style-name="T353">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876">Ну, а в целом, я стал намного покладистей. Единственное, <text:span text:style-name="T354">в чём лечение не дало результатов, </text:span><text:s/><text:soft-page-break/>— что так и не начал опускаться на четыре кости, когда <text:span text:style-name="T354">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877">В чём-то так и не удаётся выбить из себя юного пионера — «<text:span text:style-name="T355">лучше нахитнутся с пятого этажа, чем класть угол стоя на коленях</text:span>»...</text:p>
      <text:p text:style-name="P877"/>
      <text:p text:style-name="P877">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356">Как у Заводного Апельсина, про которого я читал в кочегарке стройбата статью в журнале «Москва».</text:span></text:p>
      <text:p text:style-name="P877"/>
      <text:p text:style-name="P877">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877">- Мама, как ты не понимаешь? Эти таблетки делают меня ненормальным.</text:p>
      <text:p text:style-name="P877">Я всегда гордился своей стройной поджаростью, хоть и сутуловат.</text:p>
      <text:p text:style-name="P877"/>
      <text:p text:style-name="P877">Всё стало как раньше. Почти.</text:p>
      <text:p text:style-name="P877">Стройка. </text:p>
      <text:p text:style-name="P877">Нежин; <text:span text:style-name="T353">в</text:span>еки вернулись на своё место, уже не надо жмуриться. </text:p>
      <text:p text:style-name="P877"><text:span text:style-name="T353">П</text:span>ереводы. </text:p>
      <text:p text:style-name="P878">Стихи.</text:p>
      <text:p text:style-name="P767"/>
      <text:p text:style-name="P767">Стихи начали появляться с началом моей строительной карьеры в СМП-615.</text:p>
      <text:p text:style-name="P767">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767">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767">Тогда оставалось последнее средство — перенести слова на бумагу и забыть.</text:p>
      <text:p text:style-name="P767">За шесть лет таких незваных проходимцев собралось штук 30, на двух языках, потому что каждый приходил на каком ему вздумается.</text:p>
      <text:p text:style-name="P767">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767"/>
      <text:p text:style-name="P768">Одно из первых я показал Ире и она сразу встрепенулась — кто это та мадонна в телогрейке?</text:p>
      <text:p text:style-name="P768">А мне откуда знать — случайно увидел в рабочей столовой в очереди на обед.</text:p>
      <text:p text:style-name="P768">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768">Когда я прочитал своему брату Саше «Интервью скифа...», его реакция была мгновенной:</text:p>
      <text:p text:style-name="P768">- Я тебя заложу!</text:p>
      <text:p text:style-name="P768">Если на твоё стихотворение сразу выныривает мысль про КГБ, то это хорошая публицистика.</text:p>
      <text:p text:style-name="P768">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768">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768">- Серёга! Коней огнём не подковывают, для этого подковы есть! Мерин ты перерваный!</text:p>
      <text:p text:style-name="P768"><text:soft-page-break/>Он вырос в селе Красное и сызмальства <text:span text:style-name="T289">разбирался в</text:span> таких вещах.</text:p>
      <text:p text:style-name="P768"/>
      <text:p text:style-name="P768">Когда количество стихов перевалило за 20, то у меня качественно поменялось отношение к ним. Чего будут валяться? Жалко же.</text:p>
      <text:p text:style-name="P768">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89">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768">- <text:span text:style-name="T289">Мерин ты перерванный!</text:span></text:p>
      <text:p text:style-name="P769">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769">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769">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769">Окончательным вразумлением послужил отзыв из журнала «Москва» на «усталую Аллу».</text:p>
      <text:p text:style-name="P769">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769">Слово «вожделенье» осталось подчёркнутым, а рядом добавлено его толкование «похоть». Не знаю в каком словаре он это нашёл, но меня оно оскорбило.</text:p>
      <text:p text:style-name="P769">Последний удар нанесла фамилия рецензента под его ответом — Пушкин!</text:p>
      <text:p text:style-name="P770">Я представил Пушкина, который смотрит в словаре слово «вожделенье» и понял, что со стихами пора завязывать.</text:p>
      <text:p text:style-name="P770">Больше я их никуда не отсылал — не получился из меня Мартин Иден и фиг мне тут, а не Америка.</text:p>
      <text:p text:style-name="P770"/>
      <text:p text:style-name="P770">Летом ты опять приехала в Конотоп, но, конечно, уже без коляски.</text:p>
      <text:p text:style-name="P770">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770">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770">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770">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770"/>
      <text:p text:style-name="P770">Тебе как раз исполнилось три года и я решил, что лучшим подарком на день рождения станет привычное лицо среди незнакомцев на Декабристов 13.</text:p>
      <text:p text:style-name="P770">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770">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770"/>
      <text:p text:style-name="P770">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770"><text:soft-page-break/>Там на его территории между больших сосен стоят деревянные домики на четыре койки каждый и окна в них вкруговую, как на веранде.</text:p>
      <text:p text:style-name="P770">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770">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771">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771">Тебе захотелось пить и я попросил Леночку отвести тебя в лагерь — там всего метров триста по широкой тропе, потому что ужасно хотел Иру.</text:p>
      <text:p text:style-name="P771">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771">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771"/>
      <text:p text:style-name="P771">В день отъезды ты опять сводила счёты с бельевой верёвкой, которой совсем не место от калитки до стойки крыльца.</text:p>
      <text:p text:style-name="P771">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771">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772">Они посмотрели не друг на друга, а друг другу подноги, но в их спрятанных взглядах слышался диалог:</text:p>
      <text:p text:style-name="P772">- Да?</text:p>
      <text:p text:style-name="P772">- Сделай это!</text:p>
      <text:p text:style-name="P772">Я не выдумываю и не передёргиваю — этот диалог состоялся до того, как случилось остальное.</text:p>
      <text:p text:style-name="P772">Мы с Ирой тоже вышли за калитку. Я очень торопился и даже ушёл вперёд с сумками. </text:p>
      <text:p text:style-name="P772">Не доходя до поворота, я убедился, что спешу не зря, когда услыхал твой рёв.</text:p>
      <text:p text:style-name="P772">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772">Единственная железяка на всём полукилометре от Декабристов 13 до конечной трамвая номер три.</text:p>
      <text:p text:style-name="P772">Мне всё стало ясно и я очень сдержанно попросил Леночку ехать домой — дальше мы сами.</text:p>
      <text:p text:style-name="P772">Подошедшая Ира начала тебя утешать, но ты проревела всю дорогу из-за такой большой шишки на лбу.</text:p>
      <text:p text:style-name="P772">Мы ехали молча, Ира была чем-то недовольна, а я совершенно опустошён.</text:p>
      <text:p text:style-name="P772">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772">Ира до самого Нежина оставалась недовольной, а я молчал и ничего ей не сказал.</text:p>
      <text:p text:style-name="P772"/>
      <text:p text:style-name="P772">Теперь у Леночки двое своих детей — красивые дочери.</text:p>
      <text:p text:style-name="P772">Вы с ней незнакомые друг другу женщины и никто ничего не помнит. Тем более она. Человек устроен забывать о плохом.</text:p>
      <text:p text:style-name="P772"><text:soft-page-break/>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772">И только я во всём виноват, но честное слово, в том лагере отдыха я не выдержал бы Леночку на своём животе — ей было уже девять лет.</text:p>
      <text:p text:style-name="P772"/>
      <text:p text:style-name="P772">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772">Я работал лопатой на дне траншеи, когда увидел Бельтюкова на том мостике, <text:span text:style-name="T290">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773">Потом они пошли дальше — он нервничал, а она его плотно опекала и я понял истоки его негодования на матриархат, когда он под инсулином.</text:p>
      <text:p text:style-name="P773">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773">А в Ромнах я был добровольцем и полученных там университетов мне выше горла хватит.</text:p>
      <text:p text:style-name="P773"/>
      <text:p text:style-name="P773">При сдаче очередного рассказа Жомнир подогрел меня толстой книгой в твёрдой обложке.</text:p>
      <text:p text:style-name="P773">Монография про шизофрению.</text:p>
      <text:p text:style-name="P773">Он её купил, когда его дочь страдала тем же; ещё до замужества.</text:p>
      <text:p text:style-name="P773">Монография значит сборник статей различных авторов, но объединённых одной темой.</text:p>
      <text:p text:style-name="P773">Я проштудировал предложенный от всего сердца фолиант. В конце концов, это не варёная колбаса с добавками.</text:p>
      <text:p text:style-name="P773">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91">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774">Другой исследователь скрупулёзно меряет всё, что подвернётся с не менее неутешительным результатом.</text:p>
      <text:p text:style-name="P774">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774"/>
      <text:p text:style-name="P774">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774">- Ну, х.. её знает, что она такое, шизофрения эта.</text:p>
      <text:p text:style-name="P689"><text:tab/><text:tab/><text:tab/>А подойди-ка с ласкою,</text:p>
      <text:p text:style-name="P689"><text:tab/><text:tab/><text:tab/>Да загляник-ка в глазки ей,</text:p>
      <text:p text:style-name="P774"><text:span text:style-name="T79"><text:tab/><text:tab/><text:tab/>Откроешь клад какого не видал.</text:span>..<text:tab/></text:p>
      <text:p text:style-name="P774">На данном этапе и при используемой <text:span text:style-name="T292">ныне </text:span>методологии, у науки имеется всего лишь только термин — «шизофрения», всё остальное покрыто туманом неопределённости.</text:p>
      <text:p text:style-name="P774">Главный козырный туз, он же лакмусова бумажка, это — голоса. <text:span text:style-name="T293">Их встретишь в любом учебнике по психиатрии.</text:span></text:p>
      <text:p text:style-name="P775">Если тебе слышатся голоса, а вокруг ни души, значит ты — шизофреник.</text:p>
      <text:p text:style-name="P775">Но если эти голоса говорят тебе:</text:p>
      <text:p text:style-name="P775">- Спаси Францию!</text:p>
      <text:p text:style-name="P775">Значит ты — святая, Жанна Д'Арк.</text:p>
      <text:p text:style-name="P775">В той монографии явно не хватало специалиста-теолога. Достаточно вспомнить святую Инес, <text:soft-page-break/>чьё тело секундально покрылось длинным мехом, который и не позволил насильникам сломать её целомудренность.</text:p>
      <text:p text:style-name="P775"/>
      <text:p text:style-name="P776">Не жизнь, а малина специалисту от науки, где и светилам её не ясно что она такое. Поставить диагноз — проще, чем два пальца об асфальт. <text:span text:style-name="T294">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777">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777"/>
      <text:p text:style-name="P777">Сам термин, как и большинство его научных собратьев, взят из греческого и при исследовании корней обозначает «надтреснутый ум».</text:p>
      <text:p text:style-name="P777">«Надтреснутый ум в виде шубы».</text:p>
      <text:p text:style-name="P777">Ну, и кто из нас шизик?!</text:p>
      <text:p text:style-name="P777"/>
      <text:p text:style-name="P777">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777">Эскулапики вы мои дорогие! Да я ж из Конотопа. Мой одноклассник Володя Шерудило говорил:</text:p>
      <text:p text:style-name="P777">- Я не могу игнорировать данных квази-псевдоиллюзий, во избежание ультра диффузии моей транскоммуникабельности.</text:p>
      <text:p text:style-name="P777">После 8-го класса он ушёл в «бурсу», она же ПТУ-4, не то сейчас воглавлял бы Академию Наук <text:span text:style-name="T295">и сидели б вы у него в приёмной в трепетном ожидании — примет он, или нет, вас, ханориков созоровских?</text:span></text:p>
      <text:p text:style-name="P777"/>
      <text:p text:style-name="P778">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778"/>
      <text:p text:style-name="P778">С наступлением осени я уже знал, что это последняя наша осень вместе. Мне никто этого не говорил, но я чувствовал; постоянно.</text:p>
      <text:p text:style-name="P778">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778">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778">Мы возвращались теми же улочками без тротуаров.</text:p>
      <text:p text:style-name="P778">Я держал тебя за руку и не сводил глаз с плавной игры круглых бёдер под лёгким платьем шагающей впереди Иры.</text:p>
      <text:p text:style-name="P778"/>
      <text:p text:style-name="P778">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778">Меня ни в каких планах не было, да и быть не могло — <text:span text:style-name="T296">со мной Леночка; а оставить её ещё и без папы я не мог.</text:span></text:p>
      <text:p text:style-name="P779">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779">Наверное, это же чувствовал Достоевский, когда его везли на эшафот, а он по знакомым улицам вычислял сколько ещё осталось до казни.</text:p>
      <text:p text:style-name="P779">Разница лишь в том, что я не мог знать сколько осталось до этих слов Иры, но знал, что <text:soft-page-break/>услышу:</text:p>
      <text:p text:style-name="P779">- Уезжай в свой Конотоп! И чтоб ноги твоей в Нежине не было!</text:p>
      <text:p text:style-name="P779"/>
      <text:p text:style-name="P779">Когда Ира так сказала, то вместе с болью пришло и маленькое облегчение — не стало чего бояться. Свершилось.</text:p>
      <text:p text:style-name="P779"/>
      <text:p text:style-name="P779">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779">Меня немного развеяла командировка в Киев.</text:p>
      <text:p text:style-name="P779">От СМП-615 там оказался я один и не знаю откуда съехались остальные рабочие на реконструкцию какого-то молочного завода.</text:p>
      <text:p text:style-name="P779">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779">Повсюду звучала одна и та же песня:</text:p>
      <text:p text:style-name="P779"><text:span text:style-name="T79"><text:tab/><text:tab/><text:tab/>Листья жёлтые по городу кружатся..</text:span>.</text:p>
      <text:p text:style-name="P780">Вспоминались листья на площадке безлюдного детсада.</text:p>
      <text:p text:style-name="P780">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780">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780">Вот где настоящая философия!</text:p>
      <text:p text:style-name="P780">Он показал мне, что существует всего лишь две разновидности людей:</text:p>
      <text:p text:style-name="P780">1) законопослушные верноподданные;</text:p>
      <text:p text:style-name="P780">2) эксперименталисты.</text:p>
      <text:p text:style-name="P780">А прочие расы, классы и вероисповедания лишь средство натравливать людей друг на друга.</text:p>
      <text:p text:style-name="P780"/>
      <text:p text:style-name="P780">Потом я нашёл Дом Органной музыки. Наверно прежде в нём был католический костёл; пониже Республиканского Стадиона.</text:p>
      <text:p text:style-name="P780">На концерт я немного опоздал и дверь оказалась запертой, пришлось тарабанить. Мне открыли и я закричал как в ромненском автобусе:</text:p>
      <text:p text:style-name="P780">- У меня билет! У меня билет!</text:p>
      <text:p text:style-name="P780">- Хорошо, но потише можно? Концерт идёт.</text:p>
      <text:p text:style-name="P780">Там зал сразу за входом, без вестибюля.</text:p>
      <text:p text:style-name="P780">- Извините.</text:p>
      <text:p text:style-name="P780">Но он продолжал ещё что-то бубнить.</text:p>
      <text:p text:style-name="P780">- Мне что — по второму разу извиняться?</text:p>
      <text:p text:style-name="P780">И он утих, потому что <text:span text:style-name="T297">под интеллигентским плащом </text:span>на мне <text:span text:style-name="T297">оказался</text:span> синий вельветовый пиджак рабочих и крестьян, а над головой торчала прядь волос, как <text:span text:style-name="T298">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781">В первом отделении играли современную атональную симфонию — слушать просто мýка, кромсанье музыки; зато во втором звучал орган — фуги Баха.</text:p>
      <text:p text:style-name="P781"/>
      <text:p text:style-name="P781">Чудо случилось в <text:span text:style-name="T297">январе.</text:span></text:p>
      <text:p text:style-name="P782">Я приехал в Нежин к Жомниру и в автобусе на вокзале увидел Ивана Алексеевича. Он спросил меня что это я не приезжаю.</text:p>
      <text:p text:style-name="P782">Сдерживая в горле ком обиды, я ответил, что Ира запретила мне.</text:p>
      <text:p text:style-name="P782">- Да, ладно тебе — поехали!</text:p>
      <text:p text:style-name="P782">Я всё-таки сошёл на улице Шевченко и позвонил от Жомнира. Ира тоже сказала, да, приезжай.</text:p>
      <text:p text:style-name="P783"><text:soft-page-break/>Оставшиеся семь остановок до Красных Партизан я ехал спокойным наружно, но весь бушуя внутри.</text:p>
      <text:p text:style-name="P783"/>
      <text:p text:style-name="P783">За месяцы моего отсутствия случилось немало перемен.</text:p>
      <text:p text:style-name="P783">Ира с тобою перешла в бывшую спальню семьи Тони, а тесть и тёща ушли в узкую спальню.</text:p>
      <text:p text:style-name="P783">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783">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783">И мы стали жить дальше.</text:p>
      <text:p text:style-name="P783">Стройка. Нежин. Стройка. Нежин.</text:p>
      <text:p text:style-name="P783">Ира работала воспитательницей в детском саду на Красных партизан, за сто метров от дома.</text:p>
      <text:p text:style-name="P783">В её обязанности входила запись состояния здоровья детей её группы. На трюмо лежала тонкая тетрадка с записями <text:span text:style-name="T299">её почерком с наклоном влево</text:span> по числам месяца.</text:p>
      <text:p text:style-name="P783">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300">Просто некоторые мысли нельзя начинать думать, а если уж начал, то лучше не додумывать до конца...</text:span></text:p>
      <text:p text:style-name="P783"><text:span text:style-name="T300">М</text:span><text:span text:style-name="T299">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784">Жизнь стала как пробежка по наезженному лабиринту — сюда не сверни, туда не смотри , про то не думай...</text:p>
      <text:p text:style-name="P784">Затем Ира ввела порядок укладывать тебя рядом с собой на двуспальной кровати, а мне раскладывать кресло-кровать для сна.</text:p>
      <text:p text:style-name="P784">Иногда она приходила ко мне в темноте, иногда — нет, и тогда я долго не спал, а всё мучился ревностью и обидой.</text:p>
      <text:p text:style-name="P820">Всего один лишь раз я обрадовался её отказу.</text:p>
      <text:p text:style-name="P820">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Мне в жизни не делали клизму и не вставляли зонд, так что ощущение было незнакомым и необъяснимым в плотной толпе пассажиров в пальто и дублёнках. <text:span text:style-name="T1047">После площади толпа поредела, но чувство, что меня поимели в прямой проход не исчезало.</text:span></text:p>
      <text:p text:style-name="P821">Именно по этой причине я в тот вечер не настаивал на сексе, леденея от страха, что поимевший меня в автобусе впоследствии и Иру поимеет. Конечно, очерёдность могла быть и обратной, но я гнал от себя эту мысль...</text:p>
      <text:p text:style-name="P783"/>
      <text:p text:style-name="P784">В конце февраля в СМП-615 была рабочая суббота, но я твёрдо сказал, что не приду и уехал в Нежин.</text:p>
      <text:p text:style-name="P784">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785">Ты тоже пришла в спальню, мы немножко пошумели и Ира пришла разобрать постели. </text:p>
      <text:p text:style-name="P785">Она выключила свет, чтобы ты поскорее заснула, а сама вернулась в гостиную — по телевизору повторяли новогоднюю «Кинопанораму». </text:p>
      <text:p text:style-name="P785">Я остался сидеть в темноте перед новым трюмо. Я не составлял никаких планов, всё шло как-то само собой.</text:p>
      <text:p text:style-name="P785">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785"><text:soft-page-break/>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785">Потом я стал думать про нас с Ирой: как мы до такого дóжили?</text:p>
      <text:p text:style-name="P785">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785">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785">И что в итоге? Имеет то, что имеем.</text:p>
      <text:p text:style-name="P822"><text:span text:style-name="T299">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301">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786">Потом из-за двери в гостиную донеслись прощающиеся <text:s/>на ночь голоса.</text:p>
      <text:p text:style-name="P786">Зашла Ира. В свете уличного фонаря по ту сторону тюля и оконной рамы нашла нужный флакончик перед трюмо и снова вышла. Я напрягся.</text:p>
      <text:p text:style-name="P786">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786">Ира легла рядом со мной под одеяло, прикоснулась ко мне, резко отпрянула и вскрикнула:</text:p>
      <text:p text:style-name="P786">- Ты?!.. Вон отсюда!</text:p>
      <text:p text:style-name="P786">- Да, тише ты...</text:p>
      <text:p text:style-name="P786">- Папа!</text:p>
      <text:p text:style-name="P786">Она позвала на помощь, чтоб защитили от меня!</text:p>
      <text:p text:style-name="P823"><text:span text:style-name="T299">Я не трогал её, лишь безучастно лежал подперев голову рукой, в позе пляжника, что прикидывает сколько там народу в воде. </text:span><text:span text:style-name="T302">В меня вселилась созерцательность <text:s/>постороннего, потому что мне всё как-то стало всё равно.</text:span></text:p>
      <text:p text:style-name="P787">Спокойно и раздельно я произнёс:</text:p>
      <text:p text:style-name="P787">- Ты мне надоела.</text:p>
      <text:p text:style-name="P787">Я сказал это?! Неправда! Не надоела! Это не я! А впрочем — я, и эти слова — часть ритуала. Какого?! Какая разница — мне уже всё это всё равно.</text:p>
      <text:p text:style-name="P787">Всё так же опёршись головой на руку, я протянул ладонь второй и шлёпнул её по мягкой щеке.</text:p>
      <text:p text:style-name="P787">Я?!</text:p>
      <text:p text:style-name="P787">Ударил?!</text:p>
      <text:p text:style-name="P787">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787">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824"><text:span text:style-name="T299">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303">Но я ничем не мог ему помочь — у меня тут роль созерцателя.</text:span></text:p>
      <text:p text:style-name="P788">Наконец, он сделал решительный шаг; даже два; схватил мою торчавшую из-под одеяла руку и сдёрнул меня на половик. Одеяло осталось на кровати.</text:p>
      <text:p text:style-name="P788">Я ещё немного полежал, пока тёща зачитывала отходную моей беспардонности — валяюсь тут в таком виде перед женщинами.</text:p>
      <text:p text:style-name="P788"><text:soft-page-break/>Трусы и майка — спортивный вид для стадиона, но не для тёщ.</text:p>
      <text:p text:style-name="P788">Я молча встал и, неожиданно для себя, сделал глубокий поклон, стряхивая несуществующую пыль на волосах ниже колен. Ритуал, есть ритуал.</text:p>
      <text:p text:style-name="P825"><text:span text:style-name="T299"><text:tab/><text:tab/><text:tab/></text:span><text:span text:style-name="T96">Отречёмся от старого мира,</text:span></text:p>
      <text:p text:style-name="P825"><text:span text:style-name="T96"><text:tab/><text:tab/><text:tab/>Отряхнём его прах с наших ног!</text:span><text:span text:style-name="T299">..</text:span></text:p>
      <text:p text:style-name="P788">Я оделся и вышел в прихожую. Тёща вышла следом. Последить, чтобы не залез в холодильник?</text:p>
      <text:p text:style-name="P788">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788">Графомана и могила не исправит.</text:p>
      <text:p text:style-name="P825"/>
      <text:p text:style-name="P788">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825"><text:span text:style-name="T299"><text:tab/><text:tab/><text:tab/></text:span><text:span text:style-name="T96">Дождь и солнце вместе не живут,</text:span></text:p>
      <text:p text:style-name="P714"><text:tab/><text:tab/><text:tab/>Разве что на несколько минут,</text:p>
      <text:p text:style-name="P714"><text:tab/><text:tab/><text:tab/>Кратких и прекрасных,</text:p>
      <text:p text:style-name="P714"><text:tab/><text:tab/><text:tab/>Когда в безумной ласке</text:p>
      <text:p text:style-name="P714"><text:tab/><text:tab/><text:tab/>Два самых-самых разных</text:p>
      <text:p text:style-name="P825"><text:span text:style-name="T96"><text:tab/><text:tab/><text:tab/>От счастья слёзы льют.</text:span><text:span text:style-name="T299">..</text:span></text:p>
      <text:p text:style-name="P789">За всё ночь мимо остановки проехали три автомашины, одна из них «волга». </text:p>
      <text:p text:style-name="P789">Мне было всё равно. Онемение чувств.</text:p>
      <text:p text:style-name="P789">В одноэтажном доме напротив дважды загорался и гас свет; должно быть пожилой человек ходил в туалет.</text:p>
      <text:p text:style-name="P789">В редеющей на рассвете темноте от авиагородка показался автобус и отвёз меня на вокзал.</text:p>
      <text:p text:style-name="P789">В половине восьмого я сошёл с электрички в Конотопе.</text:p>
      <text:p text:style-name="P789">Не знаю где я провёл около часа, потому что когда я пришёл на 50-квартирный, рабочая суббота шла полным ходом.</text:p>
      <text:p text:style-name="P789">Бульдозер во дворе окутывался сизым дымом и зарывался в гору грунта перед собой. Гриня и Лида были уже в рабочем.</text:p>
      <text:p text:style-name="P789">- Ты не поехал в Нежин?- спросила Лида.</text:p>
      <text:p text:style-name="P789">- Нет.</text:p>
      <text:p text:style-name="P789">Я достал из портфеля листок в клеточку с объяснением в профком на что потрачены 3 руб. при посещении больного.</text:p>
      <text:p text:style-name="P789">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789">Я положил листок на боковину одного из 1,5-метровых бетонных колец рядом с подъездом и они расписались.</text:p>
      <text:p text:style-name="P789">- Ну, чё?- спросил Гриня.- Переодеваешься?</text:p>
      <text:p text:style-name="P789">Я всегда был против рабочих суббот, но что ещё оставалось делать?</text:p>
      <text:p text:style-name="P789">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826"/>
      <text:p text:style-name="P826"><text:span text:style-name="T299">Вечером, на Декабристов 13, я лежал в узком кресле-кровати навзничь в постойке «</text:span><text:span text:style-name="T304">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790">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827"/>
      <text:p text:style-name="P790">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827"><text:soft-page-break/></text:p>
      <text:p text:style-name="P790">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818">Она приходит от безысходности, когда не знаешь как распорядиться случайным и напрасным даром — своей жизнью, <text:span text:style-name="T1031">не видишь средств</text:span> убить отмерянную тебе вечность.</text:p>
      <text:p text:style-name="P818">Она приходит снять проблемы, дать жизни смысл — служение; показать цель — служение.</text:p>
      <text:p text:style-name="P791">Любовь — добровольное рабство и ревностное служение предмету любви: двуногому млекопитающему, или коллекции марок, или ...<text:span text:style-name="T1030">ну, </text:span>неважно... кому как повезёт...</text:p>
      <text:p text:style-name="P819">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819">Нет! Я хочу обратно! Туда, где любовь.</text:p>
      <text:p text:style-name="P791">Она избав<text:span text:style-name="T1031">и</text:span>т от жути видеть эту пустоту, <text:s/><text:span text:style-name="T1031">по</text:span>дарит смысл суете сует. <text:span text:style-name="T1031">Она станет тем</text:span>, кто всё за нас решит! Я <text:span text:style-name="T1031">буду</text:span> лишь <text:span text:style-name="T1031">покорно </text:span>исполня<text:span text:style-name="T1031">ть</text:span> приказы!</text:p>
      <text:p text:style-name="P791"><text:span text:style-name="T1031">Любовь</text:span> — песок, <text:span text:style-name="T1031">чтобы</text:span> пугливо <text:span text:style-name="T1031">зарывать и </text:span>пря<text:span text:style-name="T1031">тать</text:span> страусиные головы.</text:p>
      <text:p text:style-name="P828"/>
      <text:p text:style-name="P791">Будь ты проклята, любовь! Как же без тебя пусто!</text:p>
      <text:p text:style-name="P790"/>
      <text:p text:style-name="P827"/>
      <text:p text:style-name="P792">Выжить в пустоте задача не из лёгких.</text:p>
      <text:p text:style-name="P792">Конечно, выбор всегда есть. Зачем выживать, если можно укромно прекратить мучения?</text:p>
      <text:p text:style-name="P792">Однако, с мыслью о самоубийстве я в жизни не игрался даже гипотетически. Не та программа.</text:p>
      <text:p text:style-name="P792">Ну, а раз выбора нет — вынужден решать задачу. Решение тоже одно — систематичность. Ничем иным пустоту не одолеть.</text:p>
      <text:p text:style-name="P792">Систематически глушить водку, или систематически бегать трусцой — не так уж и важно, главное — повторение определённого цикла.</text:p>
      <text:p text:style-name="P792">И тут у меня уже имелись определённые наработки, способные послужить опорой барахтанью в пустоте.</text:p>
      <text:p text:style-name="P792">Пятидневная рабочая неделя — раз.</text:p>
      <text:p text:style-name="P792">Участие в общественной жизни СМП-615 — два.</text:p>
      <text:p text:style-name="P792">Посещения Нежина для интеллектуального общения с Жомниром с периодичностью в два-три месяца.</text:p>
      <text:p text:style-name="P792">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792">По четвергам я ходил в баню с двумя заходами в парную. Веники и мыло продавались в кассе на первом этаже; <text:span text:style-name="T305">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793">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793">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793">Выходные заполнять труднее, но раз в месяц в кинотеатре «Мир» показывали очередной боевик Бельмондо, или комедию Жана Ришара.</text:p>
      <text:p text:style-name="P794">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794">Коротковато — ноги остаются на песке, но какая разница?</text:p>
      <text:p text:style-name="P794"><text:soft-page-break/>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794">- O, water, run into each corner of mine! We be of one blood, thou and me!</text:p>
      <text:p text:style-name="P794">Для составления этой фразы мне пришлось привлечь в соавторы Фицджеральда и Киплинга, но они и не противились.</text:p>
      <text:p text:style-name="P794">Затем я плыл обратно к визгам и брызгам, выходил на берег и переворачивался под солнцем на покрывальце вперемешку с чтением <text:span text:style-name="T305">«Morning Star» </text:span>без словаря — просто подчёркивал слова, которые надо будет выписать потом в тетрадку.</text:p>
      <text:p text:style-name="P794">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306">Завмаг, кряжистая баба, которая гордилась тем, что побывала даже и на Сахалине, открывала его всего на час. </text:span></text:p>
      <text:p text:style-name="P795">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795">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795">Ассортимент на полках магазина не менялся. <text:s/>Покупая «Завтрак туриста», я видел, <text:span text:style-name="T307">что в следующее воскресенье у меня на обед «Килька в томатном соусе», а ещё через неделю «Икра кабачковая».</text:span></text:p>
      <text:p text:style-name="P796">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796">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796">Такая Dolche Vita не снилась и Марчелло Мастрояни.</text:p>
      <text:p text:style-name="P796"/>
      <text:p text:style-name="P796">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796">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796">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796"/>
      <text:p text:style-name="P797">Хотя не знаю, спасла ли бы меня какая угодно система без приложения к ней нашей бригады.</text:p>
      <text:p text:style-name="P797">Не то, чтобы в ней друг друга окружали заботливым вниманием, лаской и моральной поддержкой. Держи карман!</text:p>
      <text:p text:style-name="P797">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797">И всё-таки с 8 утра до 5 дня, при всех индивидуальных проблемах и заботах, наша бригада была семьёй.</text:p>
      <text:p text:style-name="P797">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797"/>
      <text:p text:style-name="P797">Матерятся ли каменщики при каменщицах?</text:p>
      <text:p text:style-name="P797">И да, и нет.</text:p>
      <text:p text:style-name="P797">Я ни разу не слыхал мата обращённого к кому-либо из женщин нашей бригады. Нет.</text:p>
      <text:p text:style-name="P797"><text:soft-page-break/>Но когда крановщик ставит тебе на ногу поддон кирпича, ты сообщаешь ему об этом без оглядки кто вокруг и очень громко.</text:p>
      <text:p text:style-name="P797"/>
      <text:p text:style-name="P797">Матерятся ли женщины?</text:p>
      <text:p text:style-name="P797">И да, и нет.</text:p>
      <text:p text:style-name="P797">В травмоопасные моменты они орут «ой, мамоньки!», или просто визжат.</text:p>
      <text:p text:style-name="P797">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797"><text:tab/><text:tab/><text:tab/><text:span text:style-name="T245">Эх, ёб вашу мать, с вашими делами!</text:span></text:p>
      <text:p text:style-name="P715"><text:span text:style-name="T237"><text:tab/><text:tab/><text:tab/>Не хотите отдать дочь, так еб</text:span><text:span text:style-name="T137">и́</text:span><text:span text:style-name="T237">те сами</text:span>!</text:p>
      <text:p text:style-name="P188">Признаюсь, что проигрывание этой частушки в извилинах головного мозга иногда служило мне хорошим болеутоляющим.</text:p>
      <text:p text:style-name="P188">Но, в конце концов, разве на одном мате свет клином сходится?</text:p>
      <text:p text:style-name="P188"/>
      <text:p text:style-name="P188">Любовь Андреевна однажды пожаловалась <text:span text:style-name="T308">случайно заехавшему</text:span> на объект главному инженеру на обидные слова бригадира Хижняка, которыми тот определял всех женщин без разбору:</text:p>
      <text:p text:style-name="P188">- Засланки навыворот!</text:p>
      <text:p text:style-name="P188">До сих пор не улавливаю смысла этих слов, а вот её <text:span text:style-name="T308">почему-то </text:span>задело.</text:p>
      <text:p text:style-name="P188">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8">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8">Но всё равно грустит, особенно зимой в морозы, когда раствор в ящиках при подъёме на линию берётся сантиметровой коркой.</text:p>
      <text:p text:style-name="P188">- Ой, мама! Как же у меня рученьки помёрзли!</text:p>
      <text:p text:style-name="P188">А этот паразит Серёга с другого конца захватки, сразу:</text:p>
      <text:p text:style-name="P188">-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8">- Паразит!</text:p>
      <text:p text:style-name="P188"/>
      <text:p text:style-name="P188">Анна Андреевна не такая красивая, но добрая. Особенно после обеда.</text:p>
      <text:p text:style-name="P188">Почти вся бригада на Семи Ветрах живёт и обедать домой ходят. <text:s/>Вот она в обед дома клюкнет и возвращается размякшей и подобревшей.</text:p>
      <text:p text:style-name="P189">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9">Большинство каменщиков рубят кирпич кельмами, а мне, видите ли, кирочку подавай. Наверное, из-за созвучия имён...</text:p>
      <text:p text:style-name="P189"/>
      <text:p text:style-name="P189">Мужья Лиды и Виты тоже в СМП-615 работают, слесарят под началом главного механика. </text:p>
      <text:p text:style-name="P189">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9">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9">- Сергей! Ты куда?</text:p>
      <text:p text:style-name="P189">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9"><text:soft-page-break/>- Сергей! Ты куда?</text:p>
      <text:p text:style-name="P189">Вот вам женская логика и знание физики — вниз! Куда ж ещё?</text:p>
      <text:p text:style-name="P189"/>
      <text:p text:style-name="P189">Бригада у нас молодая, самому старшему, Григорию Григорьевичу, сорок лет. Он так прямо и говорит:</text:p>
      <text:p text:style-name="P189">- Мы ещё молодые.</text:p>
      <text:p text:style-name="P189">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9">- Хочешь, чтоб у тебя такая же была? Учись, зараза!</text:p>
      <text:p text:style-name="P189">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9">И рассудительный. <text:span text:style-name="T309">Единственный случай, что подвела его <text:s/>рассудительность, это когда с обеда вернулся с двустволкой.</text:span></text:p>
      <text:p text:style-name="P190">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90">Ну, вышли за торцевую стену недостроенного здания, вокруг белым-бело, только лесополоса среди снегов чернеет.</text:p>
      <text:p text:style-name="P190">Он шапку высоко так подкинул, а Середа чуть выждал и пульнул.</text:p>
      <text:p text:style-name="P190">Шапка дёрнулась и — в снег.</text:p>
      <text:p text:style-name="P190">Григорий Григорьевич её поднял, а в донышке дырка — два пальца пролазят. Картечь крупной оказалась. А шапка хорошая была, из меха нутрии.</text:p>
      <text:p text:style-name="P190">Просто он не учёл, что Середа из Закарпатья, а там бандеровцев хоть уже и нет, но огнестрельное оружие сохранилось; отсюда и навыки.</text:p>
      <text:p text:style-name="P190"/>
      <text:p text:style-name="P190">А Вера Шарапова не грустит. Всё время песни поёт, смеётся. Разговорчивая со всеми.</text:p>
      <text:p text:style-name="P190">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90">Не знаю почему мне грустно стало, когда она про свою свадьбу рассказывала и все смеялись вместе с ней:</text:p>
      <text:p text:style-name="P190">- Дети — плачут! Петя — играет!</text:p>
      <text:p text:style-name="P190">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90">Вера Шарапова подметила, что когда кто-то при мне на головную боль жалуется, я достаю из штанов носовой платок и перескладываю его наизнанку. <text:span text:style-name="T310">Иногда она толкает локтем Катерину, мол, смотри чудеса дрессировки; прикладывает руку ко лбу и делает страдальческое лицо:</text:span></text:p>
      <text:p text:style-name="P190">- <text:span text:style-name="T310">Ой, как же ж голова болит!</text:span></text:p>
      <text:p text:style-name="P191">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91"/>
      <text:p text:style-name="P191">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91">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91">День крутятся, два — иногда неделями. Но безответно крутятся — неразрешимая задача.</text:p>
      <text:p text:style-name="P191">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text:soft-page-break/>перегонов положит всех одной обоймой и с золотом уйдёт.</text:p>
      <text:p text:style-name="P191">Устал Пётр от ожидания и ушёл в каменщики.</text:p>
      <text:p text:style-name="P191"/>
      <text:p text:style-name="P191">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91">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91">Меня подкупила его вера в мои врачебные данные. Как-то остановил меня на лестничном марше уходящем в небо:</text:p>
      <text:p text:style-name="P191">- Серёга, помоги!</text:p>
      <text:p text:style-name="P191">И, задрав губу показал беловатый прыщик на десне. Потом отстегнул безопасную булавку <text:span text:style-name="T311">с внутреннего кармана телогрейки, где в рабочее время он наручные часы держит, и протянул мне:</text:span></text:p>
      <text:p text:style-name="P191">- <text:span text:style-name="T311">Проколи, а то болит.</text:span></text:p>
      <text:p text:style-name="P192">Я начал объяснять, что так нельзя — мы ж тут в пыли, в грязи, без антисептиков; нужна дезинфекция.</text:p>
      <text:p text:style-name="P192">- А где я тебе тут дезинфекцию возьму?</text:p>
      <text:p text:style-name="P192">В кино показывали, что над огнём обеззараживают.</text:p>
      <text:p text:style-name="P192">Он подержал кончик булавки над зажжённой спичкой. Результат меня не утешил — остриё покрылось чёрной копотью. </text:p>
      <text:p text:style-name="P192">Гриня критически осмотрел булавку, отёр её о рукав телогрейки в многомесячной кирпичной и прочей пыли и протянул мне:</text:p>
      <text:p text:style-name="P192">- На! Коли!</text:p>
      <text:p text:style-name="P192">А куда денешься? Человек столько усилий затратил на дезинфекцию.</text:p>
      <text:p text:style-name="P192"/>
      <text:p text:style-name="P192">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92">Правда, у него была троячка и, вместо шляпы с пером, кепка, которая не спасала в тридцатиградусный мороз той ночи.</text:p>
      <text:p text:style-name="P192">Он не стал капитаном мушкетёров, но он единственный известный мне каменщик шестого разряда.</text:p>
      <text:p text:style-name="P192">У него есть квартира и мотоцикл «Урал» без коляски, и жена Катерина, которую, если ночью не спится, можно притянуть за уши.</text:p>
      <text:p text:style-name="P192">Ещё Микола Хижняк восполняет знания недополученные в вузе.</text:p>
      <text:p text:style-name="P192">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92">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312">хотя по ходу Хижняк вплёл туда ещё какой-то билет на самолёт</text:span>.</text:p>
      <text:p text:style-name="P192"/>
      <text:p text:style-name="P193">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93">На голове Катерины косынка из полупрозрачного газа поверх жёлтых кудряшек, а на шее ожерелье из красных бусин. Под цвет помады на губах.</text:p>
      <text:p text:style-name="P193">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93"><text:soft-page-break/>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93">- Иди, П<text:span text:style-name="T313">ро</text:span>шенька! Иди сюда!</text:p>
      <text:p text:style-name="P194">А может просто хотела проверить хватит ли у меня дури. Ведь ясно же, что того — даже от <text:span text:style-name="T308">живой </text:span>порн<text:span text:style-name="T308">ухи</text:span> отвернулся.</text:p>
      <text:p text:style-name="P194">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308">римляне на трибунах Колизея, когда он ещё не требовал капитального ремонта</text:span>. </text:p>
      <text:p text:style-name="P195">В эпоху застоя ещё не знали тотализатора, чтоб делать ставки какая из пар финиширует первой.</text:p>
      <text:p text:style-name="P195">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5">- Тю! Ото и всё?</text:p>
      <text:p text:style-name="P194">Только один отвернулся, сел за поддон и смотрел в обратном направлении, <text:span text:style-name="T308">на</text:span> <text:span text:style-name="T308">дальнюю </text:span>групп<text:span text:style-name="T308">у</text:span> <text:s text:c="2"/>берёз посреди строительных угодий, <text:s/><text:span text:style-name="T308">высоких как деревья</text:span> <text:s/>в африканской саванне. Нормальные так не поступают.</text:p>
      <text:p text:style-name="P194"/>
      <text:p text:style-name="P194">Пётр Кирпа до женитьбы жил вдвоём с матерью и зимой <text:span text:style-name="T308">регулярно</text:span> хвалился, что поутру выходит в коридор, ломает кружкой лёд в ведре и пьёт холодную воду — аж в зубы заходит.</text:p>
      <text:p text:style-name="P194">В нашей бригаде он нравился мне меньше всех, но именно он помог мне доказать всем и, в первую очередь себе, что я настоящий каменщик.</text:p>
      <text:p text:style-name="P196">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6">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6">Он захотел покрасоваться перед парой девушек в свежих ещё телогрейках, которые смешно выговаривают «йой!» вот и крикнул:</text:p>
      <text:p text:style-name="P196">- Держи, Серёга!</text:p>
      <text:p text:style-name="P196">И метнул в мою сторону кирочку поверх разделяющих нас поддонов и ящиков. Та летела, как томагавк, крутясь рукоятью.</text:p>
      <text:p text:style-name="P196">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6">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6">- Вот такие каменщики у нас в бригаде!</text:p>
      <text:p text:style-name="P196">Так что мне есть чем гордиться в своей жизни.</text:p>
      <text:p text:style-name="P196"/>
      <text:p text:style-name="P195">Кроме куколки с пищиком я собрал тебе целый подарочный набор ко дню рождения.</text:p>
      <text:p text:style-name="P195">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314">Сразу же видно, что похожи на черепашек, а что они ниндзи я тогда ещё не знал. Кроме этих ещё белые керамические шашечки. Всё по две штуки.</text:span></text:p>
      <text:p text:style-name="P197">Это, типа, солдат на передовой собирает подарок из латунных стреляных гильз.</text:p>
      <text:p text:style-name="P197">Впрочем, наша бригада и была на передовой обжитого мира. Подарки с края ойкумены.</text:p>
      <text:p text:style-name="P197">Но из Универмага я тоже прикупил пару пупсиков; они не пищали: потому что пластмассовые, но вносили разнообразие. В конце концов, не война же.</text:p>
      <text:p text:style-name="P197"/>
      <text:p text:style-name="P197"><text:soft-page-break/>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7">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7">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315">абсолютно </text:span>понимают — <text:span text:style-name="T315">куда их гонят и зачем</text:span>.</text:p>
      <text:p text:style-name="P197">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7">И зашёл в воду.</text:p>
      <text:p text:style-name="P197">А воздух вокруг аж дрожит от лягушиных стонов.</text:p>
      <text:p text:style-name="P197">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316">шумело-гудело:</text:span></text:p>
      <text:p text:style-name="P197">- <text:span text:style-name="T316">Иди! Иди! Вот он пруд! Иди же!</text:span></text:p>
      <text:p text:style-name="P198">Но у меня голосов не было, одни только лягушки.</text:p>
      <text:p text:style-name="P198">А потом я поплыл навстречу луне. Она как раз над рыбными озёрами всходила и не успела ещё уменьшится. Огромная полная луна.</text:p>
      <text:p text:style-name="P198">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8">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8">Волосы после купания у меня остались мокрыми и на железнодорожный вокзал я пошёл обходным путём, чтобы высохнуть по дороге.</text:p>
      <text:p text:style-name="P198">На вокзале с каждой стороны часы есть, да ещё и во внутренних залах висят.</text:p>
      <text:p text:style-name="P198">А у меня часов нет, если какие одену на руку, они через день-два останавливаются, или врать начинают — неси в ремонт, или новые покупай.</text:p>
      <text:p text:style-name="P198">По пути я вспомнил того несчастного из сказок тысячи и одной ночи, что постоянно плакал и рвал одежду у себя на груди.</text:p>
      <text:p text:style-name="P198">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8">Года за два перед этим мы с Ирой на Десну поехали. <text:s/>Вдвоём, только я и она. Тебя Гаина Михайловна держала.</text:p>
      <text:p text:style-name="P198">Туда — утренним черниговским автобусом. Обратно? Ну, что подвернётся...</text:p>
      <text:p text:style-name="P198">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317">издали и не разобрать в каком ты столетии.</text:span></text:p>
      <text:p text:style-name="P199">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9">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9"/>
      <text:p text:style-name="P199">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text:soft-page-break/>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9">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9"/>
      <text:p text:style-name="P199">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9">Но я не собирался стать снегом на голову, поэтому позвонил Ире на работу по телефону-автомату.</text:p>
      <text:p text:style-name="P199">Какой у неё красивый голос! Такой родной и близкий.</text:p>
      <text:p text:style-name="P199">Я сказал, что хочу повидать тебя и отдать подарок и она ответила, что, да, конечно, что ты дома с её мамой.</text:p>
      <text:p text:style-name="P199">Я пошёл на Красных партизан очень радостный, потому что Ира по телефону звучала совсем дружелюбно и даже как-то обрадованно.</text:p>
      <text:p text:style-name="P199"/>
      <text:p text:style-name="P200">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200">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200">- Тшш!</text:p>
      <text:p text:style-name="P200">Я не из тех, кто ломится в запертую дверь и не хотел пугать тебя дальше.</text:p>
      <text:p text:style-name="P200">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200">В Конотоп можно возвращаться и электричкой. Какая разница? И всего 1 руб. 10 коп.</text:p>
      <text:p text:style-name="P200"/>
      <text:p text:style-name="P200">Попытка жить праведной жизнью вызывает в человеке вредную привычку. Но то, чтобы пагубную, но бессмысленную — втягиваешься в это дело.</text:p>
      <text:p text:style-name="P200">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201">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201">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201">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201"/>
      <text:p text:style-name="P201">Мама Игоря сказала, что его дома нет и что он работает в здании горкома партии на первом <text:soft-page-break/>этаже.</text:p>
      <text:p text:style-name="P201">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201">На входе в горком я назвал милиционеру номер комнаты и кто мне там нужен, он меня пропустил.</text:p>
      <text:p text:style-name="P201">Комната оказалась пустой, но стоило мне лишь подойти к окну, Игорёк враз нарисовался. Видно не хотел, чтобы я видел то, что увидел.</text:p>
      <text:p text:style-name="P201">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201">«Крестному отцу» он почти не удивился и обещал передать Саше Нестеруку.</text:p>
      <text:p text:style-name="P201">Наверное, при<text:span text:style-name="T318">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318">Зато теперь он пашет на стройке, а у тебя кабинет в горкоме партии, хотя пока что с кем-то на двоих.</text:span></text:p>
      <text:p text:style-name="P187">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7">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7">Даже если и показать — не увидит.</text:p>
      <text:p text:style-name="P149"/>
      <text:p text:style-name="P149">И всё-таки меня неотступно преследовала надежда, настолько радостно звучал голос Иры при разговоре со мной по телефону. Может?..</text:p>
      <text:p text:style-name="P149">И она не виновата, что тёща решила выставить меня перед тобой озверелым двереломом. И <text:span text:style-name="T258">наверняка </text:span>даже не посоветова<text:span text:style-name="T258">вши</text:span>сь с Ирой, у которой голос был как у моей Иры...</text:p>
      <text:p text:style-name="P149">Чтобы удостоверить эти упованья, я поехал на Мир, на переговорный пункт междугородней телефонной связи рядом с Главпочтамтом.</text:p>
      <text:p text:style-name="P149">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9">Она сняла свой телефон и кому-то сказала, чтобы дали Нежин, 4-59-83.</text:p>
      <text:p text:style-name="P149">Я сунул квитанцию в задний карман джинсов и стал ещё одним из немногочисленных ожидающих.</text:p>
      <text:p text:style-name="P149">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9">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9">- Алма-Ата! Номер не отвечает! Что будете делать?</text:p>
      <text:p text:style-name="P149">- Повторите!</text:p>
      <text:p text:style-name="P150">В динамике слышались отголоски долгих гудков телефона в далёкой Алма-Ате.</text:p>
      <text:p text:style-name="P150">- Петразаводск! Двенадцатая кабина!</text:p>
      <text:p text:style-name="P150">Кто что говорит в узкой кабинке в зале не разобрать, если только не начнёт орать из-за плохой связи.</text:p>
      <text:p text:style-name="P150">- Алма-Ата! Номер <text:s/>не отвечает!</text:p>
      <text:p text:style-name="P150">- Снимайте!</text:p>
      <text:p text:style-name="P150">Не дождавшийся возвращает квитанцию, а ему его деньги.</text:p>
      <text:p text:style-name="P150">- Нежин на линии!</text:p>
      <text:p text:style-name="P150"><text:soft-page-break/>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50">- Позовите Иру, пожалуйста.</text:p>
      <text:p text:style-name="P150">- Кто говорит?</text:p>
      <text:p text:style-name="P150">- Сергей Огольцов.</text:p>
      <text:p text:style-name="P150">- Сейчас...</text:p>
      <text:p text:style-name="P150">- Да.</text:p>
      <text:p text:style-name="P150">И трепыханье враз унялось, стиснутое повеявшим из её голоса дыханьем вечной мерзлоты.</text:p>
      <text:p text:style-name="P150">Я здороваюсь что-то говорю, но слышу, что мне не пробиться сквозь намертво схватившийся лёд.</text:p>
      <text:p text:style-name="P150">- Слушай, я ничего не прошу, но девочке нужен отец.</text:p>
      <text:p text:style-name="P150">- Можешь не беспокоиться, у неё уже есть отец.</text:p>
      <text:p text:style-name="P150">- Да?.. Это... хорошо.</text:p>
      <text:p text:style-name="P150">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50">- Смотри, номер семь. Седьмой номер — это где тебя распинают...</text:p>
      <text:p text:style-name="P150"/>
      <text:p text:style-name="P150">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50">Ведь, если внимательно вдуматься, именно «Morning Star» виновата в моём повторном попадании в дурдом.</text:p>
      <text:p text:style-name="P150"/>
      <text:p text:style-name="P150">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51">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1">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51">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51">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51">Звонок.</text:p>
      <text:p text:style-name="P151">ЧП.</text:p>
      <text:p text:style-name="P151">В СМП-615 забастовка и сидячая демонстрация. </text:p>
      <text:p text:style-name="P151">Сколько человек?</text:p>
      <text:p text:style-name="P151">Один.</text:p>
      <text:p text:style-name="P151">Где конкретно?</text:p>
      <text:p text:style-name="P151">На крыльце административно-бытового корпуса.</text:p>
      <text:p text:style-name="P151">Ничего не предпринимайте до приезда сотрудников.</text:p>
      <text:p text:style-name="P151"/>
      <text:p text:style-name="P151">Да, я сидел на бетонном крыльце двуступенчатого крыльца двухэтажного административно-бытового корпуса.</text:p>
      <text:p text:style-name="P151"><text:soft-page-break/>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51">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51"/>
      <text:p text:style-name="P152">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259">с торопливым перестуком пролетали скорые поезда, увесисто погромыхивали составы товарняков.</text:span></text:p>
      <text:p text:style-name="P153">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3">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3">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3"><text:tab/><text:tab/><text:tab/>«Наш профсоюзный босс — лгун!</text:p>
      <text:p text:style-name="P153"><text:tab/><text:tab/><text:tab/> Слаушевского — к ногтю!»</text:p>
      <text:p text:style-name="P153">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3">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60">В Голливуде он запросто сделал бы карьеру снимаясь в роли благородного шерифа в различных вестернах.</text:span></text:p>
      <text:p text:style-name="P154">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4">И он думал, что я его пойму, как все, когда он мне сегодня утром на объекте сообщил:</text:p>
      <text:p text:style-name="P154">- Не будет дела.</text:p>
      <text:p text:style-name="P154">- Как не будет?</text:p>
      <text:p text:style-name="P154">- А вот так — не будет дела.</text:p>
      <text:p text:style-name="P154">Разве мог он предположить, что его за это белым по коричневому обзовут «боссом» и потребуют ногтевой расправы?</text:p>
      <text:p text:style-name="P154"/>
      <text:p text:style-name="P154">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4">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4">- Не будет дела.</text:p>
      <text:p text:style-name="P154">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4">И не важно, что догадливый из другой организации, и не важно кто из начальства СМП-615 <text:soft-page-break/>похвастал ему про эту путёвку; в любом случае, его должность выше, чем у каменщика.</text:p>
      <text:p text:style-name="P154">- Не будет дела.</text:p>
      <text:p text:style-name="P154">Если живёшь на одну зарплату — должен быть понятливым. Как все. </text:p>
      <text:p text:style-name="P154">Пришмыгни носом, почеши в затылке, выматерись, наконец, и иди паши дальше. Зачем на Слаушевского бочку катить? Он тоже — как все.</text:p>
      <text:p text:style-name="P154"/>
      <text:p text:style-name="P154">Мне известно, как всё это обернулось бы в Англии, <text:span text:style-name="T261">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4"/>
      <text:p text:style-name="P155">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5">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5">Он быстро вернулся, сел в машину и двое здоровяков вышли из неё ему на смену. Они подошли ко мне.</text:p>
      <text:p text:style-name="P155">- Пойдём.</text:p>
      <text:p text:style-name="P155">- Куда?</text:p>
      <text:p text:style-name="P155">- Там узнаешь.</text:p>
      <text:p text:style-name="P155">Неудобно разговаривать задирая голову в обе стороны. Я встал и положил руку на спинку стула:</text:p>
      <text:p text:style-name="P155">- Ну, хоть стул отнесу.</text:p>
      <text:p text:style-name="P155">- Без тебя уберут.</text:p>
      <text:p text:style-name="P155">И каждый из них уже ухватил двумя руками мой бицепс — кому какой ближе.</text:p>
      <text:p text:style-name="P155">Аккуратно и медленно, они повели меня к «волге».</text:p>
      <text:p text:style-name="P155">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5">Архангел слева, видя моё непротивленство, ослабил хватку; он уже, типа, просто гуляет держа меня под руку. <text:s/>Я кричу водителю:</text:p>
      <text:p text:style-name="P155">- Этот левый сачкует!</text:p>
      <text:p text:style-name="P155">Хватки уравновешиваются и мы втроём садимся на заднее сиденье; я в центре, как король на именинах.</text:p>
      <text:p text:style-name="P155">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5">И меня повезли в Конотоп.</text:p>
      <text:p text:style-name="P156">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6">Мы долго ждали, потом задняя дверь распахнулась. На тротуаре стоял психиатр Тарасенко.</text:p>
      <text:p text:style-name="P156">- Да, это — он.</text:p>
      <text:p text:style-name="P156">После этих его слов дверь снова захлопнулась и меня повезли в Ромны.</text:p>
      <text:p text:style-name="P156">Без какой-либо добровольности с моей стороны.</text:p>
      <text:p text:style-name="P150"/>
      <text:p text:style-name="P157">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7">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7"><text:soft-page-break/>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7">Красная пижама с жёлтенькими полосками, шатен с мягкими, чуть подсветлёнными солнцем волосами, но главное достоинство — цвет глаз.</text:p>
      <text:p text:style-name="P157">Небывалый цвет, невиданный — цвет плавящегося мёда.</text:p>
      <text:p text:style-name="P157">И пусть капитан Писак, составляя мой словесный портрет перед строем первой роты говорил:</text:p>
      <text:p text:style-name="P157">- Вы на глаза ему гляньте! Глаза-то — рысьи!</text:p>
      <text:p text:style-name="P157">Но нет: капитан, трюмо врать не станет — хорош! Жаль, что кроме меня никто не видит.</text:p>
      <text:p text:style-name="P157">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7"/>
      <text:p text:style-name="P157">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262">только теперь, зная уже что к чему; ну, не на полные два года, а скажем, на месяц там.</text:span></text:p>
      <text:p text:style-name="P158">Мне, тогдашнему допризывнику, такие разговоры казались неубедительными, а теперь соглашусь — одно и то же явление выглядит по-разному; <text:span text:style-name="T263">при первом взгляде</text:span> округлённ<text:span text:style-name="T263">о недоумевающих глаз </text:span><text:s/>оно выглядит таким, <text:span text:style-name="T263">а когда посмотреть</text:span> с высоты накопленного опыта, <text:span text:style-name="T263">то,</text:span> довольно-таки, эдаким.</text:p>
      <text:p text:style-name="P158">А один месяц — это фигня. В дурдом не закрывают меньше, чем на сорок пять дней.</text:p>
      <text:p text:style-name="P158">Сорок пять дней — это половина сезона; половина лета, половина весны, или когда там тебя прихватят.</text:p>
      <text:p text:style-name="P158">Как больной со стажем, я уже знал эти нюансы и некоторые другие, но но летом тут ещё не бывал.</text:p>
      <text:p text:style-name="P158">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8">Три экзекуции в день умножить на сорок пять.</text:p>
      <text:p text:style-name="P158">Я знал во что они превратят мой зад через полсезона.</text:p>
      <text:p text:style-name="P158">И, как более дешёвого больного, меня поместили в более обширную палату — номер восемь.</text:p>
      <text:p text:style-name="P15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8"/>
      <text:p text:style-name="P158">У всякого лета имеются свои минусы и, в первую очередь — наплыв.</text:p>
      <text:p text:style-name="P158">Любой житель любого курортног<text:span text:style-name="T264">о</text:span> города согласится — как понаедут, то уровень жизни резко снижается.</text:p>
      <text:p text:style-name="P159">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9">В те полсезона мне везло и так, и эдак.</text:p>
      <text:p text:style-name="P159">Зато имелось громадное «зато!» <text:s/>— лето снимало проблему помытого, и потому запертого туалета, ведь мы весь день проводили на Площадке.</text:p>
      <text:p text:style-name="P159"/>
      <text:p text:style-name="P159">Площадка — это квадрат 40 на 40 метров.</text:p>
      <text:p text:style-name="P159">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9">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text:soft-page-break/>больничными одеялами, куда по очереди ложатся больные носом вниз, когда принесут шприцы дневных уколов. <text:span text:style-name="T265">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60">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60">Точно такие же сеста для сидения оборудованы вдоль третьего забора, того самого, в котором устроена калитка.</text:p>
      <text:p text:style-name="P160">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60">Пол у Площадки — это плотно утоптанный грунт с примесью глины и слоем пыли такой же фактуры.</text:p>
      <text:p text:style-name="P161">И всё?</text:p>
      <text:p text:style-name="P161">Нет!</text:p>
      <text:p text:style-name="P161">Есть ещё два «зато!» — зелень травы на газоне по ту сторону сетки и — летнее небо с белыми облаками поверх всех и вся.</text:p>
      <text:p text:style-name="P161">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61">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61">После того, разумеется, как мы помоем ноги на площадке первого этажа. </text:p>
      <text:p text:style-name="P161">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61">В этом есть что-то библейское.</text:p>
      <text:p text:style-name="P161"/>
      <text:p text:style-name="P161"/>
      <text:p text:style-name="P161">Знакомых лиц я встретил штук десять. </text:p>
      <text:p text:style-name="P161">Цыба в первый же вечер поспешно подошёл по коридору, <text:s/>мельком взглянул и отвернулся:</text:p>
      <text:p text:style-name="P161">- Э! Уже не тот!</text:p>
      <text:p text:style-name="P161">И больше он не пожелал со мной общаться.</text:p>
      <text:p text:style-name="P161">Саша, который знал моего брата Сашу, так и оставался с обритой головой, но постоянно спал.</text:p>
      <text:p text:style-name="P161">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266">кому принесены шприцы для экзекуции.</text:span></text:p>
      <text:p text:style-name="P161"/>
      <text:p text:style-name="P162">Первые час-два, покуда солнце не выжарит прохладу утра, я валялся на лавке вдоль дальнего забора — напротив навеса. </text:p>
      <text:p text:style-name="P162">За ним находится Площадка четвёртого отделения и там вопят и визжат не хуже нашего.</text:p>
      <text:p text:style-name="P162">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62">Они бурлили собственной жизнью, не замечая: что многократно обожжённая солнцем кожа их тел потрескалась до крови.</text:p>
      <text:p text:style-name="P162">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67">сидящего на корточках, чтобы удобнее чертить пальцем по земле, цепляясь локтем за свои же яйца.</text:span></text:p>
      <text:p text:style-name="P766"><text:span text:style-name="T268">- </text:span><text:span text:style-name="Emphasis"><text:span text:style-name="T142">Noli turbare</text:span></text:span><text:span text:style-name="T153"> </text:span><text:span text:style-name="T142">circulos meos!</text:span><text:span text:style-name="T269">.</text:span></text:p>
      <text:p text:style-name="P736"><text:soft-page-break/>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736">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736">Жара и меня туда загоняла и я садился на одну из фанерных скамеечек, которые все игнорировали из-за их неудобства.</text:p>
      <text:p text:style-name="P736">Действительно, высидеть целый день на одной плоскости тяжело — под вечер не знаешь на какую ягодицу перевалиться.</text:p>
      <text:p text:style-name="P736">Сама Площадка пребывала в постоянном движении: туда-сюда, кругами.</text:p>
      <text:p text:style-name="P736">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737">Это лишь моё предположения, потому что сам я видел всего одну.</text:p>
      <text:p text:style-name="P737">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737">Полудурки затеяли свалку вокруг цветка, а её сдёрнули с той стороны, но грудь была красивой формы.</text:p>
      <text:p text:style-name="P737">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737">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737">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737">Но я не мог позволить этой действительности поломать мою систему выживания в пустоте. В воскресенье я отправлялся на пляж.</text:p>
      <text:p text:style-name="P737">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737">Когда я там лежал с закрытыми глазами, то окружающий шумовой фон в точности воссоздавал вопли и визги переполненного летнего пляжа.</text:p>
      <text:p text:style-name="P737">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738">В одно из воскресений дежурила заведующая и её до глубины души поразила фривольность моего костюма:</text:p>
      <text:p text:style-name="P738">- И это человек с высшим образованием!</text:p>
      <text:p text:style-name="P738">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738">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738">Я отказался под предлогом, что опять придётся расщеплять эти долбанные ядра — ну, их, не хочу! Больше он не подходил.</text:p>
      <text:p text:style-name="P738">Среди медбратьев тоже появились новенькие — один мужик невысокого роста с красивой <text:soft-page-break/>шевелюрой из мелко кудрявых рыжих волос и перебитой правой ногой. Или она короче оказалась, но он сильно на неё припадал.</text:p>
      <text:p text:style-name="P738">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738">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739">Юноша-медбрат, чтоб не испачкать свой белоснежный халат отогнал его прочь высокими пинками чёрных начищенных туфлей.</text:p>
      <text:p text:style-name="P739">- Вы представляете? Теперь дверь придётся мыть.</text:p>
      <text:p text:style-name="P739">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739">У Герберта Уэльса есть роман — «Когда спящий проснётся».</text:p>
      <text:p text:style-name="P739">Спящий бритоголовый Саша проснулся на койке под навесом и, не открывая глаз, сказал»</text:p>
      <text:p text:style-name="P739">- До чего смешная фамилия — Таратун.</text:p>
      <text:p text:style-name="P739">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739">Медбрат, припадая на правую ногу подбежал следом, но — куда ему! Даже и пытаться не стал.</text:p>
      <text:p text:style-name="P739">Он отдал свой халат другому медбрату и ушёл. Вскоре появился медбрат ему на подмену.</text:p>
      <text:p text:style-name="P739">Площадка пребывала в возбуждении до самого вечера, даже дрочить перестали.</text:p>
      <text:p text:style-name="P739">Перед помывкой ног явился колченогий рыжий — довольный, как слон; он поймал этого падлу!</text:p>
      <text:p text:style-name="P739">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739">Он затягивался сигаретным дымом из бычка, который кто-то из полудурков держал перед его губами и негромко повествовал.</text:p>
      <text:p text:style-name="P739">Он убежал на окраину города и затаился в кустах глубокого оврага; его никто не видел, там вообще и хат нет. Как этот рыжий падла его нашёл?</text:p>
      <text:p text:style-name="P739"/>
      <text:p text:style-name="P739">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739">Как спящий Саша узнал о предстоящем побеге Таратуна за несколько секунд до его совершения?</text:p>
      <text:p text:style-name="P740">Что привело рыжего в нужный овраг и именно к тому кусту, за которым скрывался беглец?</text:p>
      <text:p text:style-name="P741">На некоторые вопросы я так и не смогу узнать ответа. Никогда...</text:p>
      <text:p text:style-name="P740">А остальным до них и дела нет.</text:p>
      <text:p text:style-name="P740">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740">Один раз он стал говорить о каких-то фашистах готовых идти по трупам для достижения чего хотят. Я пожал плечами и сказал:</text:p>
      <text:p text:style-name="P740">- Цель оправдывает средства.</text:p>
      <text:p text:style-name="P740">А он решил, что я оправдываю тех фашистов и очень вспылил, но меня не ударил.</text:p>
      <text:p text:style-name="P740">Он, кстати, тоже из строителей и его забрали прямо со стройки, в восемь часов вечера.</text:p>
      <text:p text:style-name="P740">- У вас две смены?</text:p>
      <text:p text:style-name="P740">- Нет, мы до пяти, просто зашёл посмотреть, спланировать свою работу на завтра.</text:p>
      <text:p text:style-name="P740">Ну, дорогой! Ты после пяти пришёл на рабочее место? Они правы — твоё место здесь.</text:p>
      <text:p text:style-name="P763"/>
      <text:p text:style-name="P763"><text:soft-page-break/>Ах, да! На Площадке была ещё музыка!</text:p>
      <text:p text:style-name="P763">Её делал больной баянист своим репертуаром из двух-трёх песен: «По Дону гуляет», «Ты — <text:s/>лягавый, я — блатной» и... кажется всё.</text:p>
      <text:p text:style-name="P763">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763">Этой парой песен баянист доводил Площадку до экстатично оргиастичного состояния, превращая нас к вечеру в едины<text:span text:style-name="T270">й</text:span> организм, где каждый орган делает что ему положено. Кто хором подпевал, кто пускался в пляс; даже <text:span text:style-name="T270">свободные в их керамическом загаре начинали визжать как-то в такт.</text:span></text:p>
      <text:p text:style-name="P764">Я видел пожилую медсестру, в порыве общего восторга, она тоже плясала и эйкала в кругу полудурков под жёлтой лампочкой в летних сумерках.</text:p>
      <text:p text:style-name="P764">Такая эйфория накатывала не ежедневно, но накатывала.</text:p>
      <text:p text:style-name="P764">Потом баяниста выписали — его сорокопятидневка истекла.</text:p>
      <text:p text:style-name="P764">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764"/>
      <text:p text:style-name="P764"><text:s/>Ваня Король был бы вполне нормальным, но фамилия довела его до мании величия и вот он среди нас, один из нас, но с монаршими замашками.</text:p>
      <text:p text:style-name="P764">Мало ему четвёртого отделения за щелями в заборе, он — гурман. Людовик-Солнце.</text:p>
      <text:p text:style-name="P764">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764">Достигнув чего хотел, он опустошённо покидает сортир.</text:p>
      <text:p text:style-name="P764">Одна из штукатурш взяла щётку для побелки и, положив на крылечко, стала её подравнивать.</text:p>
      <text:p text:style-name="P765"><text:s/>Мужской голос прорезал какофонию джунглей Площадки</text:p>
      <text:p text:style-name="P764">- Доску подложи! <text:span text:style-name="T271">Б</text:span>етон рубишь, дура!</text:p>
      <text:p text:style-name="P765">Она никак не ждала указаний с этой стороны, думала тут одни керамические.</text:p>
      <text:p text:style-name="P765">Просто я не люблю, когда портят инструмент, Наверное, это у меня фамильное.</text:p>
      <text:p text:style-name="P740"/>
      <text:p text:style-name="P163">Пока что я лишь обозначил внешние контуры Площадки, её оболочку. Но в чём её суть?</text:p>
      <text:p text:style-name="P163">Какой смысл в этом хаотично бурлящем движении или забившей на всё неподвижности?</text:p>
      <text:p text:style-name="P163">Он существует? Безусловно.</text:p>
      <text:p text:style-name="P163">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3">Вопрос «а вкусно ли варево?» к делу не относится.</text:p>
      <text:p text:style-name="P163">Итак, навскидку, но без промаха, внутри Площадки легко выделить нижеследующие категории:</text:p>
      <text:p text:style-name="P163">а) нормальные, они же персонал, они же медбратья, они же падлы в белом и т. п., и т. д.;</text:p>
      <text:p text:style-name="P163">б) свихнутые, они же тронутые, они же чокнутые, они же шизики и т. п., и т. д.;</text:p>
      <text:p text:style-name="P163">в) полудурки, они же полуцвéты, они же пришибленные, они же отморозки и т. п., и т. д.;</text:p>
      <text:p text:style-name="P163">г) «не все дома», они же «сдвиг по фазе», они же «не в себе» и т. п., и т. д.;</text:p>
      <text:p text:style-name="P164">д) «невозвращенцы», они же «безвозвратно свободные», они же «в поле ветер, в поле дым» <text:span text:style-name="T272">и т. п., и т. д.</text:span></text:p>
      <text:p text:style-name="P164">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4">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4"><text:soft-page-break/>Такая формация необходимо должна быть <text:span text:style-name="T273">текущей</text:span>.</text:p>
      <text:p text:style-name="P164">Свихнутый Дон-Кихот великолепно вписался бы в ряды нормальных в <text:span text:style-name="T273">предыдущей</text:span> формации.</text:p>
      <text:p text:style-name="P164">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4">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5"><text:span text:style-name="T258">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5">Курорт Площадки ждёт вас!</text:p>
      <text:p text:style-name="P165">Да, но нужны ли мы друг другу? На кой ляд нормальным невозвращенцы?</text:p>
      <text:p text:style-name="P165">Не будем забывать о подвижности категорий — до прихода к абсолюту, они начинали в другой лиге.</text:p>
      <text:p text:style-name="P165">И также могут держать в надежде — а вдруг всплывут обратно из своих грубин?</text:p>
      <text:p text:style-name="P165"><text:tab/><text:tab/><text:tab/><text:span text:style-name="T79">Shine! Shine on!</text:span></text:p>
      <text:p text:style-name="P165"><text:span text:style-name="T79"><text:tab/><text:tab/><text:tab/>You, crazy diamond!.</text:span>.</text:p>
      <text:p text:style-name="P165">Не бойся! Не догонят! Им не подняться до сияющих вершин твоей абсолютной свободы.</text:p>
      <text:p text:style-name="P165"/>
      <text:p text:style-name="P165">К какой категории отношусь я лично? </text:p>
      <text:p text:style-name="P166">Методом исключения лишнего, неопровержимо оказываюсь свихнутым.</text:p>
      <text:p text:style-name="P166">Ведь нормальный не станет ржать непонятно с чего, когда один, а телевизор не включён на Comedy Club. <text:s/>К тому же я слышу голоса в<text:span text:style-name="T275">о сне, таить не стану. </text:span></text:p>
      <text:p text:style-name="P166">Я сплю, а они мне читают — таким отстранённым тоном — куски прозы. <text:s/>Неплохо сложенная <text:span text:style-name="T276">ёмкая </text:span>проза — я так не умею; смахивает на сценарии голливудовских фильмов. </text:p>
      <text:p text:style-name="P166">Голос сменяется визуальной иллюстрацией, а при смене <text:span text:style-name="T277">в сюжетной линии, он снова начинает бубнить. </text:span></text:p>
      <text:p text:style-name="P167">Мне эти голоса не нравятся — спать мешают, но как они отключаются не знаю.</text:p>
      <text:p text:style-name="P167"/>
      <text:p text:style-name="P167">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7"/>
      <text:p text:style-name="P162"><text:span text:style-name="T277">Конечно, по ходу жизни приходится промелькивать в любых</text:span> категориях, ведь я всего лишь капля в струях текущей формации. Порой <text:span text:style-name="T277">и </text:span>меня выносит на стрежень, а ино — по перекатам <text:span text:style-name="T277">волочит</text:span>, или в затоне прохлаждаюсь.</text:p>
      <text:p text:style-name="P162">О чём, вобщем-то, и толкую в этом вот письме, к которому давно пора вернуться.</text:p>
      <text:p text:style-name="P159"/>
      <text:p text:style-name="P168">Всё возвращается на круги своя и через сорок пять дней я вернулся в нашу бригаду. Два месяца спустя ягодицы тоже пришли в свою форму. <text:span text:style-name="T277">Тело заплывчиво.</text:span></text:p>
      <text:p text:style-name="P168">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8"><text:tab/><text:tab/><text:tab/><text:span text:style-name="T79">Вот и лето прошло,</text:span></text:p>
      <text:p text:style-name="P168"><text:span text:style-name="T79"><text:tab/><text:tab/><text:tab/>Словно и не бывало.</text:span>..</text:p>
      <text:p text:style-name="P169">На Декабристов 13 появился Гена, муж моей сестры Наташи.</text:p>
      <text:p text:style-name="P21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text:soft-page-break/>каждый вечер возвращалась с сумками съестного; отец, Анатолий Анатольевич, ууже получал пенсию, постоянно на всех покрикивал и пил свои лекарства — явный представитель руководящего звена.</text:p>
      <text:p text:style-name="P170"><text:span text:style-name="T1049">У молодожёнов </text:span><text:s/>пока что не <text:span text:style-name="T1049">всё ладилось</text:span> с <text:s/>родителями <text:span text:style-name="T1049">мужа</text:span>, но всему своё время.</text:p>
      <text:p text:style-name="P168">Да, свадьбу я пропустил, но нет худа без добра — Леночка съездила всё же в «Артек».</text:p>
      <text:p text:style-name="P168">Дело выгорела, вопреки пессимистическим прогнозам Слаушевского. К тому же так дёшево — я и копейки не заплатил, всё за счёт профсоюза.</text:p>
      <text:p text:style-name="P168">Повидалась ли Леночка со своей матерью, Ольгой? Ведь Феодосия тоже в Крыму. </text:p>
      <text:p text:style-name="P168">Не знаю. Я так никогда и не научился задавать самые элементарные, простые вопросы.</text:p>
      <text:p text:style-name="P166"/>
      <text:p text:style-name="P167">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7">Крыша, конечно, не моя забота — от меня стены и проёмы. Ну, ещё там перегородки в ванной внутри хаты. <text:span text:style-name="T278">Так, по мелочам.</text:span></text:p>
      <text:p text:style-name="P167"/>
      <text:p text:style-name="P171">Почту, приходившую мне на Декабристов 13, перекладывали на вторую полку этажерки, рядом с фотографией Иры.</text:p>
      <text:p text:style-name="P171">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71"/>
      <text:p text:style-name="P17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71"/>
      <text:p text:style-name="P171">Однако, на этот раз нюхать было нечего — там лежал конверт, который мне сразу не понравился. <text:span text:style-name="T279">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72">Тут явно действовала рука дилетанта; проба пера подрастающего поколения.</text:p>
      <text:p text:style-name="P172"/>
      <text:p text:style-name="P172">Я вскрыл конверт сбоку, но всё равно пришлось отдирать бумажку прихваченную клеем, жертвуя кусками текста.</text:p>
      <text:p text:style-name="P172">- Что там, Серёжа?- тревожно спросила моя мать.</text:p>
      <text:p text:style-name="P172">- Тебе Леночка не сказала?</text:p>
      <text:p text:style-name="P172">- Нет.</text:p>
      <text:p text:style-name="P172">- Ну, ещё скажет.</text:p>
      <text:p text:style-name="P172"/>
      <text:p text:style-name="P172">Это был вызов в местный народный суд по поводу иска жительницы Нежина гражданки Иры, на расторжение брака, <text:span text:style-name="T280">поскольку семьи, фактически никогда не было, а я безвылазно провожу время в психушках с диагнозом шизофреника.</text:span></text:p>
      <text:p text:style-name="P172"/>
      <text:p text:style-name="P173">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73">Девушка немногим старше лет двадцати пригласила их зайти на процедуру.</text:p>
      <text:p text:style-name="P173"/>
      <text:p text:style-name="P173">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73"/>
      <text:p text:style-name="P173">В коридорного типа комнате два стола образовывали букву «Т». Судья сидел по центру перекладины, а пара народных заседателей по бокам; <text:span text:style-name="T281">тридцатилетний белобрысый мужик военноспортивной выправки слева, а справа женщина за сорок, которой давно всё </text:span><text:soft-page-break/><text:span text:style-name="T281">насточертело.</text:span></text:p>
      <text:p text:style-name="P174">Девушка писарь сидела за вторым столом, где он сходился с верхним.</text:p>
      <text:p text:style-name="P174"/>
      <text:p text:style-name="P174">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7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74">- А ну, сядь как положено! Не понял куда пришёл?- вызверился белобрысый.</text:p>
      <text:p text:style-name="P174">- Если вы покажите как сидеть в постойке «смирно», я с удовольствием повторю вашу позу, товарищ ефрейто...</text:p>
      <text:p text:style-name="P174">- Хорошо-хорошо!- вмешался судья. - Пусть сидит, как хочет.</text:p>
      <text:p text:style-name="P174">Потом он зачитал иск гражданки Иры про отсутствие семьи, и про психушки, и про диагноз. Закончив, он вопросил меня:</text:p>
      <text:p text:style-name="P174">- Что вы про всё это скажете?</text:p>
      <text:p text:style-name="P174">- Моя жена всегда и во всём права. <text:span text:style-name="T282">Каждое слово её — святая, чистая правда.</text:span></text:p>
      <text:p text:style-name="P175">Девушка-писарь запротоколировала, чтоб понимали — не только у Цезаря жена вне подозрений.</text:p>
      <text:p text:style-name="P175">Судья пустил в ход заготовку, которой по-видимому раскочегаривал разводящихся:</text:p>
      <text:p text:style-name="P175">- Но неужели в вашем браке не было чего-нибудь хорошего?</text:p>
      <text:p text:style-name="P175">- Как не быть? Мы были лучшими любовниками института.</text:p>
      <text:p text:style-name="P175">Покосившись на невинный румянец девушки-писаря, судья объявил, что этого достаточно и суду всё ясно.</text:p>
      <text:p text:style-name="P175"/>
      <text:p text:style-name="P175">Так были расторгнуты мои с Ирой брачные узы.</text:p>
      <text:p text:style-name="P175"/>
      <text:p text:style-name="P176">Хлёсткие отповеди народному судье расправили мою грудь, но не надолго.</text:p>
      <text:p text:style-name="P176">Всё снова вернулось к страдальческому «за что?!» <text:s/>— ведь я так любил, ведь я так старался...</text:p>
      <text:p text:style-name="P176">Вместо ответа оставалось лишь неизбывно томящее мечтание, что в один прекрасный день появится Ира и всё опять станет хорошо...</text:p>
      <text:p text:style-name="P17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6"/>
      <text:p text:style-name="P176">Однако, страдать бесперестанку занятие довольно утомительное и у меня постепенно сложилось мнение, что развод надо как-то отметить.</text:p>
      <text:p text:style-name="P176">Но как?</text:p>
      <text:p text:style-name="P176">Обрядов на эту тему я не знал, оставалось лишь импровизировать. Несомненно одно — мне нужен день не такой, как другие.</text:p>
      <text:p text:style-name="P176">Именно за таким днём я и поехал в Киев.</text:p>
      <text:p text:style-name="P176">Бабье лето в тот год настолько распоясалось, что несмотря на первую неделю ноября я поехал туда в пиджаке.</text:p>
      <text:p text:style-name="P17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6">Таким вот фраером я вышел из метро на Крещатике и не спеша двинулся вдоль <text:span text:style-name="T283">его привольных тротуаров с мощными каштанами.</text:span></text:p>
      <text:p text:style-name="P177">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text:soft-page-break/>замаячила всё с той же полки.</text:p>
      <text:p text:style-name="P177">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7">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7">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7">Нет, это не такой день, и я подошёл к бордюру мостовой, мимо которого неслись пришепётывая шинами стайки такси по брусчатке.</text:p>
      <text:p text:style-name="P178">С вокзала я ещё съездил в магазин «Охотник» по адресу данному мне Гриней для покупки ему какой-то складной удочки.</text:p>
      <text:p text:style-name="P178">После шоппинга началась культурная программа.</text:p>
      <text:p text:style-name="P178">В Доме Органной музыки в тот вечер звучала органная музыка. Старые добрые фуги Баха.</text:p>
      <text:p text:style-name="P178">В детстве мой отец говорил мне, что под музыку надо представлять какие-нибудь картины.</text:p>
      <text:p text:style-name="P178">У меня никогда так не получалось. <text:span text:style-name="T284">Звуки слишком подчиняют себе, неоставляя места ничему другому.</text:span></text:p>
      <text:p text:style-name="P179"/>
      <text:p text:style-name="P179">В сумерках на тротуаре оказалось слишком прохладно и хотелось есть. Таксист повёз меня в ресторан гостиницы «Золотой колос».</text:p>
      <text:p text:style-name="P179">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9">А у меня, как всегда, ни брони, ни лат.</text:p>
      <text:p text:style-name="P179">В ресторане, чтоб сориентироваться, я взял для начала бутылку вина и ко мне присоседился мужик в берете.</text:p>
      <text:p text:style-name="P179">Если есть берет, но без портфеля — значит имеешь дело с электриком.</text:p>
      <text:p text:style-name="P179">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9">- Ладно, юноша, оставляю это застолье вам. Наслаждайтесь.</text:p>
      <text:p text:style-name="P179">Отойдя к официантам, я заплатил за вино и покинул ресторан.</text:p>
      <text:p text:style-name="P179">Парень рванулся следом в вестибюль, но запутался в стеклянных тамбурах входа, из которых не все открывались.</text:p>
      <text:p text:style-name="P179"/>
      <text:p text:style-name="P179">Ночевать на вокзале не празднично. Очередной таксист отвёз <text:span text:style-name="T285">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80">Поднявшись туда, я решил не испытывать судьбу своим нарядом и заказал ужин в номер — рыбу с картошкой и вино, непременно белое, пожалуйста.</text:p>
      <text:p text:style-name="P180"/>
      <text:p text:style-name="P180">Проснувшись поздно утром, я вышел прогуляться по городу.</text:p>
      <text:p text:style-name="P180">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80"/>
      <text:p text:style-name="P180">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80">Зажравшаяся Африка.</text:p>
      <text:p text:style-name="P180">В дневном полусумраке ресторана я их не увидел — успели куда-то рассосаться, и целый зал достался мне одному.</text:p>
      <text:p text:style-name="P180"><text:soft-page-break/>Я заказал какое-то блюдо в горшочке — так было написано в меню. И действительно, принесли керамический горшочек, а в нём картошку с мясом.</text:p>
      <text:p text:style-name="P180">Есть из горшочка оказалось очень неудобно и слишком горячо. Пришлось догадаться пересыпать часть порции в тарелку на столе <text:span text:style-name="T286">и потом постепенно добавлять из него же.</text:span></text:p>
      <text:p text:style-name="P181">Расплатившись, я зашёл в тихий пустой туалет и вышел оттуда совсем другим человеком; не таким, как входил в ресторан.</text:p>
      <text:p text:style-name="P181">В голове повторялись строки Ивана Франко:</text:p>
      <text:p text:style-name="P181"><text:tab/><text:tab/><text:tab/><text:span text:style-name="T79">Обрываються звiльна всi пута,</text:span></text:p>
      <text:p text:style-name="P181"><text:span text:style-name="T79"><text:tab/><text:tab/><text:tab/>Що в'язали нас з давним житт</text:span><text:span text:style-name="T243">є</text:span><text:span text:style-name="T79">м..</text:span>.</text:p>
      <text:p text:style-name="P181">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81">Было ли это в программе праздника? Нет, скорее всего экспромт, но он мне понравился.</text:p>
      <text:p text:style-name="P181"/>
      <text:p text:style-name="P181">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81">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81">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81">Я шёл к метро и на вокзал и снова был готов к траншеям, стенам и перегородкам.</text:p>
      <text:p text:style-name="P181">Всё-таки, праздники нужны людям.</text:p>
      <text:p text:style-name="P178"/>
      <text:p text:style-name="P182">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82"><text:span text:style-name="T286">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82"/>
      <text:p text:style-name="P182">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82"/>
      <text:p text:style-name="P182">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82">А жаль.</text:p>
      <text:p text:style-name="P182">Эту, сперва несколько хаотичную должность мне удалось довести до выверенного совершенства.</text:p>
      <text:p text:style-name="P182">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87">как кого-нибудь из своей бригады. Но откуда мне было знать?!</text:span></text:p>
      <text:p text:style-name="P183">Проблема решилась радикально — в конце всякого рабочего дня я звонил в регистратуру больницы: а не поступал ли к вам кто из наших?</text:p>
      <text:p text:style-name="P183">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83">Не сразу, без ложной скромности, но и этот вопрос нашёл своё наилучшее решение.</text:p>
      <text:p text:style-name="P183"/>
      <text:p text:style-name="P183">На один рублю закупалось питьё — неизменные три бутылки: пиво, ситро, кефир. Тебе не нравится пиво? Отдай соседям по палате.</text:p>
      <text:p text:style-name="P183">Второй рубль шёл на сладости: пирожные, зефиры и т. п.</text:p>
      <text:p text:style-name="P183"><text:soft-page-break/>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83"/>
      <text:p text:style-name="P183">Пакет готов, можно идти навещать.</text:p>
      <text:p text:style-name="P183">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83">Профсоюз и пиво — две вещи несовместные.</text:p>
      <text:p text:style-name="P183">Тогда, в качестве компромисса, я предлагал, чтоб он сам писал отчёты, а я подпишу что угодно.</text:p>
      <text:p text:style-name="P184">Вот какой, чётко сбалансированной системе жить оставалось лишь до ноябрьского отчётно-выборного собрания профсоюза СМП-615.</text:p>
      <text:p text:style-name="P184">И тем не менее, я успел накормить Панченко вафлями.</text:p>
      <text:p text:style-name="P184">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84">На усладительный рубль я закупил ему вафли, а потом снова вафли и опять вафли — все в разных упаковках и из разных магазинов.</text:p>
      <text:p text:style-name="P184"/>
      <text:p text:style-name="P184">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84">Почему я так <text:s/>хохотал мотаясь между магазинами в поисках вафлей разного цвета? Трудно сказать, но я смеялся до слёз.</text:p>
      <text:p text:style-name="P184"/>
      <text:p text:style-name="P184">Через пару дней Лида из нашей бригады спросила меня с глазу на глаз в вагончике:</text:p>
      <text:p text:style-name="P184">- Панченко навещал?</text:p>
      <text:p text:style-name="P184">- А как же.</text:p>
      <text:p text:style-name="P184">- Тоже пирожные?</text:p>
      <text:p text:style-name="P184">- Не. Ему только вафли...</text:p>
      <text:p text:style-name="P184">Она знала, что я принципиально не вру и — умолкла, а мне снова пришлось сдерживать неуместный смех.</text:p>
      <text:p text:style-name="P184">Вскоре в вагончик зачем-то зашёл Панченко. Осторожно взвешивая каждое слово Лида спросила навещал ли я его.</text:p>
      <text:p text:style-name="P184">- Да.</text:p>
      <text:p text:style-name="P184">- С передачей?</text:p>
      <text:p text:style-name="P184">- А там какие-то газетки, я их и не читал.</text:p>
      <text:p text:style-name="P184">Больше не было сказано ни слова. Остальное она высказала дома своему Мыколе. Что он уже семейный мужик <text:span text:style-name="T288">и пусть поменьше слушает и заглядывает в рот этому вафлеглоту Панченко...</text:span></text:p>
      <text:p text:style-name="P184"/>
      <text:p text:style-name="P185">Я не сразу понят отчего бракоразводный процесс оставил во мне ощущение какой-то недовершённости. Чего-то ему не хватало.</text:p>
      <text:p text:style-name="P185">Отличительная черта моего тугодумия в том, что в конце концов мне доходит о чём я сперва и думать не думал.</text:p>
      <text:p text:style-name="P185">Оказывается, этот народный судья совершенно забыл даже и словом обмолвиться про алименты! Как будто я бездетный.</text:p>
      <text:p text:style-name="P185">На мои плечи легла задача исправить судебную ошибку.</text:p>
      <text:p text:style-name="P185">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5">Но поскольку ты была не единственным моим ребёнком, точно такую же сумму я отправлял и на Декабристов 13.</text:p>
      <text:p text:style-name="P185"><text:soft-page-break/>«30 в Нежин, 30 в Конотоп» на несколько лет стало моим финансовым образом жизни и самой повторяемой строчкой в записной книжке.</text:p>
      <text:p text:style-name="P185">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5"/>
      <text:p text:style-name="P186">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6">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6">Женщины тоже спрашивали почему именно 30 руб.</text:p>
      <text:p text:style-name="P186">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6">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6"/>
      <text:p text:style-name="P186">В какой-то период я посылал всего по 15 руб.</text:p>
      <text:p text:style-name="P186">Это случилось после того, как я случайно услышал разговор Наташи с моей матерью, что Ира когда-то продала мой кожух, оставив себе все деньги.</text:p>
      <text:p text:style-name="P186">Я замечал исчезновение кожуха, но куда и как он делся понятия не имел.</text:p>
      <text:p text:style-name="P186">Теперь, для восстановления репутации жены Цезаря мне пришлось понизить алиментную ставку, покуда не набралась сумма в 90 руб.</text:p>
      <text:p text:style-name="P186">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8">В месте на бланке отведённом для приписок личного характера я написал корявым почерком с наклоном влево: «за кожух».</text:p>
      <text:p text:style-name="P148">Почему 90 руб.? Просто новенький и с длинными полами стоил 120 руб., а этот был коротким и ещё с Объекта — остальное чистая арифметика.</text:p>
      <text:p text:style-name="P148"/>
      <text:p text:style-name="P14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8"/>
      <text:p text:style-name="P148">Тут интересно отметить, что мудрость посторонних не в силах сделать нас умнее.</text:p>
      <text:p text:style-name="P148">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8">Я согласился с мудр<text:span text:style-name="T73">о</text:span>стью сентенции, но не воспользовался ею.</text:p>
      <text:p text:style-name="P148">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8">Меня поразило до чего» оказывается» это легко сделать — просто взять и заговорить. И мне приятно было выговаривать слова «мама», «папа»...</text:p>
      <text:p text:style-name="P148">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8"/>
      <text:p text:style-name="P103">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3">Речь идёт о ежемесячных дежурствах в народной дружине.</text:p>
      <text:p text:style-name="P103"><text:soft-page-break/>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3">Водитель автокрана, Мыкола К<text:span text:style-name="T1050">о</text:span>т, приходил одним из первых и, не снимая кроличью шапку чёрного меха, листал за столом кипу газет за прошедший месяц.</text:p>
      <text:p text:style-name="P103">Мужики потихоньку подтягивались и, усевшись на стулья вдоль стен, начинали трандеть о том, о сём.</text:p>
      <text:p text:style-name="P104">К<text:span text:style-name="T1050">о</text:span>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4">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4">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4">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4">Раза два перед нами выступали работники КГБ с ориентировками.</text:p>
      <text:p text:style-name="P104">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4">Второй и последний раз КГБист делился секретной информацией для скорейшей поимки недавней сотрудницы КГБ, <text:span text:style-name="T218">которая вдруг скрылась и залегла на дно. </text:span></text:p>
      <text:p text:style-name="P105">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5">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219">ис</text:span>полнял приказ, за тупость которого не отве<text:span text:style-name="T219">чал.</text:span></text:p>
      <text:p text:style-name="P105"/>
      <text:p text:style-name="P106">В один из обходов мои «натройники» меня кидáнули.</text:p>
      <text:p text:style-name="P106">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6">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106">Большого ума не надо, чтоб вычислить — мои со-дружинники, сдёрнув повязки, заскочили в како<text:span text:style-name="T220">й</text:span>-то гастроном за бутылкой «бормотухи» и сейчас <text:span text:style-name="T220">в укромном месте </text:span>гурголят её <text:span text:style-name="T220">по очереди </text:span>с горла <text:span text:style-name="T220">для сугрева и общего тонуса.</text:span></text:p>
      <text:p text:style-name="P107">Где?</text:p>
      <text:p text:style-name="P107">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7">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7"/>
      <text:p text:style-name="P107">Но вместо плотника с водителем в конусе света неяркой фонарной лампы я нарвался на <text:soft-page-break/>жанровую сцену.</text:p>
      <text:p text:style-name="P107">Девушка гуляла с юношей, когда их общий знакомый другой юноша — поплотнее и повыше — <text:s/>перехватил их и начал разборку.</text:p>
      <text:p text:style-name="P107">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7">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7">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7">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7">Побеждённый поднялся и, увидев, что я всё ещё тут, разразился сумбурно пылкой речью о силе духа, ибо физическая сила — ничто, а сила духа — всё.</text:p>
      <text:p text:style-name="P107">В Конотопе каждый второй — прирождённый оратор.</text:p>
      <text:p text:style-name="P107">Чтобы морально поддержать Демосфена, я <text:span text:style-name="T221">сообщил, что во время схватки девушка держала именно его вещи, а не меховую шапку-«пирожок» его противника, которая тоже упала в снег.</text:span></text:p>
      <text:p text:style-name="P10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8"/>
      <text:p text:style-name="P109">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9">Впрочем, возвещение меня не слишком-то волновало — я сделал открытие, что мне нравится дарить подарки; даже больше, чем получать их самому.</text:p>
      <text:p text:style-name="P109">Но сначала мне пришлось найти ородскую оранжерею.</text:p>
      <text:p text:style-name="P109">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9">Названия, конечно, у них были советские, но вид самый белогвардейский.</text:p>
      <text:p text:style-name="P109">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9">А эти посадки ещё не созрели, калы «нерозцвiченi», то есть белые цветки ещё не превратился в широкие раструбы с отворотами.</text:p>
      <text:p text:style-name="P109">И тогда, без малейшего намёка на косноязычие, я выдал ей образчик ораторского искусства.</text:p>
      <text:p text:style-name="P109">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222">ом</text:span>» <text:span text:style-name="T222">виде — самые прекрасные цветы.</text:span></text:p>
      <text:p text:style-name="P110">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10"/>
      <text:p text:style-name="P110">Решение было бесповоротным — пора подвести черту.</text:p>
      <text:p text:style-name="P110">И этот вот — последний из рассказов Моэма, который я перевожу. Хватит.</text:p>
      <text:p text:style-name="P110">Даже то обстоятельство, что заключительный рассказ пришлось переводить дважды, не могло поколебать моей решимости.</text:p>
      <text:p text:style-name="P110">Переводить вторично меня вынудил Толик Полос, когда сквозанýл мой портфель.</text:p>
      <text:p text:style-name="P110">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10"><text:soft-page-break/>На Посёлке в такое время прохожих нет, во всяком случае вдоль путей в сторону Вокзала.</text:p>
      <text:p text:style-name="P110">Там, где заканчивается бетонная стена завода КПВРЗ, я вспомнил, что забыл взять деньги на электричку.</text:p>
      <text:p text:style-name="P110">Пришлось возвращаться, оставив портфель одиноко стоять с краю служебного прохода.</text:p>
      <text:p text:style-name="P110">Вернувшись от путей на улицы Посёлка, я скоро встретил Толика Полоса, что тоже учился в 13-й школе, но на два года младше меня.</text:p>
      <text:p text:style-name="P110">Я дошёл до Декабристов 13, взял деньги и вернулся к путям — портфеля не было. Кроме меня тут проходил только Толик. Или кто-то ещё?</text:p>
      <text:p text:style-name="P110">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10">Нужны ли более прямые доказательства, что одинокий портфель в пустынном месте подхватил именно он? Мне — нет.</text:p>
      <text:p text:style-name="P111">Порою в жизни я умею не только видеть, но и читать знаки.</text:p>
      <text:p text:style-name="P111"/>
      <text:p text:style-name="P111">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12">Так, хоть и с месячной задержкой, решение завязать с Моэмом было исполнено, но оно являлось лишь частью более широкого плана действий.</text:p>
      <text:p text:style-name="P112">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12">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12">Что же теперь делать? </text:p>
      <text:p text:style-name="P112">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12">Я приехал в Нежин и объявил ему о своём намерении забрать свои чёрно-серо-беловики.</text:p>
      <text:p text:style-name="P112">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223">скажем,</text:span> при оклейке гостиной комнаты его квартиры <text:span text:style-name="T223">новыми </text:span>обоями.</text:p>
      <text:p text:style-name="P113">Мы сели за квадратный стол, выдвинутый от стены в центр гостиной, и ели всё, что приносила с кухни Мария Антоновна. Мы пили крепкий самогон.</text:p>
      <text:p text:style-name="P113">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13">Я витиевато ответил, что они, отношения эти, оказались вполне плодотворными, имея ввиду тебя. Потом я осторожно спросил про Иру: как она?</text:p>
      <text:p text:style-name="P113">- Что как?-ответил Жомнир.- Таскается по городу.</text:p>
      <text:p text:style-name="P113">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3">При всей разнице в образовательном и культурном уровне, когда нам нужно шибануть ближнего, мы пользуемся одним и тем же каменным топором.</text:p>
      <text:p text:style-name="P113"/>
      <text:p text:style-name="P113">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3">Самогон оказался действительно крепким, но я помню как подкатила электричка и с шипением распахнула дверь на перрон.</text:p>
      <text:p text:style-name="P113">Отказавшись от помощи Жомнира, я пошёл в круглый туннель тамбура с отблесками никелированных поручней по бокам.</text:p>
      <text:p text:style-name="P114"><text:soft-page-break/>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4"/>
      <text:p text:style-name="P114">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4">Она была пуста, потому что по расписанию до её отправления на <text:s/>Хутор Михайловский оставалось ещё часа два.</text:p>
      <text:p text:style-name="P114">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4">Я вернулся в тамбур и выдохнул: хху!</text:p>
      <text:p text:style-name="P114"/>
      <text:p text:style-name="P114">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4">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4">Кто?!</text:p>
      <text:p text:style-name="P114">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4"/>
      <text:p text:style-name="P114">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4">- Товарищ капитан, одолжите три рубля до следующего дежурства.</text:p>
      <text:p text:style-name="P114">- Я рублями не одалживаю, могу только сутками. Пятнадцать хватит?</text:p>
      <text:p text:style-name="P114"/>
      <text:p text:style-name="P114">Его острословие лишь подтвердило правильность принятого плана.</text:p>
      <text:p text:style-name="P114">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4">Я сказал, что потерял переводы Моэма, над которыми работал несколько лет. Теперь для их восстановления <text:span text:style-name="T224">мне нужны оригиналы, все из которых собраны в имеющемся у неё четырёхтомнике. Не могла бы она?..</text:span></text:p>
      <text:p text:style-name="P115">Всё так же мило улыбаясь, Нона принесла книги, сложила их в целлофановый пакет и передала мне. Как радостно стучало моё сердце — спасибо!</text:p>
      <text:p text:style-name="P115"/>
      <text:p text:style-name="P115">- Слышь, Мария Антоновна? Этот негодный Огольцов потерял все свои переводы в электричке!</text:p>
      <text:p text:style-name="P115">- А зачем было хлопца поить?</text:p>
      <text:p text:style-name="P115">Мария Антоновна тоже не знала, что <text:span text:style-name="T2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5"/>
      <text:p text:style-name="P712"><text:tab/><text:tab/><text:tab/>Привычка свыше нам дана,</text:p>
      <text:p text:style-name="P116"><text:span text:style-name="T79"><text:tab/><text:tab/><text:tab/>Замена счастию она..</text:span>.</text:p>
      <text:p text:style-name="P116">Эта бессмертная строка великого классика без обиняков намекает, что в третий раз в Ромны меня загребли уже чисто по привычке.</text:p>
      <text:p text:style-name="P116">Причём на этот раз почти все в СМП-615 знали, что н<text:span text:style-name="T226">е</text:span> сегодня-завтра меня прикроют.</text:p>
      <text:p text:style-name="P116"/>
      <text:p text:style-name="P117">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text:soft-page-break/>знание отставной майор <text:span text:style-name="T227">П</text:span>етухов, зав отдела кадров СМП-615.</text:p>
      <text:p text:style-name="P118">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8">- С утра песни поёт. Может пора?</text:p>
      <text:p text:style-name="P118">- Пусть поёт...</text:p>
      <text:p text:style-name="P118"/>
      <text:p text:style-name="P118">- Объяснительную написал стихами.</text:p>
      <text:p text:style-name="P118">- Какую объяснительную?</text:p>
      <text:p text:style-name="P118">- Он каску потерял, я потребовал написать объяснительную. Заберёте?</text:p>
      <text:p text:style-name="P118">- Рано...</text:p>
      <text:p text:style-name="P118"/>
      <text:p text:style-name="P118">- Свою рубаху засунул в дырку плиты перекрытия и засыпал раствором.</text:p>
      <text:p text:style-name="P118">- Вот — то, что надо. Следите, чтоб никуда не ушёл.</text:p>
      <text:p text:style-name="P118"/>
      <text:p text:style-name="P118">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8">- Спой, Серёга!</text:p>
      <text:p text:style-name="P713"><text:tab/><text:tab/><text:tab/>У меня была жена,</text:p>
      <text:p text:style-name="P713"><text:tab/><text:tab/><text:tab/>Она меня люби-и-ила,</text:p>
      <text:p text:style-name="P713"><text:tab/><text:tab/><text:tab/>Изменила только раз,</text:p>
      <text:p text:style-name="P713"><text:tab/><text:tab/><text:tab/>А потом, потом реши-ила:</text:p>
      <text:p text:style-name="P713"><text:tab/><text:tab/><text:tab/>Эх! Раз, да ещё раз,</text:p>
      <text:p text:style-name="P118"><text:span text:style-name="T79"><text:tab/><text:tab/><text:tab/>Да ещё много-много-много-много раз..</text:span>.</text:p>
      <text:p text:style-name="P118">Правда, бригаде больше нравилась Баллада о Гипсе:</text:p>
      <text:p text:style-name="P713"><text:tab/><text:tab/><text:tab/>И вот лежу я на спине — загипсованный,</text:p>
      <text:p text:style-name="P118"><text:span text:style-name="T79"><text:tab/><text:tab/><text:tab/>Кажный член у мине — расфасованный.</text:span>..</text:p>
      <text:p text:style-name="P118"/>
      <text:p text:style-name="P118">А каску я вовсе не терял, <text:span text:style-name="T228">а шиканул джентельменством.</text:span></text:p>
      <text:p text:style-name="P119">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9">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8"/>
      <text:p text:style-name="P120">С рубахой — да. С рубахой я нарвался по полной.</text:p>
      <text:p text:style-name="P120">Подвела меня склонность к самоизобретённым ритуалам.</text:p>
      <text:p text:style-name="P120">Наступил первый день лета. Ну, как не отметить?</text:p>
      <text:p text:style-name="P120">Летом на стройке жара, даже если под спецовкой одета всего лишь майка, всё равно исходишь пóтом. Рубаха летом — лишний элемент.</text:p>
      <text:p text:style-name="P120">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20">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20"/>
      <text:p text:style-name="P120">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text:soft-page-break/>разговоры на эзотерично ботанические темы.</text:p>
      <text:p text:style-name="P120">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229">Неровным полукругом пред ними стояли наша бригада, мастер Каренин и прораб Ваня.</text:span></text:p>
      <text:p text:style-name="P121">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21">Народ безмолвствовал. </text:p>
      <text:p text:style-name="P121">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21">Я беспрекословно подчинился, сел в фургон, где уже оказался какой-то алкаш, и нас увезли.</text:p>
      <text:p text:style-name="P121">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21">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21"/>
      <text:p text:style-name="P121">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22">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22">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22"/>
      <text:p text:style-name="P122">Больше ничего примечательного не случилось, кроме того, что я узнал способ оказания первой помощи в случае припадка эпилепсии.</text:p>
      <text:p text:style-name="P122">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22">Некоторые полудурки считают полезным сгонять ему мух с лица, но на течении припадка это не сказывается.</text:p>
      <text:p text:style-name="P122"/>
      <text:p text:style-name="P123">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23">Но в этом не было нужды, потому что я об этом знал не хуже его.</text:p>
      <text:p text:style-name="P123"/>
      <text:p text:style-name="P123">Причина крылась в реконструкции роддома — длинного двухэтажного здания у перекрёстка <text:span text:style-name="T230">улицы Ленина и спуска от Универмага.</text:span></text:p>
      <text:p text:style-name="P124">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4">Исполнителями работ были четыре штукатурши и я. Мы справились за одну неделю.</text:p>
      <text:p text:style-name="P124">Когда женщины уже штукатурили поставленные мною перегородки, в коридоре появился мужик в чистом костюме и при галстуке.</text:p>
      <text:p text:style-name="P124">Увидав четырёх ядрёных баб, он начал распускать перед ними свой хвост на фоне занюханного подсобника, за которого он принял меня.</text:p>
      <text:p text:style-name="P124">Я вежливо попросил его приберечь свой пыл и не кашлять во все стороны.</text:p>
      <text:p text:style-name="P124"><text:soft-page-break/>- Да ты знаешь с кем связался?! Я — первый секретарь горкома партии!</text:p>
      <text:p text:style-name="P124">- А я — каменщик четвёртого разряда.</text:p>
      <text:p text:style-name="P124">- Ну, ты меня узнаешь!</text:p>
      <text:p text:style-name="P124">И он ушёл, а через полчаса в коридор влетел взмыленный главный инженер СМП-615, он же парторг строительно-монтажного поезда.</text:p>
      <text:p text:style-name="P124">- Как ты смел материть первого секретаря горкома?!</text:p>
      <text:p text:style-name="P124">Штукатурши в один голос засвидетельствовали, что матюков и близко не было и главный инженер уехал.</text:p>
      <text:p text:style-name="P124"/>
      <text:p text:style-name="P124">Вот и всё. Проще не бывает — самец с рычагами власти против самца в заляпанной раствором спецовке.</text:p>
      <text:p text:style-name="P124">Единственное, что обидно, так это обвинение в матерщине. За все годы в СМП-615 я не произнёс ни одного матерного слова, даже в мыслях.</text:p>
      <text:p text:style-name="P124"/>
      <text:p text:style-name="P124">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4">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4">- Толстеешь, братец! И никуда не денешься — ты из нашей породы!</text:p>
      <text:p text:style-name="P124">Я без улыбки посмотрел на её круглое лицо, под которым — я знал это — расширяется ещё более круглая фигура, и промолчал.</text:p>
      <text:p text:style-name="P124">Мне не хотелось быть из такой породы и становиться круглым. Я не поддамся их аминазину! Нужны радикальные меры.</text:p>
      <text:p text:style-name="P124">Начать с тех самых ужинов на Декабристов 13 — <text:span text:style-name="T2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5">Для начала я отказался от хлеба. </text:p>
      <text:p text:style-name="P125">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5">«Хлеб мягкий, рот большой; откусишь — и сердце радуется».</text:p>
      <text:p text:style-name="P125">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5">А обед?</text:p>
      <text:p text:style-name="P125">Обедал я, по выражению нашей бригады, Всесвитом, который ежемесячно приносил в вагончик для прочтения.</text:p>
      <text:p text:style-name="P125">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5">Нарцисс вогнутобрюхий.</text:p>
      <text:p text:style-name="P125"/>
      <text:p text:style-name="P126">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6"/>
      <text:p text:style-name="P126">Слово «аскетизм» один из самых курьёзных примеров насколько люди не понимают что они говорят.</text:p>
      <text:p text:style-name="P126">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6">Это настолько же неверно, как словом «спортсмен» обозначать одних лишь сумоистов.</text:p>
      <text:p text:style-name="P126"><text:soft-page-break/>На самом деле, смысл корневого слова «аскеза» передаётся словом «тренировка».</text:p>
      <text:p text:style-name="P126"/>
      <text:p text:style-name="P126">Если ты захотел стать победителем пивного турни ра и каждый день для тренировки выпиваешь три литра пива, ты — аскет.</text:p>
      <text:p text:style-name="P126">Так же как и соседская девочка, что каждый день за стенкой гоняет скрипичные гаммы.</text:p>
      <text:p text:style-name="P126">Так-распротак твою аскезу со всеми вашими диезами!</text:p>
      <text:p text:style-name="P126"/>
      <text:p text:style-name="P126">То есть, аскет-отшельник, готовящий себя к жизни будущей на небесах, всего лишь частный случай среди остальных аскетов.</text:p>
      <text:p text:style-name="P126"><text:s/>Аскезы бывают затяжными и краткосрочными, в зависимости от её цели.</text:p>
      <text:p text:style-name="P126"/>
      <text:p text:style-name="P126">И в чём же, спрашивается, состояли мои цели, заставлявшие так ревностно блюсти свою поджарость и каждый будний день выписывать <text:span text:style-name="T232">незнакомые слова из газеты «Morning Star»?</text:span></text:p>
      <text:p text:style-name="P127">Как я уже объяснял, с конкретными деталями к общим планам у меня всё несколько туманно — я просто чувствую, что так надо, потому и делаю так.</text:p>
      <text:p text:style-name="P127">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7">Но что означает?</text:p>
      <text:p text:style-name="P127">Рыться в исписанных тетрадках слишком нудно, легче заново посмотреть в словаре и выписать его значение.</text:p>
      <text:p text:style-name="P127">А иногда попадались слова, про которые я знал, что они выписывались уже до двух-трёх раз; память называется!</text:p>
      <text:p text:style-name="P127">С такими приходилось расправляться составлением собственных примеров.</text:p>
      <text:p text:style-name="P127">Вот до чего доводит человека аскетизм; <text:span text:style-name="T233">даже если и</text:span> сам толком не знаешь — зачем оно мне надо?</text:p>
      <text:p text:style-name="P127"/>
      <text:p text:style-name="P128">Для меня это не стало искушением, я просто изумился.</text:p>
      <text:p text:style-name="P128">И она меня не соблазняла, а скорее пыталась востребовать исполнение родительского долга.</text:p>
      <text:p text:style-name="P128">Я слишком много задолжал Леночке. Не брал её на руки, не сажал к себе на колени, не гладил по волосам.</text:p>
      <text:p text:style-name="P128">Мы просто жили в одной хате, где ей когда-то сказали, что я её папа, но, в сущности, какой там я отец? Так — сухая формула. Бесконтактный папа.</text:p>
      <text:p text:style-name="P128">Конечно же, я не отталкивал её, а порой мог даже увлечься разговором с нею; однако для ребёнка такого, наверное, мало.</text:p>
      <text:p text:style-name="P128">И для отца такого наверняка мало, но так уж сложились мои отношения со всеми и каждым из моих пятерых детей.</text:p>
      <text:p text:style-name="P128"/>
      <text:p text:style-name="P128">Когда родилась Леночка, я просто ещё не созрел для роли отца, Папа в восемнадцать лет? Бросьте смешить!.</text:p>
      <text:p text:style-name="P128">Потом нас развели стройбат с институтом.</text:p>
      <text:p text:style-name="P128"/>
      <text:p text:style-name="P128">При появлении на свет тебя я уже годился в отцы и любил тебя беззаветно, но слишком недолго — нас разлучила моя репутация.</text:p>
      <text:p text:style-name="P128"/>
      <text:p text:style-name="P128">С Рузанной я познакомился в её шесть лет. <text:s/>Она звала меня «папой» и я <text:s/>любил её <text:span text:style-name="T234">как дочь</text:span>, но первый раз обнял, когда она уезжала в Грецию к своему мужу Апостолосу.</text:p>
      <text:p text:style-name="P129">Опять всё та же бесконтактность.</text:p>
      <text:p text:style-name="P129"/>
      <text:p text:style-name="P129">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9"/>
      <text:p text:style-name="P129"><text:soft-page-break/>Так отец пятерых детей и остался формальным папой.</text:p>
      <text:p text:style-name="P129">Бедные дети!</text:p>
      <text:p text:style-name="P129">Но жалеть надо не только их, ведь я тоже прожил жизнь лишённым их ласки.</text:p>
      <text:p text:style-name="P129"/>
      <text:p text:style-name="P129">Теперь вернёмся к тому, как Леночка попыталась исправить такое вопиющее положение.</text:p>
      <text:p text:style-name="P129">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9">Что же меня оттолкнуло? Опасение скатиться к инцесту?</text:p>
      <text:p text:style-name="P129">Исключено, при моём роботизированном самоконтроле.</text:p>
      <text:p text:style-name="P129">Нет, скорее из-за выражения улыбки на её лице:</text:p>
      <text:p text:style-name="P129">«Ах, ты бедняжка!»</text:p>
      <text:p text:style-name="P129">- Ну, хватит, Леночка. Мне надо работать.</text:p>
      <text:p text:style-name="P129">Улыбка сменилась выражением злости и она начала мстительно прыгать, сидя у меня на коленях.</text:p>
      <text:p text:style-name="P129">- Что? Размечталась о сладких пирожках? Не рано ли?</text:p>
      <text:p text:style-name="P129">И я поднялся на ноги, как бездушный робот, лишив её площадки для подпрыгиваний.</text:p>
      <text:p text:style-name="P129"/>
      <text:p text:style-name="P129">Через пару дней, а может и неделю, вернувшись с работы я заметил перемены на полках этажерки. Там появилась чёрная дыра.</text:p>
      <text:p text:style-name="P130">Высокую скулу лица Иры, на любительской фотографии посреди ручья, пробило отверстие.</text:p>
      <text:p text:style-name="P130">Орудием этого вандализма, а может даже вудуизма, послужил остро заточенный карандаш или шариковая ручка.</text:p>
      <text:p text:style-name="P130">Вопрос «к<text:span text:style-name="T235">т</text:span>о?!» у меня не возникал. </text:p>
      <text:p text:style-name="P130">Какая разница?</text:p>
      <text:p text:style-name="P130">- Леночка! Иди-ка сюда!</text:p>
      <text:p text:style-name="P130">- <text:span text:style-name="T235">Что?</text:span></text:p>
      <text:p text:style-name="P130">- <text:span text:style-name="T235">Я, как отец, обязан заботиться о твоём образовании. Чтобы ты разбиралась: что есть что. Посмотри на фотографию на полке.</text:span></text:p>
      <text:p text:style-name="P130">- <text:span text:style-name="T235">Что?</text:span></text:p>
      <text:p text:style-name="P130">- <text:span text:style-name="T235">Вот это называется подлость.</text:span></text:p>
      <text:p text:style-name="P130">- <text:span text:style-name="T235">Это не я.</text:span></text:p>
      <text:p text:style-name="P130">- <text:span text:style-name="T235">Я не говорю, что это ты. Просто запомни что такое «подлость». А кто её сделал уже не важно.</text:span></text:p>
      <text:p text:style-name="P130"/>
      <text:p text:style-name="P131">Фотографию пришлось отнести в фотоателье на Клубной.</text:p>
      <text:p text:style-name="P131">Фотомастер Артур, молодой армянин умеющий переносить фотопортреты на керамику, сказал, что это поправимо.</text:p>
      <text:p text:style-name="P131">Только я попросил увеличить снимок до размеров настенного портрета, оставив всё, что есть, и ручей тоже.</text:p>
      <text:p text:style-name="P131">Для восстановленного и увеличенного фото я ещё купил картонную рамочку и снова водрузил на полку.</text:p>
      <text:p text:style-name="P131">Увидев результат, моя мать истерично всхохотнула, что и осталось единственным комментарием.</text:p>
      <text:p text:style-name="P131">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31"/>
      <text:p text:style-name="P131">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31">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36">Ведь я же любящий </text:span><text:soft-page-break/><text:span text:style-name="T236">дядя!</text:span></text:p>
      <text:p text:style-name="P132">Для начала я смотался в Киев.</text:p>
      <text:p text:style-name="P132">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32">Она хмыкнула и, чтоб мне, деревенщине лучше дошло, ответила:</text:p>
      <text:p text:style-name="P132">- Паровоза нема<text:span text:style-name="T239">є</text:span>.</text:p>
      <text:p text:style-name="P132">Меня это ничуть не удивило, ведь что Наташа скажет, так оно и есть.</text:p>
      <text:p text:style-name="P132">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32"/>
      <text:p text:style-name="P132">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32">Я отвёз добычу на Киевский вокзал и вернулся в центр — урвать свою долю культурной жизни.</text:p>
      <text:p text:style-name="P132">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32">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32">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32">- Конечно, джаз!</text:p>
      <text:p text:style-name="P132"/>
      <text:p text:style-name="P133">Говорят, что железнодорожный вокзал Чернигова построен при немцам, во время оккупации. </text:p>
      <text:p text:style-name="P133">И этим говорильщикам я верю. Почему?</text:p>
      <text:p text:style-name="P133">Да просто лишь за то, что они за это не получают зарплаты, в отличие от множества составителей бесчисленных советских учебников истории.</text:p>
      <text:p text:style-name="P133">И ещё говорят, что вид сверху черниговского вокзала являет собой тевтонский крест.</text:p>
      <text:p text:style-name="P133">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3"/>
      <text:p text:style-name="P133">Всё это к тому, что здание Центрального Театра Советской Армии сверху смотрится пятиконечной звездой. Говорят.</text:p>
      <text:p text:style-name="P133">Внутри же это добротное здание <text:span text:style-name="T246">с большим зрительным залом на первом этаже и выставочными стендами в широких галереях второго.</text:span></text:p>
      <text:p text:style-name="P134">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4">А что ещё оставалось делать в незнакомой зимней Москве?</text:p>
      <text:p text:style-name="P134">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4">Затем я спустился в зал, где вскоре джазмены начали устанавливать и опробовать на сцене свои инструменты — ударник, виброфон, колонки.</text:p>
      <text:p text:style-name="P134">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4">Они покинули сцену, а зал начал потихоньку заполняться. Собралось до сотни слушателей привольно рассевшихся там и сям на мягких креслах.</text:p>
      <text:p text:style-name="P134">И начался концерт.</text:p>
      <text:p text:style-name="P134"><text:soft-page-break/>Номера объявляла высокая толстая девушка в чёрном, иногда она ещё и пела.</text:p>
      <text:p text:style-name="P134">Я поглощал номер за номером и хотел лишь одного — пусть они не кончаются. Какой <text:span text:style-name="T1054">диксиленд</text:span> на виброфоне! А бас-гитарист!</text:p>
      <text:p text:style-name="P134">Один раз он он остался наедине с девушкой и они, <text:span text:style-name="T1054">оставшись вдвоём,</text:span> вдвоём сделали блюз <text:span text:style-name="T1054">на пустой сцене</text:span>. О!</text:p>
      <text:p text:style-name="P134">Еврейчик вышел всего один раз. Он играл на там-таме.</text:p>
      <text:p text:style-name="P134">Играл? <text:span text:style-name="T247">Вся Африка не сумеет выдать такого на барабанах.</text:span></text:p>
      <text:p text:style-name="P135">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5">- Браво!!</text:p>
      <text:p text:style-name="P135"/>
      <text:p text:style-name="P135">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5">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5">А что поделаешь?</text:p>
      <text:p text:style-name="P135">Обычная дилемма жизни: или гусар — кровь с молоком, но без гроша в кармане, или замухрышка-генерал с обеспеченным доходом. </text:p>
      <text:p text:style-name="P135">У каждого <text:span text:style-name="T248">найдётся </text:span>свой рычаг для ублаготворения вздыхающих дам, <text:span text:style-name="T248">вот только </text:span>сфер<text:span text:style-name="T248">ы разные</text:span>.</text:p>
      <text:p text:style-name="P135"/>
      <text:p text:style-name="P13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6">Гостиница «Полярная» уходила вверх от тротуара и где-то там терялась в тёмной высоте.</text:p>
      <text:p text:style-name="P136">Из регистратуры меня направили лифтом на невообразимо высокий этаж — где-то между двенадцатым и шестнадцатым.</text:p>
      <text:p text:style-name="P136">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6">В этот момент желудок мне напомнил, что гоняясь за культурной жизнью я как-то забыл пообедать, и что жрать охота — дальше некуда.</text:p>
      <text:p text:style-name="P136">Я спросил где тут столовая или буфет и спортивные мужики, с каким-то даже злорадством, пояснили, что всё такое подобное тут закрывают в семь.</text:p>
      <text:p text:style-name="P136">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6">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6">Я начал колотить в коричневое обрамление дверных стёкол. С той стороны показался мужик в фуражке и ж<text:span text:style-name="T249">ё</text:span>лтых полосках на пиджаке.</text:p>
      <text:p text:style-name="P136">При виде меня, <text:span text:style-name="T249">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7">Он отпер дверь и я устремился в зал.</text:p>
      <text:p text:style-name="P137">Ресторан занимал немалую площадь; в нём разместилось гулеванье сразу двух свадеб и ещё оставались свободные столики.</text:p>
      <text:p text:style-name="P137">Ждать пришлось долго, но наконец ко мне подошёл официант и я объяснил, что хочу просто поужинать без излишеств.</text:p>
      <text:p text:style-name="P137">Пока он приносил спартанский заказ, мне выпал случай пронаблюдать танец молодых из <text:soft-page-break/>ближайшей ко мне свадьбы.</text:p>
      <text:p text:style-name="P137">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7">Фундамент брачных отношений закладывался ещё на свадьбе. Бедняга! Угораздило же тебя... То есть — совет, да любовь!</text:p>
      <text:p text:style-name="P137"><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7">Он назвался и не стал настаивать на рубле.</text:p>
      <text:p text:style-name="P137">В номер я поднялся сытым и довольным, а на расспросы постояльцев рассеянно пояснил, что <text:s/>ресторан внизу ещё работает.</text:p>
      <text:p text:style-name="P137"/>
      <text:p text:style-name="P137">В конотоп я приехал вечером следующего дня и гордо повёз подарок на Семь Ветров. <text:span text:style-name="T250">Семья Наташи уже жила там в девятиэтажке построенной ПМК-7.</text:span></text:p>
      <text:p text:style-name="P138">Поездка лифтом на четвёртый этаж показалась провинциально короткой, но дверь мне не открыли.</text:p>
      <text:p text:style-name="P138">Гена иногда уезжал на сессии своего заочного техникума на Донбассе, а Наташа могла выйти к какой-то из соседок.</text:p>
      <text:p text:style-name="P138">В виде помощи молодой семье я писал для Гены все работы по философии и истории. С паршивого шурина хоть шерсти клок.</text:p>
      <text:p text:style-name="P138">По пути на Декабристов 13 я завернул в переулки улицы Пирогова, где жили Генины родители.</text:p>
      <text:p text:style-name="P138">Папа его уже спал, а Наталья Савельевна сидела в гостиной с Андреем — её внуком и моим племянником.</text:p>
      <text:p text:style-name="P138">Я хотел оставить коробку и уйти, но она попросила собрать игрушку — всё равно Андрюша ещё не спит.</text:p>
      <text:p text:style-name="P138">Когда поезд, чуть жужжа, начал бегать кругами по полу гостиной, мы с Андреем сравнялись по возрасту.</text:p>
      <text:p text:style-name="P138"/>
      <text:p text:style-name="P139">Восстановление утраченных в хмельном столбняке переводов заняло около года. <text:span text:style-name="T251">Оттого, что они свежи ещё были в памяти, не получилось растянуть удовольствие.</text:span></text:p>
      <text:p text:style-name="P140">Поставив заключительную точку в последнем переводе, я повёз четырёхтомник Моэма в Нежин, вернуть Ноне.</text:p>
      <text:p text:style-name="P141">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1">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1">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41">Распрямившись, я уделил Пановой чопорный кивок и удалился.</text:p>
      <text:p text:style-name="P141">Хорошо хоть каблуками не щёлкнул, как поручик Ржевский.</text:p>
      <text:p text:style-name="P141"/>
      <text:p text:style-name="P141">В электричке моя эйфория сошла на первой же остановке и вместо неё насела неотвязная озабоченность.</text:p>
      <text:p text:style-name="P141">Какое, всё-таки, благо неумение строить детальные планы. <text:span text:style-name="T252">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text:span><text:soft-page-break/><text:span text:style-name="T252">айсберг.</text:span></text:p>
      <text:p text:style-name="P142">Бздынь! А там и буль-буль...</text:p>
      <text:p text:style-name="P142"/>
      <text:p text:style-name="P142">Какое издательство станет рассматривать закорючки моего почерка? Но как превратить переводы в машинописный текст?</text:p>
      <text:p text:style-name="P142">Обучиться печатать самому — заманчивый план, вот только где машинку взять?</text:p>
      <text:p text:style-name="P142">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2">Вот только секретарша украинского не знает, и вообще печатает одним пальцем.</text:p>
      <text:p text:style-name="P142">О том, чтоб мне после работы приходить в контору на часок и мало-помалу... — и думать не моги: новый начальник чересчур ревнив. <text:span text:style-name="T253">На административный корпус у него воззрение как на персональный курятник, он не потерпит ничего подобного, даже после работы.</text:span></text:p>
      <text:p text:style-name="P142"/>
      <text:p text:style-name="P143">Упор в непредвиденную подробность крепко меня озаботил и полностью затормозил исполнение плана...</text:p>
      <text:p text:style-name="P143"/>
      <text:p text:style-name="P143">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4">Усомняться в словах сестры бесполезно; их просто надо принимать как данность.</text:p>
      <text:p text:style-name="P144">Однако, такая данность навалилась и придавила меня не на один день.</text:p>
      <text:p text:style-name="P144">Выручил случай. Бригадир Микола Хижняк предложил мне разобрать риштовку вдоль готовой перегородки на втором этаже.</text:p>
      <text:p text:style-name="P145">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5">Перегородок на этаже много и <text:s/>кóзлов на всех не хватает и тогда устраивается «рацуха» (так в бригаде переиначили слово «рацпредложение»).</text:p>
      <text:p text:style-name="P145">Несколько поддонов сшиваются попарно гвоздями и работают вместо <text:s/>кóзлов. <text:span text:style-name="T254">У поддонов рост пониже, поэтому поверх первого настила снова устанавливаются спаренные <text:s/></text:span>кóзл<text:span text:style-name="T254">ы для следующего.</text:span></text:p>
      <text:p text:style-name="P146">Вся эта приспособа смахивает на карточный домик и хлипче, чем <text:s/><text:span text:style-name="T25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6">Мало кто любит разбирать риштовку, ну, а мне оно, типа, шахматного этюда. Просто от осколков надо вовремя уклоняться.</text:p>
      <text:p text:style-name="P146">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256">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6">- <text:span text:style-name="T256">Свадьба?! Вот вам свадьба!</text:span></text:p>
      <text:p text:style-name="P147">Ноздри мои округлились, распираемые бешеным гневом и толчками гоняли сухую пыль, взбитую валящейся риштовкой, в меня и обратно.</text:p>
      <text:p text:style-name="P147">Хорошо хоть иногда давать себе волю до полного самозабвения. Только не каждому это дано.</text:p>
      <text:p text:style-name="P147">Я, например, отлично сознавал, что повторяю игру актёра из недавней экранизации странствий Одиссея.</text:p>
      <text:p text:style-name="P147">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7">В любом случае, за считанные минуты на месте риштовки валялась груда досок вперемешку <text:soft-page-break/>с поддонами. <text:span text:style-name="T257">Клубы пыли заполнили помещение, а в коридоре Катерина, затаившись у дверного проёма, напряжённо вслушивалась — о какой это я свадьбе?</text:span></text:p>
      <text:p text:style-name="P147"/>
      <text:p text:style-name="P102">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102"/>
      <text:p text:style-name="P102">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02">Хотя если при монастыре найдётся правильный садовник от Боккаччо...</text:p>
      <text:p text:style-name="P102"/>
      <text:p text:style-name="P102">Опять меня заносит: мало мне своих проблем, чтоб лезть в королевские?</text:p>
      <text:p text:style-name="P102"/>
      <text:p text:style-name="P102">Зато именно Наташа подарила мне решение титанически непреодолимой проблемы превращения рукописей в печатный текст.</text:p>
      <text:p text:style-name="P10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02"/>
      <text:p text:style-name="P681">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681">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681">Она назначила день, когда мне надо будет придти за готовым текстом. </text:p>
      <text:p text:style-name="P681">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682"/>
      <text:p text:style-name="P682">Месяца два с половиной, может три, я пробирался в назначенные Валей дни в машинописное бюро.</text:p>
      <text:p text:style-name="P682">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682"/>
      <text:p text:style-name="P682">Труд обязан вознаграждаться, поэтому я решил заплатить не деньгами, а подарком.</text:p>
      <text:p text:style-name="P682">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682">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682">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682">- Мельхиор?- спросила машинистка из-за соседнего стола.</text:p>
      <text:p text:style-name="P682">Я не стал никому ничего объяснять: <text:s/>кто захочет — <text:span text:style-name="T76">найдёт способ определить из чего.</text:span></text:p>
      <text:p text:style-name="P682"/>
      <text:p text:style-name="P683">В тот месяц алименты в Нежин и Конотоп съехали на 15 руб.</text:p>
      <text:p text:style-name="P683"/>
      <text:p text:style-name="P683">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683"><text:soft-page-break/>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683">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683">Укладывая кирпич в стену захватки, мы иногда поглядывали на весело трепещущий кусок кумача над нашими трудовыми спинами.</text:p>
      <text:p text:style-name="P683"/>
      <text:p text:style-name="P683">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683">Я сел на маленькую табуреточку отцовского производства, чтобы завязать шнурки на чёрных кожаных туфлях.</text:p>
      <text:p text:style-name="P683">- <text:span text:style-name="T77">Ты никуда не пойдёшь,- сказала мне моя мать, стоя между мной и остеклённогй дверью веранды.</text:span></text:p>
      <text:p text:style-name="P683">- <text:span text:style-name="T77">Посидишь дома,- подтвердил мой отец и задвинул засовчик на двери — плод своего слесарного искусства в Рембазе.</text:span></text:p>
      <text:p text:style-name="P684">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685"><text:tab/><text:tab/><text:tab/>Ой, Днипро, Днипро, </text:p>
      <text:p text:style-name="P685"><text:tab/><text:tab/><text:tab/>Ты широк могуч,</text:p>
      <text:p text:style-name="P684"><text:span text:style-name="T79"><text:tab/><text:tab/><text:tab/>Над тобой плывут облака..</text:span>.</text:p>
      <text:p text:style-name="P684">Дальше я не знал слов, медленно поднялся и сделал шаг к выходу.</text:p>
      <text:p text:style-name="P684">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684">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684">- Гадёныш!- крикнул мой отец.</text:p>
      <text:p text:style-name="P684">- Негодяй!- вторила ему моя мать.</text:p>
      <text:p text:style-name="P684">С победным смехом я воскликнул:</text:p>
      <text:p text:style-name="P684">- Мама! Догогонь!</text:p>
      <text:p text:style-name="P684">Так, по рассказам родителей, в двухлетнем возрасте я выговаривал «догони!»...</text:p>
      <text:p text:style-name="P684"/>
      <text:p text:style-name="P719">С тех пор я перестал разговаривать с родителями и перестал ходить на демонстрации.</text:p>
      <text:p text:style-name="P719">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719">До неё я не доходил, <text:span text:style-name="T99">а</text:span> через пару километров <text:span text:style-name="T99">переходил на отделяющуюся </text:span>от железнодорожной насыпи ветк<text:span text:style-name="T99">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719">Вот зачем понадобился объездной путь, который, не заходя в Конотоп, плавной дугой через пустые поля выводит к сеймовскому лесу.</text:p>
      <text:p text:style-name="P720">У остановки «Присеймовье» я сворачивал к реке, где когда-то, ещё неженатыми, мы отдыхали с Ирой.</text:p>
      <text:p text:style-name="P720">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720"><text:soft-page-break/>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00">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721">В целом получался замкнутый круг — откуда вышел, туда и вернулся, прошагав весь день. <text:s/>Эти сольные марш-броски заменили мне демонстрации.</text:p>
      <text:p text:style-name="P686"><text:tab/><text:tab/><text:tab/>...ах, о чём</text:p>
      <text:p text:style-name="P686"><text:tab/><text:tab/><text:tab/> <text:s text:c="2"/>мы хохочем?</text:p>
      <text:p text:style-name="P686"><text:tab/><text:tab/><text:tab/> <text:s text:c="2"/>ведь не очень</text:p>
      <text:p text:style-name="P721"><text:span text:style-name="T79"><text:tab/><text:tab/><text:tab/> <text:s text:c="2"/>охочи..</text:span>.</text:p>
      <text:p text:style-name="P721">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721">Я <text:span text:style-name="T101">отправился</text:span> в локомотивное депо, проник на его безлюдную и тихую, по поводу второго праздничного дня, территорию <text:span text:style-name="T101">и там вышел к незавершённому строительству административного корпуса.</text:span></text:p>
      <text:p text:style-name="P722">У груды силикатного кирпича наваленного самосвалами я установил пустой поддон и принялся складывать на него кирпичи.</text:p>
      <text:p text:style-name="P722">Иногда приходилось левым локтем зажимать грудь, пронзаемую уже не булавкой, а спицей.</text:p>
      <text:p text:style-name="P722">Когда на поддон были сложены все двенадцать рядов кирпича, я сказал себе, что жить буду и поднялся на незавершённый третий этаж.</text:p>
      <text:p text:style-name="P722">Тут я снял с угла кладки Весёлого Роджера, сунул его в дыру одной из плит перекрытия и присыпал засохшим раствором.</text:p>
      <text:p text:style-name="P722">Запугиванья Кирпы остались пустой угрозой — в то лето меня так и не увезли в Ромны. </text:p>
      <text:p text:style-name="P722">Неужто я поумнел? Сомневаюсь. <text:span text:style-name="T102">Просто как-то не подвернулись ничьи высокопоставленные мозоли.</text:span></text:p>
      <text:p text:style-name="P723">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723"/>
      <text:p text:style-name="P723">В моём не продуманном в подробностях плане подкатила несложная и приятная деталь — сборка отпечатанных текстов в один общий том рассказов.</text:p>
      <text:p text:style-name="P723">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723">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723"/>
      <text:p text:style-name="P724">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724">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724">С не меньшей благовоспитанностью я сказал, что, по-моему, и сам найду, спасибо.</text:p>
      <text:p text:style-name="P724">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724">От Моэма он не открещивался и тогда я вынул и положил ему на стол увесистый том в серой <text:soft-page-break/>пластиковой обложке.</text:p>
      <text:p text:style-name="P725">Он нехотя открыл, глянул на название первого рассказа — «Дождь» <text:s/>— и спросил кто меня прислал.</text:p>
      <text:p text:style-name="P725">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725">Но куда, при такой системе, независимому копьеносцу податься?!</text:p>
      <text:p text:style-name="P725">Он, на всякий случай, ещё раз раскрыл том где-то посередине и тут же захлопнул обложку.</text:p>
      <text:p text:style-name="P725">- Я просто посыльный,- ответил я.- Меня попросили отнести в ваше издательство, вот я и принёс.</text:p>
      <text:p text:style-name="P725">- Кто?</text:p>
      <text:p text:style-name="P725">Я открыл обложку и показал квадратик бумаги приклеенный к ней с изнанки, где, на всякий, значился мой конотопский адрес.</text:p>
      <text:p text:style-name="P725">- <text:span text:style-name="T103">Вот этот мой друг,- сказал я.</text:span></text:p>
      <text:p text:style-name="P726">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726">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726">У меня не было причин открыть её. Зачем?</text:p>
      <text:p text:style-name="P726">По размерам и знакомому весу я и не глядя знал что там внутри.</text:p>
      <text:p text:style-name="P726">Годовой отчёт за минувшие шесть лет жизни — 472 страницы; 35 рассказов Моэма в переводе на украинский язык.</text:p>
      <text:p text:style-name="P726">Странно как она вообще не пришла в Конотоп раньше моего возвращения из Киева.</text:p>
      <text:p text:style-name="P726">А ещё странно, что эта нераспечатанная бандероль с нечитанными рассказами оставила меня таким отморожено безразличным.</text:p>
      <text:p text:style-name="P726">Ага... <text:span text:style-name="T104">Эти шесть лет не вписываются в феодально разгрáфленную систему книгоиздательского дела.</text:span></text:p>
      <text:p text:style-name="P726">- <text:span text:style-name="T104">Кто вас прислал в нашу квадратно-гнездовую реальность?</text:span></text:p>
      <text:p text:style-name="P726">- <text:span text:style-name="T105">Извините, не в ту дверь постучал.</text:span></text:p>
      <text:p text:style-name="P726">«<text:span text:style-name="T106">Прощайте, пэры и пэрухи, сэры и сэрухи!»,- как говаривал дядя Вадя, знаток вассальной зависимости из учебника средних веков.</text:span></text:p>
      <text:p text:style-name="P726"/>
      <text:p text:style-name="P727">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727">Всё катилось по давно наезженной до блеска колее, но уже беспланово и бесцельно.</text:p>
      <text:p text:style-name="P727">Впрочем, если не задаваться вопросом «зачем?», то и парной по четвергам с последующими парой бутылок пива достаточно, чтобы прожить ещё неделю. <text:span text:style-name="T107">Вон, тибетские монахи и без этого обходятся.</text:span></text:p>
      <text:p text:style-name="P728">Мне явно не доставало плотских утех.</text:p>
      <text:p text:style-name="P728">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728">Углублённый самодопрос прояснил, что это я высматриваю высокие австрийские сапоги.</text:p>
      <text:p text:style-name="P729"><text:span text:style-name="T1044">Но в чём</text:span> моя вина, <text:span text:style-name="T1044">если в Австрии</text:span> <text:span text:style-name="T1044">выпускают настолько долговечную обувь, что ни в какую не изнашивается из памяти?</text:span></text:p>
      <text:p text:style-name="P1326">Однако, откуда взяться летом сапогам?</text:p>
      <text:p text:style-name="P729">И чего ради <text:span text:style-name="T1044">она</text:span> прие<text:span text:style-name="T1044">дет</text:span> в Конотоп, а тем более на Декабристов 13?</text:p>
      <text:p text:style-name="P728">Такие риторические вопросы помогали выставлять себя на смех перед самим собою, но не могли предотвратить ночных поллюций.</text:p>
      <text:p text:style-name="P728"><text:soft-page-break/></text:p>
      <text:p text:style-name="P730">Глубокой ночью сон мой прервался тем, что я вскинул голову и резко опустил её на деревянный подлокотник раздвижного дивана. </text:p>
      <text:p text:style-name="P730">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730">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730">- Всё правильно,- сказал я сам себе.- Именно для этого ты её и украл.</text:p>
      <text:p text:style-name="P730">Потом я сделал в покрывале складку поверх пятна, чтоб не касаться мокрого, и лёг досыпать ночь.</text:p>
      <text:p text:style-name="P687"><text:tab/><text:tab/><text:tab/> <text:s text:c="2"/>Для меня дыры чёрные — </text:p>
      <text:p text:style-name="P687"><text:tab/><text:tab/><text:tab/> <text:s text:c="2"/>Белые пятна...</text:p>
      <text:p text:style-name="P687"><text:tab/><text:tab/><text:tab/>...И сплетаются в жгут без ответов вопросы,</text:p>
      <text:p text:style-name="P730"><text:span text:style-name="T79"><text:tab/><text:tab/><text:tab/> <text:s text:c="2"/>Окропя чёрным семенем белую простынь</text:span>.</text:p>
      <text:p text:style-name="P730"/>
      <text:p text:style-name="P730">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08">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731">Вот и стоишь, уныло глядя за стекло окна, типа, я тут не при чём.</text:p>
      <text:p text:style-name="P731">Но если не твой, то чей же?</text:p>
      <text:p text:style-name="P1468"><text:tab/><text:tab/><text:tab/>Благословенны будьте повороты</text:p>
      <text:p text:style-name="P1469"><text:tab/><text:tab/><text:tab/>и прочие извивы</text:p>
      <text:p text:style-name="P1469"><text:tab/><text:tab/><text:tab/>у путей трамвайных –</text:p>
      <text:p text:style-name="P1469"><text:tab/><text:tab/><text:tab/>Пособники</text:p>
      <text:p text:style-name="P1469"><text:tab/><text:tab/><text:tab/>сладчайших прикасательств,</text:p>
      <text:p text:style-name="P1474"><text:span text:style-name="T79"><text:tab/><text:tab/><text:tab/>вполне пристойных и почти случайных..</text:span>.</text:p>
      <text:p text:style-name="P1474"/>
      <text:p text:style-name="P1470">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1470">Но мне на кой хрен это либидо?! Я вам не Ван Гог, и не Волт Витмен.</text:p>
      <text:p text:style-name="P1470">Мой план исполнен и забандеролен.</text:p>
      <text:p text:style-name="P1470">Но как избавиться? Вот в чём вопрос.</text:p>
      <text:p text:style-name="P1470"/>
      <text:p text:style-name="P1471">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1471"/>
      <text:p text:style-name="P1471">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1471">Я решил накропать свою Песню Песней, используя её как натурщицу.</text:p>
      <text:p text:style-name="P1471">Обычно штукатуры начинают свою работу на объекте после засыпки плит пола керамзитом.</text:p>
      <text:p text:style-name="P1471">Керамзит — хороший теплоизоляционный материал, вот только хрустит под ногами пока не покрыт стяжкой.</text:p>
      <text:p text:style-name="P1471">Обернувшись пару раз на мои осторожные шаги по керамзиту — я подходил к дверному <text:soft-page-break/>проёму уточнить детали слагаемого шедевра — она спросила Трепетилиху, что затирала оконный откос:</text:p>
      <text:p text:style-name="P1471">- А может этот украл мой мастерок?</text:p>
      <text:p text:style-name="P1471">- Ты что!- ответила Трепетилиха.- Этот такой, что потопчется по твоему мастерку, но не <text:span text:style-name="T1050">поцупит</text:span>.</text:p>
      <text:p text:style-name="P1472">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1468"><text:tab/><text:tab/><text:tab/>С высокой скалы сбросил либидо своё </text:p>
      <text:p text:style-name="P1468"><text:tab/><text:tab/><text:tab/>Я в синее море</text:p>
      <text:p text:style-name="P1468"><text:tab/><text:tab/><text:tab/>И увидал — </text:p>
      <text:p text:style-name="P1470"><text:span text:style-name="T79"><text:tab/><text:tab/><text:tab/></text:span><text:span text:style-name="T80">Как синее море т</text:span><text:span text:style-name="T79">онет в либидо моём..</text:span>.</text:p>
      <text:p text:style-name="P1470"/>
      <text:p text:style-name="P1473">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1473"/>
      <text:p text:style-name="P1475">А вот вьюгу не зануздаешь. Хорошо хоть не в морду, а в спину; подгоняет меня к Вокзалу <text:span text:style-name="T1051">в предутренних сумерках. Потоки снега на шквалистом ветру обращают сумерки в темень. По колено в сугробах, я <text:s/>бреду где должна быть дорожка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Да и смотреть там не на что: было — <text:s/>прошло.</text:span></text:p>
      <text:p text:style-name="P1476">Только зачем я вижу её обнажённое тело в этой белой пене пурги? И не одна — слепляется с кем-то. Не со мной...</text:p>
      <text:p text:style-name="P1476">Я оборачиваю лицо назад — под оплеухи снега, чтобы очнуться <text:s/>и не видеть. Включаю в мозгу взрыды органа из подвала Дома органной музыки, они обрывисты и не точны, но отвлекают. Наверное, я точно извращенец — при любовной сцене моей жены неизвестно с кем впадаю в эрекцию. Жена? Ну, ладно, не жена — любовь всей жизни. Заткнись, придурок!</text:p>
      <text:p text:style-name="P1476">Я отчаянно мотаю головой и со стоном пошатываюсь на ходу. <text:span text:style-name="T1052">Твёрдый скользящий удар сзади по левому плечу призывает к порядку. Электричка из Нежина пробирается сквозь пургу к Вокзалу. Электрички всегда правы — у них нет отклонений. Вон и фонари над четвёртой платформой, а на площади автобус-«чаечка». Всё нормально, я такой же как все.</text:span></text:p>
      <text:p text:style-name="P1470"/>
      <text:p text:style-name="P1470">Весенним поздним вечером на привокзальной площади кому-то поплохело. Может, сердчишко подкачало, или ещё что, но рухнул мужчина на асфальт.</text:p>
      <text:p text:style-name="P1470">Однако, «скорая» — молодец; подкатила, когда ещё не утихли женские «ахи!» в небольшой сгрудившейся толпе.</text:p>
      <text:p text:style-name="P1470">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1470">По аллее от входа в парк с площади навстречу мне задумчиво шагала явная сопереживательница происшествия. <text:span text:style-name="T109">Когда мы поравнялись, она вдруг повторила «ах!», но только потише; всплеснула руками, как в Лебедином озере, и повалилась на меня.</text:span></text:p>
      <text:p text:style-name="P1473">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1473">Она сидела молча, свесив голову, и я галантно помалкивал рядом — в густой тени дерева, отгородившего свет фонаря в аллее.</text:p>
      <text:p text:style-name="P1473"><text:soft-page-break/>Я сидел рядом и зачитывал себе на тему бесполезности чего-то затевать с моим непроглядным прошлым в городе, где все друг друга знают.</text:p>
      <text:p text:style-name="P1473">Когда взаимное молчание стало чересчур навязчивым, она положила мне руку на плечо, сказала слабым голосом «спасибо» и ушла по аллее.</text:p>
      <text:p text:style-name="P1473">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10">своим либидо и ночами долгими, как у принцессы на горошине.</text:span></text:p>
      <text:p text:style-name="P1473"/>
      <text:p text:style-name="P1473">- <text:span text:style-name="T110">Так ты, родной, был с Катькой в парке?</text:span></text:p>
      <text:p text:style-name="P1473">- <text:span text:style-name="T110">О чём ты, Натаня?</text:span></text:p>
      <text:p text:style-name="P1473">- <text:span text:style-name="T110">Ладно тебе. Катька из нашей бухгалтерии сама рассказала: в Лунатике ей стало плохо и она упала на тебя.</text:span></text:p>
      <text:p text:style-name="P1473">- <text:span text:style-name="T110">Она меня с кем-то путает.</text:span></text:p>
      <text:p text:style-name="P1473">- <text:span text:style-name="T110">Врёшь!</text:span></text:p>
      <text:p text:style-name="P1473">- <text:span text:style-name="T1050">Вот везёт же ж некоторым! Катьки на них в парках падают...</text:span></text:p>
      <text:p text:style-name="P732">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732">- Эй! Ты ж из «Орфеев»? Огольцов?</text:p>
      <text:p text:style-name="P732">…молодой мужик моего возраста, рядом с ним женщина, жена наверное, тоже идут к вокзалу...</text:p>
      <text:p text:style-name="P732">- Да.</text:p>
      <text:p text:style-name="P732">- Я тебя знаю! Ты учился в Нежине, а я знал твою жену Ольгу.</text:p>
      <text:p text:style-name="P732">...нет, никогда не видел, а мою жену знал не ты один...</text:p>
      <text:p text:style-name="P732">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732">- Во! Прикинь — идём и всё дорогу долбает меня во все дырки!</text:p>
      <text:p text:style-name="P732">...чего ж не понять — знал во все дырки, вот ведь допотопщина, тут бродишь весь в страданиях насчёт <text:span text:style-name="T111">флейты</text:span> Иры, а он всё ещё про Ольгу никак не уймётся...</text:p>
      <text:p text:style-name="P732">- Хорошо. Передавай привет моей жене Ольге.</text:p>
      <text:p text:style-name="P732">- Ну, ты... д-дурогон!</text:p>
      <text:p text:style-name="P732">Предоставив их друг другу, я сворачиваю с Клубной в парк, на дорожку ведущую <text:span text:style-name="T112">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733">Возле Базара в трамвай зашли Чепа и Владя.</text:p>
      <text:p text:style-name="P733">- Привет!- говорю я.</text:p>
      <text:p text:style-name="P733">Чепа настороженно кивает и они тоже говорят:</text:p>
      <text:p text:style-name="P733">- Привет!</text:p>
      <text:p text:style-name="P733">Трамвай, громыхая, везёт нас к тринадцатой школе. У меня вырвался смешок.</text:p>
      <text:p text:style-name="P733">- О чём ты смеёшься, Сергей?- с небывалой корректностью спрашивает Чепа.</text:p>
      <text:p text:style-name="P733">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733">- <text:span text:style-name="T113">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688"><text:tab/><text:tab/><text:tab/>Но твой расчёт не удалс<text:span text:style-name="T115">я́</text:span></text:p>
      <text:p text:style-name="P688"><text:span text:style-name="T115"><text:tab/><text:tab/><text:tab/>П</text:span><text:span text:style-name="T114">окрыть меня военной славой</text:span></text:p>
      <text:p text:style-name="P688"><text:soft-page-break/><text:span text:style-name="T114"><text:tab/><text:tab/><text:tab/>И за трубу я не бралс</text:span><text:span text:style-name="T115">я́ <text:s/></text:span><text:span text:style-name="T114">— </text:span></text:p>
      <text:p text:style-name="P734"><text:span text:style-name="T116"><text:tab/><text:tab/><text:tab/>Я в тот момент сидел в канаве..</text:span><text:span text:style-name="T121">.</text:span></text:p>
      <text:p text:style-name="P383">- Ты помнишь, Владя?</text:p>
      <text:p text:style-name="P383">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383">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383"/>
      <text:p text:style-name="P383">...этот переводчик из «Всесвита» неплохо сработал стихи того чеха... а на русском получится?</text:p>
      <text:p text:style-name="P464"><text:tab/><text:tab/><text:tab/>Иду и улыбаюсь сам себе</text:p>
      <text:p text:style-name="P464"><text:tab/><text:tab/><text:tab/>А как подумаю ЧТО</text:p>
      <text:p text:style-name="P464"><text:tab/><text:tab/><text:tab/>Обо мне решат прохожие,</text:p>
      <text:p text:style-name="P734"><text:span text:style-name="T116"><text:tab/><text:tab/><text:tab/></text:span><text:span text:style-name="T117">И</text:span><text:span text:style-name="T116"> вовсе — хохочу!.</text:span><text:span text:style-name="T121">.</text:span></text:p>
      <text:p text:style-name="P734"><text:span text:style-name="T121">...нет, во «Всесвите» лучше, </text:span><text:span text:style-name="T122">переводчик молодец, но </text:span><text:span text:style-name="T121">чех </text:span><text:span text:style-name="T122">ещё молодчее</text:span><text:span text:style-name="T121">,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22">насухо окаменевшей губки, что уже </text:span><text:span text:style-name="T123">год</text:span><text:span text:style-name="T122"> как завалилась за буфет... но этот чех и впрямь хорош, показал как </text:span><text:span text:style-name="T123">надо делать</text:span><text:span text:style-name="T122"> завещание поэта... до него одни только двухходовки: ах, похороните, чтоб по весне надо мной соловей песни пел... а меня та</text:span><text:span text:style-name="T123">м, где</text:span><text:span text:style-name="T122"> слыхать течен</text:span><text:span text:style-name="T123">и</text:span><text:span text:style-name="T122">е Днепра... </text:span><text:span text:style-name="T123">полный эгоизм и</text:span><text:span text:style-name="T122"> потребительс</text:span><text:span text:style-name="T123">тво</text:span><text:span text:style-name="T122">, то ли дело — <text:s/>хохотунчик, всё </text:span><text:span text:style-name="T123">чётко</text:span><text:span text:style-name="T122">, начиная с породы дерева: </text:span><text:span text:style-name="T123">заройте </text:span><text:span text:style-name="T122">под липу, </text:span><text:span text:style-name="T123">пусть</text:span><text:span text:style-name="T122"> корни </text:span><text:span text:style-name="T123">мои </text:span><text:span text:style-name="T122">соки </text:span><text:span text:style-name="T123">качают аж</text:span><text:span text:style-name="T122"> в цветы и</text:span><text:span text:style-name="T123">х </text:span><text:span text:style-name="T122">пчёлки </text:span><text:span text:style-name="T123">тот</text:span><text:span text:style-name="T122"> нектар </text:span><text:span text:style-name="T123">уносят</text:span><text:span text:style-name="T122"> в улей, </text:span><text:span text:style-name="T123">чтоб с</text:span><text:span text:style-name="T122"> мёд</text:span><text:span text:style-name="T123">ом</text:span><text:span text:style-name="T122"> </text:span><text:span text:style-name="T123">были</text:span><text:span text:style-name="T122"> булоч</text:span><text:span text:style-name="T123">ки</text:span><text:span text:style-name="T122"> </text:span><text:span text:style-name="T123">у молодых</text:span><text:span text:style-name="T122"> красот</text:span><text:span text:style-name="T123">ок</text:span><text:span text:style-name="T122">, </text:span><text:span text:style-name="T123">как сядут</text:span><text:span text:style-name="T122"> чай </text:span><text:span text:style-name="T123">пить</text:span><text:span text:style-name="T122">... вот </text:span><text:span text:style-name="T124">оно</text:span><text:span text:style-name="T122"> рыцарство! </text:span><text:span text:style-name="T124">он</text:span><text:span text:style-name="T122"> их и после смерти </text:span><text:span text:style-name="T124">на спец </text:span><text:span text:style-name="T122">па</text:span><text:span text:style-name="T124">ёк</text:span><text:span text:style-name="T122"> </text:span><text:span text:style-name="T124">сажает,</text:span><text:span text:style-name="T122"> закормлю, </text:span><text:span text:style-name="T124">говорит,</text:span><text:span text:style-name="T122"> деликатесами... но при чём тут Чехия? шизофрения наднациональна, </text:span><text:span text:style-name="T124">нерушима и неделима</text:span><text:span text:style-name="T122">... </text:span><text:span text:style-name="T124">хотя</text:span><text:span text:style-name="T125">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4">тебя фиксируют</text:span><text:span text:style-name="T125">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4">в самом уже термине </text:span><text:span text:style-name="T125">отрыв от бога: «божевiльний», причём существование и того и другого </text:span><text:span text:style-name="T126">за пределами доказуемости... </text:span><text:span text:style-name="T124">и,</text:span><text:span text:style-name="T126"> унюха</text:span><text:span text:style-name="T124">вши</text:span><text:span text:style-name="T126">, что привязь </text:span><text:span text:style-name="T124">уже</text:span><text:span text:style-name="T126"> не держит — вперёд! с упоеньем до умопомраченья... </text:span><text:span text:style-name="T124">только</text:span><text:span text:style-name="T126"> заруби на носу: на воле-то хорошо, да больно мокро и студёно... и в этом весь подвох: как уйти от диктата </text:span><text:span text:style-name="T124">берегущего</text:span><text:span text:style-name="T126">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4">т</text:span><text:span text:style-name="T126">ак быстро? </text:span><text:span text:style-name="T124">н</text:span><text:span text:style-name="T126">и себе чего!.. Меркуцио повезло </text:span><text:span text:style-name="T124">с</text:span><text:span text:style-name="T126"> друг</text:span><text:span text:style-name="T124">ом, </text:span><text:span text:style-name="T126"><text:s/>Ромео вовремя одёрнет: «ты о пустом болтаешь! гляди, не </text:span><text:span text:style-name="T124">то</text:span><text:span text:style-name="T126"> утопа</text:span><text:span text:style-name="T124">ешь</text:span><text:span text:style-name="T126"> на Циолковского»... не понял, а что это Леночка перед калиткой прогуливается?..</text:span></text:p>
      <text:p text:style-name="P384">- Папа, к тебе гости.</text:p>
      <text:p text:style-name="P384">- Какие гости?</text:p>
      <text:p text:style-name="P384">- Не знаю, говорит, что твой друг.</text:p>
      <text:p text:style-name="P735"><text:span text:style-name="T126">З</text:span><text:span text:style-name="T121">вякнув клямкой калитки, я захожу во двор.</text:span></text:p>
      <text:p text:style-name="P385">На лавочке возле крыльца, подняв взгляд к нижним веткам от яблони за спиной, пуская вверх дым папиросы, сидит мой гость, он же друг.</text:p>
      <text:p text:style-name="P385">- Привет, Двойка.</text:p>
      <text:p text:style-name="P385">- Здорово, Ахуля.</text:p>
      <text:p text:style-name="P1330"/>
      <text:p text:style-name="P1333">Он явился электричкой из <text:span text:style-name="T179">недалёкого Бахмача в </text:span>соседней области и последней вечерней отбудет восвояси. <text:s/><text:span text:style-name="T179">До неё оставалось не так уже и много и мы не торопясь двинули на </text:span><text:soft-page-break/><text:span text:style-name="T179">Вокзал.</text:span></text:p>
      <text:p text:style-name="P1337">По пути мы повспоминали золотое времечко, <text:span text:style-name="T179">Славика с Петюней;</text:span> общи<text:span text:style-name="T179">ми словами</text:span> обрисовали свои дела за период, пока не виделись.</text:p>
      <text:p text:style-name="P1337"><text:span text:style-name="T180">Ему, оказывается, известно, что </text:span>у <text:span text:style-name="T181">меня</text:span> всё пошло наперекосяк. <text:s/><text:span text:style-name="T182">Тут Двойка с печалью и сочувствием вздохнул.</text:span></text:p>
      <text:p text:style-name="P1337"><text:span text:style-name="T182">Ну, а он, тем временем, закончил институт и стал учителем </text:span>хими<text:span text:style-name="T182">и</text:span> в школе <text:span text:style-name="T182">села </text:span>Варваровк<text:span text:style-name="T182">а — <text:s/>за шесть километров от его родного дома. </text:span><text:s/></text:p>
      <text:p text:style-name="P1338">Меня не удивило такое вот удачное распределение; в эпоху дефицита у <text:span text:style-name="T182">экспедитора</text:span> районной торговой базы — <text:s/>его мамы — рычаги помощнее, чем у секретаря райкома партии.</text:p>
      <text:p text:style-name="P1339">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82">промежутки заполнялись</text:span> гулеванье<text:span text:style-name="T182">м</text:span> с полублатными хлопцами в райцентре, да поездк<text:span text:style-name="T182">ами</text:span> в <text:span text:style-name="T182">Нежин</text:span> – переспать в общаге со студенточкой <text:span text:style-name="T182">пошлюховатей</text:span>.</text:p>
      <text:p text:style-name="P1337">В армию сельских учителей не берут, <text:span text:style-name="T180">также как и </text:span>тех, кому исполнилось 27 лет. По достижении <text:span text:style-name="T180">указанного</text:span> возраста Двойка понял, что пора расти. </text:p>
      <text:p text:style-name="P1337"><text:span text:style-name="T180">П</text:span>рофессор <text:span text:style-name="T180">из нежинского института</text:span>, которому перепадали дефициты с маминой торг<text:span text:style-name="T180">овой </text:span>базы, составил протекцию в <text:span text:style-name="T180">киевский</text:span> НИИ. </text:p>
      <text:p text:style-name="P1337">Аспирантура. У каждой буквы <text:span text:style-name="T182">персональный</text:span> ореол. </text:p>
      <text:p text:style-name="P1337">Чтоб влезть в аспирантуру, Двойка готов был помолиться всем богам. Профессор <text:span text:style-name="T180">свёл маму с нужным человеком в НИИ</text:span>, <text:span text:style-name="T183">она провела переговоры, </text:span>но Двойка<text:span text:style-name="T183"> ещё и во Владимирский собор сходил и не поскупился на двухпудовую свечу, а теперь, на всякий, <text:s/></text:span>заявился <text:span text:style-name="T183">и </text:span>ко мне. <text:span text:style-name="T183">Ведь я тот самый </text:span>Ахул<text:span text:style-name="T182">я</text:span> – <text:span text:style-name="T183">элита общаги, </text:span>восходящ<text:span text:style-name="T182">ая</text:span> звезд<text:span text:style-name="T183">ой англофака</text:span>, носител<text:span text:style-name="T182">ь</text:span> благословения, как Иаков, как Иосиф. </text:p>
      <text:p text:style-name="P1337">Чёрт его знает, что такое благословение, но Томас Манн говорил, что оно есть. </text:p>
      <text:p text:style-name="P1337"><text:span text:style-name="T183">Похоже</text:span> Ахул<text:span text:style-name="T183">я свалился под откос и расплескал </text:span>своё благословение, но <text:span text:style-name="T183">вдруг капля-другая не пролились? Пусть</text:span> брызнет и на него, на Двойку. </text:p>
      <text:p text:style-name="P1337"><text:span text:style-name="T183">Про капли он мне ничего не говорил — поставил точку на гигантской свечке, а з</text:span>атем, без околичностей, выложил <text:span text:style-name="T183">деловую </text:span>суть, по которой мне терять нечего и если попадусь на чём, то меня сажать не станут, а у него <text:span text:style-name="T183">впереди </text:span>карьера. <text:span text:style-name="T183">Осталось только поступить в аспирантуру. Но</text:span> в случае удачи будет приличный куш.</text:p>
      <text:p text:style-name="P1340">Короче, один <text:span text:style-name="T184">киевский</text:span> хочет закупить сумки две дури. Но не принимать же <text:span text:style-name="T184">Двойке </text:span>его у себя в селе: а вдруг он опер? Лучше <text:span text:style-name="T184">пусть</text:span> я продам в удобном месте. </text:p>
      <text:p text:style-name="P1340">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1341">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341"/>
      <text:p text:style-name="P1337"><text:s/><text:span text:style-name="T185">Т</text:span>елеграмма из Киева: «Суббота 12.30. Метро Вокзальная. Будут ребята». Подписи нет. Значит друг <text:span text:style-name="T185">меня зовёт</text:span> — Двойка. </text:p>
      <text:p text:style-name="P1337"/>
      <text:p text:style-name="P1337"><text:span text:style-name="T186">Всю почту адресованную мне</text:span> <text:span text:style-name="T185">родители</text:span> кла<text:span text:style-name="T186">дут</text:span> на стол под лампу: с работы приду – увижу <text:span text:style-name="T186">новый номер «Всесвита»</text:span>. <text:span text:style-name="T185">Но телеграмма из Киева приходит впервые, и текст какой-то конспиративный. <text:s/></text:span></text:p>
      <text:p text:style-name="P1358">Зная, что на расспросы родителям я буду молчать как рыба об лёд, они поручены Леночке. </text:p>
      <text:p text:style-name="P1337"><text:span text:style-name="T185">Я </text:span><text:s/>отвеча<text:span text:style-name="T186">ю</text:span> с уклончивостью дельфийских пифий, <text:span text:style-name="T186">чувствуя как нарастает напряжённая тишину на кухне и в смежной комнате</text:span>. </text:p>
      <text:p text:style-name="P1337"><text:soft-page-break/>- Тебе телеграмма. </text:p>
      <text:p text:style-name="P1337">- Как интересно. </text:p>
      <text:p text:style-name="P1337">- Уже прочитал? </text:p>
      <text:p text:style-name="P1337">- А что ещё оставалось делать? </text:p>
      <text:p text:style-name="P1337">- Из Киева? Да? </text:p>
      <text:p text:style-name="P1337">- Так здесь написано. </text:p>
      <text:p text:style-name="P1337">- А от кого? </text:p>
      <text:p text:style-name="P1337">- Здесь не написано. </text:p>
      <text:p text:style-name="P1337">- Поедешь? </text:p>
      <text:p text:style-name="P1337">- Можно и не е<text:span text:style-name="T186">ха</text:span>ть, если <text:span text:style-name="T186">раздобыть</text:span> <text:span text:style-name="T186">дельтаплан.</text:span></text:p>
      <text:p text:style-name="P1337"><text:s/></text:p>
      <text:p text:style-name="P1337">Зачем <text:span text:style-name="T186">я </text:span>выпендрива<text:span text:style-name="T186">юсь</text:span> и напуска<text:span text:style-name="T186">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337"/>
      <text:p text:style-name="P1337">Обычно эти прекраснословные беседы обрыва<text:span text:style-name="T186">ются</text:span> яростным негодованием кухни: </text:p>
      <text:p text:style-name="P1337">- Поговорила?! Уйди ты от него! </text:p>
      <text:p text:style-name="P1337"><text:span text:style-name="T186">С</text:span>высока <text:span text:style-name="T186">по</text:span>коси<text:span text:style-name="T186">вшись</text:span> на меня, <text:span text:style-name="T186">Леночка </text:span>произноси<text:span text:style-name="T186">т</text:span> «странно!» и <text:span text:style-name="T186">идёт</text:span> прочь. </text:p>
      <text:p text:style-name="P1337"/>
      <text:p text:style-name="P1337"><text:span text:style-name="T187">Умн</text:span>ая <text:span text:style-name="T185">выросла девочка</text:span>. Умеет лавировать, пусть <text:span text:style-name="T187">пока </text:span>ещё наивно, по-детски. </text:p>
      <text:p text:style-name="P1337"><text:span text:style-name="T187">За спиною не слабая выучка, особенно от трёх до пяти;</text:span> когда у неё вдруг испарилась мама, а папа <text:span text:style-name="T187">показывался лишь на выходные</text:span>, чтобы уйти к своим друзьям; <text:span text:style-name="T187">вечером по будням </text:span>за стенкою храпел пьянючий дед, <text:span text:style-name="T188">а</text:span> бабушка с досады, что улизнул-таки, хоть вместе шли из цеха к проходной, и что намёрзлась <text:span text:style-name="T188">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88">жутких</text:span> чудищ, повелительница чёрной вьюги, что царапается в стылые окна; и все они против неё — <text:span text:style-name="T188">пяти</text:span>летней, одной, беззащитной. </text:p>
      <text:p text:style-name="P1337">Жаловаться — кому? Помощи ждать — откуда? </text:p>
      <text:p text:style-name="P1337"><text:span text:style-name="T188">Вот и</text:span> подладилась <text:span text:style-name="T187">Леночка </text:span>к любимой бабуле. <text:span text:style-name="T187">Знает когда обнять</text:span>, и чмокн<text:span text:style-name="T187">уть</text:span>, а та ей пирожные с кремом привозит из магазина «Кулинария» <text:span text:style-name="T188">на Переезде</text:span>, где пересадка в трамвай на <text:span text:style-name="T188">П</text:span>осёлок. <text:span text:style-name="T187">Да ещё и</text:span> шьёт ей всё на машинке. </text:p>
      <text:p text:style-name="P1337">С папы ей что? С работы при<text:span text:style-name="T188">ходит</text:span> и шуршит книжками, вон даже настольную лампу купил. Ну, ещё тридцатка в месяц, а что восьмикласснице <text:span text:style-name="T187">с </text:span>тридцат<text:span text:style-name="T187">и</text:span> рублей? </text:p>
      <text:p text:style-name="P1337"><text:span text:style-name="T187">Зато бабуля</text:span> на неё страховку завела: <text:span text:style-name="T187">исполнится</text:span> восемнадцать лет — получите, Леночка, две тысячи. </text:p>
      <text:p text:style-name="P1337">И <text:span text:style-name="T188">чего хочешь </text:span>вкусненько<text:span text:style-name="T187">го </text:span>попроси — <text:span text:style-name="T187">бабушка </text:span>сготовит. </text:p>
      <text:p text:style-name="P1337"><text:span text:style-name="T187">И п</text:span>ро одноклассников всё до капельки знает, есть о чём <text:span text:style-name="T187">разговаривать</text:span>. </text:p>
      <text:p text:style-name="P1337">Правда, если спросить что <text:span text:style-name="T187">такое</text:span> «счастье», или в чём красота – то <text:span text:style-name="T187">папа</text:span> интересне<text:span text:style-name="T187">й</text:span> объясняет. И новую причёску так похвалить умеет, что от радости аж в носу щекотно. Но всё равно, бабулечка — лучше. </text:p>
      <text:p text:style-name="P1337"/>
      <text:p text:style-name="P1337">Друг мой Двойка <text:span text:style-name="T187">верно</text:span> <text:span text:style-name="T187">вычислил</text:span>, что встречаться надо в 12.30. <text:span text:style-name="T188">К</text:span>ак раз <text:span text:style-name="T188">к</text:span> этому времени добредает в Киев первая электричка из Конотопа. </text:p>
      <text:p text:style-name="P1337">Не учёл он лишь одного — <text:span text:style-name="T187">что не терплю быть поставленным</text:span> в рамки, которые не <text:span text:style-name="T187">от меня исходят</text:span>. Так что в мать городов русских я прибыл двумя часами раньше — скорым поездом.</text:p>
      <text:p text:style-name="P1337"><text:s/></text:p>
      <text:p text:style-name="P1337">Прогулочной походкой <text:span text:style-name="T188">я покинул</text:span> звенящую трамва<text:span text:style-name="T187">йной</text:span> суматох<text:span text:style-name="T187">ой</text:span> привокзальн<text:span text:style-name="T187">ую</text:span> площад<text:span text:style-name="T187">ь</text:span> и по наклонной плоскости <text:span text:style-name="T187">широкого пустого</text:span> тротуара спустился к перекрёстку. </text:p>
      <text:p text:style-name="P1337"><text:soft-page-break/>В столовую при Доме Быта за мно<text:span text:style-name="T189">ю</text:span> следом зашл<text:span text:style-name="T189">и</text:span> с полд<text:span text:style-name="T189">южины</text:span> разновозрастных цыганок. Снимая плащ и шляпу на вешалку в углу, <text:span text:style-name="T188">я </text:span>чуть пожалел, что так совпало — <text:span text:style-name="T189">дожидайся </text:span>теперь пока <text:span text:style-name="T189">они себе по</text:span>выбирают и <text:span text:style-name="T189">дотолкают</text:span> свои подносы к кассе. </text:p>
      <text:p text:style-name="P1337">Впрочем, времени предостаточно. </text:p>
      <text:p text:style-name="P1337">Однако, <text:span text:style-name="T189">цыганки</text:span> выжидали, явно не хотели идти первыми. И тоже правильно: как знать что тут у них съ<text:span text:style-name="T188">е</text:span>добное сегодня? </text:p>
      <text:p text:style-name="P1337"/>
      <text:p text:style-name="P1337">- Хлеб забыли,- скользнув взглядом по моему подносу, буркнула кассирка. </text:p>
      <text:p text:style-name="P1337">- Не треба. </text:p>
      <text:p text:style-name="P1337">Пожав плечами, она отбросила на счётах уже приплюсованные было костяшки и приняла потёртую рублёвку. </text:p>
      <text:p text:style-name="P1337">За столом, скромно потупившись в капустный салат вприкуску с заварным пирожным, я старательно не обращал внимание на диктора <text:span text:style-name="T189">новостей в пальто и шапке</text:span>, что <text:span text:style-name="T188">за соседним столиком выдавал</text:span> сотрапезнице последние известия своего мира, <text:span text:style-name="T188">в котором</text:span> вчера кто-то облопался ноксирон<text:span text:style-name="T188">а</text:span> и — готов. </text:p>
      <text:p text:style-name="P1337">Самый застольный разговор. Но что удивительно: этот столичный широковещатель слово в слово повторил слышанное мною в глуши провинциальной. <text:span text:style-name="T188">Виталя-крановщик неделю назад об этом сообщал. </text:span>Совпадение, <text:span text:style-name="T188">или п</text:span>лагиат? </text:p>
      <text:p text:style-name="P1337">Перехватив мой взгляд <text:span text:style-name="T189">диктор</text:span> гордо приосанился — владелец сногсшибательной сенсации. </text:p>
      <text:p text:style-name="P1337"/>
      <text:p text:style-name="P1337">В парикмахерской не<text:span text:style-name="T189">по</text:span>далёк<text:span text:style-name="T189">у</text:span> от столовой очереди не оказалось, так что, когда я вернулся на вокзал <text:span text:style-name="T190">побритым</text:span>, до встречи <text:span text:style-name="T189">с Двойкой </text:span>оставалось полчаса. </text:p>
      <text:p text:style-name="P1337">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89">и обратно</text:span>, я уставился на его склонённую <text:span text:style-name="T189">к моим коленям </text:span>седеющую голову. <text:span text:style-name="T189">Мужику</text:span> <text:span text:style-name="T190">это </text:span>надоело. </text:p>
      <text:p text:style-name="P1337">- Чего смотришь?- спросил он, откладывая щётку и берясь за бархотку. </text:p>
      <text:p text:style-name="P1337">- Видать, понравились вы мне. </text:p>
      <text:p text:style-name="P1337">- Надо ж,- угрюмо хмыкнул он,- да я <text:span text:style-name="T189">и </text:span>сам себе не нравлюсь, а тут — понравился. </text:p>
      <text:p text:style-name="P1337">- <text:span text:style-name="T189">Выходит,</text:span> у нас вкусы разные.</text:p>
      <text:p text:style-name="P1337"/>
      <text:p text:style-name="P1337">И всё равно <text:span text:style-name="T189">осталось </text:span>ещё пятнадцать минут. </text:p>
      <text:p text:style-name="P1337">Я про<text:span text:style-name="T189">хожу</text:span> через необъятный вестибюль вокзала, по белокаменной лестнице <text:span text:style-name="T189">подымаюсь на второй этаж </text:span>и там, наверху, оп<text:span text:style-name="T191">ираюсь</text:span> локтями на широченный парапет над грандиозным <text:s/>залом <text:span text:style-name="T191">вестибюля</text:span>, уходящим в сумеречную высь, <text:span text:style-name="T191">смотрю на</text:span> суматошную неразбериху броуновского движения людей-частичек по выложенному <text:span text:style-name="T191">блестящими </text:span>плитками дну. </text:p>
      <text:p text:style-name="P1337">Минут через пять смешается с ними и эта, <text:span text:style-name="T191">пока ещё </text:span>глазеющая на суету, частичка — <text:span text:style-name="T191">я</text:span>. </text:p>
      <text:p text:style-name="P1337"/>
      <text:p text:style-name="P1337"><text:span text:style-name="T191">Их т</text:span>оропливые потоки редеют в центре зала, а <text:span text:style-name="T191">затем</text:span> уплотняются вновь. Причина феномена — атлетическая фигура в алой куртке, что похаживает там неспешными кругами. Ждёт кого-то. </text:p>
      <text:p text:style-name="P1337">Кого? Не меня. Меня-то никто не ждёт, если не считать Двойки, который сейчас, пожалуй, так же вот кружит у метро в волнах пассажиров из соседнего — <text:span text:style-name="T190">П</text:span>ригородного вокзала.</text:p>
      <text:p text:style-name="P1337">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91">состоянии </text:span>ожидани<text:span text:style-name="T191">я</text:span>.</text:p>
      <text:p text:style-name="P1337">Если продлить эту линию, то где-то, на трамвайной, скажем, остановке ходит кругами ожидающий <text:span text:style-name="T190">акселерант.</text:span> </text:p>
      <text:p text:style-name="P1337">И получается как в детсадовском огнетушителе, давшем мне начальное понятие о бесконечности. </text:p>
      <text:p text:style-name="P1337"><text:soft-page-break/>Конечно, <text:span text:style-name="T191">тогда</text:span> я не знал слова «бесконечность», но бесконечно глаз<text:span text:style-name="T191">ел</text:span> на красный огнетушитель <text:span text:style-name="T191">на лестничной площадке второго детского сада</text:span>. </text:p>
      <text:p text:style-name="P1337"><text:span text:style-name="T191">А</text:span> огнетушитель, и не подозревал, что он — наглядное пособие по бесконечности. <text:span text:style-name="T191">Вернее его к</text:span>артинка-инструкция с изображением человека в кепке с огнетушителем в руках, <text:span text:style-name="T190">а</text:span> на том, нарисованном огнетушителе, тоже желтел квадратик с картинкой-инструкцией, а на той, неразличимой картинке <text:span text:style-name="T190">опять</text:span> человек в кепке с огнетушителем, на котором есть картинка, на которой… </text:p>
      <text:p text:style-name="P1337"><text:span text:style-name="T191">Я, д</text:span>етсадник, не зна<text:span text:style-name="T191">ю</text:span> слова «бесконечность», но сил<text:span text:style-name="T191">юсь</text:span> понять: когда же и где кончаются эти человечки в кепках? <text:s/></text:p>
      <text:p text:style-name="P1359">Тот недотёпа — это я, сменивший его; а меня сменят другие «я» и мы, в отличие от человечков, конечны.</text:p>
      <text:p text:style-name="P1337"/>
      <text:p text:style-name="P1337">Уп<text:span text:style-name="T192">ерев</text:span> подбород<text:span text:style-name="T192">ок</text:span> в грудь, чтоб скрыть лицо полями шляпы, <text:span text:style-name="T193">я </text:span>приближа<text:span text:style-name="T193">юсь</text:span> к метро, где, вдоль настенной шеренги телефонов, выхажива<text:span text:style-name="T193">ет</text:span> мой друг <text:span text:style-name="T192">Двойка</text:span>, <text:span text:style-name="T192">выгуливает — </text:span>туда-сюда <text:span text:style-name="T192">—</text:span> свои наново отрощенные усики, престижно кожаное пальто, редеющую шевелюру <text:span text:style-name="T192">и</text:span> чуть недовольную задумчивость. </text:p>
      <text:p text:style-name="P1337">Вот он <text:span text:style-name="T192">снова </text:span>развернулся и зашагал вспять. <text:span text:style-name="T192">Я н</text:span>аг<text:span text:style-name="T192">о</text:span>н<text:span text:style-name="T192">яю его</text:span>, неслышно <text:span text:style-name="T192">следую позади</text:span>. </text:p>
      <text:p text:style-name="P1337">На краю площадки он снова поворачивается <text:span text:style-name="T192">прямиком</text:span> к моей ухмылке и приветствию: </text:p>
      <text:p text:style-name="P1337">- Хелло, <text:span text:style-name="T193">Двойка</text:span>. А где ребята? </text:p>
      <text:p text:style-name="P1337">- Ахуля! </text:p>
      <text:p text:style-name="P1337">Запрокинув широкое лицо, <text:span text:style-name="T192">он </text:span>всхикивает характерным <text:span text:style-name="T193">Д</text:span>во<text:span text:style-name="T192">йки</text:span>ным смешком — <text:span text:style-name="T193">с плотным прищуром</text:span>, чтоб<text:span text:style-name="T193">ы</text:span> <text:span text:style-name="T193">удобнее</text:span> обшарить обстановку: что и как. </text:p>
      <text:p text:style-name="P1337"><text:span text:style-name="T192">Он радостно</text:span> облап<text:span text:style-name="T192">ил своего</text:span> друга — <text:span text:style-name="T192">меня, отпустил </text:span>и нач<text:span text:style-name="T192">ал</text:span> сбивчиво толковать про Славика <text:span text:style-name="T193">с</text:span> Петюн<text:span text:style-name="T193">ей</text:span>. </text:p>
      <text:p text:style-name="P1337"/>
      <text:p text:style-name="P1337">Из пригородного вокзала хлынула волна прибывших очередной электричкой, <text:span text:style-name="T193">и мы </text:span>отходим к стене. <text:span text:style-name="T192">О</text:span>н <text:span text:style-name="T193">прекращает</text:span> строить сбивчивые гипотезы о причине неявки <text:span text:style-name="T193">ребят </text:span>из Чернигова, просит двушку для автомата и крутит диск, заглядывая в записную книжку. </text:p>
      <text:p text:style-name="P1337">Как <text:span text:style-name="T192">острил чернявый</text:span> кагебист, лучше иметь тупой карандаш, чем острую память.</text:p>
      <text:p text:style-name="P1337"><text:s/></text:p>
      <text:p text:style-name="P1337"><text:span text:style-name="T192">М</text:span>имо <text:span text:style-name="T193">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93">бразимой</text:span> и не <text:span text:style-name="T193">слишком</text:span> вообразимой кладью и поносками, поток новоприбывших — в метро и к остановкам всех видов городского транспорта на площади, <text:span text:style-name="T192">вз</text:span>глядывая <text:span text:style-name="T192">на ходу </text:span>на пару столичных дел<text:span text:style-name="T193">овых</text:span>. </text:p>
      <text:p text:style-name="P1337">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337"><text:span text:style-name="T194">Хотя</text:span> толпа может и не знать слов «босс», <text:span text:style-name="T194">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337">Откуда <text:span text:style-name="T194">ей, </text:span>толпе, знать, что Двойка <text:span text:style-name="T194">в этом городе</text:span> «чеч<text:span text:style-name="T194">á</text:span>ко», а я <text:span text:style-name="T194">вызван</text:span> его телеграмм<text:span text:style-name="T194">ой</text:span>. </text:p>
      <text:p text:style-name="P1337"/>
      <text:p text:style-name="P1337">А, кстати, куда он звонит? Понятия не имею. Да и не важно, я ведь всего лишь орудие. </text:p>
      <text:p text:style-name="P1337">Есть с нами тот, кто всё за нас решит, <text:span text:style-name="T194">мне остаётся</text:span> только исполня<text:span text:style-name="T194">ть</text:span> приказы. </text:p>
      <text:p text:style-name="P1337"><text:span text:style-name="T193">Двойка в прошлом году стал аспирантом — готовится</text:span> в кандидаты.</text:p>
      <text:p text:style-name="P1337"><text:span text:style-name="T194">Стипендия выше студенческой, но </text:span>очень-то <text:span text:style-name="T194">не </text:span>разгонишься. </text:p>
      <text:p text:style-name="P1337">Насчёт одежды <text:span text:style-name="T194">без</text:span> проблем <text:span text:style-name="T193">—</text:span> у мамы торг<text:span text:style-name="T193">овая </text:span>база. Продовольственная программа тоже решена: на выходные <text:span text:style-name="T193">—</text:span> в родное село, а там такие «торбы» накладут, <text:span text:style-name="T194">что</text:span> руки обрывают. </text:p>
      <text:p text:style-name="P1337"><text:soft-page-break/><text:span text:style-name="T194">Но за все эти</text:span> блага приходится платить натурой — <text:span text:style-name="T194">сносить</text:span> бесконечные пильбища за рассеянный образ жизни; вперемешку с нескончаемыми работами по хозяйству и в огороде.</text:p>
      <text:p text:style-name="P1337"><text:s/></text:p>
      <text:p text:style-name="P1337">Силой он не обижен, <text:span text:style-name="T194">и </text:span>работа <text:span text:style-name="T194">ему </text:span>даже в охотку. Особенно<text:span text:style-name="T193"> </text:span>нравится носить что-нибудь веское и габаритное <text:span text:style-name="T193">—</text:span> охапки, вязанки, мешки <text:span text:style-name="T194">с урожаем </text:span>из огорода в сарай. </text:p>
      <text:p text:style-name="P1337">Вы<text:span text:style-name="T194">греб</text:span>ать навоз в загородке свиней, или у бычка, <text:s/>не так приятно, но <text:span text:style-name="T194">дело </text:span>знакомое, да и <text:span text:style-name="T194">нужное</text:span> <text:span text:style-name="T193">—</text:span> «где дерьмецо, там и сальцо», <text:span text:style-name="T194">как</text:span> гов<text:span text:style-name="T193">а</text:span>рива<text:span text:style-name="T194">ет</text:span> старый поп их села. </text:p>
      <text:p text:style-name="P1337">Но маменькины стоны <text:span text:style-name="T194">и причитания про</text:span> киевских «прохвур», <text:span text:style-name="T194">которые</text:span> объедают и об<text:span text:style-name="T194">ирают его,</text:span> лопуха <text:span text:style-name="T194">такого,</text:span> хоть кого взбесят. </text:p>
      <text:p text:style-name="P1337">Вот <text:span text:style-name="T194">почему</text:span> нужны Двойке живые деньги. А где взять? </text:p>
      <text:p text:style-name="P1337">Вагоны разгружать как в пору студенчества? Не солидно <text:span text:style-name="T193">для</text:span> аспирант<text:span text:style-name="T193">а</text:span>. </text:p>
      <text:p text:style-name="P1337">С общежитейскими соседями пульку расписать? Тут у него квалификация <text:span text:style-name="T195">на все сто</text:span>. </text:p>
      <text:p text:style-name="P1337">Преф<text:span text:style-name="T195">еранс</text:span> это ведь <text:span text:style-name="T193">чистая</text:span> арифметика, а у <text:span text:style-name="T193">Двойки</text:span> в биографии два класса математической спецшколы, да плюс к тому внешность <text:span text:style-name="T195">быковато </text:span>наивного <text:span text:style-name="T195">чада</text:span> природы, а ещё нюх на партнёра — <text:span text:style-name="T195">блефует, или впрямь пришло</text:span>. </text:p>
      <text:p text:style-name="P1337">Да только в общ<text:span text:style-name="T195">ежитии</text:span> не<text:span text:style-name="T195">т где развернуться</text:span> — обдерёшь <text:span text:style-name="T195">разок </text:span>на пятёрку, <text:span text:style-name="T195">потом ещё</text:span> и — нач<text:span text:style-name="T195">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337"><text:span text:style-name="T195">Однако,</text:span> должен же быть высший свет, элита. <text:span text:style-name="T195">Это</text:span> же столица, как никак. <text:span text:style-name="T195">С</text:span>ыграть <text:span text:style-name="T195">бы </text:span>при свечах, на зелёном сукне, свежевскрытой колодою, да чтоб вист не ниже полтинника! А без денег как тот свет найти, как в него войти?</text:p>
      <text:p text:style-name="P1337"><text:s/></text:p>
      <text:p text:style-name="P1337">Вот и начал он строить романтические планы на предмет разжиться круглой суммой. </text:p>
      <text:p text:style-name="P1337"><text:span text:style-name="T196">Первый план — стать нарко-бароном на рынке конопли как-то усох сам собой. </text:span><text:s/></text:p>
      <text:p text:style-name="P1337"><text:span text:style-name="T196">За ним последовал план</text:span> знакомств<text:span text:style-name="T195">а</text:span> с <text:span text:style-name="T195">мелькающими</text:span> <text:span text:style-name="T195">по</text:span> столице иностранцами <text:span text:style-name="T195">для крупного бартера.</text:span></text:p>
      <text:p text:style-name="P1337"/>
      <text:p text:style-name="P1337"><text:span text:style-name="T195">Меня он привлёк как исполнителя, которому т</text:span>ерять <text:s/>нечего, <text:span text:style-name="T196">и</text:span> я <text:span text:style-name="T196">вошёл</text:span> в услужении <text:span text:style-name="T196">к</text:span> Двойк<text:span text:style-name="T196">е</text:span> на условиях вполне приемлемых <text:span text:style-name="T195">для того, кому всё пофиг</text:span>. </text:p>
      <text:p text:style-name="P1337"><text:span text:style-name="T195">Он в</text:span>ызывал меня по выходным и, главным образом, в село, <text:span text:style-name="T195">куда от Конотопа</text:span> полчаса электричкой, <text:span text:style-name="T195">а потом минут десять автобусом.</text:span></text:p>
      <text:p text:style-name="P1337"/>
      <text:p text:style-name="P1337">Связь с иностранцами <text:span text:style-name="T196">тоже</text:span> не наладилась. В день попытки <text:span text:style-name="T195">завязать подходящее знакомство </text:span>по Хрещатику звучали лишь романские языки — <text:span text:style-name="T197">подходить к</text:span> таким <text:span text:style-name="T197">с</text:span> английск<text:span text:style-name="T197">им</text:span> толку мало. </text:p>
      <text:p text:style-name="P1337">Двойка <text:span text:style-name="T197">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97">Наверное, их уже где-то на танцах приглашали «выйти поговорить».</text:span></text:p>
      <text:p text:style-name="P1337">Пришлось <text:span text:style-name="T197">пояснить</text:span> боссу, что эт<text:span text:style-name="T197">и</text:span> из бывшей <text:span text:style-name="T197">французской </text:span>колонии, английский <text:span text:style-name="T197">с ними не прокатит</text:span>. </text:p>
      <text:p text:style-name="P1337"/>
      <text:p text:style-name="P1337">Безрезультатная охота, <text:span text:style-name="T197">похоже, </text:span>притомила <text:span text:style-name="T197">Двойку</text:span>, или <text:span text:style-name="T197">он вознамерился </text:span>обдумать <text:span text:style-name="T197">другой план</text:span>, но плотно <text:span text:style-name="T197">усевшись на скамейку </text:span>в университетском сквере, он дал мне два часа на свободный бесконтрольный поиск. </text:p>
      <text:p text:style-name="P1337"/>
      <text:p text:style-name="P1337">Задание не слишком <text:span text:style-name="T197">при</text:span>влекательное, но надо же отрабатывать харчи, как потреблённые (пирожки с пепси), так и <text:span text:style-name="T197">грядущие</text:span>. <text:span text:style-name="T197">И</text:span>, покинув его на скамейке, я не отлынивал и не увиливал, а добросовестно локаторил — не забазарят ли где родным шекспировским. </text:p>
      <text:p text:style-name="P1337"><text:soft-page-break/>На бульваре Шевченко группа аккуратных мужчин, минуя Владимирский собор, назвала его «касидрел». Неужто?.. </text:p>
      <text:p text:style-name="P1337">- Нет,- пояснил один из них,- мы <text:span text:style-name="T197">разговариваем</text:span> на латышском.</text:p>
      <text:p text:style-name="P1337"><text:s/></text:p>
      <text:p text:style-name="P1337"><text:span text:style-name="T197">Пожалуй</text:span>, хватит. Зайду, вон, <text:span text:style-name="T197">только </text:span>в отель ИНТУРИСТ и — <text:s/>всё. Последняя попытка. <text:s/><text:span text:style-name="T197">И пусть</text:span>, Двойка, как себе хоче<text:span text:style-name="T197">т</text:span>, а мне надоело. </text:p>
      <text:p text:style-name="P1337"/>
      <text:p text:style-name="P1337">На широком крыльце <text:span text:style-name="T197">перед</text:span> стеклянны<text:span text:style-name="T197">м</text:span> <text:span text:style-name="T197">входом</text:span> здоровяк с саксофонным шнурком шее вежливо поинтересовался чего мне надобно. </text:p>
      <text:p text:style-name="P1337">До чего ж наивный вышибала. Ну откуда мне — <text:s/>интуристу — <text:s/>знать <text:span text:style-name="T197">эти их</text:span> местные наречия? </text:p>
      <text:p text:style-name="P1337">Снисходительно обозрев аборигена, <text:span text:style-name="T196">я без слов</text:span> прохожу мимо и <text:span text:style-name="T197">сворачиваю в</text:span>лево — <text:s/>к бару. </text:p>
      <text:p text:style-name="P1337">Английская надпись над стойкой <text:span text:style-name="T197">призывает</text:span> <text:span text:style-name="T197">платить</text:span> только <text:span text:style-name="T197">местной валютой</text:span> и <text:span text:style-name="T197">извещает</text:span>, что сегодняшний день недели — <text:s/>выходной. Да, пора <text:span text:style-name="T197">передохнуть</text:span>. </text:p>
      <text:p text:style-name="P1337">Массивные с виду кресла <text:span text:style-name="T197">у</text:span> полированных столиков оказ<text:span text:style-name="T196">ались</text:span> <text:span text:style-name="T197">вертлявыми</text:span> и жутко удобны<text:span text:style-name="T197">ми</text:span>. Исполнительность вознаграждается: начни я сачковать – не сидел бы сейчас в такой благодати; чай, <text:span text:style-name="T196">по</text:span>мягче<text:span text:style-name="T196">е</text:span>, чем боссу на <text:span text:style-name="T196">той </text:span>скамейке. </text:p>
      <text:p text:style-name="P1337"/>
      <text:p text:style-name="P1337">В дальнем конце <text:span text:style-name="T198">не работающего бара</text:span> широким кругом рассел<text:span text:style-name="T198">а</text:span>сь <text:span text:style-name="T198">дюжина</text:span> апостолиц и <text:span text:style-name="T198">их</text:span> <text:span text:style-name="T198">пылко проповедующий истину</text:span> <text:span text:style-name="T198">Учитель с бородкой</text:span>. А <text:span text:style-name="T198">у них что за</text:span> язык? <text:span text:style-name="T198">О том известно только им</text:span>. В отчёте Двойке скажу, <text:span text:style-name="T198">что</text:span> делегация румынских птицеводов. </text:p>
      <text:p text:style-name="P1337"/>
      <text:p text:style-name="P1337">Через столик от меня, усиленно не глядя в мою сторону, две молодые немецки-бесцветные девицы обменива<text:span text:style-name="T198">ются</text:span> краткими фразами. Проклятый языковой барьер. Девули-то явно маются. <text:span text:style-name="T198">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337">- Эн офули найс плейс,- общительно сообщаю я немочкам,- эйнт ит? Бат (<text:span text:style-name="T198">с лёгким вздохом</text:span>) нобади то хэв э ток виз. </text:p>
      <text:p text:style-name="P1337">Галантно киваю на их изумлённые взоры: </text:p>
      <text:p text:style-name="P1337">- Бай-бай.</text:p>
      <text:p text:style-name="P1337"><text:s/></text:p>
      <text:p text:style-name="P1333"><text:span text:style-name="T198">За истекшее с той поры время к</text:span>уш так и не подвернулся, но Двойке понравилось иметь со мной дело. <text:span text:style-name="T199">Я, как юный пионер,</text:span> на всё готов, и я <text:s/>к тому же — реликвия его студенческой юности. Вот и пошли <text:span text:style-name="T199">краткие </text:span>телеграммы <text:span text:style-name="T24">с названием</text:span> старинно<text:span text:style-name="T199">го</text:span> казацко<text:span text:style-name="T199">го</text:span> сел<text:span text:style-name="T199">а и датой, когда мне следует туда явиться</text:span>. </text:p>
      <text:p text:style-name="P1337">- Чего это ты как выходной с цветами на электричку? К жене что ли? Так, вроде, развёлся. </text:p>
      <text:p text:style-name="P1337">- К другу, в село. А цветы <text:span text:style-name="T199">для </text:span>его матери с бабушкой. </text:p>
      <text:p text:style-name="P1337">- Так что у них в селе цветов нет? </text:p>
      <text:p text:style-name="P1337">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360"/>
      <text:p text:style-name="P1361">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361">Дом, конечно, зовётся хатой, но по добротности это, всё-таки, дом.</text:p>
      <text:p text:style-name="P1361">Между воротами и хатой в палисадничке налево неглубокий колодец, до воды метра два. Над <text:soft-page-break/>ним жестяная крыша, ворот с коленом рукояти и ведро на цепи.</text:p>
      <text:p text:style-name="P1361">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361">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1361">Колхоз этим полем не пользуется — слишком много влаги в поле. Привольно живут люди на улице Берег.</text:p>
      <text:p text:style-name="P1361">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361">Тогда Раиса Александровна <text:span text:style-name="T200">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362">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362">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362">Через полчаса у ворот останавливается «жигуль» и во двор заходит крикливая женщина, которой надо «хáлата».</text:p>
      <text:p text:style-name="P1362">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1362">Она подмигивает нам с Двойкой вслед на удаляющуюся «хáлатную» матушку. Свят, свят, свят! </text:p>
      <text:p text:style-name="P1362">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362">Но когда мы с Двойкой собираем из брёвен ещё один сарай, то она нам не указ; <text:span text:style-name="T201">тут уже главенствует Сергей — объявил перекур, вот и играем.</text:span></text:p>
      <text:p text:style-name="P1362"/>
      <text:p text:style-name="P1363">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363">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363">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text:soft-page-break/>внимательна и всё понимает. Мне жаль, что у неё рак.</text:p>
      <text:p text:style-name="P1363">Врачи вырезали «горошину», а как вернулась домой, муж не отставал пока не показала свежий разрез от хирургического ножа.</text:p>
      <text:p text:style-name="P1363">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1363">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363">- Ну, что? Дозвались Ганьку? Вернули?</text:p>
      <text:p text:style-name="P1363">Двойка негодовал на такую жестокую чёрствость; а по-моему это древняя психотерапия и часть ритуала в непрерывном спектакле жизни.</text:p>
      <text:p text:style-name="P1364">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1364"/>
      <text:p text:style-name="P1364">Их сын, парень лет восемнадцати, по шекспировски враждует с Двойкой из-за того, что полюбил его жену, а Двойка с ней развёлся. Обидел, типа.</text:p>
      <text:p text:style-name="P1364">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364">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1364">Тут Раиса Александровна крикнула от телефона, чтоб Двойка переоделся в чистое, потому что привезут невесту на «оглядини».</text:p>
      <text:p text:style-name="P1365">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365">Двойка беззвучно матюкнулся и пошёл переодеваться.</text:p>
      <text:p text:style-name="P1365">Вскоре за воротами послышалась машина и двое родителей провели нарядную девушку в хату.</text:p>
      <text:p text:style-name="P1365"/>
      <text:p text:style-name="P1365">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1365">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365">Он так и не дождался Раису и ушёл, опираясь на короткие палки и глядя в песок дороги.</text:p>
      <text:p text:style-name="P1365">Оказывается, кража малиновой скатерти не самое худшее, что может с тобой случиться; есть проступки и с более суровым наказанием.</text:p>
      <text:p text:style-name="P1365"/>
      <text:p text:style-name="P1365">Потом Сергей предложил большой проект — поднять кирпичный цоколь вокруг хаты. Кирпич у него уже несколько лет, как заготовлен.</text:p>
      <text:p text:style-name="P1365">На это ушло три приезда; хата не маленькая. Двойка мешал раствор и подносил кирпич. Мы <text:soft-page-break/>закончили в субботу.</text:p>
      <text:p text:style-name="P1365">В воскресенье утром я встал раньше всех и вышел на крыльцо веранды. <text:span text:style-name="T202">Мои туфли стояли на второй ступеньке носом в направлении ворот, хотя вечером я оставлял их в точности наоборот.</text:span></text:p>
      <text:p text:style-name="P1366">Я читать умею знаки! Мавр сделал своё дело...</text:p>
      <text:p text:style-name="P1366">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366">Всё получается как надо, если правильно прочтёшь.</text:p>
      <text:p text:style-name="P1366">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366"/>
      <text:p text:style-name="P1366">Зимой в селе работ нет, Двойка вызвал меня только в апреле следующего года. </text:p>
      <text:p text:style-name="P1366">Мы вскапывали огород, когда услышали про взрыв в Чернобыле. День был холодный и ветреный; низко неслись серые тучи.</text:p>
      <text:p text:style-name="P1366">Двойка начал рассказывать про радиацию, но мне было пофиг. Какая разница?</text:p>
      <text:p text:style-name="P1366">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366"/>
      <text:p text:style-name="P1337"><text:span text:style-name="T202">Но всё это будет потом, а сейчас <text:s/>Двойка, п</text:span>рислонясь к стене у висячего телефона, <text:s/>набирает номер, <text:span text:style-name="T202">а я </text:span>прочёсыва<text:span text:style-name="T203">ю</text:span> взглядом <text:span text:style-name="T203">нескончаемо спешащую</text:span> за его спиной толпу, которая понятия не имеет про тонкости взаимоотношений мафиозных боссов и их телохранителей, <text:span text:style-name="T203">и </text:span>пытаюсь <text:span text:style-name="T203">взвесить: кому из нас нужнее эта дружба</text:span>? <text:s/><text:span text:style-name="T203">Будущему кандидату наук Двойке, или мне — его джинну из бутылки?</text:span></text:p>
      <text:p text:style-name="P1337"/>
      <text:p text:style-name="P1337">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203">ащ</text:span>ую личность <text:span text:style-name="T203">Человека</text:span>. </text:p>
      <text:p text:style-name="P1337">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203">Размахнись рука, раззудись плечо — что нам стоит</text:span> изобресть самолёт понаслышке? </text:p>
      <text:p text:style-name="P1337"/>
      <text:p text:style-name="P1337">Допустим, суть <text:span text:style-name="T203">анализа </text:span>в том, чтобы ответить на самый <text:span text:style-name="T203">пакостный из всех</text:span> вопрос<text:span text:style-name="T203">ов</text:span>: «почему?»</text:p>
      <text:p text:style-name="P1337"/>
      <text:p text:style-name="P1337"><text:span text:style-name="T203">Ит</text:span>ак, почему я держусь Двойки? <text:span text:style-name="T24">В чём </text:span>причин<text:span text:style-name="T24">а</text:span>? Здоровая деревенская пища в исполнении его бабушки? </text:p>
      <text:p text:style-name="P1337"><text:span text:style-name="T203">Это — </text:span>да, предвкушаю <text:span text:style-name="T203">с</text:span> букет<text:span text:style-name="T203">ом</text:span> в электричке. <text:span text:style-name="T203">Плюс приманка, на которую</text:span> я, подобно ослу <text:span text:style-name="T203">Уленшпигеля</text:span>, раскатал губу, <text:span text:style-name="T203">не зная, что она недостижима</text:span>.</text:p>
      <text:p text:style-name="P1337">Тиль, сидя на спине <text:span text:style-name="T203">скотины</text:span>, помахивал <text:span text:style-name="T204">ему под</text:span> носом пучком травы на тросточке и <text:span text:style-name="T204">осёл</text:span> за нею гнался <text:span text:style-name="T204">и </text:span>н<text:span text:style-name="T204">ёс</text:span> хозяина на спине и траву <text:span text:style-name="T204">перед своим носом</text:span>. </text:p>
      <text:p text:style-name="P1337">Для любого осла можно <text:span text:style-name="T204">найти</text:span> траву, <text:span text:style-name="T204">за которой</text:span> побежит как миленький. </text:p>
      <text:p text:style-name="P1337"><text:span text:style-name="T204">Так н</text:span>а какую же клюнул <text:span text:style-name="T204">я</text:span>? </text:p>
      <text:p text:style-name="P1337"><text:span text:style-name="T204">Разухабистые к</text:span>артины постельной деятельности, <text:span text:style-name="T204">которыми так щедро делится Двойка</text:span>, <text:span text:style-name="T204">дарят</text:span> надежду, что и мне, слуге верному, перепадут крохи с пиршественного стола. <text:span text:style-name="T204">Скажем, к</text:span>акая-нибудь там подружка <text:span text:style-name="T204">очередной шлюшки</text:span>. </text:p>
      <text:p text:style-name="P1337"><text:soft-page-break/>Это<text:span text:style-name="T204">го</text:span>, <text:span text:style-name="T204">пока что,</text:span> не <text:span text:style-name="T204">случилось</text:span>, но где сказано, что ос<text:span text:style-name="T204">лу</text:span> <text:span text:style-name="T204">удастся</text:span> до<text:span text:style-name="T204">тянуться до</text:span> трав<text:span text:style-name="T204">ы</text:span>? </text:p>
      <text:p text:style-name="P1337"><text:span text:style-name="T204">Осёл хитрит и</text:span> на <text:span text:style-name="T204">траву</text:span> даже не смотрит, <text:span text:style-name="T204">прикидывается</text:span>, что <text:span text:style-name="T204">он</text:span> её <text:span text:style-name="T204">в упор не видит, а</text:span> бежит просто так, <text:span text:style-name="T204">ради</text:span> разминки, ведь ему <text:span text:style-name="T204">жуть как </text:span>приятны физические нагрузки и прочие сельхозработы. Однако, чтоб <text:span text:style-name="T205">раскусить осла</text:span>, семи пядей во лбу не требуется. </text:p>
      <text:p text:style-name="P1337"/>
      <text:p text:style-name="P1367">Вообще-то, насчёт подружки была попытка.</text:p>
      <text:p text:style-name="P1367">Они приехали из Нежина в Бахмач: бывшая любовница Двойки и её подруга. Мы с Двойкой встретили их и на автобусе доставили в село.</text:p>
      <text:p text:style-name="P1367">На чердаке летней кухни <text:span text:style-name="T206">устланном сеном </text:span>были заранее раз<text:span text:style-name="T206">ложены</text:span> два матраса. Из деликатности Двойка увёл свою любовницу в рощу, <text:span text:style-name="T206">предоставив мне свободу действий.</text:span></text:p>
      <text:p text:style-name="P1368">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368">Наутро я встал первым и пошёл искупаться в копанке — пруд метров пятнадцати, вырытый экскаватором.</text:p>
      <text:p text:style-name="P1368">Когда я вернулся, на крыльце веранды сидела Раиса Александровна.</text:p>
      <text:p text:style-name="P1368">- И как водичка?- спросила она с прищуром чёрных глаз.</text:p>
      <text:p text:style-name="P1368">- <text:span text:style-name="T207">Холодная,- ответил я во всех смыслах.</text:span></text:p>
      <text:p text:style-name="P1369">После завтрака, наедине со мною Двойка спросил напрямую:</text:p>
      <text:p text:style-name="P1369">- Ну, как?</text:p>
      <text:p text:style-name="P1369">- А никак; у нас с ней несовместимость.</text:p>
      <text:p text:style-name="P1369">- Это, как это?</text:p>
      <text:p text:style-name="P1369">- Она хотела, чтоб было изнасилование, а я хотел обоюдного удовольствия. Не совместились.</text:p>
      <text:p text:style-name="P1337"/>
      <text:p text:style-name="P1370"><text:span text:style-name="T207">Так з</text:span>начит на поводке у Двойки меня держит желудок, орган воспроизводства и... и...</text:p>
      <text:p text:style-name="P1370">Должен же быть и третий, иначе не сообразишь...</text:p>
      <text:p text:style-name="P1337"><text:span text:style-name="T205">А вот и он родимый! Мозг с его духовными запросами. <text:s/>С его потребностью излить </text:span>поглощённые знания. <text:span text:style-name="T205">Иначе и лопнуть недолго.</text:span> Ведь это ж мука, когда бисер есть, дa метать не перед кем. </text:p>
      <text:p text:style-name="P1337"><text:span text:style-name="T205">К</text:span>то откажется от роли Ментора? Изрекать перлы мудрости пред наивно вн<text:span text:style-name="T26">емлю</text:span>щим отроком… </text:p>
      <text:p text:style-name="P1337">Двойка <text:span text:style-name="T208">даёт мне</text:span> такую возможность своими вопросами. </text:p>
      <text:p text:style-name="P1337">Как <text:span text:style-name="T208">правильнее </text:span>вести себя в джунглях возленаучных склок, <text:span text:style-name="T208">где каждый паук за себя, а банка одна на всех</text:span>? </text:p>
      <text:p text:style-name="P1337">Кто <text:span text:style-name="T208">полезнее</text:span> <text:span text:style-name="T26">для карьеры — та</text:span>лантливый, но пьющий микрошеф (завлабораторией), или <text:span text:style-name="T208">тупой как валенок</text:span> администратор — макрошеф (нач<text:span text:style-name="T208">альник отдела</text:span> отдела)? </text:p>
      <text:p text:style-name="P1337">Кому служить? </text:p>
      <text:p text:style-name="P1337">Отвечая на эти и подобные вопросы, я поразился <text:s/>запасам <text:span text:style-name="T26">своего </text:span>маккиавелизма. Такое про себя мне <text:span text:style-name="T208">и во сне не снилось</text:span>, общение с Двойкой открыло глаза <text:span text:style-name="T208">и </text:span>на эту мою грань. </text:p>
      <text:p text:style-name="P1337"><text:span text:style-name="T208">Впрочем</text:span>, суть моих моралей настолько проста, что <text:span text:style-name="T208">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208">тут</text:span> возникает цель <text:span text:style-name="T26">—</text:span> урвать себе место под солнцем, а цель оправдывает средства… </text:p>
      <text:p text:style-name="P1337">Двойка с готовностью согласен, <text:span text:style-name="T208">но</text:span> я? <text:span text:style-name="T208">Живу ли я п</text:span>о этой проповеди? Следую <text:span text:style-name="T208">ли </text:span>ей? </text:p>
      <text:p text:style-name="P1337"/>
      <text:p text:style-name="P1337">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1337"><text:soft-page-break/>«Урв<text:span text:style-name="T208">и</text:span> место под солнцем»,- <text:span text:style-name="T208">поучаю</text:span> я. <text:span text:style-name="T208">Всё так</text:span>. Но сам-то <text:span text:style-name="T208">предпочту</text:span> искать другое солнце, чем <text:span text:style-name="T209">лезть</text:span> в <text:span text:style-name="T209">их </text:span>давку и тесноту. </text:p>
      <text:p text:style-name="P1337"/>
      <text:p text:style-name="P1337">Ну, что <text:span text:style-name="T26">—</text:span> натешился самопсихоанализом? Все изнанки вывернуты? </text:p>
      <text:p text:style-name="P1337">Да не стесняйся – я тут один, Двойке не до меня, вон всё крутит телефонный диск, заглядывая в блокнотик. </text:p>
      <text:p text:style-name="P1337">Так всё, что ли? Ублажение желудка, поманка подержаными шлюхами, да тщесл<text:span text:style-name="T26">ав</text:span>ное самощекотание сво<text:span text:style-name="T210">им</text:span> интеллектуальн<text:span text:style-name="T210">ым</text:span> бисер<text:span text:style-name="T210">ом</text:span>. Поэтому я с ним? </text:p>
      <text:p text:style-name="P1337">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337">Значит ещё из свободолюбия? Ай, молодец! Ну, теперь-то всё? </text:p>
      <text:p text:style-name="P1337">Конечно, всё, разве мало такого для дружбы? </text:p>
      <text:p text:style-name="P1337">По диалектике – мало. Нужна ещё доля ненависти. </text:p>
      <text:p text:style-name="P1337">Хотя, за что мне его ненавидеть? Поит, кормит, даёт возможность вырваться. </text:p>
      <text:p text:style-name="P1337">А также поупражняться в мазохизме. Что есть блаженство если не сладкая боль… </text:p>
      <text:p text:style-name="P1337">Спал он с ней или нет? Всё во мне стискивается и мучительно-сладко <text:span text:style-name="T209">ноет</text:span>: не может быть… а если?.. </text:p>
      <text:p text:style-name="P1337">Снова боль и тягучее тёплое растекание: нет, нет… </text:p>
      <text:p text:style-name="P1337"/>
      <text:p text:style-name="P1337">В один из моих приездов к нему в село, поздней ветреной ночью мы сидели в автобусной ожидал<text:span text:style-name="T209">ов</text:span>ке <text:span text:style-name="T209">на</text:span> пустой раздольной площадью. <text:s/><text:span text:style-name="T209">Л</text:span>авки и побелку стен <text:span text:style-name="T209">избороздили </text:span>клейм<text:span text:style-name="T209">а разных</text:span> Deep Purple, ДИНАМО, Блицов, Свет<text:span text:style-name="T209">ок</text:span>, Вохов и множества дат. </text:p>
      <text:p text:style-name="P1371">Двойка вдруг свёл разговор на Иру.</text:p>
      <text:p text:style-name="P1371">- Она говорила, что ни с кем ей не было, как с тобой.</text:p>
      <text:p text:style-name="P1372">Он словно скальп с меня содрал этим комплиментом. Такое не говорят за столиком в кафешке. Для этого надо лежать в одной постели после акта.</text:p>
      <text:p text:style-name="P1372">Рассчитывала, что когда-нибудь Двойка донесёт до меня эти слова и я дорисую остальное?</text:p>
      <text:p text:style-name="P1372">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1372"/>
      <text:p text:style-name="P1372">Он вдруг почувствовал, что ляпнул лишнее и, <text:span text:style-name="T1048">чтоб замылить,</text:span> начал что есть мочи уверять, что у него с ней в жизни ничего не было. Как будто я его спрашивал.</text:p>
      <text:p text:style-name="P1373">Если долго косишь под простачка, то порой таким и становишься.</text:p>
      <text:p text:style-name="P1372">- Ты её когда-нибудь бил?- спросил он чуть погодя.</text:p>
      <text:p text:style-name="P1372">М-да, и про ту пощёчину рассказала.</text:p>
      <text:p text:style-name="P1372">- Ударил один раз, при заключительном свидании,- отчитался я,- но совсем слегка; исключительно для соблюдения протокола.</text:p>
      <text:p text:style-name="P1372">Двойка хохотнул своим фирменным смешком.</text:p>
      <text:p text:style-name="P1372"/>
      <text:p text:style-name="P1367">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1367">«С таким же взглядом он слезал с неё,»- подумал я. Эта мысль принесла боль. Слабее, чем я ожидал. Сильнее, чем хотелось бы.</text:p>
      <text:p text:style-name="P1341"/>
      <text:p text:style-name="P1341"><text:soft-page-break/></text:p>
      <text:p text:style-name="P1342">Она подошла сама на пляже и начала разговор о «Morning Star», что лежала на песке рядом с розовым одеяльцем, на котором я сидел.</text:p>
      <text:p text:style-name="P1342">Это я на самом деле читаю, или такая приманка для девушек? Вот тут про что написано?</text:p>
      <text:p text:style-name="P1342">Мне пришлось рассказать, что там про 19-летнего юношу, члена семьи контрабандистов.</text:p>
      <text:p text:style-name="P1342">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342">По прибытии на явочную квартиру вся семья проходила промывание желудка и — пожалста! — очередная партия доставлена.</text:p>
      <text:p text:style-name="P1342">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1342">Грустная, вобщем, история.</text:p>
      <text:p text:style-name="P1342">Она посочувствовала и сообщила, что тоже работает медсестрой. </text:p>
      <text:p text:style-name="P1342">Хорошая профессия для девушки лет тридцати. Лицом не киноактриса, а остальное всё на месте. Купальник не даст соврать.</text:p>
      <text:p text:style-name="P1343">После осмотра мне пришлось подтянуть свои колени к подбородку, чтоб и дальше сидеть культурно.</text:p>
      <text:p text:style-name="P1343">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343">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343"/>
      <text:p text:style-name="P1343">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344">До условного часа оставалось ещё немало времени и я пошёл пешком обратно на Вокзал, чтобы по Клубной выйти к Семи Ветрам. <text:span text:style-name="T211">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1344">- <text:span text:style-name="T211">Серёга!- крикнул он на бегу.- Ты перепутал — баня в другой стороне.</text:span></text:p>
      <text:p text:style-name="P1345">Букет мне и самому не слишком нравился, но я продолжил нести его.</text:p>
      <text:p text:style-name="P1345">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345">По тропке среди жёстких трав я подошёл к их белоствольной группке.</text:p>
      <text:p text:style-name="P1345">Вот же суки!</text:p>
      <text:p text:style-name="P1345">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1345">- О!- сказала она.- С цветами!</text:p>
      <text:p text:style-name="P1345">Зря, что не с водкой, подумалось мне.</text:p>
      <text:p text:style-name="P1345">Мы о чём-то говорили на кухне однокомнатной квартиры на первом этаже. <text:span text:style-name="T212">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346">Часов в одиннадцать она стала отправлять меня к себе домой. Мне пришлось гнать дуру, что там уже всё заперто и бегают соседкины цепные псы. </text:p>
      <text:p text:style-name="P1346">Она, типа, сжалилась и уступила мне половину широкой кровати, но только чтоб не лез.</text:p>
      <text:p text:style-name="P1346"><text:soft-page-break/>Когда она потушила свет и тоже легла, я попытался продолжить отношения самым естественным образом, но встретил упорное сопротивление.</text:p>
      <text:p text:style-name="P1346">Вот те на! Приглашала показать свою девочковость?</text:p>
      <text:p text:style-name="P1346">Я прекратил попытки и мне стало всё равно, как с бандеролью на полках этажерки.</text:p>
      <text:p text:style-name="P1346">А может потрясена утратой варенья. Всё-таки трёхлитровая банка. Недобрый знак для суеверных.</text:p>
      <text:p text:style-name="P1346">И наплевать, что они там устроили свалку. <text:span text:style-name="T213">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346"/>
      <text:p text:style-name="P1347">Среди ночи я проснулся от осторожного ощупывания моего члена <text:span text:style-name="T214">через трусы</text:span>.</text:p>
      <text:p text:style-name="P1347"><text:s/>Не дождавшаяся изнасилования медсестра проверяла на месте ли. Спросила б лучше у пляжного песка на Сейму. </text:p>
      <text:p text:style-name="P1347">Но эти чужие пальцы обшаривающие мою плоть... Это уже где-то было. Только я не мог вспомнить где и когда и снова уснул.</text:p>
      <text:p text:style-name="P1347">Утром я ушёл отказавшись от чая с сахаром. Как её звали? Убей не помню.</text:p>
      <text:p text:style-name="P1347"/>
      <text:p text:style-name="P1347">Всё, что мне осталось, так это танцплощадка в центральном парке на Миру.</text:p>
      <text:p text:style-name="P1347">Правда, туда я ходил не как запоздалый стрелок в поисках дичи, а просто потосковать.</text:p>
      <text:p text:style-name="P1347">Сеанс ностальгии ценой в 50 коп.</text:p>
      <text:p text:style-name="P1348">Одним из первых я заходил в круг огороженной танцплощадки и усаживался на давно не крашенные брусья круговой скамьи.</text:p>
      <text:p text:style-name="P1348">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1348">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348">Точь-в-точь как в день, когда тебе исполнился один месяц и мы привезли тебя на осмотр в детскую поликлинику в коляске с тюлем от сглаза.</text:p>
      <text:p text:style-name="P1348">Только те ласточки ещё и пронзительно пищали, кружа над крышей универмага, а этих не слыхать — слишком высоко.</text:p>
      <text:p text:style-name="P1348">Потом и небо гасло, наступала ночь, а я всё так же сидел и не танцевал, потому что знал своё место.</text:p>
      <text:p text:style-name="P1348">Оно, как и у прочих тридцатилетних, снаружи; под фонарём на парковой аллее. <text:span text:style-name="T215">Можешь остановиться на несколько минут, поглазеть как скачет следующее поколение и — топай в свой быт с диваном напротив телевизора.</text:span></text:p>
      <text:p text:style-name="P1349">Я сидел тихо, как инородная частица, слушал музыку и наблюдал сблизи уплотняющуюся вокруг массу молодняка.</text:p>
      <text:p text:style-name="P1349">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1349">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349"/>
      <text:p text:style-name="P1349">Однажды на остановке нас встретил стеклянноглазый мужик лет сорока. Он с издёвкой <text:soft-page-break/>смотрел на подходивших молокососов <text:span text:style-name="T216">своими залитыми зенками</text:span>, уперев ладони в ягодицы; в позе нацистского офицера <text:span text:style-name="T216">у ворот в лагерь смерти, над которыми надпись «забудь надежду всяк сюда входящий».</text:span></text:p>
      <text:p text:style-name="P1350">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350">Я остановился напротив него, не доходя метра три. Что, штурмбанфюрер, потягаемся позами?</text:p>
      <text:p text:style-name="P1350">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350">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350">Противник не выдержал и минуты. Он горестно опустил голову, сцепил руки <text:span text:style-name="T1039">за</text:span> спин<text:span text:style-name="T1039">ой</text:span> в зэковской ухватке и начал мелкими шажками ходить туда-сюда поперёк метровой ширины остановки, <text:span text:style-name="T1039">насколько пускали стены невидимой клетки</text:span>.</text:p>
      <text:p text:style-name="P1350">Молодняк изумился лёгкости моей победы над тараканищем <text:span text:style-name="T217">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1342"/>
      <text:p text:style-name="P1351">И опять как всегда, стуча колёсами и качаясь, вагон электрички уносит меня из Конотопа...</text:p>
      <text:p text:style-name="P1351">Куда это, кстати, я?</text:p>
      <text:p text:style-name="P1351">За окном чернильная темень, значит не дальше, чем до Нежина; значит к Жомниру еду.</text:p>
      <text:p text:style-name="P1351">В чёрном окне моё неясно смазанное двойными стёклами отражение согласно подкивывает в такт перестуку на стыках: ту-да к не-му ку-да ж е-щё?</text:p>
      <text:p text:style-name="P1357">А зачем я туда еду?</text:p>
      <text:p text:style-name="P1357">Ну, мало ли... Напечатать его машинкой очередной рассказ, или там, триптих... Пойди упомни из эдакого далека...</text:p>
      <text:p text:style-name="P1357">Но всё это лишь для отвода глаз, <text:span text:style-name="T1055">сплошная ложь</text:span>.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357"/>
      <text:p text:style-name="P1352"><text:span text:style-name="T1015">Вот зачем электричка мчит, покачиваясь, через ночь, и в одном из её вагонов, над</text:span> проход<text:span text:style-name="T1016">ом</text:span>, <text:span text:style-name="T1015"><text:s/>я </text:span>сижу на краю трёхместного сиденья, <text:span text:style-name="T1016">где </text:span><text:s/>посер<text:span text:style-name="T1016">ё</text:span>д<text:span text:style-name="T1016">к</text:span>е <text:span text:style-name="T1016">развязно развалился</text:span> мой портфель. Редко, но бывает — вагон пуст.</text:p>
      <text:p text:style-name="P1351">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Ч<text:span text:style-name="T1012">ерт её лица с моего места не разобрать: просто девушка, одна в пустом вагоне ночной электрички со стрижкой светлых волос.</text:span></text:p>
      <text:p text:style-name="P1353">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353">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353">Двое в пустом вагоне мчащейся сквозь ночь электрички...</text:p>
      <text:p text:style-name="P1353"><text:soft-page-break/>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1013">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1354">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354">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354">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354">Нет. Сопровождающий её разведчик в штатском смотрит на свои часы. Свидание окончено. Он уводит её, чтобы сбить со следа гестаповских ищеек...</text:p>
      <text:p text:style-name="P1355">Но здесь, в вагоне, не стихает мелодия Таривердиева — они бесконтрольно одни...</text:p>
      <text:p text:style-name="P1355">БРЭННГГ! ЗПРТЫЧ!!</text:p>
      <text:p text:style-name="P1355">Из череды сиденных спинок между нами, как из чуть скошенной колоды карт, всплывает красная рожа джокера. </text:p>
      <text:p text:style-name="P1355">Мы не одни! Этот алкаш всю дорогу спал между нами!</text:p>
      <text:p text:style-name="P1355">Его похмельно красная харя семафорит:</text:p>
      <text:p text:style-name="P1355">- Стоп! Дистанционный флирт окончен!</text:p>
      <text:p text:style-name="P1355">Как я ржал! Без удержу и остановок.</text:p>
      <text:p text:style-name="P1356">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356">Ты прав, ханыга! Каждому — своё. И мне пора завязывать с одной и той же меланхоличной жвачкой...</text:p>
      <text:p text:style-name="P1354"/>
      <text:p text:style-name="P1351"/>
      <text:p text:style-name="P51">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5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51"/>
      <text:p text:style-name="P51">Выйдя из бани поздним вечером четверга, я воочию увидел как растеряны люди, как сбиваются поплотнее и озираются в поисках пастыря.</text:p>
      <text:p text:style-name="P51">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5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text:soft-page-break/>участие в самодеятельности, а теперь вот служат охранительным частоколом. <text:span text:style-name="T31">Сказать тут нечего, можно лишь пожать плечами.</text:span></text:p>
      <text:p text:style-name="P51"/>
      <text:p text:style-name="P5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52"/>
      <text:p text:style-name="P52">Но вот, после очередных похорон, у кормила власти встал Горбачёв — вполне ещё средних лет, хотя и с непонятным пятном на лысине.</text:p>
      <text:p text:style-name="P52">Он начал говорить об ускорении и перестройке, с украинским прононсом выговаривая звук «г». Ну, говорит, пусть говорит — кому мешает?</text:p>
      <text:p text:style-name="P5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5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52">- Сегодня ты никуда не пойдёшь.</text:p>
      <text:p text:style-name="P5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3">Моя мать, показавшись из кухни, испуганно закричала:</text:p>
      <text:p text:style-name="P53">- Коля! Он кровью рвёт!</text:p>
      <text:p text:style-name="P53">Отец мой тоже вышел, но почуяв знакомый дух, отмахнулся:</text:p>
      <text:p text:style-name="P53">- Какая кровь! Не видишь? <text:span text:style-name="T1060">Налыгался как чувырло последнее.</text:span>..</text:p>
      <text:p text:style-name="P53">Я накрыл ведро крышкой, переобулся в домашники и <text:span text:style-name="T1060">молча </text:span>прошёл свалиться на диван, <text:span text:style-name="T1060">и не варнякал, что среди чувырл передние ничем не лучше последних</text:span>.</text:p>
      <text:p text:style-name="P53"/>
      <text:p text:style-name="P53">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3"/>
      <text:p text:style-name="P5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53">Всё из-за принципа, с которым я вернулся из киевской командировки.</text:p>
      <text:p text:style-name="P5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3">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4">Я знал, что пьёт где угодно и в чём попало, но просто в тот момент встал на позиции идеализма. </text:p>
      <text:p text:style-name="P5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4">На это последовало резонное возражение, что вагончик не рабочее место.</text:p>
      <text:p text:style-name="P54"><text:soft-page-break/>Пришлось подредактировать формулировку и «я не пью в рабочей одежде» стало моим принципом.</text:p>
      <text:p text:style-name="P54">Как компромисс мне предложили переодеться в чистое, бухнуть и снова одеть робу.</text:p>
      <text:p text:style-name="P54">Впоследствии процедура сократилась. Я просто раздевался до нижнего, делал пару вежливых глотков и опять натягивал спецуху.</text:p>
      <text:p text:style-name="P54">В нашей бригаде к принципам относились уважительно и принимали меня даже в неглиже.</text:p>
      <text:p text:style-name="P54">Только крановщик Виталя взрывался и выходил из себя:</text:p>
      <text:p text:style-name="P54">- Чё ты ему оставляешь? Он же всех спалит.</text:p>
      <text:p text:style-name="P54">- Не, он не стукач.</text:p>
      <text:p text:style-name="P54">- А если мастер зайдёт, его в трусах увидит; не врубится, что бухаем?</text:p>
      <text:p text:style-name="P5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4">Как-то в обед, после первой кружки, он начал строить смехуёчки:</text:p>
      <text:p text:style-name="P54">- Ну, чё ты влип в тот «Всесвит»? Иди и тебе налью. Но только не раздеваться. У меня тоже принципы.</text:p>
      <text:p text:style-name="P55">Он хохотал, весело блестел глазами, хватал бутылку четырёхпалой рукой и наливал себе и Кирпе.</text:p>
      <text:p text:style-name="P55">Долг платежом красен.</text:p>
      <text:p text:style-name="P55">В обеденный перерыв следующего дня я взял в гастрономе бутылку «Золотой осени» и плитку шоколада. Виталя с Кирпой играли в вагончике в карты.</text:p>
      <text:p text:style-name="P55">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5">- Блииин! Бормотуху с «Алёнкой»! <text:span text:style-name="T30">Во</text:span>, извращенец!</text:p>
      <text:p text:style-name="P56">Но это он, конечно же, из зависти — сам-то в жизни так не пробовал.</text:p>
      <text:p text:style-name="P56">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6">Хотя порой закрадывается сомнение — точно ли это педагогика, или мстительный эксгибиционизм?</text:p>
      <text:p text:style-name="P55">Но это исключительные случаи, а в основном я был непьющим, когда грянул указ.</text:p>
      <text:p text:style-name="P55"/>
      <text:p text:style-name="P56">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6">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7">Ну-ка, ну-ка, поглядим!</text:p>
      <text:p text:style-name="P57">Незапертая дверь подалась под лёгким нажимом.</text:p>
      <text:p text:style-name="P57">Тут и впрямь горела лишь одна лампочка в 100 ватт, как раз над пивным краном, но из крана текло пиво в бокалы!</text:p>
      <text:p text:style-name="P57">Мужика разбирали их и отходили к высоким круглым столикам. Если б не скудное освещение — всё как в старые добрые беззаконные времена.</text:p>
      <text:p text:style-name="P57">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7">- Тише: мужики, и давай по быстрому! И так нарушаем.</text:p>
      <text:p text:style-name="P57">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7"><text:soft-page-break/>- Держи его! Хватай! Зовите милицию!</text:p>
      <text:p text:style-name="P57">Мы вне закона.</text:p>
      <text:p text:style-name="P57"/>
      <text:p text:style-name="P57">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7">- <text:span text:style-name="T35">Братан, и мне парочку.</text:span></text:p>
      <text:p text:style-name="P58">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8">- Ты ж не забыл, что и мне три кружки.</text:p>
      <text:p text:style-name="P58">Нет, в следующий раз уж лучше я в кафе; там только бутылочное, подороже, но этих наглых хвостопадных рож не будет.</text:p>
      <text:p text:style-name="P58">И после очередной бани я гордо прохоже мимо забегаловки и топаю до кафе.</text:p>
      <text:p text:style-name="P58">- Пива нет.</text:p>
      <text:p text:style-name="P58">Блин! Придётся на Мир переться.</text:p>
      <text:p text:style-name="P58">Но и в кафе рядом с кинотеатром тоже пива нет. Последний шанс — вокзальный ресторан.</text:p>
      <text:p text:style-name="P58">Та же картина. Но ведь это четверг! Пришлось брать бутылку белого вина.</text:p>
      <text:p text:style-name="P58">Столы в ресторане большие, человек на десять каждый в окружении тяжких стульев в кожаной обивке, а посетителей почти нет. </text:p>
      <text:p text:style-name="P59">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9">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9">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9">Он уставился на тонкую струйку и сообщил, что недавно вышел с зоны.</text:p>
      <text:p text:style-name="P59">Пара парней через один стол притихли.</text:p>
      <text:p text:style-name="P59">Я поздравил его с освобождением и выпил.</text:p>
      <text:p text:style-name="P59">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9">Вино допито, сосед по столу мне не по душе и я поднялся уходить. Один из парней, что сидели неподалёку, уже стоял между столами.</text:p>
      <text:p text:style-name="P59">- <text:span text:style-name="T36">Мочи его!- сказал он мне.- Чё тянешь? Мы на подхвате.</text:span></text:p>
      <text:p text:style-name="P60">Совсем незнакомый парень. Видать патриотизм взыграл.</text:p>
      <text:p text:style-name="P59">-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60">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60">Он прибегнул к предельному оскорблению, но магия не сработала — бутылка не превратилась в осколки. Но всё равно, Горбачёву я этого не прощу.</text:p>
      <text:p text:style-name="P60">Ты скажешь при чём тут Горбачёв?</text:p>
      <text:p text:style-name="P60">Даже в эпоху дефицита бутылочное пиво в Конотопе не исчезало. Никогда.</text:p>
      <text:p text:style-name="P60"/>
      <text:p text:style-name="P60">А он всё не унимался и добавлял в сухой закон новые статьи об ужесточении <text:span text:style-name="T37">борьбы.</text:span></text:p>
      <text:p text:style-name="P60"/>
      <text:p text:style-name="P61">Вечером того дня, когда вступала в силу очередная ужесточительная волна, я, как обычно, отправился в парк на Миру на танцы.</text:p>
      <text:p text:style-name="P61">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61"><text:soft-page-break/>Он мне сказал, что я его не знаю, а он меня — да; он с ХАЗа, где работает с моим братом.</text:p>
      <text:p text:style-name="P61">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61">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62">Чуть звякнув белым целлофаном, он сказал, что тут у него вино — успел отовариться до запретного часа.</text:p>
      <text:p text:style-name="P62">Не составлю ль я ему компанию? На что последовал ответ в утвердительной форме.</text:p>
      <text:p text:style-name="P62">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62">Все отрицательно качали головой, а некоторые даже испуганно отшатывались — не те теперь времена.</text:p>
      <text:p text:style-name="P62">Возможно это было его формой протеста против этих самых времён.</text:p>
      <text:p text:style-name="P62">Ножа так и не нашлось, но он как-то исхитрился содрать пластмассовую пробку о брус скамьи на аллее и протянул бутылку мне.</text:p>
      <text:p text:style-name="P62">Я сказал, что лучше пуст он начнёт, а то у меня тормоза нет.</text:p>
      <text:p text:style-name="P62">- Ничего, у меня вторая в целлофане.</text:p>
      <text:p text:style-name="P62">Моё дело предупредить... И я засадил все 700 граммов без остатка.</text:p>
      <text:p text:style-name="P62">- Да,- сказал несбывшийся собутыльник,- я ж не подумал...</text:p>
      <text:p text:style-name="P62">Он откупорил вторую бутылку, но мне не да, просто держал в руках, а когда мы опустились на скамью, поставил её между нами.</text:p>
      <text:p text:style-name="P62">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3">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3">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3">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3">- Давай,- сказал мне второй мент кивая на уже открытую боковую дверь фургона.</text:p>
      <text:p text:style-name="P64"><text:soft-page-break/>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4">С безукоризненной чёткостью движений я поднялся в фургон. Дверь захлопнулась.</text:p>
      <text:p text:style-name="P64">- Добрый вечер!- изысканно поприветствовал я честнýю компанию и тут же схлопотал пинок в зад.</text:p>
      <text:p text:style-name="P64">- Он, сука, ещё «добрый вечер» говорит!- провопил пнувший меня старшина.</text:p>
      <text:p text:style-name="P64">Я свалился на кого-то из предыдущего улова и машинально воскликнул:</text:p>
      <text:p text:style-name="P64">- Извините!</text:p>
      <text:p text:style-name="P64">Испуганно оглянувшись на старшину, я увидел, что за «извините» не схлопочу — ему лень подыматься.</text:p>
      <text:p text:style-name="P64">Отвезли нас недалеко, в тот же двор, где когда-то снимались показания с «Орфеев» на тему пропажи баяна; только в другом здании.</text:p>
      <text:p text:style-name="P64">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4">- Домой! Понял? И больше никуда!</text:p>
      <text:p text:style-name="P64">Я вышел за ворота. </text:p>
      <text:p text:style-name="P64">Отчего все мне указывают что делать? А вот вам всем!</text:p>
      <text:p text:style-name="P64">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4">Один из дружинников с сомнением заглянул мне в лицо:</text:p>
      <text:p text:style-name="P64">- Вы сегодня выпивали?</text:p>
      <text:p text:style-name="P64">-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4"/>
      <text:p text:style-name="P65">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5">Как видно, он решил использовать ситуацию по полной и назначил заседание профкома для рассмотрения моего персонального дела.</text:p>
      <text:p text:style-name="P65">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6">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6">Однако, я избрал позицию наблюдателя и на вопросы с пустым витийством отвечал лишь пожимом левого плеча под плащом.</text:p>
      <text:p text:style-name="P66">А моё издевательское отношение к руководству поезда? Вот, пожалуйста — написал объяснительную стихами.</text:p>
      <text:p text:style-name="P66">Из стопочки бумаг на столе перед собой он приподнят одну и потряс ею.</text:p>
      <text:p text:style-name="P66">Ух, ты! А я и не знал, что на меня такое досье скопилось.</text:p>
      <text:p text:style-name="P66">Или, вот моё напоминание в профком:</text:p>
      <text:p text:style-name="P66">«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6">Профком дружно грохнул хохотом; начальник, повинуясь стадному рефлексу, тоже подхохотнул, не понимая что тут смешного.</text:p>
      <text:p text:style-name="P66">Со мною вообще опасно находиться рядом, я на объекте руки под плиту подкладываю.</text:p>
      <text:p text:style-name="P66"/>
      <text:p text:style-name="P66">Это факт. В тот день нас было четверо: мастер Каренин, плотник Иван, крановщик Виталя и <text:soft-page-break/>я.</text:p>
      <text:p text:style-name="P66">Солнце играло на мартовских снегах строительных угодий, где мы начинали новый объект. </text:p>
      <text:p text:style-name="P66">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7">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7">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7">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8">Виталя для Ивана оказался дороже логики, он пошёл и зацепил стропы, как тот сказал.</text:p>
      <text:p text:style-name="P68">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8">Вместо раствора я положил на столбик руку, чтоб он не сделал так.</text:p>
      <text:p text:style-name="P68">Виталя темпераментно матерился в своём скворечнике наверху, беспрерывно звенел звонком крана и подносил всё ближе.</text:p>
      <text:p text:style-name="P68">Вобщем, это была лобовая атака двух самолётов друг на друга: кто уступит — трус сопливый.</text:p>
      <text:p text:style-name="P68">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8">Там он и висел на стропах, пока я заканчивал кладку как положено Мастер Каренин стоял на блоках у меня над головой и спрашивал:</text:p>
      <text:p text:style-name="P68">- Зачем ты это делаешь, Сергей? Он же мог и раздавить, дури хватит. Остался б ты калекой.</text:p>
      <text:p text:style-name="P68">- Каренин, у меня и так вся жизнь поломатая. Всё, что осталось — это работа. Не хочу, чтоб из неё сопли делали.</text:p>
      <text:p text:style-name="P68">- А чё это она у него поломатая?- спросил Иван, стоя на блоках другой стены, у меня за спиной.</text:p>
      <text:p text:style-name="P68">- <text:span text:style-name="T44">Это кому что на роду написано,- пояснил ему мастер Каренин.</text:span></text:p>
      <text:p text:style-name="P69">Я заканчивал последний ряд, типа, занят, но не встрять в прекраснословную беседу не мог:</text:p>
      <text:p text:style-name="P69">- Чтоб ему руки отсохли, писателю этому.</text:p>
      <text:p text:style-name="P69">Каренин с Иваном враз умолкли. Мастер как-то съёжился и отвёл глаза.</text:p>
      <text:p text:style-name="P69">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9"/>
      <text:p text:style-name="P69">Опаньки! Выходит тем проклятьем я пожелал, чтоб у меня рука отсохла?</text:p>
      <text:p text:style-name="P69"/>
      <text:p text:style-name="P69">Мы с Иваном смонтировали обрубок. Виталя слез с крана и успел пару раз сыграть в карты до выхода на шоссе, откуда нас забирала наша «чаечка».</text:p>
      <text:p text:style-name="P69"><text:soft-page-break/>Вскоре я забыл про этот случай, а вот начальник пришил в досье.</text:p>
      <text:p text:style-name="P69">-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9"/>
      <text:p text:style-name="P69">Всё верно — два дня в Москву за паровозиком для Андрея, один день в Киев, в книгоиздательство «Днипро».</text:p>
      <text:p text:style-name="P69">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70">Ан, нет! Дисциплина прежде всего.</text:p>
      <text:p text:style-name="P70"/>
      <text:p text:style-name="P70">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70">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70">Отчего я до конца остался наблюдателем и не выступил с самозащитной речью про чужие прогулы и моё искреннее раскаяние?</text:p>
      <text:p text:style-name="P70">Надоело. Пришла пора искать новые точки приложения для моего экспериментализма.</text:p>
      <text:p text:style-name="P70">К тому же, летом был сдан 100-квартирный дом. Каменщица из нашей бригады, Нина — толстуха с мохнатой родинкой на щеке, получила в нём квартиру.</text:p>
      <text:p text:style-name="P70">Она поступила в СМП-615 за пару месяцев до сдачи дома, и, получив квартиру, вскоре уволилась.</text:p>
      <text:p text:style-name="P70">Я пошёл в отдел кадров и спросил у Петухова: какая у меня очередь на получение квартиры?</text:p>
      <text:p text:style-name="P70">Он ответил, что я — тридцать пятый.</text:p>
      <text:p text:style-name="P70">Это невозможно! Шесть лет назад я был двадцать четвёртым!</text:p>
      <text:p text:style-name="P71">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71"/>
      <text:p text:style-name="P71">Прощай, любимый поезд! Прощай, бригада! Вагончик я не подожгу, хоть из него пропала моя гитара, принéсенная на день рожденье Грини.</text:p>
      <text:p text:style-name="P71"/>
      <text:p text:style-name="P71">Когда в трудовой книжке последняя запись «уволен по статье», то это, типа, волчий билет — нигде не принимают на работу.</text:p>
      <text:p text:style-name="P71">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72">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72">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72">Но в самом начале я не скучал, потому что меня послали в командировку в город Киев.</text:p>
      <text:p text:style-name="P72">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72">Когда я прибыл вносить свою лепту, металлические конструкции в цехах фабрики <text:span text:style-name="T46">красили </text:span><text:soft-page-break/><text:span text:style-name="T46">уже по четвёртому разу, а двор фабрики покрывали третьим слоем асфальта. </text:span></text:p>
      <text:p text:style-name="P73">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3">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4">Может я действительно извращенец?</text:p>
      <text:p text:style-name="P74">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4">Пансионатом называлась длинная одноэтажка с комнатами пеналами как в общежитиях, только что окна побольше.</text:p>
      <text:p text:style-name="P74">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4"/>
      <text:p text:style-name="P74">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4">Участковый о чём-то стал расспрашивать, а блондин лежал и смотрел, и слова не мог сказать, а по газете муха ползала.</text:p>
      <text:p text:style-name="P74">Пацаны, конечно: «Не, не знаем. Не, не видали».</text:p>
      <text:p text:style-name="P75">Когда участковый ушёл, они ему «скорую» вызвали за то, что не спалил их перед тем.</text:p>
      <text:p text:style-name="P75"/>
      <text:p text:style-name="P75">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5">Мы переодевались тут же в выданные фабрикой спецовки, а одежду складывали на стулья.</text:p>
      <text:p text:style-name="P75">За поворотом коридора постоянно работал душ; не жизнь, а малина.</text:p>
      <text:p text:style-name="P75">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5">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6">До конца моей командировки оставалась ещё неделя.</text:p>
      <text:p text:style-name="P76">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6">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6">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text:soft-page-break/>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6">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6"/>
      <text:p text:style-name="P77">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7">Легко сказать «завяжу я с этим делом», но как?</text:p>
      <text:p text:style-name="P77">Сжечь блокнотик, который блондин великодушно оставил в сумке? Слишком тривиально.</text:p>
      <text:p text:style-name="P77">И я решил сделать сборник стихов и на этом поставить точку. Вот такой план.</text:p>
      <text:p text:style-name="P77">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7">Сверх того она дала мне брак — два не разрезанных листа; получилась папка для остальных.</text:p>
      <text:p text:style-name="P77">В Красном Уголке я попросил художника сделать из этой папки обложку сборника стихов под названием «Таке собi?»</text:p>
      <text:p text:style-name="P77">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8">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8">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8"/>
      <text:p text:style-name="P78">Хорошо жить в одном городе с книгоиздательством — заканчивая работу в пять успеваешь посетить их без совершения прогула.</text:p>
      <text:p text:style-name="P78">В том кабинете, откуда молодой человек направлял меня к специалисту по Моэму, сидели уже двое — другой молодой человек и молодая женщина.</text:p>
      <text:p text:style-name="P78">Я спросил куда тут сдают поэзию. Они обрадовались и дали направление в первый кабинет по коридору налево за углом.</text:p>
      <text:p text:style-name="P78">Там, на сообщение о доставке сборника поэзии, прозвучал знакомый мне вопрос:</text:p>
      <text:p text:style-name="P78">- Кто вас прислал?</text:p>
      <text:p text:style-name="P78">- Ах, ну, конечно! Меня прислали из соседнего кабинета. Тут сразу за углом, знаете?</text:p>
      <text:p text:style-name="P78">Это послужило достаточной рекомендацией, чтоб сборник перешёл из рук в руки.</text:p>
      <text:p text:style-name="P78">Я вышел из издательства тоскуя и смеясь.</text:p>
      <text:p text:style-name="P78">Тоскуя?</text:p>
      <text:p text:style-name="P78">Я <text:span text:style-name="T51">отринул</text:span> свои<text:span text:style-name="T51">х</text:span> детищ <text:span text:style-name="T51">и дал зарок блюсти бесплодие отныне и вовеки.</text:span></text:p>
      <text:p text:style-name="P79">Смеясь?</text:p>
      <text:p text:style-name="P79">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9">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9">Всё! Отслужил...</text:p>
      <text:p text:style-name="P79"/>
      <text:p text:style-name="P79">- Как приняли?- спросил художник.</text:p>
      <text:p text:style-name="P79">- На «ура!»</text:p>
      <text:p text:style-name="P79"/>
      <text:p text:style-name="P79">Имевшийся запас картошки мог поддерживать меня до конца недели, но она не насыщала; даже с солью.</text:p>
      <text:p text:style-name="P79"><text:soft-page-break/>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9">У меня пропали деньги из сумки.</text:p>
      <text:p text:style-name="P79">Украли? Кто?</text:p>
      <text:p text:style-name="P80">Об этом ничего не знаю; была десятка и — не стало.</text:p>
      <text:p text:style-name="P80">Он недовольно дёрнул лицом и вышел.</text:p>
      <text:p text:style-name="P80">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80">Часа два-три я перелопачивал песок, чтоб спрятать его позади горшков с обречёнными ёлочками.</text:p>
      <text:p text:style-name="P80">За этот труд мне выписали десять рублей, которые я тут же получил в кассе. </text:p>
      <text:p text:style-name="P80">Билет на электричку до Конотопа стоил четыре с чем-то.</text:p>
      <text:p text:style-name="P80">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80"/>
      <text:p text:style-name="P80"/>
      <text:p text:style-name="P81">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1">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81">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81">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81">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82">Всех этих подробностей я Арсену не излагал, просто повторил пару строк из самой работы.</text:p>
      <text:p text:style-name="P82">Юра вдруг окрысился и потребовал, чтобы я при нём не смел более повторять подобные вещи, потому что он коммунист и позвонит куда следует.</text:p>
      <text:p text:style-name="P82">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82">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2">- Ха-ха-ха!- жизнерадостно прореагировал присутствовавший Юра.</text:p>
      <text:p text:style-name="P82">- И представь, Арсен, во всём зале не нашлось ни одного придурка над нею посмеяться; она поднялась и дотанцевала. Доказала характер.</text:p>
      <text:p text:style-name="P82">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2"/>
      <text:p text:style-name="P82"><text:soft-page-break/>В чём суть «тряпок»?</text:p>
      <text:p text:style-name="P82">Туда вагонами везут утиль отсортированный на свалках. Главным образом, заношенную и выброшенную одежду, а также макулатуру.</text:p>
      <text:p text:style-name="P82">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2">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3">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83">Несколько раз я пробовал подменить кого-то из грузчиков; больше, чем на пару ходок меня не хватало.</text:p>
      <text:p text:style-name="P83">- Серёга! Ты свободней неси! Свободней!</text:p>
      <text:p text:style-name="P83">Какой там «свободней», если длинные ручки выскальзывают из стиснутых ладоней?</text:p>
      <text:p text:style-name="P83">Принесённое вторсырьё они вываливают возле какого-нибудь пресса; тряпки к одному, бумагу и картонные коробки к другому.</text:p>
      <text:p text:style-name="P83"/>
      <text:p text:style-name="P83">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3"><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4">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5">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5">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5">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6">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6">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7">Когда к ангару подадут пустой вагон, тюки перегрузят в него и увезут неведомо куда, на фабрики дальнейшей переработки вторсырья.</text:p>
      <text:p text:style-name="P87"/>
      <text:p text:style-name="P87">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7">По норме, каждому за смену нужно сделать тридцать два тюка. </text:p>
      <text:p text:style-name="P87">Я едва укладываюсь в рабочее время, а прессовщик Миша, гражданский муж весовщицы Вали, наштампует норму и уйдёт, посвистывая.</text:p>
      <text:p text:style-name="P87"><text:soft-page-break/>У него опыта больше — лишнего в ящик не положит, а у меня тюки с перегрузом.</text:p>
      <text:p text:style-name="P87">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7"/>
      <text:p text:style-name="P87">За смену кроме обеденного есть ещё два получасовых перерыва для отдыха. </text:p>
      <text:p text:style-name="P87">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7">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7">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8">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8">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8">Порции хавки в столовой хоть и маленькие, зато дешёвые. Съешь, и часа два есть не хочется.</text:p>
      <text:p text:style-name="P88">Иногда весовщица Валя заказывает принести ей пирожное из столовой.</text:p>
      <text:p text:style-name="P8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8">- Ну, не хочешь, как хочешь,- и я несу пирожное весовщице Вале.</text:p>
      <text:p text:style-name="P88"/>
      <text:p text:style-name="P88">А в получасовые перерывы для отдыха мы играем в «козла» и разговариваем.</text:p>
      <text:p text:style-name="P88">Кроме мужиков здесь отдыхает весовщица Валя, ещё пара баб помоложе, а иногда приходит технолог Валя.</text:p>
      <text:p text:style-name="P88">Крупная женщина, мечта поэта, но я с этим уже завязал.</text:p>
      <text:p text:style-name="P88">Грузчиков в бытовке четверо, <text:span text:style-name="T58">но старый Миша всё время молчит и ни во что не встревает. Даже в «козла» редко садится.</text:span></text:p>
      <text:p text:style-name="P89">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9">Он высокий, спокойный, надёжный и — как тесен мир! — он муж той самой Вали, что напечатала на машинке сборник моих переводов.</text:p>
      <text:p text:style-name="P89">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9">Он женоненавистник и, удерживая в ладони костяшки домино, опять начинает доказывать какие они все курвы:</text:p>
      <text:p text:style-name="P89">- Лежу я на ней, пыхчу, наяриваю, из кожи лезу, а она — глаза в потолок — «ой, Ваня! там в углу столько паутины!» Ну, не суки они?</text:p>
      <text:p text:style-name="P89">Тут и святой не удержится не вставить слова:</text:p>
      <text:p text:style-name="P89">- Да, Ваня,- говорю я,- как после такого не стать голубым?</text:p>
      <text:p text:style-name="P89">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9"/>
      <text:p text:style-name="P89">В конце зимы работники фабрики ежегодно ездят с трёхдневной экскурсией в Москву. Не все, конечно, а желающие.</text:p>
      <text:p text:style-name="P89">Технолог Валя спросила нет ли у меня желания. Пришлось признаться, что у меня денег едва хватит до получки дотянуть.</text:p>
      <text:p text:style-name="P89">- Ой, ладно, - сказала она,- проезд и питание оплачивает профсоюз. Туда можно и с троячкой <text:soft-page-break/>съездить.</text:p>
      <text:p text:style-name="P50">Это был вызов эксперименталисту.</text:p>
      <text:p text:style-name="P50">Я записался на экскурсию и приготовил три рубля.</text:p>
      <text:p text:style-name="P50"/>
      <text:p text:style-name="P50">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50">На площади нас уже ждал автобус, чтоб отвезти по вечерней Москве на Красную площадь.</text:p>
      <text:p text:style-name="P50">Там все вышли пройтись мимо мумии Ленина в Мавзолее. Остались лишь водитель, экскурсовод Оля да я.</text:p>
      <text:p text:style-name="P50">- А ввы что не идёте?- спросила Оля.</text:p>
      <text:p text:style-name="P50">- Не люблю покойников.</text:p>
      <text:p text:style-name="P50">Водитель слегка оглянулся от своего руля.</text:p>
      <text:p text:style-name="P50">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50">Они все знали одна другую и бойко общались о раскладах в своём экскурсионном бюро и про всякое другое.</text:p>
      <text:p text:style-name="P50">Одна из девушек, по-видимому, недавно выучила новое слово от кого-то из экскурсантов, потому что часто повторяла:</text:p>
      <text:p text:style-name="P50">- Я вся такая заиндевелая!</text:p>
      <text:p text:style-name="P50">Я придержал язык, чтобы не ляпнуть:</text:p>
      <text:p text:style-name="P50">- Смотри, не обляденей.</text:p>
      <text:p text:style-name="P50">В конце концов, тут столица, а не бытовка «тряпок».</text:p>
      <text:p text:style-name="P50">Вторсырьевцы вернулись с морозной площади ухая от холода и потирая плечи своих пальто и курток — священный долг отдан.</text:p>
      <text:p text:style-name="P50">Нас отвезли в район ВДНХ, в гостиницу построенную в конце пятидесятых для участников всемирного фестиваля молодёжи и студентов.</text:p>
      <text:p text:style-name="P90">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90">Питались мы в отдельном здании столовой по талонам. Работница столовой порекомендовала мне не оставлять пальто на вешалке в конце зала.</text:p>
      <text:p text:style-name="P90">- Но без пальто удобней есть.</text:p>
      <text:p text:style-name="P90">- Глянь, Вера!- крикнула она другой работнице.- Тут ещё один гость из коммунизма!</text:p>
      <text:p text:style-name="P90"/>
      <text:p text:style-name="P90">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90">На три рубля шибко не разгонишься, но я-таки сходил на исторический боевик с Караченцовым в главной роли.</text:p>
      <text:p text:style-name="P90">Наши, в общем, могут сделать пятнадцать минут экранного времени интересным, но остальные час двадцать полная тягомотина.</text:p>
      <text:p text:style-name="P90">В гостиницу «Полярная» я поехал на метро.</text:p>
      <text:p text:style-name="P90">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90">Я попросил мужика в пиджаке позвать официанта Николая, но тот только пожал плечами. Тогда я потребовал метрдотеля.</text:p>
      <text:p text:style-name="P90">Вышла высокая женщина в таком же пиджаке.</text:p>
      <text:p text:style-name="P90">-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text:soft-page-break/>пожалуйста.</text:p>
      <text:p text:style-name="P91">И я протянул ей рублёвку. Она молча приняла.</text:p>
      <text:p text:style-name="P91"/>
      <text:p text:style-name="P91">А ещё я нашёл место бесплатного времяпрепровождения — ЦБ им. Ленина.</text:p>
      <text:p text:style-name="P1337">По р<text:span text:style-name="T60">á</text:span>зовому билету. <text:s/><text:span text:style-name="T61"><text:s text:c="2"/></text:span></text:p>
      <text:p text:style-name="P1337">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1337">Двери высоченные и даже на ручке надпись <text:span text:style-name="T61">для грамотных </text:span>«к себе». Ну, к себе — к себе. </text:p>
      <text:p text:style-name="P1337">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1337">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1337">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1337">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1337">Потом один <text:span text:style-name="T61">мне </text:span>барственно так поясняет: здесь, мол, только для академиков. </text:p>
      <text:p text:style-name="P1337"><text:span text:style-name="T61">Ни хрена себе</text:span> сегрегаци<text:span text:style-name="T61">я</text:span> с дискриминацией! Иль сожрёт моё пальто ихние шубы академические? </text:p>
      <text:p text:style-name="P1337">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1337">На втором этаже, над раздевалками, ящики каталогов — шеренгами, смахивают на автоматические камеры хранения, только цвет деревянный. </text:p>
      <text:p text:style-name="P1337">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337">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1337">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337">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337">Люди добрые! Где я? </text:p>
      <text:p text:style-name="P1337">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1337"><text:span text:style-name="T60">Нам в</text:span>сем поголовно вдалбливают его главный наказ: «Учиться, учиться и учиться». </text:p>
      <text:p text:style-name="P1337">И что же <text:span text:style-name="T60">теперь выходит</text:span>? </text:p>
      <text:p text:style-name="P1337">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337"><text:span text:style-name="T60">Т</text:span>ак и стою, <text:span text:style-name="T60">врастаю</text:span> в парапет, <text:s/>и такая во мне тишь и <text:span text:style-name="T60">кристалличность</text:span>. </text:p>
      <text:p text:style-name="P1337"><text:soft-page-break/>Очнулся <text:span text:style-name="T60">только</text:span>, когда со всех сторон скребёж поднялся. </text:p>
      <text:p text:style-name="P1337">Гляжу — с полдюжины рабочих лопатами снег счищают. Солнце яркое, а они скребут да на меня поглядывают, будто ждут чего. </text:p>
      <text:p text:style-name="P1337">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1335"><text:s text:c="2"/></text:p>
      <text:p text:style-name="P1336">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336">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336">Технолог Валя не преувеличивала — три рубля на экскурсию в Москву за глаза хватит.</text:p>
      <text:p text:style-name="P1336"/>
      <text:p text:style-name="P1336">Единственный минус, что я задолжал фабрике эти три дня, то есть три дневных нормы по тридцать два тюка каждая.</text:p>
      <text:p text:style-name="P1336">Технолог сказала — ничего, мол, потихоньку, по пять тюков в день сверх нормы — расквитаешься.</text:p>
      <text:p text:style-name="P92">Не люблю ходить в должниках и на третий день после возвращения из Москвы я пришёл на работу с «тормозком» съестного, чтобы стать стахановцем.</text:p>
      <text:p text:style-name="P92">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92">Я отработал вторую смену, потом третью и даже успел поспать в бытовке минут двадцать перед началом нового трудового дня.</text:p>
      <text:p text:style-name="P92"/>
      <text:p text:style-name="P92">Летом к нам добавился ещё один прессовщик и очень вовремя, потому что Миша уходил в отпуск.</text:p>
      <text:p text:style-name="P92">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92">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92">После получки он стал привозить с собой <text:s/>«тормозок» в газете и пищеварение наладилось.</text:p>
      <text:p text:style-name="P92">В его первый рабочий день его первым наставником оказался я.</text:p>
      <text:p text:style-name="P92">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3">Его любимую звали Emma!</text:p>
      <text:p text:style-name="P93">Разве не молодец?! Подметил!</text:p>
      <text:p text:style-name="P93">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3">Ахмет радостно улыбался и молча кивал в ответ.</text:p>
      <text:p text:style-name="P93"/>
      <text:p text:style-name="P93">Теперь спрашивается: зачем я мучил ни в чём не повинного человека, и навязывал ненужные знания парню слабо понимающему русский язык?</text:p>
      <text:p text:style-name="P93">Ответ: такова людская природа. В наши гены заложено желание поучать. </text:p>
      <text:p text:style-name="P93">Хочешь убедиться?</text:p>
      <text:p text:style-name="P93">Взгляни на самую обычную картину во дворе: мужик поднял капот машины и вокруг мигом <text:soft-page-break/>сгрудился целый рой советчиков — поделиться, блеснуть персональной крохой знания.</text:p>
      <text:p text:style-name="P93">Желание это неудержимо, как у брадобрея подсмотревшего ослиные уши царя Мидаса: «я знаю! послушайте меня!»</text:p>
      <text:p text:style-name="P93"/>
      <text:p text:style-name="P93">Среди тряпичных отходов иногда попадались пригодные вещи.</text:p>
      <text:p text:style-name="P93">Так в шкафчике грузчика Саши скопилось около полдюжины свитеров, с оленями и без; всяких. И он каждый день пижонил в другом свитере.</text:p>
      <text:p text:style-name="P93">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93">- <text:span text:style-name="T63">А ништяк должно получиться, да?</text:span></text:p>
      <text:p text:style-name="P94">Ваня в своём шкафчике держал парадный китель подполковника Советской армии, с погонами и всё такое.</text:p>
      <text:p text:style-name="P94"/>
      <text:p text:style-name="P94">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4">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5">Именно на этом основании я потребовал на фабрике маскировочный прикид и все согласились, что да, это надо.</text:p>
      <text:p text:style-name="P95">Несмотря на маскировку меня опознали пара гонцов из СМП-615, но в разговор вступать не стали.</text:p>
      <text:p text:style-name="P95">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5">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5">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5">Мы с ускорением входили в перестройку.</text:p>
      <text:p text:style-name="P95"/>
      <text:p text:style-name="P95">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5">Своё полотенце я принёс с Декабристов 13, но побоялся оставлять его в умывальнике — а вдруг кто-то использует как общий утиль?</text:p>
      <text:p text:style-name="P95">Его я держал в бытовке на трубе отопления в углу под окном.</text:p>
      <text:p text:style-name="P95">Откуда у меня такой дефицит?</text:p>
      <text:p text:style-name="P95">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6">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6">Но как-то раз, вернувшись из вояжа в далёкую столовую «Мотордетали», я заметил, что нежною белкой утёрлись чьи-то грязные лапы.</text:p>
      <text:p text:style-name="P96">Естественно, я поднял кипиш — что за дела?</text:p>
      <text:p text:style-name="P96">Это полотенце я не из тряпок выудил, а принёс из дому!</text:p>
      <text:p text:style-name="P96">Все указали на Ахмета.</text:p>
      <text:p text:style-name="P96"><text:soft-page-break/>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6">Вон в умывалке десяток из висит; ему что — мало?</text:p>
      <text:p text:style-name="P96">Он извинился и сказал, что он не знал...</text:p>
      <text:p text:style-name="P96">Пришлось отнести полотенце обратно и в понедельник постирать.</text:p>
      <text:p text:style-name="P96">В среду, свежевыстиранное и поглаженное оно висело на своей трубе в бытовке.</text:p>
      <text:p text:style-name="P96">В получасовый перерыв я играл с грузчиками в «козла», когда хлопнула входная дверь на пружине и вошёл припоздавший Ахмет.</text:p>
      <text:p text:style-name="P96">Лялякая какую-то восточную мелодию, он деловито направился в угол.</text:p>
      <text:p text:style-name="P96">Ваня толкнул меня в плечо и подбородком указал: смотри, мол, что Ахмет творит.</text:p>
      <text:p text:style-name="P96">Тот старательно, как хирург, тёр мокрые руки о синюю белку.</text:p>
      <text:p text:style-name="P96">Но, по тому как он косил глазом из-под прижмура оливковых век, я понял — это всё с умыслом.</text:p>
      <text:p text:style-name="P96">- Ахмет,- сказал я в общей тишине.- Вижу тебе понравилось. Я дарю тебе это полотенце.</text:p>
      <text:p text:style-name="P96">- Ой, я забывала!</text:p>
      <text:p text:style-name="P96">- Подарки не обсуждаются. Бери — оно твоё.</text:p>
      <text:p text:style-name="P96">И я отдуплился в оба конца.</text:p>
      <text:p text:style-name="P97">Он-таки еврнул мне должок за того немецкого поэта с его буквальными чайками; а может не простил «Ахмета»?</text:p>
      <text:p text:style-name="P96"/>
      <text:p text:style-name="P98">Помимо прессовочного отделения, пара прессов стояли в других местах.</text:p>
      <text:p text:style-name="P98">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8">Вот почему Валя дала мне карандаш и сказала вести запись веса тюков на бумажке, а в конце дня отдавать её ей, чтоб переписала в свою тетрадь.</text:p>
      <text:p text:style-name="P98">Этот карандаш и сделал из меня то, кем я стал.</text:p>
      <text:p text:style-name="P98">Он превратил меня в отпетого графомана.</text:p>
      <text:p text:style-name="P98">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8">Я прочёл эти полстранички и увидел, что это хорошо. Мне понравилось — ни убавить ничего, ни прибавить.</text:p>
      <text:p text:style-name="P98">Потом к нему добавились зимний «Натюрморт» и летний «Портрет».</text:p>
      <text:p text:style-name="P98">Вместе с «Пасторалью:, они составили «Вернисаж» из четырёх картин.</text:p>
      <text:p text:style-name="P9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8">Позже появились зимняя, весення и осенняя сонатинки, что составили сборник «Пори року» прозаика Секлетия Быдлюка.</text:p>
      <text:p text:style-name="P98">Разумеется, их писал уже не тот карандаш, но начиналось всё именно с него. </text:p>
      <text:p text:style-name="P99">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9"/>
      <text:p text:style-name="P99">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7">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7">В однокомнатной публичной библиотеки в первом этаже одной из пятиэтажек на Зеленчаке я <text:soft-page-break/>обнаружил машинку с украинским шрифтом.</text:p>
      <text:p text:style-name="P97">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7">Всё предельно просто и логично — вздумай я печатать прокламации, органы враз по этим образцам увидят кого брать за жабры.</text:p>
      <text:p text:style-name="P97">Приятно сознавать, что тебя охраняют такие предусмотрительные органы.</text:p>
      <text:p text:style-name="P97">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100">Старшая с сомнением качала головой, но девушка её уговорила.</text:p>
      <text:p text:style-name="P100">О, боги! До чего непростое искусство — печатанье на машинке. <text:s/>Чтоб настукать всего пару страничек, мне потребовались два выходных.</text:p>
      <text:p text:style-name="P100">Бедные библиотекарши, как им, наверное, стучало по мозгам моё затяжное выбивание буквы за буквой указательным пальцем.</text:p>
      <text:p text:style-name="P100">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100">А мне пришлось восстановить отношения с Жомниром, потому что он когда-то показал мне портативную машинку в своей архивной комнате.</text:p>
      <text:p text:style-name="P100">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00">Вот я и начал снова бывать в Нежине по выходным.</text:p>
      <text:p text:style-name="P100">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00">Я печатал всю ночь, а утром сходил на вокзал выпить кофе. Потом печатал сидя на балконе.</text:p>
      <text:p text:style-name="P100">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101">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01">Жомнира возмутила концовка зимней сонатинки:</text:p>
      <text:p text:style-name="P101">- Слушай, так нельзя, это ни в какие ворота!</text:p>
      <text:p text:style-name="P101">А я ликовал — он не нашёл в моих рассказах повода придраться к языку, он негодовал и спорил с героем повествования!</text:p>
      <text:p text:style-name="P101">В уплату за пользование машинкой Жомнир, по старой памяти, подсовывал мне стихи для перевода: Шелли, Фроста, Киплинга.</text:p>
      <text:p text:style-name="P101">Я переводил и привозил ему, но это не в счёт; я оставался в завязке.</text:p>
      <text:p text:style-name="P96"/>
      <text:p text:style-name="P99">По советскому трудовому законодательству, каждому трудящемуся полагается ежегодный отпуск. </text:p>
      <text:p text:style-name="P99">Осенью фабрика вторсырья предоставила мне его. Как никак я отпахал на ней одиннадцать месяцев.</text:p>
      <text:p text:style-name="P99">Я не строил планов как провести его. Я твёрдо знал куда поеду.</text:p>
      <text:p text:style-name="P99"/>
      <text:p text:style-name="P1467"><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1467">Машине эдакая автострада — высшая, поди, мера без права <text:span text:style-name="T68">переписки</text:span>, а моим двоим — <text:soft-page-break/>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467">Ветер попутный. Ветер дует прямо в спину, не пора ли к магазину? Не послать ли нам гонца… </text:p>
      <text:p text:style-name="P1467">Эк тебя повело, полег<text:span text:style-name="T69">ч</text:span>е на поворотах, малый. А сухой закон? Запамятовал? «Дура лекс, сед лекс». <text:span text:style-name="T69">П</text:span>еревести? </text:p>
      <text:p text:style-name="P1467">Не иссвольте беспокойисся, с латынью мы на «ты». </text:p>
      <text:p text:style-name="P1467">Но так опуститься! Какая вульгарщина! Пошлость наинизкопробнейшая. Гонца. Винца. Фи! </text:p>
      <text:p text:style-name="P1467">А чё? Народное творчество. Фольклёр. Безупречный ямб. </text:p>
      <text:p text:style-name="P1467">Тебя бы ямбом этим да по вые, чтоб разбирал ямб от дактиля. </text:p>
      <text:p text:style-name="P1467">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467">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467">«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1467">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1467">В чуть белесой уже мгле безлюдья — сдержанное фырканье смешка. Наплыл и отстал ч<text:span text:style-name="T69">ё</text:span>рный сгусток деревца на обочине. </text:p>
      <text:p text:style-name="P1467">Однако же и вышколили тебя. Кому здесь заоглядываться на беспричинный смех? </text:p>
      <text:p text:style-name="P1467">Иду и улыбаюсь сам себе, при мысли же «что встречные подумают?!» и вовсе хохочу. </text:p>
      <text:p text:style-name="P1467">Тоже народ нафольклёрил? </text:p>
      <text:p text:style-name="P1467">Не, какой-то чех с поэтическим уклоном. </text:p>
      <text:p text:style-name="P1467">А чехи не люди? Заколю! </text:p>
      <text:p text:style-name="P1467">Смилуйся, о, Авраам! Пошарь в кусточках, авось разойдёмся красиво — и Яхве сытый, и сыночек целый. </text:p>
      <text:p text:style-name="P1467">А если я — Тарас Бульба? </text:p>
      <text:p text:style-name="P1467">Ну, это, разве что в засушенном виде. Из тебя казак, как из козы Робинзон Крузо. И больше так не скажи — куры засмеют. </text:p>
      <text:p text:style-name="P1467"><text:soft-page-break/>Эва! А говорили будто смех — монопольная собственность Хомы Сапи<text:span text:style-name="T69">е</text:span>нсова. </text:p>
      <text:p text:style-name="P1467">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1467">Помозгуем. Где смеются порядочные люди? В специально отведенных местах. В цирке, скажем, или… </text:p>
      <text:p text:style-name="P1467">Правильно! Айда в кино! Комедия — предел всему! Фантоцци. Ух, даёт! </text:p>
      <text:p text:style-name="P1467">Шмяк! Бряк! Шарах! Дзинь-буль-тресь-бздынь!! Пссс… </text:p>
      <text:p text:style-name="P1467">Гы-гы-га! У-ю-гу-гу! Х-хо-хо! Иа-ха-ха! Вот где смеху-то! </text:p>
      <text:p text:style-name="P1467">Только соседка моя, необъятная дама слева, ни гу-гу. Что такое? Вздремнула? Нет, глядит добросовестно, но молча. </text:p>
      <text:p text:style-name="P1467">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467">И спрашивается теперь: отчего смеются люди? Ответствую — от страха. </text:p>
      <text:p text:style-name="P1467">От страха? </text:p>
      <text:p text:style-name="P1467">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467">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467">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1467">Выходит, тот, кто никогда не смеётся, ничего не боится? </text:p>
      <text:p text:style-name="P1467">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467">Но тогда получается, что с помощью анекдотов можно узнавать… </text:p>
      <text:p text:style-name="P1467">Ага! Доходит? Отлично. Идём дальше. А вот, кстати, и километровый столб. Ну-ка, что <text:soft-page-break/>поведает? Нет, не разберу, темно ещё. </text:p>
      <text:p text:style-name="P1467">Ну, и хрен с ним, пущай стоить. Не он первый, не он последний. Чего пристал к сиротке? Нужóн он тебе? Топаешь и топай своей дорогой. </text:p>
      <text:p text:style-name="P1467">Ах, извините. Право слово — без умысла и подвохов. Ещё раз прощения просим. Счастливо оставаться… </text:p>
      <text:p text:style-name="P1467">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467">Ну, ты даёшь! Впору «эврика!» вопить и — галопом в бюро патентов. </text:p>
      <text:p text:style-name="P1467">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467">Красиво токуешь, голубчик. А можно вопрос из зала: гражданин управдом, а вы это хорошо прицепили? </text:p>
      <text:p text:style-name="P1467">Не бойся, нашаван, не сорвёшь! Или есть резонное «но»? </text:p>
      <text:p text:style-name="P1467">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467">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text:soft-page-break/>ещё надо для счастья? </text:p>
      <text:p text:style-name="P1467">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467">- Ай эм хэппи! </text:p>
      <text:p text:style-name="P1467">Кутерьму крупиц на дороге, словно зеркало, повторяет круговерть низко мчащихся облаков. </text:p>
      <text:p text:style-name="P1467">- Эм хэппи,- на этот раз почему-то с угрозой и чуть вопросительно. </text:p>
      <text:p text:style-name="P1467">- Хэппи!- совсем уже грустно. </text:p>
      <text:p text:style-name="P1467">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467">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467">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1467">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467">Какая-то техника. </text:p>
      <text:p text:style-name="P1467">Ага. </text:p>
      <text:p text:style-name="P1467"><text:soft-page-break/>Какая? </text:p>
      <text:p text:style-name="P1467">Ну, мало ли наклёпано всяких для сельхозработ. Ближе подойдём тогда и… </text:p>
      <text:p text:style-name="P1467">В паху явно наклюнулось жжение. </text:p>
      <text:p text:style-name="P1467">Да погоди ты со своими позывами. </text:p>
      <text:p text:style-name="P1467">Точно — техника, хотя из другой сферы. </text:p>
      <text:p text:style-name="P1467">Он остановился у окрашенного в мандариново-жёлтый цвет дорожного катка. </text:p>
      <text:p text:style-name="P1467">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467">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467">Всё течёт, всё изменяется. Один и тот же чай нельзя выпить дважды. </text:p>
      <text:p text:style-name="P1467">В деревню, откуда он сейчас шёл, это был второй его приезд. Хотя, конечно, в первый раз не сам ехал, а был привезён. </text:p>
      <text:p text:style-name="P1467">В то лето дни длились по веку, неспешные, как спокойный ручей, беззвучно кативший гладкую воду, разделяя деревню на ихних и наших. </text:p>
      <text:p text:style-name="P1467">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467">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1467">- Вы к кому? </text:p>
      <text:p text:style-name="P1467">- <text:span text:style-name="T71">К Сергею Михалычу Огольцову.</text:span></text:p>
      <text:p text:style-name="P1467">- А сами-то кто будете? </text:p>
      <text:p text:style-name="P1467">- <text:span text:style-name="T71">Сергей Огольцов</text:span>. </text:p>
      <text:p text:style-name="P1467">- Выходит, племяш?- скоро догадалась она. </text:p>
      <text:p text:style-name="P1467">- Он самый,- согласился он, сдерживая улыбку. </text:p>
      <text:p text:style-name="P1467"><text:soft-page-break/>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467">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467">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1467">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467">В кухне стукнула входная дверь. </text:p>
      <text:p text:style-name="P1467">- Бабань! Две пятёрки! </text:p>
      <text:p text:style-name="P1467">-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1467">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467">- Лены папа,- отвечала она, собирая поесть.- Помнишь, приезжала в то лето к бабушке Саше? </text:p>
      <text:p text:style-name="P1467">Позвала гостя за стол. </text:p>
      <text:p text:style-name="P1467">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467">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467">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467">Пора уже вторые рамы вставлять. </text:p>
      <text:p text:style-name="P1467"><text:soft-page-break/>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461">Даже странно, до чего всё мне тут по мне. И будет таким во все остальные дни отпуска. </text:p>
      <text:p text:style-name="P1462">По вечерам буду ходить к тётке Александре, объедаться её оладьями, а один раз даже и курицей. Богато живёт. </text:p>
      <text:p text:style-name="P1462">Дядя-кузнец по утрам будет уезжать в кузницу, а я уходить в поля, после обеда рубить поленья из высыпанной возле дома горки дров.</text:p>
      <text:p text:style-name="P1462">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462">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1463">До-библейская простота, а вместе столько всего примешано. </text:p>
      <text:p text:style-name="P1464">Старая женщина сдаёт картошку в сетчатых мешках, по ней видно, что <text:span text:style-name="T1054">нуждается</text:span>, а мужики перед ней чуть ли шапки не ломят. Она пережиток прошлого — <text:span text:style-name="T1054">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463">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465">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465">наконец-то избавился.</text:p>
      <text:p text:style-name="P1465">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465">- Будя. Будя.</text:p>
      <text:p text:style-name="P1466">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9"/>
      <text:p text:style-name="P202">Коситься на меня начали ещё на автовокзале рядом с Измайловским парком, куда прибывает автобус Рязань-Москва.</text:p>
      <text:p text:style-name="P202">В киевском аэропорту Жуляны, где около полуночи приземлился самолёт из Москвы, <text:soft-page-break/>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2">Общественное мнение на мой счёт озвучил следующим утром пассажир на платформе подземной станции метро:</text:p>
      <text:p text:style-name="P202">- Куда, блядь, прёшь среди людей?!</text:p>
      <text:p text:style-name="P202">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3">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3">Мы их обходим невидящим взглядом, чтоб — упаси, Боже! — не заглянуть в глаза; или рявкаем:</text:p>
      <text:p text:style-name="P203">- Куда прёшь среди людей?!</text:p>
      <text:p text:style-name="P203">Правда, в те времена мы ещё не знали слова «бомж»; для них тогда имелся термин «бич».</text:p>
      <text:p text:style-name="P203">- Куда прёшь, бич?.. <text:s/>Вали отсюда, бичара!..</text:p>
      <text:p text:style-name="P203">И так далее.</text:p>
      <text:p text:style-name="P203">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4">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204">Краткий, хлёсткий термин. Однако, не прижился.</text:p>
      <text:p text:style-name="P204">Во-первых, те, кто не владеет английским и далёк от моря, начали сползать в синонимы и подменять «бичей» «кнутами». </text:p>
      <text:p text:style-name="P204">А во-вторых, аббревиатура завсегда сильнее, особенно при поддержке государством.</text:p>
      <text:p text:style-name="P204">Мы все из СССР, ясно? Кто не понял получит разъяснение в ЧК, она же КГБ.</text:p>
      <text:p text:style-name="P204">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50"/>
      <text:p text:style-name="P205">Когда-то жили на Руси торговцы пешеходы, они же «офени». В целях выживания, они сложили собственный язык.</text:p>
      <text:p text:style-name="P205">Тёмный для непосвящённых, язык офеней ушёл в небытие вместе со своими носителями — никто не удосужился составить его словарь.</text:p>
      <text:p text:style-name="P206">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1017">atacion!</text:span>»), и <text:s/>«хаза» (от немецкого «<text:span text:style-name="T1017">Haus</text:span>»), и «хавать» (от английского «<text:span text:style-name="T1017">have a</text:span>»<text:span text:style-name="T1017">), и вкрапления от дружной семьи народов свободных сплочённых в единый СССР.</text:span></text:p>
      <text:p text:style-name="P207">Но вернёмся к моей «маляве» (от немецкого «mahlen»)...</text:p>
      <text:p text:style-name="P207"/>
      <text:p text:style-name="P207">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7">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7">В районе Майдана, тогдашняя Октябрьская площадь, стало ясно, что мне не удастся сдержать напор приливов в ампулу (пониже толстой кишки), <text:span text:style-name="T1018">а в сквер напротив Университета никак не успеть.</text:span></text:p>
      <text:p text:style-name="P208">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8"/>
      <text:p text:style-name="P208"><text:soft-page-break/>Распахнув высоченную дверь, я сосредоточенной трусцой рванул вверх по мраморной лестнице.</text:p>
      <text:p text:style-name="P208">- Эй! Куда?!- прокричала дежурная слева от входа.</text:p>
      <text:p text:style-name="P208">- Проверка сантех оборудования!- бросил я ей через плечо, не сбавляя деловитого хода.</text:p>
      <text:p text:style-name="P50"/>
      <text:p text:style-name="P208">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8">Мне захотелось поделиться благой вестью и, обернув лицо к дежурной, я благосклонно сообщил:</text:p>
      <text:p text:style-name="P208">- Слышь-ко? По нашей части у вас всё в порядке. Да.</text:p>
      <text:p text:style-name="P208">И я вышел на вопиюще атеистическую улицу Карла Маркса, составленную из плотной стены таких же сурово административных зданий.</text:p>
      <text:p text:style-name="P209">Уж он-то точно знал, что стать венцом природы человеку помог коллектив, В одиночку ни мамонта забить, ни на луну слетать не удастся.</text:p>
      <text:p text:style-name="P209">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9">Непостижимая загадка — как стаду обезьянообразных удаётся действовать сообща при столь хронической склонности к самокастрации?</text:p>
      <text:p text:style-name="P50"/>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text:soft-page-break/>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text:soft-page-break/>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text:soft-page-break/>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мягким брюшком и холёной степенностью.</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text:span text:style-name="T1045">перестали втирать мыло в мочалки и с напряжённым вниманием</text:span> п<text:span text:style-name="T1045">ри</text:span>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text:soft-page-break/>вечерней Площадке. Темнеет, сейчас пойдём на ужин. Эти глаза... Эти же глаза, только <text:span text:style-name="T1044">уже без</text:span> сизовато<text:span text:style-name="T1044">го отлива поверх радужки</text:span>...</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1326">Этот отлив не стеклянноглазость; он потусклее.</text:p>
      <text:p text:style-name="P32">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text:span text:style-name="T1044">На втором <text:s/>(по не официальной разметке) году</text:span>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3">Город ещё не оправился от шока при гибели 25 человек жителей за один обстрел.</text:p>
      <text:p text:style-name="P33">Незнакомые люди в Ереване, узнав куда мы отправляемся, предлагали хотя бы детей им оставить, Ашота и Рузанну (в алфавитном порядке).</text:p>
      <text:p text:style-name="P33">Когда мы добрались на квартиру, которую знакомые сдавали нам бесплатно, я поинтересовался причиной столь скорого возвращения.</text:p>
      <text:p text:style-name="P33">- Я там поняла, что просто так жить и жить-<text:span text:style-name="T21">то</text:span> не стоит.</text:p>
      <text:p text:style-name="P33"/>
      <text:p text:style-name="P34">Вот тебе наглядный пример воздействия среды. </text:p>
      <text:p text:style-name="P34">Отпусти армянскую женщину, воспитанную <text:span text:style-name="T1033">по всей строгости</text:span> патриархального уклада на три месяца в Конотоп, так она тебе без спросу вернётся <text:span text:style-name="T1033">философиней </text:span>и начнёт <text:s/><text:span text:style-name="T1033">мудрые </text:span>сентенции выдавать. <text:span text:style-name="T1033">Здрасьте, пожалуйста — получи и распишись...</text:span></text:p>
      <text:p text:style-name="P34">А ничего, что бояться за одного себя легче, чем ещё и за вас родимых? </text:p>
      <text:p text:style-name="P3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36">А «Грады» и вовсе без предупрежденья бьют — долетят, взорвутся и полквартала нету. Ведь мы живём в век высоких технологий.</text:p>
      <text:p text:style-name="P35"/>
      <text:p text:style-name="P35">Опять меня куда-то занесло, я ж про Ромны, вроде, говорил, а дурдом и война <text:span text:style-name="T1043">две большие разницы</text:span>. Или как?..</text:p>
      <text:p text:style-name="P35"/>
      <text:p text:style-name="P35">Это <text:span text:style-name="T1031">всё </text:span>к тому, что, <text:span text:style-name="T1031">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5">А никакой. Конотопчане своих не топят. </text:p>
      <text:p text:style-name="P35">Единственный прокол случился в разговоре с сотрудницей. (Сатэник там ещё и не работу успела устроиться в заводе КЭМЗ).</text:p>
      <text:p text:style-name="P35">Узнав, что фамилия её мужа Огольцов, сотрудница сказала:</text:p>
      <text:p text:style-name="P35">- Хм...</text:p>
      <text:p text:style-name="P18"><text:soft-page-break/>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7">Весной Двойка вызвал меня в Нежин, в общагу, типа, тряхнуть стариной.</text:p>
      <text:p text:style-name="P37">Точно помню, что назначено было на четверг, когда у меня баня и, по-видимому, предпраздничный день — посреди недели он меня не вызывал.</text:p>
      <text:p text:style-name="P37">Я прихватил полотенце и смену нижнего — хотя в общаге нет парной, но душ-то имеется, и поехал в Нежин.</text:p>
      <text:p text:style-name="P37">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8">Он ушёл, а на меня нагрянуло открытие.</text:p>
      <text:p text:style-name="P38">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8">Что творит! </text:p>
      <text:p text:style-name="P38">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8">Шокирующее <text:s/>открытие.</text:p>
      <text:p text:style-name="P3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8">Я вышел из общаги. Успеть в Конотоп до закрытия бани и думать нечего. Но сегодня четверг!</text:p>
      <text:p text:style-name="P38">Ничего. В Графском парке есть озеро. Я направился туда кратчайшим путём.</text:p>
      <text:p text:style-name="P38">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8">Надо же! Похоже тут это стало традицией. Что теперь? Барабанить себя в грудь и орать: «это же я! я — та легенда! это всё от меня пошлó!»</text:p>
      <text:p text:style-name="P39">Я с грусть углубился в парк, но не к широкой части озера, а к затоке с чёрной водой у зарослей в пустынной его части.</text:p>
      <text:p text:style-name="P39">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9">На чёрной ряби расплывались белые разводы. Рожденье Афродиты. Русалочка, итит твою налево; растираясь полотенцем, думал я.</text:p>
      <text:p text:style-name="P39">Нет, я не извращенец, просто такой уродился.</text:p>
      <text:p text:style-name="P39"/>
      <text:p text:style-name="P39">Леночка поступила в швейное училище в Сумах и уехала туда учиться. Мне не оставалось никакого смысла и дальше жить на Декабристов 13.</text:p>
      <text:p text:style-name="P39">Я нашёл другое жильё на другой окраине Конотопа, поближе к заводу «Мотордеталь».</text:p>
      <text:p text:style-name="P39">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9"><text:soft-page-break/>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9">Квартплата составляла всего 15 руб., но тем не менее, я окончательно прекратил рассылать и без того нерегулярные переводы в обе стороны.</text:p>
      <text:p text:style-name="P39">Углубление в немецкий понадобилось мне, чтоб разобраться наконец с этим Фрейдом.</text:p>
      <text:p text:style-name="P39">Как шизофреник со стажем, я не видел резона в его тормознутости на символизме из половых органов.</text:p>
      <text:p text:style-name="P40">Ну, да, сигара смахивает на член, а пепельница на влагалище и тому подобное. Но что из этого? </text:p>
      <text:p text:style-name="P40">На этих толкованиях зациклились до упора, но воз и ныне там.</text:p>
      <text:p text:style-name="P40">Впоследствии я понял, что Фрейд, по сути своей, сказочник, как Ганс Христиан Андерсен, просто у них разный запас слов.</text:p>
      <text:p text:style-name="P40">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40">Красота! Чудо что за сказки, сколько в них поэзии...</text:p>
      <text:p text:style-name="P40">И пошёл жонглировать этими четырьмя погремушками. И пошёл! И пошёл!</text:p>
      <text:p text:style-name="P40">Каждый имеет право на персональную научную теорию, но теории проверяются практическими результатами.</text:p>
      <text:p text:style-name="P40">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40"/>
      <text:p text:style-name="P40">Ещё в той кухоньке во мне окончательно утвердился давно возникший план — пора покинуть Конотоп. Возник он ещё прошлой осенью...</text:p>
      <text:p text:style-name="P1334"/>
      <text:p text:style-name="P1334"><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334"><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1331">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334">Неотступный свет прожекторов припечатал мою тень к стене. </text:p>
      <text:p text:style-name="P1334"><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1334">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1334">- Софокл! Эсхил! </text:p>
      <text:p text:style-name="P1334"><text:span text:style-name="T25">Опаньки!</text:span> Неужто так широко шагнул, что п<text:span text:style-name="T26">р</text:span>оскочил по самую античность? </text:p>
      <text:p text:style-name="P1334"><text:soft-page-break/>- Эсхил!- хрипло надрывалась средь слякотного мрака ПМСных задворков чёрная тень шагах в <text:span text:style-name="T26">двадцати</text:span> от пролома. </text:p>
      <text:p text:style-name="P1334">Моя? Нет, эта пониже и круглее. К тому же в кепке <text:span text:style-name="T25">и</text:span> в кожаном пальто. </text:p>
      <text:p text:style-name="P1334">- Чего стал? Тебя звали? Будто понятие имеешь про Софокла. </text:p>
      <text:p text:style-name="P1334">- Вы правы, дальше Аристофана я не углублялся. </text:p>
      <text:p text:style-name="P1334">Он икнул и чуть покачиваясь, но решительно заступил мне путь. </text:p>
      <text:p text:style-name="P1334">- Ты кто?- пахнул он винищем. </text:p>
      <text:p text:style-name="P1334">- Прохожий. А вас что сюда привело? </text:p>
      <text:p text:style-name="P1334">Он будто не слыхал вопроса. </text:p>
      <text:p text:style-name="P1334">- Софокл… Эсхил…- умильно вторил он.- Да, да… Эсхил… Аристофан! А ещё? </text:p>
      <text:p text:style-name="P1334">- Ну, ещё Еврипид. </text:p>
      <text:p text:style-name="P1334">- Точно! Еврипид!- со слезой воскликнул он и вновь самозабвенно простонал, - Софо-о-о-кл…</text:p>
      <text:p text:style-name="P1334"/>
      <text:p text:style-name="P1334">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1334">- Художник я, - горестно поведал он, подняв голову, - а сюда на два месяца. </text:p>
      <text:p text:style-name="P1332">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41">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8"/>
      <text:p text:style-name="P42">План безупречен, но как насчёт деталей? Например, куда?</text:p>
      <text:p text:style-name="P42">Ну, во первых, туда, где тепло — хватит с меня обморожений, а во-вторых, где есть море и горы. </text:p>
      <text:p text:style-name="P42">Крым не подходит — горы низковаты, к тому же он занят Ольгой.</text:p>
      <text:p text:style-name="P42">Следуя карте, палец наползает на Баку. Вот и ладненько.</text:p>
      <text:p text:style-name="P42"/>
      <text:p text:style-name="P42">Получив причитающийся мне отпуск в строительном цеху «Мотордетали», я написал заявление на увольнение.</text:p>
      <text:p text:style-name="P42">Но прежде чему уехать, оставалось ещё одно дельце. Обещание данное мною трём незнакомцам в ресторане — наведаться в город Львов.</text:p>
      <text:p text:style-name="P42"/>
      <text:p text:style-name="P42">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42">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42"><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3">Я не пользовался во Львове никаким видом транспорта, шёл пешком.</text:p>
      <text:p text:style-name="P43">Куда?</text:p>
      <text:p text:style-name="P43">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3">Я ж не полудурок.</text:p>
      <text:p text:style-name="P43">Я шёл культурно и приятно провести время, потому что поезд на Киев отправляется ровно в полночь.</text:p>
      <text:p text:style-name="P43"><text:soft-page-break/>Оперный театр во Львове — просто загляденье, дворец; молодцы построившие его поляки; но насчёт приятности, то фиг я угадал.</text:p>
      <text:p text:style-name="P43">Там шла опера современного местного классического композитора о крестьянских волнениях XVI-го века. Творение в стиле «поедят!»</text:p>
      <text:p text:style-name="P43">Но назвался груздем — полезай в кузов, и я отсидел от звонка до звонка.</text:p>
      <text:p text:style-name="P43">К полуночи я вернулся на вокзал, открыл ячейку камеры хранения, а затем портфель.</text:p>
      <text:p text:style-name="P43">Шляпу я положил внутрь ячейки, а на голову плотно насадил серую кепку из портфеля.</text:p>
      <text:p text:style-name="P43">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3">Иди и подумай что подумать.</text:p>
      <text:p text:style-name="P43"/>
      <text:p text:style-name="P43">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3">Ещё я сходил в ЗАГС, чтобы мне в паспорте поставили штамп о разводе с Ирой, но меня послали в нежинский ЗАГС, по месту заключения брака.</text:p>
      <text:p text:style-name="P43">Нежинский ЗАГС потребовал справку из конотопского народного суда, где расторгался наш брак.</text:p>
      <text:p text:style-name="P43">- Послушайте,- сказал я,- у вас уже записано, что она со мной в разводе. Поставьте мне штамп на этом основании и дело с концом.</text:p>
      <text:p text:style-name="P43">- Такой записи нет. Она к нам не обращалась.</text:p>
      <text:p text:style-name="P43">Вот так они меня оглаушили.</text:p>
      <text:p text:style-name="P43">Пришлось ехать в Конотоп, брать справку в суде и везти обратно.</text:p>
      <text:p text:style-name="P4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3">А потом я вдруг понял почему мне всегда так нравилась сцена последнего расставания Д'Aртаньяна с Рошфором в романе «Двадцать лет спустя».</text:p>
      <text:p text:style-name="P43"/>
      <text:p text:style-name="P43">«- Иди, старый дьявол,- с грустной улыбкой произнёс Д'Aртаньян, глядя вслед удалявшемуся Рошфору.- Иди. Всё равно, нет уж больше Констанции.»</text:p>
      <text:p text:style-name="P43"/>
      <text:p text:style-name="P44">Я понял, что Констанция — это Ира и я. Только не по отдельности, а вместе. Констанция — это мы, когда ещё мучили друг друга своею любовью.</text:p>
      <text:p text:style-name="P44"/>
      <text:p text:style-name="P44">Потом я поехал в Сумы. Сводил Леночку в кино на «Фанфана-Тюльпана», только в этой роли был уже Ален Делон.</text:p>
      <text:p text:style-name="P4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4">Она проводила меня на вокзал и расплакалась на прощанье. Красивая, на мать похожа, только волосы как у меня.</text:p>
      <text:p text:style-name="P44"/>
      <text:p text:style-name="P44">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4"/>
      <text:p text:style-name="P44">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4">Спортивную сумку с одеждой и прочими вещами я запер в камере хранения на вокзале и с <text:soft-page-break/>одним портфелем поехал на улицу Шевченко.</text:p>
      <text:p text:style-name="P44">На мой звонок дверь не открылась, наверно он и Мария Антоновна вышли куда-то в гости.</text:p>
      <text:p text:style-name="P44">Я поехал в центр города, в новый кинотеатр «Космос» напротив универмага.</text:p>
      <text:p text:style-name="P44">Там шла какая-то фигня про Синдбада-морехода производства студии «Узбекфильм», но мне нужно было убить время.</text:p>
      <text:p text:style-name="P44">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4">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4">- Возьми,- сказала она негромко,- проводи меня.</text:p>
      <text:p text:style-name="P44">Я достал портфель из-под сиденья и стал протискиваться за нею.</text:p>
      <text:p text:style-name="P44">В довольно плотной толпе кинозрителей мы спускались по высокой лестнице выхода.</text:p>
      <text:p text:style-name="P44">Офицеры-лётчики поджидали внизу в своих фуражках. Они и не пикнули, когда мы с ней проходили мимо. Кишкá оказалась тонкá.</text:p>
      <text:p text:style-name="P4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4">Она пригласила к себе на чай.</text:p>
      <text:p text:style-name="P44">Идти пришлось недалеко, в пятиэтажку на спуске от площади.</text:p>
      <text:p text:style-name="P44">Я шёл и места становились всё знакомее и знакомее. Неужто? Не может быть... Точно!</text:p>
      <text:p text:style-name="P4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5">Но теперь квартира оказалась обставленной и обвешенной. Мы разделись в прихожей и прошли в гостиную.</text:p>
      <text:p text:style-name="P45">На журнальный столик она вместо чая принесла бутылку вина, нарезанную кружками колбасу и шоколадные конфеты.</text:p>
      <text:p text:style-name="P45">Я пил вино, закусывал шоколадом и вспоминал крановщика Виталю.</text:p>
      <text:p text:style-name="P45">Мы не спрашивали имён друг друга. Для того зачем мы тут достаточно и «ты».</text:p>
      <text:p text:style-name="P45">Правда, она не удержалась похвалиться, что работает в прокуратуре. Я не стал уточнять кем, сказал только, что меня ещё не здесь поймают.</text:p>
      <text:p text:style-name="P45">Она ушла в спальню и вернулась запахнувшись в длинный не застёгнутый халат; снова села рядом со мной на диване.</text:p>
      <text:p text:style-name="P45">Я обнял её, запустил руку под воротник халата на спине и расстегнул лифчик. Лицо её радостно просияло. Мы прошли в спальню.</text:p>
      <text:p text:style-name="P45">То, что было потом, можно сравнить с показательными выступлениями чемпионов в фигурном катании. Под стать её точёному телу.</text:p>
      <text:p text:style-name="P45">Оно как раз подходило для всех этих поддержек, тройных тулу<text:span text:style-name="T1054">п</text:span>ов и прочей остальной программы.</text:p>
      <text:p text:style-name="P45">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6">Упоение восторгом. Сладостное блаженство.</text:p>
      <text:p text:style-name="P47"><text:span text:style-name="T1054">Вот только в потоках сладострастья</text:span> у меня зачем-то всплывал<text:span text:style-name="T1054">и отрывочные</text:span> мысл<text:span text:style-name="T1054">и</text:span> про непонятн<text:span text:style-name="T1054">ую</text:span> резиновую грелку <text:span text:style-name="T1054">и </text:span>какого-то Тузика <text:span text:style-name="T1054">в укромном</text:span> закутк<text:span text:style-name="T1054">е</text:span>. При чём тут <text:span text:style-name="T1054">грелка</text:span>? Какой <text:span text:style-name="T1054">ещё </text:span>Тузик?</text:p>
      <text:p text:style-name="P46">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text:soft-page-break/>рядах Интернациональных бригад, поимел свою подругу трижды за ночь.</text:p>
      <text:p text:style-name="P46"/>
      <text:p text:style-name="P46">Утром она, наконец, приготовила чай, а я позвонил Жомниру, что привёз его книгу и скоро зайду.</text:p>
      <text:p text:style-name="P46"/>
      <text:p text:style-name="P46">Но к Жомниру я не пошёл, а вернулся к скверу Гоголя и в одной из прилегающих улочек зашёл в парикмахерскую.</text:p>
      <text:p text:style-name="P46">Там не ждали клиента в такую рань, но всё-таки одна из парикмахерш вызвалась побрить меня.</text:p>
      <text:p text:style-name="P46">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6"/>
      <text:p text:style-name="P46">Опять же мимо сквера я зашёл в школу номер два.</text:p>
      <text:p text:style-name="P4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6"/>
      <text:p text:style-name="P4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6">- Вот эта девочка,- сказала педагог,- но она говорит, что у неё нет папы.</text:p>
      <text:p text:style-name="P46">-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8">Учительница тактично отошла к окну неподалёку.</text:p>
      <text:p text:style-name="P48">Я расстегнул портфель и опустился рядом с тобою на одно колено, чтоб мы сравнялись. Ты всё так же не смотрела на меня.</text:p>
      <text:p text:style-name="P48">- Лилиана,- позвал я, достал из портфеля «Morning Star» и протянул тебе.- Передай это своей маме.</text:p>
      <text:p text:style-name="P48">Ты приняла сложенную газету и молча стояла, опустив глаза.</text:p>
      <text:p text:style-name="P48">- Ладно, Ли,- сказал я, - иди в класс.</text:p>
      <text:p text:style-name="P48">Ты с облегчением повернулась и пошла к двери своего класса.</text:p>
      <text:p text:style-name="P4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8"/>
      <text:p text:style-name="P4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8">Он сам когда-то хотел перевести его, но больно уж неконьюктурный этот Джойс.</text:p>
      <text:p text:style-name="P48">Я обещал вернуть оригинал ровно через десять лет.</text:p>
      <text:p text:style-name="P48">Поколебавшись всего мгновенье, он вынес книгу из архивной комнаты и отдал мне. </text:p>
      <text:p text:style-name="P48">Будет чем заполнять отмерянную мне вечность.</text:p>
      <text:p text:style-name="P48">- Куда ты теперь?- спросила Мария Антоновна.</text:p>
      <text:p text:style-name="P48">- В Баку.</text:p>
      <text:p text:style-name="P48"/>
      <text:p text:style-name="P48">Привычным толчком поезд отошёл от нежинского вокзала. Всё было позади, впереди было всё.</text:p>
      <text:p text:style-name="P48">Тридцать лет и три года.</text:p>
      <text:p text:style-name="P48">- Тебе пора творить чудеса,- сказал я знакомому саксофонисту, когда тому исполнилось тридцать три.</text:p>
      <text:p text:style-name="P48">- Чудеса я уже натворил,- ответил он,- и даже успел отсидеть за них.</text:p>
      <text:p text:style-name="P48">И как только люди всё успевают?</text:p>
      <text:p text:style-name="P8"><text:soft-page-break/></text:p>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1327">В чём причина развала СССР?</text:p>
      <text:p text:style-name="P1327">Его прикончили парни с обочины. <text:s/>Так назывался английский телефильм в четырёх сериях про жизнь британских безработных.</text:p>
      <text:p text:style-name="P1327">Цензоры центрального телевидения не врубились, что рабочий электроцеха завода «Мотордеталь» в конце недели скажет:</text:p>
      <text:p text:style-name="P1327">-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327">Волшебная сила искусства затронула живые струны в сердце конотопского мужика и — пошла цепная реакция изменившая лицо мира.</text:p>
      <text:p text:style-name="P1327">Поменялась ли его суть, или это была всего лишь пластическая операция?</text:p>
      <text:p text:style-name="P1327">Про то пускай ломает голову какой-нибудь другой «я», а то у меня тут уже утро начинает брезжить за тонким <text:s/>полотном палатки оповещая конец бессоной ночи и этого наскончаемого письма.</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text:soft-page-break/>и <text:span text:style-name="T4">столь незначительной толики знания.</text:span></text:p>
      <text:p text:style-name="P4">Я сомневаюсь, что знаю хоть что-нибудь <text:span text:style-name="T3">—</text:span> пусть даже и ничего. <text:s/></text:p>
      <text:p text:style-name="P4"/>
      <text:p text:style-name="P4">«<text:span text:style-name="T1037">Мы понимаем жизнь лишь оглядываясь на прошлое» изрёк любитель афоризмов. </text:span></text:p>
      <text:p text:style-name="P1325">Идиот! Ты не поймёшь её даже если тебя выдернут из могилы и ткнут в неёю безносым черепом!</text:p>
      <text:p text:style-name="P1325">И никто не поймёт...</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24T09:45:56.740970756</dc:date>
    <dc:creator>sehrguey </dc:creator>
    <meta:editing-duration>PT11H5M32S</meta:editing-duration>
    <meta:editing-cycles>91</meta:editing-cycles>
    <meta:generator>LibreOffice/4.3.3.2$Linux_x86 LibreOffice_project/430m0$Build-2</meta:generator>
    <meta:document-statistic meta:table-count="0" meta:image-count="0" meta:object-count="0" meta:page-count="429" meta:paragraph-count="10858" meta:word-count="206425" meta:character-count="1314231" meta:non-whitespace-character-count="1112443"/>
  </office:meta>
</office:document-meta>
</file>